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 fo:break-before="page">
        <style:tab-stops>
          <style:tab-stop style:position="6.451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5.195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5.801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4.36cm"/>
          <style:tab-stop style:position="4.821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4.247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604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6.927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4.757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295cm"/>
        </style:tab-stops>
      </style:paragraph-properties>
    </style:style>
    <style:style style:name="P1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615cm"/>
        </style:tab-stops>
      </style:paragraph-properties>
    </style:style>
    <style:style style:name="P1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771cm"/>
        </style:tab-stops>
      </style:paragraph-properties>
    </style:style>
    <style:style style:name="P17" style:family="paragraph" style:parent-style-name="Normal">
      <style:paragraph-properties fo:break-before="page">
        <style:tab-stops>
          <style:tab-stop style:position="7.311cm"/>
        </style:tab-stops>
      </style:paragraph-properties>
    </style:style>
    <style:style style:name="P18" style:family="paragraph" style:parent-style-name="Heading_20_1" style:master-page-name="MP0">
      <style:paragraph-properties style:page-number="auto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/>
    <style:style style:name="P21" style:family="paragraph" style:parent-style-name="Heading_20_2">
      <style:paragraph-properties fo:break-before="page"/>
    </style:style>
    <style:style style:name="P22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23" style:family="paragraph" style:parent-style-name="Normal">
      <style:paragraph-properties fo:margin-left="0.635cm" fo:margin-right="0cm" fo:text-indent="-0.635cm" style:auto-text-indent="false">
        <style:tab-stops/>
      </style:paragraph-properties>
      <style:text-properties officeooo:paragraph-rsid="0016a2ee"/>
    </style:style>
    <style:style style:name="P24" style:family="paragraph" style:parent-style-name="Normal">
      <style:paragraph-properties fo:margin-left="0cm" fo:margin-right="0cm" fo:text-indent="0.635cm" style:auto-text-indent="false"/>
      <style:text-properties officeooo:paragraph-rsid="000fda08"/>
    </style:style>
    <style:style style:name="P25" style:family="paragraph" style:parent-style-name="Normal">
      <style:text-properties officeooo:paragraph-rsid="000fda08"/>
    </style:style>
    <style:style style:name="P26" style:family="paragraph" style:parent-style-name="Normal">
      <style:paragraph-properties fo:margin-left="0cm" fo:margin-right="0cm" fo:text-indent="0.635cm" style:auto-text-indent="false" fo:break-before="page"/>
    </style:style>
    <style:style style:name="P27" style:family="paragraph" style:parent-style-name="Normal">
      <style:paragraph-properties fo:break-before="page"/>
    </style:style>
    <style:style style:name="P28" style:family="paragraph" style:parent-style-name="Normal">
      <style:paragraph-properties fo:margin-left="0cm" fo:margin-right="0cm" fo:text-indent="0.635cm" style:auto-text-indent="false"/>
      <style:text-properties officeooo:paragraph-rsid="00108f96"/>
    </style:style>
    <style:style style:name="P29" style:family="paragraph" style:parent-style-name="Normal">
      <style:text-properties officeooo:paragraph-rsid="00108f96"/>
    </style:style>
    <style:style style:name="P30" style:family="paragraph" style:parent-style-name="Normal">
      <style:paragraph-properties fo:margin-left="0cm" fo:margin-right="0cm" fo:text-indent="0.635cm" style:auto-text-indent="false"/>
      <style:text-properties officeooo:paragraph-rsid="0010fa7f"/>
    </style:style>
    <style:style style:name="P31" style:family="paragraph" style:parent-style-name="Normal">
      <style:text-properties officeooo:paragraph-rsid="0010fa7f"/>
    </style:style>
    <style:style style:name="P32" style:family="paragraph" style:parent-style-name="Normal">
      <style:paragraph-properties fo:margin-left="0cm" fo:margin-right="0cm" fo:text-indent="0.635cm" style:auto-text-indent="false"/>
      <style:text-properties officeooo:paragraph-rsid="0012c8a8"/>
    </style:style>
    <style:style style:name="P33" style:family="paragraph" style:parent-style-name="Normal">
      <style:paragraph-properties fo:margin-left="0cm" fo:margin-right="0cm" fo:text-indent="0.635cm" style:auto-text-indent="false"/>
      <style:text-properties officeooo:paragraph-rsid="00144d2e"/>
    </style:style>
    <style:style style:name="P34" style:family="paragraph" style:parent-style-name="Normal">
      <style:text-properties officeooo:paragraph-rsid="00144d2e"/>
    </style:style>
    <style:style style:name="P35" style:family="paragraph" style:parent-style-name="Normal">
      <style:paragraph-properties fo:break-before="page"/>
      <style:text-properties officeooo:paragraph-rsid="00144d2e"/>
    </style:style>
    <style:style style:name="P36" style:family="paragraph" style:parent-style-name="Normal">
      <style:paragraph-properties fo:margin-left="0cm" fo:margin-right="0cm" fo:text-indent="0.635cm" style:auto-text-indent="false"/>
      <style:text-properties officeooo:paragraph-rsid="0016a2ee"/>
    </style:style>
    <style:style style:name="P37" style:family="paragraph" style:parent-style-name="Normal">
      <style:text-properties officeooo:paragraph-rsid="0016a2ee"/>
    </style:style>
    <style:style style:name="P38" style:family="paragraph" style:parent-style-name="Normal">
      <style:paragraph-properties fo:margin-left="0cm" fo:margin-right="0cm" fo:text-indent="0cm" style:auto-text-indent="false" fo:break-before="page"/>
    </style:style>
    <style:style style:name="P39" style:family="paragraph" style:parent-style-name="Normal">
      <style:paragraph-properties fo:margin-left="0cm" fo:margin-right="0cm" fo:text-indent="0.635cm" style:auto-text-indent="false"/>
      <style:text-properties officeooo:paragraph-rsid="00184198"/>
    </style:style>
    <style:style style:name="P40" style:family="paragraph" style:parent-style-name="Normal">
      <style:paragraph-properties fo:margin-left="0cm" fo:margin-right="0cm" fo:text-indent="0cm" style:auto-text-indent="false"/>
      <style:text-properties officeooo:paragraph-rsid="00184198"/>
    </style:style>
    <style:style style:name="P41" style:family="paragraph" style:parent-style-name="Normal">
      <style:paragraph-properties fo:margin-left="0cm" fo:margin-right="0cm" fo:text-indent="0.635cm" style:auto-text-indent="false"/>
      <style:text-properties officeooo:paragraph-rsid="00184b3d"/>
    </style:style>
    <style:style style:name="P42" style:family="paragraph" style:parent-style-name="Normal">
      <style:text-properties officeooo:paragraph-rsid="00184b3d"/>
    </style:style>
    <style:style style:name="P43" style:family="paragraph" style:parent-style-name="Normal">
      <style:paragraph-properties fo:margin-left="0cm" fo:margin-right="0cm" fo:text-indent="0.635cm" style:auto-text-indent="false"/>
      <style:text-properties officeooo:paragraph-rsid="001914fa"/>
    </style:style>
    <style:style style:name="P44" style:family="paragraph" style:parent-style-name="Normal">
      <style:paragraph-properties fo:margin-left="0cm" fo:margin-right="0cm" fo:text-indent="0.635cm" style:auto-text-indent="false" fo:break-before="page"/>
      <style:text-properties officeooo:paragraph-rsid="001914fa"/>
    </style:style>
    <style:style style:name="P45" style:family="paragraph" style:parent-style-name="Normal">
      <style:paragraph-properties fo:margin-left="0cm" fo:margin-right="0cm" fo:text-indent="0.635cm" style:auto-text-indent="false"/>
      <style:text-properties officeooo:paragraph-rsid="001abe1f"/>
    </style:style>
    <style:style style:name="P46" style:family="paragraph" style:parent-style-name="Normal">
      <style:paragraph-properties fo:margin-left="0cm" fo:margin-right="0cm" fo:text-indent="0.635cm" style:auto-text-indent="false"/>
      <style:text-properties officeooo:paragraph-rsid="001c3ba6"/>
    </style:style>
    <style:style style:name="P47" style:family="paragraph" style:parent-style-name="Normal">
      <style:text-properties officeooo:paragraph-rsid="001c3ba6"/>
    </style:style>
    <style:style style:name="P48" style:family="paragraph" style:parent-style-name="Normal">
      <style:paragraph-properties fo:margin-left="0cm" fo:margin-right="0cm" fo:text-indent="0.635cm" style:auto-text-indent="false"/>
      <style:text-properties officeooo:paragraph-rsid="001d4136"/>
    </style:style>
    <style:style style:name="P49" style:family="paragraph" style:parent-style-name="Normal">
      <style:paragraph-properties fo:margin-left="0cm" fo:margin-right="0cm" fo:text-indent="0.635cm" style:auto-text-indent="false"/>
      <style:text-properties officeooo:paragraph-rsid="001d65ca"/>
    </style:style>
    <style:style style:name="P50" style:family="paragraph" style:parent-style-name="Normal">
      <style:text-properties officeooo:paragraph-rsid="001d65ca"/>
    </style:style>
    <style:style style:name="P51" style:family="paragraph" style:parent-style-name="Normal">
      <style:paragraph-properties fo:margin-left="0cm" fo:margin-right="0cm" fo:text-indent="0.635cm" style:auto-text-indent="false"/>
      <style:text-properties officeooo:paragraph-rsid="001eec03"/>
    </style:style>
    <style:style style:name="P52" style:family="paragraph" style:parent-style-name="Normal">
      <style:paragraph-properties fo:margin-left="0cm" fo:margin-right="0cm" fo:text-indent="0cm" style:auto-text-indent="false" fo:break-before="page">
        <style:tab-stops>
          <style:tab-stop style:position="3.448cm"/>
          <style:tab-stop style:position="5.579cm"/>
          <style:tab-stop style:position="7.343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fa7f" style:font-weight-asian="bold" style:font-weight-complex="bold"/>
    </style:style>
    <style:style style:name="T3" style:family="text">
      <style:text-properties fo:font-weight="bold" officeooo:rsid="00144d2e" style:font-weight-asian="bold" style:font-weight-complex="bold"/>
    </style:style>
    <style:style style:name="T4" style:family="text">
      <style:text-properties fo:font-weight="bold" officeooo:rsid="001d65ca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4d2e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8" style:family="text">
      <style:text-properties fo:language="el" fo:country="GR" style:language-asian="el" style:country-asian="GR" style:language-complex="el" style:country-complex="GR"/>
    </style:style>
    <style:style style:name="T9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language="en" fo:country="US" style:language-asian="en" style:country-asian="US" style:language-complex="en" style:country-complex="US"/>
    </style:style>
    <style:style style:name="T12" style:family="text">
      <style:text-properties fo:language="en" fo:country="US" officeooo:rsid="001abe1f" style:language-asian="en" style:country-asian="US" style:language-complex="en" style:country-complex="US"/>
    </style:style>
    <style:style style:name="T1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4" style:family="text">
      <style:text-properties officeooo:rsid="00108f96"/>
    </style:style>
    <style:style style:name="T15" style:family="text">
      <style:text-properties officeooo:rsid="0016a2ee"/>
    </style:style>
    <style:style style:name="T16" style:family="text">
      <style:text-properties fo:language="fr" fo:country="FR" officeooo:rsid="0016a2ee" style:language-asian="el" style:country-asian="GR" style:language-complex="el" style:country-complex="GR"/>
    </style:style>
    <style:style style:name="T17" style:family="text">
      <style:text-properties officeooo:rsid="00184198"/>
    </style:style>
    <style:style style:name="T18" style:family="text">
      <style:text-properties officeooo:rsid="002006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bookmark-start text:name="bookmark0"/><text:span text:style-name="Default_20_Paragraph_20_Font">GALENI METHODI MEDENDA<text:line-break/>LIBER L</text:span><text:bookmark-end text:name="bookmark0"/></text:h>
      <text:h text:style-name="Heading_20_2" text:outline-level="2">cap. t </text:h>
      <text:p text:style-name="P24">vitum et tu me multoties, Iliero carissime;<text:line-break/>et alii quidam amici nu<text:span text:style-name="Default_20_Paragraph_20_Font"><text:span text:style-name="T5">n</text:span></text:span>c hortentur Ubi medendi methodum<text:line-break/>conscribere, quumque ego sane tum vobis maxime gratifi-<text:line-break/>cari desiderem , tum vero nec minime posteros homines pro<text:line-break/>viribus juvare constituam, semper tamen sim cunctatus ac<text:line-break/>distulerim multas ob causas, eas nunc quoque satius, opi-<text:line-break/>uor, suerit prius quam opus ipsum aggrediar exponere,<text:line-break/>habent enim ad ea quae post dicentur nonnihil utilitatis.<text:line-break/>Earum igitur omnium illa praecipua fuit, quod frustra me</text:p>
      <text:p text:style-name="P2">scripturum timebam, quum hominum nemo, ut uno verbo<text:line-break/>dicam, hac nostra aetate. veritatis inquisitioni sit deditus,<text:line-break/>fed pecuniam et civilem potentiam et inexplebiles volupta-<text:line-break/>tmn delicias omnes eousque suspicia<text:span text:style-name="Default_20_Paragraph_20_Font"><text:span text:style-name="T5">n</text:span></text:span>t ut fi quis sapientiae<text:line-break/>quoduis studium sectetur, pro insa<text:span text:style-name="Default_20_Paragraph_20_Font"><text:span text:style-name="T5">n</text:span></text:span>o hunc habeant, quippe<text:line-break/>qui primum ipsam et vere sapientiam, quae divinarum hu-<text:line-break/>marumque rerum est scientia, ne esse quidem omnino exi-<text:line-break/>sument, medicinam vero, geometriam , rhetoricen , arith-<text:line-break/>meticen, muficen ac omnes id genus artes esse quidem au-<text:line-break/>tument, caeterum finem earum studiose persequendum mi-<text:line-break/>sume censeant. flevero ex iis qui me unice diligere sunt<text:line-break/>nisi nonnulli saepe increpant, quod plus jullo veritatis sin-<text:line-break/>stio sim addictus, quasi nec mihi ipsi, nec ipsis in tota vita<text:line-break/>sim profuturus, nisi et ab hoc tanto veritatis indagandae sin-<text:line-break/>dio desistant et mane salutando circumeam et vesperi apud<text:line-break/>potentes coenem. His enim <text:span text:style-name="Default_20_Paragraph_20_Font"><text:span text:style-name="T5">artibu</text:span></text:span>s tum amari, tum be-<text:line-break/>nevolentiam conciliari, tum vero artifices haberi, non ex<text:line-break/>. propria professione, neque enim esse qui de ea judiceut,</text:p>
      <text:p text:style-name="P3">ubi om<text:span text:style-name="Default_20_Paragraph_20_Font"><text:span text:style-name="T5">n</text:span></text:span>es totum diem diversis studiis transigant, mane qui-<text:line-break/>dem omnes simul salutationibus occupati , post autem distra-<text:line-break/>cti, ad forum et lites non exigua turba, ad saltationes au-<text:line-break/>tem et aurigas alia major, jam tesseris, vel amoribus, veI<text:line-break/>balneis , vel ebrietati, vel comessationi ; vel quibusdam eae-<text:line-break/>teris corporis voluptatibus deditus sane non exiguus nume-<text:line-break/>rus , ve<text:span text:style-name="Default_20_Paragraph_20_Font"><text:span text:style-name="T5">t</text:span></text:span>peri vero furium omnes ad fymposia simul collecti,<text:line-break/>ubi postquam rino fe implevere, nun lyra citharave aut<text:line-break/>aliud musicum instrumentum in orbem circutufertur , quod<text:line-break/>sicut olim in ejusmodi congressu tetigisse honestum , sic con-<text:line-break/>tra non tetigisse admodum erat turpe ; sied nec sermones<text:line-break/>ulli habentur , quales in fymposiis agitari sidere veteres pro-<text:line-break/>disserunt, nec aliud honestum quicquam, imo invicem sibi pro-<text:line-break/>pinant, et de magnitudine poculorum certant, utpote in-<text:line-break/>ter quos optimus censetur non qui plurimis instrumentis<text:line-break/>musicis, aut etiam fiermone philosopluico uti norit, feti qui<text:line-break/>.multos, eosque maximos calices potarit, adeo ut missi mane</text:p>
      <text:p text:style-name="P3">etiamnum ebrii ex his plerique rideantur, nonnulli vero<text:line-break/>etiam evidenter .adeo vinum olent- ac si modo. hausissent.<text:line-break/>Eoque jure fit. ut. quum aegrotare coeperint, medicos advo-<text:line-break/>ceus, non quidem optimos, utpote quos per sanitatem no-<text:line-break/>fcere nunquam studuerunt, sesi .eos. quos maxime familiares<text:line-break/>habent, quique ipsis maxime adulantur, qui et frigidam dabunt,<text:line-break/>si hanc poposcerint, et lavabunt, quum jusserint, et nivem<text:line-break/>vinumque porrigent, postremo quicquid Iubebitur, rnanci-<text:line-break/>piorum ritu subministrabunt, co<text:span text:style-name="Default_20_Paragraph_20_Font"><text:span text:style-name="T5">n</text:span></text:span>tra quam veteres illi me-<text:line-break/>dici ab Aesculapio oriu<text:span text:style-name="Default_20_Paragraph_20_Font"><text:span text:style-name="T5">n</text:span></text:span>di, qui tanquam duces militibus et<text:line-break/>reges subditis imperare aegris voluerunt, non quemadmo-<text:line-break/>dum Getae et Tibii et Phryges et Thraces empti pecunia pa-<text:line-break/>rere atque obsequi. - Itaque . non qui melius artem callet,<text:line-break/>fed qui adulari aptius norit, apud istos magis in pretio est,<text:line-break/>huicque omnia plana perviaque sunt, huic aedium fo<text:span text:style-name="Default_20_Paragraph_20_Font"><text:span text:style-name="T5">r</text:span></text:span>es pa-<text:line-break/>tent, hic brevi efficitur, dives plurimumque potest, huic<text:line-break/>discipuli multi a cubiculis, ubi jam suerint exoleti, traduu-<text:line-break/>tur, Quod Thessalus ille intelligens non solum caetera</text:p>
      <text:p text:style-name="P3">Romae divitibus assentabatur, sed etiam artem fex mensibus<text:line-break/>traditurum se prosessns, quamplurimos discipulos facile com-<text:line-break/>paravit. Si enim neque geometriae neque astronomiae ne-<text:line-break/>que dialectices neque musices nec ullius denique bonarum<text:line-break/>disciplinarum indigent qui medici sunt futuri, quemadmo-<text:line-break/>dum Thessalus iste generosissimus promittebat, nec etiam<text:line-break/>longam experientiam et operum artis usum desiderant, cui-<text:line-break/>vis promptum sit artem aggredi, ceu facile medico suturo.<text:line-break/>Atque hinc adeo fit ut nunc etiam sutores et ti<text:span text:style-name="Default_20_Paragraph_20_Font"><text:span text:style-name="T5">n</text:span></text:span>ctores et<text:line-break/>fabri tum materiarii tum ferrarii, proprio magisterio relicto,<text:line-break/>in medicinae artis opera insilia<text:span text:style-name="Default_20_Paragraph_20_Font"><text:span text:style-name="T5">n</text:span></text:span>t. Nam qui pictoribus et<text:line-break/>unguentariis mixturas suas p<text:span text:style-name="Default_20_Paragraph_20_Font"><text:span text:style-name="T5">r</text:span></text:span>aepara<text:span text:style-name="Default_20_Paragraph_20_Font"><text:span text:style-name="T5">n</text:span></text:span>t, etiam de primosuco<text:line-break/>certant. Atque ob haec -ipsa mede<text:span text:style-name="Default_20_Paragraph_20_Font"><text:span text:style-name="T5">n</text:span></text:span>di methodum scribere<text:line-break/>sum cunctatus , quam utique et viri veteres inceperunt et<text:line-break/>posteri eorum perlicere sunt conati. Atque olim quidem<text:line-break/>non parva lis erat eorum , qui in Co atque Cnido habita-<text:line-break/>haut, utri videlicet inventorum multitudine reliquos lupe-</text:p>
      <text:p text:style-name="P3">rarent, quippe gemi<text:span text:style-name="Default_20_Paragraph_20_Font"><text:span text:style-name="T5">n</text:span></text:span>um hoc genus Asclepiadarum adhuc<text:line-break/>in Asia supere<text:span text:style-name="Default_20_Paragraph_20_Font"><text:span text:style-name="T5">r</text:span></text:span>at, deficiente nimirum quod in Rhodo ri-<text:line-break/>guerat. Certabant autem cum his honestum illud certamen,<text:line-break/>quod Hefiodus praedicabat, etiam medici qui Italiam in-<text:line-break/>colebant, Philistion, Empetlocles, Pausanlas et horum se-<text:line-break/>oratores, erantque tres hae certantium inter su nobilium me-<text:line-break/>dicorum scholae. Plurimos quidem atque optimos discipu-<text:line-break/>los Coae fortuna contulit, ab hoc Cnidiae, nec tamen in<text:line-break/>parvo habenda pretio erat et quae Halia florescebat. At<text:line-break/>horum nemo nec mane pote<text:span text:style-name="Default_20_Paragraph_20_Font"><text:span text:style-name="T5">n</text:span></text:span>tium fores, ipsus salutaturus,<text:line-break/>nec vesperi coenaturus, frequentabat, sed sicut Hesiodus<text:line-break/>cecinit:</text:p>
      <text:p text:style-name="P1"><text:span text:style-name="Default_20_Paragraph_20_Font"><text:span text:style-name="T5">Namque alium ditem cernens, cui deest, quod agatur,<text:line-break/>fuse salum vertit tauri</text:span></text:span>s <text:span text:style-name="Default_20_Paragraph_20_Font"><text:span text:style-name="T5">et semina ponit,.</text:span></text:span></text:p>
      <text:p text:style-name="Normal">itu et illi inter fe perpetuo certabant, non utique de aranda<text:line-break/>serendave terra, quippe quae ut Asclepiadarum genere insu-<text:line-break/>riora, sic Ascraeo poetae erunt non indecora, sed de Apol-<text:line-break/>linis Aesculapiiquearte tum exercenda tum vero semper au-</text:p>
      <text:p text:style-name="P3">genda ac pro viribus perficienda. Nunc vero honeflum<text:line-break/>illud certamen intercidit, aut certe minimum ejus inter -Ito-<text:line-break/>miues adhuc superest, reg<text:span text:style-name="Default_20_Paragraph_20_Font"><text:span text:style-name="T5">n</text:span></text:span>at autem inho<text:span text:style-name="Default_20_Paragraph_20_Font"><text:span text:style-name="T5">n</text:span></text:span>estum, nec est<text:line-break/>qui hoc avertat, aut malo medeatur ut Hesiodus :</text:p>
      <text:p text:style-name="P1"><text:span text:style-name="Default_20_Paragraph_20_Font"><text:span text:style-name="T5">Li</text:span></text:span>s <text:span text:style-name="Default_20_Paragraph_20_Font"><text:span text:style-name="T5">ne te inducat mala devitare laborem,</text:span></text:span></text:p>
      <text:p text:style-name="P1"><text:span text:style-name="Default_20_Paragraph_20_Font"><text:span text:style-name="T5">Dulce malum alteriu</text:span></text:span>s <text:span text:style-name="Default_20_Paragraph_20_Font"><text:span text:style-name="T5">cui sit,</text:span></text:span></text:p>
      <text:p text:style-name="P4">Haec enim lis, ut Hesio do etiam divinior poeta cecinit,<text:line-break/><text:span text:style-name="Default_20_Paragraph_20_Font"><text:span text:style-name="T5">Armatur primu</text:span></text:span>m <text:span text:style-name="Default_20_Paragraph_20_Font"><text:span text:style-name="T5">tenui</text:span></text:span>s, <text:span text:style-name="Default_20_Paragraph_20_Font"><text:span text:style-name="T5">mox improba c</text:span></text:span>o<text:span text:style-name="Default_20_Paragraph_20_Font"><text:span text:style-name="T5">el</text:span></text:span>o<text:line-break/><text:span text:style-name="Default_20_Paragraph_20_Font"><text:span text:style-name="T5">Riserit alta caput, ter</text:span></text:span>ris <text:span text:style-name="Default_20_Paragraph_20_Font"><text:span text:style-name="T5">vestigia figen</text:span></text:span>s.</text:p>
      <text:h text:style-name="Heading_20_2" text:outline-level="2">Cap. ll. </text:h>
      <text:p text:style-name="P24">Hujus litis stimusis agitatus ille Thessalus<text:line-break/>Hippocratem ac reliquos Asclepiades maledictis incessit, ac<text:line-break/>totius terrarum orbis theatrum in suis ipsius libris constito-<text:line-break/>ens, inibi judicatur vincitque et contra omnem antiquitus<text:line-break/>tem coronatur, inseque a se victor declaratur. Haec facit<text:line-break/>tuor in eo libro quem de communitatibus scripsit tum in<text:line-break/>syneriticis, quin in reliquis quoque omnibus co<text:span text:style-name="Default_20_Paragraph_20_Font"><text:span text:style-name="T5">n</text:span></text:span>sume-<text:line-break/>liosps esse non desistit, veluti in epistola quam ad Neronem</text:p>
      <text:p text:style-name="P3">mittit, his ipsis inter initia verbis usus : <text:span text:style-name="Default_20_Paragraph_20_Font"><text:span text:style-name="T5">Quum novam se-<text:line-break/>ctam cond</text:span></text:span>i<text:span text:style-name="Default_20_Paragraph_20_Font"><text:span text:style-name="T5">deri</text:span></text:span>m <text:span text:style-name="Default_20_Paragraph_20_Font"><text:span text:style-name="T5">et quae sala vera sit, propt</text:span></text:span>e<text:span text:style-name="Default_20_Paragraph_20_Font"><text:span text:style-name="T5">rea quod qui<text:line-break/>ante</text:span></text:span> m<text:span text:style-name="Default_20_Paragraph_20_Font"><text:span text:style-name="T5">edici sc</text:span></text:span>i<text:span text:style-name="Default_20_Paragraph_20_Font"><text:span text:style-name="T5">erunt omne</text:span></text:span>s <text:span text:style-name="Default_20_Paragraph_20_Font"><text:span text:style-name="T5">nihil utile pr</text:span></text:span>o<text:span text:style-name="Default_20_Paragraph_20_Font"><text:span text:style-name="T5">diderunt, vel ad<text:line-break/>sanitatem tuendam, vel morbos propulsund</text:span></text:span>o<text:span text:style-name="Default_20_Paragraph_20_Font"><text:span text:style-name="T5">s. </text:span></text:span>Pergens<text:line-break/>autem in epistola; <text:span text:style-name="Default_20_Paragraph_20_Font"><text:span text:style-name="T5">Hipp</text:span></text:span>o<text:span text:style-name="Default_20_Paragraph_20_Font"><text:span text:style-name="T5">crates</text:span></text:span>, i<text:span text:style-name="Default_20_Paragraph_20_Font"><text:span text:style-name="T5">n</text:span></text:span>quit, <text:span text:style-name="Default_20_Paragraph_20_Font"><text:span text:style-name="T5">noxia praecepta<text:line-break/>tradidit. </text:span></text:span>Austus est et aphorismis cum summo dedecore<text:line-break/>ecntradicere. Et quum ostendat se in Hippocratica disci-<text:line-break/>plina nec a quoquam institutum , necejus opera sub praece-<text:line-break/>plore legisse, tamen non veretur etiam, talis quum sit, pal-<text:line-break/>tuam sibi ipsi tribuere. Quo magis aliquae esse meae partes<text:line-break/>ridentur, quamquam alias parum assueri improbos acerbe<text:line-break/>arguere, aliquid contra hunc ob veterum contumeliam di-<text:line-break/>cere. Quid, improbe, quae bona sunt calumniari tentas, ut<text:line-break/>multitudini placeas, quum liceret tibi in veritatis con-<text:line-break/>temptatione excellere , si diligens esses ac veritatis amator?<text:line-break/>Quid ita ruditatis auditorum patrocinio abuteris ad veterum<text:line-break/>obtrectationem? Noli paternae artis socios, impudentissime<text:line-break/>Thessale, Iudices medicorum ilatuere, Istis enim judiclbus</text:p>
      <text:p text:style-name="P3">vinces proculdubio, sive contra Hippoeratem, five. contra<text:line-break/>Dioclem, sive contra Praxagoram , sive contra reliquos om-<text:line-break/>nes veteres dixeris, quin potius viros antiquos, dialecticos,<text:line-break/>scie<text:span text:style-name="Default_20_Paragraph_20_Font"><text:span text:style-name="T5">n</text:span></text:span>tes,qui verum falsum que discernere fiunt periti, quicon-<text:line-break/>sequens ac repugnans distinguere, qui demonstra<text:span text:style-name="Default_20_Paragraph_20_Font"><text:span text:style-name="T5">n</text:span></text:span>di metho-<text:line-break/>dum a pueris suntmeditati, hos, inquam, judices in cousus-<text:line-break/>sum introducitur lusscdentibus aude quippiam Hippo-<text:line-break/>cratem accusare ; his pronunciaturis aggredere scelesta<text:line-break/>illa tua barharaque voce contra Hippoeratem primum illud .<text:line-break/>disserere; non oportere de hominis natura . curiosum esse,.<text:line-break/>deinde si quis hoc donet, male illum de ea inquisivisse ac<text:line-break/>falso om<text:span text:style-name="Default_20_Paragraph_20_Font"><text:span text:style-name="T5">n</text:span></text:span>ia praecepisse. Ergo quis pulex erit? num Plato?<text:line-break/>quando huic saltem iniurius esse minime es ausus. -Ego<text:line-break/>vero ne discipulos quidem ejus resugiam , non Speusippum,<text:line-break/>non Xeno cratem. Aristotelis vero vel rogem judicium sub-<text:line-break/>eas et cum eo Theophrasti. optem utique et zenouem et<text:line-break/>Chryfippum et eorum, qui hos sectantur, quemlibet j udi-</text:p>
      <text:p text:style-name="P5"><text:s/>cem eligas. Horum nemo, audacissime Thessale, Hippocra-<text:line-break/>tis de natura hominis scita damnavit, quae tu mihi nec le-<text:line-break/>gisse unquam videris, nec, fi legisti, intellexisse, et si inter-<text:line-break/>lexisti , judicare certe de iis minime gentium potuisti , ut qui<text:line-break/>sub patre male lanas carpente in. gynaeceo sis educatus.<text:line-break/>Nec enim.putes nobis vel egregium genus tuum , vel claram<text:line-break/>doctrinam latere, nec te Hippocrati et reliquis veteribus in .<text:line-break/>surdo theatro maledicere , sed qui fis et unde venias , quo<text:line-break/>genere ortus, qua educatione usus , qua disciplina imbutus,<text:line-break/>prius ostende atque ita demum dicito, illud ipsum prius, ho-<text:line-break/>minum audacissime, monitus, non esse cuivis in usia bene in-<text:line-break/>stituta civitate concessum, publice dicere, sed siquis vir cla-</text:p>
      <text:p text:style-name="P4">rus est , qui genus possit et educationem , tum eruditionem<text:line-break/>concione dignam ostendere , .huic dicere permittunt leges.<text:line-break/>Tu quum nihil hor<text:span text:style-name="Default_20_Paragraph_20_Font"><text:span text:style-name="T5">n</text:span></text:span>us ostendere habeas, audes tamen, gene-<text:line-break/>rofissime, Hippocralem accusare, et in nugacibus libellis tuis</text:p>
      <text:p text:style-name="P4">Graecos constituis judices, fers autem ipsc sententiam, nec<text:line-break/>illos expectas et palmam tibi ipsi das, modo de omnibus</text:p>
      <text:p text:style-name="P3">medicis, modo de omnibus in universum Graecis. Haec enim<text:line-break/>insignis audacia sapientissimi Thessali est, omnes su medicos<text:line-break/>vicisse, sed se ipso litigatore, se ipsu agonotheta, se ipso ju-<text:line-break/>dice, post hos etiam reliquos Graecos in certamen provo-<text:line-break/>casse , rhetores , geometras , grammaticos, astronomos, phi-<text:line-break/>loscphos , inter quos constitutum ac lanificorum eloquutione<text:line-break/>usum, censure se omnium primum esse, quippe medicinam<text:line-break/>reliquas omnes artes praecellere, se vero medicos omnes<text:line-break/>superasse, quod u<text:span text:style-name="Default_20_Paragraph_20_Font"><text:span text:style-name="T5">n</text:span></text:span>um forte fortuna recte collegit Thessalus.<text:line-break/>Si enim medici<text:span text:style-name="Default_20_Paragraph_20_Font"><text:span text:style-name="T5">n</text:span></text:span>a est omnium artium praestantissima, in ea<text:line-break/>vero Thessalus primas partes obtinet, omnium hominum<text:line-break/>ita primus fuerit, ac Socratem et Lycurgum praecellat cae-<text:line-break/>terosque omnes quos Pythius vel ut viros bonos , vel ut<text:line-break/>sapientes, velut Musarum ministros, vel ut Iovis famulos,<text:line-break/>vel ut alio quodam <text:span text:style-name="Default_20_Paragraph_20_Font"><text:span text:style-name="T5">munere</text:span></text:span> diis grato praeditos laudavit.<text:line-break/>Agedum igitur Thessalo hymnos de caetero omnes ca<text:span text:style-name="Default_20_Paragraph_20_Font"><text:span text:style-name="T5">n</text:span></text:span>tent<text:line-break/>scribantque victoriae carmina et publicum orbis theatrum<text:line-break/>constituatur; acceditoque. aliquis qui canat eum qui in</text:p>
      <text:p text:style-name="P2">textrina sit. altus, vicisse Demosthenem, Lyfiam et reliquos<text:line-break/>rhetoras, superasse Platonem , Socratem et caeteros philo-<text:line-break/>sophos; palmam eripuisse Lycurge, Solens et aliis legisla-<text:line-break/>foribus , victorem denique tutius hominum generis corona-<text:line-break/>tum esse, rhetorum, philosophorum, legislatorum. Nam<text:line-break/>si geometras etiam et grammaticos ac musicos nominatim post<text:line-break/>tantas victorias commemorem, contumeliosus in hominem<text:line-break/>videar. Ubi enim Lycurgus, Solon, Plato, Soc<text:span text:style-name="Default_20_Paragraph_20_Font"><text:span text:style-name="T5">r</text:span></text:span>ates et<text:line-break/>Pythagoras dant manus , num pulchrum etiam sit Hipparchi,<text:line-break/>Arehimedis, Aristoxeni, Aristarchi et aliorum quorundam<text:line-break/>id genus meminisse; hominum, ut Thessalus dixerit, nul-<text:line-break/>lius pretii? Sed quis. tam magniloquus poeta nobis existet<text:line-break/>qui haec canat? Quis nu<text:span text:style-name="Default_20_Paragraph_20_Font"><text:span text:style-name="T5">n</text:span></text:span>c dabitur Humerus qui hexa-<text:line-break/>metro tono hanc Thessali victoriam celebret? aut quis lyricus<text:line-break/>qui veluti Pindarus alte in dithyrambis canat, quique sicut<text:line-break/>olim Bacchi, ita <text:span text:style-name="Default_20_Paragraph_20_Font"><text:span text:style-name="T5">n</text:span></text:span>unc Thessali praeconium efferat? An horum<text:line-break/>potius nullum requirimus , sed eorum qui jambos scribunt,</text:p>
      <text:p text:style-name="P3">Archilochum aliquem, aut Hipponactem, aut ex Tragica<text:line-break/>scena quempiam, qui sic hominem compellet:</text:p>
      <text:p text:style-name="P1"><text:span text:style-name="Default_20_Paragraph_20_Font"><text:span text:style-name="T5">Quiesce dum, misorrime, in stratis tuis,<text:line-break/>Namque haud vides, quae te putas nesse probe.</text:span></text:span></text:p>
      <text:p text:style-name="Normal">Orestis mihi s<text:span text:style-name="Default_20_Paragraph_20_Font"><text:span text:style-name="T5">o</text:span></text:span>mnium narras Theffale. Qualenam id thea-<text:line-break/>trum est, in qu<text:span text:style-name="Default_20_Paragraph_20_Font"><text:span text:style-name="T5">o</text:span></text:span> tu vincis Hippocratem? Qui j<text:span text:style-name="Default_20_Paragraph_20_Font"><text:span text:style-name="T5">u</text:span></text:span>dices erunt?<text:line-break/>Quinam praemia proponent? VIsne primum Platonis sussra-<text:line-break/>gium legamus, fortassis enim hunc judicem n<text:span text:style-name="Default_20_Paragraph_20_Font"><text:span text:style-name="T5">o</text:span></text:span>n rejicies.<text:line-break/>Atqui ille haec ad verbum ait: <text:span text:style-name="Default_20_Paragraph_20_Font"><text:span text:style-name="T5">Animae</text:span></text:span> i<text:span text:style-name="Default_20_Paragraph_20_Font"><text:span text:style-name="T5">gitur naturam apte<text:line-break/>putas intelligi poste, non cognita totius natura? Dumo st-<text:line-break/>quidem Hippocrati uni ex Asclepiadarum genere fides est<text:line-break/>habenda, ne corporis quidem naturam absque hac. me-<text:line-break/>thodo. Recte ais, amice; oportet tamen cum Hippocrateser-<text:line-break/>monem conserentes, num cum eo concordet, aestimemus. Sane<text:line-break/>quidem. dgitur de natura consideranda quid est quod<text:line-break/>Hippocrates rectaque ratio dicit? Non ad hunc modum?<text:line-break/>de cuiusque rei natura primum illud perpendi oportet, sit</text:span></text:span>h<text:span text:style-name="Default_20_Paragraph_20_Font"><text:span text:style-name="T5">e<text:line-break/>id cuius volumus vel ipsi artefices esse , vel alios facere ar-</text:span></text:span></text:p>
      <text:p text:style-name="P3"><text:span text:style-name="Default_20_Paragraph_20_Font"><text:span text:style-name="T5">tistces p</text:span></text:span>o<text:span text:style-name="Default_20_Paragraph_20_Font"><text:span text:style-name="T5">ste, simplex, an varia</text:span></text:span>s <text:span text:style-name="Default_20_Paragraph_20_Font"><text:span text:style-name="T5">species habeat. Mox, si sim-<text:line-break/>plex sit, faculta</text:span></text:span>s <text:span text:style-name="Default_20_Paragraph_20_Font"><text:span text:style-name="T5">ejus t</text:span></text:span>o<text:span text:style-name="Default_20_Paragraph_20_Font"><text:span text:style-name="T5">ta aestimanda est, quam videlicet<text:line-break/>ad qu</text:span></text:span>i<text:span text:style-name="Default_20_Paragraph_20_Font"><text:span text:style-name="T5">d agendum</text:span></text:span> o<text:span text:style-name="Default_20_Paragraph_20_Font"><text:span text:style-name="T5">btineat, aut quam ad patiendum ab<text:line-break/>alio sit sortitum. sin plures habeat spe</text:span></text:span>c<text:span text:style-name="Default_20_Paragraph_20_Font"><text:span text:style-name="T5">ie</text:span></text:span>s, <text:span text:style-name="Default_20_Paragraph_20_Font"><text:span text:style-name="T5">his enumera-<text:line-break/>tis, quod in una soceri</text:span></text:span>s, <text:span text:style-name="Default_20_Paragraph_20_Font"><text:span text:style-name="T5">id in unaquaq</text:span></text:span>tl<text:span text:style-name="Default_20_Paragraph_20_Font"><text:span text:style-name="T5">e exigere oporteb</text:span></text:span>i<text:span text:style-name="Default_20_Paragraph_20_Font"><text:span text:style-name="T5">t,<text:line-break/>nempe quid illa facere p</text:span></text:span>e<text:span text:style-name="Default_20_Paragraph_20_Font"><text:span text:style-name="T5">r setam naturam sii apta, -vel quid<text:line-break/>ab ali</text:span></text:span>o <text:span text:style-name="Default_20_Paragraph_20_Font"><text:span text:style-name="T5">pati. </text:span></text:span>Audisti o generosissime Platonem simili me-<text:line-break/>thodo animae : naturam inveniendam esse censere qua cor-<text:line-break/>poris naturam Hippocrates. An adhuc vis multas hominis<text:line-break/>dictiones ex multis librorum ejus locis deligam, in quibus<text:line-break/>ille Hippocratem omnium qui aule se suerunt maxime ad-<text:line-break/>miratur? An potius quum id alibi fecerim, nempe in eo<text:line-break/>opere in quo de Hippocratis et Platonis placitis disserui,<text:line-break/>illuc qui id scire volet remittam, ubi, ut arbitror, cleris-<text:line-break/>sime ostendimus in plurimis maximisque rebus horum vi-<text:line-break/>rorum inter fe consensum, atque alio me conserens alium<text:line-break/>tibi jam advocent in testem coetum, nempe peripataticum,<text:line-break/>qui et ipse Hippocratis physiologiae principia confirmat?</text:p>
      <text:p text:style-name="P3">Quin de hoc quoque proditum a me in aliis commentariis est,<text:line-break/>quorum unus de elementis secundum Hippocratem inscribi-<text:line-break/>tur, post hunc alii tres de temperamentis , mox alii duo,- .<text:line-break/>alter de inaequali intemperie , qui etiam ad tractatum de<text:line-break/>temperamentis pertinet, alter de optima corporis conditu-<text:line-break/>tione, deinde etiam tres de naturalibus facultatibus; hos igi-<text:line-break/>tur si quis leget, clare perspiciet rationum Hippocratis de<text:line-break/>natura Aristotelem inte<text:span text:style-name="Default_20_Paragraph_20_Font"><text:span text:style-name="T5">r</text:span></text:span>pretem esse. Quinetiam de morlio-<text:line-break/>rum differentiis, quot lu quique sint, ac dc symptomatis pari<text:line-break/>modo, praeterea de horum utrorumque causis primus om-<text:line-break/>nium quos noximus Hippocrates recte principia dedisse vi-<text:line-break/>detur, post eum vero Aristoteles fusissime ea est interpreta-<text:line-break/>tus. Haec itu esse intelliget qui commentarios nostros, quos<text:line-break/>de singulis horum scripsimus , legere voluerit. , Quare si Pe-<text:line-break/>ripatetici judicium exercebunt, Hippocrates, arbitror, vin-<text:line-break/>cet, Thessalus ut impude<text:span text:style-name="Default_20_Paragraph_20_Font"><text:span text:style-name="T5">n</text:span></text:span>s et nequam elicietur. Sin Stor-<text:line-break/>cis philosophis in consessum admistis judicium permittetur,</text:p>
      <text:p text:style-name="P3">ex iis placitis quae ipsimet statuunt, Hippocrati palmam da-<text:line-break/>bunt. Quippe calidum et srigidum et siccum et humidum<text:line-break/>primus Hippocrates invexit, post eum Aristoteles dem<text:span text:style-name="Default_20_Paragraph_20_Font"><text:span text:style-name="T5">o</text:span></text:span>n-<text:line-break/>stratione asseruit. Eadem Chrysippi sectatores parata quum<text:line-break/>accepissent, minime sunt obluctati, sed omnia ex h<text:span text:style-name="Default_20_Paragraph_20_Font"><text:span text:style-name="T5">o</text:span></text:span>rum<text:line-break/>mixlione constare confirmant, atque haec inter se mutuo<text:line-break/>agere ac pati, artisicemque naturam esse. Omnia denique<text:line-break/>alia Hipp<text:span text:style-name="Default_20_Paragraph_20_Font"><text:span text:style-name="T5">o</text:span></text:span>cratis dogmata de natura recipiunt , nisi quod in<text:line-break/>re tenui est illis cum Aristotele dissensio , quippe cum recte<text:line-break/>Hippocrates affirmet totum corpus esse conspirabile et con-<text:line-break/>fluxile, omnesque animalis partes mutuo a se affici, reci-<text:line-break/>piunt quidem hoc utrique, dissident tamen in eo, quod Ari-<text:line-break/>stoteles qualitates tantum in se mutuo transire omninoque<text:line-break/>misceri, Stoici non has solas, <text:span text:style-name="Default_20_Paragraph_20_Font"><text:span text:style-name="T5">s</text:span></text:span>ed etiam substantias ipsas exi-<text:line-break/>stimenI. Quod autem hoc definire medico supervacuum sit,<text:line-break/>. quodque ad medicinae opus abunde sit, si tantum concedan-<text:line-break/>tur ea quae ab utrisque <text:span text:style-name="Default_20_Paragraph_20_Font"><text:span text:style-name="T5">s</text:span></text:span>unt demonstrata, itemque quali ta-</text:p>
      <text:p text:style-name="P2">tes facultatesque in mixtis totae sint tutis permixtae, haec et<text:line-break/>ante a me sunt jam demonstrata et, si res poscet, nunc de-<text:line-break/>monstrabuntur. Quere et Platonis et Peripateticorum et<text:line-break/>Stoicorum judicio Hippoeratis physiologiae victoria dabitur.<text:line-break/>Imo vero ex physiologia omnes ante dicti sapientiae profer-<text:line-break/>fores ostendunt neminem posse morbos commode curare,<text:line-break/>qui corporis universi naturam non perspexerit Nunquid<text:line-break/>igitur, si de palma sub horum sapientiae professorum judicio<text:line-break/>certasset Thessalus, vicisset, qui omnis <text:span text:style-name="Default_20_Paragraph_20_Font"><text:span text:style-name="T5">t</text:span></text:span>uae physiologiae Hip-<text:line-break/>pocratem auctorem habent? Quid autem si geometris , astro-<text:line-break/>nunus, musicis aut rhetoribus judicium concedet? pute-<text:line-break/>musne hos Hippocrate praetermisso alii ulli palmam datu-<text:line-break/>ros? Ego sane nec estum quemuis primas esse laturum an-<text:line-break/>bitror; minimeque omnium impudentissimum Thessalum, ut<text:line-break/>quo. nemo geometriam , astronomiam , mnsicen ac rhetoricen<text:line-break/>magis dehonestarit. Itaque hac saltem ratione apud .hos. in.<text:line-break/>.hostium theatro certaverit. Verum hos fortassis in theatrum</text:p>
      <text:p text:style-name="P2">minime inducet, quos ipse prior inimicos reddiderit, fed<text:line-break/>solis sapientiae professoribus, qui in dialectica exercitati, ut<text:line-break/>qui verae sassaeque orationis judicandae facultatem adepti<text:line-break/>sint; Iudicum par tes- concedet. Atqui si Platonem, Ariste-<text:line-break/>talem et Chrysippum ceu parum in ea exercitatos transibis<text:line-break/>utus; alios non inveniemus. Quere si nec aliarum artium<text:line-break/>professofes Iudices admittet Thessalus, nec qui in dialectice<text:line-break/>caeteris omnibus sapientiae professoribus praestiterunt; illi<text:line-break/>suffragabuntur, qui tandem erunt qui eum vicisse iudicabunt?<text:line-break/>Qui illi frequens theatrum constituent? Qui victorem re-<text:line-break/>- nunciabunt? Qui denique coronabunt? Ipse videlicet se<text:line-break/>ipsum, id quod lu illis egregiis libris suis fecit, in quibus su<text:line-break/>ipsum Iudicavit; coronavit, victoremque declaravit.</text:p>
      <text:h text:style-name="Heading_20_2" text:outline-level="2">; -Cap. HI. </text:h>
      <text:p text:style-name="P25">At fortassis illud sibi gloriae memoriaeq<text:span text:style-name="Default_20_Paragraph_20_Font"><text:span text:style-name="T5">v</text:span></text:span>e<text:line-break/>- occasionem fore est arbitratus, si optimis viris lacessitis , nos<text:line-break/>sibi respondere cogeret. Verum ita et zoilus celeber clarus-<text:line-break/>que fit, qui Homeri statuam flagellavit, et Salmoneus, qui<text:line-break/>Iovem est imitatus, reliquaque flagitiosorum hominum non</text:p>
      <text:p text:style-name="P3">exigua turba, qui vel meliores non sunt reveriti, vel in deos<text:line-break/>ipsos fuerunt contumeliosi. Verum hi non bonam de se opi-<text:line-break/>nionem reliquerunt, nec aemulatur quispiam qui compos sit<text:line-break/>mentis nec Homeromastiga cossum, dementem Salmoneum,<text:line-break/>quamvis maledicis Coitus in admiratione sit et Salmoneus<text:line-break/>sacrilegis. Sed quid hoc? etenim saccularii saccularios ae-<text:line-break/>mutantur, et qui produnt proditores , nec prorsus est ullus<text:line-break/>vir qui proprium coetum in quo palmam ferat non ha-<text:line-break/>beat. Adeo si Thessalus inter coquos , tinctores , lanisicos,<text:line-break/>sutores, textores ac fullones, de victoria certans scripsisset,<text:line-break/>utique et retulisset de Hippocrate victoriam et nemo nostrum<text:line-break/>ei repugnasset. Nunc quum omnes homines judices consiti-<text:line-break/>tuat, ex horum autem numero sint et Plato et Aristoteles et<text:line-break/>Theophrastus et Chrysippus , nequaquam omne punctum so-<text:line-break/>lus seret ; sed alicui fortassis provocare ad alium judicem licebit.<text:line-break/>Quanquam enim Hippocrates certare cum Thessaio Te infe-<text:line-break/>riori spernet, at forte Erasistratus non negliget, multoque</text:p>
      <text:p text:style-name="P3">minus Herophilus; atque his etiam minus Asclepiades alii-<text:line-break/>que multi juniorum medicorum, quibus est ad contentionem<text:line-break/>natura propensior, minime impune abire contumeliam sinent,<text:line-break/>qua pariter omnes Graecos Thessalus laedit, sed product<text:span text:style-name="Default_20_Paragraph_20_Font"><text:span text:style-name="T5">o</text:span></text:span> in<text:line-break/>medium homine omnes ejus libros extrema ign<text:span text:style-name="Default_20_Paragraph_20_Font"><text:span text:style-name="T5">o</text:span></text:span>rantia Re-<text:line-break/>fert<text:span text:style-name="Default_20_Paragraph_20_Font"><text:span text:style-name="T5">u</text:span></text:span>s Graecis ostendunt, qui tot ac tantis libris scriptis et<text:line-break/>tot versuum millibus nugacissime effusis, nusquam in ullo<text:line-break/>operum suorum demonstrationem ullam afferre tentavit, sed<text:line-break/>tyranni ritu duos tantum esse in omni victus ratione morbos<text:line-break/>jubet, nempe fluxum et astrictum, non intelligens se disse-<text:line-break/>rentiam quandam morborum dixisse, quam utique prisci,<text:line-break/>ut ostendemus, probe norunt, caeterum nemo tam rudis<text:line-break/>fuit ut differentias morborum ipsos este morbos putaret ac<text:line-break/>remediorem indicationem ab iis sumeret substantia ipsa prae-<text:line-break/>termissa. Atqui hic Thessali quidem error o Jsepiter ac dii,<text:line-break/>minimus, quem vel puer in liberalibus disciplinis educatus<text:line-break/>statim amimadvertisset, hic tamen parvus error eo insolen-</text:p>
      <text:p text:style-name="P3">tiae hominem evexit ut magnum et praeclarum aliquid in-<text:line-break/>venisse fe putaret, perinde ac si quis, quum omne animal<text:line-break/>rationale esseaut icrationale dixerit, non animalium disse-<text:line-break/>rentias, feli aliud .quippiam dixisse se putet, quum scisse<text:line-break/>cet huic illud quoque similiter sit lictum, omne animal mor-<text:line-break/>tale est vel immortale. Quippe oppositio , quae in sin-<text:line-break/>gulis differentiis <text:span text:style-name="Default_20_Paragraph_20_Font"><text:span text:style-name="T5">n</text:span></text:span>ot<text:span text:style-name="Default_20_Paragraph_20_Font"><text:span text:style-name="T5">atur</text:span></text:span>, conjuncta de omnibus speciebus</text:p>
      <text:p text:style-name="Normal">.dicitur. omne enim animal aut mansuetum est aut ferum.<text:line-break/>omne animal aut pedatum est aut non pedatum. omne<text:line-break/>animal aut cornutum est aut cornuunr expers. Nec<text:line-break/>est inter differentias invenire oppositionem ullam quae sit .<text:line-break/>altera praestantior, nec quae magis omnibus infit particula-<text:line-break/>ribus. Verum non convenit, quum de animalium omnium<text:line-break/>numero quaeritur, unam differentiarum oppositionem re-<text:line-break/>spondere. Hoc erim pacto duo erunt <text:span text:style-name="Default_20_Paragraph_20_Font"><text:span text:style-name="T5">animalia</text:span></text:span> universa,<text:line-break/>nec ullum magis rationale quam mortale vel immortale , aut<text:line-break/>ferum vel mansuetum, aut reliquarum oppositionum quaeli-<text:line-break/>bet. Quod si quis differentiis omissis, sicut. plane ratio<text:line-break/>exigit, equumq-bovem, canem, hominem, aquilam, apem,</text:p>
      <text:p text:style-name="P3">formicam,. leonem et ovem respondeat, reliquaque omnia<text:line-break/>per species animalia connumeret, constat hunc quaerenti,<text:line-break/>quot sint cuncta animalia, recte respondisse. Quin si multa<text:line-break/>quidem sermone animalia memoret, testetur autem enume-<text:line-break/>rare se omnia non posse, sic quoque commodissime respon-<text:line-break/>derit. Similis agitata quaestio de morborum numero et om-<text:line-break/>nibus antiquis medicis est, aliis septem eos in totum esse<text:line-break/>affirmantibus ,- aliis plures his pauci oresve dicentibus, omni-<text:line-break/>bus tamen ad species, quae in substantia, non quae in disse-<text:line-break/>nentia essent, respectum habentibus. Nemo. enim ita erat<text:line-break/>indoctus.,. aut logicae speculationis rudis, ut differentias spe-<text:line-break/>clerum pro substantia loquendo usurparet. At Thessalus isse<text:line-break/>.e gynaeceo exiliens tantis viris maledicit, ipse nec genus<text:line-break/>habens quod referat, nec educationem nec eruditionem,<text:line-break/>qualem illorum quisque, quorum alius Aristotelis, alius Pla-<text:line-break/>tonis, allus Theophrasti, aut denique alterius cujusquam<text:line-break/>eorum virorum, qui in logica contemplatione suere exerci-<text:line-break/>tati, familiaris fulti t Veluti igitur rogatus quispiam, quot</text:p>
      <text:p text:style-name="P3">exigua turba, qui vel meliores non sunt reveriti, vel in deos<text:line-break/>ipsos fuerunt contumeliosi. Verum hi non bonam de fe opi-<text:line-break/>nionem reliquerunt, nec aemulatur quispiam qui compos sit<text:line-break/>mentis nec Homeromastiga cossum, dementem Salmoneum,<text:line-break/>quamvis maledicis Coitus in admiratione sit et Salmoneus<text:line-break/>sacrilegis. Sed quid hoc? etenim saccularii faccularios ae-<text:line-break/>mutantur, et qui produnt proditores , nec prorsus est ullus<text:line-break/>vir qui proprium coetum in quo palmam ferat non ha-<text:line-break/>beat. Adeo si Thessalus inter coquos , tinctores , lanisicos,<text:line-break/>sutores, textores ac fullones, de victoria certans scripsisset,<text:line-break/>utique et retulisset de Hippocrate victoriam et nemo nostrum<text:line-break/>ei repugnasset. Nunc quum omnes homines judices consiti-<text:line-break/>tuat, ex horum autem numero sint et Plato et Aristoteles et<text:line-break/>Theophrastus et Chrysippus , nequaquam omne punctum so-<text:line-break/>lus seret ; sed alicui fortassis provocare ad alium judicem licebit.<text:line-break/>Quanquam enim Hippocrates certare cum Thessaio Te infe-<text:line-break/>riori spernet, at forte Erasistratus non negliget, multoque</text:p>
      <text:p text:style-name="P3">stantiae. Itaque etiamsi cum animali vel molle, vel du<text:line-break/>mm,. vel densum, vel rarum, vel magnum, vel parvum<text:line-break/>componas, ad speciem constituendam nihil sane plus cautu-<text:line-break/>lentor,. sin vel rationale et immortale, vel rationale et mor-<text:line-break/>tale animali adjeceris, efficitur specie illic de<text:span text:style-name="Default_20_Paragraph_20_Font"><text:span text:style-name="T5">n</text:span></text:span>s, hic homo.<text:line-break/>Itu vero etsi rationali animali duas alias differentias pecu-<text:line-break/>hares aestimeris, quae sunt gressile et bipes , sic quoque spe-<text:line-break/>ciem quampiam effeceris, nempe hominem. Unde fieri non<text:line-break/>potest: ut ullius rei specifices differentias inveniat qui eam<text:line-break/>definitione, sive substantiae ipsius oratione, ad unguem non<text:line-break/>circumscripserit. Alius delude error i<text:span text:style-name="Default_20_Paragraph_20_Font"><text:span text:style-name="T5">n</text:span></text:span>ridere solet iis qui-<text:line-break/>bus parum exercitata ratio est, quod quum u<text:span text:style-name="Default_20_Paragraph_20_Font"><text:span text:style-name="T5">n</text:span></text:span>am aliquam<text:line-break/>differentiarum oppositionem invenerint, speciem aliquam<text:line-break/>propositi generisfe putent invenisse, ceu paulo ante de vocis<text:line-break/>elementis est dictum. Siquidem qui vocalem etconsonantem<text:line-break/>dixit; nondum omnia humanae vocis elementa dixit, sed<text:line-break/>duas tantum primas et generales differentias Quod fi vo<text:line-break/>cales rursus in longas , breves aucipitesque diducat ; tum</text:p>
      <text:p text:style-name="P3">consonantes m semivocales et mutas, itemque tum longas<text:line-break/>tum breves <text:span text:style-name="Default_20_Paragraph_20_Font"><text:span text:style-name="T5">vocale</text:span></text:span>s bifariam, ancipites vero. trifariam, fed<text:line-break/>mutas primum in aspiratae , tenues ac medias, dein rursus<text:line-break/>tripartito harum singulas, mox semivocales propria, ne fis-<text:line-break/>stra multis morer, sectione secet, ita quatuor et viginti ele-<text:line-break/>menta vocis qua utimur inveniat. Quippe id tantum di-<text:line-break/>-xisse, quod eleme<text:span text:style-name="Default_20_Paragraph_20_Font"><text:span text:style-name="T5">n</text:span></text:span>torum vocis quaedam vocales sint, . quae-<text:line-break/>dam consonantes, nondum omnium elementorum artificem,<text:line-break/>aut plane scientem auditorem reddit, sed siquis ubi ludo n-<text:line-break/>gas, breves et ancipites diduxerit, adpetat duas esse breves,<text:line-break/>nempe <text:span text:style-name="Default_20_Paragraph_20_Font"><text:span text:style-name="T8">ἑ </text:span></text:span>et o, duas praeterea longas <text:span text:style-name="Default_20_Paragraph_20_Font"><text:span text:style-name="T8">η </text:span></text:span>etio, tres vero a<text:span text:style-name="Default_20_Paragraph_20_Font"><text:span text:style-name="T5">n-<text:line-break/></text:span></text:span>cipites <text:span text:style-name="Default_20_Paragraph_20_Font"><text:span text:style-name="T8">α </text:span></text:span>i <text:span text:style-name="Default_20_Paragraph_20_Font"><text:span text:style-name="T5">v</text:span></text:span>, sic Iane artificem auditorem de manibus voca-<text:line-break/>libus effecerit, itemque de consonis ad eundem modum.<text:line-break/>Itidem si quis tradere de morborum numero instituat, quot<text:line-break/>hi in universum flet, non debet is in prima statim disserim-<text:line-break/>tia subsistere, sed divisa ea procedere, donec ad aliquam in-</text:p>
      <text:p text:style-name="P3"><text:span text:style-name="Default_20_Paragraph_20_Font"><text:span text:style-name="T8">. </text:span></text:span>limarum specierum et quae amplius in aliam dividi non pos-<text:line-break/>sit, perveniat. Id vero quam haud cuique sit promptum,<text:line-break/>fed homini duntaxat, qui in dividendi nrethodo magnopere<text:line-break/>sit exercitatus, intelligere quisque poterit, primum si om-<text:line-break/>nia legerit quae de eo genere methodi m principio Philebi<text:line-break/>a Platone Eunt prodita, dem si Sophistam etiam et Politicum<text:line-break/>legerit. Jam vero difficilior adhuc res .ridebitur, li: quis<text:line-break/>primum Aristotelis librum de partibus animalium legerit.<text:line-break/>Conatur enim in eo libro omnes an<text:span text:style-name="Default_20_Paragraph_20_Font"><text:span text:style-name="T10">imalium</text:span></text:span> differentias enu-<text:line-break/>metare; at ubi multas dubitationes movit, vix tandem su-<text:line-break/>fpecte ac timide pronunciare quippiam audet. Et -quum<text:line-break/>Aristoteles et Plato tantam iamque dissicllem rem esse cen-<text:line-break/>suerint genera lu proprias differentias exacte tlividere, ac<text:line-break/>post hos Theophrastus et alii philosophi rationem absolvere<text:line-break/>tentaverint, utpote ne apud isses quidem statis adhuc con-<text:line-break/>ilantem, audacissimus Thessalus absolute pronuncians, credi<text:line-break/>sibi vult duos in totum esse in victus ratione morbos et. eos<text:line-break/>quidem simplices ac primos et veluti elementares; num ter-</text:p>
      <text:p text:style-name="P3">tium ab his ratione gignit ex ambobus compositum. At si<text:line-break/>usia methosio haec, sicut jactas, inuestigasti, cur hanc no-<text:line-break/>bis non dixisti? Sed . contra plane quam pro gravitate no-<text:line-break/>minis quod tibi arrogas, homo temerarie atque amethodo ali-<text:line-break/>enissime, rem pronuntiasti, qui ne principium quidem ipsum<text:line-break/>unquam attigeris, a quo coepisse necesse sit- eum, qui recte<text:line-break/>cuj uslibet rei species et differentias peculiares fit inventu-<text:line-break/>rus? <text:span text:style-name="Default_20_Paragraph_20_Font"><text:span text:style-name="T5">Here</text:span></text:span> e<text:span text:style-name="Default_20_Paragraph_20_Font"><text:span text:style-name="T5">nim qualibet o Puer unam princ</text:span></text:span>i<text:span text:style-name="Default_20_Paragraph_20_Font"><text:span text:style-name="T5">piam opti-<text:line-break/>mum, n</text:span></text:span>o<text:span text:style-name="Default_20_Paragraph_20_Font"><text:span text:style-name="T5">sce id de qu</text:span></text:span>o <text:span text:style-name="Default_20_Paragraph_20_Font"><text:span text:style-name="T5">pr</text:span></text:span>o<text:span text:style-name="Default_20_Paragraph_20_Font"><text:span text:style-name="T5">p</text:span></text:span>o<text:span text:style-name="Default_20_Paragraph_20_Font"><text:span text:style-name="T5">sita quaestio est, aut prorsu</text:span></text:span>s<text:line-break/><text:span text:style-name="Default_20_Paragraph_20_Font"><text:span text:style-name="T5">est aberrandum</text:span></text:span>,- ait alicubi Plato, non adalividendum<text:line-break/>modo quiduis ab ipsa quaesitae rei essentia nobis esse in-<text:line-break/>rimandum censens, sed etiam in omni disquirenda re ejus-<text:line-break/>modi semper principio utendum. Ergo hic quoque.par erat,<text:line-break/>ubi quid morbus sit, quid symptoma et quid passio disi-<text:line-break/>genter prius dixisses, ac dein qua conveniant disserantque<text:line-break/>ipsorum singula desiuivisses, sic demum tentare in proprias<text:line-break/>ea differentias diducere, facundum eam quam sapientiae pro-<text:line-break/>fessores tradiderunt methodum, aut si quam potiorem ea quae</text:p>
      <text:p text:style-name="P2">ab iis prodita est, explorasses, ha<text:span text:style-name="Default_20_Paragraph_20_Font"><text:span text:style-name="T5">n</text:span></text:span>c ipsam prius astruere,<text:line-break/>tum illud ostendere ac Graecos docere, hunc qui in textrina<text:line-break/>sit altus superasse Aristotelem et Platonem lu methodio logi-<text:line-break/>cis ; -conculcasse Theoprastum.et Stoicos in dialectice, clare<text:line-break/>ostendisse omnes eorum sectatores ne primos quidem mor-<text:line-break/>bos qui essent unquam novisse, Herophilum illum dialecti-<text:line-break/>cum. et condiscipulum ejus Phllotimum et praeceptorem ejus<text:line-break/>Praxagoram, qui ab Aesculapib originem traxit et qui cum<text:line-break/>. his et ante hos suerunt, Erasistratum, Dioclem, Mnesitheum,<text:line-break/>Dieuchem,- Philistionem, Plistonicum, ipsum denique Hip-<text:line-break/>peccatum. Porro simplici verbo dicere, omnes ini victu<text:line-break/>morbos esse duos; non ntethodo, non demonstratione, non<text:line-break/>ratione ulla probabili, non lenimento aliquo, non alla<text:span text:style-name="Default_20_Paragraph_20_Font"><text:span text:style-name="T5">t</text:span></text:span>e<text:line-break/>prorsus adhibita, praeterquam in veteres blasphemia, <text:span text:style-name="Default_20_Paragraph_20_Font"><text:span text:style-name="T5">id<text:line-break/>sacere</text:span></text:span>, imperantis hominis mu<text:span text:style-name="Default_20_Paragraph_20_Font"><text:span text:style-name="T5">n</text:span></text:span>us est, non docentis. Esto,<text:line-break/>taceas, qua logica methodo haec inveneris, at certe unde<text:line-break/>faltem de verita te sermonis judicaris, adhibitum aliquid<text:line-break/>oportuit. Nam invenienti ejus quod quaeritur logicae</text:p>
      <text:p text:style-name="P3"><text:span text:style-name="Default_20_Paragraph_20_Font"><text:span text:style-name="T8">. </text:span></text:span>methodi facultatum praestant, at quae fidem .iis. faciant quae<text:line-break/>. recta sunt inventa, duo sunt apud omnes homines judicia-</text:p>
      <text:p text:style-name="Normal">.ala <text:span text:style-name="Default_20_Paragraph_20_Font"><text:span text:style-name="T5">instrumenta, </text:span></text:span>ratio et experientia. Quippe ad eum<text:line-break/>. qui interrogaverit cur huic febricitanti frigidae bibendae<text:line-break/>potestatem feceris, duplex responsioest, altera quae ortum</text:p>
      <text:p text:style-name="P4">. naturamque febris docet ac de morborum temporibus disse-<text:line-break/>rit , tum ad eundem modum aquae frigidae naturam exple- ;</text:p>
      <text:p text:style-name="P4">..nat,. et ubi haec proposuit, conatur docere in hoc morbo<text:line-break/>atque hoc tempore aquam frigidam idoneum remedium esse;<text:line-break/>altera de nullius horum natura sollicita ad experientiam</text:p>
      <text:p text:style-name="P4">. cousugit,, quod in test morbo atque occasione saepe frigidam<text:line-break/>profecisse viderit. Debebat igitur, opinor, et Thessalus<text:line-break/>vel experimentum, vel rationem asse<text:span text:style-name="Default_20_Paragraph_20_Font"><text:span text:style-name="T5">r</text:span></text:span>tioni suae iudiciariam<text:line-break/>probationem adhibuisse, non sicuti tyrannus imperare, ac<text:line-break/>sibi citra . demonstrationem credendum erigere. At quam,<text:line-break/>inquiunt, audire demonstrationem postulas? ita enim contra<text:line-break/>nosinterrogant ejus sectatores, neque id iniuria. ut qui nec<text:line-break/>eo unquam pervenerint .ut notionem demonstrationis tene-</text:p>
      <text:p text:style-name="P2">rent, quum nec geometriam nec arithmeticen nec dialecti-<text:line-break/>cen nec resolutoriam nec denique logicam ullam speculatio-<text:line-break/>nem attigerint. Quocirca respondendum his ita est , nimis<text:line-break/>fero, quid demonstratio sit, discere postulatis, nec fieri po-<text:line-break/>test ut brevi tempore speculationem , quae subtilitatem men-<text:line-break/>tis desiderat, .assequamini, praesertim qui nec accuratis ratio-<text:line-break/>nibus audiendis exercitati et in diuturna perversitate volu-<text:line-break/>tati sitis. Sed istos mittamus, ut qui ne intelligere quidem<text:line-break/>quae verae disciplinae sint valeant, nedum ipsas discere,<text:line-break/>aut recte judicare.</text:p>
      <text:h text:style-name="Heading_20_2" text:outline-level="2">Cap. IV. </text:h>
      <text:p text:style-name="P24">Nos vero una cum iis qui exercitati<text:line-break/>funi et demonstrationem intelligunt et natura sunt sagaces,<text:line-break/>neque enim Thessalios asinos docere profitemur , ad id quod<text:line-break/>propositum nobis ab initio est accingamur, ac statim una cum<text:line-break/>ipsa medendi methodo etiam causas ipsas unde errarint<text:line-break/>medicorum plurimi, qui tradere eam sunt conati , expona-<text:line-break/>mus; quippe ad firmiorem veritatis fidem id quoque nun<text:line-break/>parum conducere videtu<text:span text:style-name="Default_20_Paragraph_20_Font"><text:span text:style-name="T5">r. </text:span></text:span>Ac primum quidem illud cave-</text:p>
      <text:p text:style-name="P2"><text:span text:style-name="Default_20_Paragraph_20_Font"><text:span text:style-name="T8">- </text:span></text:span>bimus, ne simul de ambobus, tum methodo, quae ratione<text:line-break/>nititur, tum experientia, quae ratione nor utitur, agamus<text:line-break/>Non enim de omni remediorum inventione nunc loqui fle-<text:line-break/>luimus, fed tantum de ea quae methodo fit, ita utique ut<text:line-break/>de empirica ipsa et a nobis in alio opere est proditum et ab<text:line-break/>ipsis empiricis medicis quos vocant plurimum elaboratum.<text:line-break/>Atque utinam rationales omnes mediet propositum ita pre-<text:line-break/>merent, nec experientiam et rationem miscerent atque in<text:line-break/>unum confunderent , fed quam utraque vim habeat, quan-<text:line-break/>tumque ad propositum artis finem conducat, scor<text:span text:style-name="Default_20_Paragraph_20_Font"><text:span text:style-name="T5">t</text:span></text:span>um tra-<text:line-break/>ctarent atque perpenderent. Ergo methodo quippiam rn-<text:line-break/>quirere invenireque ex adverso opponitur ei quod est for-<text:line-break/>tuito temereque. Est autem id cum via quadam et ordine,<text:line-break/>. ita ut in disquisitione aliquid primum sit, aliquid fecundum<text:line-break/>et tertium et qua<text:span text:style-name="Default_20_Paragraph_20_Font"><text:span text:style-name="T5">r</text:span></text:span>tum, atque ita de reliquis omnibus dein-<text:line-break/>ceps , quoad demum ad ipsum quod ab .initio est proposi-<text:line-break/>tum sit perventum. Ac empirici quidem rationabiliter fa-<text:line-break/>tentor nec .inventionis nec doctrinae apud ipsos esse ne-<text:line-break/>cessarium ordinem, nam nec arte ulla rationeve experientia</text:p>
      <text:p text:style-name="P2">nititur , imo fortunam prosperam ad ea quae quaerit inve-<text:line-break/>menda requirit.. Qui vero rationem inventionis. <text:span text:style-name="Default_20_Paragraph_20_Font"><text:span text:style-name="T5">t</text:span></text:span>uae aucto.<text:line-break/>rem statuerunt, ac ordinem unam que eram, quae adfinem<text:line-break/>ducat, proposuerunt, iis suerat quidem necessarium a primo<text:line-break/>aliquo auspicatis, de quo inter omnes homines conveni<text:span text:style-name="Default_20_Paragraph_20_Font"><text:span text:style-name="T5">r</text:span></text:span>et,<text:line-break/>sic transire ad reliqua, Caeterum hunc rationem non sequi-<text:line-break/>tur <text:span text:style-name="Default_20_Paragraph_20_Font"><text:span text:style-name="T5">pleraque medicorum par</text:span></text:span>s, imo principia quoque ipsa<text:line-break/>controversa sumit, nec illa demonstratione consumat, tum<text:line-break/>ad reliqua simili modo trausit, legislatorum ritu sanciens ve-.<text:line-break/>rius quam demonstra<text:span text:style-name="Default_20_Paragraph_20_Font"><text:span text:style-name="T5">n</text:span></text:span>s. Quae omnia inde adeo his acci-<text:line-break/>alunt, quod nihil prius de demonstratione sunt meditati, sed<text:line-break/>- simul et inquisitis insistunt et ad eorum fidem demonstratione<text:line-break/>uti audent, simile profecto quiddam iis molientes, qui sphae-<text:line-break/>irim, aut cubum, aut conum, aut cylindrum, aliudve id<text:line-break/>genus metiri aggrediuntur , quum tamen omnis geometricae<text:line-break/>ac logisticae rationis sint ignari , imo vero nec cubiti , pal-<text:line-break/>mive aut pedis -mensuram praeparatam habeant, ac deinde<text:line-break/>-succensent iis, qui ver demonstrationem ab ipsis exigunt,</text:p>
      <text:p text:style-name="P2">vel tacere Iubent. Quemadmodum enim in illo ridiculus<text:line-break/>erit is qui. rectanguli trigoni, cujus alterum exempli<text:line-break/>causa latus circa rectum angulum quinque sit pedum, alte-<text:line-break/>rum duodecim, dicat aream non esse triginta pedum, sed<text:line-break/>quadraginta, nec ejus rei demonstrationem ullum afferat,<text:line-break/>.ita hic quoque ridiculus est, qui quicquam affirmat, quod<text:line-break/>demonstrare non possit. Ergo sicut in demonstratione de<text:line-break/>triangulo, neque enim recedendum. nobis ab exemplo est,<text:line-break/>qui indoctos methodicos a disputatione nostra jam abegimus,<text:line-break/>ipsum quod propositum est, ex duabus his propositionibus<text:line-break/>colligebatur, una, quae spatium id, quod lateribus pedum<text:line-break/>. quinque et pedum duodecim continetur, sexaginta pedum<text:line-break/>effici. dicit, altera, quae triangulum dimidium ejus esse spatii<text:line-break/>p<text:span text:style-name="Default_20_Paragraph_20_Font"><text:span text:style-name="T5">r</text:span></text:span>oponit atque oste<text:span text:style-name="Default_20_Paragraph_20_Font"><text:span text:style-name="T5">n</text:span></text:span>dit, harum utraque rursus ut demon-<text:line-break/>strationis fidem reciperet, estis propositionibus egebat, mox<text:line-break/>illae aliis, .quoad perventum ad primas esset, hae vero nec<text:line-break/>ex aliis nec per demonstrationem, sed ex se fidem faciunt:<text:line-break/>sic arbitror et in .iis omnibus quae in medicina demonstran-</text:p>
      <text:p text:style-name="P3">tur, ad primas et indemonstrabiles propositiones et quae ex<text:line-break/>fe fidem faciant, omnia esse perducenda. Acsi omnes de<text:line-break/>medendi methodo sic dicere aliquid instituissent, pror<text:span text:style-name="Default_20_Paragraph_20_Font"><text:span text:style-name="T5">s</text:span></text:span>us<text:line-break/>sicuti inter aritluneticos , geometras et logisticos , ita inter<text:line-break/>ip<text:span text:style-name="Default_20_Paragraph_20_Font"><text:span text:style-name="T5">s</text:span></text:span>os quoque convenisset, quippe apud quos discere ab ipso<text:line-break/>statim initio licet, quid quoque nomine quo usuri <text:span text:style-name="Default_20_Paragraph_20_Font"><text:span text:style-name="T5">s</text:span></text:span>unt, si-<text:line-break/>gnificetur, quas praeterea propositiones indemonstrabiles,<text:line-break/>quae axiomata vocant, ad disceptationem sint sumpturi, vel-<text:line-break/>uti lineam esse longitudinem citra latitudinem , supersiciem,<text:line-break/>quae longitudinem latitudinemque tantum habeat, et trian-<text:line-break/>gulum esse hoc, quadrangulum illud, ac reliqua ad eundem<text:line-break/>modum. Ab his, ubi axiomata hujusmodi usurpanda sibi<text:line-break/>esse praedixerint, scilicet quae eidem sunt aequalia, inter se<text:line-break/>etiam esse aequalia, et si aequalibus aequalia sint adjecta,<text:line-break/>tota flore aequalia, demonstrata theoremata jam tentant, nin<text:line-break/>hil extra ea quae a principio praesumserunt adiicientes. Ple-<text:line-break/>rique tamen medicorum, sicut ipse scis, Hiero carissime,<text:line-break/>interrogati undenam principium inventionis suae sumserint,</text:p>
      <text:p text:style-name="Normal">I</text:p>
      <text:p text:style-name="P3">tantum abest ut indemonstrabilia principia et quae omnibus<text:line-break/>hominibus in confesso sint proferant, ut nec quod sibi ipsis<text:line-break/>consonum respondeant inveniant, sed sursum ac deorsum<text:line-break/>Euripi more agantur, contraria quisque in progressu sermo-<text:line-break/>nis iis quae ab initio statuerunt asserentes. Siquidem fa-<text:line-break/>pientissimus iste Thessalus, quum. apparentes esse communi-<text:line-break/>tates dixisset, paulo post non solum non alium quenquam<text:line-break/>priorum medicorum vidisse eas asseverat, sed nec ipsum qui<text:line-break/>primus eas peperit, Themisonem. Hujus namque unius esse<text:line-break/>monstrosas illas communitates fatetur, ceu patris legitimos<text:line-break/>filios. Post hos vero qui fequuti suut omnes et inter fe et<text:line-break/>ab ipfo shessalo dissentiunt, nec easdem communitates tra-<text:line-break/>dentes , nec omnino inter fe vel in uno concordantes. ld<text:line-break/>quod saepenumer<text:span text:style-name="Default_20_Paragraph_20_Font"><text:span text:style-name="T5">o</text:span></text:span> tibi , ipsis etiam methodicis prae<text:span text:style-name="Default_20_Paragraph_20_Font"><text:span text:style-name="T5">s</text:span></text:span>entibus,<text:line-break/>ostendi, ac fortasse aliquando majus otium nactus, de eo-<text:line-break/>rutu dissensione <text:span text:style-name="Default_20_Paragraph_20_Font"><text:span text:style-name="T5">s</text:span></text:span>cribam. At nunc tantum saltem ad rem<text:line-break/>propositam sumi expedit, oportuisse eos, praesertim sectae<text:line-break/>auctores, exposuisse prius de qua re singula nomina dici</text:p>
      <text:p text:style-name="P2">vellent, sicut- empirici faciu<text:span text:style-name="Default_20_Paragraph_20_Font"><text:span text:style-name="T5">n</text:span></text:span>t, qui apparere ea dicunt quae<text:line-break/>sub <text:span text:style-name="Default_20_Paragraph_20_Font"><text:span text:style-name="T5">s</text:span></text:span>ensum cadunt, nosti vero quae memoria tenentur, ap-<text:line-break/>- parere simul et nosti quae et apte aliquando fui, <text:span text:style-name="Default_20_Paragraph_20_Font"><text:span text:style-name="T5">t</text:span></text:span>ensum ve-</text:p>
      <text:p text:style-name="P1">nerunt et nunc fimili modo veniunt. Num igitur ita msi<text:line-break/>- quoque apparere communitates dicunt, ceuleusu cognitas,<text:line-break/>t an et quae ratione comprehendimus, appa<text:span text:style-name="Default_20_Paragraph_20_Font"><text:span text:style-name="T5">r</text:span></text:span>entia nominant?</text:p>
      <text:p text:style-name="P1">Empirici namque non admodum concedunt quicquam ex iis,<text:line-break/>quae sula ratione nosci videntur, apparens dici. Rursus<text:line-break/>:: veteres philosophi duplex esse genus apparentium decernunt,<text:line-break/>unum quod ipsi empirici comprobant,; nempe eorum quae<text:line-break/>sensu aliquo noscuntur, veluti albi, nigri, duri, mollis,<text:line-break/>calidi, frigidi et similium, alterum eorum quae intelligentiae<text:line-break/>. primo occurstr indemonstrabili patent, veluti quae eidem<text:line-break/>simt aequalia, ea etiam inter <text:span text:style-name="Default_20_Paragraph_20_Font"><text:span text:style-name="T5">t</text:span></text:span>e esse aequalia, et si aequali-<text:line-break/>u bus aequalia addantur, tota etiam- aequalia fieri, et si aequa-<text:line-break/>libui aequalia demas, quae restant .etiam aequalia. fore.<text:line-break/>i Hujus esse generis ajunt et quodnihil citra causam fiat, et</text:p>
      <text:p text:style-name="P3">quod omnia ex ente quopiam, et quod ex eo quod omnino<text:line-break/>non sit nihil fiat; simili modo nihil corrumpi in id quod<text:line-break/>ante non fit, item quod affirmare, vel negare de quoque<text:line-break/>sit necesse, aliaque id genus non pauca, de quibus in logicis<text:line-break/>tractatibus agitur et ipfe in commentariis de demonstratione<text:line-break/>quam potui nixi clarissime. Deliis luter eiusmodi princi-<text:line-break/>pia , quae logica uuncu pamus , quidam philosophorum con—<text:line-break/>tendunt atque ambigunt, lu tamen hactenus saltem sunt mo-<text:line-break/>desti, quod omni demonstrationi fidem abrogant, intelligen--<text:line-break/>tes, arbitror, tametsi id non dicunt,. illud saltem se certo<text:line-break/>.scire, nihil omnino demonstrari posse, si logicis principiis<text:line-break/>fides non sit adhibita. At qui eousque rudes amentesque<text:line-break/>sunt, ut neid quidem intelligere queant, hi demonstra<text:span text:style-name="Default_20_Paragraph_20_Font"><text:span text:style-name="T5">r</text:span></text:span>e<text:line-break/>quidem. conantur, caeterum quae quatiare et quot demoti-<text:line-break/>Arationum principia sint, nec noscere nec quaere<text:span text:style-name="Default_20_Paragraph_20_Font"><text:span text:style-name="T5">r</text:span></text:span>e volunt,<text:line-break/>nec alium docentem audire sustinent, sed ab salute pronun-<text:line-break/>ciant et verba loquuntur, quae nec quid significent ipsi clare<text:line-break/>explicare valeant. Merito igitur eorum aemulis centum ve—</text:p>
      <text:p text:style-name="P2">luminum opera scribuntur, partim investigantibus de quo<text:line-break/>quodque nomen dici Thessalus voluerit, partim nihil tale<text:line-break/>invenientibus, cui omnia ab eo particulatim dicta confen-<text:line-break/>tianti Nam quae demum apparentes illae communitates<text:line-break/>sint; aut quo modo apparentes, dicere non possunt,nec si<text:line-break/>iturum atque iterum totidem libros scripseri<text:span text:style-name="Default_20_Paragraph_20_Font"><text:span text:style-name="T5">n</text:span></text:span>t, quippe quod<text:line-break/>apparet, aut sub len<text:span text:style-name="Default_20_Paragraph_20_Font"><text:span text:style-name="T5">t</text:span></text:span>um omnino cadat oportet, aut .sub in-<text:line-break/>telligentiam unosemel occursu, utrumque sine ulla demo<text:span text:style-name="Default_20_Paragraph_20_Font"><text:span text:style-name="T5">n-<text:line-break/></text:span></text:span>strationis <text:span text:style-name="Default_20_Paragraph_20_Font"><text:span text:style-name="T5">A</text:span></text:span>pe ; quod vero intellectui <text:span text:style-name="Default_20_Paragraph_20_Font"><text:span text:style-name="T5">t</text:span></text:span>e uno occursu non ex-<text:line-break/>lubet, protinus id controversum est ac demonstratione eget,<text:line-break/>nec artem ullam a tali principio incepisse convenit. Haec fi<text:line-break/>in logicis methodii exercuissent, et ipsi ea intelligerent et<text:line-break/>tempus nostrum frustra non contererent. Nunc quoniam<text:line-break/>, inexercitati rudesque , per amentiam audent demonstratione<text:line-break/>uti , priusquam quid ea sit, didicerint., necesse est cum si—<text:line-break/>-milibus. fui omnes aberrent., prurit: aque ungentur ac. eos</text:p>
      <text:p text:style-name="Normal">qui recte demonstrant minime intelligant,. scd tempus in-<text:line-break/>auster consumant. Ergo cum his nequaquam ut cum ra-</text:p>
      <text:p text:style-name="P2">tionalibus animalibus vel disputandum amplius .est, vel iisdem<text:line-break/>impense contradicendum, priusquam didicisse quaenam res<text:line-break/>demonstratio sit, velint, et quatenus exerritatum esse op or-<text:line-break/>test qui ea probe fit usurus.</text:p>
      <text:h text:style-name="Heading_20_2" text:outline-level="2">Cap. V. </text:h>
      <text:p text:style-name="P24">Ac tecum jam omnem dei<text:span text:style-name="Default_20_Paragraph_20_Font"><text:span text:style-name="T5">n</text:span></text:span>ceps sermonem<text:line-break/>conferam et illis utar methodii, quas in commentariis de<text:line-break/>demonstratione tradidi. Quippe non fotum principia omnis<text:line-break/>demonstrationis esse ea, quae tum sensui tum intelligentiae m a-<text:line-break/>nifeste fe exliibent, sed etiam in omni re.quaerenda, nomen<text:line-break/>ipsum assumi in disputationem oportere , in issis docuimus.<text:line-break/>Nnuc vero neutrum praecipere statui, nec quemadmodum<text:line-break/>invenire nec quemadmodum demonstrare conveniat, sed iis,<text:line-break/>qui jam elidi ceruut et exercitati sunt, fimus aliquem laboris<text:line-break/>opportunum fructum reddere, iuventa nimirum non tenui<text:line-break/>re, quam nunc instituimus, simul siqui .sunt quibus artium<text:line-break/>maxima cordi est, quae. circa animum hominis versatur,<text:line-break/>. ipsos quoque in minoribus.prius exercitare convenit. Nam<text:line-break/>id maxime servare in bmni methodo oportet, ut in ea tu</text:p>
      <text:p text:style-name="P2">multis saepe levioribus problematis prius exerceas quam<text:line-break/>maj oribus manum admoveas. Hoc igitur nobis verae disci-<text:line-break/>pli<text:span text:style-name="Default_20_Paragraph_20_Font"><text:span text:style-name="T5">n</text:span></text:span>ae principium esto, quod utique statim inter initia facturi<text:line-break/>fueramus, tum artem ipsi inquirentes tum aliis praen<text:span text:style-name="Default_20_Paragraph_20_Font"><text:span text:style-name="T5">o</text:span></text:span>tes,<text:line-break/>qui adhuc perversi non essent hoc modo. Quoniam omnis<text:line-break/>morbi curationem invenire propositum est, necesse est om-<text:line-break/>nium numerum prius sciri. At quoniam fieri nequit ut<text:line-break/>aut differentias generis ullius, aut species invenias, ipso quod<text:line-break/>dividitur non plane explorato , oportet profecto nunc etiam<text:line-break/>quid morbus sit narremus, quo sicdivisionem ejus rite ad-<text:line-break/>eamus. Qua igitur ratione id methodo inveniamus? Qua-<text:line-break/>nam esta nisi ea quam in libris de demonstratione praecepi-:<text:line-break/>mus? <text:span text:style-name="Default_20_Paragraph_20_Font"><text:span text:style-name="T5">Nempe</text:span></text:span> ut de notione. ipsa prius conveniat, quum<text:line-break/>sine hac propositae rei -substantiam invenire no<text:span text:style-name="Default_20_Paragraph_20_Font"><text:span text:style-name="T5">n</text:span></text:span> liceat.<text:line-break/>Ipsam vero notionem quae omnibus concessa sit, sumendam<text:line-break/>diximus, ut quae alias principium jure non dicatum Quae<text:line-break/>igitur est de aegrotando ab omnibus hominibus concessa no—<text:line-break/>tio, et de qua maxime Inspecta re verbum hoc aegrotare</text:p>
      <text:p text:style-name="P2">enunciant? Nunquid ubi citra offensam omnium corporis<text:line-break/>partium actiones obeunt, et valere su tunc dicunt et minime<text:line-break/>medicis egere putant, ubi vero earum quae secundum natu-<text:line-break/>ram sunt corporis actionum senserint quampiam vel male<text:line-break/>fieri; vel prorsus non fie<text:span text:style-name="Default_20_Paragraph_20_Font"><text:span text:style-name="T5">r</text:span></text:span>i, et aegrotare scilla corporis exi-<text:line-break/>sumant, cujus actionem laesam vident et medicum de reme-<text:line-break/>dio consulunt ? Ego sane omnes homines ita video tum<text:line-break/>morbi tum sanitatis nomen usu<text:span text:style-name="Default_20_Paragraph_20_Font"><text:span text:style-name="T5">r</text:span></text:span>pare. Quinetiam eam quam<text:line-break/>dixi notionem omnes observant; non lu sus modo nomini-<text:line-break/>bus, fed etiam nihilo minus in omnibus quae eunt his con-<text:line-break/>jugata sunt tum nominibus tum verbis. Etenim et sanum<text:line-break/>esse illum existimant cui nullius partis actio siti laesa, et<text:line-break/>aegrotare cui sit vitiata, et fanum eum nominant cujus<text:line-break/>omnes corporis partes actiones suas fecundum naturam<text:line-break/>edunt, et aegrotantem cui parsaliqua laesa siti Nec quis-<text:line-break/>quam omnino Graecorum aut aliis nominibus utitur, aut<text:line-break/>de alia re enunciat jam dictorum nominum quoduis, id</text:p>
      <text:p text:style-name="P3">quod diffuse in medicorum nominum interpretatione osten-<text:line-break/>diutus. Atque hoc saltem mihi per omnem disceptationem<text:line-break/>memoria teneri maxime velim , nominum quidem interpre-<text:line-break/>talionem ex Graecorum me consuetudine facturum, sicut in<text:line-break/>commentariis de demonstratione dixi, ipsius autem rerum<text:line-break/>essentiae tum inventionem tum inquisitionem tum demon-<text:line-break/>strationem non ex iis quae multitudini videntur, imo ex<text:line-break/>sumptionibus scientificis, de quarum inveniendi ratione in<text:line-break/>illis est proditum. Ergo accepto eo quod omnes conce-<text:line-break/>dunt principio , nempe illud in medendi methodo proposse<text:line-break/>tum esse, ut aegrotis corporibus sanitas comparetur, id est<text:line-break/>ut ad naturalem statum partium actiones , fi oblaesae sint,<text:line-break/>instaurentur, jam quod deinceps est inquiremus, quot nu-<text:line-break/>mero in totum res sint, quae loco inter fe sibi <text:span text:style-name="Default_20_Paragraph_20_Font"><text:span text:style-name="T5">s</text:span></text:span>unt propin-<text:line-break/>quae, necubi aliqua procedente <text:span text:style-name="Default_20_Paragraph_20_Font"><text:span text:style-name="T5">s</text:span></text:span>ermone vel pro morbis<text:line-break/>accipiamus, quum sint his similia, vel pro sanitate, quum<text:line-break/>ad hujus naturam prope accedant. Proponamus autem cla-<text:line-break/>ritatis causa partes aliquas, in quibus confirmetur quod di-</text:p>
      <text:p text:style-name="P3">cimus-, ac primum quidem ante caeteras oculum. De hoc<text:line-break/>igitur omnibus hominibus, non medicis modo, sed esiam.<text:line-break/>aliis quibuslibet convenit ejus opus esse ut videat, Seu<text:line-break/>vero opus, ren actionem inter loquendum dicam, in praes-<text:line-break/>entia saltem non refert. sid eundem modum nec si quis<text:line-break/>aspicere oculorum esse opus dixerit, nec si quis aspectum,<text:line-break/>aut visionem, aut quomodocunque aliter .nominet, quicquam<text:line-break/>refert, quando etiamsi quis soloecismum committens nosti-<text:line-break/>net, ad rei ipsius scientiam.nihil id afferat incommodi, modo<text:line-break/>de qua re nomen pronunciet olere explicet, in hoc e<text:span text:style-name="Default_20_Paragraph_20_Font"><text:span text:style-name="T5">n</text:span></text:span>im<text:line-break/>praecipua doctrinae vis est. Nominetur igitur oculus pars<text:line-break/>corporis , neque hic referor partemne an particulam quis<text:line-break/>dixerit. Quicquid enim totum complet atque integrat, id<text:line-break/>totius videlicet corporis quod complet particula sive pars<text:line-break/>nominatur. Est enim. pars ex iis quae ad aliquid dicuntur,<text:line-break/>quippe pars totius lutegrique pars dicitur, aeque prosectu ut<text:line-break/>totum .et integrum per relationem ad pa<text:span text:style-name="Default_20_Paragraph_20_Font"><text:span text:style-name="T5">r</text:span></text:span>tes et particulas</text:p>
      <text:p text:style-name="P3">proprias nominatur; estque sicuti dextrum ad si<text:span text:style-name="Default_20_Paragraph_20_Font"><text:span text:style-name="T5">n</text:span></text:span>istrum et<text:line-break/>sinistrum ad dextrum, ita et totum ad partem et pars se ha-<text:line-break/>bens ad totum. Ergo si quis hac servata notione malit partem<text:line-break/>dicere quam particulam , aut si quis contra particulam po-<text:line-break/>tius quam partem; is mihi ad rerum inventionem impedi-<text:line-break/>mento non sit, caeterum imperitum fe linguae Graecae pro-<text:line-break/>dit, quemadmodum certe, si quis integrum a toto secernat,..<text:line-break/>is quoque linguae Graecae est ignarus. Dictum vero alibi, ut<text:line-break/>sicis , diffuse de nominum usu est. Ac nunc quantum satis<text:line-break/>ad rem sit propositam adliciam, illud duntaxat indicans,<text:line-break/>non oportere nominibus seduci, nec qui infis dissentiunt,.<text:line-break/>hos statim in rebus quoque ipsis dissentire putere. In quo;<text:line-break/>genere omnes, ut uno verbo dicam, non medicos modo no-<text:line-break/>strae.tempestatis, sied etiam philosophorum plerosque parum<text:line-break/>exercitatos vides, ut quorum paucissimi nominum diversi-<text:line-break/>talem aremur diversitate distinguere norint. Verum hujus<text:line-break/>quoque rei methodium in logicis speculationibus tradidimus,<text:line-break/>cujus opportunitas, si quando estas, utique nunc quoque</text:p>
      <text:p text:style-name="P3">ad usum venit. Quaenam igitur. fuit ea methodus? Uta<text:line-break/>rerum incipias differentia, non autem nominum, tum osten-<text:line-break/>das quatuor exempli gratia esse res quae in vicino sunt<text:line-break/>positae, post deinde ut demonstratione consumes neque plura<text:line-break/>esse neque pauciora , quae in proposita disceptatione conti-<text:line-break/>neantur, postremo ut accommodato rerum cuique suo no-<text:line-break/>mine sic reliquum sermonem absolvas, nec mutans dehinc<text:line-break/>nec transferens nome<text:span text:style-name="Default_20_Paragraph_20_Font"><text:span text:style-name="T5">n</text:span></text:span> ullum., sed cui rei ipse ab initio im-<text:line-break/>posueris , de eadem perpetuo usurpans. Quippe ita et dilu-<text:line-break/>cida doctrina efficitur atque a cavillationibus quas homo-<text:line-break/>uymia parit libera, et quod frustra est additum, facile de-<text:line-break/>prehenditur, et quod deficit rito invenitur, et quae con<text:span text:style-name="Default_20_Paragraph_20_Font"><text:span text:style-name="T5">t</text:span></text:span>o-<text:line-break/>nant dissonautque maxime in ejusmodo explicationibus ex-<text:line-break/>acte discernuntur.</text:p>
      <text:h text:style-name="Heading_20_2" text:outline-level="2">Cap. VI.</text:h>
      <text:p text:style-name="P24"><text:s/>Ergo illud repetamus denuo. Visus ceu-<text:line-break/>lorum actio est, Ioquutio linguae, incessus crurum. Ipsa<text:line-break/>rursus. actio motus est activus. At horum. ipsorum motus</text:p>
      <text:p text:style-name="P3">prioris habitus est immutatio, aclivus qui a fe editur, ut et<text:line-break/>passivus motus qui ab aliquo externo excitatur, velidi vo-<text:line-break/>latus actio est animalis volatilis, et incessus animalis gressi-<text:line-break/>lis, quod autem ab alio sic agit<text:span text:style-name="Default_20_Paragraph_20_Font"><text:span text:style-name="T5">u</text:span></text:span>r ut locum mutet, id uti-<text:line-break/>que non agit, sed p<text:span text:style-name="Default_20_Paragraph_20_Font"><text:span text:style-name="T5">o</text:span></text:span>litur. Egit namque qui ex Piraeeo Su-<text:line-break/>nium incessit, quippe motus active est, id est ex se ipso et<text:line-break/>propria natura; contra passus est qui .ex Piraeeo Suinum<text:line-break/>navigavit, utpote qui navi vectus efI. At quoniam motum<text:line-break/>prioris esse habitus mutationem diximus, ea vero Immuta-<text:line-break/>tio dupliciter fit, nempe aut in qualitate, aut in loco, uti-<text:line-break/>que mutatio quae in loco agitur latio dicitur, quae in qua-<text:line-break/>litate alteratio, ita videlicet ut salio sit immutatio, vel demu-<text:line-break/>tatio , vel mutatio , vel permutatio prioris loci , de industria<text:line-break/>enim multis sum usus nominibus, maxime scilicet indicare<text:line-break/>studens, .quod licet unius rei multas definitiones efficere,<text:line-break/>quae vocibus tantum, non etiam notionibus disserant, altera-<text:line-break/>tio vero vel mutatio in qualitate, vel demutatio ejus quae</text:p>
      <text:p text:style-name="P3">prius suit qualitatis, vel immutatio in qualitate, vel transmu-<text:line-break/>talio qualitatis, vel quomodocunque aliter auditori quod di-<text:line-break/>citnr clarum fore speraveris, quippe huc tibi varietas in-<text:line-break/>terpretationis sit utilis. Ergo visio, nam redeundum ad ocu-<text:line-break/>lum est, actio partis est, oculus vero ipsa animalis est pars,<text:line-break/>nam parliculam an partem dicas, ut praediximus , nihil re-<text:line-break/>ferI. Instrumentum vero appelio animalis partem, quae<text:line-break/>perfectam edit actionem, veluti oculus visionem et lingua<text:line-break/>loquelam et crura incessum. Sic et arteria et vena et ner-<text:line-break/>vus tum instrumenta tum partes animalium fu.nt. Pro hoc<text:line-break/>namque nominum usu non a nobis modo<text:span text:style-name="Default_20_Paragraph_20_Font"><text:span text:style-name="T5">, s</text:span></text:span>ed etiam a vete-<text:line-break/>ribus Graecis desinito, oculus quidem et pars animalis et<text:line-break/>particula et instrumentum vocabitur, cornea vero tunica<text:line-break/>particula quidem et pars, non autem instrumentum. Si-<text:line-break/>mili modo et uvea et aranea et reticulata , harum enim sin-<text:line-break/>gulae primum quidem ac maxime oculi particulae sunt, at<text:line-break/>quia is etiam faciei <text:span text:style-name="Default_20_Paragraph_20_Font"><text:span text:style-name="T5">pars est ,</text:span></text:span> itidem et iliae faciei <text:span text:style-name="Default_20_Paragraph_20_Font"><text:span text:style-name="T5">sunt par-</text:span></text:span></text:p>
      <text:p text:style-name="P3"><text:span text:style-name="Default_20_Paragraph_20_Font"><text:span text:style-name="T5">tes</text:span></text:span>, sed secunda quadam ratione, ita ve<text:span text:style-name="Default_20_Paragraph_20_Font"><text:span text:style-name="T5">r</text:span></text:span>o et totius corpo<text:span text:style-name="Default_20_Paragraph_20_Font"><text:span text:style-name="T5">r</text:span></text:span>is<text:line-break/><text:span text:style-name="Default_20_Paragraph_20_Font"><text:span text:style-name="T5">parte</text:span></text:span>s <text:span text:style-name="Default_20_Paragraph_20_Font"><text:span text:style-name="T5">sunt;</text:span></text:span> propterea quod facies ipsa tutius corporis est<text:line-break/>pars. Similaris vero pars est, sicut ipsum clare indicat no-<text:line-break/>men, quae undique in similes dividitur particulas , veluti<text:line-break/>in oculo vitreus humor et crystallinus et tunicarum propria<text:line-break/>cujusque substantia. Porro haec satius indicata su<text:span text:style-name="Default_20_Paragraph_20_Font"><text:span text:style-name="T5">n</text:span></text:span>t in dis-<text:line-break/>. sectionum commentariiis. Hic, vero. ea tantum dixisse sat<text:line-break/>est, quorum ad id quod instat, meminisse est opus.. Est<text:line-break/>autem opus ostendere, in fingusis partibus plura inesse, quae<text:line-break/>inter fe dissideant, nec tamen a medicis quibusdam fint per-<text:line-break/>cepta , hoc autem utile esse praediximus ut nominibus re-<text:line-break/>cte utamur, utique cujus causa nu<text:span text:style-name="Default_20_Paragraph_20_Font"><text:span text:style-name="T5">n</text:span></text:span>c etiam id traetan-<text:line-break/>dum suscepimus; indicabitur autem et ad ipsam nobis pro-<text:line-break/>pofitam methoduur maxime necessarium. Est enim instru-<text:line-break/>mentum oculus, actio vero risio, una ex particulis ejus fi-<text:line-break/>milaris ac primum visionis instrumentum , crystalli<text:span text:style-name="Default_20_Paragraph_20_Font"><text:span text:style-name="T5">n</text:span></text:span>us hu-<text:line-break/>rnor, sicuti in libris ubi de iis egimus, demonstratum est;<text:line-break/>id namque est quod alterari debet ab aliquo extrinsecus occur-</text:p>
      <text:p text:style-name="P3">reustum colorum, ut animal videat; alterari vero non po-<text:line-break/>tuit, nisi purum omnino perspicuumque esset. At purum<text:line-break/>ita pellucidumque esse non potest fine eo quod nutre obti-<text:line-break/>net tempe<text:span text:style-name="Default_20_Paragraph_20_Font"><text:span text:style-name="T5">r</text:span></text:span>amento, quippe ostensum est unamquamque re-<text:line-break/>rum talem esse qualis est propter calidi, frigidi, humidi et -<text:line-break/>sicci temperamentum. Ideoque si quid horum magnopere<text:line-break/>immutatum sit, aut plane non ridebit, aut male videbit ani-<text:line-break/>mal. Verum hoc nobis parum adhuc constat, modo artem<text:line-break/>quaerere orsis, nec oportet aliquid ex iis quae post fuut-<text:line-break/>inquirenda velut scitum praesumere, nec ipse hujus gratia<text:line-break/>eorum quae de crystallino alibi demonstravi mentionem feci,<text:line-break/>sed claritatis causa eorum quae nunc sunt dicenda. Vi-<text:line-break/>dentes enim oculum probe actionem suam obire, ac rursus<text:line-break/>nequaquam ridere, atque illud sanitatem ejus, hoc morbum<text:line-break/>vel affectum. vel quicquid libet vocantes, nihili enim ad<text:line-break/>rem propositam refe<text:span text:style-name="Default_20_Paragraph_20_Font"><text:span text:style-name="T5">r</text:span></text:span>t, quaerimus deinceps quae demum sit<text:line-break/>ejus laesionis caula.</text:p>
      <text:h text:style-name="Heading_20_2" text:outline-level="2">Cap. VII. </text:h>
      <text:p text:style-name="P24">Unde, inquies, ad: hoc .moti?: Certe ex</text:p>
      <text:p text:style-name="P3">indemonstrabili axiomate, de quo tamen inter omnes conve-<text:line-break/>ni t, propterea quod intelligentiae evidens esu Quod ergo est<text:line-break/>id <text:span text:style-name="Default_20_Paragraph_20_Font"><text:span text:style-name="T5">axioma?</text:span></text:span> Nihil .absque causa fieri; quippe hoc non cou-<text:line-break/>cello non datur aut laesae -visionis, aut prorsus amissee.cau-<text:line-break/>fam requirere. Sed quoniam id ex iis. est quae intclligen-<text:line-break/>tiae sunt manifesta, praesumentes jam aliquam subesse lae-<text:line-break/>sionis causam, ad ejus. inquisitionem venimus. Ergo hanc<text:line-break/>causam, seu affectum aliquem corporis, seu corpus certo<text:line-break/>modo affectum appellare velis ; nihil sane ad rem propositam<text:line-break/>interest Illud omnino fateberis , aut morbum ipfum hanc -<text:line-break/>esse ; aut si quidem morbus est ipsa actionis laesio , affectum<text:line-break/>qui huic officit, . morbi causam esse. Existitque hoc. loco<text:line-break/>rursus de nomi<text:span text:style-name="Default_20_Paragraph_20_Font"><text:span text:style-name="T5">n</text:span></text:span>e controversia, ipfum<text:span text:style-name="Default_20_Paragraph_20_Font"><text:span text:style-name="T5">n</text:span></text:span>e oculorum affectum,<text:line-break/>a quo visus laeditur, morbum vocemus, an ipsam actionis<text:line-break/>laesionem. Verum sive quis actionem laesam morbum dici<text:line-break/>velit, utique multo prius statuat necesse est sanitatem esse<text:line-break/>fecundum naturam fe. habentem actionem , sive affectum qui</text:p>
      <text:p text:style-name="P3">actionem laedit, multoque ante qui secundum naturam est,<text:line-break/>sive hunc affectum, sive constitutionem dici velit, sanitatis<text:line-break/>vocabulo appellet. Quippe committere ut quum lu actioni-<text:line-break/>bus posueris sanitatem, in affectibus existimes statuendum<text:line-break/>morbum, aut contra, quum in partium constitutione sumta-<text:line-break/>tem, in actionis laesione morbum, tum reliquis methodicis<text:line-break/>tum vero principe hujus insaniae . Thessalo digna sententia<text:line-break/>esu Etenim omnes fere qui. sunt indocti hujus insanique<text:line-break/>dogmatis sectatores, sanitatem esse naturalium actionum sic-<text:line-break/>anitatem ac robur ajunt, morbum vero nequaquam actionis<text:line-break/>laesionem et infirmitatem , sed alii corporis quendam asse-<text:line-break/>erum , alii corpus ce<text:span text:style-name="Default_20_Paragraph_20_Font"><text:span text:style-name="T5">r</text:span></text:span>to modo affectum. Quo quisnam, ob-<text:line-break/>rec<text:span text:style-name="Default_20_Paragraph_20_Font"><text:span text:style-name="T5">t</text:span></text:span>o, major stupor sit? Hoc enim vel quivis deprehendat,<text:line-break/>non operiere lu altero sanitatem, in altero morbum , sed in<text:line-break/>eodem omnino genere ambo constitui, siquidem contraria<text:line-break/>funt quae. in eodem genere plurimum inter se dissident,<text:line-break/>veluti candidum et nigrum , etenim unum est horum genus,<text:line-break/>color. Ideoque si contraria inter se sunt sanitas et mo<text:span text:style-name="Default_20_Paragraph_20_Font"><text:span text:style-name="T5">r</text:span></text:span>bus,</text:p>
      <text:p text:style-name="P3">in quocunque genere eorum quae secu<text:span text:style-name="Default_20_Paragraph_20_Font"><text:span text:style-name="T5">n</text:span></text:span>dum naturam se<text:line-break/>habent, statuetur sanitas , in eodem quum praeter naturam<text:line-break/>fe habet , ponetur morbus. Quare si sanitas actio est quae<text:line-break/>fecundum naturam se habeat, omnino mo<text:span text:style-name="Default_20_Paragraph_20_Font"><text:span text:style-name="T5">r</text:span></text:span>bus praeter natu<text:span text:style-name="Default_20_Paragraph_20_Font"><text:span text:style-name="T5">r</text:span></text:span>am<text:line-break/>actio suerit. Sin autem affectiosiuaepiam, aut constitutio fecun-<text:line-break/>dum naturam fe habens sanitas est, et morbus affectio constitue<text:line-break/>tiove praeter naturam necessario fuerit. Ac Thessalus quidem<text:line-break/>definire morbum ne aggressus quidem usquam est, quin potius<text:line-break/>hariolandum nobis reliquit, de qua re vocabulum id enun-<text:line-break/>ciet. Quod enim nihil interesse censeat inter morbum et<text:line-break/>pathos, jam tibi ex ipsius hominis commentariis ostendimus,<text:line-break/>in quibus translatitie ambo ponit transsertque utrumque in<text:line-break/>alterius locum, ceu nihil interiit hoc an illo modo loqua-<text:line-break/>ris. Ejus vero sectato<text:span text:style-name="Default_20_Paragraph_20_Font"><text:span text:style-name="T5">r</text:span></text:span>es universi sursum deorsumque<text:line-break/>aguntur, ratiocinantes ac se tegentes , omnisque facientes ut<text:line-break/>vel obscure loquantur, vel omnino nihil, ut Thessalus ipse, at-<text:line-break/>que ante huncThemiso, qui fundamentum istis hujus insaniae<text:line-break/>jecit. Quod si tibi ea quae Proctus et Rheginus et Antipater</text:p>
      <text:p text:style-name="P3">ad haec quae Ludemus, Mnaseas, Pullo et Dio<text:span text:style-name="Default_20_Paragraph_20_Font"><text:span text:style-name="T5">n</text:span></text:span>ysius ini<text:line-break/>hoc genere. prodiderunt, licere velim, utique a propo-<text:line-break/>sita tractatione, quae et scientifica est et ipsum quod utile<text:line-break/>sit, docete conatur, imprudens excidam. Verum de ho-<text:line-break/>rum dissidentia licebit aliquando fortasse etiam in fequen-<text:line-break/>tibus me<text:span text:style-name="Default_20_Paragraph_20_Font"><text:span text:style-name="T5">n</text:span></text:span>tionem face<text:span text:style-name="Default_20_Paragraph_20_Font"><text:span text:style-name="T5">r</text:span></text:span>e, unaque cum his Menemachi, qui<text:line-break/>omnes eorum res astutius turbarit atque confudit, et nuga-<text:line-break/>cis .olympici, cumque hoc etiam Apollonidae et. Serani et<text:line-break/>qui adhuc vivit Iuliani, quem utique et nos convenimus, ut<text:line-break/>viva videlicet hominis voce meras nugas condisceremus,<text:line-break/>sed nec is explicare potuit quid pathos eri morbus esset.<text:line-break/>Cujus rei vel maximum signum est quod cum viginti plus<text:line-break/>anni jam sint ex quo illum Alexandriae convenimus, fieri-<text:line-break/>plerisque iterum atque iterum institutiones, nam has assidue<text:line-break/>transponit transformatque , nunquam iis quas scripsit co<text:span text:style-name="Default_20_Paragraph_20_Font"><text:span text:style-name="T5">n-<text:line-break/></text:span></text:span>tentus, in nulla tamen earum est ausus quid morbus sit pro-<text:line-break/>dere, tametsi certe adeo ea quae nihil ad rem pertinent, in</text:p>
      <text:p text:style-name="P3">iis agitat ut etiam illud inquirat , situe pictura medicis ex<text:line-break/>usu. Et. tamen tam multa taliaque quum scribat, nec dissi-<text:line-break/>mulare queat, sicut. nec Menemachus, quin. methodicae se-<text:line-break/>ctae absurditatem . clare norit, ne in hodiernum quidem<text:line-break/>diem institutionibus suis usquam scripsit quid morbum pa-<text:line-break/>thosve nominet.. Misti ce<text:span text:style-name="Default_20_Paragraph_20_Font"><text:span text:style-name="T5">p</text:span></text:span>te ipsum interroganti adeo mulsa<text:line-break/>obscuraque respondit, ut nihil eorum quae dixit plane in-<text:line-break/>telligerem cogererque illud tantum homini dicere, quod mihi<text:line-break/>desciscere ab olympico videretur, quamquam is avus do-<text:line-break/>ctrinae ipsius suerat. Nam Iulianus lue Apollonii Cyprii,<text:line-break/>ille Olympici discipulus suerat. Ergo olympicus, ut dixi,<text:line-break/>sanitatem morbumque definire ausus , illam esse affectum di-<text:line-break/>xit, qui in absentia sit morbi , rursus morbum, mutationem<text:line-break/>naturalis fletus in eum qui praeter naturam sit, stabilem.<text:line-break/>Quorum sane utrique permulta insunt a ratione aliena, quae<text:line-break/>et tunc Juliano exposui et. nunc summatim dicam. Quod<text:line-break/>enim, inquam, confusionem sarit, idest, quod olympicus</text:p>
      <text:p text:style-name="P3">non illud tantum absolute dicit, sanitatem affectum esse po-<text:line-break/>situm extra morbum, sied etiam illud definitioni adjicit,<text:line-break/>quem affectum desinimus naturalium actionum constantiam<text:line-break/>et firmitudinem , haud enim coniicere valeo in solaue actio-<text:line-break/>num constantia , an in corporis affectu , an in om<text:span text:style-name="Default_20_Paragraph_20_Font"><text:span text:style-name="T5">n</text:span></text:span>ibus , su-<text:line-break/>nitatem statuat, sed forte ut utique cum reliquis methodicis<text:line-break/>assolet confuse alieneque abuti Graecorum vocibus, ita nunc<text:line-break/>quoque affectum non ad corpus, fed ad actiones refert, ut<text:line-break/>nimirum ad hunc modum definitionem inlessigas ; sanitas affe-<text:line-break/>ctio est actionum , ru absentia mo<text:span text:style-name="Default_20_Paragraph_20_Font"><text:span text:style-name="T5">r</text:span></text:span>bi. Porro sestum , arbi-,<text:line-break/>tror, suerat, alterum duorum definitioni adiecisse ipsimi,<text:line-break/>aut actionum, aut co<text:span text:style-name="Default_20_Paragraph_20_Font"><text:span text:style-name="T5">r</text:span></text:span>poris, ut aut ita fe haberet definitio r<text:line-break/>simitas est affectus actionum in abfentia morbi ; - aut certe<text:line-break/>talis : sanitas est affectio corporis in absentia morbi. Qum<text:line-break/>etiam si ambo jungere voluisset, ita quoque licuisset ut di-<text:line-break/>lucide, sic breviter dicere: sanitas est affectio tum actionum<text:line-break/>tum corporis in abfentia morbi. Quid autem quum subii-<text:line-break/>cit: <text:span text:style-name="Default_20_Paragraph_20_Font"><text:span text:style-name="T5">Quem astectum desinimu</text:span></text:span>s <text:span text:style-name="Default_20_Paragraph_20_Font"><text:span text:style-name="T5">constantiam ac r</text:span></text:span>o<text:span text:style-name="Default_20_Paragraph_20_Font"><text:span text:style-name="T5">bur actio-</text:span></text:span></text:p>
      <text:p text:style-name="P3"><text:span text:style-name="Default_20_Paragraph_20_Font"><text:span text:style-name="T5">nu</text:span></text:span>m <text:span text:style-name="Default_20_Paragraph_20_Font"><text:span text:style-name="T5">secundum naturam ?</text:span></text:span> utrum<text:span text:style-name="Default_20_Paragraph_20_Font"><text:span text:style-name="T5">n</text:span></text:span>e pars haec putanda est<text:line-break/>ejus quod praedictum est, jungendaque tuta definitio est<text:line-break/>ad hunc modum; sanitas est assectus corporis in absentia<text:line-break/>morbi et constantia actionum , quae secundum naturam se<text:line-break/>habent ac robur : an ista ipsa per se ipsam perfecta definitio<text:line-break/>est, ac quid sanitas sit, docens, prout sane nonnullis me-<text:line-break/>thodicorum placuit, qui sanitatem esse dixerunt constantiam<text:line-break/>fecundum naturam fe habentium actionum ? Verum fi haec<text:line-break/>absoluta est , haud scio quid doceat ea quae ante dicta est,<text:line-break/>quae affectum esse sanitatum praecipit. Quippe illud quod<text:line-break/>dixit ; in absentia morbi, ejusmodi plane est quod vel puer -<text:line-break/>rideat, quum si ita definire permittetur, manifestum sit et<text:line-break/>morbum lore affectum corporis in absentia sa<text:span text:style-name="Default_20_Paragraph_20_Font"><text:span text:style-name="T5">n</text:span></text:span>itatis , ita vi-<text:line-break/>delicet ut utraque definitio , non quid sit id quod quaeritur,<text:line-break/>sed quid non fit, doceat. <text:span text:style-name="Default_20_Paragraph_20_Font"><text:span text:style-name="T5">S</text:span></text:span>ed mittamus, inquam, si pla-<text:line-break/>cet, et haec, quum sint ad rem non admodum <text:span text:style-name="Default_20_Paragraph_20_Font"><text:span text:style-name="T5">n</text:span></text:span>ecessaris,<text:line-break/>illud certe praeterire dissimulareque non licet, quod in sa-<text:line-break/>nitatis explicatione omnia actionibus tribuantur vel solis,</text:p>
      <text:p text:style-name="P3">ver etiam con<text:span text:style-name="Default_20_Paragraph_20_Font"><text:span text:style-name="T5">t</text:span></text:span>undend<text:span text:style-name="Default_20_Paragraph_20_Font"><text:span text:style-name="T5">a</text:span></text:span> involvendoque ac obscu<text:span text:style-name="Default_20_Paragraph_20_Font"><text:span text:style-name="T5">r</text:span></text:span>e quodam<text:line-break/>modo miscendo ipsum affectionis vocabulum, quemadmodum<text:line-break/><text:span text:style-name="Default_20_Paragraph_20_Font"><text:span text:style-name="T5">sceit</text:span></text:span> olympicus, in ipsius vero morbi definitione nulla fit<text:line-break/>actionum mentio; nam illud dicere fiatis habuit, morbum<text:line-break/>esse mutationem corporis a naturali statu ad eum , qui prae-<text:line-break/>ter naturam sit, stabilem. At debuerat, inquam, aut in<text:line-break/>actionibus, aut in affectibus utrumque constituere. Quid<text:line-break/>vero mihi responderit et saepe tibi jam , mi Hiero, narrari<text:line-break/>et nunc repetere non erit alienum. Nihil, inquit, miri est,<text:line-break/>in actionum quidem constantia cum robore sanitatem poni,<text:line-break/>in affectu autem corporis praeter natu<text:span text:style-name="Default_20_Paragraph_20_Font"><text:span text:style-name="T5">r</text:span></text:span>am morbum. Neque<text:line-break/>. enim contraria sunt, ut tu reris, inquit, est enim eorum ali-<text:line-break/>quid medium, quod nec sanitas sit; nec morbus. Quo ego<text:line-break/>sermone audito abii stupefactus simul ac dolens, fate<text:span text:style-name="Default_20_Paragraph_20_Font"><text:span text:style-name="T5">n</text:span></text:span>dum<text:line-break/>enim est quod accidit. Antea enim in neminem eorum qui<text:line-break/>in ea opinione Eunt prorsus stupidum incideram, tum au-<text:line-break/>tum primum cum incidissem , merito obstupui, non quod is<text:line-break/>fotus adeo sine sensit esset, sed quod multo .etiam agrestiores</text:p>
      <text:p text:style-name="P3">tot haberet discipulos, qui quum statim in initio doctrinae<text:line-break/><text:span text:style-name="Default_20_Paragraph_20_Font"><text:span text:style-name="T5">t</text:span></text:span>uae methodicos ita errare viderent, tamen a lecta non de-<text:line-break/>fciscerent, aut si omnino non viderent, prorsus essem attu-<text:line-break/>niti. Nam quid, quaeso, ad rem, morbum sanitati non esse<text:line-break/>contrarium, p<text:span text:style-name="Default_20_Paragraph_20_Font"><text:span text:style-name="T5">r</text:span></text:span>opterea quod aliud eorum sit medium? Patet<text:line-break/>enim <text:span text:style-name="Default_20_Paragraph_20_Font"><text:span text:style-name="T5">hac scilicet ratione</text:span></text:span> non fore^ album nigro contrarium,<text:line-break/>propterea quod horum sint media flavum et fusium et rubrum<text:line-break/>et pallidum et reliquorum calorum singuli, nec calidum iri-<text:line-break/>gido, quippe horum quoque sunt media tepidum et tempe-<text:line-break/>ratum. Ac sapientes istos methodicos, quum nec leri nec<text:line-break/>spernendo lapsu sic sint inter initia statim lapsi, speremusne<text:line-break/>veritatum ullam eorum quae sequantur, posse intelligere?<text:line-break/>minime profecto, nam quae in arte medica spectantur, om-<text:line-break/>Tria ex his pendere docebimus, idque merito , siquidem in iis<text:line-break/>artibus, quae methodo aliqua traduntur earum constituenda-<text:line-break/>rum principium est finis ipsius notio. Ac in hujus qui-<text:line-break/>dem notitia aliis quoque permultis varie est erratum , aliis<text:line-break/>medicinae finem esse affirmantibus ut plurimum sanare,</text:p>
      <text:p text:style-name="P3">aliis ea facere quae sint ad sanitatem conducibilia, aliis mor-,<text:line-break/>horum causas adimere, aliis, pro sis quemque omnia peragere,<text:line-break/>aliis prout cuique succurrit et convenit, ac de his seorsum<text:line-break/>definire. Nemo famen adeo fuit stupidus ut in alio ge-<text:line-break/>nere poneret sanitatem , in alio morbum , sed vel actionibus<text:line-break/>secundum. naturam se habentibus tribuit, vel partium con-<text:line-break/>stitutiouibus, quos aliqui assectus .vocant. Sive autem in<text:line-break/>actionibus secundum naturam sit sanitas, i<text:span text:style-name="Default_20_Paragraph_20_Font"><text:span text:style-name="T5">n</text:span></text:span> iis quae praeter<text:line-break/>naturam sunt erit mo<text:span text:style-name="Default_20_Paragraph_20_Font"><text:span text:style-name="T5">r</text:span></text:span>bus, sive in constitutionibus sccun-<text:line-break/>dum naturam , in constitutionibus p<text:span text:style-name="Default_20_Paragraph_20_Font"><text:span text:style-name="T5">r</text:span></text:span>aeter naturam erit mor-<text:line-break/>bus, sive in affectibus, i<text:span text:style-name="Default_20_Paragraph_20_Font"><text:span text:style-name="T5">n</text:span></text:span> his ipsis erit et morbus. Neque<text:line-break/>eum prosunda ulla speculatione ad hoc opus, tantum suili-<text:line-break/>cit non esse perversum. Nam quis dubitet, si ridere sani-<text:line-break/>tas sit , morbum esse vel caecutire, vel om<text:span text:style-name="Default_20_Paragraph_20_Font"><text:span text:style-name="T5">n</text:span></text:span>i<text:span text:style-name="Default_20_Paragraph_20_Font"><text:span text:style-name="T5">n</text:span></text:span>o no<text:span text:style-name="Default_20_Paragraph_20_Font"><text:span text:style-name="T5">n</text:span></text:span> videre ?<text:line-break/>Quis non i<text:span text:style-name="Default_20_Paragraph_20_Font"><text:span text:style-name="T5">n</text:span></text:span>telligit, si audire sanitas sit, esse morbum vel<text:line-break/>aegre audire, vel prorsus non audire? Peri modo si coneo-<text:line-break/>quere bona valetudo sit, male concoque<text:span text:style-name="Default_20_Paragraph_20_Font"><text:span text:style-name="T5">r</text:span></text:span>e, vel plane .non<text:line-break/>concoquere, invaletudo est; et si suo arbitrio moveri sanitas^</text:p>
      <text:p text:style-name="P3">est, utique morbus fuerit et convulsio et palpitatio et paralysis<text:line-break/>et tremor et denique qmcquid voluntarium motum vel peni-<text:line-break/>tus destruit, vel etiam certo modo impedit. - Ad haec si<text:line-break/>fecundum naturam sentire sanitatis opus sit, sensus vacui-<text:line-break/>tas et difficilis sensus et stupor et dolor morbi erunt.<text:line-break/>Rursus si ordinate .respirare sanitas sit, utique spirandi de-<text:line-break/>fectus et difficultas morbus oriti <text:span text:style-name="Default_20_Paragraph_20_Font"><text:span text:style-name="T11">Atqui.fi </text:span></text:span>hi morbi sint,<text:line-break/>dubium non est partium affectus, a quibus haec efficiuntur,<text:line-break/>morborum esse causas, neque phlegmonen neque scirrhum<text:line-break/>-neque erysipelas neque abscessum neque ulcus neque oedema<text:line-break/>morbos dicendos esse. Quod si haec morbi sint, manifestum<text:line-break/>est nullum illorum esse morbum. Quippe duo rerum ge-<text:line-break/>mera sunt nusquam inter se similium, sed omnifariam dissi-<text:line-break/>dentium et tota natura differentium , alterum horum gene-<text:line-break/>tum corpus vocant, alterum actionem. .Ergo oculus et lin-<text:line-break/>gua et auris et crus atque id genus lingula corpora sunt<text:line-break/>certomodo affecta ; visus, auditus, sermo, incessus, actio-<text:line-break/>nes praedicturum funi corporum. Si itaque in certo quo-</text:p>
      <text:p text:style-name="P3">dam corporum habitu morbus constituatur, certe in certo<text:line-break/>quodam actionum habitu morbus non statuetur, quando si<text:line-break/>in hoc morbus consistat, planum rursus est in corporum af-<text:line-break/>scctumon esse. Verum quod affectus ipsa causa sit, actio<text:line-break/>vero id quod ab affectu corporis -.efficitur, id vero est quod<text:line-break/>omnium maxime et fatendum <text:span text:style-name="Default_20_Paragraph_20_Font"><text:span text:style-name="T5">medic</text:span></text:span>o sit et tenendum. Adeo<text:line-break/>quisquis hoc ignorat, is in re labitur quae plane est ex<text:line-break/>necessariis. At qui vel actionis laesionem, vel corporis affe-<text:line-break/>ctum morbum appellat, quamquam parum convenienter<text:line-break/>nominat, potest tamen de rebus ipsis rectam habere senten-<text:line-break/>tiam. Contingit autem non ex nominum, sed. rerum recta<text:line-break/>opinione probe morbos .curari. Jam hoc ipsum multos me-<text:line-break/>dicorum ignorantes invenias putantesque in rebus dissidere<text:line-break/>eos qui corporum affectus morbos esse censcnt ab iis qui in<text:line-break/>actionis vitio eosdem constituunt.. Atque horum omnium<text:line-break/>errorum; quod et saepe jam dictum est et post elicetur, unica<text:line-break/>causa est, t quod qui invenire quiduis logice sunt aggressi, non</text:p>
      <text:p text:style-name="P3">fuere in logica methodo .exercitati, feti simul veluti ratione<text:line-break/>exercitati fuissent, ab experientia desciverunt, simul et<text:line-break/>quum in illa inexercitati fuissent, magnopere fiant lapsi. Si-<text:line-break/>quidem millies eos de nominibus tanquam de rebus litiget:-<text:line-break/>tes inveni, rursum ubi rem quampiam maximam ig<text:span text:style-name="Default_20_Paragraph_20_Font"><text:span text:style-name="T5">n</text:span></text:span>orarint,<text:line-break/>nomen se ignorare putant, veluti in eo quod nunc est pro-<text:line-break/>politum, discernere nequeunt, corporis quidem fletum cauri<text:line-break/>fae rationem sustinere, actionem ejus, quod ab eo perficitur,<text:line-break/>sed nec quod sanatur, id esse corporis affectum. Quippe eo-<text:line-break/>mutatur necessario hunc secundum naturam se habentem na-<text:line-break/>turalis actio, contra si a naturali statu recesserit, actio statim<text:line-break/>praeter naturam habeat <text:span text:style-name="Default_20_Paragraph_20_Font"><text:span text:style-name="T5">necesse est. </text:span></text:span>Po<text:span text:style-name="Default_20_Paragraph_20_Font"><text:span text:style-name="T5">r</text:span></text:span>ro in hoc totum<text:line-break/>vertitur , estque hoc principium ac veluti primum quoddam<text:line-break/>elementum omnis methodi medendi. Caeterum an hocipsum<text:line-break/>appellare morbum oporteat an actionis laesionem , id est de<text:line-break/><text:span text:style-name="Default_20_Paragraph_20_Font"><text:span text:style-name="T5">n</text:span></text:span>omine dubitare. Dicetur autem a me aliquid et de nutui-<text:line-break/>num usu, sicut in aliis prius jam fecimus. Verum nunc de</text:p>
      <text:p text:style-name="P3">ipsis nondum distinguo, quo videlicet hoc ipsum rerum fide<text:line-break/>magis comprobem ostendamque , quodnam sit medendi me-<text:line-break/>thodi principium et radix. In quo cum alii multi en iis<text:line-break/>qui rationales fe dogmaticosque appellant, tum vero probi<text:line-break/>isti methodici falluntur. Atque illud quidem .iis qui pru-<text:line-break/>dentes sunti jam quodam modo apparet nihil esse .aliud quod<text:line-break/>a medicis curetur quam corporum affectum, veluti proximo<text:line-break/>libro monstrabitur.</text:p>
      <text:h text:style-name="Heading_20_2" text:outline-level="2">Cap. Vlll. </text:h>
      <text:p text:style-name="P24">Nunc illud nobis propositum erat, ut<text:line-break/>ig<text:span text:style-name="Default_20_Paragraph_20_Font"><text:span text:style-name="T5">n</text:span></text:span>orantiam eorum. emenderemus qui quot in universum<text:line-break/>res si<text:span text:style-name="Default_20_Paragraph_20_Font"><text:span text:style-name="T5">n</text:span></text:span>t, quae in prae<text:span text:style-name="Default_20_Paragraph_20_Font"><text:span text:style-name="T5">t</text:span></text:span>enti disputatione proximae inter fe<text:line-break/>habeantur, ignoranti Videtur enim u<text:span text:style-name="Default_20_Paragraph_20_Font"><text:span text:style-name="T5">n</text:span></text:span>um genusesseipso-<text:line-break/>rum corporum, alterum actionum. Ac corporum quidem <text:span text:style-name="Default_20_Paragraph_20_Font"><text:span text:style-name="T5">genu</text:span></text:span>s<text:line-break/>praecedere actiones easqsie gignere, has vero sequi co<text:span text:style-name="Default_20_Paragraph_20_Font"><text:span text:style-name="T5">r</text:span></text:span>pora se-<text:line-break/>condam naturam se habentia, citra laesionem et secundum na-<text:line-break/>turam affectas ; si<text:span text:style-name="Default_20_Paragraph_20_Font"><text:span text:style-name="T5">n</text:span></text:span> praeter naturam sint affecta, aut nullas pror—<text:line-break/><text:span text:style-name="Default_20_Paragraph_20_Font"><text:span text:style-name="T5">t</text:span></text:span>us, aut omnino ceite impeditas . Tertium praeter haec genus est<text:line-break/>caularum, quae hos affectus creant. Nam quam rationem ha-</text:p>
      <text:p text:style-name="P3">bet assectus ad actionem, hanc alterum quippiam ad ipsum<text:line-break/>affectum omnino habeat oportet, uno duntaxat evarians,<text:line-break/>quod affectus cum actione una consistit,^ nec potest unquam<text:line-break/>aut proba actio esse fine eo qui secundum naturam est. cor-<text:line-break/>poris affectu,^ aut laesa, nisi quum corpus sit vitio affectum..<text:line-break/>Ejus autem affectus qui actionem impedit causae possunt<text:line-break/>quidem non etiam esse, possunt autem et adhuc nunc tua-<text:line-break/>nere. Ergo diversae omnino ab ipfis affectibus <text:span text:style-name="Default_20_Paragraph_20_Font"><text:span text:style-name="T5">causae</text:span></text:span>: sunt-<text:line-break/>Ac tertium : hoc jam inve<text:span text:style-name="Default_20_Paragraph_20_Font"><text:span text:style-name="T5">n</text:span></text:span>tum genus diversmn. est et ab<text:line-break/>actioneet ab eo qui hanc gignit affectu. Ab hoc quartum -<text:line-break/>aliud genus est affectus eorum quae quum corporibus et se-<text:line-break/>eundum naturam et praeter naturam se habentibus insint,.<text:line-break/>actionibus nec conducant nec actiones laedant, sicut exem-<text:line-break/>pli causa. color totius corporis ex diuturna in sole mora ni-<text:line-break/>ger ex candido factus , aut contra, ubi versatus in umbra<text:line-break/>quis fit, ex nigro candidus, aut ruber lotis, aut pallidus<text:line-break/>expavefactis. Quippe haec nec actiones sunt nec corporis<text:line-break/>affectus, qui sint actionis caulae, mullo que minus ipsae ca<text:span text:style-name="Default_20_Paragraph_20_Font"><text:span text:style-name="T5">n-</text:span></text:span></text:p>
      <text:p text:style-name="P3">.sue, quae affectus qui praeter. naturam su<text:span text:style-name="Default_20_Paragraph_20_Font"><text:span text:style-name="T5">n</text:span></text:span>t crea<text:span text:style-name="Default_20_Paragraph_20_Font"><text:span text:style-name="T5">n</text:span></text:span>t, sed<text:line-break/>sunt symptomata, quae diversas corporum alterationes ne-<text:line-break/>cessatio sequuntur, sive hae secundum naturam, sive prae-<text:line-break/>tar naturam su habeant. Ergo quum quatuor definita ge-<text:line-break/>. nera jam sint, ex quibus vel noscendis, vel non noscendis,<text:line-break/>probe fecusve incipiendam esse medendi artem monstrabis.<text:line-break/>mus, liceat de caetero cuivis, prout volet, iis .nomina inmo-<text:line-break/>. nere, veluti affectum co<text:span text:style-name="Default_20_Paragraph_20_Font"><text:span text:style-name="T5">r</text:span></text:span>porum praeter naturam fe habeo-<text:line-break/>tem, quum actionem aliquam laedit, morbum, fi volet, appel-<text:line-break/>lato, ipsam vero functionis laesionem insigne quoddam<text:line-break/>morbi symptoma. Quae alia ratione accidunt, ceu colores,<text:line-break/>.ea quoque, fi volet, appellato symptomata, caeterum ea di-<text:line-break/>stinguat a functionum laesione, etsi illa insignia morborum<text:line-break/>symptomata vocet, haec familiaria. propriaque nominet.<text:line-break/>Quaedam etiam praeter haec, fi volet, nec familiaria necpro-<text:line-break/>.pria, .sed forte quadam incidentia. Quartum vero .ab iis<text:line-break/>ge<text:span text:style-name="Default_20_Paragraph_20_Font"><text:span text:style-name="T5">n</text:span></text:span>us statuito, quod fit morbosarum causarum. Atque ha-<text:line-break/>ruat quae quidem in ipso animalis corpore consistunt, ante-</text:p>
      <text:p text:style-name="P3">cedentes nominet, quae vero extrinsecus accidunt, primiti-<text:line-break/>vas. Positis autem pro arbitrio vel hoc vel alio modo no-<text:line-break/>nimbus, dummodo clare et ex usu legentium nec mutet<text:line-break/>postea <text:span text:style-name="Default_20_Paragraph_20_Font"><text:span text:style-name="T5">n</text:span></text:span>ec transponat eorum usum , sed perpetuo per om-<text:line-break/>nem disputationem. observet quo et quae dicat facile iutel-<text:line-break/>ligamus et refutationes redargutionesque ad aliquid clarum<text:line-break/>distinctumque referamus. Qualiter, <text:span text:style-name="Default_20_Paragraph_20_Font"><text:span text:style-name="T5">inqui</text:span></text:span>s, et ad quem<text:line-break/>uoodum? Nam id ipsum quoque indicandum adhuc- propter<text:line-break/>stupidos istosmethodicos. Esto, dicat aliquis, phlegmonem<text:line-break/>affectum esse praeter naturam, ipsam vero laesam phlegmone<text:line-break/>laborantis partis functionem, morbi- insigne symptoma, vel-<text:line-break/>uti pedum quidem incessum, oculorum visum, aurium ad- .<text:line-break/>ditum ; ruborem autem, tensionem, renixum et tumorem qui<text:line-break/>praeter naturam sit ac phlegmonae succedat, diversum quod-<text:line-break/>dam genus sive symptomatum; sive accidentium, sive quo<text:line-break/>alio nomine appellare malit, illud modo sciat clareque dest-<text:line-break/>niat, non esse idem genus cum actionis laesione; rursus san-<text:line-break/>guinis redundantiam, si forte haec fuit, antecedentem phleg-</text:p>
      <text:p text:style-name="P2">mones causam, et hujus primitivam ciborum abundantiam<text:line-break/>Ergo ut ego exempla sermonis olera posui et quatuor genera<text:line-break/>distinxi ac notiones et causas eorum dixi, ita et Thessalo,<text:line-break/>a<text:span text:style-name="Default_20_Paragraph_20_Font"><text:span text:style-name="T5">r</text:span></text:span>bitror, faciendum fuit praesertim post tot et tantos viros<text:line-break/>quos se vicisse praedicavit, novam sectam conditur<text:span text:style-name="Default_20_Paragraph_20_Font"><text:span text:style-name="T5">a. </text:span></text:span>Nunc<text:line-break/>vero nec ipse quicquam attulit nec sectatorum ejus<text:line-break/>quisquam.</text:p>
      <text:h text:style-name="Heading_20_2" text:outline-level="2">Cap. IX. </text:h>
      <text:p text:style-name="P24">olympicus enim quum ausus sit definire<text:line-break/>quid pathos sit, non patheos , sed symptomatis retulit notio-<text:line-break/>nem. . lu summa igitur nec quid pathos sit nec quatenus<text:line-break/>a morbo differat, intelligunt. Verum hoc nos in scquenti-<text:line-break/>bus, simul enim omnia dici non possunt. Verum concesso<text:line-break/>iis idem esse morbum ac pathos, inspiciamus ea quae di-<text:line-break/>eunt. <text:span text:style-name="Default_20_Paragraph_20_Font"><text:span text:style-name="T5">Path</text:span></text:span>os <text:span text:style-name="Default_20_Paragraph_20_Font"><text:span text:style-name="T5">est mutatio c</text:span></text:span>o<text:span text:style-name="Default_20_Paragraph_20_Font"><text:span text:style-name="T5">rpori</text:span></text:span>s <text:span text:style-name="Default_20_Paragraph_20_Font"><text:span text:style-name="T5">ab e</text:span></text:span>o <text:span text:style-name="Default_20_Paragraph_20_Font"><text:span text:style-name="T5">qui secundum<text:line-break/>naturam est siatu in eum qui praeter naturam est per</text:span></text:span>i<text:span text:style-name="Default_20_Paragraph_20_Font"><text:span text:style-name="T5">na-<text:line-break/>nen</text:span></text:span>s. Post paulum progressus ait : <text:span text:style-name="Default_20_Paragraph_20_Font"><text:span text:style-name="T5">sciendum est diffierre<text:line-break/>a sumpt</text:span></text:span>o<text:span text:style-name="Default_20_Paragraph_20_Font"><text:span text:style-name="T5">mate pathos , na</text:span></text:span>m <text:span text:style-name="Default_20_Paragraph_20_Font"><text:span text:style-name="T5">pathos , ut pauso ante dixi;</text:span></text:span></text:p>
      <text:p text:style-name="P2"><text:span text:style-name="Default_20_Paragraph_20_Font"><text:span text:style-name="T5">assectu</text:span></text:span>s <text:span text:style-name="Default_20_Paragraph_20_Font"><text:span text:style-name="T5">corporis est praeter naturam permanens, samptorna<text:line-break/>quod pathei accidit, quodque in ii</text:span></text:span>s <text:span text:style-name="Default_20_Paragraph_20_Font"><text:span text:style-name="T5">quae praeter naturam<text:line-break/>sunt specialem. ac magis etiam particularem figurationem<text:line-break/>habet. </text:span></text:span>Haec est egregia interpretatio sapientis olympici,<text:line-break/>qui pathos ac symptoma finire est ausus. Quae sane tot er-<text:line-break/>roribus scatet ut mihi in mentem veniat illud stulti ad eri-<text:line-break/>brum, negantis invenire se quid ejus ejus obturet. aut pon<text:line-break/>obturet. Quid enim primum ex ipsis dicas aut quid emit-.<text:line-break/>tas? quippe omnia refutare quae prave enunciant longum<text:line-break/>sit. Num omnem mutationem ab eo quod fecundum natu-<text:line-break/>ram su. habet ad id quod praeter naturam est morbum ceu-<text:line-break/>fetis , si modo permansio illi adsit ? At vos tum decoloratio-<text:line-break/>nem tum atrophiam symptomatis, nequaquam morbis an-<text:line-break/>i numeratis. Quid autem cacochymia? quid defectus? quid<text:line-break/>cachexia? quid vero redundantia? nonne praeter natu-<text:line-break/>ram suntL Si ergo perseverantia his accedat, inter mor-<text:line-break/>bos numerabuntur. Atqui nec ipsi id vultis et merito fano<text:line-break/>agitis.. Etenim supra id quod praeter naturam sit affectus,</text:p>
      <text:p text:style-name="P3">adjici opo<text:span text:style-name="Default_20_Paragraph_20_Font"><text:span text:style-name="T5">r</text:span></text:span>tet etiam aliquam ab ec laedi actionem, nam<text:line-break/>quoad illaesae hae omnes servantur, etiamsi millies corpus<text:line-break/>sit alteratum rnutatumque, nullus tamen eorum affectuum ad-.<text:line-break/>huc morbus est. Quod autem curationem desiderat, aliud<text:line-break/>plane non est quam assectus, qui laedit actionem. Siqui-<text:line-break/>dem quod primum maximeque omnium desideramus, id se-<text:line-break/>.cundum naturam est actio, propter hanc et eum qui secuu-<text:line-break/>dum est, sive affectum, sive constitutionem nominare velis;<text:line-break/>Videre namque et audire et loqui et incedere indigemus, non<text:line-break/>autem oculis, non auribus, non lingua, non cruribus; nam si<text:line-break/>videre alia parte liceret, quis oculorum esset usus? Et si<text:line-break/>alio quovis instrumento audire liceret, quae aurium esset<text:line-break/>utilitas? Pari modo et lingua et cruribus minime prose-<text:line-break/>cto esset opus, si loqui atque incedere sine sus possemus.<text:line-break/>Ac videre quidem nostra ipsorum causa indigemus , oculis<text:line-break/>non nostra, sed ideo, <text:span text:style-name="Default_20_Paragraph_20_Font"><text:span text:style-name="T5">ut videamu</text:span></text:span>s. Jam linguam, aures,<text:line-break/>crura non propterea requirimus, ut istis instrumentis et multis<text:line-break/>assiuamus partibus, sed loquelae gratia et auditus et incessus,</text:p>
      <text:p text:style-name="P2">quippe demortua quavis parte quae abscindi potest, veluti<text:line-break/>digito, pede aut summa manu, non sustinemus hanc ocio-<text:line-break/>fam gestare ac veluti pondus alienum circumferre, illud<text:line-break/>clare hoc ipso declarar antes , haudquaquam nos partibus<text:line-break/>illis, sed functionibus egere. Quemadmodum igitur totam<text:line-break/>partem actionis causa requirimus, eodem, arbitror, modo<text:line-break/>ejus quae fecundum naturam est constitutionem actionis<text:line-break/>. gratia desideramus. Sicuti enim supra diximus , causae vi-<text:line-break/>cem ad actionem constitutio praestat. Quae vero constito-<text:line-break/>tuorem, unde actio nascitur, necessario sequuntur, fanis<text:line-break/>quidem nobis accidentia., aegrotantibus symptomata nuncu-<text:line-break/>pantur. Atque haec quatuor ge<text:span text:style-name="Default_20_Paragraph_20_Font"><text:span text:style-name="T5">n</text:span></text:span>era furti omnium , quae in<text:line-break/>corpore nostro habentur, feu fecundum naturam <text:span text:style-name="Default_20_Paragraph_20_Font"><text:span text:style-name="T5">n</text:span></text:span>os, seu<text:line-break/>praeter <text:span text:style-name="Default_20_Paragraph_20_Font"><text:span text:style-name="T5">n</text:span></text:span>aturam habeamus, actiones, constitutiones, .quae has<text:line-break/>praecedunt, quae sequuntur; his dehinc nomina qui volet<text:line-break/>imponito singulis seorsum, et si Dionem aut Theonem appel-<text:line-break/>tare velit eorum quodlibet , mea nihil refert; illud modo<text:line-break/>- intelligat servetque ubique , quatuor in universum res esse</text:p>
      <text:p text:style-name="P2">quae silae inter se proxime sint. Et quoniam huc sermonis veni,<text:line-break/>videor mihi hoc juste exigere, ut sicuti nos illis permittimus<text:line-break/>quae velint nomina indere, ita illi invicem nos Graecis<text:line-break/>usitatis et antiquis uti sinant. Alioqui fanegrave sit, fi illis<text:line-break/>soloecismum committere tyrannorum ritu licebit, nobis<text:line-break/>Graece loqui non concedetur. Vocanto, si placet,- sanitatem<text:line-break/>ipsarum functionum constantiam , quanquam ostensum a no-<text:line-break/>bis est affectum constitutionemque partium, cujus ope fun-<text:line-break/>oriones fecundum naturam edimus, hygian, <text:span text:style-name="Default_20_Paragraph_20_Font"><text:span text:style-name="T5">sanitatem</text:span></text:span>,- ab<text:line-break/>omnibus Graecis appellari. Atque id quum -statuerint sani-<text:line-break/>talem, morbum tamen censento non actionis laesionem, sed<text:line-break/>qui praeter naturam sit affectum. Tanquam ergo <text:span text:style-name="Default_20_Paragraph_20_Font"><text:span text:style-name="T5">n</text:span></text:span>os illos<text:line-break/>nec Graece nec dialectice nominantes non impedimus, ita illi<text:line-break/>nobis permittant et Graece et dialectice non mnnem qui<text:line-break/>praeter naturam. sit affectum, sed qui actionem laedat,<text:line-break/>morbum nominare, qui praeter naturam sit, nec tamen<text:line-break/>t actionem laedat, non morbum, sed morbi symptoma. Ror-</text:p>
      <text:p text:style-name="P3">sus ut illi permansionem adliciunt, nec indicant quot ho-<text:line-break/>ras ejusmodi praeter naturam affectus moratus morbus fit<text:line-break/>cenfendus, ila illi nobis concedant illam permansionem<text:line-break/>subtrahere. Nam fi quis sive tribus horis, sive quatuor, sive<text:line-break/>horae tantum dimidio, toto corpore vehementer sit arreptus,<text:line-break/>sic ut neque sentiat neque moveatur, hunc nos apoplexia<text:line-break/>correptum dicimus. Aeque si quis convulsus toto corpore sit,<text:line-break/>hunc etiam comitiali morbo laborare, nulla nec horarum<text:line-break/>nec dierum ratione habita, quippe nomina id.genus naturae<text:line-break/>rei, non temporis modi sint indicia, non aliter, credo, quam<text:line-break/>album et nigrum et calidum et frigidum ; alioqui mirum me-<text:line-break/>hercule sit, si aqua calida calida non sit, nisi perpetuum<text:line-break/>diem talis.perduret , aut qui fex horis febricitavit non fe-<text:line-break/>bri citaverit,- opo<text:span text:style-name="Default_20_Paragraph_20_Font"><text:span text:style-name="T5">r</text:span></text:span>tuisse enim ut fabrici laverit durasse ma-<text:line-break/>lnm, quanquam quod tempus id sit, quod permansionem,<text:line-break/>justane fuerit aut secus determinet, nemo eorum tradidit,<text:line-break/>utrumne dierum aliquis numerus sit, an mensium, an horarum,</text:p>
      <text:p text:style-name="P2">aut cur durabile dicant <text:span text:style-name="Default_20_Paragraph_20_Font"><text:span text:style-name="T8">, </text:span></text:span>cum licuerit diuturnum dicere, aut<text:line-break/>cur haec quidem mutantes nonnulli eorum difficile solutu<text:line-break/>dicant. At certe hoc non absolute morbi, sed diuturni<text:line-break/>morbi proprium est, perinde ac, existimo, facile folubile<text:line-break/>brevis. Verum existimare referre aegre solubilem, au du-<text:line-break/>rabilem, an diuturnum dixeris, nonne extremae est insci-<text:line-break/>tiae? Jam illud profecto magis mirum, quod ipsi veluto<text:line-break/>gravi somno experrecti distinguere pathos a symptomata<text:line-break/>aggrediuntur, quum auctor stipiditatis eorum in secundo de<text:line-break/>methodo sic scribat: <text:span text:style-name="Default_20_Paragraph_20_Font"><text:span text:style-name="T5">Eadem namque quum praece</text:span></text:span>l<text:span text:style-name="Default_20_Paragraph_20_Font"><text:span text:style-name="T5">lunt,<text:line-break/>pathea dicuntur, quum succedunt, samptomata. </text:span></text:span>Quamvis<text:line-break/>etiam longe mirabilius hoc ipsum fit quam ea quae ab illis<text:line-break/>dicuntur, utique jecoris phlegmonen, si primo statim die<text:line-break/>irruat, nostrum esse concedere; sin alteri cuipiam secundo<text:line-break/>aut tertio die succedat, inter symptomata reserre; quam-<text:line-break/>. quam quid diem facundum memoro, quum melius fit horam<text:line-break/>secundam a morbi invasione dicere? non enim in secundo</text:p>
      <text:p text:style-name="P3">die phlegmone jecoris symptoma fiet, infecunda ab initio<text:line-break/>hora aliud quidpiam, non symptoma, nam alicui quod<text:line-break/>praecessit supervenire omnino competet. At. quod tam<text:line-break/>celeriter, inquiunt, supervenit, ab eo quod una irruit non<text:line-break/>distat. Rursirm igitu<text:span text:style-name="Default_20_Paragraph_20_Font"><text:span text:style-name="T5">r</text:span></text:span> dictum ab illo clare oportuit, quot<text:line-break/>horis determi<text:span text:style-name="Default_20_Paragraph_20_Font"><text:span text:style-name="T5">n</text:span></text:span>et distinguatque quod supervenit ab,eo quod<text:line-break/>una invadit. Ac Thessalus quidem ejusmodi est. olym-<text:line-break/>prcus vero ceu in arcem ipsam sapientiae evectus, non ita<text:line-break/>pathos a symptomata discernit, sed pathos id esse ait quod<text:line-break/>dictum est, symptomata vero quod huic accidit, mirifice vi-<text:line-break/>delicet ac dilucide essentiam ejus interpretatus ; quippe quid<text:line-break/>ipsum symptoma , quod pathos comitatur, fit, adlicere, ut<text:line-break/>arbitror , ac definire oportuit , num corporis aliquis affectus,<text:line-break/>num laefio alicuius actionis, num pariter utrumque esset.<text:line-break/>At illi quidem minime id dicunt, fied nobis videlicet divi-<text:line-break/>nare est opus. lllud vero quod. definitioni apposuit, nempe<text:line-break/>specialem atque etiam magis particularem in iis quae prae-<text:line-break/>ter naturam sunt figurationem habens, excellentiam clari-</text:p>
      <text:p text:style-name="P3">fatis habet atque etiam nominum Graecum perlepidamquein-<text:line-break/>te<text:span text:style-name="Default_20_Paragraph_20_Font"><text:span text:style-name="T5">r</text:span></text:span>pretationem. Si magis specialem quandam figurationem,<text:line-break/>in iis quae praeter naturam sunt, symptoma habere, quid<text:line-break/>ergo est quod. magis generalem notam habet? non enim sii-<text:line-break/>xilti an sine collatione ad generale magis speciale liceat<text:line-break/>invenire. Sin ad nihil omnino referens magis speciale<text:line-break/>pronunciat, oppido quam diligenter clareque interpretatur,<text:line-break/>quanquam et paucis et dilucidis verbis dicere ei licebat em-<text:line-break/>nia quae circa corpus animalis praeter naturam sunt, vel<text:line-break/>morbum esse, vel causam, veI symptoma. Quibus omni-<text:line-break/>bus quum illud praeter naturam sit commune , morbus<text:line-break/>actioni officit, causa ipsum praecessit, symptoma eum sequi-<text:line-break/>.tur, ipsum videlicet natura duplex, alterum actionis laesio,<text:line-break/>alterum affectio quaedam morbum sequens. Verum, ut dixi,<text:line-break/>.si quis omnes eorum errores excutere velit, finem dicendi<text:line-break/>non inveniat, ipscque, mi Hiero, optime scis eorum nos ne<text:line-break/>millesimam quidem partum refutare conatos. Ergo si illud<text:line-break/>.ta<text:span text:style-name="Default_20_Paragraph_20_Font"><text:span text:style-name="T5">n</text:span></text:span>tum adjecero , primum hunc librum hoc loco claudam,</text:p>
      <text:p text:style-name="P3">nempe quod in ipso .statim methodi principio non pauci me-<text:line-break/>dicorum falluntur, ut qui Thessali et Themisonis sunt ae-<text:line-break/>tnuli, quique methodicos se appellant postremis, extremis<text:line-break/>ac maximis erroribus , cum luis vero non pauci eorum , qui<text:line-break/>su analogisticos., dogmaticos ac logicos nominant. Siqui-<text:line-break/>dem nisi quis omnes affectus, a quibus actio laeditur, inve-<text:line-break/>nerit, numerum ipsum morborum, quantus qualisque sit,<text:line-break/>ad unguem definire non potest. Id quum quidam eorum<text:line-break/>facere nunquam vel tentaverint, tyrannorum more quae<text:line-break/>ipsis videntur citra demonstrationem pronuncians. Alii<text:line-break/>non modo ipsi non demonstrant, fed nec a demonstrantibus<text:line-break/>discunt. Ac plurima, ut scis, melicorum pars, qui nunc<text:line-break/>sunt in pretio, ejusmodi est, nec id fortasse mirum. Nam<text:line-break/>ubi philosophorum plerique citra demonstrationem credi sibi<text:line-break/>postulant, quid medicos mirere, quibus nec vacat veritatis<text:line-break/>inquisitioni vacate? ut qui mane in salutationibus, ita enim<text:line-break/>appellant, sint occupati, vesperi cibo distenti ac ebrii. Verum</text:p>
      <text:p text:style-name="P3">ego veteris tibicinis exemplo, mi Hiero, vel cum Musis ipsis.<text:line-break/>certavero , quum alioqui turpe putem tibicinem, qui prae-<text:line-break/>sertim haud magnam rem prospere moliebatur, adeo re-<text:line-break/>pertum fuisse laudis cupidum, me autem qui medendi me-<text:line-break/>thodum ah antiquis inquisitam, non tamen hactenus exacte<text:line-break/>proditam, investigare absolvereque valeam,. propter eam<text:line-break/>quae hac tempestate regnat ignaviam gravari atque cunctari<text:line-break/>ac differe. Quare contra nunc affectus quam ante mihi vi-<text:line-break/>deor. Nec enim propriam vobis, qui me ad. medendi ar-<text:line-break/>tem totam ordine perscribendam hortati estis, gratiam tri-<text:line-break/>buo. Ac primus liber hic mihi finiatur, totius quod.fequi-<text:line-break/>tur operis secu<text:span text:style-name="Default_20_Paragraph_20_Font"><text:span text:style-name="T5">n</text:span></text:span>dus ad hunc modum deinceps incipiatur.</text:p>
      <text:h text:style-name="P19" text:outline-level="1"><text:bookmark-start text:name="bookmark2"/><text:span text:style-name="Default_20_Paragraph_20_Font">GALENI METHODI MEDEN</text:span><text:span text:style-name="Default_20_Paragraph_20_Font"><text:span text:style-name="T18">D</text:span></text:span><text:span text:style-name="Default_20_Paragraph_20_Font">I<text:line-break/>LIBER II.</text:span><text:bookmark-end text:name="bookmark2"/></text:h>
      <text:h text:style-name="Heading_20_2" text:outline-level="2">Cap. I. </text:h>
      <text:p text:style-name="P24">Quae corporibus praeter naturam sele ha-<text:line-break/>be<text:span text:style-name="Default_20_Paragraph_20_Font"><text:span text:style-name="T5">n</text:span></text:span>tibus accidunt, Hiero optime, eorum omnes quatuor tua-<text:line-break/>dilue differentiae sunt, una ipsius functionis laesae, altera<text:line-break/>affectus hanc efficientis , alia etiam tertia causarum ejus asse-<text:line-break/>utus, quarta symptomatum, quae hunc necessario conse-<text:line-break/>quuntur. Quod itaque vel cuncta haec esse morbum opor-<text:line-break/>teat, vel horum quaedam, vel certe ex sus unum, id colli-<text:line-break/>gere facile esu Quum enim aegrotantibus praeter praedicta<text:line-break/>nihil iusit, utique praeter haec morbus non suerit. Ergo</text:p>
      <text:p text:style-name="P2">reliquum est e<text:span text:style-name="Default_20_Paragraph_20_Font"><text:span text:style-name="T5">n</text:span></text:span>unciare, aut omnium horum collectionem<text:line-break/>morbum esse, aut horum quaedam, aut unum omnino. Sed<text:line-break/>-enim omnium esse collectionem, praeter id quod neminem<text:line-break/>usquam habuit auctorem, etiam dici non potest. Nam quae<text:line-break/>morbi causa aut quod morbi symptoma erit, si omnium pa- :<text:line-break/>niter collectio morbus censebitur ss Neutrum profecto erit.<text:line-break/>Ergo duo praeter morbos genera relinqui necesse est, alte-<text:line-break/>rutu causarum quae hos creant, alterum eorum quae neces-<text:line-break/>pario sequuntur, <text:span text:style-name="Default_20_Paragraph_20_Font"><text:span text:style-name="T5">n</text:span></text:span>on tamen homini officiunt. Verum si haec<text:line-break/>abstuleris, in altero duorum statuitur morbus , aut in laesis<text:line-break/>functionibus, aut qui has efficiunt affectibus. Fuitque et<text:line-break/>antiqua sane de hoc controversia et hodie dissident inter se<text:line-break/>omnes non modo medici, sed etiam philosophi, alii ipsius</text:p>
      <text:p text:style-name="Normal">. actionis laesiones, alli affectuum, unde actio prodit, mor-<text:line-break/>bos nominantes. Et dissidere vicos in rebus ita obscuris mi-<text:line-break/>nime est mirum, non intelligere tamen eos quod de nomine<text:line-break/>contenda<text:span text:style-name="Default_20_Paragraph_20_Font"><text:span text:style-name="T5">n</text:span></text:span>t, sane increpatione dignum esu Quippe si inter</text:p>
      <text:p text:style-name="P3">omnes convenit ad affectum , qui fu<text:span text:style-name="Default_20_Paragraph_20_Font"><text:span text:style-name="T5">n</text:span></text:span>ctioni obest , curationis<text:line-break/>.consilia dirigi, nihil ad artis officia confert definivisse asse-<text:line-break/>ctusne,. an lae<text:span text:style-name="Default_20_Paragraph_20_Font"><text:span text:style-name="T5">t</text:span></text:span>a iunctio morbus .fit appellandus. Utrovis<text:line-break/>enim modo appellantibus aeger sanitati restituetur, modo<text:line-break/>quis affectui commodis praesidiis occurrat, hic namque est<text:line-break/>.quem alterare mutareque .et prorsus submove<text:span text:style-name="Default_20_Paragraph_20_Font"><text:span text:style-name="T5">r</text:span></text:span>e oportet, non<text:line-break/>laesiones functionum. Nemo enim ipfam claudicationem fa-<text:line-break/>.nat, id enim esset ridiculum., fed affectum, qui hanc efficit,<text:line-break/>veluti phlegmonen, si hujus vitio claudicatur, atque hanc<text:line-break/>et perfundit et cataplasma imponit et scarificat et discutit et<text:line-break/>omni ratione solvere tentat, utpote cum hac. abolita red-<text:line-break/>datur rectus incessus, nec hac submota claudicationem cor-<text:line-break/>- rigere prorsus sit opus, quum nec remaneat quicquam pra-<text:line-break/>-vae functionis, si qui huic obsuit, prorsus sit amotus, -affectus,<text:line-break/>-quoad vero hujus quicquam relinquitur, necessum est ad<text:line-break/>proportionem ejus actionem laedi. Hunc itaque affectum. ieu<text:line-break/>morbum appellasse; feu pathos, ficu morbi patheosve can-</text:p>
      <text:p text:style-name="P6">Tam quis velit, id nihil ad curationem nec prosit nec obsit,<text:line-break/>fed neque si Theonem aut Dionem hunc vocet quis, modo<text:line-break/>rite sanet; nec hic quidem aegrotanti officiat. Quin imo<text:line-break/>siquis prorsus innominato eo , tamen quae ex usu aegrotan-<text:line-break/>tis sunt,adhibeat remedia, non solum hic nihil laedet, fed<text:line-break/>etiam bessissime curabit. Verum qui alterum docere volet,<text:line-break/>quae ipse tenet, huic prorsus nominibus propter rea uti est<text:line-break/>opus. In quorum usu perspicuitas quasi meta spectanda erit.<text:line-break/>Nam qui sic nominare quaeque studet, ut qui discit claris-<text:line-break/>lime intelligat, is optimus praeceptor suerit. Quoniam<text:line-break/>igitur et nos jam docendi munus ingredimur, necesse est ali-<text:line-break/>cubi rebus nomina imponamus ; an vero dilucide, id nos per-<text:line-break/>pendere licet. Ergo affectus qui actionem laedit, morbus<text:line-break/>appelletur; hunc si quid sequitur, symptoma ; quod illum effi-<text:line-break/>cit, causa.</text:p>
      <text:h text:style-name="Heading_20_2" text:outline-level="2">. Cap. al. </text:h>
      <text:p text:style-name="P51">His ita distinctis inspicienda diligenter est<text:line-break/>.diversitas nominum, quae morbis imposuerunt ipsurum</text:p>
      <text:p text:style-name="P3">pIi mi auctores. Passim enim a laesa parte sunt nomina,<text:line-break/>pleuritis, peripneumonia, ischias, podagra, nephrItis, ar-<text:line-break/>thrilis, ophthalmia et cephalalagia et dysenteria. Frequen-<text:line-break/>ter ab ipso <text:span text:style-name="Default_20_Paragraph_20_Font"><text:span text:style-name="T5">s</text:span></text:span>ymptomata, ut ileus, teneamus, convulsio,<text:line-break/>palpitatio et tremor, paralysis et apepsia, dyspnoea, apnoea,<text:line-break/>perVigilatio et delirium et coma. Saepe ab ambobus simul,<text:line-break/>ut cephalalgia, otalgia, cardialgia, odontalgia, hysteral-<text:line-break/>gia. Saepenumero a causa putata, ut melanch<text:span text:style-name="Default_20_Paragraph_20_Font"><text:span text:style-name="T5">o</text:span></text:span>lia quidem<text:line-break/>ab omnibus, cholerae autem a Cnidiis medicis, sed et hinc<text:line-break/>sortassis leucophlegmatias hyderus. Nonnunquam a, simili-<text:line-break/>sudine ad aliquid extra positum, ut elephas, cancer, po-<text:line-break/>lypus, staphyle, vitiligo alba, formica, atheroma, stea.-<text:line-break/>toma, staphyloma, meliceris, carbunculus, alopecia, ophia-<text:line-break/>sis, ficus, fatyriasmus et priapismus. lpforum vero mor-<text:line-break/>horum, quae nec locum affectum repraesentant nec causam<text:line-break/>efficientem, perpauca sunt nomina, phlegmone, gangraena.</text:p>
      <text:p text:style-name="P3">scirrhus, erysipelas, abscessus, oedema, empyema, ulcus,<text:line-break/>laxatio , fractura , spasma, ruptura, colohoma, iuruncn-<text:line-break/>lus , varus, phyma. Quamquam horum quoque nonnulla<text:line-break/>partim locum corporis, sive partem affectam fubludicare .<text:line-break/>ridentur, quaedam vero ab exuperante symptomata nomi-<text:line-break/>namur. Quod siquis citra significationem nominetur, diffe-<text:line-break/>rentias et is varias habet, veluti ulcus, quamvis unitatis fio-<text:line-break/>lutio in carnosa parte non esset, atque ita asseclam partem</text:p>
      <text:p text:style-name="Normal">- una snbindicaret, at particulares ejus differentiae variae<text:line-break/>fiunt nominibus, chrrouium, telephium, cancer; herpes,<text:line-break/>phagedaena omnisque id genus, quaedam ab iis qui primum<text:line-break/>ea sanarunt, ut chironium, quaedam ab ipsis affectis, ut tele-<text:line-break/>phium, carcer autem a similitudine ad animantem, phage-<text:line-break/>daena a symptomata, ut et herpetes. Verum phagedae<text:span text:style-name="Default_20_Paragraph_20_Font"><text:span text:style-name="T5">n</text:span></text:span>a<text:line-break/>ulcus omnino est depafcens, aut exedens, aut quomodo-<text:line-break/>eunque quis appellare voluerit. Herpes autem non semper<text:line-break/>ulcus est, quotiesque cum exulceratione est , non servata ve-</text:p>
      <text:p text:style-name="P52">teri sude, vicinas partes depascit, feti sicuti nomen ipsum<text:line-break/>indicat, ritu serpentis bestiae, relicto priore loco, transit<text:line-break/>ad alterum. Cavum vero ulcus et sordidum et purum et<text:line-break/>planum et supercrescens magis proprias sortita sunt appella-<text:line-break/>tiones,. non tamen similiter omnes; sed pla<text:span text:style-name="Default_20_Paragraph_20_Font"><text:span text:style-name="T5">n</text:span></text:span>um a propria<text:line-break/>differentia, sicut et cavum et supercrescens. At eruentum<text:line-break/>et purum et sordidum non a propriis differentiis, sed ah<text:line-break/>externis symptomatis appellantur. Ergo quum tam impar<text:line-break/>nominum impositio veteribus fuerit multoque etiam magis,<text:line-break/>quum epinyctida et acrochordona et nyctalopa dicunt, pri-<text:line-break/>mum quod noctu sit enatum-, alterum quod summam occu-<text:line-break/>pet cutem, tertium quod noctu visum auferat, aliaque ejus-<text:line-break/>modi multa faciant, nam si omnia numerem , periclitabor<text:line-break/>videri studio sequi quod fugere jussi, ergo omni modo em-<text:line-break/>feudum est ei qui veritatem ipsam expetit, ab ipsa nominum<text:line-break/>imaginatione recedere et ad ipsam rerum substantiam se con-<text:line-break/>serre atque bane speculari , tum quot in conversum sint et</text:p>
      <text:p text:style-name="P3">morbi et symptomata ac praeterea antecedentes horum can-<text:line-break/>sue, requirere. Nos igitur id in aliis commentariis fecimus,<text:line-break/>quorum unus de morborum multitudine est . inscriptus au-<text:line-break/>tem est de morborum differentia, alter de symptomatum est<text:line-break/>differentia. Adeo vero causas horum utrisque seo<text:span text:style-name="Default_20_Paragraph_20_Font"><text:span text:style-name="T5">r</text:span></text:span>sum ex-<text:line-break/>plorare studuimus tum morborum tum symptomatum o m-<text:line-break/>nium , ut ad praesentem disputationem nihil amplius deside-<text:line-break/>retur, sed praeparate omnia jam sint. - Itaque ne lege<text:span text:style-name="Default_20_Paragraph_20_Font"><text:span text:style-name="T5">n</text:span></text:span>da<text:line-break/>quidem quae hic dicemus ussi suaserim, priusquam in illis<text:line-break/>sit exercitatus. Quippe tam numerosis theorematis neglectis<text:line-break/>nec ipse fructum percipiet et quae recte sunt tradita temere<text:line-break/>incusabit.</text:p>
      <text:h text:style-name="Heading_20_2" text:outline-level="2">Cap. Ili. </text:h>
      <text:p text:style-name="P51">Ac in illis quidem particulatim omnia tum<text:line-break/>morbos tum symptomata tum causas oratione pe<text:span text:style-name="Default_20_Paragraph_20_Font"><text:span text:style-name="T5">r</text:span></text:span>sequor,<text:line-break/>hic duobus adhuc additis quae cognitu necessaria erunt lis,<text:line-break/>qui medendi methodum exercebunt, tum me ad usum iuvem-<text:line-break/>totum prodendum conferam. Quaenam, <text:span text:style-name="Default_20_Paragraph_20_Font"><text:span text:style-name="T5">inquis</text:span></text:span>, duo illa.</text:p>
      <text:p text:style-name="P3">quae dicere paro? Certe unum quid: inter morbum etpa-<text:line-break/>thos intersit, alterum quod sine corporis elementis, ex qni-<text:line-break/>bus prunum constitit, noscendis, non possint morbi inve-<text:line-break/>nixi Haec igitur nos accuratissime tradere studebimus. Qui<text:line-break/>autem ea legent, oro ne prius ad ipsam methodum medendi su<text:line-break/>conferant quam et ipsi quot in totum morbi sint , per se in-<text:line-break/>quisierint, et quae prodita a nobis sunt curiose inspexerint.<text:line-break/>Ergo tanquam haec secerint, sermonem incipiam. Tres esse<text:line-break/>in corpore affectus praeter naturam ostensum jam est, causas,<text:line-break/>morbos, symptomata; causas, veluti redundantiam vel cor-<text:line-break/>ruplelam; morbos, ut phlegmonen, ulcus; symptomata, ut<text:line-break/>. decolorationem et gracilitatem. Diversa ab sus sunt quae<text:line-break/>immodice a corpore excernuntur, aut quae praeter naturam<text:line-break/>retine<text:span text:style-name="Default_20_Paragraph_20_Font"><text:span text:style-name="T5">n</text:span></text:span>tur et fu<text:span text:style-name="Default_20_Paragraph_20_Font"><text:span text:style-name="T5">n</text:span></text:span>ctionum laesiones , omnia scilicet communi<text:line-break/>nomjne symptomata dicta, caeterum non uni generi subje-<text:line-break/>eta. Quippe affectus quidam corporis est decoloratio , quod<text:line-break/>excernitur aut retinetur, affectus non est, sed <text:span text:style-name="Default_20_Paragraph_20_Font"><text:span text:style-name="T5">asiectum</text:span></text:span> sequi-</text:p>
      <text:p text:style-name="P3">tur. Similiter actio vel laesa vel integra affectus sane non<text:line-break/>est, partis autem nude actio editur, affectum necessario eo-<text:line-break/>nitatur. Ac oedema quidem et phlegmone ex iis sunt quae<text:line-break/>absolute esse dicuntur. Eodem modo et plenitudo , si acci-<text:line-break/>dat, sanguinis et corporis pallor. Actio vero ex eorum nu-<text:line-break/>mero non est quae esse absolute dicuntur , aut certe non si-<text:line-break/>militer, sicut jam comprehensa, siquidem nullo temporis<text:line-break/>spatio manent ejus partes , sicuti prosectu nec sermonis nec<text:line-break/>etiam motus ullius, sed horum quilibet in ipso fieri esse<text:line-break/>suum obtinet. Quum vero duplex sit motus genus, unum<text:line-break/>in loco, aliud in qualitate, prius latio, secundum alteratio<text:line-break/>dicitur. Ac omnis quidem actio motus est activus, omnis<text:line-break/>alteratio ejus quod asseratur motus est passivus, patitur nam-<text:line-break/>que quod asseratur. Ergo affectus dum atterantur , moven-<text:line-break/>tur, quum a motu cessaverint, jam alterati sunt, non autem<text:line-break/>amplius atterantur. Quicquid enim quocunque modo se habet,<text:line-break/>in aliquo omnino affectu est, quod autem in difficilis solo-<text:line-break/>tionis affectu est, id habitu jam affectum esu Sane altera-<text:line-break/>tur is qui nigrefit, alteratus est qui jam obuigruit. Itaque</text:p>
      <text:p text:style-name="P3">alteratio ge<text:span text:style-name="Default_20_Paragraph_20_Font"><text:span text:style-name="T5">n</text:span></text:span>eratio est qualitatis aut effectus , aut quomodo-<text:line-break/>cunque appellare velis. Nec si alterationem esse depofitio-<text:line-break/>nem vel mutationem ejus quod prius suit dicas, id pugnat<text:line-break/>eum eo quod dixi , alterationem generationem esse qualitatis,<text:line-break/>quum ambo in idem recidant, nam et quae prior in corpore<text:line-break/>qualitas fuit mutatur et nunc nova gignitur. Quippe ejus<text:line-break/>qui in fole versatur, candor mutatur, nigrities gignitur;<text:line-break/>rutilis ejus qui ad ignem calefit, frigus mutatur, calor fit.<text:line-break/>Quoties vero cuiuspiam quod substantia non fit , generatio-<text:line-break/>nem esse dicimus, non idem eo sermone significamus sicut<text:line-break/>quum absolute generationem nuncupamus. Nam quae absolute<text:line-break/>generatio nominatur, via est lu substantiam, quae vero hujus<text:line-break/>vel illius generatio dicitur, via est in illius, ut sic loquar, exi-<text:line-break/>stentiatn. Verum hoc veluti extra rem sit dictum. Quod-<text:line-break/>vero propositum nobis in disputatione maxime sint, sermone<text:line-break/>jam definitum est, nempe aliqua in generatione et muta-<text:line-break/>tione et alteratione et ut semel dicam, in motu ipsam essentiam<text:line-break/>habere, aliqua in ipsius substantiae constantia. Acfanitasquidem</text:p>
      <text:p text:style-name="P3">et morbus et quaecu<text:span text:style-name="Default_20_Paragraph_20_Font"><text:span text:style-name="T5">n</text:span></text:span>que <text:span text:style-name="Default_20_Paragraph_20_Font"><text:span text:style-name="T5">s</text:span></text:span>ymptomatum causarumque affectus<text:line-break/>vel habitus sunt, ex permanentium numero sunt, actiones<text:line-break/>omnes alterationesque, in quacunque re fuerint, in ipso fieri<text:line-break/>essentiam suam possident, et corpus secundum quodcunque<text:line-break/>movetur, secundum idem patitur motusque ejus pathos est.<text:line-break/>-Sa<text:span text:style-name="Default_20_Paragraph_20_Font"><text:span text:style-name="T5">n</text:span></text:span>e prisci motus omnes, etiam qui facundum naturam se<text:line-break/>habent, nisi activi sint, pathea, id est passiones nominant, fic-<text:line-break/>uti etiam ipsus activos motus actiones. Eo pacto et Plato<text:line-break/>fensuum alienationes pathea appellat, cum junioribus ali-<text:line-break/>ter nescio quomodo sit risum , ut videlicet de solo eo qui<text:line-break/>praeter naturam sit motu id nomen usurpent. Ac a vele-<text:line-break/>ribus quidem pathos privatim de omni extrinsecus motu di-<text:line-break/>cebatur, nunc per abusum etiam affectus qui ex passione<text:line-break/>jam provenere, nec amplius in motu sunt, pathea appellant,<text:line-break/>nent tamen diuturnior aut solutu difficilior est affectio quam<text:line-break/>habitus, quemadmodum neque imbecillitas. Sed ejusmodi<text:line-break/>nominum promulgationes a junioribus sunt invectae. Di-<text:line-break/>ximus autem alibi <text:span text:style-name="Default_20_Paragraph_20_Font"><text:span text:style-name="T10">diffusi</text:span></text:span>us de medicinalium nominum usu,</text:p>
      <text:p text:style-name="P3">necillud nobis ad considerationem propositum nunc est, sed<text:line-break/>tantum quemadmodum ipsintemur, claritatis gratia distin-<text:line-break/>guere necessarium est visum. Nara contrarium sanitati asse-<text:line-break/>erum, a quo laedi actionem dicimus, morbum tantum appel-<text:line-break/>Iamus, sive diuturnus. hic, sive brevis sit, sive momento<text:line-break/>duret. Ex reliquis affectibus qui praeter naturam sunt, eos<text:line-break/>qui hunc praecedunt causaeque rationem obtine<text:span text:style-name="Default_20_Paragraph_20_Font"><text:span text:style-name="T5">n</text:span></text:span>t, , causas<text:line-break/>tantum dicimus non pathea. Qui illum sequuntur, si actio-<text:line-break/>num laesiones sunt, et symptomata et pathea, eodem<text:line-break/>modo et immoderatas^ vel suppressiones. Qui vero aste-<text:line-break/>otus sunt, veluti decoloratio , supra pastionis et symptoma-<text:line-break/>tis appellationem , etiam affectiones vocamus, ita nimirum<text:line-break/>ut sunt. omnium igitur horum commune id est, quod prae-<text:line-break/>.ter naturam sunt, et causarum et morborum et symptoma-<text:line-break/>tum. Proprium autem morborum quidem est actionem lae-<text:line-break/>dere, symptomatum hos sequi, causarum praecedere. Ergo<text:line-break/>nec is qui morbum esse motum praeter naturum dixit mtel-<text:line-break/>lexit quid diceret, quemadmodum lu proximo libro docui-</text:p>
      <text:p text:style-name="P3">mus methodicorum nonnullos definivisse , adjecta ex fuper-<text:line-break/>abundanti permansione , nec is qui mutationem esse ab eo<text:line-break/>quod secundum naturam, ad id quod praeter naturam vo-<text:line-break/>luit, quippe quae non magis morbi quam causae et fym-<text:line-break/>ptomatis definitio sit, qua<text:span text:style-name="Default_20_Paragraph_20_Font"><text:span text:style-name="T5">n</text:span></text:span>do omnia ea assectus sunt prae-<text:line-break/>ter naturam. Verum si brevia sint, constat acuta esse, sin<text:line-break/>aegre solvantur , diuturna. Morbum autem an aegritudinem<text:line-break/>dicas, nihil interest, quemadmodum etiam non interest, pa-<text:line-break/>thos an pathema dicas. Atqui patheos appellationem de<text:line-break/>morbo dixisse veteres, quemadmodum et infirmitatem et im-<text:line-break/>becillitatem , ostensum nobis est in iis, quae de medicinali-<text:line-break/>bus vocabusis scripfimus. In quibus illud quoque traditum<text:line-break/>est, nihil referre dicere valetudinem infirmam an infirmi-<text:line-break/>tatem valetudinis, nam et qui aegrotant, eos appellant non<text:line-break/>susum aegrotos, sed et infirmos et laborantes. Atque hoc<text:line-break/>in illis commentariis demonstratum esu Reliquum nunc<text:line-break/>fuerit ut eo cujus causa haec omnia diximus, in .medium ad-<text:line-break/>ducto, ad aliquid eorum quae proxime tractanda fiunt de-<text:line-break/>inceps transeamus. Id quid sit, rogas? Certe no<text:span text:style-name="Default_20_Paragraph_20_Font"><text:span text:style-name="T5">n</text:span></text:span> aliud</text:p>
      <text:p text:style-name="P3">.quam quod multoties jam a<text:span text:style-name="Default_20_Paragraph_20_Font"><text:span text:style-name="T5">n</text:span></text:span>te dictum est, primum ac ma-<text:line-break/>xime id medicos studere, idque fere proprium eorum mu-<text:line-break/>nus esse , ut morbos adimant , quippe simul eum hoc non<text:line-break/>modo actionis laesio statim evanescit, sed etiam reliqua om-<text:line-break/>nia symptomata tolluntur. Siquidem primum ac maxime<text:line-break/>actionis ipsius, quae secundum naturam est, omnes homines<text:line-break/>egent, propter illam vero et sanitatis , sed et functionis lae-<text:line-break/>sionem amoliri omnes cupiunt, ob id vero etiam morbum<text:line-break/>ipsum. Caeterum non functionis laesioni , sed morbo ipsi,<text:line-break/>id est affectui praeter naturam qui actionem laedit, adhibent<text:line-break/>remedia. Quisquis igitur ex iis quae partibus secundum<text:line-break/>naturam insunt et quae temere accidunt et quae actionis sunt<text:line-break/>causae, distinguere non potest, quomodo credibile est, ut<text:line-break/>ipse affectum, a quo primum actio laeditur, invenire possit?<text:line-break/>-Nam quae temere corporibus accidunt, etiamsi millies sint<text:line-break/>alterata, nocere profecto actioni non possunt, quamdiu a qui-<text:line-break/>bus fiebat, omnia naturam suam tuentur. Horum vela si<text:line-break/>vel unum quodlibet sit alteratum, actionem quoque ipfam</text:p>
      <text:p text:style-name="P2">statim laedi i<text:span text:style-name="Default_20_Paragraph_20_Font"><text:span text:style-name="T5">n</text:span></text:span> tantum est necesse in quantum ab eo quom<text:line-break/>fecundum naturam se haberet est adiuta.</text:p>
      <text:h text:style-name="Heading_20_2" text:outline-level="2">Cap. IV. </text:h>
      <text:p text:style-name="P51">Ac missi quidem res tusa explicata jam est,<text:line-break/>plereque offensum iis praesertim, qui intelligere vera possunt,<text:line-break/>fieri non posse ut omnium morborum numerum methodo<text:line-break/>quis comprehendat, nisi idem omnium causarum actionis<text:line-break/>numerum, corpore secundum naturam se habente, norit.<text:line-break/>Nihil tame<text:span text:style-name="Default_20_Paragraph_20_Font"><text:span text:style-name="T5">n</text:span></text:span> ex jam dictis intelligere adhuc possunt quicun-<text:line-break/>que vel stolidiores sunt et ingenio tardiore , vel methodicae<text:line-break/>. sectae nugis innutriti. Denuo igitur quod nu<text:span text:style-name="Default_20_Paragraph_20_Font"><text:span text:style-name="T5">n</text:span></text:span>c generatim<text:line-break/>dictum intelligentibus illis quoque speciatim exponam us, unum<text:line-break/>aliquod atque alterum veluti exemplum sermoni proponen-<text:line-break/>tes. Cur lingua sapores percipit nec ulla pars ? Num pro-<text:line-break/>pter colorem aut situm aut magnitudinem aut figuram?<text:line-break/>Quippe ea affecta nec commode sapores se<text:span text:style-name="Default_20_Paragraph_20_Font"><text:span text:style-name="T5">n</text:span></text:span>tiente , aut colo-<text:line-break/>rem ejus ad naturam suam reducemus , si ni eo actionem<text:line-break/>habet, aut tam dictorum quod vis, si ab illo agendi vim ac-</text:p>
      <text:p text:style-name="P3"><text:span text:style-name="Default_20_Paragraph_20_Font"><text:span text:style-name="T8">. </text:span></text:span>cipit. Quod si propter aliud ab his quippiam constat, si<text:line-break/>illo lentum. tenus ad naturalem habitum sit restituta, nullo<text:line-break/>etiam reliquorum fore opus. Nam esto exempli gratia, den-<text:line-break/>sitas certa purorum causa sit, succi saporem dijudicet, nun-<text:line-break/>quid horum symmetriam quae in sanitate visitur, tuebimur<text:line-break/>rursusque ametriam , quoties laborat corrigemus? Age vero,<text:line-break/>si ita sors tulerit, moderatus calor causa sit cm saporem<text:line-break/>sentiat lingua, non hic quoque manifestum est, caeteris ne-<text:line-break/>gloriis unam adhibendam curam , ut illud fervemus a quo<text:line-break/>agendi facultatem accepit? Jam si propterea quod ita in<text:line-break/>sicco humidoque attemperata sit, idcirco sentiat, quis non re-<text:line-break/>Iiquis posthabitis, huc tantum intendat ut neque justo siccior<text:line-break/>sit nec etiam humilior ? Quis rursus si hoc verum est, non<text:line-break/>facile prompleque cossigat duos esse universus linguae mor-<text:line-break/>bos, alterum humidum, alterum siccum? Veluti rursum si<text:line-break/>per moderatum calorem et frigus habet quod sentiat, quis<text:line-break/>non lue quoque duo esse morbos ejus intelligat, caloris fii-</text:p>
      <text:p text:style-name="P3">gorisque ametriam ? Quemadmodum etiam si propter tenuium<text:line-break/>meatuum symmetriam senium est nacta, promptum profe-<text:line-break/>oto lue quoque colligere est, omnino eam ex horum ametria<text:line-break/>.oblaedi; duplexque vitium fore, densitatem meatuum et ra-<text:line-break/>ritatem. Num igitur etiam.plura dico quo stupidos istos in-<text:line-break/>ducam, ut si nihil aliud, illud saltem intelligant, non posse<text:line-break/>quanquam nec invenire nec demonstratione asserere morbo-<text:line-break/>ruta numerum, qui non ex lis quae partibus insunt tum<text:line-break/>quae causae actionis sint tum quae temere accidant norit?<text:line-break/>Numeriam alterum adhuc tertiumque exemplum adliciam?<text:line-break/>saepe namque multitudine exemplorum stupidorum animi<text:line-break/>veluti a somno excitantur. Age igitur ita homines rursum<text:line-break/>.interrogemus. . Idcircone corpus calida, dura, mollia, lae-<text:line-break/>via et alpem, omnia denique sirb tactum cadentia sentit<text:span text:style-name="Default_20_Paragraph_20_Font"><text:span text:style-name="T5">i<text:line-break/></text:span></text:span>quod candidum colore est aut quod nigrum aut quod rufum<text:line-break/>-aut ut summatim dicam, quod talis coloris est, an propter<text:line-break/>horum nihil, fed. aliud quippiam. Perspicuum enim cui-<text:line-break/>quo arbitror, quod si quid probe scntiendi munere utatur,</text:p>
      <text:p text:style-name="P3">id tantum illi tuendum custo sile<text:span text:style-name="Default_20_Paragraph_20_Font"><text:span text:style-name="T5">n</text:span></text:span>dum que sit, ex quo uno<text:line-break/>probe sentiendi facultatem accepit. Nam fi ex eo quod can-<text:line-break/>ssidum fuit, id dotis obtinuit, ejus tuendi maxima erat ha-<text:line-break/>benda cura, sicut nigri fugiendi. Sin contra ex eo quod<text:line-break/>nigrum fuit sentiendi vim habuit, .omnes, arbitror, alios<text:line-break/>calores sugere formidareque oportebat. Ad eundem modum<text:line-break/>et si inde adeo sentit quod flavum vel rufum est , fugiendi,<text:line-break/>arbitror, alii colores omnes sunt, ceu sensum vel pe<text:span text:style-name="Default_20_Paragraph_20_Font"><text:span text:style-name="T5">n</text:span></text:span>itus<text:line-break/>deperditum veI depravatum efficientes. Praeterea si eo quod<text:line-break/>durum sit fau<text:span text:style-name="Default_20_Paragraph_20_Font"><text:span text:style-name="T5">t</text:span></text:span>u est praeditum, si molle fiat; laedetur. Ac<text:line-break/>si quod de<text:span text:style-name="Default_20_Paragraph_20_Font"><text:span text:style-name="T5">n</text:span></text:span>sum sit, laedetur, si ra<text:span text:style-name="Default_20_Paragraph_20_Font"><text:span text:style-name="T5">r</text:span></text:span>um efficiatur. Quod si<text:line-break/>tenuium meatuum symmetria sentiendi vim habeat, ab ame-<text:line-break/>tria certe laedetur. Et generaliter ut sentiat, id tantum<text:line-break/>ipsum adsit oportet , unde sensum obtinuit, atque id tantum<text:line-break/>corrigatur, unde sensus est laesus quom a natura recessit.<text:line-break/>Num igitur tertio exemplo est opus, an haec abunde sutis-<text:line-break/>faciunt? Sane prude<text:span text:style-name="Default_20_Paragraph_20_Font"><text:span text:style-name="T5">n</text:span></text:span>tibus vel haec supervacua puto, ut<text:line-break/>- qui universale intelligere sine exemplis possint, rudibus autem</text:p>
      <text:p text:style-name="P3">et tardis et contentiosis , ne si tertium quidem addam exem-<text:line-break/>plum, quicquam fortasse profecero. Verumtamen quando<text:line-break/>duo jam dicta sunt et inaniter tempus nostrum <text:span text:style-name="Default_20_Paragraph_20_Font"><text:span text:style-name="T5">s</text:span></text:span>emper te-<text:line-break/>runt, non fuerit alienum unum etiamnum iis exemplum<text:line-break/>adjicere. Proponatur itaque jam quemadmodum ventricu-<text:line-break/>lus male concoquens nobis sit corrigendus. Verba autem<text:line-break/>faciemus non <text:span text:style-name="Default_20_Paragraph_20_Font"><text:span text:style-name="T5">s</text:span></text:span>olum contra methodicos, sed etiam contra<text:line-break/>eos rationalium qui non cognita ipsius actionis prima causa,<text:line-break/>quam continentem etiam nominare <text:span text:style-name="Default_20_Paragraph_20_Font"><text:span text:style-name="T5">s</text:span></text:span>unt <text:span text:style-name="Default_20_Paragraph_20_Font"><text:span text:style-name="T5">s</text:span></text:span>oliti, methodo qua-<text:line-break/>dam ac ratione constitui posse artem putent. Esto igitur<text:line-break/>quispiam dicat, ab iis enim quae obviam promptamque ab-<text:line-break/>surditatem exhibent coepisse praestat, quo eos li fieri potest<text:line-break/>ad ea quae confusa magis <text:span text:style-name="Default_20_Paragraph_20_Font"><text:span text:style-name="T5">s</text:span></text:span>unt intelligenda <text:span text:style-name="Default_20_Paragraph_20_Font"><text:span text:style-name="T5">s</text:span></text:span>ensim perduca-<text:line-break/>mus, esto, inquam, aliquis dicat, hunc hominem qui nunc<text:line-break/>cruditate laborat, quod multos deinceps dies <text:span text:style-name="Default_20_Paragraph_20_Font"><text:span text:style-name="T5">s</text:span></text:span>olo lacte est<text:line-break/>altus, ventris colorem mutasse, album que ex rubro reddi-<text:line-break/>disse idcircoque ventris fui functionem laesisse. Fortasse<text:line-break/>jam rides et jure profecto rides. Verum si scias quam sit</text:p>
      <text:p text:style-name="P3">simile et huic de coloribus citra usiam demonstrationem ad—<text:line-break/>hibitam quiduis pronunciare et tibi de exiguorum meatuum<text:line-break/>verbi gratia -symmetria, aut alio quolibet affectu, non, arbi-<text:line-break/>tuor, jure ridebis ; nam aut in lete risum verte, aut nec lu<text:line-break/>alterum. :Nam esto, impudens fit qui causam minus probe<text:line-break/>concoquendi colori imputet dieatque quod quoniam ex na-<text:line-break/>turali colore ventriculus ruber est, nunc vero redditus est<text:line-break/>plane- albus, idcirco cruditate laboret est necesse. Libens<text:line-break/>suneaudiam, quid tu contra hunc objicias. Ego enim aliam<text:line-break/>nationem i <text:span text:style-name="Default_20_Paragraph_20_Font"><text:span text:style-name="T5">n</text:span></text:span>on invenio, quam ut jubeam qui ita dicet prius<text:line-break/>ostendat, an omnino propter colorem fecundum naturam<text:line-break/>actionem ventriculus edat. Tu siquam aliam habeas, libem-<text:line-break/>taraudiam. Sed nec habes nec habere diam contradicendi<text:line-break/>rationem potes contra eum, qui colorem cruditatis ventri-<text:line-break/>cusi causant esse dicit , quam exigere ut doceat quomodo ex<text:line-break/>naturali colore consequutus sit ut- concoqueretventriculus.<text:line-break/>An igitur huic qui colori cruditatis causam imputat fides<text:line-break/>non adhibebitur antequam doceat etiam hoc nomine agere</text:p>
      <text:p text:style-name="P3">ventriculum ? tu quum vel tenuium meatuum ametriae , veI<text:line-break/>alii cupiam hanc ascribas, credi tibi postulabis priusquam<text:line-break/>doceas quo pacto ex symmetria lu illo genere agat? At non<text:line-break/>hoc ajo, inquit, nec aliud quicquam esse co<text:span text:style-name="Default_20_Paragraph_20_Font"><text:span text:style-name="T5">n</text:span></text:span>coctionis conti-.<text:line-break/>nentem causam , - sed prorsus id ignorare me fateor. Atqui<text:line-break/>si ei qui colori actionis causam tribuit, necesse est etiam ei-<text:line-break/>dem laesionem actionis imputet, qui vero tenuium mea-<text:line-break/>tuum symmetriam <text:span text:style-name="Default_20_Paragraph_20_Font"><text:span text:style-name="T5">acti</text:span></text:span>o<text:span text:style-name="Default_20_Paragraph_20_Font"><text:span text:style-name="T5">nis ea</text:span></text:span>ti<text:span text:style-name="Default_20_Paragraph_20_Font"><text:span text:style-name="T5">fum dicit</text:span></text:span>, etiam horum ipso-<text:line-break/>num purorum ametriam eandem vitiare fateatur, tum qui<text:line-break/>temperamento quatuor qualitatum , caloris, frigoris , humo-<text:line-break/>ris et siccitatis <text:span text:style-name="Default_20_Paragraph_20_Font"><text:span text:style-name="T5">a</text:span></text:span>c<text:span text:style-name="Default_20_Paragraph_20_Font"><text:span text:style-name="T5">ti</text:span></text:span>o<text:span text:style-name="Default_20_Paragraph_20_Font"><text:span text:style-name="T5">nis ca</text:span></text:span>s<text:span text:style-name="Default_20_Paragraph_20_Font"><text:span text:style-name="T5">sam assignat</text:span></text:span> , etiam eorundem<text:line-break/>ipsorum lutemperiei <text:span text:style-name="Default_20_Paragraph_20_Font"><text:span text:style-name="T5">laesionem ejus ascribat</text:span></text:span> , utique et tibi<text:line-break/>necesse erit eo quod secundum naturam est prius supposito,<text:line-break/>ita qued praeter naturam est inquirere, aut si ipsum quod<text:line-break/>fecundum naturam est no<text:span text:style-name="Default_20_Paragraph_20_Font"><text:span text:style-name="T5">n</text:span></text:span> nosti , nec quod praeter naturam<text:line-break/>est nosti. Etenim vos etiam ipsos annio contra empiricos<text:line-break/>medicos dicere, fieri non posse ut qui id quod secundum<text:line-break/>naturam sit non norit, dignoscere id quod p<text:span text:style-name="Default_20_Paragraph_20_Font"><text:span text:style-name="T5">r</text:span></text:span>aeter naturam<text:line-break/>sit possit. At nosco, inquit, quod secundum naturam fe</text:p>
      <text:p text:style-name="P3">habet Quaero totum<text:span text:style-name="Default_20_Paragraph_20_Font"><text:span text:style-name="T5">n</text:span></text:span>e an partem ejus aliquam ? atque<text:line-break/>pars ipsa quam nosti, estne actio<text:span text:style-name="Default_20_Paragraph_20_Font"><text:span text:style-name="T5">n</text:span></text:span>is ipsius caula, an ventri-<text:line-break/>.culo mest otiose? Nam quid demum ejus nosti? silum vide-<text:line-break/>licet et magnitudinem et texturam et co<text:span text:style-name="Default_20_Paragraph_20_Font"><text:span text:style-name="T5">n</text:span></text:span>formationem. At<text:line-break/>.nihil horum actionis est causa. Sed nec empiricos horum<text:line-break/>.quicquam latet, quippe qui et fe partium dissectione, quum<text:line-break/>occasio hunc offert, uti fatentur et ex illa fe haec intelligere, .<text:line-break/>non tamen actiones usus que partium. At novi, inquit, exi<text:line-break/>actionem , ni enim circumplexus et attritio. At nisi cau-<text:line-break/>fatu ejus noveris; nec morbum intellexeris. Nam si quatuor<text:line-break/>qualitatum temperies actionis sit causa, eorum intemperies om-<text:line-break/>xino laesionis causa erit. Tu ver o reris phlegmonen et scirrhum<text:line-break/>et .oedema et abscessum et alia quae oculis usurpari possunt,<text:line-break/>folos esse ventricusi morbos, quamvis ne haec ipsa quidem<text:line-break/>veluti empirici . solis oculis, .manibus et reliquis sensibus<text:line-break/>apprehendas ,. sed ad ipsam essentiam eorum tentas ascendere<text:line-break/>atque hanc diligenter disquirere, videlicet non contentus lis<text:line-break/>symptomatis quae fensui apparent, quae tamen . fymp tu-</text:p>
      <text:p text:style-name="P3">urata empiricis definiunt ac circumscribunt suam syndro-<text:line-break/>men , fio enim ipsi appella<text:span text:style-name="Default_20_Paragraph_20_Font"><text:span text:style-name="T5">n</text:span></text:span>dam censent symptomatum con-<text:line-break/>gerienr quae in affecto sunt loco. Sed nec curatioris in—<text:line-break/>dicationem ex apparentibus symptomatis accipis. Non enim<text:line-break/>an tumor praeter naturam, nec an renitens, nec an cum<text:line-break/>dolore, nec an ruber, sed an sit in finibus arteriarum im-<text:line-break/>pactio, ex paremptosi, <text:span text:style-name="Default_20_Paragraph_20_Font"><text:span text:style-name="T5">obreptione seu coincidentia</text:span></text:span>; censi-<text:line-break/>deras, accurationem, ut ipse fateris, ad hoc refere<text:span text:style-name="Default_20_Paragraph_20_Font"><text:span text:style-name="T5">n</text:span></text:span>s exple-<text:line-break/>ras. Annon ea est Eraflltrati docendi ratio , ubi de febri-<text:line-break/>bus agit, sicuti rursus alia Dioclis, alia Praxagorae, esta<text:line-break/>Asclepiadis? Itaque non a symptomatis , quaeluphlegmo-<text:line-break/>nes apparent loco, indicatio praesidii sus sumitur, sed ab<text:line-break/>ipsa substantia. Neque enim au tumor praeter natu-<text:line-break/>ram, neque an renitentia, neque an dolor pulsatorius ; fed<text:line-break/>an coincidentia et impactio in finibus arteriarum, aut<text:line-break/>obstructio in finibus venarum, aut putredo aliqua hu-<text:line-break/>morum, aut corpusculorum ratio<text:span text:style-name="Default_20_Paragraph_20_Font"><text:span text:style-name="T5">n</text:span></text:span>e contemplabilium in<text:line-break/>laxitatibus aeque ratione speculabilibus intentio sit, aesti-</text:p>
      <text:p text:style-name="P3">mant. Quare lu omnes ab affectu phlegmone laborantis<text:line-break/>partis , non a symptomatis quae hanc sequuntur praesidio-:<text:line-break/>rum indicationem sumunt. Ad eundem, arbitror, modum<text:line-break/>et si quis calidum, frigidum humidum et siccum causatur.<text:line-break/>Verum hic etiam si ventriculus citra phlegmonen, aut ulcus,<text:line-break/>aut abscessum, aut aliud id genus, eo tantum quod frigidior<text:line-break/>evaserit, non recte concoquat, tamen remediis non flesti-<text:line-break/>luitur. At- qui phlegmonas, scirrhos, aliaque quae oculis<text:line-break/>ridere licet , tantum esse morbos putant, ridicule plane em-<text:line-break/>dilates quae sine iis fiunt ex imbecillitate ventriculi inci-<text:line-break/>dere dicunt, ceu astutum aliquem privatum fejunctumque<text:line-break/>imbecillitatem esse velint, non autem velut in fuppuranti-<text:line-break/>bus, aut fcirrho, aut phlegmone affectis, aut alia quavis ra-<text:line-break/>time laborantibus inesse. Quippe omnes hae affectiones<text:line-break/>sive in ventriculo , sive in jecinore , sive in thorace , sive in<text:line-break/>alio queris accidant , illico partem m qua funt ad propriam<text:line-break/>fu<text:span text:style-name="Default_20_Paragraph_20_Font"><text:span text:style-name="T5">n</text:span></text:span>ctionem edendum imbecilliorem reddunt. . Sed id non<text:line-break/>satis illis erat ad indicationem remediorum , alioqui frustra</text:p>
      <text:p text:style-name="P2">inquirunt affectus, sed ad ipsam morbi essentiam subeunt,<text:line-break/>tanquam non aliter detur idonei compotes esse remedii.<text:line-break/>Non igitur qui imbecillitatum pathos esse dicunt, ubi nullo<text:line-break/>ex iis quae ipsi morbos definiunt affecto ventriculo animal<text:line-break/>cruditate laborat, ii dum a nobis refellantur expectant. sed<text:line-break/>ipsi. se ipsos redarguunt, quum non proprium aliquod, sed<text:line-break/>commune omnium dicant, quodque nec istis ipsis judicibus,<text:line-break/>remediorum inventionem indicare facile possit. Quippe<text:line-break/>illusi, roborare imbecillitatem, nomen nudum ac veluti fco-<text:line-break/>pus potius est, non curatio. Nam quid faciendo iis qui in-<text:line-break/>validi ad actionem sunt robur vindices non dicunt, at in<text:line-break/>hoc curatio consistebat, et nisi ventriculi affectu invento , ut<text:line-break/>remediorum sis compos fieri non potest. Quippe si refrixe-<text:line-break/>rit, calfaciendus est, si humentior effectus, siccandus est, pari<text:line-break/>modo si immodice incaluit, refrigerandus est, si siccatus, hu-<text:line-break/>mectandus esu Atque hae quatuor simplices curationis m-<text:line-break/>- tiones sunt. Alte<text:span text:style-name="Default_20_Paragraph_20_Font"><text:span text:style-name="T5">r</text:span></text:span>ae quatuor compositae sunt. Si frigi-<text:line-break/>diore et sicciore temperamento redditus ventriculus est, cal-</text:p>
      <text:p text:style-name="P3">faciendus simul humeetandusque esu Sin humidior et cusi-<text:line-break/>dior justo evasit, siccandus ac refrigerandus est. Pari m o do<text:line-break/>si calidior ac siccior est effectus, tum refrigerandus tum hu—<text:line-break/>mactandus est. Sin humidior ac frigidior, siccandus ac cal-<text:line-break/>faciendus esu Quare et octo sunt ipsius ve<text:span text:style-name="Default_20_Paragraph_20_Font"><text:span text:style-name="T5">n</text:span></text:span>triculi affectus,<text:line-break/>qui sunt cauIae ipsius., ut ipsi dicunt, imbecillitatis , t<text:span text:style-name="Default_20_Paragraph_20_Font"><text:span text:style-name="T10">um<text:line-break/></text:span></text:span>octo medendi rationes.</text:p>
      <text:h text:style-name="Heading_20_2" text:outline-level="2">Cap. V. </text:h>
      <text:p text:style-name="P51">Neque sicut empiricis, sic ussi dogmatic<text:span text:style-name="Default_20_Paragraph_20_Font"><text:span text:style-name="T5">a-<text:line-break/></text:span></text:span>rum dicere.licet, si<text:span text:style-name="Default_20_Paragraph_20_Font"><text:span text:style-name="T5">n</text:span></text:span>t haec an non sint, nilul esse opus i<text:span text:style-name="Default_20_Paragraph_20_Font"><text:span text:style-name="T5">n-<text:line-break/></text:span></text:span>teliigere. Funditus namque logicam sectam subvertent, si<text:line-break/>ignorato affectu, curationis tamen facultatem abunde sibi su-<text:line-break/>- peresse dicant. Etenim ab ipsa experie<text:span text:style-name="Default_20_Paragraph_20_Font"><text:span text:style-name="T5">n</text:span></text:span>tia jomn es quomodo<text:line-break/>curandum sit, intelligent, si modo ab ipsius rei natura indi-<text:line-break/>casionem non sump<text:span text:style-name="Default_20_Paragraph_20_Font"><text:span text:style-name="T5">s</text:span></text:span>erint. Ac empirici quidem et quod in-<text:line-break/>yenire posse non putent quicquam eorum quae abstrusa sunt,<text:line-break/>et quod id etiamsi inventum sit non desiderent, quippe ob-<text:line-break/>scrvatas a se esse curationes in apparentibus co<text:span text:style-name="Default_20_Paragraph_20_Font"><text:span text:style-name="T5">n</text:span></text:span>cursibus,<text:line-break/>meritu nec scire se an octo affectus sint quibus ventricu-<text:line-break/>Ius imbecillus fit ajunt, et citra. ejusmodi supervacuam ca-</text:p>
      <text:p text:style-name="P2">rrositatem remediis se abundare. Qui vero et rationem fe<text:line-break/>habere profitentur, cujus ope etiam abstrusa inquirant et<text:line-break/>ipsorum. inventionem praesidiorum praestare indicationem<text:line-break/>dicunt; hos quomodo non pudeat licere, aut no<text:span text:style-name="Default_20_Paragraph_20_Font"><text:span text:style-name="T5">n</text:span></text:span> nosse se<text:line-break/>an octo affectus si<text:span text:style-name="Default_20_Paragraph_20_Font"><text:span text:style-name="T5">n</text:span></text:span>t , aut eos ad medendum se non requi-<text:line-break/>rere? Neque enim id ta<text:span text:style-name="Default_20_Paragraph_20_Font"><text:span text:style-name="T5">n</text:span></text:span>tum dicere satis est, non nosse se,<text:line-break/>fed refellere per est eos, qui su scire affirmant, ceu purum<text:line-break/>vera professos. Quoad vero nec ipsi id faciunt, . aliique non<text:line-break/>paucis demonstrationibus confirmant, omne corpus pro certo<text:line-break/>quatuor qualitatum temperamento opus suum edere rationa-<text:line-break/>biblis .est illis accedere, nisi forte qui nuda afferunt verba<text:line-break/>plus. sibi cresti postulabunt quam qui cum demonstrationum<text:line-break/>fide loquuntur. Atqui illi si non aliud, saltem suadere ac<text:line-break/>docere auditorem student, non cogere jubereque, <text:span text:style-name="Default_20_Paragraph_20_Font"><text:span text:style-name="T10">hi</text:span></text:span> rursum<text:line-break/>contra tyrannorum ritu subent ne quaeramus actionis c<text:span text:style-name="Default_20_Paragraph_20_Font"><text:span text:style-name="T5">e</text:span></text:span>u-<text:line-break/>sum. Verum nos hoc nomine Dionysium, Phaleram eae-<text:line-break/>terosque tyrannos odio prosequimur, quod subeant impe-</text:p>
      <text:p text:style-name="P3">rentque;non suadeant ac docea<text:span text:style-name="Default_20_Paragraph_20_Font"><text:span text:style-name="T5">n</text:span></text:span>t, sicut Solon, Draco et.<text:line-break/>Lycurgus. At, i<text:span text:style-name="Default_20_Paragraph_20_Font"><text:span text:style-name="T5">n</text:span></text:span>quit, ego intra similes artis maneo, vos<text:line-break/>et ab iis exceditis et ad alia naturalis philosophiae principia<text:line-break/>nos reducere conamini. An igitur, homo lepidissime, ne<text:line-break/>hoc quidem ipfum demonstrabis, quinam videlicet medici-<text:line-break/>nae artis sint lu.aites, quaeque novisse expediat ei qui ra-<text:line-break/>Hune remediorum inventionem molietur, sied terrifico<text:line-break/>vultu tuo nos reddere attonitos putas ? Audio quidem et te<text:line-break/>illud dicere , no<text:span text:style-name="Default_20_Paragraph_20_Font"><text:span text:style-name="T5">n</text:span></text:span> oportere actionis inquiri cau<text:span text:style-name="Default_20_Paragraph_20_Font"><text:span text:style-name="T5">t</text:span></text:span>am , audio et<text:line-break/>empiricos dicere nec actiones ni<text:span text:style-name="Default_20_Paragraph_20_Font"><text:span text:style-name="T5">t</text:span></text:span>as esse cousiderandas, au-<text:line-break/>dio non minus illum qui elicit non tantum has esse aesti-<text:line-break/>mandas, sied etiam causas unde nuscuntur quaerendas.<text:line-break/>No<text:span text:style-name="Default_20_Paragraph_20_Font"><text:span text:style-name="T5">n</text:span></text:span> igitur ex eo esse me iniquorum judicum numero ju-<text:line-break/>bes, qui priusquam omnes qui inter <text:span text:style-name="Default_20_Paragraph_20_Font"><text:span text:style-name="T5">t</text:span></text:span>e disside<text:span text:style-name="Default_20_Paragraph_20_Font"><text:span text:style-name="T5">n</text:span></text:span>t audierint,<text:line-break/>uni statim ferunt suffragium? An primum quae vestrum<text:line-break/>quisque dicat seorsum audire <text:span text:style-name="Default_20_Paragraph_20_Font"><text:span text:style-name="T5">vi</text:span></text:span>s, dein conferre atque per-<text:line-break/>pendere, quis tum sibi tum apparentibus consentiat, quis<text:line-break/>rur<text:span text:style-name="Default_20_Paragraph_20_Font"><text:span text:style-name="T5">t</text:span></text:span>us nec secum nec cum iis quae apparent? Atqui fi ita</text:p>
      <text:p text:style-name="P3">famam, empiricos a<text:span text:style-name="Default_20_Paragraph_20_Font"><text:span text:style-name="T5">n</text:span></text:span>dium, etsi quae dicunt stabiliter non<text:line-break/>demonstrent, saltem ea lenire conantes, vos ne id quidem<text:line-break/><text:span text:style-name="Default_20_Paragraph_20_Font"><text:span text:style-name="T5">faciti</text:span></text:span>s, nam <text:span text:style-name="Default_20_Paragraph_20_Font"><text:span text:style-name="T5">t</text:span></text:span>ane libenter audierim quis vestrum vel leni-<text:line-break/>men aliquod, vel demonstrationem aliquam afferre conatus<text:line-break/>est, cur actionis causam inquiri non expediat. Quae enim<text:line-break/>a me methodus supra est posita, inquirendum esse demon-<text:line-break/>stravit. Vos nec demonstrationem usiam nec rationem ul-<text:line-break/>latu probabilem afferre conamini, sed tantum elato superci-<text:line-break/>lio tetrice nos objmgatis, abscedere a summa physiologia<text:line-break/>albentes, nec sic quaerere hominis naturam intelligere, ut<text:line-break/>philosophi faciunt, qui ad prima usque elementa ratione<text:line-break/>ascendunt, illudque vobis dixisse fatis esse, arteriam et ve-<text:line-break/>nam et nervum principia continentia et veluti elementa<text:line-break/>ejus physiologiae quae de homine instituitur ponenda esse.<text:line-break/>In quo quidam Herophllum laudarit, quod ita ad verbum<text:line-break/>dixerit: <text:span text:style-name="Default_20_Paragraph_20_Font"><text:span text:style-name="T5">sisto haec prima esse, tametsi prima n</text:span></text:span>o<text:span text:style-name="Default_20_Paragraph_20_Font"><text:span text:style-name="T5">n sint.<text:line-break/></text:span></text:span>Sed qui ad demonstrationem provocat ac hypotheses istorum<text:line-break/>qui sid opinantur pugnare secum ostendit , hunc aversa-</text:p>
      <text:p text:style-name="P3">mmi ac fugitis proriusqne non auditis et contem<text:span text:style-name="Default_20_Paragraph_20_Font"><text:span text:style-name="T5">n</text:span></text:span>ere simula-<text:line-break/>tis inique rationem fastiditis, qui contra empiricos ratio-<text:line-break/>nem demonstrationemque extollitis. Nam quod secum dissi-<text:line-break/>deant rationes omnium qui ex dimidio dogmatizant, etiam<text:line-break/>iis qui tenuiter in demonstrandi methodo sunt exercitati,<text:line-break/>facile perspicere licet. Quum enim phlegmone ventriculus<text:line-break/>laborat atque inde adeo concoquere non valet, quaenam<text:line-break/>phlegmones causa sit quaerendum censent, atque inde prae-<text:line-break/>filiorum copiam conjectant, spreta empiricorum inventione ;<text:line-break/>quum vero citra phlegmo<text:span text:style-name="Default_20_Paragraph_20_Font"><text:span text:style-name="T5">n</text:span></text:span>en, alindve id genus vitium, se-<text:line-break/>lius i<text:span text:style-name="Default_20_Paragraph_20_Font"><text:span text:style-name="T5">n</text:span></text:span>temperantiae culpa concoquere non valet, lue rursus<text:line-break/>auxiliorum facultatem ab experientia petunt. Atqui haec<text:line-break/>fecum non inveniunt, quum empiricorum opinio sibi con-<text:line-break/>stet, praeterea demonstret efficiatque quod volunt, ex iis<text:line-break/>quae vos ipsi non inficiamini, lemmatis. Quippe si fieri<text:line-break/>ullo modo potest, ut ex iis quae apparent symptomatis cu-<text:line-break/>randi ratio conectetur, ignorato affectu, utique non hic<text:line-break/>possibile; in alio fuerit impossibile, sed aeque in omnibus</text:p>
      <text:p text:style-name="P3">possibile erit. Ergo nec hoc quidem loco ratio<text:span text:style-name="Default_20_Paragraph_20_Font"><text:span text:style-name="T5">n</text:span></text:span>em ullam<text:line-break/>afferre poteritis, quo minus ubi affectum explorare nequi-<text:line-break/>tis, experientia ipsa satis sit ad remediorum ubertatem.<text:line-break/>omnia igitur ut tyranni imperatis, uti vero demonstrationi-<text:line-break/>bus nec ipsi vultis, praestat enim id fortasse dicere quam<text:line-break/>non posse vos , nec iis qui uti tum volunt tum possunt acce-<text:line-break/>ditis. Itaque quid aliud Iunt disceptationes vestrae quam<text:line-break/>lites et conte<text:span text:style-name="Default_20_Paragraph_20_Font"><text:span text:style-name="T5">n</text:span></text:span>tio et provocatio ad convitia et pugnas,<text:line-break/>cuiusmodi praeceptorum vestrorum quidam perpetuo exer-<text:line-break/>cuit,aut irridens si quis calidi vel frigidi mentionem faceret,<text:line-break/>tanquam balneatoribus magis quam medicis ea nomina con-<text:line-break/>venirent, aut vehementer increpans, quasi longissime a me-<text:line-break/>detuli arte digressum , aut Erasistrati gravem illam auctorita-<text:line-break/>tem objiciens. Verum haec ut primo audita oblectabat, ita<text:line-break/>.quum fecundo et tertio audivi, molesta sane suit, ceu<text:line-break/>fcurris quam medicis magis congrua. .Si enim semel<text:line-break/>auctoritas eorum qui ultra nun esse procedendum ju-<text:line-break/>be<text:span text:style-name="Default_20_Paragraph_20_Font"><text:span text:style-name="T5">a</text:span></text:span>t legitimus testis esse ad demonstrationem putabitur, om-</text:p>
      <text:p text:style-name="P2">nra jam merae nugae erunt, nec finis in disputatione ullus<text:line-break/>misi qui nunc visitur, inimicitia, pugna, convitium. Quippe<text:line-break/>.. qui a logicis demonstrationibus digressi credi quippiam ceu-</text:p>
      <text:p text:style-name="P1">fient propterea quod Herophilus aut trasistratus itu jussit,<text:line-break/>hos necesse est omnis generis convitia pugnasque fequi, -ad-.<text:line-break/>miranda scilicet disputationum quae nunc habentur prae-<text:line-break/>mia. Finge enim alius dicat, huic qui commode non con-<text:line-break/>coquat, ventriculum frigidam et siccam intemperiem contra-<text:line-break/>xisse proindeque humectandum ac calfaciendum esse; alius,<text:line-break/>quod status ejus fecundum naturam mutatus ad frigidiorem<text:line-break/>et humidiorem sit, calidum sicc<text:span text:style-name="Default_20_Paragraph_20_Font"><text:span text:style-name="T5">n</text:span></text:span>mque rictum adhibendum<text:line-break/>fuadeat; tertius autem quispiam accedens , quod quae com-<text:line-break/>prehensa simt ; non recte sint dicta, id ne tentet quidem<text:line-break/>ostendere, feti lautum eos qui dixerint objurget, quasi<text:line-break/>. superflua scrutentur, et testes adhibeat Erasistratum vel Hero-<text:line-break/>philum, non<text:span text:style-name="Default_20_Paragraph_20_Font"><text:span text:style-name="T5">n</text:span></text:span>e, ut dixi , dissidii hinc mutuique convitii ini-</text:p>
      <text:p text:style-name="Normal">. tium excitabitur ? Quippe illos contra necesse est Athenaeum<text:line-break/>et Mnesitheum et Dioclem et Plistonicum et Hiupocratem et</text:p>
      <text:p text:style-name="P5"><text:span text:style-name="Default_20_Paragraph_20_Font"><text:span text:style-name="T8">- </text:span></text:span>Philillionem et sexcentos alios tales opponere testes. Si<text:line-break/>enim testibus deridenda lis erit, non medico hi vincent. Nam<text:line-break/>quod tum morbosae intemperiei multae sint species tum cu-<text:line-break/>jusque earum diver<text:span text:style-name="Default_20_Paragraph_20_Font"><text:span text:style-name="T5">t</text:span></text:span>a curatio, ubi non Hippocratis modo<text:line-break/>et plurimorum aliorum medicorum, sed etiam Platonis, Ari-<text:line-break/>stolulis, Theophrasti, zenonis, Chrysippi et omnium illu-<text:line-break/>strium philosophorum testimonio comprobarint, utique et<text:line-break/>quod citra naturam corporis exacte inventam fieri nequeat<text:line-break/>ut vel de morborum differentia quicquam invenias, vel au-<text:line-break/>xiliorum co<text:span text:style-name="Default_20_Paragraph_20_Font"><text:span text:style-name="T5">n</text:span></text:span>venientium copiae sis compos , iisdem ipsis tum<text:line-break/>philosophis tum medicis confirmabuut, hisque non tyran-<text:line-break/>nurum ritu sicut isti albentibus, sed evidenti ratione pro-<text:line-break/>bantibus. Centra haec igitur qui calidum et frigidum hal-<text:line-break/>neatorum dicunt esse vocabula, dicteriis videlicet utentur et<text:line-break/><text:span text:style-name="Default_20_Paragraph_20_Font"><text:span text:style-name="T5">rit</text:span></text:span>us movebunt, moriones, Phrygas aut scholasticos narran-<text:line-break/>tes. Quippe conscii sibi fiunt non modo nihil demonstratio-<text:line-break/>ne confirmatum suise , sud nec quid demum demonstratio sit</text:p>
      <text:p text:style-name="P2">intelligere.. - Ergo ex his dicteriis necesse est oriatur dissi-<text:line-break/>dii initium. Ut enim primum omnium memorem quae<text:line-break/>.nugantes sine demonstratione dicere non dubitant, considera<text:line-break/>quo pacto necesse sit ex eo pugnam-subsequi. Nam ubi con-<text:line-break/>.tra dicta eorum demonstrationis expertia ac contra testes<text:line-break/>ipsos , quibus credendum censent, alii tum celebriores tum<text:line-break/>longe plures testes opponunt, necesse est vel cederevincique<text:line-break/>.utroque momine , et quod demonstrare recusarint et quod<text:line-break/>.numero testium sint impares, vel perfricta fronte Erasistra-<text:line-break/>tum omnibus illis testibus dicere majoris esse fidei. Siqui-<text:line-break/>dem hic necessum est alterum negare esse majoris fidei aut<text:line-break/>Hippocrate et Mnesitheo medicis, aut Aristidem et Platone<text:line-break/>philosophis, alterum esse majoris fidei restare,deinde varie<text:line-break/>ultro citroque tam immodesta contentiosaque contradictione<text:line-break/>jactata. alterum eorum unpelli ut dicat, non tibi. sane ita<text:line-break/>bene erit., : si Erafistratum negligas. Haec enim quotidie<text:line-break/>fieri in medicorum disputationibus,. o lliero, vides, Ea vero</text:p>
      <text:p text:style-name="P3">remes data porta, omnia jam musiercularum verba inge-<text:line-break/>ru<text:span text:style-name="Default_20_Paragraph_20_Font"><text:span text:style-name="T5">n</text:span></text:span>tur; et quum mutuis femaledictis asperserint nihilque<text:line-break/>utile docuerint aut didicerint, discedunt. Atque hanc tur-<text:line-break/>pitudinem non est quod dicat aliquis non esse ab iis qui<text:line-break/>demonstrationem fugiu<text:span text:style-name="Default_20_Paragraph_20_Font"><text:span text:style-name="T5">n</text:span></text:span>t inceptam Fugiunt autem mul-<text:line-break/>triariam, ut scis, alii cum gravitate tantum inerepantes,<text:line-break/>alii scurrile aliquid jactantes; alii inrisum fan<text:span text:style-name="Default_20_Paragraph_20_Font"><text:span text:style-name="T5">n</text:span></text:span>asque discep-<text:line-break/>talione abrepta. Quod si quis sermoni stare, demonstra-<text:line-break/>alouesque audire audet, primum quidem omni<text:span text:style-name="Default_20_Paragraph_20_Font"><text:span text:style-name="T5">n</text:span></text:span>o non intel- -<text:line-break/>ligis; neque enim potest qui demonstrativae methodi sit<text:line-break/>imperitus eos qui ipsa utuntur intelligere. Quod si -alle<text:line-break/>quatenus intelligit, at quod dogma suum in quo nutritus<text:line-break/>p<text:span text:style-name="Default_20_Paragraph_20_Font"><text:span text:style-name="T5">r</text:span></text:span>opugnare omnino decreverit,- contra tendere aggressus,<text:line-break/>dein deprehensus quae nec rite concludunt nec colligant,<text:line-break/>sed vana nugaciaque sint dicere, irascitur et devovet .dia- -<text:line-break/>lecticos ceu malorum auctores, quod videlicet stiriam a na-<text:line-break/>tibus ipsorum detergent , ipsique mederi conantur, adhibi-<text:line-break/>tisnon melle et placentis, sed alliis et caepis, quae etiam</text:p>
      <text:p text:style-name="P3">pituita tentatos gallinaceos sanare solent. Quippe millies<text:line-break/>affuisti lis , quum a diverse concludentibus argumentis non<text:line-break/>aliter quam ab .ipse assio et caepis cogerentur lachrymari.<text:line-break/>Nec te profecto latet multos saepe nobis privatim fastos,<text:line-break/>sentire jam re suam sectam quam sit absurda, nec tamen<text:line-break/>hanc posse . publice .mutare, . quum alioqui nec esta nossent,<text:line-break/>unde haberentur in pretio, et jam vulgo propter haec et noti<text:line-break/>et in pretio , forent. Itaque ob haec ipse quoque saepius<text:line-break/>distuli commentarios . de medendi methodo scribere, pro<text:line-break/>comperto plane habens, paucissimos homines hujus tempe-<text:line-break/>statis ab iis adjutum iri. Etenim nisi magna quaepiam mi-<text:line-break/>raqt<text:span text:style-name="Default_20_Paragraph_20_Font"><text:span text:style-name="T5">t</text:span></text:span>e. mutatio humanarum rerum fiat, actum de bonis stu-<text:line-break/>diis est, utpote consulis ac corruptis nemine veritatem<text:line-break/>ipsam., sed tantum scientiae famam quaerente. optime<text:line-break/>enim. profecto scis, ne quinque quidem usquam invenisse<text:line-break/>nos qui esse potius . quam rideri docti cuperent. Atqui<text:line-break/>nisi quis sapientiam ipsam propter se ipsam expetat, ne tum-</text:p>
      <text:p text:style-name="P3">pus quidem ullum inveniet quo fe lu logica methodo exer-<text:line-break/>ceat, imo divitiis et famae et potentiae civili inhians, in<text:line-break/>horum occupatione ritam omnem consumet.</text:p>
      <text:h text:style-name="Heading_20_2" text:outline-level="2">Cap. VI. </text:h>
      <text:p text:style-name="P51">Ergo dimissis his rursus ad propositum<text:line-break/>redeamus. Est autem ab initio propositum illud, qui om-<text:line-break/>nem morborum numerum methodo non invenerit, hunc<text:line-break/>m<text:span text:style-name="Default_20_Paragraph_20_Font"><text:span text:style-name="T10">axim</text:span></text:span>e in ipsis medendi methodi foribus lapsurum , quum<text:line-break/>constet totidem esse medendi rationes quot sint morborum<text:line-break/>ideae. Ergo sic in e<text:span text:style-name="Default_20_Paragraph_20_Font"><text:span text:style-name="T5">n</text:span></text:span>umerandis morbis egisse, ut neque<text:line-break/>privatis proprietatibus attentus infinitos statuat, nec lu pri-<text:line-break/><text:span text:style-name="Default_20_Paragraph_20_Font"><text:span text:style-name="T10">rui.</text:span></text:span><text:span text:style-name="Default_20_Paragraph_20_Font"><text:span text:style-name="T7">d</text:span></text:span> statim generibus subsistat, id lu promptu cuique non est;<text:line-break/>fed ei tantum, sicut antea dictum est, qui lu dividendi me-<text:line-break/>thodis sit exercitatissimus. Principium vero divisionis eorum<text:line-break/>esu ut etiam alibi diximus, ut essentiae ratio rei dividendae<text:line-break/>constituatur. Igitur illud monstratum nobis est, morbum<text:line-break/>omnino unum ex iis esse - quae praeter naturam sinti Haec<text:line-break/>autem quatuor quum sint, actio oblaefa, affectus ipsam essi-</text:p>
      <text:p text:style-name="P3">ciens, affectus ipsius causa, et quae hune subsequuntur<text:line-break/>symptomata; sive functionis laesi<text:span text:style-name="Default_20_Paragraph_20_Font"><text:span text:style-name="T5">o</text:span></text:span>nem, sive etiam moliens<text:line-break/>tem hunc affectum morbum n<text:span text:style-name="Default_20_Paragraph_20_Font"><text:span text:style-name="T5">o</text:span></text:span>minare velit aliquis, nihil<text:line-break/>in medendi methodum immutare ostensum est, modo unum<text:line-break/>illud intelligatur, primam ipsam curationem, quam etiam<text:line-break/>nonnulli continentem appeliant, affectus esse qui actionem<text:line-break/>interturbat. Porro ostensum a nobis diximus, rationabi-<text:line-break/>lius hunc morbum appellari, non tamen vetare nos quin,<text:line-break/>si cui id cordi sit , actionis noxam morbum nominet ; asse-<text:line-break/>ctum, qui hanc creet, morbi causam. Supposito igitur quod<text:line-break/>morbus vocetur affectus is praeter naturam qui functioni<text:line-break/>officiat, inquisivimus deinceps quot in universum m<text:span text:style-name="Default_20_Paragraph_20_Font"><text:span text:style-name="T5">o</text:span></text:span>rbi essent ;<text:line-break/>ubi clarum obiter fecimus , si quis via ordineque processe-<text:line-break/>rus sit, nec, sicut vulgus medicorum facit, tyranni ritu<text:line-break/>imperaturus, huic primum inveniendum esse dilectum ilium,<text:line-break/>qm functionis effectrix sit causa. Hunc sane nos tempe-<text:line-break/>riam diximus esse calidi, scigidi, humidi ac sicci, proin-</text:p>
      <text:p text:style-name="P2">deque primum morbum su similaribus esse ex horum in-<text:line-break/>temperie ostendimus. Alius quispiam corpusculorum et<text:line-break/>meatuum symmetriam statuet, proplereaque ex ametria<text:line-break/>meatuum ipsorum aegrotare animantes. Caeterum si quis<text:line-break/>nec ipse actionis causam , lu quonam entium sit genere , au-<text:line-break/>debit statuere, .nec iis, qui statuunt contradicet, ac .nihilo<text:line-break/>fiecius tamen ratione methodoquesc procedere arbitrabitur,<text:line-break/>hunc egregie improbum esse diximus, ut qui nec tutum sis<text:line-break/>ab empiricorum accusatione facere possit et secum plane<text:line-break/>pugnet ; quippe ejusmodi homlues ex dimidio logicos esse,<text:line-break/>qui qua ratio<text:span text:style-name="Default_20_Paragraph_20_Font"><text:span text:style-name="T5">n</text:span></text:span>e phlegmone, scirrhus, oedema et alia id ge-<text:line-break/>nus fiant , multo labore disquirunt, laedi autem etiam citra<text:line-break/>haec omnia ex sula intemperie actionem non. intelligunt, sed<text:line-break/>empirice talia curanti Quisquis igitur quantum hiaber-<text:line-break/>rent scire volet, tum quos morbos transiliant quantaque<text:line-break/>plures ignorent , quam norint, librum de morborum diffe-<text:line-break/>rentiis perlegat; intelliget enim Hippocratem primum om-</text:p>
      <text:p text:style-name="P2"><text:span text:style-name="Default_20_Paragraph_20_Font"><text:span text:style-name="T5">t</text:span></text:span>rium. recta i<text:span text:style-name="Default_20_Paragraph_20_Font"><text:span text:style-name="T5">n</text:span></text:span>stitisse via, quae cum a posteris absolvenda^<text:line-break/>suerat, non modo nemo eorum absolvit, fed plerique etiam<text:line-break/>quae probe suere inve<text:span text:style-name="Default_20_Paragraph_20_Font"><text:span text:style-name="T5">n</text:span></text:span>ta corruperunt. Proxime autem, ut<text:line-break/>viam quae inchoata est ab Hippocrate perficerent absolve-<text:line-break/>rentque Aristoteles et Theophrastus accesserunt: et si fateri<text:line-break/>verum opertet, potestate absolverunt, quum constituerint<text:line-break/>aliud esse in corporibus similaribus morbi genus, aliud in<text:line-break/>iis quae organica dicuntur : quippe a similaribus fr<text:span text:style-name="Default_20_Paragraph_20_Font"><text:span text:style-name="T5">a</text:span></text:span>ctiones<text:line-break/>edi, eoque esse cujusque organi unam propriam similarem,<text:line-break/>reliquas vero, quae cum hac quoduis organum perficiunt,<text:line-break/>eas usus alienius gratia, illius quae prima erat actionis<text:line-break/>causa factas esse; sed et horum tamen rursus cujusque esse<text:line-break/>per fe actionem veluti lu oculis. Satius enim fortassis sit,<text:line-break/>quae in aliis diffuse ostendimus, strictim hic commemore-<text:line-break/>- mus. Ipsum risus organum est crystallinus humor; reli-<text:line-break/>quae oculi partes ejus caula fiunt factae ; quarum omnium<text:line-break/>usus narravimus in decimo operis de partium usu libro.</text:p>
      <text:p text:style-name="P3">Caeterum quanquam crystallini. maxime causaomnes sunt<text:line-break/>factae, singulae tamen earum aliquam seorsum actionem<text:line-break/>fiant nactae; ac vena quidem et arteria et nervus toti ani-<text:line-break/>rnanti communem, membranulae oculi omnes, quom sint<text:line-break/>nutrimenti participes, omnino naturalibus facultatibus su<text:span text:style-name="Default_20_Paragraph_20_Font"><text:span text:style-name="T5">n</text:span></text:span>t<text:line-break/>praeditae ac perinde etiam functionibus quae ab his profici-<text:line-break/>fcuntur. Quoties igitur -crystallinus humor ex intemperie<text:line-break/>laborat, omnino laeditur oculorum sunctio, caeterum non<text:line-break/>est eorum ut organa furit morbus: at quod hypochyma<text:line-break/>vocant nullius similarium est morbus, <text:span text:style-name="Default_20_Paragraph_20_Font"><text:span text:style-name="T5">t</text:span></text:span>est oculi totius ut or-<text:line-break/>gannm. Ad eundem modum , si in finibus venarum, quae<text:line-break/>in cavo jecinoris habentur, obstructio ex lentis aut massis<text:line-break/>sueris subhaesit, distributio quidem in corpus per has mora-<text:line-break/>hitur, morbus tamen totius jecinoris ceu organi censebi-<text:line-break/>tur , nulla similarium ejus partium aegrotante.; quod<text:line-break/>si intemperies venas ejus iusestaverit, ipsarum - quidem<text:line-break/>illarum morbus primum erit, ex accidente vero etiam<text:line-break/>jecinoris. sic Erasistratus quidem in phlegmones sub-</text:p>
      <text:p text:style-name="P3">stantia tradenda est lapsus, quum nec in partibus phle-<text:line-break/>gmo<text:span text:style-name="Default_20_Paragraph_20_Font"><text:span text:style-name="T5">n</text:span></text:span>e laborantibus in finibus arteriarum impactio necessa-<text:line-break/>rio cernatur , nec arteriae spiritum tantum, quum fecundum<text:line-break/>naturam sunt, contineant, <text:s/>veluti in tractatione de . his<text:line-break/>ostendimus. Si igitur phlegmone ejus generis morbus sit<text:line-break/>cujus autumat, et scirrhus ejus ge<text:span text:style-name="Default_20_Paragraph_20_Font"><text:span text:style-name="T5">n</text:span></text:span>eris cujus ille opinatur,<text:line-break/>et reliquorum .singuli , sicut ipse obscure et multi sequaces<text:line-break/>ejus clarius explicare conantur , utique solidas ipsas partes<text:line-break/>liberas propemodum a morbis relinquit, nisi quatenus ulce-<text:line-break/>rari, collidi incidique valeant, atque id genus aliud quip-<text:line-break/>piam pati Laborare vero eas se totis ejusmodi morbis,<text:line-break/>quales nos octo intemperantias ostendimus, id nusquam di-<text:line-break/>cit. Atqui corpora universa, etiam quae difficillime al-<text:line-break/>sitiuntur, veluti res, lapis, ferrum, saltem calefieri, re-<text:line-break/>frigerarr siccari, humefcereque cernuntur, ut utique mi-<text:line-break/>rum sit, si tantum arteria et vena et nervus <text:span text:style-name="Default_20_Paragraph_20_Font"><text:span text:style-name="T5">n</text:span></text:span>ihil ejusmodi<text:line-break/>fentient. Atque hoc etiam magis mirum, si sapienter quidem,<text:line-break/>functionem famen legitimam edent, veluti si ita fors tulit,</text:p>
      <text:p text:style-name="P3">in corde facultas quaedam est, ut ipse quoque Erafistratus<text:line-break/>confirmat, qua dilatatur et contrahitur; hanc autem laedi<text:line-break/>profecto oportet, si viventi animali cor sit exemptum,<text:line-break/>quemadmodum saepe factum in sacrificiis ridemus, quippe<text:line-break/>si non laedatur, perpetuo movebitur, nec tantum .ad tempus<text:line-break/>aliquod, ut nunc cernitur. Manifestum est igitur laedi,<text:line-break/>p<text:span text:style-name="Default_20_Paragraph_20_Font"><text:span text:style-name="T5">r</text:span></text:span>oindeque move<text:span text:style-name="Default_20_Paragraph_20_Font"><text:span text:style-name="T5">r</text:span></text:span>e desinere. Quaenam igitur laesio? id<text:line-break/>considerare decebat, quum possit nimirum cor laesionem<text:line-break/>recipere , etiam antequam ab animali fit exemptum. Quae-<text:line-break/>nam alia praeter intemperiem? nam neque figura ejus mu-<text:line-break/>tata apparet nec caritas usia nec ligamentum nec oscinum,<text:line-break/>imo nec alia usia pars deperdita , fed tantum naturalis tum-<text:line-break/>peries mutata. Ergo omnes lu similarium partium morbi<text:line-break/>omnino, ut dictum est, ab illo sunt omissi. Si quidem ubi<text:line-break/>fanguis in finibus arteriarum impactus actionem aliquam<text:line-break/>laedit , arteriarum ut orga<text:span text:style-name="Default_20_Paragraph_20_Font"><text:span text:style-name="T5">n</text:span></text:span>orum morbus est ; ut vero simi-<text:line-break/>lanium partium octo quidem fecundum nudas qualitates lu-</text:p>
      <text:p text:style-name="P3">temperies , octo autem eum fluxione. oportet igitur quis-<text:line-break/>quis horum certa scientia demonstrationes coepisse velit, a<text:line-break/>libro de elementis incipiat, post deinde reliquos sigillatim,<text:line-break/>ut supra dictum est , legat. Sunt vero proximi huic com-<text:line-break/>mensarii de temperamentis. Ab iis proximus est qui de inae-<text:line-break/>quali intemperie inscribitur, mox qui de naturalibus saculta-<text:line-break/>tibus, aliique qui de animae affectibus sunt proditi, idque de<text:line-break/>unoquoque, deinceps et seorsum. Hos excipiunt qui de partium<text:line-break/>usu sunt inscripti, quos sequuntur qui de morborum sym-<text:line-break/>ptomatumque differentiis titulum habent. Plerique vero<text:line-break/>medicorum nec tantum experientiae applicantes animum,<text:line-break/>quum tamen liceret ex empiricorum institutione bonis esse<text:line-break/>medicis, et perfectioris rationis cupidi, quum aut iis quae<text:line-break/>citra demonstrationem su<text:span text:style-name="Default_20_Paragraph_20_Font"><text:span text:style-name="T5">n</text:span></text:span>t enunciata credant, aut vitiosis<text:line-break/>demonstrationibus fallantur, non solum nihil excogitant<text:line-break/>boni, sed etiam quae per experientiam sunt cognita cor-<text:line-break/>rumpunt. Si quidem ratio non leve momentum obtinet ad<text:line-break/>experientiam vel ornandam, vel corrumpendam, sed quan-</text:p>
      <text:p text:style-name="P3">tum recta ratio ornando adlicit, tantum vel etiam amplius<text:line-break/>villosa detrahit. Atque haec me saepe medicorum vulgo<text:line-break/>praedicantem audis, qui prius quam lu methodis Io-<text:line-break/>gicis fe exercuerint, vel cum demonstrare aliquid tentant,<text:line-break/>fe ipsos sallunt, vel quum dividere quiduis in species ac dif-<text:line-break/>ferentias, luo quoque imperitorum coquorum ritu non per<text:line-break/><text:span text:style-name="Default_20_Paragraph_20_Font"><text:span text:style-name="T5">t</text:span></text:span>trticulos incidunt, fed conterunt, collidunt ac dilaniant,<text:line-break/>veluti in eo quod nunc est propositum. consulo igitur , ut<text:line-break/>scis, talibus omnibus experientiae animum intendant,<text:line-break/>quum non leve restet periculum omnibus qui supra vires<text:line-break/>aliquid moliuntur , ne et id non consequuntur et quae intel-<text:line-break/>ligere alias possent, omnino amittant. Ergo cum iis qui<text:line-break/>tum recto sunt ingenio tum disicere parati, ipsi rursus fer-<text:line-break/>tnonem conferamus, illud tantum ex iis quae inter initia<text:line-break/>dirimas commonentes, non esse committendum ut utra-<text:line-break/>que simul confundantur misceantmque et quae per experien-<text:line-break/>tiam sunt inventa et quae sola ratio<text:span text:style-name="Default_20_Paragraph_20_Font"><text:span text:style-name="T5">n</text:span></text:span>e sunt investigata, sed<text:line-break/>cum utrumque seorsum sit tractatum, post ambo conjungan-<text:line-break/>tur. Ergo quum ipsi de empirica inventione alibi egeri-</text:p>
      <text:p text:style-name="P3">mus, de logica lu his commentariis disserere proposuimus,<text:line-break/>At mihi videor lis praesertim , qui commentarios nostros de<text:line-break/>morborum symptomatumque differentiis pe<text:span text:style-name="Default_20_Paragraph_20_Font"><text:span text:style-name="T5">r</text:span></text:span>legerunt, cum<text:line-break/>quibus scilicet mihi deinceps sermo erit, jam clare ostendisse<text:line-break/>statim per mitia in maximum errorem lapsum Thessalum<text:line-break/>esse. Lapsus enim non levi lapsu et Asclepiades .erat, ubi<text:line-break/>inter initia de elementis corporis male sensit, caeterum multo<text:line-break/>et majore et graviore Thessalus, quippe qui omnes in al-<text:line-break/>otus ratione morbos in duos similiter issi .contulit affectus,<text:line-break/>multos vero curativorum scoporum ademit, quibus ille est<text:line-break/>usus. Pessimum autem gravissimum que illud admisit quod<text:line-break/>nec ipsas actionum laesiones., imo nec affectus qui earum<text:line-break/>caulae suut, morbos esse censct, sed solis vacuationibus vel<text:line-break/>retentis vel exuberantibus mentem intendi censet, quum<text:line-break/>nec quid sit plus justo sisti exuberarive vastationem olere<text:line-break/>nos doceat; Quippe vel ad vires; vel ad affectum, vel est<text:line-break/>id quod per sanitatem cuique semper est observatum, referri</text:p>
      <text:p text:style-name="P2">judicium oportet. Ex quo factum arbitror ut pugna <text:span text:style-name="Default_20_Paragraph_20_Font"><text:span text:style-name="T5">in-<text:line-break/>ter ejus</text:span></text:span> sequaces <text:span text:style-name="Default_20_Paragraph_20_Font"><text:span text:style-name="T5">n</text:span></text:span>o<text:span text:style-name="Default_20_Paragraph_20_Font"><text:span text:style-name="T5">n</text:span></text:span> parva sit orta, ut qui tum de reliquis<text:line-break/>omnibus inter se dissideant, <text:span text:style-name="Default_20_Paragraph_20_Font"><text:span text:style-name="T11">tum.de </text:span></text:span>eorum quae <text:span text:style-name="Default_20_Paragraph_20_Font"><text:span text:style-name="T8">πάθη </text:span></text:span>vo .<text:line-break/>eant et notione et existentia. Verum .si nunc de pugna eo-<text:line-break/>rum .historiam moveam, deflectam ad inutilia sermonem,<text:line-break/>omnem igitur deinceps sermonem faciam, ceu cum istis<text:line-break/>agam qui commentarios de morborum ac symptomatum<text:line-break/>differentiis, praetura de causis eorum legerint, ad haec qui<text:line-break/>ea omnia quorum paulo ante memini revolverunt, atque hinc<text:line-break/>ordiar. Quoniam actiones a similaribus corporibus profi-<text:line-break/>cisci ostendimus, reliquas vero omnes singulorum organo-<text:line-break/>rum partus usum aliquem ipsis praebere, duplex sane mor-<text:line-break/>horum genus erit, alterum in partibus similaribus, alterum<text:line-break/>lu tutis organis. In similaribus intemperies, in totis o<text:span text:style-name="Default_20_Paragraph_20_Font"><text:span text:style-name="T5">r</text:span></text:span>ganis,<text:line-break/>unum in conscrm arione spectatur; aliud in partium numero,<text:line-break/>aliud in cujusqu<text:span text:style-name="Default_20_Paragraph_20_Font"><text:span text:style-name="T5">e</text:span></text:span> quantitate observatur, quartum m sitit-<text:line-break/><text:span text:style-name="Default_20_Paragraph_20_Font"><text:span text:style-name="T5">Utrarumque peropartium</text:span></text:span>, similarium organicar unique, mor-</text:p>
      <text:p text:style-name="P2">bus communis est ipsa unitatis salutio. .Ergo sex in universum<text:line-break/>morborum sunt genera: unum ipsorum similarium . pro-<text:line-break/>- prium , intemperies ; quatuor , ut modo dictum- est , organo-<text:line-break/>rum cujusque; et cum his sextum quod tum similaribus tum<text:line-break/>organicis est commune , ipsius unitatis solutio. Horum cu-<text:line-break/>. susque differentiae ad ultimas usque species in libro demor-<text:line-break/>borum differentia sunt traditae.</text:p>
      <text:h text:style-name="Heading_20_2" text:outline-level="2">Cap. Vll. </text:h>
      <text:p text:style-name="P51">His sic su habe<text:span text:style-name="Default_20_Paragraph_20_Font"><text:span text:style-name="T5">n</text:span></text:span>tibus jam de medendi<text:line-break/>indicationibus est dicendum, sed hoc ipso indicationis vo-<text:line-break/>cabulo prius exposito. Nam ipsam consequentiae inspectio-<text:line-break/><text:span text:style-name="Default_20_Paragraph_20_Font"><text:span text:style-name="T5">n</text:span></text:span>em indictionem dicimus. Nam invenitur quidem et ab<text:line-break/>ipsa experie<text:span text:style-name="Default_20_Paragraph_20_Font"><text:span text:style-name="T5">n</text:span></text:span>tia id quod consequens faciendumve sit, eae-<text:line-break/>lerum non ita quasi in praecedenti estque designatum, pro-<text:line-break/>indeque nemo empiricorum dicit-, id isto indicari, quam-<text:line-break/>qfiam certe hoc sequi illud dicunt et hoc praecedere illud et<text:line-break/>consisterehoc cum illo. Denique omnem artem horum ob-<text:line-break/>fervationem memoriamque esse dicunt, nempe quid cum<text:line-break/>quo et quid post, quid a quo est, quid identidem sit nisum.</text:p>
      <text:p text:style-name="P2">Ergo ex ipsa rei natura ordiri, atque ab ipsa quod sequens.<text:line-break/>sit, citra experientiam invenire , id est indicatione invenire.<text:line-break/>Definito jam hoc quoque ac rursus quod ante diximus ad<text:line-break/>memorium revocato, omnem medendi methodum scjunctam<text:line-break/>ab experientia procedere., nec recte facere eos qui ambas.<text:line-break/>doctrinas, empiricam logicam que, in unum cogunt atque,<text:line-break/>confundunt, quae reliqua sunt prosequamur. Fuerit au-<text:line-break/>tem omnium quae reliqua sunt ordine primum quod et<text:line-break/>primuin omnium proposita jam proxime. sequitur. Sequi-<text:line-break/>tur autem primum ac maume illud quod omnis medendi<text:line-break/>methodus per indicationem fit, nam quicquid ab expertem-<text:line-break/>tia sej unctum est, id totum indicatio nominatur. Quare.<text:line-break/>quisquis condere medendi. methodum ad unguem parat,<text:line-break/>huic a primis est indicationibus auspicandum, atque hinc ad<text:line-break/>eas quae deinceps furit transeundum, rmsusque ab his ad.<text:line-break/>.proximas, itaque pergenti no<text:span text:style-name="Default_20_Paragraph_20_Font"><text:span text:style-name="T5">n</text:span></text:span> prius desistendum quam ipsius<text:line-break/>compos sit finis. Porro <text:span text:style-name="Default_20_Paragraph_20_Font"><text:span text:style-name="T10">finis</text:span></text:span> propositae nunc nobis tractatio-<text:line-break/>nis. est invenire cujusque morbi remedia. Quodnam igitur</text:p>
      <text:p text:style-name="P3">riae quae huc perducit statuetur principium? Nempe<text:line-break/>morbi ipsius cognitio; qualis scilicet is natura sit, ut prius est<text:line-break/>ostensum, quippe si id quod curatur is est, ratio profecto<text:line-break/>est ab ipso quoque indicationes esse incipiendas. Ergo pri--<text:line-break/>rnum quae generalis communisque morborum omnium indi-<text:line-break/>catio fit investiga<text:span text:style-name="Default_20_Paragraph_20_Font"><text:span text:style-name="T5">n</text:span></text:span>dum est, ab hac deinde ad alias specia-<text:line-break/>tim descendendum. Quippe necesse est omnes morbos unius<text:line-break/>ejusdemque participatione morbos appellari, veluti, arbi-<text:line-break/>tuor, et hominem et bovem et canem et reliquorum singula.<text:line-break/>Unum namque idemque in omnibus hominibus est, cujus<text:line-break/>gratia omnes eandem appellationem hominis sortimur. Pari<text:line-break/>modo canibus unum idemque omnibus inest, cui cogitatione<text:line-break/>i<text:span text:style-name="Default_20_Paragraph_20_Font"><text:span text:style-name="T5">n</text:span></text:span>nitimur, quum canem intelligere volumus. Similiterque<text:line-break/>in omnibus equis unum idemque inest, propter quod omnes<text:line-break/>equi uicuntur. In homonymis autem hoc clarius perspicere-<text:line-break/>licet. Nam omnibus quadrupedibus animantibus quae la-<text:line-break/>. trant unum idemque mest utique quod et quadrupedes</text:p>
      <text:p text:style-name="Normal">sunt et latrabiles. At marinis illis rapacibus belluis.., quas</text:p>
      <text:p text:style-name="P3">ipsas quoque canes appellamus, unum rursus idemque inest<text:line-break/>quod terrestribus non est, ita ut his cum illis.in canum na-<text:line-break/>tura nulla sit nisi tantum nominis convenientia. At ho-<text:line-break/>minis cum homine, veluti Socratis cum Aleibiade, non no-<text:line-break/>minis modo, verum etiam eorum quae iis insunt societas est,<text:line-break/>nam et animalia et bipedes et pedestres et rationales et mor-<text:line-break/>tales sunt, denique nihil ulli singularium hominum qua<text:line-break/>homo est, inesse deprehendas quod non et reliquis homini-<text:line-break/>bus insit. Caeterum terrestribus canibus ab iis qui sunt<text:line-break/>marini multa insunt diversa, seu corporis spectes formam,<text:line-break/>seu animi mores. Quippe ille cicur est hominisque amans,<text:line-break/>hic insidiator et ferus, ille terrestris, lue marinus, ille qua-<text:line-break/>drupes, lue non rursum, ille latrabilis, hic ad latrandum mi-<text:line-break/>nime habilis. At non terrestrium canant lue latrabilis est,<text:line-break/>ille non, nec rursus hic quadrupes, alter non quadrupes,<text:line-break/>sed omnibus ipsis una forma inest, qua canes nominantur.<text:line-break/>Nec vero substa<text:span text:style-name="Default_20_Paragraph_20_Font"><text:span text:style-name="T5">n</text:span></text:span>tiis modo id suesse ridetur, verum etiam</text:p>
      <text:p text:style-name="P2">ipsis accidentibus, vel ut. affectus sunt, vel ut actiones, vel<text:line-break/>ut passiones. Verbi gratia homo inambulans ab homine i<text:span text:style-name="Default_20_Paragraph_20_Font"><text:span text:style-name="T5">n-<text:line-break/></text:span></text:span>ambulante nihil differt fecundum- ipsam inambulationem, fed<text:line-break/>nec ustus ab usto nec caesus a caesis- nec albus ab albo nec<text:line-break/>. niger a nigro, verum in maj oris minorisque ratione singuli<text:line-break/>horum non parvam obtinent differentiam , veluti magis mi-<text:line-break/>nusve albus ; verum quatenus albus unum idemque cum al-<text:line-break/>tero albo possidet-, ita nimirum, ut, qua homo est, unum<text:line-break/>. idemque cum alio quolibet est homine, et in singulis denique<text:line-break/>significatorum unum idemque omnibus inest, ita igitur et<text:line-break/>ipsum aegrotare et valere se habent, illud enim aegrotanti-<text:line-break/>bus inest, hoc valentibus, utique unum idemque utrumque,<text:line-break/>et veluti nomine hominis unum ; ita etiam nomine sanitatis<text:line-break/>unum significatur. Decla<text:span text:style-name="Default_20_Paragraph_20_Font"><text:span text:style-name="T5">r</text:span></text:span>at autem et quotidianus inter vos<text:line-break/>sermo quod in quibus homonymia non est, in his unum<text:line-break/>est quod significatur.- Si enim dicat quispiam vulneratum<text:line-break/>sibi esse lapide caput, nemini, qui audiat, sermo est obscu-<text:line-break/>rus aut ambiguus, sicut est quum dicitur, si forte ita conti-</text:p>
      <text:p text:style-name="P3">gerit, devoratum esse a cane Coriscum, siquidem a quo cuna,<text:line-break/>statim rogabit auditor, propterea videlicet quod duo sunt<text:line-break/>canum genera, terrestre alterum, alterum marinum. At<text:line-break/>non quo lapide aut quod caput, rogabit, quum et omnis<text:line-break/>lapidis qua lapis est una species sit et omnis capitis qua<text:line-break/>caput, canis vero ut canis sane non una, sicut nec linguae<text:line-break/>qua lingua, quando et .tibiae et calceamenti et animantis<text:line-break/>pars lingua esu Ac si quem audias ministro jubentem ut<text:line-break/>linguam emat, incertum est quam linguam dicat ; sin ven-<text:line-break/>trem aut vesicam , aut jecur emere jubeat, nun item. Ergo<text:line-break/>singulis significatis una certa subjecta res est, non tamen cui-<text:line-break/>que voci una res suspicitur, interdum enim tamtummodo<text:line-break/>significatur per vocem, nec quicquam <text:span text:style-name="Default_20_Paragraph_20_Font"><text:span text:style-name="T5">t</text:span></text:span>ubjicitur. Verum<text:line-break/>de sus quae ita dicuntur disserere praesentis propositi non<text:line-break/>est. Quibus autem non tantum significatur aliquid, fed etiam<text:line-break/>res aliqua suspecta est, his quotquot significata suerint,<text:line-break/>totidem siunt et rerum ideae. Ac vocis quidem unum figni-<text:line-break/>ficantis una necessario erit et rei species, numero tamen</text:p>
      <text:p text:style-name="P3">plures has esse licet, sicuti a. Eoque septem esse vocales<text:line-break/>dicimus, elementa nostro videlicet idiomate cuncta quatuor<text:line-break/>et viginti, ad communem videlicet omnium speciem, quae<text:line-break/>una est, referentes, non ad particulares, quae chartis, lignis,<text:line-break/>membranis et lapidibus sunt scriptae , quarum maximus nu;<text:line-break/>merus est, nec potis numerari peneque in infinitum exteu-.<text:line-break/>sus ; nam possunt lu toto temporis spatio infinita scribi tum<text:line-break/>a tum <text:span text:style-name="Default_20_Paragraph_20_Font"><text:span text:style-name="T8">β </text:span></text:span>tum <text:span text:style-name="Default_20_Paragraph_20_Font"><text:span text:style-name="T8">γ, </text:span></text:span>eodem modo et reliquarum literarum singu-<text:line-break/>Iae. Verum ea .ini universum quatuor esse et viginti nu-<text:line-break/>mero dicimus, non particulares intelligentes, sed tantum<text:line-break/>species, quibus, ut arbitror, ipsa nomina indimus. Quippe<text:line-break/>non hoc quod in charta scribitur, a dicitur , illud quod in<text:line-break/>ligno pingitur, non a dicitur, imo tum hoc tum illud, id-<text:line-break/>que sive describas in terra, sive in lapide, sive scalpas, sive<text:line-break/>coloribus pingas. Sed nec pueros docet quispiam multa<text:line-break/>a et <text:span text:style-name="Default_20_Paragraph_20_Font"><text:span text:style-name="T8">β </text:span></text:span>et <text:span text:style-name="Default_20_Paragraph_20_Font"><text:span text:style-name="T8">γ </text:span></text:span>et reliquorum si<text:span text:style-name="Default_20_Paragraph_20_Font"><text:span text:style-name="T5">n</text:span></text:span>gula, imo quodque horrui<text:span text:style-name="Default_20_Paragraph_20_Font"><text:span text:style-name="T5">t<text:line-break/></text:span></text:span>unum , simul autem omnia vigluti quatuor. Simili genere,</text:p>
      <text:p text:style-name="P3">si equum unum puero inlices aut camelum , ubi alium rur-<text:line-break/>sus equum aut camelum alterum aspexit, non rogat quod<text:line-break/>animal id sit, sed illum equum , hunc camelum nominat,<text:line-break/>atque illum quem prius cum hoc quem nunc cernit eun-<text:line-break/>dem esse dicit, quamvis fortassis alter mortuus jam sit, alter,<text:line-break/>hic videlicet quem cernit, supersit. Jam vinum homi-<text:line-break/>nes heri hodieque idem bibisse fe dicunt, nempe specie<text:line-break/>idem , interdum tria fe vina hodie bibisse narrant, aut etiam -<text:line-break/>unum, ad speciem ubique respicientes , praeterea quindenas<text:line-break/>fores uno sigillo obligamus , ad speciem sci<text:span text:style-name="Default_20_Paragraph_20_Font"><text:span text:style-name="T5">licet</text:span></text:span> in omnibus<text:line-break/>his sermonem referentes. Adeoque est evidens ac omnibus<text:line-break/>natu<text:span text:style-name="Default_20_Paragraph_20_Font"><text:span text:style-name="T5">r</text:span></text:span>a insitum tum hominibus . tum brutis ut aliud quid<text:line-break/>ceu in substantia subjectum , aliud ceu sperie unum intelli-<text:line-break/>gant , ut vel asinorum , qui tamen omnium brutorum stupi-<text:line-break/>dissimi videntur, aliud esse specie unum , aliud numero, no-<text:line-break/>tiliam non fugiat. Conspecta namque camelo asinus se re-.<text:line-break/>trahit et sugit ac timet, si nunquam antea camelum conspe-<text:line-break/>xit. Sin autem ridere jam assuevit, quamvis aliam esiam-</text:p>
      <text:p text:style-name="P2">que illi demonstres , tamen propter consuetudinem non am-<text:line-break/>plius timet, sed veluti unam speciem intuetur et illam cui<text:line-break/>i<text:span text:style-name="Default_20_Paragraph_20_Font"><text:span text:style-name="T5">n</text:span></text:span>suevit et hanc quae nunc primum apparet. Ad eundem<text:line-break/>modum nec homines timet propter consuetudi<text:span text:style-name="Default_20_Paragraph_20_Font"><text:span text:style-name="T5">n</text:span></text:span>em , sed<text:line-break/>hos quoque velut unam speciem videt. Verum si agasonem<text:line-break/>- inspexit, non solum ut hominem, sed etiam ut hunc boni-<text:line-break/>.nem agnoscit, et saepe micat auribus et caudam quatit et<text:line-break/>rudit et lascivit; quum eum aspexit, utique indicans se fa-<text:line-break/>miliarem agnoscere. Hunc itaque tum ut hominem tum ut<text:line-break/>familiarem no<text:span text:style-name="Default_20_Paragraph_20_Font"><text:span text:style-name="T5">t</text:span></text:span>uit, eum autem quem primum jam videt ut<text:line-break/>hominem simulter, ut familiarem non similite<text:span text:style-name="Default_20_Paragraph_20_Font"><text:span text:style-name="T5">r. </text:span></text:span>Quare non<text:line-break/>nos modo, verum asini quoque jam aliud ut numero idem<text:line-break/>tum rident tum etiam dignoscunt ac meminerunt, aliud ut<text:line-break/>specie. At Dionem agasonem, esto enim ita vocetur, ali-<text:line-break/>ter ut hominem, aliter plane ut agasonem suum agnoscunt<text:line-break/>consueti asini, utique communem ejus cum aliis hominibus<text:line-break/>speciem ut hominis capientes, privatam vero ac secretam,<text:line-break/>ut Dionis tantum. Ergo lentum abest ut veteres philoso-</text:p>
      <text:p text:style-name="P2">phos laudem tanquam amplum aliquid magnaeque fubtili-<text:line-break/>tatis invenerint, quod idem ac diversum, unum ac non<text:line-break/>unum , non -siclum numero , sed etiam specie sit cogitandum,<text:line-break/>ut etiam ipsis asinis hoc inesse natura dicam. . Sane adji-<text:line-break/>ciunt veteres philosophi non tantum numero ac specie ali-<text:line-break/>quid idem dici, verum etiam genere. Verum id jam ad<text:line-break/>rem propositam non desidero ; mihi enim unicum illud fatis-<text:line-break/>sarit, quod ipsis asinis stupidiores ostendi .qui non couce-<text:line-break/>dant aliud specie unum, aliud nume<text:span text:style-name="Default_20_Paragraph_20_Font"><text:span text:style-name="T5">r</text:span></text:span>o dici, magisque his<text:line-break/>etiam qui unum esse phreniticum et unum empiricum di-<text:line-break/>cunt; unum tamen esse hominem non concedunt, aut qui<text:line-break/>non intelligunt specie quidem unum esse hominem, numero<text:line-break/>non unum., nec Socratem unum esse tum specie tum nu-<text:line-break/>mero, phreniticum autem specie esse unum, multitudine<text:line-break/>non unum, quum fieri non possit ut Dion , Socrates, Theo<text:span text:style-name="Default_20_Paragraph_20_Font"><text:span text:style-name="T5">n<text:line-break/></text:span></text:span>et Coriscus pariter, si ita fors tulit, phreuitide laboran-<text:line-break/>.tes, quum quatuor sint, unus multitudine sint, sed specie<text:line-break/>unus, multitudine non unus. Absurdius autem mullo est</text:p>
      <text:p text:style-name="P2">.quod empirici dicunt , quum unum esse empiricum dicunt,<text:line-break/>deinde rogati quomodo unum dicant eum qui vivit cum eo<text:line-break/>qui mortuus est et eum qui est in Graecia cum eo qui est<text:line-break/>in Aegypto, mirificum rep<text:span text:style-name="Default_20_Paragraph_20_Font"><text:span text:style-name="T5">a</text:span></text:span>nsum afferunt. Quatenus, in-<text:line-break/>quiunt, empiricus est, eatenus etiam unus esu Hoc enim<text:line-break/>extremae stupiditatis est, si adjectis illis, quatenus et eale-<text:line-break/>nus, ne quae spumet loquuntur intelligunt. Si enim eale-<text:line-break/>nus Serapion et Menodotus unus sunt; qua empirici sunt,<text:line-break/>. profecto i<text:span text:style-name="Default_20_Paragraph_20_Font"><text:span text:style-name="T5">n</text:span></text:span> aliis unus non erunt, quando si omnifariam unus<text:line-break/>essent, supervacue, arbitror, ac frustra addita essent illa,<text:line-break/>quatenus et eatenus, cum promptum esset simpliciter ulcere<text:line-break/>unum. esse Serapionem et Menodotum:ita <text:span text:style-name="Default_20_Paragraph_20_Font"><text:span text:style-name="T5">n</text:span></text:span>imirum ut si<text:line-break/>Me ipso tantum Menodoto loquens, adjectione non egeres,<text:line-break/>sed absoluto sermone diceres, Menodotus est unus. Ergo -<text:line-break/>si unus absoluto sermone est Menodotus , Serapion autem et<text:line-break/>Menodotus non absoluto sermone unus, sed quatenus em pi-<text:line-break/>rici, omnino profecto ipsis alia quaepiam inerunt quibus<text:line-break/>duo sunt et non unus ambo, Essiciturque hoc illud quod</text:p>
      <text:p text:style-name="P2">antiqui philosophi dixerunt, aliud numero et idem et<text:line-break/>unum esse , aliud specie, nec esse mirum , si Menodotus<text:line-break/>Serapioui in aliquo idem sit atque unus , in aliquo non<text:line-break/>.idem neque unus; quatenus enim empiricus idem, qua-<text:line-break/>tenus autem hic resim<text:span text:style-name="Default_20_Paragraph_20_Font"><text:span text:style-name="T5">a</text:span></text:span>s, ille nasi, adunco aut candidus, aut<text:line-break/>niger ,aut magnus, aut parvus, non idem. Numquidigi-<text:line-break/>tur sic est uterque eorum homo ut vel nnso est adunco, vel<text:line-break/>refimus, an sic ut empiricus est? An hoc quoque puer intel-<text:line-break/>ligat,. quod qua homo unus sunt, qua hic resimus; ille gry-<text:line-break/>pus, non unus? Num igitur extremae stupiditatis est, aut<text:line-break/>pertinaciae, aut nescio quo nomine merito appellem, fateri<text:line-break/>unum esse ph<text:span text:style-name="Default_20_Paragraph_20_Font"><text:span text:style-name="T5">r</text:span></text:span>eniticum qua phreniticus, simili modo lethar-<text:line-break/>gicum et pleuriticum , hominem vero qua homo est, non<text:line-break/>unum? Praeterea empiricum unum dicere qua est.empici-<text:line-break/>ous , equum vero ut equus est , non unum ? quum audire<text:line-break/>liceat Aristotelem et Theoplrrastum affirmantes specie qui-<text:line-break/>dem posse alterum alteri idem esse , numero vero non idem,<text:line-break/>atque etiam ante hos illum, qui ipsus hujusmodi siguisicato-</text:p>
      <text:p text:style-name="P2">rum distinctionem docuit, audire dicentem nihil esse miri<text:line-break/>-unum esse. multa<text:span text:style-name="Default_20_Paragraph_20_Font"><text:span text:style-name="T5">r</text:span></text:span>et multa unum. Nam adeo dilucide om-</text:p>
      <text:p text:style-name="Normal">nem hanc disceptationem Plato in principio Philebi absolvit;<text:line-break/>ut mihi. vel ipsis stupidis rideatur esse evidens. Asini natu-.<text:line-break/>que norunt tum hominem tum camelum tum bovem, prae-<text:line-break/>turea huncce hominem quendam , huncce camelum, huncce<text:line-break/>bovem: eodem modo viam norunt non ta<text:span text:style-name="Default_20_Paragraph_20_Font"><text:span text:style-name="T5">n</text:span></text:span>tum absolute uti<text:line-break/>viam, sed etiam ut hanc aliquam riam. Nam in ingressu riae<text:line-break/>quam non norit, asinum statue atten deque, ut illam peram-<text:line-break/>bulet. ac totum peragat in neutram. partem declinans , nisi<text:line-break/>sicubi in diversa scinditur, utique declarans se specicm<text:line-break/>ipsam riae meminisse et clare agnoscere, quippe inambulat<text:line-break/>eam quae trita est, quatenus autem ignorat, fallitur, ne-<text:line-break/>que. enim ex recordatione ejus quae insectilis unaque nu-.<text:line-break/>mero est, hanc quam non novit- peragere potest Manile-<text:line-break/>stum vero est eum hanc viam .qua nunc primum insistit,<text:line-break/>quatenus via est, ut specie noscentem inambulare, quatenus^<text:line-break/>vero numero una est, eatenus ignorare propterea quod et</text:p>
      <text:p text:style-name="P3">nusquam ad non tritam divertat, et qua in duas scinditur,<text:line-break/>nesciat utra sit eundum. Quod tamen omnino non igno-.<text:line-break/>raret, si secundo aut tertio nunc per hanc ingrederetur;<text:line-break/>nam quoniam alterum novit, alterum no<text:span text:style-name="Default_20_Paragraph_20_Font"><text:span text:style-name="T5">n</text:span></text:span> norit, propterea<text:line-break/>videlicet quod communem viae speciem cognoscit, propriam<text:line-break/>autem hujus. vel illius ignorat, utique quatenus norit non<text:line-break/>fallitur, quippe qui tritae insistit: quatenus ignorat sallitur<text:line-break/>multoties in triviis, nescius quam eligat. Duplicem ergo<text:line-break/>cognitionem habent et asini, communium specierum alte-<text:line-break/>ram, privatarum alteram. In summa sive unam speciem)<text:line-break/>appellare commune illud velis, sive genus, sive com-<text:line-break/>muuitatem , si istius hanc quam ipse nunc interpretor no-<text:line-break/>tionem custodias, de nominibus contendes, rem tamen non<text:line-break/>mutare poteris. Et de nominum quidem impositione alius<text:line-break/>for lasse quispiam tecum contendet, .utique qui aeque in re-<text:line-break/>ru<text:span text:style-name="Default_20_Paragraph_20_Font"><text:span text:style-name="T5">t</text:span></text:span>u comtemplatione ut tu parum est exercitatus. Caele-<text:line-break/>lerum nos faltem non contendemus ; illud potius te mone-<text:line-break/>bimus meminisse quod Plato ait: <text:span text:style-name="Default_20_Paragraph_20_Font"><text:span text:style-name="T5">Multa entm unum esse</text:span></text:span></text:p>
      <text:p text:style-name="P3"><text:span text:style-name="Default_20_Paragraph_20_Font"><text:span text:style-name="T9">. </text:span></text:span><text:span text:style-name="Default_20_Paragraph_20_Font"><text:span text:style-name="T5">et unum multa. </text:span></text:span>Mirificum sane dictum l Nec facile est<text:line-break/>contendere cum eo qui horum utrumlibet statuat; etenim si<text:line-break/>hoc observes, non erit quod contundas, ut nunc contendis,<text:line-break/>partim ignorantia, partim adductus pertinacia. Sed sive<text:line-break/>quis unum esse phreniticum dicat, unum esse consenties,<text:line-break/>sive multos, ita quoque consenties. Simili modo et empiri-.<text:line-break/>cum et dogmaticum et methodicam , ita vero et medicum<text:line-break/>unum esse ac multos lices, unum quidem qua medicum, non<text:line-break/>unum vero particulari multitudine. Non enim de empirico<text:line-break/><text:span text:style-name="Default_20_Paragraph_20_Font"><text:span text:style-name="T5">l</text:span></text:span>o<text:span text:style-name="Default_20_Paragraph_20_Font"><text:span text:style-name="T5">quen</text:span></text:span>s illud, quatenus, adhibebis, de medico loquens id<text:line-break/>tolles; neque rursus de medico <text:span text:style-name="Default_20_Paragraph_20_Font"><text:span text:style-name="T5">loquen</text:span></text:span>s adpetes; de bo-<text:line-break/>mine <text:span text:style-name="Default_20_Paragraph_20_Font"><text:span text:style-name="T5">loquen</text:span></text:span>s auferes. Nec phreniticum unum esse dices<text:line-break/>qua ph<text:span text:style-name="Default_20_Paragraph_20_Font"><text:span text:style-name="T5">r</text:span></text:span>eniticus , aegrotantem vero non unum, siquidem hic<text:line-break/>quoque qua aegrotans esit unus est. Dedisce igitur tandem<text:line-break/>nugas illas , quibus in aliis libris captiose utens censes<text:line-break/>ostendi tibi ipsum hominem solum et seorsum a particu-<text:line-break/>laribus hominibus , tanquam ipse estendere possis empiri-<text:line-break/>cum citra Menodotum et Serapionem et alios particulares</text:p>
      <text:p text:style-name="P2">empiricos, aut etiam phrenitic<text:span text:style-name="Default_20_Paragraph_20_Font"><text:span text:style-name="T5">n</text:span></text:span>m seorsum a particularibus<text:line-break/>phreniticis. Ubrigitur est error undeque haec mutatio, ut<text:line-break/>asinis adeo ipsis fint stolidiores? nempe unde in aliis quoque<text:line-break/>infinitis falluntur. Quippe ubi a notionibus ad rerum sub-<text:line-break/>statutas tranfire tentant, deinde per logicae contemplationis<text:line-break/>imperitiam falluntur, utique subvertentes cum rerum addu-<text:line-break/>bitatione etiam ipsas notiones. Siquidem excipit eos hic<text:line-break/>quaestio de generibus et speciebus, quae non modo homines<text:line-break/>qui in logicis messionis non sunt exercitati , fed etiam, nisi<text:line-break/>acriter intendant, aliquos ex iis qui sunt exercitati potest<text:line-break/>fallere. <text:span text:style-name="Default_20_Paragraph_20_Font"><text:span text:style-name="T5">r</text:span></text:span> Caeterum non oportet propterea quod de re-<text:line-break/>rum substantia dubitant, a manifestis recedere notionibus,<text:line-break/>nec putare consultum aliquid invenisse utrosvis, vel empiri-<text:line-break/>cos, si unum dicant non adjecto quo significato unum sit,<text:line-break/>. vel methodicos , si pro genere vel specie vel communi</text:p>
      <text:p text:style-name="Normal">communitatem usurpent. Milli enim melius risum est no-<text:line-break/>tione ipsa clare jam definita, nempe qua phrenitici sunt, hac<text:line-break/>esse omnes unum: qua vero hic juvenis, ille scnex, aut</text:p>
      <text:p text:style-name="P3">gracilis, aut obesus, aut vir, mulier, hac multos, veteri<text:line-break/>elocutione de caetero uti, lac cum Aristotele, Theophrestoet<text:line-break/>Platone loquendo periclitari, qui omnia id genus specie<text:line-break/>esse unum dicunt, multitudine vero non unum, non phreni-<text:line-break/>ticum modo aut lethargicum aut empiricum, sed etiam do-<text:line-break/>gmaticum et methodicum et hominem et equum et virum et<text:line-break/>mulierem et reliquorum singula. Quod si ad particularia<text:line-break/>descenderis, veluti hanc musierem quae indicari digito po-<text:line-break/>test, hanc sane non possis specie quidem unam dicere, mus-<text:line-break/>titudine vero multas. Quippe haec mulier quae indicari<text:line-break/>digito potest una est utroque modo, et specie et multitudine,<text:line-break/>quod etiam aliter numero dicere solemus. Hi vero ita non<text:line-break/>faciunt, sed alii communitates nominant, ceu ve<text:span text:style-name="Default_20_Paragraph_20_Font"><text:span text:style-name="T5">r</text:span></text:span>o non ma-<text:line-break/>gis dubitari de iis quam generibus et speciebus possit. Alii<text:line-break/>quatenus hoc quippiam est unum esse dicunt, quatenus au-<text:line-break/>tem non unum, nequaquam explicant. Etenim par alat<text:line-break/>hos quoque, quemadmodum ostendunt, quod Menodotus et<text:line-break/>Serapio et Theodas , Glaucias et Apollonius et Cassides et</text:p>
      <text:p text:style-name="P3">Diodorus et Heraclides et Lyeus, unus omnes fiunt qua em-<text:line-break/>. pirici, ita rursus quemadmodum non unus omnes, sed multi<text:line-break/>funt exponere. Siquidem in his exponendis alicubi plane de-<text:line-break/>prehendisseut idem, tum unum, tum multa non modo esse,<text:line-break/>fed etiam dici posse. Menodotus namque et Serapio qua<text:line-break/>empirici sunt unus sunt, imo et qua medici et qua homines:<text:line-break/>Quid vero qua animalia? Nam id quaeri ab his operae pre-<text:line-break/>tium est. Num hactenus quoque Menodotus et Serapio unus<text:line-break/>funt? Nam si id negent, nec nos concedemus, quatenus em-<text:line-break/>pirici sunt; eatenus duos homines esse unum. Sin conce-<text:line-break/>dant hac quoque duos esse unum, quatenus ambo sirnt ani-<text:line-break/>malia, protinus illud suspiciemus, recte igitrrr- ab antiquis<text:line-break/>philosophis dictum est aliud numero, aliud specie, aliud<text:line-break/>genere esse , quod tum idem tum unum esu Dehinc rursirs<text:line-break/>interrogabimus, phreniticus Menodotus, phreniticus Sera-<text:line-break/>pio, idemne est an diversus ? Si respondeant eatenus unum<text:line-break/>phreniticum esse, unumqne et eundem ambo qua phre<text:span text:style-name="Default_20_Paragraph_20_Font"><text:span text:style-name="T5">n</text:span></text:span>itici,<text:line-break/>rursus perconctabimur, quid autem qua aegrotantes? num</text:p>
      <text:p text:style-name="P2">hac quoque ambo unus sunt? Si negent, neque nos illis con-<text:line-break/>cedemus qua phrenitici. <text:span text:style-name="Default_20_Paragraph_20_Font"><text:span text:style-name="T5">.l</text:span></text:span>. Sui annuant, utique rem aliquam<text:line-break/>ponemus, cujus una sit species de qua omnes homines morbi<text:line-break/>; nomen enunciant Non enim phrenitis res aliqua suerit,<text:line-break/>cui una sit idea atque eatenus omnes qui ea funi affecti,<text:line-break/>unum efficiens, morbus autem similiter unum non faciet om-<text:line-break/>nes quos occupaverit. At nulla est, inquit, ita distincta<text:line-break/>species aut. animalis aut morbi sicut hominis et phreni-<text:line-break/>fidis. Quid ais improbe ? .. An nihil tibi fignificare ridentur<text:line-break/>hae voces, animal et morbus, sed similiter efferri ut bli-<text:line-break/>tyri et scindapsus? An significant quidem, verum nulla<text:line-break/>res substat quae vocibus respondeat, veluti in Scylla et Ceu-<text:line-break/>taurus? an etiam. significant atque id quod significatur<text:line-break/>u<text:span text:style-name="Default_20_Paragraph_20_Font"><text:span text:style-name="T5">n</text:span></text:span>um est? Quippe si nulla sit res quae his vocibus, animal<text:line-break/>et morbus, indicetur , non recte sucis hominem esse animal,<text:line-break/>aut phrenitim morbum. Sui est res aliqua et vere dicis,<text:line-break/>tum hunc qui advenit, animal esse, tum huncce qui decum-<text:line-break/>bit phreuitide laborare, est utique omnino aliquid eorum</text:p>
      <text:p text:style-name="P3">quae ipsis insunt, de quo vocem utramque enuncias. Ve-<text:line-break/>rum ad haec intelligenda parum es exercitatus; tametsi ea<text:line-break/>ex primis sint quae in logicis institutionibus tradantur.^<text:line-break/>Caeterum quid hoc ad ipsam veritatem? Non enim profecto<text:line-break/>ex iis quae tu non intelligis judicauda veritas est, sed ex<text:line-break/>iis quae quispiam intelligit, qui et natura prudens sit et<text:line-break/>ea didicerit ac exercuerit, nec idem contentiosus sit, sed ve-<text:line-break/>risatem amet, quorum nullum in te est, quamquam medius<text:line-break/>fidius haud Icio an ista natura prudentem desiderent. Quis<text:line-break/>enim nescit non idem significare Socratem ac resimum , sed<text:line-break/>Socratem totius esse subjectae .substantiae nomen; reliquo-<text:line-break/>rum autem nominum nullum de tota corporis substantia<text:line-break/>dici? non enim fimum, non ventrosum, non calvum, fedho-<text:line-break/>rum aliud figurae nasi esse nomen, aliud defectus caplllo-<text:line-break/>rnm in capite, aliud magnitudinis esse ventris. Atque haec<text:line-break/>funt quae respectu partium dicuntur. At si candidum aut<text:line-break/>nigrum Soc<text:span text:style-name="Default_20_Paragraph_20_Font"><text:span text:style-name="T5">r</text:span></text:span>atem dicam, de omnibus, arbitror, corporis par-<text:line-break/>tibus nomina pronuncio , caeterum non tutam substantiam,.</text:p>
      <text:p text:style-name="P2">sed sinum ex iis quae issi accidunt, indico, nempe colorem.<text:line-break/>Quin etiam si obesum dicam aut gracilem; durum aut mol-<text:line-break/>leni, hirtum aut glabrum, aut caetera id genus quae So-<text:line-break/>orati accidunt, ne sic quidem de omni ejus substantia appel-<text:line-break/>Iationes affero, sed unum aliquid eorum quae ipsi accidunt<text:line-break/>ostendo. Ad eundem modum et sedere ipsum et inambu-<text:line-break/>Iare. et moveri et dormire et vigilare et singula id genus no-<text:line-break/>mina de nulla profecto substantia dicimus , sed aliquid eo-<text:line-break/>rum quae Socrati insunt his significamus, quae nimirum<text:line-break/>in superioribus rationibus vel actiones esse, vel passiones, veI<text:line-break/>. affectus quosdam diximus. Satius ergo fuerit nunc quoque<text:line-break/>sub hac tu formula exerceam, quemadmodum etiam in lupe-<text:line-break/>fu moribus ostendebamus non a nominibus, sed a rebus orsum.</text:p>
      <text:p text:style-name="Normal">Incipe vero a te ap<text:span text:style-name="Default_20_Paragraph_20_Font"><text:span text:style-name="T5">t</text:span></text:span>o primum aestimaque simplexne res sis,<text:line-break/>an composita, utrumne pes sis an nasus; oculus an caput?<text:line-break/>Constat enim nullum te horum esse, sed nec fine uls, verum<text:line-break/>et ex<text:span text:style-name="Default_20_Paragraph_20_Font"><text:span text:style-name="T5">i</text:span></text:span>liis et ex reliquis partibus universis, quarum sin-</text:p>
      <text:p text:style-name="P3">gulae debitum habeant posituram, totus es compositus.<text:line-break/>Esto igitur tibi nomen Themiso. At quum Themisona<text:line-break/>claudum esse ajo , eo quod dico claudum pedum affe-<text:line-break/>ctunr signisico. Themiso vero totius est nomen. Quin etiam<text:line-break/>simus caec<text:span text:style-name="Default_20_Paragraph_20_Font"><text:span text:style-name="T5">n</text:span></text:span>sque a parte dicitur Themiso, rufus vero et crns-<text:line-break/>fus non a parte, sed ab affectibus qui toti insunt, non ali-<text:line-break/>ter quam inambulans, sedens, disputans et vivens. Num<text:line-break/>igitur intelligis non esse haec totius substantiae tuae signa,<text:line-break/>. sed alia a pa<text:span text:style-name="Default_20_Paragraph_20_Font"><text:span text:style-name="T5">r</text:span></text:span>te quapiam esse nominata, esta ab uno affectu?</text:p>
      <text:p text:style-name="Normal">Quum vero bonum te jultumve quispiam dicit, num etiam .<text:line-break/>perspicis haec esse affectuum nomina, qui lu animo tuo con-<text:line-break/>sistunt? Atqui sinoria quod haec ad proportionem se habent<text:line-break/>cum albo et nigro, quippe sicuti ista corporis, ita illa animi<text:line-break/>affectionum sunt nomina, intelliges, arbitror, et artificem<text:line-break/>et luertem ab animi affectibus esse imposita. Jam si artifex<text:line-break/>unde nomen accepit scias, scies, arbitror, medicus quoque<text:line-break/>unde sit appellatus. At Tunc si unde dictus sit cognoris,</text:p>
      <text:p text:style-name="P3">non est quod magnopere labores ut inventas cui demum<text:line-break/>inditum sit notum empirici. Sane ipsum quod a vobis exigo<text:line-break/>.confici nec adeo difficile nec magnum est. Quippe ipsa<text:line-break/>praedicamenta dividere logicae speculationis est mitium,<text:line-break/>cujus esse vos omnino expertes facile declarant ea quae<text:line-break/>temere nugamini. Vel nunc igitur resipiscentes posthac in-<text:line-break/>ripite quae corpori accidunt nominare, veluti quod luo<text:line-break/>albus est et niger aut certe vehementer calidus adeo ut. ae-<text:line-break/>gre ferre calorem possit. Deinde calorem ap<text:span text:style-name="Default_20_Paragraph_20_Font"><text:span text:style-name="T5">t</text:span></text:span>um qui adeo<text:line-break/>auctus sit ut occasione ejus corpus laboret, nec probe per-<text:line-break/>fungi actione possit, permittite volenti appellare febrem,<text:line-break/>siquidem omnes homines eum, qui ita sit calidus, febricitare<text:line-break/>dicunt. Nec sane rem magnam facietis nomen mutantes,<text:line-break/>nisi quod tempus vestium perdetis. illud potius, vic bone,<text:line-break/>facito. Quum Themifonem febricitare dices et Dionem fe-<text:line-break/>bricitare et multos deinceps ad eum modum febricitantes no-<text:line-break/>minabis, perpende diligenter numquid in iis omnibus unum<text:line-break/>idemque sit ipsum, <text:span text:style-name="Default_20_Paragraph_20_Font"><text:span text:style-name="T5">ut sic dicam</text:span></text:span>, febricitare, an diversum.</text:p>
      <text:p text:style-name="P3">invenies enim unum esse idemque specie, multitudine autem,<text:line-break/>quod etiam numero dicimus, non unum, quum aliter tibi<text:line-break/>nec ut respondeas fas sit, nec intelligas. E<text:span text:style-name="Default_20_Paragraph_20_Font"><text:span text:style-name="T5">r</text:span></text:span>go qui fabrici-<text:line-break/>tat, is qua scbricitat unus plane est, etenim qui delirat, qua-<text:line-break/>tenus delirat etiam est unus Quid vero et qui simul fe-<text:line-break/>bricitat et delirat, numquid et is unus est qua simul et fe-<text:line-break/>bricitat et delirat? Sane id neminem latere arbitror, Pona-<text:line-break/>tur igitur ambobus iis unum nomen, febricitanti dico ac de-<text:line-break/>li<text:span text:style-name="Default_20_Paragraph_20_Font"><text:span text:style-name="T5">t</text:span></text:span>anti, voceturque phreniticus qui ita laborat. Quod st non<text:line-break/>intelligis,^ quemadmodum ambobus unum nomen sit positum,<text:line-break/>admonebo te fortasse nominum quae ipse usurpas; numquid<text:line-break/>enim equum aliquid appellas, nempe animal, ut ita dicam,<text:line-break/>hinnibile ? an igitur luteresse censes equum dicas , an ani-<text:line-break/>. mal quod hinnitus edit? Ego rane non cenfeo. Atqui fi ita<text:line-break/>est ambobus illis nominibus, et animali et hinnibili, quo uti-<text:line-break/>que brevior esset ferme, equum indidisti. Ad hunc etiam<text:line-break/>modum, si quod pedestre et bipes animal sit, pro tribus no-<text:line-break/>muribus- uno interpretari velis , hominem vocabis. . Et Iane</text:p>
      <text:p text:style-name="P3">solutio cujusque nominis in <text:span text:style-name="Default_20_Paragraph_20_Font"><text:span text:style-name="T5">t</text:span></text:span>uam orationem aleum mo-<text:line-break/>dum absolvitur. Quin etiam ut <text:span text:style-name="Default_20_Paragraph_20_Font"><text:span text:style-name="T5">c</text:span></text:span>o<text:span text:style-name="Default_20_Paragraph_20_Font"><text:span text:style-name="T5">niicia</text:span></text:span>s componasque ora-<text:line-break/>tionem in unum nomen, non aliter quam jam dicto fit<text:line-break/>modo, quum videlicet et simplicium cujusque notionem sc-<text:line-break/>cunsium ipsius nomen tenes, et simul ex duobus simplicibus<text:line-break/>rursus alteram notionem efficere compositam potes , mox issi<text:line-break/>nomen impo<text:span text:style-name="Default_20_Paragraph_20_Font"><text:span text:style-name="T5">n</text:span></text:span>ere, subinde russus ipsi compositae alio sim-<text:line-break/>plici adjecto, ubi ex tribus jam simplicibus unam notionem<text:line-break/>feceris, huic quoque nomen aliquod imponere; quomodo,<text:line-break/>inquies, et qua -ratione id? si quidem non gravabor exer-<text:line-break/>cendo eos , qui resipiscere a diuturna ista ignorantia non <text:span text:style-name="Default_20_Paragraph_20_Font"><text:span text:style-name="T5">r</text:span></text:span>e-<text:line-break/>cusant, longius progredi. Calori simplicis rei nomen estsi<text:line-break/>praeterea actionis laesio simplex quaedam res est. At tan-<text:line-break/>tus calor quantus jam actioni officiat non amplius sim-<text:line-break/>plex res est. Quod fi etiam totum vexet corpus, multo<text:line-break/>profecto mi<text:span text:style-name="Default_20_Paragraph_20_Font"><text:span text:style-name="T5">n</text:span></text:span>us jam fimplex est. Ergo ut non multis utan-<text:line-break/>fur homines, ad compendium alioqui natura proclives, ejus-<text:line-break/>modo calorem febrem vocant. Quippe expeditius dictu est</text:p>
      <text:p text:style-name="P3">febricitare Dionem Aquam tantum in toto corpore caloris.<text:line-break/>habere ut multas functiones corrumpat. Ergo quum asse-.<text:line-break/>ctum ipsum significare volunt, febrem, quum vero eum<text:line-break/>qui affectu laborat, ab affectu ipfo nomen declinant vocant-..<text:line-break/>que febricitantem, ad eum modum quo a candore candidum et<text:line-break/>a nigrore nigrum. Itaque compositae rei nomen febris est, atque<text:line-break/>multo etiam magis febricita<text:span text:style-name="Default_20_Paragraph_20_Font"><text:span text:style-name="T5">n</text:span></text:span>s. Simplex autem est delirium;<text:line-break/>verum si simplex hoc cum composito copules, homo ipse<text:line-break/>phreniticus, affectus phrenitis nominatur , quemadmodum et .<text:line-break/>homo ipse, ne animal rationale morale dicamus, brevitatis<text:line-break/>causa homo esit nominatus, ipso .hominis vocabulo rationis vim<text:line-break/>quandam comprehendente. Atque id est quod veteres philo-<text:line-break/>sophi <text:span text:style-name="Default_20_Paragraph_20_Font"><text:span text:style-name="T5">r</text:span></text:span>ationem nominis dicere appellant. Caeterum non du-<text:line-break/>cunt in infinitum, sed usque ad simplicia subeunt. Numquam<text:line-break/>hominem in animal et rationale et mortale solveris, postea<text:line-break/>ipsum animal solves in substantiam sensilem, at non ipsam<text:line-break/>substantiam amplius solvere poteris nec etiam sensum,</text:p>
      <text:p text:style-name="P3">quippe simplex primumque est horum utrumque. Quo fit<text:line-break/>ut mihi mirari subeat de iis qui phreniticum et hominem<text:line-break/>esse concedunt, morbum vero et animal esse non concedunt,<text:line-break/>quod perinde est ac si composita esse des, de simplicibus du-<text:line-break/>biles , quasi non priora compositis natura simplicia sint. At<text:line-break/>non vidi, inquit, ipsum per su animal. Sed nec hominem,<text:line-break/>insulse, vidisti, et tamen teipsum ais hominem esse. An<text:line-break/>illud fateberis, animal autem esse te non fateberis? Nusquam,<text:line-break/>inquit, vidi per su morbum. Sed ncc phrenitiur unquam<text:line-break/>solam vidisti, sed in Theone aut Dione aut alio quopiam<text:line-break/>bomine. Quare hoc plane puerile est, eo quod nusquam<text:line-break/>morbum ipsum per se solum rideris, idcirco putare mor-<text:line-break/>bum non esse, nam ita nec febrem nec ph<text:span text:style-name="Default_20_Paragraph_20_Font"><text:span text:style-name="T5">r</text:span></text:span>enitim nec aliud<text:line-break/>quippiam id genus esse dabis, ut quorum nullum usquam<text:line-break/>ipsum per se fotum rideris. Sane expediebat potius non<text:line-break/>ita, sed ut dictum stupra est, a rebus ipsis coepisse cogi-<text:line-break/>tationeque ipsa spectasse quot essent in totum simplicia,</text:p>
      <text:p text:style-name="P2">mox proprio nomine cuique imposito, ex ipsis jam compo-<text:line-break/>sita nectere. Ergo subjecto corpori unum hoc primum in-<text:line-break/>sit quod sentit. Num cui id inest, animal non appellabis?<text:line-break/>Non inquies. Atqui de nomine hoc pacto haesitabis. Sed<text:line-break/>nec sentiens corpus esse concedes? Jam ita de rebus ipsis<text:line-break/>falso opinaberis. At si et corpus aliquid sentiens esse et no-<text:line-break/>- men hoc animal de ejusmodi corpore dici concedes, aude-<text:line-break/>bis postea dicere animal nihil esse? E<text:span text:style-name="Default_20_Paragraph_20_Font"><text:span text:style-name="T5">r</text:span></text:span>go nec album aliquid<text:line-break/>est nec inambulans nec currens, quippe ab iis quae ipsi acri-<text:line-break/>dunt dicitur corpus album, inambulans et currens, ipsc-<text:line-break/>rutn vero acridentium hoc albedo, illud inambulatio, ter-<text:line-break/>tium cursus dicitur. Eodem modo sensus unum quid est<text:line-break/>ex iis quae corporibus accidunt, sentiens vero ipsum estcor-<text:line-break/>pus, hoc vero etiam animal nominatur. Quis igitur ubi<text:line-break/>sentiens corpus aspexit, omisse hoc nomine, animal aliud<text:line-break/>quaerat, quod de eo dicat? Num corpus duntaxat intessigi-<text:line-break/>tur tanquam Centaurus, an res quoque aliqua huic appel-</text:p>
      <text:p text:style-name="P3">lationi est suspecta? Patet <text:span text:style-name="Default_20_Paragraph_20_Font"><text:span text:style-name="T5">proculdubio esse subjectum ali-<text:line-break/>quam. </text:span></text:span>Quid vero? sensnsne tantum intelligitur, an etiam<text:line-break/>aliquid eorum quae corpori insunt? Mihi vero etiam id cla-<text:line-break/>rum esse videtur , nempe (ensum unum esse ex iis quae cor-;<text:line-break/>. pori insunt. Atqui si neque corpus tantummodo intelligitur,<text:line-break/>sed etiam subsistit, nec etiam sensus, imo is quoque subsi-<text:line-break/>stit, qui fiet ut ambo conjuncta compositum efficiant non<text:line-break/>ens? Nam id jam perridiculum .sit aliquid corpus quidem.<text:line-break/>esse ac sensum, nihil tamen esse sentiens co<text:span text:style-name="Default_20_Paragraph_20_Font"><text:span text:style-name="T5">r</text:span></text:span>pus, sicut illusi<text:line-break/>nragis ridiculum, fentiens quidem corpus esse, animal autem<text:line-break/>nihil esse, ceu aliud quiddam animal fit, et non hoc, aut quic-<text:line-break/>quam interfit, oratione an nomine iudicare aliquid- velis.<text:line-break/>Aeque absurdum sit et morbum negare aliquid .esse. . .Quippe<text:line-break/>si assectus nihil fit, morbus quoque nihil erit; sin assectus ali-<text:line-break/>quid esse detur, utique et.morhus aliquid fuerit. Quicumque<text:line-break/>enim affectus. functioni officit, is est morbus. At non po-<text:line-break/>tes, inquiunt, ostendere mihi ipsum parsu morbum. lino...<text:line-break/>nec phrenitim, vir bone, nec febrem,. quae tamen et ipsa esse</text:p>
      <text:p text:style-name="P2">fateris, sicuti multa alia. Nam micrologiam nominum,<text:line-break/>quam philosophi quidam scite su<text:span text:style-name="Default_20_Paragraph_20_Font"><text:span text:style-name="T5">n</text:span></text:span>t commenti, sed quae ossi-<text:line-break/>nem in vita loquendi consuetudinem subvertit, sic ut et<text:line-break/>ipsi quidem in .suis ipsorum operibus ea uti possint, impraes-<text:line-break/>entiarumomitto, ut qui et alibi de ipsis diffusius egerim.<text:line-break/>Igitur quum lu opere de elementis nihilominus quaecum-<text:line-break/>que sunt <text:span text:style-name="Default_20_Paragraph_20_Font"><text:span text:style-name="T5">n</text:span></text:span>ecessaria dixerim, resero tamen micrologiam,<text:line-break/>qua dividu<text:span text:style-name="Default_20_Paragraph_20_Font"><text:span text:style-name="T5">n</text:span></text:span>t in genera e<text:span text:style-name="Default_20_Paragraph_20_Font"><text:span text:style-name="T5">n</text:span></text:span>s. et existens et subsiste<text:span text:style-name="Default_20_Paragraph_20_Font"><text:span text:style-name="T5">n</text:span></text:span>s, nam<text:line-break/>haec nullo discrimine nobis tum hic tum lu sequentibus<text:line-break/>tractatibus exponentur. Ut autem omnes in. omnibus refu-<text:line-break/>tem fieri omni<text:span text:style-name="Default_20_Paragraph_20_Font"><text:span text:style-name="T5">n</text:span></text:span>o noni potest. At enim quod non modo<text:line-break/>propria morbi notio sit, sed etiam res aliqua subjecta,<text:line-break/>quae hanc appellationem sit sortita, fatis facia<text:span text:style-name="Default_20_Paragraph_20_Font"><text:span text:style-name="T5">n</text:span></text:span>t ad praes-<text:line-break/>ens quae hactenus dicsa, clarius autem idem ipsum in<text:line-break/>progressu <text:span text:style-name="Default_20_Paragraph_20_Font"><text:span text:style-name="T5">s</text:span></text:span>ermonis intelligetur, ubi de primis iudicationi-<text:line-break/>. bus absoluta disputatio erit. Quaecumque vere nunc dictu<text:line-break/>de morbo sunt, ea mihi et de symptomate et affectio<text:span text:style-name="Default_20_Paragraph_20_Font"><text:span text:style-name="T5">n</text:span></text:span>e esse<text:line-break/>dicta cenfieo, praeterea de sanitate et integritate, robore et</text:p>
      <text:p text:style-name="P3">facultate omnibusque aliis quorum nomina et notiones de<text:line-break/>rebus quibusdam submotis fiunt dicta, Omnia namque haec<text:line-break/>corporibus insunt, partim ut affectus, partim ut actiones,<text:line-break/>partim ut passiones ; praeterea quaedam ceu facundum natu-<text:line-break/>rani insunt, quaedam ceu praeter maturam. Iudicatio quo-<text:line-break/>que ex singulis eorum seorsum praebetur,. a plurimis tamen<text:line-break/>medicorum praetermissa.</text:p>
      <text:h text:style-name="P19" text:outline-level="1"><text:bookmark-start text:name="bookmark4"/><text:span text:style-name="Default_20_Paragraph_20_Font"><text:span text:style-name="T1">GALENI METHODI MEDENDI<text:line-break/>LIBER </text:span></text:span><text:span text:style-name="Default_20_Paragraph_20_Font"><text:span text:style-name="T4">II</text:span></text:span><text:span text:style-name="Default_20_Paragraph_20_Font"><text:span text:style-name="T1">I.</text:span></text:span><text:bookmark-end text:name="bookmark4"/></text:h>
      <text:h text:style-name="Heading_20_2" text:outline-level="2">Cap. I. </text:h>
      <text:p text:style-name="P49">Si igitur, Hiero, indicatio, quae ab ipsis<text:line-break/>rei natura primum oritur, quod agendum sit invenit, necesse<text:line-break/>est remediorum in<text:span text:style-name="Default_20_Paragraph_20_Font"><text:span text:style-name="T5">p</text:span></text:span>ertiendorum initium ex morborum ipso-<text:line-break/>rum natura fumi, siquidem absurdum sit aliud esse quod<text:line-break/>curandi rationem praescribat, aliud quod curetur; etenim<text:line-break/>judicare de se quidque magis potest quam de alio, hoc au-<text:line-break/>tem clarius fiet in sequentibus. Verum quoniam omnibus<text:line-break/>in consessio est primas indicationes ex affectibus esse fumeo-<text:line-break/>das , certe laborandum pluribus frustra non est, ut hinc esse</text:p>
      <text:p text:style-name="P3">incipiendum doceam, illud potius monstrare tentemus, ne-<text:line-break/>que totum hoc esse, neque prorsum magnam aliquam par-<text:line-break/>tem , ut methodici putant, sed minimam et tantum initium.<text:line-break/>Igitur iidem ipsi ajunt, calculum qui in vesica sit; quod toto<text:line-break/>genere praeter naturam sit, ablationem sui indicare.. Ad<text:line-break/>eundem modum verrucas pensiles et myrmecias et athero-<text:line-break/>mata et steatomata et meliceridas. et alia id genus , at intesti-<text:line-break/>num, quod jam in scrotum decidit, omniaque quae luxata<text:line-break/>sunt, quod videlicet loco ipso praeter naturam se habeant,<text:line-break/>reponenda se in suum locum indicunt. Atqui tantum abest<text:line-break/>ut horum quippiam artificii cujusquam sit, ut etiam priva-<text:line-break/>torum cuique patere possit, quippe qui membrum, quum<text:line-break/>luxatum sentiunt, reduci <text:span text:style-name="Default_20_Paragraph_20_Font"><text:span text:style-name="T5">in artus</text:span></text:span> jubent, praeterea verru-<text:line-break/>cam pensilem tolli et ulcus ad cicatricem duci et alvum stu-<text:line-break/>entem sisti. Verum quibus haec rationibus fiant, id sane<text:line-break/>nesciunt, atque id est quod adjici a medico debet. Itaque<text:line-break/>indicatio quae-a morbis sumitur , principium ta<text:span text:style-name="Default_20_Paragraph_20_Font"><text:span text:style-name="T5">n</text:span></text:span>tum est et<text:line-break/>tanquam prior impetus methodi medendi , nulla ipsius me-</text:p>
      <text:p text:style-name="P2">sucinae artis adhuc portio, aut nec iusignis pars nec propria,<text:line-break/>fed quae etiam plebi sit communis. Ergo cui facultas est<text:line-break/>illa inveniendi, ex quibus perfici possit quod a prima indi-<text:line-break/>catione suggeritur, is merito morborum est curator; qui si<text:line-break/>per experientiam invenit, observator et empiricus est no-<text:line-break/>mutandus; sin natione quadam et methodo, logicus, mesto-<text:line-break/>dicus. et dogmaticus. Ergo plebejus quidem , altius enim<text:line-break/>idem repetendum est, medicum adit, reponi sibi memb<text:span text:style-name="Default_20_Paragraph_20_Font"><text:span text:style-name="T5">r</text:span></text:span>um<text:line-break/>jubens, aut os, quod forte fractum est, conformari, aut meli-<text:line-break/>cerida sibi tolli, verum quo pacto horum quodque peraga-<text:line-break/>tur, melicae artis inventum est. Ac empirici quidem per<text:line-break/>experientiam invenire omnia contendunt, nos partim expe-<text:line-break/>rientia, partim ratione, quum neque illa invenire omnia<text:line-break/>queat neque sida ratio. Verumtamen confusam mixtam-<text:line-break/>que tradendaur esse doctrinam non censemus, fed seorsum<text:line-break/>empiricam , quo facile appareat quam habeat utraque vim.<text:line-break/>Nunc vero de ea quae ratione paritur inventione dicere</text:p>
      <text:p text:style-name="P3">statuimus. Num igitur est nobis methodus aliqua qua<text:line-break/>usis invenire praedictorum singula liceat? dico quod <text:span text:style-name="Default_20_Paragraph_20_Font"><text:span text:style-name="T5">t</text:span></text:span>u-<text:line-break/>pervacaneum genere sit adimere, et quod motum loco fit,<text:line-break/>id proprio loco reddere , et quod unitatis solutum fit unire.<text:line-break/>Au empiricen. ad haec requiremus? Ego sime methodum<text:line-break/>esse aliquam r qua quaesita invenias, plane mihi persuasi,<text:line-break/>ejusque principium esseuid quod singuli morbi faciendum<text:line-break/>dictam. Unitatis namque solutio unitionem postulat. Ea<text:line-break/>in osse fractura -dicitur, in carnosa parte ulcus , sicuti<text:line-break/>etiam vulnus et ruptio et contorsio. Vulnus quidem fo-<text:line-break/>lotio quaedam ex vulnerando in carnosa parte relicta, ru-<text:line-break/>ptio et contorsio citra vulnerationem facta, in ruptione car-<text:line-break/>nosce partis, in contorsione nervosae soluta continuitate.<text:line-break/>Horum omnium scopas unitio, quae au praestari ubique pof-<text:line-break/>sit, au in multis non possit, hoc utique internoscere primum<text:line-break/>jam artificis est. Nemo enim plebejus novit ner nervosam<text:line-break/>transversi fepti partem, nec intestina tenuia non posse quem</text:p>
      <text:p text:style-name="P3">quem indica<text:span text:style-name="Default_20_Paragraph_20_Font"><text:span text:style-name="T5">n</text:span></text:span>t finem recipere, quin etiam de praeputio et de<text:line-break/>tenui buccarum partu, quod<text:span text:style-name="Default_20_Paragraph_20_Font"><text:span text:style-name="T5">similiter se habet</text:span></text:span>, idem ignorat;<text:line-break/>praeterea an caries sanari queat,. sicut erofio carnis; coai-<text:line-break/>pertum non habet, jam an coalescere fractura possit, ut vul-.<text:line-break/>nus, praeterea an callo agglutinari possit, non intelligit,<text:line-break/>pari modo in capitis fracturis vulgus omnino non norit<text:line-break/>sitne expectanda calli generatio, an aliter curandum. Porro -<text:line-break/>multo adhuc magis ignorat, an corde vulnerato aut pus-<text:line-break/>mone aut ventriculo aut jecinore fiducia sanationis sit , nec<text:line-break/>lu summa quicquam ultra primum scopum vulgaris quis- .<text:line-break/>quam novit. Itaque hoc ipsum primum artis. est opus, ut<text:line-break/>intelligas sperarene finem quo tendis debeas; an secus;<text:line-break/>ejus autem rei duplex cognitio est, nec potest addi- tertia:<text:line-break/>altera per experientiam, cui longo usu est opus, altera vero<text:line-break/>per ipsius rei naturam , siquidem haec tum cuiusque partis<text:line-break/>substantiam aestimabit tum actionem tum usum situmque,<text:line-break/>quibus procedens non solum quod sanari non potest prae-</text:p>
      <text:p text:style-name="P3">ridebit, sint etiam de inveniendis ei remediis deliberabit,<text:line-break/>quod recipere sanitatem potest.</text:p>
      <text:h text:style-name="Heading_20_2" text:outline-level="2">Cap. ll. </text:h>
      <text:p text:style-name="P49">Constat autem quod a simplicissimis luci-<text:line-break/>piat. Porro nihil est simplicius ulcere quod in summa car..<text:line-break/>no<text:span text:style-name="Default_20_Paragraph_20_Font"><text:span text:style-name="T5">t</text:span></text:span>a parte sit ; simus ergo si modo ulcus lentum sit, curatio.<text:line-break/>nis <text:span text:style-name="Default_20_Paragraph_20_Font"><text:span text:style-name="T5">t</text:span></text:span>copus unitio est. Sin etiam cum cavitate sit, duplex ejus<text:line-break/>propositus est finis, sicuti etiam duplex. est affectus, nempe<text:line-break/>ulcus quod est. unitatis folutio, et cavitas quae disperditur.<text:line-break/>est substantiae alienius animali propriae. Invenitur autem<text:line-break/>hic multoties alter Inopus impossibilis, veluti quasi si non<text:line-break/>modo.caro ipsa, sed etiam subditum illi os perierit, quippe<text:line-break/>impleri ad unguem cavitas ejusmodi non potest, cicatrice lu.<text:line-break/>duci certe potest, sed haec ulceris sanatio est, caritas autem<text:line-break/>insanabilis remanebit. Hoc igitur ruc<text:span text:style-name="Default_20_Paragraph_20_Font"><text:span text:style-name="T5">t</text:span></text:span>um ipsum aut expe-<text:line-break/>rientia, aut ratione dignosci omni<text:span text:style-name="Default_20_Paragraph_20_Font"><text:span text:style-name="T5">n</text:span></text:span>o oportebit. At Thesia-.<text:line-break/>lus nec his utitur nec tertium quicquam adlicit, et tamen<text:line-break/>nugari non erubescit, sed hoc permittit. lllud potius do—<text:line-break/>ceat imitatur Thessiali medicus quo pacto cavum in carnosa</text:p>
      <text:p text:style-name="P3">partu ulcus nullo ex iis quae subsunt laesio sanabimus.<text:line-break/>Sarcotico , luquit , medicamento imposito; bene sane, ma-<text:line-break/>gna facilitas, fortasse autem stupiditas potius erat dicendum,<text:line-break/>si, quum farcoticum dixit, satisfecisse fe quaestioni putat,<text:line-break/>quippe si farcoticum jam scimus, quid amplius requirimus ?<text:line-break/>dic nobis quodnam illud sarcoticum sit quo es usurusr<text:line-break/>Thus, reor, inquies, autirim, aut aristolochiam, aut ervi fa-<text:line-break/>tutata , aut panacem ; nam de siccis medicamentis principio<text:line-break/>mentionem faciam , age igitur haec medicamenta quo pacto<text:line-break/>Invenisti? Experientia, inquis. Quid igitur est quod per<text:line-break/>te amplius est adjectum? Siquidem quod cavum implendum<text:line-break/>sit, id quidem vel privatus novit; at ex quibus id et per<text:line-break/>quae medicamenta fiant, experientia docuit. Thessalus<text:line-break/>vero nec ut empiricus nec ut logicus medicamentum illud<text:line-break/>novit; ut empiricus, quia non vult; ut logicus, quia nuo po-<text:line-break/>test; nam ego eum ut empiricum id scire plane novi Quum<text:line-break/>enim duo sint omnis inventionis. instrumenta, experientia et<text:line-break/>ratio: qui quod inventum est, novit, sed tamen rationem<text:line-break/>ejus dicere <text:span text:style-name="Default_20_Paragraph_20_Font"><text:span text:style-name="T5">inpr</text:span></text:span>om<text:span text:style-name="Default_20_Paragraph_20_Font"><text:span text:style-name="T5">ptu</text:span></text:span> non habet, is prodit su per experien-</text:p>
      <text:p text:style-name="P3">fiam id invenisse. Ut igitur quantum erret intelligat, au--<text:line-break/>rium nobis operam paulisper accommodet, volo enim pan-<text:line-break/>cis cum solius experientiae professore agere; etenim hunc<text:line-break/>quoque dicere par est quo pacto siccum hoc quod carnem.</text:p>
      <text:p text:style-name="Normal">.producat medicamentum invenerit, quod utique cephali-.<text:line-break/>cum nominant; porro componitur id ex iride et aristolochia<text:line-break/>et ervo et thure et manna <text:span text:style-name="Default_20_Paragraph_20_Font"><text:span text:style-name="T5">purgament</text:span></text:span>o <text:span text:style-name="Default_20_Paragraph_20_Font"><text:span text:style-name="T5">thuri</text:span></text:span>s. Est autem<text:line-break/>et aliud quod praeter jam dicta corticem panacis recipit,<text:line-break/>sicuti etiam aliud cui elota cadmia: admiscetur. Dicat ita-.<text:line-break/>que mihi, haec quomodo sint iuventa. Et quid, inquit,<text:line-break/>attinet de inventione eorum quaerere, ac non recte potius<text:line-break/>inventis uti? Atque haec quidem initio statim respondent,.<text:line-break/>in. colloquio vero , sic enim <text:span text:style-name="Default_20_Paragraph_20_Font"><text:span text:style-name="T8">κατὰ σύμβμσιν </text:span></text:span>hoc verbove.-<text:line-break/>eant, interdum quidem ex fomniis iuventa esse potuisse talia<text:line-break/>dicunt., interdum <text:span text:style-name="Default_20_Paragraph_20_Font"><text:span text:style-name="T5">t</text:span></text:span>orte quapiam aliud fuisse in aliud affu-<text:line-break/>fum, mox aliquem uti mixto ausum , caeterum audaciae.<text:line-break/>ejus spem non dicunt. Haec igitur manifestae sunt. nugae.<text:line-break/>Tertius his inventionis modus plane est. epilogisticus; .-siquvj.</text:p>
      <text:p text:style-name="P2">dem simplicium illornm privatim quisplam unumquodque<text:line-break/>ut sarcoticum .expertus, mox car<text:span text:style-name="Default_20_Paragraph_20_Font"><text:span text:style-name="T5">n</text:span></text:span>em aliqua<text:span text:style-name="Default_20_Paragraph_20_Font"><text:span text:style-name="T5">n</text:span></text:span>do non facere<text:line-break/>cernens, ratione deprehendit nonourni naturae eorum quod-<text:line-break/>que competere. Si enim cui aristolochia ulcus carne non<text:line-break/>implerit, huic .thus contulit, cui autem thus non profuit,<text:line-break/>huic iris admota fuit utilis, rationabile erat, arbitror, non<text:line-break/>omnes ab omnibus similiter affici. Hoc ubi semel in ra-<text:line-break/>tioci nationem . venit, melius factu est visum quam .plurima<text:line-break/>^ejusdem speciei in idem misce<text:span text:style-name="Default_20_Paragraph_20_Font"><text:span text:style-name="T5">r</text:span></text:span>e, quo nulli corporis uatu-<text:line-break/>rae deesset quod conveniat Atqui, amice, in commixtis spe-<text:line-break/>ciebus non .servatur actio suae cujusque substantiae, sicut in<text:line-break/>u<text:span text:style-name="Default_20_Paragraph_20_Font"><text:span text:style-name="T5">n</text:span></text:span>aquaque <text:span text:style-name="Default_20_Paragraph_20_Font"><text:span text:style-name="T5">corporis</text:span></text:span> fpecie adsit quod juvare morbum cu-<text:line-break/>randuur conveniat. Nam si aut corporis naturam invenire<text:line-break/>possent, aut adhibiti medicamenti facultatem, non esset fo r-<text:line-break/>.tasse iis tali varietate opus, ut quibus unum illud medica-<text:line-break/>..ruentum quod uni corpori conveniret, invenire in promptu<text:line-break/>.semper esset. Nunc quum ignorant utrumque, male om-<text:line-break/>.uia miscent, unum scilicet quod omnibus naturis quadret,</text:p>
      <text:p text:style-name="P3">moliri.. medicamentum studentes. Hanc ego componendo-<text:line-break/>rutu medicamentorum rationem a primis illis medicis exeo-<text:line-break/>gitatam arbiter, atque ut antiquum iuventum recipio. Cae-<text:line-break/>terum tanto eam a vera medendi methodo abesse reor,<text:line-break/>quanto certe rationabilior est transfusis in fe mutuo cribris.<text:line-break/>Quippe nisi illud primum cogitet, solius se compositionis,<text:line-break/>quae ex similibus specie medicame<text:span text:style-name="Default_20_Paragraph_20_Font"><text:span text:style-name="T5">n</text:span></text:span>tis conflatur, non ejus<text:line-break/>quae ex contrariis initur, methodum dixisse, mox in ejus<text:line-break/>miscellae multitudine unum fortasse esse medicamentum,<text:line-break/>quod labora<text:span text:style-name="Default_20_Paragraph_20_Font"><text:span text:style-name="T5">n</text:span></text:span>ti sit utile, fortasse vero nec unum, <text:span text:style-name="Default_20_Paragraph_20_Font"><text:span text:style-name="T5">contra</text:span></text:span> vero<text:line-break/>feptem octove quae p<text:span text:style-name="Default_20_Paragraph_20_Font"><text:span text:style-name="T5">r</text:span></text:span>opria <text:span text:style-name="Default_20_Paragraph_20_Font"><text:span text:style-name="T5">ex t</text:span></text:span>ifu non sint, ita ut pluri-<text:line-break/>bus numeris obsiti ejusmodi medicamentum quam prosit,<text:line-break/>haec, inquam, nisi reputet, plus eum ignora<text:span text:style-name="Default_20_Paragraph_20_Font"><text:span text:style-name="T5">r</text:span></text:span>e de reipsa<text:line-break/>quam novisse dixerim. Oleum namque cavo ulceri infusum<text:line-break/>adversissimum omnium medicamentum est; nam si ita mederi<text:line-break/>velis , usu ipsi, intelliges fordidum ac fungosum ulcus iteri<text:span text:style-name="Default_20_Paragraph_20_Font"><text:span text:style-name="T5">i<text:line-break/></text:span></text:span>Quod si tempestas quoque anni calida sit, ac vitio mali succi<text:line-break/>magis homo laboret, aut fluxionibus magis obnoxius natura sit,</text:p>
      <text:p text:style-name="P3">aut etiam in rictus ratione delinquat, periculum est ne illi<text:line-break/>pars ea computrescat m qua ulcus est factum, periculum<text:line-break/>vero est et si cera sive stola sive in oleo sidula utare, atque<text:line-break/>haec quidem putrescere ulcus facient, at si aeruginem ad<text:line-break/>laevo rem tunsam infpe<text:span text:style-name="Default_20_Paragraph_20_Font"><text:span text:style-name="T5">r</text:span></text:span>ges, ea quidem nullo modo putrefa- .<text:line-break/>ciet, dolorem tamen ac mordicationem inferet non parvam,<text:line-break/>praeterea exedet ac phlegmonen excitabit; quod si largius<text:line-break/>uteris, convulsionem quoque accerset. Quoniam igitur ne-<text:line-break/>que aleum neque aerugo neque cera cavum ulcus implere<text:line-break/>carne potest , constat quod ex iis qui experientiam profiten-<text:line-break/>tur nemo unquam ea miscebit; at ego sane haec miscebo,<text:line-break/>imo debita mensura non haec modo, verum etiam alia mille<text:line-break/>pharmace ex iis quae praesertim cavo ulceri sunt inimica.<text:line-break/>Nam si non iisdem facultatibus laedunt, fed quodam modo<text:line-break/>contrariis, et ametra <text:span text:style-name="Default_20_Paragraph_20_Font"><text:span text:style-name="T5">sive immoderata</text:span></text:span> profecte fuerint, ut<text:line-break/>ad cavum ulcus implendum. Verum quemadmodum ex<text:line-break/>duobus temperamentis immoderatis unum efficiatur comme-<text:line-break/>duratum, id in medicamentorum rationibus docuimus. Non<text:line-break/>est igitur difficile ex oleo, cera et aerugine medicamentum</text:p>
      <text:p text:style-name="P2">quod carnem producat conficere.; si enim noris ejusmodi<text:line-break/>ulcus mediocriter siccandum esse, non siccare autem <text:span text:style-name="Default_20_Paragraph_20_Font"><text:span text:style-name="T5">n</text:span></text:span>ec ce-<text:line-break/>.ratu nec oleum, utique intelliges. nec alterum seorsum nec<text:line-break/>- ambo. simul cavum ulcus implere posse, imo vero nec aero-</text:p>
      <text:p text:style-name="P1">ginem solam, ut quae immodice. siccet. Ergo si omnia mis-<text:line-break/>atteris., modice siccum efficere medicamentum poteris; quis<text:line-break/>.vero en; usque esse modus debeat, id mihi in libris qui de<text:line-break/>medicamentorum compositione sunt inscripti jam traditum<text:line-break/>est, nunc. quoque si res postulet, .indicabitur in sermonis<text:line-break/>.progressu. Nam primum omnium abigendos mihi a sequeu-<text:line-break/>tibus libris amethodus iste Thessalus est, sed quum iudicavero<text:line-break/>prius illi, quantum a recto aberret, Nam prudenti homini<text:line-break/>.vel quae nunc dicta sunt satis ostenderint qualis esse debeat<text:line-break/>medendi methodus, verum non est cum talibus sermo. Itaque<text:line-break/>.etiam necesse est eum istis adhuc disputemus hinc sere<text:line-break/>.sumpto initio. omnis quae p<text:span text:style-name="Default_20_Paragraph_20_Font"><text:span text:style-name="T5">r</text:span></text:span>aeter naturam est cavitas<text:line-break/>. impleri postulat , quare et quae 1 n carnosa etiam accidit<text:line-break/>parte, ipsa vero impletio inveniendorum remediorum finis<text:line-break/>quo tenditur est:. Ut vero quae impleant invenias et malta</text:p>
      <text:p text:style-name="P2">ratione lepus est et multiplici particulatim iudicatione et me-<text:line-break/>tlrodo rationali exacta. Etenim saepe vidisti difficilia sanatu<text:line-break/>ulcera curare nequivisse nec eos medicos qui experientiam<text:line-break/>prositentur, istos, inquam, qui remediis scatent, nec etiam<text:line-break/>eos qui ratiocinationem sibi vendicant omnes.- Quippe<text:line-break/>Thessalii isti quos methodicos nominant, funt autem re vera<text:line-break/>a mc.thodo alieni, tanquam asini ad lyram, nec ad audiendam<text:line-break/>quidem ejusmodi speculationem inut idonei, nedum quod<text:line-break/>rectum est <text:span text:style-name="Default_20_Paragraph_20_Font"><text:span text:style-name="T5">r</text:span></text:span>atiocinatione inveniant. vidisti autem saepe<text:line-break/>in ejusmodi ulce<text:span text:style-name="Default_20_Paragraph_20_Font"><text:span text:style-name="T5">r</text:span></text:span>ibus empiricos quidem alias fe. ad aliud<text:line-break/>. medicamentum transferre; quum nulla profecto ratio transi-<text:line-break/>tum ipsum monstraret, verum quoniam multa funt experti,<text:line-break/>quae cavum ulcus impleant, ipsam vero ut iidem vocant,<text:line-break/>idiosyncrafiau , in qua singula eorum pollere fiunt visis, nec<text:line-break/>dignoscere nec meminisse possunt, ideo nunc quoque ad<text:line-break/>em o d transferant non intelligentes, fed sperantes in multis<text:line-break/>particularibus experiendis obiter quod conveniat omnino<text:line-break/>inventum iri, alias ad aliud transiliunt; fortunae potius</text:p>
      <text:p text:style-name="P3">.quam rationi ejus quod conducat inventione permissa. Si-<text:line-break/>, miles -his funi, tametsi id nolunt, et qui ex dogmaticis<text:line-break/>.ad naturalia corporum principia subire ratione non va-<text:line-break/>Inerunt. Quippe hi, ut ante ostendimus, ex dimidio<text:line-break/>^empirici fiunt , qui ne prima quidem elementa pot<text:span text:style-name="Default_20_Paragraph_20_Font"><text:span text:style-name="T5">a</text:span></text:span>e-<text:line-break/>runt assequi. De istis vero amethodis Thessalus quid<text:line-break/>quis loqui -posset? Soli igitur ii qui vera methodo curant,<text:line-break/>tum singulis id genus ulceribus idonea medicamenta et<text:line-break/>victum aptum inveniunt, tum liquidissime rebus ipsis<text:line-break/>ostendunt quantopere conducat quautumque ad meden-</text:p>
      <text:p text:style-name="Normal">-dum lumen praestet ipsa de natura tractatio. Etenim prae-<text:line-break/>termitti negligique aliquando quod utile sit iis qui ab alio<text:line-break/>pharmaco ad aliud assidue transeunt non semel tibi ostendi;<text:line-break/>uno aliquo ex medicamentis quibus illi fuerunt usi ejus-<text:line-break/>modi ulceribus sanatis. Spreta vero -ejusmodi medicamenti^<text:line-break/>facultas ab iis merito est, quod videlicet et propter autem-<text:line-break/>- pestivum usum non solum non prodesse , sied etiam obesse<text:line-break/>.est visum,. et quod in primo usu nihil aliquando quod esset</text:p>
      <text:p text:style-name="P3">evidens effecit. Vidisti . porro non minus oculorum nos<text:line-break/>gravissimos dolores sanare aut balneo aut alni potione aut<text:line-break/>fomentis aut sangtinis missione aut purgatione, quibus n<text:span text:style-name="Default_20_Paragraph_20_Font"><text:span text:style-name="T10">ihil<text:line-break/></text:span></text:span>aliud adhibet medicorum vulgus quam medicamenta haec,<text:line-break/>quae exopio et mandragora et hyoscyamo fiunt , maximam<text:line-break/>plane oculorum perniciem , utpote quae nulla re alia fusi-<text:line-break/>lati ad praesens doloris speciem praestant, quam quod<text:line-break/>susum sensum enecant. Multosque nosti ah ejusmodi me-<text:line-break/>dicamentorum usu, cum liberalius fuissent admota,. nun^<text:line-break/>quam postea naturalem statum recepisse, sed ex his princi-<text:line-break/>pio quidem obscure atque aegre vidisse, tempore vero suffu-<text:line-break/>sione vel mydriasi veI tabe vel rhytidosi affectos. Nosti<text:line-break/>prosectu non minus et illud, quum statim ab ephebis mecum<text:line-break/>sis versatus, nec fub ullo me usquam praeceptore vidisse<text:line-break/>ejusmodi opus, sed id per me ratione excogitasse et quam<text:line-break/>.longo tempore aphorismum illum, <text:span text:style-name="Default_20_Paragraph_20_Font"><text:span text:style-name="T5">Dolore</text:span></text:span>s <text:span text:style-name="Default_20_Paragraph_20_Font"><text:span text:style-name="T5">oculorum meri<text:line-break/>potio vel balneum vel famentum vel vena incisu velpurga-<text:line-break/>tio t</text:span></text:span>o<text:span text:style-name="Default_20_Paragraph_20_Font"><text:span text:style-name="T5">llit</text:span></text:span>, consideraverim; quamque ex reliqua Hippocrati.</text:p>
      <text:p text:style-name="P3">diligentia sperarim, ne in hoc quidem vel falsum quippiam<text:line-break/>vel quod fieri non possit praecipi; idque fuisse quod me ad<text:line-break/>.inquisitionem incitarit, quoad ipsa Hipnocratis insistens via<text:line-break/>inveni quo pacto discernerem quando quomodoque dictorum<text:line-break/>quolibet utendum sit; qua ratione multis qui-talia viderunt<text:line-break/>.manifestum feri, quanta medendi methodi vis sit, quantique<text:line-break/>mali occasio suerint qui non servata veteri medicina. novas<text:line-break/>rectas condiderint. Itaque .et vos praeterea me, quanquam<text:line-break/>a principio recusantem, orando tamen impulistis ut omne<text:line-break/>hoc opus tractandum suscipe<text:span text:style-name="Default_20_Paragraph_20_Font"><text:span text:style-name="T5">r</text:span></text:span>em ; quod dees precor aliis<text:line-break/>quoque hominibus alicui .sit usui; certe minimam spem<text:line-break/>habeo propter eum qui nunc regnat bonarum artium con-<text:line-break/>temptum, divitiarum vero, existimationis et civilis potentiae<text:line-break/>admirationem; ad quae quisquis fe convertit, is nulla in re<text:line-break/>veritatum invenire poterit. Verum haec prout deo placebit,<text:line-break/>.sta finientur. At nos medendi methodum quae veteribus<text:line-break/>quidem medicis exculta est, nunc vero neglecta. jacet , pro</text:p>
      <text:p text:style-name="P2">virili restituemus, repetitu nimirum quam este morbo cavi<text:line-break/>ulceris inchoavimus disputatione. Ac de prima quidem<text:line-break/>inve<text:span text:style-name="Default_20_Paragraph_20_Font"><text:span text:style-name="T5">n</text:span></text:span>tione medicamentorum quae ejusmodi ulcus carne im-<text:line-break/>pluant; satisfaciant quae paulo ante diximus, concedamus-<text:line-break/>que, si libet, empiricis quae dicunt omnia. At de invento-<text:line-break/>torum usu et saepe tibi in ipsis rebus ostendi et nunc nihi-<text:line-break/>lominus ratione demonstrare conabor quemadmodum empi-<text:line-break/>rici , ubi folenne cuique medicamentum nihil p<text:span text:style-name="Default_20_Paragraph_20_Font"><text:span text:style-name="T5">r</text:span></text:span>ofecit , apte<text:line-break/>ad aliud certaque ratione tra<text:span text:style-name="Default_20_Paragraph_20_Font"><text:span text:style-name="T5">n</text:span></text:span>sire nesciant. Atque id ju<text:span text:style-name="Default_20_Paragraph_20_Font"><text:span text:style-name="T5">r</text:span></text:span>e .<text:line-break/>accidit; siquidem quum causam improsperi successus prioris<text:line-break/>, medicamenti ignorent, nec quo eam in secundo declinent</text:p>
      <text:p text:style-name="Normal">habent. Quippe quum causam ignorent, cur munere suo<text:line-break/>medicina surgatur, nec em fallat intelligere valent. Hoc<text:line-break/>vero ignorato, neque ad aliud transire merito possunt, nec<text:line-break/>erim in illo vitare eandem causam possunt..</text:p>
      <text:h text:style-name="Heading_20_2" text:outline-level="2">Cap. HI. </text:h>
      <text:p text:style-name="P50">Agedum igitur ipsi jam Hippocraticam ve-<text:line-break/>namque cavi ulceris sanandi methodum tradamus, porro</text:p>
      <text:p text:style-name="P3">hano ab ipsa rei substantia ordiri oportet. Itaque quoniam<text:line-break/>in cavo ulcere id nobis proponitur, ut caro quae periit<text:line-break/>restituatur, sitire licet generandae camis: materiam stingui-<text:line-break/>nem bonum esse; opificem,- <text:span text:style-name="Default_20_Paragraph_20_Font"><text:span text:style-name="T5">sit ita dica</text:span></text:span>m, aucturemque<text:line-break/>naturam. Verum non fatis est naturam simpliciter dixisse,<text:line-break/>nisi etiam quorum natura sit adsuetum et ubi. Constat au-<text:line-break/>tem quod fubjectorum corporum, quibus superinduci caro<text:line-break/>debet, natura ipsa gignendae carnis opifex esu Porro<text:line-break/>cujusque corporis natura monstiata est ex calidi , frigidi,<text:line-break/>humidi ac sicci temperatura consistere. Quare manifestum<text:line-break/>est iustam horum temperiem in suspectis partibus, quibus<text:line-break/>restituturi deficientem carnem fumus, opificis habere rati o -<text:line-break/>nem. Ac primum quidem in omni cave, ulcere duo illa<text:line-break/>consideranda nobis sunt, et quod subjectum est, justane<text:line-break/>temperie sit , id est an secundum naturam <text:span text:style-name="Default_20_Paragraph_20_Font"><text:span text:style-name="T5">t</text:span></text:span>e habeat ; quippe<text:line-break/>monstratum est sanitatem in similaribus corporibus ipsarum<text:line-break/>quatuor qualitatum essejustam temperiem; et praeterea sim-<text:line-break/>anis; qui affluit, bo<text:span text:style-name="Default_20_Paragraph_20_Font"><text:span text:style-name="T5">n</text:span></text:span>usr.e ac commoderatus sit, Si igitur</text:p>
      <text:p text:style-name="P5"><text:span text:style-name="Default_20_Paragraph_20_Font"><text:span text:style-name="T8">. </text:span></text:span>horum alterutrum vitiosum sit, multi sime affectus praeter<text:line-break/>naturam existunt; nobis tamen una cavitas in carnosis parto.<text:line-break/>proponitur. Fingamus igitur et <text:span text:style-name="Default_20_Paragraph_20_Font"><text:span text:style-name="T5">r</text:span></text:span>anam esse partem et sim-.<text:line-break/>guinis confluxum citra ullum, vel in qualitate vel quantitate<text:line-break/>vitium. Porro his llal fe habentibus nihil est praeterea,<text:line-break/>quod obsset quominus prima cernis generatio prospere ,<text:line-break/>contingat, idque nullius externi medicamenti ope. Quippe<text:line-break/>causis ambabus , unde nascitur praesentibus nulloque extriu-<text:line-break/>siecus quod impediat obstante non potest prohiberi camis<text:line-break/>.generatio. Verum in ipsa primae carnis generatione duplex .<text:line-break/>provenire excrementum necesse est, veluti etiam in com-<text:line-break/>mensariis de <text:span text:style-name="Default_20_Paragraph_20_Font"><text:span text:style-name="T5">n</text:span></text:span>atura docuimus, quod omnem qualitatis ali—<text:line-break/>menti mutationem alterum crassius, alte<text:span text:style-name="Default_20_Paragraph_20_Font"><text:span text:style-name="T5">r</text:span></text:span>um tenuius , exere-.<text:line-break/>meatum sequitur. His exerementis etiam per universum<text:line-break/>corpus siemper provenientibus quod tenuius est, ipsis invii-<text:line-break/>sibilis est perspiratio ; quae etiam saepe fit visibilis , quoties<text:line-break/>vel naturalis calor languet, vel nutrimento utitur quam<text:line-break/>Iustum sit ampliore, vermutus quispiam vehementior anis</text:p>
      <text:p text:style-name="P3">mali cortingit; alterum est sordes quae in summo corp<text:span text:style-name="Default_20_Paragraph_20_Font"><text:span text:style-name="T5">o</text:span></text:span>re<text:line-break/>nostro colligitur. Quin etiam in ulceribus tenuius exere-<text:line-break/>mentum sanies appellator; quod crassem est <text:span text:style-name="Default_20_Paragraph_20_Font"><text:span text:style-name="T5">s</text:span></text:span>ordes ulceris.<text:line-break/>Ac ex tenui quidem excremento ulcus humidum redditur,<text:line-break/>ex crasso s<text:span text:style-name="Default_20_Paragraph_20_Font"><text:span text:style-name="T5">o</text:span></text:span>rdidum; coque duplicibus medicamentis eget;<text:line-break/>utique ut humidum est, siccantibus; ut sordidum, quae ipsum<text:line-break/>expurgent. Ergo quum nullo unquam tempore natura cesset,<text:line-break/>certe nec tempus ustum erit in quo n<text:span text:style-name="Default_20_Paragraph_20_Font"><text:span text:style-name="T5">o</text:span></text:span>n ambo haec in cavo<text:line-break/>ulcere congerantur; quare nec ullum tempus erit in quo<text:line-break/>non utrumque medicament<text:span text:style-name="Default_20_Paragraph_20_Font"><text:span text:style-name="T5">o</text:span></text:span>rum genus desiderabit, utique<text:line-break/>et quod siccet et quod expurget. Ac cuiusmodi quidem<text:line-break/>genere esse medicamentum debeat, inventum <text:span text:style-name="Default_20_Paragraph_20_Font"><text:span text:style-name="T5">jam</text:span></text:span> est; ve-<text:line-break/>rum non est id salis, siquidem specie aliqua inventa est opus,<text:line-break/>quae sit <text:span text:style-name="Default_20_Paragraph_20_Font"><text:span text:style-name="T5">ulceri</text:span></text:span> admovenda. Haec igitur quomodo et qua<text:line-break/>methodo invenietur? <text:span text:style-name="Default_20_Paragraph_20_Font"><text:span text:style-name="T5">nempe</text:span></text:span> ea quae in libris de simplicium<text:line-break/>medicament<text:span text:style-name="Default_20_Paragraph_20_Font"><text:span text:style-name="T5">o</text:span></text:span>rum facultatibus est tradita? Ostendimus nam-<text:line-break/>que in iis quaedam medicamenta siccare, quaedam hume-<text:line-break/>clare, quaedam refrigerare, quaedam calefacere, nennulia<text:line-break/>per coiugationem vel calefacere et siccare, vel srigefacere</text:p>
      <text:p text:style-name="P3"><text:span text:style-name="Default_20_Paragraph_20_Font"><text:span text:style-name="T8">. </text:span></text:span>et humectare, veI calfacere et humectare,. vel refrigerare<text:line-break/>et siccare; esseque in singulis eorum majoris minorisque<text:line-break/>rationem multitudine sane inlicitam, caeterum ad usum me-<text:line-break/>dicinalem limitibus, qui facile comprehendantur, circum-<text:line-break/>fcriptam, primo quodam in his et fecundo et tertio et<text:line-break/>quarto statuto ordine graduve. Cujus igitur ordinis erit<text:line-break/>medicamentum, quod carni producendae sit aptum ; quod-<text:line-break/>que modice tum siccare debere, tum detergere proposui-<text:line-break/>mus? Certe primi ordinis; quippe quod rupe<text:span text:style-name="Default_20_Paragraph_20_Font"><text:span text:style-name="T5">s</text:span></text:span> hunc sue-<text:line-break/>rit, ita ut non modo humoris qui influit redundantiam<text:line-break/>consumat, sed etiam affluentem sanguinem ipsum popule-<text:line-break/>tur, id refici carnem , ceu materiam ejus absumens , prohi-<text:line-break/>hehiti Porro talia esse ostensum est thus et hordeaceam<text:line-break/>et fabaceam et ervi farinam et irim et aristolochiam et cad-<text:line-break/>miam et panacem , pompholygem ; omnia vero haec tum<text:line-break/>majoris minorisque discrimine inter fe dissidere, tum alia<text:line-break/>eorum .simplices facultates vi<text:span text:style-name="Default_20_Paragraph_20_Font"><text:span text:style-name="T5">n</text:span></text:span>centes habere , alia composi-<text:line-break/>tas , monstratum est. Siquidem aristolochia et panax tum<text:line-break/>caeteris plus siccant, tum natura magis calent; hordeacea</text:p>
      <text:p text:style-name="P2">fabarumqne farina multo his minus siccant, nec ullum ca-<text:line-break/>lorem - obtinent; thus vero moderate calet, minus tamen<text:line-break/>illis siccat., adeo ut quasdam corporum naturas initio non<text:line-break/>siccet; erui <text:span text:style-name="Default_20_Paragraph_20_Font"><text:span text:style-name="T5">furina</text:span></text:span> et iris horum atque aristolochiae et<text:line-break/>panaria medium locum tenent. Verum quod sermo noster<text:line-break/>.utiliter attigit, denuo repetamus. Quippe thus in humida<text:line-break/>corporis natura carnem producere potest, in sicca non po-<text:line-break/>test. Scire namque. licet duas esse primarum iudicationum<text:line-break/>differentias, una, quod secundum naturam se habet, custo-<text:line-break/>diam sui, indicante, et p<text:span text:style-name="Default_20_Paragraph_20_Font"><text:span text:style-name="T5">r</text:span></text:span>opterea quae similia sui sint posttr-<text:line-break/>lante; altera, quod praeter naturam est, sublationem sui,<text:line-break/>eoque contraria requirente; perit enim quidquid in contra-<text:line-break/>risis eta contrario. Atque ulcus quidem quo est humi-<text:line-break/>dius, eo sane medicamento quod magis siccet indiget.<text:line-break/>Corporis. vero natura quanto est humidior, tanto quod mi-<text:line-break/>. nus siccet, medicamentum postulat. Quare si qua sunt ul-<text:line-break/>cera quibus par est humiditas, quod in sicciore aegrotantis<text:line-break/>temperamento consistit, utique magis siccari postulat; quod</text:p>
      <text:p text:style-name="P3">in humidiora, hoc fane mmus, quo natura naturae interest;<text:line-break/>siquidem productam carnem ei quae ante erat similem<text:line-break/>esse oportet. Ubi igitur pristina siccior fuit, novam quo-<text:line-break/>que sicciorem fieri conveniet; quare uberius haec siccari,<text:line-break/>quantaque magis sicca fuerit, tanto siccius esse quod ad-<text:line-break/>movetur medicamentum <text:span text:style-name="Default_20_Paragraph_20_Font"><text:span text:style-name="T5">debeb</text:span></text:span>i<text:span text:style-name="Default_20_Paragraph_20_Font"><text:span text:style-name="T5">t; </text:span></text:span>at in humidiora natura<text:line-break/>tanto rursum iis quae minus siccent medicamentis est opus,<text:line-break/>quanto caro ipsa minus est sicca. Thus igitur ad humani<text:line-break/>corporis naturam ejusmodi obtinet temperamentum, quod<text:line-break/>cum temperatis et mediis naturis consentit, humidiores au-<text:line-break/>tem paulo liberalius siccat, sicuti ruti<text:span text:style-name="Default_20_Paragraph_20_Font"><text:span text:style-name="T5">l</text:span></text:span>um iis quae ad sum-<text:line-break/>mum sunt siccae paulo est humidius. Merito itaque thus<text:line-break/>in quibusdam tum ulceribus tum naturis pus quidem movet,<text:line-break/>carnem non producit ; in quibusdam etiam carnem producit-<text:line-break/>Itaque fi observaveris, rationi respondere eventu deprehen-<text:line-break/>des; in humidiora namque natura producere carnem potest,<text:line-break/>lu sicciore non potest ; praeterea in modice humidis ulceri-</text:p>
      <text:p text:style-name="P3">suus carnem efficere potest; in iis, quae praehumida funt,<text:line-break/>prorsus non potest. Videsne igitur jam clarissime, quot<text:line-break/>theorematis sit opus homini qui recta methodo. curare debet<text:line-break/>ulcus ? Nam postquam inventum est humorem omnino huic<text:line-break/>vitio inesse , utique siccum <text:span text:style-name="Default_20_Paragraph_20_Font"><text:span text:style-name="T5">parandum</text:span></text:span> medicamentum indi-<text:line-break/>cavit. At quoniam ipsorum siccantium quaedam magis<text:line-break/>siccanf, quaedam minus, partim ex ulcerum diversitate,<text:line-break/>partim ex aegri natura quod expedit est desumptum. Ita-<text:line-break/>que non modo de corporis natura meditatus sit oportet<text:line-break/>quisquis commode <text:span text:style-name="Default_20_Paragraph_20_Font"><text:span text:style-name="T5">t</text:span></text:span>anare ulcus debet, verum etiam diligen-<text:line-break/>ter speculationem omnem de medicamentis didicisse, tum<text:line-break/>sicci humidique corporum temperamenti notas callere. Con-<text:line-break/>templare igitur quanta sit methodicorum istorum pronun-<text:line-break/>claudi temeritas, qui unum id sibi ad cavum ulcus <text:span text:style-name="Default_20_Paragraph_20_Font"><text:span text:style-name="T5">t</text:span></text:span>anau-<text:line-break/>dum satisfacere putant, si sciant quod carne est implendum.;<text:line-break/>non enim in hoc curandi ratio consistit; imo <text:span text:style-name="Default_20_Paragraph_20_Font"><text:span text:style-name="T10">in</text:span></text:span> eo invenien-<text:line-break/>do quod carne sit impleturum. At quod implebit jam,<text:line-break/>inquit, experientia est inventum. Dic proinde et quod fia-<text:line-break/>nabis inventum experientia esse; nec frustra gloriare, nec</text:p>
      <text:p text:style-name="P3">methodum extolle. Quanquam apud ipsius quoque emprri-<text:line-break/>cos experientia quae sine certa limitatione- sit damnatur;<text:line-break/>scribunt namque in commentariis de medicamentis ad hunc<text:line-break/>modum : Emplastrum ad eos qui mosti . sunt corpore et<text:line-break/>pueros et mulieres ; noruntque thus lu naturis ejusmodi<text:line-break/>carnem .in cavis ulceribus, modo aliud nullum symtoma sit,<text:line-break/>p<text:span text:style-name="Default_20_Paragraph_20_Font"><text:span text:style-name="T5">r</text:span></text:span>oducere e<text:span text:style-name="Default_20_Paragraph_20_Font"><text:span text:style-name="T5">o</text:span></text:span>demque implere ; utrum tantum ejusmodi cor-<text:line-break/>pora humida sint, atque idcirco modice siccantia medica-<text:line-break/>menta desiderent, an alia eventus causa sit, sane non no-<text:line-break/><text:span text:style-name="Default_20_Paragraph_20_Font"><text:span text:style-name="T5">s</text:span></text:span>unt. Rursus enim ad senilia corpora aliud scriptum medi-<text:line-break/>camentum invenies, aliudque ad ea ulcera quae aegre ad ci-<text:line-break/>catricem veniunt orasque praetumidus habent multasque<text:line-break/>alias distinctiones, lu omnibus suis medendi commentariis<text:line-break/>scribunt, quibus quoad licet, ad curandae naturae proprieta-<text:line-break/>tem appositum medicamentum inveniunt. Quippe discre-<text:line-break/>tiones i<text:span text:style-name="Default_20_Paragraph_20_Font"><text:span text:style-name="T5">n</text:span></text:span> quaque arte proprium a communi secernere co-<text:line-break/>nantur; quantoque- aliquis plura discreverit <text:span text:style-name="Default_20_Paragraph_20_Font"><text:span text:style-name="T5">l</text:span></text:span>i<text:span text:style-name="Default_20_Paragraph_20_Font"><text:span text:style-name="T5">mitaverllque,<text:line-break/></text:span></text:span>eo propius. ad proprietatem accedit ; ipsum vero ad nu-</text:p>
      <text:p text:style-name="P3">guem proprium, nec ferini omnino potest, nec dici; eo-<text:line-break/>que .tum empirici ii, qui in arte suere diligentissimi, tum<text:line-break/>dogmatici fere omnes fatentur, nasiam scribi posse cura- .<text:line-break/>lienem ad unguem exactam ; sied id quod ad coniecturam<text:line-break/>de laborantis natura desideratur, alii ex proprio cujusque<text:line-break/>medentium usu , alii ex artificiose ratiocinando adjieieudum<text:line-break/>esse affirmant. Nemo tamen eorum adeo fuit praeceps, ut<text:line-break/>omni ulceri cavo unum fe habere medicamentum, quod car-<text:line-break/>nem restituerit, profiteretur, Non enim apud ullum nave-<text:line-break/>nies ejusmodi medicamentum , quod omne ulcus cavum sa-<text:line-break/>net, rino pro modo humoris fordisque atque ipsi, labo-<text:line-break/>rantis temperamento immutandum medicamentum esse. Missa<text:line-break/>ergo lue methodicorum impudentia age rideamus quid<text:line-break/>empirici dicant, qui ex proprio cujusque usu exercita-<text:line-break/>tioneque adiiciendum aliquid censent ad propria laborantis<text:line-break/>invenienda remedia ; siquidem , ut saepe diximus , nulla est<text:line-break/>lu A<text:span text:style-name="Default_20_Paragraph_20_Font"><text:span text:style-name="T5">rte</text:span></text:span> medica nec res nec medela quae in specie dici</text:p>
      <text:p text:style-name="P3">nequeat, fed quod nec dici, nec scribi, nec omnino prae-<text:line-break/>cipi potest, id quantitas in quoque est; nam in ulceribus<text:line-break/>humor et findes dici possunt, quantitas inneutro dici<text:line-break/>potest; quanquam lue quoque accedere propius ad indican-<text:line-break/>tlam eam studemus, exiguam copiofamque sordem dicentes,<text:line-break/>praeterea tenuem et crassam et prorsus multem et admodum<text:line-break/>paucam et mediocrem et commoderatam aliterque ad hunc<text:line-break/>modum varie nominantes , quo videlicit quam proxime li- .<text:line-break/>cet ad quantitatem indicandam accedamus. Diligenter igi-<text:line-break/>tur attendas nunc velim, ut intelligas quantum praestet<text:line-break/>methodo quiduis quam sola experiente facere. Esto<text:line-break/>namque notum sit hoc vel illud medicamentum ad cavum<text:line-break/>ulcus implendum facultatem habere in iis qui, utnoslo<text:line-break/>quin, ur, humieliore sunt temperamento ; ut autem ebferva-<text:line-break/>tor et empiricus, iis qui molli sunt carne, rnulieribus et<text:line-break/>pueris, deinde nunc tali admotum nihil prosit Nos igitur,<text:line-break/>cujus causa nihil profuit, investigabimus, atque hanc in duos<text:line-break/>scopes aestimanda reducemus. Nam aut parcius siccavit</text:p>
      <text:p text:style-name="P3">medicamentum., aut nimium;. horumque notas habebimus<text:line-break/>sordem et saniem. Nam si plusculum sordis sit, totum-<text:line-break/>que ulcus humidius, intra modum siccavit, sin purum et<text:line-break/>absque humore cernitur, ultra. Statim igitur mensuram<text:line-break/>quoque excessus defectusque ex ipso notarum. quantitatis<text:line-break/>modo intelligemus ; tantoque medicamentum, quod deinceps<text:line-break/>applicabitur, vel siccius veI non. tale admovebimus. Empi-<text:line-break/>ricus autem, si admotum cuipiam medicamentum carnem<text:line-break/>non restituit, id quidem videt, caeterum ignarus parciusne,<text:line-break/>an nimium siccando <text:span text:style-name="Default_20_Paragraph_20_Font"><text:span text:style-name="T5">id evenerit</text:span></text:span>, transire ad alterum non<text:line-break/>potest. Ad eundem plane modum et Erafistratus Hero-<text:line-break/>philusque ex dimissio, ut antea ostendimus, dogmatici male<text:line-break/>ulcus sanant; quippe qui eos tantum morbos emere ratione<text:line-break/>tentant qui organicarum partium sunt . proprii; ulcus<text:line-break/>vero; ut supra, dictum est, commune similarium organi-<text:line-break/>carum que est; ideoque id, quatenus in similaribus provenit,<text:line-break/>eatenus empirice curabunt. Quin etiam si ea emere ten-</text:p>
      <text:p text:style-name="P2">tent quorum substantia omni<text:span text:style-name="Default_20_Paragraph_20_Font"><text:span text:style-name="T5">n</text:span></text:span>o periit, aut etiam imminuta<text:line-break/>curtaque est; in his quoque necesse est, a logice <text:span text:style-name="Default_20_Paragraph_20_Font"><text:span text:style-name="T5">curando<text:line-break/></text:span></text:span>multifariam aberrent. Si enim, quod periit, substantia<text:line-break/>quaepiam similaris fit, necesse est eum, qui regigne<text:span text:style-name="Default_20_Paragraph_20_Font"><text:span text:style-name="T5">n</text:span></text:span>dae huic<text:line-break/>consulet, .totius esse naturae peritum. Ac de sus quidem<text:line-break/>post dicetur. lllud luterinr clarissime ostensum arbitror,<text:line-break/>non esse cujusque probe ulcus curare , primamque omnium<text:line-break/>indicationem, quae vel plebejis patet, minimam esse curatio-<text:line-break/>nis partem; nam et calorem, frigus, humiditatem ac ficui-<text:line-break/>talem activas qualitates esse demonstratione accepisse necesse<text:line-break/>t est ; et perinde quae nobis tum de temperamentis seorsum<text:line-break/>dicato volumine funt scripta, tum quae huc pertinent in aliis<text:line-break/>volumluibus, omnia novisse. Atque hactenus quidem de<text:line-break/>ulcere cavo ferino est habitus , ipsam tantum caritatem cu-<text:line-break/>rantibus nobis; fiquidem quae ulceris propria curatio sit<text:line-break/>nondum traditum esu Perficitur autem ea quoque juxta<text:line-break/>eandem methodium i quippe quae tum a laborantis <text:span text:style-name="Default_20_Paragraph_20_Font"><text:span text:style-name="T5">parti</text:span></text:span>s<text:line-break/>temperamento tum a medicamentorum facultate accipitur;</text:p>
      <text:p text:style-name="P3">porro ambo haec a- tractatione de elementis pendent; al-<text:line-break/>enim nisi illud in methodo concessum sit, quatuor qualita-<text:line-break/>tes geniturae et corruptelae causas esse, nec methodum in-<text:line-break/>choasse,. .nec provenisse , nec absolvisse fas est; at vero ut<text:line-break/>illas agentes mutuo patientesque ostendas, id ad speculatio-<text:line-break/>nem de elementis pertinet. Quod igitur in praecedentibus<text:line-break/>ostendimus, id nunc prae<text:span text:style-name="Default_20_Paragraph_20_Font"><text:span text:style-name="T5">t</text:span></text:span>enti sermone confirmatur, nempe<text:line-break/>nihil posse medicum de ulla similarium partium agitare -<text:line-break/>sine naturali quam vocant speculatione. Verum illic de<text:line-break/>similaribus duntaxat id est ostensum; lue jam sermo noster<text:line-break/>quodammodo insinuat, ne in ipsis quidem organicis cuiquam<text:line-break/>integram invenire cu<text:span text:style-name="Default_20_Paragraph_20_Font"><text:span text:style-name="T5">r</text:span></text:span>ationem licere, qui illam non affige-<text:line-break/>rit; porro idem in toto etiam evidentius monstrabitur.</text:p>
      <text:h text:style-name="Heading_20_2" text:outline-level="2">Cap. IV. </text:h>
      <text:p text:style-name="P49">Verum ad ulceris solitarii amationem<text:line-break/>transire <text:span text:style-name="Default_20_Paragraph_20_Font"><text:span text:style-name="T5">nunc</text:span></text:span> tempestivum est; fuerit autem solitarium quum..<text:line-break/>nec affectus ullus simul adfit, nec symptoma. Esto igitur,<text:line-break/>quae pars exulcerata est, nec fluxione vexata, nec malo</text:p>
      <text:p text:style-name="P2">Bucco vitiosa, nec omnino intemperata, sied nec ulla ei.cavi-<text:line-break/>tas adsit, nec ulla cutis amissio. Etenim id multi medici<text:line-break/>praetereunt non intelligentes, postquam cavum ulcus <text:span text:style-name="Default_20_Paragraph_20_Font"><text:span text:style-name="T5">carne<text:line-break/>jam</text:span></text:span> impletum ac planum est, sied patulum, duplicem ad-.<text:line-break/>huc partis affectum superesse, alterum substantiae cutis<text:line-break/>amissionem , . alterum continui solutionem. Ergo quoties<text:line-break/>unum id habetur, <text:span text:style-name="Default_20_Paragraph_20_Font"><text:span text:style-name="T5">nempe</text:span></text:span> continui solutio, sive ea sit cuti-<text:line-break/>culae, sive cutis totius, sive etiam pariter suspectae camis<text:line-break/>. affectio , ulcus dicant, ita existit postulatque tantum agglu-<text:line-break/>. tinari. Quippe si commissae simul sint cutis orae, nihil<text:line-break/>erit in medio cutis generis diversi,. quemadmodum in eo.<text:line-break/>quod jam repletum est plenmnque ulcus redditum ; in hoc<text:line-break/>enim orae ulceris <text:span text:style-name="Default_20_Paragraph_20_Font"><text:span text:style-name="T5">t</text:span></text:span>e non mutuo contingunt, sied totius ulce-<text:line-break/>ratae partis cutis periit ; quam utique restituere oportet ;<text:line-break/>at in eo quod acuto aliquo est divisum , una agglutinatio<text:line-break/>requiritur, non etiam cutis generatio. Quoties ergo alce-<text:line-break/>ris simplicis propositum sit invenire curationem, praefumen-<text:line-break/>- dum in iertnone est divisiam esse carnosum partem citra ul-</text:p>
      <text:p text:style-name="P3">E<text:span text:style-name="Default_20_Paragraph_20_Font"><text:span text:style-name="T5">n</text:span></text:span>s portionis amissionem. Nam latum ulcus, quod rica-<text:line-break/>trine induci postulat, omnino comfumpsit quam epidermi-<text:line-break/>dem vocavimus; hanc igitur tum gignere tum sibi unire<text:line-break/>oportet; duo que tibi hic existunt scopi, sicuti in cavo ulcere,<text:line-break/>propterea affectus ipse geminus lu ambobus est. Quo igitur,<text:line-break/>ipsorum inquiet forte aliquis , planum ulcus a cavo discer-<text:line-break/>nitar, si et geminus utrobique est affectus et geminus cura-<text:line-break/>tionis scopus? multitudine amissarum, o praeclarissime,<text:line-break/>partium. Quippe in cavo <text:span text:style-name="Default_20_Paragraph_20_Font"><text:span text:style-name="T5">ulcere</text:span></text:span> non ipsa modo periit cuti-<text:line-break/>cula, verum etiam reliqua cutis natura universale subjectae<text:line-break/>carnis portio aliquando non exigua; in repleto <text:span text:style-name="Default_20_Paragraph_20_Font"><text:span text:style-name="T5">ulcere</text:span></text:span> caro<text:line-break/>non deest, exterius tamen operimentum desideratur; ac quae<text:line-break/>ejus generis ulcerum curatio sit post dicemus; nunc ejus,<text:line-break/>quod ulcus ta<text:span text:style-name="Default_20_Paragraph_20_Font"><text:span text:style-name="T5">n</text:span></text:span>tum sit, nec alium alluat affectum adjunctum<text:line-break/>habet, quaenam debita curatio sit praeripiamus. Ergo<text:line-break/>quoniam <text:span text:style-name="Default_20_Paragraph_20_Font"><text:span text:style-name="T5">hic</text:span></text:span> sola. divisio proponitur, <text:span text:style-name="Default_20_Paragraph_20_Font"><text:span text:style-name="T5">r</text:span></text:span> divisorum oras una<text:line-break/>coniunctas esse oportet. An non id solum, verum etiam<text:line-break/>coniunctas manere ? Porro bifariam simul manent quae</text:p>
      <text:p text:style-name="P3">ecmmissa sunt, quum alia per sis, esta ope aliorum maneant;<text:line-break/>per se quidem quaecunque secum coalescunt; aliorum ope<text:line-break/>etjquae colligantur et conglutinantur; ac quae coalescunt,<text:line-break/>omnino mollia naturaliter sint oportet; talis sane est tum<text:line-break/>caro ipsa tum quaecunque concretione carnosae suntpar-<text:line-break/>pes; quaecunque vero dura siccaque sunt, eorum divisae<text:line-break/>partes coire simul nequeunt, sed glutinum aliquod vincu-<text:line-break/>Iumve, quo commisse maneant, requirunt. Et talium qui-<text:line-break/>dem corporum sanatio in sequentibus praecipietur ; nunc de<text:line-break/>iis quae uniri possunt inceptum se<text:span text:style-name="Default_20_Paragraph_20_Font"><text:span text:style-name="T5">r</text:span></text:span>monem peragamus, hic<text:line-break/>quoque ipsam coitionis coalescentiaeque causam investigantes.<text:line-break/>Est vero sicut in caris ulceribus natura causa productio-<text:line-break/>nis carnis , ita in simplicibus ulceribus coalescentiae , quare<text:line-break/>si quae dissident lu idem ad amussim componas, citra om-<text:line-break/>nem reliquam extrinsecus molitionem coalescant. oritur-<text:line-break/>qne tibi jam alius attendendus scopus <text:span text:style-name="Default_20_Paragraph_20_Font"><text:span text:style-name="T5">oraru</text:span></text:span>m adductio; a<text:line-break/>quo orsus quibus id efficias i<text:span text:style-name="Default_20_Paragraph_20_Font"><text:span text:style-name="T5">n</text:span></text:span>vestigabis. Quippe aut<text:line-break/>vinculo ex duobus mitris circumdato, aut sutura, aut sibusis</text:p>
      <text:p text:style-name="P3">impositis, aut horum quibusdam, aut omnibus, quae di-<text:line-break/>ducta funt, lu idem adduces. Expedit autem, quod cir-<text:line-break/>cumjicitur, neque molle <text:span text:style-name="Default_20_Paragraph_20_Font"><text:span text:style-name="T5">n</text:span></text:span>imium fit, et algae ritu fragile,<text:line-break/>quo videlicet tuto contineat; neque rursus ita durum ut<text:line-break/><text:span text:style-name="Default_20_Paragraph_20_Font"><text:span text:style-name="T5">premendo</text:span></text:span> offendat, tum vero ipsa circumductio nec ita laxa<text:line-break/>sit ut nihil efficiat, nec ita vehemens ut <text:span text:style-name="Default_20_Paragraph_20_Font"><text:span text:style-name="T5">premendo</text:span></text:span> dolo-<text:line-break/>rem excitet. Haec si feceris, sueritque ulcus siclum citra vi-<text:line-break/>tiosum fuccum , aut fluxionem , aut intemperim , aut phleg-<text:line-break/>nomen , aut aliud quodlibet vitium , procul dubio coibit.<text:line-break/>At st vel prae ejus magnitudine fieri nequeat ut disjunctae<text:line-break/>ipsae partes exacte ad imum usque sibi coniungantur , vide-<text:line-break/>licet nec sutura, nec fibulis, nec ligatura pertingere ad<text:line-break/>eas valente, vel etiam sanies jam illic sit collecta, vel do-<text:line-break/>Ior quispiam adjunctus, ejusmodi ulcus ex stola partium<text:line-break/>commissione agglutinari ommino non potest. Nam quod do-<text:line-break/>let, plus aliquid affluere facit; atque etiam fi, quod af-<text:line-break/>fluit, pro justo naturae modo <text:span text:style-name="Default_20_Paragraph_20_Font"><text:span text:style-name="T5">t</text:span></text:span>e habeat, attamen vires ipsae<text:line-break/>partium, quae tum propter dolorem tum etiam ex vulnere</text:p>
      <text:p text:style-name="P2">su<text:span text:style-name="Default_20_Paragraph_20_Font"><text:span text:style-name="T5">n</text:span></text:span>t imbecillae, nec quod justum est ferent, sed veluti<text:line-break/>ab exuperanti gravabantur, atque hinc omnino supervacua<text:line-break/>fames proveniet; mirum etiam , si non et phlegmone obo-<text:line-break/>riatur. Jam vero si etiam citra dolorem sanies in messio<text:line-break/>adductorum labrorum ulceris intervenerit; aut etiam locus<text:line-break/>quisquam medius interfuerit, qui fame quidem sit vacuus,<text:line-break/>rad aere plenus , non potest ejusmodi ulcus sola diffidentium<text:line-break/>partium coniunctione <text:span text:style-name="Default_20_Paragraph_20_Font"><text:span text:style-name="T5">glutinari;</text:span></text:span> quando et sanies jam unio-<text:line-break/>nem recidit; et quae conj ungendis interveniunt loca vacua,<text:line-break/>interiorum laterum frontes prohibent se contingere ; quare<text:line-break/>illas ulceris partes, ut coeant, etiam carne prius impleri<text:line-break/>natura postulat; porro hae adeo plane sunt exiguae, si<text:line-break/>modo divisae ulceris partes -ritu sint conjunctae, ut unius<text:line-break/>diei spatium <text:span text:style-name="Default_20_Paragraph_20_Font"><text:span text:style-name="T5">tantum</text:span></text:span> desiderent, aut ad summum bidui.- Hoc<text:line-break/>igitur tempo<text:span text:style-name="Default_20_Paragraph_20_Font"><text:span text:style-name="T5">r</text:span></text:span>e medicamento opus est, quo partem siccet, ut<text:line-break/>et si qua sanies jam subsit, hunc consumat, et si qua in vacua<text:line-break/>Ioco influxum est, hanc p<text:span text:style-name="Default_20_Paragraph_20_Font"><text:span text:style-name="T5">r</text:span></text:span>ohibeat. Nunc igitur melica-<text:line-break/>mentum quod carnem producat et mediocriter siccet rur-</text:p>
      <text:p text:style-name="P2">fus mihi ad memoriam revocabis; ut intelligamus , sicciusne<text:line-break/>eo esse glutinatorum debeat an fiscus. Sane quod carnem<text:line-break/>producit, si totum qui cousiuit sanguinem. consumeret,<text:line-break/>ipsam: materiam creandae carnis sic adimeret. At glutina-<text:line-break/>torium aut omnino carnis generatione non eget; aut plane<text:line-break/>exigua.; quare plus siccet oportet quam quod carnem pro-<text:line-break/>ducit. Ergo tum hac ratione tenui quadam differentia inter<text:line-break/><text:span text:style-name="Default_20_Paragraph_20_Font"><text:span text:style-name="T5">t</text:span></text:span>e dissident, tum vero altera magna, quatenus quod carnem<text:line-break/>producit,. statim etiam detergendi vim obtineat oportet, quo<text:line-break/>non modo redundantiam humoris siccet, sed etiam sordem<text:line-break/>auferat; glutinatorium vero nec detergeat nec evellat,<text:line-break/>. fed contra prorsus substantiam omnem in idem cogat; cu-<text:line-break/>jusmodi facultatem habent medicamenta ea quae austera et<text:line-break/>adstringentia vocantur ; haec <text:span text:style-name="Default_20_Paragraph_20_Font"><text:span text:style-name="T5">n</text:span></text:span>amque in idem cogendi ec<text:line-break/>stipandi , non detergendi neque purgandi facultatem habent.<text:line-break/>Quo fit ut, ubi carni producendae studemus, maxime ea-<text:line-break/>vendunt sit ab adstringente medicamento , utpote -quod for-<text:line-break/>dem ulceribus arctius affigat quam ut facile possit avelli.</text:p>
      <text:p text:style-name="P3">Vinum igitur omnis ulceris qua ulcus. est optimum est<text:line-break/>medicamentum. Quodsi nec illud, qua ulcus, sermoni sit<text:line-break/>adjectum, idem tamen, arbitror, intelliges; quippe recor-<text:line-break/>dationis tantum causa est additum, ne quis obaudiat, non<text:line-break/>sicut necessarium aliquid deliniens. Adeo si memorem<text:line-break/>te eorum omnium quae in superiore libro sunt tradita, de<text:line-break/>rebus singusis tum nominandis tum vero suspectis, praesit-<text:line-break/>teris, nihil est quod. talia tibi de caetero definiam. Illud<text:line-break/>tantum abunde missi erit, si per singula eorum simplices<text:line-break/>affectus a compositis secernam ; de quibus mihi nonnihil<text:line-break/>prius est dictum; ac nu<text:span text:style-name="Default_20_Paragraph_20_Font"><text:span text:style-name="T5">n</text:span></text:span>c nihilominus est dicendum , noni<text:line-break/>adeo <text:span text:style-name="Default_20_Paragraph_20_Font"><text:span text:style-name="T5">mehercle</text:span></text:span> rei ipsius causa, quam quod plerique medico-<text:line-break/>rum dictione ipsa decepti cavum et planum, cruentum et in-<text:line-break/>veteratum, sordidum et purum, phlegmone liberum et phleg-<text:line-break/>mone comitatum, putant differentias esse ulcerum- Necesse<text:line-break/>igitur est distinguere quae propriae ulcerum differentiae<text:line-break/>sint et quae aliorum affectuum implicationes ; verum hoc<text:line-break/>posterius paulo. Sane solennis veteribus doctrina, quae<text:line-break/>utinam nunc esset in usu, matime naturalis est, qui simpli-</text:p>
      <text:p text:style-name="P3">cis cujusque affectus propriam curationem dicunt, praeci-<text:line-break/>ptteque omnium Hippocrates. Medendi namque methodus<text:line-break/>ad hunc modum bellissime procedet, li de singulis simplici-<text:line-break/>bus seorsum praeceperimus , post deinde de compositis om-<text:line-break/>nibus alteram aliquam methodum indicaverimus. Ut enim<text:line-break/>li duo vere essent in victus ratione morbi, astrictus et fluens,<text:line-break/>quum propriam utriusque curationem dixillemus , de con-<text:line-break/>iunctione amborum esse agendum, sicut Thessalus ipse cen-<text:line-break/>set: eodem, arbitror, modo quoniam ulcerum qua ulcera<text:line-break/>sunt una omnium est species, tum phlegmomarum qua<text:line-break/>phlegmonae sunt a<text:span text:style-name="Default_20_Paragraph_20_Font"><text:span text:style-name="T5">l</text:span></text:span>tera item species una est, oportet, ubi<text:line-break/><text:span text:style-name="Default_20_Paragraph_20_Font"><text:span text:style-name="T5">s</text:span></text:span>eorsum ulceris, seorsum rursus phlegmones curationem<text:line-break/>tradideris, post deinde ambas in idem coniungere. ld ilstr<text:line-break/>tur si fecerimus, omne profecto ulcus tum siccari debere<text:line-break/>tum etiam adstringi, pro dicta jam methodo, inveniemus,<text:line-break/>non tamen detergeri; <text:span text:style-name="Default_20_Paragraph_20_Font"><text:span text:style-name="T5">contra</text:span></text:span> cavitatem in carne siccari<text:line-break/>quidem postu<text:span text:style-name="Default_20_Paragraph_20_Font"><text:span text:style-name="T5">l</text:span></text:span>are et abstergeri , minime autem adstringi.<text:line-break/>Qninetiam ad eundem modum quem prius diximus in cavis</text:p>
      <text:p text:style-name="P3">ulceribus, nun<text:span text:style-name="Default_20_Paragraph_20_Font"><text:span text:style-name="T5">c</text:span></text:span> ad proportionem natu<text:span text:style-name="Default_20_Paragraph_20_Font"><text:span text:style-name="T5">r</text:span></text:span>am corpo<text:span text:style-name="Default_20_Paragraph_20_Font"><text:span text:style-name="T5">r</text:span></text:span>is aestima-<text:line-break/>bimus, mollisne ac laxa sit, an dura, sic<text:span text:style-name="Default_20_Paragraph_20_Font"><text:span text:style-name="T5">c</text:span></text:span>a et contracta.<text:line-break/>Siquidem prior quanto est humidior, tanto medicamentis<text:line-break/>minus siccantibus egebit Posserior quatenus est siccior, ea-<text:line-break/>tenus <text:span text:style-name="Default_20_Paragraph_20_Font"><text:span text:style-name="T5">t</text:span></text:span>urium quae vehementius siccent magisque adstiingant,<text:line-break/>desiderabit. Empiricum enim, arbitror, lue quoque pue-<text:line-break/>ros et foenrinas et qui tenera sunt carne memorabis, juve-<text:line-break/>nes, agricolas et nautas his opponens. Caeterum quum<text:line-break/>non intelligit quod in pueris et foeminis propter humidita-<text:line-break/>tem temperamenti, ejusmodi medicamenta visa sunt condo-<text:line-break/>cere, rursus altera messoribus ac nautis propter siccitatem<text:line-break/>convenire , nec cujusque corporis curationem exactu couji-<text:line-break/>ciet; nec erroris cau<text:span text:style-name="Default_20_Paragraph_20_Font"><text:span text:style-name="T5">t</text:span></text:span>am deprehendet. Quo -fit ut nec in-<text:line-break/>telligat quemadmodum fe ad potius transferet, ubi parum<text:line-break/>-cessit iis, quae per experientiam prius novit; haec igitur</text:p>
      <text:p text:style-name="Normal">summatim de. glutinaturiis medicamentis diximus. . Hinc<text:line-break/>vero altera quaedam metlrodus succedit, ad eorum praepa--</text:p>
      <text:p text:style-name="P3">ratio<text:span text:style-name="Default_20_Paragraph_20_Font"><text:span text:style-name="T5">n</text:span></text:span>em compofitionemque. pertinens ; siquidem. cavo ulceri<text:line-break/>qurcquid. volumus statim applicamus, sive siccum.id, sive<text:line-break/>humidum medicamentum sit ; licet enim omni parti ulceris<text:line-break/>eae tum inspergere tum illinire; at in vulneribus, quo-<text:line-break/>rutu maj or est profunditas, id non licet; quippe ubi semel<text:line-break/>oras coniunxeris , appropinquare quae in imo sunt divisa,<text:line-break/>non possis. Considerandum igitur est non modo a<text:span text:style-name="Default_20_Paragraph_20_Font"><text:span text:style-name="T5">n</text:span></text:span> siccans<text:line-break/>adstringensque modice medicamentum sit, ve<text:span text:style-name="Default_20_Paragraph_20_Font"><text:span text:style-name="T5">r</text:span></text:span>um etiam an<text:line-break/>pervenire ad imum valeat. - Nam et cerussa et lithargyrus<text:line-break/>siccant adstriuguntque modice, sed si ei ci<text:span text:style-name="Default_20_Paragraph_20_Font"><text:span text:style-name="T5">n</text:span></text:span>eris -ritu circa<text:line-break/>vulnus inspergas, nihil proficies, neque enim ad fundum<text:line-break/>pervenit medicamenti vis quod ita siccum ; humidatem igi-<text:line-break/>tur qua<text:span text:style-name="Default_20_Paragraph_20_Font"><text:span text:style-name="T5">n</text:span></text:span>dam desiderat, quo simile emplastici sit, vel etiam<text:line-break/>humidioris cujusquam medicamenti. Verum haec operis<text:line-break/>alus quod de medicamentorum compositione praecipit pro-<text:line-break/>pria speculatio est, non ejus quod de medendi ratione in-<text:line-break/>statuitur; quod si quid ea ad rem propositam indigebimus, id<text:line-break/>procedente opere attingemus.</text:p>
      <text:h text:style-name="P21" text:outline-level="2">Cap. V</text:h>
      <text:p text:style-name="P49"><text:s/>Nunc ad ulcus, quod cicatrice i<text:span text:style-name="Default_20_Paragraph_20_Font"><text:span text:style-name="T5">n</text:span></text:span>ducipostu-<text:line-break/>Iat, revertar; de quo paulo ante dixi ejus quoque pri-<text:line-break/>mum quo tenditur finem ex eodem esse genere cujus est<text:line-break/>et cavi. Quippe regignere aliquid opus est quod periit,<text:line-break/>non tantum unice quae dissident; caeterum diversa ratione<text:line-break/>lue gignere quod defit, quam in cavo ;. quando istic fan-<text:line-break/>guis, hic caro p<text:span text:style-name="Default_20_Paragraph_20_Font"><text:span text:style-name="T5">r</text:span></text:span>o materia sit. Siquidem quod cavum est,<text:line-break/>impletur ex gignenda carne; quae ex sanguine ortum ha-<text:line-break/>bet; . at ad cicatricem producitur quod jam est impletum,<text:line-break/>ex gignenda cute, quae ex subjecta creatur carne. Caeterum<text:line-break/>caro eadem specie cum ea quae periit gigni in cavo ulcere<text:line-break/>potest; cutis talis omnino qualis erat quae periit prorsus<text:line-break/>restitui non potest, sed simile quiddam cuti et quod ejus os-<text:line-break/>siclum suppleat potest, non tumeo plane cutis. Ac <text:span text:style-name="Default_20_Paragraph_20_Font"><text:span text:style-name="T5">cauta<text:line-break/></text:span></text:span>quidem cur sicuti caro adepsque regignuntur, ita cutis<text:line-break/>quae prorsus perierit regigni nequeat , ex naturalibus pro-<text:line-break/>blematis est <text:span text:style-name="Default_20_Paragraph_20_Font"><text:span text:style-name="T5">petenda</text:span></text:span>; quemadmodum <text:span text:style-name="Default_20_Paragraph_20_Font"><text:span text:style-name="T5">p</text:span></text:span>utem tum naturam</text:p>
      <text:p text:style-name="P2">tum usum cutis imitemur hinc accipiendum, ejus querci<text:line-break/>methodum jam tradamus. Quoniam tegere carnem naturali<text:line-break/>aliquo tegumento propositum est, <text:span text:style-name="Default_20_Paragraph_20_Font"><text:span text:style-name="T5">quippe</text:span></text:span> id eft ducere ad<text:line-break/>cicatricem ulcus, aut cutis nobis generanda est, aut sum-<text:line-break/>- ma caro cuti similis efficienda. Verum ut cutis regerere-<text:line-break/>. tur. fiere omnino nequit; quod superest igitur efficere est<text:line-break/>tentandum. At quae igitur hujus efficiendi est ratio ?<text:line-break/>Nempe alteratio; quippe ut carnis pars quaepiam non<text:line-break/>amplius caro permaneat, sed veluti cutis evadat .postula-<text:line-break/>mus. Quo pacto , <text:span text:style-name="Default_20_Paragraph_20_Font"><text:span text:style-name="T5">inquie</text:span></text:span>s, alterahitur? Profecto alienius<text:line-break/>alienantium qualitatum ope; incidit enim rursus hoc loco<text:line-break/>vel nolentibus nobis de elementis sermo, sule quo nec<text:line-break/>quod cicatricem inducat invenere medicamentum licet, ne-<text:line-break/>dum quod camis producendae aut agglutinandi facultatem<text:line-break/>habeat. Ergo quoniam cutis carne ipsa tum siccior est<text:line-break/>tum etiam densior , si carnem siccabimus et adstringemus,<text:line-break/>cuti etiam persimilem reddemus. Habes medicamenti quod<text:line-break/>cicatricem inducit summam, verum ea non satisfacit; nam<text:line-break/>et glutinatoria tum siccabant tum etiam adstringebant;</text:p>
      <text:p text:style-name="P3">ergo quo hacc ab illis distent, id, si ipsam rerum subsum-<text:line-break/>tiatu inspicias, invenies. Nam quoniam in glutinatione<text:line-break/>ulceratorum siccandum quod effluit est, quo videlicet al-<text:line-break/>fecta pars supervacuis- vacet, in cicatrice ducenda^ non mo-<text:line-break/>do quod affluit, verum etiam humor qui iit . ipfa carne<text:line-break/>continetur est consumendus ; mutto protecto siccius quod<text:line-break/>cicatricem inducat quam quod agglutinat esse conveniet, -<text:line-break/>quando glutinaturo unum id propositum est ut ejus quod<text:line-break/>fecundum naturam est redundantiam consumat; qui <text:span text:style-name="Default_20_Paragraph_20_Font"><text:span text:style-name="T5">cica-<text:line-break/>tricent inducet</text:span></text:span> non h<text:span text:style-name="Default_20_Paragraph_20_Font"><text:span text:style-name="T5">o</text:span></text:span>c modo, verum etiam ut ei quod<text:line-break/>secundum naturam se habeat, aliquid deradat. Galla igitur<text:line-break/>immatura hoc loco et malicorium et Aegyptiae spinae fructus<text:line-break/>modice siccantia medicamenta sunt; chalcitis et aes ustum<text:line-break/>et aeris squama et misy et fissum alumen multo sus sunt<text:line-break/>valentiora;- mify quidem et chalcitis praecipue,- mitior au-<text:line-break/>teth aeris squama, atque etiam hoc mitius aes ustum quod<text:line-break/>etiam Ii lavabis, utique minus mordens medicamentum ha-<text:line-break/>bessis. Porro hoc quoque ad opus de compositione medi-</text:p>
      <text:p text:style-name="P3">mensorum pertinet , quod Iane medendi methodum ordine<text:line-break/>fequitur. Nam medicamentorum facultates nosse, id qui-<text:line-break/>dem mede<text:span text:style-name="Default_20_Paragraph_20_Font"><text:span text:style-name="T5">n</text:span></text:span>di methodum praecedit tractatumque de his alibi<text:line-break/>est; compositio vero medicame<text:span text:style-name="Default_20_Paragraph_20_Font"><text:span text:style-name="T5">n</text:span></text:span>torum mede<text:span text:style-name="Default_20_Paragraph_20_Font"><text:span text:style-name="T5">n</text:span></text:span>di methodum<text:line-break/>sequitur Quum enim haec universale praecepit, suco au-<text:line-break/>tem siccandum, aut <text:span text:style-name="Default_20_Paragraph_20_Font"><text:span text:style-name="T5">r</text:span></text:span>efrigerandum esse; tum vel modice<text:line-break/>id faciendum esse, vel valenter vel leviter; intelligamus<text:line-break/>vero cujusque simplicium medicamentorum facultatem hanc-<text:line-break/>que per fe scor<text:span text:style-name="Default_20_Paragraph_20_Font"><text:span text:style-name="T5">t</text:span></text:span>um perpensam, tum profecto quo pacto quis<text:line-break/>ea commode ad usum miscuerit, considerare conve<text:span text:style-name="Default_20_Paragraph_20_Font"><text:span text:style-name="T5">n</text:span></text:span>iat.<text:line-break/>Existit igitur eo pacto duplex de medicamentis peritia ; al-<text:line-break/>tera de eorum facultatibus, altera de. compositione ac prae-<text:line-break/>paratione. At enim ad id quod superest methodi de ul-<text:line-break/>ceribus redeundum esu</text:p>
      <text:h text:style-name="Heading_20_2" text:outline-level="2">Cap,. VI. </text:h>
      <text:p text:style-name="P48">Superest autem ut arbitror, de supercres-<text:line-break/>cente eame. dicere, quam hypersarcosin vocat maxima tue-<text:line-break/>dicor um pars Est porro is quoque morbus ex eo genere,<text:line-break/>quod in quantitate magnitudineve partium spectatur ; licet</text:p>
      <text:p text:style-name="P3">enim pro arbitrio voces, ex eodem genere et caritas erat,<text:line-break/>de qua jam egimus. Ergo veluti quod ulcus cavum vo-<text:line-break/>ea<text:span text:style-name="Default_20_Paragraph_20_Font"><text:span text:style-name="T5">n</text:span></text:span>t non unum est vitium, fedi pariter et caritus et ulcus,<text:line-break/>ita ulcus, quod supercrescentem carnem habet, non unus<text:line-break/>est morbus, feli simul cero supercrescens et ulcus. Indicat<text:line-break/>autem magnitudo quae praeter naturam est primam indicatio-<text:line-break/>nem, quam etiam veluti metam inveniendorum medicamento-<text:line-break/>num suximus, ipsius scilicet exuperantia ablationem ; at haec<text:line-break/>sula medicamentorum ope perficitur, non opera naturae; ri-<text:line-break/>delicet contra quam in cerne restituenda, aut glutinatione fie<text:line-break/>habuit: .haec enim naturae ipsius sunt opera, medicamentis<text:line-break/>tantum .quae actioni ejus obstant submoventibus : at fu-<text:line-break/>percrescentis carnis detractio nullum quidem naturae opus<text:line-break/>est, fed medicamentis perficitur vehementer siccantibus.<text:line-break/>Proxima simt ejusmodi medicamenta tum iis quae valenter<text:line-break/>detergent tum iis quae cicatricem inducunt, sic ut non<text:line-break/>.pauci interdum per errorem medicamentum , quod carnem<text:line-break/>minuit, vel pro eo quod sordem deterget, vel pro eo quod</text:p>
      <text:p text:style-name="P3">cicatricem inducit accipiant, ut-, <text:span text:style-name="Default_20_Paragraph_20_Font"><text:span text:style-name="T5">ne ab</text:span></text:span> att<text:span text:style-name="Default_20_Paragraph_20_Font"><text:span text:style-name="T5">empt</text:span></text:span>o <text:span text:style-name="Default_20_Paragraph_20_Font"><text:span text:style-name="T5">n</text:span></text:span>o<text:span text:style-name="Default_20_Paragraph_20_Font"><text:span text:style-name="T5">stro re-<text:line-break/>cedamus</text:span></text:span>, misy et chalcitim, si humidae naturae applicabis,<text:line-break/>potius carnem demere quam cicatricem inducere depre-<text:line-break/>frendes; unde si quando iis uti ad cicatricem inducendam<text:line-break/>in aliorum penuria cogimur, parcissime ipsis utemur, sum-<text:line-break/>munr tantum specillum in ea ad exactissimum levorem tunsa<text:line-break/>demittentes, ac post velut tenuissimum quendam pollinem<text:line-break/>partibus quae cicatrice induci postulant imponentes; quod<text:line-break/>si- minuere quae supercrevere studemus , liberalius impo-<text:line-break/>nemus. Shne aerugo magis etiam quam haec minuere<text:line-break/>carnem potest, ita ut genus eorum quae cicatricem- ind u-<text:line-break/>cant omnino sit egressa; at si illa etiam aduras, ut mis<text:line-break/>nos acria; sic ad cicatricem inducendam reddes magis<text:line-break/>apta ; si vero etiam laves; adhuc fient mitiora. Meministi<text:line-break/>vero, arbitror, et tu ejus qui- celebri illo viridi meelicamento<text:line-break/>sordidum ulcus citra rationem curabat, meL quidem ei ad-<text:line-break/>miscens, multis autem deincepsdiebusaequesurdidumre-<text:line-break/>periens; deinde inops consilii , nec habens quo se verteret,</text:p>
      <text:p text:style-name="P2">accidebat enim ut non modo non purgaretur sordes, sed<text:line-break/>etiam ut de subjecta quoque carne nonnihil una detrahere-<text:line-break/>tur et cossiquaretur, propterea quod medicamentum valeri-<text:line-break/>tuis quam pro laborantis natura erat, plus deinde, ut<text:line-break/>erat egregius medicus, mellis assidue medicamento adjiciebat,<text:line-break/>quo videlicet adhuc valentius pu<text:span text:style-name="Default_20_Paragraph_20_Font"><text:span text:style-name="T5">r</text:span></text:span>garet, ceu non fatis id<text:line-break/>medicamentum prius adhibitum fecisset. Eveniebat autem<text:line-break/>plane contra; quippe quantum ille intendebat medicamenti<text:line-break/>acrimoniam, tantum caro subjecta colliquabatur ; quod vero<text:line-break/>in ulcere ex liquata carne sordisapparuit, id medico, ceu<text:line-break/>medicamentum nihil efficeret, imposuit Atque hujus qui-<text:line-break/>dem ignorantia etiam in dignoscendi peritia erat, non solum<text:line-break/>in medendi methodo ; etenim si quam maxime similiter<text:line-break/>fordidum et humidum ex utroque medicamento ulcus de-<text:line-break/>prehenditur, at ce<text:span text:style-name="Default_20_Paragraph_20_Font"><text:span text:style-name="T5">r</text:span></text:span>te cavitas major ex valenti et quod<text:line-break/>- colliquat medicamento efficitur; quin etiam labiis praealtis,<text:line-break/>rubrumque et phlegmone quodammodo affectum <text:span text:style-name="Default_20_Paragraph_20_Font"><text:span text:style-name="T5">ulcu</text:span></text:span>s <text:span text:style-name="Default_20_Paragraph_20_Font"><text:span text:style-name="T5">ce</text:span></text:span>vi<text:line-break/>nitur, aliquando vero mordicationem quoque manifestam ex<text:line-break/>hujusmodi medicamento <text:span text:style-name="Default_20_Paragraph_20_Font"><text:span text:style-name="T5">aeger</text:span></text:span> sumto sentit, quod vero minus</text:p>
      <text:p text:style-name="P3">quam par est, siccat, nec mordet, nec quicquam efficit eo-<text:line-break/>runa quae retuli.. Patere autem. et in his arbitror empiri-<text:line-break/>cum, esiam si experientia quam maxime distincta discretaque<text:line-break/>utatur, transire tamen, ubi quid non cessit, ad id quod<text:line-break/>expedit artisiciosc non posse, imo uni illi id licere qui vera<text:line-break/>methodo, quam ipse nunc instituo, medetur.;</text:p>
      <text:h text:style-name="Heading_20_2" text:outline-level="2">Cap. VII. </text:h>
      <text:p text:style-name="P48">Quam enim Thessalii isti amethodi metho-<text:line-break/>dum profitentur, nomen duntaxat esse nudum intelligis, om-<text:line-break/>nis effectus vacuum; qui quum tanta tamq<text:span text:style-name="Default_20_Paragraph_20_Font"><text:span text:style-name="T5">n</text:span></text:span>e rnutiplex<text:line-break/>saltem methodus. sit lu ulcere furando , neque empiricorum<text:line-break/>discrimine ad invenienda remedia fiant usi, neque sicut<text:line-break/>dogmatici, ab ipsa rerum indicationem agendorum sump<text:span text:style-name="Default_20_Paragraph_20_Font"><text:span text:style-name="T5">t</text:span></text:span>e-<text:line-break/>runt ; fed suium id quod nec vulgares lateat proponentes,<text:line-break/>cavum ulcus <text:span text:style-name="Default_20_Paragraph_20_Font"><text:span text:style-name="T5">carne</text:span></text:span> impleri postulare ; plenum cicatrice in-<text:line-break/>duci ; quod carne supercresce<text:span text:style-name="Default_20_Paragraph_20_Font"><text:span text:style-name="T5">n</text:span></text:span>te luxuriat minui ; sordidum<text:line-break/>expurgari; mundum cicatrice obduci; recens agglutinari;<text:line-break/>ulcerum curationis methodum quandam explicasse se putant<text:line-break/>tantum <text:span text:style-name="Default_20_Paragraph_20_Font"><text:span text:style-name="T5">scilicet</text:span></text:span> absunt ut i<text:span text:style-name="Default_20_Paragraph_20_Font"><text:span text:style-name="T5">n</text:span></text:span>telligant humidioribus naturis</text:p>
      <text:p text:style-name="P2">minus siccantia medicamenta conducere, siccioribus quae<text:line-break/>magis <text:span text:style-name="Default_20_Paragraph_20_Font"><text:span text:style-name="T5">siccent. </text:span></text:span>E<text:span text:style-name="Default_20_Paragraph_20_Font"><text:span text:style-name="T5">r</text:span></text:span>go quod in tusa disputatione nostra ma-<text:line-break/>nifeste apparuit, id denuo resumendum est, ut nos illi quam<text:line-break/>maxime simus attenti; et reliqui omnes qui veterem me-<text:line-break/>thodum corrumpunt, quantum aberrent, clarius intelligant.<text:line-break/>Incipiam vero .ab eo - ulcere quod carne impleri postulat,<text:line-break/>unum id pro exemplo propone<text:span text:style-name="Default_20_Paragraph_20_Font"><text:span text:style-name="T5">n</text:span></text:span>s, quando etiam proxime<text:line-break/>de eo sermonem seri, ab hoc, de omni simul in universum<text:line-break/>curatione loquar. Ergo illusi non ratione modo, verum<text:line-break/>etiam experientia considerantibus apparuit, non omnem na-<text:line-break/>turum eadem medicamenta requirere , sed infi<text:span text:style-name="Default_20_Paragraph_20_Font"><text:span text:style-name="T5">r</text:span></text:span>miores mol-<text:line-break/>lioresque mitiora, validiores siccioresque valentiora. Ita<text:line-break/>vero tum in iis quibus cicatrix inducebatur se habe-<text:line-break/>bat, tum etiam uvae glutinatione egebat, omnino e<text:span text:style-name="Default_20_Paragraph_20_Font"><text:span text:style-name="T5">n</text:span></text:span>im nul-<text:line-break/>lum vehementium medicamentorum ferunt molles <text:span text:style-name="Default_20_Paragraph_20_Font"><text:span text:style-name="T5">n</text:span></text:span>aturae.<text:line-break/>In ejusmodi vero sermonis nostri decursu perspicuum plane<text:line-break/>.fit, tum aegri naturam esse considerandam, tum cujusque</text:p>
      <text:p text:style-name="P3">hominis propriam esse curationem; tum <text:span text:style-name="Default_20_Paragraph_20_Font"><text:span text:style-name="T5">t</text:span></text:span>u pr a haec illud<text:line-break/>tertium , quoniam cujusque naturae proprietas ineffabilis est,<text:line-break/>nec exactissima scientia comprehensibilis, hunc esse optimum<text:line-break/>cujusque particularis morbi medicum, qui methodum quau-<text:line-break/>dam compararit ex qua et dignoscere naturas possit et con-<text:line-break/>jectura consequi, quae sint cujusque proprie remedia. Porro<text:line-break/>existimare communem quamdam esse omnium hominum cu-<text:line-break/>rationem, sicuti stupidissimi methodici putant, extremae est<text:line-break/>dementiae. Atqui illi ob id fleta esse putant omnia medi-<text:line-break/>ciuae theoremata, hoc est ejusmodi esse, quae scientes ho-<text:line-break/>minus facia<text:span text:style-name="Default_20_Paragraph_20_Font"><text:span text:style-name="T5">n</text:span></text:span>t, sumam que siti notitiam praestent; ni<text:span text:style-name="Default_20_Paragraph_20_Font"><text:span text:style-name="T5">t</text:span></text:span>or unique<text:line-break/>notitiam artem quandam esse communitatum,. non proprie-<text:line-break/>tatum, tanquam communem et generalem hominem, non<text:line-break/>particulares curarent. Ergo sicuti in aliis omnibus Ilatim<text:line-break/>initia sunt lapfi, sic in hoc quoque, siquidem curatur non<text:line-break/>homo communis et generalis, ied nostrum quisque, alius<text:line-break/>videlicet aliud temperamentum naturamque obtinens. Hi<text:line-break/>vero unam esse omnium curationem existimant; ego <text:span text:style-name="Default_20_Paragraph_20_Font"><text:span text:style-name="T5">contra,</text:span></text:span></text:p>
      <text:p text:style-name="P3">si cujusque privatim natur<text:span text:style-name="Default_20_Paragraph_20_Font"><text:span text:style-name="T5">u</text:span></text:span>m explorare ad unguem scirem,<text:line-break/><text:span text:style-name="Default_20_Paragraph_20_Font"><text:span text:style-name="T5">utique</text:span></text:span> qualem fuisse Aesculapium mente concipio, talem<text:line-break/>me esse putarem; sied quoniam id fieri non potest ; ce<text:span text:style-name="Default_20_Paragraph_20_Font"><text:span text:style-name="T5">rto<text:line-break/></text:span></text:span>ut, quoad homini licet, quam proxime accedam , tum ipfe<text:line-break/>me exercere decrevi tum alios uti idem faciant adhortor.<text:line-break/>Ac conantur quidem quantum possunt et empirici ut a com-<text:line-break/>manibus secedere , , <text:span text:style-name="Default_20_Paragraph_20_Font"><text:span text:style-name="T5">ita propiu</text:span></text:span>s ad ea quae propria sunt<text:line-break/>accedere; verum quantum hic quoque ah ejus rei perfe-<text:line-break/>ctione absint, supra est dictum. Non enim haec in pueris,<text:line-break/>vel mulieribus, vel senibus, vel mollem carnem albamque<text:line-break/>habentibus, aliaque id genus, pro certis discretionibus, sic-<text:line-break/>uti illis placet, sunt ponenda,. imo quemadmodum <text:span text:style-name="Default_20_Paragraph_20_Font"><text:span text:style-name="T11">in.hu-<text:line-break/></text:span></text:span>more et siccitate corpus <text:span text:style-name="Default_20_Paragraph_20_Font"><text:span text:style-name="T5">t</text:span></text:span>e habeat. Ac empiricos quidem<text:line-break/>medicos tum ob alia multa tum ob id probare maxime<text:line-break/>convenit, quod accedere ad proprietatem conantur. Post<text:line-break/>enim reliquas discretiones omnes quas adhibent , illam<text:line-break/>etiam quae a consuetudine sumitur, adiiciunt, tanquam<text:line-break/>hinc remediorum quae aegro magis fint propria compotes<text:line-break/>futuri. Dicetur autum a nobis lu sequentibus de consueta-</text:p>
      <text:p text:style-name="P3">dine fusius , ubi pro cognoscenda proprietate laborantis na-<text:line-break/>turae , etiam eliscrimen a confuetirdiue priscis inventum este<text:line-break/>probabimus: Hanc itaque cum reliquis empirici recipiunt;<text:line-break/>et praeter hanc ipsum etiam medicum qui saepe aegrum in-<text:line-break/>alsit quam eum qui non viderit commodius curaturum<text:line-break/>ajunt; postea tamen, cum haec omnia adjecerint, flabilem<text:line-break/>fe atque scientificam habere notitiam propriae curationis aegri<text:line-break/>adhuc non dicunt. At vero impudentissimus Thessalus illud<text:line-break/>modo unum intessigens, quod cavum ulcus sit implendum,<text:line-break/>constantia tamen et firma diest esse medicinae theoremata;<text:line-break/>quanquam hoc saltem omnes, ut ante jam dictum est, ho-<text:line-break/>mines sciunt , non ii modo qui nunc sunt , postquam Thef-<text:line-break/>salus iste, alter Aesculapius, in lucem hominum venit, fed<text:line-break/>etiam, arbitror, qui ante Deucalionem et Phoroneum fue-<text:line-break/>runt, si modo hi rationales erant. Imo vero praeter hoc<text:span text:style-name="Default_20_Paragraph_20_Font"><text:span text:style-name="T5">r<text:line-break/></text:span></text:span>.quod carne esse implendum cavum ulcus noverunt, etiam<text:line-break/>illud non ignoraru<text:span text:style-name="Default_20_Paragraph_20_Font"><text:span text:style-name="T5">n</text:span></text:span>t, qui medicamenta nosset quae tale ul-<text:line-break/>ens carne implerent, hunc medicum esse. Atque haec si per</text:p>
      <text:p text:style-name="P2">experientiam sunt. inventa, cbnstat empirice nobis esse cu-<text:line-break/>nandum ;. sin natione inventa sunt, logice: non enim pro-<text:line-break/>fectu aliud invenit, alio autem nunc commode utetur Ve-<text:line-break/>rutu de. eo nobis cum empiricis lis est; quod autem dicere<text:line-break/>coeperam, vere ipsa medicina de labora<text:span text:style-name="Default_20_Paragraph_20_Font"><text:span text:style-name="T5">n</text:span></text:span>tis natura coujectu-<text:line-break/>ram fecit; nominat, arbitror, id vulgus medicorum pro-<text:line-break/>prium temperamentum, omnesque id incomprehensibile fa-<text:line-break/>tentor, ideoque ipsam veram medicinae artem Aesculapio<text:line-break/>Apollinique concedunt. Pendet porro omnis haec ratio ex<text:line-break/>duplici principio ; empiricis obfervatoribusque ab iis quae<text:line-break/>manifeste apparent, logicis autem ab ipsis elementis. Nam<text:line-break/>quod alli aliud medicamentum prosit etiam pueri jam ferme<text:line-break/>fciunt; et <text:span text:style-name="Default_20_Paragraph_20_Font"><text:span text:style-name="T5">r</text:span></text:span>atio pariter quae ab elementis ducitur id<text:line-break/>consumat. Si namque quindecim differe<text:span text:style-name="Default_20_Paragraph_20_Font"><text:span text:style-name="T5">n</text:span></text:span>tias in hominum<text:line-break/>temperamentis ex minoris in iis majorisque ratione, idque<text:line-break/>.-in humida tantum natura statuas , necesse profecto est me-<text:line-break/>dicamentor<text:span text:style-name="Default_20_Paragraph_20_Font"><text:span text:style-name="T5">n</text:span></text:span>m etiam quibus sic usurus quindecim disteren-<text:line-break/>tias noveris. quarum aliae magis. aliae minus siccent, quo</text:p>
      <text:p text:style-name="P3">nimirum, quod cuique naturae congruat invenias. Quod<text:line-break/>si etiam in sicciore natura aliis quindecim positis ad hanc<text:line-break/>quoque pari mesto alia quindecim medicamenta requiras,<text:line-break/>habebis in totum triginta medicamenta, quae triginta natu-<text:line-break/>ris convenient, quibus uti is demum solus commode poterit<text:line-break/>qui corporum temperamenta diligenter consideraverit. Nun-<text:line-break/>quid igitur, si totum corpus temperamento siit sicciore, ab<text:line-break/>iis quae magis siccent medicamentis juvabitur, si vero<text:line-break/>pars quaepiam ejus caeteris partibus natura sit.siccior, quae<text:line-break/>minus siccent requiret? An liquido patet hic quoque,<text:line-break/>quae pars siccius temperametum obtinuit, hanc etiam quae<text:line-break/>magis siccent postulare; quae humidius sit sortita, minus<text:line-break/>siccantia? Atque hoc totum praetermittunt amethodi Thesi-<text:line-break/>falli , qui unum omni parti congruere medicamentum pu-<text:line-break/>tanti t Empirici autem quantum in .hoc Thessalics istos<text:line-break/>methodicos superant, tantum a veris methodicis logicisque<text:line-break/>superantur, Habent enim profectu issi quoque ab ipfo.<text:line-break/>fcilicet usu. edocti aliud medicamentum ad ea ulcera quae</text:p>
      <text:p text:style-name="P3">in oculis accidunt,aliud ad ea quae inauribus. aut arti-<text:line-break/>culis, aut carnibus, aut sula cute. Caeterum, quod nec<text:line-break/>in iis fe tra<text:span text:style-name="Default_20_Paragraph_20_Font"><text:span text:style-name="T5">n</text:span></text:span>sferre ad aliud possint ex iis quae supra dixi-<text:line-break/>mus facile patet.</text:p>
      <text:h text:style-name="Heading_20_2" text:outline-level="2">Cap. VHI. </text:h>
      <text:p text:style-name="P48">Quoniam autem et de his satis jam di-<text:line-break/>ctum est, aurius ad disputationis initium revertamur, mis-<text:line-break/>ceamusque- omnes qui ulceri concidunt assectus ab intem-<text:line-break/>peris primum orsi. - Si enim exulcerata caro vel prius<text:line-break/>etiam ex quavis occasione, vel ipso ulcerationis tempore<text:line-break/>justo calidior frigidiorve est effecta, utique medicamentum<text:line-break/>exigit quod non modo moderate siccet, sed etiam in tantum<text:line-break/>calefaciat refrigeretve , in quantum subjecta caro a natu-<text:line-break/>mali statu recessit, quum fieri non possit ut in ulcere vel<text:line-break/>carnis productio, vel <text:span text:style-name="Default_20_Paragraph_20_Font"><text:span text:style-name="T5">sinu</text:span></text:span>s impletio, vel agglutinatio, vel ci-<text:line-break/>catricis inductio recte unquam cedat, fi subjecta caro prave<text:line-break/>se habeat; nec frustra dictum supra est haec omnia naturae<text:line-break/>esse opera; purgari tamen sordida <text:span text:style-name="Default_20_Paragraph_20_Font"><text:span text:style-name="T5">r</text:span></text:span> minuique supererescen-<text:line-break/>tia etiam carne naturalem statum non servante possunt;</text:p>
      <text:p text:style-name="P2">nam tantum haec medicamentorum fiunt opera. Quocirca<text:line-break/>legitimi ulcerosarum partium. temperamenti quoties leas vel<text:line-break/>carne implere, vel glutinare., vel cicatrice inducere studes,<text:line-break/>major tibi solicitudo erit Servari .namque debebunt naturae<text:line-break/>motus quos comprehensorum lingula comitantur, at alias<text:line-break/>non. servabuntur, nisi prorsus fecundum .naturam fe pars<text:line-break/>habeat, . Quemadmodum igitur si phlegmone quaedam ul-<text:line-break/>ceri una acciderat, priusquam haec discussa sit, nemo.id veI<text:line-break/>carne imple<text:span text:style-name="Default_20_Paragraph_20_Font"><text:span text:style-name="T5">r</text:span></text:span>e vel glutinare vel ricatrice inducere tentarit,<text:line-break/>ad eundem, arbitror, modum, si etiam fine phlegmone,<text:line-break/>fiola fubfit intemperies rerum quas recensuimus, nullum ho-<text:line-break/>rum fore prius sperabimus quam illa sit sanata. Rursus<text:line-break/>igitur lune indicatio quaedam ad medicamentorum quae<text:line-break/>superius comprehensa sunt inventionem oritur, quippe<text:line-break/>omnia ea siccantia erant, fied dissidebant inter sc pro insim-,<text:line-break/>sionis remissionisque modo. Caeterum desumtum antea non<text:line-break/>est quomodo in calesaciendo refrigerandoque <text:span text:style-name="Default_20_Paragraph_20_Font"><text:span text:style-name="T5">t</text:span></text:span>e habe-<text:line-break/>rent, fied methodus hoc quoque investigare quodammodo co-<text:line-break/>git. Non enim tantum an siccet , (ad an etiam non valde</text:p>
      <text:p text:style-name="P3">calefaciat <text:span text:style-name="Default_20_Paragraph_20_Font"><text:span text:style-name="T8">, </text:span></text:span>aut refrigeret, expendi operiet. Ergo altercum<text:line-break/>et mandragoram et cicutam ceu supra modum refrigerantia<text:line-break/>fugies, tametsi siccantes quoque quantum sit ulceri arula.<text:line-break/>Resina vero. et pix et asphaltus, quanquam modice siccant,<text:line-break/>tamen immodice sunt calida ; ideoque eis nemo utetur foliis,<text:line-break/>nec aliter, nisi cum leniter refrigerantibus admixtis .unum<text:line-break/>ex omnibus medicamentum fecerit temperatum Si igitur<text:line-break/>haec ita fe habent, sicut profecto habent, inspici eciam<text:line-break/>conveniet et circundantia nos aeris temperiem. Siquidem</text:p>
      <text:p text:style-name="P7">- veluti medicamentum quoddam is quoque corporibus mn<text:span text:style-name="Default_20_Paragraph_20_Font"><text:span text:style-name="T5">c<text:line-break/></text:span></text:span>sitis forinsecus incidens , ubi immodicus calore vel frigore<text:line-break/>est, sanationem moratur. Danda igitur opera est ut medi-<text:line-break/>cameuta ejus amentiae occu<text:span text:style-name="Default_20_Paragraph_20_Font"><text:span text:style-name="T5">r</text:span></text:span>rant<text:tab/>Ideoque.Hippocnatesiu</text:p>
      <text:p text:style-name="Normal">calidioribus anni temporibus frigidioribus facultate <text:span text:style-name="Default_20_Paragraph_20_Font"><text:span text:style-name="T5">medi-<text:line-break/>camenti</text:span></text:span>s utitur, calidioribus autem per frigidiora. Non<text:line-break/>ignoras profecto hic quoque ex stupidis methodicis quendam<text:line-break/>fateri, quo pactolo calore et frigore fe habeat qui aegrum<text:line-break/>continet aerem fe inspicere, non tamen anni tempora in-</text:p>
      <text:p text:style-name="P2">spici permittere ,.quass nomina ipsa temporum anni prosint<text:line-break/>ob lintre, non. eorum temperamenti ratio, <text:span text:style-name="Default_20_Paragraph_20_Font"><text:span text:style-name="T5">r</text:span></text:span>aut nun hujus<text:line-break/>caula veteres medici ad ea respexerint Enimvero quod<text:line-break/>qui certa methodo curare, ulcus. debet, huic necesse sit. tum<text:line-break/>ad prima elementa vel maxime venire tum anni tempora<text:line-break/>et .corporum temperamenta,. non omnium modo, verum<text:line-break/>etiam singularum partium considerare, abunde monstratum<text:line-break/>reor. Rursus .vero hic repetendum est quod prius dixi-<text:line-break/>. mus in. indicatione quaesis sicco humidoque sumitur; nam<text:line-break/>ut in ullis humidior natura humidiora , siccior sicciora me-<text:line-break/>dicamenta exigebat., ita nunc calidior calidiora , frigidior<text:line-break/>frigidiora requirere, contrariam scilicet scmper iis quae<text:line-break/>praeter naturam et iis quae facundum naturam sunt indi-<text:line-break/>cationem praestantibus; quippe, quae secundum naturam<text:line-break/>fiunt similium sibi intdicaiva sunt,. quae praeter naturam<text:line-break/>. contrariorum, si modo illaservari, haec submoveri necesse est.</text:p>
      <text:h text:style-name="Heading_20_2" text:outline-level="2">C ap IX. </text:h>
      <text:p text:style-name="P47">Itaque quod tum corporunr temperies<text:line-break/>tum anni tempora tum partium naturae consideranda illi</text:p>
      <text:p text:style-name="P3">sint qui probe ulcus sit sanaturus mare me docuisse existi-<text:line-break/>mo; ad haec quod prima quidem curationis indicatio a foto<text:line-break/>fumatur affectu,- remedia tamen inde inveniri non uosse,<text:line-break/>nisi prius ad corporum elementa fit ascensum et aegri tum-<text:line-break/>peramenum: perpensum , non corporis modo universi, sed<text:line-break/>etiam affectae partis, cum hoc quoque ambientis temperie<text:line-break/>aestimata ; quae utique cum ad praesentes status tum vero<text:line-break/>regiones extenditur. Quod autenr contrariae- multoties in<text:line-break/>una curatione indicationes sint; atque has quemadmodum<text:line-break/>tractare conveniat istius quidem dicetur in sequentibus,<text:line-break/>non tamen alienum sit, nunc quoque paucis de ipsis egisse.<text:line-break/>Etenim quod aegri temperamentum fit humidius, pars ipsa,<text:line-break/>quae laborat siccior, aut contra quod haec fit humidior, to-<text:line-break/>tius temperamentum siccius, mirandum non arbitror; pari<text:line-break/>modo in calore et frigore, quod contrario temperamento sit<text:line-break/>pars cum toto. Ut igitur sii totum corpus medie tempera.<text:line-break/>menlo esset, quod esse optimum docuimus, nihil plane</text:p>
      <text:p text:style-name="P3">quantum ad laborantis naturam attineret in medicamentis<text:line-break/>novaremus..,, ita ubi veh siccius vel humidiusvel calidius<text:line-break/>vel frigidius Iusto cernitur,. eatenus intendere. vires medica-<text:line-break/>men torumoportet, quatenus; corpus ad naturalem. intempe-<text:line-break/>riem est ver<text:span text:style-name="Default_20_Paragraph_20_Font"><text:span text:style-name="T5">t</text:span></text:span>unt Non enim, arbitror, excidit nobis, quae<text:line-break/>naturalis intemperies sit, et quae praeter naturam, dictum<text:line-break/>enim de ipsis est in aliis, ac praecipue in libro qui de inae.-<text:line-break/>quali intemperie est inscriptus. Pone igitur totum laboran-<text:line-break/>tis corporis temperamentum humidius esse, eoque nredica-<text:line-break/>menta desiderare quae minus siccent, ipsam vero aegram<text:line-break/>partem ex iis; esse quae natura sicciores sint , qualia esse<text:line-break/>diximus quae minus sunt earnofa. Hujus generis sunt quae<text:line-break/>circa digitos et articulos habentur et aures et nasum et<text:line-break/>oculos et dentes sunt, ac <text:span text:style-name="Default_20_Paragraph_20_Font"><text:span text:style-name="T5">ut t</text:span></text:span>emet dicam, ubi multae car-<text:line-break/>tilagines et membranae et ligamenta et ossa et nervi sunt,<text:line-break/>adeps- vero et caro, vel omnino nulla est, vel perquam<text:line-break/>exigua, diversa in his est ea quae ab affecta parte accipitur<text:line-break/>ipdicatio ab ea quae ex aegri natura. Quare si quanto</text:p>
      <text:p text:style-name="P3">aegri temperamentum commoderato est humidius, tanto .pars<text:line-break/>quoque j usto sitsiccior ; nec adiiciendum , nec detrahendum<text:line-break/>medicamento quicquam est, sed tale adhibendum, quale, si<text:line-break/>ulcus in commoderati temperamenti partu corporis comme-<text:line-break/>do<text:span text:style-name="Default_20_Paragraph_20_Font"><text:span text:style-name="T5">t</text:span></text:span>ale temperati consisteret, adhiberemus. - Sin siccior. de-<text:line-break/>bito pars magis fuerit quam corporis temperamentum justo<text:line-break/>est humidius,. utique in tantum lutendi siccitatem medica-<text:line-break/>menti conveniet, quantum partis temperamentum totius<text:line-break/>temperamentum excedit; veluti si quatuor numeris fit ex-<text:line-break/>ulcerata pars medio temperame<text:span text:style-name="Default_20_Paragraph_20_Font"><text:span text:style-name="T5">n</text:span></text:span>to siccior, aegri natura gra-<text:line-break/><text:span text:style-name="Default_20_Paragraph_20_Font"><text:span text:style-name="T5">i</text:span></text:span>libus tribus humidio<text:span text:style-name="Default_20_Paragraph_20_Font"><text:span text:style-name="T5">r</text:span></text:span>, manifestum est partem quae nunc<text:line-break/>exulcerata est siccius uno. gradu defideratmam medicamen-<text:line-break/>tum quam quae pars sit temperata. Quod autem haec om-<text:line-break/>nia coniectura sint accipienda, tum quod optime coniicere<text:line-break/>poterit qui in ratiocinando de his sit exercitatus, liquido<text:line-break/>patet. Ac m talibus quidem omnibus contrariae saepe indi-<text:line-break/>nationes uno tempore fiunt; neque .enim est quod de indi-<text:line-break/>cationibus quae a calido. et frigido sumuntur etiamnum di-</text:p>
      <text:p text:style-name="P3">eam, ut quae ad proportionem dictorum intelligi possunt;<text:line-break/>in aliis vero etiam temporibus quibus statim perficiendae<text:line-break/>funt, indicationes separantur, oportetque in principio prae-<text:line-break/>sertam curationis alteram cessare, alteram actione fungi.<text:line-break/>Sicut exempli causa, quum ulcus cavum simul sit et admo-<text:line-break/>dum sordidum; nam affectus praeter naturam in hoc-triplex<text:line-break/>est, ulcus, cavitas et sordes. Ordo vero sanationis a surde<text:line-break/>expurganda ordietur, quod videlicet nec glutinari quic-<text:line-break/>quam, nec carne impleri potest prius quam purum fue-<text:line-break/>rit. Secundum locum exiget caritatis sanatio ; si namque<text:line-break/>vel glutinabimus, vel cicatricem inducemus, vel, ut sum-<text:line-break/>malim dicam, curabimus ulcus, caritatem implere non<text:line-break/>poterimus. Pone ergo non solum tria haec partem obsi-<text:line-break/>dere, sed etiam phlegmonen, vel erysipelas, vel gangraenam,<text:line-break/>vel intemperiem aliquam simplicem compofitamne , num hic<text:line-break/>manifestum est quod nisi quis illam prius sanaverit, implere<text:line-break/>carne cavum ulcus non poterit? Dictum enim supra est,<text:line-break/>carnis generationem ex sana quae subjecta sit ortum habe-</text:p>
      <text:p text:style-name="P3">re, ex inflammata vero et intemperata. et uno verbo<text:line-break/>aegrota ca<text:span text:style-name="Default_20_Paragraph_20_Font"><text:span text:style-name="T5">r</text:span></text:span>o gigni nova non potest. Ergo in omnibus<text:line-break/>ejusmodi complicationibus triplex tibi propositus scopas erit;<text:line-break/>unus veluti a causis sumptus , ejus quod post futurum est ;<text:line-break/>alter,. ut quod rationem obtinet ejus sine quo non; tertius<text:line-break/>ejus quod veluti . accelerantium et urgentium nominatur.<text:line-break/>Siquidem proba suspectae cernis temperies causae rationem<text:line-break/>habet; ut quae concrescere secum quod ulceratum est fa-<text:line-break/>ciat et caritatem impleat. Puritas ulceris rationem ejus fine<text:line-break/>quo non., atque hanc so<text:span text:style-name="Default_20_Paragraph_20_Font"><text:span text:style-name="T5">r</text:span></text:span>des interpellans curationem mo-<text:line-break/>ratur. Habet. autem et ulcus ad cavitatem rationem ejus,<text:line-break/>sine quo non; nam si ulcus inductum ricatrice fuerit, non<text:line-break/>amplius caritas impleri carne poterit. Ergo si ad haec re-<text:line-break/>fpexeris, ordinem sanationis invenies, veluti si phlegmone<text:line-break/>et cavitas et ulcus et <text:span text:style-name="Default_20_Paragraph_20_Font"><text:span text:style-name="T5">t</text:span></text:span>ondes., simul in eadem parte consiste-<text:line-break/>ruit, primum phlegmoneni, secundo sordem, tertio cavita-<text:line-break/>tum.esse sanandam, et quarto ulcus. Ac in jam dictis qui-<text:line-break/>dem tum ordo .tum ficoporum inventio ex nis sumitur,</text:p>
      <text:p text:style-name="P2">Urgentis vero scopas inter ista non habetur; in aliis autem<text:line-break/>habetur; nam assectus unde primum maximeque imminet<text:line-break/>homini periculum lue primns curari debebit. Interdum<text:line-break/>vero non. primus modo, verum etiam solus, veluti si puncto<text:line-break/>nmscusi capite convulsio, quae nulla convenientium medi-<text:line-break/>cementorum vi remittatur, superveniat; quippe praeciso<text:line-break/>per transversum tuto musculo convulsionem quidem^ sana-<text:line-break/>veris, aliquem tamen ex partis motibus vitlaveris. Sic. quum<text:line-break/>e vena vel arteria sanguis immodice profluit, si totum vas<text:line-break/>per transversum praecideris, ulcus quidem ejus sanare postea<text:line-break/>non poteris , periculum tamen quod ex profluvio sanguinis<text:line-break/>impendebat sustuleris. Sed et nervum punctum saepe cogi-<text:line-break/>mur transversum praecidere, quoties vel convulsiones- vel<text:line-break/>deliria vel ambo magna aegreque sanabilia superve<text:span text:style-name="Default_20_Paragraph_20_Font"><text:span text:style-name="T5">n</text:span></text:span>ire vul-<text:line-break/>nerationi cominus. Pari modo ubi luxatio cum uleere<text:line-break/>in aliquo majoruui.articulorum incidit, ulcusquidem sana-<text:line-break/>mus, luxationem autem insanatatn relinquimus; quod -si<text:line-break/>suane quoque sanare conemur, convulsiones omnino fequun-</text:p>
      <text:p text:style-name="P3">fur. Tertius itaque propositus medendi finis is ist, qui ad<text:line-break/>id quod u<text:span text:style-name="Default_20_Paragraph_20_Font"><text:span text:style-name="T5">r</text:span></text:span>get dirigitur, diversus nimi<text:span text:style-name="Default_20_Paragraph_20_Font"><text:span text:style-name="T5">r</text:span></text:span>um a duobus illis<text:line-break/>modis paulo ante dictis. Neque enim idem est aliquid veI<text:line-break/>ut causam cousiderare, vel ut id quod rationem obtinet ejus<text:line-break/>sine quo non,. vel ut id quod urget. <text:span text:style-name="Default_20_Paragraph_20_Font"><text:span text:style-name="T5">S</text:span></text:span>ed et quod urget<text:line-break/>tum ejusmodi interdum esse ut estum in sanabilem, affectum<text:line-break/>relinquat, . dictum <text:span text:style-name="Default_20_Paragraph_20_Font"><text:span text:style-name="T5">jam</text:span></text:span> est, tum vero affectum ipsum nun-<text:line-break/>nunquam a nobis ipsis induci; partim in nervo puncto<text:line-break/>vel leudone vel vasorum cujusquesanguinis profusione; par-<text:line-break/>tim in musculo, cujus caput. est vulne<text:span text:style-name="Default_20_Paragraph_20_Font"><text:span text:style-name="T5">r</text:span></text:span>atum. Nam ubi<text:line-break/>l<text:span text:style-name="Default_20_Paragraph_20_Font"><text:span text:style-name="T5">a</text:span></text:span>xatiocum ulcere.una consistit, non ipsi affectum facimus,<text:line-break/>fed tantum eum qui factus est non sanamus. Dicetur<text:line-break/>vero de his accuratius in loquentibus.</text:p>
      <text:h text:style-name="Heading_20_2" text:outline-level="2">Cap<text:span text:style-name="Default_20_Paragraph_20_Font"><text:span text:style-name="T5">i</text:span></text:span> X.</text:h>
      <text:p text:style-name="P46"><text:s/>In praesentia namque redire ad proprias<text:line-break/>ulcerum differentias placet ac propositum <text:span text:style-name="Default_20_Paragraph_20_Font"><text:span text:style-name="T5">s</text:span></text:span>ermonem bre-<text:line-break/>viter complecti, quo, si qua ex his etiam indicatio remedio-<text:line-break/>rum sit <text:span text:style-name="Default_20_Paragraph_20_Font"><text:span text:style-name="T5">reliqua , </text:span></text:span>non praetermittamus. Ergo inflammatum<text:line-break/>et putrescens ulcus et quod exedens et quod gangraena et</text:p>
      <text:p text:style-name="P2">quod erysipelas comitatur et cancerosum et dolens et indo-<text:line-break/>lens, quaeque alia id genus veluti ulcerum differentias lo-<text:line-break/>quuntur; si quis empiricam curationem aliter perscribens<text:line-break/>explicet, non est <text:span text:style-name="Default_20_Paragraph_20_Font"><text:span text:style-name="T5">eunt eo</text:span></text:span> contendendum, si ulcerum ea dis-.<text:line-break/>ferentias nominat, millies enim dictum est non oportere<text:line-break/>de nominibus contundere; sin tanquam artificiosum aliquid<text:line-break/>de indicationibus hinc dicturus, docendus est omnes jam<text:line-break/>dictosaffectus compositos esse, alias vero esse differentias<text:line-break/>simplicis foliusque ulceris et cui nullus alius implicitus sit<text:line-break/>.affectus. Nam si simpliciter ab acuto aliquo facta tantum<text:line-break/>divisione figura ejus quod vulneravit , <text:span text:style-name="Default_20_Paragraph_20_Font"><text:span text:style-name="T5">parti</text:span></text:span> divisae itu-<text:line-break/>pressa est, existent profecto sic multae ulcerum differentiae,<text:line-break/>obliquorum, rectorum, pampini modo retortorum, hami<text:line-break/>ritu uncorum, aut aliter quoquo modo fe habentium. Atque<text:line-break/>hae quidem differentiae omnes a figura sunt. A m agnitu-.<text:line-break/>dine rursus pro majdris minorisque ratione mille aliae;<text:line-break/>nam et magnum et parvum et majus et minus ulcus i ulce<text:span text:style-name="Default_20_Paragraph_20_Font"><text:span text:style-name="T5">r</text:span></text:span>e<text:line-break/>tum dicitur tum .vero est; quin etiam breve et longum, lu</text:p>
      <text:p text:style-name="P3">superficie et profundum ; atque in singulis horum tum<text:line-break/>quod magis tale minusque est, sive in spatii, sive magni-<text:line-break/>tudinis, sive quantitatis, sive. quocunque modo appellasse<text:line-break/>libet, differentia.. Quod si haec ita fe habent, omnino pro-<text:line-break/>fecto et aequale ulcus et luaequale penes divisionis prosun-<text:line-break/>ditatem erit. Quippe diffisso , si ita fors tulit, per longi-<text:line-break/>tudinem femore , potest superior divisionis pars alte descen-<text:line-break/>dere, inferior in summo corpore haerere, aut contra in<text:line-break/>summo esse quae superior est, prosunda quae inferior.<text:line-break/>Iam illud quoque, nempe divulsum aliqua ex parte, aut ex<text:line-break/>toto fuisse et incisum fuisse, et ubi quod -vulneravit obli-<text:line-break/>que fub cutem se dedit , alteram ulceris partem in con-<text:line-break/>specto- esse, alteram partem sub cute latere, idque vel en<text:line-break/>supernis partibus lesse vel inserui<text:span text:style-name="Default_20_Paragraph_20_Font"><text:span text:style-name="T5">t</text:span></text:span> vel lateralibus, omnia<text:line-break/>haec ulceris differentiae sunt. Ab ipso tempore rursus aliae<text:line-break/>ulcerum differentiae <text:span text:style-name="Default_20_Paragraph_20_Font"><text:span text:style-name="T5">sumuntur</text:span></text:span> , vetustum et cruentum, scn<text:line-break/>recens, exigui temporis et diuturnum-; -atque inomnibus<text:line-break/>his ipsa: majoris minorisque ratio numerosa est. Atque ab .</text:p>
      <text:p text:style-name="P3">ip<text:span text:style-name="Default_20_Paragraph_20_Font"><text:span text:style-name="T5">t</text:span></text:span>a ulceris natura hae differentiae sumuntur, maxime qui-<text:line-break/>dem propriae quae a substantia rei. capiuntur; nempe quae<text:line-break/>a figura ducuntur et a. divisionis magnitudine, idque vel in<text:line-break/>longitudine ver in altitudine vel in ambabus dimensionibus;<text:line-break/>praeterea aequalitate in his et inaequalitate. Extrinsecus<text:line-break/>vero accidentes differentiae et quae scilicet rationem obti-<text:line-break/>nent ej us sine quo non ; tum a tempore in quo factum us-<text:line-break/>cus est, ita enim aliud recens, aliud vetus vocatur , tum ex<text:line-break/>eo quod totum parsve conspectum fugit<text:span text:style-name="Default_20_Paragraph_20_Font"><text:span text:style-name="T5">g</text:span></text:span> vel conspiciendum<text:line-break/>fe praebet. Jam vero et a generationis ratione eo quod<text:line-break/>totum sit incisum vel totum divulsum, vel pars incisa, pars<text:line-break/>divulsa. Quod si quae a loco quoque in quo est ulcus<text:line-break/>differentias censeas, veluti si finis musculi veLprincipium<text:line-break/>musculi vel medium muscusi vel cutis sit quod ulceratum<text:line-break/>est, vel jecur venterve sit in. quo ulcus consistit, .suerint<text:line-break/>profectu et ipsae ulcerum differentiae., non utique a propria<text:line-break/>ipsorum natura , sed a locis in quibus consistunt ortum du-<text:line-break/>centes. At quum iusiammatum quis ulcus dicit, aut lex-</text:p>
      <text:p text:style-name="P3">crescens carne, anti cavum; <text:span text:style-name="Default_20_Paragraph_20_Font"><text:span text:style-name="T5">deinde</text:span></text:span> similes ulceris disseren<text:line-break/>tias dixisse fe iis quas modo retuli putat; hunc necesse est<text:line-break/>in medendi methodo fassi. Quippe inflammatum ulcus ex<text:line-break/>formula dictionis similem habet interpretationis figu<text:span text:style-name="Default_20_Paragraph_20_Font"><text:span text:style-name="T5">r</text:span></text:span>am<text:line-break/>cum parvo ulcere ; caeterum quod significatur simile non<text:line-break/>esu Siquidem superficiarium , aut profundum, quum de<text:line-break/>ulcere dicimus, propriam ejus differentiam ostendimus;<text:line-break/>inflammatum vero omnino ulceris differentia non est; quum<text:line-break/>possit pars inflammari etiam ubi ulcus non sit Quo fieri<text:line-break/>arbitror ut hic immutare dictionem siccati Si enim acci-<text:line-break/>disse alicui ulcus cum phlegmone dixeris, propius ad rei<text:line-break/>naturam et clarius interpretatus sis ; non autem si alii cum<text:line-break/>magnitudine , alii cum parvitate factum dicas ; etenim<text:line-break/>quum et magis ex natura rei et clarius loquare, si huic mag-<text:line-break/>num accidisse ulcus, issi parvum dixeris. Adeo si fieri possit<text:line-break/>ut mutata dictio et rei naturae convenientior et audituris<text:line-break/>clarior sit, committendum non est quominus id fiat; nam<text:line-break/>caput ad effugiendam in rebus deceptionem est ut definita</text:p>
      <text:p text:style-name="P3">loquutione utare. Quamnam igitur in talibus methodum<text:line-break/>statuimus? . etenim tradenda quaepiam praeceptio est, ac<text:line-break/>veluti Inopus , quo semper intentis discernere statim liceat,<text:line-break/>differentiamne alicuius assectus dixerit quis, an alterius <text:span text:style-name="Default_20_Paragraph_20_Font"><text:span text:style-name="T5">asu<text:line-break/>fectus</text:span></text:span> complicationem. Esto igitur tibi discrimen hoc;<text:line-break/>quod consistere seorsum et per se potest , id nullius unquam<text:line-break/>alterius fuerit differentia. Ergo magnitudo, parvitas, ae-<text:line-break/>qualitas, inaequalitas, tempus et figura, ex eorum numero<text:line-break/>sunt quae aliis accidunt; ulcus vero et phlegmone, gangrae-<text:line-break/>na et putredo, singula seorsum et per se consistere possunt;<text:line-break/>sunt namque corporis nostri assectus quidam praeter naturam,<text:line-break/>minime ea, quae affectibus necessario accidunt, nam omni-<text:line-break/>bus his necessario accidit ut vel parva sint vel magna, veI<text:line-break/>aequabilia vel inaequabiha , vel recentia vel inveterata , veI<text:line-break/><text:span text:style-name="Default_20_Paragraph_20_Font"><text:span text:style-name="T1">e </text:span></text:span>videntur appareant vel condantur, nec videantur; pbleg-<text:line-break/>mone vero affici, ex iis quae ulceri accidunt non est, veluti<text:line-break/><text:span text:style-name="Default_20_Paragraph_20_Font"><text:span text:style-name="T1">nec </text:span></text:span>putrescere, nec gangraena tentari; sunt enim haec<text:line-break/>omnia ex morborum genere, siquidem affectus praeter na-</text:p>
      <text:p text:style-name="P3">turam su<text:span text:style-name="Default_20_Paragraph_20_Font"><text:span text:style-name="T5">n</text:span></text:span>t et actionem laedunt. Alio rursus modo ulcus<text:line-break/>eruemus et ulcus sordidum ceu quaedam ulceris differentiae<text:line-break/>dicuntur; caeterum compositum quippiam -hic quoque indi-<text:line-break/>eatur, sed diversa ratione, quam ut phlegmone comta-<text:line-break/>tum, aut putrescens ulcus dicebatur; quippe hic affectus<text:line-break/>sunt phlegmone et putredo , illic dolor et sordes ex sytnp-<text:line-break/>Comatum sunt genere. Pari modo et quum dicitur eacochy-<text:line-break/>mum ulcus aut fluxione vexatum- aut aerosum , causa cuti<text:line-break/>affectu copulatur. Manifestumque ex talibus est, methodi<text:line-break/>ejus, quae de medendo instituitur, primos ac simplices<text:line-break/>sineque ulla compositione mo<text:span text:style-name="Default_20_Paragraph_20_Font"><text:span text:style-name="T5">r</text:span></text:span>bos veluti elementa quaedam<text:line-break/>esse, quo magis in commenta<text:span text:style-name="Default_20_Paragraph_20_Font"><text:span text:style-name="T5">r</text:span></text:span>iis qui de morborum differen-<text:line-break/>riis sunt scripti omnes eos e<text:span text:style-name="Default_20_Paragraph_20_Font"><text:span text:style-name="T5">n</text:span></text:span>umeravimus. Sane nihil re-<text:line-break/>ferat primos an simplices dixeris ; etenim quod primum<text:line-break/>est, simplex est; .et quod simplex, primum, ideoque etiam<text:line-break/>elementare. Indicatio veru curationis ex differentiis fit,<text:line-break/>sed non omnibus. Nani recens vetusve ulcus nihil indicat,<text:line-break/>quanquam indicare videtur nonnullis ; sed hi seipsos sallunt</text:p>
      <text:p text:style-name="P2"><text:span text:style-name="Default_20_Paragraph_20_Font"><text:span text:style-name="T5">n</text:span></text:span>on aliter quam in iis quae ad victus rationem spectant,<text:line-break/>quum aliam initii , aliam i<text:span text:style-name="Default_20_Paragraph_20_Font"><text:span text:style-name="T5">n</text:span></text:span>crementi , aliam summi vigoris,<text:line-break/>aliam remissionis indicationem esse dicunt ; de quibus satius<text:line-break/>in sequentibus dicturus non est quod nunc sim verbosior;<text:line-break/>verum quod tantum ad rem praesentem sit fatis, id adji-<text:line-break/>ciam. Recens ulcus , quum om<text:span text:style-name="Default_20_Paragraph_20_Font"><text:span text:style-name="T5">n</text:span></text:span>ino ab altero quolibet as-<text:line-break/>lectu est liberum, nec symptoma ullum habet adiunctum,<text:line-break/>aliam putant indicare curationem quam vetus. Id vero<text:line-break/>non ita se habet. Siquidem quod ulcus tantum est, nec<text:line-break/>quicquam aliud, est autem ejusmodi, cui nec cavitas adest,<text:line-break/>nec dolor, nec sordes; quodquae et omni esto affectu est 11-<text:line-break/>berum, ipsam tantum ulceris sanationem desiderat; cujus<text:line-break/>scopas vel unitio veI agglutinatio vel coitio vel continuatio<text:line-break/>est; quippe millies diximus licere appelles ut lubet, mo-<text:line-break/>do rei nihil mutes.. Ejusmodi igitur ulcus sive recens, sive<text:line-break/>antiquum sit, eandem semper curationem requirit, nihil<text:line-break/>plane proprium indicante discrimine eo. quod a tempore<text:line-break/>sumitur. At si cavitatem alte reconditam sub cute habeat,</text:p>
      <text:p text:style-name="P3">considerare oportet utrum ea in superiore parte sit, ita ut<text:line-break/>sanies ex ea prona effluat, an in inferiore sic ut illic sistatur<text:line-break/>Ejus igitur cui effluxus patet eadem quae aliorum curatio<text:line-break/>est ; cui non est, huic ipsi moliamur effluxum quendam opor-<text:line-break/>tet. Ejus duplex ratio est, estas tota cavitate dissecta, alias<text:line-break/>in fundo tantum aperta. Quando vero harum alterutra sit<text:line-break/>secunda, docebit tum locorum ipsa natura, tum vero ul-<text:line-break/>ceris magnitudo. Si namque et loca ipsa periculosam sectio-<text:line-break/>nem faciant et ulcus magnum fuerit , in tundo aperire ma-<text:line-break/>gis expedit, sin contra fe habet, perscindere praestat. De-<text:line-break/>ligatio vero ejus incipiat quidem superne, sed finiatur infra,<text:line-break/>ubi scilicet patet effluxus. Quod autem differentia ea ulce-<text:line-break/>rum quae a vulneratis omnibus partibus sumitur ad indi-<text:line-break/>candam curationem sit maxime opportuna, id in superiori-<text:line-break/>bus est dictum; verum ea quidem ut similarium haec, autem<text:line-break/>cuju. nunc memini ut instrumentalium est indicatio. Sane</text:p>
      <text:p text:style-name="P4">. dicetur de ea quae vel ut similarium corporum vel ut in-<text:line-break/>strumentalium iudicatio est in sequentibus uberius. Nunc .</text:p>
      <text:p text:style-name="P3">ad proprias ulcerum differentias est redeundum ac de ipso<text:line-break/><text:span text:style-name="Default_20_Paragraph_20_Font"><text:span text:style-name="T5">s</text:span></text:span>eu transver<text:span text:style-name="Default_20_Paragraph_20_Font"><text:span text:style-name="T5">s</text:span></text:span>um sit; feu rectum et profundum, seu.fuper-<text:line-break/>ficiariumet parvum, seu magnum, destinandum. Transversa<text:line-break/>namque ulcera eo quod flabra eorum magis .dissideant absint-<text:line-break/>que a sesa, conjungi diligentius postulant, ideoque tum lu-<text:line-break/>turis tum fibulis insanis utendum. Quae vero per longitu-<text:line-break/>dinem musculorum <text:span text:style-name="Default_20_Paragraph_20_Font"><text:span text:style-name="T5">s</text:span></text:span>unt facta, haec si a duplici initio de-<text:line-break/>liges, nec futuris nec fibulis egebis. Sin aliter deligare pla-<text:line-break/>cebit, vel fibulis vel suturis utere, sufficient autem paucissi-<text:line-break/>mae omnino futurae. Et magna quidem ulcera si recte ea<text:line-break/>quae prius dicta sunt meministi, iis quae valentius siccent<text:line-break/>medicamentis t curabis , parva vero vel quae moderate lic-<text:line-break/>cent abunde sanabunt<text:span text:style-name="Default_20_Paragraph_20_Font"><text:span text:style-name="T5">u</text:span></text:span>r. Profunda vero ulcera omnino<text:line-break/>etiam magna sunt, voluntque tum a duobus initiis doli-<text:line-break/>gari, tum ver<text:span text:style-name="Default_20_Paragraph_20_Font"><text:span text:style-name="T5">o</text:span></text:span> nec labra sua praepropere glutinari; at<text:line-break/>quae profunda multum longaque sunt, ut duplici ratio-<text:line-break/>ne sunt magna, sic duplicem quoque indicationem prae-<text:line-break/>stant; itaque et quae.valenter siccent medicamenta postu-</text:p>
      <text:p text:style-name="P3">laut et ne immature labra conjungas et ut a d<text:span text:style-name="Default_20_Paragraph_20_Font"><text:span text:style-name="T5">u</text:span></text:span>obus initiis<text:line-break/>deliges et ut allia futuris consuas. Ad eundem modum et<text:line-break/>si multae simul differentiae coierint , quarum sua cuique sit<text:line-break/>iudicatio, si quidem inter fe minime pugnent, omnibus uti<text:line-break/>maxime expedit; sin aliquatenus <text:span text:style-name="Default_20_Paragraph_20_Font"><text:span text:style-name="T5">s</text:span></text:span>ecum pugnent quemadmo-<text:line-break/>dum distinguere de talibus oportebit, dictum quinam alicu-<text:line-break/>bi in praecedentibus est, locupletius tamen dicetur in se-<text:line-break/><text:span text:style-name="Default_20_Paragraph_20_Font"><text:span text:style-name="T5">q</text:span></text:span>ueutibus. Nunc enim finiendus hoc l<text:span text:style-name="Default_20_Paragraph_20_Font"><text:span text:style-name="T5">o</text:span></text:span>co tertius hic liber<text:line-break/>videtur. In quarto qui <text:span text:style-name="Default_20_Paragraph_20_Font"><text:span text:style-name="T5">s</text:span></text:span>equetur de iis affectibus qui uI-<text:line-break/>cera comitari plurimum <text:span text:style-name="Default_20_Paragraph_20_Font"><text:span text:style-name="T5">s</text:span></text:span>olent disceptati<text:span text:style-name="Default_20_Paragraph_20_Font"><text:span text:style-name="T5">o</text:span></text:span> erit. Tradentur<text:line-break/>autem cum his esiam antecedentium cau<text:span text:style-name="Default_20_Paragraph_20_Font"><text:span text:style-name="T5">s</text:span></text:span>arum curatione<text:span text:style-name="Default_20_Paragraph_20_Font"><text:span text:style-name="T5">s.</text:span></text:span></text:p>
      <text:h text:style-name="P19" text:outline-level="1"><text:bookmark-start text:name="bookmark6"/>G AL EN I METHODI MEDENDI<text:bookmark-end text:name="bookmark6"/></text:h>
      <text:h text:style-name="Heading_20_1" text:outline-level="1">LIBER IV</text:h>
      <text:h text:style-name="Heading_20_2" text:outline-level="2">Cap. I. </text:h>
      <text:p text:style-name="P45">Unum quoddam est genus morbi ipsa con-<text:line-break/>tinuitatis solutio, quae licet omnibus animalis partibus in-<text:line-break/>cidat, non tamen unum nomen in omnibus sortitur. Nam<text:line-break/>quae in carnosa parte ulcus , in osse fractura , in nervo<text:line-break/>evulsio vocatur. Ejusdem generis <text:span text:style-name="Default_20_Paragraph_20_Font"><text:span text:style-name="T5">s</text:span></text:span>unt et avulsio et rup-<text:line-break/>tura et contusio; illud in ligamentis fit, haec in vasis mus-<text:line-break/>culisque ex violento ictu vel gravi casu vel alio quodam<text:line-break/>valente motu. Quae ver<text:span text:style-name="Default_20_Paragraph_20_Font"><text:span text:style-name="T5">o</text:span></text:span> ecchymosis ut plurimum una<text:line-break/>cum contusione ruptioneque incidit. Accidit autem ali-</text:p>
      <text:p text:style-name="P3">quando et ex oris vasorum apertione, <text:span text:style-name="Default_20_Paragraph_20_Font"><text:span text:style-name="T5">quam anasiomosin<text:line-break/>vocant</text:span></text:span>, et ex ea, quae a nonnullis- diapedesis dicitur, quae<text:line-break/>aliud quoddam lue sulutae continuitatis genus est. Atque<text:line-break/>etiam ex erosione, <text:span text:style-name="Default_20_Paragraph_20_Font"><text:span text:style-name="T5">quam anabr</text:span></text:span>q<text:span text:style-name="Default_20_Paragraph_20_Font"><text:span text:style-name="T5">sin v</text:span></text:span>o<text:span text:style-name="Default_20_Paragraph_20_Font"><text:span text:style-name="T5">cant</text:span></text:span>, sulvrtur inter-<text:line-break/>dum in animalis partibus: continuitas ( verum is jam mix-<text:line-break/>tus affectus est, -ut qui aliud quoddam morbi genus adsciscat<text:line-break/>quod in quantitate partium- consistit, veluti supra cum de<text:line-break/>cavis ulceribus egimus est monstratum. Est enim horum<text:line-break/>ipsorum duplex ortus alias ab excisione , saepe ab erosione<text:line-break/>proveniens; verum excisio quo pacto eveniat non latet, ero-<text:line-break/>sio si intrinsecus ab ipso animali provenit, vitiosi sicci sobo-<text:line-break/>les est, sin extrinsecus, aut a valentibus medicamentis fit aut<text:line-break/>ab igne. Et sane ,ut dictum supra est, diligenter mentem<text:line-break/>attendere .oportet et simplices affectus a compositis discer-<text:line-break/>-nerep quum simplici morbo simplex adhibenda curatio fit,<text:line-break/>compofito no<text:span text:style-name="Default_20_Paragraph_20_Font"><text:span text:style-name="T5">n</text:span></text:span> .simplex; at quaenam in compositis. rimandis<text:line-break/>tenenda methodus sit supra est dictum. Caeterum non tau-<text:line-break/>tum generalitatem ejus didicisse, fed etiam in singulis ejus</text:p>
      <text:p text:style-name="P3">partibus exercitatum esse oportet, quum lu his quoque .allia<text:line-break/>non paucis methodis .,ut ita dixerim, particularibus sit<text:line-break/>opus , propterea quod cuique morborum speciei sua. sit me-<text:line-break/>thodi species ; ergo quod reliquum est ulcerum curationis in<text:line-break/>boclibro exequamur hinc sumpto initio. omne ulcus aut<text:line-break/>ililum est ip suntqueper se, nullo nec cum eo simul iuva-<text:line-break/>dente , nec ipsum praecedente aut sequente .alio affectu , aut<text:line-break/>cum esto quopiam uno multisve consistit; ac eorumastectuum<text:line-break/>assi non modo statim ab initio ulcus excitarunt scd etiam<text:line-break/>nunc majus efficiunt, assi ejus sine quo non ut ad curandi<text:line-break/>opus ratio<text:span text:style-name="Default_20_Paragraph_20_Font"><text:span text:style-name="T5">n</text:span></text:span>em obtinent; verum de his prius dictum est, at<text:line-break/>quae majus ulcus reddunt, de iis hoc volumine agetur. Du-<text:line-break/>.plex quidem in iis curationis Inopus est, ut vel ejusmodi<text:line-break/>affectus e corpore prorsus eximas, vel laesionem qnamiule-<text:line-break/>runtvincas. Verum hoc ubi exiguus plane affectus est fieri<text:line-break/>licet; ubi .magnus est, dum est cicatricem ulcus prius nola<text:line-break/>poterit quam illi affectui remedium attuleris. Ergo qui-</text:p>
      <text:p text:style-name="P3">nam et quot numero ejusmodi assectus sint. dilige<text:span text:style-name="Default_20_Paragraph_20_Font"><text:span text:style-name="T5">n</text:span></text:span>ter. nobis<text:line-break/>considerandum est, inde nimirum .sumpto .initio unde supra<text:line-break/>est coeptum. omne ulcus sive solum sit, sive unacum ca-<text:line-break/>visate et subjectum sibi carnem secundum naturam habere<text:line-break/>postulat et ne quid inter oras conglutinandas intersit, qu.emad-<text:line-break/>modum saepe fit, ita ut pilus, erena, sordes, oleum, aliudve<text:line-break/>id genus glutinationem .prohibeat, caeterum haec ceu symp-<text:line-break/>tornata quaedam ulcerum sunt, et quae morari sanationem, si<text:line-break/>sint, possunt, efficere, si<text:span text:style-name="Default_20_Paragraph_20_Font"><text:span text:style-name="T5">n</text:span></text:span>on sint, non possunt. Suspectae vero<text:line-break/>carnis. assectus caulae rationem obtinet ad id quod efficitur,<text:line-break/>quippe ex hac et per hanc tum quae dissident glutinantur<text:line-break/>tum quae cava sunt carne implentur. Ea ergo plane secun-<text:line-break/>dmn staturam fe habeat oportet, quo haec utraque citra lae-<text:line-break/>sionem perficiantur ; atque . ea recte quidem se. habuerit, si<text:line-break/>- id quod reliquis etiam omnibus est commune et.proprium<text:line-break/>temperamentum tueatur. Itaque temperatam. esse subjectum<text:line-break/>carnem ad ulcera tum glutinanda tum carne implenda pror-<text:line-break/>sus oportet. Numquid igitur hoc tantum satis est? an etiam</text:p>
      <text:p text:style-name="P2">sanguinem qui affluit et bonum et commoderatam- esse<text:line-break/>oportet? Mihi id quoque: multo maxime verum este ride-.<text:line-break/>tur ; nam et qui corruptus sa<text:span text:style-name="Default_20_Paragraph_20_Font"><text:span text:style-name="T5">n</text:span></text:span>guis est ta<text:span text:style-name="Default_20_Paragraph_20_Font"><text:span text:style-name="T5">n</text:span></text:span>tum .abest ut ad<text:line-break/>glutinandum et carne implendum sit utilis, ut etiam ipse<text:line-break/>nonnunquam corpus erodat atque excoluerat, et multus<text:line-break/>humor, quum in ulceribus excrementa creet, sanationem, ceu<text:line-break/>prius diximus, moratur. .Atque lu tres aegre fanabiliunr<text:line-break/>ulcerum modi esse ridentur, qui ex intemperie suspectae<text:line-break/>. provenit carnis, qui ex vitio assiuenti.s sit sanguinis, et ter-<text:line-break/>tius qui ex mensura consuentis nascitur Amian. ita fa-<text:line-break/>cienda divisio est, sied sic potius; nempe aegre sanabilium<text:line-break/><text:span text:style-name="Default_20_Paragraph_20_Font"><text:span text:style-name="T5">rebelliumque</text:span></text:span> ulcerum usia propter ulceratae carnis in tem-<text:line-break/>periem, alia ob affluentem humorem talia fieri, tum intem-<text:line-break/>periem rursus ipsam bifariam diduci, quum alias in qualitate<text:line-break/>sola naturae modum egressa subdita caro sit, alias. etiam: cum<text:line-break/>accessorio quopiam tumore. Iam ipsum confluxum bipar-<text:line-break/>titu etiam standi, nempe lu confluentis succi tum qualita-<text:line-break/>tem tum quantitatem. luterdum vero misceri dictorum aie</text:p>
      <text:p text:style-name="P3">fectuum aut aliquos aut etiam pariter omnes. Porro tra-<text:line-break/>denda est medendi methodus omnium simul, sed cujusque<text:line-break/>feorsum.</text:p>
      <text:h text:style-name="Heading_20_2" text:outline-level="2">Cap. II. </text:h>
      <text:p text:style-name="P45">Itaque cernis quidem intemperies si squal-<text:line-break/>lens siccaque rideatur, <text:span text:style-name="Default_20_Paragraph_20_Font"><text:span text:style-name="T5">eam</text:span></text:span> aqua temperata <text:span text:style-name="Default_20_Paragraph_20_Font"><text:span text:style-name="T5">saven</text:span></text:span>s ac<text:line-break/>multoties humectans sa<text:span text:style-name="Default_20_Paragraph_20_Font"><text:span text:style-name="T5">n</text:span></text:span>abis. Quoties autem eo remedio<text:line-break/>uteris, esto tibi <text:span text:style-name="Default_20_Paragraph_20_Font"><text:span text:style-name="T5">perfusioni</text:span></text:span>s humectatiouisque scopus, ut<text:line-break/>quum primum rubescit attolliturque partis moles, desinas;<text:line-break/>quippe si ultra perfundas, quod attraxisti id evocatus, ita-<text:line-break/>que nihil proscceris. Quin etiam medicamentorum hunre-<text:line-break/>ctandi facultas plenior esto quam ut in sana car<text:span text:style-name="Default_20_Paragraph_20_Font"><text:span text:style-name="T5">n</text:span></text:span>e praecep-.<text:line-break/>tum esu Si vero humidior quam pro naturali habitu caro. .<text:line-break/>suerit, contraria ratio ineunda est, ac medicamentorum fa-<text:line-break/>cultas ad siccius transferenda, aqua vero nullatenus alato-<text:line-break/>venda, imo si lavandum ulcus videatur, vinum, aut polea,<text:line-break/>aut decoctum austerae cujusquam herbae praeparandum.<text:line-break/>Eodem modo et calidiorem quam per est carnis habitum<text:line-break/>refrigerabis et frigidiorem calefacies. Agnosces vero horum</text:p>
      <text:p text:style-name="P2">utrumque partim colore, partim tactu, partim laborantis fen-<text:line-break/>fu; quippe ustionem sentire Te fatentur, alias manifestum<text:line-break/>frigus in parte, gaudentque vel frigidis medicamentis veh<text:line-break/>calidis; et aliis quidem rubor levis insidet, estis color ma-<text:line-break/>gis albicat. Verum haec <text:span text:style-name="Default_20_Paragraph_20_Font"><text:span text:style-name="T5">difiinguere</text:span></text:span> prae<text:span text:style-name="Default_20_Paragraph_20_Font"><text:span text:style-name="T5">t</text:span></text:span>entis propositi<text:line-break/>operis non est; non enim in eo dignoscendi, fed medendi<text:line-break/>methodum instituimus; fed consequentia questam sermoni<text:span text:style-name="Default_20_Paragraph_20_Font"><text:span text:style-name="T5">s<text:line-break/></text:span></text:span>invitante digressi in hanc fumus; rursus igitur est ea quae<text:line-break/>proposuimus revertamur. Partium quae cum aliquo prae—<text:line-break/>ter naturam tumore exulceratae sunt, earum prius sanan-<text:line-break/>dus tumor est; quae vero omnis praeter naturam tumoris<text:line-break/>r cu<text:span text:style-name="Default_20_Paragraph_20_Font"><text:span text:style-name="T5">r</text:span></text:span>andi ratio sit in loquentibus dicetur; nunc quantum<text:line-break/>ejus rei con j u<text:span text:style-name="Default_20_Paragraph_20_Font"><text:span text:style-name="T5">n</text:span></text:span>ctum cum ulcerum curatione est tractabitur.<text:line-break/>Quum labra tantum ulceris decolorata durare plusculum<text:line-break/>fuerint , excidenda ea fiunt ad sanam usque carnem ; quum<text:line-break/>vero amplius progressus. ejusmodi affectus est., deliberatio<text:line-break/>incidit cxcidendumne omne id quod praeter naturam est,<text:line-break/>an fpatio potius curandum. Proculque dubio est aegri ani-</text:p>
      <text:p text:style-name="P3">mnin hoc casia consulendum esse , aliqui enim longiore tem—<text:line-break/>pure curari citra sectionem malunt, aliqui quiduis subire,<text:line-break/>dummodo citius sanentur, sunt paratu Ita vero et mest succi,<text:line-break/>qui ad. exulceratam partem cousiuit, ut ulcerans quidem est,.<text:line-break/>sanatio ejus luo dicetur, ut malignus succus est aut copia<text:line-break/>redundans ; lu propriis ipsorum locis <text:span text:style-name="Default_20_Paragraph_20_Font"><text:span text:style-name="T5">tractabitur. </text:span></text:span>Quum<text:line-break/>ergo qui exulceratis partibus praeter naturam influit succus,<text:line-break/>nec multo .plus justo, nec multo deterior sit, averti hunc re—<text:line-break/>primique co<text:span text:style-name="Default_20_Paragraph_20_Font"><text:span text:style-name="T5">n</text:span></text:span>veniet, adstrictis scilicet refrige<text:span text:style-name="Default_20_Paragraph_20_Font"><text:span text:style-name="T5">r</text:span></text:span>atisque iis par-<text:line-break/>tibus, quae ante exulceratam sunt. Inchoanda quoque de-<text:line-break/>ligatio est a laborante ipsa parte deducendaque versus sa-<text:line-break/>nam, ut in fracturis ossium praecepit Hippocrates. Sed et<text:line-break/>quae ulceribus ipsis admoventur medicamenta siccent valen-<text:line-break/>tius. oportet quam ea. quae simplici admoventur ulceri.<text:line-break/>Quod si sisti <text:span text:style-name="Default_20_Paragraph_20_Font"><text:span text:style-name="T5">compesciqn</text:span></text:span>e medicamentis influxus nequeat,<text:line-break/>causa ejus investiganda est atque haec prius adimenda. Ac<text:line-break/>siquidem ob partis fluxum recipientis imbecillilatem aliquam<text:line-break/>id flat, huic. medendum. est; fuerit autem haec ulceratae quo-</text:p>
      <text:p text:style-name="P2">que partis propria quaedam curatio ; sin propter sanguinis<text:line-break/>copiam xitiosumve succum, vel corporis totius vel alienius<text:line-break/>supra positarum partium, illa prius fiunt corrigenda. Ac<text:line-break/>imbecillitas quidem partis, propter quam plus j ullo succo-<text:line-break/>rum illi influit, omni<text:span text:style-name="Default_20_Paragraph_20_Font"><text:span text:style-name="T5">n</text:span></text:span>o ab intemperie provenit, non tamen<text:line-break/>omnem intemperiem loquitur imbecillitas, coque fit ut ex-<text:line-break/>ulcerata caro nonnunquam intemperata- tantum sit, non<text:line-break/>autem imbecilla, nonnunquam utrumque, et intemperata et<text:line-break/>imbecilla ; quippe imbecillitatis affectae partis valentior in-<text:line-break/>temperiei . depravatio causa est. Hanc autem sicut prius<text:line-break/>dictum est, curabis utique calidam refrigerando , siccam<text:line-break/><text:span text:style-name="Default_20_Paragraph_20_Font"><text:span text:style-name="T5">hum</text:span></text:span>e<text:span text:style-name="Default_20_Paragraph_20_Font"><text:span text:style-name="T5">ctando</text:span></text:span>, frigidam calefaciendo, humidam siccando; quod<text:line-break/>fi per coniugationem frigidior pariter luimidiorque locus sit,<text:line-break/>calefaciendo paritur ac siccando, et in estis ad eundem me-<text:line-break/>dum vincentem qualitatem contraria femper oppugnando.<text:line-break/>Hujus rei ratio haec est.; quicquid rectum est, non in imis<text:line-break/>masseus modo plantisve, verum etiam aliis omnibus, id com-<text:line-break/>moderatum est, mediumque et omnis vitiosi excessus expers;</text:p>
      <text:p text:style-name="P3">cui nec demere quicquam, nec adlicere non partem aliquam,<text:line-break/>non qualitatem possis , p<text:span text:style-name="Default_20_Paragraph_20_Font"><text:span text:style-name="T5">r</text:span></text:span>orsus id recte ac <text:span text:style-name="Default_20_Paragraph_20_Font"><text:span text:style-name="T5">citra noxam</text:span></text:span> se<text:line-break/>habet: contra quod demi sibi aliquid adjicive postulat, id<text:line-break/>jam ab optimo statu recessit, ad quem utique redire aliter<text:line-break/>non est nisi et quod supervacuum est tollatur et quod de-<text:line-break/>florens est adjiciatur. Ac de iis quidem quibus partes quae-<text:line-break/>piam abundant deficiuntve alibi sermo erit; ubi vero</text:p>
      <text:p text:style-name="P4">, qualitas aliqua plus jesto invaluit, ibi et continuo vinci con- .<text:line-break/>turiam issi necesse et continuo vitium corrigi ex ea quae<text:line-break/>victa ante est restituenda. Quippe refrigerans quod i<text:span text:style-name="Default_20_Paragraph_20_Font"><text:span text:style-name="T5">t</text:span></text:span>nmo-<text:line-break/>dice incaluit una et quod deficit restitues , et quod superat<text:line-break/>diminues. Quare quae per intemperiem aliquam a natu<text:span text:style-name="Default_20_Paragraph_20_Font"><text:span text:style-name="T5">r</text:span></text:span>ali<text:line-break/>statu recesserunt, eorum sanationem per ea quae contraria<text:line-break/>viribus sunt fieri omnino est necesse, atque ad hunc modum<text:line-break/>caro alilave carnosa quaepiam pars quae fluxione humoris<text:line-break/>ob imbecillitatem affligitur sanari debebit; ubi intemperiei:<text:line-break/>affectum prius sanaveris, deinde etiam exulcerationis af-<text:line-break/>fectum sanabis, non aliter plane nunc curata intemperie</text:p>
      <text:p text:style-name="P2">quum si citra ulcus incidisset, Quo manifestum .fit non esse<text:line-break/>ulceris, sed intemperiei propriam omnem ejusmodi curatio-<text:line-break/>nem. Ad eundem modum si aut alterius cuiuslibet partis<text:line-break/>occafione,aut etiam totius corporis- plethorici , aut caco-<text:line-break/>chymi existentis vitiosum aliquid exulceratis partibus in-<text:line-break/>. fluxerit, medendum prius est vel ei, quod flexionis est<text:line-break/>causa; vel etiam tuti corpori. Ita igitur et varices qui<text:line-break/>saepe supra ^exulceratum locum sunt prius sanabimus, ut<text:line-break/>deinde mox ulcus sanemus ; etiam qui ex liene. aut alia qua-<text:line-break/>vis notabili parte laborant, ipsa prius parte percurata mox<text:line-break/>ad ulceris curationem accedemus. Caeterum nulla herum<text:line-break/>curationum ipsius est ulceris, sed alterius. cujusquam af-<text:line-break/>fectus, qui ulcus veLgignit veI certe auget.</text:p>
      <text:h text:style-name="Heading_20_2" text:outline-level="2">: ,uC:ap. HI. ; </text:h>
      <text:p text:style-name="P45">Nam illud quoque jam definiri tempesti-<text:line-break/>vum <text:span text:style-name="Default_20_Paragraph_20_Font"><text:span text:style-name="T5">videtur, </text:span></text:span>nullam procatarcticarum <text:span text:style-name="Default_20_Paragraph_20_Font"><text:span text:style-name="T5">seu primitivarum<text:line-break/></text:span></text:span>causarum curationis indicatricem esse, sed hujus indicatio-.<text:line-break/>nem ab ipso affectu initium habere, quae vero particulatim-</text:p>
      <text:p text:style-name="P2">sunt agenda , haec tum a primo scopo , tum vero ab aegrae<text:line-break/>partis natula, tum ambientis temperie quaeque alia sunt his<text:line-break/>cognata inveniri. Nam ut b<text:span text:style-name="Default_20_Paragraph_20_Font"><text:span text:style-name="T5">r</text:span></text:span>eviter dicam a nullo eorum,<text:line-break/>quae adhuc non pe<text:span text:style-name="Default_20_Paragraph_20_Font"><text:span text:style-name="T5">r</text:span></text:span>manent indicatio sumi ejus quod ex<text:line-break/>usu sit potest. Sed quoniam ad assectus dign<text:span text:style-name="Default_20_Paragraph_20_Font"><text:span text:style-name="T5">a</text:span></text:span>tionem, qui<text:line-break/>omnium tum rationem tum sensum lateat, saepe cogimur<text:line-break/>de externa causa inquirere , opinatur vulgus hanc quoque<text:line-break/>sanationis rationem indica<text:span text:style-name="Default_20_Paragraph_20_Font"><text:span text:style-name="T5">r</text:span></text:span>e, quod plane secus esu Appa-<text:line-break/>ret id liquido in iis quibus nosci affectus exacte potest,<text:line-break/><text:span text:style-name="Default_20_Paragraph_20_Font"><text:span text:style-name="T5">r</text:span></text:span> sive enim ecchymosis, sive ulcus, sive erysipelas, sive<text:line-break/>putredo, seu phlegmone in parte aliqua consistat, su-<text:line-break/>pervacuum est causam efficientem inquirere , nisi jam etiam<text:line-break/>faciat; sic enim simul quod jam factum est curabimus, si-<text:line-break/>mul quod adhuc sarit, facere inhibebimus. Si vero fecit<text:line-break/>illa quidem, caeterum jam abiit, utique quod factum est<text:line-break/>curabimus; quod adhuc non est, nec si velimus, submovere<text:line-break/>id possumus; rei namque prae<text:span text:style-name="Default_20_Paragraph_20_Font"><text:span text:style-name="T5">t</text:span></text:span>entis est curatio, ejus autem<text:line-break/>quod futurumest praecautio, <text:span text:style-name="Default_20_Paragraph_20_Font"><text:span text:style-name="T5">seu praeservati</text:span></text:span>o; quod vero</text:p>
      <text:p text:style-name="P3">nec nunc laedit nec laesurum timetur, id ab. utroque artis<text:line-break/>munere, tum eo quod curat tum eo quod praecavet, excessit.<text:line-break/>Quare neque indicatio ab hoc ad curationem ulla neque<text:line-break/>praescrvatiouis ratio sumitur; fed uti dictum est, ad eos<text:line-break/>tantum affectus qui nostram notitiam fugiunt externae cau-<text:line-break/>fae cognitio est utilis; empiricis^ tamen ceu pars totius con-<text:line-break/>. curius, in quo curationem observarunt , externa causa in-<text:line-break/>terdum sumitur ; veluti in iis qui a rabido cane et omnibus^<text:line-break/>qui a venenofis bestiis funt laesi ; quin etiam ex dogmatico-<text:line-break/>rum quoque numero iis qui sine rationali indicatione fala<text:line-break/>experientia curare fe talia confirmant. Etenim sus quoque<text:line-break/>externa causa ceu pars totius concursus quaeritur, iis vero<text:line-break/>qui ex priore usu venenosarum animantium vim norunt<text:line-break/>atque ab hac . indicationem curationis sumunt, non sane<text:line-break/>ad curationis iudicationem conducit externa causa cognita,<text:line-break/>fed ad praesentis affectus cognitionem. Nam pone friant<text:line-break/>scorpionis venenum frigida vi esse, fumamque veluti a iris</text:p>
      <text:p text:style-name="P3">gido remedii indicationem, nullo tamen signo intelligam-<text:line-break/>talem esse in hoc corpore affectum , manifestum est, si litor-<text:line-break/>pium percussisse didicero , quod caleface<text:span text:style-name="Default_20_Paragraph_20_Font"><text:span text:style-name="T5">r</text:span></text:span>e tum co<text:span text:style-name="Default_20_Paragraph_20_Font"><text:span text:style-name="T5">r</text:span></text:span>pus<text:line-break/>totum tum punctum ab eo partem conabor, nulla aur-<text:line-break/>plius expectata experientia, fed ab ipsa rei natura indi-<text:line-break/>catione sumpta. Monstratum enim in iis libris est qui de<text:line-break/>medicamentis sunt inscripti, in quibus exercitatum esse ceu-<text:line-break/>fui quisquis ex his commentariis fructum percipiet, nullam .<text:line-break/>ejusmodi facultatem sine .experientia inveniri; esset enim<text:line-break/>profecto felicitatis cujusdam munus , si quis inspecto lithar-<text:line-break/>gyro aut cestoreo aut cantharide protinus emum vires in-<text:line-break/>telligeret. Verum sicut in omnibus peccata tum ab iis, qui<text:line-break/>modum excedunt tum qui citra consistunt committuntu<text:span text:style-name="Default_20_Paragraph_20_Font"><text:span text:style-name="T5">r</text:span></text:span>, ita<text:line-break/>nimirum lue quoque ac dis dia pafou,. non femel, arbitror,<text:line-break/>inter fe discordant et qui neque in hodiernum ufuque diem<text:line-break/>assumant sciri medicamentorum facultates, idque post tan-<text:line-break/>-tam experientiam, et qui ex una experientia sciri eas ceu-.<text:line-break/>feni; nam et hoc praecipitantur ancon fulteque dictum est,</text:p>
      <text:p text:style-name="P2">si utique inconsultum est quod fieri omnino non potest, et<text:line-break/>aliud <text:span text:style-name="Default_20_Paragraph_20_Font"><text:span text:style-name="T5">h</text:span></text:span>o<text:span text:style-name="Default_20_Paragraph_20_Font"><text:span text:style-name="T5">minum</text:span></text:span> est aut omnino. attonit<text:span text:style-name="Default_20_Paragraph_20_Font"><text:span text:style-name="T5">a</text:span></text:span>rum aut plane litigio-<text:line-break/>surum. . Verum de his, ut dixi, plura expectare nunc non<text:line-break/>oportet, utpote de quibus dictum datius est tum in tertio<text:line-break/>de temperamentis tum in iis libris quos de medicamentis<text:line-break/>inscripsimus; sied, <text:span text:style-name="Default_20_Paragraph_20_Font"><text:span text:style-name="T5">ut dixi</text:span></text:span>, ad dig<text:span text:style-name="Default_20_Paragraph_20_Font"><text:span text:style-name="T5">n</text:span></text:span>oscendos affectus quae-<text:line-break/>dam externarum causarum conferunt; ubi vero praesumis<text:line-break/>affectus nihil latet, nulla jam externae causae est utilitas.<text:line-break/>t Ac diximus quidem in superioribus non esse in idem con-<text:line-break/>. jungendas utrasque doctrinas, sed seorsum empiricen et<text:line-break/>scor<text:span text:style-name="Default_20_Paragraph_20_Font"><text:span text:style-name="T5">t</text:span></text:span>um tradendam rationalem. Memoria autem tenendum<text:line-break/>nunc quoque est, quod quoniam propositum nobis in his<text:line-break/>commentariis est solum rationalem tractare , quanquam ad .<text:line-break/>quaepiam horum quae dicimus non apponitur, quod ab-<text:line-break/>polute vera non sint,. sied .solis iis qui methodo curant, ali-<text:line-break/>qms tamen eorum id per. se ratiocinari ultroque apponere<text:line-break/>debet, Nunc enim ipsi apposuimus nullam externarum<text:line-break/>causarum ad curationis indicationem conducere , sed ad as-<text:line-break/><text:span text:style-name="Default_20_Paragraph_20_Font"><text:span text:style-name="T5">t</text:span></text:span>ectus aliquando dignotioneru fatentes externam causam iis,</text:p>
      <text:p text:style-name="P2">qui empirice quid vis curant, unam esse partem totius con-<text:line-break/>cursus, adque sive ii ratione reliqua curant sive omnia em-<text:line-break/>pirice, in iis autem quae deinceps scribentur non erit ne-<text:line-break/>cesse hoc adscribere. Rursus igitur ad propositum redea-<text:line-break/>rnus, indubitatum illud principium praesumentes, quo etiam<text:line-break/>in praecedentibus sumus usi, ubi diximus primum scopum<text:line-break/>quo medicus tendat affectum ipsum qui curari desideret in-<text:line-break/>dicare, ex hoc vero et reliqua -omnia: <text:span text:style-name="Default_20_Paragraph_20_Font"><text:span text:style-name="T5">t</text:span></text:span>orni. Quod vero<text:line-break/>cum hoc <text:span text:style-name="Default_20_Paragraph_20_Font"><text:span text:style-name="T5">t</text:span></text:span>copo nulla externae causae societas sit, ex ipsis<text:line-break/>maxime ulceribus a quibus sermo est ortus intelliges. Ergo<text:line-break/>generatum sit ulcus ex abscessu, fed fi hoc ita fit, ex vitio-<text:line-break/>sis provenire succis manifestum est, sic enim in morbis fa-<text:line-break/>cere matura sidet, quum corpus expurgat, omne exere-<text:line-break/>mentum ad cutem t<text:span text:style-name="Default_20_Paragraph_20_Font"><text:span text:style-name="T5">r</text:span></text:span>udit, atque hanc quidem ulcerata , to-<text:line-break/>tum vero corpus purgari accidit. Quaenam igitur est ejus-<text:line-break/>modi ulcerum sanatio? quae reliquorum omnium , quibus<text:line-break/>nullus affectus malignus est adjunctus. Verum si hoc sic <text:span text:style-name="Default_20_Paragraph_20_Font"><text:span text:style-name="T5">t</text:span></text:span>e<text:line-break/>habet, manifestum est nullam esse ad curationem a caula</text:p>
      <text:p text:style-name="P2">quae ulcus excitavit indicationem. Atqui si vitiosus sue,-<text:line-break/>- ctis remaneret, omnino aliqua ab hoc quoque indicatio su-</text:p>
      <text:p text:style-name="P1">meretur, Verum alioqui etiam absurdum esset si curatio-<text:line-break/>nem postularet quod amplius non sit; aut fi curationem in-<text:line-break/>dicaret quod nullius indigeat; quere dicere indicationem<text:line-break/>curationis ab externa causa sumi omni modo est absurdum.<text:line-break/>Quoniam ergo non ab hac, perspicuum est ab ea quae praes-<text:line-break/>eus est indicationem fore. At qualis tandem est iudicatio ?<text:line-break/>nempe ei qui. exacte loquetur, prophyl a ctica <text:span text:style-name="Default_20_Paragraph_20_Font"><text:span text:style-name="T5">sive praecautio<text:line-break/></text:span></text:span>dicitur, ei vero qui abuti vocabulo volet curativa, quando-.<text:line-break/>quidem ipsorum etiam ulcerum , sive tantum ulcera sinipli-<text:line-break/>citer sint sive etiam cum caritate, si quis diligenter aesti-<text:line-break/>met ex fugiendis prospiciendis que iis quae naturae ossi-<text:line-break/>cie<text:span text:style-name="Default_20_Paragraph_20_Font"><text:span text:style-name="T5">n</text:span></text:span>r, sa<text:span text:style-name="Default_20_Paragraph_20_Font"><text:span text:style-name="T5">n</text:span></text:span>atio perficitur. Et in summa in quibus quod essi-<text:line-break/>citur naturae ipsius opus est, ut ulceris glutinatio et ex carne<text:line-break/>impletio, prophylactici generis est ejusmodi curatio, caete-<text:line-break/>rmn sanatio ab omnibus hominibus dicitur. Ideoque etiam<text:line-break/>prophylacticae partis artis, in altero genere constitutum est,</text:p>
      <text:p text:style-name="P3">quod morbosum affectum jam praesentem submovet, in al-<text:line-break/>lero quod eum qui nondum urget prohibet. Itaque luo<text:line-break/>quoque juniores medici de nomluibus contendere se non in-<text:line-break/>telligunt. Par autem erat, si de rebus studiosi essent, illud<text:line-break/>invenisse, duas esse functionum medici primas. differentias.<text:line-break/>Aut enim eos qui nunc urgent affectus iis quae moliuntur<text:line-break/>curant, aut eos qui non sunt fieri prohibenti Ergo praes-<text:line-break/>entes jam affectus tollere, sive amovendis iis quae naturae<text:line-break/>opus impediunt id fiat, sive per medicamenta quid ipsi mo-<text:line-break/>liamur, omnes profecto homines curare dicunt, cavere au-<text:line-break/>tem ne accida<text:span text:style-name="Default_20_Paragraph_20_Font"><text:span text:style-name="T5">n</text:span></text:span>t prospicere. Et sane ea quae succorum vi-<text:line-break/>tio sunt exulce<text:span text:style-name="Default_20_Paragraph_20_Font"><text:span text:style-name="T5">r</text:span></text:span>ata curant ii qui ratione ac methodo artem<text:line-break/>administiant, simul illos purgantes,. simul ea quae naturae<text:line-break/>motus impediunt auferentes, quorum utraque qui exacte<text:line-break/>loquitur pruphylactica vocat; vetant namque, utinfupe-<text:line-break/>riori ostensum est libro , omnia testa aut sordem ulceri aut<text:line-break/>humilitatem nimiam vitiosamve innasci.</text:p>
      <text:h text:style-name="P21" text:outline-level="2">Cap. IV. </text:h>
      <text:p text:style-name="P45">Non igitur in nominibus anxie occupari<text:line-break/>bonum est, sed praestantius aliquam ulcerum curandorum<text:line-break/>methodum tradere, qualem, arbitror, ipfe tum superiori<text:line-break/>libro tum in hoc praecipio. Ego namque vel stupiditatem<text:line-break/>Thessali demiror ita in ulcerum malignorum curatione<text:line-break/>scribentis; <text:span text:style-name="Default_20_Paragraph_20_Font"><text:span text:style-name="T5">sunt autem perquam necesariae et commu-<text:line-break/>nitates ulceru</text:span></text:span>m <text:span text:style-name="Default_20_Paragraph_20_Font"><text:span text:style-name="T5">diuturn</text:span></text:span>o<text:span text:style-name="Default_20_Paragraph_20_Font"><text:span text:style-name="T5">rum ac non sanescentium aut<text:line-break/>p</text:span></text:span>o<text:span text:style-name="Default_20_Paragraph_20_Font"><text:span text:style-name="T5">st cicatricem inducta</text:span></text:span>m <text:span text:style-name="Default_20_Paragraph_20_Font"><text:span text:style-name="T5">redeuntium, ad h</text:span></text:span>oc <text:span text:style-name="Default_20_Paragraph_20_Font"><text:span text:style-name="T5">ut in ii</text:span></text:span>s<text:line-break/><text:span text:style-name="Default_20_Paragraph_20_Font"><text:span text:style-name="T5">quae n</text:span></text:span>o<text:span text:style-name="Default_20_Paragraph_20_Font"><text:span text:style-name="T5">n coalescunt quidem aestimetur quid sit quod pro-<text:line-break/>hibeat, idque tollatur, in iis vero quae p</text:span></text:span>o<text:span text:style-name="Default_20_Paragraph_20_Font"><text:span text:style-name="T5">st cicatricem</text:span></text:span> m-<text:line-break/><text:span text:style-name="Default_20_Paragraph_20_Font"><text:span text:style-name="T5">ductam renovantur, ut cicatricem tenere cogas, roborans<text:line-break/>. scilicet vel astectam parte</text:span></text:span>m, <text:span text:style-name="Default_20_Paragraph_20_Font"><text:span text:style-name="T5">vel etiam communiter totum<text:line-break/>corpus , atque ne facile patiatur , id praeparans per ea<text:line-break/>quae haeclactant praesidia. </text:span></text:span>Atque haec quidem Thessalus<text:line-break/>quum ru principio statim libri de chirurgia proposuisset, posse<text:line-break/>ea de iis ipsis latius ad hunc modum scripsit <text:span text:style-name="Default_20_Paragraph_20_Font"><text:span text:style-name="T5">: diuturna ulce-<text:line-break/>ra et quas non sanescunt, aut quae ad cicatricem perducta<text:line-break/>denuo revertuntur, haec indicant: quae quidem ad cicatri</text:span></text:span>x</text:p>
      <text:p text:style-name="P3"><text:span text:style-name="Default_20_Paragraph_20_Font"><text:span text:style-name="T5">cem non perveniunt, ut quae coitione</text:span></text:span>m <text:span text:style-name="Default_20_Paragraph_20_Font"><text:span text:style-name="T5">fieri vetant, ansc-<text:line-break/>ras ac locum ast</text:span></text:span>e<text:span text:style-name="Default_20_Paragraph_20_Font"><text:span text:style-name="T5">ctum nove</text:span></text:span>s<text:span text:style-name="Default_20_Paragraph_20_Font"><text:span text:style-name="T5">; postquam sim</text:span></text:span>i<text:span text:style-name="Default_20_Paragraph_20_Font"><text:span text:style-name="T5">le recenti vtd-<text:line-break/>. neri feceris, ru</text:span></text:span>r<text:span text:style-name="Default_20_Paragraph_20_Font"><text:span text:style-name="T5">sus at cruentum sumes, quod si non procet—.<text:line-break/>serit,, ut phlegmonen mitige</text:span></text:span>s <text:span text:style-name="Default_20_Paragraph_20_Font"><text:span text:style-name="T5">et reliquam d</text:span></text:span>i<text:span text:style-name="Default_20_Paragraph_20_Font"><text:span text:style-name="T5">ligentia</text:span></text:span>m <text:span text:style-name="Default_20_Paragraph_20_Font"><text:span text:style-name="T5">ad..<text:line-break/>hibeas. Quae ver</text:span></text:span>o <text:span text:style-name="Default_20_Paragraph_20_Font"><text:span text:style-name="T5">ad cicatricem veniunt et rursu</text:span></text:span>s <text:span text:style-name="Default_20_Paragraph_20_Font"><text:span text:style-name="T5">jc<text:line-break/>ap</text:span></text:span>e<text:span text:style-name="Default_20_Paragraph_20_Font"><text:span text:style-name="T5">riunt, in accessi</text:span></text:span>o<text:span text:style-name="Default_20_Paragraph_20_Font"><text:span text:style-name="T5">n</text:span></text:span>i<text:span text:style-name="Default_20_Paragraph_20_Font"><text:span text:style-name="T5">bu</text:span></text:span>s <text:span text:style-name="Default_20_Paragraph_20_Font"><text:span text:style-name="T5">quidem et exulcerationibus, ut<text:line-break/>simili modo</text:span></text:span> c<text:span text:style-name="Default_20_Paragraph_20_Font"><text:span text:style-name="T5">ure</text:span></text:span>s <text:span text:style-name="Default_20_Paragraph_20_Font"><text:span text:style-name="T5">iis quae recens phlegmone urget, ex<text:line-break/>mitigantibu</text:span></text:span>s <text:span text:style-name="Default_20_Paragraph_20_Font"><text:span text:style-name="T5">catapla</text:span></text:span>s<text:span text:style-name="Default_20_Paragraph_20_Font"><text:span text:style-name="T5">matis, qu</text:span></text:span>o<text:span text:style-name="Default_20_Paragraph_20_Font"><text:span text:style-name="T5">ad sedatus sc</text:span></text:span>i<text:span text:style-name="Default_20_Paragraph_20_Font"><text:span text:style-name="T5">erit doloris<text:line-break/>acerbita</text:span></text:span>s; <text:span text:style-name="Default_20_Paragraph_20_Font"><text:span text:style-name="T5">ubi deferbuit, adiuves ad cicatricem, post<text:line-break/>ha</text:span></text:span>e<text:span text:style-name="Default_20_Paragraph_20_Font"><text:span text:style-name="T5">c ut partes circump</text:span></text:span>o<text:span text:style-name="Default_20_Paragraph_20_Font"><text:span text:style-name="T5">sitas late c</text:span></text:span>o<text:span text:style-name="Default_20_Paragraph_20_Font"><text:span text:style-name="T5">mplexu</text:span></text:span>s <text:span text:style-name="Default_20_Paragraph_20_Font"><text:span text:style-name="T5">malagmate,<text:line-break/>quod exsinapisu comp</text:span></text:span>o<text:span text:style-name="Default_20_Paragraph_20_Font"><text:span text:style-name="T5">situm, rubere sacias, aut alio quo-<text:line-break/>pia</text:span></text:span>m <text:span text:style-name="Default_20_Paragraph_20_Font"><text:span text:style-name="T5">quod mutare possit, ao ut minxi malo pat</text:span></text:span>e<text:span text:style-name="Default_20_Paragraph_20_Font"><text:span text:style-name="T5">ant etsi-<text:line-break/>cere. Quod si ita non cessent , etiam totius communiter<text:line-break/>c</text:span></text:span>o<text:span text:style-name="Default_20_Paragraph_20_Font"><text:span text:style-name="T5">rporis curam habeas , </text:span></text:span>i<text:span text:style-name="Default_20_Paragraph_20_Font"><text:span text:style-name="T5">psu</text:span></text:span>m <text:span text:style-name="Default_20_Paragraph_20_Font"><text:span text:style-name="T5">p</text:span></text:span>e<text:span text:style-name="Default_20_Paragraph_20_Font"><text:span text:style-name="T5">r varias exercitati</text:span></text:span>o<text:span text:style-name="Default_20_Paragraph_20_Font"><text:span text:style-name="T5">nes<text:line-break/>et gestati</text:span></text:span>o<text:span text:style-name="Default_20_Paragraph_20_Font"><text:span text:style-name="T5">nes et vociferationes, adhibitis scilicet earum re-<text:line-break/>rum per</text:span></text:span>i<text:span text:style-name="Default_20_Paragraph_20_Font"><text:span text:style-name="T5">tis , rob</text:span></text:span>o<text:span text:style-name="Default_20_Paragraph_20_Font"><text:span text:style-name="T5">rans , etiam victus ratione gradatim tum<text:line-break/>diminuta princ</text:span></text:span>i<text:span text:style-name="Default_20_Paragraph_20_Font"><text:span text:style-name="T5">pio a vomitione per radiculas siacto. Ute-<text:line-break/>ris etia</text:span></text:span>m <text:span text:style-name="Default_20_Paragraph_20_Font"><text:span text:style-name="T5">alb</text:span></text:span>o <text:span text:style-name="Default_20_Paragraph_20_Font"><text:span text:style-name="T5">veratro aliisque omnibus. quibus utimur in</text:span></text:span></text:p>
      <text:p text:style-name="P2"><text:span text:style-name="Default_20_Paragraph_20_Font"><text:span text:style-name="T5">iis qui diuturni aegreque submoti morbi victus rati</text:span></text:span>o<text:span text:style-name="Default_20_Paragraph_20_Font"><text:span text:style-name="T5">ni sub-<text:line-break/>jiciuntur.</text:span></text:span> Atque haec quidem est Thessali dictio: operae<text:line-break/>pretium vero est aestimare homi<text:span text:style-name="Default_20_Paragraph_20_Font"><text:span text:style-name="T5">n</text:span></text:span>is vel stuporem vel auda-<text:line-break/>clam; utique si recte se dicere sibi persuasit, stuporem; sin con-<text:line-break/>siclus sibi nihil dicere, impo<text:span text:style-name="Default_20_Paragraph_20_Font"><text:span text:style-name="T5">n</text:span></text:span>ere omnibus legentibus sperat, au-<text:line-break/>daciam. Ex diuturnis ulceribus quaenam est, o generosissime<text:line-break/>. Thessale, curationis indicatio? Ego sane nequecx-his neque<text:line-break/>ex recentibus , nec .omnino a tempore in ullo morbo cura-<text:line-break/>tlonem unquam inveni, sed ex ipso quem sanandum missi pro-<text:line-break/>posui affectu. Prorsus enim si tempus spectabitur, tanquam<text:line-break/>ab eo indicatio sumatur, alteram omnino secundus, alteram ter-<text:line-break/>tius dies indicationem dabit, ad eundem modum et quartus<text:line-break/>alteram a quinto et ab sus omnibus sextus et reliquis singu-<text:line-break/>lis qui post istos. Sic affectus quos <text:span text:style-name="Default_20_Paragraph_20_Font"><text:span text:style-name="T11">curamus non ultr</text:span></text:span><text:span text:style-name="Default_20_Paragraph_20_Font"><text:span text:style-name="T12">a </text:span></text:span><text:span text:style-name="Default_20_Paragraph_20_Font"><text:span text:style-name="T11">no-<text:line-break/></text:span></text:span>bis ad considerationem proponentur, nec ab his indicatio<text:line-break/>firmetur, quo tamen nec: cogitari quidem magis alienum a<text:line-break/>ratione potest? Quomodo ergo necessariae sunt diuturno-</text:p>
      <text:p text:style-name="P3">rum ulcerum communitates, ubi nihil indicare tempus ip-<text:line-break/>sum per se potest? non enim prosectu , ubi a mesis succis<text:line-break/>eroditur, diversam ex eo post quatuor menses indicationem</text:p>
      <text:p text:style-name="P4">. sumemus ab ea quam statim ab initio sumpsimus. Ego sane<text:line-break/>nec sinerem quidem ejusmodi ulcus diuturnum esse, sed</text:p>
      <text:p text:style-name="P4">, protinus in principio causam ejus adimerem. Nam et nosse<text:line-break/>affectum a principio plerumque licet,. et indicationem ab<text:line-break/>affectu sumi est necesse. Tempus vero quid amplius quam<text:line-break/>dierum numerum docere nos possit, non hercle possum</text:p>
      <text:p text:style-name="P4">. coniicere ; nisi id voluit Thessalus , ad ejusmodi ulcera nos-<text:line-break/>cenda tempus omnino esse manendum. Verum sic primum .<text:line-break/>idiota prorsus sit, si videlicet fateatur nonprius ag<text:span text:style-name="Default_20_Paragraph_20_Font"><text:span text:style-name="T5">n</text:span></text:span>oscere<text:line-break/>fe affectum quam ulcus inveteraverit. Delude illud quo-<text:line-break/>que aperte fateatur oportet , ex alio suggeri sanationis indi-<text:line-break/>casio<text:span text:style-name="Default_20_Paragraph_20_Font"><text:span text:style-name="T5">n</text:span></text:span>em, ex aliis praeberi affectus dignotionem. Nam<text:line-break/>esto, conferat aliquid tempus ad dignotionem, certe indicatio<text:line-break/>curationis a tempore non sumitur. Quid enim ad rem per-</text:p>
      <text:p text:style-name="P2">lineat, si quod ulcus inveteravit, adimere quae coitionem<text:line-break/>impediant et novare locum qui affligitur? Nam fi propter<text:line-break/>fluxionem malignam, vir inepte, ulceris labra hoc vel illo<text:line-break/>modo sunt affecta, quid commodi erit, si ea excideris auto<text:line-break/>quam stationi sistendae consulueris? Vide licet ulcus fa-<text:line-break/>tius efficies, veluti nonnulli faciunt eorum qui similiter ut<text:line-break/>tu ulcera curant. Siquidem caula quae eaetdu<text:span text:style-name="Default_20_Paragraph_20_Font"><text:span text:style-name="T5">r</text:span></text:span>a et cal-<text:line-break/>Iofa prius li addidit adhuc manente nihil aliudexbisexti-<text:line-break/>flendis accedet quam ulceris amplificatio;- quippe illa ipsa<text:line-break/>quae excideris. perinde et dura et callosa rursus erunt at-<text:line-break/>que ea quae prius. Quanquam ne id ipsum quidem adjecit<text:line-break/>sapientissimus Thessalus, callosa et dura et decolorata ex-.<text:line-break/>ulceratae partis excidenda esse,. sed et absolute abscindi<text:line-break/>quae coitionem. morantur jubet ac novari. Ac si quidem<text:line-break/>submovere causas quae glutinationem mo<text:span text:style-name="Default_20_Paragraph_20_Font"><text:span text:style-name="T5">r</text:span></text:span>a<text:span text:style-name="Default_20_Paragraph_20_Font"><text:span text:style-name="T5">n</text:span></text:span>tur suaderet, et<text:line-break/>vetus ea ratio esset nec - ip sineum accusarem-;, praecipitur^<text:line-break/>enim ab omnibus fere antiquis medicis, quicunque ratione-</text:p>
      <text:p text:style-name="P3">quadam ac rnethodo de ulcerum curatione scripserunt, cau-<text:line-break/>fas quae illa creant abscindendas esse aeque, arbitror, ut<text:line-break/>caeterorum omnium morborum. Non enim in ulceribus<text:line-break/>manento adhuc causa ea efficiente, hanc prius tolli expedit,<text:line-break/>in aliis morbis non expedit, sed omnino in omnibus in<text:line-break/>quibus effectrix causa adhuc manet, ab hac inchoanda cu-<text:line-break/>ratio esu Quod si quae coitionem impediunt,. non suxit<text:line-break/>de omnibus causis quae eam impedire possunt, sed de Ia-.<text:line-break/>bria tantum, veluti ex iis quae subjecit ostendit, plus certe:<text:line-break/>nescire quam scire eorum quae ad ulceris curationem spe—<text:line-break/>erant ridetur. Quippe fieri aliquando potest, ut et haec<text:line-break/>causa sola sit quominus sanescat ulcus; potest etiam, ut.<text:line-break/>dictum est, causa esse et quae citra tumorem praeter natu-:<text:line-break/>ram sit in exulceratis partibus intemperies, et quae cum<text:line-break/>tumore quidem aliquo conjuncta sit, non tamen qui om-<text:line-break/>nino sibi labra excidi desideret ; potest et scicrhus superja-<text:line-break/>cens, vel lien auctior, vel ru jecinore vitium aliquod prae-.<text:line-break/>torque haec omnia imbecillitas partis aegrae, quae ipsa quo-</text:p>
      <text:p text:style-name="P2">que intensa quaedam est intemperies , qui<text:span text:style-name="Default_20_Paragraph_20_Font"><text:span text:style-name="T5">n</text:span></text:span> etiam vitiosius in<text:line-break/>. toto corpore succus mamma causarum quae noxam ulceri-<text:line-break/>b<text:span text:style-name="Default_20_Paragraph_20_Font"><text:span text:style-name="T5">n</text:span></text:span>s inser<text:span text:style-name="Default_20_Paragraph_20_Font"><text:span text:style-name="T5">t</text:span></text:span>e possunt. Vexat fano non minus ulceraet quae<text:line-break/>plethora vocatur. Horum quodque si adimi Thessalus ju-<text:line-break/>beat, laudo hominem ceu veteribus subscribentem ; sin la-<text:line-break/>bra tantum , - unum novit ex multis , sed quod nec cap<text:span text:style-name="Default_20_Paragraph_20_Font"><text:span text:style-name="T5">s</text:span></text:span>arios<text:line-break/>lateat. Quippe si caprarius ulceris labra dura et callosa et<text:line-break/>livida et nigra et alio quopiam notabili coloris vitio rideat,<text:line-break/>prorsus ea circumcidere non dubitabit, Est enim cir<text:span text:style-name="Default_20_Paragraph_20_Font"><text:span text:style-name="T5">c</text:span></text:span>umci-<text:line-break/>dere res promptissima, majus vero quippiam atque artis egens<text:line-break/>medicamentis sanare. Thessalus autem nec quae labra molliri<text:line-break/>medicamentis possunt unquam novit; quippe fatentur eum<text:line-break/>penitus hanc artis partem declinasse ita utique, ut ipse quo-<text:line-break/>que indicat, nec omnino experientiam ratioualemve scientiam<text:line-break/>de ullo medicamento nisus est habere, quod ipsum quoque ex<text:line-break/>libro ejus de medicamentis ostenditur. Verum de iis quae<text:line-break/>ibi non recte ab .eo sunt prodita in progressu operis dicemus ;</text:p>
      <text:p text:style-name="P2">nunc de diuturnorum ulcerum sanatione, quam in prius po-<text:line-break/>sita dictio<text:span text:style-name="Default_20_Paragraph_20_Font"><text:span text:style-name="T5">n</text:span></text:span>e tradidit, paramus dissereret Sane melius fue-<text:line-break/>rat non diuturna, sied eacoethe ea vocasse, tum naturam eo-<text:line-break/>rum narrasse et caulas generationis eorum exposuisse cura-<text:line-break/>tionemque cujusque, primum quidem communem omnium<text:line-break/>quatenus ulcera sunt, qualem in tertio libro descripsi, dein-<text:line-break/>de privatam cujusque pro efficientis causae specie, veluti in<text:line-break/>hoc libro docui. Hic quum nihil horum fecerit et novan-<text:line-break/>dum ulceratum locum censeat, et ubi instar recentis vulneris<text:line-break/>fecerit, ut cruenta sanandum. Hoc fane per Aesculapium,<text:line-break/>quis operibus artis exercisatus evidentissime intelliget ab eo<text:line-break/>esse scriptum qui nunquam ulcus curavit. Sanarene ulcus<text:line-break/>diuturnum ut cruentum quisquam potest, ubi id simile re-<text:line-break/>centi vulneri fecerit? utrumne labris ejus fibula adductis,<text:line-break/>an futura conjunctis, au potius horum nullo, sied medica-<text:line-break/>mento quod -cruentis sit aptum et cum hoc stola deligatura<text:line-break/>- fretus ? Quis est qui non norit ulcus omne cacoethes sta-</text:p>
      <text:p text:style-name="P3">tim etiam cavum esse, ut ex rosione natum ? Numquid igi-<text:line-break/>tur, sapientissime Thessale, fieri potest ut coalescat cavum<text:line-break/>ulcus priusquam cavitas carne fit impleta? an non est hoc<text:line-break/>ut cruentum lanare? Ergo ipse tu frustra navorum ulce-<text:line-break/>runr curando<text:span text:style-name="Default_20_Paragraph_20_Font"><text:span text:style-name="T5">r</text:span></text:span>um indicationem non esse glutinatiouem , fed<text:line-break/>impletionem scripsisti. Quod si etiam non esset ex se ca-<text:line-break/>vum omne ulcus cacoethes, certe dum, ut tu praecipis, ex-<text:line-break/>citis videlicet labris, ut crue<text:span text:style-name="Default_20_Paragraph_20_Font"><text:span text:style-name="T5">n</text:span></text:span>tum efficitur, ex necessitate<text:line-break/>cavum fit, maximamque conquirit labrorum distantiam , adeo<text:line-break/>ut non videam quomodo id glutines et coire ut eruentunr<text:line-break/>facias. Nam fi adducere violenter labra, quae plurimum<text:line-break/>distant, tentabis, phlegmone<text:span text:style-name="Default_20_Paragraph_20_Font"><text:span text:style-name="T5">n</text:span></text:span> necessario accersent nec coa-<text:line-break/>lesceut, id quod tantum intelligere mihi Thessalus videtur;<text:line-break/>subdit enim : <text:span text:style-name="Default_20_Paragraph_20_Font"><text:span text:style-name="T5">si non fuerint victa, ut phlegmonen mit</text:span></text:span>i<text:span text:style-name="Default_20_Paragraph_20_Font"><text:span text:style-name="T5">ge</text:span></text:span>s.<text:line-break/>Satius vero fuerat scribere, quum non vincentur, ut phleg-<text:line-break/>monen mitiges , nam necesse est non esse vincenda. Verum<text:line-break/>ut hoc quoque Thessalo donetur atque id tran<text:span text:style-name="Default_20_Paragraph_20_Font"><text:span text:style-name="T5">s</text:span></text:span>eamus , nec<text:line-break/>valde anxie examinemus , illud cuivis apertum est , quod a</text:p>
      <text:p text:style-name="P3">communitate quam ipsethet tradidit prorsus recessit. Nam<text:line-break/>si quod obstat auferemus, nihil amplius de communitate<text:line-break/>diuturnorum ulcerum qua diuturna sunt sumemus. Sed<text:line-break/>detur hoc quoque. Videamus quae sequuntur; scribit enim<text:line-break/>ad hunc modum: <text:span text:style-name="Default_20_Paragraph_20_Font"><text:span text:style-name="T5">Quae ad cicatricem veniunt rursu</text:span></text:span>s se<text:line-break/><text:span text:style-name="Default_20_Paragraph_20_Font"><text:span text:style-name="T5">aperiunt , haec in accessione et ulceratione similiter curabi</text:span></text:span>s<text:line-break/><text:span text:style-name="Default_20_Paragraph_20_Font"><text:span text:style-name="T5">ii</text:span></text:span>s <text:span text:style-name="Default_20_Paragraph_20_Font"><text:span text:style-name="T5">quae recenter vexata phlegmone sunt. </text:span></text:span>Post haec sub- t<text:line-break/>dit; <text:span text:style-name="Default_20_Paragraph_20_Font"><text:span text:style-name="T5">malagmate quod ex sinapi semine sit, circu</text:span></text:span>m<text:span text:style-name="Default_20_Paragraph_20_Font"><text:span text:style-name="T5">positis<text:line-break/>partibus rub</text:span></text:span>o<text:span text:style-name="Default_20_Paragraph_20_Font"><text:span text:style-name="T5">rem excitandum. </text:span></text:span>Quid ais, homo, etiamsi acre<text:line-break/>et calidum sit quod influit, rubefieri partem ex sinapi fe-<text:line-break/>mine oportet? ut quod in multo tempore contrahere ex<text:line-break/>fluxione debebat , id statim ex Thessalio medicamento obti-<text:line-break/>neat , tota videlicet ulcerata atque erosa ? Nam veteres eas<text:line-break/>partium imbecillitates quae vel ex frigore vel plurimo hu-<text:line-break/>more citra manifestum calorem acciderant phoenigmis cura-<text:line-break/>bant. Tu in omnibus deinceps uteris , primum nullo facto<text:line-break/>discrimine, prop terne partis imbecillitatem, an propter<text:line-break/>fluxiouis malitiam non sanetur ulcus. Deinde ordinem in-</text:p>
      <text:p text:style-name="P3">vertis. Nam quum sinapi partem usseris, nec quicquam<text:line-break/>profeceris, tum ad corporis totius curationem accedis; quum<text:line-break/>contra, ut arbitror, tum ratione tum experimento de iis sit<text:line-break/>statutum, ut toto prius corporea supervacuis liberato, tum<text:line-break/>calidum aliquod acreque medicamentum parti admovere sit au-<text:line-break/>dendum ; quippe ej usmodi medicamenta omnia cucurlutaeritu<text:line-break/>ad fe trahere a tuto corpore sunt habilia. Itaque nisi id<text:line-break/>prius vacua veris, materiam Emtionis acri medicamento re-<text:line-break/>linques. Hoc. enim tum empirici-mediei fatentur tum dog-<text:line-break/>mallei, hoc phlilofophorum optimi sensurum; nam quum<text:line-break/>eorum quoque meminerit Thessalus, non alienum sit eos ci-<text:line-break/>tare testes, quod oculum recte sanare aule totum caput<text:line-break/>non licet, neque hoc ante lotum corpus. Sic Aristoteles ac<text:line-break/>Plato de morborum curatione senserunt; sic rane et.Hippo-<text:line-break/>crates et Diocles et Praxagoras et Phitonicus et veteres uui-<text:line-break/>versi. Thessalus vero solus non sic, sed primum ad me-<text:line-break/>dicamentutn ex sinapi venit; post de toto corpore subortus</text:p>
      <text:p text:style-name="P2">est, ne lue quidem prudenter quicquam docens. Nam<text:line-break/>quum liceat corpore medicamento. purgante semel vacuato,<text:line-break/>mox salubri rictu ipsimi reficere,. lue vociserationum memi-<text:line-break/>nit exercitatronumque et gestationum et rictus certo ambitu<text:line-break/>mutati, tum vomitionis ex radicula , mox summam sus im-<text:line-break/>ponit ipsum veratrum, idem scilicet qui sine ullo magno ne-<text:line-break/>gotio omnia sanare promisit. Ego vero ne intelligere qui-.<text:line-break/>dem possum, quomodo quisquam aut deterius, aut majoiis<text:line-break/>temporis dispendio, aut inani magis opera ulcus sanaverit.<text:line-break/>Age igitur sicut usu nonnunquam vidimus, fio verbis quo-<text:line-break/>. que hominem fingamus , cui suo ari ulcus cacoethes sit opus.</text:p>
      <text:p text:style-name="P1">Esse aliquis qui .caetera quidem sit fimus, sied ex seahenda<text:line-break/>.derepente quapiam parte, veluti brachio, .pustulam statim<text:line-break/>excitarit, mox eadem ipsa pars iterum pruritu vexetur pu-<text:line-break/>stulaque dirupta ulcus decolor inaequaliter erosum gigna-<text:line-break/>tm, atque haec in tribus quatuorve diebus a principio in-<text:line-break/>ciderint; dicat mihi hic quispiam ex medicis Thessalus, quo-<text:line-break/>nam pacto fanare ejusmodi ulcus conveniat. Ego namque</text:p>
      <text:p text:style-name="P2">cacoethes omnino id dico , et ob id qualis sit totius corporis<text:line-break/>. affectus statim considerabo; inveniam namque tum ex ulce-<text:line-break/>ris ipsius symptomatis tum ex signis totius corporis appa-<text:line-break/>rentibus ; cujus maxime generis sit is] qui redundat succus,<text:line-break/>atque hunc medicamento protinus educam,. nec protraham<text:line-break/>dum totus hominis cubitus affectum quendam malignum re-<text:line-break/>hellemque curatione contrahat. At Thessali sectatores , ip-<text:line-break/>sius videlicet praecepta servantes, primum expectabunt dum<text:line-break/>ulcus inveteratum sit, quo in mirificam illam inveteratorum<text:line-break/>ulcerum communitatem recidat, quasi non longe melius esi-<text:line-break/>fet malignorum ulcerum , non autem inveteratorum com-<text:line-break/>munitatem quae curationem indicaret tradere. Mox duo-.<text:line-break/>rutu alterum , aut excident et ceu recens vul<text:span text:style-name="Default_20_Paragraph_20_Font"><text:span text:style-name="T5">n</text:span></text:span>us reddent ac<text:line-break/>veluti ad glutinandum partes ejus adducent, aut primum<text:line-break/>quod ex sinapi conficitur medicamento utentur, quo non<text:line-break/>proficiente ad sublatas voces et gestationes et reliquas exer-<text:line-break/>citationes et victum per circuitus mutandum consugient; ab</text:p>
      <text:p text:style-name="P2">iis vomitionem ex radicula movebunt, quod si his ulcus<text:line-break/>non sanabitur, veratrum dabunt; fin nec id profecerit, no-<text:line-break/>mmem lu Libyam ablegabuut; nam id quoque adlicere de-<text:line-break/>i lusit Thessalus, post eximiam illam contumacium ulcerum<text:line-break/>curationem. t Itaque in vociferationibus , gestationibus et<text:line-break/>aliis ejusmodi immoratur, quafi malum habitum corporis,<text:line-break/>non vitium humorum curent. Et quid miri fi tum fatcn-<text:line-break/>tur fe .ulcus cacoethes novissime consistens non nosse; tum<text:line-break/>vero, dum fit inveteratum ac saepe cicat<text:span text:style-name="Default_20_Paragraph_20_Font"><text:span text:style-name="T5">r</text:span></text:span>icem ducat, saepe<text:line-break/>.se aperiat, manent, antequam quid facto opus sit intelligant;<text:line-break/>ubi etiameos qur quoquo modo febricitant accessionem, quae<text:line-break/>tertio die futura, non suturave est, transire censent; adeo<text:line-break/>videlicet ad unguem contemplationem de crisi pernoverunt,<text:line-break/>aut summum morbi incrementum futurum prospicere pos-<text:line-break/>sunt. Quid igitur saepe accidit? Nempe tabescere in .lectu-<text:line-break/>lis horum culpa homines, qui statim fecundo die explicari<text:line-break/>potuissent. Non enim semel nos aut bis torve, fed sex-</text:p>
      <text:p text:style-name="P2">centies tum ipsi multos febricitantes simul ut prima accessio<text:line-break/>desset lavimus, tum praeceptores nostros id ipsum facere<text:line-break/>vidimus, intrepideque de caetero victitare permisimus, ceu<text:line-break/>post fabre carituros ; quos sapie<text:span text:style-name="Default_20_Paragraph_20_Font"><text:span text:style-name="T5">n</text:span></text:span>tissimus Thessalus; qui pri--<text:line-break/>mam tridui inediam excogitavit prorsus arefecisset, totis,<text:line-break/>puto, tribus diebus fame confectos; mox dein, arbitror,<text:line-break/>modice scilicet tu quarto die nutrivisset; ab hoc paulatim<text:line-break/>resedens vrx <text:span text:style-name="Default_20_Paragraph_20_Font"><text:span text:style-name="T5">t</text:span></text:span>exto aut septimo ad consueta munia qui fle-.<text:line-break/>mel febricitassent dimisisset. Ita semper homines i<text:span text:style-name="Default_20_Paragraph_20_Font"><text:span text:style-name="T5">n</text:span></text:span> morbis<text:line-break/>labefaciunt, a quibus. utique facile possent liberari. Nam<text:line-break/>quum paucissimis diebus sanari ulcus cacoethes incipiens<text:line-break/>posset Thessalus, id in annum aut etiam longius tempus in-<text:line-break/>currere sinit. Manere namque, dum id cicatricem saepe in-<text:line-break/>, ducat, saepe etiam fe resolvat, ut <text:span text:style-name="Default_20_Paragraph_20_Font"><text:span text:style-name="T5">t</text:span></text:span>rias an cacoethes sit;</text:p>
      <text:p text:style-name="P1">mox ubi curationem inceperis, ne tunc quidem corpus<text:line-break/>statim purgare, sied primum medicamento ex sinapi, dein ge-<text:line-break/>statione et vociferatione et certo rictu, post radicula ab his<text:line-break/>veratro uti; haec quid aliud quam annum expectantis funi?</text:p>
      <text:p text:style-name="P3">An per deum <text:span text:style-name="Default_20_Paragraph_20_Font"><text:span text:style-name="T5">i</text:span></text:span>m<text:span text:style-name="Default_20_Paragraph_20_Font"><text:span text:style-name="T5">mortalem</text:span></text:span> quum sex diebus aut ad plurimum<text:line-break/>septem posset homo curari, multos menses trahemus, quo<text:line-break/>videlicet primum, an diuturnum ulcus sit sciamus, dein<text:line-break/>curationem inchoabimus? Et quae demum necessitas erat<text:line-break/>propriam inveteratorum ulcerum communitatem tradendi,<text:line-break/>praesertim quum nihil ad curationem co<text:span text:style-name="Default_20_Paragraph_20_Font"><text:span text:style-name="T5">n</text:span></text:span>ducat licueritque<text:line-break/>-non inveteratorum, sed cacoethum, nec horum mehercle<text:line-break/>- communitatem iudicatricem , sed curationem scribere? Nam<text:line-break/>accidit quibusdam tum ulceribus tum morbis ut maligni<text:line-break/><text:span text:style-name="Default_20_Paragraph_20_Font"><text:span text:style-name="T5">rebelle</text:span></text:span>s<text:span text:style-name="Default_20_Paragraph_20_Font"><text:span text:style-name="T5">que</text:span></text:span> ad curandum sint; nec tamen inde curationis<text:line-break/>indicatio sumitur, sed affectus ipse primam curationis in-<text:line-break/>dicationem suggerit; ex ea vero et quae sunt agenda inve-<text:line-break/>uruntur ad eum modum quem ipse tradidi. Quere hoc<text:line-break/>est methodo curare, quod nos facimus veteres imitantes;<text:line-break/>si modo methodum esse oportet unam quandam universalem<text:line-break/>viam , quae omnium particularium sit communis. Hic vero<text:line-break/>etiam in hoc fallitur putatque. quicquid omnino in iis habe—<text:line-break/>tur qui methodo aliquid faciunt, ipsam methodum esse.</text:p>
      <text:p text:style-name="P3">Nam notitiam certe habeat oportet tum similis tum dissi-<text:line-break/>milis qui methodo quiduis molitur; non tam ipfum hoc me<text:span text:style-name="Default_20_Paragraph_20_Font"><text:span text:style-name="T5">c<text:line-break/></text:span></text:span>thodus est, similis dissimilisque notitia, neque hoc Aristote-<text:line-break/>les Platove affirmat, quod falso Thessalus citare .audet; ve-<text:line-break/>rum haec ad praesens refellere non attinet. Quare rursus<text:line-break/>ad medendi methodum revertor, promittoque ostensurum<text:line-break/>me tum unum esse ejus in omnibus curationibus principium<text:line-break/>thuri riam quae ab eo principio ad finem usque ducit in om-<text:line-break/>nibus particularibus similem esse. Quare etsi in singulis<text:line-break/>morbis privata quaedam methodus sanandi ridetur, com—<text:line-break/>mune tamen in omnibus genus unum esu Auspicari namque<text:line-break/>perpetuo operiet ab indicatione, quae ab affectu cui mederi.<text:line-break/>paramus <text:span text:style-name="Default_20_Paragraph_20_Font"><text:span text:style-name="T5">acc</text:span></text:span>i<text:span text:style-name="Default_20_Paragraph_20_Font"><text:span text:style-name="T5">pitur;</text:span></text:span> aestimare vero ac discernere an causa<text:line-break/>quae affectum excitarit jam desierit, an nunc quoque ip-<text:line-break/>fum tum augeat tum faciat, dein fi desiit, .adeam quae in<text:line-break/>tertio hujus operis libro traditur methodum est veniendum,<text:line-break/>sin adhuc facit, ad eam quae hic docetur. Quippe eadem<text:line-break/>hac methodo tum phIegmones tum febris tum omnium</text:p>
      <text:p text:style-name="P2">uno verbo morborum remedia i<text:span text:style-name="Default_20_Paragraph_20_Font"><text:span text:style-name="T5">n</text:span></text:span>venias, utique si nihil etlam-<text:line-break/>. num fit , de praecedentibus causis non laborans , fied ab ipfo<text:line-break/>tantum affectu ordiens. Sin nunc quoque aliquid fit, duos<text:line-break/>tibi curationis . Acopos proponens tum alia deinceps, ut di-<text:line-break/>ctum est,. faciens. Sed enim mirari stupiditatem eorum<text:line-break/>qui Thessalum loquuntur est operae pretium, non utique<text:line-break/>quod in talibus delinquunt, fied quod dyfpathias et meta-<text:line-break/>fyncrifes et imbecissitates et firmitudines et alia id genus no-<text:line-break/>mina non pauca proferentes, quae per eafignificentur ne nunc<text:line-break/>quidem si interroges respondere possunt. Nam quid sit quod<text:line-break/>in omnibus diuturnis <text:span text:style-name="Default_20_Paragraph_20_Font"><text:span text:style-name="T5">ulceribu</text:span></text:span>s transmutare habitudinem<text:line-break/>nec similiter inter fe omnes , nec clare nec prudenter re-<text:line-break/>spondent. Atqui si vel antiquum nomen . esset vel ab ullo<text:line-break/>Graecorum usurpatum, ex iis fortassis quae illi scriberent<text:line-break/>intelligi posset de quo id negotio dicerent; nunc quoniam<text:line-break/>stupiditatis ipforum proprium est, utique ex Asclepiadis hy-<text:line-break/>pothesi natum, sicutlet reliqua eorum placita, aequum pro-</text:p>
      <text:p text:style-name="P3">recto est ipsi <text:span text:style-name="Default_20_Paragraph_20_Font"><text:span text:style-name="T5">t</text:span></text:span>ua fomnia interpretentur, .unde [misceri dis-<text:line-break/>cernique corpora] solis iis, qui corpuscula et meatus; aut<text:line-break/>individua et vacuum , aut denique impatibilia et inalterabi- .<text:line-break/>lia prima elementa statuunt, liceat usurpare, sicut certe usar-<text:line-break/>pant et assidue ipsis nominibus utuntur. Quin etiam ipsis<text:line-break/>Thessalus in canone, quum haec principia confirmat; no-<text:line-break/>vat quidem aliquid ibi quoque praeter ea quae a Themifone<text:line-break/>et Asclepiade sunt posita, ceterum quod sentit docet sane<text:line-break/>non obscure. Non enim prorsus ut Asclepiades quum in<text:line-break/>symmetria quadam exiguorum meatuum sanitatem , in ame-<text:line-break/>tria morbum constitueret, reditum ad pristinam meatuum<text:line-break/>symmetriam sanationem putarit: ita Thessalus quoque est<text:line-break/>arbitratus, sied totum exiguorum meatum statum censet im-<text:line-break/>mutandum, atque ex hac opinione processit metasyncriseos<text:line-break/>nomen, idem <text:span text:style-name="Default_20_Paragraph_20_Font"><text:span text:style-name="T5">plane</text:span></text:span> indicans potestate quod metaporopoee-<text:line-break/>sis <text:span text:style-name="Default_20_Paragraph_20_Font"><text:span text:style-name="T5">seu exigu</text:span></text:span>o<text:span text:style-name="Default_20_Paragraph_20_Font"><text:span text:style-name="T5">rum meatuu</text:span></text:span>m <text:span text:style-name="Default_20_Paragraph_20_Font"><text:span text:style-name="T5">siatu</text:span></text:span>s <text:span text:style-name="Default_20_Paragraph_20_Font"><text:span text:style-name="T5">mutatio. </text:span></text:span>Caeterum non<text:line-break/>decebat ipsum in quibus fugere ab incertis obscurisque ju-<text:line-break/>bet, et felis iis communitatibus quae evidenter . apparent</text:p>
      <text:p text:style-name="P2">animum intendere, in iis .quoque dogmaticorum uti nutui-<text:line-break/>nibus. At ne dogmatice ipsum audias loquentem, inquiunt,<text:line-break/>. fed- simpliciter ; nam ile ferre suppetias ex sectatoribus ejus<text:line-break/>quidam solent, ad aliud rursus nomen nos revocantus, <text:span text:style-name="Default_20_Paragraph_20_Font"><text:span text:style-name="T5">nempe<text:line-break/></text:span></text:span>[simplicitatem] , quam ne ipsam quidem quid significet ipse<text:line-break/>sane intelligere possum. Si enim, flenti ipsi hoc quoque<text:line-break/>rursus exponunt, ad aliud magis frivolum nomen nos re-<text:line-break/>mittentes, <text:span text:style-name="Default_20_Paragraph_20_Font"><text:span text:style-name="T5">nempe</text:span></text:span> [communiter], quod spsum rursus expo-<text:line-break/>nentes, significari per id dicunt idem quod vulgo homi-<text:line-break/>num similiter, utique tantundem fuerit [simpliciter] ei quod<text:line-break/>non.definite nec exacte, fed sine omni tum arte tum scien-<text:line-break/>tia; siquidem loquuntur homines magis ad loquendum prae-<text:line-break/>cipites artium nomina sub sensibus quibusdam, qui nullo<text:line-break/>fundamento nitantur, <text:span text:style-name="Default_20_Paragraph_20_Font"><text:span text:style-name="T5">r</text:span></text:span>ogati vero quid significent ostendere<text:line-break/>clere non possunt. Quod si hoc Thessalii isti accidere sibi<text:line-break/>fatentur, loqui fe quaedam , nec. intelligere fe exacte quae<text:line-break/>loquantur, id ipsum profecto fatentur , quod nos illis ohjici-<text:line-break/>cimus. . Nam melafyncrifis <text:span text:style-name="Default_20_Paragraph_20_Font"><text:span text:style-name="T11">illa.fi </text:span></text:span>quidem de immutanda<text:line-break/>poropoeia <text:span text:style-name="Default_20_Paragraph_20_Font"><text:span text:style-name="T5">seu . ex</text:span></text:span>i<text:span text:style-name="Default_20_Paragraph_20_Font"><text:span text:style-name="T5">guorum meatuum siatu</text:span></text:span> dicatur, certe in-</text:p>
      <text:p text:style-name="P3">tellectus aliquid habuerit siguificaveritque rem aliquam, eae-<text:line-break/>terunt delirabit multis modis. Nam nec ex corpusculis et<text:line-break/>meatibus corpora nostra confiunt, nec si hoc verum esset,<text:line-break/>posset tame<text:span text:style-name="Default_20_Paragraph_20_Font"><text:span text:style-name="T5">n</text:span></text:span> aliquis docere qua ratio<text:span text:style-name="Default_20_Paragraph_20_Font"><text:span text:style-name="T5">n</text:span></text:span>e sinapi meatuum<text:line-break/>illorum statum immutaret; nec si id quoque ostendere ali-<text:line-break/>quis posset, consentiens eorum lectae esset qui fe apparenti-<text:line-break/>bus communitatibus contentos esse dicunt. Ne igitur utau-<text:line-break/>tur hoc nomine, nec nobis negotia facessant, licet enim et<text:line-break/>fine metafyncrifeos nomine, diuturnorum ulcerum curatio-<text:line-break/>nem aliis verbis dicere, sicut empirici faciunt. Quod .autem<text:line-break/>et in atouiae <text:span text:style-name="Default_20_Paragraph_20_Font"><text:span text:style-name="T5">sive</text:span></text:span> i<text:span text:style-name="Default_20_Paragraph_20_Font"><text:span text:style-name="T5">mbecillitati</text:span></text:span>s vocabulo simili modo nugen-<text:line-break/>tur monstratum prius est in fecundo libro. Si enim sicut<text:line-break/>empirici nomen usurpanti, aliud prorsus non significant<text:line-break/>quam quod actio non servatur ; sin autem facultates aliquas<text:line-break/>gubernare animal proponunt, quas tum nos asserimus tum<text:line-break/>.omnes fere veteres praeter id, quod Asclepiadis dogmatis con-<text:line-break/>tradicuut, etiam incerta et de quibus parum inter auctores</text:p>
      <text:p text:style-name="P2">conveniat attingunt, quamvis ea fugere subeant Sed dic<text:line-break/>nobis, o homo; clare quid fibi velit illud, tra<text:span text:style-name="Default_20_Paragraph_20_Font"><text:span text:style-name="T5">n</text:span></text:span>smutare .ha-<text:line-break/>- hitudinem? Si namque exiguos meatus mutare, et falleris<text:line-break/>et quae incerte sunt usurpas ; si firmari fanamque reddi cor-<text:line-break/>poris partem vel hominem totum , nihil hic praeter nomen<text:line-break/>plus quam empirici doces. Quippe sinu<text:span text:style-name="Default_20_Paragraph_20_Font"><text:span text:style-name="T5">n</text:span></text:span>t hi quoque reme-<text:line-break/>diis quibusdam admotis reddi hominem fanum, caeterum<text:line-break/>qua ratione remedia id faciant utique nesciunt. Neque enim<text:line-break/>an exiguos meatus mutet medicamenti facultas, neque an<text:line-break/>symmetriam efficiat, neque an totam affectae partis quali-<text:line-break/>talem niteret, potest empiricorum quispiam dicere. Atque<text:line-break/>illi saltem sinti modesti, ut qui unum <text:span text:style-name="Default_20_Paragraph_20_Font"><text:span text:style-name="T5">t</text:span></text:span>e solum Inire dicant,<text:line-break/>huic scilicet morbo in hoc tempore si medicamentum ex si-<text:line-break/>napi adhibeatur , saepe notasse se utilitatem sequutam , non<text:line-break/>tamen methodos loquuntur, supercilium attollunt, nec tali<text:line-break/>sibi notitia placent, nec antiquis maledicunt, nec Hippocra-<text:line-break/>tem pro nihilo habent imo vero ipstrm laudant fereque</text:p>
      <text:p text:style-name="P2">omnia vere dixisse affirma<text:span text:style-name="Default_20_Paragraph_20_Font"><text:span text:style-name="T5">n</text:span></text:span>t. Hic vero Thessalus, qui tum<text:line-break/>hunc tum reliquos omnes medicos contemnit, empirica<text:line-break/>maligni ulceris praecepta se scribere non intelligit; quan-<text:line-break/>quam si vel hoc commode faceret, utique aliquid operae pre-<text:line-break/>tium faceret; at enim ne id quidem fecisse videtur, quum<text:line-break/>ordinem remediorum invertat et prius partis affectae re-<text:line-break/>mediis utatur quam totum corpus praeparaverit. Nam<text:line-break/>hoc insignis i<text:span text:style-name="Default_20_Paragraph_20_Font"><text:span text:style-name="T5">n</text:span></text:span>scitiae argumentum est, quum in uno eo sere<text:line-break/>.^omnibus medicis conveniat, quamvis in plurimis discenti-<text:line-break/>aut, quod totum corpus vacuum purumque ab excremen-<text:line-break/>tis ante sit reddendum quam ulla pars valentibus remediis<text:line-break/>sit subiicienda. Nam sive experientia judicare quis velit,<text:line-break/>sive etiam ratione, tertium enim quo judicet neque in alia<text:line-break/>quapiam arte <text:span text:style-name="Default_20_Paragraph_20_Font"><text:span text:style-name="T5">n</text:span></text:span>eque in usia ritae parte quisquam habet,<text:line-break/>maximum esse incommodum deprehendet, quum toto cor-<text:line-break/>pore suam curam requirente, priusquam illi sit prospectum,<text:line-break/>asseclae parti acre aliquod et calidum medicamentum sit ad-</text:p>
      <text:p text:style-name="P2">motum ; trahit enim ad fe cucurbitae more ex toto corpore<text:line-break/>excrementa, atque ita in affecta parte affigit, ut aegre avelli<text:line-break/>-possint. Quo magis operae pretium est Thessali os istos per-<text:line-break/>conta<text:span text:style-name="Default_20_Paragraph_20_Font"><text:span text:style-name="T5">t</text:span></text:span>i, undenam ThessaIo in mentem venerit de ulcerum<text:line-break/>curatione talia nugari, quum nec empiricus quisquam ante<text:line-break/>nec rationalis vir ita scripserit ; fed nec ipsis Thessalus nec<text:line-break/>ejus sequacium quisquam ejusmodi remediorum ordinem aut<text:line-break/>cum experientia consentire aut cum ratione affirmare ausit.<text:line-break/>Adde quod nec docere possunt quomodo tempus iudicet, non<text:line-break/>autem affectus; scd neque, quod hoc majus est,.quomodo<text:line-break/>Thessalus , qui aestimandum censet quid sit quod cicatricem<text:line-break/>ulcerum moretur, atque id tollendum non prorsus sit stupi-<text:line-break/>dus ? quanquam hoc lautum satis esse non rideat, diutus-<text:line-break/>nitatem autem ulcerum nihil esse ad rem ; tamen non in ul-<text:line-break/>ceribus modo, verum etiam reliquis morbis omnibus id esse<text:line-break/>faciendum ,. veluti veteres monent, <text:span text:style-name="Default_20_Paragraph_20_Font"><text:span text:style-name="T5">non advertit. </text:span></text:span>Verum<text:line-break/>adhaec nobis nihil respondent; sed semper non recte iutelli-<text:line-break/>gere nos dictantes, tanquam ipsi veI Hippocratis vel vele-</text:p>
      <text:p text:style-name="P3">rum cuiusquam sententiam ad unguem intelligerent, recte<text:line-break/>Thessalum dixisse affirmant diuturnorum ulcerum unam<text:line-break/>quandam communitatem esse. Ita enim Hippocratem quo-<text:line-break/>que fe<text:span text:style-name="Default_20_Paragraph_20_Font"><text:span text:style-name="T5">n</text:span></text:span>sisse in libro de ulceribus ita scribentem: <text:span text:style-name="Default_20_Paragraph_20_Font"><text:span text:style-name="T5">etiam ab<text:line-break/>inveterati</text:span></text:span>s <text:span text:style-name="Default_20_Paragraph_20_Font"><text:span text:style-name="T5">ulceribu</text:span></text:span>s <text:span text:style-name="Default_20_Paragraph_20_Font"><text:span text:style-name="T5">id agere,. utsptnguis crebro . ejsiuat,<text:line-break/>c</text:span></text:span>o<text:span text:style-name="Default_20_Paragraph_20_Font"><text:span text:style-name="T5">nducit, quom</text:span></text:span>o<text:span text:style-name="Default_20_Paragraph_20_Font"><text:span text:style-name="T5">docunque videtur oportunum. esse. r</text:span></text:span> Fortus- .<text:line-break/>sis ergo ad rem pertineat , . tametsi non praedixerim me de<text:line-break/>Hippocratis mente hoc loco, disserturum , vel summatim ali-<text:line-break/>quid de ea perstringe<text:span text:style-name="Default_20_Paragraph_20_Font"><text:span text:style-name="T5">r</text:span></text:span>e, suerit vero quod dicemus nonusis<text:line-break/>nus et. priscorum sensus interpretatio. : Hos namque viros<text:line-break/>ceu nullius adhucalogmatum sectae adsuetos,. sed pura et<text:line-break/>simplici mente studentes utile quippiam .ad sanitatem in-<text:line-break/>ventre, credibile sane est quaedam experientia, quaedam in-.<text:line-break/>venisse ratione; tum scripsisse quae invenerant saepe non<text:line-break/>adhibita inventionis suae ratione, aliquando vero et adtu-<text:line-break/>. bile, atque id fecisse ipsius legentium utilitatis causa;. quip-<text:line-break/>pe ubi ad dextrum inventorum usum conducturum posteris<text:line-break/>sperabant, si rationem inventionis novissent; tum cani disi-</text:p>
      <text:p text:style-name="P3">genter prodiderunt; ubi sucus, supervacuam relatu putave-<text:line-break/>runt et propterea omise<text:span text:style-name="Default_20_Paragraph_20_Font"><text:span text:style-name="T5">r</text:span></text:span>unt. Nam quod sermonis compen-<text:line-break/>dium, siquidem et aliquid aliud, prisci in primis colueri<text:span text:style-name="Default_20_Paragraph_20_Font"><text:span text:style-name="T5">n</text:span></text:span>t,<text:line-break/>id omnes vel me tacente jam norunt; atque ob hanc maxi-<text:line-break/>me causam non Hippocrates modo, verum etiam reliqui<text:line-break/>priscorum medio interdum transgresso primo tertium<text:line-break/>adnectunt. Si enim primum secundi sit signum , atque hoc -<text:line-break/>tertium ex necessitate sequitur, ita tertium primo subji-<text:line-break/>ciunt secu<text:span text:style-name="Default_20_Paragraph_20_Font"><text:span text:style-name="T5">n</text:span></text:span>dum praetereuntes. ostendi vero persaepe tum<text:line-break/>reliquos antiquos tum vero maxime omnium Hippocratem<text:line-break/>talia scripsisse, debetque qui callere priscorum interpretandi<text:line-break/>genus volet in illis exercitari. Nunc vero ipsum quod -<text:line-break/>propositum est tantum exponam.</text:p>
      <text:h text:style-name="Heading_20_2" text:outline-level="2">Cap. V. </text:h>
      <text:p text:style-name="P43">Nam quae ulcera omnibus rite decenter-<text:line-break/>que factis, tamen non fanantur, ea medici cacoethe, <text:span text:style-name="Default_20_Paragraph_20_Font"><text:span text:style-name="T5">seu<text:line-break/>maligna</text:span></text:span> vocitant. Diuturna autem prorsus fiunt, quum quis<text:line-break/>solam ipfis curationem inducit ut ulcera sunt. Quae vero<text:line-break/>sit ulcerum ut ulcera sunt curatio lu libro qui hunc prae-</text:p>
      <text:p text:style-name="P2">cedit definitum esu Haec igitur ulcera et cacoethe et in-<text:line-break/>veteram et diuturna vocant, indifferenter his nominibus<text:line-break/>in ipsis utentes. Quin etiam ad dignoscendum quod af-<text:line-break/>fectus ipse cacoethes, una cum aliis notis etiam id, quod<text:line-break/>peractis etiam quae decent omnibus diuturna fiant, ali-<text:line-break/>quam portionem habet. Non tamen aut ipsa diuturnitas,<text:line-break/>aut quod diuturna et vocentur et sint, idoneam curationem<text:line-break/>- indicat; sed ex hoc, quod male allecta fit ulcerata pars li--</text:p>
      <text:p text:style-name="Normal">cet colligere; hoc vero inventu et curationis ratio constabit.<text:line-break/>Quo, inquies, modo? fi solae partes, quibus ulcus insidet, ita<text:line-break/>sint affectae, has sanaveris; ubi totum corpus vitiolo aliquo<text:line-break/>succo abundat, li hunc vacuaveris. Ac signum quidem vi-<text:line-break/>tiosi succi est ipsa ulceris diuturnitas, inventio autem ejus<text:line-break/>quod expedit non ex diuturnitate, fed ex succi vitio sug-<text:line-break/>geritur. Quare tria haec deinceps se habent, signum, ali<text:line-break/>sectio et curatio; signum quidem ipsa diuturnitas, affectus<text:line-break/>succi vitium, curatio ejus vacuatio. Atque hac ratione saepe</text:p>
      <text:p text:style-name="P2">veteres invenias medio praetermissio tertium statim primo<text:line-break/>fnbjicere, veluti Hippocrates ferit quum dixit: <text:span text:style-name="Default_20_Paragraph_20_Font"><text:span text:style-name="T5">tum ab su-<text:line-break/>veterati</text:span></text:span>s <text:span text:style-name="Default_20_Paragraph_20_Font"><text:span text:style-name="T5">ulceribu</text:span></text:span>s <text:span text:style-name="Default_20_Paragraph_20_Font"><text:span text:style-name="T5">c</text:span></text:span>o<text:span text:style-name="Default_20_Paragraph_20_Font"><text:span text:style-name="T5">nfert ut assidue sanguinem ejsiuere<text:line-break/>sueta</text:span></text:span>s, <text:span text:style-name="Default_20_Paragraph_20_Font"><text:span text:style-name="T5">utcunque id opportunum videbitur;</text:span></text:span> non utique<text:line-break/>curationem indicante vetustate , sed sanguinis vitio ; quippe<text:line-break/>ipsis mox suspicit; <text:span text:style-name="Default_20_Paragraph_20_Font"><text:span text:style-name="T5">pr</text:span></text:span>o<text:span text:style-name="Default_20_Paragraph_20_Font"><text:span text:style-name="T5">hibet namque maxime quidem eju</text:span></text:span>s-<text:line-break/><text:span text:style-name="Default_20_Paragraph_20_Font"><text:span text:style-name="T5">m</text:span></text:span>o<text:span text:style-name="Default_20_Paragraph_20_Font"><text:span text:style-name="T5">di ulcera sane</text:span></text:span>s<text:span text:style-name="Default_20_Paragraph_20_Font"><text:span text:style-name="T5">cere, post vero etiam reliqua</text:span></text:span> o<text:span text:style-name="Default_20_Paragraph_20_Font"><text:span text:style-name="T5">mnia p n-<text:line-break/>feed</text:span></text:span>o <text:span text:style-name="Default_20_Paragraph_20_Font"><text:span text:style-name="T5">sanguini</text:span></text:span>s, <text:span text:style-name="Default_20_Paragraph_20_Font"><text:span text:style-name="T5">et siquid ex sanguinis tran</text:span></text:span>s<text:span text:style-name="Default_20_Paragraph_20_Font"><text:span text:style-name="T5">mutatione est<text:line-break/>. ortum. </text:span></text:span>Quin etiam post paulo quum de ulceribus quam<text:line-break/>ad cicatricem non veniunt disserit, <text:span text:style-name="Default_20_Paragraph_20_Font"><text:span text:style-name="T5">neo si</text:span></text:span>, inquit, <text:span text:style-name="Default_20_Paragraph_20_Font"><text:span text:style-name="T5">quae ut-<text:line-break/>c</text:span></text:span>tis <text:span text:style-name="Default_20_Paragraph_20_Font"><text:span text:style-name="T5">ambiunt ntgrtcent, se</text:span></text:span>i<text:span text:style-name="Default_20_Paragraph_20_Font"><text:span text:style-name="T5">nguine putri, aut etiam var</text:span></text:span>ice<text:line-break/><text:span text:style-name="Default_20_Paragraph_20_Font"><text:span text:style-name="T5">stuxionem sc</text:span></text:span>i<text:span text:style-name="Default_20_Paragraph_20_Font"><text:span text:style-name="T5">ppeditante , id genus ulcera coireposcunt, nisi<text:line-break/>. quae ulcu</text:span></text:span>s <text:span text:style-name="Default_20_Paragraph_20_Font"><text:span text:style-name="T5">ambiuntsana reddas. </text:span></text:span>Post etiam de varicum<text:line-break/>sanatione scribit. Ad haec etiam purgationis meminit tu-<text:line-break/>tius corporis tum in aliis quibusdam vulneribus tum iis<text:line-break/>quibus sphacelum instare est metus. Praeterea herpetibus et<text:line-break/>esthiomeuis omnibus, ita enim nominere solet ea quae hu-<text:line-break/>mor aliquis eruditi Jam vero in iis quae mox sequuntur</text:p>
      <text:p text:style-name="P3">rursus ad hunc modum subjungit<text:span text:style-name="Default_20_Paragraph_20_Font"><text:span text:style-name="T5">: cuicunque ulceri er</text:span></text:span>ysi-<text:line-break/><text:span text:style-name="Default_20_Paragraph_20_Font"><text:span text:style-name="T5">pelas supervenerit , purgatio totius corp</text:span></text:span>o<text:span text:style-name="Default_20_Paragraph_20_Font"><text:span text:style-name="T5">ris adhibenda esu<text:line-break/></text:span></text:span>Et in summa si curiose librum de ulceribus revolvas, inve-<text:line-break/>nies semper eum ab affectu indicationem sumere , uti vero<text:line-break/>interdum et tempore , sed ad affectum noscendum. Quod<text:line-break/>vero haec itu se habea<text:span text:style-name="Default_20_Paragraph_20_Font"><text:span text:style-name="T5">n</text:span></text:span>t ex ipso libri ingressu agnoscas<text:line-break/>qui talis est: <text:span text:style-name="Default_20_Paragraph_20_Font"><text:span text:style-name="T5">ulcera madefucere, quaecunque ea fuerint,<text:line-break/>nisi vin</text:span></text:span>o <text:span text:style-name="Default_20_Paragraph_20_Font"><text:span text:style-name="T5">non oportet, quod alter saepenumero assectus ul-<text:line-break/>ceri implicitus ulceris curationem adferri pr</text:span></text:span>o<text:span text:style-name="Default_20_Paragraph_20_Font"><text:span text:style-name="T5">hibeat</text:span></text:span>, tum<text:line-break/>causam doce<text:span text:style-name="Default_20_Paragraph_20_Font"><text:span text:style-name="T5">n</text:span></text:span>s alt: <text:span text:style-name="Default_20_Paragraph_20_Font"><text:span text:style-name="T5">Nam siccu</text:span></text:span>m <text:span text:style-name="Default_20_Paragraph_20_Font"><text:span text:style-name="T5">sano viciniu</text:span></text:span>s <text:span text:style-name="Default_20_Paragraph_20_Font"><text:span text:style-name="T5">esu humidum<text:line-break/>ver</text:span></text:span>o <text:span text:style-name="Default_20_Paragraph_20_Font"><text:span text:style-name="T5">non sano. </text:span></text:span>Et mox, <text:span text:style-name="Default_20_Paragraph_20_Font"><text:span text:style-name="T5">ulcus eni</text:span></text:span>m <text:span text:style-name="Default_20_Paragraph_20_Font"><text:span text:style-name="T5">humidum est, sanum<text:line-break/>autem siccum. </text:span></text:span>Ideoque per totum librum quum totius ul—<text:line-break/>eorum curatio<text:span text:style-name="Default_20_Paragraph_20_Font"><text:span text:style-name="T5">n</text:span></text:span>is scopum siccationem statuat; mox particula-<text:line-break/>ria invenit, etiam finis ipsius saepe nos commonefaciens.<text:line-break/>Quum enim ita scribit.: <text:span text:style-name="Default_20_Paragraph_20_Font"><text:span text:style-name="T5">qu</text:span></text:span>o<text:span text:style-name="Default_20_Paragraph_20_Font"><text:span text:style-name="T5">dcunque ulcus acut</text:span></text:span>o <text:span text:style-name="Default_20_Paragraph_20_Font"><text:span text:style-name="T5">tel</text:span></text:span>o <text:span text:style-name="Default_20_Paragraph_20_Font"><text:span text:style-name="T5">caesim,<text:line-break/>pereuffimve divisum</text:span></text:span> est, <text:span text:style-name="Default_20_Paragraph_20_Font"><text:span text:style-name="T5">medicamentu</text:span></text:span>m <text:span text:style-name="Default_20_Paragraph_20_Font"><text:span text:style-name="T5">cruentis aptum</text:span></text:span> seu<text:line-break/>enaemum, <text:span text:style-name="Default_20_Paragraph_20_Font"><text:span text:style-name="T5">ac siccans et quod suppurare vetet ad</text:span></text:span>m<text:span text:style-name="Default_20_Paragraph_20_Font"><text:span text:style-name="T5">ittit; fit</text:span></text:span></text:p>
      <text:p text:style-name="P3"><text:span text:style-name="Default_20_Paragraph_20_Font"><text:span text:style-name="T5">enim efeluente sanguine sicc</text:span></text:span>i<text:span text:style-name="Default_20_Paragraph_20_Font"><text:span text:style-name="T5">us. </text:span></text:span>Et rursus: <text:span text:style-name="Default_20_Paragraph_20_Font"><text:span text:style-name="T5">quaecunque<text:line-break/>probe et</text:span></text:span> o<text:span text:style-name="Default_20_Paragraph_20_Font"><text:span text:style-name="T5">pportune purgata, semper adsicciuspromoven-<text:line-break/>tur nisi si c</text:span></text:span>o<text:span text:style-name="Default_20_Paragraph_20_Font"><text:span text:style-name="T5">ntuso sunt. </text:span></text:span>Et ru<text:span text:style-name="Default_20_Paragraph_20_Font"><text:span text:style-name="T5">r</text:span></text:span>sus: <text:span text:style-name="Default_20_Paragraph_20_Font"><text:span text:style-name="T5">si qu</text:span></text:span>o<text:span text:style-name="Default_20_Paragraph_20_Font"><text:span text:style-name="T5">d coire nequit,<text:line-break/>humecta caro canfu ese. </text:span></text:span>Itr his omnibus primi sanando-<text:line-break/>rum ulcerum scopi nos admonent. Siquidem; ulceris qua<text:line-break/>ulcus est sanatio mediocris siccatio est , cujus rei demonstra-<text:line-break/>tio in libro qui hunc praecedit tradita esu Verum ulee-<text:line-break/>ris quod cum usio affectu coniunctum est, cujus praecedere<text:line-break/>curationem oportet ejus curatio, ut ulceris folio snon est,<text:line-break/>fed prior illius affectus fecunda ulceris. Nam sive phleg-<text:line-break/>mone aliqua, sive nigritia, sive ecchymosis, sive erysipe-<text:line-break/>.las, sive oedema ulceratum carnen obsederit, primum ejus<text:line-break/>molienda curatio esu At vero quod ulcus hoc tempore non<text:line-break/>solum non commode eufatur , sed multo etiam majus reddi-<text:line-break/>tur, id neminem lateat; nam sive contusa fuerint ci<text:span text:style-name="Default_20_Paragraph_20_Font"><text:span text:style-name="T5">r</text:span></text:span>cumpo-<text:line-break/>sita ulceri loca , seu phlegmone aliusve tumor in his consti-<text:line-break/>terit, propria ejus affectus sanatio invenienda nobis est, il-<text:line-break/>lud pro certo habentibus, fieri non posse ut ulcus sanetur,</text:p>
      <text:p text:style-name="P2">nisi locus in quo consistit prius sit sanatus.. Ac proinde<text:line-break/>Hippocrates ipse reducens nobis in memoriam ea, quae sta-<text:line-break/>tim in libri initio tradiderat, tum quae reliqua paulo ante<text:line-break/>sunt comprehensa, tum vero haec adscripsit <text:span text:style-name="Default_20_Paragraph_20_Font"><text:span text:style-name="T5">t quodcunque<text:line-break/>ulcu</text:span></text:span>s <text:span text:style-name="Default_20_Paragraph_20_Font"><text:span text:style-name="T5">caesim percussimus acut</text:span></text:span>o <text:span text:style-name="Default_20_Paragraph_20_Font"><text:span text:style-name="T5">telo est divitum , medica—<text:line-break/>mentum enaemum et siccans et quod suppurare vetet, admi t—<text:line-break/>tit. sin caro aliquo telo tum c</text:span></text:span>o<text:span text:style-name="Default_20_Paragraph_20_Font"><text:span text:style-name="T5">ntusa tum caesa sit,. huic<text:line-break/>. ita medendum est ut quam celerrime suppuret; nam et<text:line-break/>minus phlegmone urgebitur, et necesse est carnes c</text:span></text:span>o<text:span text:style-name="Default_20_Paragraph_20_Font"><text:span text:style-name="T5">ntusus,<text:line-break/>caesas, putre</text:span></text:span>f<text:span text:style-name="Default_20_Paragraph_20_Font"><text:span text:style-name="T5">actas et in pus versus liquari, postea no-<text:line-break/>vam carnem nasci. </text:span></text:span>Indicat enim hoc sermone manifeste<text:line-break/>solos eos uloeratarum partium affectus non esse siccandos,<text:line-break/>in quibus gigni quam celerrime pus cupimus, quod cum. ali-<text:line-break/>qua putredine pus fiat obiter docens. Porro omnia quae<text:line-break/>putrefiunt .ex calido et humido fio afficiuntur. Ideoque<text:line-break/>etiam ea cataplasmata quae ex hordei farina componuntur<text:line-break/>.ceu quae calefaciant humectentque, omnibus iis affectibus</text:p>
      <text:p text:style-name="P3">quibus moveri pus expedit admovemus. Hordei namque farina<text:line-break/>ex aqua et oleopraeterea fomentum multae calidae aquae, et<text:line-break/>tetrapharmaei vis, omnia denique quae calefaciunt et bume-<text:line-break/>ctant celerrime pus moventi Ideoque etiam iis par tibus; quae<text:line-break/>phlegmone infestantur; ubi vehementius jam pulfitant, sicut<text:line-break/>jam desperetur de horum citra pus curatione, veteres omnes<text:line-break/>ejusmodi applicant medicamenta, ante vero nequaquam. At-<text:line-break/>qne hoc Hippocrates ipse aperte nos docet in memoratis<text:line-break/>jam verbis, quibus jubet quae sine contusione vulneratae<text:line-break/>partes fiunt, quam maxime siccare: quae cum contusione<text:line-break/>quadam sunt laesae, iis quam primum pus movere. Quin<text:line-break/>etiam cum dixit: <text:span text:style-name="Default_20_Paragraph_20_Font"><text:span text:style-name="T5">quaecunque ulcera non probe et ut con-<text:line-break/>venit expurgata ,. semper priu</text:span></text:span>s <text:span text:style-name="Default_20_Paragraph_20_Font"><text:span text:style-name="T5">pullulare inc</text:span></text:span>i<text:span text:style-name="Default_20_Paragraph_20_Font"><text:span text:style-name="T5">piunt, ii</text:span></text:span>s <text:span text:style-name="Default_20_Paragraph_20_Font"><text:span text:style-name="T5">ma-<text:line-break/>xime caro supercre</text:span></text:span>s<text:span text:style-name="Default_20_Paragraph_20_Font"><text:span text:style-name="T5">cit; quae vero pr</text:span></text:span>o<text:span text:style-name="Default_20_Paragraph_20_Font"><text:span text:style-name="T5">be et ut decet expur-<text:line-break/>gata, semper ad siccius pr</text:span></text:span>o<text:span text:style-name="Default_20_Paragraph_20_Font"><text:span text:style-name="T5">moventur, ii</text:span></text:span>s <text:span text:style-name="Default_20_Paragraph_20_Font"><text:span text:style-name="T5">nisi sit contusa,<text:line-break/>caro ut plurimum non supercrescit. </text:span></text:span>Etenim hic illud, <text:span text:style-name="Default_20_Paragraph_20_Font"><text:span text:style-name="T5">nisi<text:line-break/>sint contnfu</text:span></text:span>, quod adjicitur, redigit nobis in memoriam<text:line-break/>quod in. superius proditis verbis est dictum, nempe opor-</text:p>
      <text:p text:style-name="P3">tere omnia siccari, praeter ea quae contusa sunt. Neque<text:line-break/>enim sicubi cataplasmate quod calefaciat humectetque illi-<text:line-break/>nuntur, quae phlegmone infestantur, ex prima ratione id fit,<text:line-break/>hoc est ut remedium assectus , sed ut symptomatis mitiga-<text:line-break/>tio , siquidem ipsius phlegmones remedia deciorum sunt fa-<text:line-break/><text:span text:style-name="Default_20_Paragraph_20_Font"><text:span text:style-name="T5">G</text:span></text:span>ustatum. Audi namque loquentem Hippocratem : <text:span text:style-name="Default_20_Paragraph_20_Font"><text:span text:style-name="T5">cata-<text:line-break/>plasmata oedematum et phlegmones , quae in circa positis<text:line-break/>consistit, verbascum coctum etfolia trisolii cruda et epi-<text:line-break/>petri solia cocta et polium;</text:span></text:span> quippe omnia haec siccandi vim<text:line-break/>habent, veluti in commentariis de simplicibus medicamentis<text:line-break/>docuimus. Et compendiaria obsessarum phlegmone partium<text:line-break/>curatio per id genus praesidia obitur, quae sane vel as-<text:line-break/>sectum prorsus submovent, vel si quid exiguum quod sup-<text:line-break/>puret reliquerint, alterum medicamentum acre quod educere<text:line-break/>pus queat requiritur, vel si tenuis circumposita cutis sit,<text:line-break/>velisque quam celerius explicatum aegrum, sectio petenda<text:line-break/>est. Caeterum curatio phlegmones per hordei farinam do-</text:p>
      <text:p text:style-name="P2">Iorem lenire studentis est,non medentis et contra malum<text:line-break/>pugnantis; verum de talium differentia in sequentibus ple-<text:line-break/>nius docetur. Illa porro mihi demonstrata manifeste puto,<text:line-break/>Hippocratem tum ulcera quaeque siccanda esse jussisse, tum<text:line-break/>hunc esse curationis scopum sanxisse , ipso scilicet affectu<text:line-break/>indicationem praebente, non tempore. Quod si quis hoc ma-<text:line-break/>gis etiam sibi persuasum cupit, librum ejus de ulceribus tu-<text:line-break/>. tum diligentius evolvat; intelliget enim illud ipsum per-<text:line-break/>fpicue,tum unam esse ulcerum omnium generalem cura-<text:line-break/>lienem, quam nos proximo libro docuimus, tum vero non<text:line-break/>minus illud, nullam esse a tempore nec in ulceribus , nec<text:line-break/>in phlegmone, nec denique in usio quopiam affectu indica-<text:line-break/>tionem. Quoniam vero in hunc sermonis locum perveni-<text:line-break/>mus , aequum est ostendere non modo horum quae jam re-<text:line-break/>tulimus scisse inventorem Hippocratem , sed etiam reliquo-<text:line-break/>rum omnium quaecunque hunc scire qui commode ulcus<text:line-break/>sit sanaturus est opus. Videtur enim is non solum ulcerum<text:line-break/>quae citra estum affectum consistunt sanandorum rationem</text:p>
      <text:p text:style-name="P2">invenisse, ut quae in siccando consistat, sed etiam privatim<text:line-break/>per fpecies affectuum cujusque. Nam aut vitiosus succus<text:line-break/>ad partem cui ulcus insedit amplius non sinit <text:span text:style-name="Default_20_Paragraph_20_Font"><text:span text:style-name="T5">r</text:span></text:span> aut etiam<text:line-break/>fluit;. ac. si non amplius fluit, ipsi tantum quod laborat suc-<text:line-break/>i currendum est; siquidem vel lividum, vel nigrum, vel ru-<text:line-break/>hrum conspicitur, scarificando ac. sanguinem emittendo;<text:line-break/>mox, ut ipsius verbis utar, .spongiam statim sicciorem ma-<text:line-break/>gis quam humidiorem superimponendo ; neque enim, arni-<text:line-break/>tror, ignorabit quispiam, particulam illam <text:span text:style-name="Default_20_Paragraph_20_Font"><text:span text:style-name="T5">quam</text:span></text:span> nega-<text:line-break/>ti.onis hoc loco vim habere, tanquam ita diceret, sicciorem,<text:line-break/>non humidiorem; post haec vero etiam siccantia remedia<text:line-break/>applicando f ab his, fires postulet, rursus sanguinem auseren-<text:line-break/>do, ac mox iterum talia peragendo, donec partu omnino<text:line-break/>sanitas sit ; quod si labra ulceris dura callofaque appareant,<text:line-break/>etiam ea excidendo. Etenim de his quoque ita ait: <text:span text:style-name="Default_20_Paragraph_20_Font"><text:span text:style-name="T5">circa—<text:line-break/>la</text:span></text:span>ni<text:span text:style-name="Default_20_Paragraph_20_Font"><text:span text:style-name="T5">a ulcerum, si se</text:span></text:span>i<text:span text:style-name="Default_20_Paragraph_20_Font"><text:span text:style-name="T5">bcava situ, circulo praecidere quae ab—<text:line-break/>sceseerunt</text:span></text:span> o<text:span text:style-name="Default_20_Paragraph_20_Font"><text:span text:style-name="T5">portet, vel omnia, vel ex dimidio circuli sc-<text:line-break/>.eundum homini</text:span></text:span>s <text:span text:style-name="Default_20_Paragraph_20_Font"><text:span text:style-name="T5">l</text:span></text:span>o<text:span text:style-name="Default_20_Paragraph_20_Font"><text:span text:style-name="T5">ngitudinem. </text:span></text:span>Scripsit vero et de tirmo-</text:p>
      <text:p text:style-name="P2">rubus qui conjuncti cum ulcere sunt universis, quemad-.<text:line-break/>modum curandi singuli sint; simili modo et de varicibus,<text:line-break/>quando horum quoque occasione contumax ad sanandum ul-<text:line-break/>pus redditur, quoniam aliqua ex his humiditas ad exulce-<text:line-break/>ratas partes defluat. Ad eundem modum et quum ex toto<text:line-break/>corpore humor confluit, totum purgare jubet, nusquam vi-<text:line-break/>delicet in .sus indicationem a tempore sumens ; nam et nidi-<text:line-break/>culum plane sit, adeo multes ac varias, saepe etiam con-<text:line-break/>tracias indicationes ab una communitate fieri. Nam si etiam<text:line-break/>. demus indicationem aliquam a tempore sumi, quae tandem<text:line-break/>ea sit dicere par est, ac summa quapiam una eam complecti;<text:line-break/>veluti lu reliquis omnibus ipse quoque Thessalus facit, ne-<text:line-break/>dum <text:span text:style-name="Default_20_Paragraph_20_Font"><text:span text:style-name="T5">n</text:span></text:span>os. Quippe unum issi perpetuo indicat astrictus as-<text:line-break/>rectus, <text:span text:style-name="Default_20_Paragraph_20_Font"><text:span text:style-name="T5">nempe</text:span></text:span> ut laxetur; unum rursus fluxus, ut adstringe-<text:line-break/>turi Quin etiam in ipsis ulceribus quod sordidum est, ab-<text:line-break/>stergeri postulat, quod cavum est, impleri , quod aequabile<text:line-break/>est, cicatrice induci, cui caro supercrevit, hanc sibi detraxi,<text:line-break/>etiam eo ipso auctore; ergo sicut in horum singulis , italo</text:p>
      <text:p text:style-name="P44">diuturnis quoque alterum aliquid ad. proportionem ostendat,<text:line-break/>quod unum sit; verum non potest, nam et excidenda ea<text:line-break/>praecipit. At quaenam, <text:span text:style-name="Default_20_Paragraph_20_Font"><text:span text:style-name="T5">quaeso</text:span></text:span>, sit ista rationabilis a tempore<text:line-break/>indicatio ? tum- remedio ex sinapi uti , de quo vanum illud<text:line-break/>nomen metasyncriseos usurpat? ad haec ex radicula vo-<text:line-break/>nutu, et postremo, quum nihil ultra inveniat, veratro? Ve-<text:line-break/>rutu haec quidem, quemadmodum -dixi; etiam in sequen-<text:line-break/>tibus plenius dicentur, ubi nihil. usquam ullo.-in । morbo a</text:p>
      <text:p text:style-name="P43">tempore indicari, fed signum <text:span text:style-name="Default_20_Paragraph_20_Font"><text:span text:style-name="T5">id</text:span></text:span>- nonnunquam affectus esse</text:p>
      <text:p text:style-name="P8">docebimus.</text:p>
      <text:h text:style-name="Heading_20_2" text:outline-level="2">Cap. VI. </text:h>
      <text:p text:style-name="P43">Verum rurfus ad Hippocratem revertor,<text:line-break/>quem virum sane diligentiae nomine admiror cum mullis<text:line-break/>omnibus, tum vero quod scopum, qui medico ad indicatio-<text:line-break/>nem, non lu uno alterove, sed prorsus omni morbo fit<text:line-break/>spectandus, non omiserit. Est autem is qui ab affectus mag-<text:line-break/>nitudine sumitur, quem non modo methodici praetermissi-<text:line-break/>runt, non enim est id mirum, sed etiam rationalium plu-</text:p>
      <text:p text:style-name="P2">ritui, atque etiam empirici, quanquam alio modo, omnes.<text:line-break/>Nam ubi in plethorico, ut illi loquuntur, concursu vacua-..<text:line-break/>. tionem a se observatam dicunt, manifeste satentur.ob nullius<text:line-break/>alterius eoruni, quae in aegro visuntur, .respectum, fe ad<text:line-break/>vacuationem accedere. .Neque. hoc. dico propterea, quod<text:line-break/>purgatio vacuatio sit , quam plethoricus concursus non indi-<text:line-break/>cet, sed quod etiam, tametsi plethoricus concursus non ad-<text:line-break/>sit, ad ipsam tamen sanguinis missionem interdum sit con-<text:line-break/>fugiendum ; nam fi vehemens morbus sit cum virium robore,<text:line-break/>nemo est qui venam non. secet, qui in artis operibus fit<text:line-break/>exercitatus. Nam ipsus empiricos videmus, quum lapsu<text:line-break/>aliquo aut plaga aliqua contusae vehementer corporis paries<text:line-break/>fuerint, ad sanguinis missionem confugere; quanquam idem<text:line-break/>homo paulo ante sa<text:span text:style-name="Default_20_Paragraph_20_Font"><text:span text:style-name="T5">n</text:span></text:span>us suerat, prorsttsque redundantiae sim-<text:line-break/>guinis expers. Ex quo patet non hoc esse, quod mitten-<text:line-break/>dum sanguinem indicet, sed magnitudinem morbi ac virium<text:line-break/>robur, exceptis a sermone pueris. Nam et esta ratione, si</text:p>
      <text:p text:style-name="P2">quis etiamnum sanus , nec adhuc quicquam laesus , lu san-<text:line-break/>guinis redundantis concursu fit positus, non statim huic mitti<text:line-break/>sanguinem est necesse; imo aliis satisfacit inedia, aliis cibi<text:line-break/>parcitas, aliis soluta alvus, vel purgatio, vel frequentius<text:line-break/>balneum, aliis sola exercitatio vel multa frictio abunde fuit;<text:line-break/>missio vero sanguinis ne ab ipsis quidem empiricis iis qui<text:line-break/>ita se habent necessario adhibetur. Ad eundem modum nec<text:line-break/>purgatio in sola vitiosi succi abundantia convenienter fusci-<text:line-break/>pitur; sed sicut missio sanguinis vel propter ipsius abundan-<text:line-break/>tiam, vel propter morbi magnitudinem, ita pu<text:span text:style-name="Default_20_Paragraph_20_Font"><text:span text:style-name="T5">r</text:span></text:span>gatio et prop.<text:line-break/>ter abundantiam alterius cujusquam humoris, et propter<text:line-break/>vehementiam morbi adhibetur. . Ac de sanguinis missione<text:line-break/>tum in alio libro egimus tum vero in sequentibus agemus.<text:line-break/>De purgatione in hoc libro disseram, quod desiderant enim<text:line-break/>aegri hanc non modo ut noxium excrementum, <text:span text:style-name="Default_20_Paragraph_20_Font"><text:span text:style-name="T5">qu</text:span></text:span>o<text:span text:style-name="Default_20_Paragraph_20_Font"><text:span text:style-name="T5">que<text:line-break/>. vexantur</text:span></text:span>, purget, sed etiam ut tum revellat tum vacuet.</text:p>
      <text:p text:style-name="P1">Atque ob eam rem Hippocrates tum in reliquis omnibus.<text:line-break/>operibus tum in eo quod de ulceribus prodidit .etiam</text:p>
      <text:p text:style-name="P3">morbi magnitudinem ad purgationis indicationem considerat.<text:line-break/><text:span text:style-name="Default_20_Paragraph_20_Font"><text:span text:style-name="T5">Purgatio enim</text:span></text:span>, inquit, <text:span text:style-name="Default_20_Paragraph_20_Font"><text:span text:style-name="T5">per alvum plurimis ulceribu</text:span></text:span>s <text:span text:style-name="Default_20_Paragraph_20_Font"><text:span text:style-name="T5">pro-<text:line-break/>dest, praeterea vulneribu</text:span></text:span>s <text:span text:style-name="Default_20_Paragraph_20_Font"><text:span text:style-name="T5">quae in capite sunt accepta,<text:line-break/>item quae in v</text:span></text:span>e<text:span text:style-name="Default_20_Paragraph_20_Font"><text:span text:style-name="T5">ntre et articuli</text:span></text:span>s, <text:span text:style-name="Default_20_Paragraph_20_Font"><text:span text:style-name="T5">ad haec iis in quibu</text:span></text:span>s o<text:span text:style-name="Default_20_Paragraph_20_Font"><text:span text:style-name="T5">sii<text:line-break/>carie</text:span></text:span>s <text:span text:style-name="Default_20_Paragraph_20_Font"><text:span text:style-name="T5">impendet, praeterea ii</text:span></text:span>s <text:span text:style-name="Default_20_Paragraph_20_Font"><text:span text:style-name="T5">quae si</text:span></text:span>n<text:span text:style-name="Default_20_Paragraph_20_Font"><text:span text:style-name="T5">untur et exeduntur<text:line-break/>et herp</text:span></text:span>e<text:span text:style-name="Default_20_Paragraph_20_Font"><text:span text:style-name="T5">tibu</text:span></text:span>s e<text:span text:style-name="Default_20_Paragraph_20_Font"><text:span text:style-name="T5">t reliqui</text:span></text:span>s <text:span text:style-name="Default_20_Paragraph_20_Font"><text:span text:style-name="T5">quae ulcera diuturna reddunt,<text:line-break/>etiam quaecunque deliganda sunt, per alvum purganda<text:line-break/>sunt. </text:span></text:span>His verbis clare nos docuit ulceribus omnibus et<text:line-break/>vulneribus, quoties pervalida sunt, purgationem esse utilem.<text:line-break/>Quum enim trifariam non hae modo affectiones, verum<text:line-break/>etiam reliquae omnes vehementes maguaeque reddantur, veI<text:line-break/>propter affectae partis praestantiam, vel propter affectus<text:line-break/>. magnitudinem , vel propter cacoethiam, cujusque horum se-</text:p>
      <text:p text:style-name="Normal">orsum ridetur Hippocrates mentionem fecisse , utique in ca-<text:line-break/>pilis ventrisque vulneribus praestantiam laesae indicans par-<text:line-break/>lis. Ventrem autem hoc loco non solum inferiorem intel-<text:line-break/>lige<text:span text:style-name="Default_20_Paragraph_20_Font"><text:span text:style-name="T5">n</text:span></text:span>duur esse, scd etiam superiorem, patere cuivis arbitror;<text:line-break/>diviso namque quod inter collum et crura est trunco in</text:p>
      <text:p text:style-name="P2">duas capaciter maximas, prior sub thorace, secunda sub pe-<text:line-break/>ritonaeo continetur. Et sane vulnus quod intra thoracem,<text:line-break/>intrave etiam peritonaeum penetrarit, non parvum pericu-<text:line-break/>culum affe<text:span text:style-name="Default_20_Paragraph_20_Font"><text:span text:style-name="T5">r</text:span></text:span>t, potissimum fi quid interiorum una sitvulnera-<text:line-break/>tum; quin etiam cacoethe statim fieri quaecunque in arti-<text:line-break/>.culis accepta vulnera sunt, id quoque omnes fere sciunt,.<text:line-break/>empirici quidem ex sola ipsis experientia, cui soli attendunt;<text:line-break/>qui vero corporis naturae scientiam comparare studuerunt,<text:line-break/>ex ipsa vulnerat<text:span text:style-name="Default_20_Paragraph_20_Font"><text:span text:style-name="T5">o</text:span></text:span>rum partium organicarum natura. Ubi<text:line-break/>. enim tendones et merui et carne vacua atque ossea loca<text:line-break/>sunt , hic doloris , vigiliarum, convulsionis et delirii pericu-<text:line-break/>sum instat; tum haec igitur vulnera tum quae sinuntur, id<text:line-break/>est quae adeo sunt magna ut suturis indigeant, aut si non<text:line-break/>his, certe deligatura, alvi purgationem desiderant. At vero<text:line-break/>jam dictum in proximo libro est, quae magna ulcera sunt<text:line-break/>ea vel suturis vel deligaturis esse coniungenda. Quin etiam<text:line-break/>quibus corrumpendi ossis periculum impendet, ea utique<text:line-break/>cum -magnitudine phlegmones sunt. Jam quaecunque exe-</text:p>
      <text:p text:style-name="P2">duntur, hoc est eroduntur, ea tum maligna sunt tum ma.<text:line-break/>lorum succorum soboles. Herpetes quoque a bilioso ex-<text:line-break/>cremento ortum habent, reliquaque quae inveterantur om-.<text:line-break/>nia ex hujusmodi aliqua causa proveniunt ; quare in om-<text:line-break/>nibus his non sine ratione purgare per alvum jubet. lu<text:line-break/>-progressu vero haec insuper adjicit: <text:span text:style-name="Default_20_Paragraph_20_Font"><text:span text:style-name="T5">in omni ul</text:span></text:span>c<text:span text:style-name="Default_20_Paragraph_20_Font"><text:span text:style-name="T5">ere cui er</text:span></text:span>y-<text:line-break/><text:span text:style-name="Default_20_Paragraph_20_Font"><text:span text:style-name="T5">sipela</text:span></text:span>s <text:span text:style-name="Default_20_Paragraph_20_Font"><text:span text:style-name="T5">supervenit purgar</text:span></text:span>i <text:span text:style-name="Default_20_Paragraph_20_Font"><text:span text:style-name="T5">corpu</text:span></text:span>s <text:span text:style-name="Default_20_Paragraph_20_Font"><text:span text:style-name="T5">op</text:span></text:span>o<text:span text:style-name="Default_20_Paragraph_20_Font"><text:span text:style-name="T5">rtet, qua parte ut..<text:line-break/></text:span></text:span>p<text:span text:style-name="Default_20_Paragraph_20_Font"><text:span text:style-name="T5">eri</text:span></text:span>- m<text:span text:style-name="Default_20_Paragraph_20_Font"><text:span text:style-name="T5">axime conducit, sive id per superna sive per interna<text:line-break/>sit;</text:span></text:span> cujus etiam ipsius rei discrimen in libro de humoribus<text:line-break/>nos edocuit, revellere nos jubens ad contraria, derivare<text:line-break/>vero ad latera ; qum etiam quum maxime repit, tum revelo<text:line-break/>laudum; dictum vero et de hoc lu eo libro esu Quare<text:line-break/>nunc quoque, si etiamnum fluxio vale<text:span text:style-name="Default_20_Paragraph_20_Font"><text:span text:style-name="T5">n</text:span></text:span>ter irruat, ad contra-<text:line-break/>ria revellemus, utique si in superioribus ulcus consistat, per<text:line-break/>in<text:span text:style-name="Default_20_Paragraph_20_Font"><text:span text:style-name="T5">t</text:span></text:span>erna purgantes; sin autem in inferioribus sit, superiorem<text:line-break/>ventrem vacuantes; at si jam fluxio restitit atque in parte<text:line-break/>inhaesit, derivare per vicina magis expedit, quum et in pro-<text:line-break/>pinquiora translatio sit et purganti medicamento promptio<text:span text:style-name="Default_20_Paragraph_20_Font"><text:span text:style-name="T5">r</text:span></text:span></text:p>
      <text:p text:style-name="P3">tum accessus tum attractus e aluino detur, Ha<text:span text:style-name="Default_20_Paragraph_20_Font"><text:span text:style-name="T5">n</text:span></text:span>c vero ra-<text:line-break/>tionem ad aliam quoquo artis partem spectare, nempe quae<text:line-break/>de succorum medicatione praecipit, neminem latere arbitror,<text:line-break/>proindeque in sequentibus etiam repetere eam erit necesse<text:line-break/>ac totam absolvere. Nunc illud docere volo tum ipsam<text:line-break/>morbi sive vim sive magnitudinem appellare velis scopum<text:line-break/>a nobis detractionis sanguinis vel purgationis statuendum<text:line-break/>esse, tum vero Hippocratem hanc omnium quos novimus<text:line-break/>primum indicationem adinvenisse. Ac ile aliis quidem mor-<text:line-break/>bis in sequentibus libris id ostendam , de ulceribus vero in<text:line-break/>hocce. De purgationibus quidem mihi explicatum jam est.<text:line-break/>Nam quum triplici genere morbus quisque sit magnus ac<text:line-break/>gravis , . aut propter praecellentiam partis affectae, aut prop-i<text:line-break/>ter affectus magnitudinem, aut propter ipsius cacoethiam,<text:line-break/>somnium horum meminit Hippocrates ubi de purgatione<text:line-break/>egit. Quid igitur, dicet aliquis , <text:span text:style-name="Default_20_Paragraph_20_Font"><text:span text:style-name="T5">n</text:span></text:span>unquid etiam sanguinem<text:line-break/>detrahi interdum suadet propter has ipsas causas? Mihi<text:line-break/>vero id quoque jubere videtur; verum breviter nec sine de-:.</text:p>
      <text:p text:style-name="P3">monstratio<text:span text:style-name="Default_20_Paragraph_20_Font"><text:span text:style-name="T5">n</text:span></text:span>e , veluti tum huic ipsi tum reliquis priscis mos<text:line-break/>suit.. Id ita esse intelliges primum quidem si haec ejus ver-.<text:line-break/>ha relegeris : <text:span text:style-name="Default_20_Paragraph_20_Font"><text:span text:style-name="T5">omni recen</text:span></text:span>s<text:span text:style-name="Default_20_Paragraph_20_Font"><text:span text:style-name="T5">susto vulneri, nisi in ventresct,<text:line-break/>expedit ex spsa vulnere siatim sanguinem plus minusve efe<text:line-break/>sinere; nam phlegmone minus tentabitur tu</text:span></text:span>m <text:span text:style-name="Default_20_Paragraph_20_Font"><text:span text:style-name="T5">ulcus sp-<text:line-break/>fum tum quae circu</text:span></text:span>m<text:span text:style-name="Default_20_Paragraph_20_Font"><text:span text:style-name="T5">p</text:span></text:span>o<text:span text:style-name="Default_20_Paragraph_20_Font"><text:span text:style-name="T5">sita l</text:span></text:span>oc<text:span text:style-name="Default_20_Paragraph_20_Font"><text:span text:style-name="T5">a sunt. </text:span></text:span>Post haec autem si<text:line-break/>verba quae in libro de ulceribus abeo sunt scripta, tum<text:line-break/>quae in assis omnibus libris, saepe proposuit recorderis, de-<text:line-break/>here imitatorem esse medicum non tantum naturae, sed<text:line-break/>etiam eorum quae quum sua sponte veniunt conferunt, clare<text:line-break/>jam senis mentem intelliges de sanguine , quum magna sunt<text:line-break/>vulnera, detrahendo. Si namque expedit in talibus fan-<text:line-break/>guinem effluere, non autem effluxit, quod deest: ipse ad-<text:line-break/>jicias oportet; declarant id ea quae fubjungit; quippe<text:line-break/>haec ilatim cum dictis verbis copulati <text:span text:style-name="Default_20_Paragraph_20_Font"><text:span text:style-name="T5">Et ab ii</text:span></text:span>s <text:span text:style-name="Default_20_Paragraph_20_Font"><text:span text:style-name="T5">q</text:span></text:span>u<text:span text:style-name="Default_20_Paragraph_20_Font"><text:span text:style-name="T5">ae in-.<text:line-break/>veterata siuni ulcera ut sangui</text:span></text:span>s <text:span text:style-name="Default_20_Paragraph_20_Font"><text:span text:style-name="T5">crebro sinat</text:span></text:span> a<text:span text:style-name="Default_20_Paragraph_20_Font"><text:span text:style-name="T5">spicere ,<text:line-break/>pr</text:span></text:span>o<text:span text:style-name="Default_20_Paragraph_20_Font"><text:span text:style-name="T5">dest utcunque opportunu</text:span></text:span>m <text:span text:style-name="Default_20_Paragraph_20_Font"><text:span text:style-name="T5">videbitur, tum ab</text:span></text:span> i<text:span text:style-name="Default_20_Paragraph_20_Font"><text:span text:style-name="T5">psi</text:span></text:span>s. <text:span text:style-name="Default_20_Paragraph_20_Font"><text:span text:style-name="T5">ul-<text:line-break/>. aeribu</text:span></text:span>s <text:span text:style-name="Default_20_Paragraph_20_Font"><text:span text:style-name="T5">tum a circump</text:span></text:span>o<text:span text:style-name="Default_20_Paragraph_20_Font"><text:span text:style-name="T5">siti</text:span></text:span>s <text:span text:style-name="Default_20_Paragraph_20_Font"><text:span text:style-name="T5">ulceri partibu</text:span></text:span>s. Nam q<text:span text:style-name="Default_20_Paragraph_20_Font"><text:span text:style-name="T5">n</text:span></text:span>o-<text:line-break/>niani praedixerat o<text:span text:style-name="Default_20_Paragraph_20_Font"><text:span text:style-name="T5">mni ulceri recen</text:span></text:span>s <text:span text:style-name="Default_20_Paragraph_20_Font"><text:span text:style-name="T5">facto sanguinem emit-</text:span></text:span></text:p>
      <text:p text:style-name="P2">r<text:span text:style-name="Default_20_Paragraph_20_Font"><text:span text:style-name="T5">endum este, </text:span></text:span>cernens, nisi etiam de i<text:span text:style-name="Default_20_Paragraph_20_Font"><text:span text:style-name="T5">n</text:span></text:span>veteratis mentionem<text:line-break/>faceret, fore ut ab aliquo putaretur de recentibus tantum<text:line-break/>itapronuntiasse, idcirco illud recte adsedit, <text:span text:style-name="Default_20_Paragraph_20_Font"><text:span text:style-name="T5">et ab invete-<text:line-break/>. rati</text:span></text:span>s <text:span text:style-name="Default_20_Paragraph_20_Font"><text:span text:style-name="T5">ulceribu</text:span></text:span>s <text:span text:style-name="Default_20_Paragraph_20_Font"><text:span text:style-name="T5">sanguinem mittendum esse. </text:span></text:span>At si id per-<text:line-break/>petuum est quod ab eo didicimus, incipientem fluxionem re-<text:line-break/>vellendam esse, fixam vero jam in labora<text:span text:style-name="Default_20_Paragraph_20_Font"><text:span text:style-name="T5">n</text:span></text:span>te parte vacuan-<text:line-break/>dam esse vel ab ipsa parte affectu vel a maxime vicina,<text:line-break/>in promptu nobis et de sa<text:span text:style-name="Default_20_Paragraph_20_Font"><text:span text:style-name="T5">n</text:span></text:span>guinis detractione colligere nunc<text:line-break/>est quod in principio haec e longinquo, postea ab ipsis ex-<text:line-break/>ulceratis partibus sit emolienda. Quin etiam si iis quae jam<text:line-break/>dixi illud quoque adficias , quod ipsum qui redundat humo-<text:line-break/>rem vacuandum esse Hippocrates suadet, estas sanguinis detra-<text:line-break/>ctionem adhibebis, quum videlicit is vincit, alias medicamen-<text:line-break/>tum, quod ad bilem flavam vel atram vel pituitam educendum<text:line-break/>vim habet, dabis, illius interitum omnibus bis non ianne-<text:line-break/>mor, non esse ulceris qua ulcus est usiam id genus curatio-<text:line-break/>nem, sed vel vitiosi qui coniunctus est succi, vel plenitudinis,<text:line-break/>veLphlegmones, vel herpetis, vel ejus generis alterius; fed</text:p>
      <text:p text:style-name="P3">nec illius oblitus, quod aliquid interdum ex iis.quae ulceri-<text:line-break/>bus accidunt indicationem .propriam suggerat, veluti, et m ag-<text:line-break/>nitudo. i Dictum autem. et de ipsis ulceribus est in libro<text:line-break/>qui hunc praecedit, ubi ulcerum differentias omnes et quot<text:line-break/>et quae sint et quae sit uniuscujusque indicatio, exposui-<text:line-break/>mus. Praeberi tamen vacuandi indicationem ab ipsa morbi<text:line-break/>vi <text:span text:style-name="Default_20_Paragraph_20_Font"><text:span text:style-name="T5">ac magnitudine</text:span></text:span> in eo libro non dixi, propterea quod et.<text:line-break/>longiorem demonstrationem requi<text:span text:style-name="Default_20_Paragraph_20_Font"><text:span text:style-name="T5">r</text:span></text:span>ebat, et totius corporis<text:line-break/>curam cum ulceribus lu eo non coniunxi; hic vero exe-<text:line-break/>quutus sum quantum ad rem propositam erat utile.</text:p>
      <text:h text:style-name="Heading_20_2" text:outline-level="2">Cap. VII. </text:h>
      <text:p text:style-name="P43">Nam absolutus sermo de hoc genere in-<text:line-break/>dicatiouis, quam a magnitudine morbi sumi diximus, etiam<text:line-break/>in sequentibus habendus <text:span text:style-name="Default_20_Paragraph_20_Font"><text:span text:style-name="T5">r</text:span></text:span>estat; pari modo de indicatione<text:line-break/>quae ab aetate sumitur, praeterea de ea quae ab humo<text:span text:style-name="Default_20_Paragraph_20_Font"><text:span text:style-name="T5">r</text:span></text:span>ibus<text:line-break/>sanandis accipitur; ad eundem modum et quae ab affectis<text:line-break/>partibus indicatio exhibetur consummatius. in sequentibus<text:line-break/>libris tradetur. Nunc enim quod ab earum natura, id est<text:line-break/>temperamento et substantia sumi ad curationem potuit, tau-</text:p>
      <text:p text:style-name="P3">tum diximus; quae vero tum a sitit tum co<text:span text:style-name="Default_20_Paragraph_20_Font"><text:span text:style-name="T5">n</text:span></text:span>formatione;<text:line-break/>itemque usu; praeterea sensus acumine hebetudineve indicatio<text:line-break/>suggeritur, hanc no<text:span text:style-name="Default_20_Paragraph_20_Font"><text:span text:style-name="T5">n</text:span></text:span> attigimus ; dicatur itaque et de sus quan-<text:line-break/>tutn sit ad ulcerum curationem utile. Igitur quae praedita<text:line-break/>sensu pars est, eam quam maxime citra dolorem curare te<text:span text:style-name="Default_20_Paragraph_20_Font"><text:span text:style-name="T5">n-<text:line-break/></text:span></text:span>tandum , tradita vero auodynorum remediorum materia est<text:line-break/>in iis .libris qui sunt de simplicibus medicamentis inscripti.<text:line-break/>Quae stupidior est, haec, si affectus ita suadet, valentiora re-<text:line-break/>media recipit, et.principis quidem partis robur servari opor-<text:line-break/>tet, veluti datius ubi de phlegmone agemus docebitur ; quod<text:line-break/>tale no<text:span text:style-name="Default_20_Paragraph_20_Font"><text:span text:style-name="T5">n</text:span></text:span> est , licet huic eant medendi rationem. tuto adhi-<text:line-break/>beas quae laxando remitten deque mitiget. Atque haec qui-<text:line-break/>dem in sequentibus fusius tractabimus. In hoc libro indi-<text:line-break/>cationem quae a situ eta conformatione partium sumitur<text:line-break/>trademus, atque itu quarto huic libro finem imponemus.<text:line-break/>Hinc igitur excogitatum est ei cui exulceratus ventriculus<text:line-break/>sit medicamenta esse bibenda; cui stomachus, non semel<text:line-break/>nec tota simul assumenda, sed paulatim et assidue, quando</text:p>
      <text:p text:style-name="P2">ex transitu et contactu vulneribus quae hic sunt utilitas^ ac-<text:line-break/>cedit, non ex continendo et diutius adhaerendo, sicut iis<text:line-break/>quae in ventriculo sunt. Quin imo et quod crassiora haec<text:line-break/>et magis lenta sint adhibenda , id quoque a situ et coufor-<text:line-break/>matione est indicaturo. Nam quoniam gula transitus qui-<text:line-break/>dam comestorum bibitorumque est, idcirco medicamento-<text:line-break/>rum eget quae adhaerere et undique quasi concrescere et ag-<text:line-break/>glutinari possint, non autem quae elui ac defluere sint promp-<text:line-break/>ta. Ac circa partes ejus co<text:span text:style-name="Default_20_Paragraph_20_Font"><text:span text:style-name="T5">n</text:span></text:span>erescuut quae erassa, aggluti-<text:line-break/>nantur quae lenta sunt. Quae vero ulcera in crassis sunt<text:line-break/>intestinis, iis quae per sedem iniiciuntur remediis magis<text:line-break/>egent; nam ipsi magis funt propinqua; quae - in tenuibus<text:line-break/>habentur, quoniam et longinquiora sunt et mediositu po-<text:line-break/>sita, ambo <text:span text:style-name="Default_20_Paragraph_20_Font"><text:span text:style-name="T5">requ</text:span></text:span>i<text:span text:style-name="Default_20_Paragraph_20_Font"><text:span text:style-name="T5">runt</text:span></text:span>, et quae superne sumuntur et quae<text:line-break/>. per sedem insunduntur medicamenta. Sane communis om-<text:line-break/>nium internarum partium indicatio est , ut ea eligantur quae<text:line-break/>animalis naturae maxime sint familiaria, sive ea cibi sint<text:line-break/>sive medicamenta; fugiantur respuanturque huic contraria;</text:p>
      <text:p text:style-name="P3">quanquam in iis quae foris sunt ulceribus in<text:span text:style-name="Default_20_Paragraph_20_Font"><text:span text:style-name="T5">n</text:span></text:span>oxius etiam<text:line-break/>talium medicamentorum est usus., aeruginis aerisque ulli. et<text:line-break/>aeris lquamae et cadmiae et pnmpholygis, lithargyri et ce-<text:line-break/>russiae; haec igitur et similia interioribus exhiberi non debe-<text:line-break/>bunt. Porro proditum de natura horum est tum in tertio<text:line-break/>de temperamentis volumine tum in libris desimplicibusme-<text:line-break/>dicamentis. Eligenda vero alimenta sunt, fi ad cicatricem<text:line-break/>perducere aut glutinare utens studemus, tum austera tum<text:line-break/>glutinosa tum quae minime mordeant; sin emundare, quae<text:line-break/>modice abstergeant,quod munusmel crudum praeter caetera<text:line-break/>praestat. Austerae vero potiones et ejusdem rationis. ali-<text:line-break/>menta cuique sunt nota. Voco austerum id quod austrini.<text:line-break/>gens dicitur, acerbum vero quod intensum austerum est.<text:line-break/>. Quae vero medicamenta citra i<text:span text:style-name="Default_20_Paragraph_20_Font"><text:span text:style-name="T5">n</text:span></text:span>ternarum partium molestiam<text:line-break/>fumantur tradita <text:span text:style-name="Default_20_Paragraph_20_Font"><text:span text:style-name="T5">t</text:span></text:span>ur<text:span text:style-name="Default_20_Paragraph_20_Font"><text:span text:style-name="T5">a</text:span></text:span> m iis libris qur de medicamentis<text:line-break/>sunt scripti, dicetur tamen et nunc eorum formula. <text:span text:style-name="Default_20_Paragraph_20_Font"><text:span text:style-name="T5">Ergo<text:line-break/>interni</text:span></text:span>s <text:span text:style-name="Default_20_Paragraph_20_Font"><text:span text:style-name="T5">ul</text:span></text:span>c<text:span text:style-name="Default_20_Paragraph_20_Font"><text:span text:style-name="T5">eribu</text:span></text:span>s <text:span text:style-name="Default_20_Paragraph_20_Font"><text:span text:style-name="T5">opitulantur</text:span></text:span> hypocysts et balaustium et<text:line-break/>cytini pnnicorum et galla et malicorium et terra <text:span text:style-name="Default_20_Paragraph_20_Font"><text:span text:style-name="T5">S</text:span></text:span>amia et<text:line-break/>Lemnium sigillum et rimis ro<text:span text:style-name="Default_20_Paragraph_20_Font"><text:span text:style-name="T5">t</text:span></text:span>arum que succus et acacia alia-</text:p>
      <text:p text:style-name="P2">quae id genus, quae ulceribus internis praesidium afferunt nec<text:line-break/>ullam visceribus noxam inferunt. Danda veto haec sunt cx<text:line-break/>aliquo adstringentium decocto, vel mali cotonei vel itisci vel<text:line-break/>summorum rubi vitisve vel malorum vel <text:span text:style-name="Default_20_Paragraph_20_Font"><text:span text:style-name="T5">denique</text:span></text:span> ex vino<text:line-break/>aliquo austero. Non latet autem et de vini usu, quod caven-<text:line-break/>dum id est ubi phlegmones suspicio adest, alias dari nihil<text:line-break/>velat. At manisestum est ejusmodi medicamenta praepa-<text:line-break/>randa, ac jam dictis humidis excipiendis esse; tum vero<text:line-break/>tragacanthen et gummi illis admiscenda ac potissimum<text:line-break/>quis ea iis quae in gula sunt exhibebit. Sed et gargarizare<text:line-break/>quoque jubendum est ei qui ad fauces et paristhmia sus ute-<text:line-break/>tur. At ad ulcus quod in aspera sit arteria, ut supinus<text:line-break/>.- quam diutissime in ore teneat ac omnes qui illic sunt mus..</text:p>
      <text:p text:style-name="P1">culos relaxet remittatque p<text:span text:style-name="Default_20_Paragraph_20_Font"><text:span text:style-name="T5">r</text:span></text:span>aecipiendum ; influit enim sic<text:line-break/>sensim et paulatim de medicamento aliquid sensibiliter et<text:line-break/>manifeste in ipfatn arteriam; nam et quum secundum na-<text:line-break/>turam <text:span text:style-name="Default_20_Paragraph_20_Font"><text:span text:style-name="T5">t</text:span></text:span>e habet, sitire licet potio<text:span text:style-name="Default_20_Paragraph_20_Font"><text:span text:style-name="T5">n</text:span></text:span>is nonnihil huc percolari.<text:line-break/>Sed veluti in secunda valetudine, ita lu adversa cavendum</text:p>
      <text:p text:style-name="P2">est ne largius influat, utpote quod tussim excitabit. Nam<text:line-break/>quoad humor undique juxta tunicas arteriae ceu juxta mu-<text:line-break/>rum aqua descendit, tussim no<text:span text:style-name="Default_20_Paragraph_20_Font"><text:span text:style-name="T5">n</text:span></text:span> cit; si quid per. mediam spui<text:line-break/>ritus viam incidit, tusses statim excitat. Tum haec igitur a<text:line-break/>situ et conformatione partium omnia funt desumpta, tum<text:line-break/>vero non minus illud quod ^omnibus medicamentis quae<text:line-break/>thoracis et pulmonum ulceribus sunt destinata, mel fit ad-<text:line-break/>miscendum ; nam si sula austera his medicame<text:span text:style-name="Default_20_Paragraph_20_Font"><text:span text:style-name="T5">n</text:span></text:span>ta exhibueris,<text:line-break/>ea in ventriculo morabuntur. Ergo distributionis potum<text:line-break/>-i<text:span text:style-name="Default_20_Paragraph_20_Font"><text:span text:style-name="T5">n corpu</text:span></text:span>s lustrumentum est mel, ac celeris transitus veluti<text:line-break/>vehiculum; cum eo quod nec ulceri nocebit. Ad eundem<text:line-break/>- modum quoties in vesica et renibus vitium consistit, non<text:line-break/>folum mel ipsum, fed etiam eorum -quae urinas movent<text:line-break/>quippiam ulcerum medicamentis misceri oportebit. Illud<text:line-break/>quoque patere vel me tacente. cuivis arbitror, exulceratas<text:line-break/>partes tum ex earum . substantia tum functione tum usu<text:line-break/>tum situ tum conformatione discerni. Monstratum autum</text:p>
      <text:p text:style-name="P3">id abunde est in libro de dign<text:span text:style-name="Default_20_Paragraph_20_Font"><text:span text:style-name="T5">a</text:span></text:span>tione affectorum Iocorum;<text:line-break/>verum non est de illis nunc dice<text:span text:style-name="Default_20_Paragraph_20_Font"><text:span text:style-name="T5">n</text:span></text:span>di locus ; rursus igitur ad<text:line-break/>medendi methodum revertor. Ajo igitur et haec et alia<text:line-break/>multa ex couformatione partium posituraque indicari ; nam<text:line-break/>qua<text:span text:style-name="Default_20_Paragraph_20_Font"><text:span text:style-name="T5">n</text:span></text:span>do nec deligare commode aegram partem possis, nisi<text:line-break/>prius vel ex couformatione veI positura vel utrisque indi-<text:line-break/>nationem sumpseris, sed nec immittere lu sedem clysteria<text:line-break/>fistulam commode queas absque ejus generis indicatione.<text:line-break/>Jam per penem iniicere medicamenta in vesicam faece ne-<text:line-break/>cessum esu Illud de cathetere apponere opus non est,<text:line-break/>quod eo probe uti omnino nequeas, nisi et situm et figuram<text:line-break/>totius vesicae perspectam habeas. In talibus e<text:span text:style-name="Default_20_Paragraph_20_Font"><text:span text:style-name="T5">r</text:span></text:span>go omnibus<text:line-break/>clare patet non parum ad totam curationem affectum ipsum<text:line-break/>locum simul indicare. lu iis autem quae rupta dicuntur<text:line-break/>plures indicationes in idem concurrunt, siquidem et quae a<text:line-break/>situ capitur recte ad examen venit; nam p<text:span text:style-name="Default_20_Paragraph_20_Font"><text:span text:style-name="T5">r</text:span></text:span>opterea quod<text:line-break/>et in profundo corporis furis et latent, idcirco diver<text:span text:style-name="Default_20_Paragraph_20_Font"><text:span text:style-name="T5">t</text:span></text:span>am</text:p>
      <text:p text:style-name="P2">curationem ab iis quae appare<text:span text:style-name="Default_20_Paragraph_20_Font"><text:span text:style-name="T5">n</text:span></text:span>t postulabunt. Quoniam<text:line-break/>vero cum ecehymosi quidem tmmino, aliquando vero et<text:line-break/>cum contusione.circum ipsam praeruptam carnem co<text:span text:style-name="Default_20_Paragraph_20_Font"><text:span text:style-name="T5">n</text:span></text:span>sistunt,<text:line-break/>idcirco plures cu<text:span text:style-name="Default_20_Paragraph_20_Font"><text:span text:style-name="T5">r</text:span></text:span>ationes indicabunt; semper enim asse-<text:line-break/>ctuum numeroprimi medendi scopi respondent. Ac do-<text:line-break/>cebitur quidem ubi de phlegmone disseremus locuples<text:line-break/>tius quod valentiora medicamenta requirant quaecunque<text:line-break/>in prosundis partibus laborant quam quae in summo cor-<text:line-break/>pore sunt affecta. Nunc id saltem arbitror patere, quod<text:line-break/>exolvi necessum est meelicamentorum quae foris applic<text:span text:style-name="Default_20_Paragraph_20_Font"><text:span text:style-name="T5">e</text:span></text:span>m-<text:line-break/>tm vim ubi quod ab his juvandum est in profundo latet ;<text:line-break/>quare intendere hanc eatenus oportebit quatenus per trans-,<text:line-break/>itum ad profundum est remittenda. Sane ecchymofis om-<text:line-break/>nis vacuationem pro remedio curatio<text:span text:style-name="Default_20_Paragraph_20_Font"><text:span text:style-name="T5">n</text:span></text:span>is indicat; quare ca-.<text:line-break/>lefacrentibus huic et modice siccantibus medicamentis est<text:line-break/>opus. Nam quae vehementer siccant, discutiunt illa siqui-<text:line-break/>dem in principio evidentius quam quae sunt imbecilla, cae-<text:line-break/>. lerum nonnihil ipsius vitii scirrhosum dissicileque curatu</text:p>
      <text:p text:style-name="P2">relinquunt; dicemus autem de his in sequentibus diligentius;<text:line-break/>sed et nunc quantum ad rem pertinet abunde est dictum.<text:line-break/>Quae enim humectant calesaciuntque medicamenta, praeter-<text:line-break/>ea haec quae omnes jam vocare chalastiica, <text:span text:style-name="Default_20_Paragraph_20_Font"><text:span text:style-name="T5">laxantia</text:span></text:span>, solent;<text:line-break/>atque ex his quaecunque ad siccius paulo vergunt, nec ta-<text:line-break/>men ad lhunc olere mauisesteque contrahentia sunt,<text:line-break/>.. haec omnium sunt .ecchymomatum remedia. Curandum vero<text:line-break/>est ut una cum ruptis quae in prosundo haerent corpore<text:line-break/>haec tum vires magis habeant intentas tum ipsa magis<text:line-break/>acria magisque incidentia sint, tum, ut semel dicam, tanto<text:line-break/>efficaciora quanto magis a cute ad profunda ecchymosis<text:line-break/>excessit. In talibus sane nec cucurbitae usus sit inutilis; id<text:line-break/>etiam est instrumentum ad violentum attractum a medicis<text:line-break/>excogitatum. Caeterum quum totum ecchymoma discussum,<text:line-break/>siccare jam vehementius ruptum ipsum permittitur, ac dest-<text:line-break/>gatura coniungere , omnisque in summa facere quae ut<text:line-break/>ulcus coalescat efficiant. Ergo si discussum celeriter ecchy-<text:line-break/>moma sit, facile coalescet ruptu ipfa caro; sin longiore fpa-</text:p>
      <text:p text:style-name="P2">tio discussum sit, sordes mulsa subnascens medium inter ulce-<text:line-break/>ris labra spatium occupat, ita ut jam coi<text:span text:style-name="Default_20_Paragraph_20_Font"><text:span text:style-name="T5">r</text:span></text:span>e ruptio non possit.<text:line-break/>Atque lude adeo fit ut qualibet leri de causa nos haec sui<text:line-break/>admoneant; nam sive quis obriguit, sive non concoxit; sive<text:line-break/>febre laboravit, sive fe vehementius fatigavit, ejusmodi<text:line-break/>partibus illico dolet ; non enim lu idem coiere ruptionis<text:line-break/>labra, sed lautum prope sunt admota; quo fit ut leve m o-<text:line-break/>mentum ea facile separet et medium locum supervacuo hu-<text:line-break/>more repleat. Et quid quaeso aliud quam assidue novum<text:line-break/>. ecchymoma his gignitur et primo illi, quum videlicet pri-<text:line-break/>mum caro est rupte., simile? nisi quod nunc ex tenui magis<text:line-break/>ranie constat, quum in principio e sanguine ecchymoma<text:line-break/>esset , ideoque facilius etiam nunc quam intra initia discuti-<text:line-break/>fur. Haec itaque quae hactenus diximus disputationi de<text:line-break/>ulceribus satisfacient, finemque jam quarto huic volumini<text:line-break/>impono.</text:p>
      <text:h text:style-name="P19" text:outline-level="1"><text:bookmark-start text:name="bookmark9"/><text:span text:style-name="Default_20_Paragraph_20_Font">GALENI METHODI MEDENDI<text:line-break/>LIBER V.</text:span><text:bookmark-end text:name="bookmark9"/></text:h>
      <text:h text:style-name="Heading_20_2" text:outline-level="2">Cap. I. </text:h>
      <text:p text:style-name="P41">Quemadmodum quis ulcerum curationem<text:line-break/>optime moliatur, quum duobus auto hunc libris docueris<text:line-break/>mus, illud obiter ostendimus, reliquos omnes medicos, qui<text:line-break/>simplicium lu nobis partium elementis minime inquisitis ar-<text:line-break/>tem adeunt, non posse quicquam certa ratione sanare, minic<text:line-break/>meque. omnium qui Thessali sectam profitentur; reliqui<text:line-break/>namque ea saltem ulcera quae in diversis sint partibus di-<text:line-break/>versis rationibus sana<text:span text:style-name="Default_20_Paragraph_20_Font"><text:span text:style-name="T5">n</text:span></text:span>da censent, ipsa nimirum experientia<text:line-break/>docti. Qui vero Thessalum auctorem sequuntur, propter</text:p>
      <text:p text:style-name="P2">abundantiam sapientiae omne ulcus, quacunque in parte<text:line-break/>animalis federit, similis egere curationis putant; nam si ca-<text:line-break/>vum sit, impleri, si aequale, cicatrice induci, si caro super-<text:line-break/>crescat, hanc detrahi, si cruentum recensque sit, agglutina-<text:line-break/>tionem postulare ajunt; ceu vero qui haec norit, eum recte<text:line-break/>mederi sit <text:span text:style-name="Default_20_Paragraph_20_Font"><text:span text:style-name="T5">n</text:span></text:span>ecesse, nec fit haec ratio etiam cuilibet e plebe<text:line-break/>.communis, quum <text:span text:style-name="Default_20_Paragraph_20_Font"><text:span text:style-name="T5">n</text:span></text:span>emo sit qui horum quidquam ignoret. Cae-<text:line-break/>teruni nec quemadmodum cerne implendus sinus sit, nec<text:line-break/>quemadmodum ad cicatricem perduci quod impletum est de-<text:line-break/>beat, aut comprimi quod superunctum, auf coalescere quod.<text:line-break/>.purum citraque sinum esit intelligunt; sunt enim ejusmodi<text:line-break/>opera tantum medicorum quae vel <text:span text:style-name="Default_20_Paragraph_20_Font"><text:span text:style-name="T5">r</text:span></text:span>atione veI experien-<text:line-break/>tla veI utriusque ope sunt inventa. Rursus igitur repeten-<text:line-break/>fes summatim ea percu<text:span text:style-name="Default_20_Paragraph_20_Font"><text:span text:style-name="T5">r</text:span></text:span>ramus, quo dicendorum caput cum<text:line-break/>dictorum copuletur calce. Monstratum est omne ulcus sic-<text:line-break/>cantia medicamenta <text:span text:style-name="Default_20_Paragraph_20_Font"><text:span text:style-name="T5">r</text:span></text:span>equirere, verum cavum minus quam<text:line-break/>reliqua, sic ea quae praeterquam quod modice siccent, etiam<text:line-break/>abstergendi facultatem obtineant, desiderare, quod vero con-</text:p>
      <text:p text:style-name="P2">jungi sibi labra postulat, cujusmodi <text:span text:style-name="Default_20_Paragraph_20_Font"><text:span text:style-name="T5">t</text:span></text:span>uus quae medicis cruenta .<text:line-break/>dicuntur huic tum quae magis etiam siccent tum vero quae<text:line-break/>citra abstersionem leniter adstringant opus esse. Jam quae<text:line-break/>ulcera perduci ad cicatricem postulant, haec non solum ma-<text:line-break/>gis adhuc siccantibus , sied etiam strenue adstringentibus me-<text:line-break/>dicamentis egere. Quod si caro eorum praeter naturae mo-<text:line-break/>dum intumuit, acria et demolientis, quae eadem calida sic-<text:line-break/>caque necessario sunt, desiderare. Si quod vero aliud <text:span text:style-name="Default_20_Paragraph_20_Font"><text:span text:style-name="T5">t</text:span></text:span>ym-<text:line-break/>. ptoma ulceri adjunctum erat, ab ejus natura curationis im-<text:line-break/>dicatio sumebatur, atque ex hac rursus <text:span text:style-name="Default_20_Paragraph_20_Font"><text:span text:style-name="T5">r</text:span></text:span>emediorum faeni-<text:line-break/>tas petebatur. Si namque sordes innasceretur, quae hanc<text:line-break/>. tollerent opus esse, eaque omnia abstergendi facultatem</text:p>
      <text:p text:style-name="P1">habe<text:span text:style-name="Default_20_Paragraph_20_Font"><text:span text:style-name="T5">r</text:span></text:span>e multo sane majorem quam ea quae carne implerent;<text:line-break/>Si vero copiosior in his humiditas cerneretur, etiamnum<text:line-break/>quod magis siccaret medicamento opus esse, caeterum quod<text:line-break/>propriam speciem non egrederetur. At si agglutinans me-<text:line-break/>dicamentum esset, siccans adstringensque id esse debe<text:span text:style-name="Default_20_Paragraph_20_Font"><text:span text:style-name="T5">r</text:span></text:span>e; si<text:line-break/>cerne impleturum, siccans et abstergens atque in singulis</text:p>
      <text:p text:style-name="P3">reliquorum ut dictum est. Si vero intemperata subjecta<text:line-break/>caro esset, primum ejus intemperiei succur<text:span text:style-name="Default_20_Paragraph_20_Font"><text:span text:style-name="T5">r</text:span></text:span>endum esse, uti-<text:line-break/>que quae siccior praeter naturam esset, hanc humectantibus,<text:line-break/>quae humidior, siccantibus, tum quae calidior esset, refrige-<text:line-break/>nantibus, quae frigidior, hanc calefacientibus, et si gemina<text:line-break/>qualitate esset intemperata, medicamentum quoque elige<text:span text:style-name="Default_20_Paragraph_20_Font"><text:span text:style-name="T5">n-<text:line-break/></text:span></text:span>tibus quod gemina esset qualitate contrarium, Nam id<text:line-break/>omnium quae praeter naturam sunt commune esse, non<text:line-break/>posse ad naturam suam redire quicquam sine iis quae ipsi<text:line-break/>facultatem haberent contrariam. Considerandas praeterea<text:line-break/>et intemperiei causas hoc tempore esse, sive hae totius cor-<text:line-break/>poris essent communes, sive quarundam partium propriae,<text:line-break/>quae per sympathiam exulceratam partem insestare<text:span text:style-name="Default_20_Paragraph_20_Font"><text:span text:style-name="T5">n</text:span></text:span>t. Me-<text:line-break/>dandum vero esse primariae causae quae intemperiem effi-<text:line-break/>cit; denique vero rpsi quae jam facta est; sane enim com-<text:line-break/>muuem scopum esse omnium, quae ex causa aliqua oriantur.<text:line-break/>ostendimus autem tum ab ulcerum differentiis diversas prae-<text:line-break/>heri indicationes , tum eas quae a laborantis corporis temv</text:p>
      <text:p text:style-name="P2">paramento sumuntur, diversam ab his habere rationem.<text:line-break/>Siquidem illae quum ex iis quae praeter natu<text:span text:style-name="Default_20_Paragraph_20_Font"><text:span text:style-name="T5">r</text:span></text:span>am sunt<text:line-break/>sumantur, omnes contraria esse adhibenda dictant, hae quum<text:line-break/>ab eo quod secundum naturam est capiantur, similia ; nam si<text:line-break/>qua siccior pars est, ea magis siccari postulat, quae minus<text:line-break/>talis est, ea minus est siccanda. Ad eundem certe modum et<text:line-break/>de calefaciendo refrigerandoque <text:span text:style-name="Default_20_Paragraph_20_Font"><text:span text:style-name="T5">est praeceptu</text:span></text:span>m. Nec ilal<text:line-break/>Ind omisimus ex praecellentia pa<text:span text:style-name="Default_20_Paragraph_20_Font"><text:span text:style-name="T5">r</text:span></text:span>tis, aut contrario statu,<text:line-break/>itemque ex sensu acri heheteve diversum medicandi con-<text:line-break/>silium peti.</text:p>
      <text:h text:style-name="Heading_20_2" text:outline-level="2">Cap. H. </text:h>
      <text:p text:style-name="P41">Ergo quod reliquum est hujus morborum<text:line-break/>generis curandi, id nunc apponamus. Nos genus id luci-<text:line-break/>dioris doctrinae causa unitatis solutionem appellavimus,<text:line-break/>. nec resert si continuitatis <text:span text:style-name="Default_20_Paragraph_20_Font"><text:span text:style-name="T5">solutionem</text:span></text:span> voces; incidit haec<text:line-break/>non similaribus modo et simplicibus nominatis partibus,<text:line-break/>sed etiam compositis et organicis. At vero remediorum in-<text:line-break/>dicationes aliae a similaribus sumuntur, aliae ab organicis;<text:line-break/>has quidem ambas norunt qui methodum Hippocratis con-</text:p>
      <text:p text:style-name="P2"><text:span text:style-name="Default_20_Paragraph_20_Font"><text:span text:style-name="T5">t</text:span></text:span>entantur, propterea quod utrarumque partium naturam<text:line-break/>intelligunt, alteram autem duntaxat, nempe quae ab or-.<text:line-break/>ganicis praebetur , qui Erasistratum et Herophilum scquun-<text:line-break/>tur. Quare in iis qui sequentur sermonibus quaecunque<text:line-break/>a calido, frigido, sicco et humido corpore nrorbove indi,.<text:line-break/>nationes sumuntur, nullius certe methodum ni habebunt Era-<text:line-break/>sistrata et Herophili <text:span text:style-name="Default_20_Paragraph_20_Font"><text:span text:style-name="T5">s</text:span></text:span>ectatores ; quae vero a conformatio<text:span text:style-name="Default_20_Paragraph_20_Font"><text:span text:style-name="T5">n</text:span></text:span>e,<text:line-break/>situ, praecellentia, acri fensu, aut his contrariis praebentur,<text:line-break/>has non ignorabu<text:span text:style-name="Default_20_Paragraph_20_Font"><text:span text:style-name="T5">n</text:span></text:span>t, Illustrius erit quod dicimus, fi partes<text:line-break/>ipsas proposuerimus. Quoniam igitur de iis maxime ulce-.<text:line-break/>ribus quae in car<text:span text:style-name="Default_20_Paragraph_20_Font"><text:span text:style-name="T5">n</text:span></text:span>osis accidunt partibus hactenus abunde<text:line-break/>tractavimus, nunc tempestivum videtur de iis agere quae<text:line-break/>in arteria, vena et nervo contingunt; nec de iis ablolute, <text:span text:style-name="Default_20_Paragraph_20_Font"><text:span text:style-name="T5">t</text:span></text:span>est<text:line-break/>ut in quovis <text:span text:style-name="Default_20_Paragraph_20_Font"><text:span text:style-name="T5">t</text:span></text:span>uus viscere , vel ut summatim dicam , ani.:.<text:line-break/>malis parte. Ergo si cui arteria venave magna vulnerata<text:line-break/>est, et copiosum Anguinis profluvium continuo supervenit,<text:line-break/>et glutinari id vulnus difficile quidem etiam in vena est,<text:line-break/>in arteria vero non solum difficile, fed etiam quod fieri,</text:p>
      <text:p text:style-name="P3">sicut nonnullis medicorum est alium, omnino .fortasse non<text:line-break/>possit. Dicendum ergo vicissim de utrisque est, ac prius<text:line-break/>de sanguinis profluvio, fecundo de agglutinatione. . Quo-<text:line-break/>.niam autem et per anestomosin et -per diapedesin vocatam<text:line-break/>p<text:span text:style-name="Default_20_Paragraph_20_Font"><text:span text:style-name="T5">r</text:span></text:span>ofluvia hujusmodi fiunt, non alienum fit, p<text:span text:style-name="Default_20_Paragraph_20_Font"><text:span text:style-name="T5">r</text:span></text:span>opte<text:span text:style-name="Default_20_Paragraph_20_Font"><text:span text:style-name="T5">r</text:span></text:span>ea quod<text:line-break/>.curationem communem habent, etiam hoc loco de iis me-<text:line-break/>miuisse , tametsi ex alio esse morborum genere rideantur.<text:line-break/>Sane profluit ex vena vel arteria fanguis, aut reseratis va-<text:line-break/>forum osculis, aut tunica earum divisa, aut, ut quis dixe-<text:line-break/>ait, transcolatus , <text:span text:style-name="Default_20_Paragraph_20_Font"><text:span text:style-name="T5">sive sud</text:span></text:span>o<text:span text:style-name="Default_20_Paragraph_20_Font"><text:span text:style-name="T5">r</text:span></text:span>is <text:span text:style-name="Default_20_Paragraph_20_Font"><text:span text:style-name="T5">modo dran</text:span></text:span>s<text:span text:style-name="Default_20_Paragraph_20_Font"><text:span text:style-name="T5">missets. </text:span></text:span>Porro<text:line-break/>. dividitur ipsa tunica tum ex vulneratione tum contusione<text:line-break/>tum ruptione tum trusione. Anestomofis accidit propter<text:line-break/>.tum vasis imbecillitatem tum sanguinis ad ejus osculum im-<text:line-break/>petu fluentis copiam; ad haec acrem quampiam, quae illi ex-<text:line-break/>friu secus incidat, qualitatem. Diapedefis vero ex tunica quidem<text:line-break/>ipsa rarefacta, sanguine vero te<text:span text:style-name="Default_20_Paragraph_20_Font"><text:span text:style-name="T5">n</text:span></text:span>uato oritur, accidere prae-<text:line-break/>turea interdum potest, et ex- gracilium valorum anastomosi.<text:line-break/>Dicendum igitur est de horum affectuum unoquoque scor-</text:p>
      <text:p text:style-name="P3">sum, ac primum de divisione; quam vel exerosione veI vul-<text:line-break/>nere vel contusione vel ruptione diximus accidere. Quae<text:line-break/>itaque ut causae vulnerant, ea fiunt acuta, atque ad sccan-<text:line-break/>dum habilia, quae contundendo solvu<text:span text:style-name="Default_20_Paragraph_20_Font"><text:span text:style-name="T5">n</text:span></text:span>t, ea gravia duraque<text:line-break/><text:span text:style-name="Default_20_Paragraph_20_Font"><text:span text:style-name="T5">t</text:span></text:span>unt r quae rumpunt, omnia id tensionis interventu faciunt;<text:line-break/>idem et intensior actionis vehementia facit, tum succi abun-<text:line-break/>dantia, non utique virium respectu, sed quum a vase Tuo<text:line-break/>non continetur; etiam cultis ab alto, tum grave quippiam<text:line-break/>durumque.. incidens. Nam ejusmodi aliquid quum. vel vasis<text:line-break/>vacuis , vel pusillam omnino rem continentibus in ea luci-<text:line-break/>derit, si durum ex opposito objeetum habent, contusa reddit ; at<text:line-break/>si plenum vas sit, prius id rumpit quam contundat; quum sit<text:line-break/>quod tum accidit persimile, ac si utrem veficauive impleas, at-<text:line-break/>que hrhunc lapidem jactes, vel contra lapidi utrem violenter<text:line-break/>illidas. Sane huic persimile est quod accidit in casibus ah<text:line-break/>alto, quam namque rationem uter habet ad lapidem, hanc<text:line-break/>homo habet ad solum. Quisquis vero ex maximo acutissi-<text:line-break/>trnoque clamore in, pulmonibus vas perfregit, is violentiae</text:p>
      <text:p text:style-name="P2">actionis acceptum malum reseret; fimililer huic es qui ex<text:line-break/>eo, quod praegrave onus corporis aut humeris imponere<text:line-break/>est conatus, aut alias manibus attollere vas fregit; atque<text:line-break/>hoc etiam magis cui ex concitatissimo cursu, aut valentissi-<text:line-break/>tno saltu, aut aliter pars ulla violenter extensa, id accidit;<text:line-break/>est enim id quoque persimile, ac si funiculum aut lorum<text:line-break/>quam maxime. distendas. Porro perrumpi quoque non pau-<text:line-break/>ca propterea quod sanguinem quem in fe habe<text:span text:style-name="Default_20_Paragraph_20_Font"><text:span text:style-name="T5">n</text:span></text:span>t non con-<text:line-break/>tinent, potissimum quum Hatulentus is sit, indicio sunt tum<text:line-break/>dolia, quae saepe musto rumpuntur, tum esta multa valen-<text:line-break/>sistrorum corporum.</text:p>
      <text:h text:style-name="Heading_20_2" text:outline-level="2">Cap. Issi </text:h>
      <text:p text:style-name="P41">Si itaque ex vulnere vel clamore vel casu<text:line-break/>vel contusione perruptum vas sit, utique sus causa ipsa<text:line-break/>desiit. Si vero ex abundantia fieri potest ut vas etiam<text:line-break/>amplius rumpatur, effectrice saltem adhuc ma<text:span text:style-name="Default_20_Paragraph_20_Font"><text:span text:style-name="T5">n</text:span></text:span>ente causa.<text:line-break/>Atque in hoc quidem affectu vacuandaquamprimum alum-<text:line-break/>dautia est, abhinc sanguis supprimendus, mox ulcus nisum<text:line-break/>curandum. Ubi vero effectrix causa jam desiit, primum</text:p>
      <text:p text:style-name="P2">sistere sanguinem expediet, post ulcus sanare. Quomodo<text:line-break/>igitur sistemus sanguinem? Obturato quidem quod per-<text:line-break/>ruptum est, averso autem atque aliorsum translato quod<text:line-break/>per id ferebatur ; si id eo quo inter initia impetu confluat,<text:line-break/>oseulumque vasis pari modo pateat, citius plane moriatur<text:line-break/>animans, quae profluvio. laborat, quam sanguis cesset ef-<text:line-break/>fluere. Sed et ulcus ipsum claudetur; vel labris ejus quae</text:p>
      <text:p text:style-name="P1">dissident lu idem adductis, vel osculo ejus obstructo. Ad-<text:line-break/>ducentur in idem labra ejus tum nostrarum manuum opera,<text:line-break/>ubi sic. ad manum ulcus fe exhibet, tum per deligaturam,<text:line-break/>tum vero per ea medicamenta quae refrigerent et adstrui-<text:line-break/>gant. Neque enim fuere fas est arteriae v.enaeve. vuluus,<text:line-break/>: veluti dixerint qui nullam a vulneratae partis substantia</text:p>
      <text:p text:style-name="P1">naturaque fumi indicationem ajunt. Obstruetur vasis os-<text:line-break/>culum et sanguine ipso concreto et iis quae foris illi impo-<text:line-break/>nuntur; possunt autem superimponi tum carnosae ipsae, quae<text:line-break/>circa ulcus sunt partes tum in nonnullis vulneribus ipsa<text:line-break/>cutis, ad haec quaecunque ipsi comminiscimur. Ea sunt et</text:p>
      <text:p text:style-name="P2">linamenta et medicamenta emplestica, quae idcirco quod<text:line-break/>ex lenta crassaque substa<text:span text:style-name="Default_20_Paragraph_20_Font"><text:span text:style-name="T5">n</text:span></text:span>tia consistant meatus obstruunt;<text:line-break/>praeterea quae crustam sive efcharan efficiunt; quippe<text:line-break/>hanc quoque ceu septum quoddam hujuscemodi ulceri-<text:line-break/>bus veteres excogitarunt ; efficiunt hanc tum ignis ipse<text:line-break/>-tum quaedam medicamenta quibus igneafacultas i<text:span text:style-name="Default_20_Paragraph_20_Font"><text:span text:style-name="T5">n</text:span></text:span>est.<text:line-break/>Atque sus quidem rebus obstruitur vasis osculum. Aver-<text:line-break/>titur autem sanguis atque ad alias partes convertitur tum<text:line-break/>derivatione tum revulsione; nam haec quoque Hippocra-<text:line-break/>tis iuventa sunt, omnis immoderatae vacuationis com-<text:line-break/>munia remedia. Derivatio ad ricinos locos fit, quum id<text:line-break/>quod per palatum vacuatur per nares derivatur; revulfio<text:line-break/>autem ad contraria, quum ad inferna revestitur. Rursus<text:line-break/>quod per sedem profluit, id per vulvam derivamus, furtum<text:line-break/>vero revellimus. Ita namque et natura facere <text:span text:style-name="Default_20_Paragraph_20_Font"><text:span text:style-name="T5">i</text:span></text:span>niet. <text:span text:style-name="Default_20_Paragraph_20_Font"><text:span text:style-name="T5">Mu-<text:line-break/>lieri enim</text:span></text:span>, inquit Hippocrales, <text:span text:style-name="Default_20_Paragraph_20_Font"><text:span text:style-name="T5">sanguinem vomenti mensi-<text:line-break/>bu</text:span></text:span>s <text:span text:style-name="Default_20_Paragraph_20_Font"><text:span text:style-name="T5">erupti</text:span></text:span>s <text:span text:style-name="Default_20_Paragraph_20_Font"><text:span text:style-name="T5">salutio est. </text:span></text:span>Hac igitur de causa si vel menses<text:line-break/>confertim eruperint, vel sanguis ab utero quoquo modo pro-</text:p>
      <text:p text:style-name="P3">fluxerit, seorsum revellas cucurbitam maximam sub mam-<text:line-break/>.mis defigens, nam et hoc Hippocrati. inventum est. Ean-<text:line-break/>dem ob causam quum a.naribus sanguis erumpit, non re-<text:line-break/>sinent maximae in hypochondrlis defixae cucurbitae. In-<text:line-break/>Egeudae autem sunt, si ex dextra nare profluit, super jeci-<text:line-break/>nore; fi ex sinistra, super liene, si ab utraque nare, super<text:line-break/>.utroque sunt imponendae .viscere. Quod si resolutus ad-<text:line-break/>huc aeger non sit, .etiam vena ex eo cubito incidenda est,<text:line-break/><text:span text:style-name="Default_20_Paragraph_20_Font"><text:span text:style-name="T5">qui pr</text:span></text:span>o<text:span text:style-name="Default_20_Paragraph_20_Font"><text:span text:style-name="T5">fusioni</text:span></text:span> e directo <text:span text:style-name="Default_20_Paragraph_20_Font"><text:span text:style-name="T5">respondet, </text:span></text:span>ubi paulum detraxeris,<text:line-break/>mox unam horam intermittens rursus detrahes; post iterum<text:line-break/>atque iterum pro laborantis viribus. Ad hunc modum et<text:line-break/>.reliquas om<text:span text:style-name="Default_20_Paragraph_20_Font"><text:span text:style-name="T5">n</text:span></text:span>es fluxiones, quippe communis ratio est, tum<text:line-break/>revellas tum derivabis, quae per alvum quidem <text:span text:style-name="Default_20_Paragraph_20_Font"><text:span text:style-name="T5">sinunt, </text:span></text:span>ea<text:line-break/>vel per urinas vel uterum; quae vero per urinas, ea vel<text:line-break/>per alvum vel per sedem ; pari modo quae per uterum<text:line-break/><text:span text:style-name="Default_20_Paragraph_20_Font"><text:span text:style-name="T5">erumpunt, </text:span></text:span>vel per urinas vel per alvum; quae vero in<text:line-break/>. oculis, aure, vel palato <text:span text:style-name="Default_20_Paragraph_20_Font"><text:span text:style-name="T5">siuxione</text:span></text:span>s <text:span text:style-name="Default_20_Paragraph_20_Font"><text:span text:style-name="T5">accidunt, </text:span></text:span>eorum derivatio<text:line-break/>per nares esu Revulfio vero in ivj.qnae supra sunt om-<text:line-break/>nibus deorsum semper agitur, sursum in iis quae sunt in-</text:p>
      <text:p text:style-name="P3">fra. Praeterea a dextris ad sinistra; sicut ab his rursus ad<text:line-break/>illa; similiter ex iis quae intus habentur ad ea quae su-<text:line-break/>ris sunt, con tuaque ab his ad illa. Ergo frictio contrapo-<text:line-break/>sitae partis potissimum per ea medicame<text:span text:style-name="Default_20_Paragraph_20_Font"><text:span text:style-name="T5">n</text:span></text:span>ta quae calefaciant;<text:line-break/>praeterea vincula valentius adducta iis quae ad contrarium<text:line-break/>revehant remediis sunt annumeranda; quemadmodum pro-<text:line-break/>fecto et naturalium meatuum qui positi ex adverso sunt<text:line-break/>reclusio; quae vero id praestare medicamenta possint, tra-<text:line-break/>dita . eorum materia a nobis est lu libris quos de medica- .<text:line-break/>mentis prodidimus. Sed de omni fluxione in sequentibus<text:line-break/>etiam libris tractare necessum erit; nunc ad sanguinis pro—<text:line-break/>fluvium est redeundum. Quippe de genere obturantium<text:line-break/>quodammodo est, et vinculum ipsis profluentibus vasis in-<text:line-break/>jectum , ipfique <text:span text:style-name="Default_20_Paragraph_20_Font"><text:span text:style-name="T5">n</text:span></text:span>ostri digiti, dum ea committunt constri<text:span text:style-name="Default_20_Paragraph_20_Font"><text:span text:style-name="T5">n-<text:line-break/></text:span></text:span>. guntque. Est et alia huc pertinens deligatis ; quanquam ipsum<text:line-break/>vas circulo non complectitur sicuti vinculum, verum cum<text:line-break/>ex parte complexu suo committat quodam modo vulneratae<text:line-break/>partis dissidentia labra et quae superimposita sunt contineat,</text:p>
      <text:p text:style-name="P3">merito inter constringentia remedia numeratur. Praeter<text:line-break/>omnia jam dicta inter haemorrhagiae remedia censeatur ,<text:line-break/>et idonea vulneratae partis figura; sed idonea fuerit, si hos<text:line-break/>duos scopos habeat, tum indolentiae tum erectionis partis;<text:line-break/>si vero deorsum vergens, vel dolens, non solum profluvium<text:line-break/>non sistetur, sed etiam, fi non fit, provocabitur. Ergo qui<text:line-break/>haec norit si quando adstiterit ei cui ex vulnere sanguis<text:line-break/>profluit, de sus e<text:span text:style-name="Default_20_Paragraph_20_Font"><text:span text:style-name="T5">n</text:span></text:span>im prunum agam , illico digitum super os<text:line-break/>vulneris vasis imponat, blande innitens ac sine dolore<text:line-break/>comprimens; quippe simul tum .sanguinem sistet tum eum<text:line-break/>concrescere invaluere faciet. Quin imo si vas unde pro--<text:line-break/>fluit alte sit demissum, certius ipsis tum situm intelligat<text:line-break/>tum etiam magnitudinem; praeterea vena<text:span text:style-name="Default_20_Paragraph_20_Font"><text:span text:style-name="T5">n</text:span></text:span>e sit an arteria,<text:line-break/>post haec iniecto unco attollat ac modice intorqueat Quod<text:line-break/>si ne tunc quidem sistitur fanguis , si vena suerit, tentet ci-<text:line-break/>tra vinculum sanguinem supprimere aliquo ex iis medica-<text:line-break/>mentis quae sanguinis supprimendi facultatem habeant.</text:p>
      <text:p text:style-name="P3">Sane optima herum su<text:span text:style-name="Default_20_Paragraph_20_Font"><text:span text:style-name="T5">n</text:span></text:span>t emplastica, quae ex frixa resina<text:line-break/>.et farinae triticeae tenuissimo polline et gypso aliisque id<text:line-break/>genus sunt composita. Sin a<text:span text:style-name="Default_20_Paragraph_20_Font"><text:span text:style-name="T5">r</text:span></text:span>teria sit, duorum alterum , aut<text:line-break/>vinculo amplectens , aut totum vas praecidens , profluvium<text:line-break/>sistes. Sane vinculum magnis quoque venis injicere inter-<text:line-break/>dum cogimur, atque etiam interdum totas praecidere utique<text:line-break/>transversas. Incidet autem hujus necessitas i<text:span text:style-name="Default_20_Paragraph_20_Font"><text:span text:style-name="T5">n</text:span></text:span> iis quae ex<text:line-break/>prosundissimo loco rectae assurgunt, praescrtimque per an-<text:line-break/>gustas vel principes partes. Ita namque <text:span text:style-name="Default_20_Paragraph_20_Font"><text:span text:style-name="T5">r</text:span></text:span>etrahitur ex utra-<text:line-break/>que parte pars utraque, celatu<text:span text:style-name="Default_20_Paragraph_20_Font"><text:span text:style-name="T5">r</text:span></text:span>que ac integitur a superja-<text:line-break/>censibus corporibus vulnus. Tutius tamen est utrumque fa-<text:line-break/>cere et vinculum vasis radici iniicere, et quod deinceps ha-<text:line-break/>hetur praecidere. Radicem vasis voco priorem ejus par-<text:line-break/>tem , quae vel jecinori p<text:span text:style-name="Default_20_Paragraph_20_Font"><text:span text:style-name="T5">r</text:span></text:span>oprior est vel esiam corni ; haec<text:line-break/>in collo ab inferiore est parte, in brachiis et c<text:span text:style-name="Default_20_Paragraph_20_Font"><text:span text:style-name="T5">r</text:span></text:span>uribus a su-<text:line-break/>periere , in singulisque reliquarum partium; prout exulis-<text:line-break/>sectione intelligere licet, quam nec ipsam amethodi illi<text:line-break/>Thessalii admittunt.</text:p>
      <text:h text:style-name="P21" text:outline-level="2">Cap. Tv<text:span text:style-name="Default_20_Paragraph_20_Font"><text:span text:style-name="T5">r</text:span></text:span></text:h>
      <text:p text:style-name="P42">His peractis implendum carne vulnus<text:line-break/>quamprimum est, priusquam vinculum a vale decidat. Nisi<text:line-break/>enim producta caro prius locum qui circa praecisam arte-<text:line-break/>riam est impleverit, sed locus aliquis vacuus iupersuerit,<text:line-break/>aneurysma vocatum sequitur. Quam ob rem emplasticis san-<text:line-break/>guinem sistentibus magis utendum suadeo quam escharoti-<text:line-break/>cis, quod et citius et minore cum periculo post ipsum im-<text:line-break/>.pletur vulnus; periculum enim in altero est, si decidat<text:line-break/>crusta, rursum sanguinis profusionem ex vale excitari. opti-<text:line-break/>unum igitur omnium quae novi medicame<text:span text:style-name="Default_20_Paragraph_20_Font"><text:span text:style-name="T5">n</text:span></text:span>torum, quo<text:line-break/>.esiam ad meningum haemorrhaglas tutissime utemur est<text:line-break/>quod nunc suspiciam; thuris pars una aloes partis unius<text:line-break/>.femissi miscetur; mox cum utendi tempus instat, tantum<text:line-break/>hujus cum ovi candido subigitur quantum mellis reddat<text:line-break/>.crassitudinem, hoc dehinc leporis mollissimis pilis excipi-<text:line-break/>tur, deinde tum vasi ipsi tum ulceri toti liberaliter imponi-<text:line-break/>tur. Alligandum autem id forinsecus fascia est ex tenui<text:line-break/>linteo, cujus fasciae primi quatuor quinqueve amplexus ipsi</text:p>
      <text:p text:style-name="P3">profluenti vasi injicientur, abhinc vasis radicem versus du-<text:line-break/>centur in quibus partibus radicem versus duce<text:span text:style-name="Default_20_Paragraph_20_Font"><text:span text:style-name="T5">r</text:span></text:span>e licet, li-<text:line-break/>cet autem fere in omnibus, praeterquam meningibus. His<text:line-break/>factis ubi tertio die salveris, si tuto adhuc medicamentum.<text:line-break/>ulceri adhaereat, aliud rursus circumsundes ac veluti li-<text:line-break/>namentum quod ex pilis factum inhaesit madefaciens dest-<text:line-break/>gahis, ut initio deligasti; sin prius sua sponte linamentum<text:line-break/>decidat, radicem valis digito blande comprimens quatenus<text:line-break/>nihil confluat, hoc quidem suspensa manu adimes, atque al- -<text:line-break/>lerum impones. Ad hunc modum-quod carne munietur, cu-<text:line-break/>rare vas debebis, utique a prinripio ad finem usque partem<text:line-break/>fupinam servans, feti commoderata sit ea figura. Periculum.<text:line-break/>enim est dolorem incidere, ac rursus e vase sanguinem pro-<text:line-break/>fluere, quum nihil sanguinis profluvium magis quam do-.<text:line-break/>Ior proritet et plilegmonas augeat. .Hoc medicamento mul-<text:line-break/>tifariam utor, alias, ut dictum est, duplum thuris aloae<text:line-break/>admiscens, alias pari modo ambobus utens, alias paulo Tu-<text:line-break/>perante aloen thure, aut etiam plusculo, sed nondum du-</text:p>
      <text:p text:style-name="P3">plo; etiam mannam pro thure aliquando injiciens. Est au-<text:line-break/>tem manna medicamentum quod magis quam thus adstrin-<text:line-break/>git, thus vero quam manna magis emplasticum. Porro<text:line-break/>constat in duris corporibus plus aloes esse immiscendum, in<text:line-break/>molIibus plus thuris. Eritque alterum eorum magis ad<text:line-break/>stringens, alterum magis emplasticum. Itaque etiam magis<text:line-break/>lentum ac, ut siquis dixerit, resinosius deligas thus opor-<text:line-break/>tet, ubi magis esse emplasticum medicamentum studebis; id<text:line-break/><text:span text:style-name="Default_20_Paragraph_20_Font"><text:span text:style-name="T5">s</text:span></text:span>ane tum mollius est tum albidius, tum quod mansum ritu<text:line-break/>aloes et mannae non comminuitur, <text:span text:style-name="Default_20_Paragraph_20_Font"><text:span text:style-name="T5">s</text:span></text:span>ed partes suas sibi eo-<text:line-break/>haerentes desendit veluti Chia mastiche^ Verum haec ejus<text:line-break/>tractationis sunt propria quae de compositione medicamen-<text:line-break/>torum praecipit, quam in hoc opere non alicubi attigisse<text:line-break/>omnino non licuit. Siquidem aut nusquam nobis particn-<text:line-break/>laris exempli facienda mentio suit, sed ipsis tantum univer-<text:line-break/>salibus contentos esse methodis oportuit, aut si particularia<text:line-break/>poneremus, etiam praeparatio eorum fuit attingenda. Ve-<text:line-break/>tum, ut ante dictum, ejus generis remediorum , quae me-</text:p>
      <text:p text:style-name="P3">thodo sunt inventae, uno alterove exemplo hic posito con-<text:line-break/>tentos esse conveniet; id vero semper misti teneri memoria<text:line-break/>velim ; <text:span text:style-name="Default_20_Paragraph_20_Font"><text:span text:style-name="T5">t</text:span></text:span>ed revertamur mulus ad id quod dicendo parum<text:line-break/>absolvimus. Mentionem enim jam dicti medicamenti id-<text:line-break/>circo pluribus feci , quod caeteris id omnibus praestare mihi<text:line-break/>persuasi, nrirorque si cui melius invenire continget. Ideo-<text:line-break/>que tum in meningibus semper tum in cossi vulneribus<text:line-break/>eo utor, etiam ipsarum venarum jugularium, utpote cum<text:line-break/>harum quoque sanguinem citra vi<text:span text:style-name="Default_20_Paragraph_20_Font"><text:span text:style-name="T5">n</text:span></text:span>culum sistat. Non est<text:line-break/>aalem in his committendum ut in opere properes, veluti.<text:line-break/>quidam stolidi chiru<text:span text:style-name="Default_20_Paragraph_20_Font"><text:span text:style-name="T5">r</text:span></text:span>gi faciunt; sed altera manu inferiorem<text:line-break/>vasis partem comprimes aut complexus tenebis , altera me-<text:line-break/>dicameutum vulneri impones , ac blande ei apprimae do-<text:line-break/>nec co<text:span text:style-name="Default_20_Paragraph_20_Font"><text:span text:style-name="T5">n</text:span></text:span>cretum adhaeserit, mox deligatus superne deorsum,<text:line-break/>non, ut in artubus, inferne furtum; siquidem radicem ver-<text:line-break/><text:span text:style-name="Default_20_Paragraph_20_Font"><text:span text:style-name="T5">t</text:span></text:span>us vasiorum ducere deligationem oportet; ac quod confluit<text:line-break/>reprimere. Sunt porro et alia non pauca medicamenta em-<text:line-break/>plastica quae citra dolorem obturant, verum nullum ita<text:line-break/>carne implet. Expedit autem quam maxime in ejusmodi</text:p>
      <text:p text:style-name="P3">casu ut priore medicamento cadente caro circum vas<text:line-break/>ipsum sit producta. At quae.c<text:span text:style-name="Default_20_Paragraph_20_Font"><text:span text:style-name="T5">r</text:span></text:span>ustas generant, ubi crusta<text:line-break/>decidit, magis nudam partem quam pro eo qui secundum<text:line-break/>naturam est statu derelinquunt. Est namque ipsius crustae<text:line-break/>generatio ex subjectis circumpositisque corporibus, ut si quis<text:line-break/>dixerit, semiustis, sic ut cuiusmodi in hiemem extinctos<text:line-break/>hos carbones rem parant, ejusmodi ipsae crustae carnis<text:line-break/>exustae sint reliquiae. Quare quantum parti adustum ad<text:line-break/>crustam est, profecto ipsi de naturali cerne deperditur: Id<text:line-break/>itaque omne parti decidit, quum musta cadit, atque ob<text:line-break/>eam rem nuda sineque carne visitur, multisque postea-<text:line-break/>quam crusta decidit profusio sanguinis , quae aegre fup-<text:line-break/>primi potuit, supervenit, Quare in his quoque quisquis<text:line-break/>methodo administrare omnia volet, is tum modos omnes<text:line-break/>quibus fanguis supprimatur longe prius considerabit, tum<text:line-break/>etiam eliget qui minus esit cum periculo, utens non minus<text:line-break/>et reliquis omnibus, quoties necessitas urgebit. Maximam<text:line-break/>autem necessitatem vel escharoticis medicamentis vel ig-</text:p>
      <text:p text:style-name="P3"><text:span text:style-name="Default_20_Paragraph_20_Font"><text:span text:style-name="T8">.. </text:span></text:span>nitis cauteriis utendi animadverti, ubi ex e<text:span text:style-name="Default_20_Paragraph_20_Font"><text:span text:style-name="T5">x</text:span></text:span>esione putres-<text:line-break/>centis alienius profluvium sanguinis concitatur. Quin<text:line-break/>etiam ubi in tali affectu totum quod computruit est fubla-<text:line-break/>tum, tutius est vel ipsius veluti radicem adurere, vel certe<text:line-break/>crustificis medicamentis uti. Hac vero ratione tum in<text:line-break/>pudendis. tum sede ad talem necessitatem saepe devenimus,<text:line-break/>.quod hae partes tum propter naturalem humiditatem tum<text:line-break/>quod excrementorum sunt canales ex leri causa putres-<text:line-break/>.eant; scopus autem esto tibi incr <text:span text:style-name="Default_20_Paragraph_20_Font"><text:span text:style-name="T5">a</text:span></text:span>stantium medicamen to-<text:line-break/>rum non simpliciter calor, sed praestantius fit si simul ad-<text:line-break/>flringendi fit facultas, qualis lu chalcitide et misy et atra-<text:line-break/>mento sutorio, sive ustis -his, sive inustis utare, <text:span text:style-name="Default_20_Paragraph_20_Font"><text:span text:style-name="T5">v</text:span></text:span>i<text:span text:style-name="Default_20_Paragraph_20_Font"><text:span text:style-name="T5">situr,<text:line-break/></text:span></text:span>.Quae vero ex calce non extincta conficiuntur, ea valen-<text:line-break/>tiora his sunt; caeterum calx adstringendi vim non habet.<text:line-break/>.Excidunt igitur citius quae -ab his. fiunt crustae; haerent<text:line-break/>autem corporibus diutius quae ab adstringentibus; quod uti-<text:line-break/>que longe est utilius, quando ita p<text:span text:style-name="Default_20_Paragraph_20_Font"><text:span text:style-name="T5">r</text:span></text:span>ius nascitur in imo<text:line-break/>earum caro essieiturque profluenti vasi velut operculum<text:line-break/>quoddam. Unde nec nosmet praecipites esse, veluti non-</text:p>
      <text:p text:style-name="P3">nulli sunt, ad crustas, ubi haemorrhagiae periculum immi-<text:line-break/>net, detrahendas oportet, nisi in illis ta<text:span text:style-name="Default_20_Paragraph_20_Font"><text:span text:style-name="T5">n</text:span></text:span>tum affectibus in<text:line-break/>quibus propter putredinem candens ferrum corpori hominis ,<text:line-break/>admovere coacti fuimus. Appellant nescio quomodo eum<text:line-break/>affectum omnes nunc medici - <text:span text:style-name="Default_20_Paragraph_20_Font"><text:span text:style-name="T8">νομήν </text:span></text:span><text:span text:style-name="Default_20_Paragraph_20_Font"><text:span text:style-name="T5">a</text:span></text:span> <text:span text:style-name="Default_20_Paragraph_20_Font"><text:span text:style-name="T8">νέμεσθαι </text:span></text:span><text:span text:style-name="Default_20_Paragraph_20_Font"><text:span text:style-name="T5">pascere,<text:line-break/></text:span></text:span>proplerea quod pergere pascendo id vitium ab aegris parti-<text:line-break/>bus ad eas quae fecundum naturam fe habent <text:span text:style-name="Default_20_Paragraph_20_Font"><text:span text:style-name="T5">s</text:span></text:span>oleat atque<text:line-break/>herum femper aliquod aegris adjicere, ita ut non a substan-<text:line-break/>ilia indicatae rei, sed ab accidente appellationem indide-<text:line-break/>tinxi Copia materiae medicamentorum omnium talem fa-<text:line-break/>pullatum obtinentium in propriis commentariis dicta esu<text:line-break/>Proprios intelligo et qui de simplicium medicamentorum fa-<text:line-break/>icultatibus et compositione eorum sunt scripti.</text:p>
      <text:h text:style-name="Heading_20_2" text:outline-level="2">Cap. V</text:h>
      <text:p text:style-name="P41"><text:s/>Ergo recensitis hujus methodi, qua vul-<text:line-break/>gares haemorrhagias cures, capitibus, mox ad eorum quae<text:line-break/>in alto sunt corpore tractationem convertamur. Qui igitur<text:line-break/>e vasis profluit sanguis , aut quod amplius non confluet,<text:line-break/>sistetur, aut quod occlusa divisio erit, aut. etiam propter</text:p>
      <text:p text:style-name="P3">utrumque simul, id quod reor tutissimum. Porro confluere<text:line-break/>prohibetur et propter animi deliquium et revuIsionem et<text:line-break/>derivationem et refrigerationem tum corporis totius tum<text:line-break/>vero praecipue ipsius partis vnlueratae, Hac enim ratione<text:line-break/>etiam frigida pota saepe haemorrhagias suppressit; idem<text:line-break/>facit et frigida fo<text:span text:style-name="Default_20_Paragraph_20_Font"><text:span text:style-name="T5">r</text:span></text:span>is lu fotu .affusa, sedet poscant vinum<text:line-break/>acerbum aliaque quaecunque vel adstringendi vel simpliciter<text:line-break/>refrigerandi vim habent. Clauditur ipsa divisio, si vel-<text:line-break/>contrahatur <text:span text:style-name="Default_20_Paragraph_20_Font"><text:span text:style-name="T5">conniveatque</text:span></text:span> id quod divisum est, vel obfirma-.<text:line-break/>tur. Sane contrahitur tum adstrictione, tum refrigera-<text:line-break/>tione, tum deligatura. con j unctum, tum vinculo exceptum.<text:line-break/>Obstruitur vel intrinsecus, ver extrinsecus et intrinsecus<text:line-break/>quidem a sanguine concreto extrinsecus tum hoc ipso<text:line-break/>tum vero linamentis et spongiis et crustis et medicamentis<text:line-break/>emplasticis; ad haec corporibus ci<text:span text:style-name="Default_20_Paragraph_20_Font"><text:span text:style-name="T5">r</text:span></text:span>cumjacentibus propius<text:line-break/>admotis; quorum singula quemadmodum perficiantur dictum<text:line-break/>jam est. At quae de profundo sanguinis p<text:span text:style-name="Default_20_Paragraph_20_Font"><text:span text:style-name="T5">r</text:span></text:span>ofluvia erum-<text:line-break/>punt, ea nec vinculo nec deligatura sanes, ut neque caute-</text:p>
      <text:p text:style-name="P2">rus nec ut semel dicam iis quae divisum ipsum. corpus<text:line-break/>parteve contingere machinamur; imo per revulsionern ae<text:span text:style-name="Default_20_Paragraph_20_Font"><text:span text:style-name="T5">r<text:line-break/></text:span></text:span>derivationem; praeterea cibum potionemque qui et empla-<text:line-break/>sticanr vim habeant et refrigerent et medicamenta quae<text:line-break/>adstringant; habes vero uberem talium materiem in pro-<text:line-break/>priis operibus. Quae vero a partibus indicatio sumitur,<text:line-break/>ea communibus quae jam dictae sunt curandi indicationi-<text:line-break/>- bus veluti auctarium in singulis affectibus accedit; siqui-<text:line-break/>dem instrumentis aliquando utimur pro partis ipsius pro-<text:line-break/>prietate, aliis ad uterum, aliis ad vesicam, aliis ad omnia<text:line-break/>intestina crassa. Quippe in haec per clysterem, in uterum<text:line-break/>per metrenchytas idoneorum aliquod medicamentorum im-<text:line-break/>mittimus; sic et in vesicam per in directum foratos cathe-<text:line-break/>teres. Sane rariora ex his profluvia sanguinis fiunt , fed -<text:line-break/>tamen aliqua<text:span text:style-name="Default_20_Paragraph_20_Font"><text:span text:style-name="T5">n</text:span></text:span>do fiunt, et quanquam non profusione ipfa<text:line-break/>periculosa, at certe ob diuturnitatem non sine periculo.<text:line-break/>Siquidem quaternis diebus vidimus ex utero profluere sim--<text:line-break/>guinem nec potuisse ullo remedio sisti, quoad quarto die</text:p>
      <text:p text:style-name="P2">arnoglossi succo .utentibus nobis prorsus constiterit. Est<text:line-break/>porro id medicamentum et ad ea, quae ex erosione excitan-<text:line-break/>tur sanguinis profluvia utilissimum , cui etiam valentius ali-<text:line-break/>quod hoc casu medicamentum alias aliud ei miscere soleo,<text:line-break/>utique ad totum respiciens. affectum.; id quod semper est<text:line-break/>faciendum, ac pro maximo documento in omnibus ltaben-<text:line-break/>dum. Nam iulus ipsis quae ex utero, vesica et intestinis<text:line-break/>profluvia citantur, aestimari debebit ipsius prosusionis quan-<text:line-break/>titas , ut hunc jam vel ut primam vel ut fecundam indica-<text:line-break/>tionem curationis habeamus, nec tamen obiter .totius affe-<text:line-break/>ctus non habentes rationem. Nam si perruptum vas ali-<text:line-break/>quod magnum est, aut vehementer reclusum hiat, utique<text:line-break/>adstringentibus medicinis est opus, veluti balaustio et hy-<text:line-break/>pocystide et <text:span text:style-name="Default_20_Paragraph_20_Font"><text:span text:style-name="T5">r</text:span></text:span>hoe et omphacio et acacia, gallis immaturis<text:line-break/>et malicorio. Sin -vel exiguum vas est, quod perruptum<text:line-break/>est, vel modice reclusum sic, ut non multus fit qui in eo<text:line-break/>profluit sanguis, etiam aloe et manna et pini cortex et<text:line-break/>Lem<text:span text:style-name="Default_20_Paragraph_20_Font"><text:span text:style-name="T5">u</text:span></text:span>rum sigillum et spinae Aegyptiae fructus et crocum</text:p>
      <text:p text:style-name="P2">et lapis haematites., aliaque id genus ex vino nigro austero<text:line-break/>utilia medicamenta sunt. ..Quod si nec genus id vini praesto<text:line-break/>sit nec arnoglossum nec folanum, quippe haec quoque fiunt<text:line-break/>idonea, coquemus in aqua et rubi germina et canini rubi<text:line-break/>et myrti .et lentisci etihederae, in summa omnium quibus<text:line-break/>adstrictoria vis inest, sive radix fit, sive fructus, sive cortex,<text:line-break/>sive germen ; ideoque. etiam adstringentium malorum ma-<text:line-break/>-ximeque cotoneorum, itemque myrtorum et mespilorum<text:line-break/>decoctum; idoneum ad p<text:span text:style-name="Default_20_Paragraph_20_Font"><text:span text:style-name="T5">r</text:span></text:span>oposita praesidium est.</text:p>
      <text:h text:style-name="Heading_20_2" text:outline-level="2">Cap. VI. </text:h>
      <text:p text:style-name="P41">At si ex erosione profluvium quoddam in-<text:line-break/>cidit,. non est id magna ea parte profusius, fed exiguum et<text:line-break/>paulatim <text:span text:style-name="Default_20_Paragraph_20_Font"><text:span text:style-name="T5">efeluen</text:span></text:span>s; eoque Rasionis, vel Andronis, yeLPolyi-<text:line-break/>dae pastillis utendum est, aut etiam, ut dictum est, nostro,<text:line-break/>qui genere eandem vim obtinet. caeterum magis potentem.<text:line-break/>Sistunt enim haec erosionem, si tamen etiam .toti corpori<text:line-break/>sit consultum , ut prius est dictum. Sin profusior haemor-<text:line-break/>riragia fit iis quae vehementissime adstringant, utendum<text:line-break/>medicamentis est, quoad vehemens ejus <text:span text:style-name="Default_20_Paragraph_20_Font"><text:span text:style-name="T5">impetu</text:span></text:span>s frangatur.;</text:p>
      <text:p text:style-name="P2">mox deinde admisceudi istis pastilli sunt; postea ad ipfos<text:line-break/>solos veniendum , cum aliquo ex ante dictis succis aut de-<text:line-break/>coctis. Atvero quae extrinsecus parti sanguinem profun-<text:line-break/>denti admoventur, tum adstringentia tum citra adstrictio-<text:line-break/>nem frigida, haec ipse, veluti plerique medicorum, non<text:line-break/>ubique probo; sed mihi contra omnino quam fieri res po-<text:line-break/>stillat, ipsum sanguinem intro compellere ac venas, quae<text:line-break/>in alto sunt, implere ridentur. Vidimus enim quosdam<text:line-break/>eorum qui ex pulmo<text:span text:style-name="Default_20_Paragraph_20_Font"><text:span text:style-name="T5">n</text:span></text:span>ibus sanguinem rejicereut, ex tho--<text:line-break/>pace <text:span text:style-name="Default_20_Paragraph_20_Font"><text:span text:style-name="T5">r</text:span></text:span>efrigerato manifeste laesos, aeque ut qui sanguinem<text:line-break/>vomuerunt nonnullos, quod venter foris esset refrigeratus;<text:line-break/>eodem modo et eorum quibus naribus fanguis profluit alis-<text:line-break/>qui ex capitis refrigeratione deterius habueru<text:span text:style-name="Default_20_Paragraph_20_Font"><text:span text:style-name="T5">n</text:span></text:span>t. Ergo nec<text:line-break/>omnino , nec fine discrimine , nec omni tempore loca quae<text:line-break/>circa partem unde sanguis profluit sunt posita refrigeranda<text:line-break/>suaserim, imo posteaquam in esta. prius averteris; ut exeat-<text:line-break/>pli gratia in naso ubi sanguinis missione, ut diximus, sis<text:line-break/>. usus, vel artuum frictione devinctioneque, veI ad hypochon-</text:p>
      <text:p text:style-name="P2">dria <text:span text:style-name="Default_20_Paragraph_20_Font"><text:span text:style-name="T5">defixi</text:span></text:span>s cucurbitis. Quin ne sic quidem ad frontem et<text:line-break/>caput illico refrigerantibus utendum, feli prius revellendum est,<text:line-break/>affixa into <text:span text:style-name="Default_20_Paragraph_20_Font"><text:span text:style-name="T5">seu occipiti</text:span></text:span> cucurbita. Nam duplex est in fangui-<text:line-break/>nis ex naribus profusione r evulsio, tum quae ad inferiores fit<text:line-break/>totius corporis partes tum quae ad capitis posteriora; pro-<text:line-break/>-pterea quod ipsae partes nares <text:span text:style-name="Default_20_Paragraph_20_Font"><text:span text:style-name="T5">dictae</text:span></text:span> et in superiore et ini<text:line-break/>anterio<text:span text:style-name="Default_20_Paragraph_20_Font"><text:span text:style-name="T5">r</text:span></text:span>e parte sunt sitae ; opponitur autem pars superior<text:line-break/>inferiori et posterior anteriori; ve<text:span text:style-name="Default_20_Paragraph_20_Font"><text:span text:style-name="T5">r</text:span></text:span>um de sanguinis pro-<text:line-break/>-fluvio haec sufficient. Patet. namque et diapedefin refrige-<text:line-break/>rantibus adstringentibusque esse curandum; et si propter<text:line-break/>tenuitatem ^sanguinis aliquando incidat, crassiore victu; is<text:line-break/>vero . cuiusmodi fit dicetur in sequentibus., dictumque jam<text:line-break/>ad quendam modum est libro , qui de attenuante rictu est<text:line-break/>scriptus; jam vero ad memoratorum affectuum curationem</text:p>
      <text:p text:style-name="Normal">. est redeu<text:span text:style-name="Default_20_Paragraph_20_Font"><text:span text:style-name="T5">n</text:span></text:span>dum. Ergo quod venae insedit ulcus, ubi. ad<text:line-break/>manum est; eandem desiderat curationem iis quae in carne<text:line-break/>accidunt, de quibus duobus ante hoc voluminibus disputavi.<text:line-break/>Natu sive ex recenti vulnere factum est, id agendum .est ut</text:p>
      <text:p text:style-name="P2">medicamentis enaemis vocatis coeat; sive ex erosione, quae-<text:line-break/>cunque dieta de malignorum ulcerum curatione sunt, ea<text:line-break/>prius ratione discernenda, mox ut opere perficiantur ten-<text:line-break/>fanda. Quin etiam ubi vinculo <text:span text:style-name="Default_20_Paragraph_20_Font"><text:span text:style-name="T5">va</text:span></text:span>s sis complexus, aut<text:line-break/>medicamentis sanguinem fupprimentibus aut cauteriis usus,<text:line-break/>illoque tibi curationis scopus est, ut quae circa ulceris labra<text:line-break/>- -sunt carne impleas, iisdem omnino medicamentis utere,<text:line-break/><text:span text:style-name="Default_20_Paragraph_20_Font"><text:span text:style-name="T5">g</text:span></text:span>uae in methodo cavarum ulcerum nobis sunt praecepta.</text:p>
      <text:h text:style-name="Heading_20_2" text:outline-level="2">Cap. VII. </text:h>
      <text:p text:style-name="P41">De arteria autem vulnerata jam dictum<text:line-break/>est nonnullis medicorum, videri non posse fieri ut coeat.<text:line-break/>Atque id asserunt aliqui quidem sola experientia se conten-<text:line-break/>tus prosessi; alii vero etiam ratione usi ejusmodi duram esse<text:line-break/>ac cartilagineam ajunt alteram arteriae tu<text:span text:style-name="Default_20_Paragraph_20_Font"><text:span text:style-name="T5">n</text:span></text:span>icam ; talium<text:line-break/>vero nihil posse in unum coire, quum sit mollium tantum<text:line-break/>corporum i<text:span text:style-name="Default_20_Paragraph_20_Font"><text:span text:style-name="T5">n</text:span></text:span> unum coeundi habilitas,- ut tum in externis<text:line-break/>ridere licet , neque lapide cum lapide , neque testa tum testa<text:line-break/>unquam coeunte; tum vero in nobis, quum nec cartilago<text:line-break/>cum cartilagine coalescat, nec. os cum osse uniatur. Non</text:p>
      <text:p text:style-name="P3">enim sracta ossa per coalitum , <text:span text:style-name="Default_20_Paragraph_20_Font"><text:span text:style-name="T5">t</text:span></text:span>est per callum conglutina-.<text:line-break/>.tionem habent. Igitur nos quoque a priori experientia<text:line-break/>noltra incipiamus, in vulgusque exponamus ea, quae ipsi .<text:line-break/>visu usurpavimus. Vidimus enim in mulieribus et pueris<text:line-break/>tum conglutinatas arterias tum carne unelique circumdatas,<text:line-break/>adque in fronte, malleolo et carpo. Simile quoddam aliquan-<text:line-break/>do et agresti contigit juveni; veram secari veris tempore<text:line-break/>volenti, quod nostratibus hominibus maxime est i<text:span text:style-name="Default_20_Paragraph_20_Font"><text:span text:style-name="T5">n</text:span></text:span> usu;<text:line-break/>.quum enim medicus venam inrisurus brachium deligastet,<text:line-break/>contigit attolli velut i<text:span text:style-name="Default_20_Paragraph_20_Font"><text:span text:style-name="T5">n</text:span></text:span> gibbum arteriam ; itaque hanc pro<text:line-break/>vena medicus divisit. Exigua sane incisio erat, sanguis<text:line-break/>autem flavus et tenuis et fervidus statim pulsitans existebat.<text:line-break/>Ac medicus quidem , ut erat admodum juvenis et ad artis<text:line-break/>opera inexpertus, venam sc incidisse putabat. Ego vero<text:line-break/>cum quodam alio ex iis qui aderant medicis femore, ubi<text:line-break/>quod accidit adverti, praeparato ex emplastrorum genere<text:line-break/>enaemo medicamento, tum incisionem curiose admodum</text:p>
      <text:p text:style-name="P2">conjunxi, tum- inperi medicamentum illico imposui, ac<text:line-break/>spongiam mollissimam extrinsecus super <text:span text:style-name="Default_20_Paragraph_20_Font"><text:span text:style-name="T5">hoc</text:span></text:span> deligari. Mi-<text:line-break/>rante vero qui arteriam inciderat modum rationemque<text:line-break/>providentiae nobis hoc in passi succurrentis, indicavimus<text:line-break/>homini rem factam , fed postquam incisi hominis diverso-<text:line-break/>rium exiissemus, jussimusque ne vel solveret nobis abfen-<text:line-break/>tibus vel ante quartum diem id aggrederetur, fed itu ut<text:line-break/>erat deligatum haberet, spongiam duntaxat desuper made-<text:line-break/>faciens. Postea vero quam in quarto solventes plane con-<text:line-break/>glutinatum incisuram- invenimus , rursus idem medicamen-<text:line-break/>tum impone<text:span text:style-name="Default_20_Paragraph_20_Font"><text:span text:style-name="T5">r</text:span></text:span>e jussimus, tum simili modo deligare, nec mul-<text:line-break/>. lis postea diebus salvere. Atque ita percurat<text:span text:style-name="Default_20_Paragraph_20_Font"><text:span text:style-name="T5">o</text:span></text:span> est hujus<text:line-break/>hominis incisa arteria sola omnium , quas in cubito incisas<text:line-break/>Vidi; nam reliquis omnibus aneurysma aliis majus, alitis mi-.<text:line-break/>nus supervenit. Ac quemadmodum quidem anenrysmata cu-<text:line-break/>rare conveniat , in progressu dicetur <text:span text:style-name="Default_20_Paragraph_20_Font"><text:span text:style-name="T5">t</text:span></text:span>uo loco , utique quum<text:line-break/>reliquorum omnium praeter- naturam tumorum curatio tra-<text:line-break/>detur; nunc coeptam disputatio<text:span text:style-name="Default_20_Paragraph_20_Font"><text:span text:style-name="T5">n</text:span></text:span>em absolvamus. Siqui-</text:p>
      <text:p text:style-name="P3">.dem arteriae natura difficultatem quidem durioris .tunicae<text:line-break/>fuae conglutinandae prorsus indicat, non tamen ejusmodi,<text:line-break/>quae evinci omnino<text:span text:style-name="Default_20_Paragraph_20_Font"><text:span text:style-name="T5">q</text:span></text:span> nequeat neque enim ita est sicca duraque<text:line-break/>ut os vel cartilago, imo longe uls mollior ac nagrs cariosa.<text:line-break/>Quo utique .mimis de unienda sectione ejus est desperandum;<text:line-break/>ubi tum ipsa.sit parva, tum hominis co<text:span text:style-name="Default_20_Paragraph_20_Font"><text:span text:style-name="T5">r</text:span></text:span>pus natura molle. Vi-<text:line-break/>detur autem experientia quoque ipsa rationi fubfcribere;<text:line-break/>quum etin pueris et in mulieribus propter corporum humi-<text:line-break/>ditatum et mollitiem eam viderim glutinari, et in uno juvene,<text:line-break/>cui, ut dictum est, exigue <text:span text:style-name="Default_20_Paragraph_20_Font"><text:span text:style-name="T5">erat incise. </text:span></text:span>Quum vero sanatur<text:line-break/>difficilior sit arteria quam vena, non tamen est medicamen-<text:line-break/>torum admodum diversus in vasorum utroque u<text:span text:style-name="Default_20_Paragraph_20_Font"><text:span text:style-name="T5">t</text:span></text:span>us; imo<text:line-break/>fpecie plane idem rnaj oris nnnorisque ratione evarians;<text:line-break/>quippe tanto siccioribus medicamentis eget arteria quam<text:line-break/>.vena, quanto ipsa est suapte natura siccioris temperamenti<text:line-break/>quam vena. Quod si carnem circa gigni opus fuerit, eadem<text:line-break/>ambae requirunt, siquidem ad eundem modum provenit<text:line-break/>.carnis generatio lu his circumdandis , quo in cavis ulceribus</text:p>
      <text:p text:style-name="P2">provenire est traditum. Atquae in utero, vesica , vel inte-<text:line-break/>stiuis venae arteriaeque sunt, quum eadem genere medica-<text:line-break/>menta, ubi exulceratae .sunt, requirant, etiam instrumenta<text:line-break/>quibus infundantur, metrenchytas, catheterem rectum et<text:line-break/>clysterem desiderant. Ad ea vero quae in recto intestino<text:line-break/>fuut ulcera, etiam per vesicam, cui sit fistula recta ad finem<text:line-break/>aunexa, iniicere liquatum medicamentum tepidum licet.<text:line-break/>Exquiretur itaque remediorum consistentia pro instrumento-<text:line-break/>rum fipecie; neque enim fas est, ejusmodi <text:span text:style-name="Default_20_Paragraph_20_Font"><text:span text:style-name="T5">instrumenti</text:span></text:span>s<text:line-break/>. crassa. medicamenta insundere, sed humidiora postula<text:span text:style-name="Default_20_Paragraph_20_Font"><text:span text:style-name="T5">n</text:span></text:span>t,<text:line-break/>atque idcirco mediocriter plerumque calida; p<text:span text:style-name="Default_20_Paragraph_20_Font"><text:span text:style-name="T5">r</text:span></text:span>oinde sicca<text:line-break/>medicamenta magis sunt idonea quam ea quae liquabilia<text:line-break/>vocantur, quoniam facile vel amoglossi, vel alterius ejus<text:line-break/>generis fuero misceantur. Ejusmodi medicamenta sunt et<text:line-break/>crocum et pompholyx et aloe et quae cephalica dicuntur ;<text:line-break/>in ipsi, autem primo producendae carnis tempore, quod<text:line-break/>suppressionem sanguinis continenter excipit, letiam Lemma<text:line-break/>terra probum medicamentum esu</text:p>
      <text:h text:style-name="P21" text:outline-level="2">Cap. VIII. </text:h>
      <text:p text:style-name="P41">At quae in pulmone .haeserunt ulcera<text:line-break/>difficiliorem habent curationem. Quibusdam vero non-.dif-<text:line-break/>ficllismodo eorum curatio, verum etiam quae perfici nequeat<text:line-break/>esse videtur, idque tum. ratione coniectantibus, tumexperien-<text:line-break/>tia; ratione, quoniam pulmo viscus propter respirationem<text:line-break/>perpetuo siti<text:span text:style-name="Default_20_Paragraph_20_Font"><text:span text:style-name="T5">n</text:span></text:span> motu, quum quietem requirant ea .quae fint<text:line-break/>sananda; experientia, quod neminem unquam eorum qui<text:line-break/>ita sunt affecti . sanatum viderint. Atque de experientia<text:line-break/>quidem, nam lune coepisse par est, dubitare fortasse licet<text:line-break/>propter dignotionem. Nos .enim quendam. vidimus ex.eo,<text:line-break/>quod maxime vocem in clamore intendisset, alium quod ab<text:line-break/>alto cecidisset, alium i<text:span text:style-name="Default_20_Paragraph_20_Font"><text:span text:style-name="T5">n</text:span></text:span> palaestra percussum, non susum sta-<text:line-break/>tim gravissime tussivisse , sed .etiam simul cum tussi alios ;<text:line-break/>unam duasve, alios plures heminas sanguinis spuisse. .Qui<text:line-break/>veroita erant affecti, aliqui omnino sine dolore. erant, alii<text:line-break/>in .thorace dolebant. Quin . etiam sanguis .iis qui doluerant<text:line-break/>nec confertim <text:span text:style-name="Default_20_Paragraph_20_Font"><text:span text:style-name="T5">r</text:span></text:span>eiectus est, nec. multus, minusque tum ruber<text:line-break/>tum calens ceu e longinquo veniens. At quibus citra do-</text:p>
      <text:p text:style-name="P3">Iorem est rejectus , iis et confertim et plurimus tum ruber<text:line-break/>fervensque tussiendo expuebatur, clare docens, quod uo<text:span text:style-name="Default_20_Paragraph_20_Font"><text:span text:style-name="T5">d<text:line-break/></text:span></text:span>procul veniret. Porro usiam dubitationem facit non lo-<text:line-break/>vem ipsa sanguinis ex thorace in asperam arteriam tran-<text:line-break/>fumptio , propositam videlicet a medicis iis , qui transmitti<text:line-break/>eum per membranam oulmonem involventem posse non<text:line-break/>putarunt. Forteque, msi mustis eorum qui ita sunt affecti<text:line-break/>tum statim ortus dolor, tum vero quibusdam eorum phle-<text:line-break/>gmone superveniens cum abscessu, manifestum indicium prae-<text:line-break/>Luissent in thorace consistentis affectus, pronuntiassent fau-<text:line-break/>guinem ex pectore per fauces nunquam tussiendo rejici.<text:line-break/>Nunc vero his indiciis contusi a pectore quidem venire con-<text:line-break/>cedunt, caeterum dum aliam viam quam per pulmonis<text:line-break/>membranulam inquirunt, multa eaque absurda proferre ce-<text:line-break/>guntur; quamvis in suppuratis ipsum pus, quod medio sua.-<text:line-break/>tio inter pectus et pulmonem contineri ipsi fatentur, vi-<text:line-break/>deaut, arbitror ; aperte ex pulmone expui. Nos vero in<text:line-break/>iis quibus erat i<text:span text:style-name="Default_20_Paragraph_20_Font"><text:span text:style-name="T5">n</text:span></text:span> pectore tantus abscessus ut etiam ossium</text:p>
      <text:p text:style-name="P3">aliquid carie corrumperetur, manifeste ipfis ostendimus mul-<text:line-break/>fam, quae iniecta in pectus fuerat, ex pulmone expui. Sane<text:line-break/>novimus Romae ejusmodi affectus rheumatico modo in pe-<text:line-break/>ctore non raro constitisse , ut necesse fuerit ipfum os afie-<text:line-break/>ctum excidere. In plurimis vero etiam membrana, quae<text:line-break/>costis intra subtenditur, una cum corrupta costa invenitur<text:line-break/>putrefacta. t. Solemus ergo in curatione mulsa per ulcus<text:line-break/>insula subere aliquando quidem ut inclinati in laborantem<text:line-break/>.partem tussiunt, saepe vero molliter concutere; interdum<text:line-break/>etiam pyulco educere quod intus ex mulsa reliquum esu<text:line-break/>.Hoc facto ubi tum pus universum tum etiam fan<text:span text:style-name="Default_20_Paragraph_20_Font"><text:span text:style-name="T5">t</text:span></text:span>em ulceris<text:line-break/>eluisse confidimus, mox medicamenta iniicimus. Ergo in<text:line-break/>ejusmodi affectibus, fi quem in medio pectoris ac pulmonis<text:line-break/>spatio humorem reliqueris; statim hunc tussi cjectmn con-<text:line-break/>templabere. Mirandi profectu sunt ii qui de via pulmonis.<text:line-break/>haesitant, quo pacto non magis haesitent, quemadmodum<text:line-break/>crassius fanguis infracti ossis callo effundatur, nam et ipse</text:p>
      <text:p text:style-name="P2">qui effunditur non paulo naturali est crassior et cutis<text:line-break/>substantia longe crassior pulmo<text:span text:style-name="Default_20_Paragraph_20_Font"><text:span text:style-name="T5">n</text:span></text:span>is involucro esu Quod<text:line-break/>igitur diximus , quum vel casu vel praevalida acu t aque voce<text:line-break/>vas aliquod in pulmone rumpitur , citraque dolorem con-<text:line-break/>fertim sanguis fervens, floridus multusque cum tussi expui-<text:line-break/>tar, scire licet in viscere vulnus esse. Aggredienda vero<text:line-break/>- curatio est, prout nos saepe fumus aggressi; quibus non</text:p>
      <text:p text:style-name="P1">raro successit. Igitur laboranti i ipsi iniungendum est ut<text:line-break/>nec mag<text:span text:style-name="Default_20_Paragraph_20_Font"><text:span text:style-name="T5">n</text:span></text:span>a utatur respiratione, ac semper agat silentium;<text:line-break/>praeterea vena cubiti interna protinus incidenda, a qua bis<text:line-break/>terque postea sanguis est detrahendus, revulsionis causa;<text:line-break/>tum artus omnes fricandi vine.iendique ita ut ipsi solemus ;<text:line-break/>ubi haec sunt facta, primum polea tum diluta tum tepida<text:line-break/>. potui est offerenda ; quo si quis in viscere cruor concretus<text:line-break/>latitet , resolutus expuatur atque hoc nihil velet his torve<text:line-break/>ternis horis facere. Ab his vero etiam aliquod eorum quae<text:line-break/>tum emplasticam vim habent tum- adstringunt medicamen-</text:p>
      <text:p text:style-name="P2">tum exhibendum, idque aut ex posca diluta primum, aut<text:line-break/>ex malorum myrtorumve vel alicuius ejusmodi adstringen-<text:line-break/>tium decocto. Rmsusque vesperi medicamentum hoc simi-<text:line-break/>liter dandum, circumcisio,si valentior fit, omni nut<text:span text:style-name="Default_20_Paragraph_20_Font"><text:span text:style-name="T5">r</text:span></text:span>imento,<text:line-break/>sin aliter, sorbitionis quod fatis est exhibendum. Maxime<text:line-break/>vero ad rem pertinebit; si etiam postero die modo fortis<text:line-break/><text:span text:style-name="Default_20_Paragraph_20_Font"><text:span text:style-name="T5">cuban</text:span></text:span>s sit, parum sanguinis ab incisa jam vena rursum de-<text:line-break/>trahatur; tum victu medicamentisque eodem modo in quar-<text:line-break/>. tum usque diemutatur, pectore interdum , si aestas sit , uu-<text:line-break/>dique melino rosaceovc madefacto ; sin hiems, nardino un-<text:line-break/>gueuto. Quod si emplastico aliquo uti medicamento placet,<text:line-break/>habes a nobis optimum, quo etiam ad reliqua vulnera cum<text:line-break/>fiducia utare ; constat id ex bitumine et acero aliisque quae<text:line-break/>illis misceri medicamentis solent, quae enaema ba<text:span text:style-name="Default_20_Paragraph_20_Font"><text:span text:style-name="T5">r</text:span></text:span>bara a<text:line-break/>medicis dicuntur. Quod si mulieri mederis puerove , aut<text:line-break/>denique corpori quod mollis sit carnis, quod ex chalcitide<text:line-break/>fit, salis idoneum medicamentum fuerit;- cujus vires in<text:line-break/>primo libro eorum quae de medicamentorum compositione<text:line-break/>inscripsi explicavimus. Hac nos ratione multos, ad quos</text:p>
      <text:p text:style-name="P3">statim, utmaluin senserunt, accessimus, p ercuravimus. Quippe<text:line-break/>hoc maximum est, cuique te attentum esse magnopere opor-<text:line-break/>tet, an videlicet statim a ruptura valis facta curationem -<text:line-break/>i<text:span text:style-name="Default_20_Paragraph_20_Font"><text:span text:style-name="T5">n</text:span></text:span>cipias, quo cruentum adhuc vulnus priusquam phlegmo-<text:line-break/>nen excitet glutines. Nam si phlegmonef nvaferit , exigua<text:line-break/>fpes est ejus postea glutinandi; in longius tamen trahere<text:line-break/>potest tempus. Quod vero ejusmodi ulcera vel difficulter,<text:line-break/>vel plane nunquam curari possint, hoc lu causa est, quod<text:line-break/>quum phlegmone solvitur,- eluenda pus ulceris et sanies<text:line-break/>sunt. Atque ex utero quidem et vesica tum suat sponte<text:line-break/>excernuntur, quoniam videlicet pronis delabi licet, tum<text:line-break/>elui praeterea a nobis possunt; in pulmone neutrum omni-<text:line-break/>no fieri potest. Quare omnibus quae huic loco haerent<text:line-break/>ulceribus una reliqua expurgatio est eale quae per tusses fit.<text:line-break/>At si recte his tum reliquam omnem quietem suasimus <text:span text:style-name="Default_20_Paragraph_20_Font"><text:span text:style-name="T5">i</text:span></text:span> tum<text:line-break/>Vero, ut sensim respirarent necquicquam loquerentur, ut<text:line-break/>vulnus glutinaretuu iiij unximus, quae potest tussientibus<text:line-break/>esse sanationis spes? Non igitur quod in perpetuo pro-</text:p>
      <text:p text:style-name="P3">pter respirationem motu riscus id sit, desperata curatio est,<text:line-break/>velut qui ante nos medici scuscrunt, sed propter saniei et<text:line-break/>puris vacuationem. Ideoque si statim quis sit aggressus, ac<text:line-break/>jam dicta ratione medeatur, coeunt; sin phlegmone prius<text:line-break/>occuparit, difficilem incertamque curationem .recipiunt,<text:line-break/>nam pus et sanies prorsus, totaque ex spatiis .pulmonis non<text:line-break/>expelluntur et tussis affectas partes valde lacerat. At quae<text:line-break/>ex pectore educuntur, triplex compendium prae iis quae<text:line-break/>ex pulmone vacuantur habent; nam et vasa ipsa multo sunt<text:line-break/>minora et sanies in spatium interius essiuit et lu summa ma-<text:line-break/>gis carnosum <text:span text:style-name="Default_20_Paragraph_20_Font"><text:span text:style-name="T5">pectu</text:span></text:span>s est quam pulmo. Nam asperae arte-<text:line-break/>riae substantia, quae admodum carnis expers siccaque est,<text:line-break/>nulla alia animalis in parte invenitur ; quae etiam ipsa in<text:line-break/>ejusmodi expuitionihus rumpi sciet, quum si qua reliqua<text:line-break/>vena <text:span text:style-name="Default_20_Paragraph_20_Font"><text:span text:style-name="T5">vel arteria</text:span></text:span> sit rupta, ipsisasperis illaesis manentibus,<text:line-break/>per mutuas solas anastomoscs translatio <text:span text:style-name="Default_20_Paragraph_20_Font"><text:span text:style-name="T5">sanguinis</text:span></text:span> fit. Ita-<text:line-break/>que nec calidus in talibus. nec ruber, nec multus sanguis<text:line-break/>emittitur. Ac ridentur quidem prima saltem fronte levic-</text:p>
      <text:p text:style-name="P2">res ejusmodi affectus, ut qui copia vastationis minime ter-<text:line-break/>reant; funt vero vel ob hoc.ipsum graviores, quippe con-<text:line-break/>cretus circa ruptum vas cruor, cui facilis transitus in afpe-<text:line-break/>ras arterias non est , glutinationem prohibet.</text:p>
      <text:h text:style-name="Heading_20_2" text:outline-level="2">Cap. IX. </text:h>
      <text:p text:style-name="P41">Simili modo et transversi septi vulnera,<text:line-break/>quae foras non perveniunt, in carnosis quidem partibus<text:line-break/>saepe coalescere sunt risu, ejus motu non obstante; quae<text:line-break/>in nervofis ejus haerent, insanabilia sunt. Sane difficilis<text:line-break/>curatio eft etiam eorum quae in carnosis sunt partibus, si<text:line-break/>has jam phlegmone occuparit; idque non ipsi modo dia-<text:line-break/>phragmati, verum etiam omnibus quae intra peritonaeum<text:line-break/>fu<text:span text:style-name="Default_20_Paragraph_20_Font"><text:span text:style-name="T5">n</text:span></text:span>t contenta, quod in ea scilicet sanies defluat. Caete-<text:line-break/>rum danda opera est ut ea quacunque ratione siccemus,<text:line-break/>tum per ea medicamentaquae extrinsecus imponuntur , tum<text:line-break/>per ea quae ex aqua vinove tenui bibuntur. Porro horum<text:line-break/>maxime idonea sunt et quae ex seminibus fieri dicuntur,<text:line-break/>et quod -solemne nobis est, quoque in pectoreperforato sem-<text:line-break/>per utimur, quod ex cassia componitur. Caeterum tum</text:p>
      <text:p text:style-name="P2">.haec tum per<text:span text:style-name="Default_20_Paragraph_20_Font"><text:span text:style-name="T5">t</text:span></text:span>usio<text:span text:style-name="Default_20_Paragraph_20_Font"><text:span text:style-name="T5">n</text:span></text:span>es quaedam ejusmodi vulneribus accom-<text:line-break/>modatae, ad tractationem de medicamentis pertinent; hic<text:line-break/>methodos solas tradimus, quae praesidiorum indicent ge-<text:line-break/>nus ; quare si quando quaedam a nobis particulatim pro<text:line-break/>exemplis adhibea<text:span text:style-name="Default_20_Paragraph_20_Font"><text:span text:style-name="T5">n</text:span></text:span>tur, haec addita claritatis causa fuisse exi-<text:line-break/>flimandum.</text:p>
      <text:h text:style-name="Heading_20_2" text:outline-level="2">Cap. X. </text:h>
      <text:p text:style-name="P41">Rursus igitur ad methodos revertamur,<text:line-break/>monstremusque quantum generalis omnium ulce<text:span text:style-name="Default_20_Paragraph_20_Font"><text:span text:style-name="T5">r</text:span></text:span>um cura-<text:line-break/>tio per singulas animalis partes speciatim immutetur. Hinc<text:line-break/>namque discemus praecipue quidem id; quod in toto opere<text:line-break/>est propositum , minime in nutationibus errare ; velut ap-<text:line-break/>pendicem vero etiam eorum qui se methodicos vocarunt<text:line-break/>. audaciam. Qui , fi quid mihi, qui nec ad gratiam quicquam<text:line-break/>nec ad odium loqui soleam, est credendum, cum omnium<text:line-break/>ipsi medicorum maxime a methodo sint alieni, dam<text:span text:style-name="Default_20_Paragraph_20_Font"><text:span text:style-name="T5">n</text:span></text:span>ant,<text:line-break/>quatenus faltem scribunt, non solum reliquos veteres <text:span text:style-name="Default_20_Paragraph_20_Font"><text:span text:style-name="T5">i</text:span></text:span> sied<text:line-break/>etiam ipsum omnium nobis methodorum auctorem Hippo-<text:line-break/>cratem. Ac empiricus quidem messicus omnia quae nos<text:line-break/>per indicationem inveniri ostendimus, ea dicit per.expe-</text:p>
      <text:p text:style-name="P3">rientiam sibi cognita. Quum ve<text:span text:style-name="Default_20_Paragraph_20_Font"><text:span text:style-name="T5">r</text:span></text:span>o praeter indicationem et<text:line-break/>experientiam nullum inventionis organum tertium prae-<text:line-break/>terea sit , isti neutro utentes , tamen appellandos fe metho-<text:line-break/>di cos cenfent. Ergo sequantur nos et nunc saltem osten-<text:line-break/>dant ulceribus per singulas partes curandis unam esse om-<text:line-break/>nium sanationem. Audiamus ipsos quo pacto ulcus qurent,<text:line-break/>aut quales indicationes ab eo suma<text:span text:style-name="Default_20_Paragraph_20_Font"><text:span text:style-name="T5">n</text:span></text:span>t; num alias ullas,<text:line-break/>quam quod planum cicatrice sit inducendum, cavum carne<text:line-break/>implendum, cruentum gluti<text:span text:style-name="Default_20_Paragraph_20_Font"><text:span text:style-name="T5">n</text:span></text:span>andum? Atque pacto iuvo-<text:line-break/>veniam, quod cicatricem inducat, et quod conglutinet, et<text:line-break/>quod carne impleat, et quod coalescere faciat? Ne labora,<text:line-break/>inquiunt; sunt enim inventa. Atqui haud scio, an recte,<text:line-break/>aut non omnia ; fieri enim potest ut vel ex deteriorum<text:line-break/>nota quaedam inventa sint, potiora inventa -non sint; veI<text:line-break/>ut quae inventa esse rideantur etiam ipfa sint mala; inde-<text:line-break/>que adeo accidere ut quaedam ulcera prorsus non sanem- .<text:line-break/>tur, quaedam longiore spatio et cum dolore e t famis em-<text:line-break/>ciatu minime necessario. Neque enim audet quisquam</text:p>
      <text:p text:style-name="P2">novam aggredi experientiam priusquam sibi persuaserit<text:line-break/>priorem curandi rationem recte se damnasse; veluti in iis<text:line-break/>ulceribus in pulmone consistentibus, quae ne agnovisse qui-<text:line-break/>dem omnino fas est citra dissectionum actionumque notitiam;<text:line-break/>quorum nimirum utrumque aversantur. Caeterum conce-<text:line-break/>datur ad praesens cognosci ah istis Thessali sectatoribus<text:line-break/>ulcus, quod pulmoni insederit. Numquid igitur ut hoc<text:line-break/>illis co<text:span text:style-name="Default_20_Paragraph_20_Font"><text:span text:style-name="T5">n</text:span></text:span>cessimus, sic etiam et quod sordidum sit intelligant,<text:line-break/>an purum, an aequale, an cavum, a<text:span text:style-name="Default_20_Paragraph_20_Font"><text:span text:style-name="T5">n</text:span></text:span> saniei vel puris<text:line-break/>plenum<text:span text:style-name="Default_20_Paragraph_20_Font"><text:span text:style-name="T5">r</text:span></text:span>concedemus, vel ex divino afflatu, vel per insom-<text:line-break/>rrium ea ridentes? An haec queque quomodo dignoscant,<text:line-break/>. percontabimur? An vero citra horum .dignotiones medi-<text:line-break/>camentum quoduis exhibere concedemus ? Ego namque<text:line-break/>existimo primum expurgandam esse immundorum ulcerum<text:line-break/>fordem, implenda vero carne esse quae pura et cava sint ;<text:line-break/>rursus pus sauiemque expurganda, quibus haec circum-<text:line-break/>Iraereant; mox ita cicatricem inducendam. Isti vero haud<text:line-break/>scio quonam modo talia ulcera sanaverint; nam Thessalus</text:p>
      <text:p text:style-name="P3">de his prorsus no<text:span text:style-name="Default_20_Paragraph_20_Font"><text:span text:style-name="T5">n</text:span></text:span> scripsit, ne videlicet vel ignorantiam<text:line-break/>ruam vel inconstantiam proderet. Quippe vel rationi p a-<text:line-break/>rum consona et fassa de his licent; vel si quis vera dixerit,<text:line-break/>eorum iudicationem ex partis substantia, praeterea situ, con-<text:line-break/>formatione accipiat necesse est Nam esto ulcus in pul-<text:line-break/>tnone sordidum purumque et cum phlegmone et sine phle-<text:line-break/>gmone et planum et cavum dignoscere. norint ; esium illud<text:line-break/>scire eos detur, quamquam ne ejus quietem, tametsi minimi<text:line-break/>.inventionem sibi vendicent, quod tale ulcus viridi medica-<text:line-break/>. mento expurgetur, Machaerionis, si libet, veI Isiciis, nihil<text:line-break/>enim referti Respondeant igitur mihi, si ulcus in viscere<text:line-break/>haeserit, quid facie<text:span text:style-name="Default_20_Paragraph_20_Font"><text:span text:style-name="T5">n</text:span></text:span>t? Num viridis medicamenti aliquid<text:line-break/>devorandum dabunt? om<text:span text:style-name="Default_20_Paragraph_20_Font"><text:span text:style-name="T5">n</text:span></text:span>ino ridiculares est. Quoniam<text:line-break/>enim ex anatome cognitus est medicamentorum lu pulmonem<text:line-break/>transitus, Thessali autem sectatores anatomen respuu<text:span text:style-name="Default_20_Paragraph_20_Font"><text:span text:style-name="T5">n</text:span></text:span>t,<text:line-break/>unde cognosce<text:span text:style-name="Default_20_Paragraph_20_Font"><text:span text:style-name="T5">n</text:span></text:span>t, quomodo lu pulmo<text:span text:style-name="Default_20_Paragraph_20_Font"><text:span text:style-name="T5">n</text:span></text:span>em medicamentum<text:line-break/>meat? dicant igitur undenam medicamentum id in pulmo-</text:p>
      <text:p text:style-name="P3">nem deferendum sciunt <text:span text:style-name="Default_20_Paragraph_20_Font"><text:span text:style-name="T5">L</text:span></text:span> Quod si id quoque sciant, illud<text:line-break/>certe intelligere non poterunt,. an ipsam vim <text:span text:style-name="Default_20_Paragraph_20_Font"><text:span text:style-name="T5">t</text:span></text:span>uam , quam<text:line-break/>in extrinsecus positis ulceribus habuit, servabit. At esto,<text:line-break/>sciant haec quoque, quod et eundem tuebitur vim quam<text:line-break/>in exte<text:span text:style-name="Default_20_Paragraph_20_Font"><text:span text:style-name="T5">r</text:span></text:span>nis ulceribus obtinuit, et quod sordes deterget; certe<text:line-break/>an tussim moverit, i<text:span text:style-name="Default_20_Paragraph_20_Font"><text:span text:style-name="T5">n</text:span></text:span>telligere non poterunt; quum tamen,<text:line-break/>nisi per tussim sordes expurgetur <text:span text:style-name="Default_20_Paragraph_20_Font"><text:span text:style-name="T5">i</text:span></text:span> nullus fit detergentis me-<text:line-break/>dicamenti tusus. Ergo id quoque illis detur. At illud saltem<text:line-break/>effugere non possunt, quin diversam curationem in ulcere sumo-<text:line-break/>ris mulcere pulmonis adhibeant, siquidem alterum aqua per-<text:line-break/>luunt, alterum tussibus expurgant. Pone vero rursus ulcus, <text:span text:style-name="Default_20_Paragraph_20_Font"><text:span text:style-name="T5">r,.<text:line-break/></text:span></text:span>quod in pulmone sedit, crasso esse pure circundatum, num-<text:line-break/>quid tum quoque viride .medicamentum exhibebunt , an mel<text:line-break/>potius lingere jubebunt? At id dicant undenam inve<text:span text:style-name="Default_20_Paragraph_20_Font"><text:span text:style-name="T5">n</text:span></text:span>eri<text:span text:style-name="Default_20_Paragraph_20_Font"><text:span text:style-name="T5">n</text:span></text:span>t.<text:line-break/>Non enim profecto id respondebunt, quoniam tenuandain-<text:line-break/>cidendique vim quandam obtinet, quum ipsi a facultatibus<text:line-break/>ejusmodi disquirendis ultro diffugia<text:span text:style-name="Default_20_Paragraph_20_Font"><text:span text:style-name="T5">n</text:span></text:span>t. Sed nec quod em-</text:p>
      <text:p text:style-name="P3">pilleis lu ejusmodi notarum concursu inventum est, mel pro-<text:line-break/>desse, propterea istis sicuti illis eo uti fas est; primum<text:line-break/>quod experientiam contemnant; deinde quod empiricus in<text:line-break/>ejusmodi concursu quae<text:span text:style-name="Default_20_Paragraph_20_Font"><text:span text:style-name="T5">n</text:span></text:span>am sit in pulmone affectio igno.<text:line-break/>rare fe fatetur, caeterum quae conducant fe per ex- -<text:line-break/>parientiam observasse. At Thessalo non satis est curare<text:line-break/>quod omnino non norit, sied ab affectunm indicatione<text:line-break/>procedit. Sane si omnia illi serre donemus, sicuti prius, non<text:line-break/>minus quam nos, at nunquam profecto effugiet quin in<text:line-break/>diversis corporis partibus curationis species mutetur. - Non<text:line-break/>enim eadem curationis species profecto est, aut mulsam in<text:line-break/>uterum propter sordidum ulcus infundere, aut mel eo-<text:line-break/>medendum exhibere, aut. spongia ulcus eluere; caeterum<text:line-break/>haec adhuc parva , illa plane maxima sunt. Fingamus diu-.<text:line-break/>turnum ulcus citra phlegmonen in multis esse partibus, ocu-<text:line-break/>lo, aure, naso, ore, femore, ventre, utero, sede, pu-<text:line-break/>deustis; fi<text:span text:style-name="Default_20_Paragraph_20_Font"><text:span text:style-name="T5">n</text:span></text:span>gamus et illud, fi placet, ulcus. ejusmodi vel pla-<text:line-break/>num omni<text:span text:style-name="Default_20_Paragraph_20_Font"><text:span text:style-name="T5">n</text:span></text:span>o esse, vel exiguo minus planum, respondeantque</text:p>
      <text:p text:style-name="P3">nobis isti sectatores Thessali , qui haec nusquam diserevit,<text:line-break/>quomodo id cicatrice legemus , certe eo medicamento , quod<text:line-break/>ex Cadmia co<text:span text:style-name="Default_20_Paragraph_20_Font"><text:span text:style-name="T5">n</text:span></text:span>ficitur; id enim ulceri quod in femore consti-<text:line-break/>tit, belle cicatricem i<text:span text:style-name="Default_20_Paragraph_20_Font"><text:span text:style-name="T5">n</text:span></text:span>ducere potest; sed num igitur et ei,<text:line-break/>quod lu audiendi meatu constitit. Dicam fortassis incre-<text:line-break/>dibile, caeterum diis ipsis notum. Deprehendi aliquando<text:line-break/>quendam^ ex sapientissimis istis Thessali <text:span text:style-name="Default_20_Paragraph_20_Font"><text:span text:style-name="T5">s</text:span></text:span>ectatoribus sic ulcus<text:line-break/>medicantem diuturnum; quum citius homini auris putruit-<text:line-break/>sct ac vermes creasset quam medicamento, quod ex Cad-<text:line-break/>mia componitur, inductum cicatrice scisset; caeterum per-<text:line-break/>misse homine pluribus diebus medicamento similiter uti,<text:line-break/>posteaquam in dies gravius auris oleret et fame impleretur,<text:line-break/>etiam lueredibilius quiddam quam prius ausum vidimus.<text:line-break/>Quippe ratus meatum ipsum in profundo contraxisse phle-<text:line-break/>gmonen, co<text:span text:style-name="Default_20_Paragraph_20_Font"><text:span text:style-name="T5">n</text:span></text:span>fugit ad tetrapharmacum , quod plane multo<text:line-break/>magis augere putredinem partis debuit; non enim id sic-<text:line-break/>care ulcus protinus potest, sed maturare phlegmonen potest<text:line-break/>Ergo ubi hoc medicamento ad affectum sanandum uno dis<text:line-break/>aut duobus est usus, ut facile rideres id maxime esse con-</text:p>
      <text:p text:style-name="P2">trarium , et multiplicata statim saniei vis- est , et foetor in—<text:line-break/>tolerabilis obortus. Itaque qui propinqui laborantis erant<text:line-break/>contingere amplius aurem Thessalium non sinebant. Ille<text:line-break/>vero prae impudentia stultitiaque volebat non modo me-<text:line-break/>dicamenti tetrapharmaci facultati aliquid iniicere, verum<text:line-break/>etiam . extrinsecus cataplasma laxans imponere.. At quum<text:line-break/>eum propinqui hominis abigerent, timerentque ne in magno<text:line-break/>periculo aeger foret, nos unum diem amplius permitti Thes-<text:line-break/>salio curationem exoravimus. Erat autem profecto postri-<text:line-break/>die tum sanies multo copiosior futura tum odor gravissi-<text:line-break/>mus. Quo die tentavi an fieri posset ut sententiam Thes-<text:line-break/>salii aselli mutarem , ne omnes perderet aegros , imo aliquos<text:line-break/>. jam, tametsi.. paucos , serva<text:span text:style-name="Default_20_Paragraph_20_Font"><text:span text:style-name="T5">r</text:span></text:span>e aliquando posset tam aliena<text:line-break/>scilicet ab omni vera metando deserta secta; ergo sic agere<text:line-break/>cum homine sum orsus. Numquid, inquam, phlegmone<text:line-break/>tibi esse videtur iuri ntimo meatu, proinde laxantibus uteris<text:line-break/>auxiliis ? llle tum ita esse magnopere contendit tum ali-<text:line-break/>ter esse non posse. An igitur , inquam, aliquando ulcus</text:p>
      <text:p text:style-name="P2">quod cum phlegmone coniunctum esset aceto acerrimo cum<text:line-break/>Glaucio cu<text:span text:style-name="Default_20_Paragraph_20_Font"><text:span text:style-name="T5">r</text:span></text:span>atum vidisti ? Minime gentium, inquit, imo<text:line-break/>si quis pastillis Andronris ex aceto liquatis. utatur, etiam<text:line-break/>. convulsionem, dicebat, saltasse arcessat; Ergo, inquam,</text:p>
      <text:p text:style-name="P1">si quis alio quopiam medicamento, quod sit Androniis multo<text:line-break/>valentius, ex acerrimo aceto utetur, idque ad aurem, item<text:line-break/>ad propinquam cerebro meningibusque ejus partem, numquid<text:line-break/>plane te auctore convulsionem arcesset, si phlegmone prae-<text:line-break/>fartim aliqua subsit? Haec tum ipsi tum iis qui adstabant<text:line-break/>universis vere dici sunt visa. Ergo quantum, inquam,. ad<text:line-break/>ipsarum pa<text:span text:style-name="Default_20_Paragraph_20_Font"><text:span text:style-name="T5">r</text:span></text:span>tium affectum spectat, quae medicamenta summe<text:line-break/>siccantia desiderant, tametsi nunc curatione tua sint veluti<text:line-break/>effeminatae, jam sali medicamento .uterer ; nunc quoniam<text:line-break/>plures jam dies male ipsas assuefecisti, transferre eas ad<text:line-break/>contrarium uno impetu et semel non licet; nam tibi acThes-<text:line-break/>.salo contemnere consuetudinem licet. non minus quam par-.<text:line-break/>tium naturam, nobis autem non licet; sed primo die aceto<text:line-break/>utar cum Glabrio , secundo utar Andronio , tertio ad valen-</text:p>
      <text:p text:style-name="P3">tius aliquod quam apiunt sit Andronium medicamentum<text:line-break/>transibo; atque hoc tribus quatuorve diebus usus, si mihi<text:line-break/>vehementius etiam medicamentum requirere ulcus ridebitur,<text:line-break/>eo etiam uti non dubitabo. Extrin<text:span text:style-name="Default_20_Paragraph_20_Font"><text:span text:style-name="T5">s</text:span></text:span>ecus vero, inquam, im-<text:line-break/>ponam capiti ea parte, qua auris afficitur, non mehercule<text:line-break/>sicuti tu cataplasma quod laxare potest, sid eorum nietlica-<text:line-break/>mentorum aliquod, quae vehementissime siccare possunt, cu-<text:line-break/>jusmodi est quod ex f<text:span text:style-name="Default_20_Paragraph_20_Font"><text:span text:style-name="T5">e</text:span></text:span>lice conficitur; aut etiam ipsum An-<text:line-break/>dronium ex aceto illiniam, aut ex iis aliquid quae hoc<text:line-break/>magis sicce<text:span text:style-name="Default_20_Paragraph_20_Font"><text:span text:style-name="T5">n</text:span></text:span>t. Nam quoniam pars cui medemur siccissima<text:line-break/>est, necesse est valentissimo siccetur; indicat enim veluti<text:line-break/>affectum ipsimi , ut curetur, sibi applicandum esse contra-<text:line-break/>rium; sic pars ipsis, quod sit sibi simillimum. Itaque et, prout<text:line-break/>dixi, egi, sanavique hominem nullo potentiore requisito<text:line-break/>remedio. Quibusdam vero qui pote<text:span text:style-name="Default_20_Paragraph_20_Font"><text:span text:style-name="T5">n</text:span></text:span>tiora desiderabant, qui-<text:line-break/>bus uno alterove anno ulcus aurem infestaverat, valentius<text:line-break/>omnibus jam dictis medicamentum adhibuimus; id fuit ferri<text:line-break/>dicta scoria tunstt cribataque tenuissimo cribro , mox in te-</text:p>
      <text:p text:style-name="P3">unissimum veluti pollinem laevigata-, postea cum acerrimo<text:line-break/>aceto ad mellis sordiumque crassitudinem cocta. i Constat<text:line-break/>entem multiplex este debere in mixtione acetum; -erum,<text:line-break/>quod saepe jam diri, materiae medicamentorum copiam ex<text:line-break/>aliis commentariis petes ; nunc quae ad m ethodum (pectant<text:line-break/>absolvantur. Nam audiendi locus, quoniam est siccissimus,<text:line-break/>idcirco medicamentis eget, quae vehementissime fierent ;-<text:line-break/>quorum nullum reliquarum partium cuivis applicasse expe-<text:line-break/>dit, sed oculo exulcerato collyrium fortasse, quod ex thure<text:line-break/>conficitur; naribus vero quod multo sane magis siccet-<text:line-break/>quam- ut oculis conveniat, minus vero quam utauri qua-<text:line-break/>dret. Itaque et prius comprehensi omnes pastilli utiles sunt,<text:line-break/>et medicamentum quod ad Musam refertur, aliaque generis<text:line-break/>ejusdem. Ulcerum vero quae in ore accidunt, quaecunque<text:line-break/>admodum sunt humida, ea medicamentis egent vehementer<text:line-break/>siccantibus, veluti diphryge, tum ipso per se, tum ex melle<text:line-break/>et vino et mulso; praeterea et quae itis dicitur, et quae<text:line-break/>anthera, susque vel siccis, vel ex melle, vel mulso, vel vino.</text:p>
      <text:p text:style-name="P2">Utile vero ad talia est et Musae medicame<text:span text:style-name="Default_20_Paragraph_20_Font"><text:span text:style-name="T5">n</text:span></text:span>tum ; praeterea<text:line-break/>-rhois succus et omphacium, aliaque quaecunque strenue<text:line-break/>siccant. Quid enim materias percensend<text:span text:style-name="Default_20_Paragraph_20_Font"><text:span text:style-name="T5">a</text:span></text:span> morer? At quae<text:line-break/>simpliciora ulcera sunt, haec sanare commode possunt etiam<text:line-break/>medicamenta quae modice siccant, veluti. haec ipsa, quae<text:line-break/>quod in assiduo sunt usu, stomatice sunt dicta. Ea sunt,<text:line-break/>quod ex moris conficitur, et quod ex rubi fructu , et quod<text:line-break/>ex succo corticis juglandium viridis; atque etiam. his magis .<text:line-break/>quod ex musto et cupressi sphaerulis componitur. Quae<text:line-break/>.vero in ore admodum humida ulcera iuut proxime ad ossa,<text:line-break/>.unde carie tentari ossa periclitentur, haec propter ossium<text:line-break/>naturam, quae sicca est, vehementissimis indigent. Itaque<text:line-break/>ego jam. comprehensos pastillos semper laevigo , ac siccum<text:line-break/>ipsum medicamentum superimpono.</text:p>
      <text:h text:style-name="Heading_20_2" text:outline-level="2">Cap. XI. </text:h>
      <text:p text:style-name="P39">At dicta paulo ante fiunt et ad vesicam et<text:line-break/>uterum et intestina et pulmonem <text:span text:style-name="Default_20_Paragraph_20_Font"><text:span text:style-name="T5">id</text:span></text:span>o<text:span text:style-name="Default_20_Paragraph_20_Font"><text:span text:style-name="T5">nea</text:span></text:span> medicamentorum<text:line-break/>genea, quibus fit in singulis utendum , genere quidem me-<text:line-break/>dicamenti ab ipsa curandarum partium substantia desumpto,</text:p>
      <text:p text:style-name="P3">sed ecm affectu prius. etiam aestimato; modo vero utendi<text:line-break/>ejus tum a conformatione tum etiam situ. Hinc namque<text:line-break/>excogitati funi et otenchytae et metrenchytae et catheteres<text:line-break/>et clysteres. Hinc russus quae in ventriculo, pectore, pul-<text:line-break/>mone ulcera consistunt, per ea quae eduntur ac bibu<text:span text:style-name="Default_20_Paragraph_20_Font"><text:span text:style-name="T5">n</text:span></text:span>tur<text:line-break/>esse curanda. Quae vero in intestinis, <text:span text:style-name="Default_20_Paragraph_20_Font"><text:span text:style-name="T5">bi</text:span></text:span>f<text:span text:style-name="Default_20_Paragraph_20_Font"><text:span text:style-name="T5">ariam, </text:span></text:span>nam quae<text:line-break/>vicina ventriculo funt, his per comesta et bibita succurritur ;<text:line-break/>quae vero inferius funt sua , per ea quae iniiciuntur ; nam<text:line-break/>neque ad ea, quae vicina ventriculo sunt, <text:span text:style-name="Default_20_Paragraph_20_Font"><text:span text:style-name="T5">t</text:span></text:span>ussire potest quod<text:line-break/>per sisdem infunditur, nec integris viribus ad inferiora per-<text:line-break/>tingere quod per os sit ingestum. Ideoque etiam quae ul-<text:line-break/>cera in thorace et- pulmo<text:span text:style-name="Default_20_Paragraph_20_Font"><text:span text:style-name="T5">n</text:span></text:span>e consistunt tum difficilius iis<text:line-break/>quae funt in ventriculo fanantur, ut quorum fitus longius<text:line-break/>absit, atque idcirco medicamentorum vis remittatur.; tum<text:line-break/>propter hoc ipsum multo valentiora ea quae devorentur<text:line-break/>medicamenta requirunt, quam fi ipsis. statim ulceribus ad-<text:line-break/>moverentur. Iudeque adeo excogitata medicis fiunt, ubi<text:line-break/>expurgandum ex pectore et pulmone pus est, fortissima</text:p>
      <text:p text:style-name="P3">quaeque maxime incidant medicamenta, taliaque .omnino<text:line-break/>quae, si ulcus in ventriculo. esset, ipsum exacerbarent. Quin<text:line-break/>etiam quod haec per tusses expurgentur, non aliunde quam .<text:line-break/>ex conformatione partium est desumptum; quod hae nul-<text:line-break/>lum talem exitum habeant, qualem uterus, vesica, sudes,<text:line-break/>auris , nasus et os. Hinc etiam fit quod ventriculus utrin- .<text:line-break/>que expurgari possit, sursum per vomitum, deorsum prout<text:line-break/>concitat natu<text:span text:style-name="Default_20_Paragraph_20_Font"><text:span text:style-name="T5">r</text:span></text:span>a. Nam hoc genus iudicationum a partibus,<text:line-break/>quatenus organicae sunt est sumptum ; ut quae siccandum<text:line-break/>esse docent, ab ipsarum substantia, prout similares sunt, su-<text:line-break/>muntur. Ab ipsis vero morbis rursus tales, veluti ab ulceri-<text:line-break/>bus, quoniam de his disputatio erat, et quod siccanda sint,<text:line-break/>ut supra est comprehensum , et quod qui e ventriculo eluere<text:line-break/>pus volunt, non sine periculo vomitum movent, ut si aliter<text:line-break/>in,pactam illi pituitam per oxymeli ac radiculas detergerent;<text:line-break/>fed tutius est alvum subducere, nam vomenti periculum est<text:line-break/>exulceratum dilacerari, et succum aliquem inutilem ex vi-<text:line-break/>cluis attrahi. Propterea , ut dixi , et ulcera pulmonis dss-</text:p>
      <text:p text:style-name="P3">ficillime <text:span text:style-name="Default_20_Paragraph_20_Font"><text:span text:style-name="T5">sanantur, </text:span></text:span>ut quae nec citra tussim expurgare pof- -<text:line-break/>sis, et si tussim excites, laceraveris. Itaque quasi per mutuas<text:line-break/>operas malum iis in orbem redit; quae namque lacerata<text:line-break/>sunt rursus phlegmonen excitant, secundo rursus phlegm<text:span text:style-name="Default_20_Paragraph_20_Font"><text:span text:style-name="T5">a-<text:line-break/></text:span></text:span>nensipsam maturari- et pus expurgari desiderant. Quare<text:line-break/>ex omnibus sanandi difficultas his exoritur, et quod ea quae<text:line-break/>idonea.ulceribus medicamenta sunt, contingere ulcus, sicut<text:line-break/>in ventriculo, non possunt, et quod. per medium interval.<text:line-break/>lum sere vim suam amittunt, et praeterea quod respirando<text:line-break/>moventur et tussiendo lacerantur. Itaque quum in pul-<text:line-break/>mone ruptum vas est, scire aperte licet, nisi protinus ante-<text:line-break/>quam phlegmone excitetur, glutinandum sit, id postea insa-<text:line-break/>nabile fore.</text:p>
      <text:h text:style-name="Heading_20_2" text:outline-level="2">C ap, XII. </text:h>
      <text:p text:style-name="P39">Equidem ulcera quae in asperae arteriae<text:line-break/>interiore su<text:span text:style-name="Default_20_Paragraph_20_Font"><text:span text:style-name="T5">n</text:span></text:span>t tunica, et potissimum quae laryngi sunt vi-<text:line-break/>cina, aut etiam su ipsa, haec et curationem <text:span text:style-name="Default_20_Paragraph_20_Font"><text:span text:style-name="T5">r</text:span></text:span>ecipiunt et<text:line-break/>nos non paucos ita laborantes sanavimus. Sane curationem<text:line-break/>eorum hinc maxime invenimus. In granis -hujus pestilen-.</text:p>
      <text:p text:style-name="P3">Hae i<text:span text:style-name="Default_20_Paragraph_20_Font"><text:span text:style-name="T5">n</text:span></text:span>itio, quae utinam aliquando cesset, juveni cuidam,<text:line-break/>quum novem jam dies aegrotasset, totum co<text:span text:style-name="Default_20_Paragraph_20_Font"><text:span text:style-name="T5">r</text:span></text:span>pus ulceribus<text:line-break/>scatebat, veluti omnibus fere qui evaserant. Eo die etiam<text:line-break/>tussiebat paululum. Postride vero ubi su laverat, illico et<text:line-break/>.vehementius tussivit et tussi expulit <text:span text:style-name="Default_20_Paragraph_20_Font"><text:span text:style-name="T5">crustulam</text:span></text:span> , quam ephel-<text:line-break/>cida vocanti Eratque homini sensus manifestus ulceratae<text:line-break/>.partis in aspera, quae in collo est, arteria prope sagulum.<text:line-break/>Quin aperto quoque hominis ore fauces ejus inspeximus,<text:line-break/>numquid in iis alicubi ulcus esset; sed nec sic inspectantibus<text:line-break/>. appa<text:span text:style-name="Default_20_Paragraph_20_Font"><text:span text:style-name="T5">r</text:span></text:span>uit affectum esse; et plane laboranti <text:span text:style-name="Default_20_Paragraph_20_Font"><text:span text:style-name="T5">t</text:span></text:span>en<text:span text:style-name="Default_20_Paragraph_20_Font"><text:span text:style-name="T5">t</text:span></text:span>us ejus aliquis<text:line-break/>manifestus ex comestorum bibitorumque transitu fuisset, fi il-<text:line-break/>sic ulcus fuisset. Quin etiam ex aceto et sinapi certioris no-<text:line-break/>. titiae causa quaedam ei devoranda dedimus. Sed nec ho-<text:line-break/>rum quicquam eum momordit, et len<text:span text:style-name="Default_20_Paragraph_20_Font"><text:span text:style-name="T5">t</text:span></text:span>us <text:span text:style-name="Default_20_Paragraph_20_Font"><text:span text:style-name="T5">dolori</text:span></text:span>s manifeste<text:line-break/>in collo erat; quo loco etiam adeo irritabatur, ut tussire im-<text:line-break/>pelleretur; suasimus itaque reniti quantum posset nec tussiret<text:line-break/>Quod et fecit eo certe facilius quod exiguum erat, quod pro-</text:p>
      <text:p text:style-name="P3">vitabat, et <text:span text:style-name="Default_20_Paragraph_20_Font"><text:span text:style-name="T5">n</text:span></text:span>os omnibus modis operam dedimus ut ulcus ad<text:line-break/>cicatricem perveniret, foris medicamentum aliquod quod<text:line-break/>siccaret impo<text:span text:style-name="Default_20_Paragraph_20_Font"><text:span text:style-name="T5">n</text:span></text:span>entes, tum cubanti supino humidum aliquod<text:line-break/>ex iis medicamentis quae ad ejusmodi ulcus facerent ex-<text:line-break/>hibentes, ac jubentes id in ore continere, paulatimque per-<text:line-break/>mitte<text:span text:style-name="Default_20_Paragraph_20_Font"><text:span text:style-name="T5">r</text:span></text:span>e in asperam arteriam defluere. Sic igitur faciens<text:line-break/>fe<text:span text:style-name="Default_20_Paragraph_20_Font"><text:span text:style-name="T5">n</text:span></text:span>tire <text:span text:style-name="Default_20_Paragraph_20_Font"><text:span text:style-name="T5">t</text:span></text:span>e manifeste ajebat adstringentis medicamenti circa<text:line-break/>ulcus vim, sive ea vis huc transmissa est, Eve medicamen-<text:line-break/>tum ipsimi roris fperie in arteriam ad ulcus defluxit, et<text:line-break/>tanquam percolatum esu Erat autem nec aeger ipse medr-<text:line-break/>cinae imperitus, sed ex iis quidam qui ex usu et exerei-<text:line-break/>tatione empirice medicabantur. E<text:span text:style-name="Default_20_Paragraph_20_Font"><text:span text:style-name="T5">r</text:span></text:span>go sentire se ajebat tum<text:line-break/>medicamentum in arteriam defluere, tum tussim quoque ali-<text:line-break/>quando movere, oblectabatur tamen plurimum ac tussim<text:line-break/>cohibuit. Igitur ipfe quoque sua sponte Romae quidem, ubi<text:line-break/>correptus fuerat, triduum etiamnum post nonum diem est<text:line-break/>moratus; post hoc conscenso navigio primum per flumen</text:p>
      <text:p text:style-name="P3">ad mare navigarit; quarto die post navi pervenit ad Tabias,<text:line-break/>ususque est lacte , quod et mirificam plane vim habet, nec<text:line-break/>fine causa praedicatur. De cujus usu aliquid dicere obla-<text:line-break/>tum nunc tempus videtur , nec de eo tantum quod apud<text:line-break/>Tabias habetur, verum etiam de alio omni. Neque enim<text:line-break/>iis modo qui Italiam incolunt est succurrendum, sed quoad<text:line-break/>fieri potest, qui ubivis habitant gentium. Igitur ad lac<text:line-break/>quod i<text:span text:style-name="Default_20_Paragraph_20_Font"><text:span text:style-name="T5">n</text:span></text:span> Tabiis habetur commendandum multa concurrunt;<text:line-break/>et locus ipse satis editus et aer illi circumdatus siccus et pas-<text:line-break/>cuum pecoribus salubre. Atque hoc quidem alibi quoque<text:line-break/>arte praeparare licebit, si quis in colle modice edito herbas<text:line-break/>fruticesque serat, qui salubre simul adstringensque lac red-<text:line-break/>dant, quorum exempla paulo post dicentur. Caeterum ut<text:line-break/>ambientem aera similem reddas fieri omnino nequit ; eligere<text:line-break/>tamen simillimum ex ea quae datur aerum copia licet. S1-<text:line-break/>millimus autem is suerit cui eadem adsu<text:span text:style-name="Default_20_Paragraph_20_Font"><text:span text:style-name="T5">n</text:span></text:span>t quae illi, altitudo<text:line-break/>collis mediocris, via a mari ad ipsum triginta stadia, am-<text:line-break/>pliusque aliquid, <text:span text:style-name="Default_20_Paragraph_20_Font"><text:span text:style-name="T5">sed</text:span></text:span> non multo; Iocus autem ipse versus</text:p>
      <text:p text:style-name="P3">mare, nempe Tabiae, i<text:span text:style-name="Default_20_Paragraph_20_Font"><text:span text:style-name="T5">n</text:span></text:span> imo maxime sinu est qui inter<text:line-break/>Surrentum et Neapolim conspicitur, . magis tamen in latere<text:line-break/>-quod ad Surrentum pertinet. Porro totum id latus collis<text:line-break/>est <text:span text:style-name="Default_20_Paragraph_20_Font"><text:span text:style-name="T5">t</text:span></text:span>atis magnus, longitudine ad Tyrrirenum mare porrectus<text:span text:style-name="Default_20_Paragraph_20_Font"><text:span text:style-name="T5">i<text:line-break/></text:span></text:span>Inflectitur autem leviter collis hic ad occasum, nec in meri-<text:line-break/>diem in totum plane procurrit. .Ergo hic collis ventis orien-<text:line-break/>talibus, euro, subsolano et boreae apertum servat sinum<text:line-break/>Coniungitur illi in imo sinu alter collis non parvus, quem<text:line-break/>et veteres Romnai in historiis et qui nunc diligentiores<text:line-break/><text:span text:style-name="Default_20_Paragraph_20_Font"><text:span text:style-name="T5">.t</text:span></text:span>unt Vesuvium nominant. Celebre nunc novumque nomen<text:line-break/>-Vestium est, omnibus hominibus notum propter ignem<text:line-break/>qui in eo ex .terra submittitur; quae res non parum missi<text:line-break/>ad ambientis aeris siccitatem conduce<text:span text:style-name="Default_20_Paragraph_20_Font"><text:span text:style-name="T5">r</text:span></text:span>e ridetur, et alioqui<text:line-break/>-praeter ipsum ignem, nec stagnum propinquum , nec palus,<text:line-break/>- nec fluvius alicujus momenti usquam in finu habetur. Om-<text:line-break/>- nibus .vero ventis qui ab arcto ad aestivum occasum per-<text:line-break/>flant, Vefuxius collis objicitur, multttsque cinis ab eo ad</text:p>
      <text:p text:style-name="P2">mare usque pervenit, reliquiae videlicet materiae tum<text:line-break/>quae in eo combusta est tum quae nunc etiam uritur. Om-<text:line-break/>nia haec aerem efficiunt siccum. Licet porro et alibi ter-<text:line-break/>rarum eligere collem simili modo siccum , nec longe a mari,<text:line-break/>nec adeo magnum, ut venturum impetui fit expositus, nec<text:line-break/>adeo humilem , ut fubjectorum camporum halitum prompte<text:line-break/>recipiat. Caveatur autem ne ad <text:span text:style-name="Default_20_Paragraph_20_Font"><text:span text:style-name="T5">s</text:span></text:span>eptentrionem sit versus, ile<text:line-break/>enim esset aversus a fele. Quod fi etiam in temperato orbis<text:line-break/>loco collis sit, veluti is qui ad Labias conspicitur, longe<text:line-break/>magis ad rem pertineat. Hoc in colle sunto herbae quidem<text:line-break/>agrestis et lotus et polygouon et melissophyllon, frutices<text:line-break/>vero lentiscus et arbutus et rubus et hedera et cytisus, alii-</text:p>
      <text:p text:style-name="Normal">. que luis similes, atque ita tibi collis praeparetur. Pecora .<text:line-break/>vero quae in colle ad Labias pascuntur boves funt. Estque<text:line-break/>ejus animalis lac spissum ita, ut asinorum tenue. .Ego vero<text:line-break/>ne quod lactis genus usui defit, ex vaccis crassam , ex afi- .<text:line-break/>nis tenue, ex capris menium amborum et boves et asinos</text:p>
      <text:p text:style-name="P2">et capras in pascua depuleram. Veteres vero etiam mulier<text:line-break/>rem lactantem iis qui phthoe consumerentur adstare volue-<text:line-break/>runt, quorum sententiae ipse quoque accedo et quod fami-<text:line-break/>liare id fit, et quod priusquam ab ambiente aere refrigeretur,<text:line-break/>id fumi voluerint. Atque hoc tibi de lactis usu pro maxi-<text:line-break/>rno praecepto sit, utri quibus eo est opus, omnino id astante<text:line-break/>animali statim mulctum bibant, etiam melle in jecto , si cui<text:line-break/>cogi in ventriculo <text:span text:style-name="Default_20_Paragraph_20_Font"><text:span text:style-name="T5">s</text:span></text:span>oleat ; quod est ipsum descendere ad al-<text:line-break/>vum citius cupias , etiam sale. Atque ille quidem adoles-<text:line-break/>eens, quum ulcus in arteria ex pestilenti morbo haberet, sa-<text:line-break/>natus est, ac post eum similiter alii. Alter vere adolesce<text:span text:style-name="Default_20_Paragraph_20_Font"><text:span text:style-name="T5">n</text:span></text:span>s<text:line-break/>annos natus circiter decem et octo, quum multis diebus ex<text:line-break/>destillatione laborasset , primum quidem sanguinem floridum<text:line-break/>cum tussi expuit pon sane multum, postea vero etiam tum--<text:line-break/>eae ipsius .partem , quae tegens intrinsecus totum arteriam,<text:line-break/>in fauces ot os per Iaryngem ascendit. Videbatur autem<text:line-break/>.mihi tum ex. crassitudine ejus coniectanti tum aegri sensu<text:line-break/>ipsius laryngis esse internum corpus; quin etiam laese illi</text:p>
      <text:p text:style-name="P3">homini ex eo vox est, atque sic longiore quidem tempore, sed<text:line-break/>tamen sanatus est. At qui expestilentia <text:span text:style-name="Default_20_Paragraph_20_Font"><text:span text:style-name="T5">hoc vitio laborarunt,<text:line-break/></text:span></text:span>propterea mihi facile sanari ridentur, quod praeficcatnm iis<text:line-break/>praepnrgatumqne totum corpus suerit; quippe quum et vo-<text:line-break/>aruerint ex iis nonnulli, et omnibus venter profluxerit- Atque<text:line-break/>quum ita jam vacuati essent qui evasuri erant, iis exanthe-<text:line-break/>mata nigra toto corpore confertim multa apparuerunt, ul-<text:line-break/>cerosa quidem plurimis, omnibus certe sicca. Eratque in-<text:line-break/>tue<text:span text:style-name="Default_20_Paragraph_20_Font"><text:span text:style-name="T5">n</text:span></text:span>ti perspicuum reliquias eas esse sanguinis qui in febre<text:line-break/>putruerat ; quas veluti cinerem quempiam natura ad cutim<text:line-break/>trusisset, sicuti alia ex supervacuis nonnulla <text:span text:style-name="Default_20_Paragraph_20_Font"><text:span text:style-name="T5">trudit. </text:span></text:span>Verum<text:line-break/>medicamentis ad ejusmodi exanthemata opus non suit, quum<text:line-break/>siderent sua sponte ad hunc modum ; aliis quidem quibus<text:line-break/>videlicet exulcerata summa pars fuit, decidit ipsa. ulceris<text:line-break/>summa supe<text:span text:style-name="Default_20_Paragraph_20_Font"><text:span text:style-name="T5">r</text:span></text:span>ficies, quam ephelcida nomina<text:span text:style-name="Default_20_Paragraph_20_Font"><text:span text:style-name="T5">n</text:span></text:span>t; deincepsque<text:line-break/>quod reliquum fuit propinquum sanitati erat, ac post u<text:span text:style-name="Default_20_Paragraph_20_Font"><text:span text:style-name="T5">n</text:span></text:span>um<text:line-break/>duofve dies ad cicatricem pervenit; aliis quibus scilicet ul-<text:line-break/>cerata <text:span text:style-name="Default_20_Paragraph_20_Font"><text:span text:style-name="T5">summitas</text:span></text:span> non est, exanthema quidem ipsum et aspe-<text:line-break/>rum et scabrosum^ ; erat , decidit vero veluti squama quae-</text:p>
      <text:p text:style-name="P3">dam, ac dehinc omnes suere fani. Nihil itaque miri si etiam<text:line-break/>ii; quibus ejusmodi exanthemata in pulmone sunt orta,<text:line-break/>propter ulcerum siccitatem sunt sanati. Quem namque in<text:line-break/>caeteris ulceribus universis iupra monstravimus curationis<text:line-break/>esse scopum, hic jam iis quaeex pestilentia sunt orta prae-<text:line-break/>sto fuit. Omnia namque sicca et aspera fuere, plurima qui-<text:line-break/>dem scabiei, quaedam vero etiam leprae similia. Ergo quum<text:line-break/>experientia rationi attestetur ulcerum curationem hunc ha-<text:line-break/>here. unum sanationis finem, ut siccentur, poterit quisplam<text:line-break/>ex iis, qui sanguinem ex pulmone rejiciunt, servare permul-<text:line-break/>tus , ita ut nos fecimus.</text:p>
      <text:h text:style-name="Heading_20_2" text:outline-level="2">Cap. XIII.</text:h>
      <text:p text:style-name="P39"><text:s/>Itaque quemadmodum medendum iis sit,<text:line-break/>qui notabile in pulmone vas fregerunt, inde adeo quod ab<text:line-break/>alto fintlapfi, vel immodice clamarint, vel pondusfupra vires<text:line-break/>sustulerint, - vel quod durum maguumque aliquid extrui<text:span text:style-name="Default_20_Paragraph_20_Font"><text:span text:style-name="T5">t</text:span></text:span>o-<text:line-break/>ens ipsorum pectori inciderit, dictum prius est.. Quemad-<text:line-break/>modum vero qui ex catarrho sanguinem rejiciunt commo-<text:line-break/>difinire tractentur, nunc dicemus, proposita claritatis caula</text:p>
      <text:p text:style-name="P2">curatione quam Romae in sple<text:span text:style-name="Default_20_Paragraph_20_Font"><text:span text:style-name="T5">n</text:span></text:span>dida muliere peregimus.<text:line-break/>Haec namque quum ejusmodi sermones audiisset, quales<text:line-break/>nunc de iis habuimus qui sanguinem ex pulmone, sive ex<text:line-break/>catarrho aliquo sive vehementi tussi rejiciunt, cum paulu-<text:line-break/>, lum quiddam per noctem expuisset, illico ad me misit, prae-<text:line-break/>bere fe promptam asserens ad faciendum quicquid ego vel-<text:line-break/>lem. Audiverat vero ante id tempus , nisi quis illico prae- .<text:line-break/>silium strenue afferret priusquam ulcus phlegmonen contra-<text:line-break/>heret, emn operam amissurum , atque hanc esse praecipuam<text:line-break/>eorum qui sanguinem rejiciunt interitus causam. Igitur<text:line-break/>incidere mulieri venam, quae jam quatriduum propter ca-<text:line-break/>tarrhum propemodum si<text:span text:style-name="Default_20_Paragraph_20_Font"><text:span text:style-name="T5">n</text:span></text:span>e cibo egisset, nun placuit; sed jussi<text:line-break/>ut acri uteretur clystere, tum crura manusque calefacienti<text:line-break/>pharmaco plurimum fricaret et . vinciret , mox caput <text:span text:style-name="Default_20_Paragraph_20_Font"><text:span text:style-name="T5">r</text:span></text:span>ade -<text:line-break/>ret, cui deinde medicamentum quod ex palumbium stercore<text:line-break/>constat imposui, interpofitisque tribus horis in balneum<text:line-break/>duxi ac lavi nullo caput contingens pingui; dein caput</text:p>
      <text:p text:style-name="P3">idoneo pileo contexi et pro eo qui tum erat temporis<text:line-break/>statu nutrivi fola sorbitione , postquam statim fructum ali-<text:line-break/>quem autumnalium ausierum desim Deindequum dormitura<text:line-break/>esset, quod ex viperis conficitur medicamentum dedi cir-<text:line-break/>citer quatuor menses ante co<text:span text:style-name="Default_20_Paragraph_20_Font"><text:span text:style-name="T5">n</text:span></text:span>fectum ; habet enim id aetatis<text:line-break/>adhuc praevalentem papaveris succum, qui in antiquatis ig-.<text:line-break/>navus redditur, ideoque et somniferum est et fluxiones<text:line-break/>tum siccat tum leviter crassati Finito vero prorsus catarrho<text:line-break/>liquido apparebat tum ex respirandi specie tum sonitu fe-<text:line-break/>mel excitatae iussis pulmonem expurgatione egere. Cae-<text:line-break/>. ferum exhibere ha<text:span text:style-name="Default_20_Paragraph_20_Font"><text:span text:style-name="T5">n</text:span></text:span>c non placuit secundo saltem die, sed<text:line-break/>in omni sile<text:span text:style-name="Default_20_Paragraph_20_Font"><text:span text:style-name="T5">n</text:span></text:span>tio et quiete muliere servata, tum artubus<text:line-break/>ejus perfricatis vinctisque, julfi reliquas quoque omnes par-<text:line-break/>tes perfricari, excepto capite, quod adhuc ex medicamento<text:line-break/>incalescebat. Rursus autem vesperi dedi theriaces ceu fa-<text:line-break/>bae nostratis magnitudinem ; erat vero quod pridie accepe-<text:line-break/>rat hoc Ionge amplius. Postea vero quum hac quoque<text:line-break/>nocte probe dormivisset, tertio die mane mel coctum copiose</text:p>
      <text:p text:style-name="P3">exhibui, ac in quiete servari. Procedente vero die totum cor-<text:line-break/>pus similiter perfricui ac ptisanae cremorem cum pa<text:span text:style-name="Default_20_Paragraph_20_Font"><text:span text:style-name="T5">n</text:span></text:span>e exi-<text:line-break/>guo pro cibo sumere jussi. Mox quarto die mane quidem<text:line-break/>dedi medicamentum quod ex viperis fit, sed quod jam in<text:line-break/>aetate rigoris esset , idque cum probo melle. Capiti vero<text:line-break/><text:span text:style-name="Default_20_Paragraph_20_Font"><text:span text:style-name="T5">mulieri</text:span></text:span>s eodem medicamento quod vehementer cum sic-<text:line-break/>eat tum calefacit imposito , ac deinde ipsa lota nutritaque<text:line-break/>modice, vale<text:span text:style-name="Default_20_Paragraph_20_Font"><text:span text:style-name="T5">n</text:span></text:span>tius jam pulmo expungere in quinto die sum<text:line-break/>aggressus. Ac dehinc rursum rursum que ex intervallis<text:line-break/>ad caput quidem consueto cerato, quod thapfiam recipit,<text:line-break/><text:span text:style-name="Default_20_Paragraph_20_Font"><text:span text:style-name="T5">t</text:span></text:span>umulus. Totam vero corporis curam lu gestatione, fii-<text:line-break/>errone lavandique abstinentia, victu tum moderato tum vero<text:line-break/>boni <text:span text:style-name="Default_20_Paragraph_20_Font"><text:span text:style-name="T5">t</text:span></text:span>ucci, ad reficiendum direxi. Haec itaque mulier recta .<text:line-break/>se<text:span text:style-name="Default_20_Paragraph_20_Font"><text:span text:style-name="T5">t</text:span></text:span>e habuit, minime lactis opem .requirens. Alteri vero<text:line-break/>adolescenti, cui non ex catarrho, sed ex refrigeratis spiri-<text:line-break/>tus instrumentis orsa tussis fuerat, quum sa<text:span text:style-name="Default_20_Paragraph_20_Font"><text:span text:style-name="T5">n</text:span></text:span>guinem et ipse<text:line-break/>ad dimidiam heminam rejecisset,statim venam incidi, ac<text:line-break/>his .eodem die ex ea sanguinem detraxi, delude rursus po-</text:p>
      <text:p text:style-name="P2">stridio bis , sed artuum frictione et vinctura priore die usus<text:line-break/>.. ad vefperam dedi medicame<text:span text:style-name="Default_20_Paragraph_20_Font"><text:span text:style-name="T5">n</text:span></text:span>tum nostrum ex seminibus con-</text:p>
      <text:p text:style-name="P1">fectum. Secundo die post alteram detractionem imposui<text:line-break/>toti pectori ce<text:span text:style-name="Default_20_Paragraph_20_Font"><text:span text:style-name="T5">r</text:span></text:span>atum, <text:span text:style-name="Default_20_Paragraph_20_Font"><text:span text:style-name="T5">quod</text:span></text:span> ex thapsia <text:span text:style-name="Default_20_Paragraph_20_Font"><text:span text:style-name="T5">consieitur, </text:span></text:span>mox<text:line-break/>-ve<text:span text:style-name="Default_20_Paragraph_20_Font"><text:span text:style-name="T5">t</text:span></text:span>peri, ne fupra modum calefaceret, id auferens. Ter-<text:line-break/>tio <text:span text:style-name="Default_20_Paragraph_20_Font"><text:span text:style-name="T5">die</text:span></text:span> rursus ad tres horas imposito , hominem laxi, cibavi<text:line-break/>autem similiter tribus sus diebus , prioribus quidem duobus<text:line-break/>sorbitiunculis, tertio vero ptisanae primum cremore, dein-<text:line-break/>de pisce statim aliquo qui et facilis concoctu esset et sim-<text:line-break/>plici ratione praeparatus adjecto; dedi quoque medicamen-<text:line-break/>tum disspernratun et secundo et tertio die similiter ad vulpe-<text:line-break/>., ram; etenim et strumum conciliat et dolorem levat et sic-</text:p>
      <text:p text:style-name="P1">candi vim habet. Tum vero quum et spiritui delegatae par-<text:line-break/>-tes lu temperie secundum naturam essent, et totum corpus<text:line-break/>vacuatum ac nulla phlegmones suspicio circa ruptum vas<text:line-break/>superesset, expurgare coepimus. Mox bibito medicamento<text:line-break/>de viperis aetatis jam rigentis ad Taleas dimisi. - Sic ego</text:p>
      <text:p text:style-name="P3">omnes, qui primo <text:span text:style-name="Default_20_Paragraph_20_Font"><text:span text:style-name="T5">s</text:span></text:span>e die mihi curandos permiserunt fa-<text:line-break/>navi.</text:p>
      <text:h text:style-name="Heading_20_2" text:outline-level="2">Cap. XIV. </text:h>
      <text:p text:style-name="P39"><text:span text:style-name="T17">Q</text:span>ui vero post duos aut tres <text:span text:style-name="Default_20_Paragraph_20_Font"><text:span text:style-name="T5">dies</text:span></text:span> non<text:line-break/>omnes <text:span text:style-name="Default_20_Paragraph_20_Font"><text:span text:style-name="T5">sanatus,</text:span></text:span> sed aliquibus eorum insanabile ulcus suit.<text:line-break/>Quotquot autem phlegmone sic occupavit, ut jam scbIicita-<text:line-break/>rent, horum nullus est omnino persanatus. Sed qui postea<text:line-break/>sic per omnia praesidia rite transierunt, ut siccaretur usu<text:line-break/>cus, in tantum saltem lucrifecerunt ut illud nec ultra</text:p>
      <text:p text:style-name="P40">progrederetur nec majus fieret, sed siccatum ac callo dura-<text:line-break/>tum longiore vita frui hominem sineret. F<text:span text:style-name="Default_20_Paragraph_20_Font"><text:span text:style-name="T5">e</text:span></text:span>riis vero qui<text:line-break/>ulcus in pulmone habent, ii soli insanabiles mihi esse vi-<text:line-break/>dentur, qui ex succi vitiosi erosione id possident, quorum<text:line-break/>aliqui ceu salsilaginem sputum suum sentire se ajuntA nam<text:line-break/>longo arbitror tempore omnino opus esse, ut succi curri-<text:line-break/>gatur vitium. ln tempore vero necesse est duorum alterum,<text:line-break/>aut siccando ulcus ;ceu callum fieri, coque fore omnino in-<text:line-break/>sanabile, aut non siccando tum ipsum primum indicari pu-<text:line-break/>trescere, tum quae circa sunt depascere, atque ita temporis</text:p>
      <text:p text:style-name="P3">spatio pulmones putrefacere. Sed mulli ex iis qui ejus m o-<text:line-break/>di succum vitiosum congessissent, quum ex eo tussirent, non<text:line-break/>tamen etiamnum sanguinem rejicerent, hujus nostrae pro-<text:line-break/>videntiae compotes facti prorsus <text:span text:style-name="Default_20_Paragraph_20_Font"><text:span text:style-name="T5">s</text:span></text:span>unt persanata. Oportet<text:line-break/>autem in principio nullius rei aeque esse <text:span text:style-name="Default_20_Paragraph_20_Font"><text:span text:style-name="T5">s</text:span></text:span>ollicitum quam ut<text:line-break/>neque tussiant, neque ex capite aliquid in pulmonem de-<text:line-break/>lluat. Cavetur id triplici praesidio, purgatione primum, los<text:line-break/>eundo medicamento diaspermaton, tertio capitis provide<text:span text:style-name="Default_20_Paragraph_20_Font"><text:span text:style-name="T5">o-<text:line-break/></text:span></text:span>tia. Quod purget diversas facultates habeat oportet, cu-<text:line-break/>jus generis nostrae <text:span text:style-name="Default_20_Paragraph_20_Font"><text:span text:style-name="T5">s</text:span></text:span>unt pilulae, quae ex aloe, fcammonio,<text:line-break/>colocynthide, agarico, bdellio et gummi Arabico confi-<text:line-break/>ciuntur, ad plures excrementorum purgandas species. Sa-<text:line-break/>ne satisfaciant ad usum et quae sine gummi componuntur.<text:line-break/>Postea vero si res postulabit , etiam iis quae atram bilem<text:line-break/>expurgent utare. Capiti providebitur cerati usu, quod fit<text:line-break/>ex thapsia, atque haec quidem in principio peragenda sunt.<text:line-break/>Post vero reficiendus aeger salubriter est cibis boni succi;<text:line-break/>frictione, inambulatione et balneo. Tradetur autem de his</text:p>
      <text:p text:style-name="P3">methodus in idoneo operis l<text:span text:style-name="Default_20_Paragraph_20_Font"><text:span text:style-name="T5">o</text:span></text:span>co , porro ii <text:span text:style-name="Default_20_Paragraph_20_Font"><text:span text:style-name="T5">s</text:span></text:span>unt qui maxime<text:line-break/>lac requirunt , neglectoque eo omnium maxime sunt in<text:span text:style-name="Default_20_Paragraph_20_Font"><text:span text:style-name="T5">s</text:span></text:span>ana-<text:line-break/>biles ; caeterum demittendo his sanguine sciri illud licet.<text:line-break/>Quicunque parum habere sanguinis videbuntur, iis ad quen-<text:line-break/>datn succum probi<text:span text:style-name="Default_20_Paragraph_20_Font"><text:span text:style-name="T5">o</text:span></text:span>rem, sicuti praedixi, reductis, detrahere<text:line-break/>sanguinem poteris, tum rur<text:span text:style-name="Default_20_Paragraph_20_Font"><text:span text:style-name="T5">s</text:span></text:span>us reficere; <text:span text:style-name="Default_20_Paragraph_20_Font"><text:span text:style-name="T5">eosdem</text:span></text:span> etiam rursus<text:line-break/>purgare ac rursus resicere, denu<text:span text:style-name="Default_20_Paragraph_20_Font"><text:span text:style-name="T5">o</text:span></text:span>que, si res <text:span text:style-name="Default_20_Paragraph_20_Font"><text:span text:style-name="T5">s</text:span></text:span>uadet, fangui-<text:line-break/>nem mittere, potissimum quibus veluti limus vitiosus et<text:line-break/>crassas totus est fanguis. At qui validi <text:span text:style-name="Default_20_Paragraph_20_Font"><text:span text:style-name="T5">s</text:span></text:span>unt multique san-<text:line-break/>guinis, iis statim a principio est detrahendus.</text:p>
      <text:h text:style-name="Heading_20_2" text:outline-level="2">Cap. XV. </text:h>
      <text:p text:style-name="P39">Nihil horum quae retuli vel nunc veI<text:line-break/>ante, sive ea inveni ipse, sive juxta Hippocrati viam u<text:span text:style-name="Default_20_Paragraph_20_Font"><text:span text:style-name="T5">s</text:span></text:span>ur-<text:line-break/>pavi, non examinatum ac judicio comprobatum est; <text:span text:style-name="Default_20_Paragraph_20_Font"><text:span text:style-name="T5">s</text:span></text:span>ed per<text:line-break/>experientiam omnia judicata, in quibus erroris pericula ipsi<text:line-break/>pertulimus , fructum ex eorum usu habituri sunt , quibus-<text:line-break/>cunque artis opera sunt curae, si quidem alii veri <text:span text:style-name="Default_20_Paragraph_20_Font"><text:span text:style-name="T5">s</text:span></text:span>unt,<text:line-break/>alii sophistarcm fermones. Quid etiam <text:span text:style-name="Default_20_Paragraph_20_Font"><text:span text:style-name="T5">s</text:span></text:span>ophistas memoro ?</text:p>
      <text:p text:style-name="P3">quum etiam non contemnendorum medicorum aliqui, etiam<text:line-break/>qui integra volumina de sanguinis relectione prodiderunt,<text:line-break/>alia quidem multa et parva recte perscripserint, maximo-<text:line-break/>rum autem auxiliorum nullius meminerint, parum intelli-<text:line-break/>gentes permulta illa et parva, quae recte admonent, longum<text:line-break/>ipsis aegrotis comparandum interitum. Per haec autem tria<text:line-break/>qui plane deplorati non sunt omnes servantur, per sangui-<text:line-break/>nis missionem et purgationem et ea quae caput roborant.<text:line-break/>Sane in sequentibus quum de pravorum curatione humorum<text:line-break/>praecipiemus, dicemus de sanguinis missione. diligentius. Mi-<text:line-break/>nime igitur, sicuti medicorum n<text:span text:style-name="Default_20_Paragraph_20_Font"><text:span text:style-name="T5">o</text:span></text:span>nnulli censent, a parvis in-<text:line-break/>cipiendum auxiliis est; nec sicut illi dicunt sentiendum, ista<text:line-break/>scilicet prius esse tentanda; mox, si nihil profecerint, aggre-<text:line-break/>dienda majora. Nam in morbis minime periculosis vera<text:line-break/>ea opinio est; at ubi moriendum. aegro pr<text:span text:style-name="Default_20_Paragraph_20_Font"><text:span text:style-name="T5">o</text:span></text:span>rsus est, si phthoe<text:line-break/><text:span text:style-name="Default_20_Paragraph_20_Font"><text:span text:style-name="T5">s</text:span></text:span>emel exceptus sit, alienissimum a ratione est a minoribus<text:line-break/>inchoasse. Nam sicuti reliqua omnia ab Hippocrate tradi-<text:line-break/>ta, ita illa quoque sententia recte est dicta: <text:span text:style-name="Default_20_Paragraph_20_Font"><text:span text:style-name="T5">At extremos</text:span></text:span></text:p>
      <text:p text:style-name="P3"><text:span text:style-name="Default_20_Paragraph_20_Font"><text:span text:style-name="T5">morb</text:span></text:span>o<text:span text:style-name="Default_20_Paragraph_20_Font"><text:span text:style-name="T5">s extrema prorsus rem</text:span></text:span>e<text:span text:style-name="Default_20_Paragraph_20_Font"><text:span text:style-name="T5">dia maxime ^valere. </text:span></text:span>. Quanam<text:line-break/>igitur i inductus opinione Erasistratus .in talium affectuum -<text:line-break/>principio segnis tardusque est, post diligens, quum periit oc-<text:line-break/>eafio? Nam .sanguinis missione, quum sanguis rejicitur,<text:line-break/>nusquam protius utitur vitiofissima ratione inductus, sed nec<text:line-break/>.purgat quenquam, ut nec caput siccat. Quibus nimirum si<text:line-break/>quis phthoe o<text:span text:style-name="Default_20_Paragraph_20_Font"><text:span text:style-name="T5">c</text:span></text:span>cupari periclitantes fraudet, quamvis reli-<text:line-break/>qua omnia probe peragat, nihilo plus arbitror agat. Nam<text:line-break/>.sanguinem mittere recusat, ac stolis artuum devinctionibus<text:line-break/>ad revulfionem utitur, quo, ut ipscmet ait, ad phlegmo-<text:line-break/>nes tempora sat nobis sanguinis supersit,. nec propter ino-<text:line-break/>piam ejus aegrum nutrire cogamur. Sed, o, generosissime, di-<text:line-break/>caf, arbitror, aliquis; si post venam ruptam phlegmone jam<text:line-break/>pulmonem corripuerit, non est quod speres hominem sanam-<text:line-break/>dum; propter ipsas quas paulo. aule - comprehendi rationes;<text:line-break/>quare amplius opera tua non egebit, proditus per te inter<text:line-break/>initia. Quippe idem saris quod gubernator, qui ubi per<text:line-break/>ejus incuriam eversa navis est, vectorum cuipiam asserem</text:p>
      <text:p text:style-name="P3">in manum -dat, indeque salutem comparare suadet. Sed<text:line-break/>Erasistratus fortassis existimabat phlegmonen esse ex iis quae<text:line-break/>necessario vulnus comitentur; verum si ita sentiebat, in<text:line-break/>magna plane erat ignorantia, quum -videre cuique liceat,<text:line-break/>sexcentis. eorum quE quotidie singulari certamine decertraut,<text:line-break/>maxima citra phlegmonen glutinata vulnera, sic ut fecundo<text:line-break/>vel quarto die sint omnino in tuto. Nos vero etiam plo-.<text:line-break/>.fimos ex iis qui vas in pulmone ex casu, clamore plagave<text:line-break/>rupissent, priusquam in phlegmone in va<text:span text:style-name="Default_20_Paragraph_20_Font"><text:span text:style-name="T5">t</text:span></text:span>e rupto excita-<text:line-break/>retur, curavimus. Quod si horum quoque pulmones phleg-<text:line-break/>moneu invasisse asserit, ipse suis placitis repugnat, simul<text:line-break/>princeps riscus, quod maxime vicinum cordi sit, phlegmone<text:line-break/>laborare affirmans , simul hominem febre carere ; itemque<text:line-break/>rupta phlegmone nihil expuisse. Ergo a nobis quoque in-<text:line-break/>xicem audiat nec fieri posse ut glutinetur ulcus, si phleg-<text:line-break/>mo<text:span text:style-name="Default_20_Paragraph_20_Font"><text:span text:style-name="T5">n</text:span></text:span>e pulmo<text:span text:style-name="Default_20_Paragraph_20_Font"><text:span text:style-name="T5">n</text:span></text:span>em invaserit, omninoqne si luvnserit, febricita-<text:line-break/>tor<text:span text:style-name="Default_20_Paragraph_20_Font"><text:span text:style-name="T10">um</text:span></text:span>; ec purulenta deinde, cum phlegmone solvitur, tussi<text:line-break/>exputurum. Ergo si quis nec febricitabit, nec tussiet, nec</text:p>
      <text:p text:style-name="P2">saniem aliquam ex ulcere et phlegmone spuet, quae ratio est<text:line-break/>ut hujus inesse pulmo<text:span text:style-name="Default_20_Paragraph_20_Font"><text:span text:style-name="T5">n</text:span></text:span>i phlegmonen dicas? Itaque tum<text:line-break/>hoc maximum cerle praesidium non recte ab eo damnatum<text:line-break/>est, tum purgatio sine. ulla mentione praetermittitur, ac<text:line-break/>nec ullum medicamentum quod efficax sit, contra ullum ex<text:line-break/>comprehensis generibus ab eo est positum. Quin , sive ca-<text:line-break/>put fluxionem mittat, eo statu servabitur,- sive exintemperie<text:line-break/>ipsarum ipirabilium partium tussis incidat, etiam ipsa sic<text:line-break/>manebit. Ergo Erafistratus statuario illi assimilis ridetur,<text:line-break/>qui reliquis omnibus partibus scite perfectis, statuam reli-<text:line-break/>quit caecam. Nam quae, quaeso, reliquae pulchritudinis gra-<text:line-break/>tia, cum oculos desideres? Postea, si diis placet, quum tanti<text:line-break/>- viri maxime aberrent, egregius vir Thessalus, qui artem ne<text:line-break/>novit quidem, methodicam se censet appellandum ; ac nunc<text:line-break/>ferme omnes sectatores ejus sanguinem mittere videmus,<text:line-break/>tum aliis aegrorum non paucis, quibus non solum non utile,<text:line-break/>fed etiam noxium existimare id praesidii oportebat, prae-<text:line-break/>fartim si propriis ipsis hypothesibus starent; tum vero iis</text:p>
      <text:p text:style-name="P38">qui sanguinem , sive hunc .per vomitum sive etiam eum tussi<text:line-break/>reiiciunt,: modo valentes vires habeant? Sed quomodo<text:line-break/>cohaerebunt haec secum, -ut venam ubi sanguis rejicitur.in-<text:line-break/>.-calere jubeant, et in commentariis luis scribant remedium<text:line-break/>id adstrictis affectionibus convenire ? Ergo ne. fe methodi-<text:line-break/>cos amplius nominent, sed empiricos, fi rejecta ratione,<text:line-break/>quam esse rectam putabant, experientia: utuntur ad inve-<text:line-break/>alenda praesidia. An igitur in iis quidem clare deprehen .<text:line-break/>dantur nec methodo neci omnino ratione aliqua quicquam<text:line-break/>facere, ubi vero partes inutiles esse ad curationisinventi.onem<text:line-break/>ajunt, non multo magis? Atqui si quis ad memoriam re-<text:line-break/>vocet ea quae de auribus, naribus; oculis, ore, pectore,<text:line-break/>pulmone, praeterea utero, vesica et ventriculo diximus,<text:line-break/>.errare eos tota via ridebit. t Talis igitur erat qui .ad phleg-<text:line-break/>monen pudendi Macedonico medicamento .est usus , ac cum<text:line-break/>eo etiam cataplasmate relaxante, solemni hoc quod ex.<text:line-break/>pane, aqua et oleo consuitur. Etiam alius quidam illi per-</text:p>
      <text:p text:style-name="P3">similis, qui ad sedem exulceratam iisdem est usus; verum<text:line-break/>de talibus ubi de phlegmonis disputabitur agemus. Caele-<text:line-break/>ruat ulcera. quae citra phlegmonen in pene sede<text:span text:style-name="Default_20_Paragraph_20_Font"><text:span text:style-name="T5">r</text:span></text:span>e consi-<text:line-break/>stu<text:span text:style-name="Default_20_Paragraph_20_Font"><text:span text:style-name="T5">n</text:span></text:span>t, nullum cataplasma desiderant, fed medicamentum<text:line-break/>quod cicatricem inducat; non tamen hercle ejus naturae<text:line-break/>quae ulcera carnium inducere cicatrice possit, . imo quae<text:line-break/>tanto magis siccare possit quanto hae partes sunt cerne<text:line-break/>sicciores, Quin etiam, quod magis admirere, ipsorum quae<text:line-break/>in pene sunt ulcerum magis. etiam siccari postulant et quae<text:line-break/>in toto cole haeserunt .et quae extra hunc etiam finem ejus<text:line-break/>qui glans dicitur infestant; mluus vero quae m praeputio<text:line-break/>funi, atque etiam his minus quaecunque in reliqua sunt cute<text:line-break/>quae lo tum colem vestit. Quum igitur humidum in glande<text:line-break/>ulcus quidam ex amethodis istis medicis, istis inquam Thesia-<text:line-break/>liis, sanare aliquando non posset medicamentis epuloticis vo-<text:line-break/>eatis , adlubuit in consilium me. Ubi igitur ex me audivit<text:line-break/>longe sicciore medicamento partem egere , proplerea quod<text:line-break/>siccioris natuiae esset, primum non credidit; ut. vero. coa-</text:p>
      <text:p text:style-name="P3">otus necessitate est aliquo ex nostris medicamentis uti, tri-<text:line-break/>bus diebus sanatum ulcus est:, perfpicuumque erat medicum<text:line-break/>non tam luisse de salute hominis laetatum , quam inde adeo<text:line-break/>tristatum, quod in mala disciplinae secta fuisset educatus.<text:line-break/>Siquidem medicamentum quod ex papyracea charta combu-.<text:line-break/>sta fit, hoc scilicet nobis usitatum, id genus ulcerum sanat;<text:line-break/>sicuti etiam anethum ustum simili modo inspersum ^itemque<text:line-break/>cucurbita sicca, atque usia est eundem modum, alia prae-<text:line-break/>terea multa ex iis, quae veheme<text:span text:style-name="Default_20_Paragraph_20_Font"><text:span text:style-name="T5">n</text:span></text:span>ter sicut illa siccant. Si<text:line-break/>qua vero ejusmodi ulcerum sine madore sunt ac recentia, iis<text:line-break/>fola aloe salutare medicamentum est ; inspergitur autum sic-<text:line-break/>ca , sed in tenuissimum ceu pollinem redacta. Haec veru<text:line-break/>etiam quae in fede consistunt, sicca ulcera probe percurat.<text:line-break/>Simillimum huic vim habet et cadmia rino elota et sicca.<text:line-break/>Ac hac quoque non longe abest argenti spuma dicta. Dein-<text:line-break/>ceps vero molybdaena sequitur. . omnibus vero tum nunus<text:line-break/>inferens doloris . tum nullo minus efficax pompholyx esu<text:line-break/>Sui humidiora funt, ipsa per fe pini cortex, itemque lapis</text:p>
      <text:p text:style-name="P3">haematites vocatus ido<text:span text:style-name="Default_20_Paragraph_20_Font"><text:span text:style-name="T5">n</text:span></text:span>eus est. . Quod si profunditas quae-<text:line-break/>piam ipsis ausit, ubi .exsiccata suerint, dictorum alicui tan-<text:line-break/>tulutni mannae admiscendum est, . quantum sit ad carnem<text:line-break/>gignendam sutis. Neque igitur horum quicquam vel per<text:line-break/>fomnium norunt, qui istius sunt alienae a methodo sectae,<text:line-break/><text:span text:style-name="Default_20_Paragraph_20_Font"><text:span text:style-name="T5">son</text:span></text:span>um omne ulcus in quacunque animantis fit partu, ean-<text:line-break/>dem postulare curationem opinentur; neque etiam quemad-<text:line-break/>modum suere quaedam ulcera oporteat, veluti ea quae in<text:line-break/>abdomine contingunt, de quibus in sequenti libro cum iis<text:line-break/>quae restant universis agetur-</text:p>
      <text:h text:style-name="P19" text:outline-level="1"><text:bookmark-start text:name="bookmark11"/><text:span text:style-name="Default_20_Paragraph_20_Font">G AL EN I METHODI MEDENDI<text:line-break/>LIBER VI.</text:span><text:bookmark-end text:name="bookmark11"/></text:h>
      <text:h text:style-name="Heading_20_2" text:outline-level="2">Cap. I. </text:h>
      <text:p text:style-name="P36">Scio fore nonnullos quibus esse prolixus<text:line-break/>videbor, qui unum hactenus morborum genus quemadmo-<text:line-break/>dum methodo emetur exponam. Par est autem non tam<text:line-break/>mihi longitudinem hanc imputent quam iis qui parum in-<text:line-break/>telligentes, quae rectissime ab Hippocrate sunt scripta, ea<text:line-break/>calumniari sunt conati, quos probam ulceris curationem<text:line-break/>nescire ostendi, nedum quod majus sit quicquam. Atque<text:line-break/>ipsum quidem morbi genus, cujus una species ulcus est, seu<text:line-break/>continuitatis sim quis unionis solutionem Vocet , nihil refe-</text:p>
      <text:p text:style-name="P3">rati Monstrata est methodus curationis ejus lu quacunque<text:line-break/>corporis parte sit, quae quidem ab affectu ipso sumantur, in-<text:line-break/>dicationes servare communes ; quae vero a parte alias atque<text:line-break/>alias habere. Quum enim carnosis partibus inciderit, nomi-<text:line-break/>natur quidem ulcus, habet vero scopum omnium quidem quae<text:line-break/>praeter naturam sunt, communem fuij ademptionem ; alium<text:line-break/>vero, ceu affectus, ut per contraria <text:span text:style-name="Default_20_Paragraph_20_Font"><text:span text:style-name="T5">tollatur</text:span></text:span> , estum autum,<text:line-break/>ut divisionis unitionem; nam ge<text:span text:style-name="Default_20_Paragraph_20_Font"><text:span text:style-name="T5">n</text:span></text:span>eratio hujus morbi in divi-<text:line-break/>sione unitatis consistit. Ideoque lu osse vocatur fractura,<text:line-break/>in nervosis fibris spasma, in muscusis ulcus et ruptio; quo-<text:line-break/>rum differentia prius jam dicta esu Idem tamen morbus,<text:line-break/>quum in nervum et arteriam et venam inciderit, nullam<text:line-break/>propriam appellationem est sortitus, mutuatur autem inter-<text:line-break/>dum ulceris, interdum vulneris vel ruptionis appellatio-<text:line-break/>nem. Caeterum parum esse de nominibus sollicitum debere<text:line-break/>eum, cui rerum scientiam invenire sit propositum, saepe jam<text:line-break/>diximus. Itaque huc potius nominibus neglectis propere.:</text:p>
      <text:p text:style-name="P3">mus; non enim ex horum exquisita impositione, sed ex<text:line-break/>appositis remediis aegrotis salus paritur. Rursus igitur<text:line-break/>revocandum ad memoriam est, quemadmodum audacissimus</text:p>
      <text:p text:style-name="P4">. Thessalus , quum nullam curandi ulceris methodum tradi-<text:line-break/>derit, omnes tamen dixisse se arbitratur. Nam si ita contin.-<text:line-break/>gat ut cavum ulcus carne postulet impleri et simplex gluti-<text:line-break/>nari, haec nec idiotis sunt ignota; quemadmodum tamen<text:line-break/>methodo quis medicame<text:span text:style-name="Default_20_Paragraph_20_Font"><text:span text:style-name="T5">n</text:span></text:span>ta inveniat, quibus vel impleatur<text:line-break/>quod cavum est, vel glutinetur quod simplex ulcus est, haec<text:line-break/>vulgus non novit; at. id est quod medicis considerandum<text:line-break/>proponitur, atque in eo alius alio est praestantior. Etenim,<text:line-break/>veluti in praecedentibus ostendimus, et inveniet remedia et<text:line-break/>i<text:span text:style-name="Default_20_Paragraph_20_Font"><text:span text:style-name="T5">n</text:span></text:span>ventis recte. utetur quisquis in medendi methodo est<text:line-break/>exercitatus.</text:p>
      <text:h text:style-name="Heading_20_2" text:outline-level="2">- Cap. Ss</text:h>
      <text:p text:style-name="P23">Ut enim jam aliquid persequamur, quod<text:line-break/>praecedentibus sit co<text:span text:style-name="Default_20_Paragraph_20_Font"><text:span text:style-name="T5">n</text:span></text:span>sequens, fingamus quempiam ad nos<text:line-break/>venire, cui tantum cutis acu sit puncta. Hunc hominem,<text:line-break/>fi is fit, cui facile ulcera sanescant, etiam si. citra medica-</text:p>
      <text:p text:style-name="P5"><text:span text:style-name="Default_20_Paragraph_20_Font"><text:span text:style-name="T8">- </text:span></text:span>mentum nudoque membro ad opera consueta dimittas, <text:span text:style-name="Default_20_Paragraph_20_Font"><text:span text:style-name="T10">nihil<text:line-break/></text:span></text:span>fentiet mali ; sin cui difficulter sanentur, primum quidem do-<text:line-break/>debit, post etiam tum pulsu pars iufestabitur tum phlegmone.<text:line-break/>Ac empiricus quidem examinando percontandoque hominis<text:line-break/>naturum discet, nos vero tum ex ejusmodi examinatione<text:line-break/>omnibus his usi quae per experientiam inveniantur, tum<text:line-break/>nihilominus eie iis notis quas de boni succi undique natura<text:line-break/>habemus; praeterea dens qui acris hehetisque sunt sunsus, tum<text:line-break/>plenitudine gravatis modieeque <text:span text:style-name="Default_20_Paragraph_20_Font"><text:span text:style-name="T5">t</text:span></text:span>e in succis habentibus , non<text:line-break/>ignari quod qui vel plethoricirs est veI vitiosis succis premi-<text:line-break/>tur vel acris est <text:span text:style-name="Default_20_Paragraph_20_Font"><text:span text:style-name="T5">t</text:span></text:span>ensus vel horum quibusdam oinnibusve<text:line-break/>premitur; phlegmone lentabitur; qui contra est affectus; nihil<text:line-break/>mest sentiet. Atque haec prospicientes non equidem medi-<text:line-break/>camentum quod gluti<text:span text:style-name="Default_20_Paragraph_20_Font"><text:span text:style-name="T5">n</text:span></text:span>et imponemus, cuiusmodi plurima<text:line-break/>fiunt eorum quae enaema vocant, ea sunt quae recentibus<text:line-break/>statim applicantur vulneribus, imo molle et mitigatorium<text:line-break/>et dolorem sedans ; ubi enim magna divisio est, ibi studium<text:line-break/>impendi debebit, ut magis siccantibus remediis labra ulceris</text:p>
      <text:p text:style-name="P3">finiantur atque coalescant; ubi autem acu stilove facta di-<text:line-break/>visio est, id duntaxat curandum est, ne phlegmone. pars cor-<text:line-break/>rapiatur. Atque ex hoc manifestum est cruentorum ulce-<text:line-break/>rum i<text:span text:style-name="Default_20_Paragraph_20_Font"><text:span text:style-name="T5">n</text:span></text:span>dicationem a Thessaio proditam nihil nos majus ad-<text:line-break/>huc docere Anam cuilibet e plebe nutum est. No<text:span text:style-name="Default_20_Paragraph_20_Font"><text:span text:style-name="T5">n</text:span></text:span> enim<text:line-break/>reire quid .fieri oporteat, id magna res est, ut quod omnibus<text:line-break/>hominibus natura. insit, sed quibus rationibus illud efficias,<text:line-break/>id vero scire artificum. est. Nam si quis probe sit navem fa-<text:line-break/>firmaturus , scimus profecto omnes , etiam qui navium fabri<text:line-break/>no<text:span text:style-name="Default_20_Paragraph_20_Font"><text:span text:style-name="T5">n</text:span></text:span> fumus, quo locosponi gubernacula debeant, quo loco<text:line-break/>puppis, quo prora ac reliquorum quiduis; caeterum nihil<text:line-break/>nobis haec ad rem conserunt, utpote nescientibus quemad-<text:line-break/>modum ipia struantur. Aeque et qui aedes molitur, utique<text:line-break/>non ignorat, nec quod . jacienda primum pa<text:span text:style-name="Default_20_Paragraph_20_Font"><text:span text:style-name="T5">r</text:span></text:span>ietum funda-<text:line-break/>menta. sint,- neque quod super his erecti minimeque inest-<text:line-break/>nautes^ erigendi sint parietes, nec quod super his strui<text:line-break/>tectum oporteat, nec quod ostia , fenestrae singulaeque reli-<text:line-break/>quarum domus partium propriis collocandae suus locis; ve-</text:p>
      <text:p text:style-name="P3">rum haec ad domum aedifica<text:span text:style-name="Default_20_Paragraph_20_Font"><text:span text:style-name="T5">n</text:span></text:span>dam quid conserunt, quoad ipsi-<text:line-break/>fabrilis artis ignarus ea. fabricare nesciat?. Uni igitur Thesi-<text:line-break/>Talo omnium hominum sapientissimo nosse quid fieri oporteat<text:line-break/>ad artificiosam notitiam fiatis esse videtur. Sed nos per su-<text:line-break/>perius comprehensa monstravimus id esse operum, quae ex<text:line-break/>artibus expectentur veluti principium quoddam) nondum<text:line-break/>aliqunm eo<text:span text:style-name="Default_20_Paragraph_20_Font"><text:span text:style-name="T5">r</text:span></text:span>um propriam partem , fied quae etiam fit cuivis<text:line-break/>.e plebe communis ; quippe primae in omni arte indicationes<text:line-break/>.omnibushomnibusnaturasuntpraesto. Quare fi bae satis <text:span text:style-name="Default_20_Paragraph_20_Font"><text:span text:style-name="T5">t</text:span></text:span>uor<text:line-break/>.-ad opifices faciendos , nihil vetat quin et naves ipsi aedifico-<text:line-break/>mus, promptumque sit omnibus tum calceos saceretum vestes<text:line-break/>-tum domos , fied et architectos esse et cithara personare et<text:line-break/>rhetoricari. Verum non ita fe ren habet veritas, nec qui<text:line-break/>-vulne<text:span text:style-name="Default_20_Paragraph_20_Font"><text:span text:style-name="T5">r</text:span></text:span>atae parti naturalem unitionem esse molie<text:span text:style-name="Default_20_Paragraph_20_Font"><text:span text:style-name="T5">n</text:span></text:span>dam novit,<text:line-break/>.is medicus est:, sed qui quibus id rebus perficiat intelligit;<text:line-break/>-quanquam ne hoc quidem ipsum per se satis est; si quis<text:line-break/>etiam quo pacto his fit utendum nesciat , sed qui viam om-<text:line-break/>. nem curationis eousque percalluit, ut ipsum consequi desii-</text:p>
      <text:p text:style-name="P2">natum finem queat, is demum est qui mederi norit, Ergo<text:line-break/>illis amethodis Thessali aemusis illud accidit, ut majora viri .<text:line-break/>- bus audeant, nec ad ea quae consequi alioqui possent acce-</text:p>
      <text:p text:style-name="P1">dant. Quippe quum dudum stilo quidam vulneratus in manu<text:line-break/>esset ita ut tuta divisa cute aliquis nervorum, qui subver-<text:line-break/>tant, pungeretur, sapientissimus Thessalius in principio em-<text:line-break/>plasticum quoddam medicamentum imposuit , quo saepe in<text:line-break/>maximis vulneribus usus profpere suerat. Putabat enim,<text:line-break/>arbitror, omne vulnus eandem curationem requirere. Phleg-<text:line-break/>mone vero oborta ad cataplasma, quod ex farina tritici com-<text:line-break/>ponitur fe conferens, atque interdum^ hominem putrefaciens,<text:line-break/>intra feptimum diem jugulavit. Nec sime comprehendere<text:line-break/>numero est quot, ubi in Paeonias istorum manus incidere,<text:line-break/>convulsione perierint, quo, si diis placet, sanctio illa Tbefi-<text:line-break/>falia servetur, omne eruentum ulcus similiter esse cura<text:span text:style-name="Default_20_Paragraph_20_Font"><text:span text:style-name="T5">n</text:span></text:span>dum,<text:line-break/>- idque partibus laborantibus nullam indicationem conferen-<text:line-break/>tibus. Caeterum vera ipsa -methodus non perinde atque<text:line-break/>haec Thessali est amethodos; imo potest vel nunc etiam post</text:p>
      <text:p text:style-name="P2">tot tantosque medicos non solum meliora medicamenta quam<text:line-break/>prius fuere, fed etiam universum curationis modum inve-<text:line-break/>nire. i<text:span text:style-name="Default_20_Paragraph_20_Font"><text:span text:style-name="T5">i</text:span></text:span> emo enim statim ab initio iis usus quae nos invenimus<text:line-break/>medicamentis, ex nervi vulnere in convulsionem incidit.<text:line-break/>Adverti namque ubi punctus nervus esset , ei ex <text:span text:style-name="Default_20_Paragraph_20_Font"><text:span text:style-name="T5">s</text:span></text:span>entiendi<text:line-break/>quod obtinet acumine necesse esse, tum lu dolorem incidere<text:line-break/>quam reliquis partibus majorem tum ex necessitate phleg-<text:line-break/>monen consequi, nisi quis et medelam dolori inveniret et<text:line-break/>-phlegmones generationem prohiberet- Rationabile igitur<text:line-break/>mihi est visum cutis quidem vulnusapertum inglutinatumque<text:line-break/>. .custodire, quo per id ex nervo vulnerato sanies efflueret,<text:line-break/>totum vero corpus supervacuis humoribus liberare, ac ne quis<text:line-break/>: dolor vulneratam partem urgeret lo primis Iolicitudinem<text:line-break/>habere. Itaque etiam medicamenta excogitavi non pau-<text:line-break/>ca quae vulneri imposita ad utrumque mire sunt comparata,<text:line-break/>tum ut dolori medeantur tum ut exitum saniei patefaciunt.<text:line-break/>Tutius vero fuerit etiam , si quis cutem satius incidat , ac<text:line-break/>totum corpus sanguinis missione inaniat, utique si robustae</text:p>
      <text:p text:style-name="P2">sint vires ; si vero vitiosis succis repletum corpus sit, protinus<text:line-break/>purget. Aqua vero calida quanquam reliquas phlegmonas<text:line-break/>valde mitigat, vulneratis tamen neruia est inimicissima, quum<text:line-break/>praesertim eorum substantia ex refrigerata concretaque hu-<text:line-break/>muliere^ materia sit condita; om<text:span text:style-name="Default_20_Paragraph_20_Font"><text:span text:style-name="T5">n</text:span></text:span>is enim ejusmodi consti-<text:line-break/>, tutio perea quae simul calefaciunt et humectant resolvitur<text:line-break/>ac putrescit. Itaque aqua calida eos qui ita vulnerati fue-<text:line-break/>rant omnino prohibui , utilius judicans oleo calente fovere,<text:line-break/>propterea quod demonstratum a me est, hoc quoque si fii-<text:line-break/>gadum applicetur, tenues meatus obstruere, sin calidum, dis-<text:line-break/>cutere. Porro fugi. ex hujus quoque generibus et crudum,<text:line-break/>quod omotribes dicitur, et quod denique adstringendi vim<text:line-break/>haberet. Delegi autem tenuissimum, cujus generis sabulum<text:line-break/>est, quod etiam utilius fuerit, si bimum trimumve sit;<text:line-break/>quippe id quam recens magis per halitum discutit , quoque<text:line-break/>magi sest a<text:span text:style-name="Default_20_Paragraph_20_Font"><text:span text:style-name="T5">n</text:span></text:span>tiquum, hoc semper magis discutere putest; ve-<text:line-break/>rum dolore minus sedat- In medicamentis autem huc om-<text:line-break/>ne consilium direxi, ut esset eorum facultas tum te<text:span text:style-name="Default_20_Paragraph_20_Font"><text:span text:style-name="T5">n</text:span></text:span>uis<text:line-break/>tum modice excalefaciens, et quae siccare citra dolorem pus-</text:p>
      <text:p text:style-name="P2">ret, quum fiala haec trahere ex profu<text:span text:style-name="Default_20_Paragraph_20_Font"><text:span text:style-name="T5">n</text:span></text:span>do saniem, neque<text:line-break/>contracta neque demorsa parte possit. Usus sum autem<text:line-break/>primum terebenthina refina, tum per fe tum etiam paulum<text:line-break/>euphorbii admiscens. Et per fe quidem in pueris et mullo.-<text:line-break/>ricus et generaliter iis, qui mola essent cerne , cum euphor-.<text:line-break/>. hio vero in iis qui dura carne. Sic et propoli non per fe<text:line-break/>modo, verum etiam cum euphorbio ipsam molliens, quod<text:line-break/>si durior esset, cum tonui quopiam oleo. Quin et sagapeno<text:line-break/>in duris corporibus <text:span text:style-name="Default_20_Paragraph_20_Font"><text:span text:style-name="T5">t</text:span></text:span>umulus cum oleo, et terebinthina id<text:line-break/>miscens , sed et opopanace ad eundem modum et quo sitga-<text:line-break/>peno. Milli vero et lachryma Cyrenaica non inutilis fore<text:line-break/>videtur, fi quis emplasticum medicamentum applicandum ex<text:line-break/>ea faciat, cuiusmodi est quod nos ex euphorbio compo<text:span text:style-name="Default_20_Paragraph_20_Font"><text:span text:style-name="T5">s</text:span></text:span>uimus ;<text:line-break/>verum nondum in experientia quemadmodum reliqua omnia<text:line-break/>comprobavimus. Quippe praecedere oportet eam quae a<text:line-break/>- vera rnethodo proficiscitur remediorum inventionem , huic<text:line-break/>vero experientiam ad. certiorem etiam fidem subscribere.<text:line-break/>Siquidem ex tali tnethodo etiam sulfur, quod ignem exper-</text:p>
      <text:p text:style-name="P3">tum non sit quodque lapidosum non sit, fied omnino tenuium<text:line-break/>.- partium ei, cui nervus vulneratus esset, co<text:span text:style-name="Default_20_Paragraph_20_Font"><text:span text:style-name="T5">n</text:span></text:span>ducturum spera-<text:line-break/>vimus, tantum ejus tenui oleo miscentes, dum quod ex utris-<text:line-break/>que mixtum erat; sordium haberet crassitudinem. lu va-<text:line-break/>lentioribus vero durioribusque corporibus, etiam si ad<text:line-break/>messis spissitudinem redigas, sic quoque juveris, nam id quo-<text:line-break/>que comprobatum experientia est. Quin etiam totam calo<text:line-break/>cem similiter oleo admixtam his applicandam excogitavi-<text:line-break/>mus; quae etiam si mari lavetur , magis proficiet; lavatur<text:line-break/>optime per aestatem in aestu caniculae ; quod si bis torve<text:line-break/>. eam . laveris , utilius medicamentum efficies , quo paeto<text:line-break/>autem talia praeparanda sint, ex commentariis quos de me-<text:line-break/>dicamentorum compositione edidimus intelliges. Nunc mi-<text:line-break/>hi tantum dixisse fussicit , me tum haec tum alia multa me-.<text:line-break/>dicarnenta adversus nervorum vulnera invenisse, quum nec<text:line-break/>sub aliquo magistro ea usurpata viderim, nec in veterum<text:line-break/>-alienius aut medendi libris, aut quos de facultatibus ex pro-<text:line-break/>.pria sapientia inscribunt prodita ; rest ex ipsa rerum natura</text:p>
      <text:p text:style-name="P2">indicationes sumpserim, id quod proprium esse medici me-<text:line-break/>thodo utentis existimo. Mirificus autem Thessalus quum<text:line-break/>ne unum quidem medicamentum invenerit, jampridem ma-<text:line-break/>feriam eorum notam esse affirmat. Atque multorum medi-<text:line-break/>c<text:span text:style-name="Default_20_Paragraph_20_Font"><text:span text:style-name="T5">e</text:span></text:span>mentorum quae nos excogitavimus non modo Thessalo,<text:line-break/>qui ause eum medici fuerunt, materia nota non est, fed nec<text:line-break/>iis qui post eum lu hunc usque diem fuerunt Siquidem<text:line-break/>ipse cum accersitus aliqua<text:span text:style-name="Default_20_Paragraph_20_Font"><text:span text:style-name="T5">n</text:span></text:span>do essem ad quendam qui a Thesi-<text:line-break/>falis istis amethodis medicis putris suerat <text:span text:style-name="Default_20_Paragraph_20_Font"><text:span text:style-name="T5">t</text:span></text:span>actus, ac cernerem<text:line-break/>eum cataplasma quod ex triticea farina fit impositurum , ubi<text:line-break/>nullum ad praesens milii medicamentum erat, poposci ex<text:line-break/>figulo quodam quem videram aegri , ricino aquam lixivam ;<text:line-break/>tum eoqueus in ea farinam hordeaceum, non autem sicut<text:line-break/>illi in oleo et aqua triticeam, imposui Postea vero farinam<text:line-break/>erui simili modo coctam jam phlegmone inflammato et pu-<text:line-break/>tri ex bella horum curatione, nervo imponens vindicavi<text:line-break/>nb ea putrefactione hominem. Verum de iis quae eum<text:line-break/>- phlegmone putrescunt esta disceptatio ^sequetur eaque dis:</text:p>
      <text:p text:style-name="P3">fusa in opportuno operis loco. t De nervis vero vulneratis<text:line-break/>satisfaciant quae dicta jam sunt medicamenta. Et sane.ex iis<text:line-break/>quae ipsi invenimus plurimi uno illo emplastico medicamento<text:line-break/>utuntur, quod ex euphoiliio et cera et fricta resina est com-<text:line-break/>pofitum, cur nescio quomodo aliqui aliquid postea miscue-<text:line-break/>runt Sinopidis, aliqui ochrae, quo videlicet fucatum , unde.<text:line-break/>componatur lateret , aegre ferentes , si meum id este ridere-<text:line-break/>fur; verum non est a principio sic a me compositum. Mis-<text:line-break/>currunt fortassis ei nonnulli et e falis flore aliquid aut aliud<text:line-break/>. quippiam tale quod colorem elus immutet, nec vim ejus mi-<text:line-break/>nuat ; potest quis per igno<text:span text:style-name="Default_20_Paragraph_20_Font"><text:span text:style-name="T5">r</text:span></text:span>antiam etiam tale aliquid immis-<text:line-break/>cere, quod facultatem ejus immutet. Verum nos illud ex<text:line-break/>cera, retina terebinthina, pice et euphorbio composuimus,<text:line-break/>immiscentes ex cera partem unam , ex terebinthina et pice<text:line-break/>utriusqueparlis unius dimidium, fic ut quod ex utrisque con-<text:line-break/>staretur cerae par esset. Licet autem interdum et plus fit<text:line-break/>quod ex ambobus confit quam cera, licet rursus et alterum<text:line-break/>eurum tantum cerae admiscere. Quin etiam penuria tere-</text:p>
      <text:p text:style-name="P3">binthinae tum humidam. pineam tum etiam frictum com-<text:line-break/>mode admisceas ; non minus etiam his et ahietinam innuit- .<text:line-break/>tas. Strobilina vero duris tantum corporibus idoneum me-<text:line-break/>dicamentum est, ad mollia vero immiscenda nonest. Si itaque<text:line-break/>humidam resinam immisccbis, tunsum cribatumque eupbor-<text:line-break/>bium reliquis immittes liquatis; esto vero pondus ejus cerae<text:line-break/>pars duodecima, etiam plus aliquando, ubi scilicet valen-<text:line-break/>tuis efficere est in animo ; sin siccam, ut quae fricta est, uti-<text:line-break/>que olei pusillum desiderabit eupborbium. Quare ego tum<text:line-break/>id cum oleo contundens ac ad sordium spissitudinem redigens,<text:line-break/>mox reliquis post liquationem refrigeratis terens misceo;<text:line-break/>saepe. etiam tantulum aquae immiscui medicamento confi-<text:line-break/>ciendo , quantum in mixtis ipfis liquandis tum absumi tum<text:line-break/>evanescere prors<text:span text:style-name="Default_20_Paragraph_20_Font"><text:span text:style-name="T5">o</text:span></text:span>s potuit. Verum omnia hujus generis ad<text:line-break/>tractationem de medicamentorum compositione magis attinent.<text:line-break/>Nunc suffecerit, sicuti antea fecimus, indicato, quale esse de-<text:line-break/>beat medicamenti genus, pauca particulatim exempli causa</text:p>
      <text:p text:style-name="P2">apponere. Uberem namque omnium materiam in opere<text:line-break/>de simplicibus medicamentis invenies, praeparare autem .<text:line-break/>debebis ut in opere de eorum compositione est traditum;<text:line-break/>nunc igitur satis est hoc tantum dixisse, atque ad alia transire. .<text:line-break/>Vulnerati nervi curatio medicamenta postulat, quae et te-<text:line-break/>pidmn calorem excitent et valenter siccent, tum quae fusi-<text:line-break/>stantiae suae natu<text:span text:style-name="Default_20_Paragraph_20_Font"><text:span text:style-name="T5">r</text:span></text:span>a et trahendi vim habeant et tenuium sint<text:line-break/>partium. Sane non ad medicame<text:span text:style-name="Default_20_Paragraph_20_Font"><text:span text:style-name="T5">n</text:span></text:span>torum modo victusque<text:line-break/>inventionem ipsa medendi methodus proficit, sed etiam ad<text:line-break/>ipsum inventorum usum. Nam ut in superioribus ostendi-<text:line-break/>mus , quisquis citra methodum quae ulceri apta medica-<text:line-break/>.menta fiunt molitur, eum ne minimo quidem eorum p<text:span text:style-name="Default_20_Paragraph_20_Font"><text:span text:style-name="T5">r</text:span></text:span>obe<text:line-break/>, uti posse, isa et nunc ostendere licet. Siquidem intellexisse<text:line-break/>quantopere affectum vel siccarii; vel calefecerit, vel mitiga-<text:line-break/>rit , vel lacessierit medicamenti applicatio , is demum potis<text:line-break/>est, qui methodo quadam emat. Idem vere ipse fotus etiam<text:line-break/>intendere ea, quibus inter initia est usus vel remittere norit.<text:line-break/>Quum namque medicamentum de euphorbio quidam vulne -</text:p>
      <text:p text:style-name="P3">rato nervo statim imposuisset ; idque faece prius profpere fue-<text:line-break/>rat expertus, tertio die indicarit mihi vulneratam partem tum<text:line-break/>dolentem tum phlegmone obsessam, miratus medicamentum</text:p>
      <text:p text:style-name="P4"><text:span text:style-name="Default_20_Paragraph_20_Font"><text:span text:style-name="T5">i</text:span></text:span> nihil contulisse. Percontatus igitur vulnere laborantem .<text:line-break/>sum , num primo die quum impolitum medicamentum esset,<text:line-break/>calorem quempiam veluti ex sole suavem sieufisset; is fe .<text:line-break/>quicquam ejusmodi sensisse negavit. Rursus itaque percon-<text:line-break/>tabar et medicum ; quanto jam tempore praeparatum apud<text:line-break/>fe medicame<text:span text:style-name="Default_20_Paragraph_20_Font"><text:span text:style-name="T5">n</text:span></text:span>tum habuisset ac quos eo fapasset Ille plus<text:line-break/>anno apud fe habuisse , sanatos vero a fe ajebat pueros duos<text:line-break/>et adolescentem unum. Quum autem et de corporis habitu<text:line-break/>adolescentis rogassem, album eum mollique corpore fuisse<text:line-break/>affirmabat. His ergo auditis quum intelligerem, ut ad pro-<text:line-break/>pofiti adolescentis temperiem euphorbium deesse , postulans<text:line-break/>tum ipsum emplasticum medicamentum tum etiam euphor-<text:line-break/>biam , <text:span text:style-name="Default_20_Paragraph_20_Font"><text:span text:style-name="T5">t</text:span></text:span>umensque ex sus quantum ad ea inter fe miscenda<text:line-break/>fatis putavi, jussi manibus medicamentum subigere, ac eu-</text:p>
      <text:p text:style-name="Normal">- phorbium diligenter contundere. Posteaquam haec facta</text:p>
      <text:p text:style-name="P2">sunt, miscere ea simul jussi , ipse vero oleum Sabinum uti-<text:line-break/>que subantiquum modice calefaciens fovi vulneratam par-<text:line-break/>tem, refectoque leviter puncturae quod connivehat fora—<text:line-break/>mine imposui medicamentum iujunxiq<text:span text:style-name="Default_20_Paragraph_20_Font"><text:span text:style-name="T5">n</text:span></text:span>e homini inediam;<text:line-break/>medico vero praecepi. ut vesperi rursus eum solveret, ac<text:line-break/>simili modo quo. me viderat oleo uteretur. Atque his per-<text:line-break/>actis apparuit postridie pars aegra et fine dolore et sine<text:line-break/>phlegmone, intellexer unique qui huic operi aderant om-<text:line-break/>nes verissimum esse quod nos saepe usurpamus, non esse<text:line-break/>adeo magnum quod medicamentum praestare possit, nisi<text:line-break/>nactum fit qui eo dextre utatur. Est. autem dexter usus<text:line-break/>qui. tali plane methodo qualem ipsi jam saepe in commen-<text:line-break/>tiniis qui ante hunc sunt ostendimus procedit, omnium<text:line-break/>medicame<text:span text:style-name="Default_20_Paragraph_20_Font"><text:span text:style-name="T5">n</text:span></text:span>torum. usu ad calidum, frigidum, humidum et.<text:line-break/>siccum veluti ad normas relato.. Quam methodum non<text:line-break/>fotum amethodi Thessali sectatores probe tractare no<text:span text:style-name="Default_20_Paragraph_20_Font"><text:span text:style-name="T5">n</text:span></text:span> va-<text:line-break/>leni, sed nec Erasistratus. nec alius medicorum quisquam<text:line-break/>qui corporum elementa aut prorsus non in vestigarunt, aut.</text:p>
      <text:p text:style-name="P2">alia quam quae comprehensa a nobis funt posuerunt. Sest<text:line-break/>de sus hactenus.</text:p>
      <text:h text:style-name="Heading_20_2" text:outline-level="2">Cap. HI. </text:h>
      <text:p text:style-name="P36">Si autem non punctus; sed plane caesim<text:line-break/>vulneratus nervus sit, consideranda est vulneratus qualis<text:line-break/>facta sit,- utrumne transversa an per nervi longitudinem;<text:line-break/>tum vero quantum praepofitae divi<text:span text:style-name="Default_20_Paragraph_20_Font"><text:span text:style-name="T5">t</text:span></text:span>um fit cutis; Propona-<text:line-break/>tur igitur primum, multum esse cutis adapertum adeo ut<text:line-break/>.nervus nudus appareat, isque per directum non per trans-<text:line-break/>versum divi<text:span text:style-name="Default_20_Paragraph_20_Font"><text:span text:style-name="T5">t</text:span></text:span>us. Huic nervo nullum jam memoratorum<text:line-break/>medicamentorum quae ex euphorhio ac similiter acribus<text:line-break/>emplastri <text:span text:style-name="Default_20_Paragraph_20_Font"><text:span text:style-name="T5">t</text:span></text:span>pecie fiunt applicabis ; nudatus namque non fieret<text:line-break/>eorum vim ita ut quum interposita cutis erat tulit. Op-<text:line-break/>time igitur eo casu calce elota in multo oleo soluta uteris,<text:line-break/>salutare vero est et quod ex pompholyge medicamentum fit,<text:line-break/>si in largo rosaceo sit liquatum; quod melius fuerit, situm<text:line-break/>rosaceum ipsum tum oleum salis sit expers; siquidem nu-<text:line-break/>dato nervo omnis curationis sc<text:span text:style-name="Default_20_Paragraph_20_Font"><text:span text:style-name="T5">a</text:span></text:span>pus sit tibi ut minima cum<text:line-break/>mordicatioue sicces ; possunt vero id praestare plane pau-</text:p>
      <text:p text:style-name="P2">cissima medicamenta. Esto igitur hic calx salubriaqua aesta-<text:line-break/>fis tempore saepe elota; esto praeterea, ut dictum est et<text:line-break/>pompholyx el<text:span text:style-name="Default_20_Paragraph_20_Font"><text:span text:style-name="T5">a</text:span></text:span>tus , quemadmodum et el<text:span text:style-name="Default_20_Paragraph_20_Font"><text:span text:style-name="T5">a</text:span></text:span>tus habetur in eo<text:line-break/>composito medicamento quo publice utimur, quodque alia<text:line-break/>elota in fe non pauca continet. Nam quae en metellis con-.<text:line-break/>sistunt, eh elota esse omnia oportet, si modo citra morsum<text:line-break/>ullum sint siccatura. Salubre vero medicame<text:span text:style-name="Default_20_Paragraph_20_Font"><text:span text:style-name="T5">n</text:span></text:span>tum est et<text:line-break/>quod ex melle sub emplastri specie componitur, quunrlex<text:line-break/>optimo fit messe. Solvi vero et id rosaceo oportet, quod<text:line-break/>tum reliquis conditionibus sit optimum tum salis omnino<text:line-break/>expers; quin etiam ceram, quae ejusmodi medicamentis sit<text:line-break/>miscenda, elutam esse convenit; aeque siquid terebinthinae<text:line-break/>resinae iniicies , haec quoque elota sit oportet; atque hoc<text:line-break/>magis, si alterius cuj usquam resinae <text:span text:style-name="Default_20_Paragraph_20_Font"><text:span text:style-name="T5">quid i</text:span></text:span>m<text:span text:style-name="Default_20_Paragraph_20_Font"><text:span text:style-name="T5">mitte</text:span></text:span>s. Nam<text:line-break/>medicamentis omnibus quae laveris acris mordensque sa-<text:line-break/>nies eluitur atque abstergitur. Si vero robustus sit alui<text:line-break/>vulnus accepit et cui corpus sit a supervacuis humoribus<text:line-break/>, mundum, in hoc fas est etiam valentioribus remediis non-<text:line-break/>nullis uti; ut. ipse aliquando quum id genus vulneris lu</text:p>
      <text:p text:style-name="P3">carpo accepisset juvenis quidam philosophiae studiosus , alio.-<text:line-break/>qui corpore bene habito et tum in aestivo sole perusto , ex<text:line-break/>Polyidae pastillis sapa solutis , postea super calida aqua tepe-<text:line-break/>factis linamenta imbuta imposui. Nam id quoque vel ru<text:line-break/>primis semper habendum curae est, ne quid ex iis quae vul-<text:line-break/>nus contingent frigidum sit; quandoquidem ipsa laborans<text:line-break/>pars et sensilis maxime est et principium partium primati<text:line-break/>continua et temperamento suo frigida; quorum omnium oc-<text:line-break/>rasione et ex facili a frigido laeditur et suam laesionem<text:line-break/>impertit cerebro. Quod si ex iis fuerit quae in musculos<text:line-break/>perveniant, etiam convulsionem facile accersit; siquidem<text:line-break/>monstratum est musculos voluntarii motus instrumenta esse. .<text:line-break/>Idem fore et in tensionibus expectabis iisdem de causis.<text:line-break/>Caeterum quum memoratum remedium tum vulneri ipsi<text:line-break/>juvenis imposuissent, tum vero partium quae supra erant<text:line-break/>non parum eodem complexus fuissem, quae citra axillas,<text:line-break/>collum caputque ejus erunt, omnia calente oleo assidue<text:line-break/>madescet. Detraxi vero illi et primo statim die sanguinem,</text:p>
      <text:p text:style-name="P2">incifa ve<text:span text:style-name="Default_20_Paragraph_20_Font"><text:span text:style-name="T5">n</text:span></text:span>a: lu quarto igitur hic quoque juvenis recte ha-<text:line-break/>buit,adeo ut et rugosum et parvum et contractum ulcus<text:line-break/>jam cerneretur. Verumtamen consultius visum est usque<text:line-break/>ad septimum nihil novare; post quem diem plane redditus<text:line-break/>est <text:span text:style-name="Default_20_Paragraph_20_Font"><text:span text:style-name="T5">t</text:span></text:span>anus. Sane oleo perfundere tale ulcus non oportet,<text:line-break/>praesertim quum ut nunc comprehensum est curatur; nam<text:line-break/>oleum pastilli hujusviribus est adversum, ac sordidum ulcus<text:line-break/>- redditi Neque enim parum interest, nudove nervo oleum<text:line-break/>an per interpositam cutem admoveas. Abluenda igitur a<text:line-break/>vulnere sanies est, .molli la<text:span text:style-name="Default_20_Paragraph_20_Font"><text:span text:style-name="T5">n</text:span></text:span>a specillo circumvoluta; made-<text:line-break/>facienda vero lana fi placet, ne scilicet sicco ulcus attingas,<text:line-break/>sapa suffecerit, quam et hepfema vulgo apud nos in Asia<text:line-break/>vocant. In hac igitur lanam intingens , mox exprimens<text:line-break/>ulcus detergebis. Esto vero haec quoque ipsis tepida primis<text:line-break/>maxime diebus. Quod si omnia ex sententia successerint,<text:line-break/>etiam. vino dulci madefacere citra periculum licebit; fed<text:line-break/>alnum dulce haud omnino mordax sit, cuiusmodi tum The-</text:p>
      <text:p text:style-name="P3">raeum est tum Scybelites atque ab his quod caryinum va-<text:line-break/>eant; quaecunque vero et dulcia pariter et fulva funt vina,<text:line-break/>veluti Fale<text:span text:style-name="Default_20_Paragraph_20_Font"><text:span text:style-name="T5">r</text:span></text:span>num, inutilia sunt, quippe acria funt omnia talia .<text:line-break/>ac supra modum calida; ulcere vero jam ad cicatricem ve-<text:line-break/>mente quae alba plane vina <text:span text:style-name="Default_20_Paragraph_20_Font"><text:span text:style-name="T5">t</text:span></text:span>uus et tenuia,. nec multam<text:line-break/>aquam tolerant nec odora sinit, ea dulcibus praestant.<text:line-break/>Aquae vero usum ad nervum vulneratum semper fugies,<text:line-break/>sicuti etiam relaxans cataplasma. Ad jam dicti vero pastilli<text:line-break/>usum prope etiam accedit et medicamentum diaehalciteos,<text:line-break/>quo publice utimur ; liquari vero etiam hoc debebit aestate<text:line-break/>rosaceo, hieme Sabino oleo; descriptum autem est medica-<text:line-break/>mentum hoc a nobis in primo de medicamentorum compo-<text:line-break/>sirione. Polyidae vero pastillus, vel trochiscus, vel quo-.<text:line-break/>modocunque appellasse libet, omnibus ferme notus est;<text:line-break/>cujus fi copia non est, Andronis vel Rasionis pro eo est<text:line-break/>sumendus, vel noster, qui etiam omnibus illis est valentior.<text:line-break/>Sane jam dictum est robustis co<text:span text:style-name="Default_20_Paragraph_20_Font"><text:span text:style-name="T5">r</text:span></text:span>poribus valentiora medi-<text:line-break/>camenta, imbecillis mitiora esse adhibenda; ista et vera</text:p>
      <text:p text:style-name="P2">methodus invenit et experientia confirmat. Thessalus vero<text:line-break/>cum suis una sophistis in alto throno relidens inter mucco-<text:line-break/>sus instar arietum viros, utCercidas ait, in pretio erit; dum<text:line-break/>fuis rationibus confirmat omnis ulceris recentis ea<text:span text:style-name="Default_20_Paragraph_20_Font"><text:span text:style-name="T5">n</text:span></text:span>dem<text:line-break/>esse curationem , neque hanc ullam ex partium natura indi-<text:line-break/>casionem <text:span text:style-name="Default_20_Paragraph_20_Font"><text:span text:style-name="T5">t</text:span></text:span>umere. Unus tamen magni in ejus sapientia<text:line-break/>nominis admirandam vulneratorum nervorum curationem<text:line-break/>. . excogitavit ; nam protinus eos totos praecidit ne admonito<text:line-break/>quidem qui vulneratus fuerat, quanquam in hoc quoque a<text:line-break/>fenta sua descivit. Siquidem par erat vel ut musculos<text:line-break/>vulneratos et arterias et venas et aliud quiduis totum prae-<text:line-break/>caderet vel nec nervum. Alioqui sic quod firgiunt , id facere<text:line-break/>deprehe<text:span text:style-name="Default_20_Paragraph_20_Font"><text:span text:style-name="T5">n</text:span></text:span>duntur , ut diver<text:span text:style-name="Default_20_Paragraph_20_Font"><text:span text:style-name="T5">t</text:span></text:span>am pro diserimi ne partium indi-<text:line-break/>cationem accipiant. Verum bos jam mittamus, ac de<text:line-break/>transverso nervi vulnere agamus, in quo major convulsionis<text:line-break/>metus impendet, phlegmone scilicet a vulneratis fibris ad<text:line-break/>non <text:span text:style-name="Default_20_Paragraph_20_Font"><text:span text:style-name="T5">t</text:span></text:span>ectas communicata , caeterum convulsione ab ipsis non<text:line-break/>tectis excitata, Ac quae ad ulceris curationem attinent,</text:p>
      <text:p text:style-name="P2">his quoque funi eadem; caeterum detrahere largius langui-<text:line-break/>nem ac tenui magis quam in illis uti rictu, tum in quiete<text:line-break/>omnino, ac lectulo messi hominem continere oportet; tum<text:line-break/>oleo calenti ubertim in axillis, collo, tensionibus, ligamen-<text:line-break/>tis et capite uti. Quod si vulneratus .nervus ex iis sit qui<text:line-break/>in crure habentur, sicuti cum in manu erat,. alae, ita in bis<text:line-break/>bubones largo oleo imbuendi; tum per totam spinam ad<text:line-break/>collum et caput ascendendum. Contusi vero nervi, ubi<text:line-break/>cum his una cutis quoque contusa .exulcerataque est, medi-<text:line-break/>: camenta postulant, quae in siccando quidem commune nervi<text:line-break/>ulcera sanantium consilium servent, caeterum quae partes,<text:line-break/>quum per contusionem a se dissideant, contrahere conlido-<text:line-break/>gereque sint apta. Qui vero absque cutis simili affectu sunt<text:line-break/>ctmtufi, hos oleo cale<text:span text:style-name="Default_20_Paragraph_20_Font"><text:span text:style-name="T5">n</text:span></text:span>te discutiente saepissime perfundere<text:line-break/>oportet, ac totius corporis limitem curam habere. Semel<text:line-break/>hoc incidere vidi sanavique, id mature ipsa. ex oleo perfu-<text:line-break/>sioue. Verum una cum cute nervos contusus saepenumero<text:line-break/>vini; et propter ejus symptomatis frequentiam athletae ipso</text:p>
      <text:p text:style-name="P3">usu edocti habent cataplasma, quod ex oxymelite et faba-<text:line-break/>cea farina conficitur; quod plane salutare medicamentum<text:line-break/>esu At si dolor una cum contusione. vexet, etiam picem<text:line-break/>liquidam immiscere ac bene coquere, tum calens medicamen-<text:line-break/>tum imponere oportet; ubi vero magis siccans efficere voles,<text:line-break/>erui farinam miscebis. Quod si ut amplius quoque siccet<text:line-break/>desiderabis, irim Hlyricam vel myrteam immittes. Totius<text:line-break/>autem corporis cura his quoque communis est. At fi totus<text:line-break/>praecisus, nervus sit, periculum praeterea nullum instat,<text:line-break/>fed mutilapars manebit. Curatio vero <text:span text:style-name="Default_20_Paragraph_20_Font"><text:span text:style-name="T5">eiu</text:span></text:span>s communis est<text:line-break/>caeteris ulceribus, quamque unam Thessalii noru<text:span text:style-name="Default_20_Paragraph_20_Font"><text:span text:style-name="T5">n</text:span></text:span>t. Ergo<text:line-break/>de nervis haec abunde sint dicta. . Phlegmonas vero his<text:line-break/>supervenientes quomodo curare oporteat, ubi de phlegma-<text:line-break/>nis agemus , docebimus. .</text:p>
      <text:h text:style-name="Heading_20_2" text:outline-level="2">Cap. IV. </text:h>
      <text:p text:style-name="P36">Quum ligamenta simillimam habeant ten-<text:line-break/>ducibus speciem , valentissimorum remediorum vim tolerant,<text:line-break/>quod nec ad cerebrum pertingant et sensus sint expertia;<text:line-break/>pam nervi omnes alii ex ipso statim cerebro ortum habent,</text:p>
      <text:p text:style-name="P3">alii spinali medulla. Tendones quoque, quoniam compo-<text:line-break/>silam eorum esse substantiam ex nervo ligamentoque osten-<text:line-break/>dimus, quatenus nervi participes sunt, eatenus ex cerebro<text:line-break/>oriuntur, caeterum minus saltem quam ipsi nervi oonvul-<text:line-break/>sionetn accersunt. Ligamenta vero, quum ex osse ortum<text:line-break/>habeant, quaecunque <text:span text:style-name="Default_20_Paragraph_20_Font"><text:span text:style-name="T5">r</text:span></text:span>otunda sunt, ea nervis assimilia sunt,<text:line-break/>duritie tamen plurimum dissident; verum in eo quod alba<text:line-break/>sint et exanguia et caritate carentia let in fibras dividuntur,<text:line-break/>similitudo illis cum nervis et tendonibus constat. Ergo ubi<text:line-break/>teretia ligamenta tendonesque visuntur, qui dissectionum<text:line-break/>fu<text:span text:style-name="Default_20_Paragraph_20_Font"><text:span text:style-name="T5">n</text:span></text:span>t ignari nervos eos imagina<text:span text:style-name="Default_20_Paragraph_20_Font"><text:span text:style-name="T5">n</text:span></text:span>tur, potissimum qui multo<text:line-break/>duriora ea nervis esse <text:span text:style-name="Default_20_Paragraph_20_Font"><text:span text:style-name="T5">n</text:span></text:span>on intelligunt: at ubi lata sunt, ibi<text:line-break/>ea a nervis diversa esse intelligu<text:span text:style-name="Default_20_Paragraph_20_Font"><text:span text:style-name="T5">n</text:span></text:span>t, quanquam ne id quidem<text:line-break/>omnia; caeterum ipsa a sese discernere non valenti Ve-<text:line-break/>rum tu, qui cujusque trium partium naturam perspectam<text:line-break/>habes , tum vero et couformationem et quum in toto cor-<text:line-break/>pone positurum obtinent, in quacunque parte vulnus fieri</text:p>
      <text:p text:style-name="P3">contigerit, statim intelliges nervusne sit vulneratus, an liga-<text:line-break/>me<text:span text:style-name="Default_20_Paragraph_20_Font"><text:span text:style-name="T5">n</text:span></text:span>tum tendove. Et de nervi quidem ac tensionis cura-<text:line-break/>tione jam dictum nobis esu Ligamentum vero vulneratum,<text:line-break/>quod ab osse ad os permeat et maxime sine periculo est et<text:line-break/>-omnino ipsum siccans quibuslibet medicamentis, nihil ho-<text:line-break/>minem offendes. Quod vero in musculum se inserit, quanto<text:line-break/>est nervo et. leudone minus periculo opportunum, tanto, nisi<text:line-break/>rite curetur, reliquis ligamentis magis terrere debet. sto-<text:line-break/>rum nihil peragi methodo ab iis medicis potest, qui indica-<text:line-break/>tionem, quae a partibus sumitur utilem esse ad ulcerum<text:line-break/>curationem negant, nec ab iis qui id quidem cofiteutur,<text:line-break/>sini tamen cujusque partis naturam ignorant, quae nimirum,<text:line-break/>sicut ostendimus, ex ipsi, elementorum constat temperamento.<text:line-break/>Verum ii quanquam nihil aliud, saltem quae ex organica<text:line-break/>partium constitutione indicantur, intelligunt. Thessali vero fe-<text:line-break/>quaces esiam haec ignorant; veluti statim fi divisum abdomen<text:line-break/>tam alte sit ut intestinum ex eo procidat nec quemadmo-<text:line-break/>dum id reponere conveniat, nec si omentum exciderit, ab-</text:p>
      <text:p text:style-name="P3">fcindendumne id sit, an non, nec an vinculo id excipiendum,<text:line-break/>an sucus, nec an suendum vulnus sit, nec ne, nec si suen- .<text:line-break/>dum sit, qua ratione suendum; quicquam intelli<text:span text:style-name="Default_20_Paragraph_20_Font"><text:span text:style-name="T5">g</text:span></text:span>unt, ut<text:line-break/>quae ne nos quidem intelligeremus, nisi ex dissentionis ra-<text:line-break/>tione omnium quae istic continentur partium naturam<text:line-break/>didicissemus ; quam etiam exponere necessum est non cla-<text:line-break/>xitatis modo gratia eorum quae dicenda sunt, sed etiam<text:line-break/>probationis. Cutis extrinsecus omnibus antestat, haec vero<text:line-break/>in membranam finitur. A cute medio circiter loco aponeu-<text:line-break/>roscs musculorum geminae tenduntur membranarum ritu.<text:line-break/>Eas plerique anatomicorum duas esse minime norunt, quum<text:line-break/>et una sibi cohaereant coalescantque , sic ut labor sit eas<text:line-break/>repa<text:span text:style-name="Default_20_Paragraph_20_Font"><text:span text:style-name="T5">r</text:span></text:span>asse et summa propterea sint tenuitate. Post has dein-<text:line-break/>ceps habentur duo musculi recti et ca<text:span text:style-name="Default_20_Paragraph_20_Font"><text:span text:style-name="T5">r</text:span></text:span>nosi, qui a pectore ad<text:line-break/>ipsa pubis ossa perveniu<text:span text:style-name="Default_20_Paragraph_20_Font"><text:span text:style-name="T5">n</text:span></text:span>t. Atque haec quidem memorata<text:line-break/>omnia et sibi cohaerent coalescuntque , et quod conflatum<text:line-break/>ex ipsis est, qui quemadmodum vocatas gastrorrhaphias , <text:span text:style-name="Default_20_Paragraph_20_Font"><text:span text:style-name="T5">id<text:line-break/>est ventri</text:span></text:span>s <text:span text:style-name="Default_20_Paragraph_20_Font"><text:span text:style-name="T5">seu abdomini</text:span></text:span>s <text:span text:style-name="Default_20_Paragraph_20_Font"><text:span text:style-name="T5">futura</text:span></text:span>s, fieri conveniat, prodi-</text:p>
      <text:p text:style-name="P2">derunt,, abdomen nominarunt. Quod vero hoc deinceps<text:line-break/>.excipit, ab illis quidem vocatur peritonaeum, putanti-<text:line-break/>bus videlicet unum et simplex id esse corpus minimeque<text:line-break/>compositum , fed non ita fe res habet , quum id composi-<text:line-break/>tum ex duobus corporibus fit, quorum utrumque et exatr-<text:line-break/>gue et nervosum sit. Verum alterum eorum apoueurofis<text:line-break/>est musculorum transversorum , alterum membrana praete-<text:line-break/>. nuis velut aranea y quae utique vere esit peritonaeum. Ac<text:line-break/>tale quidem in medio fui est abdomen, partes vero ejus,<text:line-break/>quae utrinque latus ad quatuor quasi digitos recedunt, hae<text:line-break/>statim a cute obliquos musculos habent; priores quidem<text:line-break/>qui a pectore demittuntur, fecundos qui ab ilibus ascendunt,<text:line-break/>deinde post hos transversum <text:span text:style-name="Default_20_Paragraph_20_Font"><text:span text:style-name="T5">mu</text:span></text:span>s<text:span text:style-name="Default_20_Paragraph_20_Font"><text:span text:style-name="T5">culum</text:span></text:span>, fub quo est peri-<text:line-break/>tonaeum. Ergo et minus periculi in hoc loco quam- in<text:line-break/>medio est, quum aponeurofin nullam habeat et suturae in<text:line-break/>medio difficulter administrentur, quippe quum et. procidant<text:line-break/>hac parte maxime intestina et aegre. hoc in loco contineri<text:line-break/>queant; qui enim constrinxerant contraxerantque ea , recti</text:p>
      <text:p text:style-name="P2">illi carnosique musculi erant, quos ex pectore ad pubis ossa<text:line-break/>demissos diximus.. Ergo quoties ho<text:span text:style-name="Default_20_Paragraph_20_Font"><text:span text:style-name="T5">r</text:span></text:span>um aliquis est vulne-<text:line-break/>ratus, duplici de causa procidere intestinum est necessum, a<text:line-break/>.partibus quidem quae sunt ad latus propterea quod muscu-<text:line-break/>lis qui istic funt constringitur, a mediis vero quod nec mu-<text:line-break/>senium eum qui contineret habet etiamnum validum, et<text:line-break/>quod locus opportune ad procidentiam est comparatus. Quod<text:line-break/>si majus etiam vulnus fuerit, tum plura necesse est intestina<text:line-break/>excidere, tum difficilius denuo immitti. Porro alia ratione<text:line-break/>parva vulnera tractatu fupt difficilia. Nam nisi quod pro-<text:line-break/>cidit, illico in locum <text:span text:style-name="Default_20_Paragraph_20_Font"><text:span text:style-name="T5">t</text:span></text:span>uum reponas, instatur furgitque in<text:line-break/>tumorem, quo evenit ut per angustum forame<text:span text:style-name="Default_20_Paragraph_20_Font"><text:span text:style-name="T5">n</text:span></text:span> immitti ne-<text:line-break/>queat. Minus igitur grave in ejusmodi vuluerationibus<text:line-break/>mediocre foramen est. Atque haec quidem praefuisse opor-<text:line-break/>tet; proximum est ut quemadmodum quis hoc genus vulne-<text:line-break/>rum commodissime contrectet consideremus. Nam Thessali<text:line-break/>praeceptum, quo censct euaemis ea medicamentis glutinanda<text:line-break/>esse, parum satisfacere manifestius puto quam ut quen-<text:line-break/>. quam latere qui compos sit mentis possit. Quoniam igitur</text:p>
      <text:p text:style-name="P2">.principio id agendum est ut intestina, quae exciderunt, in<text:line-break/>suum locum recondantur; secundo loco ut ulcus luatur;</text:p>
      <text:p text:style-name="P4">. tertio ut medicamentum imponas; quarto ut ne qua prae- .<text:line-break/>stantior pars simul afficiatur prospicias; age jam deprimo<text:line-break/>horum agamus. Quum igitur triplex, ut dictumest, dis-<text:line-break/>crimen horum vulnerum in magnitudine sit, propriam a<text:line-break/>quoque indicationem sumere tentemus. Esto autem prin-<text:line-break/>cipio vulnus adeo parvum ut inflatum jam quod excidit<text:line-break/>intestinum remittere amplius non fit; numquid igitur hoc<text:line-break/>Ioco alterum e duobus est necessum , aut flatum educere,<text:line-break/>aut vulnus ampliare ? Praestiterit autem, ut arbitror, prius<text:line-break/>si modo id consequi liceat. At non alia lpotius ratione id<text:line-break/>consequare, quam si caulam u<text:span text:style-name="Default_20_Paragraph_20_Font"><text:span text:style-name="T5">n</text:span></text:span>de excitata intestini inflatio<text:line-break/>est submoveris. Ea igitur quae demum est? Certe am-<text:line-break/>silentis aeris refrigeratio, itaque etiam sanatio ex calefa-<text:line-break/>ciendo petetur. Ergo spongia molli et ex calente aqua<text:line-break/>madenti, ac mox expressa calefacere intestinum conveniet.<text:line-break/>Praeparetur vero interea alnum austerum calidum ; quippe</text:p>
      <text:p text:style-name="P3">id magis calefacit quam aqua et robur intestino acquirit.<text:line-break/>Quod si huic etiam praesidio intestini inflatio non cesserit,<text:line-break/>incidendum peritonaei tantulum est quantum ei quod exci-<text:line-break/>dit reponendo fit fatis. Appofita porro ad ejusmodi inci-<text:line-break/>sionem fiunt ea quae fyringotoma vocant. Scalpelli vero<text:line-break/>quibus acies utrinque habetur aut quibus cuspis acuta est,<text:line-break/>omnino fugiendi sunt. Figura vero laboranti appofita fuerit,<text:line-break/>quum in inferiore parte factum vulnus est, si furium ver-<text:line-break/>gat , quum vero in superioribus, si deorsum. . Unum autem<text:line-break/>utrobique cavetur, ne quod exciderit ab aliis . quicquam<text:line-break/>intestinis degravetur. Itaque ex hoc scopo conveniet, ut<text:line-break/>si in dextris vulnus sit, corpus in contrariam partem indi-<text:line-break/>netur; sin in sinistris sit, in dextram, sic ut quae vulnerata<text:line-break/>pars est, semper altiorem locum occupet. Atque hoc tum<text:line-break/>in magnis, tum etiam in mediocribus vulneribus conduci-<text:line-break/>hile fuerit ; quippe is omnibus communis scopus esu Cae-<text:line-break/>.lerum repositio intestinorum in tuum locum, ubi ex magno<text:line-break/>exciderunt vulnere, plane ministrum postulat dextrum.</text:p>
      <text:p text:style-name="P3">.Debet lenior, ubi manibus suis totum vulnus extrinsecus<text:line-break/>apprehenderit, i<text:span text:style-name="Default_20_Paragraph_20_Font"><text:span text:style-name="T5">n</text:span></text:span>tro reprimere, tum constringere, ac exi-<text:line-break/>guum semper <text:span text:style-name="Default_20_Paragraph_20_Font"><text:span text:style-name="T5">t</text:span></text:span>uenti praenudare ; quin etiam id ipsum quod<text:line-break/>assatum est modice comprimere, quoad totum perluatur.<text:line-break/>Jam vero quae commoda ratio suendi abdominis in talibus<text:line-break/>vulneribus sit deinceps doceamus. Quoniam <text:span text:style-name="Default_20_Paragraph_20_Font"><text:span text:style-name="T5">coire</text:span></text:span> coa-<text:line-break/>Iescereque cum perito<text:span text:style-name="Default_20_Paragraph_20_Font"><text:span text:style-name="T5">n</text:span></text:span>aeo oportet abdomen , incipiendum<text:line-break/>quidem a cute est, atque ab externo introrsus acus inii-<text:line-break/>cienda Ubi vero tum cutem tum rectum musculum totum<text:line-break/>transierit, praeterito quod ei subest peritonaeo, per resi-<text:line-break/>quum peritonaeum oppositum eam ab interno extr<text:span text:style-name="Default_20_Paragraph_20_Font"><text:span text:style-name="T5">a</text:span></text:span>rius<text:line-break/>iniicies, atque inde per reliquum abdomen ab inte<text:span text:style-name="Default_20_Paragraph_20_Font"><text:span text:style-name="T5">r</text:span></text:span>no extra<text:line-break/>transmittes. Ubi hoc penitus transmisit, rursus ab externo<text:line-break/>introrsum idem abdomen est perforandum. Mox ubi peri-<text:line-break/>tonaeum, quod illi quoque subhaeret, praeterieris atque ad<text:line-break/>contrarium veneris, hoc quoque ab interno extrorfus per-<text:line-break/>pungendum, utraque cum eo totum ipsi ricinum abdome<text:span text:style-name="Default_20_Paragraph_20_Font"><text:span text:style-name="T5">n.<text:line-break/></text:span></text:span>Delude ab hoc erasus incipiendum atque id cum contrario</text:p>
      <text:p text:style-name="P3">peritonaeo consuendum, ac rursus vicina cute transmissa,<text:line-break/>iterum ab ea parte acus introrsus est iniicienda, confuen-<text:line-break/>dumque abdomen id cum contrario peritonaeo, etiam inibi<text:line-break/>vicina cute transmissa. Atque haec iterum iterumque fa-<text:line-break/>cienda, quoad totum vulnus similiter consuerimus. Inter-<text:line-break/>vallum vero quod suturis intervenit , quod ad compescenda<text:line-break/>pertinet ea quae subsunt, brevissimum esse postulati Quod<text:line-break/>vero ad firmitudinem ipsius cutis, quae in intervallis sutura-<text:line-break/>rum est necubi rumpatur, brevitas parum tuta esu Quare<text:line-break/>utriusque vitato excessu eligenda mediocritas inter utrum-<text:line-break/>quo esu Jam hoc quoque omnium ulcerum commune quo-<text:line-break/>dammodo est, sicuti etiam ipsius quo sciuntur fili consistens<text:line-break/>tia. Nam quod isto durius est cutem rumpat necesse est;<text:line-break/>quod mollius ipsum prius rumpitur. Aeque. vero si pro-<text:line-break/>xime summas oras acum transegeris, quod reliquum est cutis,-<text:line-break/>quo<text:span text:style-name="Default_20_Paragraph_20_Font"><text:span text:style-name="T5">n</text:span></text:span>iam minimum est, dum violenter adducitur, cogitur<text:line-break/>perrumpi ; si plurimum ab iis recesseris , multum cutis haud<text:line-break/>glutinatum relinques. Haec tametsi omnium sint ulcerum</text:p>
      <text:p text:style-name="P3">communia, maxime^ tamen fugienda in abdomine suendo<text:line-break/>fuut. Ipsa vero abdominis sutura aut jam nicto modo ad-<text:line-break/>ministrabitur, utique siquis huc studium dirigat , ut peritu-<text:line-break/>naeum abdomini coalescere faciat, vix enim cum eo codes-<text:line-break/>. cit utpote nervosum , aut sicut nonnulli faciunt, qui quae<text:line-break/>cognatae naturae sunt, ea committunt, utique peritonaeo<text:line-break/>peritonaeum, abdomini abdome<text:span text:style-name="Default_20_Paragraph_20_Font"><text:span text:style-name="T5">n. </text:span></text:span>Id fiet ad hunc modum.<text:line-break/>Oportet a ricino <text:span text:style-name="Default_20_Paragraph_20_Font"><text:span text:style-name="T5">n</text:span></text:span>obis abdomine incipere, atque ab externo<text:line-break/>introrsum per id tantum acum transmittere; post praeteritis<text:line-break/>utriusque peritonaei labris, ex adversa parte ab externo in-<text:line-break/>.trorsus per utrumque ejus labrum acum revocare ; deinde<text:line-break/>rursus hanc revocare atque ab interno extr<text:span text:style-name="Default_20_Paragraph_20_Font"><text:span text:style-name="T5">a</text:span></text:span>rius per adver-<text:line-break/><text:span text:style-name="Default_20_Paragraph_20_Font"><text:span text:style-name="T5">t</text:span></text:span>um abdomen trajicere. Hic modus a publico et ex prompto,<text:line-break/>quo videlicet uno adactu per quatuor labra acum transmit-<text:line-break/>tunt, hoc discriminis habet, quod totum peritonaeum intra<text:line-break/>abdome<text:span text:style-name="Default_20_Paragraph_20_Font"><text:span text:style-name="T5">n</text:span></text:span> prorsus abscondit. Deinceps vero de medicame<text:span text:style-name="Default_20_Paragraph_20_Font"><text:span text:style-name="T5">n-<text:line-break/></text:span></text:span>tis praecipiamus. Sane haec quoque ejusdem esse materiae<text:line-break/>debebunt, cujus sinit quae euaema dicuntur; quaeque alia-</text:p>
      <text:p text:style-name="P3">rum quoque parturus unire vulnera in superioribus com-<text:line-break/>mentariis ostendimus. Deligatio vero extrinsecus. vel prae-<text:line-break/>cipue in sus necessa<text:span text:style-name="Default_20_Paragraph_20_Font"><text:span text:style-name="T5">r</text:span></text:span>ia esu Quarta vero curatio<text:span text:style-name="Default_20_Paragraph_20_Font"><text:span text:style-name="T5">n</text:span></text:span>is in his<text:line-break/>pars non paulo ab aliis dissidet; siquidem quod inter bubo-<text:line-break/>nes ali axillas est, id totum molli lana ex oleo mediocriter<text:line-break/>calido imbuta circundare oportet. Satius item fuerit et si<text:line-break/>per clysterem intestinis aliud simile infundas. Quod siquid<text:line-break/>ip<text:span text:style-name="Default_20_Paragraph_20_Font"><text:span text:style-name="T5">s</text:span></text:span>orum intestinorum sit vulneratum , quae extrinsecus fieri<text:line-break/>debent, omnia similiter, ut diximus, sunt peragenda. Caele-<text:line-break/>rum quod iniicitur, vinum nigrum, ausierum et tepens erit,<text:line-break/>coque magis , si totum perforatum usque ad internum mea-<text:line-break/>tum sit, Ac crassa quidem intestina facilia fanata funt, <text:span text:style-name="Default_20_Paragraph_20_Font"><text:span text:style-name="T5">e<text:line-break/>contrario</text:span></text:span> difficiliora quae tenuia funt. Jejunum autem om-<text:line-break/>nino incurabile est , tum propter mag<text:span text:style-name="Default_20_Paragraph_20_Font"><text:span text:style-name="T5">n</text:span></text:span>itudinem multitudi-<text:line-break/>nemque vasorum, tum quod tunica ejus praetenuis nervosa-<text:line-break/>que sit ; adde quod tum bilem si<text:span text:style-name="Default_20_Paragraph_20_Font"><text:span text:style-name="T5">n</text:span></text:span>ceram hoc intestinum re-<text:line-break/>cipit universam, tum quod omnium jecinori maxime est vici-<text:line-break/>cutn. Uentriculi vero quae carnosae partes infernae funt,</text:p>
      <text:p text:style-name="P2">curare com fiducia tentabis; nam fieri potest etiam ut bene<text:line-break/>cedat, non solum quod hae crassiores sint, sed etiam quod<text:line-break/>sanantis medicamenta facile hoc loco ipsius subsistant ; at in<text:line-break/>ore ejus ac gula solo transitu tangunt- partes affectas, quae<text:line-break/>vero in ora ejus sunt, iis Tensus quoque acumen sanationi<text:line-break/>obstat. Verum quanam ratione ventriculi vulnerati alio-</text:p>
      <text:p text:style-name="P4">. rumque exitialium vulnerum Hippocrates sanationem molia-<text:line-break/>tu<text:span text:style-name="Default_20_Paragraph_20_Font"><text:span text:style-name="T5">r</text:span></text:span>, ab ipso discere est satius. Ego namque non eo consilio,<text:line-break/>ut nemo Hippocratis libros legat, ad hoc opus scribendum<text:line-break/>accessi, verum quoniam is mihi primus idonea usus esse<text:line-break/>via ridetur , nec tamen eam totam complevisse, quum quae-<text:line-break/>dam minime limitata, quaedam imperfecta obscuraque ab<text:line-break/>eo proditu invenire liceat ; idcirco ipse tum omnia ea lucide .<text:line-break/>explicare, tum quae parum disc<text:span text:style-name="Default_20_Paragraph_20_Font"><text:span text:style-name="T5">r</text:span></text:span>eta sunt distinguere, tum<text:line-break/>quae deficiu<text:span text:style-name="Default_20_Paragraph_20_Font"><text:span text:style-name="T5">n</text:span></text:span>t supplere studui. Ubi igitur - aliquis se in his<text:line-break/>nostris primitus exercuerit, tunc su ad libros Hippocratis<text:line-break/>legendos conferat, ac tum ejus de ulceribus viri librum lo-</text:p>
      <text:p text:style-name="P3">gat , tum quae de vulneribus exitiosis scripsit. Porro simul<text:line-break/>maximum adjumentum ex his nostris libris habebitu<text:span text:style-name="Default_20_Paragraph_20_Font"><text:span text:style-name="T5">r</text:span></text:span>, simul<text:line-break/>certo intelliget neminem methodicae sectae, quae nomine<text:line-break/>specioso venditat, re autem maxime est a methodo aliena,<text:line-break/>commode ulcus sanare posse; sed nec reliquorum rationa-<text:line-break/>lium quempiam, quicunque parum cognitis similarium par-<text:line-break/>tium elementis artem aggredi censent; quippe nesciunt hi<text:line-break/>quoque rationalem fitnplicium animalis partium curationem,<text:line-break/>ut qui ab organicis tantum indicationes sumant. Caeterum<text:line-break/>paucis etiamnum contra methodicos additis de istis quae<text:line-break/>in ventriculo accidunt vulneribus alio stilum conferemus.<text:line-break/>Vulnerato peritonaeo excidit plerumque omentum , quod<text:line-break/>primariane pars sit, au non primaria, vel ex quibus conda-<text:line-break/>tur vel quam habeat actionem ufumve, <text:span text:style-name="Default_20_Paragraph_20_Font"><text:span text:style-name="T10">bi</text:span></text:span> compertum non<text:line-break/>habent. Itaque si jam livet aut nigricat, portio ea quae<text:line-break/>excidit, ibi quid faciant, audire est operae. pretium ; utrum-<text:line-break/>ne praecident an intra peritonaeum remittent? .omnino<text:line-break/>enim vel abipfa experientia .<text:span text:style-name="Default_20_Paragraph_20_Font"><text:span text:style-name="T5">quid agendum sit</text:span></text:span> intelligent,</text:p>
      <text:p text:style-name="P2">vel ab ipsa partis natura indicationem sumenti Atqui restis<text:line-break/>giunt haec utraque, eam quidem quam experientia suppedi-<text:line-break/>tat cognitionem, dum venerandum hoc sectae <text:span text:style-name="Default_20_Paragraph_20_Font"><text:span text:style-name="T5">t</text:span></text:span>uae nomen,<text:line-break/>methodum, extollunt, eam quae expertis natura suggeritur,<text:line-break/>quod nec substantiam ejus noru<text:span text:style-name="Default_20_Paragraph_20_Font"><text:span text:style-name="T5">n</text:span></text:span>t nec actionem nec usum,<text:line-break/>dum a dissectione ceu inutili abhorre<text:span text:style-name="Default_20_Paragraph_20_Font"><text:span text:style-name="T5">n</text:span></text:span>t, . Itaque nesciu<text:span text:style-name="Default_20_Paragraph_20_Font"><text:span text:style-name="T5">n</text:span></text:span>t,<text:line-break/>sitne ex iis quae necessariae ad ritam sint, an quae necessa-<text:line-break/>riae quidem no<text:span text:style-name="Default_20_Paragraph_20_Font"><text:span text:style-name="T5">n</text:span></text:span> sint, non tamen omnino infimae notae, sed<text:line-break/>. nec an ei pars aliqua princeps condolitura sit, an minime<text:line-break/>per sympathiam aegrota tura, nec an vasorum quae ineo<text:line-break/>continentur, aliquod possit per sanguinis profusionem homi-.<text:line-break/>nem interimere ; nec si quis post nigrum ejus abscissum quod<text:line-break/>iutegtum est vinculo complectatur quo sanguinis proflu-<text:line-break/>vium declinet, an id ipsum periculo ulli sit futurum ; nam<text:line-break/>leni saltem intuitu omentum nervosum videtur, proinde,<text:line-break/>nisi quis exacte naturam ejus habeat compertam , nunquam<text:line-break/>audebit vinculo uti convulsionis metu. Horum quum nihil<text:line-break/>mirifici isti methodici intelligant, ubi nigrum redditum omen-</text:p>
      <text:p text:style-name="P2">tum est, <text:span text:style-name="Default_20_Paragraph_20_Font"><text:span text:style-name="T5">t</text:span></text:span>ane dicere quid agendum sit non possunt. At nos<text:line-break/>non illis similiter inutiles sedebimus, qui quum usum ejus<text:line-break/>pauculum quid animali conferentem substantiamque ejus ex<text:line-break/>membrana tenui ac arteriis venisque compositam sciamus,<text:line-break/>ho<text:span text:style-name="Default_20_Paragraph_20_Font"><text:span text:style-name="T5">r</text:span></text:span>um tameninitia ex maximis orta tum arteriis tum venis<text:line-break/>intelligamus, sanguinis quidem p<text:span text:style-name="Default_20_Paragraph_20_Font"><text:span text:style-name="T5">r</text:span></text:span>ofusionem cavebimus, fym-<text:line-break/>pathiam vero nervorum non timebimus; proinde id quod<text:line-break/>supra nigricans postium est, vinculo excipiemus, quod post<text:line-break/>vinculum est amputabimus , atque ut in imo fine jam com-<text:line-break/>p<text:span text:style-name="Default_20_Paragraph_20_Font"><text:span text:style-name="T5">r</text:span></text:span>ehenfae ventris futurae vinculi sines pendeant, c<text:span text:style-name="Default_20_Paragraph_20_Font"><text:span text:style-name="T5">a</text:span></text:span>rabi-<text:line-break/>mus, quo nimirum facile eas, quum ex vulnere suppu<text:span text:style-name="Default_20_Paragraph_20_Font"><text:span text:style-name="T5">t</text:span></text:span>ante<text:line-break/>ejiciuntur, recipiamus.</text:p>
      <text:h text:style-name="Heading_20_2" text:outline-level="2">Cap. V. </text:h>
      <text:p text:style-name="P36">Ac de reliquis quidem corporis partibus<text:line-break/>dictum abunde fit, nunc de ossibus agendum superest; quan-<text:line-break/>doquidem his quoque de quo nunc agitur, morbus accidit<text:line-break/>- quem unitionis five continuitatis solutionem appellamus.</text:p>
      <text:p text:style-name="P1">Huic cum in hanc inciderit partem, proprium nomen iudi-<text:line-break/>tum est catagma <text:span text:style-name="Default_20_Paragraph_20_Font"><text:span text:style-name="T5">structura, </text:span></text:span>omnibus fere hommibus qui .</text:p>
      <text:p text:style-name="P2">graece loqui norunt tritum; apagma vero <text:span text:style-name="Default_20_Paragraph_20_Font"><text:span text:style-name="T5">abducti</text:span></text:span>o medico-<text:line-break/>rum appellatio propria est, plerisque hominibus inusitatum,<text:line-break/>folent autem ita nominare, quoties ossis finis qua parte ma-<text:line-break/>xitne cum alio articulate committitur abruptus esu Sed et e<text:line-break/>fracturis ipsis quaecunque fracti ossis partes jam prorsus<text:line-break/>separarunt, eas cauledon <text:span text:style-name="Default_20_Paragraph_20_Font"><text:span text:style-name="T5">in scrot</text:span></text:span>i <text:span text:style-name="Default_20_Paragraph_20_Font"><text:span text:style-name="T5">caul</text:span></text:span>i<text:span text:style-name="Default_20_Paragraph_20_Font"><text:span text:style-name="T5">s . modum</text:span></text:span> factas<text:line-break/>dicunt. Patet vero ejusmodi divisionem per transversum<text:line-break/>esse factam , veluti alteram per longitudinem magis esse, in<text:line-break/>qua sane non omnino separantur a fe partes sic affecti ossis,<text:line-break/>fed veluti per rectitudinem finduntur, quod genus fchidace-<text:line-break/>don, <text:span text:style-name="Default_20_Paragraph_20_Font"><text:span text:style-name="T5">id est astulatim</text:span></text:span>, fieri dicere folent. Quidam ex medicis<text:line-break/>iunioribus adeo ambitiose omnes fracturarum differentias pro-<text:line-break/>priis interpreta<text:span text:style-name="Default_20_Paragraph_20_Font"><text:span text:style-name="T5">n</text:span></text:span>tur nominibus , ut etiam aliquam raphano-<text:line-break/><text:span text:style-name="Default_20_Paragraph_20_Font"><text:span text:style-name="T5">r</text:span></text:span> don, <text:span text:style-name="Default_20_Paragraph_20_Font"><text:span text:style-name="T5">id estraphani speciem</text:span></text:span>, vel alphitedon, <text:span text:style-name="Default_20_Paragraph_20_Font"><text:span text:style-name="T5">id est inpolentae<text:line-break/>m</text:span></text:span>o<text:span text:style-name="Default_20_Paragraph_20_Font"><text:span text:style-name="T5">dum</text:span></text:span>, fieri dicant, non contenti oratione quod varie sit<text:line-break/>fractum explicasse. At non Hippocrates hujus fuit lenten-<text:line-break/>selae, sied quoad fieri licuit,. usitatissimis utens nominibus<text:line-break/>. oratione interpretari non est gravatus pon has modo ira-</text:p>
      <text:p text:style-name="P2">cturarum differentias, verum etiam earum quae ih capitis<text:line-break/>ossibus eveniunt. Ac si ad eum modum de omni affectione<text:line-break/>egisset, profecto concisa mihi proposita tractatio fuisset;<text:line-break/>nunc quum plurimorum viam qua sit insistendum indicarit,<text:line-break/>efed quae particulatim sunt agenda, inchoata indefinitaque<text:line-break/>reliquerit, necessum est in illis immoremur, nec tamen in<text:line-break/>ipsis plus iusto, sed quae tradita ab Hippocrate perfecte sunt;<text:line-break/>ea summatim commemoremus ; quibusdam etiam demon-<text:line-break/>ftrationem adjiciamus, quae ab eo citra probationem enun-<text:line-break/>ciala sunt, eorum praeterea quae parum sunt definita quae-<text:line-break/>dam definiamus, .et quae inordinata sunt ea in ordinem dis-<text:line-break/>ponamus ; postremo ex iis quae ille parum lucida reliquit,<text:line-break/>quibusdam lucem addamus. Verum fi in singulis verba ejus<text:line-break/>adscripsero, exposuerit commentarii longitudinem sermo<text:line-break/>noster habebit, nec deerit fortassis aliquis qui immodicam-<text:line-break/>longitudinem noftram merito accusabit,. qui de hac in tertio<text:line-break/>et quarto volumine parum merito est quaestus ; in iis enim</text:p>
      <text:p text:style-name="P4">.. necesse fuit mihi multa Hippocrate ex eo libro qui de ulce-<text:line-break/>ribua inscribitur , loca apponere-, quibus reliquis medicis</text:p>
      <text:p text:style-name="P2">ostenderem, cuiusmodi res^ sit methodo quadam ulcerum<text:line-break/>curationem conscribere. In. libro autem de fracturis quis<text:line-break/>adeo est stupidus ut doctrinam ejus omnem ceu lucidam<text:line-break/>planeque absolutissimam non suspiciat? Quod si quis etiam<text:line-break/>unps alterve dicat parum <text:span text:style-name="Default_20_Paragraph_20_Font"><text:span text:style-name="T5">t</text:span></text:span>e id opus mirari , his oportunissi-<text:line-break/>me respondeatur illud poetae: <text:span text:style-name="Default_20_Paragraph_20_Font"><text:span text:style-name="T5">ho</text:span></text:span>s <text:span text:style-name="Default_20_Paragraph_20_Font"><text:span text:style-name="T5">unum atque alterum<text:line-break/>permitte tabescere, </text:span></text:span>Quaenam igitur sit fracturae curandae<text:line-break/>vera methodus, quamque ipsa rei natura praescribat; jam<text:line-break/>tempestivum dicere videtur, atque hinc sumpto initio. Quo-<text:line-break/>niam fracti offis soluta pa<text:span text:style-name="Default_20_Paragraph_20_Font"><text:span text:style-name="T5">r</text:span></text:span>tium continuitas est, scopas certe<text:line-break/>curationis ipfis saltem primus unitio est; quod si is per asse-<text:line-break/>clarum partium siccitatum perfici posse non videatur, restat<text:line-break/>alter scopas, qui est, ut alterius cujusdam interventu gluti-<text:line-break/>. . netur; qui si nec ipse comparabilis advertitur, insanabilem</text:p>
      <text:p text:style-name="P1">esse affectionem dixeris. Quod igitur coalescere nequeat<text:line-break/>tam durum os quam id quod in juvenibus et adolescentibus<text:line-break/>et in viris multoque magis in senibus cernitur , id profecto<text:line-break/>vel cuivis patere potest. Potest certe illud tantum unitio-</text:p>
      <text:p text:style-name="P3"><text:span text:style-name="Default_20_Paragraph_20_Font"><text:span text:style-name="T8">. </text:span></text:span>nem recipere quod abunde molle est, cujusmodi conspicitur<text:line-break/>in puerulis. Quod autem esta quapiam interveniente Iub-<text:line-break/>-. stantia, ceu glutino quodam agglutinari colligarique secum<text:line-break/>separatae fracti ossis particulae queant, hinc maxime speret<text:line-break/>quispiam. Monstratum est omnem animalis partem pro-<text:line-break/>prium ac simile sibi trahere alimentum. Id si verum est,<text:line-break/>ossium certe idoneum nutrimentum et crassissimum et ma-<text:line-break/>xime terreum quam aliud quoduis nutrimentum i<text:span text:style-name="Default_20_Paragraph_20_Font"><text:span text:style-name="T5">n</text:span></text:span> toto<text:line-break/>animali fuerit. Non .est igitur quod fieri non possit, quod<text:line-break/>ex hoc ipsis proprio alimento redundat, et in labris fractu-<text:line-break/>rae concrescit , fuo ipsius interventu illa quoque congluti-<text:line-break/>net. Quin etiam ita evenire conspicitur sublcribitque spei,<text:line-break/>quam ratio. suppeditet, etiam experientia i<text:span text:style-name="Default_20_Paragraph_20_Font"><text:span text:style-name="T5">psa. </text:span></text:span>Itaque con-<text:line-break/>siderandum deinceps est quanam potissimum ratione corpus<text:line-break/>hoc quod fracturis in<text:span text:style-name="Default_20_Paragraph_20_Font"><text:span text:style-name="T5">n</text:span></text:span>ascitur, quantum qualeque sit pro-<text:line-break/>venire possit. Nam quod nec quantum libet nec qualecun-<text:line-break/>que, fied quod mediocritatem in utroque fervet, requirimus,<text:line-break/>id plane est evidens. Porro hujus symmetriae tum quali-</text:p>
      <text:p text:style-name="P2">tale tum quantitate inventa deinceps est, ut qua maxime<text:line-break/>quis utrumque assequatur, <text:span text:style-name="Default_20_Paragraph_20_Font"><text:span text:style-name="T5">r</text:span></text:span>ationem ipsam quaerat. Sed nec<text:line-break/>. tempus quo effici conveniat, minus necessarium quaefitu est,<text:line-break/>utrumne statim a fractura facta, velut statim in vulneribus<text:line-break/>moliebamur unitionem, ad id commodum tempus nonest,<text:line-break/>fed aptius aliud requirendum. Sane invenias hoc quoque<text:line-break/>sicuti. et reliqua omnia ex ip fa rei natura edoctus. Quae-<text:line-break/>nam igitur est ipfius rei natura? os fractum aliqua paulo<text:line-break/>ante comprehensarum differentiarum. Igitur videamus, num-<text:line-break/>. quid a singulis differentiis aliquid desumi ad ejus curationem</text:p>
      <text:p text:style-name="P1">possit, a caulisormi dicta orsi. Dissident sic a fe in hac<text:line-break/>fracti ossis partes, ut e directo non jaceant. . Quare patet<text:line-break/>primum id esse agendum ut in di<text:span text:style-name="Default_20_Paragraph_20_Font"><text:span text:style-name="T5">r</text:span></text:span>ectum agantur, tum eo- .<text:line-break/>rutu quae. deinceps. funt aliquid geratur. Sane eum suum<text:line-break/>habuerint, si quis ea quae sic .dissident, integrae partis ex-<text:line-break/>amplo usus in contrarium adducat, a qua nimirum cer-<text:line-break/>tissima indicatio transpositionis eorum erit. Fieri enim</text:p>
      <text:p text:style-name="P3">potest ut tum antrorsum tum retrorsum, tum in hanc par-<text:line-break/>tem tum in illam membri facta translatio sit. Quaecun-<text:line-break/>que igitur retrorsum magis sunt acta, ea antrorsum impelli<text:line-break/>convenit; nec minus in alteram quoque fracti ossis partem<text:line-break/>modice ad contrarium retrudi; <text:span text:style-name="Default_20_Paragraph_20_Font"><text:span text:style-name="T5">contra</text:span></text:span> quae antrorsum sunt<text:line-break/>emota , haec rursus ipsa quidem retrorsum , reliquam vero<text:line-break/>partem sensim duci antrorsum. Eodem etiam modo et eo-<text:line-break/>rutn quae ad dextram sunt detorta medicatio est, si ad sini-<text:line-break/>stram ducantur , contraque eorum quae ad sinistram , si mu-<text:line-break/>tentur ad dextram , semper altera parte modice in contra-<text:line-break/>rium acta. Caeterum ru adducendis contrario motu parti-<text:line-break/>..bus, ne quae frangantur earum exstantiae non leve peri-<text:line-break/>culum est; neque enim, veluti in serra desectis visitur,<text:line-break/>laevis est utriusque partis finis. Nam si illae frangantur,<text:line-break/>non poterunt ad amussim secum coaptari fracti ossis fines<text:line-break/>dupliri de causa. Nam sive ipsa fragmenta inter paries<text:line-break/>coniungendas interciderint, non sinent ea quae adaptantur<text:line-break/>fe contingere; sive quid forte ossium extra ceciderit, ne sic</text:p>
      <text:p text:style-name="P3">quidem eorum quae efsi<text:span text:style-name="Default_20_Paragraph_20_Font"><text:span text:style-name="T5">n</text:span></text:span>xeris exacta coniu<text:span text:style-name="Default_20_Paragraph_20_Font"><text:span text:style-name="T5">n</text:span></text:span>ctio erit, sic ut<text:line-break/>pristinam unio<text:span text:style-name="Default_20_Paragraph_20_Font"><text:span text:style-name="T5">n</text:span></text:span>em imitantur, quippe quae solum tum demum<text:line-break/>erit, quum ossis exhaustae lu sinas caritates suerint recon-<text:line-break/>ditae. Quod si semel comminutae perierint necessum est<text:line-break/>inter applicata simul ossa vacans interveniat spatium, in<text:line-break/>quod sanies collecta, atque in tempore putrescens; totum<text:line-break/>pariter membrum secum corrumpet. Atque ob. haec qui-<text:line-break/>dem quae dissident osia, e directo admota esse oportet, quod<text:line-break/>commode certe fieri nequit, citra antitasin, <text:span text:style-name="Default_20_Paragraph_20_Font"><text:span text:style-name="T5">tensionem op-<text:line-break/>positam. </text:span></text:span>Oportet igitur aut manibus , si parvum sit mem-<text:line-break/>suum, aut vinculis circumpositis aut etiam cum instrumentis,<text:line-break/>cujusmodi nos Hippocrates docuit, antitasin ossium facere ;<text:line-break/>postea vero quam abunde retracta suerint, nec ullum fuper-<text:line-break/>sit periculum, nec fe in adducendo tangant, tum in directum<text:line-break/>oppo<text:span text:style-name="Default_20_Paragraph_20_Font"><text:span text:style-name="T5">n</text:span></text:span>ere, .vinculaque remittere ac muscusis. ipsis diducto-<text:line-break/>rum in idem commissionem permittere; sied tu ipsimi quoque<text:line-break/>manibus subservire, ac sicubi aliquid paulum subsultet, .cor-<text:line-break/>rigere atque consonuere, Ab his secundus scopas fuerit,</text:p>
      <text:p text:style-name="P3">ut immotum prorsus membrum consistat, ne quid eorum<text:line-break/>quae essinxeris moveatur, nam ita necesse est ea rursum<text:line-break/>dissidere. Ac si ipsi quidem aegrotanti ut quietudini mem-<text:line-break/>brr prospiciat permiseris, vigilans fortassis p<text:span text:style-name="Default_20_Paragraph_20_Font"><text:span text:style-name="T5">r</text:span></text:span>obe id curave-<text:line-break/>rit, at dormiens membrum movebit Ut igitu<text:span text:style-name="Default_20_Paragraph_20_Font"><text:span text:style-name="T5">r</text:span></text:span> non dor-<text:line-break/>mientis modo hominis, fed etiam ad desidendum, itemque<text:line-break/>quum cubile resternitur surgentis, eorum quae formata sunt<text:line-break/>positura servetur, tuta deligatma complecti fracturam opor-<text:line-break/>tet , quaeque fracti ossis partes secum coarctare ad amu<text:span text:style-name="Default_20_Paragraph_20_Font"><text:span text:style-name="T10">ssim<text:line-break/></text:span></text:span>possit. At vero quum laxior deligatma ossibus moveri per-<text:line-break/>mittat, arctior vero constringendo dolorem exestet, danda<text:line-break/>opera est ut vitato ambarum incommodo utriusque frua-<text:line-break/>mur commodo. ld fiet si quod nimium est declinabimus.<text:line-break/>Ergo nec adeo metare deligatorum debebimus, ut jam com-<text:line-break/>primat, nec adeo astrictam remittere, ut laxa efficiantur.<text:line-break/>Ac si quidem aequalis esset crassitudinis partium quaeque,<text:line-break/>utique latissima fascia esset commodissima, utpote quae<text:line-break/>totum aequaliter coutinenterque ex omni parte fractum os</text:p>
      <text:p text:style-name="P3">complecteretur; sed quoniam id non est, pectori quidem<text:line-break/>latissimam licet circumponas, artubus certe et jugulo non<text:line-break/>potes, sed in talibus utilior est angusta, ut quae nec rugas<text:line-break/>contrahet, et totius partis cui circundata est cutem con-<text:line-break/>tinget ; verum fi paucis complexibus fracturam continet, pa--<text:line-break/>rum tuta est. Quantum igitur securitatis ex angustia de-<text:line-break/>ficis, tantum ei ex iniectionis numero et versus integrum<text:line-break/>deductione est adiiciendum. Sed quoniam deligationum<text:line-break/>quaecu<text:span text:style-name="Default_20_Paragraph_20_Font"><text:span text:style-name="T5">n</text:span></text:span>que citra dolorem carnem constipant coarctant-<text:line-break/>que id vitium habent, ut ex iis partibus quibus pri-<text:line-break/>. mum iniiciuntur succos exprimant in eas in quas ipsae<text:line-break/>sunt finitae reponant atque fingant, non alienum a ratione<text:line-break/>arbitror deligaturae principium super ipfam fracturam iniici,<text:line-break/>abhinc vero ad reliquum membrum dispensari ; etenim qui<text:line-break/>contra deligat, is ab integris ad aegram partem sanguinem<text:line-break/>compellit. . Atqui si ab aegro loco incipiat, lu integ<text:span text:style-name="Default_20_Paragraph_20_Font"><text:span text:style-name="T5">r</text:span></text:span>um<text:line-break/>finiat, non polum rnuoxia ejusmodi deligatur^ in. iis quae<text:line-break/>diximus erit, sied etiam utile quiddam contulerit; quippe</text:p>
      <text:p text:style-name="P3">quum nullam circum fracturam sinet excitari phlegmonen,<text:line-break/>cujus rei curam, ut arbitror, habere in primis oportet.. Peri-<text:line-break/>culum enim est ne tum. ex illa antitafi, quam membrum in<text:line-break/>sinam formam effingentes administravimus, tum vel magis ex<text:line-break/>eo quod causae quae fracturam faciunt, plerumque circuinda-<text:line-break/>tam ossibus carnem constipando contundendoque prius laedunt,<text:line-break/>magnae subsequantur phlegmonae. Nec sane mirer, fi phleg-<text:line-break/>mones quiddam fimile etiam ipfis fractis ossibus ad proportio-<text:line-break/>nem accidat ; etenim etiam quae parum probe sunt curata<text:line-break/>magis humida quam pro natura sua manifeste cernuntur,<text:line-break/>ubi una cum vulnere oris fractura sub aspectus notitiam<text:line-break/>venit. Quin imo nec ossis fphacelus ex alia occasione obo-<text:line-break/>ritur, qui ipse totius ossium substantiae corruptela quaedam<text:line-break/>est. Non igitur negligendum quin totum supervacuum hu-<text:line-break/>midum ex omnibus quae circa fracturam habentur partibus<text:line-break/>exprimas. lucipies itaque ab aegra parte, ac quum bie torve<text:line-break/>circumdederis, inde sanum versus progredieris; siquidem<text:line-break/>qui ita deligat et ah integris ad laborautem partem sanguinis</text:p>
      <text:p text:style-name="P2">confluxum arcet; et quod jam collectum in ea est exprimit.<text:line-break/>Qnum- vero duae partes sint, quae. et recipere aliquid a la-<text:line-break/>borante parte et transmittere ad eam possint quae fuperjacent,<text:line-break/>tum- propter multitudinem tum magnitudinem, ad ambo<text:line-break/>magis sunt habiles; extremae vero propter contrarias con-<text:line-break/>ditiones exiguum quidem aliquid vel recipere vel transmit-<text:line-break/>tere possunt, multum vero nec aegris partibus subministrare<text:line-break/>nec tb ipsis recipere. Quocirca quum duas primas fecerit<text:line-break/>Hippocrates deligaturas , priore quidem tum quod in labo-<text:line-break/>naute parte continetur ad superposita expellit, tum quod<text:line-break/>ex sus confluit repellit; -reliqua vero primis quidem com-<text:line-break/>plexibus, quos super ipsam fracturam facit, itemque fas-<text:line-break/>ciae ad inferna progressu, eo quaedam extrudit; quaedam<text:line-break/>ne quid illinc confluat prohibet. Reliquis deinceps omui-<text:line-break/>bds quibus ab infimis partibus sursum recur<text:span text:style-name="Default_20_Paragraph_20_Font"><text:span text:style-name="T5">r</text:span></text:span>ere deligaturam<text:line-break/>c<text:span text:style-name="Default_20_Paragraph_20_Font"><text:span text:style-name="T5">o</text:span></text:span>nstet , ut eodem loco cum priore finiatur, tum ad lupe-<text:line-break/>- riora <text:span text:style-name="Default_20_Paragraph_20_Font"><text:span text:style-name="T5">r</text:span></text:span>epellit, tum confluxum ab iis prohibet. Muniunt<text:line-break/>igitur ac stabiliunt fractum, nec phlegmonen oriri sinunt</text:p>
      <text:p text:style-name="P2">prima duo lintea, non tamen ea quae dicta funt ad ambos<text:line-break/>hos usus.fatisfaciunt sola. Unde ad eorum quidem tutelam<text:line-break/>Hippocrates praesidium excogitarit, ut splenia una cum ex-<text:line-break/>teriorihus fasciis adhiberentur; quae haec quoque ipsa stabi—<text:line-break/>haut. Ne autem phlegmone oriatur , medicamento quodam<text:line-break/>phlegmonen prohibente uti subat, quale est ceratum humi-<text:line-break/>dum. Haec igitur omnia ratione, ut comprehensum est;<text:line-break/>dictantesunt inventa, et praeter haec ipsa repositionis fi-.<text:line-break/>gura, quae ipsa quoque geminae iudicationi suspicitur priori;<text:line-break/>.quae ex solis communibus notionibus pendet; alteri quae<text:line-break/>. ex curandorum organorum naturali constitutione praestatur.</text:p>
      <text:p text:style-name="P1">Prior igitur eam quae maxime a dolore abest eligendam<text:line-break/>figuram suadet; quo nec phlegmonen pura contrahat, et<text:line-break/>aeger persistere in una ea diutissime immotus possit; Secun-<text:line-break/>da, quae ex: curandorum sumitur natura, arterias, venas;<text:line-break/>nervos et musculos, quam rectissimos poni praeripit. Sed<text:line-break/>et consentiunt inter se hae indicationes quando et rectissima<text:line-break/>cujusque partis figura maxime est a dolore aliena, et quae-</text:p>
      <text:p text:style-name="P3">cunque mdgis quam alia est a dolore libera, ea maxime<text:line-break/>naturalis membro est, brachio quidem angulosa, cruri vero<text:line-break/>quae paulo minus porrecta esu Porro ad dolorem vitam-<text:line-break/>dum non modo naturalis figura cuivis organo, verum etiam<text:line-break/>consuetudo conducere videtur. Atque haec quidem tibi figu-<text:line-break/>. rae, in qua cusiodite membrum conveniat, inveniendae ratio<text:line-break/>est; at cadem iirv emendae figurae ratio est et in antitasi<text:line-break/>et conformatione seu figura. Etenim expedit ut in rectis-<text:line-break/>sima atque a dolore alienissima forma membrum tum ex-<text:line-break/>tendas tum figeres, multoque etiam magis ut sub eadem<text:line-break/>figura tum deliges tum ad quietem reponas. Siquidem sub<text:line-break/>alia deligare , in aliam vero mutare non dolorem modo in-<text:line-break/>citare potest, verum etiam ossa intorquere; nam nisi eorum<text:line-break/>. quae praecepta sunt in commentariis. quos de musculorum<text:line-break/>motibus scripsimus oblivio obrepsit, necesse est ubi figura<text:line-break/>mutatur , alios musculo<text:span text:style-name="Default_20_Paragraph_20_Font"><text:span text:style-name="T5">r</text:span></text:span>um tenui ac velut contractos rotun-<text:line-break/>dari, alios solvi ac remitti. Ergo ubi intenduntur, tum pre-<text:line-break/>mi eos a deligatura est necesse tum ex compressione ipsa</text:p>
      <text:p text:style-name="P3">dolere; ubi vero tensio remittitur ea in parte deligaturam<text:line-break/>esse laxam fracturamqne sulcimento destitui. Horum igitur<text:line-break/>omnium causa tum extendere tum effingere tum deligare tum<text:line-break/>reponere u<text:span text:style-name="Default_20_Paragraph_20_Font"><text:span text:style-name="T5">n</text:span></text:span>a ea figura, quae doloris minimum habeat, prae-<text:line-break/>cipue est studendum. . Atque ad primum quidem opus, quod<text:line-break/>in fracturis molimur, nullum jam relictum est praeceptum.<text:line-break/>Solvere autem ex llippocratis sententia tertio die debebis,<text:line-break/>quofn parte praeter solitum cooperta nec dolor nec pru-<text:line-break/>ritus creatur, nec ejus quod jam infixum fracturae est per-<text:line-break/>fpicatio pr olii beatur, cujus occasione non modo noxius pru-<text:line-break/>ritus quibusdam accidit, sed etiam cutem ex acrimonia saniei<text:line-break/>erosam exulcerari. Iufundendum igitur tantum temperatae<text:line-break/>aquae est quantum ad evocandam ejusmodi saniem est satis.<text:line-break/>Quod si rursus quoque simul modo facies , septimo id a<text:line-break/>primo die facere^ debebis. Apparuerint vero jam omnia,<text:line-break/>modo nihil impediat, phlegmone libera , ac quum pro natu-<text:line-break/>rest statu magis aliquando gracilia. Tum igitur licebit et<text:line-break/>ferulas circumponere et salvere ex majore lutervallo ; nam</text:p>
      <text:p text:style-name="P3">antea, quum phlegmones scop<text:span text:style-name="Default_20_Paragraph_20_Font"><text:span text:style-name="T5">a</text:span></text:span>s vinceret, tutum non erat<text:line-break/>.ferulis premere ; nunc quum ea desiit ac stabilire fracturam<text:line-break/>est opus, sane non incommode Itis utere. Sed et solvere ex<text:line-break/>majore. intervallo licet, non desiderantibus praeterea parti-<text:line-break/>hus saniem excernere. Quin etiam callus felicius itapro-<text:line-break/>venerit; ad callum enim gignendum, sicut dictum est, cogi<text:line-break/>concrescereque aliquid proprii ossium alimenti oportet. -Non<text:line-break/>est igitur hoc a labris fracturae eluendum aut foras evocan-<text:line-break/>dum; quod certe assidua <text:span text:style-name="Default_20_Paragraph_20_Font"><text:span text:style-name="T5">s</text:span></text:span>olutio faciet. At vero nec tanto<text:line-break/>intervallo intermitte<text:span text:style-name="Default_20_Paragraph_20_Font"><text:span text:style-name="T5">n</text:span></text:span>dum, ut nescias quemadmodum fra-<text:line-break/>ctura procedat. Uidimus enim saepe , quum valenter sicca-<text:line-break/>rentur ossa, aegre.p<text:span text:style-name="Default_20_Paragraph_20_Font"><text:span text:style-name="T5">r</text:span></text:span>ovenisse callum Expedit igitur, istis<text:line-break/>tertio vel quarto die modice aquam calidam infundamus,<text:line-break/>hanc metam finiendae perfusionis habentes , quum carnes in<text:line-break/>rubrum tumorem attolluntur Atque in his quidem prius-<text:line-break/>quam subsidere j incipiant deludendum est; contra ubi digeri<text:line-break/>quid volumus , non prius est desistendum quam quod ex.<text:line-break/>perfusione intumuit subsidat. su quibus vero quo minus</text:p>
      <text:p text:style-name="P2">callus in fractura proveniat humiditas abundantior obstat,<text:line-break/>ibi hanc sicca<text:span text:style-name="Default_20_Paragraph_20_Font"><text:span text:style-name="T5">r</text:span></text:span>e , sicut prius est dictum , con venienti deliga-<text:line-break/>tura et perfusione <text:span text:style-name="Default_20_Paragraph_20_Font"><text:span text:style-name="T5">aquae</text:span></text:span> quae vel minima omnino sit vel<text:line-break/>plurima conabimur. Quippe minima, cum prius desistat quam<text:line-break/>aliquid confluat, et qui ad manum humores sunt per spici-<text:line-break/>tum digerit, et. qui in alto sunt modice liquat; expedit au-<text:line-break/>tem ita solvi liquarique ea quae per .deligaturam sunt ex-<text:line-break/>pellenda. Plurima vero discutit plus quam attrahit. Sane<text:line-break/>constat in ea quidem deligatura , quae exprimet, minus esse<text:line-break/>arctandos fasciarum fines ; in ca vero quae ad renutriendum<text:line-break/>est compa<text:span text:style-name="Default_20_Paragraph_20_Font"><text:span text:style-name="T5">r</text:span></text:span>ata, <text:span text:style-name="Default_20_Paragraph_20_Font"><text:span text:style-name="T5">n</text:span></text:span>ec minus hos arctandos et universus cir-<text:line-break/>cumductus laxiores faciendos. Quoniam autem non solum<text:line-break/>quo tempore subveniendum callo gignendo sit, sed etiam<text:line-break/>quo pacto est inventum , reliquum fuerit de universa vi-<text:line-break/>ctus ratione praecipere. Ac quod in principio quidem fit<text:line-break/>tenuissime cibandum , id ubi de propria plilegmonarum<text:line-break/>- curatione agemus dicetur ; dicetur autem et quod venam in-<text:line-break/>cidere interdum oportet, et per ventrem supervacua expel-</text:p>
      <text:p text:style-name="P3">lore. At quo tempore callus gignitur, nutriendum corpus<text:line-break/>est cibis boni succi et qui multum^ nutriant, ex quibus<text:line-break/>provenire succus soleat non solum bonus, fedntiam tenax,<text:line-break/>ex quali fieri callum maxime expedit; quum enim ex scrofa<text:line-break/>humiditate ac tenui. gigni prorsus nequeat, ex crassa vero,<text:line-break/>sed quae fragilis fit ac pinguedinis expers, gigni quidem<text:line-break/>poterit non segnitur, caeterum tempore siccescens friabi-<text:line-break/>stor, atque ita fractioni ob<text:span text:style-name="Default_20_Paragraph_20_Font"><text:span text:style-name="T5">n</text:span></text:span>oxius reddetur. Magnitudo<text:line-break/>calli ea fit senae et ossibus tuto vinculo sit, nee musculos<text:line-break/>tamen comprimat; nam qui minor justo est, hic ossa parum<text:line-break/>reddet tuta, qui major est, dolorem musculis invehet. At-<text:line-break/>tendendum vero diligenter est ut vel promoveatur , si minor<text:line-break/>justo proveniat, vel inhibeatur, si immodice increscat. Sunt<text:line-break/>vero quibus haec efficies tum. ipsius perfusionis quantitas<text:line-break/>tum vero ciborum qualitas et quantitas ac. medicame<text:span text:style-name="Default_20_Paragraph_20_Font"><text:span text:style-name="T5">n</text:span></text:span>torum<text:line-break/>quae illi extrinsecus imponuntur facultates. Ac de perfu-<text:line-break/>sione quidem et victus ratione fupra est dictum. Ex medi-<text:line-break/>camentis vero quaecunque emplafticam substantiam habent,</text:p>
      <text:p text:style-name="P3">ac modice calefaciu<text:span text:style-name="Default_20_Paragraph_20_Font"><text:span text:style-name="T5">n</text:span></text:span>t, ea callos tum promovent tum vero<text:line-break/>augent; quae vero discutiunt, ea magnos jam callos dimi-<text:line-break/>nuunt. Si vero neo augere cestum nec minuere studes, sed<text:line-break/>eo sicut ultro provenit es contentus, medicamento aliquo<text:line-break/>eorum quae eruentis dicuntur adhiberi vulneribus utere,<text:line-break/>quae quum modice siccent, etiam coagulari ac concrescere<text:line-break/>mediocriter callum faciunt. Ac de transversis quidem sta-<text:line-break/>duris haec satisfaciant. De longis vero reliqua omnia ad<text:line-break/>eundem fe habent modum, caeterum comprimendae hae<text:line-break/>magis i<text:span text:style-name="Default_20_Paragraph_20_Font"><text:span text:style-name="T5">n</text:span></text:span> ipfo fracturae loco sunt, tum quod recessit retru-<text:line-break/>demlum introrsus est. Quae vero confracta multifariam sunt,<text:line-break/>potissimum cum ulcere , quemadmodum fieri plurimum sidet,<text:line-break/>iis splenia circumdanda asciae ritu incurva Hippocrates pr ae-<text:line-break/>cepit, eaque vino imbuta tum austero tum nigro aestate<text:line-break/>potissimum. Quippe putrescu<text:span text:style-name="Default_20_Paragraph_20_Font"><text:span text:style-name="T5">n</text:span></text:span>t sive oleo quis utatur sive<text:line-break/>cerato , quum postulent amplius quam reliqua siccari , ut-<text:line-break/>pote vitio ipsi, reliquis majore. Quin etiam medicamenta<text:line-break/>quoque omnia ex siccantium sint numero , sicuti ille praece-<text:line-break/>pit, simul modum ipsum siccationis definiens; etenim ex</text:p>
      <text:p text:style-name="P2">enaemis vocatis ejusmodi esse medicamenta vult. Quod<text:line-break/>si protinus ab initio quis ipsis utatur, tale esse debere enae-<text:line-break/>mum suadet, quod imbui sit aptum. Ac reliqua quidem<text:line-break/>omnis ex .illius praeceptis sunt peragenda , non in iis quae<text:line-break/>dicta sunt modo; verum etiam sive nudatum- os desecari<text:line-break/>ferra postulet; sive fragmenta quaepiam, vel te ipsum ex-<text:line-break/>linere, vel expellenti naturae fublervire oporteat, Deris<text:line-break/>vero qui cruribus supponuntur canalibus quaecunque Hip-<text:line-break/>pocrates addubitavit,.. <text:span text:style-name="Default_20_Paragraph_20_Font"><text:span text:style-name="T11">utendurnne.</text:span></text:span><text:span text:style-name="Default_20_Paragraph_20_Font"><text:span text:style-name="T13">su </text:span></text:span><text:span text:style-name="Default_20_Paragraph_20_Font"><text:span text:style-name="T5">ii</text:span></text:span>s necne, et omnes<text:line-break/>i norunt, et laudandas esse rationes censeo. Quod autem<text:line-break/>neotericis inventum est glossocomon , quo maxime tempore<text:line-break/>gignendi calli utimur, laudandum id quidem quantumaliam<text:line-break/>quamvis ejusmodi machinarum ducimus. Uerum non yide-<text:line-break/>tur id Hippocrates novisse, quamquam alias in instrumentis<text:line-break/>quae usui forent excogitandis non indiligens. . At vero quod<text:line-break/>. cruribus subjicitur instrumentum , recte iis qui post ipsum<text:line-break/>fuere excogilatum est; quod perunicum axem, qui in finem<text:line-break/>machinae ad infernam ejus partem est collocatus contra-</text:p>
      <text:p text:style-name="P2">rium mxum toti membro gemina te<text:span text:style-name="Default_20_Paragraph_20_Font"><text:span text:style-name="T5">n</text:span></text:span>sione efficit. Nomina-<text:line-break/>tur earum altera quae membrum tendit in directum euthy-<text:line-break/>puros ; <text:span text:style-name="Default_20_Paragraph_20_Font"><text:span text:style-name="T5">id</text:span></text:span> e<text:span text:style-name="Default_20_Paragraph_20_Font"><text:span text:style-name="T5">st in rectum proceden</text:span></text:span>s; quae veru prius sursum,<text:line-break/>mox deorsum, ea metaleptice <text:span text:style-name="Default_20_Paragraph_20_Font"><text:span text:style-name="T5">dicitur, quasi translativa</text:span></text:span>m<text:line-break/><text:span text:style-name="Default_20_Paragraph_20_Font"><text:span text:style-name="T5">dixeris;</text:span></text:span> obeuntur ambae per laqueorum circumplexum.<text:line-break/>Porro aptissimus in hunc usum laqueus est, qui duas habeat<text:line-break/>appendices. Hic igitur quum in inferioribus .fracturae par-<text:line-break/>tibus membri iniectus est, euthyporon efficit tensionem, cru-<text:line-break/>ribus ipsius axi circumpositis. Quum vero in superioribus<text:line-break/>fracturae partibus idem laqueus imponitur, metalepticen<text:line-break/>tensionem efficit, abactis ipfius pa<text:span text:style-name="Default_20_Paragraph_20_Font"><text:span text:style-name="T5">r</text:span></text:span>tibus prius sursum, mox<text:line-break/>rursus deorsum ; quippe haec quoque circumdanda axi sunt.<text:line-break/>Porro circumactum ac veluti flexum crurum laquei , quia<text:line-break/>superioribus partibus ad inferiores agitur, per trochleas<text:line-break/>fieri oportet quae in lateribus glottocomi sint politae. Lice-<text:line-break/>hit et felena voces ejusmodi machinam et cum adjectione <text:span text:style-name="Default_20_Paragraph_20_Font"><text:span text:style-name="T5">sic;<text:line-break/></text:span></text:span>falena mechanicum aut glottocomum mechanicum. Verum<text:line-break/>। de instrumentis uberius praecipiemus , quando de luxatorum</text:p>
      <text:p text:style-name="P2">curatione agemus, ubi etiam de varietate deligaturarum<text:line-break/><text:span text:style-name="Default_20_Paragraph_20_Font"><text:span text:style-name="T5">quae superimp</text:span></text:span>o<text:span text:style-name="Default_20_Paragraph_20_Font"><text:span text:style-name="T5">nuntur</text:span></text:span> non minus dicetur. Nunc vero<text:line-break/>postquam de mechanico solone mentionem feci , qui pluri-<text:line-break/>mum cruri commodat tum alias quum reponitur, tum vel<text:line-break/>magis quum aeger cubile mutat, aut etiam e ventre aliquid<text:line-break/>excernit, non abs re suerit, quo nihil tractatione de eo<text:line-break/>desideretur, multo magis illud glottocomum laudare, cujus<text:line-break/>alterum laterum, itemque tahellulam in qua pedem collo-<text:line-break/>. eunt; quo nulli non quadret membri magnitudini, mobilia</text:p>
      <text:p text:style-name="Normal">faciunt. .At de reliquis quidem fracturis haec nosse cum<text:line-break/>iis quae Hippocrates praecipit sat fuerit.</text:p>
      <text:h text:style-name="Heading_20_2" text:outline-level="2">Cap. VI. </text:h>
      <text:p text:style-name="P36">De iis vero quae in capite accidunt, Hsp-<text:line-break/>pocrates certe integrum librum scripsit, ubi omnia praecis<text:line-break/>pit quae in lis sunt agenda, et nos cum huic operi finem</text:p>
      <text:p text:style-name="P4">. imposuerimus , enarranda ejus opera aggrediemur. Ad<text:line-break/>praesens vero, quoniam in his commentariis et quae supra<text:line-break/>ea quae ille dixit funt invente adlicimus, et quae indefinite</text:p>
      <text:p text:style-name="P3">dixit definimus, necesse est primum de caris exciscriis scal-<text:line-break/>pris , quos cycliscos , mox de iis , <text:span text:style-name="Default_20_Paragraph_20_Font"><text:span text:style-name="T5">quo</text:span></text:span>s <text:span text:style-name="Default_20_Paragraph_20_Font"><text:span text:style-name="T5">a lenticulae specie<text:line-break/></text:span></text:span>phacotos nominant, post hos de angustis scapellis, demum<text:line-break/>de medicamentorum usu aliquid dicamus. Ergo de fractu-<text:line-break/>ris calvariae quaedam usque ad diploeu perveniunt, quae-<text:line-break/>dam usque ad internam ossium superficiem , quaedam etiam ,<text:line-break/>simplices fissurae, quaedam contusiones,. quaedam vestigia<text:line-break/>eorum quibus iusiicta plaga est. Quae igitur simplices fis-<text:line-break/>fu<text:span text:style-name="Default_20_Paragraph_20_Font"><text:span text:style-name="T5">s</text:span></text:span>ae ad secundam usque laminam perveniunt, iis. quos<text:line-break/>modo diximus angustis scalpellis indigenti Expedit autem<text:line-break/>hos ut numero multos, ita magnitudine impares esse, necubi<text:line-break/>desit quod operi sit commodissimum; postea vero nudato<text:line-break/>prout fleri Iolet affecto osse, utendum quidem primo latiore,<text:line-break/>fecundo loco eo qui illo est angustior ; mox ita reliquis dein-<text:line-break/>ceps usque ad angustissimum, hoc vero in ipsa diploe est<text:line-break/>utendum. Post haec tum protinus tum ad finem usque sic-<text:line-break/>cis medicamentis est medendum, quae ob id ipsum cepha-<text:line-break/>sica, <text:span text:style-name="Default_20_Paragraph_20_Font"><text:span text:style-name="T5">id est capitalia</text:span></text:span> sunt dicta. Ea componuntur ex iri</text:p>
      <text:p text:style-name="P3">lllyrica et erui farina et manna et aristolochia, et panacis<text:line-break/>radicis cortice, in fumum omnibus quae extergere citra mor-<text:line-break/><text:span text:style-name="Default_20_Paragraph_20_Font"><text:span text:style-name="T5">t</text:span></text:span>um possunt. lp<text:span text:style-name="Default_20_Paragraph_20_Font"><text:span text:style-name="T5">t</text:span></text:span>a namque generatio carnis naturae opus<text:line-break/>est, itaque aegro ad eam rem nihil opus est arte medica: Ut<text:line-break/>autem quae provenit caro coalescat circumhaereatque omni<text:line-break/>ossis parti, id inde maxime eveniet, si neque findes super<text:line-break/>eo sit, nec oleosa quaedam pinguedo. ld igitur est quod<text:line-break/>aegris medici ad carnis productionem praestant, ut tutus<text:line-break/>Iocus siccus sit, tum quaelibet affecti ossis pars plane pura:<text:line-break/>Atque haec quidem omnium fracturarum, quum caro in his<text:line-break/>produci incipit, communia sunt. Ex fracturis vero quae ad<text:line-break/>meningem pervenerunt, si simplex tantum fractu<text:span text:style-name="Default_20_Paragraph_20_Font"><text:span text:style-name="T5">r</text:span></text:span>a sit, jam<text:line-break/>dictis fcapellis angustis utendum.; sin cum contusione aliqua;<text:line-break/>quod coutufum est excidi debebit , idque vel terebellis prius<text:line-break/>in circuitu perforatum, mox deinde scalpris admotis, vel<text:line-break/>protinus ab initio cynismo. Ac quae per terebellam qui-<text:line-break/>dem actio parum tuta est, propterea quod dum audacius</text:p>
      <text:p text:style-name="P3">eam tractant, duram membranam quae ossi substernitur non<text:line-break/>raro violant. Quod vero per cycliscos opus administratur, ne<text:line-break/>id quidem omnino vitio caret, quum quatiat immodice ca-<text:line-break/>put, quod potius quietem postulat. Mihi igitur hic quoque<text:line-break/>placet, si magnae sint fracturae et osia quae fracta sunt, vehe-<text:line-break/>mentor mota cycliscis uti, paucis enim accessibus lenticulatis<text:line-break/>exciforiis locum iacies. Sin firma plurimum ossa sint, forau-<text:line-break/>da terebella sunt. Quidam autem quo minus usquam aber-<text:line-break/>rent, ejusmodi terebellas excogitarunt, quae quod mergi non<text:line-break/>possint, ea abaptistas vocant; circumcurrit enim supra tere-<text:line-break/>bellae cuspidem acutam, rotundum quoddam supe<text:span text:style-name="Default_20_Paragraph_20_Font"><text:span text:style-name="T5">r</text:span></text:span>cilium<text:line-break/>pa<text:span text:style-name="Default_20_Paragraph_20_Font"><text:span text:style-name="T5">r</text:span></text:span>um exstans. Sane expedit complures id genus praepa-<text:line-break/>ratas habere ad omnem calvariae crassitudinem; nam crus-<text:line-break/>siori longior terebra conveniet, voco autem ita cujus fpa- .<text:line-break/>tium , quod inter summam est cuspidem et rotundum super-<text:line-break/>cilium, majus est; tenuiori brevior; est autem hic quoque<text:line-break/>quod interest: luter cuspidem et supercilium minus. Aliqui</text:p>
      <text:p text:style-name="P2">vero, sive illos his timidiores sivetutiores appellem , etiam<text:line-break/>modiolis sunt usu .Tu ver<text:span text:style-name="T15">o</text:span>, efi, .nequo improvisus eorum<text:line-break/>. quae fallere possunt sis luturus,. neque quam sutis est limi-<text:line-break/>dior, commodissime cycliscis utere, et primo quidem ag-<text:line-break/>gressu latioribus, postea angustioribus, donec ad crassam<text:line-break/>meningem perveneris. Ceterum quod .excidi oportet, id<text:line-break/>totum circulo cycliscis nudandum non est, sed ex ea ma-<text:line-break/>xime parte qua fractura est g<text:span text:style-name="Default_20_Paragraph_20_Font"><text:span text:style-name="T5">r</text:span></text:span>avissima. Nam praeter alia<text:line-break/>etiam maxime ipsa ab ossibus vehementer affectis celerrime<text:line-break/>. recedit, adeo ut nullum sit periculum eam, quae jam se-</text:p>
      <text:p text:style-name="Normal">juncta est, tetigisse. Si vero unam semel nudaveris partem,<text:line-break/>ac scalprum qui in cuspide praefixam habet obtusam lae-<text:line-break/>vemque lenticulae speciem, aciem vero per longitudinem<text:line-break/>erectam submiseris , ubi salam partem lenticulae super me-<text:line-break/>ningem statueris , feries malleolo; ac sic calvariam divides.<text:line-break/>Evenient enim ita agentibus quae requirimus omnia. Nam<text:line-break/>tneninx, ne si dormitans quidem quis agat, lata tantum len-</text:p>
      <text:p text:style-name="P3">riculae partu occurrens vulnerari potest, quod sicubi adhae-<text:line-break/>reat calvariae, hujus quoque adhaerentiam innoxie dirimit<text:line-break/>ip<text:span text:style-name="Default_20_Paragraph_20_Font"><text:span text:style-name="T5">t</text:span></text:span>a lenticulae rotunditas ; subsequitur vero praeeuntem eam<text:line-break/>a tergo ipsis scalper calvariam secans. Quare nec qui minus<text:line-break/>cum periculo , nec qui celerius perficiatur furandi modum<text:line-break/>alium invenias. Maxime autem hunc in vehementissimis<text:line-break/>fracturis laudabis, quas utique recentiorum nonnulli medico-<text:line-break/>rum Graece engeifomata et camarofes nominant. Engeifo-<text:line-break/>mala quidem quae in medio fui membranae innituntur;<text:line-break/>camaromata vero quae eundem ipsam partem exaltatam ha-<text:line-break/>be<text:span text:style-name="Default_20_Paragraph_20_Font"><text:span text:style-name="T5">n</text:span></text:span>t, caeterum qua primum ah integris fracturae partibus<text:line-break/>diduci aegra coepit, intro magis recedunt ac membranae<text:line-break/>innituntur. Nam celerrime in talibus quod aegrum est<text:line-break/>totum exciditur; utpote quum promptius subintret lenti-<text:line-break/>culati scalpri finis in iis quae plurimum a naturali fletu<text:line-break/>recesserunt. Quinetiam ostagra aliquibus ossium , quae<text:line-break/>vehementer sunt comminuta, vel exaltatis vel conversis</text:p>
      <text:p text:style-name="P3">ea potissimum parte, ut demittatur Ienticulatum. scalprum,<text:line-break/>praeparabimus. Quo facto succedunt deinceps omnia qui-<text:line-break/>bus est opus cum securitate simul ac celeritate, ut ferme<text:line-break/>dixeris celebre illud dictum in reliquis omnibus probe fe<text:line-break/>habere , <text:span text:style-name="Default_20_Paragraph_20_Font"><text:span text:style-name="T5">Dimidium sueti qui bene c</text:span></text:span>o<text:span text:style-name="Default_20_Paragraph_20_Font"><text:span text:style-name="T5">epit habet</text:span></text:span> , hic vero<text:line-break/>non totius dimidium, sed vel totum vel paulo minus totum<text:line-break/>habeas , ubi lenticulatum scalprum immileris. Atque haec<text:line-break/>optima est fracturarum quae in calvaria sunt chirurgia,<text:line-break/>quantum vero excidere conveniat partis affectae, deinceps<text:line-break/>tibi exponam. Quod vehementer est confractum , id totum<text:line-break/>est auferendum ; si vero ab eo fragmenta quaedam longius<text:line-break/>excurrant, quemadmodum aliquando cernitur accidere, haec<text:line-break/>persequi ad finem <text:span text:style-name="Default_20_Paragraph_20_Font"><text:span text:style-name="T16">non </text:span></text:span>expedit, illud persuasum habentibus,<text:line-break/>minime loturum ut ex eo noxa sequatur usia, modo reliqua<text:line-break/>omnia rite siut peracta. Nos enim non semel aut bis, fed<text:line-break/>plane persaepe sic facientes voti compotes fuimus. Indi- .<text:line-break/>natio vero agendorum lue quoque ex natura ipsarum par-<text:line-break/>tium affectarunt subministrata est. Namdeligaturam, quam</text:p>
      <text:p text:style-name="P2">in aliis fracturis ceu maxime phlegmonas arcentem ratio<text:line-break/>invenit, capiti aptare non.possis; (itaque nec quod assiuit<text:line-break/>reprimere, nec quod in aegris pultibus continetur expri-<text:line-break/>mere queas; sine quibus praesidiis nec reliquorum ossium<text:line-break/>ustum servari sanum potest. Num pone in brachio ad me-<text:line-break/>duliam usque fractum os esse neminemque postea pro sta-<text:line-break/>cturae legibus id deligasse, omnino necessum erit saniem<text:line-break/>non solum quae foris fusi culo et musculis est collecta, sed<text:line-break/>etiam quae in medulla continetur, tum ipsam primum ac<text:line-break/>maxime corrumpere, tum cum ipsa os universum ; quando<text:line-break/>etiam nunc quoque omnibus rite peractis aliquando salia<text:line-break/>contingunt. Quomodo ergo non vel magis in capite ea<text:line-break/>accidant, quum nec deligaturam fracturis convenientem<text:line-break/>admittat et omnis sanies prona feratur sic ut fuper meni<text:span text:style-name="Default_20_Paragraph_20_Font"><text:span text:style-name="T5">a-<text:line-break/></text:span></text:span>gem universa coacervetur st In aliis igitur fracturis deliga-<text:line-break/>tura quum rite adhibetur tantum abest ut supervacuam<text:line-break/>aliquam humiditatem colligi m .laeso osse patiatur, ut etiam<text:line-break/>gracilius quam pro naturali statu membrum reddat. In</text:p>
      <text:p text:style-name="P3">capite vero ratio quae per deligaturam est excogitata nec .<text:line-break/>potest ita tum os ipfum confractum tum quae illi circum-<text:line-break/>sicut siccare; ut neque phlegmouen contrahant, neque pe-<text:line-break/>nitus ullam efficia<text:span text:style-name="Default_20_Paragraph_20_Font"><text:span text:style-name="T5">n</text:span></text:span>t fan<text:span text:style-name="Default_20_Paragraph_20_Font"><text:span text:style-name="T5">t</text:span></text:span>em; nec medicamentum est ullum,<text:line-break/>quod .vel in aliis quidem partibus citra deligaturam os<text:line-break/>fractum, quatenus nunc dictum est , siccum atque asuperva-<text:line-break/>cuis purum reddere valeat. Necessum igitur est nobis pri-<text:line-break/>tuum fracturae aliquid nudare, quo videlicet detergere et<text:line-break/>abluere saniem a meninge liceat; post vero quum phlegmo-<text:line-break/>nes tempus praeteriit omnisque sicca ad unguem sunt, car-<text:line-break/>nem producere ac cicatrice locum includere. Non est hic<text:line-break/>formo nudus <text:span text:style-name="Default_20_Paragraph_20_Font"><text:span text:style-name="T5">rerumque vacuu</text:span></text:span>s, cujusmodi est ille iophista-<text:line-break/>rum, qui operum artis nescii quaerunt cur capitis fractu -<text:line-break/>rae callum non ducant. Ducunt e<text:span text:style-name="Default_20_Paragraph_20_Font"><text:span text:style-name="T5">n</text:span></text:span>im, <text:span text:style-name="Default_20_Paragraph_20_Font"><text:span text:style-name="T5">viri</text:span></text:span> optimi; vosque<text:line-break/>tam dementes estis ut eorum quae non furit ta<text:span text:style-name="Default_20_Paragraph_20_Font"><text:span text:style-name="T5">n</text:span></text:span>quam sint<text:line-break/>causis assig<text:span text:style-name="Default_20_Paragraph_20_Font"><text:span text:style-name="T5">n</text:span></text:span>etis, Novimus enim aliquando sincipitis os<text:line-break/>fractum; quod autem os huic ossi protinus succedit, ternpo-<text:line-break/>ris os vocatur, in quo ipsius squamatim compactas commisi-<text:line-break/><text:span text:style-name="Default_20_Paragraph_20_Font"><text:span text:style-name="T5">t</text:span></text:span>uras esse accidit; in eo luculenta fractura longissime perii-</text:p>
      <text:p text:style-name="P3">nebat, quam ipsisequidem minime contingens, fed tantum<text:line-break/>sincipitis os excindens hominem sanavi sic ut nunc quoque<text:line-break/>multos jam annos vivat. Quod si sincipitis quoque os dimi-<text:line-break/>sissent, putruisset citius quae illi sube<text:span text:style-name="Default_20_Paragraph_20_Font"><text:span text:style-name="T5">r</text:span></text:span>at cerebri membrana<text:line-break/>quam callum fractura duxisset Nam si nulla ex laesis<text:line-break/>partibus sanies intro conflueret, superfluum esset os excin-<text:line-break/>dere. Ergo illi prout solent nugentur. Ego vero in alia<text:line-break/>similiter fe habente fractura cogitaram supernum os diruit-<text:line-break/>tere, ac quod a. lateribus erat quo sanies deflueret, eximere;<text:line-break/>mox quum et crassitudinem ejus et duritiam aestimassem,<text:line-break/>utilius fore judicavi supernum os potius eximere quam ob<text:line-break/>defluxus solicitudi<text:span text:style-name="Default_20_Paragraph_20_Font"><text:span text:style-name="T5">n</text:span></text:span>em cerebrum valenter concutere. Cogi-<text:line-break/>taxi praeterea accidere posse ut si a latere magnum fieret<text:line-break/>in ossibus foramen, promineret fortassis hac parte cerebrum.<text:line-break/>Est porro et in lateribus plurimis in locis etiam nervorum,<text:line-break/>horumque non levis momenti quidam exortus, quum in<text:line-break/>fupcrnis capitis partibus ne minimus quidem usquam oria-<text:line-break/>tur nervus. His admonitus abstinui ab eximendo osse</text:p>
      <text:p text:style-name="P3">quod in latere capitis esset. At callum semper duxit, modo<text:line-break/>rite curaretur. Ac jam quod disquiramus, hoc .fere fu-<text:line-break/>perest, quaenam sit postquam foratum os est tum medica-<text:line-break/>mentorum tum universae diligentiae nostrae praecipua<text:line-break/>omnium ratio, utrumne maxime leniens ac mitigatoria,<text:line-break/>veluti qua nunc plerique utuntur; an quae huic maxime est<text:line-break/>adversa, quae per medicamenta quae vehementissime sic-<text:line-break/>cent perficitur; cujusmodi et Meges Sidonius laudat et civis<text:line-break/>quidam noster semper est usus sic ut etiam emplastrum<text:line-break/>quod Hin vocant illico nudatae ineningi imponeret et super<text:line-break/>hanc foris oximeli. Sane is senex erat fatis exercitatus in<text:line-break/>hac artis parte; caeterum neque alium quempiam his usum<text:line-break/>vidi, nec ipsis uti sum ausus. Tantum tamen testificari<text:line-break/>Eudemo possum , nam id seni nomen erat; magis fuisse ser-<text:line-break/>vatos qui ab illo curabuntur quam qui ab iis qui mitiga- -<text:line-break/>turris utebantur. Aggressus vero fuissem aliquando ipsa<text:line-break/>plurimum experiri ejusmodi curationis rationem, si perpe-<text:line-break/>tuo in Asia ma<text:span text:style-name="Default_20_Paragraph_20_Font"><text:span text:style-name="T5">n</text:span></text:span>sissem, <text:span text:style-name="Default_20_Paragraph_20_Font"><text:span text:style-name="T5">t</text:span></text:span>est quum Romae plurimum agerem,</text:p>
      <text:p text:style-name="P3">civitatis morem sinu scquutus, permissa iis quos chirurgos<text:line-break/>vocant maxima ejusmodi operum parte. Caeterum ipsam<text:line-break/>rei naturam aestimans talem quandam determinationem<text:line-break/>longa nostra. experientia confirmatam conripio. Qui a<text:span text:style-name="Default_20_Paragraph_20_Font"><text:span text:style-name="T5">nui-<text:line-break/></text:span></text:span>tortus meatus dicitur, non siclum usque ad cerebri duram<text:line-break/>membranam pertinet, fied etiam nervum contingit, qui in<text:line-break/>ipsam a cerebro descendit. Is autem quamquam ita politus<text:line-break/>in vicino., tamen vehementissima; sicut dictum prius est,<text:line-break/>medicamenta tolerat. JNilril igitur miri sit, si post foratio-<text:line-break/>tres crassa meninx, antequam notabiliter phlegmone occupe-<text:line-break/>tur , valentissimis gaudeat medicamentis , ceu siccam natura-<text:line-break/>liter substantiam habens..</text:p>
      <text:h text:style-name="P19" text:outline-level="1"><text:bookmark-start text:name="bookmark13"/><text:span text:style-name="Default_20_Paragraph_20_Font">GALENI METHODI MEDENDI<text:line-break/>LIBER V</text:span><text:span text:style-name="Default_20_Paragraph_20_Font"><text:span text:style-name="T15">II</text:span></text:span><text:span text:style-name="Default_20_Paragraph_20_Font">.</text:span><text:bookmark-end text:name="bookmark13"/></text:h>
      <text:h text:style-name="Heading_20_2" text:outline-level="2">Cap. I. </text:h>
      <text:p text:style-name="P36">Medendi methodum; Eugeniane carissime,<text:line-break/>quam olim in Hiqrouis gratiam scribendam susceperam, postea-<text:line-break/>quam illum subito longum iter ingredi coactum non multo<text:line-break/>post diem obiisse nunciatum, ipsi quoque persequi destitimus.<text:line-break/>Tu enim missi conscius es neque hoc me opus neque aliud<text:line-break/>ullum popularis aurae studio fuisse aggressum, fed quo vel<text:line-break/>amicis gratificatur, vel me ipfum simul utilissima ratione ad<text:line-break/>rem propositam exercitorem, simul ad oblivionem lenii,<text:line-break/>ut Plato inquit, commentarios mihi reponerent. Nam mul-</text:p>
      <text:p text:style-name="P2">torum hominum laus commodum ad usus no<text:span text:style-name="Default_20_Paragraph_20_Font"><text:span text:style-name="T5">n</text:span></text:span>nullos i<text:span text:style-name="Default_20_Paragraph_20_Font"><text:span text:style-name="T5">n</text:span></text:span>sim-<text:line-break/>mentum viventibus aliquando est, mortuis certe nihil prod-<text:line-break/>est r.,sicut neque viventium quibusdam. Nam qui vivere<text:line-break/>in tranquillo optarunt ac fructum ex philosophia ceperunt,<text:line-break/>et iis quae corpori curando sufficiunt sunt contenti, iis<text:line-break/>utique impedimento non parvo est apud vulgum fama, ut<text:line-break/>quae eos a rebus pulcherrimis plus jusio tranye<text:span text:style-name="Default_20_Paragraph_20_Font"><text:span text:style-name="T5">r</text:span></text:span>sus aufe-<text:line-break/>rat ; veluti me quoque non ignoras. ab iis quae sunt molesta<text:line-break/>sic <text:span text:style-name="Default_20_Paragraph_20_Font"><text:span text:style-name="T5">n</text:span></text:span>onnunquam taedio affectum ut bono interdum spatio ne<text:line-break/>tangere quidem librum possim. Ego vero haud scio qua ra-<text:line-break/>.tione ab ipsa usque adolescentia mirifice, sive inspiratus, sive<text:line-break/>furore percitus, sive quomodocunque dixisse libet, et vulgi sa-<text:line-break/>mam contempsi et veritatis scientiaeque studio flagrari, nullam<text:line-break/>esse honumbus nec honestiorem nec diviniorem possessio-<text:line-break/>- mem ratus. Atque ideo n<text:span text:style-name="Default_20_Paragraph_20_Font"><text:span text:style-name="T10">ulli</text:span></text:span> librorum meorum nomen<text:line-break/>.meum praescripsi, imo vos, sicut ipse testis es, rogavi ne me<text:line-break/>immodice, ut soletis, apud homines laudaretis, nec nomen</text:p>
      <text:p text:style-name="P3">meum operibus quae proderem infcriberetis. ob haec<text:line-break/>igitur omnia et medendi methodus quam inceperam a me<text:line-break/>est deposita , cum capita inventorum brevibus commentariis<text:line-break/>mihi ipsi scripsissem , nec ullam pleniorem docendi rationem<text:line-break/>etiamnum adjecissem. .Nunc quando et tu et alii ex amicis<text:line-break/>non pauci exigitis quae saepe me opere lu aegris peragere<text:line-break/>vidistis, ut ea in commentarios redigam, adliciam huic<text:line-break/>operi quod reliquum esu</text:p>
      <text:h text:style-name="Heading_20_2" text:outline-level="2">Cap. li.</text:h>
      <text:p text:style-name="P36"><text:s/>Ergo in horum commentariorum tertio,<text:line-break/>quarto, quinto et sexto quemadmodum similarium organi-<text:line-break/>cammque partium communem morbum curari conveniat,<text:line-break/>scripseram , idcirco nimirum ab eo auspicatus, quod et con-<text:line-break/>fpectior reliquis esset et evidenter omnes propemodum prio-<text:line-break/>res medicos, qui certa methodo artem trusere polliciti<text:line-break/>amethodi in ipsis curationibus deprehenduntur, consutaret.<text:line-break/>Nam quum ab Hippocrate discesseris, qui nobis omnium<text:line-break/>salutarium praecepturum semina praebuit, reliquorum certe<text:line-break/>nemo veI conatus est genus hoc morsu methodo curare.</text:p>
      <text:p text:style-name="P3">Postulant autem et quae Hippocrates ipse reliquit non ma-<text:line-break/>Ios agricolas , qui ea tum seminent commode tum augeant<text:line-break/>tum persiciaut. Id autem fecisse ante nos neminem , sed<text:line-break/>plerosque etiam femina quae reliquit corrupisse, iis qui<text:line-break/>animum adverterunt clare monstratum arbitror. Isaque<text:line-break/>hoc morbi genus, vel continuitatis solutionem vel unitio-<text:line-break/>nis, vel qualitercunque est libitum appellare, cuique permi-<text:line-break/>simus ; non enim de nominibus in hoc opere nec in alio<text:line-break/>medicinalium usio laboramus-, fied quo pacto artis maxime<text:line-break/>finem consequamur. Reve<text:span text:style-name="Default_20_Paragraph_20_Font"><text:span text:style-name="T5">r</text:span></text:span>tamur autem nunc ad morbum<text:line-break/>eum qui om<text:span text:style-name="Default_20_Paragraph_20_Font"><text:span text:style-name="T5">n</text:span></text:span>ium est primus qui in similaribus nascitur,<text:line-break/>quibus primum anima<text:span text:style-name="Default_20_Paragraph_20_Font"><text:span text:style-name="T5">n</text:span></text:span>tis lun<text:span text:style-name="Default_20_Paragraph_20_Font"><text:span text:style-name="T5">a</text:span></text:span>tiones referuntur acceptae.<text:line-break/>Siquidem -monstratum lu aliis operibus est quemadmodum<text:line-break/>organicarum quamque partium aliquid agere dicamus, ut<text:line-break/>oculum ridere , aut crus ambulare. Esse enim sicut id<text:line-break/>quod praecipuum est actionis crurum non cruris totius, sed<text:line-break/>musoulosi in eo generis, sic visionem non oculi totius, sed</text:p>
      <text:p text:style-name="P3">crystallini in ipsi, humoris, ac in reliquis quibusque organis<text:line-break/>ad proportionem. Porro ostensum in secundo horum volu-<text:line-break/>minum est gcnus hoc morbi non fusum cognitu esse inaxime<text:line-break/>necessarium, fed etiam neminem ipsum ratione curare posse<text:line-break/>qui prima corporis elementa non norit ; praeterea non in-<text:line-break/>telligere ea, quae dicant nonnullos eorum, qui rationales<text:line-break/>fe nominant, quoties imbecillitatem esse dicunt vel ventri-<text:line-break/>culi , vel intestinorum , vel jecinoris , vel oculorum , veI<text:line-break/>alterius cujuslibet partis. Si .namque ita nominant insu-<text:line-break/>nutatum impotus tiamque ad naturale opus, nihil plus ple-<text:line-break/>bejo intelligunt; quippe quem licere .unias imbecillum sibi<text:line-break/>ventriculum esse , . non enim concoquere eum vel minima<text:line-break/>levissimaque quae sumpsit. Quod si imbecillitatem quae<text:line-break/>est in ventriculo affectum quempiam esse ajunt, interpre-<text:line-break/>dentur quaeso nobis quemnam demum hunc esse volunt,<text:line-break/>quemadmodum in phlegmone fecerunt; nam empirico sat<text:line-break/>suerit, si <text:span text:style-name="Default_20_Paragraph_20_Font"><text:span text:style-name="T5">s</text:span></text:span>ymptomata laborantis partis exposuerit, tumo-<text:line-break/>rem praeter naturam et renixum et pullatorium dolorem et</text:p>
      <text:p text:style-name="P3">te<text:span text:style-name="Default_20_Paragraph_20_Font"><text:span text:style-name="T5">n</text:span></text:span>sio<text:span text:style-name="Default_20_Paragraph_20_Font"><text:span text:style-name="T5">n</text:span></text:span>em et ruborem aliaque id genus, imponitque non-<text:line-break/>nunquam brevitatis docendi causa cunctis simul collectis<text:line-break/>unum nomen , sicuti comprehensis jam phlegmonen. Dog-<text:line-break/>massei vero non idem, sed salam morbi naturam inspiciunt,<text:line-break/>quam - fymptomatum illorum collectio necessario sequitur.<text:line-break/>Siquidem Erasistrato videtur sanguis, qui in arterias inci-<text:line-break/>dit, ubi spiritu impellitur, in finibus darum impactus hae-<text:line-break/>rere idque plllegmo<text:span text:style-name="Default_20_Paragraph_20_Font"><text:span text:style-name="T5">n</text:span></text:span>e esse. At par, arbitror, erat vel Era-<text:line-break/>sistratum ipsum vel aliquem ex sectatoribus ejus simili<text:line-break/>modo affectum qui imbecillitate cujusque pa<text:span text:style-name="Default_20_Paragraph_20_Font"><text:span text:style-name="T5">r</text:span></text:span>tis subest<text:line-break/>interpretari ; ut enim de phlegmone , in quidnam translatus<text:line-break/>naturalis pa<text:span text:style-name="Default_20_Paragraph_20_Font"><text:span text:style-name="T5">r</text:span></text:span>tis status sit explicuit, ita ratio exigebat ut et<text:line-break/>translatio cujusque partis in imbecillitatem ab eo explica-<text:line-break/>retur. Non enim quum secundum naturam est affecta ad<text:line-break/>propriam actionem est imbecilla, sed accessit omnino aliqua<text:line-break/>praeter naturam causa, quae eam dissolvit dejecitque et<text:line-break/>mortuae similem effecit; quam nec Erasistratus dixit, nec</text:p>
      <text:p text:style-name="P3">Herophilus, nec alius quisquam medicorum qui de pri-<text:line-break/>morum corporum natura ausi aliquid pronunciare non sunt.</text:p>
      <text:h text:style-name="Heading_20_2" text:outline-level="2">Cap. HI. </text:h>
      <text:p text:style-name="P37">At immorandum in his diutius non est,<text:line-break/>quum praesertim abunde prius monstratum sit et genus hoc<text:line-break/>morbi utilissimum esse ut a medicis disquiratur, et qui<text:line-break/>commode id sit tractaturus, huic necesse prius esse de ele-<text:line-break/>.mentis considerasse. Itaque qui nobis habendus ferum est,<text:line-break/>is tutus ex prius demonstratis eleme<text:span text:style-name="Default_20_Paragraph_20_Font"><text:span text:style-name="T5">n</text:span></text:span>tis absolvetur, de qui-<text:line-break/>busunum, ut scis, volumen edidimus, quod de elementis<text:line-break/>secundum Hippocratem inscripsimus. Sane eadem opinio<text:line-break/>de corporis natura est turi Diocli tum Mnesitheo tum<text:line-break/>Dieuchi tum Athenaeo tum probatissimis fere quibusque<text:line-break/>medicorum, itidem ut praestantissimis philosophorum, ut<text:line-break/>, qui ex calido , frigido , sicco et humido mixta puteal tum<text:line-break/>alia corpora universa .tum vero animantium lu primis.<text:line-break/>Caeterum ei qui de his omnibus primum pronunciavit de-<text:line-break/>moustravitque j ustum est, arbitror, reddere quod invenit.<text:line-break/>ldeoque et nos ea secundum Hippocratem elementa voca-</text:p>
      <text:p text:style-name="P3">mus, etiamsi maxime Chryfippus Aristotelesve, aut alius<text:line-break/>quispiam medicus philosophusye similiter de iis sit opina-<text:line-break/>tus. Ergo quoniam unaquaeque animalis pars propriam<text:line-break/>actionem edit, quae tantum ab aliarum actionibus diflert<text:line-break/>quantum ipfa pars ab aliis quae illas edunt est diversa; disi-<text:line-break/>fert vero ab aliis pars quaeque eo quod calidior, vel frigi-<text:line-break/>dior, vel humidior, vel siccior sit, aut quod binis horum<text:line-break/>quibuslibet sit affecta, qui tueri actionem vult, hic tempera-<text:line-break/>mentum earum custodiat oportet. Custodiet autum, si id quod<text:line-break/>ad calidius est conversum refrigerabit, quod ad frigidius<text:line-break/><text:span text:style-name="Default_20_Paragraph_20_Font"><text:span text:style-name="T5">inclinatum est</text:span></text:span> calefaciet, quod ad siccius <text:span text:style-name="Default_20_Paragraph_20_Font"><text:span text:style-name="T5">est alteratum</text:span></text:span> hu-<text:line-break/>mactabit; pari modo si quod ad humentius <text:span text:style-name="Default_20_Paragraph_20_Font"><text:span text:style-name="T5">est versum</text:span></text:span> sicca-<text:line-break/>.bit; r<text:span text:style-name="Default_20_Paragraph_20_Font"><text:span text:style-name="T5">a</text:span></text:span>rius quoque si siccab<text:span text:style-name="Default_20_Paragraph_20_Font"><text:span text:style-name="T5">i</text:span></text:span>t pariter a<text:span text:style-name="Default_20_Paragraph_20_Font"><text:span text:style-name="T5">d</text:span></text:span> calefaciet quod<text:line-break/>-humidum est redditum et frigidum, siccabit paritur et refri-<text:line-break/>gerabit quod humidius simul et calidius evasit, et lu reli-<text:line-break/>quis duabus coniugationibus ad proportionem. Semper enim<text:line-break/>pro eo quod exsuperat inducendum eousque contrarium est,<text:line-break/>quoad partem in symmetriam et secundum naturam vindi-<text:line-break/>caveris. <text:span text:style-name="Default_20_Paragraph_20_Font"><text:span text:style-name="T5">lu t</text:span></text:span>umma quidem omnis morbi generis quod in</text:p>
      <text:p text:style-name="P3">similaribus co<text:span text:style-name="Default_20_Paragraph_20_Font"><text:span text:style-name="T5">n</text:span></text:span>sistit, jam dictu mihi mede<text:span text:style-name="Default_20_Paragraph_20_Font"><text:span text:style-name="T5">n</text:span></text:span>di est methodus.<text:line-break/>Quum enim octo earum sint differentiae, veluti in libris de<text:line-break/>morborum differentia est traditum, octo nimirum erunt et<text:line-break/>medendi rationes, quae communem habent scopum altera-<text:line-break/>tionem affectae partis similaris , quandoquidem etiam mor-<text:line-break/>bus ipse ex intemperie et naturalis temperamenti alteratione<text:line-break/>est ortus. At quae particularis medicatio <text:span text:style-name="Default_20_Paragraph_20_Font"><text:span text:style-name="T5">agitur</text:span></text:span> ex his<text:line-break/>duobus procedens conficitur, materiae copia et hujus con-<text:line-break/>gruo usu. Ac medicamentorum quidem copiam tum ex<text:line-break/>libro de simplicium medicamentorum facultatibus tum ex<text:line-break/>ea quae de eorum compositione praecipit methodo haurias<text:line-break/>licebit; eorum quae ad rictus rationem pertinent, riam<text:line-break/>hinc <text:span text:style-name="Default_20_Paragraph_20_Font"><text:span text:style-name="T5">sumimu</text:span></text:span>s. Sed et quemadmodum cujusque partis in-<text:line-break/>temperiem dignoscere oporteat ex tribus i operibus intelli<text:line-break/>gas; primo eo quod de temperamentis, fecundo eo quod<text:line-break/>de partibus affectis, tertio eo quod ars medica inscribitur.<text:line-break/>Non est igitur ad ea quaenunc ordimur iis qui prudentes<text:line-break/>natura sunt, ac cogitationem in primis operibus exercita.</text:p>
      <text:p text:style-name="P3">ru<text:span text:style-name="Default_20_Paragraph_20_Font"><text:span text:style-name="T5">n</text:span></text:span>t multis praeterea opus ; cui neutrum horum adest, huic<text:line-break/>certe ad praesentem disputatio<text:span text:style-name="Default_20_Paragraph_20_Font"><text:span text:style-name="T5">n</text:span></text:span>em non parva re est opus.<text:line-break/>Quod si inpravae doctrinae secta praeterea sit altus, hic<text:line-break/>geminum tempus requirit; alterum, in quo p<text:span text:style-name="Default_20_Paragraph_20_Font"><text:span text:style-name="T5">r</text:span></text:span>avas opiniones<text:line-break/>dediscat, alterum, in quo melioribus se exerceat.</text:p>
      <text:h text:style-name="Heading_20_2" text:outline-level="2">Cap. IV.. </text:h>
      <text:p text:style-name="P36">Sane te scimus et ex iis quae in uniret-<text:line-break/>sum dicta sunt particularia per te invenire posse ; et alioqui<text:line-break/>multos id genus morbos a nobis percuratos vidisse sic ut<text:line-break/>utraque ratione particularium tractationem minus requiras.<text:line-break/>Sed quoniam , ut Plato ait., non possunt quae scripta sunt<text:line-break/>non e manibus excidere, quo, si qua<text:span text:style-name="Default_20_Paragraph_20_Font"><text:span text:style-name="T5">n</text:span></text:span>do liber in alterius non<text:line-break/>exercitatae rationis manus devenerit, facilius hunc doceat<text:line-break/>adlici particularium quaepiam oportet; ex quibus etiam<text:line-break/>protinus clare id quod proxime dixi intelligetur fieri posse,<text:line-break/>ut per te ipsum particularia invenias. Siquidem ipse ea<text:line-break/>per me ipsum omnia investigari, <text:span text:style-name="Default_20_Paragraph_20_Font"><text:span text:style-name="T5">r</text:span></text:span>atione ipsa riam mon-<text:line-break/>strante ; nam si praecepto<text:span text:style-name="Default_20_Paragraph_20_Font"><text:span text:style-name="T5">r</text:span></text:span>es sequutus fuissem , ipse quoque<text:line-break/>ventriculo imbecillis suasissem ut cibis adstringentibus et</text:p>
      <text:p text:style-name="P2">fubamaris uterentur; vino quoque similiter austero, prae-<text:line-break/>ferea absinthio et quod ex mali cotonei conficitur succo,<text:line-break/>aliisque ejusmodi quae devorantur medicamentis. At ve<text:span text:style-name="Default_20_Paragraph_20_Font"><text:span text:style-name="T5">r</text:span></text:span>o<text:line-break/>quod ad ea pertinet quae extrinfecus applicantur, pri-<text:line-break/>mum perfundi ventriculum ex absiuthioet oleo cr udo jussi<text:span text:style-name="Default_20_Paragraph_20_Font"><text:span text:style-name="T5">t-<text:line-break/></text:span></text:span>rem, mox hapsum lanae tum ex iisdem ipsis; tum vero ex<text:line-break/>unguentis melino et mastichino et nardin<text:span text:style-name="Default_20_Paragraph_20_Font"><text:span text:style-name="T5">a</text:span></text:span> imponi; ab iis<text:line-break/>ceratum ex iisdem compositum; post assa medicamenta uti-<text:line-break/>que ceratis valentiora, quae a medicis vocantur epithe-<text:line-break/>mala, ea tum ex dictis unguentis tum ex similibus medi-<text:line-break/>camentis componuntur, in quibus est aromatum quoque<text:line-break/>. multitudo n<text:span text:style-name="Default_20_Paragraph_20_Font"><text:span text:style-name="T5">on</text:span></text:span> parva, spica nardi et amomum et calamus<text:line-break/>aromaticus et iris et ladanum et malobathri solium et styrax<text:line-break/>et bdellium et opobalsamum et balsamum et xylobalfamum<text:line-break/>reliquosque aromatum catalogus. Quod si horum nihil. pro-<text:line-break/>fecisset, commune omnium remedium quibus imbecillitas<text:line-break/>nocet in fine adhibuissem, nempe quod phoenigmum vo-<text:line-break/>eant, qui vel per thapsiam vel sinapi vel tale aliquid exor-</text:p>
      <text:p text:style-name="P3">tatur ; deinde ad usum aquarum sponte nascentium able-<text:line-break/>gassem. Quippe ultra haec empiricus nihil novit, ut et<text:line-break/>commentarii eorum doce<text:span text:style-name="Default_20_Paragraph_20_Font"><text:span text:style-name="T5">n</text:span></text:span>t. Quintus vero iis qui de cru-<text:line-break/>ditate aut inappetentia quererentur, primum quidem exer-<text:line-break/>citarr suadebat, tum edere concoctu quam facillima et non<text:line-break/>multa, quibus haec no<text:span text:style-name="Default_20_Paragraph_20_Font"><text:span text:style-name="T5">n</text:span></text:span> contulissent, cogebatur ipsa quoque<text:line-break/>ad empiricorum dogmate confugere. Nam quis nescit quem-<text:line-break/>admodum calidum, frigidum, humidum et siccum illudere<text:line-break/>sit folitus, balneatorum esse nomina dictitans? sine quibus<text:line-break/>famen methodo curare partium imbecillitatem omnino non<text:line-break/>est. Quare per hos nihil obstitit quominus ego quoque<text:line-break/>eadem institissent via in ejusmodi affectibus sanandis, verum<text:line-break/>ratio me docuit differentes octo imbecilli ventriculi curatio-<text:line-break/>nes. Vidisti igitur et tu quosdam uno die ; vel potitis hora<text:line-break/>frigidae potione curatos, quorum aliis non <text:span text:style-name="Default_20_Paragraph_20_Font"><text:span text:style-name="T5">aquam</text:span></text:span> modo<text:line-break/>dedi fontanam recentem, fed etiam quae nive esset refrige-<text:line-break/>rata, ut Romae praeparare folent, calefacientes prius eam<text:line-break/>praeparationem quam ipsi decoctam vocant, cibos praeterea</text:p>
      <text:p text:style-name="P3">.ad eundem modum refrigeratos identidem me istis permit-<text:line-break/>tere vidisti , in quibus est ec<text:span text:style-name="Default_20_Paragraph_20_Font"><text:span text:style-name="T5">quam</text:span></text:span> melcam <text:span text:style-name="Default_20_Paragraph_20_Font"><text:span text:style-name="T5">v</text:span></text:span>o<text:span text:style-name="Default_20_Paragraph_20_Font"><text:span text:style-name="T5">cant, </text:span></text:span>unus is<text:line-break/>quoque Romae laudaturum ciborum, veluti etiam aphrogala ;<text:line-break/>fed et frigidae facultatis fructus simulter refrigerans iisdem<text:line-break/>dedi, et ptisauam probe coctam pari ratione refrigeratam, alia<text:line-break/>que id genus infinita. In quibus u<text:span text:style-name="Default_20_Paragraph_20_Font"><text:span text:style-name="T5">n</text:span></text:span>am rem mihi proposui<text:line-break/>pisum refrigerationem , vetui autem absinthium et quicquid<text:line-break/>adstringeret contingere , veluti alios rursus similiter are-<text:line-break/>frigerantibus abstinui. Calefeci autem omni ratione vinum<text:line-break/>vetus facultate valde calidum exhibens , cujus maxime ge-<text:line-break/>neris sunt Falernum et Surrentinum , tum nutrimentum ca-<text:line-break/>Iefaciens cum largo pipere. In non<text:span text:style-name="Default_20_Paragraph_20_Font"><text:span text:style-name="T5">n</text:span></text:span>ullis, ut nosti, scopum<text:line-break/>curationis ad siccandum direxi , . dabamque iis tum cibes<text:line-break/>natura siccos ac probe assatos, tum prorsus exiguam potio-<text:line-break/>nem; iniunxi autem et adstringentium omnium usum, quem<text:line-break/>unum qui illis citra rationem medentur norunt. Alium<text:line-break/>vero non pridem, qui jam adeo siccatus. suerat ut forma. .</text:p>
      <text:p text:style-name="P3"><text:span text:style-name="Default_20_Paragraph_20_Font"><text:span text:style-name="T8">. </text:span></text:span>simillimus esset iis qui marasmo marcescunt, limavi, con-<text:line-break/>. transis omnino exhibitis iis quae egregii isti medici fus<text:span text:style-name="Default_20_Paragraph_20_Font"><text:span text:style-name="T5">t</text:span></text:span>e-</text:p>
      <text:p text:style-name="P1">rant. Non enim ex alia occasione eo periculi venerat, quum .<text:line-break/>inter initia exiguam intemperiem ex siccitate quae humectari<text:line-break/>postulabat habuisset, quam quod ii qui eum curandum fus-<text:line-break/>.ceperunt, tum absinthium potandum, tum amaros aspa-<text:line-break/>ragos et bulbos edendos dantes; itemque mala cotonea et<text:line-break/>.cestiana et punica; post quoque ubi venter nihil horum<text:line-break/>continebat, etiam rhois succum bibere cogentes, tum quae<text:line-break/>paulo supra nixi extrinsecus imponentes, paulo minus cor-<text:line-break/>nis madoris expertem reddiderunt, hunc nos sanavimus<text:line-break/>. omni ratione humectantes, ipsique materiam invenientes</text:p>
      <text:p text:style-name="P1">ex ea rnethodo quae in opere de medicamentis est tradita.</text:p>
      <text:h text:style-name="Heading_20_2" text:outline-level="2">Cap. V. </text:h>
      <text:p text:style-name="P37">suam sicuti in libro de demonstrandi inveu-<text:line-break/>tione dixi, numerosis medicorum inter <text:span text:style-name="Default_20_Paragraph_20_Font"><text:span text:style-name="T5">t</text:span></text:span>e dissidiis undique<text:line-break/>confusus, ubi me adiudicandum de his converti, intellexi<text:line-break/>. prius in demonstrativa methodo exercitandum me esse.<text:line-break/>. Quod quum multis deinceps annis fecissem, singula ipsi deg-</text:p>
      <text:p text:style-name="P2">mata subjeci, atque prout inventorum indicatio me ducebat,<text:line-break/>ita curationes institui. Verum enim id non omnes possunt,<text:line-break/>expediet igitur ipsis scribi per octo curationis scopes parti-<text:line-break/>cuiatis materiae comparandae exercitationes, a ventriculo<text:line-break/>rursus sumpto initio, quoniam hujus primum me<text:span text:style-name="Default_20_Paragraph_20_Font"><text:span text:style-name="T5">n</text:span></text:span>tionem<text:line-break/>modo sedimus. Ac sacillimae quidem ad curandum altera-<text:line-break/>tiones funt quae ex calido et frigido consistunt, propterea<text:line-break/>quod maxime activis qualitatibus corriguntur. Aegrius ca-<text:line-break/>t rantur quae in humido siceoque habentur , quod imbecillis<text:line-break/>et, ut sic dicam, magis materialibus qualitatibus eorum<text:line-break/>curatio perficitur, potissimumque quum humectandum esse<text:line-break/>requiritur, ac tempus quidem caloris frigorisque reparandi<text:line-break/>par quodammodo est, securitas tamen impar. Nisi enim<text:line-break/>^cuncta quae ei quod curatur circumdata sunt co<text:span text:style-name="Default_20_Paragraph_20_Font"><text:span text:style-name="T5">r</text:span></text:span>pora va-<text:line-break/>sida plane sint, periculum est ne ah iis quae refrigerent uo-<text:line-break/>xam contrahant non levem. In reliquis duabus qualitati-<text:line-break/>- bus securitas similis est. Tempus curationis in sicca intem-<text:line-break/>pene multo amplius; quippe quod fetuum in sanis est, id</text:p>
      <text:p text:style-name="P2">sicca intemperies est in aegris. Itaque etiam insanabilis est,<text:line-break/>si prorsus fit consummata. Est autem prorsus consummata,<text:line-break/>ubi solida fimilarium .partium substantia reddita est siccior.</text:p>
      <text:h text:style-name="Heading_20_2" text:outline-level="2">Cap. VI.</text:h>
      <text:p text:style-name="P36"><text:s/>Nam est et altera siccitas utique, quum ea<text:line-break/>quorum fubftantia ex humore concreto constat, sicut adeps<text:line-break/>et caro sunt liquata. Etiam tertia, quum propria humi-<text:line-break/>ditas,. unde partes nutriuntur, omnino est absumpta. Con-<text:line-break/>tinetur ea in omnibus animalis partibus, ceu ros quidam<text:line-break/>per eas sparsus , de qua dictum alibi saepe est ; hanc igitur<text:line-break/>-inserere partibus sine nutrimento non est, ideoque disficil-<text:line-break/>.lima est omnium ejusmodi affectuum curatio. Diversis. ab<text:line-break/>iis siccitas est quae in propriis cujusque partis exilibus -<text:line-break/>. arteriis venisque consistit; provenit et haec ex sanguinis<text:line-break/>penuria. Omnibus itaque his siccitatibus maxime contra-<text:line-break/>rius est austerorum .usus, five ea cibi sint sive potiones five<text:line-break/>etiam medicamenta; quippe quae,. si quid in iis superest na-<text:line-break/>ruralis humoris , fid absumunt, partim .ebibentia, partim in</text:p>
      <text:p text:style-name="P2">cavitatem ventris per exiguos meatus exprimentia, partim<text:line-break/>ad continentes partes trudentia. Curabis igitur ipsas, si<text:line-break/>meatus qui contracti sint dilataveris, ac quod in vicinas<text:line-break/>partes est compulsum revellas, praeterea si singulas similares<text:line-break/>partes propria humiditate, humectante nutrimento repleas,<text:line-break/>ut et nos quem hominem memoravimus a medicis exsiccatum<text:line-break/>cu<text:span text:style-name="Default_20_Paragraph_20_Font"><text:span text:style-name="T5">r</text:span></text:span>avimus. Is in ea contrarietate quae in frigido et calido<text:line-break/>consistit <text:span text:style-name="Default_20_Paragraph_20_Font"><text:span text:style-name="T5">n</text:span></text:span>ullam evidenter vincentem habebat i<text:span text:style-name="Default_20_Paragraph_20_Font"><text:span text:style-name="T5">n</text:span></text:span>temperiem,<text:line-break/>nec in uni versu corpore, nec in ventriculo.; siccus tamen<text:line-break/>ec gracilis admodum est redditus, propterea quod ventri-<text:line-break/>culus ejus ex sicca intemperie imbecillus male concoxerat,<text:line-break/>Hujus namque scop<text:span text:style-name="Default_20_Paragraph_20_Font"><text:span text:style-name="T5">a</text:span></text:span>s curationis erat ut humeclaretur tum<text:line-break/>ventriculus tum universum corpus, Quibus autem sigilla-<text:line-break/>tim operationibus quibusque maxime materiis sim usus , ut<text:line-break/>scopi compos essem, disserere praestat. Domum ni parari<text:line-break/>maxime balneo vicinam, qualia multa esse in divitum do-<text:line-break/>mibus non ig<text:span text:style-name="Default_20_Paragraph_20_Font"><text:span text:style-name="T5">n</text:span></text:span>oras; ab hac statim in balneum fuper linteis.</text:p>
      <text:p text:style-name="P2">mane rutuli, utique ne, si ipsis se moveret, tum siccaretur<text:line-break/>-tum antequam tempus commodum esset exsolveretur ; horum<text:line-break/>enim alterum in ipsum affectum confert, alterum moram<text:line-break/>in balneo contrahit. Longissime namque in aqua versari<text:line-break/>hominem expedit; ideoque etiam natationes utiliores sunt<text:line-break/>quam parvi pyeli, <text:span text:style-name="Default_20_Paragraph_20_Font"><text:span text:style-name="T5">id est alve</text:span></text:span>o<text:span text:style-name="Default_20_Paragraph_20_Font"><text:span text:style-name="T5">li</text:span></text:span>, atque ex ipsis natationibus<text:line-break/>potissimum quae propinquae sunt externis foribus, quo<text:line-break/>scilicet issi ab aqua floras nun longa sit via ; nam aerem in<text:line-break/>ita affectis haudquaquam desideramus. Esto autem aqua ad<text:line-break/>unguem temperata; frigidior namque i abditum frigus corpo.-<text:line-break/>ribus infirmis insinuat, calidior autem cogit constringi tque<text:line-break/>tenues meatus ac densat. At nos ipsius coactus remitti,<text:line-break/>laxari ac dilatari postulamus , quod temperatae aquae qua-<text:line-break/>silas praestat, utpote quae jucundissima quum sit, naturam<text:line-break/>ad explicandam se atque ad dulcedinem quam praestat<text:line-break/>quoquoversus extendendam provocat, - contraria videlicet<text:line-break/>ratione iis quae sunt iniucunda; ab lis enim recedit fugitque</text:p>
      <text:p text:style-name="P2">ad profundum. Nihil. itaque mirum est ex offendentium<text:line-break/>contactu stipari, constringi ac durari co<text:span text:style-name="Default_20_Paragraph_20_Font"><text:span text:style-name="T5">r</text:span></text:span>pora, tenuesque eo-<text:line-break/>rum meatus cogi ac densari, contrariisque oblectantibus<text:line-break/>succedere contraria , utique fundi ac molliri corpora , dila-<text:line-break/>tarique meatus. Ab ejusmodi lavacro statim asininum ex-<text:line-break/>hibui lac, fed inducta in ipsam qua jacebat domum asina.<text:line-break/>Quippe sic mihi persuaseram, maxime quidem celeriter ho-<text:line-break/>miuem sanandum, si fieri posset, ut ipfe asinam sugeret, sin<text:line-break/>id gravaretur , .expedire ut quam minimo tempore in aere<text:line-break/>ambiente lac moraretur; proterea quod celerrime mulari sit<text:line-break/>aptum, utique genitalis seminis ritu, quod nec ipsum ali-<text:line-break/>quandiu extra propria vasa, si modo suas vires servabit, uro-<text:line-break/>rari patitur; sed vel in ipsius maris partibus contineri, vel<text:line-break/>ipsius feminae partibus situm esse postulat. Et sane opti-<text:line-break/>mum lac est, si ex ipsis mamillis quis attraxerit, veluti<text:line-break/>Euryphon et Herodotus etProdie<text:span text:style-name="Default_20_Paragraph_20_Font"><text:span text:style-name="T5">n</text:span></text:span>s censent , qui tantam in<text:line-break/>eo ad corpora resicienda fiduciam habuerunt, ut etiam qui</text:p>
      <text:p text:style-name="P2">phthoe contabuerant ex ipsa mulieris papilla lac sugere<text:line-break/>juherent. Uerum quum hoc plurimis non placeat, melius<text:line-break/>est calens adhuc ex mamillis, id in aegri ventriculum quam<text:line-break/>ocissime transsc<text:span text:style-name="Default_20_Paragraph_20_Font"><text:span text:style-name="T5">r</text:span></text:span>re; enimvero optimum ut quod ejusdem<text:line-break/>generis humanum lac est:. Sed quoniam id exhiberi sibi<text:line-break/>ceu pueris plerique <text:span text:style-name="Default_20_Paragraph_20_Font"><text:span text:style-name="T5">r</text:span></text:span>ecusant, utique ceu asinis asininum<text:line-break/>ipsis dari conveniet. ld enim reliquis omnibus ad prope-<text:line-break/>situm affectum est utilius, nam tenuissimum est et minime<text:line-break/>coagulatur, et quoquoversus ocissime in corpus distribuitur.<text:line-break/>Eget autem horum utriusque cui ventriculus laborat, utique<text:line-break/>ne coaguletur, communis commodi gratia, omnibus enim<text:line-break/>id est incommodum ut quoquoversus distribuatur, prbp-<text:line-break/>terea quod et celari nutritione est opus , et quod riae per<text:line-break/>quas alimentum transit jam connivent. Igitur tum lac ip-<text:line-break/>sum per se est his dandum tum etiam mellis tepidi pauxil-<text:line-break/>lutum immiscendum. Mamma vero habenda cura est in<text:line-break/>ejusmodi affectibus de utriusque bonitate. Quod igitur meI<text:line-break/>colore flavo sit et odore stravi , tum purum adeo ut totum</text:p>
      <text:p text:style-name="P3">p<text:span text:style-name="Default_20_Paragraph_20_Font"><text:span text:style-name="T5">o</text:span></text:span>lluceat ac gustanti parum acre iucundissimum que, prae-<text:line-break/>.turea tam sibi cohaerens ut digito ss attollatur, continuum<text:line-break/>sibi nec intercisum ad humum defluat, id omnium est opti-<text:line-break/>unum. Si vero abrumpitur <text:span text:style-name="Default_20_Paragraph_20_Font"><text:span text:style-name="T5">n</text:span></text:span>ec demissum ad terram usque<text:line-break/>continuitatem fervat, id aut crassius jusio estaut tenuis aut<text:line-break/>minime similare. Voco autem anomoeomeres, quod sane<text:line-break/>et <text:span text:style-name="Default_20_Paragraph_20_Font"><text:span text:style-name="T5">n</text:span></text:span>omen ipsum indicat, <text:span text:style-name="Default_20_Paragraph_20_Font"><text:span text:style-name="T5">qu</text:span></text:span>i<text:span text:style-name="Default_20_Paragraph_20_Font"><text:span text:style-name="T5">ppe significat qu</text:span></text:span>o<text:span text:style-name="Default_20_Paragraph_20_Font"><text:span text:style-name="T5">d</text:span></text:span> ex dissimi-<text:line-break/>libns partibus est compositum, Deprehendas autem id, si<text:line-break/>.diligentius inspicias aut crnsfitudines, aut humiditates ha-<text:line-break/>here innatantes, quae nec inter <text:span text:style-name="Default_20_Paragraph_20_Font"><text:span text:style-name="T5">t</text:span></text:span>e si<text:span text:style-name="Default_20_Paragraph_20_Font"><text:span text:style-name="T5">n</text:span></text:span>t similes nec etiam<text:line-break/>toti. Cero<text:span text:style-name="Default_20_Paragraph_20_Font"><text:span text:style-name="T5">t</text:span></text:span>um itaque magis mel est, quod et crassius<text:line-break/>est, et cur tales quaepiam crassitudines innatant. Exere-<text:line-break/>.mentofius vero ac perfici concoquique difficilius tum quod<text:line-break/>totum humidum est, tum in quo multae in partibus<text:line-break/>spar<text:span text:style-name="Default_20_Paragraph_20_Font"><text:span text:style-name="T5">t</text:span></text:span>ae appa<text:span text:style-name="Default_20_Paragraph_20_Font"><text:span text:style-name="T5">r</text:span></text:span>ent humoris guttae; porro in quo vel cerae<text:line-break/>qualitas aliqua, vel propolis, vel id genus alia gustu depre-<text:line-break/>Penditur, adeo non est optimum, ut etiam malum fit, quippe<text:line-break/>nullam penitus alterius oujusquam rei eminentem lu fe con-</text:p>
      <text:p text:style-name="P3">linere qualitatem debeti . Quocirca quod thymum plane<text:line-break/>redolet non probo; est enim id parum consummatum, nec<text:line-break/>plane quodammodo mel, quamquam non ignoro a quibus-<text:line-break/>dam id laudari , eoque fieri ut nonnulli venditores incisum<text:line-break/>thymum illi inliciant, quo id redoleat videaturque esse op-<text:line-break/>timum. Ego tamen quod tam improbe thymum olet non<text:line-break/>laudo, multoque minus fi cui iniectum thymum sit; quod<text:line-break/>autem consulam quandam qualitatem odore gustuve prae fe<text:line-break/>ferat, id non vitupero<text:span text:style-name="Default_20_Paragraph_20_Font"><text:span text:style-name="T5">r</text:span></text:span> Ad eundem modum et lac nullam<text:line-break/>externam qualitatem odore gustuve prae fe ferat, fed esto<text:line-break/>quam dulce, ut solius praecipue lactis est; et sibi continuum<text:line-break/>et prout lacti convenit splendens, super omnia, quoad ejus<text:line-break/>fieri potest, similes habeto partes; namque hanc dotem ve-<text:line-break/>luti mel optimum ad perfectionem non recipit. Quo vero.<text:line-break/>tale lac fiat, et idonea nutrimenta animali suppeditanda<text:line-break/>funt, exercitationibus mediocribus id exercendum, ef pul-<text:line-break/>lus, si quem lactat, auferendus. Quod autum aetatis quoque<text:line-break/>maxime florentis .esse debeat, id neminem latet. Curandum</text:p>
      <text:p text:style-name="P3">item ut quam optime concoquat, contemptis videlicet iis<text:line-break/>qui fi asinis quoque rictus rationem praescribemus ridebunt.<text:line-break/>Si enim Vaeneti et Prasini studiosi sectatores equorum ster-<text:line-break/>cora, quo intelligant quemadmodum alimenta concoxerim,<text:line-break/>odorantur, tanquam ex eo omnem eorum bonam habitudi-<text:line-break/>nem cognituri, multo profecto magis nostrum fuerit pro ho- .<text:line-break/>minis salute nihil tale non prospicere, atque herbas animali<text:line-break/>non admodum humidas foenumque et hordeum mediocre<text:line-break/>objicere; fed nec illa omittere,- ut asinae corpus refrigero-<text:line-break/>tuus et fricemus et detergamus et mundemus. Porro si<text:line-break/>humidiora et electiora et flatus plena excreverit , planum<text:line-break/>profecto est non concoxisse probe ; quare aut detrahendum<text:line-break/>aliquid de alimento est, aut exercitationi aliquid alliciendum,<text:line-break/>aut qualitates immutandae, aut refrigerationis frictionisque<text:line-break/>cura varianda. Sin duriora reddat animalis alvus , ad con-<text:line-break/>traria est inspiciendum, atque illorum aliquid immutandum. .<text:line-break/>. Nam si ego omnia quae consideranda circa animal sunt cu-<text:line-break/>jus lacte usuri sturnus deinceps persequar, totam tuendae</text:p>
      <text:p text:style-name="P3">.sanitatis artem commemorem, quam teneat necesse est quis-<text:line-break/>quis idoneum lac praeparabit; nunc vero dici opus non est,<text:line-break/>. quum alibi de ea traditum sit absolutissime. sed ad pro-<text:line-break/>pofitum revertor. Ac mihi jam rursus memoria repetes<text:line-break/>hominem, qui et lavatus est et lac sumpsit. Hunc itaque<text:line-break/>ad secundam usque lavationem quiescere permittemus, tum<text:line-break/>modice fricabimus et pinguiter utique lac quod sumpsit,<text:line-break/>jam ad unguem confecit, id quod tum ex ructu, tum ven-<text:line-break/>triculi mole licebit coniicere. Modicum vero temporis in-<text:line-break/>ter primam et secundam lavationem intervallum erit, si<text:line-break/>quatuor aut quinque aequinoctialium horarum spatium in-<text:line-break/>tersit, si tertio adhuc lavare paras, sin aliter, plurium. Sa<text:span text:style-name="Default_20_Paragraph_20_Font"><text:span text:style-name="T5">n</text:span></text:span>e<text:line-break/>tertio lavabis, si multis lavationibus suit assuetus , binam-<text:line-break/>que et delectantur et juvantur, fi saepe lavent. Quin etiam<text:line-break/>post quamque lavationem hominem ungemus priusquam se<text:line-break/>vestiat, conducit enim ad renutritionem id quoque, sicut et<text:line-break/>frictio. Reddita vero de horum omnium facultate ratio est<text:line-break/>lu libris qui de sanitate tuenda sunt scripti; non tamen</text:p>
      <text:p text:style-name="P3">inutile fuerit nunc quoque summatim ea repetisse. Nam<text:line-break/>sive cuilibet parti corporis temperatam insundas calidam<text:line-break/>aquam,- sive frices sive laves sive.aliter quomodocunque ca-<text:line-break/>Iefaeias,. idem fieri cernes quod <text:span text:style-name="Default_20_Paragraph_20_Font"><text:span text:style-name="T11">Hippocrates.de </text:span></text:span>iis dixit, qui-<text:line-break/>bus aqua calida desuper insunditur; nam primum attollitur,<text:line-break/>mox gracile efficitur. Ideoque ubi carne implere quodli-<text:line-break/>bet corpus studemus , id eatenus calefaciendum nobis est,<text:line-break/>dum intumescat. Ubi vero .discutere et vacuare cupimus,<text:line-break/>eatenus continuandum est, dum quod prius intumuit subfi-<text:line-break/>dat. Sane qui .ejusmodi operibus praeficitur; folicite at--<text:line-break/>tentus esse debebit, potissimum que ubi carne implere stude- .<text:line-break/>tnr; nam discutiendi certe tempus adeo late patet, ut etiam<text:line-break/>si velis, in eo non aberres; at carne implendi plane praeceps<text:line-break/>est occasio; quum enim primum intumuerit, tum est dest-..<text:line-break/>flendum, at intumescere hoc singulis corporibus suum esu<text:line-break/>Non enim fieri potest ut qui nunc nobis propositus gracilis<text:line-break/>est ita intumescat ut illi qui fani sunt, imo postquam levi-<text:line-break/>terriutumuit, protinus discutitur. itaque attendendum disi-</text:p>
      <text:p text:style-name="P2">gen ter est, ne clam te elabatur propositus temporis articus.<text:line-break/>lus. Sive igitur hominem qui extrema gracilitate est per-<text:line-break/>frices, sufficiat tibi fotus rubori sive laves, fatis esto medio-<text:line-break/>feris calor; siquid ultra peragas, <text:span text:style-name="Default_20_Paragraph_20_Font"><text:span text:style-name="T5">r</text:span></text:span>esolves hominem magis<text:line-break/>quam .nutries. Ungendum vero post lavationem oleo est,<text:line-break/>ne videlicet plus <text:span text:style-name="Default_20_Paragraph_20_Font"><text:span text:style-name="T5">g</text:span></text:span>usto perfpirando discutiatur, sed obsim-<text:line-break/>antur exigua cutis spiramenta. Idem protinus et siccitatis<text:line-break/>remedium fuerit, et adversus incommodum quod ab aere<text:line-break/>ambiente contingit veluti munimentum. Ac siquidem de-<text:line-break/>lectetur lacte, post fecundam quoque. lavationem id exsili<text:line-break/>beluis , sin aliter, ptisanam diligenter coctam, aut alicam<text:line-break/>.ptisanae ritu praeparatam. Hinc ubi rarius quieverit, ad<text:line-break/>tertiam reducendus lavationem est, aut illico ad coenam.<text:line-break/>Sit autem praeparatus issi panis purus, et qui curiose in fur-<text:line-break/>no sit coctus et tum ferme<text:span text:style-name="Default_20_Paragraph_20_Font"><text:span text:style-name="T5">n</text:span></text:span>ti tum falis quod satis est ha-<text:line-break/>buerit. obsonium quoque ex saxatilibus piscibus, aut ex<text:line-break/>albo jure asellus. Praeterea alae testesque gallinacei qui<text:line-break/>lacte fit altus idonei funi, quorum si copia non est, .aliis</text:p>
      <text:p text:style-name="P3">utendum. Ad eundem modum et perdicibus et axibus mou-<text:line-break/>fanis et mollis carnis vescendum. vitanda autem et quae<text:line-break/>palustria sunt et quae carne, sunt dura et, ut paucis ali-<text:line-break/>menti summam complectar, sit id coetu facile et nutriens<text:line-break/>minimeque glutinosum atque exor emen to<text:span text:style-name="Default_20_Paragraph_20_Font"><text:span text:style-name="T5">t</text:span></text:span>um. Porro om-<text:line-break/>urum quos norimus ciborum maxime nutriens suilla caro<text:line-break/>est ; verum non aeque ac praedicta concoctu facilis est, prae-<text:line-break/>terea glutinosum succum crassumque generat. Alioqui nec<text:line-break/>alio esse habitu potest, quod in summo sitinutriens, quippe<text:line-break/>adhaerere id debet et firmiter affigi , non autem prae tenui-<text:line-break/>tale diffluere. Non tamen ad propositum affectum uti hac<text:line-break/>convenit. Si enim nutrimentum ipsum se ipsum concoque-<text:line-break/>ret ac lu partes distribueret, praeterea alendi partibus assi-<text:line-break/>nutaret et quibus alimento plurimo. est opus adhaeresceret,<text:line-break/>proculdubio maxime nutriente cibo esset opus. Verum quo-<text:line-break/>niam non aliud est quod nutrimentum desiderat, aliud quod<text:line-break/>ipsum conficit, sed quod nutrimentum est, ipsum sibi et<text:line-break/>nutrimentum attrahit et mutat et concoquit et admugit et</text:p>
      <text:p text:style-name="P3">assimilat; duplicem scopum cibi eligendi esse dictat, unum<text:line-break/>ipsius cibi natu<text:span text:style-name="Default_20_Paragraph_20_Font"><text:span text:style-name="T5">r</text:span></text:span>am, alterum vires ipsi proprias infitasque.<text:line-break/>Itaque ex his illud patet, nec plane quod maxime nutriat<text:line-break/>optimum esse iis corporibus quae refici magis egent, utpote<text:line-break/>quibus concoquendi facilitas non est; nec etiam quod sacilli-.<text:line-break/>mum concoctu est, quum scilicet ipsum nequeat maxime<text:line-break/>esse nutriens. Quum igitur hae indicationes ex adverso<text:line-break/>pugnent, committendum non est ut dum alterius excessui ni-<text:line-break/>unum sis intentus, alterius omnino oblivisceris, sed utrius-<text:line-break/>que semper memor quoad licetutrumque misceas, quod mihi<text:line-break/>praeceptum ubique memoria teneri velim. Jam vini tum<text:line-break/>qualitatem tum quantitatem memoremus, quod maximam<text:line-break/>ad talia vim habeat, quum uno hoc in potu utendum censeo<text:line-break/>omnibus, quibus refici corpus est opus; modo non fabrici-.<text:line-break/>tenti Esto igitur vinum , quod exempli loco dicatur, quale<text:line-break/>esit Sabinum in Halia, Arsenium vero in Asse ac ut sum-<text:line-break/>ma quadam ac generatim comprehendam, quod aquosum<text:line-break/>quidem alioqui est, caeterum leviter adstringit.- Aquosum</text:p>
      <text:p text:style-name="P3">natura appello vinum quod tenue est .et album et splendi-<text:line-break/>dum et purum et oligophoron, ut Hippocrates nominavit<text:line-break/>Est autem oligophoron, quod fi diluatur, minimam sustinet<text:line-break/>aquae. mixtionem. i Id est sane imbecilliorum et ut in vinis<text:line-break/>aquofissimum; nam quod plurimum aquae in mixtura fusti-<text:line-break/>.net, id tum vehementissimum tum validissimum est. Ejus-<text:line-break/>modi vinum Hippocrates vinc<text:span text:style-name="Default_20_Paragraph_20_Font"><text:span text:style-name="T5">t</text:span></text:span>um nominat. Verum ab hoc<text:line-break/>cavendum est, quoniamimbecillas vires feriat. At quod<text:line-break/>aquosum natura est, caeterum austerum, id percommodum<text:line-break/>-est, quod et ab aquae imbecillitate recessit, et vini noxam</text:p>
      <text:p text:style-name="Normal">.nondum habet. . Ex.his itaque .scopis tum aetatem ejus tum<text:line-break/>..temperamentum inveniat. Quippe quod novellum est, id<text:line-break/>.tum aquosius tum vero imbecillius. quodammodo .est , quam<text:line-break/>ut vino conveniat; adde etiam quod. aegrius concoquitur<text:line-break/>ac magis excrementofum esu Antiquius vero ut vinofius<text:line-break/>.est, ita vehementius est quam ut propositis sit ex usu. Quo-<text:line-break/>circa citius scxto anno nobile Sabinum idonetun no<text:span text:style-name="Default_20_Paragraph_20_Font"><text:span text:style-name="T5">n</text:span></text:span> est,<text:line-break/>quod et diutissime in stomacho ac ventriculo innatet et flu-</text:p>
      <text:p text:style-name="P2">curationes faciat. Nobile voco quod austerum est, non Sabi-<text:line-break/>num modo, verum etiam Adrianum et Albanum et Arfy-<text:line-break/>nium et Titacaxenum, omnisque id genus; dictum namque<text:line-break/>fusius de omnibus vinis scor<text:span text:style-name="Default_20_Paragraph_20_Font"><text:span text:style-name="T5">t</text:span></text:span>um esu Ad hos igitur scopes<text:line-break/>referens etiam mixturam ejus cum aqua temperabis; quin<text:line-break/>etiam exactius coniecturam de jam dictis facies, si vitio-<text:line-break/>rum aquae capita memoria tenueris; porro pendent ea lex<text:line-break/>frigiditate ejus omnia, cujus culpa et in praecordiis diutif-<text:line-break/>sime moratur, et fluctuationes excitat, et in flatum mutatur<text:line-break/>et corrumpitur, et ita ventriculi re<text:span text:style-name="Default_20_Paragraph_20_Font"><text:span text:style-name="T5">s</text:span></text:span>olvit robur , sic ut de-<text:line-break/>terius proinde concoquat; fed nec distribuendo per corpus<text:line-break/>alimento aliquid magnopere conducit. At vero memorato-<text:line-break/>rum vinorum virtutes enarratis jam <text:span text:style-name="Default_20_Paragraph_20_Font"><text:span text:style-name="T5">aquae</text:span></text:span> vitiis adversam<text:line-break/>. quodammodo naturam habent, quum nec inflent p<text:span text:style-name="Default_20_Paragraph_20_Font"><text:span text:style-name="T5">r</text:span></text:span>aecordia,<text:line-break/>imo si magis inflata sint, subsidere faciant, nec ibi moram<text:line-break/>trahant, propter caloris <text:span text:style-name="Default_20_Paragraph_20_Font"><text:span text:style-name="T5">s</text:span></text:span>ymmetriam ; adde quod, cum distri-<text:line-break/>hutionis alas aperiant et pariter impellant, ac nutrimentum</text:p>
      <text:p text:style-name="P3">fursum agant , ad celeritatum distributionis in corpus conda-<text:line-break/>cunti Sunt praeterea boni succi et ad contemperanda con-<text:line-break/>coqueudaque ea quae in ventriculo et venis sunt idonea.<text:line-break/>Jam vires quoque^ organorum adaugent, et expellendis ex-<text:line-break/>crernentis viam faciunt. Eoque fit ut etiam talia vina<text:line-break/>praeter caetera urinas movea<text:span text:style-name="Default_20_Paragraph_20_Font"><text:span text:style-name="T5">n</text:span></text:span>t, quare et ipsa totum corpus<text:line-break/>celeriter transeunt, et impetu cursus sui excrementa secum<text:line-break/>expellunt. Ac dictum quidem alibi diligentius est de rino-<text:line-break/>rum facultate aeque ac ciborum. Convenitque ut qui artem<text:line-break/>methodo tradi sibi studet, proprias omnis mate<text:span text:style-name="Default_20_Paragraph_20_Font"><text:span text:style-name="T5">r</text:span></text:span>iae faenile-<text:line-break/>tes prius praedi diserit, nec eas se in singulis affectibus au-<text:line-break/>dire putet , sed ut simulac curationis tantum speciem norit,<text:line-break/>debitam victus rationem invenire possit. Ego vero iis cou-<text:line-break/>sulens qui veritatis discendae sunt avidi, ejusmodi doctri-<text:line-break/>nam attingere saltem non gravabor, quo qui minus exerci-<text:line-break/>tata ratiocinatione sunt, exemplis e generalibus ad particu-<text:line-break/>laria veluti manuducti descendant. Ergo quod reliquum est</text:p>
      <text:p text:style-name="P2">apponendum; <text:span text:style-name="Default_20_Paragraph_20_Font"><text:span text:style-name="T5">t</text:span></text:span>ropus quantitatis potionis erit ut nec in<text:line-break/>ventriculo inuatet, nec fluctuationis ullius <text:span text:style-name="Default_20_Paragraph_20_Font"><text:span text:style-name="T5">t</text:span></text:span>ensum invehat.<text:line-break/>Ciborum vero potissimum, si fieri potest, ut ne gravent qui—<text:line-break/>dem ipsum, quod cum difficile sit vel fortasse ejusmodi quod<text:line-break/>vitiari in imbecillo ventriculo omnino nequeat proximum est,<text:line-break/>ut quam citissime granis esse desinat, ab hoc tensio inflatio-<text:line-break/>que praecordiorum vitandae iis funi. Quod si tale quip-<text:line-break/>piam primo die inciderit, pro magnitudine symptomatis ad<text:line-break/>proportionem detrahendum postridie de albo est, sin innoxie<text:line-break/>omnia cedunt, paulum adjiciendum. Ad eundem modum et<text:line-break/>in tertio die vel demere vel adlicere co<text:span text:style-name="Default_20_Paragraph_20_Font"><text:span text:style-name="T5">n</text:span></text:span>veniet cum praece-<text:line-break/>dente conferentibus. Atque ita semper omnia pro renu-<text:line-break/>triendi resiciendique ratio<text:span text:style-name="Default_20_Paragraph_20_Font"><text:span text:style-name="T5">n</text:span></text:span>e motionibus, <text:span text:style-name="Default_20_Paragraph_20_Font"><text:span text:style-name="T5">scictionibus</text:span></text:span>, gesta-<text:line-break/>lienibus et ruam balationibus, prout corporis incrementum<text:line-break/>procedit, administrare, etiam reliqua omnia pro refectoria<text:line-break/>vocata ratione abicientibus , quae faue genere a proposita<text:line-break/>ratione non differt , sed in eo quod sub illa totum corpus</text:p>
      <text:p text:style-name="P2">est affectum, sicuti sub hac ventriculus. Accidit autem sic<text:line-break/>affici corpus in diuturnis potissimum morbis, quum nativa<text:line-break/>. cujusque partis humiditas, ex qua prima nutritur, propemo-<text:line-break/>dum omnis exhausta jam est; natu ut solidarum ipsarum<text:line-break/>siccitas corrigatur, id fieri omnino non potest:, sicuti nec<text:line-break/>.renium , veluti in libro de marasmo docuimus; hanc vero^<text:line-break/>.humiditatem, etiam si omnino. sit absumpta, regigni modo<text:line-break/>dicta victus ratione licet. Atque in aliis refectionibus<text:line-break/>ventriculus egregie prae caeteris non afficitur, in prop<text:span text:style-name="Default_20_Paragraph_20_Font"><text:span text:style-name="T5">a</text:span></text:span>ssio<text:line-break/>autem affectu morbus est ipsius ventriculi, tempore vero<text:line-break/>totum corpus, parum probe nutritum macrescit. Couscn-<text:line-break/>laneum igitur est exquisitiorem hos victus rationem requi-<text:line-break/>.rere propter concoctionis imbecillitatem. Caeterum quum<text:line-break/>meliores sunt effecti, transferendi sensim sunt ad renutri-<text:line-break/>toriam refecto.riamque vocatam rictus rationem. Id fiet fi<text:line-break/>pluribus et frictionibus et gestationibus quam ante utemur.<text:line-break/>Mutanda vero interea est et ciborum tum qualitas tum<text:line-break/>quantitas sic ut tum plures cibi tum valentiores quam prins.</text:p>
      <text:p text:style-name="P2">exhibeantur. Ac tempore procedente cum ad sanitatis<text:line-break/>fletum prope ventum jam est, seponenda funt ptisana et<text:line-break/>lac, praeterea sorbitio ex alica ac ad consuetos venieu-<text:line-break/>dum; post etiam pisces detrahendi, nisi in consuetudine<text:line-break/>fuerunt ac volatilibus cibandum , tum suillas carnes esse a<text:line-break/>pedibus in ptisana elixis incipient; post vero etiam imum<text:line-break/>crus recte sumant, ab hoc etiam reliquas partes, primum<text:line-break/>quidem juvenis porcelli, qui si hiems fit, etiam pridie jugu-<text:line-break/>Ietur; nam hesternum quam recens necatum facilius conco-<text:line-break/>quitur. Aestate siit fuerit, si mane immolatus porcellus sit,<text:line-break/>ac circa fotis occasum comedatur; nam quod. in superio-<text:line-break/>.ribus suasimus, quum valentius alimentum vesperi exhi-<text:line-break/>.fiendum censuimus, id semper observare studebimus, utique<text:line-break/>non leve perceptoris commodum iis, qui ita cibabuntur,<text:line-break/>quod sane diligentius inspiciens agnosces ; satius enim est<text:line-break/>a principio rem coepisse. Quoniam qui ita se habent pluri-<text:line-break/>ruo nutrimento indigent, nequeunt autem vel mediocria con-<text:line-break/>coquere, paulatim hos et saepius cibare melius fuerit. At-</text:p>
      <text:p text:style-name="P3">que idcirco fieri, non potest ut femel eos cibasse sit satis,<text:line-break/>fed nec his, quoad sint gracillimi, atque hac de causa ego<text:line-break/>ter eos cibare sum solitus. Verum quando jam manifeste<text:line-break/>meliores facti apparent, etiam bis nutrivisse sit satis. Ergo<text:line-break/>tantam exhiberi primam cibationem est rationale, quanta<text:line-break/>priusquam secunda sumatur, tota prorsus erit concocta. Id<text:line-break/>contingere vale<text:span text:style-name="Default_20_Paragraph_20_Font"><text:span text:style-name="T5">n</text:span></text:span>tiori alimento non potest. Quare primum<text:line-break/>leve ac imbecillum sumendum his est, quo concoquatur ce-<text:line-break/>lerrime et excrementum ejus discedat, et vacuus priusque<text:line-break/>ventriculus secundum excipiat. At quoniam non solum quies<text:line-break/>et somnus , sed et longius tempus hujus naturalem admissi-<text:line-break/>strationem excipit, rationabile est ut valentiores cibi hoc<text:line-break/>maxime tempore offera<text:span text:style-name="Default_20_Paragraph_20_Font"><text:span text:style-name="T5">n</text:span></text:span>tur. Itaque etiam athletae omnes<text:line-break/>sic faciunt, qui eum usum non solum aliqua ratione iuvene-<text:line-break/><text:span text:style-name="Default_20_Paragraph_20_Font"><text:span text:style-name="T5">s</text:span></text:span>unt, sed etiam longa experientia comprobarunt. Sed<text:line-break/>etiam et quod issi faciunt nihil mali sit , sili qui convales-<text:line-break/>centium rictu utuntur etiam faciant ut illico post coenam</text:p>
      <text:p text:style-name="P3">non bibant antequam cibus fuerit co<text:span text:style-name="Default_20_Paragraph_20_Font"><text:span text:style-name="T5">n</text:span></text:span>coctus , siquidem in..<text:line-break/>natant cibi si bibant, ita ut eos ventriculi corpus propter in-<text:line-break/>suppositum humorem non contingat. Verum si sitibundi sue-.<text:line-break/>rint, prohibere eos in totum, ut grave est, itu nec expediens;<text:line-break/>fed tantillum indulgendum quod et molestiam <text:span text:style-name="Default_20_Paragraph_20_Font"><text:span text:style-name="T5">s</text:span></text:span>oletur et si-<text:line-break/>tim levet. Postea vero quam nutrimentum concoxerint,<text:line-break/>abunde bibere sunt sinendi ; nam celerrime, si ile faciant, per<text:line-break/>corpus distribuitur. Mane vero post somnum, quum dejece-<text:line-break/>rint et paulum inambulaverunt, modice fiu<text:span text:style-name="Default_20_Paragraph_20_Font"><text:span text:style-name="T5">n</text:span></text:span>t fricandi. Est<text:line-break/>autem commoderata his frictio quae fit quoad co<text:span text:style-name="Default_20_Paragraph_20_Font"><text:span text:style-name="T5">r</text:span></text:span>pus iuca-.<text:line-break/>.leat, mox gestationibus utendum, dein rursus tum lavandi<text:line-break/>fiu<text:span text:style-name="Default_20_Paragraph_20_Font"><text:span text:style-name="T5">n</text:span></text:span>t tum fricandi, intra meridiem aut plane circa ipsum<text:line-break/>meridiem, quo idoneum ad vespe<text:span text:style-name="Default_20_Paragraph_20_Font"><text:span text:style-name="T5">r</text:span></text:span>am spatium interveniat.<text:line-break/>Quod autem et de domibus in quibus convalescens nutritur,<text:line-break/>habenda in primis cura fit, potissimum ne frigidiores calidio-<text:line-break/>resve justo sint, supervacuum dicere arbitror, pari modo<text:line-break/>et de aliis ejus generis quae invenire sibi quisque sine nostra -<text:line-break/>opera potest, doctus videlicet non sutum ex his quae hic, fed</text:p>
      <text:p text:style-name="P3">etiam quae in opere de sanitate tuenda sunt dicta. Est nam-<text:line-break/>que <text:span text:style-name="Default_20_Paragraph_20_Font"><text:span text:style-name="T5">c</text:span></text:span>o<text:span text:style-name="Default_20_Paragraph_20_Font"><text:span text:style-name="T5">nvalescentium</text:span></text:span> victus ratio quaedam media inter eam<text:line-break/>quae fanorum propria est et quae aegrotantium. Quare dis-<text:line-break/>licite non est ex iis quae de utraque sunt prodita ut per<text:line-break/>se ipsum quis mediam inveniat. -Nam sicut nec aliarum<text:line-break/>rerum, ita nec victus una omnibus species in consuetudine<text:line-break/>est, quum aliis semel esse, aliis bis et aliis citius, aliis ad<text:line-break/>vesperam incepisse cibum. moris sit. Jam cibus ipse aliis<text:line-break/>piscis ut plurimum est, aut denique aliquid ex mari , aliis<text:line-break/>olera magis aut omnino hortensia, aliis poma, aliis legu-<text:line-break/>mina, aliis nuces, <text:span text:style-name="Default_20_Paragraph_20_Font"><text:span text:style-name="T5">alii</text:span></text:span>s <text:span text:style-name="Default_20_Paragraph_20_Font"><text:span text:style-name="T5">al</text:span></text:span>i<text:span text:style-name="Default_20_Paragraph_20_Font"><text:span text:style-name="T5">ud qu</text:span></text:span>i<text:span text:style-name="Default_20_Paragraph_20_Font"><text:span text:style-name="T5">ppiam</text:span></text:span>, aliis quadrupe-<text:line-break/>dum carnes, atque harum aliis aliae, aliis avium , idque<text:line-break/>aliis aliarum. Quin etiam caseo et lacte utuntur nonnulli,<text:line-break/>plurimi quidem in universum caprarum vel boum, quidam<text:line-break/>vero et alio<text:span text:style-name="Default_20_Paragraph_20_Font"><text:span text:style-name="T5">r</text:span></text:span>um animalium. Bibunt quoque alu calidum,<text:line-break/>alii frigidum, et vinum vel copiosum vel parvum velum-<text:line-break/>nino nullum, vel hoc genus vel illud. Ad ea igitur redu-<text:line-break/>cendus quisque est quibus insuevit. Scriptum autem disi-<text:line-break/>genti us de consuetudine seorsum est. Nunc illud dixisse<text:line-break/>abunde sit, non modo in analeptica rictus ratione; sed</text:p>
      <text:p text:style-name="P3">etiam in morbis permultum partem ad materiae alimenti<text:line-break/>medicamentique electionem ex consuetudine . sumi. Ratio<text:line-break/>enim tutum genus magis praecipit, materia cum ex aliis quae<text:line-break/>retuli, tum vero ex consuetudine non minime est sumenda.<text:line-break/>Sed et naturarum inspiciendae sunt proprietates; novi enim<text:line-break/>quosdam qui fi quod vigilantium opus nocte obire scissent<text:line-break/>coacti, dormire praeterea non poterant. illis igitur ut<text:line-break/>.noctu bibant consulendum non est, ne videlicet ea occasione<text:line-break/>vigilare coacti maximam inde noxam sentiant; siccat nam-<text:line-break/>que totum corporis habitum vigilia, coque infestissima est<text:line-break/>ex siccitate laborantibus. Sunt et qui, si ptisanam gestent,<text:line-break/>protinus nauseant, eadem in quibusdam facile acescit. Esse<text:line-break/>vero aliquos qui facile carnem bubulam concoquant, jam<text:line-break/>unum ex publice jactatis est, praeterea alios esse qui ad<text:line-break/>.alios cibos potusque recte fe aut non <text:span text:style-name="Default_20_Paragraph_20_Font"><text:span text:style-name="T5">r</text:span></text:span>ecte habeant Non<text:line-break/>polum autem ex his materiae quae ad rictum pertinet copia<text:line-break/>suggeritur, sed etiam ex regione et tempore. Scriptaque jam</text:p>
      <text:p text:style-name="P3">haec sunt a multis veteribus; qui me praecesserunt, quo<text:line-break/>minus ego-istis insisto;- qui ideo tantum ea commemoro; ne<text:line-break/>quid videlicet sit omissum. Quod vero ab omnibus junio-<text:line-break/>ribus medicis est omissum, id persequar, nempe quemadmo-<text:line-break/>dum affectus corporum methodo curentur, eam methodum<text:line-break/>veteres, ut ante dixi, probe inchoarunt, nemo tamen eo-<text:line-break/>.rum ipsam absolvit. Verum rursus ad propositum redeun-.<text:line-break/>dum. Siccae intemperies ubi solida ipsa corpora conlige-<text:line-break/>sunt, siquidem in una quapiam pa<text:span text:style-name="Default_20_Paragraph_20_Font"><text:span text:style-name="T5">r</text:span></text:span>te consistant, veluti nunc<text:line-break/>lu ventriculo propositum esit, nunquam ad perfectionem fa-<text:line-break/>nabu<text:span text:style-name="Default_20_Paragraph_20_Font"><text:span text:style-name="T5">n</text:span></text:span>tur , nec in eum statum qui a<text:span text:style-name="Default_20_Paragraph_20_Font"><text:span text:style-name="T5">n</text:span></text:span>te morbum fuit rever-<text:line-break/>tentur. Sed quod dici in consuetudine vulgo solet, re ipsa<text:line-break/>edocto., id talibus maxime iutemperautiis accidit, morbum<text:line-break/>ventriculum corripuisse et in reliquam ritam imbecillum<text:line-break/>reddidisse. Nam senum ii ventriculum obtinent priusquam<text:line-break/>consenuerint; quo sit ut facile ex levibus laedantur causis,<text:line-break/>perinde ac senes, nec probe concoquere possint, quo evenit<text:line-break/>ut etiam totum sus corpus deterius fe habeat, Ile vero et</text:p>
      <text:p text:style-name="P3">si alia quavis afficiantur parte, quod si etiam cor morbus<text:line-break/>co<text:span text:style-name="Default_20_Paragraph_20_Font"><text:span text:style-name="T5">r</text:span></text:span>ripiat, celeriter marcescunt, vocatque marasmum ejus-<text:line-break/>modi Philippus ex morbo lenium. Is igitur marasmus brevi<text:line-break/>ad mortem ducit, proxime huic qui a jecino<text:span text:style-name="Default_20_Paragraph_20_Font"><text:span text:style-name="T5">r</text:span></text:span>e est inceptus,<text:line-break/>mox qui a ventriculo, qui ab aliis partibus ortum habet,<text:line-break/>tanto Iane tardius quanto quaelibet harum minoris est prae-<text:line-break/>stantiae quam illae. Si vero leniter cordis corpus siccatum<text:line-break/>sit, sanescunt quidem celeriter, sed plures annos trahunt<text:line-break/>quam qui vehementer sunt laesi. Postea vero et in jeci-<text:line-break/>nore et ventriculo, ceu dictum est, ac in reliquis omnibus ad<text:line-break/>proportionem. At vietus ratio eadem genere est tum in<text:line-break/>hac siccitate tum in illa quae solam eam humilitatem ala-<text:line-break/>sumit, quae solidas nutrit; praeterea etiam in tertia quam<text:line-break/>iupra memoravimus siccitate. Facillima vero omnium fa-<text:line-break/>natu quarta est, in qua venae sunt humoribus inanime. Imo<text:line-break/>talis affectus ut frigiditas habitus magis curatur, quam ut<text:line-break/>siccitas, vel, ut clarius loquar, frigiditatis affectus exsuperat,</text:p>
      <text:p text:style-name="P3">periculumque in ea est. Siccitas fecundum locum obtinet,<text:line-break/>nude et sanatio tum prompta tum celerrima. Siquidem, si<text:line-break/>-biduo quis victus rationem his caute exhibeat, modice ca-<text:line-break/>Iesaciens et tuto nutriens-, statim in tertio pleniorem victum<text:line-break/>citra noxam admittunt, multoque id magis in quarto et<text:line-break/>quinto. Atque hoc fane erat quod Hippocrates praeripit,<text:line-break/>quae multo tempore extenuata corpora sunt, ea segniter<text:line-break/>reficere oportet, quae brevi pauco.</text:p>
      <text:h text:style-name="Heading_20_2" text:outline-level="2">Cap. Vll. </text:h>
      <text:p text:style-name="P36">Sciendum est solidorum corpo<text:span text:style-name="Default_20_Paragraph_20_Font"><text:span text:style-name="T5">r</text:span></text:span>um sicci-<text:line-break/>-talibus, si perdurent, succedere necessario frigiditatem. Nam<text:line-break/>permanere siccitas ipsa per se, non mulata oppositione quae<text:line-break/>-ex calido et frigido consistit, non potest. Celerrime enim ex<text:line-break/>nutriendi delectu refrigerantur partes , propterea quod ex<text:line-break/>calido succo sanguinis nutriuntur. Sed quod inter initia<text:line-break/>dictum est, nunc siccitatis curationem exequuti fumus, et<text:line-break/>quae ab initio sola est contractu, et quam nulla diutissime<text:line-break/>sequuta est notabilis frigiditas. Ergo proximum fuerit sci-<text:line-break/>giditatem illi copulare quae evidentes quidem habeat notas,</text:p>
      <text:p text:style-name="P2">.caeterum magna no<text:span text:style-name="Default_20_Paragraph_20_Font"><text:span text:style-name="T5">n</text:span></text:span> sit. Erit itaque curationis scopus non<text:line-break/>.simplex, ut et prius, quum non modo humectare oportuerit,<text:line-break/>fed etiam ut calefacere. Quare intendendum accurate est<text:line-break/>ad praesidiorum materiam, necubi imprudentes humectam-<text:line-break/>tibus nimium calefacientia adjungamus ; his enim vehemen-<text:line-break/>ter siccandi vis subest. iam vero. quantitas noxae in utra-<text:line-break/>que intemperie ad materiae inventionem potest riam osten-<text:line-break/>. flere, ut jamjam mammae quidem simitatis sanationem modo<text:line-break/>perscripsimus; modice vero adeo accurata ^victus ratione non<text:line-break/>indigent, quandoquidem nec vires ipsis funditus sunt collap-<text:line-break/>sue. Etenim nulla alia de caula difficilis redditur validae<text:line-break/>siccitatis in corpore commoda curatio quam quod refici<text:line-break/>quidem corpus postulat, cibus vero per fe coalescere cum<text:line-break/>eo non potest, fed ejus quod nutritur operam qua praepa-<text:line-break/>retur requirit, quod est imbecillum. Ergo quum id modice<text:line-break/>siccum suerit, propterea quod vires non penitus concide-<text:line-break/>runt, uberius cibare licet, nec periculum est ullum ne a<text:line-break/>modo aberres. Quo magis ipsi de difficillima iirtemperie</text:p>
      <text:p text:style-name="P3">disserere instituimus, ac in ea veluti exemplo studiosos ex-<text:line-break/>ercuimus; hinc namque orsi spsimet ad mediocres siccita-<text:line-break/>tes corrigendas idoneam materiam invenient. Proponatur<text:line-break/>autem nunc siccitas quidem similis priori, copuleturque ei<text:line-break/>frigiditas. Ergo calefacientis materiae admiscendum jam<text:line-break/>dictis tantum erit quantum pars ad frigus inclinavit. Pro-<text:line-break/>ponamus igitur eam prunum modice refrigeratam , ergo iis<text:line-break/>quae paulo ante retulimus , in lactis quidem u<text:span text:style-name="Default_20_Paragraph_20_Font"><text:span text:style-name="T5">s</text:span></text:span>u mel ube-<text:line-break/>rius adficietur. Vinum vero quod quidem ad genus spectat<text:line-break/>idem , caeterum quod minus aquo<text:span text:style-name="Default_20_Paragraph_20_Font"><text:span text:style-name="T5">s</text:span></text:span>um quam prius et plu-<text:line-break/>rium annorum sit dabimus. Quin etiam e<text:span text:style-name="Default_20_Paragraph_20_Font"><text:span text:style-name="T5">s</text:span></text:span>culenta omnia<text:line-break/>calidiora exhibebimus idque non naturalibus modo ip<text:span text:style-name="Default_20_Paragraph_20_Font"><text:span text:style-name="T5">s</text:span></text:span>orum<text:line-break/>temperamentis, verum etiam recentibus qualitatibus. Nar-<text:line-break/>dino praeterea ungendus assidue venter est sic ut nunquam<text:line-break/>remaneat siccus. Sin id unguentum n<text:span text:style-name="Default_20_Paragraph_20_Font"><text:span text:style-name="T5">o</text:span></text:span>n adsit, mastichinum<text:line-break/>satisfecerit, <text:span text:style-name="Default_20_Paragraph_20_Font"><text:span text:style-name="T5">s</text:span></text:span>ed et opobalsamo eum perungas, tum ip<text:span text:style-name="Default_20_Paragraph_20_Font"><text:span text:style-name="T5">s</text:span></text:span>o per<text:line-break/><text:span text:style-name="Default_20_Paragraph_20_Font"><text:span text:style-name="T5">s</text:span></text:span>e, tum vero cum jam dictis mixto. Quod si corp<text:span text:style-name="Default_20_Paragraph_20_Font"><text:span text:style-name="T5">o</text:span></text:span>ri ea<text:line-break/>magis adhaerere studebis, esiam cerae aliquid admiscebis.</text:p>
      <text:p text:style-name="P2">.Si vero jam aer ambiens sit frigidus, alanam ex his imbutam<text:line-break/>impones. Quin etiam Chiam mastichen in opobalfatno .aut<text:line-break/>nardiuo unguento liquans lanam inde madentem ventriculo<text:line-break/>-impones. Sane utilius fuerit si quod madefacies, etiam<text:line-break/>.optima sit purpura, questa est Tyria; nam et adstringi ipsum<text:line-break/>modice et cutis ejus meatus obstrui expedit. Siquidem quae<text:line-break/>rarefactum et laxant, ea tum discutiunt simul tum partes<text:line-break/>frigidis extrinsecus advenientibus obnoxias reddunt; quae<text:line-break/>-vero valentius adstringunt, ea siccant. Unde neque dis<text:span text:style-name="Default_20_Paragraph_20_Font"><text:span text:style-name="T5">o</text:span></text:span>n- -<text:line-break/>flentis esse facultatis decet medicamentum ita affecta corpora<text:line-break/>calefaciens, nec multum habere adstrictionem immixtam.<text:line-break/>-Memineris enim velim tum eorum quae in aegris es con-<text:line-break/>templatus, tum quae in opere de medicam entis es edoctus,<text:line-break/>-acerbam qualitatem sua quidem ipsius facultate et refrigerare<text:line-break/>et siccare, quod si cui valide calefacientium sit admixta, quod<text:line-break/>. ex ambobus compositum est , minus quidem lu calefaciendi<text:line-break/>munere efficere quum alterum , siccando vero non minus<text:line-break/>quum utrumque. Maxime contraria faciunt iis, <text:span text:style-name="Default_20_Paragraph_20_Font"><text:span text:style-name="T5">quae .prae-</text:span></text:span></text:p>
      <text:p text:style-name="P2"><text:span text:style-name="Default_20_Paragraph_20_Font"><text:span text:style-name="T5">e</text:span></text:span>m<text:span text:style-name="Default_20_Paragraph_20_Font"><text:span text:style-name="T5">imu</text:span></text:span>s, nostri temporis medici, qui siccae parti et tabe-<text:line-break/>fcenti compositum saepe medicamentum ex calida et acerba<text:line-break/>materia imponunt. Est autem acerborum nullum modice<text:line-break/>adstringens, ideoque nec modice siccans, quo videlicet ma-<text:line-break/>gis prohibenda ea in jam dictis affectibus fonti At vero si<text:line-break/>emar siccitatis intemperie multa frigiditas sit, sic ut fortius<text:line-break/>calefacere subigat, omnium primum intemperiei genus ad<text:line-break/>memoriam revocabis ; quippe quod omnium gravissimum esse<text:line-break/>oste<text:span text:style-name="Default_20_Paragraph_20_Font"><text:span text:style-name="T5">n</text:span></text:span>dimus, quocirca ad corrigendum quoque esse difficilli-<text:line-break/>mum; multaque solicitudine egere noscas. Abstinere vero<text:line-break/>simili modo a vehementer calidis et acerbis tentabis, sperans<text:line-break/>fore ut longiore tempore per tutiores . sanetur assectus.<text:line-break/>Sunt porro tutiores hae, nam repetere ea quae sunt tam ne-<text:line-break/>cessaria est satius; in nardino unguento solves mastichen Chi-<text:line-break/>ani quam pinguissimam, ac purpura excipie<text:span text:style-name="Default_20_Paragraph_20_Font"><text:span text:style-name="T5">n</text:span></text:span>s uteris. Eritque<text:line-break/>utilius, mesto copia ejus sit, si opobalsamum adieceris. Dau-<text:line-break/>dum praeterea uberius cum lacte mel est, Test detracta prius<text:line-break/>spuma, quo et minus sit excrementofum et magis nutriat.</text:p>
      <text:p text:style-name="P2">Quin etiam mel ipsum decoctum per fe optimum nutri-<text:line-break/>mentum frigido ventriculo est, ita ut calido adversissimum.<text:line-break/>Atque haec ambo meminisse in primis oportet plurimis- me-<text:line-break/>dicis ignote. Ac neque aliquid in frigidis corporibus melle<text:line-break/>magis expetendum, neque in calido magis respuendum.<text:line-break/>Ergo plurimum huic affectui pro nutrimento mel optimum<text:line-break/>esto, sed quod prius super prunas ex quercu viteve ad<text:line-break/>summum candentes suerit decoctum ac prorsus despumatum.<text:line-break/>Vinum autem eligendum semper est.antiquum , coque anti-<text:line-break/>quius quo major fuerit frigiditas. Tum si res postulabit<text:line-break/>totum genus immutandum, ac primum Adrianum, mox Ti-<text:line-break/>martinum aliudve similis generis eligendum, vetera quidem<text:line-break/>omnia, caeterum non adeo ut amara jam sint; siccant enim<text:line-break/>quae amara sunt immodice. Sane optimum medicamentmn<text:line-break/>talibus omnibus sit quo picatores quotidie utuntur. Ergo<text:line-break/>illinere eo totum ventrem conveniet, ac post avelli prius-<text:line-break/>quam refrigeretur , atque hoc si bis uno .die deinceps fece-</text:p>
      <text:p text:style-name="P5"><text:span text:style-name="Default_20_Paragraph_20_Font"><text:span text:style-name="T8">. </text:span></text:span>ris, abunde erit, saepius autem non expedit, quod ita per<text:line-break/>halitum discutias, non sa<text:span text:style-name="Default_20_Paragraph_20_Font"><text:span text:style-name="T5">n</text:span></text:span>guine bono partem impleas, at<text:line-break/>nos ex propinquis locis attrahere, non id quod conti<text:span text:style-name="Default_20_Paragraph_20_Font"><text:span text:style-name="T5">n</text:span></text:span>etur<text:line-break/>discutere studemus. ldem omnibus partibus haud nutritis<text:line-break/>mirificum medicamentum est, si quis eo moderate sciat uti.<text:line-break/>Sed et calefacere ventriculum, ita ut ru qualitate calorem<text:line-break/>ejus non intendas, sied quam maxime naturale ejus tempera-<text:line-break/>mentum tuearis, ac substantiam inaugeas, nec is levissimus est<text:line-break/>lu ejusmodi affectibus sc<text:span text:style-name="Default_20_Paragraph_20_Font"><text:span text:style-name="T5">a</text:span></text:span>porum. Efficit hoc in rictu simul<text:line-break/>cum iis quae prius dieta sunt maxime vinum ; ex iis vero<text:line-break/>quae ventri extrinsecus applicantur carnosus puellus una fio<text:line-break/>accubans ut semper abdomen ejus contingat. Sunt qui<text:line-break/>catellos pingues in hune usum habeant, neque id adversa<text:line-break/>modo valetudine , verum etiam in prospera ; tales itaque<text:line-break/>iis qui propter duritatem quoque solam imbecillum ventri-<text:line-break/>culum habent sunt idonei. Servandumque ante omnia est<text:line-break/>ire puellus humecta sit cute ; qui enim noctu sudore persun-</text:p>
      <text:p text:style-name="P3">duntur, refrigerant potius quam calefaciunt. Nocent prae-<text:line-break/>terea tali affectui et calida fomenta, quaequidem sicca sunt,<text:line-break/>eo quod rorem similarium corporum depascunt, quae hu-<text:line-break/>mida sunt, quod hunc discutiunt, potissimum ubi largius his<text:line-break/>utimur, quod nimis rarum frigorique opportunum corpus<text:line-break/>efficiu<text:span text:style-name="Default_20_Paragraph_20_Font"><text:span text:style-name="T5">n</text:span></text:span>t. Ac de hac intemperiarum coniugatione hactenus<text:line-break/>sit satis.</text:p>
      <text:h text:style-name="Heading_20_2" text:outline-level="2">C ap. VIII. </text:h>
      <text:p text:style-name="P36">At deinceps copiosae, ut propositum est,<text:line-break/>siccitati ju<text:span text:style-name="Default_20_Paragraph_20_Font"><text:span text:style-name="T5">n</text:span></text:span>cta caliditas esto non admodum multa. In ejus-<text:line-break/>modi intemperie primum curationis modum servabimus, sed<text:line-break/>vini vim mellisque copiam diminuentes, non solum non au-<text:line-break/>gentes, ita ut semel prorsus non degustetur; vinum vero ex-<text:line-break/>subeatur quod minime sit antiquum. Jam cibos apponemus<text:line-break/>tepentes, quos mediet lacteos vocare consueverunt; sed si<text:line-break/>aestas sit, fontanos, sed et ventriculum uugemus oleo tum<text:line-break/>omphacino tum melino , ac multo sane magis, si pluscula ea-<text:line-break/>liditas sit, ipsum tum aquofius exhibemus, tum sub eo sci-<text:line-break/>gore quod fontis aqua per medium ver exhibet, illud</text:p>
      <text:p text:style-name="P3">nobis persuadentes, ejusmodi affectum febri proportione<text:line-break/>respondere; nam quod illa vel in toto animali vel in cor-<text:line-break/>pore est, id propositus <text:span text:style-name="Default_20_Paragraph_20_Font"><text:span text:style-name="T5">n</text:span></text:span>unc affectus in ventriculo esu Atque<text:line-break/>ego sitio me una cum praeceptoribus prunum omnium; vi-<text:line-break/>disse hominem quendam maturae aetatis non paucos jam<text:line-break/>men<text:span text:style-name="Default_20_Paragraph_20_Font"><text:span text:style-name="T5">t</text:span></text:span>es vexatum; sied nec eorum quisquam affectum ejus<text:line-break/>intellexit, nec etiam ego; postea vero quum jam medendi<text:line-break/>methodum invenissem., venit missi in mentem hunc utique<text:line-break/><text:span text:style-name="Default_20_Paragraph_20_Font"><text:span text:style-name="T5">illum este allectum</text:span></text:span>, quem olim fueram contemplatus. Ale-<text:line-break/>dius autem est, eum etiam exponere, nam utilis omnino<text:line-break/>erit iis qui audierint non siccus ac fuit mihi. Homo erat<text:line-break/>.quadragenarius, medio, dum recte valebat, crassitudinis et.</text:p>
      <text:p text:style-name="Normal">gracilitatis habitu. Is vehementer sitiebat ac calidam aver-<text:line-break/>fari fe dicebat, quum illi frigidam nemo daret, tametsi hanc<text:line-break/>impense flagitabat , febricitare tamen medicis non ridebatur,<text:line-break/>et ventriculus quae sump<text:span text:style-name="Default_20_Paragraph_20_Font"><text:span text:style-name="T5">s</text:span></text:span>erat tribus aut qua<text:span text:style-name="Default_20_Paragraph_20_Font"><text:span text:style-name="T5">t</text:span></text:span>tuor horis<text:line-break/>post exceruebat, simul cum potione Itaque gracilis jam<text:line-break/>effectus erat; ac periculo propinquus, minime videlicet adju-</text:p>
      <text:p text:style-name="P3">tus ab austeris acerhisque tum cibis tum medicamentis.<text:line-break/>Sumebat vero et post cibum ausierum vinum is homo, quum<text:line-break/>nec ultra sitim toleraret, ac, ut ajebat, mori mallet quam<text:line-break/>in cruciatu vivere. Aquam frigidum simul multam super<text:line-break/>cibum hauriens protinus sitire destitit , paulo vero post plu-<text:line-break/>rimum evomuit. Abhinc horrorem in toto corpore feudi,<text:line-break/>pluraque operimenta poposcit, quum prius omnia abiiceret,<text:line-break/>tunc igitur reliquum totum diem quo id fecit noctemque<text:line-break/>totum in quiete egit, cooperimentis fe scvens. Venter vero<text:line-break/>circa mediam noctem femel exercuit quae mediocriter erant<text:line-break/>coacta; itaque nec siticulosus p<text:span text:style-name="Default_20_Paragraph_20_Font"><text:span text:style-name="T5">r</text:span></text:span>aeterea erat postero die,<text:line-break/>tum coloratior multo tum firmior est effectus. Ac delibe-<text:line-break/>rant jam medici au hominem lavere expediret, alii quidem<text:line-break/>suadentes, assi dissuadentes, vicit autem sententia eorum qui<text:line-break/>lavare <text:span text:style-name="Default_20_Paragraph_20_Font"><text:span text:style-name="T5">suaserunt. </text:span></text:span>Itaque etiam lavatus citra offensam est,<text:line-break/>ac modice cibatus, tum melius ei quam pr iule venter con-<text:line-break/>coxit. Questus autem est quod difficulter trausglutiret,</text:p>
      <text:p text:style-name="P2">visumque omnibus est propter vomitum, qui praeter consue-<text:line-break/>tudinem inciderat, vellicatam illi gulam fuisse ac proinde<text:line-break/>male Labere. Caeterum ut etiam sequutis diebus symptoma<text:line-break/>permansit, constabat nobis omnibus ventriculi imbecillitatem<text:line-break/>esse sanatam, gulam autem esse perfrigeratarn. Nec fa<text:span text:style-name="Default_20_Paragraph_20_Font"><text:span text:style-name="T5">n</text:span></text:span>e<text:line-break/>i mirandum eruti, si potione illa. quod immestice calefactum<text:line-break/>erat, ad symmetriam est reversum et quod mediocriter cale-<text:line-break/>hat, fuisse refrigeratum. Caeterum gulam ejus nemo potuit<text:line-break/>sanare, <text:span text:style-name="Default_20_Paragraph_20_Font"><text:span text:style-name="T5">t</text:span></text:span>ed vitio in vitium mutato tandem mortuus est. Alium<text:line-break/>vero huic similem non paucis annis post nidi , quum omnem<text:line-break/>ventriculi intemperiem dig<text:span text:style-name="Default_20_Paragraph_20_Font"><text:span text:style-name="T5">n</text:span></text:span>oscere jam possem, visum igitur<text:line-break/>est missi statim majore conatu refrigerandum esse priusquam<text:line-break/>homo magis extenuatus simile quippiam priori ex refrigera-<text:line-break/>tione pateretur. Tutius igitur viscum est primum, refrige-<text:line-break/>rantia medicamenta quae praecordiis imponu<text:span text:style-name="Default_20_Paragraph_20_Font"><text:span text:style-name="T5">n</text:span></text:span>tur experiri.<text:line-break/>Quo ita facto aestus sane ventriculi est remissus , caeterum<text:line-break/>homo suspicanti similiter respirabat, tanquam aegre totum</text:p>
      <text:p text:style-name="P3">thoracem moveret. Quin ipse quoque interrogatus talem<text:line-break/>quampiam sentire se affectionem fatebatur. Adverti itaque<text:line-break/>illi transversum septum refrigeratum esse , proindeque ab-<text:line-break/>jectis refrigeraturus fovi locum oleo calido. Quum autem<text:line-break/>respiratio statim naturalem motus sui ordinem recepisset a<text:line-break/>fovendo destiti, statui autem hominem longiore spatio mo-<text:line-break/>derate refrigerare. Ergo et quae extrinsecus refrigeratoria<text:line-break/>applicui rutra magis imposui, a septo .umbilicum versus re-<text:line-break/>cedens, et. cibum potionemque omnem, excepto lacte, fub<text:line-break/>fontanae aquae frigiditate exhibui. Atque ita longiore spatio<text:line-break/>sanatus est, nusquam alibi offensus. Scire tamen illud ante<text:line-break/>omnis debebis, ubi valide in ambabus qualitatibus itnmu-<text:line-break/>tata pars quaevis est, omnem ejus actionem perire, nec<text:line-break/>facile quod sic est affectum , ad suam naturam reverti<text:line-break/>posse. Ubi vero altera tantum qualitas plusculum im—<text:line-break/>mutata est, veluti nunc siccitatem finximus, reliquarum<text:line-break/>autem aliqua mediocriter fe habet, utique qui ita affectus est<text:line-break/>sanari potest.</text:p>
      <text:h text:style-name="P21" text:outline-level="2">Cap. IX. </text:h>
      <text:p text:style-name="P36">Proponamus itaque rursus exsuperare in-<text:line-break/>temperiem calidam , huic autem adjunctam esse modo humi-<text:line-break/>dilatem, modo siccitatem, sed mediocrem utramque ac prius<text:line-break/>humiditatem. Hanc intemperiem minore metu aqua frigida<text:line-break/>curabimus , quando minime ex ea laedentur vicinae partes,<text:line-break/>quae mediocriter se habea<text:span text:style-name="Default_20_Paragraph_20_Font"><text:span text:style-name="T5">n</text:span></text:span>t. Nam in siccis affectibus ne-<text:line-break/>cesse est, non ea modo quae proxima sunt, sed etiam totum<text:line-break/>corpus gracilius reddi , ventriculo autem ipso nondum sic-<text:line-break/>cato, ut nunc est propositum , nec totum attenuatum esse<text:line-break/>corpus potest, quare nec frigidae potu laedi. Si vero adeo<text:line-break/>vehemens caloris intemperies ventriculi fuerit ut usque ad<text:line-break/>cor ipsum perveniat, febricitare hominem necesse est, pro-<text:line-break/>indeque ejusmodi intemperiem gravius periculum insequi,<text:line-break/>sanatio tamen genere eadem est; tradetur autem postea ubi<text:line-break/>da febrium curatione disseretur. Qui autem cum. siccitate<text:line-break/>coni unctus calor est, eadem genere remedia poscit, caete-<text:line-break/>rum non adeo securus est refrigerantium usus propter eas<text:line-break/>quas retuli causas. Humida vero intemperies sive sola con-</text:p>
      <text:p text:style-name="P2">sistat, .sive cum calore irigoreve conjuncta sit, omnium<text:line-break/>facillime curatur. Et quoniam tres hae intemperies cre-<text:line-break/>berrime ventriculum affligunt suntque curatu facillimae,<text:line-break/>harum curationem <text:span text:style-name="Default_20_Paragraph_20_Font"><text:span text:style-name="T5">s</text:span></text:span>emper in memoria habent quicunque<text:line-break/>absque methodo morbis medentur, ac ad alias eam iutum-<text:line-break/>peries, ut dictum est, transferunt, ignorantes videlicet plu-<text:line-break/>.res esse. Sunt autem ipsius humidae intemperiei quum sula<text:line-break/>consistit remedia cibi qui citra valentem calefactionem re-<text:line-break/>frigerationemve siccent ; praeterea consuetae potionis parci-<text:line-break/>tus, ejus autem quae cum caliditate conjuncta est, adstrin-<text:line-break/>. gentium et ciborum et potionum usus, sint. autem et hi<text:line-break/>austeri sine calefactione, quin et frigida potio eis est con-<text:line-break/>venie<text:span text:style-name="Default_20_Paragraph_20_Font"><text:span text:style-name="T5">n</text:span></text:span>s. At intemperiei quae cum frigiditate humida est<text:line-break/>conjuncta optima praesidia sunt acria omnia, quibus admi-.<text:line-break/>fceri debebunt acerba, sed citra ma<text:span text:style-name="Default_20_Paragraph_20_Font"><text:span text:style-name="T5">n</text:span></text:span>ifestum frigus sint. opti-<text:line-break/>mum est et his praesidium exigua potio, atque ea vini cu-<text:line-break/>jusquam iusigniter calentis, constat autem id numme novum<text:line-break/>esse. Ad proportionem vero eorum quae comesta et bibita</text:p>
      <text:p text:style-name="P3">sunt, etiam reliqua omnia quae foris applicantur adhiberi<text:line-break/>debetmnt.</text:p>
      <text:h text:style-name="Heading_20_2" text:outline-level="2">Cap. x. </text:h>
      <text:p text:style-name="P36">At quoniam de his abunde tractatum est,<text:line-break/>repetito rursus se<text:span text:style-name="Default_20_Paragraph_20_Font"><text:span text:style-name="T5">r</text:span></text:span>monis initio, capita ejus colligamus. Cali-<text:line-break/>da ergo intemperies refrigeranda est, frigida vero calefis-<text:line-break/>cienda, similiter humida siccanda et sicca humecta<text:span text:style-name="Default_20_Paragraph_20_Font"><text:span text:style-name="T5">n</text:span></text:span>da. Quod<text:line-break/>si per copulationem aliquam duarum qualitatum intemperies<text:line-break/>consistat, .miscendi amborum scopi sunt, ac quae humida<text:line-break/>calidaque est siccanda et refrigeranda , quae vero humida et<text:line-break/>frigida siccanda ac calefacienda, ad eundem modum sicca<text:line-break/>et frigida humectanda ac calefacienda, sicca vero et casi-<text:line-break/>da humectanda et refrigeranda. Scire vero licet omnium<text:line-break/>.harum pessimam esse luter simplices siccam, lu compositis<text:line-break/>siccam simul et frigidam. Atque hoc loco finem habeant<text:line-break/>ventriculi intemperies, quas scilicet extrinsecus nullus alit.<text:line-break/>supervacuus humor.</text:p>
      <text:h text:style-name="Heading_20_2" text:outline-level="2">Cap. XI. </text:h>
      <text:p text:style-name="P36">Deinceps ad eas quae ex ejusmodi qua-<text:line-break/>piam occasione fiunt stilum convertam. Saepe igitur in. ipsa</text:p>
      <text:p text:style-name="P3">^cavitate ventriculi contentus humor, qui aut calefaciendi<text:line-break/>aut perfrigerandi aut humectandi aut siccandi, aut etiam<text:line-break/>horum aliqua per coniugationem efficiendi naturam obtinet,<text:line-break/>intemperiem creat; interdum vero et in ipsas ventriculi<text:line-break/>tunicas, ut ita dicam , imbibitus sive impactus. Ergo prior<text:line-break/>-assectus si semel constiterit, per vomitum expurgatus facile<text:line-break/>quiescit.. Sin rursus ex alia quapiam vel aliis partibus<text:line-break/>.confluit; diligenter dignosci indiget. Curatio vero post es-<text:line-break/>factricis causae cognitionem statim fe exhibet. Dictum enim<text:line-break/>nobis est tum alibi tum vero in iis quae de differentiis<text:line-break/>-febrium scripsimus, co<text:span text:style-name="Default_20_Paragraph_20_Font"><text:span text:style-name="T5">n</text:span></text:span>fluere nonnunquam ex aliis in alias<text:line-break/>partes id quod in his redundat, veluti, si ita fors tulerit,<text:line-break/>ex capite ad oculos. Quo casu oportet curata ea parte<text:line-break/>quae transmittit, duntaxat firmitati prospicere oculorum,<text:line-break/>quo videlicet eorum quae ad sese consuunt - minus prompte<text:line-break/>quicquam admittant. Ita igitur et in ventriculi affectu opor-<text:line-break/>. tet, ubi quod supervacuum transmittit inveneris, omnem<text:line-break/>huc curationem couferre, de. ventriculo autem tantisper esse</text:p>
      <text:p text:style-name="P2">Inlicitum, ne quae confluant prompte recipiat. Id duplici,<text:line-break/>ut arbitror,. ratione fiet, una omnium flexionum communi,<text:line-break/>quippe quae ab adstringentibus repelluntur; altera vero et<text:line-break/>ipsa omnium partium quae ad bonam habitudinem reducun-<text:line-break/>tur communi, nempe ex ipsarum temperiei symmetria.<text:line-break/>Ergo primum inspiciendum totum corpus est, an excre-<text:line-break/>mentosum, au plethoricum, fluxionem ve<text:span text:style-name="Default_20_Paragraph_20_Font"><text:span text:style-name="T5">n</text:span></text:span>triculo immittat;<text:line-break/>fecundo, si id non rideatur, singulae partes expendendam<text:line-break/>Atque lu toto quidem ^corpore aestimando tum plenitudinis<text:line-break/>tum excrementorum notas et ex opere. de sanitate tuenda<text:line-break/>et ex libro de plenitudine didicisti. Super has tamen illa<text:line-break/>quoque aestimabis, primum quidem in mulieribus, an natu-<text:line-break/>Taliter non pu<text:span text:style-name="Default_20_Paragraph_20_Font"><text:span text:style-name="T5">r</text:span></text:span>gentur; mox in viris; an excretio aliqua<text:line-break/>consueta his rete<text:span text:style-name="Default_20_Paragraph_20_Font"><text:span text:style-name="T5">n</text:span></text:span>ta fit. Plerisque haemorrhoides vacuare<text:line-break/>- - superflua consueverunt- Aliis profluens e naribus sanguis<text:line-break/>aut vomitus, aut alio quopiam modo in certis periodis. vas<text:line-break/>aliquod reclusum; novi enim tum lu ore tum lu faucibus</text:p>
      <text:p text:style-name="P3">id multis contingere. Non defiu<text:span text:style-name="Default_20_Paragraph_20_Font"><text:span text:style-name="T5">n</text:span></text:span>t quibus et per ventrieu-<text:line-break/>sum sanguinis expulsio certo tempore fiat, ac potissimum iis<text:line-break/>qui quum vehementem exercitationem deposuerunt, a priore<text:line-break/>tamen rictu non destiterunt; aut etiam artuum toto aliquo<text:line-break/>furit privati, veluti etiam Hippocrates declaravit. Sunt<text:line-break/>quibus dia<text:span text:style-name="Default_20_Paragraph_20_Font"><text:span text:style-name="T5">r</text:span></text:span>rhoeae et cholerae certis intervallis omnem cor-<text:line-break/>poris redundantiam educant. Ab his illud aestimandum,<text:line-break/>quanam vietus ratione fit u<text:span text:style-name="Default_20_Paragraph_20_Font"><text:span text:style-name="T5">t</text:span></text:span>us, utrumne frequenti cruditati<text:line-break/>aut satietati inciderit, idque in ocicsa vita ac praecipue p<text:span text:style-name="Default_20_Paragraph_20_Font"><text:span text:style-name="T5">r</text:span></text:span>ae-<text:line-break/>ter consuetudinem, an contra. Illud deinde perpendendum,<text:line-break/>an aliud membrum corporis certo temporum circuitu vexari<text:line-break/>solitum nunc non vexetur. Aliis enim articularis morbus<text:line-break/>aut coxendicus aut podagra, assis cephalaea aut etiam fluxio<text:line-break/>aliqua quae in oculos vel aures procubuit, nunc migravit<text:line-break/>ad ventriculum. Multis vero catarrhi et coryxae assidue obo-<text:line-break/>rientes certo tempore in ventriculi loca transferuntur. His<text:line-break/>igitur omnibus consideratis, siquidem ex minus principali-<text:line-break/>bus translatio facta est, quod superfluum est, rutilis ad</text:p>
      <text:p text:style-name="P3">ea revelles. Sin ex principalioribus, ambobus simul con-<text:line-break/>fules, eum semper submovens affectum qui fluxionem<text:line-break/>excitet. Fiet id si omnes co<text:span text:style-name="Default_20_Paragraph_20_Font"><text:span text:style-name="T5">r</text:span></text:span>poris partes est bonam<text:line-break/>habitudinem reducamus, ac omnes naturales excretiones<text:line-break/>flexiles semper reddamus. Haec quemadmodum essi-<text:line-break/>cere possis in opere de sanitate tuenda est praeceptum. Nec<text:line-break/>illud latet, si propter aequalem totius corporis pletho-<text:line-break/>ram - ventriculus fluxione tentatur, totum corpus vacu-<text:line-break/>anium esse. Simili modo fi propter cacochymiam, eam<text:line-break/>purgandam esse atque est ventriculum veniendum. Pror-<text:line-break/>fus enim quum plures jam. dies delata lu eum supervacua<text:line-break/>sint, aliquid vitii ex malitia eorum contraxit. Itaque non<text:line-break/>intempestive qui ita laborat absinthii potione utetur. Sed<text:line-break/>nec quae postea adhibenda providentia sit, quoad ventri-<text:line-break/>culo pristinum habitum recupera<text:span text:style-name="Default_20_Paragraph_20_Font"><text:span text:style-name="T5">r</text:span></text:span>is latere arbitror.. Quip- .<text:line-break/>pe si pro temperamento noxiae flexionis intemperie ali-<text:line-break/>quando laboret, corrigi nimirum per contraria praesidia<text:line-break/>postulat. Facillimum vero est ejusmodi noxam corrigere,</text:p>
      <text:p text:style-name="P3">tubi paucos durarit dies. Num si ob consilii inopiam ejus<text:line-break/>qui curasset longiore spatio permansit, aliquando tunicae<text:line-break/>ejus malo succo implentur, aliquando ipsa similaris earum<text:line-break/>substantia intemperata non leviter effecta , similis curae in-<text:line-break/>diget ei, quam prius de intemperiebus in hoc libro retulimus.<text:line-break/>Reliquum igitur est ut exponamus quemadmodum cura<text:span text:style-name="Default_20_Paragraph_20_Font"><text:span text:style-name="T5">r</text:span></text:span>i<text:line-break/>succus vitiosus debeat, qui in ventriculi tunicis est <text:span text:style-name="Default_20_Paragraph_20_Font"><text:span text:style-name="T5">r</text:span></text:span>ece-<text:line-break/>ptus. Sunt porro ad ejusmodi affectus idonea medicamenta,<text:line-break/>genere quidem ea quae moderate pungunt, sic ut eorum vis<text:line-break/>. super veutricusi et intestinorum loca non asce<text:span text:style-name="Default_20_Paragraph_20_Font"><text:span text:style-name="T5">n</text:span></text:span>dat, aut si<text:line-break/>quid ultra, vasta tantum in mesienterio contingant. Specia-<text:line-break/>tini vero quae ex aloe <text:span text:style-name="Default_20_Paragraph_20_Font"><text:span text:style-name="T5">c</text:span></text:span>o<text:span text:style-name="Default_20_Paragraph_20_Font"><text:span text:style-name="T5">mponantur</text:span></text:span> sunt aptissima, etiam si<text:line-break/>illa praesto nun flet, aloe ipsis per <text:span text:style-name="Default_20_Paragraph_20_Font"><text:span text:style-name="T5">t</text:span></text:span>e. Haec itaque non elota<text:line-break/>valentius vacuat, elota purgat quidem minus, ied robo<text:span text:style-name="Default_20_Paragraph_20_Font"><text:span text:style-name="T5">r</text:span></text:span>at<text:line-break/>ventriculum magis. Expedit ergo paratam habere quam<text:line-break/>omnes medici picran, <text:span text:style-name="Default_20_Paragraph_20_Font"><text:span text:style-name="T5">id est amaram</text:span></text:span>, vocant, atque hanc<text:line-break/>dupliciter consectam ex aloe elota et non elota. Admisceo-<text:line-break/>tur autem horum cinnamomum et xylobalsamum et asarum</text:p>
      <text:p text:style-name="P3">et spica nardi et crocus et Chia mastiche. Sunto autem ho-<text:line-break/>rum cujusque drachmae sex, solius autem aloes drachmae<text:line-break/>centum. Praestantissimum hoc medicamentum est ad vitiosos<text:line-break/>fuccos, qui in tunicis ventriculi habentur, utiliusque est eo<text:line-break/>sicco ex aqua uti duorum parvorum cochlearium mensura,<text:line-break/>ubi mediocriter ac medio quodam modo eo uti studebimus,<text:line-break/>nam maximus ejus modus ac absolutissimus est duorum non<text:line-break/>parvorum, sied magnorum potio in aquae temperatae cyathis<text:line-break/>tribus, minimus unius parvi cochlearis. Utendum vero hoc<text:line-break/>tempore et ptisanae cremore est, qui primus a balueo fume-<text:line-break/>tur. Nam medicamentum ipsum solito purgantium medica-<text:line-break/>mentorum tempore dabitur; post id vero ubi modice inani-<text:line-break/>bulaverit, et modice fe moverit, de reliqua rictus ratione<text:line-break/>nihil est immutandum. Sunt qui reponunt medicamentum<text:line-break/>excipientes id despumato melle, et fit quidem ita durabilius,<text:line-break/>caeterum non perinde ad propositos hoc loco affectus utile,<text:line-break/>quum et minus ventriculum roboret, et magis alvum deji-<text:line-break/>ciat. Verum quibus lenta pituita ventriculo est infixa, iis</text:p>
      <text:p text:style-name="P3">prius exhibenda sunt quaecunque ; hanc incidant ac deinde.<text:line-break/>purgandum. Quod si ad vomendum sint idonei , non in-<text:line-break/>utile sit per radiculas ex oxymelite vomere. Si vero nec<text:line-break/>lentus humor sit, nec crassius, abunde quoque sit a ptisa-<text:line-break/>nae solius cremore vomuisse, item a mulsa, quo casu sumen-<text:line-break/>dum utriusvis plus est, quam vel nutrimenti, vel etiam de-<text:line-break/>j.ectionis causa sumeretur. Idoneum vero est et si mulsa, in<text:line-break/>qua incoctum sit absinthium bibatur ; nam id quoque tenues<text:line-break/>succos quicunque videlicet in ipsius ventriculi. ore contine-<text:line-break/>tur, commode deorsum impellit. Sane communis est tutus hic<text:line-break/>f<text:span text:style-name="Default_20_Paragraph_20_Font"><text:span text:style-name="T5">o</text:span></text:span>rmo, qui de intemperie agit, cum sanitatis tuendae .prae-<text:line-break/>ceptis, ea scilicet sui parte qua de parum firmis actionibus<text:line-break/>disputat; non enim profecto ea qua de perditis ac vitiose<text:line-break/>functis agit; pars enim illa a sanitatis tuendae contemplatio-<text:line-break/>ne plane sejuncta est. lmbecilla vero actio, prout magis mi-<text:line-break/>nusve talis est, aut ad sanitatis tuendae aut ad medendi tra-<text:line-break/>elationem pertinet, leviter quidem impedita ad .hygienem,<text:line-break/>gravius ad therapeuticen. Discernitur utraque ex eo, quod a</text:p>
      <text:p text:style-name="P3">consuetis actionibus obeundis propter noxae magnitudi-<text:line-break/>nem vel desistatur vel non <text:span text:style-name="Default_20_Paragraph_20_Font"><text:span text:style-name="T5">desistatur.</text:span></text:span></text:p>
      <text:h text:style-name="Heading_20_2" text:outline-level="2">Cap. Xlli </text:h>
      <text:p text:style-name="P36">Dictum autem et de his est in opere de<text:line-break/>sanitate tuenda, quo celerius transeunda eorum tractatio<text:line-break/>nunc est, praesertim omni methodo qua ventris intemperies<text:line-break/>sint curandae, jam praescripta, sive hae habitu sive dispo-<text:line-break/>sitione ipsi inhaeserint. Clarum vero est esse aliquando<text:line-break/>mixtum ex tribus jam dictis simplicibus in ventriculo affe-<text:line-break/>ctum, ita ut et ipsae solidae partes intemperie laborent, et<text:line-break/>pravi Inori ita ve<text:span text:style-name="Default_20_Paragraph_20_Font"><text:span text:style-name="T5">n</text:span></text:span>triculo sint impacti , ut elui ex facili ne-<text:line-break/>queant, et alii in interna ejus capacitate contineantur; Po-<text:line-break/>test namque interdum fieri ut primus cum secundo nicto<text:line-break/>consistit, potest et secundus una cum tertio, potest rursum<text:line-break/>et primus cum tertio , saepe etiam om<text:span text:style-name="Default_20_Paragraph_20_Font"><text:span text:style-name="T5">n</text:span></text:span>es simul. Pro qui-<text:line-break/>bus methodum quam prius de ulceribus. tradidimus, ubi<text:line-break/>omnes affectus simul coniunximus, ad memoriam revocabis,<text:line-break/>quam nunc quoque apponere non sit inutile. Primum nam-<text:line-break/>que in ejusmodi complexu aestimabis, a quo maxime dis-</text:p>
      <text:p text:style-name="P3">crimen aegro impendere rideatur. Secundo quid quaeve<text:line-break/>ex his cau<text:span text:style-name="Default_20_Paragraph_20_Font"><text:span text:style-name="T5">t</text:span></text:span>ae <text:span text:style-name="Default_20_Paragraph_20_Font"><text:span text:style-name="T5">r</text:span></text:span>ationem obtineant, et qqae ab ipsis efficiam-<text:line-break/>tur. Tertio quae sanari aule alia possint et quae non pof-<text:line-break/>sint, veluti de ulceribus quae una cum phlegmouis conisi-<text:line-break/>tere ostendimus. Vbi namque a quoquam affectuum non<text:line-break/>leve pe<text:span text:style-name="Default_20_Paragraph_20_Font"><text:span text:style-name="T5">r</text:span></text:span>iculum instat, ad id quod urget dirigi primum <text:span text:style-name="Default_20_Paragraph_20_Font"><text:span text:style-name="T5">cu-<text:line-break/>ranti</text:span></text:span>s consilium debet, ubi aliud efficiens est, aliud quod<text:line-break/>ab eo efficitur, ipsa causa <text:span text:style-name="Default_20_Paragraph_20_Font"><text:span text:style-name="T5">spectanda. </text:span></text:span>At ubi curari hoc<text:line-break/>ante illud non licet, ad id quod ordo dictat <text:span text:style-name="Default_20_Paragraph_20_Font"><text:span text:style-name="T5">est respicien-<text:line-break/>dum. </text:span></text:span>Enimvero ru eo ad quod urget scopo assectus ma-<text:line-break/>gnitudo perpendenda esu Ea triplex est: magnitudo , alia<text:line-break/>quae ex laesae actionis praestantia <text:span text:style-name="Default_20_Paragraph_20_Font"><text:span text:style-name="T5">spectatur</text:span></text:span>, alia quae ex<text:line-break/>propria affectus essentia; et tertia praeter has quae ex lacui-<text:line-break/>tale laesum corpus gubernante <text:span text:style-name="Default_20_Paragraph_20_Font"><text:span text:style-name="T5">aestimatur. </text:span></text:span>In eo vero qui<text:line-break/>ad cau<text:span text:style-name="Default_20_Paragraph_20_Font"><text:span text:style-name="T5">t</text:span></text:span>am est scopo animadvertendum est, quidnam eorum<text:line-break/>quae inter fe conjuncta sunt augere aut gignere reliqua post-<text:line-break/>sit , quae rursus ab eo vel gignantur vel lucrementum acci-<text:line-break/>piant. In eo vero quod ordo praescribit, quid ante quod,</text:p>
      <text:p text:style-name="P2">vel quid cum quo vel quid post quid sanari possit. Finga-1<text:line-break/>tur igitur inventriculum defluere lex cerebro superfluum<text:line-break/><text:span text:style-name="Default_20_Paragraph_20_Font"><text:span text:style-name="T5">quendam humorem</text:span></text:span> frigidum; atque ejus occasione intempe-<text:line-break/>rlem quandam in ventriculo contractam jam esse ; adhuc<text:line-break/>vero etiam magis, malum jam succum per totum ejus corpo-<text:line-break/>ris media omnis similiarium <text:span text:style-name="Default_20_Paragraph_20_Font"><text:span text:style-name="T5">partium sp</text:span></text:span>atia occupasse. lu<text:line-break/>ejusmodi complicatis ob praestantiam major est intemperies,<text:line-break/>propterea quod-. et <text:span text:style-name="Default_20_Paragraph_20_Font"><text:span text:style-name="T5">fuit</text:span></text:span> temperies; propriae vero essentiae<text:line-break/>ratione quodcunque tale suerit, circa .propositum in sermone<text:line-break/>aegrum. .Ac ponatur ad praesens maximus trium affectus<text:line-break/>esse succorum,. qui lu tunicis ventris continentur. Esto,<text:line-break/>si libet, ut idem quoque affectus mor<text:span text:style-name="Default_20_Paragraph_20_Font"><text:span text:style-name="T5">t</text:span></text:span>us sen<text:span text:style-name="Default_20_Paragraph_20_Font"><text:span text:style-name="T5">t</text:span></text:span>um faciat, at-<text:line-break/>que ex eo ipsi, animi defectum, et ruderea quosdam cum<text:line-break/>syn copti ca dissolutione accersat, ita videlicet ut quatenus<text:line-break/>supra vires est reliquis sit major. Constat igitur primam<text:line-break/>esse adhibendam curam, ut ei quod vires resolvit occurratur.<text:line-break/>Deinde quoniam .caeterorum maximum propriae essentiae<text:line-break/>ratione hoc finximus, utique ad id primum te verteris ac</text:p>
      <text:p text:style-name="P2">primum id fa<text:span text:style-name="Default_20_Paragraph_20_Font"><text:span text:style-name="T5">v</text:span></text:span>es. Ubi jam nobis id mediocriter fe habuerit,<text:line-break/>, ac neque vires amplius labent, neque plurimum vitiosi succi<text:line-break/>in ventriculo fit, tum nimirum ad ^causam accedes, illud<text:line-break/>pro comperto habens, non posse ad perfectionem ullum<text:line-break/>affectum sanari , manente adhuc . ipsa ipsum efficiente cau<text:span text:style-name="Default_20_Paragraph_20_Font"><text:span text:style-name="T5">t</text:span></text:span>a.<text:line-break/>ordo autem curationis aliquando contraria inter fe <text:span text:style-name="Default_20_Paragraph_20_Font"><text:span text:style-name="T5">r</text:span></text:span>emedia,<text:line-break/>sicut i<text:span text:style-name="Default_20_Paragraph_20_Font"><text:span text:style-name="T5">n</text:span></text:span> phlegmone et ulcere, indicat, ostensum namque est<text:line-break/>quae pblegmonem sanant, ea majus reddere ulcus, aliquan-<text:line-break/>do alteri affectui nihil nocet, sicut in proposito nunc casu.</text:p>
      <text:p text:style-name="P4">. Qui enim educit humorem qui in caritate ventriculi conti-<text:line-break/>netur, is humorum qui in tunicis continentur alimentum<text:line-break/>adimit, aeque et qui cerebrum ita sanat, ne quam fenfibi-<text:line-break/>lem redu<text:span text:style-name="Default_20_Paragraph_20_Font"><text:span text:style-name="T5">n</text:span></text:span>dantiam creet, is veluti fontem fluxioris in ven-<text:line-break/>trienium destruit. In his ergo ordo curationis cum ordine .<text:line-break/>caula<text:span text:style-name="Default_20_Paragraph_20_Font"><text:span text:style-name="T5">r</text:span></text:span>um consentit , quanquam in aliis dissentit. Caete<text:span text:style-name="Default_20_Paragraph_20_Font"><text:span text:style-name="T5">r</text:span></text:span>um<text:line-break/>quod ex magnitudine spectatur, rid distingui prout dictum<text:line-break/>est debebit. Ac primum quidem id agendum est, ut ei</text:p>
      <text:p text:style-name="P2">quod maximum est, propriam medicamentorum materiam<text:line-break/>accommodes, deinde pro can<text:span text:style-name="Default_20_Paragraph_20_Font"><text:span text:style-name="T5">t</text:span></text:span>arum ordine totum cures. Ete-<text:line-break/>nim quum neque copia notabilis exerementorum in ventri-<text:line-break/>.culo sit, nec eorum quae lu capacitate ejus continentur,<text:line-break/>nec eorum quae in tunicis , sed neque mordicatio quae viri-<text:line-break/>bus officiat, tum omnium primum sanandum ipsum cere-<text:line-break/>brum esu Ab hoc sinus ipse ventriculi vacuandus extergen-<text:line-break/>dusque est; postea ipsae tunicae expurgandae, postremum<text:line-break/>intemperiei est medendum. Dicta vero prius funi cujusque<text:line-break/>horum medicamenta, itaque nec prolixus . habendus adhuc<text:line-break/>sermo est , fied sinis jam libro imponendus. omnium enim<text:line-break/>reliquarum partium intemperies similiter iis , quas in ventri-<text:line-break/>culo proposuimus sanabuntur. Semper enim comparandum<text:line-break/>remedium est , quod sit affectui contrarium , ac illi retne-<text:line-break/>diormn indicatio quae ab labo<text:span text:style-name="Default_20_Paragraph_20_Font"><text:span text:style-name="T5">r</text:span></text:span>antis natura sumitur adji-<text:line-break/>cienda, de qua dictum in superioribus jam est, dicetur<text:line-break/>tamen in sequentibus uberius. Necessum vero erit et nunc<text:line-break/>paucis de ea mentionem facere.</text:p>
      <text:h text:style-name="P21" text:outline-level="2">Cap. XIll. </text:h>
      <text:p text:style-name="P36">Prima quidem indicatio a laborantis loci<text:line-break/>temperie sumitur, quae calefaciendi, refrige<text:span text:style-name="Default_20_Paragraph_20_Font"><text:span text:style-name="T5">r</text:span></text:span>andi, siccandi,<text:line-break/>vel humectandi, vel aliquid horum coniuncte cum alio fa-<text:line-break/>ciendi mensuram praescribit. Secunda ex eo fumi tur quod<text:line-break/>actio ejus omnibus animalis partibus sit communis, aut quod<text:line-break/>communem facultatem subministret. Te<text:span text:style-name="Default_20_Paragraph_20_Font"><text:span text:style-name="T5">r</text:span></text:span>tia ab ipsa partis<text:line-break/>conformatione. Quarta a situ cujus portio est ad vicinas<text:line-break/>animalis partes societas , tum praeter haec omnia ipsa sen-<text:line-break/>tiendi vel acrimonia vel hebetudo. Ac dicetur quidem in<text:line-break/>seque<text:span text:style-name="Default_20_Paragraph_20_Font"><text:span text:style-name="T5">n</text:span></text:span>tibus de singulis horum latius, nunc paucis ea trans-<text:line-break/>curramus. Quaecunque calidiores natura partes ex frigore<text:line-break/>. laborant, hae et liberalius et diutius calefieri postula<text:span text:style-name="Default_20_Paragraph_20_Font"><text:span text:style-name="T5">n</text:span></text:span>t, sicuti<text:line-break/>etiam quae frigidiores <text:span text:style-name="Default_20_Paragraph_20_Font"><text:span text:style-name="T5">natura sunt, </text:span></text:span>si ex calore laborent,<text:line-break/>refrigerari, et sicciores, si ex humiditate <text:span text:style-name="Default_20_Paragraph_20_Font"><text:span text:style-name="T5">male habeant</text:span></text:span>, siccari,<text:line-break/>ad eundem vero modum humectari quae humidiora natu-<text:line-break/>raliter sunt, ubi siccitate lab<text:span text:style-name="Default_20_Paragraph_20_Font"><text:span text:style-name="T5">a</text:span></text:span>runt, tum uberius tum diu-<text:line-break/>tius postulant. Tantum enim ad eum qui secundum natu-</text:p>
      <text:p text:style-name="P3">ram est affectum earum <text:span text:style-name="Default_20_Paragraph_20_Font"><text:span text:style-name="T5">partium</text:span></text:span> quamque redire necesse est,<text:line-break/>quantum in eum qui praeter naturam est affectum decesserit,<text:line-break/>yeluti via quadam lu oppositum facta in ea transmutationis<text:line-break/>recurrente. Contra vero pars quae calidior natura est, si<text:line-break/>calido morbo aegrotat, exigua hrevisque .temporis refrige<text:span text:style-name="Default_20_Paragraph_20_Font"><text:span text:style-name="T5">r</text:span></text:span>a-<text:line-break/>liene eget, sicut quae frigidior est, calefactione, ad quem<text:line-break/>modum in humidis quoque et siccis fe habet. Siquidem par-<text:line-break/>vus est in ejusmodi in id quod praeter naturam est lapsus,<text:line-break/>quare et rursus in id quod fecundum naturam reditus. Unde<text:line-break/>etiam minus periclitantur quicunque cognato naturae suae<text:line-break/>morbo labo<text:span text:style-name="Default_20_Paragraph_20_Font"><text:span text:style-name="T5">r</text:span></text:span>ant. Non latet vero et quod, sicubi coniugatae<text:line-break/>intemperies inciderunt, eatenus hae reduci naturam postu-<text:line-break/>laut., quatenus a natura recesserunt. Atque ita quidem a<text:line-break/>temperamento laborantis partis auxiliorum indicatio fumi-<text:line-break/>fur, Ah eo vero quod actio ejus omnibus animalis partibus<text:line-break/>utilis sit, aut paucis quibusdam , aut uni sibi , infis intem-<text:line-break/>periei generibus quae absque humore infestant , nihil ex hac<text:line-break/>indicatione sumitur. Nam et refrigerari et calefieri et sic-</text:p>
      <text:p text:style-name="P3">cari et humectari et per coniugationem quiduis horum pati<text:line-break/>singulae partes pro morbi proportione requirunt. In iis<text:line-break/>tamen quae ex humoribus sunt ortae, si pars soli sibi inser-<text:line-break/>viat, audacter vacu<text:span text:style-name="Default_20_Paragraph_20_Font"><text:span text:style-name="T5">o</text:span></text:span>s licet, prout affectus suadebit, sed ta-<text:line-break/>rneu etiam viribus attentus, sin necessarium opus ejus sit<text:line-break/>omnibus animalis partibus, ut ventriculi et jecinoris non<text:line-break/>-levis habenda sclicitudo de robore virium est, ne hoc magna<text:line-break/>semel vacuatione usus dissolvas. Est autem commune opus<text:line-break/>et venarum et arteriarum et cordis et thoracis et renum et<text:line-break/>utriusque vesicae tum ejus quae lotium excipit tum ejus<text:line-break/>quae bilem, cum vasis etiam quae ad utraque <text:span text:style-name="Default_20_Paragraph_20_Font"><text:span text:style-name="T5">procedunt.<text:line-break/></text:span></text:span>Cerebri vero opus, cum sani.sumus, ad voluntarias actiones<text:line-break/>necessarium est, iis instrumentis quibus ejusmodi actiones<text:line-break/>obimus, quum aegri sumus necessarium non est, nisi iis<text:line-break/>tantum quae ad respiratum sunt deputata. Reliquorum vero<text:line-break/>o<text:span text:style-name="Default_20_Paragraph_20_Font"><text:span text:style-name="T5">r</text:span></text:span>ganorum actio certe non est , ministerium tamen est ad<text:line-break/>vitam necessarium, veluti pulmonis et nsperae arteriae et<text:line-break/>saucium. Ergo ex ejusmodi partibus quamprimum vacuare</text:p>
      <text:p text:style-name="P3">redundantiam licet prout volueris, ex ventriculo vero et<text:line-break/>jecinore utcunque vacuare non licet, fed cum cautione, ut<text:line-break/>nequid viribus officias. Quoniam autem non par est actio-<text:line-break/>num dignitas ad aegros servandos, sed aliae magis his, aliae<text:line-break/>minus utiles <text:span text:style-name="Default_20_Paragraph_20_Font"><text:span text:style-name="T5">t</text:span></text:span>uus, ad proportionem dignitatis etiam cujus-,<text:line-break/>que partis prospiciendum est robori. Maxima igitur est<text:line-break/>cordis officii dignitas atque aegrotantibus maxime omnium<text:line-break/>necessaria cerebri vero ad ritam quidem par est momen-<text:line-break/>tum, non tamen par robur ejus in aegrotis requirimus,<text:line-break/>quum necesse omnibus non fit nervorum ac musculorum<text:line-break/>operanti. Itaque abunde fuerit, si tantum ejus fer vatum<text:line-break/>sit quo respirationis munus sit obeundum. At vero jeci-<text:line-break/>noris opus omnibus partibus pernecessarium est, non ta-<text:line-break/>men adeo falsem perpetuam necessitatem habet sicuti ipsius<text:line-break/>co<text:span text:style-name="Default_20_Paragraph_20_Font"><text:span text:style-name="T5">r</text:span></text:span>dis. Ad proportionem autem jecinoris, etiam ventricu-<text:line-break/>.culi op<text:span text:style-name="Default_20_Paragraph_20_Font"><text:span text:style-name="T5">u</text:span></text:span>s <text:span text:style-name="Default_20_Paragraph_20_Font"><text:span text:style-name="T5">se habet. </text:span></text:span>Intelligens ergo omnium partium tum<text:line-break/>functiones tum usus , quos in aliis commentariis tradidimus,</text:p>
      <text:p text:style-name="P3">haud difficulter invenies quatenus cujusque robur custodiri<text:line-break/>oportet. Ad eundem vero modum et quaecunque partes<text:line-break/>aliis auctores facultatum sunt, herum quoque robur fervare<text:line-break/>decet pro facultatis earum usus proportione, quo animalis<text:line-break/>partibus subministrent. Sane de his partibus illud, arbitror,<text:line-break/>didicisti , ut cereb<text:span text:style-name="Default_20_Paragraph_20_Font"><text:span text:style-name="T5">r</text:span></text:span>um sit et cor et hepar , illud nervis ac<text:line-break/>musculis , alterum arteriis et hepar venis facultatem fuppe-<text:line-break/>ditant. <text:span text:style-name="Default_20_Paragraph_20_Font"><text:span text:style-name="T8">Α </text:span></text:span>conformatione vero indicatio ipsius moli vacu-<text:line-break/>andi excrementa suggeritur ad hunc modum. Ventriculus<text:line-break/>vomitu dejectionique evacuatur. Intestina dejectioue tan-<text:line-break/>tum , sicuti etiam jecinoris cava. Renes vero et vesica ac<text:line-break/>jecinoris gibba , si multo vitioso humore sunt referta, per<text:line-break/>.dejectoria medicamenta quae hypelata et catoterica nomi-<text:line-break/>nant expurgantur, sin mediocri, per urinales meatus. Ce-<text:line-break/>rebrum vero per palatum et nares et aures. Pectus et pul-<text:line-break/>mones per asperam arteriam et fauces. <text:span text:style-name="Default_20_Paragraph_20_Font"><text:span text:style-name="T8">Α </text:span></text:span>situ i<text:span text:style-name="Default_20_Paragraph_20_Font"><text:span text:style-name="T5">n</text:span></text:span>dicatio da-<text:line-break/>bitur tum ad solidarum intemperies tum autem ad succorum</text:p>
      <text:p text:style-name="P2">vitium sane no<text:span text:style-name="Default_20_Paragraph_20_Font"><text:span text:style-name="T5">n</text:span></text:span> lexis. Nam qui per summa corporis intem-<text:line-break/>peris labora<text:span text:style-name="Default_20_Paragraph_20_Font"><text:span text:style-name="T5">n</text:span></text:span>t, iis medicamenta quae intemperies requirit<text:line-break/>. applicabimus, quibus autem in profundo corpore intempe-<text:line-break/>ries est, in iis rationem intervalli inibimus; si enim medr-<text:line-break/>catnentis utaris quae intemperies requirit, utique multo im-<text:line-break/>becilliora quam pro usu tuo ad locum affectum pervenient.<text:line-break/>Jam ad vacuationes quoque nonnihil situs indicat, dum<text:line-break/>societatem laborantis partis cum aliis docet. Nam nisi illud<text:line-break/>compertum haberemus ; quod cavo jecinoris subiicitur ven-<text:line-break/>triculus et jejunum , tum quod jejuno ipsi tenue intestinum<text:line-break/>succedit, id vero colon excipiat, ac colon id rectum, utique<text:line-break/>invenisse illud non licuisset, quod jecur et per alvum et per<text:line-break/>vomitum expurgari possit; caeterum aptior sit prior vacua-<text:line-break/>tio, tanquam usu jam callentibus intestinis jecinoris super-<text:line-break/>sina tolerare. Non spernenda vero indicatio est et ea quam<text:line-break/>Tensus partium acuitas hebetudoquc suppeditant, quando<text:line-break/>omne medicamentum contemnunt, quae tardi sunt sensus,<text:line-break/>etiamsi nondeviter mordeat; at partes quae acuti sunt sensus,</text:p>
      <text:p text:style-name="P3">earum vires dolore resolvuntur. Expedit igitur has nec<text:line-break/>confertim nec <text:span text:style-name="Default_20_Paragraph_20_Font"><text:span text:style-name="T5">s</text:span></text:span>emel valentibus medicamentis mederi ten-<text:line-break/>tus, fed tuto potius i<text:span text:style-name="Default_20_Paragraph_20_Font"><text:span text:style-name="T5">n</text:span></text:span> tempore. At ubi tardus est <text:span text:style-name="Default_20_Paragraph_20_Font"><text:span text:style-name="T5">t</text:span></text:span>ensus,<text:line-break/>in his etiam celeriter obire quod justum est licet, femel usis<text:line-break/>remedio quod sit idoneum. Verum ut supra dixi, de indi-<text:line-break/>catioue quae a locis iumitur latius disceptabitur in scquen-<text:line-break/>tibus , ac praecipue quum de tumorum praeter naturam cu-<text:line-break/>ratione agemus.</text:p>
      <text:h text:style-name="P19" text:outline-level="1"><text:bookmark-start text:name="bookmark15"/><text:span text:style-name="Default_20_Paragraph_20_Font">GALENI METHODI MEDENDI<text:line-break/>LIBER VIII.</text:span><text:bookmark-end text:name="bookmark15"/></text:h>
      <text:h text:style-name="Heading_20_2" text:outline-level="2">cap. I. </text:h>
      <text:p text:style-name="P36">Quemadmodum vero febres quoque perae-<text:line-break/>que ac alii morbi ex intemperie in nobis consistentes , quos<text:line-break/>lu p<text:span text:style-name="Default_20_Paragraph_20_Font"><text:span text:style-name="T5">r</text:span></text:span>aecedenti libro narrari, methodo curentur, tempesti-<text:line-break/>vum nunc dicere ridetur. Quod igitur, Eugeniane, fimpli-<text:line-break/>. cium ac primarum partium, quas Aristoteles similares vo-<text:line-break/>cat, natura lex calido, frigido, humido et sicco inter se<text:line-break/>mixtis constet, uno volumine ostendimus, in quo de ele-<text:line-break/>mentis fecundum Hippocratem disputavimus. Quod vero</text:p>
      <text:p text:style-name="P3">ex eo quod haec calidior sit, illa frigidior vel humidior vel<text:line-break/>siccior, vel simul horum aliquibus copulatis affecta, simpli-<text:line-break/>ces ac primae pa<text:span text:style-name="Default_20_Paragraph_20_Font"><text:span text:style-name="T5">r</text:span></text:span>tes inter <text:span text:style-name="Default_20_Paragraph_20_Font"><text:span text:style-name="T5">t</text:span></text:span>e differant, id in libro de tempe-<text:line-break/>ramentis est assertum. At in libro quo de morborum disse-<text:line-break/>rentiis agitur, duo in universum esse morbo<text:span text:style-name="Default_20_Paragraph_20_Font"><text:span text:style-name="T5">r</text:span></text:span>um genera,<text:line-break/>quae in simplicibus animalis partibus oriantur, docuimus;<text:line-break/>alterum quod etiam secundis et compositis et organicis fit<text:line-break/>commune, vocavimus autem id unitionis solutionem ; alte-<text:line-break/>rum ipsa<text:span text:style-name="Default_20_Paragraph_20_Font"><text:span text:style-name="T5">r</text:span></text:span>um peculiare, quod in calidi, frigidi, humidi et.<text:line-break/>sicci intemperie consistat. Esse autem ex intemperiebus<text:line-break/>ipsis quae quidem in una sunt contrarietate, simplices, quae<text:line-break/>in ambabus compositas. In ea itaque quae est inter cali-<text:line-break/>dum et frigidum, oppositione, duas este simplices intempe-<text:line-break/>ries, alteram ubi quicquam tanto efficitur quam ante erat<text:line-break/>calidius, ut ejus laedatur actio; alteram ubi pari modo in-<text:line-break/>valuit frigidum. In ea vero oppofitione quae est inter hu-<text:line-break/>midum et siccum alteras esiam geminas intemperies, nempe<text:line-break/>humidam et siccam. Copulatis vero invitent simplicibus,</text:p>
      <text:p text:style-name="P3">alias existere quatuor, humidam et frigidam, humidam et ca-<text:line-break/>lidam, siccam et frigidam; siccam et calidam. Traditae<text:line-break/>vero sunt et causae quae has intemperies generent in allo<text:line-break/>libro, in quo morborum causas reddimus. Sane unus<text:line-break/>quispiam morborum est, quiper intemperiem fiunt et fe-<text:line-break/>hris, quum adeo immoderate auctus calor est, utethomi-<text:line-break/>nem offendat et actionem laedat, quod si neutrum adhuc<text:line-break/>efficiat, quantumvis fit homo nunc quam ante calidior, noni<text:line-break/>tamen febricitare cum monstravimus. Quoniam autem quic-<text:line-break/>quid praeter naturam in nobis oritur, sive speciale nomen<text:line-break/>sortitum sit sive generale, id extra corpus non est, sed tum<text:line-break/>phlegmone tum pleuritis tum morbus, tria simul in uno<text:line-break/>consistunt corpore verbi gratia Dionis; indicat autem et<text:line-break/>horum quodque propriam indicationem aeque profecto ut<text:line-break/>ejus quod maxime omnium speciale est, ipsae differentiae,<text:line-break/>ob haec utilius risum est scor<text:span text:style-name="Default_20_Paragraph_20_Font"><text:span text:style-name="T5">t</text:span></text:span>um de febrium differentiis tra-^<text:line-break/>clare, quo omnibus prius praeparatis sermo nobis hoc loco<text:line-break/>citra omnem eorum qui parum recte de iis scripserunt re-</text:p>
      <text:p text:style-name="P2"><text:span text:style-name="Default_20_Paragraph_20_Font"><text:span text:style-name="T5">t</text:span></text:span>utationem absolveretur. Revocemus igitur ad memoriam<text:line-break/>.discriminis earum capita, quo propriam ex una quaque in-</text:p>
      <text:p text:style-name="P1">dicationem sumamus. Est igitur una earum differentia illa,<text:line-break/>in qua causa adhuc adest febrem efficiens, aut.febre exui-<text:line-break/>tata jam desiit; alte<text:span text:style-name="Default_20_Paragraph_20_Font"><text:span text:style-name="T5">r</text:span></text:span>a vero qua vel hectica febris est quae<text:line-break/>jam facta est, vel etiam, ut aliquis dixerit, fchetica. Nam<text:line-break/>quoniam eos assectus qui facile solvuntur, in dispositione, qui<text:line-break/>tales non sunt, in habitu, concedendum est dllucidioris do-<text:line-break/>. ctrinae causa etiam febrium ipfarum eas quae aegre dis-<text:line-break/>. cutiuntur hecticas, quae facile scheticas nominari. Dicen-<text:line-break/>. dumque febrium alias facile solubili affectu esse, perinde ut<text:line-break/>. calefactum in sole lignum, alias difficile solubili, veluti quod</text:p>
      <text:p text:style-name="Normal">igni eatenus excalefactum est, ut jam accendatur et fumum<text:line-break/>edat Hae sunt primae febrium differentiae, quas ubi cum<text:line-break/>summis primum indicationibus junxerimus, mox ad magis<text:line-break/>illis speciales veniemus. Prima enim indicatio, ut a morbo<text:line-break/>est, ablationem totius febris; fecunda vero ceu a tali est<text:line-break/>morbo, quae non absolute sublationem, ut prior, sed certam</text:p>
      <text:p text:style-name="P2">quandam sublationem iudicat. Nam eum febricitantes ex<text:line-break/>intemperie laborant, necesse est sa<text:span text:style-name="Default_20_Paragraph_20_Font"><text:span text:style-name="T5">n</text:span></text:span>ationem quoque eorum<text:line-break/>intemperiei depulsionem esse. omnis autem excessus per co<text:span text:style-name="Default_20_Paragraph_20_Font"><text:span text:style-name="T5">n-<text:line-break/></text:span></text:span>trarium excessum sanatur, etenim id quoque a<text:span text:style-name="Default_20_Paragraph_20_Font"><text:span text:style-name="T5">n</text:span></text:span>te est ostensum.<text:line-break/>Quare febrilis quoque intemperiei excessus per contrarium<text:line-break/>excessum sanabitur. Est autem febrilis intemperiei excessus<text:line-break/>in caloris abunda<text:span text:style-name="Default_20_Paragraph_20_Font"><text:span text:style-name="T5">n</text:span></text:span>tia; huic ergo ad temperiem vis erit per<text:line-break/>id quod refrigerat. Itaque si jam genita febris sit , fed<text:line-break/>causa quae eam excitarit jam desiit, solus is fuerit curatio-<text:line-break/>nis ejus fcopus refrigeratio. Quare quae<text:span text:style-name="Default_20_Paragraph_20_Font"><text:span text:style-name="T5">r</text:span></text:span>enda nobis talis<text:line-break/>materia est, quae eum redundante calore paria refrigerando<text:line-break/>faciat. At si in generatione adhuc febris est, causa quae eam<text:line-break/>accendit submovenda est ,. si<text:span text:style-name="Default_20_Paragraph_20_Font"><text:span text:style-name="T5">n</text:span></text:span> pars ejus jam genita est, pars<text:line-break/>ejus gignendo adhuc est, utrique consulendum est; primum<text:line-break/>.quidem submove<text:span text:style-name="Default_20_Paragraph_20_Font"><text:span text:style-name="T5">n</text:span></text:span>do quae eam. accendit causam, dei<text:span text:style-name="Default_20_Paragraph_20_Font"><text:span text:style-name="T5">n</text:span></text:span>de ex-<text:line-break/>tinguendo quae ab hac accensa est febrem, Ergo nisi quis<text:line-break/>ad unguem memoria teneat et quae caulae febres generent,</text:p>
      <text:p text:style-name="P9">et in quo cujusque corporis affectu, is nunquam methodo .<text:line-break/>febri prospiciet.</text:p>
      <text:h text:style-name="Heading_20_2" text:outline-level="2">Cap. II. </text:h>
      <text:p text:style-name="P36">Dictum namque est in iis corporibus mea-<text:line-break/>tuum constipationem febrem excilare, in quibus quod tran-<text:line-break/>fpirat halituofum non est, cujusmodi visitur lu iis,. qui boni<text:line-break/>sunt succi, scd mordax et acre, fumo fuligineve non absi-<text:line-break/>. mile. His igitur corporibus. saluberrima esu ex aqua dulci<text:line-break/>. et temperata lavatio, tum frictio. quae rarefaciat; et exer-<text:line-break/>- citationes mediocres et victus qui dulces efficiat succos. Ad-<text:line-break/>versissima vero sunt lavatio frigida et aluminosa, lavationis<text:line-break/>- abstinentia et exercitatio acuta; et frictio vel plane nulla<text:line-break/>vel dura , et victus mali succi et vigiliae et ira et tristitia<text:line-break/>et cura, ustioque insule et fatigatio;. verum de reliquis post<text:line-break/>i dicam, de stipatione vero <text:span text:style-name="Default_20_Paragraph_20_Font"><text:span text:style-name="T5">meatuum</text:span></text:span> impraesentiarum, unde<text:line-break/>digressus fiermo est, liquido sitire licet solam eam, si reliqua<text:line-break/>omnia desint, accendere febrem posse. Si itaque ejusmodi<text:line-break/>naturas a convenientibus fini lavationibus prohibeas , proti-<text:line-break/>nus febricitans Vidisti autem profecto quo tempore Ro-</text:p>
      <text:p text:style-name="P10">mae nobiscum egisti, aliquos ita Iaborare, in quibus qui mi<text:line-break/>risicam diatriton transmittere eos in cibi inedia censent, ipsi<text:line-break/>malignissimas febres faciunt, quando protinus in primae<text:line-break/>accessionis declinatione , in balneum eos ducere oportebat,<text:line-break/>inique sinere crebro, si vellent, nedum <text:span text:style-name="Default_20_Paragraph_20_Font"><text:span text:style-name="T5">s</text:span></text:span>emel aut bis la-<text:line-break/>vare. Ego namque reliquis omnibus omissis eum tibi in<text:line-break/>memoriam revocabo, qui in aquis aluminosis, quas Albu-<text:line-break/>las vocant, laverat, ac ex eo cute densata post coepe-<text:line-break/>rat febricitare; nam satisfaciet is pro claritate sermonis<text:line-break/>nostri veluti exemplum. Sane hominem invisebant me-<text:line-break/>dici quidam non incelebres , alter Erasistratius , alter metho-<text:line-break/>dicus, visum autem est ambobus hominem a cibo conti-<text:line-break/>nere. Quod tamen nos quum post illos digressos <text:span text:style-name="Default_20_Paragraph_20_Font"><text:span text:style-name="T5">s</text:span></text:span>u-<text:line-break/>pervenimus non permisimus, sed statim in balneum per-<text:line-break/>ductum et tepenti oleo largissime perfusum, tum blandissime<text:line-break/>persrictum , quam plurimum temporis in calidi solii aqua<text:line-break/>versari j ussimus.<text:tab/>Mox egresso ac frigida cx consuetudine</text:p>
      <text:p text:style-name="P3"><text:span text:style-name="Default_20_Paragraph_20_Font"><text:span text:style-name="T8">- </text:span></text:span>uso, tum sindone cooperto, considere paululum ad vires<text:line-break/>- recreandas praecepimus ; postea denuo in balneum per-<text:line-break/>ducto, ac rursus similiter tum uncto tum perfricto, ac in<text:line-break/>calida morari jusso; dein rursum educto, ac frigida merso<text:line-break/>. detersoque exhibuimus cibum, protinus quidem ut egressus<text:line-break/>est atque aquam bibit, ptisanae c<text:span text:style-name="Default_20_Paragraph_20_Font"><text:span text:style-name="T5">r</text:span></text:span>emorem.; dein parvo<text:line-break/>intervallo lactucam, ac post hanc ex simplici albo jure prs-<text:line-break/>. cium aliquid eorum qui molli sunt carne, cujusmodi <text:span text:style-name="Default_20_Paragraph_20_Font"><text:span text:style-name="T5">t</text:span></text:span>axati-<text:line-break/>les omnes et aselli quos vocanti Porro non alienum fit,<text:line-break/>quo nihllnarrationi desit, omnia recensere. Tempus anni<text:line-break/>erat quo haec agebantur paululum post caniculares quos<text:line-break/>vocant dies. Homo ipse circiter quinque et triginta anae-<text:line-break/>: rum , colore nigello et habitu corporis gracili atque hirto,<text:line-break/>tum; qui tangentibus, etiam cum valeret, manifeste calorem<text:line-break/>. exhiberet mordentem ; urinas quoque habebat abunde flavas,<text:line-break/>ac si plusculum cibo abstineret, etiam mordentes, alvus assi-<text:line-break/>- due sicca erat, tum quae excemebat exigua acriaque et sicca ;</text:p>
      <text:p text:style-name="P2">mores animi ad iram et cogitationem propensi, ipsi pauci<text:line-break/>omnino fiomni et perpetuo d<text:span text:style-name="Default_20_Paragraph_20_Font"><text:span text:style-name="T5">e</text:span></text:span> vigiliis querebatur. Hic quo- .<text:line-break/>dam loco quo negotiorum gratia concesserat, Albulis, quae<text:line-break/>haud longe abe<text:span text:style-name="Default_20_Paragraph_20_Font"><text:span text:style-name="T5">r</text:span></text:span>ant, est usus, septima, ut ajebat, diei hora<text:line-break/>ac ter quaterque se lavit, salubriter libi consuluisse ratus.<text:line-break/>Hinc quoque ubi rursus in agrum se recepisset, ac cibum<text:line-break/>- sumpsisset et paululum indormisset, venit ad urbem sero<text:line-break/>vespere, ubi destitutus idoneo balneo nocte febricitavit.<text:line-break/>Quum autem tertia sare diei hora contemplati eum medici<text:line-break/>essent, jusse<text:span text:style-name="Default_20_Paragraph_20_Font"><text:span text:style-name="T5">r</text:span></text:span>uut no<text:span text:style-name="Default_20_Paragraph_20_Font"><text:span text:style-name="T5">n</text:span></text:span> eum modo diem; verum etiam poste-<text:line-break/>rum totum per inediam transigere , quo tertiae diei. noctem</text:p>
      <text:p text:style-name="P4">- observa<text:span text:style-name="Default_20_Paragraph_20_Font"><text:span text:style-name="T5">r</text:span></text:span>ent, atque his dictis abierunt. Nos. tum lavato<text:line-break/>tum, ut praedictum est, cibato, ministris. praecepimus, si<text:line-break/>medici vesperi venirent, quiescere hominem dicerent, eos-</text:p>
      <text:p text:style-name="Normal">. que statim remitterent ac postridie mane redire juberent.<text:line-break/>- Ut vero abierunt, rursus hominem simili modo lavatum ac<text:line-break/>cibatum , iis ipsis quae egimus dormire probe fecimus. Ac-</text:p>
      <text:p text:style-name="P2">cedentes autum mane postridie mediei censuerunt etiam eo<text:line-break/>die cibo illi abstinendum, etiam si quam maxime sine febre<text:line-break/>p<text:span text:style-name="Default_20_Paragraph_20_Font"><text:span text:style-name="T5">r</text:span></text:span>o<text:span text:style-name="Default_20_Paragraph_20_Font"><text:span text:style-name="T5">r</text:span></text:span>sus esset. Illo veto promittente fe facturum quod<text:line-break/>juberent, scis quantus illis digressis risus sit excitatus, quem<text:line-break/>nos paulo post pervenientes deprehendimus. Non fugit<text:line-break/>vero nec quomodo cum laborante ipso sit actum. Nam<text:line-break/>quoniam , inquam , quum vale<text:span text:style-name="Default_20_Paragraph_20_Font"><text:span text:style-name="T5">r</text:span></text:span>es , bis lavere solebas ac<text:line-break/>medici cibum tibi omnino circumcidunt, nec illis jure in<text:line-break/>totum obsequendum este, et aliquid eorum quibus per fani-<text:line-break/>tatem es usus immutandum arbitror. Eo vero putante me<text:line-break/>sibi suadere ut lavaret quidem, fed non bis., tum paratum<text:line-break/>se affirmante quicquid jusserim exequi, ergo, inquam, ne-<text:line-break/>que inediam tolerabis neque lavabis bis, si quidem et labo-<text:line-break/>rasse mihi rideris jam triduo et calefactus vehementius; a<text:line-break/>sule fuisse; propter igitur laborem, inquam, et ustionem,<text:line-break/>unam te adjicere lavationem ad duas oportet, ac ter mihi<text:line-break/>audientem lavari, quoniam id. mihi facturum te pollicitus<text:line-break/>es. Ille subridens dura , inquit , imperas , caeterum quo-</text:p>
      <text:p text:style-name="P3">niam stare pactis est justum , faciam quae jubes. Quae vero<text:line-break/>medici post haec egere nosti plane quanto erant digna risu.<text:line-break/>Bis jam lavatus fuerat pranfusque dormierat, quum circa<text:line-break/>occasum solis ministrorum quidam adesse medicos nunciat.<text:line-break/>Hic vero febricitare fe simulat, ac veste circumdatus in vo-<text:line-break/>lutusque, quominus bibisse vinum ab ipsis deprehenderetur,<text:line-break/>amico cuidam mandat, medicis, si quid percontentur, pro se<text:line-break/>respondeat. Erat autem de more , ubi involutum curiose<text:line-break/>hominem letiam cum capite viderant, primum illud solenne<text:line-break/>ipsi rogaturi , quota hora accessio invasisset. Quum autem<text:line-break/>amicus respondisset, ferme ne unam quidem integram ex<text:line-break/>quo coepisset intercessisse horam, cum horrorene an fri-<text:line-break/>gore coepisset rogant. Eo cum horrore respondente, tan-<text:line-break/>gunt hominem jam corpore propter risum et operimentum<text:line-break/>madentem. Itaque ubi hominem laudassent, quod sibi ob-<text:line-break/>temperasset, nec quicquam ante tertiae diei accessionem de-<text:line-break/>liquisset, ob id ipsum, inquiunt, nunc te de seruit horror,</text:p>
      <text:p text:style-name="P3">estque sudoris indicium ac multa humiditas circa cutem,<text:line-break/>quae haudquaquam evenissent nisi inediam tole<text:span text:style-name="Default_20_Paragraph_20_Font"><text:span text:style-name="T5">r</text:span></text:span>asset, et<text:line-break/>triduum trausmisisses. Iussis igitur pr<text:span text:style-name="Default_20_Paragraph_20_Font"><text:span text:style-name="T5">o</text:span></text:span>pluquis, si quae gut-<text:line-break/>tulae illi manarent, diligenter. detergerent ne frigore.affice-.<text:line-break/>retur, tum mane . fe redituros praefati discedunt-, ne tum<text:line-break/>quidem post sudores jusso homine nutriri ; visae namque<text:line-break/>funt illis noctes eo tempore breves , utiliusque esse postridie.<text:line-break/>mane nutrire. Digressis. igitur ipsis perfusus sudore juvenis,<text:line-break/>ita ut involutus vestibus fuerat in balneum cucurrit, ac<text:line-break/>tertio sarit et similiter est <text:span text:style-name="Default_20_Paragraph_20_Font"><text:span text:style-name="T5">c</text:span></text:span>ibatus. Postridie priusquam<text:line-break/>adventarent medici, egressus domo dedita opera est, <text:span text:style-name="Default_20_Paragraph_20_Font"><text:span text:style-name="T5">n</text:span></text:span>eret<text:line-break/>deprehenderent. Itaque quum paulo .post venirent, et egres-<text:line-break/>fum intelligerent ,. mirati inter fe funt, quid tandem homi-:<text:line-break/>nem egredi subegisset jam bidui passum mediam. Ergo si.<text:line-break/>Hoc uno male ab ejusmodi medicis aegris afficerentur , quod.<text:line-break/>pluribus diebus in cubilibus detinerentur, quum liceret sine.</text:p>
      <text:p text:style-name="P3">intempestiva hac inedia multo citius ad consueta vitae munia<text:line-break/>redire, esset pro<text:span text:style-name="Default_20_Paragraph_20_Font"><text:span text:style-name="T5">i</text:span></text:span>ecto vel id pergrave; verum longe gravius<text:line-break/>est quod ipsis accidit. Quum enim dictae naturae, ubi sub<text:line-break/>tali victu reguntur, gravissimis corripiantur febribus, qui<text:line-break/>hunc iniungunt medici, nihil mihi a carnificibus differre vi-<text:line-break/>dentur. Non enim veluti qui humidi ac boni succi sunt,<text:line-break/>ubi in febre diaria transmittere mirificam diatriton cogun-<text:line-break/>tur, unum id tantum patiuntur incommodum quod frustra<text:line-break/>cruciantur; sic etiam naturae jam praedictae; imo ex lon-<text:line-break/>giore inedia acerrimis acutissimisque corripiuntur febribus,<text:line-break/>a quibus promptus est in hecticas transitus , atque ab his<text:line-break/>rursus in torridum marasmum , aut si os ventriculi facile.<text:line-break/>injuriis pateat, in syncoposum. Audisti enim saepe nonnullis<text:line-break/>talium medicorum dicentem me, licere ipsis evidenter in-<text:line-break/>telligere , quantum mali committant, dum praedictas natu-<text:line-break/>ras in inedia custodiunt, si velint, dum sani omnino sunt,<text:line-break/>biduum eos inediam jubere tolerare; cernent enim illico</text:p>
      <text:p text:style-name="P3">febricitantes, idque ob mullum profecto aliud quam famem.<text:line-break/>Siquidem cui nec suberat prius quicquam in co<text:span text:style-name="Default_20_Paragraph_20_Font"><text:span text:style-name="T5">r</text:span></text:span>pore compte-<text:line-break/>ilione dignum, nec quicquam illi interim accessit extrinsecus<text:line-break/>novi, is plane ex inedia febricitavit. Quum autem, ut<text:line-break/>dictumest, non unus alterve sic intemperatorum, sed dein- <text:span text:style-name="Default_20_Paragraph_20_Font"><text:span text:style-name="T5">r<text:line-break/></text:span></text:span>.ceps omnes , ubi inediam tolerarunt et balnei folio abstinue- .<text:line-break/>runt, febre corripiuntur, ne vel lenis quidem amplius relin-<text:line-break/>qui nobis suspicio potest, quasi ob aliud quippiam et non<text:line-break/>inediam febricitarint. Quibus namque in -corporis tempe-<text:line-break/>ramento siccum praevalet humido et calidum frigido, his<text:line-break/>corporis habitus gracilis , hirsutus et nigrior est, ac reliquis <text:span text:style-name="Default_20_Paragraph_20_Font"><text:span text:style-name="T5">t<text:line-break/></text:span></text:span>tribus intemperamentis, quae hoc fiunt minus calida, tactu<text:line-break/>calidior advertitur; plurima quoque his flava est bilis, uri-<text:line-break/>naeque ac dejectio bile satura et pulsus magni et somni leves .<text:line-break/>et pauci et animi impetus vehemens. Ergo recte horum<text:line-break/>Hippocrates tum generalem victus - formulam, cujusmodi<text:line-break/>esse conveniat, tum quot ac qualia symptomata in ejusmodi<text:line-break/>homines incidant, non solum .ubi totum diem in cibi ine-</text:p>
      <text:p text:style-name="P3">dia transegerint, verum etiam ubi altero cibo, qui pro<text:line-break/>prandio datur, abstinuerint, prodidit. <text:span text:style-name="Default_20_Paragraph_20_Font"><text:span text:style-name="T5">su t</text:span></text:span>exto enim Epule-<text:line-break/>unorum ita inquit; <text:span text:style-name="Default_20_Paragraph_20_Font"><text:span text:style-name="T5">in calida natura re</text:span></text:span>f<text:span text:style-name="Default_20_Paragraph_20_Font"><text:span text:style-name="T5">r</text:span></text:span>i<text:span text:style-name="Default_20_Paragraph_20_Font"><text:span text:style-name="T5">g</text:span></text:span>e<text:span text:style-name="Default_20_Paragraph_20_Font"><text:span text:style-name="T5">rati</text:span></text:span>o, <text:span text:style-name="Default_20_Paragraph_20_Font"><text:span text:style-name="T5">aqua<text:line-break/>p</text:span></text:span>a<text:span text:style-name="Default_20_Paragraph_20_Font"><text:span text:style-name="T5">tio, quie</text:span></text:span>s. In libro autem de acutorum rictu, quem ali-<text:line-break/>qui adversus Cuidias sententias inscribunt, quum de iis dis-<text:line-break/>putat qui siolitum prandium dimittunt, etiam hujus naturae<text:line-break/>hominum meminit, picrocholos eos a redu<text:span text:style-name="Default_20_Paragraph_20_Font"><text:span text:style-name="T5">n</text:span></text:span>dante fusco no-<text:line-break/>minans. - Ejus verba ita fe habent; <text:span text:style-name="Default_20_Paragraph_20_Font"><text:span text:style-name="T5">sed et qui bis die<text:line-break/>comedere c</text:span></text:span>o<text:span text:style-name="Default_20_Paragraph_20_Font"><text:span text:style-name="T5">nsueverunt, iisi non prandent, aegrotant, tum<text:line-break/>imbecilli et insirmifiunt ac timidi ad quodvis opus ;</text:span></text:span> prae-<text:line-break/>ferea cardialgiam patiuntur, fiquidem <text:span text:style-name="Default_20_Paragraph_20_Font"><text:span text:style-name="T5">suspensu illis viscera<text:line-break/>videntur et calidum pallidumque mingunt et defectio uri-<text:line-break/>tur</text:span></text:span> ; sunt praeterea <text:span text:style-name="Default_20_Paragraph_20_Font"><text:span text:style-name="T5">quibus</text:span></text:span> o<text:span text:style-name="Default_20_Paragraph_20_Font"><text:span text:style-name="T5">s amaricat, </text:span></text:span>o<text:span text:style-name="Default_20_Paragraph_20_Font"><text:span text:style-name="T5">culi cavantur,<text:line-break/>temp</text:span></text:span>o<text:span text:style-name="Default_20_Paragraph_20_Font"><text:span text:style-name="T5">ra pascitant et extremae partes fulgent. - </text:span></text:span>Haec ubi<text:line-break/>praedixit, mox alia quaedam tum de coena tum de nocte<text:line-break/>ad finem sermonis ait, picrocholos tum unicum lu die<text:line-break/>victum. tum inediam quam alios homines difficilius ferre,<text:line-break/>unam lu eo libro exponens partem eorum, quae in <text:span text:style-name="Default_20_Paragraph_20_Font"><text:span text:style-name="T5">t</text:span></text:span>exto</text:p>
      <text:p text:style-name="P3">-epidemiorum monuitfn universum ,. quod ad victum spes..<text:line-break/>ctat. i Nam refrigeratio, quam calidis naturis suasit, efficitur</text:p>
      <text:p text:style-name="Normal">. cum ex aliis quibusdam tum non minime ex cibi exhibitione.<text:line-break/>Quibus enim tum squalidus tum acer nativus calor est, .tem-<text:line-break/>paramento immoderatiori temperatis , bis alimenta mitio-</text:p>
      <text:p text:style-name="Normal">- stem eum minusque mordentem reddunt. Sane illud non<text:line-break/>latet, et boni succi. et exquisita debere esse quae sus exhi-<text:line-break/>heantur nutrimenta, non tamen ea quae boni succi, propter-<text:line-break/>ea quod exiguum hujusmodi substantiae in se habent; no-<text:line-break/>minentur ac nutrire nequeant, imo quod utile plurimum<text:line-break/>in se contineant. Sunt namque et malvae et brassicae et<text:line-break/>betae et lactucae, et denique omnia olera et fructus nutri-<text:line-break/>menta, quum substantia in his habilis ad alendum continea-<text:line-break/>tur. Uerum sicut lu his exiguum est quod nutrit; non<text:line-break/>exiguum quod est i<text:span text:style-name="Default_20_Paragraph_20_Font"><text:span text:style-name="T5">n</text:span></text:span>utile, ita in pane puro et oris et carne<text:line-break/>et alica plurimum est quod nutrit, minimum quod est in-<text:line-break/>utile. Quod si id inutile quod admixtum utili est, prae-<text:line-break/>terquam quod-non nutrit, etiam . acrem , aut aridam, aut</text:p>
      <text:p text:style-name="P3">-acerbam, aut amaram, aut denique vitiosam quampiam qua-<text:line-break/>litatum habet, non modo non proprie nutrimenta sunt, sed<text:line-break/>.etiam medicamentosae facultatis nun palum insu habent. Ex-<text:line-break/>pedrt igitur tales homines illis nutrire cibis , quicunque nec<text:line-break/>medicamen tusam ullam sensu perceptibilem vim habeant,<text:line-break/>sed nec ipsum quod nutrit plurimum, hoc enim quoque si<text:line-break/>.exiuperat, vitio non caret. Pri<text:span text:style-name="Default_20_Paragraph_20_Font"><text:span text:style-name="T5">n</text:span></text:span>cipio namque nec quae in<text:line-break/>ventriculo eorum agitur concoctio est exacta, nec si ventri-<text:line-break/>culus ea fuperet, quae lu venis obitur est: absoluta. Quod<text:line-break/>si hic quoque haud magnus sit error, saltem tertiam , quae<text:line-break/>singulis partium propria est, difficile fuerit in omnibus illis<text:line-break/>rite perfici. Conveniet profecto huic et ut frigidum humi-<text:line-break/>dumque quodammodo ei nutrimentum exhibeas, ubi corpus<text:line-break/>tum calidius tum siccius sistito est redditum. Quane com-<text:line-break/>modissimus huic est ptisanae cremor ad unguem coctus , in<text:line-break/>quo nullum sit superfluum condimentum, utpote qui et re-<text:line-break/>frigerare et humectare ac fine siti servare hominem potest,<text:line-break/>cumeo quod nec halituosirm nec humidum nec siccum detinet</text:p>
      <text:p text:style-name="P3">excreme<text:span text:style-name="Default_20_Paragraph_20_Font"><text:span text:style-name="T5">n</text:span></text:span>tum .Voco halituofa quaecunque per cutim foris<text:line-break/>efflueresunt apta , humida quae per vesicam, sicca quae<text:line-break/>per alvum; quippe a vincenti in singusis eorum substantia<text:line-break/>nomina ipsis imposui. Quod autum nullum horum retinebit<text:line-break/>ptisanae cremor ma<text:span text:style-name="Default_20_Paragraph_20_Font"><text:span text:style-name="T5">n</text:span></text:span>ifestum esu Quae enim per alvum<text:line-break/>excrementorum dejectiones sunt, eas adstringentia retinere<text:line-break/>sistent, quae per urinas et universam exeu<text:span text:style-name="Default_20_Paragraph_20_Font"><text:span text:style-name="T5">n</text:span></text:span>t cutim, haec<text:line-break/>detinent ea quae exiguis meatibus inhaere<text:span text:style-name="Default_20_Paragraph_20_Font"><text:span text:style-name="T5">n</text:span></text:span>t, <text:span text:style-name="Default_20_Paragraph_20_Font"><text:span text:style-name="T5">emplatt</text:span></text:span>o<text:span text:style-name="Default_20_Paragraph_20_Font"><text:span text:style-name="T5">men</text:span></text:span>iT<text:line-break/><text:span text:style-name="Default_20_Paragraph_20_Font"><text:span text:style-name="T5">vocant;</text:span></text:span> praeterea quae valenter adstringunt, eas stryphna<text:line-break/>vocant; ptifana vero nec exiguos cutis meatus obturandi<text:line-break/>nec adstringendi vim habet ullam. Ac quod non adstringat<text:line-break/>quidem vel gustus ipsis decet, cujus unius est proprium<text:line-break/>quod adstringendi vim habeat discernere. Quod vero nec<text:line-break/>cutis meatibus emplastiea inhaereat, id ratiocinari ex aliis<text:line-break/>ejus effectibus est promptum. Nam sive sordidum corpus<text:line-break/>extrinsecus ptisana defrices, sicut aphronitrum et mel de-<text:line-break/>terget , sive ex ventriculo per vomitum educere mediocrem<text:line-break/>pituitam velis, nihilo minus mulsa utilem ptisanae cremo-</text:p>
      <text:p text:style-name="P5"><text:span text:style-name="Default_20_Paragraph_20_Font"><text:span text:style-name="T8">. </text:span></text:span>rem experieris. . Additum tamen in dictione est, medio-<text:line-break/>.crem, quoniam si multa et vehementer glutinosa et crassa<text:line-break/>.pituita sit, hanc radicula ex oxymelite, <text:span text:style-name="Default_20_Paragraph_20_Font"><text:span text:style-name="T5">n</text:span></text:span>on mulsa aut pti-<text:line-break/>sana detergere est habilis. Est simulet mulsit ad omnes<text:line-break/>ante dictas excretiones idonea, verum nec sitim restinguit,<text:line-break/>.ut ptisana et in picrocholis <text:span text:style-name="Default_20_Paragraph_20_Font"><text:span text:style-name="T5">amara bile abundantibu</text:span></text:span>s naturis<text:line-break/>facile vertitur in bilem. optimum igitur, ut diximus, in<text:line-break/>ejusmodi temperame<text:span text:style-name="Default_20_Paragraph_20_Font"><text:span text:style-name="T5">n</text:span></text:span>tis nutrimentum est puta<text:span text:style-name="Default_20_Paragraph_20_Font"><text:span text:style-name="T5">ns. </text:span></text:span>Proxi-<text:line-break/>mum ab hoc alica, cui paululum aceti distributionis gratia sit<text:line-break/>adjectum. Tertium quae sine aceto liquida est, non massa,<text:line-break/>.qualem nonnulli praeparant assimilem pulti ; iniecisse vero<text:line-break/>huic dum coquitur aliquid porri <text:span text:style-name="Default_20_Paragraph_20_Font"><text:span text:style-name="T5">t</text:span></text:span>alius est; nam quae tum<text:line-break/>anethi, tum <text:span text:style-name="Default_20_Paragraph_20_Font"><text:span text:style-name="T5">t</text:span></text:span>alis aliquid necessario habebit neminem latet.<text:line-break/>Quin etiam insumo coctus panis utilis est cibus, sicut etiam<text:line-break/>e piscibus saxatiles omnes, Nec ipsis minus arelli, .nisisi<text:line-break/>prope lacum aut magnum flumen, quod in mare decidat<text:line-break/>depasti, humidam magis glutinosamque habeant carnem.<text:line-break/>Proxime ab asellis situ t solea et torpedo, itemque inter pis-</text:p>
      <text:p text:style-name="P3">ces lupus et mullus, post mugile pelago. Omnis autem pia-<text:line-break/>cis deterior est qui prope lacum qui mari coniungitur aut<text:line-break/>magni fluminis ostium pascit. Ex volatilibus autem optimi<text:line-break/>fu<text:span text:style-name="Default_20_Paragraph_20_Font"><text:span text:style-name="T5">n</text:span></text:span>t perdices ac montani omnes aviculae. Ab his gallina-<text:line-break/>cei et phafiani et juvenes columbae, sed nec hae tamen in-<text:line-break/>tus claudendae , quum excrementosa sint omnia quae exer--<text:line-break/>citatione curent. Excrementosa vero non minus sunt turi<text:line-break/>Iacustria tum palustria omnia, quo fit ut etiam ex ipsis suis-<text:line-break/>lis carnibus optima sit montana, ab his deinceps haedi sunt.<text:line-break/>lu omnibus jam dictis fugienda tum vetula tum recens edita<text:line-break/>sunt, illa namque duriora concectuque difficiliora sunt, haec<text:line-break/>immodice humida et excrementosa, ac potissimum quaecunque<text:line-break/>ex animalium generibus sunt, quae naturaliter humida sunt<text:line-break/>ut oves suesque. Verum de omnium ciborum facultate albi<text:line-break/>praecipimus, nunc veluti alia in hoc opere , sic ista quoque<text:line-break/>exempli causa sint dicta , siquidem propositum nobis in hoc<text:line-break/>est non tanquam in iis quae de alimentis et medicamentis<text:line-break/>scripsimus materias investigare , fed solas facultates genera-</text:p>
      <text:p text:style-name="P3">les <text:span text:style-name="Default_20_Paragraph_20_Font"><text:span text:style-name="T8">, </text:span></text:span>nihil autum profecto referat gener alesne facultates an<text:line-break/>universales ipsas appelles. Revertamur ergo rursus ad<text:line-break/>propositum. Quibus acre aliquid quotidie transpirat, ii, si<text:line-break/>.cutis ipfis stipetur, prompte febri corripiuntur. Stipant vero.<text:line-break/>hanc tum quae adstringunt omnia , veluti paulo sup<text:span text:style-name="Default_20_Paragraph_20_Font"><text:span text:style-name="T5">r</text:span></text:span>a me-.<text:line-break/>mu<text:span text:style-name="Default_20_Paragraph_20_Font"><text:span text:style-name="T5">t</text:span></text:span>avimus de Albulis aquis, tum quae exiguis meatibus<text:line-break/>emplastrantur. Aliquando autem ipsius cutis immoderatior<text:line-break/>siccitas exiguos ipsius meatus .densati Proinde qui oenanthe<text:line-break/>in balneo utebatur , hunc nos vidisti quo tempore inaequali-<text:line-break/>talem fentire sc quereretur, uti vetuisse; simili modo et qui<text:line-break/>largo rino cum oleo exiguo utebatur , . item qui lentiscino<text:line-break/>tum cum denfitudinem <text:span text:style-name="Default_20_Paragraph_20_Font"><text:span text:style-name="T5">s</text:span></text:span>entiebat, hunc quoque de caetero,<text:line-break/>ut scis, uti prohibuimus. Inhibuimus non. minus et eum,<text:line-break/>qui quotidie infolabatur , et eum qui pulvere utebatur. Al-<text:line-break/>texi vero qui jam ad inaequalitatem febrilem pervenerat,<text:line-break/>vehementiam remittere frictio<text:span text:style-name="Default_20_Paragraph_20_Font"><text:span text:style-name="T5">n</text:span></text:span>is sistimus. Jam alium , ut<text:line-break/>leis, curavimus mirantem quo pacto una lavatione, ac</text:p>
      <text:p text:style-name="P3">debita frictione horridam ejus multorum dierum inaequali-<text:line-break/>tatem dissolverimus. Utebatur autem et. ille adstringente.<text:line-break/>oleo, hoc inquam j me propter alios usus. celebri, rarum,<text:line-break/><text:span text:style-name="Default_20_Paragraph_20_Font"><text:span text:style-name="T5">vel pretiosum</text:span></text:span> vocant. Hoc igitur mutantes ac Sabino tum.<text:line-break/>pinguiter tum molliter uberius perfricantes ac bis lavantes,<text:line-break/>illico fanum reddidimus. Non solum igitur haec omnia vi-<text:line-break/>tanda iis sunt qui fumidum et suliginosum e corpore exha—<text:line-break/>lant, sed etiam quae glutinosum et quae crassam gignunt<text:line-break/>Iuncum, etenim haec parvos meatus obstruentia transpiratio-.<text:line-break/>nem morantur. Retinent non minus, ut dictum est, tran-<text:line-break/>spirationem et quae cutem immodice siccant. Multus si-<text:line-break/>quidem quum talibus lu sule uterentur, alios vero cum ube-<text:line-break/>riore nitro , alios cum <text:span text:style-name="Default_20_Paragraph_20_Font"><text:span text:style-name="T5">t</text:span></text:span>ale aut exercitatione multa aut fii—<text:line-break/>ctione dma , praeterea strictione sicca et calidis fomentis et<text:line-break/>pulvere ec horum oceafione quotannis aegrotarent; ipse<text:line-break/>testis es, ut ab iis prohibitos multis jam annis sanos ser-<text:line-break/>vaverimus.- Sunt autem merito ejusmodi praecepta tum<text:line-break/>valentium adhuc tum eorum qui jam de valetudine querun-<text:line-break/>tur communia. Non enim ei quae jam factaest febri con-</text:p>
      <text:p text:style-name="P3">sinunt, sed ei quae nunc in generatione ,est prospiciunt,<text:line-break/>tollendis iis quae illas excitant causis; nam quae adhuc in<text:line-break/>generatione febris est, dum aufertur causa, ipsa una interit.<text:line-break/>Quare quae in libris de sanitate tuenda de ejusmodi tempe-<text:line-break/>ramentis sunt prodita, ea omnia ad eos qui febricitare luci-<text:line-break/>piunt, sive id sanationem appellasse oportet sive providen-<text:line-break/>tiam, sunt transferenda. Siquidem sanamus id febris quod<text:line-break/>jam invasit, etiam si exiguum est prospicimus , nequid am-<text:line-break/>plius proveniat adimentes causam.</text:p>
      <text:h text:style-name="Heading_20_2" text:outline-level="2">Cap. HI. </text:h>
      <text:p text:style-name="P33">Quemadmodum vero jam dictarum maxi-<text:line-break/>me naturarum et quum valent et quum de se queruntur<text:line-break/>communis <text:span text:style-name="Default_20_Paragraph_20_Font"><text:span text:style-name="T5">s</text:span></text:span>copus est ut fluxile et transpirabile undique<text:line-break/>corpus reddatur, ita illud quoque ut tum vigilias tum iram<text:line-break/>tum tristitiam tum curam tum ustionem tum frigus tum<text:line-break/>lassitudinem fugiant, eum promptissime post haec ejusmodi<text:line-break/>temperamenta febre capiantur. Sanare .vero ea quoties ex ali-<text:line-break/>qua dictarum occasionum fcluicitarint oportet, parlim simi-<text:line-break/>liter iis quos ex stipata cute laborare diximus , parlim dissi-</text:p>
      <text:p text:style-name="P3">militar<text:span text:style-name="Default_20_Paragraph_20_Font"><text:span text:style-name="T5">i</text:span></text:span> Quippe in prima accessione inclinante ducendi in<text:line-break/>balneum omnes funt, tum pinguiter simul ac molliter fri-<text:line-break/>oandi , ii quidem qui ex aliquo quod cutem adstrinxit labo-<text:line-break/>rant sicut dictum est; qui vero ex siccitate, fricandi quidem<text:line-break/>et ipsi. sed parcius, lavandi autem uberius. Respiciendum<text:line-break/>vero siemper ad virium modum est in omnibus ejusmodi<text:line-break/>auxiliis. Atque irae quidem et tristitiae et vigiliae ac curae<text:line-break/>nec frictionibus nec lavationibus multis indigent , sed eun-<text:line-break/>albus qui ex ejusmodi occasione scbriritarint oleum rnsun-<text:line-break/>dendutn tepidum large esit, cui minime adstringens vis infit,<text:line-break/>tum paululum fricandi atque ex consuetudine lavandi. Ustio<text:line-break/>vero protinus ab initio refrigerationem desiderat, tum crev<text:line-break/>sudorem lavationem, minime vero aut oleum largum aut<text:line-break/>crebram frictionem. Sint autem quae refrigerent et rosa.:<text:line-break/>ceum es omphacinum; quod etiam, arbitror, omotribes, <text:span text:style-name="Default_20_Paragraph_20_Font"><text:span text:style-name="T5">id<text:line-break/>est</text:span></text:span> crudum , oleum nominanti Utiliora vero his sunt quae<text:line-break/>nihil in se salis omnino habent. Efficies haec frigida si vas<text:line-break/>in quo continentur magis in puteo suspendas ; ut aquam</text:p>
      <text:p text:style-name="P2">tangat. Praeterea si defluxus frigidae aquae vasi <text:span text:style-name="Default_20_Paragraph_20_Font"><text:span text:style-name="T5">t</text:span></text:span>e -illidat,<text:line-break/>magis humorem refrigerat. Quod si largiusrefrigerata cu-<text:line-break/>pis, vas nive circumdabis. Infundere autem sincipita sublata<text:line-break/>in altum manu per mediocrem lanae modum oportet. Haec<text:line-break/>usque ad inclinationem faciens in balneum duces. Si vero<text:line-break/>qui memorato est temperamento, de quo omnis lue sermo est,<text:line-break/>cx frigore febricitet, etiam ducendus ad balneum in <text:span text:style-name="Default_20_Paragraph_20_Font"><text:span text:style-name="T5">r</text:span></text:span>emissione<text:line-break/>is esu Si autem cum gravedine et destillatio<text:span text:style-name="Default_20_Paragraph_20_Font"><text:span text:style-name="T5">n</text:span></text:span>e febricitet,<text:line-break/>- priusquam haec concocta sint lavandus non esu At qui ex<text:line-break/>ustione febricitant, ii vel quum haec adsint lavari debebunt,<text:line-break/>veluti in libris de sanitate tuenda ostendimus. Post lava-<text:line-break/>erum vero iisdem quibus aule madefacienda amborum ca-<text:line-break/>pila sunt, eorum quidem qui ex ustione febricitarent resti--.<text:line-break/>gerantibus, qui ex frigore calefacientibus. Sunto autem<text:line-break/>et haec post balneum mediocria, cujusmodi irinum dictum<text:line-break/>est et nardurum unguentum. Verum de his immorandum<text:line-break/>pluribus non est, praesertim in libris de sanitate tuenda<text:line-break/>jam proditis. Sed suffecerit dixisse reliqua simili modo in</text:p>
      <text:p text:style-name="P2">febricitantibus esse facie<text:span text:style-name="Default_20_Paragraph_20_Font"><text:span text:style-name="T5">n</text:span></text:span>da, quemadmodum in ustis et refri-<text:line-break/>geratis citra febrem facienda praecepimus , non tamen quo-<text:line-break/>vis tempore lavandos febricitantes esse, fed in accessionis<text:line-break/>remissione. Praeterea qui ex ustione febricitant, iis iuten-<text:line-break/>dendam quae ex refrigerantibus conflet curationem esse; iis<text:line-break/>vero qui ex frigore, eam quae ex calefacientibus consistit re-<text:line-break/>mittendam. Reliquum autem fuerit ut communitatem ac<text:line-break/>differentiam in rictu omnium comprehensarum conditionum<text:line-break/>inpropofito temperamento, ubi febre diaria laborat, expone-<text:line-break/>mus. Omnium igitur communis vietus species esto , quae et<text:line-break/>boni sit succi et concoctu facilis , et quae nusquam exiguis<text:line-break/>cutis meatibus inhaereat ; fed ii qui exusti sunt, cum eo quod<text:line-break/>refrigeret et humectet. Pari modo iis quos ira male habuit.<text:line-break/>Iis vero. qui refrigerati fuerunt cum eo quod calefaciat m o-<text:line-break/>. dice. lis qui pervigilio , tristitia et nimia cura sunt affecti,<text:line-break/>quod humectet ac fomnum conciliet. Ad eundem modum<text:line-break/>iis qui fatigati sunt magis nutriens , iis qui refrigerati funt<text:line-break/>minus nutriens ,- reliquis quod medium fit amborum. Vi-<text:line-break/>num vero ipsa conscius es om<text:span text:style-name="Default_20_Paragraph_20_Font"><text:span text:style-name="T5">n</text:span></text:span>ibus me ejusmodi <text:span text:style-name="Default_20_Paragraph_20_Font"><text:span text:style-name="T5">naturis</text:span></text:span></text:p>
      <text:p text:style-name="P3">concedere, sed quod tum nspectu tum viribus sit aquosum,<text:line-break/>id enim ad omnia utilius quam aqua est, ut quod et concoctio-<text:line-break/><text:span text:style-name="Default_20_Paragraph_20_Font"><text:span text:style-name="T5">p</text:span></text:span>em juvet , et urinas ac sudores provocet. Constat autem<text:line-break/>et Hippocratem no<text:span text:style-name="Default_20_Paragraph_20_Font"><text:span text:style-name="T5">n</text:span></text:span> in diariis modo febribus, verum etiam<text:line-break/>in acutis ex iis quae de acutarum victu prodit vinum dare.<text:line-break/>At in sexto opulentiorum sive ipse siti, sive Thessalus ejus<text:line-break/>filius, linum calidis temperamentis prohibet, idque non<text:line-break/>modo quum febricitant, sed etiam per sanitatem ; quippe in<text:line-break/>calida natura suadet tum refrigerationem tum aquae potio-<text:line-break/>nem tum quietem , nisi forte copiosius utendum esse aqua<text:line-break/>quam vino ejusmodi naturis suadere eum dixeris, quem-<text:line-break/>admodum nonnullis placet. Hoc igitur seorsum per se<text:line-break/>disqui<text:span text:style-name="Default_20_Paragraph_20_Font"><text:span text:style-name="T5">r</text:span></text:span>atur, de potione vero frigidae decidendum. Ego<text:line-break/>igitur censeo ejus generis naturas et dum valent ejusmodi<text:line-break/>potione magnopere Iuvari; nec in diaria febre iis quibus in<text:line-break/>usu fuit eam circumcido; si quis vero non assuevit, huic<text:line-break/>per febrem dare non inceperim , nisi pristina plane sanitate<text:line-break/>prius redditu. Quod fi vel propter timiditatem, vel propter</text:p>
      <text:p text:style-name="P3">consuetudinem a pueris, vel salsam opinionem frigidam<text:line-break/>timeat, tum opere homini persuadeam observans in aestate<text:line-break/>quum aeftuat, tum ratione post opus. Nam ubi post usum<text:line-break/>ejusmodi potionis liberatus statim ab urendo aestuandoque<text:line-break/>est, visusque sumiorem ex eo stomachum quam ante habere,<text:line-break/>-tum ventriculus illi biliosum dejecit et probe concoxit , ac<text:line-break/>-corpus tquum ea iterum iterumque usus fuerit reficitur,<text:line-break/>tum vero estis quoque ei indicatis quibus simili ratione con-<text:line-break/>tuli exposuerim , primum quidem illud esse om<text:span text:style-name="Default_20_Paragraph_20_Font"><text:span text:style-name="T5">n</text:span></text:span>ium longe<text:line-break/>verissimum, <text:span text:style-name="Default_20_Paragraph_20_Font"><text:span text:style-name="T5">contraria contrarioru</text:span></text:span>m <text:span text:style-name="Default_20_Paragraph_20_Font"><text:span text:style-name="T5">esse remedia</text:span></text:span>, prodi-<text:line-break/>tum autem mihi de hoc prius esu Mox illud, <text:span text:style-name="Default_20_Paragraph_20_Font"><text:span text:style-name="T5">temperamen-<text:line-break/>tum eju</text:span></text:span>s <text:span text:style-name="Default_20_Paragraph_20_Font"><text:span text:style-name="T5">sanitati</text:span></text:span>s <text:span text:style-name="Default_20_Paragraph_20_Font"><text:span text:style-name="T5">summetr</text:span></text:span>i<text:span text:style-name="Default_20_Paragraph_20_Font"><text:span text:style-name="T5">am egresii</text:span></text:span>i<text:span text:style-name="Default_20_Paragraph_20_Font"><text:span text:style-name="T5">m morbo esse pro-<text:line-break/>pinquum</text:span></text:span>, tum sanitatem ejusmodi corporum dubiam esse,<text:line-break/>ac potius in affectu quam in habitu. Praeterea quod si boni<text:line-break/>temperamenti esset, hoc illi omni studio tuerer, quum vero<text:line-break/>.vitiosi sit temperamenti et naturae, in melius immuto. Porro<text:line-break/>dictum et de his fusius est m libris de. sanitate tuenda, unde</text:p>
      <text:p text:style-name="P3">nec immorandum mihi hic multis est eos imitanti scripto-<text:line-break/>res qui quum pauca prorsus sciant, ipsa in omnibus libris<text:line-break/>inculcant. Id enim non multa est docere, sed multa fcri-<text:line-break/>bere et multus chartas consumere, quum licet paucas, ac<text:line-break/>multum temporis nulla necessitate conterere. Itaque nec<text:line-break/>notas diariaruni febrium hoc loco describo, utpote jam<text:line-break/>praedictas mihi in secundo de crisibus propemodum univer-<text:line-break/>fas, siquae vero reliquae fuerunt, etiam in primo de fe-<text:line-break/>.brium differentiis proditas. Quin etiam in libris de pulsi-<text:line-break/>bus quantum ex ipsis sit utile exposuimus loli ut scis,<text:line-break/>monium qui ante nos suerunt, adeo, arbitor, clare .ut nec<text:line-break/>.puerum quod tradidimus lateat, quum Archigenes, ut osten-<text:line-break/>alimus , non docuerit, fed deblaterarit plurima tum in opere<text:line-break/>de pulsibus tum in eo quod de,febrium significatione inseri-.<text:line-break/>bit. Ut autem eum qui in aluminosa aqua se lavit me.,<text:line-break/>dici usque in tertium diem cibo abstinere jusserunt, ad eun-<text:line-break/>dem scis modum neminem eorum qui et exusti et fatigati<text:line-break/>fuerunt, vel alia quapiam en jam dictis causis febre tentati,</text:p>
      <text:p text:style-name="P2">lavisse aut nutrivisse priusquam diatritun transui sissent.<text:line-break/>Necesse enim prosectu est et me diatriton dicere, ne in hoc<text:line-break/>quoque nugis eorum me exponam, dicentium aliam esse ter-<text:line-break/>. tii diei accessionem aliam ipsam primam diatriton ; quippe<text:line-break/>hactenus eorum nugas processisse ipse aliquando audisti. Sed<text:line-break/>sive p<text:span text:style-name="Default_20_Paragraph_20_Font"><text:span text:style-name="T5">r</text:span></text:span>unam diatriton sive aliud quiduis appellasse velint,<text:line-break/>non semel nos bisve aut ler, verum saepius quam ut memi-<text:line-break/>nisse possimus, tum in primo statim die ad vesperam eos<text:line-break/>qui diaria febre laborarunt lavimus, tum vel .magis in fe-<text:line-break/>cundo, imo etiam lo ipso. tertio, ceu paulo ante diximus de<text:line-break/>eo, cui stipata cutis fuerat. Verum hanc causam rarenter<text:line-break/>vidi febrem accendere, itaque etiam maxime tractanda de-<text:line-break/>fumpfi; ustionem vero et lassitudinem et caeterorum sin-<text:line-break/>gula plane saepe. Vidisti autem eos omnes quarto die<text:line-break/>mane ad solita redire munia, ac melicis qui ipsus tertium<text:line-break/>diem prosus in cibi inedia exegisse fuerant opinati occur-<text:line-break/>rere. Itaque etiam miranti tibi ac quaerenti quid demum</text:p>
      <text:p text:style-name="P3">causae esset cur vel nu<text:span text:style-name="Default_20_Paragraph_20_Font"><text:span text:style-name="T5">n</text:span></text:span>c saltem ejusmodi medici ab iis<text:line-break/>quae perpe<text:span text:style-name="Default_20_Paragraph_20_Font"><text:span text:style-name="T5">r</text:span></text:span>am opinantur non recedant convenienter ; ut<text:line-break/>arbitror, respondi quod neque veram speculationem nosce-<text:line-break/>rent, et nunc eam incipere discere erubescerent. - Aliqui<text:line-break/>tamen ; veluti confitentem aliquando ex iis quendam cum<text:line-break/>Lacrymis veritatem nobis solis audivisti, nec vitae sibi ne-<text:line-break/>cessaria ajunt affutura, si qui eos scire aliquid existimant<text:line-break/>discentes jam rideant. Verum tu hoc semel audivisti, dees<text:line-break/>autem omnes testor multos ea milii saepe soli confessos<text:line-break/>Iacrymantes ac infelicitatem suam deplorantes, quod sub<text:line-break/>malis praeceptoribus tempus perdidissent. Juroque tini ror-<text:line-break/>sus deos illud quoque mihi persaepe a condiscipulis dictum<text:line-break/>esse, quum essem adhuc aetate adolescens. Nam quum<text:line-break/>mihi mos esset, ubi aliquis me de dogmate aliquo num ve-<text:line-break/>rum esset perconta<text:span text:style-name="Default_20_Paragraph_20_Font"><text:span text:style-name="T5">r</text:span></text:span>etur, me dicere refponderenon posse,-<text:line-break/>nisi reliquorum omnium <text:span text:style-name="Default_20_Paragraph_20_Font"><text:span text:style-name="T5">dogmata</text:span></text:span> didicissem , ac methodum<text:line-break/>quandam mihi comparassem qua quod melius esset discer-<text:line-break/>nerem, non. pauci ex condiscipulis qui haec- audierant -milii</text:p>
      <text:p text:style-name="P3">responderunt, me et excellenti natura et singulari propter<text:line-break/>patris mei liberalitatem esse eruditione et aetatem addiscent<text:line-break/>dum idoneam et impensas unde disciplinis vacem fuppedia<text:line-break/>tatas habere, secum no<text:span text:style-name="Default_20_Paragraph_20_Font"><text:span text:style-name="T5">n</text:span></text:span> ita agi, qui et rudes in primis dis--<text:line-break/>ciplinis essent, nec acuto ut ego ingenio, nec quod impen-.</text:p>
      <text:p text:style-name="Normal">. derent habere; itaque contentos esse oportere iis, quae<text:line-break/>..nunc nossent, qualiacunque ea forent. Minime igitur mireris<text:line-break/>cur plerosque medicorum non pudeat diatriton i<text:span text:style-name="Default_20_Paragraph_20_Font"><text:span text:style-name="T5">n</text:span></text:span> oreha-<text:line-break/>b.ere , etiam si sexcenties nos praesagire in aegris viderunt,<text:line-break/>diariane febre labo<text:span text:style-name="Default_20_Paragraph_20_Font"><text:span text:style-name="T5">r</text:span></text:span>a<text:span text:style-name="Default_20_Paragraph_20_Font"><text:span text:style-name="T5">r</text:span></text:span>e<text:span text:style-name="Default_20_Paragraph_20_Font"><text:span text:style-name="T5">n</text:span></text:span>t, an ea quae tertio quantave die.<text:line-break/>accessionem aliquam esset habitura. Illud potius aestima<text:line-break/>quod Hippocrates monuit, homo alias ingenio maxime philo-<text:line-break/>fophico. <text:span text:style-name="Default_20_Paragraph_20_Font"><text:span text:style-name="T5">Quum</text:span></text:span> e<text:span text:style-name="Default_20_Paragraph_20_Font"><text:span text:style-name="T5">qu</text:span></text:span>i<text:span text:style-name="Default_20_Paragraph_20_Font"><text:span text:style-name="T5">dem peracutu</text:span></text:span>s <text:span text:style-name="Default_20_Paragraph_20_Font"><text:span text:style-name="T5">m</text:span></text:span>o<text:span text:style-name="Default_20_Paragraph_20_Font"><text:span text:style-name="T5">rbti</text:span></text:span>s-<text:span text:style-name="Default_20_Paragraph_20_Font"><text:span text:style-name="T5">est, extrema</text:span></text:span>s<text:line-break/><text:span text:style-name="Default_20_Paragraph_20_Font"><text:span text:style-name="T5">qua</text:span></text:span>m <text:span text:style-name="Default_20_Paragraph_20_Font"><text:span text:style-name="T5">primum lab</text:span></text:span>o<text:span text:style-name="Default_20_Paragraph_20_Font"><text:span text:style-name="T5">re</text:span></text:span>s <text:span text:style-name="Default_20_Paragraph_20_Font"><text:span text:style-name="T5">habet, tum sum</text:span></text:span>m<text:span text:style-name="Default_20_Paragraph_20_Font"><text:span text:style-name="T5">e tenuissimo victu<text:line-break/>necesse est uti. Quu</text:span></text:span>m <text:span text:style-name="Default_20_Paragraph_20_Font"><text:span text:style-name="T5">vero n</text:span></text:span>o<text:span text:style-name="Default_20_Paragraph_20_Font"><text:span text:style-name="T5">n, sed lic</text:span></text:span>e<text:span text:style-name="Default_20_Paragraph_20_Font"><text:span text:style-name="T5">t liberalius cibare,<text:line-break/>tantum est de extrema victus ratione remittendu</text:span></text:span>m. <text:span text:style-name="Default_20_Paragraph_20_Font"><text:span text:style-name="T5">quan-<text:line-break/>tum m</text:span></text:span>o<text:span text:style-name="Default_20_Paragraph_20_Font"><text:span text:style-name="T5">rbus extremis est miti</text:span></text:span>o<text:span text:style-name="Default_20_Paragraph_20_Font"><text:span text:style-name="T5">r. </text:span></text:span>Labo<text:span text:style-name="Default_20_Paragraph_20_Font"><text:span text:style-name="T5">r</text:span></text:span>es namque dicit<text:line-break/>.omnia. quae hominem offendunt, extremos vero maximos,.</text:p>
      <text:p text:style-name="P2">quales in summo rigore fiunt. . Iubet autem reservari i<text:span text:style-name="Default_20_Paragraph_20_Font"><text:span text:style-name="T5">n</text:span></text:span> id<text:line-break/>temporis summam. victus tenuitatem , nihil profectu docens<text:line-break/>diversum ab eo, quod alibi .dixit: <text:span text:style-name="Default_20_Paragraph_20_Font"><text:span text:style-name="T5">Quum in summo v</text:span></text:span>i<text:span text:style-name="Default_20_Paragraph_20_Font"><text:span text:style-name="T5">gore<text:line-break/></text:span></text:span>m<text:span text:style-name="Default_20_Paragraph_20_Font"><text:span text:style-name="T5">orbu</text:span></text:span>s. <text:span text:style-name="Default_20_Paragraph_20_Font"><text:span text:style-name="T5">est, tum victu uti tenuissimo est necesse. </text:span></text:span>Atqui<text:line-break/>fieri <text:span text:style-name="Default_20_Paragraph_20_Font"><text:span text:style-name="T5">n</text:span></text:span>on potest, ut summamrictus lenitatem ad summi vi,-<text:line-break/>geris tempus differas, nisi i<text:span text:style-name="Default_20_Paragraph_20_Font"><text:span text:style-name="T5">n</text:span></text:span>ter initia conieceris, circiter<text:line-break/><text:span text:style-name="Default_20_Paragraph_20_Font"><text:span text:style-name="T5">r</text:span></text:span> quotum diem in vigore morbus sit futurus. Sed et insanire</text:p>
      <text:p text:style-name="P1">Hippocratem dicunt qui haec scripferit, et tametsi nos opere<text:line-break/>ea ostendimus, omnia potius putant, quam posse quempiam<text:line-break/>in prima aliquando accessione certam notitiam affectus aegro-<text:line-break/>tantibus habere. Ego vero nec in omnibus aegrotantibus fa-<text:line-break/>teor exacte me scire in primo die affectum, <text:span text:style-name="Default_20_Paragraph_20_Font"><text:span text:style-name="T5">n</text:span></text:span>ec ullam dia-<text:line-break/>riam me febrem posse fugere; at vero ut nihil in vietus<text:line-break/>ratione primis saltem diebus pecces, hoc fatis est, si discer-<text:line-break/>nere diariam a reliquis queas. Ac propterea quarto die.<text:line-break/>in quo illi hominem quem jam ernaciarunt , primum nutrire.<text:line-break/>incipiunt, nos ad consueta munia dimittimus, ac a diariis</text:p>
      <text:p text:style-name="P2">in acutas febres transitum fieri hac rictus ratione prohibe-<text:line-break/>mus; quum si quis aliter cibet, excipiant necessario jam<text:line-break/>dictus naturas ardentissimae febres. Sunt enim aliae natu-.<text:line-break/>rae quibus aut nihil aut non magnopere incommodet tot<text:line-break/>dierum inedia ; sicut e diverso aliae quibus non modo innoxia,<text:line-break/>sed etiam utilis est trium dierum inedia. Uerum de caeteris<text:line-break/>naturis post decernam. Propositum vero nunc nobis ah<text:line-break/>inito temperamentum inedlae in summum ducunt discrimen,<text:line-break/>in quacunque iniungantur febre, non solum iis quas modo<text:line-break/>commemoravi diariis.</text:p>
      <text:h text:style-name="Heading_20_2" text:outline-level="2">Cap. IV. </text:h>
      <text:p text:style-name="P33">Etenim si propter obstructionem aliquan-<text:line-break/>do, ut dictumest, coacta transpiratio sit, si parva ea sit,<text:line-break/>qui recte deterserit, secundam fore accessionem vetabit; sin<text:line-break/>insignis, non possis ita promittere. Quod et si muttiet crassi<text:line-break/>et glutinosi impacti humores sint, quae bos excipit febris<text:line-break/>fieri non potest ut intra fines diariarnm consistat, quando.<text:line-break/>ex necessitate huic in mali Iunci naturis ea quae ex</text:p>
      <text:p text:style-name="P2">putredine humorum accenditur succedet. Nam in aliis<text:line-break/>saltem temperamentis quae in sequentibus exponam, ex-<text:line-break/>citari ex tali caula potest: citra humorum putredinem: ali-<text:line-break/>qua continentis febris fpecies. Porro capere ejusmodi fer-<text:line-break/>moues omnino non potest, qur prius in memoratis ope-<text:line-break/>ribus non sit exercitatus, ac potissimum in eo quod de<text:line-break/>febrium differentia inscribitur. Nam ubi obstructio quae-<text:line-break/>piam mediocris est, ob quam febricitant quibus vitiosus est<text:line-break/>humor in primo die, atque etiam secundi aliqua parte, nul-<text:line-break/>lum est in pulsu putredinis signum , aeque ut nec cruditatis<text:line-break/>in urinis. Protracta tamen declinatione nec amplius pro<text:line-break/>ratione, sicut post summum algorem inceperat, cedente,<text:line-break/>. suspectus affectus est, veluti <text:span text:style-name="Default_20_Paragraph_20_Font"><text:span text:style-name="T5">e diversa</text:span></text:span> in quibus ad salutio-<text:line-break/>nem festinat, vel halitus aliqui vel madores vel sudores<text:line-break/>exierunt, vel multa bona urina cum signis in pulsu bonis,<text:line-break/>in iis procul dubio diaria febris est. Sed quae ex parva<text:line-break/>oritur obstructione, ea ;ut dictum est, saltem inter initia<text:line-break/>similis diariis est, protracta tamen declinatione suspecta red-</text:p>
      <text:p text:style-name="P3">ditur, quamvis putredinis indicia in pulsu adhuc non appa-<text:line-break/>reant; quippe ursi vitiosus humor penitus tran<text:span text:style-name="Default_20_Paragraph_20_Font"><text:span text:style-name="T5">t</text:span></text:span>piret; necesse<text:line-break/>est putrefiat. Ergo ut tranfpiret majore jam auxilio est<text:line-break/>opus. Ac siquidem vel puer vel fienex fit, sanguinem de—<text:line-break/>trahere non licet; inter has aetates ubi robur aegro non<text:line-break/>deest, secanda vena est, etiam si plenitudinis signa non ad-<text:line-break/>fiunt. Praestat enim vrtiofi humoris majore parte emissa ad<text:line-break/>detergendas obstructiones accedere, quum alioqui metus fit<text:line-break/>si obstructionibus liberandis , priusquam vacuaveris , studeas,<text:line-break/>ne ipsas magis impingas. At solvunt quidem obstructiones<text:line-break/>quae deterforiam facultatem obtinent, feu foris cuti sint ad-<text:line-break/>mota, feu intro in co<text:span text:style-name="Default_20_Paragraph_20_Font"><text:span text:style-name="T5">r</text:span></text:span>pus accepta. Periculum vero est<text:line-break/>.etiam ne quae foras trahunt, una cum iis quae, obstruunt,<text:line-break/>.etiam aliud quippiam attrahant, et quae ab interno furium<text:line-break/>feruntur, aliquid- <text:span text:style-name="Default_20_Paragraph_20_Font"><text:span text:style-name="T5">t</text:span></text:span>ecum in iis quae in vasis continentur<text:line-break/>-rapiant. l Quod ipsum fi tenax sit vel crass<text:span text:style-name="Default_20_Paragraph_20_Font"><text:span text:style-name="T5">a</text:span></text:span>m obstructionem<text:line-break/>plane geminabit; sin aliter, multitudine certe sina non parum<text:line-break/>omnino nocebit. Cer<text:span text:style-name="Default_20_Paragraph_20_Font"><text:span text:style-name="T5">n</text:span></text:span>imus enim aliquando. etiam quod<text:line-break/>-multum est, cum simul .totum confluit , obstruendo haerere,</text:p>
      <text:p text:style-name="P3">infigique non mi<text:span text:style-name="Default_20_Paragraph_20_Font"><text:span text:style-name="T5">n</text:span></text:span>us quam ea quae glutinosis <text:span text:style-name="Default_20_Paragraph_20_Font"><text:span text:style-name="T5">sun</text:span></text:span>t et crassa;<text:line-break/>quod si per meatus angustos est transitus, multo profecto ma-<text:line-break/>gis retineri. Quo igitur et his iter liberum, et iis quae foris<text:line-break/>admoventur attractio tuta fit, utilissimum est co<text:span text:style-name="Default_20_Paragraph_20_Font"><text:span text:style-name="T5">r</text:span></text:span>pus ina-<text:line-break/>nisse. Quin etiam fumosa fuliginofaqne humorum exere-<text:line-break/>menta, quae p<text:span text:style-name="Default_20_Paragraph_20_Font"><text:span text:style-name="T5">er cutim exhalant,. succi</text:span></text:span>s imminutis pauciora<text:line-break/>restabunt. Quare inde quoque . minor reddetur febrilis ca-<text:line-break/>lor, fient foras evanescere, si exiguae obstructiones sint,<text:line-break/>queat. Ergo quum suspicio erit cutim esse ex. obstructione<text:line-break/>praeclusam,. id quod tum ex eo conjicles, quod non suerit<text:line-break/>in primae accessionis remissione vacuatae latis magna , tum<text:line-break/>quod similis sibi perduraverit remissio, si homo ex nulla<text:line-break/>manifesta febricitavit caula , etiam certiorem ohstructionis<text:line-break/>dignotionem habes ; sin.ex evidenti aliqua causa, fieri potest<text:line-break/>ut duae simul coierint causae. Nam si altera tantum cau-<text:line-break/>farum quam externa impressit subesset, imminuta remissio<text:line-break/>spisset cum sensibili alico jus excretione ; haudquaquam igi-</text:p>
      <text:p text:style-name="P3">tur differendum est sanguinem ita laborantium mittere, tum<text:line-break/>ad virium tum ad obductionis magnitudinis proportionem.<text:line-break/>Indicetur autem obstructionis magnitudo ex ipfa magnitudine<text:line-break/>febris, ut quae ex majore obstructione major, ex minore<text:line-break/>minor inciderit. Ubi vero modice vacuaveris, haud multo<text:line-break/>post aut nutrimentum aliquod aut medicamentum ex iis<text:line-break/>quae detergeant exhibebis. Sunt porro non multa quae in<text:line-break/>febribus id praestent; fed sicut dictum prius esu in alimento-<text:line-break/>rum ratione funt ptisana et mulsa, in medicamentorum<text:line-break/>oxymeli et quaecunque incoquere in mulsa licet, ceu cala-<text:line-break/>mintha et hyssopum et origanum et ferpillum et iris et .<text:line-break/>apium. Verum haec omnia justo sunt calidiora , ideoque<text:line-break/>febres accendunt ut unum. Oxymeli vero solum nec febres<text:line-break/>accendit et strenue deterget, sic ut ea quae glutinosa crassaque<text:line-break/>funt, dissolvat et meatus obstructos liberet. At inter mul-<text:line-break/>fam et oxymeli medium locum habet quod apomeli dicitur,<text:line-break/>cujus plurimus in Peloponnefo est usus. Non immerito,</text:p>
      <text:p text:style-name="P2">.arbitror, et saccharum inter haec numerandum. Ex hoc<text:line-break/>. . victu servabis, quantum de febrili calore minuitur. Etenim<text:line-break/>si tertio die mane videris minimum esse quod de febre re-<text:line-break/>linquitur, ac neque putredinis humorum in pulsu nota<text:line-break/>subsit, neque in urina cruditatis , suspecta vero hora qua<text:line-break/>primo die febris invasit extra meridiem nota sit, audacter<text:line-break/>Hominem quam ocyssime lavabis longe ante sextam horam.<text:line-break/>Abunde tamen sit si intra tertiam horam lavationem comple-<text:line-break/>veris. Ad eundem modum et si decimam horam suspectam<text:line-break/>habueris, usque ad septimam laves licet, quum tres aequi-<text:line-break/>modiales horas quatuorve inter balneum accessionisque tem-<text:line-break/>pus interponi abunde sit satis. Debet autem in balneo cor-<text:line-break/>pus prius unctum ac moderatissime frictum, mox detergeri<text:line-break/>extrinsecus abluique. sane detergentium materiam expo-<text:line-break/>silam habes in commentariis iis, qui de medicamentis sunt<text:line-break/>. conscripti. Deligenda vero semper sunt quae ad rempro-<text:line-break/>pofitam .suat accommoda; quippe distincta in his sunt tum<text:line-break/>quae magis. tum quae minus detergent. Sed et nunc ex-</text:p>
      <text:p text:style-name="P3">empti causa pauca dicemus. Moderatissime detergent tum<text:line-break/>ervi farina tum hordei tum fabarum, praeterea mulsa<text:line-break/>aquosis; magis vero quam haec iris et panacis radix .et<text:line-break/>aristolochia et mulsa quae mediocri est mixtura, veluti etiam<text:line-break/>hac magis quae meracissima est Fit haec ubi mixta melli<text:line-break/>exigua est aqua, sic ut liquatum mel exiguos cutis meatus<text:line-break/>facile ingredi possit Possunt autem vel hac magis detergere<text:line-break/>tum spuma nitri tum nitrum ipsum tum aphronitrum. Si<text:line-break/>autem. nitrum, opus est eo quod ex tenuibus partibus con-<text:line-break/>stet, cujusmodi Bereuicium est.; si vero lapidosum .fit, uri<text:line-break/>id laevigarique diligenter debebit Mel autem purissimum<text:line-break/>acerrimumque, cujusmodi est Hymettiurn. Est autem et sapo<text:line-break/>nominatus ex iis quae maxime detergere valeant. Atque<text:line-break/>haec fatis multa detergentium materiae exempla . sunt.<text:line-break/>Tempestivum enim est jam ad ea quae post balneum ad-<text:line-break/>hibeutur accedamus. Sunt autem ea minime multa, nam<text:line-break/>praeter aquam quae parum apii incoctum in fe habuerit,<text:line-break/>nihil his est offerendum, licet quod inter balueum .et fuspe-</text:p>
      <text:p text:style-name="P3">letas horas spatium erit, trium fore horarum coniiciamus.<text:line-break/>Si vero citra vesperam aut duabus horis citius . quam primo<text:line-break/>die accessio invadet, tum lavisse mane liceat tum cibasse, fed<text:line-break/>tantum ptisanae cremore. Deinde si suspectae horae nihil<text:line-break/>prorsus afferant, et lavare rursus, si velit, licet et ci bare ad<text:line-break/>eas quas diximus considerationes intento. Sin aliquid eve-<text:line-break/>niat et conferendum id est cum accessione quae primo die<text:line-break/><text:span text:style-name="Default_20_Paragraph_20_Font"><text:span text:style-name="T5">r</text:span></text:span> inciderat, et tum urinae considerandae tum pulsus sunt,<text:line-break/>quae omnia profectu mediocria apparebunt; ubi exigua<text:line-break/>relinquitur obstructio. Quare ipsum et lavabis quarto die et<text:line-break/>cibabis jam dictos scopes habens, sperabisque nihil quinto<text:line-break/>die superventurum. At si magna obstructio facta sit, ea<text:line-break/>- febris ex diariarum genere non erit. Quare in proximum<text:line-break/>differatur .sermonem, quum in hoc de diariis tantum agere<text:line-break/>statuerimus.</text:p>
      <text:h text:style-name="Heading_20_2" text:outline-level="2">Cap. V.. </text:h>
      <text:p text:style-name="P33">Quoniam igitur diariae febres in propositis<text:line-break/>corporum temperamentis , saepenumero etiam alborum orni-</text:p>
      <text:p text:style-name="P3">di talibus succedunt, proximum fuerit de ipsis disserere. Ergo<text:line-break/>pessima quidem in ejusmodi temperamentis cruditas est ci-<text:line-break/>tissimeque febrem accendit in qua cibi in nidorulentam<text:line-break/>et fumosam qualitatem co<text:span text:style-name="Default_20_Paragraph_20_Font"><text:span text:style-name="T5">r</text:span></text:span>rumpuntu<text:span text:style-name="Default_20_Paragraph_20_Font"><text:span text:style-name="T5">r</text:span></text:span>, quando ea quae in<text:line-break/>aridam vertit, ut rarissime talibus naturis contingit, ita mi-<text:line-break/>mis .nocet. Dicemus autem de utraque scor<text:span text:style-name="Default_20_Paragraph_20_Font"><text:span text:style-name="T5">t</text:span></text:span>um, incipientes<text:line-break/>ab ea quae saepius. his incidit et magis laedit. Ea est, ut di-<text:line-break/>ximus, nidorofa quaedam ac fumosa, quae utique, si alvus<text:line-break/>lubrica sit; minus est noxia, sin adstringitu<text:span text:style-name="Default_20_Paragraph_20_Font"><text:span text:style-name="T5">r</text:span></text:span>, gravis esu Si-<text:line-break/>quidem exadflrictione ejus vitiosae naturae in febres prom-<text:line-break/>ple incidunt, ac potissimum quum neglecto consilio in lectulo<text:line-break/>domi manendi ad finita convertuntur opera, .Febricitant<text:line-break/>autem nonnulli et ex iis quos diarrhoea ex cruditate male<text:line-break/>habet, quibus utique non minime increscit febrilis affectio<text:line-break/>et ex desurgendi frequentia. Quod si etiam rosio aut calor<text:line-break/>immodicus in ventriculo et intestinis sit, hinc vel longe<text:line-break/>magis. affectio febrilis increscit. Est autem eorum quibus</text:p>
      <text:p text:style-name="P2">suppressa alvus est et quibus fluens non eadem Ian atio ;<text:line-break/>itaque etiam seorsum de utrisque agetur, apparebit enim<text:line-break/>sic <text:span text:style-name="Default_20_Paragraph_20_Font"><text:span text:style-name="T5">tractantibu</text:span></text:span>s non susum quatenus disserunt, sed etiam<text:line-break/>quantum ambobus sit commune. Si igitur ea tantum quae<text:line-break/>corrupta fuere vacuata esse ridentur, tum lavandum tum<text:line-break/>nutriendum in remissione febris esit, <text:span text:style-name="Default_20_Paragraph_20_Font"><text:span text:style-name="T11">scd.fi </text:span></text:span>lis quae circa<text:line-break/>ventriculum sunt prius consulueris. Sin ita multa inanitio<text:line-break/>aut prius facta fit, aut nunc etiam in homine duret, ut<text:line-break/>virtus jam defessa fit,. satius est omissa lavatione cibare,<text:line-break/>fed consultis p<text:span text:style-name="Default_20_Paragraph_20_Font"><text:span text:style-name="T5">r</text:span></text:span>ius iis quae circa vent<text:span text:style-name="Default_20_Paragraph_20_Font"><text:span text:style-name="T5">r</text:span></text:span>em situli Consuletur<text:line-break/>ita -laborantibus , fi modo vacuatio amplius non duret, per-<text:line-break/>fufione ex oleo et absinthio, expedit autem prius irrorari<text:line-break/>absinthium, quominus nidore offendat ferventi aqua. Quod<text:line-break/>li quis morsus aut doloris <text:span text:style-name="Default_20_Paragraph_20_Font"><text:span text:style-name="T5">t</text:span></text:span>ensus in ventriculo adhuc super-<text:line-break/>) -sit, inclugi illi peniculus post perfusionem debebit qui vel<text:line-break/>siccus et calidus fit vel ex oleo, f n quo absinthium incoctum<text:line-break/>fuit, madens ac plurimum. exp<text:span text:style-name="Default_20_Paragraph_20_Font"><text:span text:style-name="T5">r</text:span></text:span>essus. Satius autem fuerit,<text:line-break/>si nardini unguenti quod curiose sit factum facultas sit, ex</text:p>
      <text:p text:style-name="P3">eo peniculum eodem modo imbutum <text:span text:style-name="Default_20_Paragraph_20_Font"><text:span text:style-name="T5">ventri</text:span></text:span> admovere. Jam<text:line-break/>multo etiam satius fit, fi purpura marina is fit; atque etiam<text:line-break/>longe optimum, si optima sit Tyria; quippe tenuiorem ad-<text:line-break/>stringentli vim habet tum ea pu<text:span text:style-name="Default_20_Paragraph_20_Font"><text:span text:style-name="T5">r</text:span></text:span>pura tum toptima nardus,<text:line-break/>ita ut vis earum siccando, calefaciendo ac robur inferendo,<text:line-break/>in corpora quae circa ventriculum habentur alle penetrare<text:line-break/>possit. Quod si os ventriculi, quod stomachum appellare<text:line-break/>folemus abutentes nimirum appellatione, imbecillius sit,<text:line-break/>etiam tanta portione Cuiae mastiches in nardino tunsa, unde<text:line-break/>fordium crassitudo cristat, madefactam ex eo purpuram im-<text:line-break/>ponemus. Esto autem abunde calens talium quodque, quum<text:line-break/>primum imponitur ; quippe quae tepida funt omnia ventri-<text:line-break/>cusi firmitudinem dissolvunt Non autem tu fugit solere me<text:line-break/>unguenta calefacere in vase duplici, coniecta prius in vas<text:line-break/>majus aqua servante, nam aliter calefactis vitiatur eorum<text:line-break/>facultas. - Ceterum fluente adhuc alvo-, utilius est optimo<text:line-break/>recenteque melino simili modo quo nardina uti; utile autem</text:p>
      <text:p text:style-name="P3">ad .omnia talia est et mastichinutn. .Non in postremis ac-<text:line-break/>commodata sunt ejusmodi ventriculi affectibus, et unguenta<text:line-break/>ea quae ingratiam delicatarum mulierum fiunt, haec, inquam,<text:line-break/>pretiosa quae Romanorum luxus videtur invenisse, appel-.<text:line-break/>latiouesque Romanas dedisse; nominantur enim tum .spi-<text:line-break/>cata tum foliata. Si vero qui aegrotat fasciam mons ferat,<text:line-break/>sive ob consuetudinem sive delicias recuset, licet cerato.idem<text:line-break/>efficere. Est autem i<text:span text:style-name="Default_20_Paragraph_20_Font"><text:span text:style-name="T5">n</text:span></text:span> ejusmodi usum optimum quod ex<text:line-break/>cera fit Tyrrhenica in unguento nardino liquata,. cui cerato<text:line-break/>postquam <text:span text:style-name="Default_20_Paragraph_20_Font"><text:span text:style-name="T5">r</text:span></text:span>efrigeratum ac derasum est, aloes ac- mestiobes<text:line-break/>periratus pulvis est admixtus. . Debet autem singulorum hic<text:line-break/>esse modus, cerae ac nardi partes pares , <text:span text:style-name="Default_20_Paragraph_20_Font"><text:span text:style-name="T5">r</text:span></text:span> aloes- partem<text:line-break/>octavam; sic etiam et mastiches vel, fi placet, hujus paulo<text:line-break/>aliquid plus. Quod si cerato aliquid e sumptuosis his un-<text:line-break/>guentis admisceas, praestantius medicamentum habebis. Si<text:line-break/>autem ventriculus intus uritur, ita ut affectus quidam phleg-^<text:line-break/>menae similis in eo consistere rideatur, utilius est ceratum</text:p>
      <text:p text:style-name="P3">quod ex melino conficitur. Snnt porro; alia medicamenta<text:line-break/>non pauca, alia quidem ex.oenanthe, alsa ex hypocystide et<text:line-break/>balaustiis et palmularum carne consecta, quae ventriculo.<text:line-break/>tum refrigerando tum ve<text:span text:style-name="Default_20_Paragraph_20_Font"><text:span text:style-name="T5">r</text:span></text:span>o firmando sint idonea. Horum .<text:line-break/>ergo quod ad rem praesentem sit commodissimum , id deli-<text:line-break/>ges iis quos memoravimus scopis intentus. Cibandi vero<text:line-break/>deinceps his sunt, fluente quidem etiamnum ventre, polenta<text:line-break/>et pane, quem oxylipem meant qui minimum aceti .habeat,<text:line-break/>non sicuti in dysenteria et diutina diarrhoea praeparare so-<text:line-break/>.lemus. lnspergere autem polentam debebis estas aqua calida<text:line-break/>ubertim, alias ubi venter adhuc plus jusio excernit, vel<text:line-break/>mali puniri vel pyrorum vel malorum succo potissimum<text:line-break/>cotoneorum. Quod si jucundius laboranti e<text:span text:style-name="Default_20_Paragraph_20_Font"><text:span text:style-name="T5">rit</text:span></text:span>, etiam de-<text:line-break/>cocto ex pyris aut musis aut myrtis praeparato, polentam<text:line-break/>iusperges. Sin venter non amplius excernit, suffecerit<text:line-break/>tum alica similiter ptisanae praepa<text:span text:style-name="Default_20_Paragraph_20_Font"><text:span text:style-name="T5">r</text:span></text:span>ata, hoc estaceti habena<text:line-break/>pauxillum, tum ex ea sine aceto sorbitio, tum gallinaceo-<text:line-break/>rum testicusi, et saxatiles ex albo jure prsces ; praeterea</text:p>
      <text:p text:style-name="P2">fructuum aliquis ex iis qui adstringant vel sidus vel cum<text:line-break/>pane. Hos vero vel magis etiam ventre adhuc fluente da-<text:line-break/>bis; quod si appetentia careant, sic. ut cibos aversentur,<text:line-break/>incidit namque id non paucis eorum quos diarrhoea ex<text:line-break/>cruditate male habet, etiam de medicamento quod ex succo<text:line-break/>fit cotoneorum,.. unum aut duo cochlearia danda his sunt,<text:line-break/>aut si hujus copia non est, ejus quod ex carne eorum com-<text:line-break/>ponitur. Tradita vero ejus generis medicamentorum com-<text:line-break/>pofitio est in libris de tuenda sanitate. Atque ita quidem<text:line-break/>in prima remissione iis qui cruditate febricitant ventre ex-<text:line-break/>cernente mederi convenit. Si vero omnino venter .adstriu-<text:line-break/>gitur, pertractatis prius hypochondriis , mox toto ventre,<text:line-break/>considerabis diligenter num cibus in gracile intestinum aut<text:line-break/>in colon descenderit. Deinde aegrum interrogabis quanta-<text:line-break/>xime in parte vel morsum vel gravitatem sentiat, qualesve<text:line-break/>habeat ructus. Ubi ex his compertum habueris, in qua-<text:line-break/>nam totius ventris parte nutrimentum consistat , fi in supe-<text:line-break/>rioribus partibus pendet, aliquid diatrion pipereon dabis</text:p>
      <text:p text:style-name="P2">non medicamentosi illius , sed ejus quod in opere de sani-<text:line-break/>tale tuenda ceu et simplicissimum et iis qui cruditate labo-<text:line-break/>rarent aptissimum laudavimus; post deinde hypocondria<text:line-break/>omnemque ventrem perfundes. Hoc vero etiam si in<text:span text:style-name="Default_20_Paragraph_20_Font"><text:span text:style-name="T5">t</text:span></text:span>erius<text:line-break/>descenderint quae vitiosa sunt facies, pluris minorisque<text:line-break/>ratione id varians; siquidem plus et temporis et perfusionis<text:line-break/>exigunt ad; praeparationem eorum quae deinceps sunt<text:line-break/>agenda quibus i<text:span text:style-name="Default_20_Paragraph_20_Font"><text:span text:style-name="T5">n</text:span></text:span> superioribus ventris corruptum nutrime<text:span text:style-name="Default_20_Paragraph_20_Font"><text:span text:style-name="T5">n-<text:line-break/></text:span></text:span>tum adhuc manet. Sin motum id notabiliter ad inferiora sit,<text:line-break/>adjuvandum autglande subdita aut levi per inferius infusione<text:line-break/>est, utique si morsus simul adsit hunc mitigantibus, si flatus,<text:line-break/>hunc sudantibus, sin neutrum fuerit, ex melle aqua et pau-<text:line-break/>lulo olei id quod subter infundetur facientibus. Ubi vero<text:line-break/>vehementior morsus urget, Sabinum oleum; in quo aliquid :<text:line-break/>feri anserini sit liquatum est utilius ; si vero ejus copia non<text:line-break/>est, gallinacei sevi, sin nec hujus facultas est, caprini, quod<text:line-break/>si hujus quoque penuria est, inpetendum oleo parum cerae<text:line-break/>,. est potissimum elotae. Flatus vero sanandi sunt oleo in quo</text:p>
      <text:p text:style-name="P2">rutu et femina quae flatus discutiunt suere incocta, cujus-<text:line-break/>modi sunt apii et cumini et marathri et si nonis aliaque id<text:line-break/>genus. Vacuata vero alvo nutriendum protinus, in cae-<text:line-break/>teris quidem iis quos memoravimus similiter est, amotis<text:line-break/>tamen iis quae adstringant. At si quidem primo die ad<text:line-break/>vesperam haec egeris, aut etiam noctis qualibet hora, etiam<text:line-break/>fecundo die similem adhihebispro videntiam , in quo etiam<text:line-break/>si plane desiit febris lavari hominem sines. Ac ubi lu fe-<text:line-break/>queuti nocte quietus citra offensam dormierit, fanum jam<text:line-break/>hominem prorsus existimabis ; si vero qui cruditati successit<text:line-break/>dies cum sequenti nocte febrem attulerit, veluti in secundo<text:line-break/>die, ita nunc et accurandus et nutriendus homo est; sivero<text:line-break/>et nox tertiae diei fabrile quiddam paululum afferat, ne<text:line-break/>sic quidem formidandum , sed hos quoque postridie lavabis<text:line-break/>nutriesque ac reliqua omnis in illis , ut ante definitum est ad<text:line-break/>proportionem. exequeris. Sane mutationes crusti alimenti in<text:line-break/>. acidam qualitatem nec incidere lu ejusmodi naturis cernuntur</text:p>
      <text:p text:style-name="P3">nisi admodum raro, adque ex cibis qui prompte acescunt, nec<text:line-break/>febrem accendere dlariam aeque ut nec tarditas concoctio-<text:line-break/>nis; quando sicubi propter talem cruditatem febricitant,<text:line-break/>quibus amara bilis in temperamento abundat obstructiemis<text:line-break/>et humorum putredinis suspicio est, de qua postea diligentius<text:line-break/>definiam cum de putredine . agam. Nunc huic de diariis<text:line-break/>febribus disputationi hoc adjeclo ad alia transibo. Fumidus<text:line-break/>vapor ex tarditate concoctionis aut cruditate , in qua ructus ,<text:line-break/>sentiuntur acidi, nunquam excitatur. Nam frigidi halitus tali-<text:line-break/>bus humoribus ascendunt Inque omnino paucissimi , minime<text:line-break/>autem vapores multi fumidique ac fuliginosi, quum nec in iis<text:line-break/>quae extra sunt aliter aut fumum cui aut suliginem rideas<text:line-break/>quam fumum ex materiis, ut quis dixerit, semiustis, suliginem<text:line-break/>ex immodice astis usiisque; est namque fuligo vapor terrestris,<text:line-break/>sumus mixtio quaedam ex terrestri aqueaque substantia. Ve-<text:line-break/>num non est quod hoc loco audire expectes aut quemadmo-<text:line-break/>dum tarde concoqu entibus aut acidum ructantibus sit pro<text:span text:style-name="Default_20_Paragraph_20_Font"><text:span text:style-name="T5">t</text:span></text:span>pi-<text:line-break/>riendum, est eum de his tractatio ad opus de tuenda sanitate</text:p>
      <text:p text:style-name="P35">pertinens. Hic tantum earum cruditatum mentionem facie-<text:line-break/>-mus, quas febris subsequitu<text:span text:style-name="Default_20_Paragraph_20_Font"><text:span text:style-name="T5">r. </text:span></text:span>Quoniam igitur dia<text:span text:style-name="Default_20_Paragraph_20_Font"><text:span text:style-name="T5">r</text:span></text:span>ia febris<text:line-break/>cruditates, quae. cum acido ructu sunt non loquitur ; quae<text:line-break/>t . vero ex putredine humorum oritur, ea quando sequitur non<text:line-break/>sine ratione in eam tractationem quac de illis instituitur dis-<text:line-break/>tusi de his cruditatibus .praecipere; sed ne tunc quidem co<text:line-break/>modo quo in sanitatis tuendae libris. In illis enim diximus<text:line-break/>; quaenam per sanitatem agenda sint illi qui cruditate laborat;<text:line-break/>.hic vero quaenam in iis febribus quae cruditati superveniunt.</text:p>
      <text:h text:style-name="Heading_20_2" text:outline-level="2">.... Cap. VI. </text:h>
      <text:p text:style-name="P34">Dicta -milli prope sunt de diariis febribus<text:line-break/>universa, nam qui ex bubone febricitant medicos quod sibi<text:line-break/>sat agendum ne consulunt quidem ; sed ubi tum ulceri quod<text:line-break/>bubonis occasio suit, tum postea buboni ipsi prospexerint, in<text:line-break/>remissione ejus quae inciderit accessionis levantur. Acsi-<text:line-break/>quis tum diatr itum vel nominet, omnes irrident scholasti-<text:line-break/>- cumque, <text:span text:style-name="Default_20_Paragraph_20_Font"><text:span text:style-name="T5">seu male set latum</text:span></text:span>, appellant, natura, puto, ipsa<text:line-break/>intelligentes id transmittendum nonesse quod omnino non<text:line-break/>erit. - Censentque etiam in omnibus iis quae sensum fugiunt</text:p>
      <text:p text:style-name="P3">tales debere esse medicos , quales ipsi sunt in iis quae sensui<text:line-break/>apparent. Porro in omnibus tales esse nihil est aliud<text:line-break/>quam intelligere, quando sit in tertio accessio futura, et<text:line-break/>quando sutura non fit, Quin etiam qui refrixerunt aut usti<text:line-break/>sunt aut fatigati aut tale quippiam passi, postea veru febri-<text:line-break/>citarunt, hi ubi remissione talem status quietem qualis erat<text:line-break/>per sanitatem scntiunt, ne tunc quidem eos qui diatriton<text:line-break/>nominent ferre possunt. Quod enim usurpare saepe soleo,<text:line-break/>quemlibet privatum qui secundum naturam se habeat quo-<text:line-break/>vis sophista veriores opiniones habere , hoc etiam in divr-<text:line-break/>nissima isto<text:span text:style-name="Default_20_Paragraph_20_Font"><text:span text:style-name="T5">r</text:span></text:span>um di atri te ridere licet, ut quae ab omnibus<text:line-break/>qui naturaliter se habent sit irrisa; Nuper enim e plebe<text:line-break/>quidam qui lu splendida coena prolixius sibi epulis potuque<text:line-break/>indulsisset, venit domum errabundus ac manu deductus.<text:line-break/>Quum autem ea quibus gravabatur in ventriculo ejus flui<text:span text:style-name="Default_20_Paragraph_20_Font"><text:span text:style-name="T5">A<text:line-break/></text:span></text:span>forent, omnia ea evomuit et per noctem quidem febricita-<text:line-break/>vit. Dormivit autem in magnam partem sequentis diei,<text:line-break/>postea fulgens ac paululum inambulans, lavit rifitque e<text:span text:style-name="Default_20_Paragraph_20_Font"><text:span text:style-name="T10">um</text:span></text:span></text:p>
      <text:p text:style-name="P3">qui sibi diatriton manendam Iusserat; illo namque auctore<text:line-break/>etiam postero die inediam tolerare debuisset. Ut autem,<text:line-break/>res ipsa monebat et ipse sua sponte faciebat, lotus et mo-<text:line-break/>dice cibatus , post somno deditus eoque inoffense fruens,<text:line-break/>mane surrexisset ad consuetaque rediisset etiam in ipsa .dia-<text:line-break/>trito, in qua eum tolerare inediam oportuisset, si dlatrita-<text:line-break/>riis melicis paruisset, ita enim eos per jocum eleganter no-<text:line-break/>minavit quidam, et quidem cum coenatus jam ex consue-<text:line-break/>tudine homo esset, accedens facetus ille risum excitarit,<text:line-break/>commemorans quemadmodum eum qui tertio ante vesperi<text:line-break/>vomuisset, oportuisset etiam biduo inediam siccum acsor-<text:line-break/>dium plenum tolerare, ad horasque spectantem pro diatrita-<text:line-break/>riorum jussu decumbere; Sunt enim, arbitror, vel plebi non<text:line-break/>obscura quae praeter rerum evidentiam temere nudentur.<text:line-break/>Atque inde merito alios medicos, alios logiatros esse dicunt.<text:line-break/>Quomodo enim non jure hac appellatione censeantur qui ea<text:line-break/>nesciant quae nemo e vulgo ignorat ? Quomodo non rue-<text:line-break/>ritissime irridendi carpendique qui etiam, <text:span text:style-name="Default_20_Paragraph_20_Font"><text:span text:style-name="T5">e</text:span></text:span>um talia igno-</text:p>
      <text:p text:style-name="P2">rent, Hippocrati sc praeponunt? Verum illorum stupidita-<text:line-break/>tem ne Mercurius quidem ipse cum Musis sanaverit.</text:p>
      <text:h text:style-name="Heading_20_2" text:outline-level="2">Cap. VII. </text:h>
      <text:p text:style-name="P33">Absoluta vero a nobis infis naturis qui-<text:line-break/>bus amara bilis redundat, in quibus elementum frigidum<text:line-break/>vincitur a calido, et humidum a sicco, de diariis febribus<text:line-break/>disputatione ad aliud corporum temperamentum transita-<text:line-break/>tuus, nihil minus quam supra dictum vitioso est succo , in<text:line-break/>quo calidum praevalet frigido et humidum sicco. Putridis<text:line-break/>enim morbis haec omnium maxime intemperies exposita est ;<text:line-break/>propterea quod per ipsam sanitatem proxime ad putredinem<text:line-break/>accedit, velut tum ex sudoribus coniicere est, qui gravi-<text:line-break/>tar his olent, tum vero ex urinis, desectione atque etiam<text:line-break/>ipsa expiratione. Etenim qualis^ est hircorum, talis est et<text:line-break/>.. talium naturarum temperies. Ideoque prompta est ex qua-<text:line-break/>libet causa tum aliis multis morbis tum vero febribus cor-<text:line-break/>ripi. Nam qur hac intemperie sunt, quum stipata cutis<text:line-break/>eortmr est, effugere febrem non possunt; scd nec quuln.<text:line-break/>valentem cruditatem contraxerunt, aut perusti <text:span text:style-name="Default_20_Paragraph_20_Font"><text:span text:style-name="T5">in sale</text:span></text:span> suc-</text:p>
      <text:p text:style-name="P2">ru<text:span text:style-name="Default_20_Paragraph_20_Font"><text:span text:style-name="T5">n</text:span></text:span>t, aut sale quippiam aliud passe Ac vitiosis quidem<text:line-break/>naturis stipatio cutis plurimum esse incommoda solet. Ideo-</text:p>
      <text:p text:style-name="Normal">..que quibus amara redu<text:span text:style-name="Default_20_Paragraph_20_Font"><text:span text:style-name="T5">n</text:span></text:span>dat bilis, non minus quam putredi-<text:line-break/>mosi febribus iis quae ex stipata oriuntur cute patent. At<text:line-break/>a nidorosis eruditatibus quae humidae et. calidae naturae .<text:line-break/>Eu<text:span text:style-name="Default_20_Paragraph_20_Font"><text:span text:style-name="T5">n</text:span></text:span>t, quas modo putredinofas propterea vocari quod humo-<text:line-break/>res. facillime in iis putrescant, promptius laedentur. Nam<text:line-break/>. de obstructione quid attinet .dicere ? quam idcirco maxime<text:line-break/>. febres accendere diximus , quod putredinem in iis quae non<text:line-break/>transpirant corporibus creet. Verum de ejusmodi febribus<text:line-break/>post agemus. Sane suariae omnes promptissime in jam ni-<text:line-break/>ctis temperamentis accenduntur , id que ex qualibet carum<text:line-break/>causarum , quas modo in amara bile vitiatis naturis retuli,<text:line-break/>- curationemque persimilem illis habent, ac in .paucis omnino<text:line-break/>-dissidentem. Nam quum humidiores naturae. sint, magis<text:line-break/>- ferunt quam illae famen sitimque. Itaque mluus laedentur<text:line-break/>hae, siquando fame diatritarios medicos emetentur, si<text:line-break/>modo libera ipsis transpiratio non desit. Atque idcirco</text:p>
      <text:p text:style-name="P3">balneum hi, ceu quod cutim eorum laxet vel magis vel certe<text:line-break/>non minus quam qui amara bile abundant requirunt , ceu<text:line-break/>quod humectet non requiru<text:span text:style-name="Default_20_Paragraph_20_Font"><text:span text:style-name="T5">n</text:span></text:span>t. Quaecunque vero de ejus-<text:line-break/>modi natura sunt dictu, eadem de acquisito habitu dicta esse<text:line-break/>censendum. Aliqui enim quibus boni sunt natura humores,<text:line-break/>coeuntibus aliquando eodem tempore pluribus siccantibus<text:line-break/>corpus, calefacientibusque causis biliosi evadunt. Da<text:line-break/>enim venisse hominem aestatis tempore in regionem calidam<text:line-break/>et siccam ; esse praeterea eodem tempore statum <text:span text:style-name="Default_20_Paragraph_20_Font"><text:span text:style-name="T5">coeli</text:span></text:span> casi-<text:line-break/>dum ac siccum , tum vesci eum cibis calidis ficcisque , cogi-<text:line-break/>tare quoque ac tristari et vigilare et irasci et quam pluri-<text:line-break/>mum labo<text:span text:style-name="Default_20_Paragraph_20_Font"><text:span text:style-name="T5">r</text:span></text:span>are ; fieri autem potest ut idem homo per id tem-<text:line-break/>pus ve<text:span text:style-name="Default_20_Paragraph_20_Font"><text:span text:style-name="T5">n</text:span></text:span>ere fit usus frequenti, et in sole majo<text:span text:style-name="Default_20_Paragraph_20_Font"><text:span text:style-name="T5">r</text:span></text:span>e ex parte<text:line-break/>versatus et medicamenta quae siccent calefaciantque biberit,<text:line-break/>veluti aliqui theriacen, nonnulli ambrosiam, alii athanafiam ; .<text:line-break/>scimus enim profecto medicamenta a junioribus medicis<text:line-break/>ejusmodi nominibus vocari. Cui ergo omnia jam dicta per<text:line-break/>aestatem contigerunt, hunc necesse est calidum et siccum</text:p>
      <text:p text:style-name="P11">reddiderint, ac p<text:span text:style-name="Default_20_Paragraph_20_Font"><text:span text:style-name="T5">r</text:span></text:span>opterea picrocholum esse corpus, quamvis<text:line-break/>antea optimi succi fuerit. Itaque etiam ex omnibus supra<text:line-break/>dictis causis facile febricitabit. Ita vero et siquis natura-<text:line-break/>. litor boni sit succi, ac locum temperatum incolat, si; illinc -<text:line-break/>fe in alterum locum calidum et humidum veris tempore<text:line-break/>transferat, idquestatu coeli calido humidoqne, tum omni<text:line-break/>victus ratione calida humidaque utatur , is quoque similiter<text:line-break/>illis qui natura sunt putredinosa tum caeteris tentabitur<text:line-break/>morbis quibus issi tum febricitabit non solum aliis, sicut<text:line-break/>issi ex iisdem causis febribus, fed esiam non minime diariis,<text:line-break/>de quibus nunc instituimus.</text:p>
      <text:h text:style-name="Heading_20_2" text:outline-level="2">Cap. VIII. </text:h>
      <text:p text:style-name="P33">Quum vero octo intemperies lu univer-<text:line-break/>Tum sint, ut ostendimus; opportunissima ad fabres est calida<text:line-break/>et sicca, ac nisi quis hanc ut dictum est cibet, ocissime in<text:line-break/>ea mutatur diaria febris in acutam. Propinqua huic est<text:line-break/>praesertim quod ad febrem attinet, quamvis ad alia sit de-<text:line-break/>terior, calida intemperies et humida. . Tertia ab his iutem-<text:line-break/>peries est simptex illa, in qua oppositio altera recto Iesia-</text:p>
      <text:p text:style-name="P3">bet, quae ex humido et sicco constat, in altera calidum<text:line-break/>exfuperat. Nam opportunior est haec quam caeterae quae<text:line-break/>fequnutur, tum ut omnibus supra dictis causis laedatur, tum<text:line-break/>ex diariis in plurium dierum febres transibat, nihil enim<text:line-break/>alienum fuerit eas sic appellare. Huic proxima est quae in<text:line-break/>calido et frigido temperamentum fervet, caeterum siccum<text:line-break/>elementum habet humido praevalens. Ab hac deinceps<text:line-break/>media omnium est quae probam temperiem iu utraque op-<text:line-break/>positione fervat. Quatuor quae reliquae fiant intemperies,<text:line-break/>neque facile febribus occasione jam. dictarum causarum pa—<text:line-break/>tent, neque diaria tentatae fi inediam tolerant, in plurium<text:line-break/>dierum febres transeunti Imo aliquae saltem earum , ubi<text:line-break/>redundantiam humorum citra corruptelam contraxerunt,<text:line-break/>contrahunt autem ejusmodi intemperies assidue, utilitatem<text:line-break/>ex inedia sentiunt, ac potissimum quae frigida est et humida,<text:line-break/>ab hac quae humida est, tertia quae frigida, quarta quae<text:line-break/>sicca est et frigida. Siquidem post diarias febres discussas,<text:line-break/>ubi coactus quispiam nulla necessitate est mirificam diatriton</text:p>
      <text:p text:style-name="P3">transmittere, alia quidem nulla in frigidis temperame<text:span text:style-name="Default_20_Paragraph_20_Font"><text:span text:style-name="T5">n</text:span></text:span>tis<text:line-break/>ex inedia febris excitatur , laeditur tamen ipsa siccus et sci-<text:line-break/>gidus corporis habitus quam maxime, ut nisi longo tempore<text:line-break/>redire ad naturam, qui ea funt intemperie non possi<text:span text:style-name="Default_20_Paragraph_20_Font"><text:span text:style-name="T5">n</text:span></text:span>t. Cae-<text:line-break/>terunr si quod forte fortuna his adsit aequisititium humorum<text:line-break/>vitium; fieri potest, ubi ni fame et illoti per triduum custo-<text:line-break/>diuntur, ut ex diariis in plurium dierum febres immigrant.<text:line-break/>At quae sicca quidem corporis natura est, sed in altera<text:line-break/>contrarietate temperata, ea in longioribus inediis gracile-<text:line-break/>- scit magis quam quae sicca est et frigida, reficitur tamen<text:line-break/>facilius quum idoneum nacta est victum.</text:p>
      <text:h text:style-name="Heading_20_2" text:outline-level="2">o Cap. lX. </text:h>
      <text:p text:style-name="P33">Enimvero ejusmodi omnibus rictus ratio<text:line-break/>alterauda est multo profecto magis quam tria de quibus pri-.<text:line-break/>mum omnium esit dictum, calido et sicco. et calido et humido.<text:line-break/>Nam qui frigidus et humidus natura est, quum calido ficcoque<text:line-break/>in utraque intemperie contrarie est affectus, contrario nimi-<text:line-break/>rum utetur victu. Melius tamen est non absolute contrario<text:line-break/>dicere, sed ex solius temperamenti indicatione, quando ex</text:p>
      <text:p text:style-name="P3">eo quod eadem febre febricitant non diversam, sed omnino<text:line-break/>eandem sortientur indicationem. Dictum namque saepe-<text:line-break/>numero jam est id quod .secundum natu<text:span text:style-name="Default_20_Paragraph_20_Font"><text:span text:style-name="T5">r</text:span></text:span>am est similia<text:line-break/>semper postulare,. quod praeter natu<text:span text:style-name="Default_20_Paragraph_20_Font"><text:span text:style-name="T5">r</text:span></text:span>am est: contraria: si-<text:line-break/>quidem <text:span text:style-name="Default_20_Paragraph_20_Font"><text:span text:style-name="T5">quod naturaliter se habet</text:span></text:span> custodire , <text:span text:style-name="Default_20_Paragraph_20_Font"><text:span text:style-name="T5">quod praeter<text:line-break/>naturam est</text:span></text:span> tollere oportet. Porro febris omnis praeter<text:line-break/>naturam est, ideoque rictus rationem humidam frigidamque<text:line-break/>exigit. Temperamenta vero ipsa alias fimilia, alias positu-<text:line-break/>lant contraria. Quae enim ultio carent fimilia perpetuo,<text:line-break/>quippe quae servare expedit , quae intemperata ac vitiosa<text:line-break/>sunt, veluti in opere de sanitate tuenda est dictum, alias<text:line-break/>similia, alias contraria. Idque merito accidit, quum meo<text:line-break/>ad unguem naturaliter lo habeant, quomodo enim essent<text:line-break/>vitiosi? nec prorsus praeter naturam, quando qui sic attem-<text:line-break/>perati essent perpetuo aegrotarent, ergo fimilia defiderant<text:line-break/>tum in aliis de quibus mox dicetur, tum vero in ulceribus<text:line-break/>omnibus ; monstratum enim id saepenumero jam in superio-<text:line-break/>ribus est, contraria vero in eo victu, qui per sanitatem<text:line-break/>adhibetur, veluti in libris de sanitate tuenda docuimus; fed</text:p>
      <text:p text:style-name="P3">sed neque haec perpetuo, feti tum quum corrigere intem-<text:line-break/>periem eorum studemus. Quippe duplex nobis in iis qui<text:line-break/>fani Eunt alnis proponitur, nempe vel corpus fanum in<text:line-break/>pristina ejus temperie tueri, vel etiam hanc meliorem<text:line-break/>reddere. Sic igitur , arbitror, in iis qui diaria febri la-<text:line-break/>borant, cibandis vel uni febrili affectui contrarium, vel<text:line-break/>etiam ipsi laborantis intemperiei desumemus. In ea ta-<text:line-break/>men natura, quae haud dubie in medio temperamento est,<text:line-break/>ab ipsa febre contrariorum indicatione accepta, eatenus hu-<text:line-break/>snidum frigidumque rictum adhibebimus; quatenus siccius<text:line-break/>calidiusque quam ante jam redditum corpus apparet. Verum<text:line-break/>hoc tum perspicuum tum indubitatum esu Revertamur<text:line-break/>autem rursus ad intemperatas naturas. Nam quoniam eas,<text:line-break/>sicut in libris de sanitate tuenda est proditum, licet et qua-<text:line-break/>Ies accepimus scrvare, licet et ad melius transferre, satius,<text:line-break/>arbitror, est, quum plane valent non quum aegrotant, vel<text:line-break/>de se queruntur rictus illis rationem mutare. Gaudent<text:line-break/>enim naturae consuetis semper, ut et Hippocrates eviden-,</text:p>
      <text:p text:style-name="P2">tissimis <text:span text:style-name="Default_20_Paragraph_20_Font"><text:span text:style-name="T5">argu</text:span></text:span>m<text:span text:style-name="Default_20_Paragraph_20_Font"><text:span text:style-name="T5">enti</text:span></text:span>s lu libro de acutorum .victu adstruxit, et<text:line-break/>in omnibus qui fe fecundum naturam habent manifefle ap-<text:line-break/>paret. Quod namque qui sibi jam displicent, extra coetum<text:line-break/>eorum qui fecundum naturam habent sint ponendi, id nemo<text:line-break/>. qui compos est mentis dubitet; caeterum ii a<text:span text:style-name="Default_20_Paragraph_20_Font"><text:span text:style-name="T5">n</text:span></text:span> praete<text:span text:style-name="Default_20_Paragraph_20_Font"><text:span text:style-name="T5">r</text:span></text:span> natu-<text:line-break/>ram fe; an non naturaliter solum habeant, id utique quis<text:line-break/>aestimandum duxerit. Atqui si ex ipsa consuetudine indica-<text:line-break/>tionem aliquam sumicon veniet, siquidem multo jam tempore<text:line-break/>intemperatas naturas contrario victu ei quae vicit intempe-<text:line-break/>riei cibavimus, ita etiam et cum parum ex sententia se ha-<text:line-break/>fient faciemus ; sic minus quae similia tempe<text:span text:style-name="Default_20_Paragraph_20_Font"><text:span text:style-name="T5">r</text:span></text:span>amento suadet,<text:line-break/>indicationem praeferemus. Ita vero et Hippocrates mihi fen-<text:line-break/>tire ridetur ubi ait: <text:span text:style-name="Default_20_Paragraph_20_Font"><text:span text:style-name="T5">Humidu</text:span></text:span>s <text:span text:style-name="Default_20_Paragraph_20_Font"><text:span text:style-name="T5">omni</text:span></text:span>s <text:span text:style-name="Default_20_Paragraph_20_Font"><text:span text:style-name="T5">victus scbrieitantibus<text:line-break/>est idoneus, potissimum autem pueris et aliis qui ita cibari<text:line-break/>sunt asueti</text:span></text:span> Febricitantibus enim i<text:span text:style-name="Default_20_Paragraph_20_Font"><text:span text:style-name="T5">n</text:span></text:span> quantum febricitant,<text:line-break/>ex ipsa contrariorum indicatione humidus rictus conducit;<text:line-break/>pueris ex similium. Eodem autem modo et eam quae a con-<text:line-break/>suetudine praebetur quo eam quae ab aetate datur accepit.</text:p>
      <text:p text:style-name="P3">Nam et aetas quum ex iis sit quae natura nobis insunt,<text:line-break/>similem sibi rictum postulat. Et quae a consuetudine indi-<text:line-break/>catio fumitur, sic sumpta est sicut ea quae ab aetate; quippe<text:line-break/>servare quoque hanc jubet perinde ac proprium aetatis<text:line-break/>temperamentum. Itaque etiam .nos tum ex omnibus quae<text:line-break/>circa aegrum spectantur, ejus quod conducit inventionem<text:line-break/>moliri , tum quando indicationes omnes secum consentiant,<text:line-break/>et quando inter se dissentiant inspicere semper conveniet.<text:line-break/>Omnibus enim consentientibus, unam prorsus rictus speciem<text:line-break/>constituemus; dissidentibus vero inter se quae valentiores<text:line-break/>ac plures sint praeferemus , ita ut victus species quam hae<text:line-break/>praescribant praeferatur, sic tamen ut ne contraria fit ne-<text:line-break/>glecta. Porro praelatio haecalias utrisquein unius auxilii<text:line-break/>materiam mixtis perficitur, alias seorsum sumptis. Ac com-<text:line-break/>munis quidem haec ratio est omnium quae i<text:span text:style-name="Default_20_Paragraph_20_Font"><text:span text:style-name="T5">n</text:span></text:span>ter se compli-<text:line-break/>catae sunt contrariarum indicationmn. Quomodo autem hanc<text:line-break/>ad usum conser<text:span text:style-name="Default_20_Paragraph_20_Font"><text:span text:style-name="T5">t</text:span></text:span>e oporteat, quum aliquando ipsi morbi com-<text:line-break/>plicati sint contrarii, aliquando morbus <text:span text:style-name="Default_20_Paragraph_20_Font"><text:span text:style-name="T11">unus.su, </text:span></text:span>sed qui con-</text:p>
      <text:p text:style-name="P3">trariam indicationem subjiclant, aut naturali laborantis tem-<text:line-break/>paramento, aut ei quod nunc acquifierit, praeterea aetati.<text:line-break/>et consuetudini et regioni et anui tempori, in ipsa particu-<text:line-break/>fatim tractatione ostendam. Nunc ergo quum propositum<text:line-break/>nobis <text:span text:style-name="Default_20_Paragraph_20_Font"><text:span text:style-name="T5">hoc loco</text:span></text:span> sit unicuique memoratorum intemperiei ge-<text:line-break/>nerum idoneum invenire victum , communis quam designa-<text:line-break/>vimus methodi modus veluti sub exemplo examinetur.<text:line-break/>Pone enim correptos febri esse duos homines in regione<text:line-break/>natos educatosque temperata, nunc in ea non esse; rimo al-<text:line-break/>lerum in calida et sicca, alterum lu humida et frigida:<text:line-break/>praeterea eosdem diver<text:span text:style-name="Default_20_Paragraph_20_Font"><text:span text:style-name="T5">t</text:span></text:span>o esse tum temperamento tum na-<text:line-break/>tura tum consuetudine tum aetate, etiam sub diversio, si<text:line-break/>placet , et anni tempore et statu coeli aegrotare , sic ut est-<text:line-break/>ter calidus hocusque natura sit, ac tali rictus rationi in<text:line-break/>totum insueverit; praeterea juvenis sit et hieme aegrotet<text:line-break/>in humida et frigida regione ac statu coeli simili, alter hu-<text:line-break/>nndus et frigidus simili rictu assuetus, tum puer aetate ac .<text:line-break/>aestate in calida ficcaque regione ac simili coeli fletu laboret:</text:p>
      <text:p text:style-name="P2">quaenam igitur lu utroque horum sunt indicationes ? Nempe<text:line-break/>quae. a febricitando fumitur, communis amborum est, ac<text:line-break/>quae refrigerent et humectent desiderans , reliquorum nulla<text:line-break/>est praeterea communis. Siquidem priori et propter natu-<text:line-break/>ratu et propter aetatem simili sibi his rictu assueto siccio-<text:line-break/>ris calidiorrsque temperamenti cibus idoneus est, idemque<text:line-break/>propter et anui tempus et statum coeli et regionem co<text:span text:style-name="Default_20_Paragraph_20_Font"><text:span text:style-name="T5">n-<text:line-break/>venit;</text:span></text:span> non enim quae ab his suppeditatur indicatio simi-<text:line-break/>ha desiderat, fied contraria. Alteri ex propositis propter<text:line-break/>aetatem et naturam et consuetudinem similia ipsis <text:span text:style-name="Default_20_Paragraph_20_Font"><text:span text:style-name="T5">exhi-<text:line-break/>benda indicantur;</text:span></text:span> propter aetatem quidem humida modice-<text:line-break/>que calida, propter naturam et consuetudinem humida et<text:line-break/>frigida, propter regionem et auni tempus et statum coeli<text:line-break/>. contraria,. quae et ipsa nimirum su<text:span text:style-name="Default_20_Paragraph_20_Font"><text:span text:style-name="T5">n</text:span></text:span>t lento temperatis fiigi-<text:line-break/>.diora et. humidiora; quanto regiones ipsae sunt calidiores<text:line-break/>temperatis et sicciores. <text:span text:style-name="Default_20_Paragraph_20_Font"><text:span text:style-name="T8">Α </text:span></text:span>consuetudine enim semper est i<text:span text:style-name="Default_20_Paragraph_20_Font"><text:span text:style-name="T5">n-<text:line-break/></text:span></text:span>.dicatio similium, quoad aegrotent homines. At ab aetate,<text:line-break/>natura, regione, anui tempore et statu coeli, ubi temperata</text:p>
      <text:p text:style-name="P3">haec sunt, similium semper victus rationum et praesidio-<text:line-break/>rum est indicatio, sive valeant homines sive aegrotent. Con-<text:line-break/>tra ab intemperatis unus tempore, fletu coeli et regione con-<text:line-break/>trariorum est indicatio ; caeterum ab aetate et natura non<text:line-break/>absolute , sed cum consuetudlue. Porro nihil i<text:span text:style-name="Default_20_Paragraph_20_Font"><text:span text:style-name="T5">t</text:span></text:span>r contrariis<text:line-break/>indicationibus tam co<text:span text:style-name="Default_20_Paragraph_20_Font"><text:span text:style-name="T5">n</text:span></text:span>venit expendi quam magnitudinem<text:line-break/>eorum quae ad indicationem coieru<text:span text:style-name="Default_20_Paragraph_20_Font"><text:span text:style-name="T5">n</text:span></text:span>t, quam in libris de<text:line-break/>sanitate tuenda duplicent esse ostendimus, alteram quae ex<text:line-break/>ipsorum quae iudicant dignitatibus censeatur , alteram quae<text:line-break/>ex ipsorum, ut sic dicam, propriis substa<text:span text:style-name="Default_20_Paragraph_20_Font"><text:span text:style-name="T5">n</text:span></text:span>tiis spectetur,<text:line-break/>quas ex conserendo cum mediocri, et quod secundum natu-<text:line-break/>ram est accipiendas esse testati sumus. Nisi enim ita .quis<text:line-break/>iudicationum potestates examinet, nequeat sane mensuram<text:line-break/>rictus invenire. Quum enim refrigerandum humectandum-<text:line-break/>que este febris perpetuo indicet, reliquorum vero quodque, ,<text:line-break/>prout dictum est, ubi concors eorum indicatio est, nullum.<text:line-break/>exhibetur negotium, ubi discors, pro pluribus ac potioribus<text:line-break/>formari rictus ratio debebit. Siquidem in modo propositis</text:p>
      <text:p text:style-name="P3">ex eo quod febricitant communis refrigerantium ac hu—<text:line-break/><text:span text:style-name="Default_20_Paragraph_20_Font"><text:span text:style-name="T5">s</text:span></text:span>pectantium indicatio praestatur, non tamen ex caeteris.<text:line-break/>Sed cujus tum aetas tum temperamentum una cum consue-<text:line-break/>tudine tum regio tum anni tempus et coeli status humectan-<text:line-break/>tia refrigetantiaque exhibenda indicant, hunc haud dubium<text:line-break/>est non solum humectandum restiger an dumque esse, sed<text:line-break/>etiam nec leviter haec, nec utcunque facienda esse, imo<text:line-break/>plane magnopere ac vehementer omnibus scopis idem di-<text:line-break/>olentibus. Cujus vero reliqua omnia refrigerantem quidem<text:line-break/>humectantemque victum, quemadmodum et febris, non in-<text:line-break/>dicant , fed contrarium ipsi calefacientem et siccantem am-<text:line-break/>biguitas pugnaque iudicationum inter fe oritu<text:span text:style-name="Default_20_Paragraph_20_Font"><text:span text:style-name="T5">r, </text:span></text:span>quo casu<text:line-break/>magnopere opus est, tum numerum iudicationum tum mag-<text:line-break/>.nitudinem simul conferas. Quippe quae a febri sumitur, ea<text:line-break/>reliquis, qua<text:span text:style-name="Default_20_Paragraph_20_Font"><text:span text:style-name="T5">n</text:span></text:span>do omnes contrarium faciendum praescribunt,<text:line-break/>numero quidem inferior est, magnitudine tamen quae ex<text:line-break/>dignitate aut potestate aut quomodocunque appellasse libet<text:line-break/>spectatur, superior est, potissimum si longe a natura recessit:</text:p>
      <text:p text:style-name="P2">quippe duplex tum magnitudo issi accedit, et quae ex febris<text:line-break/>genere provenit, quae omnibus est communis, et quae pro-<text:line-break/>pria suaque ipsius esu Siquidem et quia febris plus caeteris<text:line-break/>omnibus solieitos nos habet, et quia praeterquam quod fe-<text:line-break/>bris est, etiam magnitudo illi notabilis accessit, idcirco con.<text:line-break/>trarias indicationes inducit atque obumbrat. Sin parva<text:line-break/>fuerit, fas est reliquas omnes una coni unctas. cum ea conferri<text:line-break/>atque expendi. Ac si quidem pares videantur, neque febris<text:line-break/>indicatio praefe<text:span text:style-name="Default_20_Paragraph_20_Font"><text:span text:style-name="T5">r</text:span></text:span>etur, fit ut humectandum et refrige<text:span text:style-name="Default_20_Paragraph_20_Font"><text:span text:style-name="T5">r</text:span></text:span>andum<text:line-break/>sit, neque etiam reliquorum sic ut calefaciendum ac siccan--<text:line-break/>- dum fit; imo media victus ratio, ubi ita se corpus habet,<text:line-break/>eligenda erit, Sin altera indicatio exsuperet, tantum reces-<text:line-break/>fisse a temperato et medio rictu par est, quantum ea quae<text:line-break/>pollent sua contraria superant. Ergo tum exercitatum in<text:line-break/>his omnibus tum natura prudentem esse medicum conve--<text:line-break/>met, quo cujusque indicationis potestate diligenter conside-<text:line-break/>rata omnibusque inter se collatis unam idonei victus sum-<text:line-break/>mam quae laboranti sit commoda comparet. Ac diariarum</text:p>
      <text:p text:style-name="P3">quidem febrium indicationes ex his scopis capiuntur , raro-<text:line-break/>que accidit , si alicubi , a laborantis virium modo , quum<text:line-break/>febrium . plurium dierum ludicationes tum virium refpe-<text:line-break/>ctum necessario adhibeant , <text:span text:style-name="Default_20_Paragraph_20_Font"><text:span text:style-name="T5">n</text:span></text:span>on enim lexis in his fcopus est<text:line-break/>qui a viribus, tum caularum quae ipsas febres excita<text:span text:style-name="Default_20_Paragraph_20_Font"><text:span text:style-name="T5">n</text:span></text:span>t,<text:line-break/>exceptis tamen hecticis, ut quas nulla accendit causa, quem-<text:line-break/>- admodum nec .corpus id quod jam habitu calorem ignis lu<text:line-break/>fe suscepit, sive id lapis sive lignum sit. Illud namque com-<text:line-break/>mune cum diariis habent, quod non amplius fiant. Diffe-<text:line-break/>runt autem iif eo quod suariae i<text:span text:style-name="Default_20_Paragraph_20_Font"><text:span text:style-name="T5">n</text:span></text:span> fchesi , id est levi affectu,<text:line-break/>calorem habent, hecticae lu hexi, L e. habitu qui aegre fol-<text:line-break/>vatur. Licet etiam dicas eam quoque quae a viribus sumitur<text:line-break/>indicationem tum reliquis omnibus morbis, tum in diariis<text:line-break/>febribus femper adhiberi, nobis tamen in praesenti disputa-<text:line-break/>tione opus ea. non esse, propterea quod primario non indi-<text:line-break/>.cet, ex accidenti vero iudicet. De eo vero. accidente lu<text:line-break/>sequentibus disseremus.</text:p>
      <text:h text:style-name="P19" text:outline-level="1"><text:bookmark-start text:name="bookmark17"/><text:span text:style-name="Default_20_Paragraph_20_Font"><text:span text:style-name="T1">GALENI METHODI MEDENDI<text:line-break/>LIBER I</text:span></text:span><text:span text:style-name="Default_20_Paragraph_20_Font"><text:span text:style-name="T3">X</text:span></text:span><text:span text:style-name="Default_20_Paragraph_20_Font"><text:span text:style-name="T1">.</text:span></text:span><text:bookmark-end text:name="bookmark17"/></text:h>
      <text:h text:style-name="Heading_20_2" text:outline-level="2">Cap. L </text:h>
      <text:p text:style-name="P33">Diarrarum febrium, o Eugeniane, curationis<text:line-break/>methodum in libro hunc praecedenti expositi totius operis<text:line-break/>octavo. Est autem hujus febrium ge<text:span text:style-name="Default_20_Paragraph_20_Font"><text:span text:style-name="T5">n</text:span></text:span>eris unica accessio,<text:line-break/>uno ut plurumum die ex sua natura circumscripta. Nam<text:line-break/>quaecunque vel per medicorum ignorantiam vel aegro<text:span text:style-name="Default_20_Paragraph_20_Font"><text:span text:style-name="T5">r</text:span></text:span><text:span text:style-name="Default_20_Paragraph_20_Font"><text:span text:style-name="T10">um<text:line-break/></text:span></text:span>intemperantiam vel ministrantium errorem in ejusmodi<text:line-break/>febribus commissa in aliud ipsas genus transferunt, haec<text:line-break/>fuae naturae spo<text:span text:style-name="Default_20_Paragraph_20_Font"><text:span text:style-name="T5">n</text:span></text:span>te non lucidum. non enim est profecto</text:p>
      <text:p text:style-name="P3">mirum, si per ea quae delinquuntur non fotum produca-<text:line-break/>tur aut in aliud genus transeat morbus quiris, sed etiam<text:line-break/>quum prius non esset, nunc excitetur. Nam quum iis qui<text:line-break/>fani sunt delinquere non sit tutum , haudquaquam id aegris<text:line-break/>sine discrimine contingat. Reliqua vero quum sint genera<text:line-break/>duo, ut in libris de febrium differentiis est ostensum, alte-<text:line-break/>rum ex humorum putredine nasci docuimus, alterum quod<text:line-break/>jam solidas animalis partes occuparit hecticum nominanti<text:line-break/>Transeunt saepe autem suariae febres, ut superius ostendi-<text:line-break/>mus, in utrumque genus, nisi quis eas commode t<text:span text:style-name="Default_20_Paragraph_20_Font"><text:span text:style-name="T5">r</text:span></text:span>actet.<text:line-break/>Quemadmodum autem in caeteris rebus omnibus; quaecun-.<text:line-break/>que uno genere comprehensae societatem in naturis habent,<text:line-break/>ac propterea mutuo in fe transire valent, tertia quaedam<text:line-break/>fpecies in transitu ipsarum existit, quae neutrius extremita-<text:line-break/>tum formam plane exhibet; ita et in diariarum febrium<text:line-break/>transitu imagineris licet alterum quoddam genus in transitu<text:line-break/>exoriri, quod neutri extremitatum sit idem. Atque de</text:p>
      <text:p text:style-name="P3">primo disserendum esse mihi videtur, quo ut reliqua etiam<text:line-break/>ipsum tum protinus noscatur quum incidit, tum sic inbi-<text:line-break/>beatur in primo ortu, ne aut aegre sanabile aut insanabile<text:line-break/>postquam auctum est evadat. Caeterum medium id quum<text:line-break/>inciderit nec nosse ii possunt nec sanare qui extremita-.<text:line-break/>tum quarum est medium- speciem ignorant. At tibi qui<text:line-break/>-praesertim non solum diariarum febrium, sed etiam reliquo-<text:line-break/>rum duorum generum notas intelligis, ubi vel diariarum<text:line-break/>notae aliquatenus sunt alienatae, vel reliquarum notae simus<text:line-break/>apparent, haud difficile suerit jam transitum suspicari. Ergo<text:line-break/>ex adustione, cruditate, lassitudine, vigilia, animi pertur-<text:line-break/>barione vel bubonibus ex evidenti aliqua caula obortis,<text:line-break/>nunquam ad tertium usque diem progredietur febris accessio,<text:line-break/>nisi quid delictum circa laborantem sit, At quibus stipatio<text:line-break/>febris occasio est, iis etiam ultra hos porrigi accessio potest.<text:line-break/>Nam quoniam stipatio vel obstructis exilibus meatibus vel<text:line-break/>conniventibus, vel etiam corpore ipfio immoderatius densato<text:line-break/>accidit, merito diximus ex frigore et balneis quae vel con-</text:p>
      <text:p text:style-name="P3">tactu refrigerent vel facultatibus; praeterea medicamentis<text:line-break/>similis generis, pari modo iis quae cutem siccent veluti sole<text:line-break/>fervente, nec minus etiam iis quae densent veluti dura,] cum<text:line-break/>iis quae frigesaciant frictione et detineri intra corpus ceu<text:line-break/>fumida suliginofave excrementa, et ab iis febrem accendi.<text:line-break/>Verum ex sus densationem quandam corporum ipsorum fieri<text:line-break/>ac exiguorum meatuum conniventiam ; obstructio<text:span text:style-name="Default_20_Paragraph_20_Font"><text:span text:style-name="T5">n</text:span></text:span>em vero vel<text:line-break/>propter glutinosos vel orasses vel copiosus succos incidere.<text:line-break/>Quin etiam febres quascunque vel conniventia meatuum<text:line-break/>vel recens corporum densatio excitant, has et desistere post<text:line-break/>primum accessionem , si quis recte eas tractet et vere charias<text:line-break/>. tum esse tum appellari; at quae ex obstructio<text:span text:style-name="Default_20_Paragraph_20_Font"><text:span text:style-name="T5">n</text:span></text:span>e creantur,<text:line-break/>si haec pusilla sit, solvi ipsas quoque similiter ut alias dia-<text:line-break/>rias, fi quis eas.legitime sanet, sin valenter impacti humores<text:line-break/><text:span text:style-name="Default_20_Paragraph_20_Font"><text:span text:style-name="T5">sin</text:span></text:span>t sic, ut valentius aliquid quod eos eximat desiderent,<text:line-break/>eas febres prorogari ultra unum diem necesse est, ac diaria-<text:line-break/>rum febrium genus rideri egressas, Quomodo enim dici</text:p>
      <text:p text:style-name="P12">ultra diaria febris potest, quae in tertium usque diem ex-<text:line-break/>tenditur? nam ex ipsa nominis ratione in fecu<text:span text:style-name="Default_20_Paragraph_20_Font"><text:span text:style-name="T5">n</text:span></text:span>do eam de-<text:line-break/>sistere par erat. Dictum enim supra est viginti quatuor ho-<text:line-break/>ras esse sic appellatae diei spatium, ut cum nomine diei nox<text:line-break/>quoque una comprehendatur. Atqui si neque humor pti- -<text:line-break/>trescens subsit, nec corpus ipsum febrilem calorem ut<text:line-break/>habitum susceperit, a duobus generibus diversum sit. Aut<text:line-break/>ergo aliud praeter tria jam dieta genus este in prima febrium<text:line-break/>divisione dicendum est, aut appellatione pro nihilo habitu<text:line-break/>diarias spias nominare <text:span text:style-name="Default_20_Paragraph_20_Font"><text:span text:style-name="T5">oportebit.</text:span></text:span> Neque enim profecto de<text:line-break/>substantia ipsa talium febrium est diariae vocabulum, verum<text:line-break/>convenienti nomine destituti clarioris simul breviorisque do-<text:line-break/>ctrinae gratia ab eo quod saepius eis accidit nomen indidi-<text:line-break/>mus. Ac natura quidem eadem his est quae diariis; nomen<text:line-break/>autem non idem.</text:p>
      <text:h text:style-name="Heading_20_2" text:outline-level="2">Cap. II.</text:h>
      <text:p text:style-name="P33"><text:s/>In quibus enim una accessio ab initio ad<text:line-break/>finem perpetuo manens in multos dies porrigit, eas febres</text:p>
      <text:p text:style-name="P2"><text:span text:style-name="Default_20_Paragraph_20_Font"><text:span text:style-name="T5">continente</text:span></text:span>s appellant, non illi quidem Graeco nomine usi,<text:line-break/>caeterum soloecismum committendum potius rati quam spe-<text:line-break/>erem ipsarum sine nomine relinquendum. At non ut idea<text:line-break/>una ejusmodi febrium est, a qua fynochos eas nominant,<text:line-break/>ita et natura simplex unaque esu Quaedam namque earum<text:line-break/>. manifestum habent putredinis signum , quaedam pro<text:span text:style-name="Default_20_Paragraph_20_Font"><text:span text:style-name="T5">r</text:span></text:span>sus non<text:line-break/>habent, quas ex nimiarum febrium genere esse diximus.<text:line-break/>Quum enim accessionis remissio ex ferventium humorum<text:line-break/>transpiratu contingere soleat, non transpirant autem in<text:line-break/>vehementi stipatione, necesse est multorum dierum fieri ac-<text:line-break/>cessiouem. Igitu<text:span text:style-name="Default_20_Paragraph_20_Font"><text:span text:style-name="T5">r</text:span></text:span> ubi in tali febre nulla subest occatio quae<text:line-break/>alterius accessionis principium. excitet, ultra hoc quod mule<text:line-break/>torum dierum febris est, nec invasionem alienius febrium<text:line-break/>significationis facit; sed permanet ab initio sd finem una fe-<text:line-break/>. bris, quae nec quotidianae nec tertianae insultum nec quar-<text:line-break/>lanae praeferat Caeterum quum me audis dicentem, ubi vehe-<text:line-break/>mentor stipata corpora fiunt, cohiberi lutra corpus febrilem</text:p>
      <text:p text:style-name="P3">calorem, non ita factam pro<text:span text:style-name="Default_20_Paragraph_20_Font"><text:span text:style-name="T5">r</text:span></text:span>sus denfitudinem putandum<text:line-break/>est ut nullum ex iis humo<text:span text:style-name="Default_20_Paragraph_20_Font"><text:span text:style-name="T5">r</text:span></text:span>ibus qui tenuati admodum sint<text:line-break/>essiuere fo<text:span text:style-name="Default_20_Paragraph_20_Font"><text:span text:style-name="T5">r</text:span></text:span>as sinat, quum nec fi de ossibus ita dixeris id ve-<text:line-break/>rum sit, nedum cerne et cute. Verum quum a ferventibus<text:line-break/>humoribus vapor attollatur plurimus, effluat autem foras<text:line-break/>exiguus, hunc qui relictus est febrem servare est necesse,<text:line-break/>neque id. modo propterea quod ipse manet, sed etiam pro-<text:line-break/>pterea quod quae proxima sunt adurit</text:p>
      <text:h text:style-name="Heading_20_2" text:outline-level="2">Cap. Ili. </text:h>
      <text:p text:style-name="P33">Quoniam igitur ex duobus his servari fe-<text:line-break/>bris potest, et quod totus vapor non transpiret et quod idem<text:line-break/>vapor ea quae contingit etiam calefaciat, necesse est tres<text:line-break/>esse in synodus febribus differentias, vel pari permanente<text:line-break/>magnitudine ea, quam in prima accessione summam habuit,<text:line-break/>vel ad j i ci en te semper exiguum aliquid diminuenteve ; atque<text:line-break/>haec vel aequaliter faciente vel inaequaliter. Ac fi quidem<text:line-break/>quod accenditur ei quod transpirat par fuerit, nec augeri<text:line-break/>nec minui .febrilis calor cernetu<text:span text:style-name="Default_20_Paragraph_20_Font"><text:span text:style-name="T5">r, </text:span></text:span>sed perinde fibi similis<text:line-break/>permanebit, ac si nihil illi prorsus adiiceretur aut demere-</text:p>
      <text:p text:style-name="P3">tur. Quippe ad aequalitatis perma<text:span text:style-name="Default_20_Paragraph_20_Font"><text:span text:style-name="T5">n</text:span></text:span>sionem nihil interest<text:line-break/>ferveturne eadem assidue substantia, an ei quae vacuatur<text:line-break/>par sit ea quae adlicitur; verum si altera earum vicerit, fi<text:line-break/>quae vacuatur, minui febrem <text:span text:style-name="Default_20_Paragraph_20_Font"><text:span text:style-name="T5">n</text:span></text:span>ecesse est, sin quae adjicitur,<text:line-break/>omnino increscere. Sed nec illud sane quemquam latet,<text:line-break/>quod quum ex febribus altera magis minusve quam altera .<text:line-break/>tum augetur tum minuitur, id ob exsuperantiae imperita-<text:line-break/>tem necessario accidat. suam ubi alias ampliore mensura,<text:line-break/>alias mino<text:span text:style-name="Default_20_Paragraph_20_Font"><text:span text:style-name="T5">r</text:span></text:span>e .vel febrium generatio vel transpiratio exsupe-<text:line-break/>rat, nec iis quae augentur omnibus par esse auctio, nec iis<text:line-break/>quae mi<text:span text:style-name="Default_20_Paragraph_20_Font"><text:span text:style-name="T5">n</text:span></text:span>uuntur demptio omnino potest; imo plurimam esse<text:line-break/>tum excessus tum defectus differentiam est necesse. Atque<text:line-break/>unum quidem hoc, sive genus sive speciem ieu quiduis aliud<text:line-break/>appellare libet, continentium febrium est, quodque ex ea-<text:line-break/>dem cum diariis natura constat. Alterum. est ubi in omni-<text:line-break/>bus vasis ac potissimum maximis aequaliter succi putre-<text:line-break/>scunti Ejusmodi febrium in gracili et frigido corpore neutra</text:p>
      <text:p text:style-name="P3">consistere solet <text:span text:style-name="Default_20_Paragraph_20_Font"><text:span text:style-name="T8">; </text:span></text:span>sed plurimum lusis qui sanguine abundant<text:line-break/>et corpulentis gigni cernuntur, nam nec obstructio citra<text:line-break/>putredinem excitare febrem valet, nisi id quod transpirat<text:line-break/>et copiosum sit et calidum , <text:span text:style-name="Default_20_Paragraph_20_Font"><text:span text:style-name="T5">n</text:span></text:span>ec humorum putredo lu omnes<text:line-break/>quae inter inguina et alias intersunt, venas aequaliter ac<text:line-break/>cito protrahi in frigido habitu potest Debent enim semper<text:line-break/>quae putrescunt tum calida humidaque esse, tum vero<text:line-break/>difficilem tianspirationem habere. Eoque fit ut nec in fri-<text:line-break/>gida aetate , nec in frigido corporis temperamento sive.id ab<text:line-break/>initio constitit, sive modo frigidum sit factum co<text:span text:style-name="Default_20_Paragraph_20_Font"><text:span text:style-name="T5">n</text:span></text:span>tinens ex-<text:line-break/>citetur febris. Sed nec in gracilibus vel qui raro sunt cor-<text:line-break/>poris habitu ; imo tum aetate tum natura tum acquisititio tem-<text:line-break/>paramento quae calida sint, ac praecipue si et carnosus et<text:line-break/>bono ac multo sanguine affluens et denso corpore aeger sit,<text:line-break/>aut etiam calidis excrementis refertus. Proinde fit ut qui<text:line-break/>ita febricitant , iis et pulsus maximus sit et aequalis et vehe-<text:line-break/>mens, quibus etiam arteriae consistentia nec durior quam<text:line-break/>pro natura est nec mollior, celeritatis tamen frequentiaeque</text:p>
      <text:p text:style-name="P3">eo pervenit quo febris ipsis magnitudinis. Atque haec qui-<text:line-break/>dem ambarum fiunt communia, alteri vero privatim putre—<text:line-break/>di<text:span text:style-name="Default_20_Paragraph_20_Font"><text:span text:style-name="T5">t</text:span></text:span>iis insunt notae, idque tum in lotio tum pulsu tum calo-<text:line-break/>ris ingrata qualitate.</text:p>
      <text:h text:style-name="Heading_20_2" text:outline-level="2">Cap. IU </text:h>
      <text:p text:style-name="P33">Ac tibi exempli cau<text:span text:style-name="Default_20_Paragraph_20_Font"><text:span text:style-name="T5">t</text:span></text:span>a redigam in meme-<text:line-break/>riam adolescentes duos quos una mecum vidisti. . Erat alter<text:line-break/>eorum liber et palaestrae peritus , alter Iervus haud inexer-<text:line-break/>citatus ille quidem , caeterum in palaestra parum vehemens,<text:line-break/>nec tamen ad quotidiana quae servum deceant tum exeri-<text:line-break/>cilia tum opera t<text:span text:style-name="Default_20_Paragraph_20_Font"><text:span text:style-name="T5">r</text:span></text:span>actanda non idoneus. Porro liber conti-<text:line-break/>nenti citra putredinem febre laboravit, <text:span text:style-name="Default_20_Paragraph_20_Font"><text:span text:style-name="T5">to</text:span></text:span>rvus continenti<text:line-break/>cum putredine. Horum utrique quaenam sit adhibita cura-<text:line-break/>tio, non intempestivum dictu nunc arbitror, quandoqui-<text:line-break/>dem in exemplis exercitari quiduis discentes maxime expe^<text:line-break/>dixi neque enim satisfaciunt ad exactum cognitionem uni-<text:line-break/>verfales methodi. Sunt autem exemplorum ea pro potio-<text:line-break/>ribus habenda , quae ipsi oculis usurpavimus ; quando si<text:line-break/>omnes, qui docere scriberere aliquid stant aggressi, ea prius</text:p>
      <text:p text:style-name="P3">operibus offendissent, prorsus paucula quaedam falso. dice-<text:line-break/>rentur. Nunc veno .plerique alios docere tentant .quae<text:line-break/>nec ipsi unquam fecerunt, nec asus ostenderunt. Caeterum<text:line-break/>vulgus medicorum nihil miri est si contemptis bonis mori-<text:line-break/>bus opinioni sapientiae magis quam veritati inhiat. Verum<text:line-break/>non sic fuit ratio nostra. Non enim heri aut nudius tertius,<text:line-break/>fed statim ab adolescentia philoscphiae studio capti primum<text:line-break/>nos ad eam contulimus; mox patris evidenti insomnio mo-<text:line-break/>niti ad medicinae studium excolendum venimus, ac per<text:line-break/>totam- ritam operibus magis quam verbis utrique studio<text:line-break/>incubuimus. Quo minus mirum est, si in quo tempore alii<text:line-break/>tutam u<text:span text:style-name="Default_20_Paragraph_20_Font"><text:span text:style-name="T5">r</text:span></text:span>bem salutando lustrant, et eum. divitibus atque<text:line-break/>magnatibus coenant ac <text:span text:style-name="Default_20_Paragraph_20_Font"><text:span text:style-name="T5">eo</text:span></text:span>s<text:span text:style-name="Default_20_Paragraph_20_Font"><text:span text:style-name="T5">dem</text:span></text:span> comitantur , hoc omni nos<text:line-break/>sedulo laborantes primum quidem omnia quae veteribus<text:line-break/>pulchre sunt inventa didicimus ; mox eadem opere tum per-<text:line-break/>pendimus tum exercuimus. Ergo qui palaestrae peritus ju-<text:line-break/>venis erat, ubi sebricitare hora prima noctis coepisset, postri-<text:line-break/>dle eum mane circiter horam diei tertiam vidimus. Quum</text:p>
      <text:p text:style-name="P2">autem i<text:span text:style-name="Default_20_Paragraph_20_Font"><text:span text:style-name="T5">n</text:span></text:span>venissem febrem admodum calidam, sed pulsus<text:line-break/>aequales et maximos et celeres et frequentes et vehementes,<text:line-break/>tum caloris qualitatem quae tactum minime morderet, jam<text:line-break/>vero et urinas tum crassitudine tum colore a naturali habitu<text:line-break/>non multum alienas, audiens praeterea hominem circiter<text:line-break/>triginta dies exercitationis consuetudinem intermisisse, pri-<text:line-break/>die tamen exercitasse su vehementius, caeterum nun multum,<text:line-break/>sumpsisse autem solitos cibos, atque eos concoxisse quamvis<text:line-break/>tardent aegre, .utpote quum febris vespere occupasset,<text:line-break/>quum rubicundus plenusque homo appareret, atque etiam<text:line-break/>plenitudinis sensum se percipere diceret, tunc faciente quo-<text:line-break/>dam eormm qui aderant de vena secunda mentionem , visum<text:line-break/>. nobis est ejus auxilii considerationem in aliud tempus remiti-<text:line-break/>tere, simul ut certius sciremus cujus generis febris esset,<text:line-break/>simul necessario propter eam quae praecesserat concoctionis<text:line-break/>tarditatem. Quum autem vesperi similem rigorem tueri<text:line-break/>febris est visa, ceu nihil seusibiliter remittens , <text:span text:style-name="Default_20_Paragraph_20_Font"><text:span text:style-name="T5">s</text:span></text:span>uspicio jam</text:p>
      <text:p text:style-name="P3">erat synoehon esse, hancque ex obstructio<text:span text:style-name="Default_20_Paragraph_20_Font"><text:span text:style-name="T5">n</text:span></text:span>e et sanguinis<text:line-break/>abundantia et prae carnis copia stipatione. Ac quum pa.-<text:line-break/>rem magnitudinem per totam noctem febris servaret, postero<text:line-break/>die visum est medicis omnibus qui inviserant sanguinem esse<text:line-break/>mittendum. Discordia vero orta de tempore et vincenti-<text:line-break/>bus qui id in sequentem diem differendum suaderent, febris<text:line-break/>per totum eum diem evidenter visa est vigorem suum augere.<text:line-break/>Mox tertia sequente nocte alia quidem accessio minime urei-<text:line-break/>dit, quae primae ad proportionem responderet, erat tamen<text:line-break/>aestus ipse laboranti intolerabilis, urgehatque eum tensio<text:line-break/>totius corporis ut repleti , tum canitiis pulsatio , atque ob<text:line-break/>haec gravis vigilia juvene in aliam atque aliam se figuram<text:line-break/>sectante. Itaque quum ultra ferre non posset, hora noctis<text:line-break/>circiter octava mittit ad me ministrum, rogatque ad fe<text:line-break/>ocius veniam. Ipse annuo atque abeo invenioque sebrem<text:line-break/>calidissimam, pulsumque qualem praedixi. Quoniam au-,<text:line-break/>tem nec in hoc nec in lotio nec in ipsa caloris qualitate</text:p>
      <text:p text:style-name="P2">indicium aliquod humorum putrescentium apparuit, opti-<text:line-break/>alum factu visum est venam incidere antequam putredo in-<text:line-break/>cuperet. Aufero itaque ab homine eousque de industria<text:line-break/>sanguinem , quoad animo linqueretur, maximum plane, ubi<text:line-break/>valentes vires sunt, continentis febris remedium, id quod<text:line-break/>tum ratione tum experientia didici. Primum .namque in<text:line-break/>contrarium statum agitur corpus celerrime ex animi delectu<text:line-break/>refrigeratum. Hoc vero nemo invenire potest neque quod<text:line-break/>ipsis aegris neque quod naturae quae animantes gubernat<text:line-break/>facundius utiliusve fit. Postmodum i<text:span text:style-name="Default_20_Paragraph_20_Font"><text:span text:style-name="T5">n</text:span></text:span> ejusmodi corporibus<text:line-break/>necessario supervenit alvi dej ectio , nonnunquam etiam bilis<text:line-break/>vomitio, quas res statim a toto corpore madores sudoresve<text:line-break/>excipiu<text:span text:style-name="Default_20_Paragraph_20_Font"><text:span text:style-name="T5">n</text:span></text:span>t. Quae nimirum omnia quum huic quoque conti-<text:line-break/>gissent, protinus febrem extinxerunt, ut quidam ex iis qui<text:line-break/>aderant jugulasse me febrem per jocnm dicerent, unde em-<text:line-break/>. nes risimus. Verum quo <text:span text:style-name="Default_20_Paragraph_20_Font"><text:span text:style-name="T5">n</text:span></text:span>arrationem omnem absolvam,<text:line-break/>nihil mali erit paucula addidisse.. Post duas namque a san-<text:line-break/>guinis missione horas paulo nutrimenti dato ac jusso quis-</text:p>
      <text:p text:style-name="P3">suere discessi. Quinta vero hora reversus tam profundo<text:line-break/>fomno indormientem inveni ut tangentem me prorsus non<text:line-break/>fentiret. Quum vero et ministri adeo illi altunr somnum<text:line-break/>fuisse dicerent ut nec quum madores ejus abstergere<text:span text:style-name="Default_20_Paragraph_20_Font"><text:span text:style-name="T5">p</text:span></text:span>t-ex-<text:line-break/>pergisceretur, suasi. ita facerent, esse namque hominem jam<text:line-break/>prorsus a febri liberum. Reve<text:span text:style-name="Default_20_Paragraph_20_Font"><text:span text:style-name="T5">r</text:span></text:span>sus autem et decima rursus<text:line-break/>hora - etiam nunc dormientem inveni. Egressus autem<text:line-break/>iterum ad alios visendos aegros, redeo hora prima noctis,<text:line-break/>non tamen ut ante tacens, fed voce de industria sublata, .<text:line-break/>quo aegrum a fomno excitarem. Quod quum ita accidisset,<text:line-break/>ubi folo ptisanae .cremore ipsum nutrivi , abii. Cujus m o-<text:line-break/>dum poste<text:span text:style-name="Default_20_Paragraph_20_Font"><text:span text:style-name="T5">r</text:span></text:span>o die augens tertio lavatum dimisi. Ac quae ad<text:line-break/>hunc pertinebant infirmum ita sunt gesta; quae vero ad al-<text:line-break/>terum .nunc dicam. Is quum toto die multum .laborasset,<text:line-break/>deinde lavatus paucula comedisset, coepit nocte sebricitare,<text:line-break/>.totum etiam continuans sequentem diem. Hunc nos post<text:line-break/>secundam noctem vidimus in caeteris quidem omnibus jam</text:p>
      <text:p text:style-name="P2">dicto <text:span text:style-name="Default_20_Paragraph_20_Font"><text:span text:style-name="T5">juveni</text:span></text:span> similiter affectum, verum putrescentium hu-<text:line-break/>m orum levi dentes praebentem noles; Itaque vena quoque<text:line-break/>huic protinus incisa usque ad animi defectum vacuavimus.<text:line-break/>Post id idoneo interposito spatio cibavimus primum mulsa,<text:line-break/>deinde una interposita hora ptisanae cremore. Atque haec<text:line-break/>omnia lutra quintam acta sunt horam. Quum autem similis<text:line-break/>libi perseveraret subria, iynochou eam fore ex putredi<text:span text:style-name="Default_20_Paragraph_20_Font"><text:span text:style-name="T5">n</text:span></text:span>e<text:line-break/>expectavimus; itaque accidit. Quippe quum eam secunda<text:line-break/>noctis hora pari magnitudine cerneremus, tertiae diei accessi<text:line-break/>sionem suturane esset au non esset diligenter observare vo-<text:line-break/>lebamus, cujus in septimam horam noctis suspirio erat.<text:line-break/>Itaque cum summo mane venissem, inveni quod expectaram ;<text:line-break/>nam nec tertia inciderat accessio , febrisque remissior paululo<text:line-break/>quam vesperi fuerat apparuit. Ut autem mor<text:span text:style-name="Default_20_Paragraph_20_Font"><text:span text:style-name="T5">t</text:span></text:span>us hominem<text:line-break/>- meridie vidi eramque jam certissimus es febrem decrevisse<text:line-break/>et synochon febrem. esse decrescentem, satius vi<text:span text:style-name="Default_20_Paragraph_20_Font"><text:span text:style-name="T5">t</text:span></text:span>um est tum<text:line-break/>quoque hominem. similiter nutri<text:span text:style-name="Default_20_Paragraph_20_Font"><text:span text:style-name="T5">r</text:span></text:span>e. Quarta vero exacta<text:line-break/>nocte manifeste minor etiam quatio dic erat, quo rursus</text:p>
      <text:p text:style-name="P3">quoque ad eundem modum homine cibato advertimus.. tum<text:line-break/>illo die toto tum quae hune fequuta est quinta nocte <text:span text:style-name="Default_20_Paragraph_20_Font"><text:span text:style-name="T5">t</text:span></text:span>na-<text:line-break/>gnitudinem remittere sic ut quinto.die liquido plane appa-<text:line-break/>reret minor esse febris quam ante. Itaque ad proportionem .<text:line-break/>minuentis fe febris - urinae quoque concoctio processerat.<text:line-break/>Eratque haud obscurum septimo, id quod factum est, finien-<text:line-break/>dam. Hanc igitur decrescentem plane continentem ex hu-<text:line-break/>morum putredi<text:span text:style-name="Default_20_Paragraph_20_Font"><text:span text:style-name="T5">n</text:span></text:span>e febrem vidimus. Multas vero alias .con-<text:line-break/>sinentes conspeximus, quarum aliae epacmasticae, <text:span text:style-name="Default_20_Paragraph_20_Font"><text:span text:style-name="T5">id est ore-<text:line-break/>scente</text:span></text:span>s, aliae homotoui et acmasticae, <text:span text:style-name="Default_20_Paragraph_20_Font"><text:span text:style-name="T5">id</text:span></text:span> a<text:span text:style-name="Default_20_Paragraph_20_Font"><text:span text:style-name="T5">dsimilem teno-<text:line-break/>r</text:span></text:span>e<text:span text:style-name="Default_20_Paragraph_20_Font"><text:span text:style-name="T5">m servantes erant</text:span></text:span>, vel ut aliquis nominare voluerit, aliae<text:line-break/>ceu quam modo memoravimus paracmasticae, <text:span text:style-name="Default_20_Paragraph_20_Font"><text:span text:style-name="T5">id est de-<text:line-break/>cre</text:span></text:span>s<text:span text:style-name="Default_20_Paragraph_20_Font"><text:span text:style-name="T5">centes. </text:span></text:span>Aliae rmsirs in primo die putredinis notas<text:line-break/>habuerunt, aliae in tertio aut certe ad summum quarto,<text:line-break/>idque usias medicorum ipsorum inscitia, qui sanguinem non<text:line-break/>- mlserant, alias laborantium ipsorum timiditate. Siquidem<text:line-break/>eorum qui ex sola obstructione febricitarent nemo in putre-<text:line-break/>diuis febrem incidit qui prius sanguinem miserati Quem,</text:p>
      <text:p text:style-name="P3">ubi -validae vires subsunt et aetas permittit, usque ad animi<text:line-break/>defectum mittere expedit, ubi horum alterum non satis<text:line-break/>respondet, tutius est quantum satis risum suerit, ta<text:span text:style-name="Default_20_Paragraph_20_Font"><text:span text:style-name="T5">n</text:span></text:span>tum<text:line-break/>principio detrahere, quod defuit iteratione supplere. Ete-<text:line-break/>nim hoc praesidio omisso qui ita febricitant in summum -<text:line-break/>discrimen veniunt, nisi si eos vel virium rebur , vel largum<text:line-break/>sanguinis profluvium, vel sudor copiosus ex manifesta per-<text:line-break/>nicie eripiat. Et tamen nonnulli ex medicis sunt qui ta-<text:line-break/>messi manifestissime rident naturam sanguinis profluvio<text:line-break/>non paucos eorum qui sic periclitentur servare , tamen san-<text:line-break/>guinis missionem fugiunt, nullam nec experientiam nec ve-<text:line-break/>ram rationem fequuti. Caeterum hos mittamus , disputato<text:line-break/>praefertim contra illos abunde uno integro libro qui est de<text:line-break/>sanguinis missione contra Erasistratum scriptus, ipsi vero<text:line-break/>ad propositum revertamur.</text:p>
      <text:h text:style-name="Heading_20_2" text:outline-level="2">Cap. v </text:h>
      <text:p text:style-name="P33">Erat vero in praesenti disputatione propo-<text:line-break/>situm de iis febribus disserere quae ex stipatis per obsint-<text:line-break/>orionem meatibus oriuntur. Quas, si fine putredine cousi-</text:p>
      <text:p text:style-name="P3">sta<text:span text:style-name="Default_20_Paragraph_20_Font"><text:span text:style-name="T5">n</text:span></text:span>t, ex diariarum esse genere dixi, sin iis putredo aliqua<text:line-break/>vel ab initio statim vel postmodum superveniat, ubi in om-<text:line-break/>nibus venis ac praecipue magnis ea constitit, continentes<text:line-break/>excitari febres ; ubi in unica animalis parte, febres quae cer-<text:line-break/>lis circuitibus exacerbantur. Verum de his postea. Quod<text:line-break/>autem et bis, arbitror, et ter et saepius iterumque dicendum<text:line-break/>est, qui ita laborant si recte curabuntur, iis sanguinis mrf-<text:line-break/>sio est adhibenda. Quibus enim corpus ex humorum abun-<text:line-break/>dantia inhablle ad transpirationem jam redditum tantum<text:line-break/>caloris congessit ut inde jam febricitet, iis tantum sanguinis<text:line-break/>est detrahendum quantum vices toleranti Pro certo quo-<text:line-break/>que habendum , nisi iis qui hoc per naturam sunt habitu id<text:line-break/>adhibeatur praesidium, fore ut veI suffocentur, vel certe<text:line-break/>fyncope prehendi omnino periclitentur , nisi, ut dictum est,<text:line-break/>eos vel naturae robur vel plurimus sudor vel largum san-<text:line-break/>guinis profluvium a morte vindicet. At illud vel me ta-<text:line-break/>cenle conflet, iis praesertim qui librum de plenitudine stu-<text:line-break/>diose perlegerunt, quanquam et nunc quoque a me dicetur,</text:p>
      <text:p text:style-name="P3">non esse nunc nobis de ea plenitudine ad erres iermonem ;<text:line-break/>neque enim sic obstruit venarum ora ut refrigerationem .<text:line-break/>prohibeat, nec tunicas earum distendit, nec ruborem nec<text:line-break/>tumorem invehit, multoque minus vel carnis vel cutis.<text:line-break/>transpirationem moratur; verum de ea quae contineri a<text:line-break/>vasis ultra non valet, quaeque ob id ipsum tum perrumpere<text:line-break/>vasa tum <text:span text:style-name="Default_20_Paragraph_20_Font"><text:span text:style-name="T5">r</text:span></text:span>ecludere solet, reliquaque modo dictu sympto-<text:line-break/>mata inducit,- obstructionem, distentionem, tumorem, ru-<text:line-break/>borem, de hac nubi omnis sermo tum habitus est, tum<text:line-break/>vero nihilominus habendus. Siquidem copia haec dum<text:line-break/>bonitatem suam fervat, ut pariter augeri cum robore virium<text:line-break/>est nata, ita si quando has gravat, nec de caetero augebitur<text:line-break/>et bonitatem naturae amittet. At si naturalem semel boni-<text:line-break/>salem amiscrit, fieri nequit ut non putrescat, quandoqui-<text:line-break/>dem nec aliud ullum ex iis quae foris sunt humidum casi-<text:line-break/>dumque corpus manere non putrescens cernimus. Ergo<text:line-break/>festinere ad sanguinem detrahendum oportet, quo valorum<text:line-break/>natura ex transpirando ventilandoque naturalem temperiem</text:p>
      <text:p text:style-name="P3">fervans humoribus eo quo inter initia modo dominetur , et<text:line-break/>si ad intemperiem versa laborabit, metuendum est ne hi<text:line-break/>putrescant. Excitatur autem intemperies in ea ex febris<text:line-break/>calore. Quem si.quando rudis quispiam messicus.auxit, non<text:line-break/>vacuata stipationis causa, in incerto reliquum omne remedium<text:line-break/>est. Ubi namque vacuari plenitudo postulat, calor autem<text:line-break/>refrigerari, pugna discordlaque inter ipsa sanandi oritur<text:line-break/>remedia, iis quae refrigerent, quamvis temperiem naturae<text:line-break/>concilient, saltem plenitudinem intra corpus detinentibus,<text:line-break/>quae vero rareiacienda cute hanc evacuant, omnibus cale-<text:line-break/>facientibus sicut, si. abmtdantiam vacuare velis, febrem<text:line-break/>augeas, si febrem refrigerare, abundantiam moreris. In<text:line-break/>hanc remediorum inopiam deveniunt qui statim a princi-<text:line-break/>pio non vacuarum, Erafistrati persuasione inducti, qui nec<text:line-break/>sponta<text:span text:style-name="Default_20_Paragraph_20_Font"><text:span text:style-name="T5">n</text:span></text:span>ea sanguinis profluvia potuit imitari. optimum igi-<text:line-break/>tur est, id quod nos semper in re quaque facere vidisti, sta-<text:line-break/>tim non numero dierum , test uni virium robori in febribus</text:p>
      <text:p text:style-name="P3">ejus ge<text:span text:style-name="Default_20_Paragraph_20_Font"><text:span text:style-name="T5">n</text:span></text:span>eris attentum esse; si namque servatum est, non<text:line-break/>fotum fexto sieptimove, sed etiam sequentibus diebus Ian-<text:line-break/>gula est mittendus. Quod si curare aliquando infirmum<text:line-break/>cogeris, cui non salum antea. secandae venae remedium prae-<text:line-break/>termissum est, sied nunc quoque vel per medicorum igno-.<text:line-break/>ratulam, vel ipsius labora<text:span text:style-name="Default_20_Paragraph_20_Font"><text:span text:style-name="T5">n</text:span></text:span>tis pr opio quorunrve ejus timidi-<text:line-break/>tatem procedente tempore mittere sanguinem prohiberis, ad<text:line-break/>frigidam exhibendam accedes , sied diligenter ante discernens<text:line-break/>quantum ex ea nocumentum. contingere possit. Nam si id<text:line-break/>aut exiguum erit aut nullum, offerenda potui est quae<text:line-break/>prorsirs sit gelida quantum bibere aegro libet, quinimo<text:line-break/>magis id audebis, si frigidae potioni insueverit. Sin magnum<text:line-break/>timetur incommodum, ab hae quidem abstinendum, atque<text:line-break/>aliis auxiliis quibus obstructio elimatur et plenitudo va-<text:line-break/>cuetur et febris fervor deferveat utendum. Quae vero no-<text:line-break/>xae frigidam potionem intempestive immodiceque exhibitam<text:line-break/>sequuntur, in his consistunt, quod lentos, orasses multosque<text:line-break/>humores, sive lu obstructiones sive putredinem sive phleg-</text:p>
      <text:p text:style-name="P3">nronen, sive eryfipelatodem affectum aut. scirrhodem aut<text:line-break/>oedematodem creaverit , attenuari discutique prohibent.<text:line-break/>Ergo quoties ex his febris accenditur, atque ad eos vacuam-<text:line-break/>dos frigida data non conducit, ad praesens quidem non<text:line-break/>parvum- affert levamen, propterea quod jam accensam fe-<text:line-break/>brem extinguit; verum quum causa ejus adhuc perstet,<text:line-break/>aliam denuo accendi .est necesse, atque ea quae .praecessit<text:line-break/>nonnunquam dissicilorem, propterea quod densatum ex sci-<text:line-break/>gida corpus esu Atque haec una noxae fpecies est minime<text:line-break/>contemnenda. Altera talis est; multae laborantis imbecil-<text:line-break/>lae partes , .sive itu se ex naturali intemperie habeant sive<text:line-break/>ex vitio adscititi<text:span text:style-name="Default_20_Paragraph_20_Font"><text:span text:style-name="T5">a, </text:span></text:span>a frigida laedantur. Alii namque gula<text:line-break/>adeo vehementer esit affecta ut vix deglutiret; alii ventri-<text:line-break/>culus sic ut vix concoqueret; - alii ipsum ventriculi os aut<text:line-break/>jecur aut colon aut pulmo aut certe et renes et vesica, aut<text:line-break/>tale quippiam aliud a frigida percussum ad proprium opus<text:line-break/>infirmum est redditum. . Nonnulli autem ex intempestiva<text:line-break/>immodicaque ejus potione non multo interposito tempore,</text:p>
      <text:p text:style-name="P3">nec postmodum, fed illico difficultate spirandi et convolo<text:line-break/>fione et tremore corripiuntur, ac toto, ut <text:span text:style-name="Default_20_Paragraph_20_Font"><text:span text:style-name="T5">t</text:span></text:span>emni dicam,<text:line-break/>nervo<text:span text:style-name="Default_20_Paragraph_20_Font"><text:span text:style-name="T5">t</text:span></text:span>o genere laeduntur. Nec ignoro quod formidolosum<text:line-break/>tu ad frigidam offerendam ex iis quae memorari redderem,<text:line-break/>nisi ea me ulmo saepe vidisses fiemperque cum successu, nec<text:line-break/>aegrum in ullo manifeste laesisse. Quibuscunque enim in<text:line-break/>principe parte tumor aliquis phlegmonodes aut oedematodes<text:line-break/>aut scirrhodes constitit, iis frigidam offerre non oportet;<text:line-break/>fed nec iis quibus obstructio putridusve humor non conco-<text:line-break/>ctus incommodat Quod si evidentes percipis absque jam<text:line-break/>dictis tumoribus concoctionis notas, illud duntaxat aesti-<text:line-break/>malus. sitire pars aliqua temperamento adeo frigido ut in<text:line-break/>hanc noxa procumbat. Porro erysipelas quod verum sit<text:line-break/>non aliter sanaveris, at si mixtum cum phlegmone sit, lu .<text:line-break/>concoctionis expectandae sunt notae. Atque haec satius<text:line-break/>quam p<text:span text:style-name="Default_20_Paragraph_20_Font"><text:span text:style-name="T5">r</text:span></text:span>o re nunc proposita , quum postmodum etiam forte<text:line-break/>necessum erit de frigida exhibenda mentionem facere. Nunc<text:line-break/>enim alte<text:span text:style-name="Default_20_Paragraph_20_Font"><text:span text:style-name="T5">r</text:span></text:span>a continentium febrium ex fala obstructione est</text:p>
      <text:p text:style-name="P3">orta , altera vero etiam cum putredine per omnes venas.<text:line-break/>Quum ergo concoctionis humorum in iis notas videris , de<text:line-break/>quibus dictum abunde in libris de crisibus est, audacter sci-<text:line-break/>gidam dabis. Quippe solidarum animalis partium natura<text:line-break/>roborata praetenuatos jam humores aggreditur, ita ut qui<text:line-break/>utiles fini, atque ad nutriendum habiles, hos quidem ad se<text:line-break/>trahat, inutiles vel per ventrem vel per cutem eliciat Quod<text:line-break/>fi etiam frigidae assuetus aeger fuit, magna cum fiducia siti-<text:line-break/>gidam exhibebis, ipsa experientia jam doctus omnia vi-<text:line-break/>sicera ejus occursum familiariter tolerare. omnino namque<text:line-break/>siqu<text:span text:style-name="Default_20_Paragraph_20_Font"><text:span text:style-name="T5">o</text:span></text:span>d frigidum adeo esset ut ab hac ostenderetur, id per<text:line-break/>sanitatis tempus evidenter offensam suam ostendisset; nulla<text:line-break/>vero per sanitatem pars quicquam ab hac lae<text:span text:style-name="Default_20_Paragraph_20_Font"><text:span text:style-name="T5">t</text:span></text:span>a, nec etiam<text:line-break/>inter febricitandum quicquam laedetur. Ubi namque non-<text:line-break/>nulli aquae frigidae <text:span text:style-name="Default_20_Paragraph_20_Font"><text:span text:style-name="T5">potioni</text:span></text:span> non assueti, tamen propter ar-<text:line-break/>dentem febrem eam bibere coacti, nullum incommodum<text:line-break/>.Senserunt, multo profecto minus eorum qui assueverunt<text:line-break/>quisquam laedi debet, cui etiam quasi pro munimento ma-<text:line-break/>rimo accedit ipsa caloris copia. Hic namque quum in vasto-</text:p>
      <text:p text:style-name="P2">rum caritatibus plurimus contineatur, utpote tum aerea<text:line-break/>in his substantia tum etiam humoribus omnibus inflammatis<text:line-break/>. quantum a frigido patitur refrigeratus, tamen rursus calefa-<text:line-break/>ciendo. in ipsum agit. Ideoque minus tuta iis qui exiguum<text:line-break/>sanguinem carnemque obtinent frigidae potio est, celeriter<text:line-break/>namque ad solidas animalis pervenit partes, nulli quod ejus<text:line-break/>vim frangat occurrens. Eo etiam fit ut hecticae febres<text:line-break/>nec puram eam quae. p<text:span text:style-name="Default_20_Paragraph_20_Font"><text:span text:style-name="T5">r</text:span></text:span>orsus sit gelida, nec mulsam deside-<text:line-break/>rent, ceu quae extenuatis omnino exiguique sanguinis cor-<text:line-break/>po<text:span text:style-name="Default_20_Paragraph_20_Font"><text:span text:style-name="T5">t</text:span></text:span>ibus incidant. Verum de illis post agetur. Maxima<text:line-break/>vero continentium febrium remedia haec duo funt , venae<text:line-break/>sectio et potio frigida. Verum illa omni tempore, modo<text:line-break/>vires fusiineant, haec frigidae potio quum et in pulsu et<text:line-break/>urinis concoctionis evidentes cernuntur notae, febris autem<text:line-break/>est maxima. Attendenda vero cum venae lectionis- scopis<text:line-break/>funt tum quae eam praecedunt, tum vero quae omnino<text:line-break/>.subsequuntur. Nam si praecedat ciborum eruditas, ta<text:span text:style-name="Default_20_Paragraph_20_Font"><text:span text:style-name="T5">n</text:span></text:span>to<text:line-break/>tempore differre venae sectionem jubebis quantum satis-</text:p>
      <text:p text:style-name="P2">facere tum ad eorum concoctionem, tum ut excrementa<text:line-break/>descendant videbitur. Sin sequetur necessario vacuatio<text:line-break/>quaepiam , tantum issi de eo quod superfluum est relinquen-<text:line-break/>dum , quantum est per eam vacuandum. Itaque si tempore<text:line-break/>mitte<text:span text:style-name="Default_20_Paragraph_20_Font"><text:span text:style-name="T5">n</text:span></text:span>di sanguinis menses moveri contingat , sive etiam hae-<text:line-break/>morrhois sit reclusa, si inspectus fluentis impetus satis fore<text:line-break/>. ridebitur, qui solus quod requiris vacuet, naturae rem<text:line-break/>omnem permittes, sin minus, ta<text:span text:style-name="Default_20_Paragraph_20_Font"><text:span text:style-name="T5">n</text:span></text:span>tum ipse detrahes, quo ex<text:line-break/>coniunctis ambobus perficiatur quodpostulas. Veluti autem<text:line-break/>in his ad ipsam naturalem vacuationem , quae sensu nsur-<text:line-break/>petur, non leviter attentum esse oportet, ita alibi vel ad<text:line-break/>naturam ipsam vel aetatem vel coeli statum. Sunt enim<text:line-break/>nonnulli ad discutiendos corporis humores natura propensi,<text:line-break/>pueri certe propter aetatem perpetuo ; coeli vero status ubi<text:line-break/>calidus nimium est et siccus. Voco flatum ipsum ambien-<text:line-break/>t is <text:span text:style-name="Default_20_Paragraph_20_Font"><text:span text:style-name="T5">n</text:span></text:span>os aeris temperamentum , sub quo et unus tempus et<text:line-break/>regio comprehenditur, etenim et horum utrumque ex am-<text:line-break/>biantis temperie indicationem mutuatur. Propeusi autem</text:p>
      <text:p text:style-name="P3">ad digerendos corporis succos sunt quicunque natu<text:span text:style-name="Default_20_Paragraph_20_Font"><text:span text:style-name="T5">r</text:span></text:span>a sunt<text:line-break/>humidi, magisque si accedat caliditas; praeterea qui raro<text:line-break/>corporis sunt stabilit, ad haec quibus os ventris autamara<text:line-break/>bile abundat aut imbecillum est aut supra modum sensile,<text:line-break/>Atque hi quidem scopi sunt qui sanguinem detrahendum de<text:line-break/>hortantur.. Contra postulant una cum affectu., cujus caula<text:line-break/>primum requirebatur, habitus durus denfusque-, et uno<text:line-break/>verbo, qui haud facile discutit, tum ambiens humidus frigi-<text:line-break/>dusque. Sane merito quaedam sanguinem mittendum ad-<text:line-break/>hortantur, quaedam dehortantur, vacuatio namque phlebo-<text:line-break/>tomiae scopus est. At eorum quae comprehensa funt quae-<text:line-break/>dam transpirationes morantur, quaedam promovent, et<text:line-break/>quaedam ad vacuandum prompta sunt, quaedam secus,<text:line-break/>Sane transpirationem corporum prohibent tum meatuum<text:line-break/>stipatio tum circumda<text:span text:style-name="Default_20_Paragraph_20_Font"><text:span text:style-name="T5">n</text:span></text:span>tis nos aeris humiditas et frigiditas,<text:line-break/>contra promovent ea quaehissun t contraria. Eorum au<text:span text:style-name="Default_20_Paragraph_20_Font"><text:span text:style-name="T5">r<text:line-break/></text:span></text:span>tum quae vacuantur , quae calida humidaque ac tenuia sunt;<text:line-break/>ea celerrime discutiuntur; contra quae crassa, glutinosa et<text:line-break/>frigida funt, aegre transpirant. Atque haec quidem ad rem</text:p>
      <text:p text:style-name="P3">propositam de missione sanguinis ac frigidae aquae potione<text:line-break/>no<text:span text:style-name="Default_20_Paragraph_20_Font"><text:span text:style-name="T5">n</text:span></text:span> ignorasse expedit. Quarum utramque metuentes non<text:line-break/>paucos medicos vidisti utique imperitos, quorum alteros<text:line-break/>haemophobos, <text:span text:style-name="Default_20_Paragraph_20_Font"><text:span text:style-name="T5">id est sangu</text:span></text:span>i<text:span text:style-name="Default_20_Paragraph_20_Font"><text:span text:style-name="T5">n</text:span></text:span>is <text:span text:style-name="Default_20_Paragraph_20_Font"><text:span text:style-name="T5">mittendi timido</text:span></text:span>s, alteros<text:line-break/>psychrophobos , <text:span text:style-name="Default_20_Paragraph_20_Font"><text:span text:style-name="T5">ut est fu</text:span></text:span>l<text:span text:style-name="Default_20_Paragraph_20_Font"><text:span text:style-name="T5">gidae exhibendae farmidante</text:span></text:span>s,<text:line-break/>nominamus, sicut. quia rabido cane sunt morsi hydrophobos;<text:line-break/>sunt enim procul dubio horum quoque aliqui prae dogmatis<text:line-break/>fui studio non leri in rabie. Ergo -relictis his quod initio<text:line-break/>institutum nobis fuerat prosequamur, ad memoriam revo-<text:line-break/>cantes, quemadmodum sermo noster occasione communium<text:line-break/>quorundam in ipsis acicdentium a diariis venit ad contineo-<text:line-break/>tes. Quoniam enim obstructionis assectus, quum et ipsa ex-<text:line-break/>ilis est et rite curatur , chariam febrem esurit; quum vero<text:line-break/>vel propter magnitudinem vel medici iustitiam consuetum<text:line-break/>diariarum tempus excessit, aut continentem aut aliquam<text:line-break/>.earum quae certis circuitibus repetunt, merito nos de ea.<text:line-break/>quae diariis cognata est continenti febre disputatio excepit,<text:line-break/>propter has vero protinus et de. hac quae cum putredine<text:line-break/>humorum erat. Vifumque fatuis est vel claritatis veI ex-</text:p>
      <text:p text:style-name="P13">ercendi legentis caula unius aegroti in utroque febrium<text:line-break/>genere mentionem facere.</text:p>
      <text:h text:style-name="Heading_20_2" text:outline-level="2">Cap. VI.</text:h>
      <text:p text:style-name="P33">Igitur quoniam haec nobis peracta funi,<text:line-break/>ac per ea demonstratum evidenter est , id quod in praece-<text:line-break/>denti hunc libro ad calcem est dictum, op ortare in aliis.fe-.<text:line-break/>bribus, quae amplius suariae non sint, non modo ab iis suo-<text:line-break/>pis qui in illo libro praecipiantur, faciendorum indicationes<text:line-break/>peti , fed etiam a causa febrem efficiente , ac labora<text:span text:style-name="Default_20_Paragraph_20_Font"><text:span text:style-name="T5">n</text:span></text:span>tis vi-<text:line-break/>ribus, ad universalem denuo exercitationem <text:span text:style-name="Default_20_Paragraph_20_Font"><text:span text:style-name="T5">r</text:span></text:span>evertamur, pro<text:line-break/>comperto habentes non licere ullius artis scientiam nancisci;<text:line-break/>nisi et methodum quandam habueris per universalia vocata<text:line-break/>theoremeta et in particularibus te exemplis. exercueris.<text:line-break/>Quum neque fieri possit ut sine multipliri in aegris singula-<text:line-break/>tim exercitationequod ex usu sit facias, nec sine universalium<text:line-break/>cognitione probe exercitatio procedat ; quippe quum in nni-<text:line-break/>verfalibus methodus, in particularibus exercitatio consistat.<text:line-break/>Tanquam igitur qui iter aliquod ingredi student utroque</text:p>
      <text:p text:style-name="P3">invicem utuntur crure, qui altero claudus est u<text:span text:style-name="Default_20_Paragraph_20_Font"><text:span text:style-name="T5">n</text:span></text:span>o duntaxat<text:line-break/>utitur, et longo fpatio et saepe errans viam peragit, ita<text:line-break/>sime et qui finem cujuslibet artis consequi parat, duabus his<text:line-break/>veluti cruribus vel instrumentis vel quomodocunque appel-<text:line-break/>lasse libet, uti debebit, in universalibus theorematis messio-<text:line-break/>do, in particularibus exercitatione.</text:p>
      <text:h text:style-name="Heading_20_2" text:outline-level="2">Cap. Vll<text:span text:style-name="Default_20_Paragraph_20_Font"><text:span text:style-name="T5">r</text:span></text:span> </text:h>
      <text:p text:style-name="P33">Reversi igitur rursus ad methodum, nunc<text:line-break/>age de aegrotantis .agamus viribus, consera<text:span text:style-name="Default_20_Paragraph_20_Font"><text:span text:style-name="T5">n</text:span></text:span>tne adcura-<text:line-break/>dionem hae quippiam an plane nihil, ceu nonnullis estvifum.<text:line-break/>Videtur .tamen eorum qui inutiles vires esse ad curati<text:span text:style-name="Default_20_Paragraph_20_Font"><text:span text:style-name="T5">o</text:span></text:span>nem<text:line-break/>inveniendam dicunt non propria operum artis disceptatio<text:line-break/>esse, sed logica potius ac sophistarum. Ajunt enim ab eo<text:line-break/>quem curamus affectu faciendorum indicationem praestari<text:line-break/>haudquaquam a viribus, Ergo et anni tempus et regionem<text:line-break/>et statum coeli . et aetatem et consuetudinem et corporum<text:line-break/>temperamenta i<text:span text:style-name="Default_20_Paragraph_20_Font"><text:span text:style-name="T5">n</text:span></text:span>utilia esse eadem ratione dicunt. Postea<text:line-break/>quum mutare curationem propter haec coguntur, imme-<text:line-break/>mores eorum quae inter initia dixerant, quaedam eorum</text:p>
      <text:p text:style-name="P3">co<text:span text:style-name="Default_20_Paragraph_20_Font"><text:span text:style-name="T5">n</text:span></text:span>traria aliquando indicare ajunt curaturis fcopis, quae-<text:line-break/>dam ad praesidiorum materias esse utilia, quemadmo-<text:line-break/>dum et animalis partes. Etenim lu illis quoque eadem<text:line-break/>versantur stropha. in principio sermo<text:span text:style-name="Default_20_Paragraph_20_Font"><text:span text:style-name="T5">n</text:span></text:span>is inutiles eas esse<text:line-break/>ad curationis inventionem asserentes; post ubi redarguun-<text:line-break/>tur, ad curationis quidem indicationem inutiles dictitan-<text:line-break/>tes, ad materiae tamen mutationem vel inventionem vel<text:line-break/>differentiam vel qualitatem , non mim nominant eodem<text:line-break/>omnes modo , necessarias esse fatentes. Itaque quod modo<text:line-break/>diri, nunc quoque repetam, quest egressi ex eo quod in<text:line-break/>arte est utile, in logicam disceptationem veniunt. Est nam-<text:line-break/>que <text:span text:style-name="Default_20_Paragraph_20_Font"><text:span text:style-name="T5">arti</text:span></text:span>s utilitaslauxilia quibus aeger sanetur invenire, quo<text:line-break/>illi relicto de nominibus litigant , indicationes et indicatio-<text:line-break/>num contradictiones vocantes, item communitates et scopes<text:line-break/>et auxiliorum materias aliaque similia <text:span text:style-name="Default_20_Paragraph_20_Font"><text:span text:style-name="T5">l</text:span></text:span>o<text:span text:style-name="Default_20_Paragraph_20_Font"><text:span text:style-name="T5">quente</text:span></text:span>s , hac nomi-<text:line-break/>num diversitate excusasse se pro iis quae salso affirmave<text:span text:style-name="Default_20_Paragraph_20_Font"><text:span text:style-name="T5">r</text:span></text:span>ant<text:line-break/>arbitrantes. Ego vero minime ipsos prohibeo nominibus<text:line-break/>quibus linitum sit uti; meminisse tamen eos velim eorum</text:p>
      <text:p text:style-name="P3">quae ab initio proposuerunt, quae su<text:span text:style-name="Default_20_Paragraph_20_Font"><text:span text:style-name="T5">n</text:span></text:span>t auxiliorum inventio-<text:line-break/>nes , ad quas quicquid conducere quo modo libet ridebitur,<text:line-break/>id fatendum est ad curationem esse necessarium. Sic igitur<text:line-break/>et virtus necessariane consideratu in aegris a medico sit an<text:line-break/>non necessaria indagemus. Ego enim saepe maxime esse<text:line-break/>necessa<text:span text:style-name="Default_20_Paragraph_20_Font"><text:span text:style-name="T5">r</text:span></text:span>iam ajo sic, ut quae circa aegrum administrantur<text:line-break/>omnia ferme ejus unius causa fiant, aliquando mediocriter<text:line-break/>necessariam sic, ut aliquid ex hac quoque ad ea quae fa-<text:line-break/>cienda sunt consilii petatur , non tamen praecipua faciendo-<text:line-break/>rum ratio huc omnis reseratur.. Possum rursus ostendere<text:line-break/>tibi virtutem adeo exiguam ad invenienda remedia conferre,<text:line-break/>ut propter exilitatem etiam lateat; alias vero praetermitti<text:line-break/>ac silentio praeteriri, quasi prorsus ex utilibus scopis non<text:line-break/>siti Verum quod accidit in virtute, id in reliquis omnibus<text:line-break/>quae aliquid faciendum indicant usu veniti Nam aliquando<text:line-break/>aliud eorum esto minus aut plus valet, aliquando adeo est<text:line-break/>valens ut solum iudicare rideatur, aut ita imbecillum ut<text:line-break/>omittatur.</text:p>
      <text:h text:style-name="P21" text:outline-level="2">Cap. VIII. </text:h>
      <text:p text:style-name="P33">Haec igitur dum doceo adsis animo ve-<text:line-break/>lim, illud habe<text:span text:style-name="Default_20_Paragraph_20_Font"><text:span text:style-name="T5">n</text:span></text:span>s in memoria, quod nec in aliis ullis curatio<text:line-break/>quae per methodum agitur constitit, nec alius ante nos<text:line-break/>quisquam. omnia ea ordine definivit, quamquam etiam ab<text:line-break/>Hippocrate via est inventa. Haec enim ipfa quae ego nunc<text:line-break/>enarraturus <text:span text:style-name="Default_20_Paragraph_20_Font"><text:span text:style-name="T5">t</text:span></text:span>um, ille curationem indicere primam omnium<text:line-break/>scripsit ; verum ceu primus inventor nec debitum omnibus<text:line-break/>ordinem dedit, nec cujusque scopi dignitatem ad unguem<text:line-break/>finivit, et quasdam in ipsis diorismos omisit, obscureque<text:line-break/>plurima pro antiqua dicendi brevitate est interpretatus.<text:line-break/>Praeterea de complicatis affectibus paucissima omnino prae-<text:line-break/>cepit. Ac ut breviter dicam , omnem ad medicationem viam<text:line-break/>aperuisse mihi ridetur, fied tamen quae curam diligentiam-<text:line-break/>que ad absolutionem desideret, veluti nunc quoque videmus<text:line-break/>quasdam veterum in terris viarum, quibus pars quaepiam<text:line-break/>est vel lutosa vel lapidibus sentibusve impedita, vel mo-<text:line-break/>lesse ardua vel periculose prona vel feris obsessa , vel pro-<text:line-break/>pter magnitudinem flumi<text:span text:style-name="Default_20_Paragraph_20_Font"><text:span text:style-name="T5">n</text:span></text:span>um invia vel longa vel aspera.</text:p>
      <text:p text:style-name="P3">Itaque cum sic se haberent omnes lu Italia riae, eas Trala-<text:line-break/>nus ille refecit, quae quidem earum humidae ac lutosae<text:line-break/>partes erant lapidib<text:span text:style-name="Default_20_Paragraph_20_Font"><text:span text:style-name="T5">u</text:span></text:span>s ster<text:span text:style-name="Default_20_Paragraph_20_Font"><text:span text:style-name="T5">n</text:span></text:span>ens aut editis aggeribus exul-<text:line-break/>taus, quae lenticulae et afperae erant, eas expurgans, ac<text:line-break/>flumina quae transiri non possent pontibus jungens ; ubi<text:line-break/>longior quam opus erat via videbatur, aliam breviorem ex-:<text:line-break/>eludens; sicubi vero propter arduum collem difficilis erat,<text:line-break/>per mitiora loca deflectens, jam si obsessa feris vel deserta<text:line-break/>erat, ab illa transferens ac per habitata ducens, tum allie-<text:line-break/>ras complanans. Itaque mirari nemo debet , si, quum riam<text:line-break/>rationemque medendi ab Hippocrate inventam esse sim testis,<text:line-break/>ipse tamen hoc opus scribere sum aggressus. Neque enim<text:line-break/>ceu ea plane non esset i<text:span text:style-name="Default_20_Paragraph_20_Font"><text:span text:style-name="T5">n</text:span></text:span>venta, sed quod quae proxime<text:line-break/>.diximus desideret, ad haec conscribe<text:span text:style-name="Default_20_Paragraph_20_Font"><text:span text:style-name="T5">n</text:span></text:span>da venimus, nemine<text:line-break/>priorum qui eam methodum absolverit ante me invento;<text:line-break/>quandoquidem .assi omnino eam non noverant, alii quum<text:line-break/>nossent, non potuerunt tamen quod defuit adlicere; non<text:line-break/>deerant qui incognitam esse umbraque inductam ac prorsus</text:p>
      <text:p text:style-name="P3">e medio sublatam voluerunt. Ii vero qui fuerint in sermonis<text:line-break/>progressu dicetur. Nunc quod promisi aggrediar, omues-<text:line-break/>que deinceps medendi scopes exponam.</text:p>
      <text:h text:style-name="Heading_20_2" text:outline-level="2">Cap. IX. </text:h>
      <text:p text:style-name="P33">Utile autem ad claritatem eorum princi-<text:line-break/>pium sumetur ex revocatis ad memoriam iis quae in prae-<text:line-break/>. cedenti libro disseruimus, quum de diariis ageretur, Vide-<text:line-break/>batur- enim m illis prima ac , ut sic dicam , maxime prae-<text:line-break/>cipua faciendorum indicatio esse, quae affectum aegrotantis<text:line-break/>excidendum suadet, aeque ut fa<text:span text:style-name="Default_20_Paragraph_20_Font"><text:span text:style-name="T5">n</text:span></text:span>orum servandum monet.<text:line-break/>Verum hic sicut per similia servatur , ita per contraria peri-<text:line-break/>mitur. Conferre praeterea ad indicationem inventionis<text:line-break/>remediorum diximus tum ipsam corporis temperiem una<text:line-break/>cum consuetudine tum regionem tum anni tempus tum coeli<text:line-break/>statum. In quibus vero morbis egregius aliquis in una parte<text:line-break/>animalis affectus subsisteret, veluti ex adustione in capite, a<text:line-break/>parte quoque ipsa aliquam inclinationem fumi. De ritibus<text:line-break/>tamen vel cau<text:span text:style-name="Default_20_Paragraph_20_Font"><text:span text:style-name="T5">t</text:span></text:span>a affectum efficiente in eo libro nihil est di-<text:line-break/>ctum, propterea quod nec vires lu diariis febribus egregiam</text:p>
      <text:p text:style-name="P3">ullam providentiam requirant, utpote quae omni<text:span text:style-name="Default_20_Paragraph_20_Font"><text:span text:style-name="T5">n</text:span></text:span>o validae .<text:line-break/>sint, nec affectus ullus in vera diaria subsit, qui eam veI<text:line-break/>gignat vel augeat, nam utroque modo loqui licet. Verum<text:line-break/>nunc prius de viribus praecipiam , deinde ad causas quae<text:line-break/>febrem excitant accedam.</text:p>
      <text:h text:style-name="Heading_20_2" text:outline-level="2">Cap. x </text:h>
      <text:p text:style-name="P33">Gubernant animal, ut in<text:span text:style-name="T5"> </text:span><text:span text:style-name="T6">l</text:span><text:span text:style-name="Default_20_Paragraph_20_Font"><text:span text:style-name="T5">ibri</text:span></text:span><text:span text:style-name="T5">s</text:span> de Hippo-<text:line-break/>cratis et Platonis dogmatis est monstratum, tres diversi inter<text:line-break/>fe generis facultates, toti corpori ex fue quodam veluti<text:line-break/>fonte quaeque distributa; eas Plato animas vocat, propriam<text:line-break/>cujusque substantiam inveniens. Est enim earum quaedam .<text:line-break/>ad nutriendum animal necessaria , ac cum stirpibus commu-<text:line-break/>riis, quae jecur veluti pro fonte habet; canales vero ad hoc<text:line-break/>in totum corpus sparfos ipsas venas, hanc seu appetitricenr<text:line-break/>seu naturalem seu nutricem voces, nihil interest, ut nec si<text:line-break/>animam aut facultatem. Altera - est quae non modo ut<text:line-break/>stirpibus aut vita praeditis, sed etiam ut animalibus nobis<text:line-break/>anima est insita; haec sedem in corde habet, ipfo quoque<text:line-break/>insiti caloris quodam ceu fonte; ab hoc fonte canales artu-</text:p>
      <text:p text:style-name="P3">riae sunt, vocaturque haec multis sane nominibus, nam et<text:line-break/>facultas vitalis et facultas animosa et anima vitalis et anima<text:line-break/>animosa dicitur. Tertia anima, ratiocinatrix, in cerebro do-<text:line-break/>micilium habet; ea voluntariis actionibus una cum sensibus<text:line-break/>praesidet, utitur et haec partibus quibusdam ceu canalibus,<text:line-break/><text:span text:style-name="Default_20_Paragraph_20_Font"><text:span text:style-name="T5">nempe</text:span></text:span> ipsis nervis <text:span text:style-name="Default_20_Paragraph_20_Font"><text:span text:style-name="T5">t</text:span></text:span>ensum motumque per hos in totum ani-<text:line-break/>mal transmittens. Ergo has facultates servare nihil est aliud<text:line-break/>quam ritam fervere, si quidem monstratum est,- qualibet<text:line-break/>earum amissa necesse esse reliquas quoque una perire. Ac<text:line-break/>propterea in opere de sanitate tuenda fcopus nobis hic erat.<text:line-break/>In hac vero medendi methodo primus fcopus ei qui in<text:line-break/>ope<text:span text:style-name="Default_20_Paragraph_20_Font"><text:span text:style-name="T5">r</text:span></text:span>e de sanitate tuenda proponitur respondens morbi est<text:line-break/>sublatio; nam cujusmodi in illo sanitatis est tuitio, ejusmodi<text:line-break/>in hoc est mo<text:span text:style-name="Default_20_Paragraph_20_Font"><text:span text:style-name="T5">r</text:span></text:span>bi sublatio. Quorum utrique anum est com-<text:line-break/>mune, ipsa ritae. custodia, quae in illo de sanitate tuenda<text:line-break/>.opere sanitatis custodiam sequebatur, quod enim fecundae<text:line-break/>.valetudinis tuendae gratia geritur; idem statim et ritumtue-</text:p>
      <text:p text:style-name="P3">tur. At in opere methodi medendi nequaquam propterea<text:line-break/>quod quae affectiones praeter naturam in nobis discutiunt;<text:line-break/>.ea non omnino.vitam custodiant; nam aliqua ejusmodi prae-<text:line-break/>dita sunt . facultate , ut si immoderate aut intempestive his<text:line-break/>utare ritam adimant. Siquidem in venae <text:span text:style-name="Default_20_Paragraph_20_Font"><text:span text:style-name="T5">t</text:span></text:span>ectione , quam<text:line-break/>usque- ad animi desectum faciendam esse paulo ante dixi-<text:line-break/>mus, quo flamma in continentibus ex meatuum stipatione<text:line-break/>febribus extingueretur, non parvum merito subsequetur<text:line-break/>incommodum, nisi opportuno tempore aut debita mensura<text:line-break/>fati Duos namque in ipsis melicorum manibus perire<text:line-break/>vidi, qui postquam animo linquerentur nunquam revixe-<text:line-break/>runt. Multi vero etsi non protinus; at postea propter fa-<text:line-break/>cultatis infirmitatem perierunt, quos si quis citra ejus reso-<text:line-break/>lotionem vacuasset, minime periissent. Quin etiam aliqui<text:line-break/>in morbos inciderunt longos, postquam immodica vacua- .<text:line-break/>tione resoluta naturalis facultas fuit. Aliis quum immodi-<text:line-break/>eae vacuationis noxam sarrire non potuissent, lu omne resi-<text:line-break/>quum ritae tempus totius corporis t ernperamentum redditum</text:p>
      <text:p text:style-name="P3">est frigidius , ex qua. refrigeratione facile ex quavis occasione<text:line-break/>laesi, alii decolorati ac malo^ corporis habitu vixerunt, alii<text:line-break/>ex eo ipso in morbos deciderunt exitiales, aquam inter cu-<text:line-break/>tem et .orthopnoeam et jecinoris ac ventriculi imbecillitatem<text:line-break/>et apoplexiam etparaplexiam. Ergo quum vires tantopere<text:line-break/>necessariae sint, eas autem laedant omnia vacuantia remedia,<text:line-break/>quum quis iis immoderatius utatur, utique adversae inter se<text:line-break/>indicationes in talibus corporibus sunt, in quibus affectus quo<text:line-break/>expugnetur, notabilem vacuationem desiderat, vires autem<text:line-break/>hanc ferre non valenti Verum quum saepe ex vacuatione<text:line-break/>vires laedantur, hinc <text:span text:style-name="Default_20_Paragraph_20_Font"><text:span text:style-name="T5">s</text:span></text:span>umitur inconsideratis et temerariis<text:line-break/>medicis occasio, ut eas praetermittant ceu nusquam quic-<text:line-break/>quam indicent. Falluntur autem, ut dictumest, propter-<text:line-break/>ea quod non intelligunt alterius cujusdam rei causa vi<text:span text:style-name="Default_20_Paragraph_20_Font"><text:span text:style-name="T5">r</text:span></text:span>es<text:line-break/>esse spectandas, nec quicquam ad affectum amovendum in-.<text:line-break/>dicare. Tanquam igitur in iis qui valent semper ea comi-<text:line-break/>tatur quae sanitatis gratia administrantur, nec est quicquam</text:p>
      <text:p text:style-name="P3">invenire quod sanitatem tueatur, quod idem vires tollat , sic<text:line-break/>in aegrotantibus aliquando iis succedit quae veluti in per-<text:line-break/>niciem ejus administrantur, aliquando ab ipsis solvitur.. , Si<text:line-break/>namque abundantia paulo viribus superior fuerit, utique ex<text:line-break/>moderata vacuatione adeo nullum accedit viribus incom-<text:line-break/>modum , ut etiam maximum comparetur commodum , quod<text:line-break/>eas premebat sublato; Sin quo affectus sanetur multa vav<text:line-break/>enatis ne est opus, resol vantur autem ex tanta inanitione<text:line-break/>vires, non modo rursus homini non proderint, sed etiam<text:line-break/>maximum illi periculum asserent. Itaque in iis continenti-<text:line-break/>bus febribus, <text:span text:style-name="Default_20_Paragraph_20_Font"><text:span text:style-name="T5">qua</text:span></text:span>e ex stipatione <text:span text:style-name="Default_20_Paragraph_20_Font"><text:span text:style-name="T5">meatuu</text:span></text:span>m <text:span text:style-name="Default_20_Paragraph_20_Font"><text:span text:style-name="T5">accenduntur,<text:line-break/></text:span></text:span>quoniam validae plerumque vires sunt, citus periculum va-<text:line-break/>cuatio est; in aliis vero morbis maxime est periculosa , ut si<text:line-break/>forte incidit in corruptela humorum, de qua tempestivum<text:line-break/>est mentionem facere , quo omnes mittendi sanguinis icopos<text:line-break/>in hoc libro decidamus. . Ergo quod corruptum est, id alie-<text:line-break/>num a natura est , quod tale est, id fui ablationem indicat.<text:line-break/>Si igitur cum viribus imbecillis corruptela interdum incidat;</text:p>
      <text:p text:style-name="P2">affectus remedium cum virium conservatio<text:span text:style-name="Default_20_Paragraph_20_Font"><text:span text:style-name="T5">n</text:span></text:span>e pugnat. Si-<text:line-break/>quidem affectus vacuationem indicat, vel vena incisa vel<text:line-break/>purgatione, harum autem neutram ferent imbecillae vires.<text:line-break/>Quoniam igitur in omnibus ejusmodi repugnantiis incerta<text:line-break/>succurrendi ratio est, alias insanabilis omnino affectus relin-<text:line-break/>quetur , alias tempore et vix magnum nactus medicum<text:line-break/>fanari poterit. oportet namque ubi indicationes ita sibi<text:line-break/>adversa<text:span text:style-name="Default_20_Paragraph_20_Font"><text:span text:style-name="T5">n</text:span></text:span>tur, et paulatim quod vitiosum est vacuare, et pau-<text:line-break/>datim invicem quod salubre est pro eo reponere. Vocant<text:line-break/>medici ejusmodi vitiosi succi curatio<text:span text:style-name="Default_20_Paragraph_20_Font"><text:span text:style-name="T5">n</text:span></text:span>em epicrasin.</text:p>
      <text:h text:style-name="Heading_20_2" text:outline-level="2">Cap. XI. </text:h>
      <text:p text:style-name="P33">Memi<text:span text:style-name="Default_20_Paragraph_20_Font"><text:span text:style-name="T5">n</text:span></text:span>eris vero mihi au. ea quae dicen-<text:line-break/>da sunt, etiam venae sectionis fcopos. Nam quoniam<text:line-break/>sanguinis est vacuatio phlebotomia et sanguis utilis natu-<text:line-break/>rae, utique probe hanc fieri oportet, ut inutilem natu-<text:line-break/>rae evacuet. Fit autem <text:span text:style-name="Default_20_Paragraph_20_Font"><text:span text:style-name="T5">t</text:span></text:span>anguis naturae inutilis bifariam,<text:line-break/>vel quum propriam qualitatem ad unguem non fe<text:span text:style-name="Default_20_Paragraph_20_Font"><text:span text:style-name="T5">r</text:span></text:span>vat,<text:line-break/>nec amplius nutrire sicut prius, quum utilis esset, potest,<text:line-break/>vel ita multitudine erexit ut aut vires premat aut tum</text:p>
      <text:p text:style-name="P2">venas tum arterias vel distendat vel findat vel obstruat-<text:line-break/>Ac in his quidem missio sanguinis utilis est, ceu vacuam.<text:line-break/><text:span text:style-name="Default_20_Paragraph_20_Font"><text:span text:style-name="T5">tin</text:span></text:span>ta praesidiorum una; i<text:span text:style-name="Default_20_Paragraph_20_Font"><text:span text:style-name="T5">n</text:span></text:span> estis autem ut revulsivum ver<text:line-break/>derivativum, quando impetum humorum vehementiorem<text:line-break/>vel in contrarium revellemus veI derivabimus in latura.,<text:line-break/>Postulat autem semper vale<text:span text:style-name="Default_20_Paragraph_20_Font"><text:span text:style-name="T5">n</text:span></text:span>tes vires, quae quantitati vacua-<text:line-break/>tionis ejus. respondeant. His igitur scopis sanguinem detra-<text:line-break/>himus, alias semel, alias bis vel ter vel saepius, veluti<text:line-break/>in sequentibus patebit. In praesentia vero illud manifestum<text:line-break/>fecimus, vires vacu antia remedia aliquando citra noxam<text:line-break/>ferre, ut nec adjutas ab his quicquam quod sit aestimandum<text:line-break/>nec vero laetas ; saepe vero magis minusve tum juvari tum<text:line-break/>laedi ; praeterea quoties notabilis illis ex vacuantibus auxi-<text:line-break/>liis.noxa incidet, toties patore ipsas quoque, tunc utile ali-<text:line-break/>quid ad considerandum indicare, aeque utique ut quum mani-<text:line-break/>c feste juvabuntur. Ubi vero ex iis quae affectum submovent,<text:line-break/>nec commodum illis accedit ullum nec incommodum, ibi<text:line-break/>velut i<text:span text:style-name="Default_20_Paragraph_20_Font"><text:span text:style-name="T5">n</text:span></text:span>utiles praetermittuntur.</text:p>
      <text:h text:style-name="P21" text:outline-level="2">Cap. Xll. .. </text:h>
      <text:p text:style-name="P33">At una femper est quae ab hac praesta-<text:line-break/>. tnr conferentis indicatio , ut etiam reliquorum omnium.<text:line-break/>Nam quicquid pro natura sua indicat, id unum femper i<text:span text:style-name="Default_20_Paragraph_20_Font"><text:span text:style-name="T5">n-<text:line-break/></text:span></text:span>djcabit, ceu quod unam habeat naturam. Atque id unum,<text:line-break/>si quod indicationem facit simplex est, ipsum quoque nm-<text:line-break/>plex erit; sin illud est compositum, hoc quoque exiti compo-<text:line-break/>situm. Sane quaedam fui con<text:span text:style-name="Default_20_Paragraph_20_Font"><text:span text:style-name="T5">s</text:span></text:span>ervationem indicant, quaedam<text:line-break/>.demolitionem; utro vero modo id efficiunt, quod simplex<text:line-break/>.est, simplicem quo que indicationem habet, quod non simplex,<text:line-break/>etiam non simplicem. idcirco in superioribus femper sim-<text:line-break/>plicatu intemperiem simplicem indicationem praebere di-<text:line-break/>ximus, veluti in frigiditate caliditatem, non simplicem vero<text:line-break/>etiam indicationem <text:span text:style-name="Default_20_Paragraph_20_Font"><text:span text:style-name="T5">s</text:span></text:span>uggerere non simplicem. Calidam enim<text:line-break/>siccamque intemperiem curationem fui per ea quae hume-<text:line-break/>ctent et refrigerent moliendam indicare.</text:p>
      <text:h text:style-name="Heading_20_2" text:outline-level="2">C a p. XIII.</text:h>
      <text:p text:style-name="P33"><text:s/>Ergo vires quoque unam femper iudica-<text:line-break/>tionem suppetent, quae fui conservatio est. Quibus ergo<text:line-break/><text:span text:style-name="Default_20_Paragraph_20_Font"><text:span text:style-name="T5">rationibu</text:span></text:span>s servabuntur ? Prima ratione instaurando , quod</text:p>
      <text:p text:style-name="P3">substantiae earum vel inanitur veI alteratum secunda prohi-<text:line-break/>bendo quae ipsarum substantiam vacuare alterareve possunt.<text:line-break/>Comprehensa vero inter ea quae alteram brevitatis causa<text:line-break/>-sint et quae earumunitatem distrahunt. Haec itaque quum<text:line-break/>vices perpetuo indicent, in valentibus:, sicut dictum est,<text:line-break/>consensus agendorum omnium ad ipsarum permansionem .<text:line-break/>est, su aegrotantibus autem non semper. Quo tempore<text:line-break/>aestimari debebit, quod veI magnitudine vel dignitate, ut<text:line-break/>prius est dictum , praevaleat. Maxima igitur dignitas ipsum<text:line-break/>rum est virium ; nam vivere ipsum nobis ex harum conser-<text:line-break/>ratione constat , quum et vitam aut ipsas esse vires aut<text:line-break/>earum actiones sit necesse, at vita ipsa nihil esse prius in<text:line-break/>animantis corpore potest, quod neque sanos esse citra ritam<text:line-break/>liceat. Vices ergo omnium primae servandae hominibus<text:line-break/>sunt, <text:span text:style-name="Default_20_Paragraph_20_Font"><text:span text:style-name="T5">servabitur autem</text:span></text:span> si nec eurum substantia inanitur,<text:line-break/>nec tanta alteratione niteretur, ut ea corruptioni sit pro-<text:line-break/>pinqua. Atque hujus conservationis pars est, quum veI<text:line-break/>temperiem ipsam praestentem servamus veI absentem indu-:</text:p>
      <text:p text:style-name="P3">cimus. Post autem vires sequitur quae ab affectibus , quos<text:line-break/>curare proponimus , est indicatio, postea deinceps reliquae.<text:line-break/>Quicquid igitur iudicationi a viribus adver<text:span text:style-name="Default_20_Paragraph_20_Font"><text:span text:style-name="T5">t</text:span></text:span>atur, id fiecun-<text:line-break/>dum est ac posterius iis quae illae praecipiu<text:span text:style-name="Default_20_Paragraph_20_Font"><text:span text:style-name="T5">n</text:span></text:span>t ; quae vero<text:line-break/>cum iis quae viribus conducu<text:span text:style-name="Default_20_Paragraph_20_Font"><text:span text:style-name="T5">n</text:span></text:span>t in. idem competunt, haec<text:line-break/>utrumque calculum referunt, et eorum quae primae, ut itu<text:line-break/>dixerim, sint notae et eorum quae fecundae. Itaque haec<text:line-break/>citra controversiam funt facienda-, quae vero adversantur,<text:line-break/>aliquando administranda prorsus n<text:span text:style-name="Default_20_Paragraph_20_Font"><text:span text:style-name="T5">a</text:span></text:span>usiant, aliquando pau-<text:line-break/>latiin. Si namque quem emere studes affectum , is vacua-<text:line-break/>tionem requirat, vires autem extrema imbecillitate laborent,<text:line-break/>toto illo tempore quo vires reficimus , eorum quae affectum<text:line-break/>fanent, nihil plane aegrotanti exhibebimus. Ubi vero eo<text:line-break/>roboris pervenisse eas coniicimus, ut nihil aut parum ex<text:line-break/>vacuando sint laedendae, tum est ad assectus quoque curatio-:<text:line-break/>nem accedendum. Primus igitur omnium scopus est qui<text:line-break/>virium est, non tamen ut primus et curativus; qui potestate<text:line-break/>curativarum non sit, verum., ut ita dixerim, visam con-</text:p>
      <text:p text:style-name="P3">servantium. Nam neque ut valeamus, nec ut a morbis -<text:line-break/>liberemur ab ea quicquam primum desumimus, sied ut viva-<text:line-break/>mus. Additum lu sermone est illud, primum quod ex ac-<text:line-break/>ridente aliquando virium roboratio ad affectus curationem<text:line-break/>conducit. Verum id in seque<text:span text:style-name="Default_20_Paragraph_20_Font"><text:span text:style-name="T5">n</text:span></text:span>tibus docebimus.</text:p>
      <text:h text:style-name="Heading_20_2" text:outline-level="2">. Cap. XIV.</text:h>
      <text:p text:style-name="P34"><text:s/>Nunc ad pensum rursus redeamus, in<text:line-break/>paucas summas compendii causa rem om<text:span text:style-name="Default_20_Paragraph_20_Font"><text:span text:style-name="T5">n</text:span></text:span>em colligentes.<text:line-break/>Medendi (copi a morbo ipfo sunt, a corporis temperamento<text:line-break/>et tertio ambiente nos aere. Quod si alii quidam antea sunt<text:line-break/>positi, vel postea non lu modo, verum etium alii licentur,<text:line-break/>omnes tamen ex iis in pa<text:span text:style-name="Default_20_Paragraph_20_Font"><text:span text:style-name="T5">r</text:span></text:span>tes diductis nati ridebuntur. Si-<text:line-break/>quidem corporis temperies, quae illo tempore fuit, quo<text:line-break/>aegrotare id coepit, quaeque ad invenienda remedia astuti-<text:line-break/>lis, ex natura, aetate, cousuetutline et ambie<text:span text:style-name="Default_20_Paragraph_20_Font"><text:span text:style-name="T5">n</text:span></text:span>te nos aere<text:line-break/>ortum habet. Ambiens vero ipfe ejusmodi est redditus p<text:span text:style-name="Default_20_Paragraph_20_Font"><text:span text:style-name="T5">r</text:span></text:span>o-<text:line-break/>pter tum regionem ipsam tum anni tempus tum coeli sta-.<text:line-break/>tum. Ergo quum unum sit eorum utrumque, ex pluribus<text:line-break/>tamen tale efficitur. Affectus vero haudquaquam in caulas</text:p>
      <text:p text:style-name="P3">diduci est aptus, sed in differentias; nam aut in similaribus<text:line-break/>consistit partibus aut lu organicis. Ac in similaribus qui-<text:line-break/>dem vel simplex est intemperies vel composita , in organicis,<text:line-break/>circa simplicium partium vel posituram vel conformationem<text:line-break/>veI numerum vel magnitudinem, sum quaecunque horum<text:line-break/>singulatim traditae su<text:span text:style-name="Default_20_Paragraph_20_Font"><text:span text:style-name="T5">n</text:span></text:span>t differentiae, consistit. Haec itaque<text:line-break/>tria illa prima funt quae curationem indicant , ambiens ipse<text:line-break/>cum geminis co<text:span text:style-name="Default_20_Paragraph_20_Font"><text:span text:style-name="T5">r</text:span></text:span>poris sive affectionibus sive constitutionibus<text:line-break/>libitum est appellasse, una quae fecundum naturam, altera<text:line-break/>quae praeter naturam sit quae morbus est. Non posse autem<text:line-break/>plura esse prima genera iudicationum, quae ad medendum<text:line-break/>pertineant, quam tria quae modo diximus ex ipsa rerum<text:line-break/>substantia scire licet.. Nam morbus et sanitas corporis sunt<text:line-break/>affectus, ille fui demolitionem, haec conservationem i<text:span text:style-name="Default_20_Paragraph_20_Font"><text:span text:style-name="T5">n</text:span></text:span>di-<text:line-break/>cans: ambiens vero is est, sine quo nec tolli morbus nec<text:line-break/>teneri sanitas potest, hic igitur caulae, sine qua non, obtinet<text:line-break/>rationem. At vero quum id quod aegrotat alteramus, nisi<text:line-break/>constat quousque sit mutandum, utique quando sit ab alle-</text:p>
      <text:p text:style-name="P2">rando desistendum non intelligemus. Generatim igitur in<text:line-break/>omni curatione scopi , ut multis <text:span text:style-name="Default_20_Paragraph_20_Font"><text:span text:style-name="T5">placet</text:span></text:span>, in his tribus gene-<text:line-break/>ribus consistunt. Particulatim vero, ut supra est dictum,<text:line-break/>quidam fimplicium partium sunt proprii, quidam compotita-<text:line-break/>tum. Eorum ergo quae in simplices iucidpnt partes ; unum<text:line-break/>est intemperies ea quae in calido consistit. Haec quum in to-<text:line-break/>tum diffusa corpus est febris nominatur, ideoque omnis febrrs<text:line-break/>qua febris est humectatio refrigeratioque remedia sunt. Ac<text:line-break/>si sola haec sit, scopus omnium auxiliorum communis nunc<text:line-break/>dictus est, ita ut nihifsu quod praeterea ad curationem de-<text:line-break/>fideretur, nisi ut materiae inveniantur in qmhus scopus sit.<text:line-break/>Materia vero inventa , ut opportunum tempus ex quatuor<text:line-break/>febris temporibus captes, quantitatem vero ex conferendo<text:line-break/>cum affectu fecundum naturam morbum, qua<text:span text:style-name="Default_20_Paragraph_20_Font"><text:span text:style-name="T5">n</text:span></text:span>tum enim is<text:line-break/>a naturali affectu recessit, tantum opus est aegrum refrigeres<text:line-break/>et humect<text:span text:style-name="Default_20_Paragraph_20_Font"><text:span text:style-name="T5">o</text:span></text:span>s. Sane ambiens si contrariam morbo temperiem<text:line-break/>habeat, praesidiorum unum quoddam est, sic similem, m or-<text:line-break/>bofarum causarum est una. Quoniam autem reliquas male-</text:p>
      <text:p text:style-name="P2">rias tum deligere tum sugere postumus, quum autem ambiens<text:line-break/>praestat, sugere non licet, imo necesse est praesenti coeli .statu<text:line-break/>uti , idcirco huic quoque attenti esse cogimur , qui saepe , ut<text:line-break/>diximus , morbi iudicationi est consentaneus, iaepe distenta-<text:line-break/>. nens et qui contra molitur. Habebit ergo, ut diximus, am-<text:line-break/>bie<text:span text:style-name="Default_20_Paragraph_20_Font"><text:span text:style-name="T5">n</text:span></text:span>s rationem . modo materiae sana<text:span text:style-name="Default_20_Paragraph_20_Font"><text:span text:style-name="T5">n</text:span></text:span>tis, modo caulae mor-<text:line-break/>bum foventis. Si namque quum humectari refrigerarique<text:line-break/>morbus postulat haec praeflet, curativae materiae rationem .<text:line-break/>obtinet, sin calefaciat et siccet, morbi caula est. Ubi igitur<text:line-break/>cum mede<text:span text:style-name="Default_20_Paragraph_20_Font"><text:span text:style-name="T5">n</text:span></text:span>di indicationibus consonat, libenter est acceptam-<text:line-break/>dus, quum vero adver<text:span text:style-name="Default_20_Paragraph_20_Font"><text:span text:style-name="T5">t</text:span></text:span>atur, ejus noxa prohibenda est, rest-<text:line-break/>quorum auxiliorum humiditate ac frigore inte<text:span text:style-name="Default_20_Paragraph_20_Font"><text:span text:style-name="T5">n</text:span></text:span>sis adauctis-<text:line-break/>que. Sedulo igitur agendum est, ut ambientem quoad fieri<text:line-break/>potest, qualem esse expedit praepares, humidiores frigidio-<text:line-break/>resq<text:span text:style-name="Default_20_Paragraph_20_Font"><text:span text:style-name="T5">n</text:span></text:span>e domos tum deligens tum vero praeparans, ut fi et<text:line-break/>frigida. sit humidaque morbi species, calefaciendum siccan-<text:line-break/>dumque mdicantis, et eligendae et praeparandae domus funt</text:p>
      <text:p text:style-name="P2">quae calefaciunt et exsiccent. At defigendas quidem dico<text:line-break/>quae ex fe ipfis ejusmodi funt , praeparandas vero quum<text:line-break/>arte nostra molimur , per aestatem subterraneas eas et ad<text:line-break/>septentriones verias, ac pavimenta earum assidue humore<text:line-break/>aspergentes, tum ut ex euripo aliquo aura inspiret machinam-<text:line-break/>fes, flores praeterea ac germina quae frigidae humidaeque<text:line-break/>facultatis sint per aream proiicientes , per hiemen vero con-<text:line-break/>traria horum molientes, ubi morbus, ut dictum est, suadet,.<text:line-break/>ubi non suadet, ametria sida utriusque temporis reprimenda.<text:line-break/>De quo mihi aliquid necessario postea est dicendum. Nu<text:span text:style-name="Default_20_Paragraph_20_Font"><text:span text:style-name="T5">n</text:span></text:span>c<text:line-break/>eum auxiliorum materias explicare non decrevimus, Test<text:line-break/>methodos docere.</text:p>
      <text:h text:style-name="Heading_20_2" text:outline-level="2">Cap. XU </text:h>
      <text:p text:style-name="P33">Quare rarius ad has <text:span text:style-name="Default_20_Paragraph_20_Font"><text:span text:style-name="T5">methodos</text:span></text:span> disputa-<text:line-break/>tionem revocemus doceamusque quemadmodum et paucae<text:line-break/>et multae pro diversa sectione curatoriae indicatitmes sint;<text:line-break/>etenim tres universas, ut proxime docuimus, facias licet,<text:line-break/>in pauca capita tota fumum reducta, et qualibet earum<text:line-break/>rmfus divisa ex ipsis multas efficere, id quod etiam mon-</text:p>
      <text:p text:style-name="P2">stratum est. Quin et ipsarum sectio<text:span text:style-name="Default_20_Paragraph_20_Font"><text:span text:style-name="T5">n</text:span></text:span>um quamlibet rursum<text:line-break/>diducas in membra licet, donec ad insectile venias. Jam<text:line-break/>primas quoque illas tres quas memoravimus fieri potest ut<text:line-break/>redigas ad pauciores sic mt duo eorum scoporum qui cura-<text:line-break/>tiouem indicent, omnino capita sint praesens affectus, quem<text:line-break/>morbum nominamus, et qui prius fuit, quem sanitatem et<text:line-break/>quod secundum naturam diximus. Non enim aliud est ipsa<text:line-break/>sanatio quam praesentis in corpore vitiosi affectus in eum<text:line-break/>qui secundum naturam est adductio, quum autem contrarii<text:line-break/>hi affectus sint, necesse est per contraria fiat eorum alterius<text:line-break/>in alterum t<text:span text:style-name="Default_20_Paragraph_20_Font"><text:span text:style-name="T5">r</text:span></text:span>anslatio. Atque ita rursus unus solus erit cu-<text:line-break/>rationum maxime generalis fcopus contrarietas. Ergo hi<text:span text:style-name="Default_20_Paragraph_20_Font"><text:span text:style-name="T5">n</text:span></text:span>c<text:line-break/>rursus. sumpto initio , <text:span text:style-name="Default_20_Paragraph_20_Font"><text:span text:style-name="T5">age</text:span></text:span> particulares scop<text:span text:style-name="Default_20_Paragraph_20_Font"><text:span text:style-name="T5">a</text:span></text:span>s disquiramus.<text:line-break/>Quoniam quod aegrotat bene valenti est contrarium, per<text:line-break/>.. contraria est ab illo in hoc via. At quomodo in contrariis<text:line-break/>invenietur modus ? Non enim fatis est calido affectui ad-<text:line-break/>movisse frigida, nisi id debita fiat mensura; nam periculum<text:line-break/>est, si lutra modum id fiat, ne morbi reliquum quippiam</text:p>
      <text:p text:style-name="P2">relinquatur, si<text:span text:style-name="Default_20_Paragraph_20_Font"><text:span text:style-name="T5">n</text:span></text:span> modum excedas, contrarium genus morbi in-<text:line-break/>ducas. Qui enim supra quam par est calidum morbum refri-<text:line-break/>gerat; is sanitatis symmetria transmissa alium excitabit mor-<text:line-break/>- bum frigidum. Quodque minus accidat, naturam curandi<text:line-break/>corporis scias oportet, quo quantum morbus ah illius sym-<text:line-break/>metris discesserit intelligens, mensuram refrigeranti praesidio<text:line-break/>imponas. At fieri non potest ut quantum a fe invicem di-<text:line-break/>stent invenias, nisi compertum habeas quam esset corpus aut<text:line-break/>- - humidum aut frigidum aut calidum aut fiscum quum valeret,<text:line-break/>quantumque ex his excesserit postquam aegrotarit. Nam quod<text:line-break/>plurimum ab eo quod est fecundum naturam recessit, id vehe-<text:line-break/>mentibus eget contrariis, quod non plurimum, lenibus. Sane<text:line-break/>plurimum recessit frigidus morbus a corpore natura calido,<text:line-break/>ut et calidus a frigido, minus recessit tum calidum a calido<text:line-break/>tum frigidum a frigido, quare ex utrisque indicatio <text:span text:style-name="Default_20_Paragraph_20_Font"><text:span text:style-name="T5">curationi</text:span></text:span>s<text:line-break/><text:span text:style-name="Default_20_Paragraph_20_Font"><text:span text:style-name="T5">praestatur. </text:span></text:span>Verum cum materiae reliquorum praesidiorum<text:line-break/>omnium electio in nostra potestate sit, ejus vero quam am-<text:line-break/>hiens praestat in nestra manu. non sit, ratio esit ex hoc quo-</text:p>
      <text:p text:style-name="P2">que propriam quandam indicationem sumamus. Caeterum<text:line-break/>quo<text:span text:style-name="Default_20_Paragraph_20_Font"><text:span text:style-name="T5">n</text:span></text:span>iam dignoscere ad unguem oportet corporum tempera-<text:line-break/>rnenta, id vero est plane difficile, utique te<text:span text:style-name="Default_20_Paragraph_20_Font"><text:span text:style-name="T5">n</text:span></text:span>tandum est<text:line-break/>tum ex iis quae in libro de temperamentis sunt scripta ea<text:line-break/>invenire, tum vero ultra haec, quo magis scientifica notitia<text:line-break/>sit ex aetate , et tota anteacta vita quae nimirum in ritae<text:line-break/>exercitio et rictus ratione consistit, praeterea in hacre-<text:line-break/>gione et hoc anni tempore et hoc statu coeli conversatione.<text:line-break/>Si namque natura gracilis et tangenti calidus et biliosus et<text:line-break/>iracundus et hirtus sit , calidus lue siccusque temperamento<text:line-break/>esu Non tamen necesse est nunc quoque quum aegrotare<text:line-break/>incepit, eundem plane habere affectum, fieri enim potest<text:line-break/>ipsi ritam otiosam fuisse, cum frigidis humidisque tum cibis-<text:line-break/>tum potibus; ad haec etiam cum balneis post cibos et multo<text:line-break/>somno , praeterea in regione humida et frigida et bieme in<text:line-break/>qua frigidus et humidus exsuperabat coeli fletus. Rursus<text:line-break/>fieri potest, ut horum praecesserint contraria, id est calesa-<text:line-break/>cientis et siccantia, usque per singula dictorum jam generum.</text:p>
      <text:p text:style-name="P3">Ergo si quoad praefe<text:span text:style-name="Default_20_Paragraph_20_Font"><text:span text:style-name="T5">n</text:span></text:span>s temperamentum noscendum defixi-<text:line-break/>mus, id ex praeeuntibus ipsis supplebimus; ex illo vero.<text:line-break/>invento administrandorum indicatio suppeditabitur.</text:p>
      <text:h text:style-name="Heading_20_2" text:outline-level="2">Cap. XVI. </text:h>
      <text:p text:style-name="P33">Ac dictum quidem prius est, ubi de fri-<text:line-break/>gida exhibenda praecepimus,. illud quoque ex iis unum esse,<text:line-break/>quae considera<text:span text:style-name="Default_20_Paragraph_20_Font"><text:span text:style-name="T5">n</text:span></text:span>da tum essent, numquid pars quaepiam cui<text:line-break/>frigida natura esset laedi magnopere ex ejus potione posi-<text:line-break/>fet An igitur fas est m aegrotante homine cujusque^ par—<text:line-break/>tis temperamentum invenisse absque iis notis, quas libris de<text:line-break/>ipsis retulimus ? Atque illi quidem nec inquirunt nec no-<text:line-break/>runt, fied juxta proverbium uno calopodio omnes calceant.<text:line-break/>Nos certe inquirentes illud invenimus, quod per plures ac<text:line-break/>cognitu difficiles notas cujusque partis temperamentum, con-<text:line-break/>jectura potius quam scientia inveniatur. Si igitur notis mus-<text:line-break/>tis et magnis una certior apparuerit, noune abjectis istis<text:line-break/>hanc pro omnibus arripiemus? nemo id, arbitror, qui<text:line-break/>mentis est compos negabit. Atqui si omnes temperamento-<text:line-break/>rum notas lu unum colligas, haec longissime absunt, ut pa-</text:p>
      <text:p text:style-name="P2">rem ei quam consuetudo praestat fidem faciant. Si enim<text:line-break/>aulea per sanitatem quispiam frigidam perpetuo biberit,<text:line-break/>. neutiquam- nec in jecinore nec vesica nec ventriculo nec<text:line-break/>alio quopiam talium laesus, planum est et valida illi esse<text:line-break/>haec omnia. nec nunc a frigida laedenda. No<text:span text:style-name="Default_20_Paragraph_20_Font"><text:span text:style-name="T5">n</text:span></text:span> est igitur<text:line-break/>quod parvum quendam ac levem -scopum ad inventionem<text:line-break/>remediorum consuetudinem existimemus, veluti nec ad saui-<text:line-break/>tatem tuendam. Nemo enim adeo est stupidus, ut magnopere<text:line-break/>ex frigidae potione laesus- hanc in diuturnum usum duxisse<text:line-break/>velit; propterea quod laesus interim atque ab ea evidenter<text:line-break/>aegrotans omnino abstinebit. Ergo ut alia non pauca me-<text:line-break/>dici praeter communes sensus, ita illud quoque effuderunt,<text:line-break/>quod nulla nec salubris inveniendi victus nec aegrorum cu-<text:line-break/>rationis ex consuetudine sumatur occasio; videtur enim<text:line-break/>non sicut caetera exiguam levemque, fed maximam ac ma-<text:line-break/>xime principalem vim habere, ut quae singulorum corpo-<text:line-break/>rum naturam ostendat. Sane ipsi via rationeque ab ea pro-<text:line-break/>cedentes fatemur .nos partium affectum invenire., dem ex</text:p>
      <text:p text:style-name="P3">illo. rursus ad faciendorum indicationem venire. Empiricus<text:line-break/>vero praeterire fe naturae inquisitionem profitetur, quippe -<text:line-break/>quod per eam consequutus fuisset, id jam fe habere, intelli-<text:line-break/>gere scilicet fe-, non laedi a frigidae potione aegrotantis cor-<text:line-break/>pus; id vero esse quod nobis ab initio proponatur, non ut<text:line-break/>naturam noscamus. Post, arbitror, nos quidem veluti am-<text:line-break/>bages frustra fequutos merito taxet, eos vero qui in totum<text:line-break/>inutilem esse consuetudinem dicunt, veluti a communi sensu<text:line-break/>alienos juste accuset. Quid igitur, inquies, eis respondebimus<text:line-break/>nos qui methodo artem condimus ? Quid aliud quam quod<text:line-break/>vera dicunt de iis consuetudinibus quae adeo evide<text:span text:style-name="Default_20_Paragraph_20_Font"><text:span text:style-name="T5">n</text:span></text:span>tem<text:line-break/>utilitatem offeniamve ostendunt? eas enim omnes etiam ante<text:line-break/>methodum noverunt. At reliquarum consuetudluum quas-<text:line-break/>dam,. quae paulatim magnam contrahunt noxam, non aeque<text:line-break/>licet per experientiam inveni<text:span text:style-name="Default_20_Paragraph_20_Font"><text:span text:style-name="T5">r</text:span></text:span>e: dictum autem lusius de<text:line-break/>ejusmoeli consuetudinibus est in libris de sanitate tuenda.<text:line-break/>Unde si in frigidae quoque exhibitione consuetudo citra me-<text:line-break/>thodum satisfacit, nec nos prosectu experientiam fugimus;<text:line-break/>imo omnem quam issi utilitatem ab ea capientes etiam ex-</text:p>
      <text:p text:style-name="P3">trinsecus praeter hanc adjicimus; qui saltem id possumus,<text:line-break/>eam quae a rerum natura suggeritur indicationem. In hoc<text:line-break/>vero libro methodi rationem sequentes fatemur longiore via<text:line-break/>idem invenire, quod brevius invenire citra ratiocinationem<text:line-break/>liceret. Nam quum saepe jam viderimus non paucos ex iis,<text:line-break/>qui febribus ardentibus premerentur, quum jam mediocri-.<text:line-break/>ter concocti humores essent, statim ex frigidae potio<text:span text:style-name="Default_20_Paragraph_20_Font"><text:span text:style-name="T5">n</text:span></text:span>e febre<text:line-break/>liberatos, quamvis potioni frigidae parum assueti fuissent,<text:line-break/>multo, arbitror, magis in iis qui assueverunt utilitatem<text:line-break/>fore citra noxam ullam sperabimus. Habes itaque nunc<text:line-break/>etiam de consuetudine rationem, effi ex incidenti oblatam,<text:line-break/>tamen satis definitam. Est enim ea quoque unum quiddam<text:line-break/>eorum quae curationes per mediam morbi naturam indicent,<text:line-break/>quemadmodum et aetas. Siquidem ipsa quoque tempera-<text:line-break/>menti interventu indicationem praestat veluti puerorum, quae<text:line-break/>quum humidam et calidam temperiem habeat facile discutitur-</text:p>
      <text:h text:style-name="Heading_20_2" text:outline-level="2">Cap. Xvll.</text:h>
      <text:p text:style-name="P34"><text:s/>Ausis enim animo <text:span text:style-name="Default_20_Paragraph_20_Font"><text:span text:style-name="T5">velim</text:span></text:span> ad ea quae de<text:line-break/>corporum diversitate hoc loco dicam. Lapidum substantia</text:p>
      <text:p text:style-name="P3">co<text:span text:style-name="Default_20_Paragraph_20_Font"><text:span text:style-name="T5">n</text:span></text:span>stans <text:span text:style-name="Default_20_Paragraph_20_Font"><text:span text:style-name="T5">siabdi</text:span></text:span>s<text:span text:style-name="Default_20_Paragraph_20_Font"><text:span text:style-name="T5">que</text:span></text:span> propter siccitatem et frigus est , ad eun-<text:line-break/>dem modum aeris et ferri et auri et uno verbo omnium quae<text:line-break/>ex terra fu<text:span text:style-name="Default_20_Paragraph_20_Font"><text:span text:style-name="T5">n</text:span></text:span>t corporum. At quae humida calidaque funt,<text:line-break/>eorum substantia celerrime in ambientem dissipatur, alias<text:line-break/>in halitum fenfibllem saluta, alias in perspirationes quae<text:line-break/>vi<text:span text:style-name="Default_20_Paragraph_20_Font"><text:span text:style-name="T5">t</text:span></text:span>um fugiant, fed ratione deprehendantur. Atque hae<text:line-break/>corporum naturae veluti ex diametro fibi mutuo opponun-.<text:line-break/>tur. Reliquarum omnium illae quae frigidae ac siccae pro-.<text:line-break/>ximae accedunt, aegre quidem per halitum discuti possunt,<text:line-break/>minus tamen aegre quam ferrum et lapis et adamas. At<text:line-break/>quae calidae et humidae funt vicinae, hae promptius quidem<text:line-break/>discutiuntur atque exhalant, caeterum nunus hae quoque<text:line-break/>quam aqua calefacta. Nam citra calorem non potest in ha-<text:line-break/>litum discuti corpus ustum, substantia ejus coacta denfataque<text:line-break/>manente; fed nec per calorem omne, imo quod habile est<text:line-break/>in halitum refolvi, tale porro est quod humidum est. E<text:span text:style-name="Default_20_Paragraph_20_Font"><text:span text:style-name="T5">r</text:span></text:span>go<text:line-break/>puerorum substantia omnium facillime discutitur ac dissipa-<text:line-break/>tur, propterea quod est omnium humidissima, nulla vero</text:p>
      <text:p text:style-name="P3">frigidior. Quo minus vacuantis praefidit eget, quum habeat<text:line-break/>ex fe ipsa unde naturaliter vacuetu<text:span text:style-name="Default_20_Paragraph_20_Font"><text:span text:style-name="T5">r. </text:span></text:span>Fit autem profecto<text:line-break/>et propter calidam siccamque <text:span text:style-name="Default_20_Paragraph_20_Font"><text:span text:style-name="T5">r</text:span></text:span>egionem et tempus aestivum<text:line-break/>et statum coeli impenso calidum et siccum notabilis per<text:line-break/>cutim vacuasse. Itaque etiam hujus caula iis qui sanguinis<text:line-break/>detrahendi egent aut prorsus venam non siccabimus aut<text:line-break/>parum detrahemus. Sane erunt in hac quoque sectione<text:line-break/>multi scopi , natura ab initio , consuetudo, aetas , locus ha-<text:line-break/>bitationis, anni tempus, coeli status, ad haec morbosus quem<text:line-break/>curamus affectus <text:span text:style-name="Default_20_Paragraph_20_Font"><text:span text:style-name="T5">r</text:span></text:span> aliaque ratione ante hunc labora<text:span text:style-name="Default_20_Paragraph_20_Font"><text:span text:style-name="T5">n</text:span></text:span>tis vires.<text:line-break/>Quum vero affectus numerosi sint, cuique eorum <text:span text:style-name="Default_20_Paragraph_20_Font"><text:span text:style-name="T5">t</text:span></text:span>ua est<text:line-break/>curationis indicatio. Quippe a calido indicatio est resurge-<text:line-break/>randi, a frigido calefaciendi, ac a reliquorum quolibet<text:line-break/>contrarium applicandi. Quare quum octo sint intempe-<text:line-break/>ries, octo etiam erunt omnium qui simplicibus corpo-<text:line-break/>ribus oboriuntur morborum particulares scopi... Ultraque<text:line-break/>hos unus ejus affectus qui etiam organicorum est com-<text:line-break/>munis, cujus nullum apud priores nomen fuit; fed nos qui</text:p>
      <text:p text:style-name="P3">eum interpretari fumus coacti, continui solutionem ap-<text:line-break/>pellavimus, ostendimusque communem curationis scopum<text:line-break/>hic quoque esse unitionem. At vero qui ex hoc rur-<text:line-break/><text:span text:style-name="Default_20_Paragraph_20_Font"><text:span text:style-name="T5">t</text:span></text:span>um in partes diducto particulares consistant, hi quatuor<text:line-break/>voluminibus sunt proditi, tertio, quarto, quinto et sexto<text:line-break/>hujus operis. Ac nunc quidem institutum de intempe-<text:line-break/>riebus sermonem etiam in sequentibus libris persequar.<text:line-break/>Hoc absoluto ad organicarum partium morbos convertar,<text:line-break/>ostendamque eandem methodum lu iis quoque tum primos<text:line-break/>omnium curationis scopes, quos generalissimos appelles licet,<text:line-break/>tum quae ex harum sectione nascantur , deinde rursus qui<text:line-break/>ex istis oriantur, donec ad eos qui ultra factionem non ad-<text:line-break/>mittant perve<text:span text:style-name="Default_20_Paragraph_20_Font"><text:span text:style-name="T5">n</text:span></text:span>ero; hanc ete<text:span text:style-name="Default_20_Paragraph_20_Font"><text:span text:style-name="T5">n</text:span></text:span>im omnis constituendae artis<text:line-break/>methodum Plato nos docuit. Verum de o<text:span text:style-name="Default_20_Paragraph_20_Font"><text:span text:style-name="T5">r</text:span></text:span>ganicis postea, ut<text:line-break/>promisi, dicetur; nunc, si prius lu qua parte propositi ope-<text:line-break/>ris simus admonuerimus, prae<text:span text:style-name="Default_20_Paragraph_20_Font"><text:span text:style-name="T5">t</text:span></text:span>enti jam disputationi finem<text:line-break/>ido<text:span text:style-name="Default_20_Paragraph_20_Font"><text:span text:style-name="T5">n</text:span></text:span>eum imponemus. Est igitur unum morbi genus, quod</text:p>
      <text:p text:style-name="P3">similares et simplices animalis vexat partes; quam intem-<text:line-break/>periem vocant. Hujus aliquas differentias ex corporibus<text:line-break/>nuda qualitate alteratis provenire docuimus, aliquas cum<text:line-break/>materia quapiam, quae in ipsa consuit, rursusque ambas lu-<text:line-break/>cidere vel in unicam animalis partem vel plures vel etiam<text:line-break/>totum corpus. Ergo quum in operis hujus libro septimo<text:line-break/>intemperies eas quae alteratis tantum qualitatibus in par-<text:line-break/>tibus proveniunt pertractarim , in duobus deinceps libris ad<text:line-break/>eas quae in totum se animal extendunt venientibus primum<text:line-break/>agere de febribus placuit. At quoniam harum ipsarum<text:line-break/>aliquae adhuc fiunt, manente ru corpore causa eas essi-<text:line-break/>clente, aliquae factae jam sunt, sed quae eas accendit<text:line-break/>causa jam abiit,. satius. alsum est de iis primum sermonem<text:line-break/>facere , ut simplicem primam curationis indicationem ha-<text:line-break/>bentibus, deinde illat<text:span text:style-name="Default_20_Paragraph_20_Font"><text:span text:style-name="T5">i</text:span></text:span> quoque stilo aggredi quarum in<text:line-break/>corpore causa subsistit.</text:p>
      <text:h text:style-name="P19" text:outline-level="1"><text:bookmark-start text:name="bookmark19"/><text:span text:style-name="Default_20_Paragraph_20_Font">GALENI METHODI MEDENDI<text:line-break/>LIBER X</text:span><text:bookmark-end text:name="bookmark19"/></text:h>
      <text:h text:style-name="Heading_20_2" text:outline-level="2">Cap. L </text:h>
      <text:p text:style-name="P33">Ergo lo diariis febribus simplex quidam est<text:line-break/>in corpore praeter naturam affectus, utpote causis quae<text:line-break/>primum eas excitarunt non amplius existentibus. . lu qui-<text:line-break/>bus vero causa efficiens adhuc manet, in iis nec affectus<text:line-break/>nec sanatio sunplex est. Quod enim febris jam factum est,<text:line-break/>. id ex propria ipsius indicatione fulvi oportet , quod adhuc<text:line-break/>est futurum, id propulsare ac ne fiat vetare, vetabitur au-<text:line-break/>tem efficiente id causa prorsus excisa. Itaque in diariis<text:line-break/>faciendorum indicatio ex ipfa febre maxime nobis erit; fed</text:p>
      <text:p text:style-name="P3">cum illa <text:span text:style-name="Default_20_Paragraph_20_Font"><text:span text:style-name="T5">n</text:span></text:span>aturam et aetatem et consuetudinem et anni tenr-<text:line-break/>pus et coeli statum et regionem et vires simul expendentes.<text:line-break/>In reliquis quae accendentem ipsius causam iutus habent,<text:line-break/>primus scopus indicationis ab ipsis est cau<text:span text:style-name="Default_20_Paragraph_20_Font"><text:span text:style-name="T5">t</text:span></text:span>a. Itaque si fe-<text:line-break/>suium quae multos dies perdurant recte ostendimus putre-<text:line-break/>dinem humorum esse cau<text:span text:style-name="Default_20_Paragraph_20_Font"><text:span text:style-name="T5">t</text:span></text:span>am, haec nimirum sananda est<text:line-break/>prima ; sied nec interim extinguendae febris, quae per eam<text:line-break/>jam accensa est ratio non habenda. .Ac si quidem in idem<text:line-break/>conscntiant et quae febrem extinguunt et quae causam op-<text:line-break/>pugnaut , quod ab utrisque indicatur quum unum sit sine<text:line-break/>cunctatione agendum esu Sin febris quae jam accensa fit<text:line-break/>fanatio cau<text:span text:style-name="Default_20_Paragraph_20_Font"><text:span text:style-name="T5">t</text:span></text:span>am quae hanc excitavit est auctura , aut quae<text:line-break/>causam submovent febrem exnsperabunt, diligens habenda<text:line-break/>consideratio est de remediorum speciest Sane diligenter con-<text:line-break/>sideraverit qui telam deliberationem in tres fcopos diri-<text:line-break/>ferit, febrisne sula curanda fit non felicior de cau<text:span text:style-name="Default_20_Paragraph_20_Font"><text:span text:style-name="T5">t</text:span></text:span>a, an<text:line-break/>causa oppugnanda. minime curanti de febre, an plurimum<text:line-break/>qmdent remediorum ad alteram earum sit adhibendum, non</text:p>
      <text:p text:style-name="P3">tamen altera neglecta. At quod primum quidem est dictum<text:line-break/>p<text:span text:style-name="Default_20_Paragraph_20_Font"><text:span text:style-name="T5">r</text:span></text:span>obare non debemus; si namque quibus praesidiis id febris<text:line-break/>quod semper gignitur oppugnamus, ea effectricem ejus cau-<text:line-break/>fiam auxerint, <text:span text:style-name="Default_20_Paragraph_20_Font"><text:span text:style-name="T5">plane</text:span></text:span> nec generationem ejus aliquando iniri-<text:line-break/>bebimus nec magnitudinem minuemus; quippe et generatio .<text:line-break/>ejus eflectricis causae speciem imitabitur et magnitudo cum<text:line-break/>illa pariter inaugescet. Quod secundum dictum est, si id<text:line-break/>distinguemus, poterit esse nobis commodum. Nam si into-<text:line-break/><text:span text:style-name="Default_20_Paragraph_20_Font"><text:span text:style-name="T5">let</text:span></text:span>abilis aegro magnitudo febris sit, committendum non est<text:line-break/>ut per ea quibus causam adimimus febrem augeamus. Si-<text:line-break/>mus enim, arbitror, utrumque, et febrem fustulerimus et<text:line-break/>hominem. Sin itu mediocris sit febris ut quo tempore<text:line-break/>contra causam tantum pugnas, obruendae interim vires<text:line-break/>aegrotantis non sint, utique contemnendus is modus non<text:line-break/>esu. Non contemnendus autem nec tertius est, qui contra<text:line-break/>id cujus majus momentum est instare jubet, nec tamen alte-<text:line-break/>rius omnino negligentem esse. Sane plerumque causae major<text:line-break/>est vis. Fieri tamen aliquando potest ut ea sit febris ma-</text:p>
      <text:p text:style-name="P2">gnitudo quae praesentem perniciem, nisi occurras, afferat:<text:line-break/>quo ca<text:span text:style-name="Default_20_Paragraph_20_Font"><text:span text:style-name="T5">t</text:span></text:span>u oportebit hac prius submota, deinde ad causam<text:line-break/>submovendam accedere. Atque haec , mi Eugeniane , de-<text:line-break/>ridenda tibi inter initia. statim de co<text:span text:style-name="Default_20_Paragraph_20_Font"><text:span text:style-name="T5">n</text:span></text:span>trariis indicationibus<text:line-break/>- fiunt. Quum autem in iis examinandis non parum visa est<text:line-break/>ad hominis salutem mome<text:span text:style-name="Default_20_Paragraph_20_Font"><text:span text:style-name="T5">n</text:span></text:span>ti habere vis ipsa <text:span text:style-name="Default_20_Paragraph_20_Font"><text:span text:style-name="T5">naturalis</text:span></text:span>, uti-<text:line-break/>que de ea quoque non lexis tibi ad agendorum inventionem<text:line-break/>Icopus est habendus. Ita fit ut tres primi scopi sint qui: in<text:line-break/>fubjectis considerationi^ febribus agendorum indicationem<text:line-break/>nobis praebeant , unus febris ipsa , alter effectrix ejus causa,<text:line-break/>tertius vis ipsa <text:span text:style-name="Default_20_Paragraph_20_Font"><text:span text:style-name="T5">natural</text:span></text:span>is. Caeterum priores duo scopi sub-<text:line-break/>movendi sunt, tertius est tuendus. Erit igitur rursus hic<text:line-break/>quoque eadem tibi consideratio quae paulo supra, ut cum<text:line-break/>vicibus tum sebrem particularem tum causam invicem con-<text:line-break/>-suras. Mox si eadem ambo remedia requirent, ea prompte<text:line-break/>exequaris. Sin indicationes pugnabunt, unam p<text:span text:style-name="Default_20_Paragraph_20_Font"><text:span text:style-name="T5">r</text:span></text:span>aesuras<text:line-break/>vel quae a viribus sumitur vel quae a causa vel quae a<text:line-break/>febre, ac quae caeleris sit valentior, hanc magis loquaris,</text:p>
      <text:p text:style-name="P3">nec taman caeteras .negligas. Ex hac namque discretione<text:line-break/>doceberis primo cau<text:span text:style-name="Default_20_Paragraph_20_Font"><text:span text:style-name="T5">t</text:span></text:span>am febremque prestiga<text:span text:style-name="Default_20_Paragraph_20_Font"><text:span text:style-name="T5">r</text:span></text:span>e, ubi videlicet<text:line-break/>coniicis harum remedia vires posse ferre ; rursus primam<text:line-break/>roborandam virtutem esse, ubi haec imbecillior est quam<text:line-break/>ut causae febrisque praesidia sustineat. Quin etiam omnia<text:line-break/>pariter fissi coniecturam agi licet, veluti paulo fupra de fe-<text:line-break/>lire et de caula est monstratum.</text:p>
      <text:h text:style-name="Heading_20_2" text:outline-level="2">Cap. H. </text:h>
      <text:p text:style-name="P33">Ergo quum tria haec si<text:span text:style-name="Default_20_Paragraph_20_Font"><text:span text:style-name="T5">n</text:span></text:span>t quibus adhibere<text:line-break/>mentem in propositis febribus cura<text:span text:style-name="Default_20_Paragraph_20_Font"><text:span text:style-name="T5">n</text:span></text:span>dis oporteat, febris ipfa<text:line-break/>hujus efficiens cau<text:span text:style-name="Default_20_Paragraph_20_Font"><text:span text:style-name="T5">t</text:span></text:span>a et aegrotantis vires , inventique prae-<text:line-break/>terea sint generales iudicationum modi, quos etiam gene-<text:line-break/>- rales u<text:span text:style-name="Default_20_Paragraph_20_Font"><text:span text:style-name="T5">n</text:span></text:span>iversalesque dicimus, transeundum, arbitror, nunc<text:line-break/>ad praesidiorum differentias, quae specialia particulariaque<text:line-break/><text:span text:style-name="Default_20_Paragraph_20_Font"><text:span text:style-name="T5">t</text:span></text:span>unt, sied mentione de diariis repetita, quandoquidem ah<text:line-break/>ipsis in eas quae plures dies continuent aliqui transeunt.<text:line-break/>Ati ve<text:span text:style-name="Default_20_Paragraph_20_Font"><text:span text:style-name="T5">r</text:span></text:span>o quum in has transeant u<text:span text:style-name="Default_20_Paragraph_20_Font"><text:span text:style-name="T5">n</text:span></text:span>a quidam ratione maxime<text:line-break/>communi, ipsa medicorum inscitia, duabus magis privatis,</text:p>
      <text:p text:style-name="P3"><text:span text:style-name="Default_20_Paragraph_20_Font"><text:span text:style-name="T8">. </text:span></text:span>quod ipsarum febrium vel cau<text:span text:style-name="Default_20_Paragraph_20_Font"><text:span text:style-name="T5">t</text:span></text:span>a effectrix vel etiam abiit veI<text:line-break/>etiamnum manet; de utrisque scor<text:span text:style-name="Default_20_Paragraph_20_Font"><text:span text:style-name="T5">t</text:span></text:span>um est dicendum. Porro<text:line-break/>abiit effectrix cau<text:span text:style-name="Default_20_Paragraph_20_Font"><text:span text:style-name="T5">t</text:span></text:span>a, quoties ab ira, moero<text:span text:style-name="Default_20_Paragraph_20_Font"><text:span text:style-name="T5">r</text:span></text:span>e, vigilia, cura,<text:line-break/>aestivo sule, fatigatione et bubone jam fedate excitata<text:line-break/>citra stipationem febris esu Manet quoties vel ab externa<text:line-break/>causa, vel ab ipfa febre stipatio aliqua facta esu Nam et<text:line-break/>frigiditas et adstringentium usus per. mediam stipationem<text:line-break/>scmper febrem excitant. Ustio praeterea nonnunquam cor-<text:line-break/>poris habitum constipat. Jam ipfum febris principium, ubi<text:line-break/>cum hororre invasit, stipationem <text:span text:style-name="Default_20_Paragraph_20_Font"><text:span text:style-name="T5">saepe</text:span></text:span> fecit. Quin etiam lenti<text:line-break/>. et crassi aut etiam copiosi humores, ubi mediocriter obstruxe-<text:line-break/>runt, diarium aliquando febrem accendunt, quum idoneum<text:line-break/>sortiti <text:span text:style-name="Default_20_Paragraph_20_Font"><text:span text:style-name="T5">t</text:span></text:span>unt messicum , ut supra est indicatum. Sane dieun-<text:line-break/>tur idcirco ejusmodi febres omnes suariae , quia solvi, quod<text:line-break/>ex ipsis est, uno die sunt aptae, co<text:span text:style-name="Default_20_Paragraph_20_Font"><text:span text:style-name="T5">n</text:span></text:span>putata nimirum cum hoc :<text:line-break/>una et nocte, quemadmodum quum dicimus mensem esse<text:line-break/>triginta dierum et annum trecentorum sexaginta quinque,<text:line-break/>et hoc gestum esse ante tres dies aut gerendum esse post</text:p>
      <text:p text:style-name="P2">quatuor. Caeterum non est idem ipsarum omnium affectus,<text:line-break/>sed ab aliquibus inseparabilis stipatio est, ab aliquibus minime<text:line-break/>. inseparabilis , sed vel ut plerumque simul adest vel ambigua<text:line-break/>forte vel raro. lnscpa<text:span text:style-name="Default_20_Paragraph_20_Font"><text:span text:style-name="T5">r</text:span></text:span>abilis stipatio est iis qui ex aluminosa<text:line-break/>.aqua vel vitriolina vel tali quapiam alia, aut ex frigore aut</text:p>
      <text:p text:style-name="Normal">levi obstructione febrici larunt. Plurimum vero iis adest qui<text:line-break/>ex ustione febricitant, ambigua forte iis qui ex fatigatione.<text:line-break/>Quicunque vero ex ira vel tristitia vel vigiliis vel pertinaci<text:line-break/>studio vel cruditate vel bubone febricitant, iis raro adjuncta<text:line-break/>stipatio esu Atque harum omnium febrium nulla siquod<text:line-break/>ex ipsa sit, ad secundam usque accessionem perdurat, sed -<text:line-break/>intra quatuor et viginti horas omnino desinit. Aut si quando^<text:line-break/>earum aliquae, quod tamen <text:span text:style-name="Default_20_Paragraph_20_Font"><text:span text:style-name="T5">r</text:span></text:span>arius fit, longius trahant,<text:line-break/>duae iis accedunt causae quae ipsas solvi vetant; earum una<text:line-break/>frigus est, quod vel ex ambiente aere, vel ex unctione qua-<text:line-break/>piam extrinsecus admota proveniat, altera egregia ista dia-<text:line-break/>tritos est, si qui hanc transire medicorum inscitia coguntur:<text:line-break/>Quod si et ambiens aer calidus .sit, et nemo ex medicis qui</text:p>
      <text:p text:style-name="P3"><text:span text:style-name="Default_20_Paragraph_20_Font"><text:span text:style-name="T5">r</text:span></text:span>diatriton suspiciunt ad aegrotantem accedat, febris quidem<text:line-break/>post primam accessionem finietur, idque cum sudore veI<text:line-break/>madore vel transpiratu halituoso. Aeger autem ubi fe<text:line-break/>liberatum a febre senserit, ad consueta munia redibit, la-<text:line-break/>vans ungensque se, aut etiam, si agrestis quispiam monticola<text:line-break/>.sit, his omissis comedens. Ac vulgus quidem sicuti multa<text:line-break/>usia ab ipsa rerum natura edoctum melius , quam sophistae<text:line-break/>agit, ita et in diariis febribus omnia sibi ipsi praestare fuffi-<text:line-break/>cit, praesertim ubi citra valentem stipationem constitere.<text:line-break/>Ubi vero cum ejusmodi sti<text:span text:style-name="Default_20_Paragraph_20_Font"><text:span text:style-name="T5">patione</text:span></text:span> invaserint, qui lufortunati<text:line-break/>. sunt in medicum aliquem incidunt eorum qui dlatriton<text:line-break/>efferunt, l qui fortunati, lu eum qui ipsos et lavabit et nutriet,<text:line-break/>eaeteraque omnia praestabit quibus stipatio solvatur. Saepe<text:line-break/>namque, ceu dictum est, ex leri obstructione cum cutis<text:line-break/>latente densitudine, quae vel ex vitiosa lavatione vel alio<text:line-break/>quopiam est contractu , diariis nonnulli scbribus sunt cor-<text:line-break/>repti, quo tempore nisi quis celeriter obstructionem submo-</text:p>
      <text:p text:style-name="P3">verit, in plurimorum dierum febres transeunt. Est namque<text:line-break/>ejusmodi febris, quantum ex ipfa est, earum quae plures<text:line-break/>dies infeftaut et quae diariae sunt communis ; caeterum<text:line-break/>propter cau<text:span text:style-name="Default_20_Paragraph_20_Font"><text:span text:style-name="T5">t</text:span></text:span>ae parvitatem unius diei efficitur, ficus etiam<text:line-break/>propter magnitudi<text:span text:style-name="Default_20_Paragraph_20_Font"><text:span text:style-name="T5">n</text:span></text:span>em multorum interdum dierum, verum<text:line-break/>accessio ejus ab initio ad exitum usque una est , modo ne<text:line-break/>ipsam excipiat ea quae ex putredine humorum nascitur.<text:line-break/>Ergo quoad nec in pulsu nec in calore nec lotio putredinis<text:line-break/>adhuc advertitur nota, atque ex fola obstructione ortum<text:line-break/>habet, utique ipfa ohstructionis solutio ejus est sanatio;<text:line-break/>quemadmodumque bane solvere conveniat ante est dictum.<text:line-break/>Mulsae igitur apparent diariarum esse febrium particulares<text:line-break/>differentiae; una quando jam prorsus abiit effectrix ipsarum<text:line-break/>causa, veluti usiio, altera quando haec etiam adest, sicut sti-<text:line-break/>patio, cujus duae monstratae funt differentiae, nempe eri-<text:line-break/>.guorum meatuum densitas et de qua nunc agimus obstructio.<text:line-break/>Sane denfitudo ipfa alias ex siccitate provenit, veluti post<text:line-break/>fervores aut fatigationes aut iras, alias ex frigore eoque ver</text:p>
      <text:p text:style-name="P2">simplici vel cum adstrue toria vi, quae quemadmodum inter<text:line-break/>fe differant lu libro de medicamentis est praeceptum.<text:line-break/>Jam vero <text:span text:style-name="Default_20_Paragraph_20_Font"><text:span text:style-name="T5">d</text:span></text:span>bstructionum ipsarum alia est quaeex plenitus<text:line-break/>dine , alia quae ex humorum qualitate , qui aut lenti aut<text:line-break/>crassi sint, incidit. Praeferetur autem inter remedia in ea<text:line-break/>quam copia facit sanguinis missio , in ea quae ex humorum<text:line-break/>qualitate consistit attenuantium usus. Qui vero ex viribus<text:line-break/>fcopus petitur, in diariis sime esit exiguus, in iis quae pluri-<text:line-break/>bus diebus urgent insignis est, eoque magis quo hae <text:span text:style-name="Default_20_Paragraph_20_Font"><text:span text:style-name="T5">t</text:span></text:span>uus<text:line-break/>longiores^ Enimvero ubi secundum naturam servires ha-<text:line-break/>be<text:span text:style-name="Default_20_Paragraph_20_Font"><text:span text:style-name="T5">n</text:span></text:span>t, ne minimum quidem in plurium dierum ac paucorum<text:line-break/>febribus vacuantium auxiliorum usum mora<text:span text:style-name="Default_20_Paragraph_20_Font"><text:span text:style-name="T5">n</text:span></text:span>tur, ubi. non<text:line-break/>fecundum naturam se habent, voco autem non secundum^<text:line-break/>naturam quum infirmiores quodammodo sunt, pro magni-<text:line-break/>tudine imbecillitatis impeditur vacuantium auxiliorum usus.<text:line-break/>Sane rarius accidit ut protinus lu primo siecundove die vires<text:line-break/>imbecillae cernantur, accidit tamen interdum et propter<text:line-break/>.- aegrotantis malum corporis habitum et propter senium,</text:p>
      <text:p text:style-name="P2">Non<text:span text:style-name="Default_20_Paragraph_20_Font"><text:span text:style-name="T5">n</text:span></text:span>ullis etiam fatigatio, ubi ustio et tristitia vigiliaeque<text:line-break/>praecesserunt , et inedia per totum fequuta est diem, dein<text:line-break/>febris p<text:span text:style-name="Default_20_Paragraph_20_Font"><text:span text:style-name="T5">r</text:span></text:span>ius quam homo cibaretur circa vesperam corri-<text:line-break/>puit et nox insomnis est acta, vires magnopere resclvit. -</text:p>
      <text:h text:style-name="Heading_20_2" text:outline-level="2">Cap. III. </text:h>
      <text:p text:style-name="P33">Ac tibi talem aegrotum narrabo in quo<text:line-break/>primum ausus fum ratione deductus et diatrito<text:span text:style-name="Default_20_Paragraph_20_Font"><text:span text:style-name="T5">n</text:span></text:span> contemnere<text:line-break/>et virium rationem habere, posteaque alios quos in simili<text:line-break/>cnsu nidi audacter eodem modo quo illum curare, siquidem<text:line-break/>primum periculum , postquam iis quae ab indicatione su<text:span text:style-name="Default_20_Paragraph_20_Font"><text:span text:style-name="T5">n</text:span></text:span>t<text:line-break/>inventa subscripsit, ad fecundum usum reddit magis animo-<text:line-break/>fos. Ergo juvenis qui febre est correptus annos natus erat<text:line-break/>quinque et viginti, grarili corpore et musculosis veluti cunis,<text:line-break/>tum sicco calidoque omnino temperamento. Jam idem ex-<text:line-break/>erritatione quodammodo delectabatur, et alioqui cogitab<text:span text:style-name="Default_20_Paragraph_20_Font"><text:span text:style-name="T5">a</text:span></text:span>m.<text:line-break/>dus et indusirius erat. Is peregre agens quum nuncium pa-<text:line-break/>rum gratum accepisset et tristatus est, propere fe accingens<text:line-break/>ad urbem festinavit, Ac priore quidem die et laborarit</text:p>
      <text:p text:style-name="P3">modice et lotus coenatusque in quodam diversorio quievit,<text:line-break/>sed maxima ex parte sine scmno. Postera die etiam magis<text:line-break/>festinavit, ac longa via et fabulosa et fquallente tum fusi<text:line-break/>fervente sule confecta, hora prope ieptima et semisse per-.<text:line-break/>venit in urbem. Ibi quum ea quorum causa maturasset<text:line-break/>meliora audiret, in gymnasium lavaturus proficiscitur ;. dem<text:line-break/>u<text:span text:style-name="Default_20_Paragraph_20_Font"><text:span text:style-name="T5">n</text:span></text:span>ctus una cum quodam eorum qui aderant juvene per-<text:line-break/>frictus est. A quo quum ut paululum dimoveret provoca-</text:p>
      <text:p text:style-name="Normal">. retur, orta inter eos contentione, qualia saepe incidunt iis<text:line-break/>qui exercitationibus indulgent, plus justo est exercitatus,<text:line-break/>eratque jam immodice siccus. Egressus ve<text:span text:style-name="Default_20_Paragraph_20_Font"><text:span text:style-name="T5">r</text:span></text:span>o gymnasium ru-<text:line-break/>venit amicorum quosdam pugnantes , quos dum dirimit im-<text:line-break/>prudens in aliam exercitationem non levem incidit, dum<text:line-break/>alios eo<text:span text:style-name="Default_20_Paragraph_20_Font"><text:span text:style-name="T5">r</text:span></text:span>um divellit , alios impellit , alios complectitur me-<text:line-break/>dios, alios ut iniurios increpat, ac pro iis qui in j mnis<text:line-break/>affecti essent irascitur adeo ut domum fe in summa siccitate<text:line-break/>reciperet, lassitudluem inaequalitatemque sentiens. Aquam i<text:line-break/>igitur ex consuetudine bibens, ubi nihilo <text:span text:style-name="Default_20_Paragraph_20_Font"><text:span text:style-name="T5">t</text:span></text:span>e levatum, sed -</text:p>
      <text:p text:style-name="P2">inaequalitatem sibi intendi sentit, hanc quidem vomuit. Ra-<text:line-break/>tus autem utilius adhuc cibo abstinere, accubuit ac quieti<text:line-break/>fe dedit hora ferme diei undecima; quod quum fecisset ac<text:line-break/>nocte tota febre divexatus vigilasset, postridie quoque quis-<text:line-break/>vit usque ad meridiem, spera<text:span text:style-name="Default_20_Paragraph_20_Font"><text:span text:style-name="T5">n</text:span></text:span>s fe sumus aliquid confecu-<text:line-break/>turum. Quo tempore quum eum mediei quidam diatriton<text:line-break/>colentes inviserent, tum quidem homini satis magnam esse<text:line-break/>feb<text:span text:style-name="Default_20_Paragraph_20_Font"><text:span text:style-name="T5">r</text:span></text:span>em ajebant, vesperi autem se illum revisurus. Itaque et<text:line-break/>vesperi quum redirent, ac febrem declinatam cernerent, ne<text:line-break/>tum quidem nutriendum censuerunt, quamvis etiam id alius<text:line-break/>quidam medicus suaderet ; imo strenue restiterunt adjicien-<text:line-break/>tes, si quidem sine febre esset, fortasse ribum daturos, febri-<text:line-break/>citante adhuc. minime id facturos. Quin etiam quum tertio<text:line-break/>die mane redirent, etiam tertiae diei accessionem transn<text:span text:style-name="Default_20_Paragraph_20_Font"><text:span text:style-name="T5">a</text:span></text:span>t-<text:line-break/>tendam censueru<text:span text:style-name="Default_20_Paragraph_20_Font"><text:span text:style-name="T5">n</text:span></text:span>t, erat autem, ut prius dictum est, fuste-<text:line-break/>esa hora illius diei undecima. Ergo digressis illis ego accessi,.<text:line-break/>ac faciem juvenis contemplatus, vidi talem esse qualem in</text:p>
      <text:p text:style-name="P3">prognosticis Hippocrates his verbis pingit: <text:span text:style-name="Default_20_Paragraph_20_Font"><text:span text:style-name="T5">natus acutu</text:span></text:span>s,<text:line-break/><text:span text:style-name="Default_20_Paragraph_20_Font"><text:span text:style-name="T5">c</text:span></text:span>o<text:span text:style-name="Default_20_Paragraph_20_Font"><text:span text:style-name="T5">ncavi oculi, </text:span></text:span>ac <text:span text:style-name="Default_20_Paragraph_20_Font"><text:span text:style-name="T5">r</text:span></text:span>eliqua quae deinceps ab eo dicta scimus.<text:line-break/>Itaque quum omnino -mihi persuaderem fore ut tum in<text:line-break/>Renticam febrem tum tabidam homo, nisi cibaretur, inrideret,<text:line-break/>sorbitionem ex alica quamprimum paro atque exhibeo. Et<text:line-break/>tamen quamvis hac sumpta quum accessio luo tempore circa<text:line-break/>undecimam invaderet, sic extremis partibus perfrixit ut<text:line-break/>calefieri haec vix possent, et pulsus illi parvus imbecillusque<text:line-break/>quam maxime fuit. Qua ex cansa illi etiam quarto die tum<text:line-break/>mane tum vesperi cibum dedi, quo vices repararem et corpus<text:line-break/>humectarent, erat namque cutis ejus ceu corium arida. Ubi<text:line-break/>autem febris tenuis et similis perseveravit, statui deinde<text:line-break/>quinto die non simplici sorbitione hominem cibare ut ante,<text:line-break/>fied alica ex aqua calida citraque condituram iniectis in eum<text:line-break/>mali puniri granis. Est namque is optimus cibus biliosu<text:line-break/>stomacho, nam et roborat hune malum p unicum, et alica<text:line-break/>quum diutissime in ventriculo citra corruptionem maneat.</text:p>
      <text:p text:style-name="P3">fenfim concoquitur nec acescens nec innatans ; quae vitia<text:line-break/>accedere sorbitionibus aliquando solent. Incidit vero et in<text:line-break/>ipfo quinto principium accessionis simile. Itemque quum et<text:line-break/>Texto et septimo eum simili ratio<text:span text:style-name="Default_20_Paragraph_20_Font"><text:span text:style-name="T5">n</text:span></text:span>e cibastem, in octavo rur-<text:line-break/><text:span text:style-name="Default_20_Paragraph_20_Font"><text:span text:style-name="T5">t</text:span></text:span>us simile. principium praecedentibus fuit. Ubi nimirum veh<text:line-break/>amentiam vel periinaciam vel haud scio quid dicam eorum<text:line-break/>quiin principio hominem transmittere tertiae diei accessio-<text:line-break/>nem fine cibo j asserant, prorsus intelligere licebat. Nam<text:line-break/>quum cunctis evidenter appareret tanquam perventurum<text:line-break/>eum ad quartum fuisse, si nutritus ante accessionem tertii<text:line-break/>non fuisset, illi et tum eum et fequutis etiam diebus male<text:line-break/>nutritum ajehanti Caeterum committendum non e<text:span text:style-name="Default_20_Paragraph_20_Font"><text:span text:style-name="T5">r</text:span></text:span>at ut<text:line-break/>eorum redarguendo studio aegrum quis non exhibito in<text:line-break/>ipfo accessionis die cibo proderet. Igitur nono die similiter<text:line-break/>hominem nutriens, cernensque in accessione pulsin<text:span text:style-name="Default_20_Paragraph_20_Font"><text:span text:style-name="T5">o</text:span></text:span> ejus<text:line-break/>redditum quam prius erat firmiorem ; caeterum imbecilli ta-<text:line-break/>tem illam adhuc praefere<text:span text:style-name="Default_20_Paragraph_20_Font"><text:span text:style-name="T5">n</text:span></text:span>tem cum extremarum partium</text:p>
      <text:p text:style-name="P3">frigore, non potui sustinere medicorum illorum loquacita-<text:line-break/>tenr, sed undecimo die praefatus prius aegrotantis amicis<text:line-break/>sune ut ipso dic intelligerent hominem hactenus nostra<text:line-break/>opera fuisse ferratum , permisimus illi praeterire accessionis<text:line-break/>horas. Ergo quum et sine pulsu omnino in ipsis esset et<text:line-break/>frigus eum vehemens totius co<text:span text:style-name="Default_20_Paragraph_20_Font"><text:span text:style-name="T5">r</text:span></text:span>poris premeret sic ut nec<text:line-break/>loqueretur amplius et vix impellentem sentiret, co<text:span text:style-name="Default_20_Paragraph_20_Font"><text:span text:style-name="T5">n</text:span></text:span>vocati in<text:line-break/>unum medici omnes qui ab initio -videramus ab aegrotantis<text:line-break/>propinquis propemodum fumus discerpti , ego quidem quod<text:line-break/>ob pe<text:span text:style-name="Default_20_Paragraph_20_Font"><text:span text:style-name="T5">r</text:span></text:span>tinaciam ultro aegri salutem prodidissem, qui vero dia-<text:line-break/>triton colebant, propter iugorantianr simul et stupiditatem.<text:line-break/>Ac illi quidem passidiores friginioresque quum ipse aeger<text:line-break/>consilium quoddam sugae captabant, quod ego prospiciens<text:line-break/>aulae ossium obserari jusseram et simul amico cuidam clavem<text:line-break/>servare. Post medius eorum stans, jam, inquam, vobis con-<text:line-break/>ilare plane arbitror qui hactenus horninem servarit. Ser-<text:line-break/>vabitur autem et nunc nostra opera. Neque enim si peri-</text:p>
      <text:p text:style-name="P3">turum omnino in hac accessione putassem , a cibatione desti-<text:line-break/>tissem ; sed quoniam ex praecedenti jam rictu ta<text:span text:style-name="Default_20_Paragraph_20_Font"><text:span text:style-name="T5">n</text:span></text:span>tum illi<text:line-break/>roboris superesse noveram ut tolerare accessionem posset,<text:line-break/>permisi accessionis horas sine cibo transmittere. Ac satius<text:line-break/>quidem fuisset multo ante hominem nutrire, verum quo et<text:line-break/>istos redarguam et quibusdam sus auscultantium, qui confici<text:line-break/>a nobis juveuem quod illam occasionem omiserim dicunt,.<text:line-break/>persuadeam , nunc illis ostendam vel in accessione ipsa aegro-<text:line-break/>tantes quosdam nutriri debere, nedum ante hanc. His dictis<text:line-break/>ac diductis hominis maxillis iufundo ex angusti oris vasculo,<text:line-break/>cremoris ptisanae tres cyathos, paulo autem post albi et<text:line-break/>tenuis vini modiceque calida diluti duos cyathos. Post quos<text:line-break/>et susiulit oculos et tum audire tum loqui praesentes nosse<text:line-break/>coepit, quum a<text:span text:style-name="Default_20_Paragraph_20_Font"><text:span text:style-name="T5">n</text:span></text:span>te veluti lignum aridum porrectus sine<text:line-break/>voce ac sensu j acer et. . Rursus itaque dato ex vino quo dixi<text:line-break/>modo diluto pane ad comedendum exiguo prorsus hominem<text:line-break/>revocari. Quem ut rursum ad institutam ah initio victus</text:p>
      <text:p text:style-name="P3">rationem reduxi, et tertii decimi diei accessionem facile tale-<text:line-break/>rare vidi, in quart<text:span text:style-name="Default_20_Paragraph_20_Font"><text:span text:style-name="T5">a</text:span></text:span>decim<text:span text:style-name="Default_20_Paragraph_20_Font"><text:span text:style-name="T5">a</text:span></text:span> rurfus mane cibavi, ac post rir-<text:line-break/>citer horam octavam laxi; deinde rurfus liberalius cibavi,<text:line-break/>ac mox visum bibendum exhibui. Idem vero et lu duode-<text:line-break/>rimo et tertiodecimo feceram. In quinto autem decimo<text:line-break/>rurfum cibari mane. Quum ve<text:span text:style-name="Default_20_Paragraph_20_Font"><text:span text:style-name="T5">r</text:span></text:span>o facilius tum quoque ac-<text:line-break/>cessionem ferret, in fextodecimo denuo laxi, caeteraque<text:line-break/>circa hominem peregi sicut in praecedentibus diebus. At<text:line-break/>ubi in decimofeptimo minime gravis parvaque accessio fuit,<text:line-break/>audacter hominem de caetero sub convalescentium victus<text:line-break/>ratione habui. Hic aeger non paucos femimalorum ac non<text:line-break/>penitus asinorum docuit, etiam ante accessiones ipfas non-<text:line-break/>nunquam esse cibandum, vel si duarum horarum intercedat<text:line-break/>fpatium, ac multo magis ante accessionem tertii diei. Osseo—<text:line-break/>di autem tibi et in prima ipsis accessionis inuasione ejusmodi<text:line-break/>homines esse nutriendos. Dico autem ejusmodi homines,<text:line-break/>in quibus .corporis intemperies ad siccum et calidum con-<text:line-break/>verfa febres accendit.</text:p>
      <text:h text:style-name="P21" text:outline-level="2">Cap. IV.</text:h>
      <text:p text:style-name="P33">Porro hoc quoque plerisque medicorum<text:line-break/>for lasse sit incredibile. Sed sive rationi ipsi fides est adhi-<text:line-break/>fienda sive operibus, nos fidem ambobus facimus. operibus<text:line-break/>quidem dum homines iis. monstramus qui, si biduo patiantur<text:line-break/>inedium, necesse est febricitent, ut nonnulli ubi concitati ad<text:line-break/>iram sunt vel moerore vel vigiliis affecti ; evidentissime<text:line-break/>enim tum in convalescentibus ex diuturno morbo talia fieri<text:line-break/>cernuntur, tum iis qui calido et sicco sunt temperamento.<text:line-break/>Quam vero ratio ipsa fidem huic rei sarit., alibi jam dicta<text:line-break/>est , dicentur tamen et nunc ejus rei summae. Mordens<text:line-break/>halitus et humor, ubi .per sensibilia corpora ferior, horrores<text:line-break/>, .et rigores facit, ex quibus cute stipata quae p<text:span text:style-name="Default_20_Paragraph_20_Font"><text:span text:style-name="T5">r</text:span></text:span>ius transpira-<text:line-break/>haut jam retenta quoties fusiginofa funt febres accendunt.<text:line-break/>Ergo ejusmodi halitus et humores tum multa et vehemens<text:line-break/>-dimotio tum vigiliae et ira et moeror et cura augent,. tum<text:line-break/>proxime ab illis unum illud per se interdum augere eos<text:line-break/>sufficit, utique si cibum quis non sumpscrit; efficitur enim</text:p>
      <text:p text:style-name="P3">corporis habitus in picrocholis ex longa inedia biliosus. Si<text:line-break/>igitur tum id incidat, tum aeger motu quopiam valentiore<text:line-break/>quam pro viribus usus mordentium excrementorum impe-<text:line-break/>tum confertim foras excitarit, necesse est,. veluti in fympto-<text:line-break/>oratum causis ostendimus) vel rigorem vel horrorem fub-<text:line-break/>fequi. Ac rigor quidem succedet propter eorum quae -<text:line-break/>feruntur excrementorum tum multitudinem tum acrimoniam<text:line-break/>tum impetus celeritatem tum virium infirmitatem. Nam<text:line-break/>et quae multa paucis , et quae qualitate sunt acerrima, iis<text:line-break/>quae ita non sunt mordent magis, pari modo et. quae cele-<text:line-break/>rius feruntur tardioribus. Jam vires ubi valentes sunt<text:line-break/>omnia contemnunt ac tolerant , <text:span text:style-name="Default_20_Paragraph_20_Font"><text:span text:style-name="T5">ubi</text:span></text:span> infirmae sunt redditae,<text:line-break/>etiam ab obvio quovis offenduntur. Horror fiet ubi et qna-<text:line-break/>litas eorum et impetus velocitas est remissa , tum copia mi-<text:line-break/>nor, ac potissimum quumvir es tristanti obsistunt. Sivero<text:line-break/>jam dicta largius remittantur, ne horror quidem fiet , sed<text:line-break/>veLuIcerosus quidam Tensus vel tantum inaequalitas. Ergo</text:p>
      <text:p text:style-name="P3">coeuntibus omnibus jam dictis vehementissimus oritur rigor,<text:line-break/>at remissis omnibus nullus ex transitu excremento<text:span text:style-name="Default_20_Paragraph_20_Font"><text:span text:style-name="T5">r</text:span></text:span>um fit<text:line-break/>Iensus. Quod fi quaedam sint, quaedam no<text:span text:style-name="Default_20_Paragraph_20_Font"><text:span text:style-name="T5">n</text:span></text:span> sint, et quae-<text:line-break/>dam majora fior; quaedam minora, in ejusmodi mixtio-<text:line-break/>nibus media latitudo omnis inter maritum rigorem et<text:line-break/>omnimodum excrementorum insensibilitatem et universalem<text:line-break/>vacuitatem sensus excrementorum efficitur. Itaque nihil<text:line-break/>mirum est, si <text:span text:style-name="Default_20_Paragraph_20_Font"><text:span text:style-name="T5">dictarum</text:span></text:span> causarum quaeque vel per se vel cum<text:line-break/>aliis f<text:span text:style-name="Default_20_Paragraph_20_Font"><text:span text:style-name="T5">uncta</text:span></text:span>, assi inaequalitatem, alii ulceris quempiam sen-<text:line-break/><text:span text:style-name="Default_20_Paragraph_20_Font"><text:span text:style-name="T5">t</text:span></text:span>um aut horrorem aut rigorem afferre videatur. Nam sup-<text:line-break/>ponantur vires imbecillae, corpus admodum sensile, etenim<text:line-break/>id quoque osten<text:span text:style-name="Default_20_Paragraph_20_Font"><text:span text:style-name="T5">t</text:span></text:span>um est, non parum ad ejusmodi sympto-<text:line-break/>matum generationem conferre , habitus autum corporis gra-<text:line-break/>cilis et temperamentum biliosum stomachusque fimiliter bile<text:line-break/>assectus, tum his omnibus accedant inedia cibi et vigiliae<text:line-break/>quaepiam et tristitia et solicitudo, ad haec progressus a<text:line-break/>domo qui ex urgente quapiam caula sit necessarius; postea<text:line-break/>his suppositis, id quod aliquando fieri vidisti, det sedulo</text:p>
      <text:p text:style-name="P3">operam ejusmodi homo, ut plus itineris per urbem re ita<text:line-break/>postulante festinus peragat, numquid huic ex eo qui excita-<text:line-break/>tus est mordentium excrementorum motu primum quidem<text:line-break/>inaequalitas quaedam, mor. vero etiam horror prompte in-<text:line-break/>ridet? quod si motum quoque continuet vel cibum sumere<text:line-break/>antevertat; protinus etiam febris? Ita febricitantes aliquos<text:line-break/>ostendi tibi maxime. ex iis, qui a longo morbo convaluerant,<text:line-break/>quorum quum uni forte fortuna occurrissem , qui mox ante<text:line-break/>horrescere coepisset, ut rem exposuisset, datu ex rino diluto<text:line-break/>pane continuo horrorem sedavi. Verum hunc, uti. sicis,<text:line-break/>per riam in. officinam quandam perductum febricitare pro-<text:line-break/>Inbui, alios vero qui prius su. domum <text:span text:style-name="Default_20_Paragraph_20_Font"><text:span text:style-name="T5">t</text:span></text:span>uam recepissent in<text:line-break/>ipso principio horroris vel paulo pesterius cibavimus. At-<text:line-break/>.que ut femel dicam quibus incipientis adhuc accessionis. ade-<text:line-break/>.raut <text:span text:style-name="Default_20_Paragraph_20_Font"><text:span text:style-name="T5">s</text:span></text:span>ymptomata, iis omnibus panem ex vino diluto ac<text:line-break/>calente mature exhibens.et horrorem statim fedari et febrem<text:line-break/>prohibui. Quanto vero hos ritius cibaveris, tanto magis<text:line-break/>febrem .prohibueris.. Quod si paululum aliquando moreris,</text:p>
      <text:p text:style-name="P3">febris ne tum quidem, calor vero multus iis advenit, simii- ..<text:line-break/>lime plane iis qui per vehemens frigus factu itinere reversi<text:line-break/>domum calidis funi nutriti. Quod si plusculum moreris,<text:line-break/>majorem calorem sentient, talemque ac tantum ut dubites</text:p>
      <text:p text:style-name="P4">- an hunc febrem appelles. Sin duae horae ab initio suae-<text:line-break/>qualitatis i<text:span text:style-name="Default_20_Paragraph_20_Font"><text:span text:style-name="T5">n</text:span></text:span>terpositae sint, nutries tunc quoque, modo horror<text:line-break/>adhuc duret, praedicens tamen quod hi febricitabunt innoxia<text:line-break/>febre, et cui cutis mador succedet; quo facto tum lavare<text:line-break/>tum rursus nutrire debebis. Quod si- horror fedatus suerit<text:line-break/>ac jam plane febricitant,- cibandi id temporis non sunt, fed<text:line-break/>deerefcente jam accessione illico sunt nutriendi, apyrexia<text:line-break/>non expectata. In nullo namque- fqnallido affectu commode<text:line-break/>finitur accessio prius quam illi vel ex lavacro vel humido<text:line-break/>rictu humectatio accesserit. Haec ego omnia quum operi-<text:line-break/>hus indicarem quibus , ut Icis , paradoxorum fabricator ab<text:line-break/>iis qui me vel laudabant vel aemulabantur vocabar. Quum<text:line-break/>vero ratione de iisdem disserens docerem aliquos aule arce<text:span text:style-name="Default_20_Paragraph_20_Font"><text:span text:style-name="T5">t-</text:span></text:span></text:p>
      <text:p text:style-name="P14">lienem esse cibandos, aliquos in ipfa vel declinare jam in-<text:line-break/>.. cipiente, vel etiam. in ipso summo rigore, tum paradoxe-<text:line-break/>rum narrato<text:span text:style-name="Default_20_Paragraph_20_Font"><text:span text:style-name="T5">r</text:span></text:span>em me appellabant. Ergo quid facias his<text:line-break/>hominibus quibus nec opere nec ratione persuaderi potest ?<text:line-break/>At, inquiunt, fieri <text:span text:style-name="Default_20_Paragraph_20_Font"><text:span text:style-name="T5">n</text:span></text:span>equit, ut ejusmodi affectus quis agnoscat.<text:line-break/>Quomodo igitur nos eos agnovimus? Videturne cuipiam<text:line-break/>fieri non poste , ut calida et sicca intemperies agnoscatur,<text:line-break/>vel quae ab ortu usque fuerit, vel quae in praesenti tem-<text:line-break/>pore testa sit reddita? Mihi sane tam ridetur facile quam<text:line-break/>has ipsas agnovisse literas. Quid illud vero, si huic non sit<text:line-break/>adhuc in humoribus putredo ulla, illi vero sit, non posse<text:line-break/>vobis videtur hoc discerni? Mihi posse ridetur. Nam et<text:line-break/>ex pulftt et urina. et ex ipsa nonnunquam quae in calore<text:line-break/>est qualitate evidenter id .discernimus. Quod si propterea,<text:line-break/>quod nec ipsi quicquam discere volunt nec su se exercitare,<text:line-break/>scientibus. parum credunt, quid vetat quo minus tum geo-<text:line-break/>metris ipsis tum arithmeticis tum reliquis artificibus omni..<text:line-break/>bus nihil credant?</text:p>
      <text:p text:style-name="P2">Cap. V. blissis igitur lusce hominibus rursus ferrem<text:line-break/>sermonis nostri persequamur. Calidis ac siccis habitibus<text:line-break/>adversissima res i<text:span text:style-name="Default_20_Paragraph_20_Font"><text:span text:style-name="T5">n</text:span></text:span>edia est ac febrium paratissima causa,<text:line-break/>Voco habitus calidos et siccos non solum quum a primo<text:line-break/>ortu tales ex proprio temperamento sint, sed etiam quae<text:line-break/>posterius ex calido siccoque rictu et plurima elim<text:span text:style-name="Default_20_Paragraph_20_Font"><text:span text:style-name="T5">a</text:span></text:span>tione, et<text:line-break/>vigilia et cura et tristitia et regione calida siccaque et tem-<text:line-break/>pore aestivo et coeli statu calido siccoque sint acquisiti. Sane<text:line-break/>licet et citra tempestatis anui mentionem in ejusmodi ser-<text:line-break/>mone fletum coeli solum nominare. Verum si altius repe-<text:line-break/>tam , id quod dico magis credes. Calida et sicca tempera-<text:line-break/>menta sive ea ex prima origine talia sint, sive ex victu et<text:line-break/>immoderato labore et animi perturbationibus et regione et<text:line-break/>coeli statu i<text:span text:style-name="Default_20_Paragraph_20_Font"><text:span text:style-name="T5">n</text:span></text:span>edia vehementer laedit. lu hac dictione ipsis<text:line-break/>saltem verbis omissum est anni tempus , potestate tamen<text:line-break/>omissum non est; nam in coeli statu comprehenditur, quau-<text:line-break/>do calidus in summo hocusque coeli status jan1 dictum tem-</text:p>
      <text:p text:style-name="P3">peramentum efficit. Hic autem status alio anni tempore<text:line-break/>quam aestate. plane i<text:span text:style-name="Default_20_Paragraph_20_Font"><text:span text:style-name="T5">n</text:span></text:span>cidere non potest, neque enim in<text:line-break/>autum<text:span text:style-name="Default_20_Paragraph_20_Font"><text:span text:style-name="T5">n</text:span></text:span>o nec in vere multoque minus in hieme fieri potest<text:line-break/>ut calidissimus simul sicoissimusque coeli fletus fiat, sicut nec<text:line-break/>humidissimus pariter frigidissimusque in esto quam hieme.<text:line-break/>Ob haec igitur ego quoque aliquando praetermisso anni<text:line-break/>tempore coeli statu Tum coutentus. Liceat .tamen cuique<text:line-break/>nominibus quibus velit usi, modo rerum naturam sternet.<text:line-break/>Est autem rerum natura qualem jamque saepe diximus, et<text:line-break/>nihilominus nunc dicemus, nam quae maxime sunt ad cura-<text:line-break/>tionem necessaria, eademque maxime ignorata, nec Hip-<text:line-break/>pocrates ipse identidem repetere gravatur. Igitur inedia<text:line-break/>fictis calidisque corporibus valentibus quidem noxia est, iis<text:line-break/>vero qui in calida et sicca aestate febre labora<text:span text:style-name="Default_20_Paragraph_20_Font"><text:span text:style-name="T5">n</text:span></text:span>t, quae ex<text:line-break/>ustione aut labore immoderato aut vigiliis aut dictis jam<text:line-break/>animi affectibus sit contracta non simpliciter noxia est, sed<text:line-break/>si quicquam aliud omnium plane perniciosa, .nam vel in<text:line-break/>febres ardentes ex ea incidunt, a quibus nisi prius mors</text:p>
      <text:p text:style-name="P3">occupet in hecticas migrant, atque ab his in marastnum, vel<text:line-break/>protinus ab initio ardentibus praeteritis i<text:span text:style-name="Default_20_Paragraph_20_Font"><text:span text:style-name="T5">n</text:span></text:span> hecticas. Maxime<text:line-break/>tamen , ut dictum saepius est, sicca calidaque temperamenta<text:line-break/>statim a principio hecticis febribus corripiuntur. Sicuti mu-<text:line-break/>fieri accidit, quae autumno ex tristitia et vigiliis febricitare<text:line-break/>coepit , perseveravit autem ad plurimum hiemis. Hanc<text:line-break/>quarto die, ut scis, vidimus deprehendimusque statim<text:line-break/>hecticam esse febrem, cum usia, quam humores excitarant,<text:line-break/>conjunctatn. Curatio autem una tum fuerat, ut frigida<text:line-break/>tempestive et moderatu daretur consuetae hanc per sanitatem<text:line-break/>bibere ; verum aliis curatio hujus erat commissa, qua<text:span text:style-name="Default_20_Paragraph_20_Font"><text:span text:style-name="T5">r</text:span></text:span>e nobis<text:line-break/>silere est visum. Alteri vero, qui eodem tempore aegr<text:span text:style-name="Default_20_Paragraph_20_Font"><text:span text:style-name="T5">o</text:span></text:span>taret<text:line-break/>et senobis commiserat, quoties nutritus est, fontanae plane<text:line-break/>gelidae dedimus interdum binos cyathos, interdum ternos;<text:line-break/>nam frigidam simul multem sibi dari qui ita sunt affecti citra<text:line-break/>noxam non ferunt. Quocirca utilissimum est, ubi febris<text:line-break/>ideam perspexeris , in prima statim accessione minore cum<text:line-break/>periculo copiosiore frigida uti , corporibus ad validam sicci-</text:p>
      <text:p text:style-name="P2">talem nondum perductis. Qui enim in fervoribus sub cani-<text:line-break/>cula ex ira febricitant, juvenis autem hic erat siccus et casi-<text:line-break/>dus , ubi in prima accessione duas frigidae heminas bibisset,<text:line-break/>statim quidem evomuit suavissimam bilem, non multo au-<text:line-break/>tam post etiam deorsum excrevit. Deinde quum rursus<text:line-break/>post cibum aquae circiter heminam similiter sumpsisset, jam<text:line-break/>febricitare desiit. Sed nonnulli medici quum nullam a prin-<text:line-break/>cipio febris speciem agnoscerent, sed postea quum jam prae-<text:line-break/>teriisset occasio intelligentes vel in hecticam, vel etiam in<text:line-break/>tabidam sebrem aegrotantem incidisse, frigidam bibendam<text:line-break/>nos imitantes praebuerunt. Sed nemo metam attigit, nam<text:line-break/>magna solicitudo habenda est in iis qui ita se habent de<text:line-break/>frigidae potionis mensura; de. qua paulo post dicemus , ubi<text:line-break/>. propositae disputationi finem imposuerimus. Nam aeger<text:line-break/>is .quem ante discripsimus exemplo omnibus est, quibus<text:line-break/>propter siccitatem a principio statim dari cibus debet, etiamsi<text:line-break/>febricitare jam lucipiant. Nam cum accenditur in his febris,<text:line-break/>propter mordentem acrimoniam excalefacta attenuatique ex</text:p>
      <text:p text:style-name="P3">sole et inedia et laboribus humores, maximum ejus reme-<text:line-break/>dium est humidum nutrimentum , sicuti e diverso ubi ob<text:line-break/>copiam vel obstructionem vel phlegmonen vel ut semel<text:line-break/>dicam humoris alicuius putredinem febris est orta maximo<text:line-break/>malo est cibus. Atque hos quidem nec in declinatione<text:line-break/>febris citra noxam nutrias , nedum ipsa accessione inva-<text:line-break/>dente: illos vero- dictos omni certe tempore, sed potissi-<text:line-break/>mum in declinatio<text:span text:style-name="Default_20_Paragraph_20_Font"><text:span text:style-name="T5">n</text:span></text:span>e. Me quoque saepenumero vidisti eos qui<text:line-break/>ex repletione et qui ex phlegmone laborarent , sub longa<text:line-break/>inedia tenuisse sic ut prorsus ante septimum diem no<text:span text:style-name="Default_20_Paragraph_20_Font"><text:span text:style-name="T5">n</text:span></text:span> ciba-<text:line-break/>retn, sed sola mulsa contentus essem viribus scilicet valem-<text:line-break/>.tibus. Quosdam eorum quibus vires validae non fuerant;<text:line-break/>aut stomachus biliosus aut imbecillus aut plus justo sensilis,<text:line-break/>solo ptisanae cremore usque ad septimum traxi diem, quo mor-<text:line-break/>bus declinare debuerat , aut etiam omnino per crisin discuti.<text:line-break/>Sunto igitur tibi a primo statim die in omni aegro spectandi<text:line-break/>duo cibandi scopi, quos Hippocrates jussit, morbi summus</text:p>
      <text:p text:style-name="P3">algor et aegrotantis erres. Postea si transiri summum in-<text:line-break/>crementum sine omni cibo potest, in cibi abstinentia homi-<text:line-break/>nem servabis; sin exiguum adminiculum requirat^, abunde<text:line-break/>.erit fiola mulsa, quod si majus desiderat quam sit ex mulsa,<text:line-break/>ptisanae cremor satis erit. At si fas non est summum morbi<text:line-break/>incrementum aut tenui rictu aut inedia transmitti, id age<text:span text:style-name="Default_20_Paragraph_20_Font"><text:span text:style-name="T5">n-<text:line-break/></text:span></text:span>dum ut homo statim in primae accessionis declinatione cibe-<text:line-break/>tur. Aliquos vero , ut dictum est, et quum invasura adhuc<text:line-break/>est et quum incipit <text:span text:style-name="Default_20_Paragraph_20_Font"><text:span text:style-name="T5">cibabi</text:span></text:span>s. Sint porro hi sicco tempera—<text:line-break/>mento ac calido aut a primo ortu aut certe illo tempore<text:line-break/>oportet, tum viribus necessario imbecillis, neque enim<text:line-break/>fieri potest ut abunde siccum calidumque corpus quum<text:line-break/>febricitet viribus sit valentibus. Si tamen cum ejusmodi<text:line-break/>febre ac corpore principis partis phlegmone fit conjuncta,<text:line-break/>omnino aeger morietur, nam id quoque praedixisse me fem-<text:line-break/>per , nunquam vero falsum ipfe testis es. Magisque id cer-<text:line-break/>tum est, si pulmonis vel membranae costas succingemus vel<text:line-break/>ventricusi vel jecinoris <text:span text:style-name="Default_20_Paragraph_20_Font"><text:span text:style-name="T5">phlegmone sit;</text:span></text:span> etenim quae has</text:p>
      <text:p text:style-name="P2">partes phlegmonae occuparunt, non modo iis qui tam im-<text:line-break/>bacillis sunt viribus , sied etiam iis qui valentiores ipsis sunt<text:line-break/>mortiferae. esse solenti Unaque salus tum pleuriticis tum<text:line-break/>. peripneumonicis,. adde. etiam fynanchicis; est ipsum virium<text:line-break/>robur, no<text:span text:style-name="Default_20_Paragraph_20_Font"><text:span text:style-name="T5">n</text:span></text:span> secus. vero et quibus vel jecur vel ventriculum<text:line-break/>phlegmone obsidet. Nam quod ad phlegmonen quae in iis<text:line-break/>est partibus spectat, minime plane est cibandum, quod ad<text:line-break/>vicium infirmitatem, saepe. Ita necessario aut vires resul-<text:line-break/>ventur aut phlegmone augebitur. Atque haec mihi satius<text:line-break/>fortassis. quam pro re proposita sunt dicta, quum praefer-,<text:line-break/>tim hoc libro. statuerim de febribus quae absque phlegmone<text:line-break/>infestant disserere. . Caeterum tractationis convenientia fecit<text:line-break/>ut quatenus necessarium esset digrederentur.</text:p>
      <text:h text:style-name="Heading_20_2" text:outline-level="2">Cap. VI. </text:h>
      <text:p text:style-name="P32">Denuo igitur redeamus ad <text:span text:style-name="Default_20_Paragraph_20_Font"><text:span text:style-name="T5">fabres</text:span></text:span> praedictis<text:line-break/>febribus congereres,; quas nominare hecticas solemus.. ..Nam<text:line-break/>qui supra descriptus a. me juvenis est, hectica febre laboras-<text:line-break/>let, si mirificam. diatriton transigere fuisset coactus, nisi<text:line-break/>famen prius ab iis qui absque methodo victus rationem or-</text:p>
      <text:p text:style-name="P3">.drnare consueverunt fuisset interemptus. Proponatur igitur<text:line-break/>estus quispiam , cui cum supradicto caetera quidem omnia<text:line-break/>sint eadem , vires tamen tanto sint valentiores ut tridui<text:line-break/>inedia tolerata duret. Necesse .est hunc, si modo ita cibetur<text:line-break/>quemadmodum cibant qui diatriton extollunt, in hecticam<text:line-break/>febrem incidere. Nam ii primum lu quarto die ipsum ci-<text:line-break/>barent, post ru sexto, mox in octavo et in decimo ; quippe<text:line-break/>talis est, ut saepe vidisti, eorum cibandi formula. Prima<text:line-break/>quidem cibatio post primum diatriton, reliquae alternis die-<text:line-break/>bus. Protinus autem, arbitror, etpanimelle siccassem ejus<text:line-break/>procordia, nam id quoque ex legibus ejusmodi medicorum<text:line-break/>est, sive phlegmone viscus aliquodlaboret sive sucus. At<text:line-break/>quemadmodum quidem cibare ita laborantes inter initia con-<text:line-break/>veniat, supra est dictum; sed <text:span text:style-name="Default_20_Paragraph_20_Font"><text:span text:style-name="T10">nih</text:span></text:span>ilo tamen secius nunc quo-<text:line-break/>que summatim repetetur. Quoties vel ex lassitudine vel ira<text:line-break/>vel pluribus curis vel vigiliis vel tristitia vel longa inedia<text:line-break/>vel universis una, sicut in supra descripto juvene, coeun-</text:p>
      <text:p text:style-name="P2">tibus siccatum corpus est , ac febris invasit , quae et aridam<text:line-break/>reddat cutem et igneum habeat calorem, utique hunc ho-<text:line-break/>murem timor est febre hectica correptum iri, potissimum<text:line-break/>aestate ac coeli statu calido siccoque. Oportet autem quam<text:line-break/>primum ptisanae cremore et <text:span text:style-name="Default_20_Paragraph_20_Font"><text:span text:style-name="T5">s</text:span></text:span>orbitione ex alica nutritum<text:line-break/>- paneque post oblato aquae frigidae potione aegrotum cures ;</text:p>
      <text:p text:style-name="Normal">nam protinus extinguitur ac cesset omnino febris, modo , ut<text:line-break/>lictum est, nec phlegmone aliqua ei sit adjuucta <text:span text:style-name="Default_20_Paragraph_20_Font"><text:span text:style-name="T5">n</text:span></text:span>ec putredo<text:line-break/>humorum. Nam fi horum utrurnvis sit, attendere diligenter<text:line-break/>oportet ac discernere quo primum tempore aquam frigidam<text:line-break/>date homini sit audendum. Ego enim talium quoque multis<text:line-break/>dedi, tutius esse ratus phlegmonas in praesens augere quam<text:line-break/>sinere hominem hecticam febrem incurrere. - Ubique igitur,<text:line-break/>ut semper dicere soleo , curatio dign<text:span text:style-name="Default_20_Paragraph_20_Font"><text:span text:style-name="T5">a</text:span></text:span>tio<text:span text:style-name="Default_20_Paragraph_20_Font"><text:span text:style-name="T5">n</text:span></text:span>em praenotio<text:span text:style-name="Default_20_Paragraph_20_Font"><text:span text:style-name="T5">n</text:span></text:span>em-<text:line-break/>que consequitur. Siquidem et dignoscat quod praesens est,<text:line-break/>et praenoscat quod eie eo futurum est oportet qui volet<text:line-break/>notabilis efficaciae remedio uti. Si tamen magnum fore in-</text:p>
      <text:p text:style-name="P2">commodum vel humorum putredi<text:span text:style-name="Default_20_Paragraph_20_Font"><text:span text:style-name="T5">n</text:span></text:span>i vel phlegmonae conji-<text:line-break/>cies , a frigida quidem danda abstinebis, refrigerantibus au..<text:line-break/>tem remediis quae foris applicantur uteris , modo ea super<text:line-break/>os ventriculi aut tota praecordia, modo super pectus impo-<text:line-break/>nens, ubi plurimum subesse caloris maximejudicabis. At<text:line-break/>- dictum est ita laborantibus balnea quoque esse commoda,<text:line-break/>hoc est iis qui siccato plurimum corpore sunt,. et ex aliqua<text:line-break/>praedictarum causarum citra humorum putredinem sebrici-<text:line-break/>tant Monstratum vero nobis est in documentis de febribus,<text:line-break/>phlegmonas quoque propter putredinem humorum qui in<text:line-break/>ipsis habentur febres subsequi. Quocirca quum dico inter-<text:line-break/>dum febribus ex putredine accensis tale quippiam condu-<text:line-break/>cere vel non conducere, etiam eas quae a phlegmone <text:span text:style-name="Default_20_Paragraph_20_Font"><text:span text:style-name="T5">ex-<text:line-break/>citantur</text:span></text:span> in communi putredinis genere comp<text:span text:style-name="Default_20_Paragraph_20_Font"><text:span text:style-name="T5">r</text:span></text:span>ehensas intel-<text:line-break/>liges. Quum vero deinceps utrasque nominare audieris,<text:line-break/>scias eas .quae ex phlegmone ab iis quae ex sola putredine<text:line-break/>ortum habent tum discerni. Quae namque fit pblegmonen<text:line-break/>affectus tum lu libro de inaequali intemperie tum vero in</text:p>
      <text:p text:style-name="P2">eo qui de tumoribus praeter naturam <text:span text:style-name="Default_20_Paragraph_20_Font"><text:span text:style-name="T5">est inscr</text:span></text:span>i<text:span text:style-name="Default_20_Paragraph_20_Font"><text:span text:style-name="T5">ptu</text:span></text:span>s docui-<text:line-break/>mus. Te famen <text:span text:style-name="Default_20_Paragraph_20_Font"><text:span text:style-name="T5">de hoc</text:span></text:span> admonuisse nunc necessarium esu<text:line-break/>Quum fanguis calidus copiosior in aliquam animalis partem<text:line-break/>procubuit, majora ejusvasa protinus distenduntur, quae ple-<text:line-break/>nitudinem non ferunt, ab sus deinceps quae minora funt.<text:line-break/>Mox ubi nec in iis satis continetur, exsudat foras in ea am-<text:line-break/>pla spatia, quae i<text:span text:style-name="Default_20_Paragraph_20_Font"><text:span text:style-name="T5">n</text:span></text:span>ter vusa funt, sic ut etiam omnia quae<text:line-break/>in composita carne habentur loca occupet. Atque haec qui-<text:line-break/>dem est phlegmo<text:span text:style-name="Default_20_Paragraph_20_Font"><text:span text:style-name="T5">n</text:span></text:span>es affectio. Possunt vero et sine liac in<text:line-break/>ipsis vasis humores aliqui putrescere, aut in una animalis<text:line-break/>parte in finibus ipsorum impacti , aut etiam in totis eorum<text:line-break/>capacitatibus quae inter inguina et alas sunt comprehensi.<text:line-break/>Quum initur, ceu diximus, citra putredinem squallenti<text:line-break/>corpori febricitare contigerit, caput tutius curationis ruris<text:line-break/>remediis quae refrigerent et humectent statuere oportet.</text:p>
      <text:p text:style-name="Normal">Cap. VII. At duplex genere est harum rerum<text:line-break/>prima materia, una eorum quae foris admoventur, al-<text:line-break/>tera quae intro in corpus assumuntur, quae fune assi<text:span text:style-name="Default_20_Paragraph_20_Font"><text:span text:style-name="T5">t-</text:span></text:span></text:p>
      <text:p text:style-name="P3">menda vocantur. Extrinsecus corpori incidunt tum aer<text:line-break/>ipse nos ambiens tura medicame<text:span text:style-name="Default_20_Paragraph_20_Font"><text:span text:style-name="T5">n</text:span></text:span>ta quaecunque butae-<text:line-break/>ctandi refrigerandique vim obtinent, et tertium praeter<text:line-break/>haec dulcis aquae balneum. Intro in corpus fumuu-<text:line-break/>tur quae eduntur ac bibuntur et inspiratus aer. Ab his<text:line-break/>ge<text:span text:style-name="Default_20_Paragraph_20_Font"><text:span text:style-name="T5">n</text:span></text:span>eribus tentandum est propositis hoc loco febribus tum<text:line-break/>humiditatem tum refrigerationem comparare. Verum refii-<text:line-break/>geratio quoniam per efficacissimam qualitatem inducitur,<text:line-break/>et parvi temporis est et periculosa, contra siccitatis per ea<text:line-break/>quae humectent curatio., ut longi temporis est opus., ita<text:line-break/>minus est quam refrigeratio periculo exposita. . Igitur dictas<text:line-break/>lex materiae differentias deinceps jam examinemus ab am-<text:line-break/>biente exorsi.</text:p>
      <text:h text:style-name="Heading_20_2" text:outline-level="2">Cap. VllI. </text:h>
      <text:p text:style-name="P32">Hic igitur temperatus est qualem fe ex-<text:line-break/>- bibet, utique tali nobis est utendus nihil amplius de eo foli-<text:line-break/>citis. Sin admodum calidus est veI admodum frigidus, pro<text:line-break/>calido inducendus arte contrarius est, subterra<text:span text:style-name="Default_20_Paragraph_20_Font"><text:span text:style-name="T5">n</text:span></text:span>eis inventis<text:line-break/>. domibus quae et frigidissimae sint et maximae perflatae et<text:line-break/>ad <text:span text:style-name="Default_20_Paragraph_20_Font"><text:span text:style-name="T5">s</text:span></text:span>eptentrionem versae, tum auris quibusdam quae ipsis</text:p>
      <text:p text:style-name="P2">sint suaves opera nostra paratis , alias ex euripis , in quo su<text:line-break/>dejiciant multi aquarum fontes , alias aqua frigida de vasis<text:line-break/>in vasa transsusa. Jam hoc statim etiam som<text:span text:style-name="Default_20_Paragraph_20_Font"><text:span text:style-name="T5">n</text:span></text:span>iferum esu<text:line-break/>Praeterea domo assidue aqua quae prorsus frigida sit aspe<text:span text:style-name="Default_20_Paragraph_20_Font"><text:span text:style-name="T5">r</text:span></text:span>sa,<text:line-break/>ac rosis plurimis humi fusis, aut vitium capreolis, aut rubo-<text:line-break/>rum summitatibus, aut lentisci ramis, aut denique reliquarum<text:line-break/>quae refrigerent stirpium aliquibus , de quibus etiam prius<text:line-break/>est dictum. Turba quoque hominum ingredi prohibita;<text:line-break/>nam ea quoque domum calefacit. Atque ita quidem casi-<text:line-break/>dissimum aerem refrigerare qui in aestate calida et sicca acci-<text:line-break/>dit est tentandum, quandoquidem hieme calidissimus esse<text:line-break/>non potest,. sicuti <text:span text:style-name="Default_20_Paragraph_20_Font"><text:span text:style-name="T5">n</text:span></text:span>ec frigidissimus aestate. At si quis m o-<text:line-break/>dice frigidus est, hoc esse contentos oportet, nihil aut mariti-<text:line-break/>nantes aut de temperie ejus alterantes. Qui vero frigidissimus<text:line-break/>est, quatenus respirando attrahitur, admittendus est, <text:span text:style-name="Default_20_Paragraph_20_Font"><text:span text:style-name="T5">n</text:span></text:span>am ca-<text:line-break/>lorem qui est in corde admodum refrigerat, non tamen<text:line-break/>quatenus extrinsecus aegrum contingit, quippe id densat co-<text:line-break/>gitque cutim ac putridorum humorum assiuxum transpicere</text:p>
      <text:p text:style-name="P2">prohibet. Siquidem per pulmonem quod rarum riscus est<text:line-break/>difficile nonest, ut tum qualitas ipfius tum etiam substantia<text:line-break/>. ad cor facile perveniat, at per .cutim fieri nequit ut ejus<text:line-break/>vel qualitas vel substantia ad cor perveniat., utpote prius<text:line-break/>densatam. Nam quod in libris de simplicium medicamen-<text:line-break/>totum facultatibus de vehementer adstringentibus est dictum,<text:line-break/>id hic quoque revocari ad memoriam debebit, ac sciri qui<text:line-break/>nimirum frigidus aer sit, hunc cutim densando semper sibi<text:line-break/>ipsi riam praecludere. Scire tamen licet majus fore ex<text:line-break/>frigida inspiratione commodum, quam ex cute densanda<text:line-break/>. incommodum, praesertim cum operimentis hanc calefacere</text:p>
      <text:p text:style-name="P1">licet. Porro utendum maxime ejusmodi aere est in iis he-<text:line-break/>cticis febribus quibus primum cor afficitur , ut si ventri cu-<text:line-break/>lus primum esset assectus, ipsi per comesta et bibita esset<text:line-break/>succurrendum, huic enimllla quum integris adhuc viribus<text:line-break/>occurrunt, sicut cordi inspiratus aer. At jecinori ex inspirato<text:line-break/><text:span text:style-name="Default_20_Paragraph_20_Font"><text:span text:style-name="T5">aere</text:span></text:span> nulla certe utilitas <text:span text:style-name="Default_20_Paragraph_20_Font"><text:span text:style-name="T5">accedit,</text:span></text:span> a .comestis vero et bibitis</text:p>
      <text:p text:style-name="P3">mi<text:span text:style-name="Default_20_Paragraph_20_Font"><text:span text:style-name="T5">n</text:span></text:span>or plane quam ventriculo, caeterum aliqua non obscure<text:line-break/>advenit. Communis autem omnium sanatio est per ea quae<text:line-break/>extrinsecus applicata refrigerant et humectant. Atque in<text:line-break/>his quidem visceribus magna ex parte hecticas tabidasque<text:line-break/>febres accidere contemplati fumus. Superveniunt tamen<text:line-break/>aliquando et pulmo<text:span text:style-name="Default_20_Paragraph_20_Font"><text:span text:style-name="T5">n</text:span></text:span>um siccis calidisque intemperiebus, at-<text:line-break/>tamen opportunum ejusmodi febribus id viscus non est, humi-<text:line-break/>dum laxumque. Incidunt praeterea et pectori et mesaraeo<text:line-break/>et vesicae et jejuuo et colo, interdum vero et utero et reni-<text:line-break/>bus. In fepto vero transverso marasmum non nidi, hecti-<text:line-break/>cam sane febrem vidi et hanc semel quidem plane absolutam,<text:line-break/>saepe vero citius interimentem quam plane esset completa.<text:line-break/>Ejusmodi <text:span text:style-name="Default_20_Paragraph_20_Font"><text:span text:style-name="T5">n</text:span></text:span>amque affectum et spirandi difficultas et delirium<text:line-break/>excipere soleat , ex quibus magna ex parte prius moriuntur,<text:line-break/>quam hectica febris prorsus sit perfecta. Est autem eorum<text:line-break/>dignotio facillima tum ex pulsus duritie, tum ex hypochon-<text:line-break/>striis ut plurimum revulsis, tum ex difficultate spirandi<text:line-break/>quae illis est inaequalis et varia, ut plurimum enim luter-</text:p>
      <text:p text:style-name="P2">dum parvum et densum respirant, rursus aliquando mani-<text:line-break/>festte spiritum tardant, dein subito quemadmodum gementes<text:line-break/>respiramus, vel duplicem spiritus intromissionem, quasi<text:line-break/>Ihperinspirantes, vel duplicem foras missionem faciu<text:span text:style-name="Default_20_Paragraph_20_Font"><text:span text:style-name="T5">n</text:span></text:span>t, vel-<text:line-break/>uti siuper expirantes. Respirant vero lu saepe et reliquo<text:line-break/>thorace toto non sensibiliter modo , verum etiam notabiliter<text:line-break/>tum opertas scapulas attollentes, aliquando admodum raram<text:line-break/>-et magnam respirationem edunt, quum delirii malum prae-<text:line-break/>cipue dominatur. Verum praesentis institui non est vel<text:line-break/>labo<text:span text:style-name="Default_20_Paragraph_20_Font"><text:span text:style-name="T5">r</text:span></text:span>antium partium notas vel earum cau<text:span text:style-name="Default_20_Paragraph_20_Font"><text:span text:style-name="T5">t</text:span></text:span>as referre. . Quare<text:line-break/>denuo ad curationes revertamur, aestimemusque quas erres<text:line-break/>propositae jam materiae adversius hecticas febres habeant.<text:line-break/>Sane diximus jam nonnulla de aere tum calido tum frigido,<text:line-break/>qui praecipue quidem est utilis, quum quod primum afficitur<text:line-break/>ipsum est cor , quamvis conserat et in reliquis febribus non<text:line-break/>parum , quandoquidem in his quoque necesse est cor similem<text:line-break/>intemperiem recipiat, citra quam nec marasmus nec hectica<text:line-break/>febris nec reliquarum ulla febrium consistere potest. Putet</text:p>
      <text:p text:style-name="P2">igitur etiam pulmones, ubi scilicet ii sunt, qui primum<text:line-break/>patiuntur, plus caeteris omnibus refrigerantem aerem re-<text:line-break/>quirere.</text:p>
      <text:h text:style-name="Heading_20_2" text:outline-level="2">C a p. IV. </text:h>
      <text:p text:style-name="P32">Sequitur jam ut de iis medicamentis agam<text:line-break/>quae extrinsecus admota humectent et refrigerent. Porro<text:line-break/>horum quoque ea deligenda esse, quae citra vehementem ad-<text:line-break/>strictionem refrigerent nemi<text:span text:style-name="Default_20_Paragraph_20_Font"><text:span text:style-name="T5">n</text:span></text:span>em latet. Talia enim praeter<text:line-break/>quam quod non humectant, etiam demittere frigiditatem<text:line-break/>ruam alte non valent, propterea quod cutim cogunt ac co-<text:line-break/>arctant. optima vero sunt quae no<text:span text:style-name="Default_20_Paragraph_20_Font"><text:span text:style-name="T5">n</text:span></text:span> modo citra adstrictio-<text:line-break/>nem refrigerant, fed etiam corporis substa<text:span text:style-name="Default_20_Paragraph_20_Font"><text:span text:style-name="T5">n</text:span></text:span>tis sunt tenui<text:line-break/>Ac quidem absolutissime tenuium partium sit, substantiam<text:line-break/>exacte frigidam invenisse fortasse non est. Dixi <text:span text:style-name="Default_20_Paragraph_20_Font"><text:span text:style-name="T5">exacte<text:line-break/></text:span></text:span>propter anetum, quod cum omnium quae novimus potestate<text:line-break/>refrigerantium plane tenuissimarum sit partium , admixtam<text:line-break/>sibi aliquam caliditatem habet. Praeterea corpora quae<text:line-break/>contingit siccat, quamvis ad imagluationem sit humidum.<text:line-break/>Quo fit ut ad eos affectus quos humectari et refrigerari ex-</text:p>
      <text:p text:style-name="P3">peni, lolo eo non utamu<text:span text:style-name="Default_20_Paragraph_20_Font"><text:span text:style-name="T5">r</text:span></text:span> fed tanto aq,,ae frigidae admixto<text:line-break/>ut possit bibli - Caeterum quamquam corpus quod absolute<text:line-break/>tenuium partium sit et simul frigidum invenire non .est, at-<text:line-break/>tamen deligi materias oportet, quae ad ejusmodi medica- ..<text:line-break/>menti compositionem maxime sint idoneae, Ac dictum qui-<text:line-break/>dem <text:span text:style-name="Default_20_Paragraph_20_Font"><text:span text:style-name="T11">latius.de </text:span></text:span>his est m opere de medicamentis. Dicetur<text:line-break/>autem in exemplis nonnihil et nunc, quo in hoc quoque ge-<text:line-break/>nere particulatim sis exercitatus. Incipiam autem ab eo<text:line-break/>medicamento quod omnium quae humectent ac refrigerent<text:line-break/>est simplicissimum , quo etiam adversius eryfipelata utor et<text:line-break/>phlegmonas in pudendis tuter initis, priusquam depascens<text:line-break/>aliqua subindicetur putredo. Debebit autem ad id praepa-<text:line-break/>rata esse cera quam optima et -elota. Sane optima fuerit<text:line-break/>vel alba pontica vel quae ex atticis sit faris. Esto autem<text:line-break/>et rosaceum quod ex oleo fit a nonnullis vocato omphacino,<text:line-break/>abestis crudo, quodquemitra salem fit confectum. Maxime-<text:line-break/>vero ad rem pertinebit, si et ipsum oleum tenuium pror,<text:line-break/>fus sit partium, cuiusmodi Sabinum esu Quum uti voles,</text:p>
      <text:p text:style-name="P3">ambo mixta liquantur in vase duplici , - factuque humido<text:line-break/>cerato, cujusmodi scilicet erit quod triplum aut quadruplum<text:line-break/>ad ceram rosaceum habet , postquam ipsum fuerit resrige-<text:line-break/>ratum, miscetur ei paulatim in mortario tantum aquae quan-<text:line-break/>tum in se dum cumea mollitur accipere possit. Expedit<text:line-break/>autem et ceratum ipsum prius admodum esset refrigeratum;<text:line-break/>atque etiam quae huic admiscebitur aquam esse frigidissimam.<text:line-break/>Abunde autem ceratum refrigerabis, si quum modice coivit,<text:line-break/>totum vas in quo conti<text:span text:style-name="Default_20_Paragraph_20_Font"><text:span text:style-name="T5">n</text:span></text:span>etur in aquam frigidissimam demittas.<text:line-break/>Quod si aceti quoque admodum tenuis ac clari paululum ad-<text:line-break/>jicere velis, magis adhuc tum refrigerans tum humectans me-<text:line-break/>dicamentum efficies. Non debebit autem medicamentum hoc<text:line-break/>eo usque super aegrum corpus manere, dum manifeste in- .<text:line-break/>caleat, fed assidue mutari. Aliud medicamentum. oxalidis<text:line-break/>aut oxylapathi succus cum pauca tenui polenta mixta exui-<text:line-break/>piatur duplicato panniculo detrito, affatimque frigidum et<text:line-break/>ipsum imponatur. Quod si ejusmodi panniculi occatio non<text:line-break/>sit, tum linteum duplicatum et madefactum refrigerandae</text:p>
      <text:p text:style-name="P3">parti impones ; quin etiam portulacae et scmpervivi et uvae<text:line-break/>immaturae succus similiter polentae miscentur. Ad haec<text:line-break/>lens palustris et viridis tribuli etpolygoui et lactucae et in-<text:line-break/>tybi succus et alia quaecunque refrigerare. est dictum cum<text:line-break/>tenui polenta. Praeterea sine polenta licet integris herbis<text:line-break/>tunsis uti. Jam vero quod epithema ex pinguibus fit pal-<text:line-break/>mulis, quas palatas, <text:span text:style-name="Default_20_Paragraph_20_Font"><text:span text:style-name="T5">id est</text:span></text:span> c<text:span text:style-name="Default_20_Paragraph_20_Font"><text:span text:style-name="T5">alcata</text:span></text:span>s, vocant, salutare medica-<text:line-break/>mentum esu Porro coquere oportet harum ca<text:span text:style-name="Default_20_Paragraph_20_Font"><text:span text:style-name="T5">r</text:span></text:span>nem, omni<text:line-break/>membranofo exempto ,. alias ex solo clero aceto, alias et<text:line-break/>aqua ipsi admixta , atque hac , ubi tenera satis reddita est,<text:line-break/>tunsa uti. Quod si dura crassitudine tibi appareat, prae-<text:line-break/>stiterit praescripti aliquid admiscuisse cerati. Quod fi rosacei<text:line-break/>quidpiam lictorum singusis aliquando miscere volueris, ni-<text:line-break/>hilo inutilius medicamentum habebis, esto autem quod ad-<text:line-break/>miscetur tum minimum tum et simplex et perfrigidum et<text:line-break/>quod factum ex oleo sit salis experte. Sane quoties simplex<text:line-break/>rosaceum aut quid aliud id genus dico , quod sine aromatis</text:p>
      <text:p text:style-name="P2">sine aromatis est consectum tu intelligere oportet. Est vero<text:line-break/>salutare ad talia medicamentum et rosarum succus frigidus<text:line-break/>una cum polenta. Salutares vero sunt et ipsae <text:span text:style-name="Default_20_Paragraph_20_Font"><text:span text:style-name="T5">rosae</text:span></text:span> tu<text:span text:style-name="Default_20_Paragraph_20_Font"><text:span text:style-name="T5">n</text:span></text:span>sae,<text:line-break/>praeterea stirpium moderate adstringentium germina trita;<text:line-break/>sic vero uti aliquando licet et herbis mediocriter adstringen-<text:line-break/>tibus veluti salano. Verum ejusmodi medicamentorum ma-<text:line-break/>terram in alio opere reddidimus universam, nunc abunde<text:line-break/>pro exemplis sunt jam dicta. Porro utendum his est non,<text:line-break/>ut vulgus facit, toti impositis thoraci aut tuti ventri, imo<text:line-break/>illi maxime quod primo est affectum. Neque enim necessum<text:line-break/>est ut aut cum eo quod refrigerari valenter defiderat etiam<text:line-break/>id refrigeres quod prorsus non desiderat, aut ante justum<text:line-break/>tempus refrigerare desistas timens ricinam aliquam partem<text:line-break/>laedi. Ego namque hominem scio qui impolito hypocho<text:span text:style-name="Default_20_Paragraph_20_Font"><text:span text:style-name="T5">n-<text:line-break/></text:span></text:span>driis refrigerante medicamento difficultate statim spirandi<text:line-break/>laborarit; alterum vero qui protinus tussierit, atque paulo<text:line-break/>post utrique finitum <text:span text:style-name="Default_20_Paragraph_20_Font"><text:span text:style-name="T5">s</text:span></text:span>ymptoma, ubi quod refrigeraverat est<text:line-break/>ablatum. Quod si adeo strenue refrigerare non studueris,</text:p>
      <text:p text:style-name="P2">habes quae id modice efficiant emplafticorrun medicamento-<text:line-break/>rum ac cerati speciem refere<text:span text:style-name="Default_20_Paragraph_20_Font"><text:span text:style-name="T5">n</text:span></text:span>tium magnam copiam, quo-<text:line-break/>runrnon materiae modo facultates, sed etiam compositionis<text:line-break/>methodum didicisti.</text:p>
      <text:h text:style-name="Heading_20_2" text:outline-level="2">Cap. X. </text:h>
      <text:p text:style-name="P30">Verum ego quum jam santiam mensuram<text:line-break/>praefertis instituti me excedere, ad ea quae tractationis<text:line-break/>feries proxima exhibet convertar. Proxime vero fe a jam<text:line-break/>.dictis exhibet consideratio de balneo tum ipsius rei causa<text:line-break/>tum vel magis propter Philippum , qui <text:span text:style-name="Default_20_Paragraph_20_Font"><text:span text:style-name="T5">hem</text:span></text:span>inis marcescenti-<text:line-break/>bus ipsum nonium putat. Ego igitur tum de cunctis balueo-<text:line-break/>rum facultatibus tum sis etiam quae hecticis et marasmo<text:line-break/>laborantibus vel, ut abfolute loquar, omnibus prostant, in<text:line-break/>hoc maxime libro quid sentiam explicabo. Memini namque<text:line-break/>me et supra in diariis febribus illa laudare, et lu septimo<text:line-break/>hujus operis libro in iis qui propter siccam ventriculi in-<text:line-break/>temperiem cruditate laborabant atque exte<text:span text:style-name="Default_20_Paragraph_20_Font"><text:span text:style-name="T5">n</text:span></text:span>uati e<text:span text:style-name="Default_20_Paragraph_20_Font"><text:span text:style-name="T5">r</text:span></text:span>ant. saepe<text:line-break/>. utenda subere. Caeterum de universis eorum facultatibus<text:line-break/>alio libro disserui , fed in hunc servavi , ubi et de iis agitur</text:p>
      <text:p text:style-name="P2">quibus efficacissimus eorum est usus et quibus Philippus ea<text:line-break/>interdicit. Atque prius quidem ubi de ulcerum cu<text:span text:style-name="Default_20_Paragraph_20_Font"><text:span text:style-name="T5">r</text:span></text:span>atione<text:line-break/>egimus indicata causa est cur proprii cujusque morbi scopi<text:line-break/>sint ignorati, dicetur autem nihilo secius et nunc, tum ad ea<text:line-break/>quae nunc paramus tum ad ea quae dicenda sunt utilis.<text:line-break/>Quum eum unus in corpore affectus sit, ejus curationem<text:line-break/>invenire, si non ratione, certe experientia haud difficile est;<text:line-break/>ubi vero complicati duo tresve sunt, praesertim quum ma-<text:line-break/>xime contraria inter se auxilia requirant, fieri nequit ut<text:line-break/>experientia quod agendum sit inveniatur, imo nec faclle<text:line-break/>ratione. Siquidem et substantiam cujusque affectus ad un-<text:line-break/>guem novisse oportet , et propriam curationis indicationem<text:line-break/>a quoque affectu cepisse , praeterea quem primum omnium<text:line-break/>aut magis quem rursum minus aut secundo tertioye loco<text:line-break/>curare conveniat. Haec igitur causa est cur vulgo medico-<text:line-break/>rum ignotum sit et quod subrium omnium qua febres sunt<text:line-break/>proprium remedium refrigeratio sit sive ea talis actu sit<text:line-break/>sive potestate, et quod alia multa ex accidenti refrigerantia</text:p>
      <text:p text:style-name="P2">febrium sint remedia. De quibus et dictum nonnihil in<text:line-break/>praecedentibus est et in loquentibus dicetur. Quaedam nam-<text:line-break/>que remedia complicatam quodammodo duplicemque facul-<text:line-break/>tatem habent, ita ut et prima ratione proficiant et ex acci-<text:line-break/>dente, quod genus et balueum esu Nam frigidae potio per<text:line-break/>fe quidem proficit, utpote actu refrigerans, fuscus autem<text:line-break/>uvae immaturae potestate refrigerans medicamentum esu<text:line-break/>Atque haec quidem ambo refrigerant primum , id est per fe<text:line-break/>ipsa, nec intercedente alio; at sanguinis detractio, veluti<text:line-break/>prius indicavimus in febribus continentibus vocatis, non<text:line-break/>. primum, feti en accidenti calidam aliquando intemperiem<text:line-break/>sanat. Ad eundem modum et clyster et purgatio et perfusio<text:line-break/>et cataplasma discutiens aut concoquens. Utramque vero<text:line-break/>facultatem in fe comprehensam habet propositum nunc in<text:line-break/><text:span text:style-name="Default_20_Paragraph_20_Font"><text:span text:style-name="T5">s</text:span></text:span>ermone balneum, utpote ex partibus varia facultate praeditis<text:line-break/>compositum. Quippe ingredientes in aere ver<text:span text:style-name="Default_20_Paragraph_20_Font"><text:span text:style-name="T5">t</text:span></text:span>antur calido,<text:line-break/>postea in aquam calidam descendunt, . mox ab hac egressi<text:line-break/>in frigidam, postremo sudorem detergunt. Potest autem</text:p>
      <text:p text:style-name="P3">prima ejus pars tum totum corpus <text:span text:style-name="Default_20_Paragraph_20_Font"><text:span text:style-name="T5">aequalit</text:span></text:span>e<text:span text:style-name="Default_20_Paragraph_20_Font"><text:span text:style-name="T5">r</text:span></text:span> calefacere<text:line-break/>tum materias liquare, praeterea quae inaequabilis sunt<text:line-break/>aequare, et cutim rarefacere et multa quae sub hac ante<text:line-break/>detinebantur vacuare. Secunda ejus pars, ubi quis in sicco<text:line-break/>corporis affectu ea utitur, potest madorem utilem <text:span text:style-name="Default_20_Paragraph_20_Font"><text:span text:style-name="T5">s</text:span></text:span>olidis<text:line-break/>partibus immittere. Tertia balnei pars potest, ubi quis fii-<text:line-break/>gida utitur, et totum corpus refrigerare et cutem densare<text:line-break/>et vires firmare. Quarta vero corpus per sudores citra<text:line-break/>refrigerationis noxam vacuare. Ergo quum haec omnia<text:line-break/>circa hominis co<text:span text:style-name="Default_20_Paragraph_20_Font"><text:span text:style-name="T5">r</text:span></text:span>pus efficere valeat dulcis aquae tempera-<text:line-break/>trun balueum , et praeter haec etiam , si quis intempestive<text:line-break/>lavetur, tum horrores tum cutis densitatem, tentandum nobis<text:line-break/>est omnia deinceps distinguere, ac primum de illis <text:span text:style-name="Default_20_Paragraph_20_Font"><text:span text:style-name="T5">s</text:span></text:span>ermonem<text:line-break/>face<text:span text:style-name="Default_20_Paragraph_20_Font"><text:span text:style-name="T5">r</text:span></text:span>e qui quum in balneo se lavant horrore tentantur.<text:line-break/>His enim una, ut sic dicam, continens excitati symptomatis<text:line-break/>causa est, aliae quae hanc praecedunt multae. Sane hor-<text:line-break/>roris causam esse dico mordentium excrementorum confer-</text:p>
      <text:p text:style-name="P3">tim actorum citatiorem motum. Proi<text:span text:style-name="Default_20_Paragraph_20_Font"><text:span text:style-name="T5">n</text:span></text:span>de quibus horum est<text:line-break/>abundantia, caro vero ac cutis densae, sive balneum sint<text:line-break/>ingressi, sive steterint in sole, sive quoquo modo veI gestati<text:line-break/>vel perfricti vel exercitati vehementius sint dimoti, utique<text:line-break/>iis horror incidit Contra quibus haec pauca sunt, et cor- .<text:line-break/>poris habitus ut laxetur rarestatque a baluei calore prom-<text:line-break/>plus, ii non modo non horrent, fed etiam meliores reddun-<text:line-break/>tur , excreme<text:span text:style-name="Default_20_Paragraph_20_Font"><text:span text:style-name="T5">n</text:span></text:span>tis <text:span text:style-name="Default_20_Paragraph_20_Font"><text:span text:style-name="T5">per id</text:span></text:span> vacuatis. Quo rationabilius nec in<text:line-break/>febrilis significationis principio nec in incremento quisquam<text:line-break/>aegrotantem lavit, quippe densata est hoc tempore coarcta-<text:line-break/>taque et cutis ipsa et quae sub hac habetur carnea substantia.<text:line-break/>At in febris declinatione vel rumpente vel procedente vel<text:line-break/>amplius progressa. et nos saepe et alii medici nonnulli mul-<text:line-break/>tus^ saepenumero aegrotos lavantes non parum sus contuli-<text:line-break/>mus. Porro quando declinatione incipiente aut jam pro-<text:line-break/>gressa aut etiam in summo incremento , interdum enim id<text:line-break/>quoque accidit, tametsi rere, aeger in balueum fit ducendus<text:line-break/>in sequentibus definiemus. Nunc quum de generali sacul-</text:p>
      <text:p text:style-name="P3">sate singularum balnei partium disserere institui, unum<text:line-break/>om<text:span text:style-name="Default_20_Paragraph_20_Font"><text:span text:style-name="T5">n</text:span></text:span>ium primum exponam., dicoque multos eorum qui cru-<text:line-break/>d ita te labora<text:span text:style-name="Default_20_Paragraph_20_Font"><text:span text:style-name="T5">n</text:span></text:span>t, plures vero eorum, in quibus mordentium<text:line-break/>excrementorum abundantia subest, omnes praeterea qui vel<text:line-break/>febrili .significatione vel lu afcenfu, etiam omnes qui in<text:line-break/>summo funt. incremento , praeter admodum paucos, sive hi<text:line-break/>sint in balneum ingressi, sive .steterint in calido sule, sive<text:line-break/>exercitationes, frictiones, geftationesve tentaverint merito<text:line-break/>horrefcere, singula namque dictorum confertim et impetu<text:line-break/>agi excrementa subigunt. Quum igitur tam adhuc densa<text:line-break/>lavantis cutis sit ut ad primum ambientis aeris occursum<text:line-break/>nequeat naturalem suum habitum recipere, fed majore<text:line-break/>ad id temporis sipario indigeat, excrementa vero foras ver- -<text:line-break/>sus -ruant universa, et retineri illic ea est necesse. et qua .<text:line-break/>sub cute funt acervata et qua per carnes feruntur mordere.<text:line-break/>Porro in libris de causis symptomatum indicavimus mor.<text:line-break/>dentis excrementa, ubi per sensibilia corpora feruntur, tum<text:line-break/>rigores tum horrores excitare. Ergo quam ob rem horreant</text:p>
      <text:p text:style-name="P3">in balneis omnes ante dicti jam causas invenimus. Pari<text:line-break/>modo et car non horreant quibus aut nullum est lu corpore<text:line-break/>excrementum mordens aut tantillum uti facile vacuetur.<text:line-break/>Ergo de his deinceps loquamur propter quos etiam de iis<text:line-break/>qui horrent meminimus. . Si quis enim balneum ingressus<text:line-break/>non inhorruit, feti laxata est issi rarefactaque cutis, huic<text:line-break/>plane necessario praedicta succedent, excrementorum vacua-<text:line-break/>tio , aequalis per totum corpus calor , exiguorum meatuum<text:line-break/>rarefactio, tonsorum laxatio, den<text:span text:style-name="Default_20_Paragraph_20_Font"><text:span text:style-name="T5">t</text:span></text:span>atorum fusio. Ac vacuatio<text:line-break/>quidem excrementorum omni febri est utilissima, pari modo<text:line-break/>et rarefactio et laxatio , fusio tame<text:span text:style-name="Default_20_Paragraph_20_Font"><text:span text:style-name="T5">n</text:span></text:span> et calor non item. Sed<text:line-break/>calor omni febri est inimicus , nam refrigerari, non calefieri<text:line-break/>febrium affectus postulat. At fundi aequaliter, id solidis<text:line-break/>quidem animalis partibus non alienum , humoribus certe<text:line-break/>non perpetuo est utile, sed quoties in animali vel phleg-<text:line-break/>mone quaepiam vel affectus phlegmonae similis constitit, vel<text:line-break/>utravis abundantia, sive ea quae ad vires confertur, sive ea</text:p>
      <text:p text:style-name="P3">quae ad vasorum capacitatem, omnium profecto inimicissi-<text:line-break/>mum. Ac phlegmonae quidem, quum calefacti et liquati<text:line-break/>humores ad ipsas confluunt, augentur. Tunicae vero vafo-<text:line-break/>rum impares abundantiae quae jam ex liquatione - spi-<text:line-break/>ritu est impleta distenduntur , ac vires j hoc ipfo male<text:line-break/>afficiuntur. Ergo calidis his siccisque corporis affectibus de<text:line-break/>quibus agebamus emissio mordentium est salubris , fusio<text:line-break/>enim eorum est citra periculum, calefactio tamen noxa<text:line-break/>non cereti Atque haec quidem ex prima balnei parte iis<text:line-break/>qui ita laborant provenire, modo tempestive balueo utantur,<text:line-break/>memoria teneamus. Tra<text:span text:style-name="Default_20_Paragraph_20_Font"><text:span text:style-name="T5">n</text:span></text:span>seamus modo ad secundam ejus<text:line-break/>partem, quae erat id quod maxime proprie lavacrum vo-<text:line-break/>cant. Ergo in hac sicut ex humectatione juvautur, sic ex<text:line-break/>calore nilul illis commodi accedit. Accedamus et ad tertiam,<text:line-break/>in qua et refrigerantur innoxie quae fuerant calefacta et<text:line-break/>vires firmantur. Si qua vero et rarefacta et justo plus sunt<text:line-break/>laxata, haec in eam quae fecundum naturam est fymme-<text:line-break/>triam redeunt, id quod quarta haluei pars indicat. Quibus</text:p>
      <text:p text:style-name="P2">enim omnia rite su<text:span text:style-name="Default_20_Paragraph_20_Font"><text:span text:style-name="T5">n</text:span></text:span>t adhibita , ii post frigidae usum adhuc<text:line-break/>sudant et omnia ipsis excrementa vacuantur. Itaque ex<text:line-break/>omnibus quae de balueis retulimus una iumma colligitur,<text:line-break/>quod. vacuatur quidem quicquid in corpore vel fuliginosum<text:line-break/>vel fumidum suit, consistunt autum in naturali symmetria<text:line-break/>tum caro ipsis tum cutis ; solidarum partium ariditas corri-<text:line-break/>gitur, et calor non modo is qui ex lavacro accessit, verum<text:line-break/>etiam qui prius fuit, ex frigidae usu submovetur. Maximo<text:line-break/>hujus rei documento est status qui ex hujusmodi balneo<text:line-break/>redditur, postquam sole fervente .ster fecerimus. Quippe<text:line-break/>accedimus ad id, ne loqui quidem prae linguae et faucium<text:line-break/>ariditate valentes , totumque corpus stipulae ritu aridum- ha-<text:line-break/>benles. At egressi e frigida illico omnia fecundum naturam<text:line-break/>- recipimus nec febrili calore vexati nec siccitate jactati, .prom-<text:line-break/>pleque loquentes ac plurima sitis parte levati. An igitur<text:line-break/>evidentius adhuc balnei vires lu sicco et calido corporis<text:line-break/>affectu cognoscere desideras ? Ego sane non arbitror. Licet</text:p>
      <text:p text:style-name="P3">autem cui placet experiatur quod i<text:span text:style-name="Default_20_Paragraph_20_Font"><text:span text:style-name="T5">n</text:span></text:span>commodum sequatur,<text:line-break/>ubi tali peracto itinere non laverit. Aut enim statim febri-<text:line-break/>citabit aut multo plenus taedio gravato capite perseverabit,<text:line-break/>potissimum si frigida calorem nondum extinxerit. Multi<text:line-break/>tamen juvenes ejusmodi consectis itineribus, ubi issico se in<text:line-break/>aquam frigidum projecerint, juvantur, ac potissimum qui va-<text:line-break/>leutibus sunt vicibus et frigido solio assueti. Ita vero et<text:line-break/>ruri faciunt, ubi quod balneae non surt, in stagna vel flu-<text:line-break/>mina se ipsos conjiciunt nullo medici suasu, fed ipsa guber-<text:line-break/>naute corpus natura, ad id quod conducat impulsi, quae<text:line-break/>eadem etiam ratione carentibus animalibus instinctum inserit<text:line-break/>ad eorum quae offendunt contraria: siquidem ea quoque,<text:line-break/>ubi aestu vexantur, frigida se lavant, sicuti etiam, ubi frigore<text:line-break/>urgentur, calida cubilia sibi inveniunt. Eodem contrarie-<text:line-break/>talis studio etiam quum esuriunt comedunt, et quum sitiunt<text:line-break/>bibunt, reliquaque omnia naturae impulsu obeunt. Ac si<text:line-break/>certam febricitantium naturae notitiam haberemus, non, ar-<text:line-break/>bitror, dubitaremus eorum aliquos assidue lu aquis frigidis</text:p>
      <text:p text:style-name="P3">citra balneum lavare. Nam quod sint quidam qui eam<text:line-break/>desiderent, vel ex iis quos juvit constare potest, ut quibus<text:line-break/>frigida lavatio haudquaquam contulisset, nisi eo. tempore<text:line-break/>recte ad eam dispositi fuissent. Verum quoniam exacta<text:line-break/>nobis dispositionum notitia non est, ac maxima ex errore<text:line-break/>impendet noxa, utique ejusmodi praesidia recusamus potif-<text:line-break/>simmn in febribus hecticis, quando per has et pauci fangui-<text:line-break/>nis et nudum carne et expers adipis redditum corpus est.<text:line-break/>Nullum e<text:span text:style-name="Default_20_Paragraph_20_Font"><text:span text:style-name="T5">n</text:span></text:span>im lu <text:span text:style-name="Default_20_Paragraph_20_Font"><text:span text:style-name="T5">s</text:span></text:span>olidarum partium munimen habent, quod<text:line-break/>frigidae occur<text:span text:style-name="Default_20_Paragraph_20_Font"><text:span text:style-name="T5">s</text:span></text:span>um fine noxa excipiat, fed proti<text:span text:style-name="Default_20_Paragraph_20_Font"><text:span text:style-name="T5">n</text:span></text:span>us simila-<text:line-break/>ribus ipsis partibus vocatis occurrit, a quibus omnes ani-<text:line-break/>m antium actiones obeuntur. Iuvenis vero qui sit corpu-<text:line-break/>lentus aestatis tempore atque in febrilis^ morbi rigore sine<text:line-break/>visceris phlegmone, si in frigidam fe coniecerit, sudorem<text:line-break/>movebit; quod si frigidae lavationi sit assuetus, fecurus<text:line-break/>remedio utetur. Verum de ejusmodi corporibus rursus agetur.<text:line-break/>Qui autem ex calido et sicco temperamento liectica febriei-<text:line-break/>tant, ac potissimum qui jam ma<text:span text:style-name="Default_20_Paragraph_20_Font"><text:span text:style-name="T5">r</text:span></text:span>asmodes fiunt;iis, ubi tale</text:p>
      <text:p text:style-name="P2">praefiniunt petunt, tutum non est lu totam coniici, aeque<text:line-break/>ut nec gracilibus et imbecillis, qui aestate calida et sicca<text:line-break/>longa via peracta refrigeratione indigent; nam neque his<text:line-break/>tutus est frigidi <text:span text:style-name="Default_20_Paragraph_20_Font"><text:span text:style-name="T5">solii</text:span></text:span> usus, nisi prius fuerint in balneo aequa-<text:line-break/>liter calefacti. Nam simile quiddam nobis accidere videtur,<text:line-break/>quum in frigidum folium post balneum ingredimur, ei quod<text:line-break/>ferro accidit cum tingitur, etenim tum refrigeramur tum<text:line-break/>roboramur, quemadmodum et illud ubi candens jam redditum<text:line-break/>frigida mergitur. Atque hujus rei causa ad imbecilla cor-<text:line-break/>pora inventae funt balneae, quae ea praecalefaciant atque<text:line-break/>ad frigidum folium praeparent. Non dissimile quiddam<text:line-break/>faciu<text:span text:style-name="Default_20_Paragraph_20_Font"><text:span text:style-name="T5">n</text:span></text:span>t et qui sine balneo frigida utuntur, quum sie ab ex-<text:line-break/>ercitatione in eam saltu demittunt. Siquidem cujusmodi<text:line-break/>nobis est balneum , ejusmodi illis est exercitatio , ut quae<text:line-break/>non tantum calefaciat, fed etiam insiti caloris motum a<text:line-break/>profundo corpore extr<text:span text:style-name="Default_20_Paragraph_20_Font"><text:span text:style-name="T5">a</text:span></text:span>rium concitet sic ut et frigidae im-<text:line-break/>petui occurrat, et quo minus violenter in profundum ruens</text:p>
      <text:p text:style-name="P2">viscerum aliquod feriat , adversetur atque prohibeat; Nam<text:line-break/>neque ipsam frigidae substantiam neque ejus qualitatem<text:line-break/>omnino integram usque ad viscera pertingere est salubre;</text:p>
      <text:p text:style-name="P4">- imo et satius et tutius est stolam ejus qualitatem distributionis<text:line-break/>potestate citra substantiam ad profundum permeare. Jam<text:line-break/>qui hectica febricitantes ad balneum accedunt, nisi lu fii-<text:line-break/>gidam si<text:span text:style-name="Default_20_Paragraph_20_Font"><text:span text:style-name="T5">n</text:span></text:span>t demissi, nihil juvantitr. Qui enim aliter fabrici-<text:line-break/>tant, eorum solidae partes nondum difficile separabilem ca-<text:line-break/>lorem obtinent. Isaque etiam ex sudoribus una cum inscn-<text:line-break/>sibili transpiratu abunde his remedii est, etfane chartarum<text:line-break/>febrium ipsam propemodum substantiam vacuari per haec<text:line-break/>contingit. lu iis vero qui ex siccitate et caliditate febribus .<text:line-break/>hecticis corripiuntur, <text:span text:style-name="Default_20_Paragraph_20_Font"><text:span text:style-name="T5">s</text:span></text:span>olidarum partium affectus candenti</text:p>
      <text:p text:style-name="P4">- ferro est similis. Quo utique minus eos lu balneis calefe-<text:line-break/>cisse duntaxat humectasseque contenti esse debemus, quum<text:line-break/>sic alimentum incremcntumque febri praebuerimus; imo<text:line-break/>melius erit. ut mersis in frigidam extinguamus calorem. At<text:line-break/>in hoc periculum est ne corpus lu diversa transferas ac</text:p>
      <text:p text:style-name="P2">frigidum reddas- Quis hoc negat? Non tamen propterea<text:line-break/>vitio dandum est quod prospere ex praesidio succedit, nec<text:line-break/>proptera quod mensura ejus deprehendi est difficilis, pror-<text:line-break/>sus est deserendum. Siquidem si aliter liceret tum caeteras<text:line-break/><text:span text:style-name="Default_20_Paragraph_20_Font"><text:span text:style-name="T5">L</text:span></text:span>ecticas febres, tum marasmodes sanare, consultius esset<text:line-break/>tutiore via insistere. Nunc quoniam totum curationis mo-<text:line-break/>mentum in refrigerando humectandoque consistit, omnibus<text:line-break/>vero refrigerantibus auxiliis propter corporis horum grati-<text:line-break/>litatum noxa imminet, necessarium arbitror Thucydidis este<text:line-break/>consilium <text:span text:style-name="Default_20_Paragraph_20_Font"><text:span text:style-name="T5">agente</text:span></text:span>s <text:span text:style-name="Default_20_Paragraph_20_Font"><text:span text:style-name="T5">aliquid ac periclitari. </text:span></text:span>Quibus enim<text:line-break/>alia salutis via non est et quae unica videtur, ea dubia est,<text:line-break/>necessum, arbitror, his est adversus periculis ire. Sed<text:line-break/>nec error ipse mortiferus est nec irremediabilis. Siquidem<text:line-break/>quos in extinguenda febre aqua frigida in contrarium asse-<text:line-break/>ctum transtulit, hos licet in toto quod sequitur tempo<text:span text:style-name="Default_20_Paragraph_20_Font"><text:span text:style-name="T5">r</text:span></text:span>e<text:line-break/>calefaciendo sanare. Jam nec periculum par est frigidi asse-<text:line-break/>otus aut etiam ipsius remediorum. Indicavimus namque</text:p>
      <text:p text:style-name="P2">tum prius in hujus operis septimo, tum in libro de rnarasmo,<text:line-break/>tum a<text:span text:style-name="Default_20_Paragraph_20_Font"><text:span text:style-name="T5">n</text:span></text:span>te hos in libris de tuenda sanitate, fieri non posse ut<text:line-break/>solidarum partium siccitas consummate sanetur. Quodsi fieri id<text:line-break/>posset, utique fieri posset ut non senesceret qui ea rictus ra-<text:line-break/>tione uteretur. Si igitur insanabilis solidarum partium siccitas<text:line-break/>est, tum expeditissima in eam per hecticas febres via patet,<text:line-break/>melius est hominem in frigidam intemperiem transscrre, ac<text:line-break/>cui curationem deinde adhibeamus habere. Qui namque<text:line-break/>fecerit, is postea noxam oppugnaverit, qui vero mortiferam .<text:line-break/>insistere riam sinet, is desperatam aegrotanti salutem fecerit.<text:line-break/>Quanto itaque satius est aliquid no<text:span text:style-name="Default_20_Paragraph_20_Font"><text:span text:style-name="T5">n</text:span></text:span>nulla fiducia vel cum pe-<text:line-break/>viculo facere quam spe adempta certo perire, tanto profecto<text:line-break/>satius est potentibus praesidiis pugnare quam nihil agere.<text:line-break/>Ergo illico eos qui hectica febricitant omni ratione refrige-<text:line-break/>remus ante quam progressi in mara<text:span text:style-name="Default_20_Paragraph_20_Font"><text:span text:style-name="T5">t</text:span></text:span>icum pervenerint. Quem<text:line-break/>autem marasmus plane jam occupavit, hunc sanare ne ten-</text:p>
      <text:p text:style-name="Normal">. taveris. Nam effi calorem ejus extinxeris, attamen siccitas</text:p>
      <text:p text:style-name="P3">relicta senectutis ritu hominem conficiet, tantisper nimirum<text:line-break/>victurum, quoad solidae ejus partes reniti adversus summam<text:line-break/>siccitatem valebunt. Atqui maluerit fortasse propinquorum<text:line-break/>aeg<text:span text:style-name="Default_20_Paragraph_20_Font"><text:span text:style-name="T5">r</text:span></text:span>otantis aliquis atque etiamnum aegrotans ipse aliquo<text:line-break/>spatio in fienis habitu vivere quam illico mori. Itaque en--<text:line-break/>rare bos quoque cum p<text:span text:style-name="Default_20_Paragraph_20_Font"><text:span text:style-name="T5">r</text:span></text:span>aedictione expedit, ac in alte-<text:line-break/>rum transferre marasmum, quem jam nominare senium ex<text:line-break/>morbo insuevimus, licebit enim sus non tamen plures dies,<text:line-break/>verum etiam menses vivere. Ego namque quum juvenem<text:line-break/>que<text:span text:style-name="Default_20_Paragraph_20_Font"><text:span text:style-name="T5">n</text:span></text:span>dam ita laborantem sanassent, reficiens deinde ac<text:line-break/>senilem ejus imbecillitatem pio senum ratione tractans non<text:line-break/>suium in menses, sied etiam annos vivum servari. Ree est .<text:line-break/>quod hic ejusmodi marasmi curationem audire desideres,<text:line-break/>nam tum in hujus operis septimo, dum siccas et frigidas in-<text:line-break/>temperles sanavimus., traditam potestate, tum operis de sani-<text:line-break/>tale tuenda ea in parte quae senibus alendis est delegata.<text:span text:style-name="Default_20_Paragraph_20_Font"><text:span text:style-name="T5"><text:line-break/></text:span></text:span>Praesens autem liber non marasmornm, sied hecticarum .<text:line-break/>febrium curationem docendam promisit. Ex quo genere</text:p>
      <text:p text:style-name="P3">fiunt et quae marasmodes dicuntur, de quibus tum alia non<text:line-break/>pauca diximus quae non modo rationis, sed etiam usus ju-<text:line-break/>.dicio probavimus, tum illud, non oportere balneum, ut<text:line-break/>Philippus facit, formidare, qui cautius fortassis eo utitur<text:line-break/>ad eum modum quo in caeteris solemus febribus, quas vel<text:line-break/>phlegmonae vel. putrescentes humores accenderunt. In his<text:line-break/>enim nihil laedes, etiam si lu frigidam aegrum non me<text:span text:style-name="Default_20_Paragraph_20_Font"><text:span text:style-name="T5">t</text:span></text:span>ieris,<text:line-break/>sied eum, ut mos est, pertundas primum tepida, postea<text:line-break/>quae veluti ex sole tantum aestivo tepet, mox etiam paulo<text:line-break/>quam illa frigidiore. In hecticis vero febribus id quod<text:line-break/>remedium affert calidae folium non est, fed frigidae, ad<text:line-break/>quam balneae aegrotantis praeparant corpus aeque ut resi-<text:line-break/>quorum omnium qui per sanitatem lavantu<text:span text:style-name="Default_20_Paragraph_20_Font"><text:span text:style-name="T5">r. </text:span></text:span>Porro non<text:line-break/>propter id modo videtur mihi Philippus ignorare quam<text:line-break/>salubris res balneum sit in iis qui marasmode hectica labo-<text:line-break/>rant, quod tam extenuatos lu frigidae folio mergere nemo<text:line-break/>audeat , aut saltum ultimam aquam ipsis frigidam infundere,<text:line-break/>fed etiam quod saepe altera conjuncta febris est, quae vel<text:line-break/>ex humoribus putrescentibus vel visceris phlegmoue sit ex-</text:p>
      <text:p text:style-name="P3">citata, tum. vero quod tali Lectica laborantium mortiferum<text:line-break/>sit vitium , ac propterea quidam non recte omnia quae his<text:line-break/>exhibentur culpant, quum non sit istis imputanda culpa,<text:line-break/>sed affectui. Ergo recensitis denuo quae diximus, huic dis-<text:line-break/>putationi finem imponemus. Quicunque hectica febre labo-<text:line-break/>rant , atque ex his praecipue qui jam rnarastnode he-<text:line-break/>ctica febricitant, modo sus alia nulla febris vel ex sula<text:line-break/>putredine humorum vel cum plegmone sit adju<text:span text:style-name="Default_20_Paragraph_20_Font"><text:span text:style-name="T5">n</text:span></text:span>cta, eos<text:line-break/>omnes audacter lavabis, sed prorsus citra omnem labo-<text:line-break/>rem, ne vires resolvas, quod ipsum quum noceat vehemen-<text:line-break/>ter, occasio fit balnei culpandi. Quod citra laborem diri,<text:line-break/>ite intelligo. Volo aeger in balneum super lectulo depor-<text:line-break/>tetur, paratamque ad manum habeat calentem sindonem,<text:line-break/>super quam in prima trium domo<text:span text:style-name="Default_20_Paragraph_20_Font"><text:span text:style-name="T5">r</text:span></text:span>um balnei nudatus trans-<text:line-break/>portetur. . .Sint autem quatuor qui hanc te<text:span text:style-name="Default_20_Paragraph_20_Font"><text:span text:style-name="T5">n</text:span></text:span>eant, a quoque<text:line-break/>fine unus. Ac fi quidem prima domus satis calida sit, aeger<text:line-break/>in ea nudatus in secundam portetur; sin tibi frigidior vides-</text:p>
      <text:p text:style-name="P2">tur, non nudus, fed coopertus vel alia sindone minime<text:line-break/>frigida vel tali aliquo involucro. Constat autem et findo-<text:line-break/>nem eam qua portabitur esse valentiorem operiere, aut<text:line-break/>si imbecilla per fe sit, duplicari eam erit satius. Esto au-<text:line-break/>tem media domus non tantum situ media, sied etiam tem-<text:line-break/>peris tanto prima calidior quanto est tertia frigidior. I<text:span text:style-name="Default_20_Paragraph_20_Font"><text:span text:style-name="T5">n</text:span></text:span> hac<text:line-break/>domo oleum tepidum esto, quo aege<text:span text:style-name="Default_20_Paragraph_20_Font"><text:span text:style-name="T5">r</text:span></text:span> fuper sindone illatus<text:line-break/>. protinus perfundatur. Hoc facto tertiam ingredlantur do-<text:line-break/>tuum, ducantque hominem ubi folium est sic ut per tres baluei<text:line-break/>- domos duntaxat transierint. Per quas nec celeri gradu<text:line-break/>transibunt ii qui aegrum portant, fed tantisper in prioribus<text:line-break/>domibus morabuntur, dum in altera transferatur tantum a<text:line-break/>lectulo , in media vero dum perfundatur oleo. Esto autem<text:line-break/>et aer cujusque domus nec summo calore , nec etiam frigens,<text:line-break/>fici admodum temperatus et humidus; id fiet si aqua temperata<text:line-break/>ex labro sit liberaliter projecta, sic ut perfluat per omnes<text:line-break/>domos. lu ipfa vero folii aqua mediocriter moretur , idque</text:p>
      <text:p text:style-name="P3">in sindone sustentas nulla inlusione aquae, cuiusmodi in<text:line-break/>aliis uti folemus. adhibita. Imo nec capiti ejus infundi quic-<text:line-break/>quam velim, quum sit satis id quoque his terve una cum<text:line-break/>toto corpore in aqua mergi, demissa mediocriter deorsum<text:line-break/>sindone, ac <text:span text:style-name="Default_20_Paragraph_20_Font"><text:span text:style-name="T5">r</text:span></text:span>ursum per quatuor Iuvenes qui eum portant<text:line-break/>levata. Mox lune eductus in siigidam semel totus mergatur,<text:line-break/>ne vel brevissimo quidem spatio illic moratus, Porro qui<text:line-break/>eum portant tum reliqua omnia curiose esse edoctos conve-<text:line-break/>niet, tum celeritatem merge<text:span text:style-name="Default_20_Paragraph_20_Font"><text:span text:style-name="T5">n</text:span></text:span>di non documenti modo , ve-<text:line-break/>rum etiam praecepti loco praeter caetera habere. Protinus<text:line-break/>vero alter paratam habens sindonem ipsi iniiciat , ac deinde<text:line-break/>aliam, tum in lectulo collocatus p<text:span text:style-name="Default_20_Paragraph_20_Font"><text:span text:style-name="T5">r</text:span></text:span>imum spongiis deterga- .</text:p>
      <text:p text:style-name="Normal">. fur, delude mollibus linteis. Nec committent qui eum<text:line-break/>, detergebunt ut violentius eum contrectent, sed quoad fieri<text:line-break/>potest blandissime. Post haec unctum ac vestibus amictum<text:line-break/>rursus super lectulo in domum ubi cibatur reducent ac nui.<text:line-break/>trienti Sane dictum supra est in horum commentariorum</text:p>
      <text:p text:style-name="P3">septimo, ubi siccam ventriculi intemperiem sanavimus, do-<text:line-break/>mus balueo debere coniungi, Ac de balneis quidem satis,<text:line-break/>quod ad rem propositam spectet, hactenus.</text:p>
      <text:h text:style-name="Heading_20_2" text:outline-level="2">Cap. XI. </text:h>
      <text:p text:style-name="P30">At continua sunt dictis de alimentorum<text:line-break/>facultatibus praecepta. sane frigida ac humida esse patet<text:line-break/>quae hecticis febribus sint profutura. Ejusmodi vero sunt<text:line-break/>tum ptisanae cremor, quum frigidus sumitur, tum alica simi-<text:line-break/>liter ptisanae cremori condita, isi vero est ex aqua et exiguo<text:line-break/>porri et anetho , tum sale, oleo et aceto. Commodus prae-<text:line-break/>terea laborantibus est et exiguus in aqua frigida panis. Cae-<text:line-break/>terunt nullius horum pura frigiditas sit sicuti potionis. Haec<text:line-break/>enim mature tum incalescit tum per corpus distribuitur,<text:line-break/>. illa quum plusculum <text:span text:style-name="Default_20_Paragraph_20_Font"><text:span text:style-name="T5">temporis</text:span></text:span> in ventriculo morantur, ip-<text:line-break/>sum fortassis refrigerant, si fuerint immodice frigida. Ubi<text:line-break/>. vero febris jam moram traxerit, dandum quoque asininum<text:line-break/>lac est, sed diligenter observato ne in ventriculo cogatur.<text:line-break/>Id vero interdum ipse nos .aeger docebit , utpote suae ipsius<text:line-break/>naturae peritus, interdum id nobis inveniendum est , pau-</text:p>
      <text:p text:style-name="P3">fatim ad ejus usum accedentibus. Prompte equidem fym-<text:line-break/>pluma prohibebitur, si mel illi admisceas aut falis quo vesci-<text:line-break/>mur exiguum-. Verum abstinendum, quoad fieri potest,.in<text:line-break/>hecticis febribus a melle est, atque idcirco etiam a mulsa,<text:line-break/>protinus enim vertitur in bilem et sicciores acriorisque<text:line-break/>caloris febres reddit. Dandum ilaque principio est asinini<text:line-break/>lactis non plus cyatho , veluti a me datum vidisti , sed in-<text:line-break/>ducta lu ipfum cubiculum asina, quo nullum tempus interno-<text:line-break/>natur, sed aeger id protinus bibat, contemplantibus diligen-<text:line-break/>ter nobis ac conserentibus arteriae motum qui a sumpto<text:line-break/>lacte agitur cum eo qui ante id sumptum suit. Si enim<text:line-break/>corruptum sit, ejusmodi invenies pullus per vos et inaequales,<text:line-break/>quales in stomachi oppressione accidere nosti , sin autem cor-<text:line-break/>ruptum sit, pulsus et majores et valentiores redditos inve-<text:line-break/>uses. Itaque etiam licebit tibi postea exhibenti mensurant<text:line-break/>lactis dimidio cyatho adaugere, ac deinde rursus estum di-<text:line-break/>minium adjicere, sicque sensim usque ad mediocrem mem-</text:p>
      <text:p text:style-name="P3">fura<text:span text:style-name="Default_20_Paragraph_20_Font"><text:span text:style-name="T5">n</text:span></text:span>s addere. Me<text:span text:style-name="Default_20_Paragraph_20_Font"><text:span text:style-name="T5">n</text:span></text:span>surae vero non lactis tantum, ied etiam .<text:line-break/>reliquorum omnium scopos didicisti in septimo hujus operis,<text:line-break/>ubi ventriculi . sanavimus intemperies. Primam enim quum<text:line-break/>in eo libro sicqam ejus intemperiem hactenus i<text:span text:style-name="Default_20_Paragraph_20_Font"><text:span text:style-name="T5">n</text:span></text:span>veteratum<text:line-break/>proposuerimus, ut totum jam corpus gracile reddiderit,<text:line-break/>indicavimus quo pacto quis simul ambo probe fit sanaturus,<text:line-break/>tum ventriculi intemperiem tum corporis gracilitatem.<text:line-break/>Ideoque fortasse sit satius, quo minus multa scribamus, ad<text:line-break/>illum te librum pro reliquis omnibus cibis remittam ; quum<text:line-break/>enim sutiles affectus fint, sunilia nimirum remedia postulanti<text:line-break/>Verum quanto hectica<text:span text:style-name="Default_20_Paragraph_20_Font"><text:span text:style-name="T5">r</text:span></text:span>um febrium affectus est calidior, tanto<text:line-break/>et frigidiora requirit auxilia, et majorem fimus folicitudi-<text:line-break/>nem, ne valentibus auxiliis utentes quicquam laedamus. At<text:line-break/>qui jam m aras m o u<text:span text:style-name="Default_20_Paragraph_20_Font"><text:span text:style-name="T5">r</text:span></text:span>gentur, eos, sicut dictum est, lavabis,<text:line-break/>quos vero hectica febris premit , nondum tamen marasmo<text:line-break/>tentantur, eos licet etiam fine sindone suspecta lavare , ut--<text:line-break/>pole viribus adhuc valentes. Inferri tamen et hos in do-</text:p>
      <text:p text:style-name="P2">mum vel super lectulo vel saltem aliquo vehiculo <text:span text:style-name="Default_20_Paragraph_20_Font"><text:span text:style-name="T5">conveniet;<text:line-break/></text:span></text:span>mox ipsos ex se ipsis ingredientes ad calidam duci quo in</text:p>
      <text:p text:style-name="Normal">. ea morentur. At qui ex his sunt imbecilliores , eos non<text:line-break/>tutum est permitte<text:span text:style-name="Default_20_Paragraph_20_Font"><text:span text:style-name="T5">r</text:span></text:span>e in frigida lavacra descendere, sed<text:line-break/>foris potius ipsos perfundere primum tepida, secundo frigida.<text:line-break/>Esto autem nunc praeparata in labro aqua frigida, quanta ex<text:line-break/>. eo semel hausta perfundere simul totum jam lavatum possit, ea<text:line-break/>frigiditate ut nullam evidentem qualitatem nec prorsus fisi-<text:line-break/>gidarumnectepidarum aquarum praeferat, sed qualem ea quae<text:line-break/>fontana vocatur, quae et frigoris quod ferit et teporis quire-<text:line-break/>fnirit est in messio. Ac fi quidem omnia curiose administra-<text:line-break/>buutur, tum quae ad balueum tum quae ad nutrimenta fpe-<text:line-break/>ctant, utique sanandi jam ejus ..quem marasmus consumit<text:line-break/>spes est, sin error vel in uno committatur, is reliqua sub- .<text:line-break/>vertit omnia; nam quum exitialis horum allectus sit, ne<text:line-break/>levissimum quidem . errorem tolerat. Ac si quis talium est<text:line-break/>servatus, huic carnosum genus marasmus occupaverat;</text:p>
      <text:p text:style-name="P3">ipsis .vero solidis siccatis fieri nequit ut homo prorsus per-<text:line-break/>sanetur; sed omnino vel statim eum febris ipsa iugulaverit,<text:line-break/>vel postquam in eum affectum est translata quem senium<text:line-break/>ex morbo vocamus. Nam primum ejusmodi. febris pro-<text:line-break/>priam partium humiditatem ex qua nutriuntur depascit,<text:line-break/>hinc vero ad carnosum genus transit, quod circa fibrosas<text:line-break/>tum membranofas partus solidorum corporum haeret; ita<text:line-break/>deinde ipsas solidas partes populatur. . Siquidem lu singulis<text:line-break/>simplicium ac primarum quas vocant partium, ut in dis-<text:line-break/>sectiouibus es contemplatus, alia portio substantiae eorum<text:line-break/>est veluti fibrosa, alia membranula, alia carnosa. Sicut<text:line-break/>exempli causa quum <text:span text:style-name="Default_20_Paragraph_20_Font"><text:span text:style-name="T5">g</text:span></text:span>ena unam tunicam habeat et eam<text:line-break/>tenuem, licet fibras in ea invenire multas quae sint a<text:span text:style-name="Default_20_Paragraph_20_Font"><text:span text:style-name="T5">r</text:span></text:span>aneolis<text:line-break/>quibusdam intersitis contextae, quibus utrisque ipsa pro-<text:line-break/>pria venae substantia adnascitur. Haec esta in aliis partibus<text:line-break/>habetur, nec .ullum commune nomen esit nacta; caeterum<text:line-break/>docendi causa nihil velat eam cernofam substantiam voces<text:line-break/>vel certe hujus partis quandam carnem , quae in ventriculo</text:p>
      <text:p text:style-name="P3">quidem sit alia, in jecinore alia, similiter in arteria et mus-<text:line-break/>culo. Vocatur autem sula caro in musculis, reliquarum<text:line-break/>nullam carnem vocitant, praeterquam admodum pauci, feti<text:line-break/>quae in visceribus ceu jecinore, renibus; liene et pulmone<text:line-break/><text:span text:style-name="Default_20_Paragraph_20_Font"><text:span text:style-name="T5">visuntur, </text:span></text:span>eas pareo chymata, <text:span text:style-name="Default_20_Paragraph_20_Font"><text:span text:style-name="T5">id est assiifione</text:span></text:span>s, vocant, quae<text:line-break/>in intestinis, ventriculo, stomacho et utero funi sine nomine<text:line-break/>relinquu<text:span text:style-name="Default_20_Paragraph_20_Font"><text:span text:style-name="T5">n</text:span></text:span>t. Tu tamen de nominibus no<text:span text:style-name="Default_20_Paragraph_20_Font"><text:span text:style-name="T5">n</text:span></text:span> laborabis; Illud<text:line-break/>potius intelliges , singularum partium substantiae molem ex<text:line-break/>tali maxime completam esse natura, quae utique ut in cavis<text:line-break/>ulceribus manifeste ride<text:span text:style-name="Default_20_Paragraph_20_Font"><text:span text:style-name="T5">r</text:span></text:span>e licet et . perne et regigni potest.<text:line-break/>At vero nec fibrosa nec nervosis membranofaye natura<text:line-break/>eandem generationem habere cernitur, nec fas est ejusmodi<text:line-break/>singularum partium fibras a malignis febribus liquari sicuti<text:line-break/>cernes , qua<text:span text:style-name="Default_20_Paragraph_20_Font"><text:span text:style-name="T5">n</text:span></text:span>do animal ap<text:span text:style-name="Default_20_Paragraph_20_Font"><text:span text:style-name="T5">t</text:span></text:span>um prius quam haec pro<text:span text:style-name="Default_20_Paragraph_20_Font"><text:span text:style-name="T5">t</text:span></text:span>ius sint<text:line-break/>siccatae,^ interemerint. isaque fiunt et marasmodes febres<text:line-break/>universae ex earum genere quae colliquant, sied in eo dissis-<text:line-break/>runt, quod quae portio carnis in his colliquatur, ea femper<text:line-break/>vaporis vice discutitur, lu istis defluit in ventrem. Cernitur</text:p>
      <text:p text:style-name="P2">hoc etiam in carnibus in cratieusis torre<text:span text:style-name="Default_20_Paragraph_20_Font"><text:span text:style-name="T5">n</text:span></text:span>tibus evidenter fieri,<text:line-break/>siquidem ab aliquibus plurima liquatio defluit, deciditque<text:line-break/>in prunas largiter; ab aliquibus nihil omnino quod <text:span text:style-name="Default_20_Paragraph_20_Font"><text:span text:style-name="T5">s</text:span></text:span>entias<text:line-break/>defluere videtur, etiam si par sit prunarum subdicta copia.<text:line-break/>Quippe feris suibus aut nihil omnino aut plane minimum<text:line-break/>est quod defluat, cicuribus vero plurimum, quant<text:span text:style-name="Default_20_Paragraph_20_Font"><text:span text:style-name="T5">a</text:span></text:span>que ma-<text:line-break/>gis vel adipe vel carne animal abundat, tanto profecto quod<text:line-break/>ab ipsis carnibus dum in craticulis torrentur, defluit cernitur<text:line-break/>copiosius. Ad eundem itaque modum in calidissimis febri-<text:line-break/>bus , si carnes humidae ac molles eum adipis copia suerint,<text:line-break/>eas fensu liquari deprehendas; sin fine adipe et siccae sint,<text:line-break/>in marasmodes febres transeunt. Clarissimo hujus <text:span text:style-name="Default_20_Paragraph_20_Font"><text:span text:style-name="T5">r</text:span></text:span>ei argu-<text:line-break/>mento sunt infirmi, qui per alvum quod liquatur excernunt,<text:line-break/>qui nisi prius veI morbi violentia vel medicorum inscitia<text:line-break/>moriantur, in marasmodes febres incidunt. Siquidem quoad .</text:p>
      <text:p text:style-name="Normal">. materiam uberem habent, hanc colli qu aut, ubi istis sum<text:line-break/>adeps tum caro mollis delerit. duras et aegre liquabiles carnes</text:p>
      <text:p text:style-name="P3">siccant, a quibus propter siccitatem nihil defluit, veluti nec ab<text:line-break/>iis quae sale sunt siccae , si quis has quoque torrere parans,<text:line-break/>pari cum aliis igni admoveat; nam et sicciores eurum carnes<text:line-break/>redde<text:span text:style-name="Default_20_Paragraph_20_Font"><text:span text:style-name="T5">n</text:span></text:span>tur et corii ritu durabantur , nec defluet ex his usia<text:line-break/>sensibilis liquatio. Haec igitur quum scias, etiam colliquan-<text:line-break/>fiunt febrium iisdem messionis curam ages, tum ad frigidam<text:line-break/>exhibe<text:span text:style-name="Default_20_Paragraph_20_Font"><text:span text:style-name="T5">n</text:span></text:span>dam quam primum properans, tum iis quae hutne-<text:line-break/>cteut et refrigerent nutriens. Mulsam vero inimicissimam<text:line-break/>esse censebis, qua tamen uti plerosque medicorum in ejus-<text:line-break/>modi febribus rides. Verum de colliquantibus febribus dis-<text:line-break/>ferere lu posterum licebit , aeque ut de iis hecticis febribus<text:line-break/><text:span text:style-name="Default_20_Paragraph_20_Font"><text:span text:style-name="T5">quae</text:span></text:span> lu pestilentiis <text:span text:style-name="Default_20_Paragraph_20_Font"><text:span text:style-name="T5">contingunt</text:span></text:span>; cuiusmodi ea est quae nunc<text:line-break/>publice .grassatur, licetur namque et de hac inter pestilentes<text:line-break/>febres. Reliquarum vero tum hecticarum tum marasmo-<text:line-break/>dum abu<text:span text:style-name="Default_20_Paragraph_20_Font"><text:span text:style-name="T5">n</text:span></text:span>de mihi sanationis methodum tradidisse videor.</text:p>
      <text:h text:style-name="P22" text:outline-level="2"><text:bookmark-start text:name="bookmark21"/><text:span text:style-name="Default_20_Paragraph_20_Font"><text:span text:style-name="T1">GALENI METH</text:span></text:span><text:span text:style-name="Default_20_Paragraph_20_Font"><text:span text:style-name="T2">O</text:span></text:span><text:span text:style-name="Default_20_Paragraph_20_Font"><text:span text:style-name="T1">DI MEDENDI LIBER </text:span></text:span><text:span text:style-name="Default_20_Paragraph_20_Font"><text:span text:style-name="T2">X</text:span></text:span><text:span text:style-name="Default_20_Paragraph_20_Font"><text:span text:style-name="T1">I.</text:span></text:span><text:bookmark-end text:name="bookmark21"/></text:h>
      <text:h text:style-name="Heading_20_2" text:outline-level="2">- Cap. I.</text:h>
      <text:p text:style-name="P30">Quae ex putresce<text:span text:style-name="Default_20_Paragraph_20_Font"><text:span text:style-name="T5">n</text:span></text:span>tibus humoribus accen-<text:line-break/>duntur febres, earum primi remediorum scopi dicti prius<text:line-break/>sunt, quum eos quemadmodum et duos et tres efficere li-<text:line-break/>ceat docui, etiam, si velis, unum. Nunc vero ut in aliis<text:line-break/>febribus fecimus, ex primis generibus deductis ad ulti-<text:line-break/>mas usque species dividendo pervenimus , ita et lu propo-<text:line-break/>fita differentia facere tentemus, illud prius admonentes,<text:line-break/>quod etiam in libris de pulsuum differentia ostendimus, sive<text:line-break/>primas differentias, sive prima genera, sive maxime gene-</text:p>
      <text:p text:style-name="P2">rades ideas, sive quomodocunque aliter appellare libeat, modo<text:line-break/>exactam rei notionem serves, nihil intersuturum. Ac fe-<text:line-break/>suium quidem ipsarum quemadmodum eas quas diarias vo-<text:line-break/>. camus cures, lo horum commentariorum octavo exposui,<text:line-break/>pari modo et quemadmodum continentes in libro qui illum<text:line-break/>fequitur, atque etiam quemadmodum tertias heeticas in eo<text:line-break/>qui issi succedit, qui totius operis est decimus, in quibus non<text:line-break/>propria mesto cujusque, sed etiam communium. pleraque<text:line-break/>explicavi. Nunc quemadmodum quae ex putrescentibus<text:line-break/>humoribus excitentur methodo sint sanandae aggredi statui.<text:line-break/>Curatius scopi prout in duo dividuntur, assectus quem cura-<text:line-break/>mus et partium aegrotantis temperies sunt. - Licet autem ea,<text:line-break/>ut dictum est, et una summa interpretemur, dicentes unum .<text:line-break/>esse om<text:span text:style-name="Default_20_Paragraph_20_Font"><text:span text:style-name="T5">n</text:span></text:span>ium morborum communem curationis scopum con-<text:line-break/>trarietatem ipsam, quo rurfus diviso duos existere, morbo<text:line-break/>ex iis quae sibi contraria sint adhibenda remedia indicante,<text:line-break/>laborantis vero temperie una cum ipso morbo contrarietatis<text:line-break/>mensuram definiente. Porro dictum in illis est ambientem</text:p>
      <text:p text:style-name="P2">quoque nos aerem unam efficere iudicationem posse. Et<text:line-break/>quum primam lectionem in duo tantum facimus , ambien-<text:line-break/>tem vel morbosis causis vel salubribus annumerandum esse.<text:line-break/>At vero quum sa<text:span text:style-name="Default_20_Paragraph_20_Font"><text:span text:style-name="T5">n</text:span></text:span>itatis causae sint omnia quae sanitatem<text:line-break/>efficiunt, una certe earum est quod remedium vocatur,<text:line-break/>quod pro variis notionibus et ultima et prima sanitatis<text:line-break/>caula recte dicitur. Quippe tempore ultima erit, propterea<text:line-break/>quod natura et ars et fortuna tempore priores remedio-<text:line-break/>runr fani latis causae sunt; prima vero est quatenus id labo-<text:line-break/>r antis corpus tangit, alteratque ejus affectum, ac propter<text:line-break/>alterationem, quam id facit, quum aegra corpora ad sanita-<text:line-break/>tem perducuntur, ars, artifex et fo<text:span text:style-name="Default_20_Paragraph_20_Font"><text:span text:style-name="T5">r</text:span></text:span>tuna sanitatis causae<text:line-break/>fiunt, non quod haec morbos primum submovea<text:span text:style-name="Default_20_Paragraph_20_Font"><text:span text:style-name="T5">n</text:span></text:span>t, fed<text:line-break/>alia materia ad id commoda intercedente, quod auxilium ap-<text:line-break/>pellatur. siquidem phlebotomia ipsa qualem per se hoc<text:line-break/>quod jam dictum est nomen possidet , at quum hominem<text:line-break/>laedit, ex causis fit morbificis, ut quum prodest ex salubri-<text:line-break/>bus. Ac propterea quum proficit vocatur auxilium, sicut</text:p>
      <text:p text:style-name="P3">profecto omnis materia; quae quomodolihet corpus afferat,<text:line-break/>quo tempore juvat auxilium dicitur. Sic itaque et ambientis<text:line-break/>proprium pro natura sua nomen est aer; relatus tamen ad<text:line-break/>nos alias auxilium et sanitatis causarum una efficitur ; alias<text:line-break/>iis contrarium , nempe morbificarum. At quoniam aeri tum<text:line-break/>ex praesente coeli statu tum anni tempore tum regionis<text:line-break/>natura, suae in humido, sicco, calido et frigido mutationes<text:line-break/>.accedunt, ex illorum rursus unoquoque aliae particulares<text:line-break/>iudicationes oriu<text:span text:style-name="Default_20_Paragraph_20_Font"><text:span text:style-name="T5">n</text:span></text:span>tur. Ac fortuna quidem et ars et artifex<text:line-break/>materiarum interventu agunt; natura vero per fe ipsa ex<text:line-break/>tribus his partibus completur ; ex spiritus et partium quae<text:line-break/>vere dicuntur solidae substantia, quas ex semine genitali<text:line-break/>conditas esse monstravimus, et tertia ab luis carnosa substantia,<text:line-break/>quae cuique parti est sua. Singulae autem jam dicturum<text:line-break/>trium propriam natura sua tum qualitatem habent tum<text:line-break/>quantitatem. Ac qualitas quidem earum ex congruo tempera-<text:line-break/>mento humido, sicco, calido et frigido consistit. Quantitas</text:p>
      <text:p text:style-name="P5"><text:span text:style-name="Default_20_Paragraph_20_Font"><text:span text:style-name="T8">- </text:span></text:span>vero solidarum partium par femper manet, sed iis qui ad-<text:line-break/>huc augentur numero duntaxat, qui vero absoluti jam sunt<text:line-break/>etiam magnitudine. Carnosae vero substantiae magnitudo<text:line-break/>variatur, etiamsi praeterea non augeatur animans. Sic et<text:line-break/>spiritus substantia tantum non quolibet momento tum mi-<text:line-break/>nor tum major fit. Er<text:span text:style-name="Default_20_Paragraph_20_Font"><text:span text:style-name="T5">g</text:span></text:span>o etiam ad eos quos prius diximus<text:line-break/>scopes vires vel solae iis tribus substantiis, quas modo com-<text:line-break/>prehendimus; simul enumeratis adduntur; vel distincto<text:line-break/>seorsum per se temperamento. Atque- hoc ipsum rursus bi-<text:line-break/>fallam quoque, ut ostensum est, scinditur et in originalem<text:line-break/>naturam et in acquifititium affectum, sic. nimirum ut ex istis<text:line-break/>et aliis, quae prius dicta sunt, propria quaedam cuiusque<text:line-break/>remediorum sit indicatio. Saepe autem adscititium tempera-<text:line-break/>mento ad efficientes causas reductum issis i<text:span text:style-name="Default_20_Paragraph_20_Font"><text:span text:style-name="T5">n</text:span></text:span>dicationem<text:line-break/>concedit. Ad hune ilaque modum ex aetate, vitae instituto<text:line-break/>et consuetudine, indicationem remediorum suggeri diximus,<text:line-break/>eonfentireque inter omnes jam dictas indicationes; siquidem<text:line-break/>in sis quae magis sunt speciales contineri semper quae ma-</text:p>
      <text:p text:style-name="P3">gis sint generales, agi vero in usum quae magis sint parti-<text:line-break/>culares, ex magis generalium sectione inventas.</text:p>
      <text:h text:style-name="Heading_20_2" text:outline-level="2">Cap. II. </text:h>
      <text:p text:style-name="P30">Prima namque omnium -curationis indica- .<text:line-break/>ficuum, quae ex nisio qui curatur morbo accipitur, con-<text:line-break/>trarietatem indicarit At quoniam morborum plura sunt fa<text:line-break/>nera, cuique eorum <text:span text:style-name="Default_20_Paragraph_20_Font"><text:span text:style-name="T5">t</text:span></text:span>ua erit contrarietas. Verum caetera in<text:line-break/>- praesum omittantur. Proponatur autem nobis ad praesentem<text:line-break/>disputationem duntaxat morbi curandi genus in intemperie<text:line-break/>positum. id igitur pe<text:span text:style-name="Default_20_Paragraph_20_Font"><text:span text:style-name="T5">r</text:span></text:span> contrariam ipsi intemperiem sanabitur.<text:line-break/>At quoniam universi febrium generis intemperies est calor,<text:line-break/>per frigiditatem curabitur, sic ut omnes indicationes inter se<text:line-break/>concordent. Nam sive dixerimus ita absoluto febrem per<text:line-break/>contraria sanandam esse, sive adjecerimus per ea quae con-<text:line-break/>tiaris sunt temperamento, nullapugnantia in <text:span text:style-name="Default_20_Paragraph_20_Font"><text:span text:style-name="T5">s</text:span></text:span>ermone erit p<text:line-break/>similiter nec si per frigida sanandam febrem esse dixerimus.:<text:line-break/>Sed nec si dividentes id dicamus aliquando sanare nes fe-<text:line-break/>brem per ea quae actu, aliquando et perca quae potestate;</text:p>
      <text:p text:style-name="P3">aliquando et per ea quae accidenti refrigerant, aut etiam<text:line-break/>.ista couj ungentes, nulla pugnantia cum iis quae dicta sunt<text:line-break/>in sermone erit. Pari modo nec si quis dicat quae actu vel<text:line-break/>potestate vel ex accidenti calefaciant, ea febres deteriores<text:line-break/>reddere quam prius fuerant; contra quae actu vel pote-<text:line-break/>state vel ex accidente refrigerent, ea febres sanare. Nam in-:<text:line-break/>dicatio quae ab affectu sum<text:span text:style-name="Default_20_Paragraph_20_Font"><text:span text:style-name="T5">itur</text:span></text:span> in tot numero particula-<text:line-break/>res scopes est diducta. Hi vero rursum ipsi particulares<text:line-break/>scopi materias inveniunt juxta methodos lu opere de medi-<text:line-break/>cementis traditas ; illorum enim principium id est in quo<text:line-break/>finita ad curandi affectus divisio. Ac maxime quidem propria<text:line-break/>in solve<text:span text:style-name="Default_20_Paragraph_20_Font"><text:span text:style-name="T5">n</text:span></text:span>do morbo intelligitur curatio, sini per abusionem<text:line-break/>etiam mixtum genus tum ex vera cu<text:span text:style-name="Default_20_Paragraph_20_Font"><text:span text:style-name="T5">r</text:span></text:span>atione tum ea quam<text:line-break/>praecautionem vocant. Ac diariarum quidem febrium, quem.-<text:line-break/>admodum et hecticarutn, vera et propria curatio est. Ea-<text:line-break/>rum vero quae ex putrescentibus excitantur humoribus<text:line-break/>vocata curatio p<text:span text:style-name="Default_20_Paragraph_20_Font"><text:span text:style-name="T5">r</text:span></text:span>aecautionem quoque sibi adjunxit, cujus<text:line-break/>officium est causam morbum efficientem adimere. Sane no-</text:p>
      <text:p text:style-name="P15">minatur haec ipsa quoque artis pars erratrix, quae ab ea<text:line-break/>quae pure sincereque prophylactice dicitur in ec distincta .<text:line-break/>est, quod sub hac jam sensibiliter ex ipsa causa morbus sit<text:line-break/>genitus, in prophylactice vero est futurus. Atque nomini- . .<text:line-break/>bus quidem quisque prout volet utatur, id enim semper<text:line-break/>monere . oportet, sed remediorum indicationem quae a re-<text:line-break/>bus singulis praestetur servet; quod si vel unam aliquam .<text:line-break/>earum praetereat, ad proportionem tum magnitudinis illius<text:line-break/>tum facultatis curatio laedetur.</text:p>
      <text:h text:style-name="Heading_20_2" text:outline-level="2">Cap, HI.</text:h>
      <text:p text:style-name="P30"><text:s/>Quo autem modo ab affectu ad materias<text:line-break/>praesidiorum pervenimus , eodem modo a singulis reliqun-<text:line-break/>rum generum primorum descendendum ad eas est; veluti a.<text:line-break/>viribus; hae namque morbo ceu adversatrices quaedam sunt<text:line-break/>oppositae , propositumque medico est his succurrere ac omni .<text:line-break/>ratione opitulari. Ergo quis primus est a virtute foenus<text:line-break/>aut quaenam indicatio prior? nam hic quoque loqui pro au<text:span text:style-name="Default_20_Paragraph_20_Font"><text:span text:style-name="T5">r<text:line-break/></text:span></text:span>bit<text:span text:style-name="Default_20_Paragraph_20_Font"><text:span text:style-name="T5">t</text:span></text:span>io quispiam possit, virtutem ipsam unum scopum ac<text:line-break/>primum statuens, quod vero ab ea indicatur alterum ico-i</text:p>
      <text:p text:style-name="P2">pum fecundum. Itaque quum monstratum sit virtutem sui<text:line-break/>custodiam indicare, sicuti morbum sui ablationem, erit rur-<text:line-break/>fps in virtute secundus scopus ipsius custodia, sicut in mor-<text:line-break/>ibis ipforum sirblatio. At vero cusio dia similium exhibitio-<text:line-break/>nem indicabit, sublatio contrariorum. Quoniam vero virium<text:line-break/>substantia tum ex spiritu tum ex carnosa specie tum solidis<text:line-break/>ipsis completur, ex iis quae similia sunt moliri cuique <text:span text:style-name="Default_20_Paragraph_20_Font"><text:span text:style-name="T5">t</text:span></text:span>uam .<text:line-break/>custodiam conveniet. Spiritui ex respiratione ac transpiratio<text:line-break/>one et eo qui ex sanguine attollitur vapore; licet vero hic<text:line-break/>quoque volenti vel amationem vel sanguinis attenuationem<text:line-break/>vel in halitum solutionem veI fusionem vel utcunque libue-<text:line-break/>.- ri t <text:span text:style-name="Default_20_Paragraph_20_Font"><text:span text:style-name="T5">appellare;</text:span></text:span> solidorum vero generi ex stolido nutrimento.</text:p>
      <text:p text:style-name="P1">Quemadmodum et carnoso <text:span text:style-name="Default_20_Paragraph_20_Font"><text:span text:style-name="T5">generi</text:span></text:span> per eam naturam quae<text:line-break/>i u medio humidorum ac solidorum corporum esu At cu-<text:line-break/>jusqtte horum mensuram ex conservandae substantiae quan-<text:line-break/>titate. invenies, qualitatem vero ex ipsius temperamento.<text:line-break/>Quum vero horum cujusque vel optima temperies sit, vel</text:p>
      <text:p text:style-name="P2">aliquatenus vitiosa , quae quidem optima est semper servari<text:line-break/>debebit. Quae vero vitiosa, haec in sanis quidem vel ser-<text:line-break/>vanda est vel alteranda, in aegris vero servanda est ea ipsa<text:line-break/>ratione, qua prius ostendimus maximam esse a consuetudine<text:line-break/>indicationem ; nam vel temperamentum ipsum primigenium<text:line-break/><text:span text:style-name="Default_20_Paragraph_20_Font"><text:span text:style-name="T5">oportet</text:span></text:span> servare vel adscititium inducere. Praestari vero, ut;</text:p>
      <text:p text:style-name="Normal">. praedictum est, mensurae auxiliorum indicationem ex eo<text:line-break/>. temperamento quod jam praesens sit, ita nimirum, sicut<text:line-break/>ex aetate nun quam aeger prius habuerit, sed quam nunc<text:line-break/>habeat. Quum vero diversitas non parva sit in partium<text:line-break/>animalis temperamento., propriam cuique mensuram fore<text:line-break/>eorum quae ipsi sint similia; nempe ei quae terrea magis<text:line-break/>est eorum quae magis sint terrea, et ei quae humidior est.<text:line-break/>eorum quae sint humidiora; ad eundem modum et ei quae<text:line-break/>magis aerea est eorum quae plus aeris in fe habeant., <text:span text:style-name="Default_20_Paragraph_20_Font"><text:span text:style-name="T5">sicuti<text:line-break/></text:span></text:span>calidiori. eorum- quae magis ignea sunt. Hinc vero jam m a-<text:line-break/>terras particulares omnes in cibis, polione, aere et omnibus<text:line-break/>peragi solitis inveniendas esse. Ubi vero secum pugnaverint.<text:line-break/>indicationes aliquae, superius comprehensa methodo ad ea</text:p>
      <text:p text:style-name="P3">quae agenda sint invenienda utendum esse , perpensis indi-<text:line-break/>cantium scop<text:span text:style-name="Default_20_Paragraph_20_Font"><text:span text:style-name="T5">a</text:span></text:span>rum tum magnitudine tum dignitate. ostendi-<text:line-break/>mus enim eligendas eas indicationes esse quas scopi dignio-<text:line-break/>res maioresque praescribent, ac dignitatem eorum vel visae<text:line-break/>vel sanitatis respectu judicari. Magnitudinem vero- dupli-<text:line-break/>cem esse vei propriae substantiae ratione, vel eversionis a<text:line-break/>naturali statu. Ergo ab his jam methodis agedum exereite-<text:line-break/>mur in genere febrium quod ex putredine nascitur,</text:p>
      <text:h text:style-name="Heading_20_2" text:outline-level="2">Cap. IV. </text:h>
      <text:p text:style-name="P30">Quoniam putredo vel aequabiliter in<text:line-break/>om<text:span text:style-name="Default_20_Paragraph_20_Font"><text:span text:style-name="T5">n</text:span></text:span>ibus subsistit vasis, vepin maximis maximeque principa-<text:line-break/>libus, ea porro sunt inter alas et inguina, vel in una quapiam<text:line-break/>parte quae vel phlegmouen in se habet vel etiam citra phle-<text:line-break/>gmonen, veluti in foco quodam, principium febris in se<text:line-break/>continet, in singulis his differentiis seorsum exercitari con-<text:line-break/>veniet. Ac primum eam tractandam proponemus quae vel<text:line-break/>in maximis vasis vel simul omnibus consistit. Quae igitur<text:line-break/>ex tali affectu oritur febris, plane necessum est continentem</text:p>
      <text:p text:style-name="P3">esse. Nec fieri potest ut ea sanetur , nisi inhibita prius pu-<text:line-break/>tredo sit.. Porro- ea inhiberi causa manente non potest.<text:line-break/>Quere submovenda. ipsius causa est, si modo putredo ipsa<text:line-break/>prior , mox post ipsam febris sanari debebit. Ergo quae<text:line-break/>causa putredinis est, quae se per omnia vasa aequablliter<text:line-break/>diffundit? Sane revocare in memoriam prius conveniet,<text:line-break/>quaenam alias putredinis indicata fit causa , ac deinde cur<text:line-break/>pari modo in omnibus animalis partibus fiat inquirere. Ergo<text:line-break/>ostensum est, ubi morborum causas reddidimus, illa tantum<text:line-break/>putrescere corpora quae eunt calida humidaque natura sint,<text:line-break/>neque perflata neque ventilata in calido humidoque loco<text:line-break/>maneant. Quod ss in motu sint, ventilenturque ac perflentur,<text:line-break/>posse eh non putria <text:span text:style-name="Default_20_Paragraph_20_Font"><text:span text:style-name="T5">integraque</text:span></text:span> servari; potissimum quae-<text:line-break/>cunque corpora sua ipsorum natura reguntur, . ut animalium<text:line-break/>et stirpium; ea namque, sicut in opere de naturalibus facul-<text:line-break/>tatibus est proditum, ab initio congenitos secum motus ha-<text:line-break/>bent quibus superflua excernunt. ostensum non minus et<text:line-break/>in aliis duobus libris est, quantus sit tum respirationis tum</text:p>
      <text:p text:style-name="P2">pulsuum usus ad ventilationem corporisque. .perflatum at-<text:line-break/>que, ejus nativum calorem tuendum. Itaque si quid in eo<text:line-break/>manifeste putrescere debebit,: dictas tranfpirationes impedi-<text:line-break/>tas esse oportet. .Atvero qui fieri potest ut illae per totum<text:line-break/>animal sistantur, nisi vel in finibus vasorum stipatio si t vel<text:line-break/>tota cute? Porro accidere in finibus valorum stipatio potest<text:line-break/>vel ex vehementi externa refrigeratione vel ex humorum,<text:line-break/>qui extrorsum lu ipsis confertim fuerint crassitudine, multi-<text:line-break/>tudiue vel lentore. Accidit hoc illis et extis exercitationi-<text:line-break/>bus, quae in palaestra, vel alias obeuntur et .itinere labori-<text:line-break/>ofo vel ambientis statu, quum ex rigore in aestum subito<text:line-break/>est mutatus. <text:span text:style-name="Default_20_Paragraph_20_Font"><text:span text:style-name="T5">N</text:span></text:span>onnullis vero ferventes ex ira humores ac<text:line-break/>foras simul impetu ruentes dictas stipationes effecerunt.<text:line-break/>Quisquis igitur propositam sanaturus est febrem, hic simul<text:line-break/>causam ejus adimat oportet; simul calorem qui in animali<text:line-break/>excitatus ab ea est refrigeret. Ac quemadmodum quidem<text:line-break/>ille sit refrigerandus prius est dictum. Causam vero adimi</text:p>
      <text:p text:style-name="P2">oportebit, propria cujusque naturae inventa co<text:span text:style-name="Default_20_Paragraph_20_Font"><text:span text:style-name="T5">n</text:span></text:span>trarietate; i<text:line-break/>utique si ex frigida caula stipatum densumque redditum cor-<text:line-break/>pus est, laxato eo.. omnique ratione rarefacto,.sin ex obsint-<text:line-break/>ottone ita est: affectum, hac reclusa. Quod vero recludet, luo<text:line-break/>quoque ad contrarietatis indicationem attentus invenies;</text:p>
      <text:p text:style-name="P4">- ubi namque abundantia humorum est, hos vacuabis; ubi<text:line-break/>crassi funt et glutinosi , tenues eos ac flexiles efficies. । Si<text:line-break/>plures causae aliquando coibunt, omnibus per contraria oo-<text:line-break/>cnrres., siquidem fieri potest ut et coarctatum corpus sit<text:line-break/>et exigui meatus densati .et multi simul ac lenti humo<text:span text:style-name="Default_20_Paragraph_20_Font"><text:span text:style-name="T5">r</text:span></text:span>es<text:line-break/>subsint. In ejusmodi autem causarum complexu, si recte<text:line-break/>quae prius comprehensa fiunt meminimus , coepisse a san-<text:line-break/>guinis missione conveniet; ac abundantia ,-acuata tum ad<text:line-break/>extenuandos humores venire,. ah hoc ad remittenda quae<text:line-break/>sunt constricta et rarcsecianda quae su<text:span text:style-name="Default_20_Paragraph_20_Font"><text:span text:style-name="T5">n</text:span></text:span>t densata. Atque<text:line-break/>haec quidem a morbi affectu indicative sunt sumenda.</text:p>
      <text:h text:style-name="Heading_20_2" text:outline-level="2">Cap. U </text:h>
      <text:p text:style-name="P31">A viribus autem, quoniam has cibi, potio-<text:line-break/>nes et fpiritus certa mensura et apta qualitate exhibita fer-</text:p>
      <text:p text:style-name="P3">vehant; i<text:span text:style-name="Default_20_Paragraph_20_Font"><text:span text:style-name="T5">n</text:span></text:span>ventus autem est quantitatis eorum modus ex viri-<text:line-break/>um substantia , qualitatis vero a temperamento, <text:span text:style-name="Default_20_Paragraph_20_Font"><text:span text:style-name="T5">nimirum^<text:line-break/></text:span></text:span>aestimari debebit, quemadmodum vires quae corpus regunt<text:line-break/>in his se habeant. Quippe si valentes sint , audacter vacuam.<text:line-break/>tilica praesidiis uteris, haec autem ab affectu morbi fuere<text:line-break/>accepta; sin infirmiores sint redditae, vacuatum remedia<text:line-break/>cautius adminlltrabis. Sed et alimentorum modus hinc tibi<text:line-break/>est desumendus. Quum enim vices legitimum robur suum<text:line-break/>habent et morbi summus vigor brevi futurus expectatur,<text:line-break/>tenuissimo rictu licet uti; quum sunt infirmiores, non licet<text:line-break/>flue gravi noxa; sed adiicere ad nutrimenta tantum opor-<text:line-break/>tet . quantum est de robore virium imminutum. Atque ex<text:line-break/>his scopis accipienda est nutrimenti quantitas. Qualitas vero<text:line-break/>ex morbi affectu una cum solidorum corporum, quod tunc<text:line-break/>temporis est, naturali temperamento ; ab affectu, si is obstru-<text:line-break/>ctio sit, quae extenuet; a naturali ipsorum. temperamento<text:line-break/>una cum consuetudine, prout esiam prius est definitum.</text:p>
      <text:p text:style-name="P3">Tempus vero nutriendi quod quidem ad reliquas spectat<text:line-break/>febres, quae ex putredine o<text:span text:style-name="Default_20_Paragraph_20_Font"><text:span text:style-name="T5">r</text:span></text:span>iuntur, in progressu sermonis<text:line-break/>dicetur. Quae vero unicam tantum a principio ad finem<text:line-break/>accessionem habent; de his namque praeiens est sermo, in his<text:line-break/>facilis tole<text:span text:style-name="Default_20_Paragraph_20_Font"><text:span text:style-name="T5">r</text:span></text:span>atio et consuetudo spectari debebunt; nam cibus<text:line-break/>illis eo tempore est offerendus, quo facilius quam in caetu-<text:line-break/>ris morbum tolera<text:span text:style-name="Default_20_Paragraph_20_Font"><text:span text:style-name="T5">n</text:span></text:span>t ; coque potissimum diei tempore quo<text:line-break/>prius in sanitate cibari erant assueti; etenim facillime cibum<text:line-break/>ferent, si ex his scopis assument. Quod autem frigida quoque<text:line-break/>ile laborantibus sit exhibenda , quum jam concoquuntur et<text:line-break/>crassitudo eorum praetenuata est, id ex iis quae prius sunt<text:line-break/>comprehensa, manifestum arbitror.</text:p>
      <text:h text:style-name="Heading_20_2" text:outline-level="2">Cap. VI. </text:h>
      <text:p text:style-name="P30">Quum enim ejusmodi febris communia<text:line-break/>quaedam cum ambabus habeat, tum iis quae ex humorum<text:line-break/>ortae putredine circuitibus quibusdam accessiones^ habent.<text:line-break/>tum iis quas diarias vocamus, merito lu utroque genere<text:line-break/>de ipsa mentionem facimus, quum unicam accessionem ha-<text:line-break/>beat, ut suariae, caeterum ex putredine orta multos duret</text:p>
      <text:p text:style-name="P3">siles. Itaque unum cum diariis commune habebit, duo cum<text:line-break/>iis quae ex putredine ortae multus durant dies. Reliquum<text:line-break/>continentium febrium genus duo habet cum diariis commu-<text:line-break/>nis et quod fine putredine fit et quod absque circuitu; ter-<text:line-break/>tium vero commune non est, quum saepe in quintum porris.<text:line-break/>gatur diem. Atque harum quidem continentium saluium<text:line-break/>prodita prius curatio est. Continentium vero putridarum<text:line-break/>curatio, quum utrique generi communis sit, etiam nos in<text:line-break/>ambobus de ipsa disserere coegit. Caeterum substantia eurum<text:line-break/>totaque natura ex eo est genere , quod nunc nobis proponi-<text:line-break/>tur. In uno autem eorum quae ipsis accidunt cum diariis<text:line-break/>conveniebant ; id fuit quod una in totum totius morbi ac-<text:line-break/>eessio erat. Ergo et curatio eurum unum hoc duntaxat com-.<text:line-break/>mune cum diariis habeat oportet; in reliquis autem omni-<text:line-break/>bus bifariam diducatur. Atque alii quidem curationis scopi<text:line-break/>ex communi generosarum .quae ex putredine sint ortae<text:line-break/>accipiantur, alii ex propria eurum substantia. Ad eundem.</text:p>
      <text:p text:style-name="P3">vero modum et caeteras natarum ex putredine febrium dif-<text:line-break/>ferentias sanari conveniet) indicatione, sicut saepe. prius<text:line-break/>dictum est, tum a communi ipsarum genere tum vero a<text:line-break/>cuiusque propria differentia desumpta.</text:p>
      <text:h text:style-name="Heading_20_2" text:outline-level="2">Cap. VII. </text:h>
      <text:p text:style-name="P30">Ergo denuo repetentes dicamus pri-<text:line-break/>mum quot sint febrium quas humorum putredo accendit<text:line-break/>. in universum differentiae; deinde quaenam sit ipsius generis<text:line-break/>earum communis fanaturorum auxilio<text:span text:style-name="Default_20_Paragraph_20_Font"><text:span text:style-name="T5">r</text:span></text:span>um i<text:span text:style-name="Default_20_Paragraph_20_Font"><text:span text:style-name="T5">n</text:span></text:span>dicatio; mox<text:line-break/>quae sit singulatim cuiusque propria. Par est enim profecto<text:line-break/>ut quod omnium. earum commune est, communem habeat<text:line-break/>indicationem ; et quod lu singusis est proprium, quantum a<text:line-break/>reliquis eiusdem generis est diversum, in tantum et diversam<text:line-break/>ab illis sortiatur indicationem. Sunt igitur natarum ex hu-<text:line-break/>moris putredine eiusmodi differentiae.. Una-- ex eo quod<text:line-break/>causae ipsius putredinis adsunt, vel nun adsunt. Secunda<text:line-break/>ex eo quod per totum animal aut ejus partem aliquam dif-<text:line-break/>fusa putredo sit. Tertia, quatenus eum phlegmone est aut<text:line-break/>citra hunc. Igitur considerandum nobis est, quidnam com-</text:p>
      <text:p text:style-name="P2">mune habeat indicatio quae a caula sumitur adhuc ma-<text:line-break/>nente; quidnam ea quam putredo ipsa praestat; ab his<text:line-break/>deinde, quid iudicatio putredinis quae per totum diffundi-<text:line-break/>tur a<text:span text:style-name="Default_20_Paragraph_20_Font"><text:span text:style-name="T5">n</text:span></text:span>imal aut certe maxime principalia ineo vasa; quid<text:line-break/>ejus quae in una consistit partu; mox deinde earum quae<text:line-break/>. in una quadam parte sunt aestimabimus differentias. Quip-</text:p>
      <text:p text:style-name="P1">pe aliam esse indicationem ejus quae eum phlegmone con- .<text:line-break/>jungitur, ratio est; aliam ejus quaeli<text:span text:style-name="Default_20_Paragraph_20_Font"><text:span text:style-name="T5">n</text:span></text:span>e hac consistit. Rursus<text:line-break/>in his etiam ipsis aliam esse praesente adhuc effectrice causa ;<text:line-break/>aliam vero hac submota. Postremo cujusque causae adhuc<text:line-break/>manentis differentias per omnia quae in specierum divisione<text:line-break/>sunt inventa; siquidem lue jam desinant necessum est indi-<text:line-break/>rationes quae ex curandis sumuntur affectibus. Post has<text:line-break/>vero eas nimirum quae ab ipsis curanelis suggeruntur par-<text:line-break/>tibus pro jam dicta methodo sumemus; quibus si eas quae<text:line-break/>a viribus praebentur adiecerimus, absoluta nobis de fe-<text:line-break/>brium omnium a putredine accensarum curatione messio-<text:line-break/>dus erit.</text:p>
      <text:h text:style-name="P21" text:outline-level="2">Cap. VIll. </text:h>
      <text:p text:style-name="P30">Ergo ordian<text:span text:style-name="Default_20_Paragraph_20_Font"><text:span text:style-name="T5">t</text:span></text:span>ur a primo quini divisione<text:line-break/>- suit scopo, is erat humorum putredo , ac cousideremus qui-<text:line-break/>bus maxime scopis quibusque indicationibns usi curatio-<text:line-break/><text:span text:style-name="Default_20_Paragraph_20_Font"><text:span text:style-name="T5">n</text:span></text:span>em ejus invenire possimus. Principium vero inventionis<text:line-break/>ipsa erit rei natura, de qua agitur; etenim id quoque lu<text:line-break/>demoustiandi methodis didicimus. Quaenam igitur est pu-<text:line-break/>tredinis natura? mutatio totius putrescentis corporis sub-<text:line-break/>stantiae ad corruptelam ab externo calore. Non enim pro-<text:line-break/>secto a proprio <text:span text:style-name="Default_20_Paragraph_20_Font"><text:span text:style-name="T5">calore</text:span></text:span> corrumpitur quicquam, imo vero<text:line-break/>contra quodcunque et augetur et roboratur et fanum est<text:line-break/>et vivit eorum quae fiunt quodque proprio calore regitur.<text:line-break/>.Ut sane et ip fa animantium corpora, tametsi plurimam <text:span text:style-name="Default_20_Paragraph_20_Font"><text:span text:style-name="T5">t</text:span></text:span>ub-<text:line-break/>stantiae <text:span text:style-name="Default_20_Paragraph_20_Font"><text:span text:style-name="T5">t</text:span></text:span>uae portionem humidam et calidam sunt sortita,<text:line-break/>magnum tamen annorum numerum sine putredine ac sana<text:line-break/>vivaque exigunt, si fervetur, ut monstratum est, eorum pro-<text:line-break/>prius calor lu cordis quidem corpore per respirationem,<text:line-break/>in reliquis omnibus partibus tum per communitatem, quam<text:line-break/>habent cum corde, tum per aliam quandam respirationis.</text:p>
      <text:p text:style-name="P3">speciem, quae per totam agitur cutem et transpiratio nomi-<text:line-break/>natur. His vero laesis usia etiam naturalis calor laeditur;</text:p>
      <text:p text:style-name="Normal">- alter vero quidam alienus, ac praeter naturam lu corporibus<text:line-break/>excitatus, primum quidem ipsius humores propter humidi-<text:line-break/>talem et putrefacit et corrumpit, spatio vero temporis tum<text:line-break/>adipem invadit tum etiam carnem. Ut igitur lu iis corpori-<text:line-break/>bus quae non vivunt ac putrescunt, primum quantum<text:line-break/>-eorum jam computruit abjiciant, dein ei quod reliquum est<text:line-break/>-in frigidum aerem sublato, peripirationem refrigerautem<text:line-break/>moliuntur; ita putredinem in vivis ortam sanabimus, id<text:line-break/>quod jam corruptum est, omni ratione vacua<text:span text:style-name="Default_20_Paragraph_20_Font"><text:span text:style-name="T5">n</text:span></text:span>tes, quod re-<text:line-break/>liquum est moderatis geilationibus et refrigerante perfpiratu<text:line-break/>.ad exactam symmetriam reducentes. Ac vacuationem qui-<text:line-break/>dem illius per urinas, dej actiones, vomitum ac sudores tuo-<text:line-break/>aremur; post hanc motiones mediocres una cum ambientis<text:line-break/>.bona temperie adhibebimus. Quemadmodum autem horum<text:line-break/>quodque recte administrandum sit, paulo post aestimabimus.<text:line-break/>Nunc ad secundum in divisione transeamus, quemadmodum .</text:p>
      <text:p text:style-name="P2">quis cau<text:span text:style-name="Default_20_Paragraph_20_Font"><text:span text:style-name="T5">t</text:span></text:span>ae quae putredinem excitarit adhuc mane<text:span text:style-name="Default_20_Paragraph_20_Font"><text:span text:style-name="T5">n</text:span></text:span>tis re-<text:line-break/>medium facillime inveniat. Est autem neque in hoc dissicul-<text:line-break/>tas ulla, quod per contraria ipsa tollatur . Itaque quoniam<text:line-break/>transpirationis prohibitio putredinis cau<text:span text:style-name="Default_20_Paragraph_20_Font"><text:span text:style-name="T5">t</text:span></text:span>a suit, hanc <text:span text:style-name="Default_20_Paragraph_20_Font"><text:span text:style-name="T5">t</text:span></text:span>ubum-<text:line-break/>- vere oportet. At ea quum variis generibus sit orta et densa-<text:line-break/>tis exiguis meatibus et constrictis corporibus et humoribus<text:line-break/>tum abundantia tum crassitudine tum lentitia <text:span text:style-name="Default_20_Paragraph_20_Font"><text:span text:style-name="T5">t</text:span></text:span>ua obstruen-<text:line-break/>tibus , singulae dictarum affectionum curandae per contraria<text:line-break/>funt, densitas per ea quae rarefaciunt, constrictio perea<text:line-break/>quae fundunt; abundantia per ea quae vacuant, crassitudo<text:line-break/>per ea quae incidunt, et lentor iis quae detergenti Ac si<text:line-break/>quidem totum corpus dictorum jam singula occuparint, etiam<text:line-break/>toti co<text:span text:style-name="Default_20_Paragraph_20_Font"><text:span text:style-name="T5">r</text:span></text:span>pori per contraria est succurrendum , sin unam par-<text:line-break/>tem quampiam putredo i<text:span text:style-name="Default_20_Paragraph_20_Font"><text:span text:style-name="T5">n</text:span></text:span>va<text:span text:style-name="Default_20_Paragraph_20_Font"><text:span text:style-name="T5">s</text:span></text:span>erit, illi adhibenda jam dieta<text:line-break/>sunt remedia. Sane non eufdem omnes partes vacuationes<text:line-break/>medicamenta ve requirent, quum et temperamentis et po-<text:line-break/>lituris et conformatione et omni denique constitutione na-<text:line-break/>turaque inter fe dissideant.</text:p>
      <text:h text:style-name="P21" text:outline-level="2">Cap. IX. </text:h>
      <text:p text:style-name="P30">Ergo quemadmodum singulis opitulandum,<text:line-break/>.id postea pro conveniente sermonis ordine disquiremus ; cu-<text:line-break/>; jus initium a putredine quae totum corpus occupet, quae<text:line-break/>ipsa continentes quoque vocatas febres excitet, faciemus.<text:line-break/>E<text:span text:style-name="Default_20_Paragraph_20_Font"><text:span text:style-name="T5">r</text:span></text:span>go qui putruerunt ita laborantium corporum humores per<text:line-break/>minas et alvum et sirdores purgandi sunt; quod si ad os<text:line-break/>ventriculi aliquando sua sponte impetum capiant, etiam per<text:line-break/>vomitiones ; aliter autem non est, quod eos praeter naturam<text:line-break/>irrites. Ac eorum quidem quae jam dictas excretiones pro-<text:line-break/>moveant, non parva materiae copia est, sed quum major<text:line-break/>eorum portio calida siccaque facultate sit, febrem adauget.<text:line-break/>Itaque deligenda medico sunt ea quae citra calefactionem<text:line-break/>siccationemque valentem dictas vacuationes praestent ; cu-<text:line-break/>.jufmodi sunt cremor ptisanae et aqua mulsa et oxymeli et<text:line-break/>apomeli et apii radix in aqua quae potui datur incocta.<text:line-break/>Haec autem ipsa ventri quoque sunt idonea; qui si nihil<text:line-break/>reddat, iniicienda per clysterem aqua mulsa cum oleo esu<text:line-break/>Sane totum corpus priusquam id vacuatis, rarefacere non</text:p>
      <text:p text:style-name="P3">expedit ; ubi vacuatum est, utique licebit id medicamento<text:line-break/>aliquo oui calor tepidus insit rarefactas, cuiusmodi est quod<text:line-break/>ex chamaemelo conficitur. In hoc tempore si vinum quoque<text:line-break/>aquosum bibatur, id omnes excretiones promoverit; <text:span text:style-name="Default_20_Paragraph_20_Font"><text:span text:style-name="T5">idem<text:line-break/>faciat</text:span></text:span> et temperatum dulcis aquae lavacrum. Quod si ap- .<text:line-break/>positum aliquando in dictione vocabulum dulcis non fit, id<text:line-break/>subaudire debebis , certo sciens de eo nos in febricitantibus<text:line-break/>lavacro semper loqui, non bituminofo aut sulfureo aut<text:line-break/>alumiuoso aut chalcanthode- aut salso aut ex marina ipsa.<text:line-break/>Caeterum ubi magnitudo febris obstat, sicut in continenti- ,<text:line-break/>bus, nec vino est utendum nec lavacro nec iis quae habitum<text:line-break/>rarefactam, unctionibus; fed aqua frigida, sicut prius dixi-<text:line-break/>mus, pota in his febribus est aptissima, nifi tamen aliquid<text:line-break/>eorum quae praedicta sunt hanc quoque prohibeat. Nam<text:line-break/>ipfius febris frigida pola perpetuo est remedium, non famen<text:line-break/>putrescentium humorum per alvum, urinas vel fusiores va-<text:line-break/>cuandorum. Quo magis exercitatum esse in iis quas nunc<text:line-break/>tradimus methodii opertet, ec in aegrotantibus considerare</text:p>
      <text:p text:style-name="P2">et quae sint ipsius febris remedia, et quae ipsius ubi per se<text:line-break/>siola subsistit putredinis, quae rursus efficientis ha<text:span text:style-name="Default_20_Paragraph_20_Font"><text:span text:style-name="T5">n</text:span></text:span>c causae,<text:line-break/>atque hujus quoque, quum per fe ipsam subsistit. Non enim<text:line-break/>siemper inter <text:span text:style-name="Default_20_Paragraph_20_Font"><text:span text:style-name="T5">t</text:span></text:span>e consentiunt haec omnia, sied plerumque ad-<text:line-break/>veriantur. Hic memores eorum quae dissicimus, quod maxi-<text:line-break/>mum omnium est, id aggredi oportebit atque vel hoc pri-<text:line-break/>mum vel magis quam caetera sanare. Sane scire licet .diffi-<text:line-break/>clle esse acrique judicio indigens febrem, putredinem et ef-<text:line-break/>fectricem causam, ubi etiamnum ipsa quoque adest, inter fe<text:line-break/>conferre; difficilius tamen est, si vires quoque cum illis<text:line-break/>conferre velis; quod, sicut ante demonstravimus, propter<text:line-break/>vitae scopum semper est necessarium; aliquando vero et ex<text:line-break/>accidenti, sicut ad morborum sanationem ; quod me ostensu-<text:line-break/>rum p<text:span text:style-name="Default_20_Paragraph_20_Font"><text:span text:style-name="T5">r</text:span></text:span>omisi. Si namque quod putrescit vestis esset aliudve<text:line-break/>inanime corpus, ex praedictis duntaxat indicationem capere-<text:line-break/>mus. Quum vero in vivente corpore fiat putredo, quod<text:line-break/>tum alterare potest tum concoquere tum utile reddere</text:p>
      <text:p text:style-name="P3">quicquid putrescentium veluti semiputrescens semimalum-<text:line-break/>que est, hanc facultatem ejus qua naturaliter concoquit<text:line-break/>excita<text:span text:style-name="Default_20_Paragraph_20_Font"><text:span text:style-name="T5">n</text:span></text:span>s roboranfque, quae. putrescentia sunt sanabis. Iter<text:line-break/>que etiam tum quae putrescentia sunt sanabis. Itaque etiam<text:line-break/>tum maxime eos eum fiducia vel in baleae lavamus, vel.<text:line-break/>rarefacientibus medicamentis utimur, vel aquam frigidam<text:line-break/>vel vinum bibendum damus, quum notas humorum coneo-<text:line-break/>dionis cernimus. Non enim pulsificam duntaxat facultatem.<text:line-break/>ad ejusmodi agenda firmam requirimus, ut neque facultatem<text:line-break/>voluntario motu. nos moventem, fed, sicut est dictum, potius<text:line-break/>concoctricem. Ergo si et facultates cunctae valentes sint et.<text:line-break/>fabris ardentissima et concoctionis notae plane evidentes,<text:line-break/>frigidam homini dare audacter debebis; constat namque.</text:p>
      <text:p text:style-name="P4">- salem <text:span text:style-name="Default_20_Paragraph_20_Font"><text:span text:style-name="T5">hominem</text:span></text:span> lenem non esse, ex quo omnes illi facultates<text:line-break/>valentes esse proposuimus. Quod si etiam co<text:span text:style-name="Default_20_Paragraph_20_Font"><text:span text:style-name="T5">r</text:span></text:span>pulentus sue—<text:line-break/>ri t, tum status caeli calidus ac siccus, etiamsi in frigidam.<text:line-break/>natationem hunc dimittas, haudquaquam laedetur, Ejusmodi<text:line-break/>namque temporis opportunitate usi, qui sese in frigidam</text:p>
      <text:p text:style-name="P3">coniecerunt et protinus universa sudarunt et nonnullis eo-.:<text:line-break/>rum alvus biliosa reddidit. At si mediocris sit febris et vires<text:line-break/>non validae cum notis concoctionis; iis balneum prodest et<text:line-break/>vini potio: tum vero ex unctionibus eae quae rarefactum ;<text:line-break/>idque multo magis quum ambiens est frigidus. Neque<text:line-break/>enim plerumque aut frigida balnea aut frigidam potionem<text:line-break/>In ejusmodi coeli flatu expetunt, inspiratu nisio assidue re-<text:line-break/>-frigerati: quod si quando in frigido ambiente vehementer<text:line-break/>uri aegrotum contingat, exigua salutis ejus habenda fpes sit,<text:line-break/>Si vero nec concoctionis sunt signa, nec vires validas ha-<text:line-break/>here appareat, servari is plane non potest; hanc neque ip-<text:line-break/>fum laveris in balneo neque medicamentis rarefacientibus<text:line-break/>unxeris neque vinum illi dederis nequa frigidam, in quo<text:line-break/>enim desperata salus est, imp<text:span text:style-name="Default_20_Paragraph_20_Font"><text:span text:style-name="T5">r</text:span></text:span>udentis consilii fuerit apud<text:line-break/>vulgum infamare praesidia, quae multis suere saluti. Ego<text:line-break/>siquidem aliquos novi ex amethodis istis medicis, qui quum<text:line-break/>ea- quae nos gessimus essent imitati , iifiiemque praesidiis lu<text:line-break/>iis qui prorsus morituri erant usi , adeo nisui. profecerunt,</text:p>
      <text:p text:style-name="P3">ut etiam tempestivum eorum usum suspectum formido lo-<text:line-break/>iamque reddiderint. Verum nos tempora praesidiaque iis<text:line-break/>quos servari fpes est scribimus, quod aegris insanabilibus<text:line-break/>nec tempus ullum opportunum neo praesidium sit. Atque<text:line-break/>hoc mihi per omnem sermonem teneri memoria velim , quo<text:line-break/>minuis praecipua illa primaque omnium curationis indicatio<text:line-break/>convelli aliqua<text:span text:style-name="Default_20_Paragraph_20_Font"><text:span text:style-name="T5">n</text:span></text:span>do posse rideatur. Quippe quum dicat Hip-<text:line-break/>.pocrates <text:span text:style-name="Default_20_Paragraph_20_Font"><text:span text:style-name="T5">Contraria esse c</text:span></text:span>o<text:span text:style-name="Default_20_Paragraph_20_Font"><text:span text:style-name="T5">ntrari</text:span></text:span>o<text:span text:style-name="Default_20_Paragraph_20_Font"><text:span text:style-name="T5">rum remedia</text:span></text:span>, quid vetat<text:line-break/>omnibus febricitantibus frigidam uno ordine exhibere ? Ue- -<text:line-break/>rum nec exhibenda est, nec subvertitur eo tempore genera-<text:line-break/>lis omnis scopus. Unum enim ex iis quae actu refrigerant,<text:line-break/>aqua frigida esu Sed et alia plura sunt quae partim pote-<text:line-break/>llate, ut dictum est, refrigerent, partim ex accidenti, quorum<text:line-break/>aliis propter concursum pugnantium ru se scop<text:span text:style-name="Default_20_Paragraph_20_Font"><text:span text:style-name="T5">a</text:span></text:span>rum alias<text:line-break/>utimur. Porro tradita jam methodus est ejus quod conducit<text:line-break/>a<text:span text:style-name="Default_20_Paragraph_20_Font"><text:span text:style-name="T5">n</text:span></text:span>te esta semper deligendi. Ostensum praeterea est ipsius<text:line-break/>febris, prout febris est, aquam frigidam semper esse <text:span text:style-name="Default_20_Paragraph_20_Font"><text:span text:style-name="T5">r</text:span></text:span>eme-<text:line-break/>dium, quod vero ast alia spectat non semper; velut; quum</text:p>
      <text:p text:style-name="P3">ex obstructione glutinosorum et crassiorum humorum pu-<text:line-break/>tredo oritur. Supponatur vero et cum his plenitudinem in<text:line-break/>toto esse corpore, tum vires non imbecillas. In ejusmodi<text:line-break/>namque implexibus quum multa praeter naturam in corpore<text:line-break/>sint, quaedam eorum antecedentes causae erunt, veluti re- .<text:line-break/>simulantia cum glutinosis et erassis humoribus ; ex his enim<text:line-break/>obstructio est orta, quae morbus organic<text:span text:style-name="Default_20_Paragraph_20_Font"><text:span text:style-name="T5">a</text:span></text:span>s est eorum quae<text:line-break/>obstructa suus corporum. Hanc symptoma scquutum est ipsa<text:line-break/>transpirationis retentio quam rursus putredo humorum ex-<text:line-break/>cepit , ipsa febris antecedens quaedam causa.</text:p>
      <text:h text:style-name="Heading_20_2" text:outline-level="2">Cap. x </text:h>
      <text:p text:style-name="P30">Ergo qui febrem curare conatur necesse<text:line-break/>est putredinem inhibeat , ita ut duae indicationes fe exui-<text:line-break/>beant, altera a febre; altera a putredine. Atque a febre<text:line-break/>rursus duae indicationes erunt, ut portio febris , quae jam<text:line-break/>facta est peremetur , quae vero in generatione esit inhibea-<text:line-break/>tur. Aliaeque duae rursum a putredine erunt indicationes,<text:line-break/>.ut et quod putredinis jam laetum est sanes ,sset quod iuge-</text:p>
      <text:p text:style-name="P2">n<text:span text:style-name="Default_20_Paragraph_20_Font"><text:span text:style-name="T5">o</text:span></text:span>tatione adhuc est sistas. Porro quod in generatione est id<text:line-break/>perspiratio impedita facit; nihil enim deterius fuerit clario-<text:line-break/>ris doctrinae gratia ita eam nonunare. Ita ab hac quoque<text:line-break/>aliae duae indicationes nascentur, tum ut quod retentum est<text:line-break/>vacuetur, tum ut quod retinendum est prohibeatur. Sa<text:span text:style-name="Default_20_Paragraph_20_Font"><text:span text:style-name="T5">n</text:span></text:span>e<text:line-break/>prohibebitur praesidiis obstructioni medentibus. Cujus rm-<text:line-break/>fum ipsius quod jam factum est sanandum est, quod sutu-<text:line-break/>rum est inhibendum. At curabitur quidem quod obstructio-<text:line-break/>nis jam factum est .obstructio<text:span text:style-name="Default_20_Paragraph_20_Font"><text:span text:style-name="T5">n</text:span></text:span>e liberantibus; inhibebitur<text:line-break/>quod futurum est effluxum obstruentium humorum compe-<text:line-break/><text:span text:style-name="Default_20_Paragraph_20_Font"><text:span text:style-name="T5">t</text:span></text:span>uentibus. Ergo quod ultimum in ipsa re<text:span text:style-name="Default_20_Paragraph_20_Font"><text:span text:style-name="T5">s</text:span></text:span>olutiva methodo^<text:line-break/>est inventum, id primum omnium in curatione est peragen-<text:line-break/>dum. ostensum enim in prioribus libris est, si lis auxiliis,<text:line-break/>quae obstructionem eximant uti non vacuata prius abundan-<text:line-break/>fla velimus , fore ut non modo nihil proficiamus, scd etiam<text:line-break/>affectum majorem reddamus, pugnantibus scilicet inter fe<text:line-break/>indicationibus:- At si vacuata prius <text:span text:style-name="Default_20_Paragraph_20_Font"><text:span text:style-name="T5">multitudine</text:span></text:span> ad curandam<text:line-break/>obstructionem accedamus, medicamentis deobstruentibus</text:p>
      <text:p text:style-name="P2">erit opus. Verum quoniam horum plurima calida sunt, pe-<text:line-break/>viculum est ne tum putredinem tum febrem augea<text:span text:style-name="Default_20_Paragraph_20_Font"><text:span text:style-name="T5">n</text:span></text:span>t. Ita-<text:line-break/>.que iis quae citra calorem amovere obstructiones valeant,<text:line-break/>utemur; ubi autem quae obstiuunt detur fa incifaque funt, i<text:line-break/>per alvum urinas et sudorem ea vacuare tentandum. Quum<text:line-break/>vero materiae quae haec efficiunt etiam calidae sint, necesse<text:line-break/>est i<text:span text:style-name="Default_20_Paragraph_20_Font"><text:span text:style-name="T5">n</text:span></text:span>terea tum putredinem augeri tum febrem, Quere<text:line-break/>quoad licet id agendum ut quae minus calefaciat materia<text:line-break/>deligatur, aut si qua inveniri potest quae non calefaciat,<text:line-break/>quemadmodum lu hoc cafu balneum, utique ea est petenda.<text:line-break/>Hoc vero tempore etiam vires roborare, quo putredinem<text:line-break/>superantes humores concoquant, studebimus. Quod vero<text:line-break/>febris ipsius jam factum est, id resiigerabimus ; in auxilio-<text:line-break/>rum enim invenie<text:span text:style-name="Default_20_Paragraph_20_Font"><text:span text:style-name="T5">n</text:span></text:span>dorum ordine ultima est, quae ab hoc<text:line-break/>sumitur indicatio quamvis esta ratione sit prima; quippe</text:p>
      <text:p text:style-name="Normal">quum a febre coeperit praesidiorum inventrix methodus.</text:p>
      <text:h text:style-name="Heading_20_2" text:outline-level="2">Cap. XI. </text:h>
      <text:p text:style-name="P30">Itaque si nullum quidem interim vehe-<text:line-break/>mens incidat <text:span text:style-name="Default_20_Paragraph_20_Font"><text:span text:style-name="T5">s</text:span></text:span>ymptoma quod prohibeat, auxilia ab luitio</text:p>
      <text:p text:style-name="P3">morbi ad finem ta procedere ; celerrima solutio subsequetur<text:line-break/>febris; sin tale quippiam - i<text:span text:style-name="Default_20_Paragraph_20_Font"><text:span text:style-name="T5">n</text:span></text:span>cidat, quod causarum totam ad<text:line-break/>se curationem revocet, necesse est serius adveniat curatio-<text:line-break/>nis finis. Siquidem quod ita intervenit, omnino vel con-<text:line-break/>. tranium est remediis antedictum affectuum et symptomatum<text:line-break/>ordinem solventibus; vel omnino nihil saltem conserti<text:line-break/>Enimvero si ejus quod i<text:span text:style-name="Default_20_Paragraph_20_Font"><text:span text:style-name="T5">n</text:span></text:span>tervenit sanatio praedicto auxilio-<text:line-break/>rum ordini sit contraria, necesse est interim cu<text:span text:style-name="Default_20_Paragraph_20_Font"><text:span text:style-name="T5">n</text:span></text:span>cta deteriora<text:line-break/>.reddi; sin ab ortu affectu, intervenientis mali correctio<text:line-break/>nec officiat nec prosit, totius curationis celeritati in mora<text:line-break/>erit; si autem noceat, necesse est aut universam medicatio.-<text:line-break/>.nem in longius spatium trahi aut aliquod subsequi pericu-<text:line-break/>lum aut etiam sere utrumque. Finge namque vitiato interim<text:line-break/>.stomacho syncopen incidisse, - cui succurrere coacti cibum<text:line-break/>.intempestive dederimus ac vinum cum frigida.. Ex horum<text:line-break/>enim usu tum obstructionem tum <text:span text:style-name="Default_20_Paragraph_20_Font"><text:span text:style-name="T5">corporis</text:span></text:span> coarctationem<text:line-break/>tum putredinem auctas esse necessum est, atque ex harum</text:p>
      <text:p text:style-name="P3">auctu ipsam etiam febrem. Verum ubi tum virtus satis va-<text:line-break/>lens est, nec quicquam, ut dictum est, intervenit, cujusmodi<text:line-break/>quam modo diximus ex vitio stomachi ortam syncopen, sied<text:line-break/>nec quae aliquando accidere possunt, sanguinis profluvium,<text:line-break/>vigilia, dolor ac error aliquis, vel ipsius aegrotantis vel ejus<text:line-break/>familiarium , ubi inquam nihil tale accidit, totus. qui paulo<text:line-break/>ante dictus est remediorum ordo hominem sanabit. Sed <text:span text:style-name="Default_20_Paragraph_20_Font"><text:span text:style-name="T5">n</text:span></text:span>ec<text:line-break/>ipfie tamen quocunque remedia omnia, quae praeter naturam<text:line-break/>sunt, sanati Nam aqua mulsa, quae ad crassius succos iuci-<text:line-break/>dendos et glutinosos detergendos et excretionem promoven-<text:line-break/>dam attinet, optimum plane medicamentum suerit lu iis<text:line-break/>synodus, quos coarctatio et putredo excitarunt; quatenus<text:line-break/>vero calorem febris adauget, est noxia, unde si lue immodi-<text:line-break/>cus sit, parcendum aquae mulsae est,. ute<text:span text:style-name="Default_20_Paragraph_20_Font"><text:span text:style-name="T5">n</text:span></text:span>dumque ptisanae<text:line-break/>cremore; quod si solutu difficiles esse obstructiones judica-<text:line-break/>veris, etiam oxyrnelite. At hoc ipsum rursus, si immodice<text:line-break/>utare, et intestina radit et tussim excitat et nervosa laedit.<text:line-break/>Adeo difficillimum est ejusmodi aliquid auxilium inve<text:span text:style-name="Default_20_Paragraph_20_Font"><text:span text:style-name="T5">n</text:span></text:span>isse,</text:p>
      <text:p text:style-name="P3">quod citra ullam noxam magnopere prosit. Id accidit, ut<text:line-break/>dictum est, ex implexu insidentium in corpore praeter na-<text:line-break/>turam affectuum , una cum antecedentibus eos causis et fe- -<text:line-break/>quentibus <text:span text:style-name="Default_20_Paragraph_20_Font"><text:span text:style-name="T5">s</text:span></text:span>ymptomatis.</text:p>
      <text:h text:style-name="Heading_20_2" text:outline-level="2">Cap. XH. </text:h>
      <text:p text:style-name="P30">Nunquam famen propterea praeceptum<text:line-break/>illud, <text:span text:style-name="Default_20_Paragraph_20_Font"><text:span text:style-name="T5">contrariorum contraria esse remedia</text:span></text:span>, aliquando ve-<text:line-break/>rum erit, aliquando salsum; imo id perpetuo verum est,<text:line-break/>nam fieri non potest ut eorum quae praeter naturam sint<text:line-break/>quicquam per aliam ullam remediorum speciem curetur.<text:line-break/>Non tamen scmper melius est omnibus quae praeter natu-<text:line-break/>ram sint mederi, sed quum sula per fe consistunt; nam si<text:line-break/>cum estis una incidant, aliis saepe est ante illa medendum,<text:line-break/>sicut in cavis ulceribus, ubi ea simul cum phlegmone funt<text:line-break/>conjuncta. Nam verum in sus quoque manet quod per ea<text:line-break/>quae carne implent emantur; caeterum his uti priusquam<text:line-break/>phlegmonen curaveris non licet. Ac interim dum haec sa-<text:line-break/>natur ulcus cavum adeo non melius quam fuit redditur, ut<text:line-break/>etiam fiat magis cavum. Quod si farcoticis medicamentis uti</text:p>
      <text:p text:style-name="P3">velis, neque carne ipsum impleveris et phlegmonen auxeris.<text:line-break/>Quae namque carne implent; ea demum implere possunt,<text:line-break/>quae phlegmone vacant, non quae phlegmone adhuc sunt<text:line-break/>.oppressa. Hoc itaque quod in dictione tam est breve, nempe<text:line-break/><text:span text:style-name="Default_20_Paragraph_20_Font"><text:span text:style-name="T5">Contrario: contrariorum esse remedia</text:span></text:span>, potestate deprehen-<text:line-break/>ditur marinam. Nam omnium medendi methodium confun-<text:line-break/>.det quisquis hanc indicationem neglexerit; quum omnia<text:line-break/>quae praeter naturam iunt ab iis quae ipsis sint contraria<text:line-break/>curentur. Quum autem eorum , quae praeter naturam sunt<text:line-break/>duplex prima differentia sit, aliis per su subsistentibus, aliis<text:line-break/>.in ipsc ut fio ni eam fieri essentiam suam habentibus ac um-<text:line-break/>brae ritu affectus comitantibus., sanatio quidem affectuum<text:line-break/>ipsorum est sublatio, hanc vero .symptomatum amotio se-<text:line-break/>quitur. Quibus quamquam ipsis nihil prima ratione adbibe-<text:line-break/>tur, attamen in iis quoque perpetuum illud praeceptum<text:line-break/>manet, <text:span text:style-name="Default_20_Paragraph_20_Font"><text:span text:style-name="T5">Contraria contrariorum esse remedia;</text:span></text:span> quum enim<text:line-break/>.affectus quos symptomata sequuntur sanamus, symptomata<text:line-break/>nimirum ipsa in contrarium statum perducimus. Quare<text:line-break/>quaecunque symptomata exiguorum meatuum densitas iuver</text:p>
      <text:p text:style-name="P3">xit; ea rarefactione tollentur. Quod si ipsi quoque fympto-<text:line-break/>mati quod ex densitate sputamentorum est natum, .id estmi-<text:line-break/>neri quam justum sit excrementa essiuxui, quod sane paulo<text:line-break/>superius adiapneustiam vocavimus, symptomatum genus aliud<text:line-break/>co<text:span text:style-name="Default_20_Paragraph_20_Font"><text:span text:style-name="T5">n</text:span></text:span>trarium opponere velis, ne sic quidem desit quod dixe-<text:line-break/>ris; <text:span text:style-name="Default_20_Paragraph_20_Font"><text:span text:style-name="T5">t</text:span></text:span>uus namque plura justo defluvia, pisto paucioribus<text:line-break/>co<text:span text:style-name="Default_20_Paragraph_20_Font"><text:span text:style-name="T5">n</text:span></text:span>traria. Adeo sicut in symptomatis ipsis libet <text:span text:style-name="Default_20_Paragraph_20_Font"><text:span text:style-name="T5">C</text:span></text:span>o<text:span text:style-name="Default_20_Paragraph_20_Font"><text:span text:style-name="T5">ntraria<text:line-break/>c</text:span></text:span>o<text:span text:style-name="Default_20_Paragraph_20_Font"><text:span text:style-name="T5">ntrariorum remedia</text:span></text:span> dicere, in iis quoque stat immotus pri-<text:line-break/>mus omnium, quae praeter naturam fiunt, curationis fico-<text:line-break/>pus. Verum statius est, ut praediximus; eorum quae vere<text:line-break/>et primum curantur, id est affectuum in corpore, qui vere<text:line-break/>sunt subsistentes, contraria esse remedia existimes. Nam<text:line-break/>actiones eorum atque etiam laesiones, ut eas in ipfio, ut sic<text:line-break/>dicam , fieri esse dixeris, ita absolute subsistere minime di-<text:line-break/>xeris. Nam manum extendere aut flectere, ex iis quae ab-<text:line-break/>solute <text:span text:style-name="Default_20_Paragraph_20_Font"><text:span text:style-name="T5">t</text:span></text:span>uus, dici non possunt, fied ex iis quae fiu<text:span text:style-name="Default_20_Paragraph_20_Font"><text:span text:style-name="T5">n</text:span></text:span>t; multo- .<text:line-break/>que nunus ipsius immobilitas, quae ipsa quoque symptoma<text:line-break/>est ejus qui in musculis nervisve subest assectus; sed af-</text:p>
      <text:p text:style-name="P3">fectum, qui ex subsistentium numero est unus, contraria po-<text:line-break/>stillare remedia dixeris. Hunc vero solutum contrarium se-<text:line-break/>qui statum, quae sanitas est; atque hanc rursus. quandam<text:line-break/>naturae actionem, quae symptomata jam finito sit contraria.<text:line-break/>Sed nec nominibus fassi, quae saepe esta forma proferuntur<text:line-break/>quam ut contrariis conveniat, saepe vero pla<text:span text:style-name="Default_20_Paragraph_20_Font"><text:span text:style-name="T5">n</text:span></text:span>e non situi,<text:line-break/>fed ex ipsa reruni natura co<text:span text:style-name="Default_20_Paragraph_20_Font"><text:span text:style-name="T5">n</text:span></text:span>trarium invenire debes, ha-<text:line-break/>bens quo pro illo discernendo spectes confessum illud, <text:span text:style-name="Default_20_Paragraph_20_Font"><text:span text:style-name="T5">c</text:span></text:span>o<text:span text:style-name="Default_20_Paragraph_20_Font"><text:span text:style-name="T5">n-<text:line-break/>trarid esse quae sub .un</text:span></text:span>o <text:span text:style-name="Default_20_Paragraph_20_Font"><text:span text:style-name="T5">gen</text:span></text:span>e<text:span text:style-name="Default_20_Paragraph_20_Font"><text:span text:style-name="T5">re plurimum inter se d</text:span></text:span>i<text:span text:style-name="Default_20_Paragraph_20_Font"><text:span text:style-name="T5">stent.<text:line-break/></text:span></text:span>Ergo si intellexeris in illo genere quod commoderatum est,<text:line-break/>id vero est, ut saepe monstravimus, quod -inter extrema est, -<text:line-break/>medium, infinitam quandam contraria<text:span text:style-name="Default_20_Paragraph_20_Font"><text:span text:style-name="T5">r</text:span></text:span>um rerum multitudi-<text:line-break/>nem, quae caloris minorisqrre ratione inter fe dissideant,<text:line-break/>ex eo invenies. Siquidem lu affectibus verni gratia te-<text:line-break/>nuium spiramentorum symmetriam intelligens; ex utraque<text:line-break/>parte duas ametrias inter fe contrarias <text:span text:style-name="Default_20_Paragraph_20_Font"><text:span text:style-name="T5">invenies</text:span></text:span>, in actioni-<text:line-break/>bus vero symmetriam vacuatorum considerans, ipsi quoque</text:p>
      <text:p text:style-name="P3">ex utraque parte ametria respondet. Ferum lu parvis spi<text:span text:style-name="Default_20_Paragraph_20_Font"><text:span text:style-name="T5">r</text:span></text:span>a-<text:line-break/>mentis nomina excessibus non defiunt, nempe densitas ec<text:line-break/>raritas; in vacuatis post tamen sunt- Eoque sit ut cogantur<text:line-break/>pauciores plerasque effluxus dicere, ut si densitatis narita-<text:line-break/>tisque nomina non essent, spirameutorum alibi plura jnsto<text:line-break/>esse, alibi pauciora dicere cogeremur. Ergo, sicut diximus, hoc<text:line-break/>maxime cavere debemus, fimus etiam in eo nos exercitare,<text:line-break/>quo celerius cujusque sic dicti contrarium inveniamus. Non<text:line-break/>enim. in corporum modo qualitate, verum etiam inqua<text:span text:style-name="Default_20_Paragraph_20_Font"><text:span text:style-name="T5">n-<text:line-break/></text:span></text:span>titase ejusmodi contrarietatem invenias, quam utique .Ari-<text:line-break/>stoteles oppofitiouem vocat; non contrarietatem. Neque<text:line-break/>enim magnum parvo vult esse contrarium, sed in eo quod<text:line-break/>ad aliquid dicitur oppositum, neque multum pauco, sed<text:line-break/>eodem modo nec rarum denso,. neque laxatum contracto,<text:line-break/>neque spfi quod fecundum naturam est id quod praeter<text:line-break/>naturam est. Verum Hippocrati omnia id genus contrario-<text:line-break/>runr habent appellationem, sicuti etiam Platoni qui. genera-</text:p>
      <text:p text:style-name="P3">tio<text:span text:style-name="Default_20_Paragraph_20_Font"><text:span text:style-name="T5">n</text:span></text:span>es ex contrariis esse dicit. Ostensum quoque a me in<text:line-break/>aliis est, nec Aristotelem ipsum suam ipsius legem in <text:span text:style-name="Default_20_Paragraph_20_Font"><text:span text:style-name="T5">n</text:span></text:span>omi-<text:line-break/>nibus fervare, quo loco principia eorum quae natura re-<text:line-break/>guntur materiam, formam et privationem statuit. Verum<text:line-break/>quod divinum Plato<text:span text:style-name="Default_20_Paragraph_20_Font"><text:span text:style-name="T5">n</text:span></text:span>em scquuti semper testatur, <text:span text:style-name="Default_20_Paragraph_20_Font"><text:span text:style-name="T5">c</text:span></text:span>o<text:span text:style-name="Default_20_Paragraph_20_Font"><text:span text:style-name="T5">ntemnere<text:line-break/>nomina oportet, minime autemscientiam rerum. Ha namque<text:line-break/>ad salutem hominum pertinet, errorifuue in ea finis est<text:line-break/>pernicies. </text:span></text:span>Nominibus sive proprie sive improprie utere,<text:line-break/>aegrotis nihil inde magis mmusve contingit. Intelligas id<text:line-break/>clarius, si non contrariorum contraria-, sed quemadmodum<text:line-break/>illis placet, oppositu sibi invicem esse remedia dicas. Siqui-<text:line-break/>dem copiam fanat vacuatur, inediam nutrimenta, in Intuma<text:line-break/>quod exsuperat ablatio, quod deflemus est adjectio. Itaque<text:line-break/>etiam in alio ope<text:span text:style-name="Default_20_Paragraph_20_Font"><text:span text:style-name="T5">r</text:span></text:span>e recte arbitror a sene dictum : <text:span text:style-name="Default_20_Paragraph_20_Font"><text:span text:style-name="T5">Medicina<text:line-break/>namque app</text:span></text:span>o<text:span text:style-name="Default_20_Paragraph_20_Font"><text:span text:style-name="T5">sitio est et d</text:span></text:span>e<text:span text:style-name="Default_20_Paragraph_20_Font"><text:span text:style-name="T5">tractio, deficientium quidem ap-<text:line-break/>positio, redundantium detractio</text:span></text:span>. Porro deficiunt redundant-<text:line-break/>que quaedam in quantitate; quaedam in qualitate; in quanti-</text:p>
      <text:p text:style-name="P3">late, quum fanguis. plus aequo est auctus aut rursus minor<text:line-break/>redditus, in qualitate, quum vel calidus veI frigidus vel<text:line-break/>erassior veI tenuior est <text:span text:style-name="Default_20_Paragraph_20_Font"><text:span text:style-name="T5">esiectu</text:span></text:span>s. Sive igitur contrarietatem<text:line-break/>sive oppositionem nominare volueris , ejus indicationis me-<text:line-break/>dendi, quae ab omnibus quae praeter naturam sunt prae-<text:line-break/>he t ur, siemper meminisse debebis eique esse intentus; po-<text:line-break/>tissimunr quidem ut dictum prius est jn affectibus; feti ta-<text:line-break/>m en et lo symptomatis, quamvis horum nec primum cu-<text:line-break/>ratio sit nec proprie contrarietas, scd curatio quidem simul<text:line-break/>cum affectibus ex accidenti, contrarietas vero lucidioris bre-<text:line-break/>viorisque doctrinae cau<text:span text:style-name="Default_20_Paragraph_20_Font"><text:span text:style-name="T5">t</text:span></text:span>a loquentibus abusive.</text:p>
      <text:h text:style-name="Heading_20_2" text:outline-level="2">Cap. XllI. </text:h>
      <text:p text:style-name="P30">Verum ad medendi indicationes prope-<text:line-break/>positi nobis febrium generis revertamur; repetamusque<text:line-break/>singula genera , quae in nobis praeter naturam sunt non<text:line-break/>causarum modo, verum etiam mo<text:span text:style-name="Default_20_Paragraph_20_Font"><text:span text:style-name="T5">r</text:span></text:span>borum et symptomatum.<text:line-break/>Et causarum quidem <text:span text:style-name="Default_20_Paragraph_20_Font"><text:span text:style-name="T5">genera</text:span></text:span> sunt multitudo et crassitudo et<text:line-break/>lentor humoris. Causa simul et symptoma est transpiratio-<text:line-break/>nis suppressio. Simili modo caula pariter et assectus est ipsa</text:p>
      <text:p text:style-name="P3">putredo. Morbus vero tum obstructio. tum febris ipsa.<text:line-break/>Symptoma vero est ipsa transpirationis suppressio. Ergo<text:line-break/>indicabit, ut dictum est, antecedentium causarum quaelibet<text:line-break/>proprium aliquid p multitudo ipsa quae ex eorum est nu-<text:line-break/>mero quae iunt ad aliquid in praedicamento quantitatis,<text:line-break/>vacuationem; lentitia vero et crassitudo, quae sunt in qua-<text:line-break/>litatis affectu sanationem, quae per contraria perficiatur.<text:line-break/>Quum vero in plerisque oppositionibus consueta nomina no<text:span text:style-name="Default_20_Paragraph_20_Font"><text:span text:style-name="T5">n<text:line-break/></text:span></text:span>sint, accidit ut qui in rerum scientia minus sunt exeret-<text:line-break/>tati fallantur; quum enim uno numine nequeunt quod ani-<text:line-break/>mo concipiunt nominare, id ceu prorsus non sit dimittunt;<text:line-break/>quemadmodum profecto in glutinosis et erassis humoribus<text:line-break/>faciunt. Nam crassius humor ex adverso oppositum habet<text:line-break/>tenuem; glutinosus vero, sicut ipse primus nominavi, rhy-<text:line-break/>pticon, <text:span text:style-name="Default_20_Paragraph_20_Font"><text:span text:style-name="T5">id efi detersivum;</text:span></text:span> sicuti vero aliquis dixerit quia<text:line-break/>folidis corporibus nominandi occasionem acciperet, friabile.<text:line-break/>Siquidem hoc pacto semper videtur Ariste telas oppositionem<text:line-break/>facere; verum non in humoribus, ut dixi, sed in solidis ipsis</text:p>
      <text:p text:style-name="P3">corporibus. Quod si glutinosi humoris naturam sub ea ra-<text:line-break/>tione intelligas , quod quicquid tetigerit, huic aegre solubilis<text:line-break/>adhaeret, non immerito, arbitror , eum qui nec adhaeret et<text:line-break/>ea quae adhaerent deterget, contrarium ipsi statues Et<text:line-break/>antecedentium quidem causarum contrarietates abunde sunt<text:line-break/>dictae. In organico vero morbo quod est: obstructio, con-<text:line-break/>trarium ei est deobstructio ; fymptomati vero quod est tran-<text:line-break/>spirabilium retentio, excretio ip forum contrarium est; at<text:line-break/>vero in humorum putredine et excretio et refrigeratio et<text:line-break/>ventilatio et semiputridorum concoctio ex adverso refpon-<text:line-break/>dent; ipsius vero febris refrigeratio et oppositio est. Porro<text:line-break/>quibus methodi<text:span text:style-name="Default_20_Paragraph_20_Font"><text:span text:style-name="T5">o</text:span></text:span> materiam quae singula modo memoratorum<text:line-break/>perficiat invenias jam diximus. Pugnantibus igitur his, sicut<text:line-break/>diximus, alias aliae tum indicationes vincent tum materiae.<text:line-break/>Indeque factum est ut quidam, quum ignora flent unam fetu-<text:line-break/>per dari ex re quaque indicationem, ac si praeter naturam<text:line-break/>sit quod iudicet, contrarium id <text:span text:style-name="Default_20_Paragraph_20_Font"><text:span text:style-name="T5">t</text:span></text:span>empe. iudicare; sin fe-<text:line-break/>cundum naturam fe habeat, non contrarium sed simile ; nec</text:p>
      <text:p text:style-name="P3">medendi lu nec sa<text:span text:style-name="Default_20_Paragraph_20_Font"><text:span text:style-name="T5">n</text:span></text:span>itatis tuendae methodum constituere<text:line-break/>potuerint. Siquidem quum in primis ipsi indicationibus<text:line-break/>sunt lapsi, multo profecto magis in iis quae fequuturae erant<text:line-break/>decipi debebant. Debent enim, arbitror, aedificiis fundamenta<text:line-break/>jaci firuia et scaphis poni idonea cerina, siquid aedisican-<text:line-break/>dorum pangendorumque in iis futurum est firmum; ubi<text:line-break/>enim prima ipsa basis statim ah initio debilis fuit, qui fieri<text:line-break/>potest ut quod superstruxeris sutorum infirmum non sit?<text:line-break/>Itaque quoniam lu continentibus ex proposita stipatio<text:span text:style-name="Default_20_Paragraph_20_Font"><text:span text:style-name="T5">n</text:span></text:span>e fe-<text:line-break/>bribus , neque enim gravari debemus iturum atque iterum<text:line-break/>fermonem repetere, quo nunc saltem medicorum vulgus<text:line-break/>veram methodum condiscat, quoniam <text:span text:style-name="Default_20_Paragraph_20_Font"><text:span text:style-name="T5">inquam</text:span></text:span> septem prae-<text:line-break/>ter naturam posita sunt a quibus indicationes sumuntur,<text:line-break/>humorum multitudo crassitudo, lentor, obstructio, transpira-<text:line-break/>tionis suppressio, putredo et febris carens intermissione, at-<text:line-break/>que haec contraria omnino esse adhibenda doceba<text:span text:style-name="Default_20_Paragraph_20_Font"><text:span text:style-name="T5">n</text:span></text:span>t. Prae-<text:line-break/>.ter haec vero ab iis quae fecundum naturam sie habebunt<text:line-break/>positae indicationes fiunt ex temperamento tum ipsius labo-</text:p>
      <text:p text:style-name="P3">ramis partis tum reliquarum omnium principum , ex sub-<text:line-break/>stantiae ipsarum quantitate et ex spiritus ipsius substantiae<text:line-break/>tum quantitate tum qualitate; horum vero indicatio<text:span text:style-name="Default_20_Paragraph_20_Font"><text:span text:style-name="T5">n</text:span></text:span>es<text:line-break/>non contrariorum erant, fied similium: ad ista vero, sicut<text:line-break/>diximus , dignoscenda tum aetas tum consuetudo tum<text:line-break/>omnes quae externae morbi causae <text:span text:style-name="Default_20_Paragraph_20_Font"><text:span text:style-name="T5">t</text:span></text:span>uere, contulerunt; uti-<text:line-break/>que ortis lune quoque indicationibus non paucis, omnes pro-<text:line-break/>fecto inspicere simul medicum decet, quo intelligat quonam<text:line-break/>primum ac magis, quonam minus et fecundo, quonam ad-<text:line-break/>huc et tertio , atque ita deinceps quo alio poft aliud praesi-<text:line-break/>dio sit utendum.</text:p>
      <text:h text:style-name="Heading_20_2" text:outline-level="2">Cap. XIV. </text:h>
      <text:p text:style-name="P30">Enimvero si erres febricitantis ex pu-<text:line-break/>trediue, ut positum est, accensa febre valentes sint, vena sta-<text:line-break/>tim feeanda est, citra cruditatem ventris statim morbo rnci-<text:line-break/>piente. Sin vires infirmae sint aut aetas prohibeat, inci-<text:line-break/>denda vena non est. Porro suctum supra est, ejusmodi fe-<text:line-break/>brem in vires imbecillas non incidere ; quippe fynochos bene<text:line-break/>habiti corporis ac calentis aetatis propria est. At si in</text:p>
      <text:p text:style-name="P3">puerum incidat, qui quartum decimum annum hactenus non<text:line-break/>attigit, illi venae sectio non convenit propterea quod tan-<text:line-break/>tillis, quum calidi ac humili sint, plurimum corporis sub-<text:line-break/>stantiae quotidie defluat ac discutiatur.. Ita quod ex incisione<text:line-break/>venae moliendum nobis suerat, id ultro <text:span text:style-name="Default_20_Paragraph_20_Font"><text:span text:style-name="T5">n</text:span></text:span>obis ex curati<text:line-break/>corporis natura praestatur. Quod si corpus quartumdeci-<text:line-break/>mum annum excesserit, aestimandum est . qualisnam ejus<text:line-break/>habitudo sit, num gracilis et spissa et dura et copiosi langui-<text:line-break/>nis, an contraria; atque ita in priori missionem sanguinis<text:line-break/>adhibebis, lu secunda nequaquam. Quin etiam modus va-<text:line-break/>enandi sanguinis ex iisdem scopis sumetur. Si enim cui<text:line-break/>sanguis mittitur, tringinta annos natus sit, sed laxus et mol-<text:line-break/>lis, pinguis et albus ac gracilibus venis, huic aut plane san-<text:line-break/>guineur non mittes, aut parum detrahes. Et omnino quidem.<text:line-break/>non mittes in tempore aestatis et regione aestuosa et coeli<text:line-break/>statu calido ac sicco ; parum detrahes in reliquis tum anni<text:line-break/>temporibus tum regione tum coeli fletu. Etenim fi neque<text:line-break/>obstructio subesset nec putredo, sed sola humorum redit n-</text:p>
      <text:p text:style-name="P3">dantia , protinus a missione sa<text:span text:style-name="Default_20_Paragraph_20_Font"><text:span text:style-name="T5">n</text:span></text:span>guinis pro naturae suae ra-<text:line-break/>tione se haberet. Itaque tantum humorum in omni tum cor-<text:line-break/>poris temperamento tum regione tum anui tempore tum<text:line-break/>statu coeli detrahi par erat, quantum supra naturalem -statum<text:line-break/>fuerat i nanctum. Verum quoniam nec obstructio nec pu-<text:line-break/>tredo cu<text:span text:style-name="Default_20_Paragraph_20_Font"><text:span text:style-name="T5">r</text:span></text:span>ari per sanguinis missionem potest, ut quae alia<text:line-break/>remedia, ceu prius est monstratum, desiderent, reponi san-<text:line-break/>guinis aliquid ad curationis spatium debebit, quo minus in-<text:line-break/>tempestive nutrire necessitate ulla cogamur. Quantum nam-<text:line-break/>que ad ejusmodi pertinet febrem, prorsus nutriendum non<text:line-break/>est; siquidem ostensum tibi prius est solum qui a viribus<text:line-break/>fumitur scopum nutrimentum indicere. At vero quantum<text:line-break/>ad id quod inanitum corpus est , nutrire oportet. Ita ne-<text:line-break/>cessum est duorum alterum , aut febrem, si nutrias, augere ;<text:line-break/>aut vires, si non nutrias, dejicere. Satius itaque suerit, ut<text:line-break/>dictum est, aliquod sanguinis, quod proprium partibus aui-<text:line-break/>malis nutrimentum sit relinquas, ac ipfe pauciffimas scrbi-<text:line-break/>tiones potionesque exlubere sis contentus; quibus utique</text:p>
      <text:p text:style-name="P3">ceu medicame<text:span text:style-name="Default_20_Paragraph_20_Font"><text:span text:style-name="T5">n</text:span></text:span>tis potius quam nutrimentis egemus. Nam<text:line-break/>id quoque stupra, quo minus multa de iisdem adhuc loqua-<text:line-break/>rnur, tnl ostensum.</text:p>
      <text:h text:style-name="Heading_20_2" text:outline-level="2">Cap. XV. </text:h>
      <text:p text:style-name="P30">Imo de cataplasmatis ac praecordiis<text:line-break/>perfundendis est loquendum. Quippe multa medicorum tur-<text:line-break/>ha unum quiddam , idque ex curationis a methodo abhor-<text:line-break/>rentis sanctionibus statuit omnefque ut post tertium diem<text:line-break/>nutriunt, ita etiam oleo prius perfundunt. Inde uno die<text:line-break/>interposito rursum nutriunt, cataplasma prius imponentes;<text:line-break/>quod si cui alvus est adstricta , etiam hanc clystere ducen-<text:line-break/>tes. Itaque his saltem auctoribus ordinandi rictus artem<text:line-break/>una hora quis didicerit. Verum non ita se vera res habet,<text:line-break/>sed quum ars ipsa tota sit magna , non levissima ejus pars<text:line-break/>est scientia ordinandi victus. Quae ex his maxime remediis<text:line-break/>constituitur, cibo, potione, pertusione cataplasmatis et cly-<text:line-break/>steribus. Quippe iidem medici, quum sanguinis missionem<text:line-break/>in principio etiam solam adhibuerint, reliquam omnem aegri</text:p>
      <text:p text:style-name="P3">curationem victui mandanti itaque, ut dixi, u<text:span text:style-name="Default_20_Paragraph_20_Font"><text:span text:style-name="T5">n</text:span></text:span>ius horae est<text:line-break/>rictus eorum disciplina; quod si qui discit ingenio valeat,<text:line-break/>ne hujus quidem i<text:span text:style-name="Default_20_Paragraph_20_Font"><text:span text:style-name="T5">n</text:span></text:span>tegrae, sed minimae ejus partis in qua<text:line-break/>quae nunc dicam audisse licuerit. Qui febricitant si valen-<text:line-break/>tes viribus si<text:span text:style-name="Default_20_Paragraph_20_Font"><text:span text:style-name="T5">n</text:span></text:span>t, omnibus sangui<text:span text:style-name="Default_20_Paragraph_20_Font"><text:span text:style-name="T5">n</text:span></text:span>em ab initio mittes, per-<text:line-break/>sufofque oleo post tertiae accessionem vel mulsa cum alica<text:line-break/>nutries vel sorbitione. Deinceps vero alternis cibabis die-<text:line-break/>bus, fed cataplasma ex artumelite prius imponens. Sicubi<text:line-break/>vero alvus adstricta suerit, clystere hanc duces. Atque il-<text:line-break/>lorum quidem universam ordinandi rictus artem i<text:span text:style-name="Default_20_Paragraph_20_Font"><text:span text:style-name="T5">n luis<text:line-break/></text:span></text:span>verbis jam audisti, non utique in scx mensibus, fed sex ver-<text:line-break/>siculis. Veram autem diaeteticen nunc audies. Calefacere<text:line-break/>praecordia cataplasmatis aut perfusionibus non est perpe-<text:line-break/>tuo tutum, fed in iis tantum aegris quibus in toto corpore<text:line-break/>nullam errat excrementum ; caeteris omnibus extrema est<text:line-break/>pernicies. Nam sive redundantia utravis sit, vel quae ad<text:line-break/>vires vel quae ad valorum continentiam comparatur ; sive<text:line-break/>etiam lu una parte pluribusve vitiosa excrementa sint,</text:p>
      <text:p text:style-name="P3">omnia ad partem calefactam trahuntur. Quoties enim vidisti<text:line-break/>praecordia, quum plane phlegmone carerent, intra quatuor<text:line-break/>.dies. quam ea gregales isti medici perfundere coepissent,<text:line-break/>phlegmonen contraxisse, quum ego etiam id ipsum tibi prae.-<text:line-break/>dixissem, jussissemque diligenter ad phlegmonen suturam<text:line-break/>attentus esses. In quibus id maxime intellexisti, quantum<text:line-break/>malum sit usui qui alienus a ratione sit insuescere. Quippe<text:line-break/>hi quum ex iis quae ipsimet faciunt phlegmonas semper ex-<text:line-break/>citent, id non animadvertunt, sed iisdem semper erroribus<text:line-break/>implicantur, veluti Hippocrates iis accidere dixit qui lune<text:line-break/>et inde ossium fracturas cum ulcere deligabant. Etenim .illi,<text:line-break/>quum phlegmonas in ulcere crearent, non tamen destite-<text:line-break/>runt, rati id adeo non ex deligatura, sed esto quopiam er:.<text:line-break/>rore incidisse. Et quomodo , quaelo, ad aliam . curationis ra-<text:line-break/>tionern su tra<text:span text:style-name="Default_20_Paragraph_20_Font"><text:span text:style-name="T5">n</text:span></text:span>stulissent, qui usum sine ratione .prositebantm<text:line-break/>exile quae sum ipsi semper facere essent assueti, tum prae-<text:line-break/>ceptores suos ante se facere contemplati? . siquidem hujus<text:line-break/>.generis <text:span text:style-name="Default_20_Paragraph_20_Font"><text:span text:style-name="T5">homine</text:span></text:span>s ne tentandum quidem censent, ut ex indi-<text:line-break/>catione quicquam sumant,. sed sula experientia sunt con-</text:p>
      <text:p text:style-name="P2">tenti. At Hippocrates ab ipfa rei natura idoneum curatio-<text:line-break/>nis modum invenit. Quo postea in usum veniente cognitum<text:line-break/>est quantus esset in priori error. Quin si quis in ejusmodi<text:line-break/>affectibus , cataplasmatis et perfusione ex oleo relictis , velit<text:line-break/>ad curationem quam ratio docet accedere, ipse quantopere<text:line-break/>aberrent qui plethorica et impura corpora sic curant, haud<text:line-break/>magno negotio experientia ipfa indicabit. At accidit ut in<text:line-break/>ejusmodi morbis divites potius quam pauperes perperam<text:line-break/>: cu<text:span text:style-name="Default_20_Paragraph_20_Font"><text:span text:style-name="T5">r</text:span></text:span>entu<text:span text:style-name="Default_20_Paragraph_20_Font"><text:span text:style-name="T5">r</text:span></text:span>. lu sus enim propter ipsorum delicias duplex pec-<text:line-break/>catum non ratu committitur et quod sanguis non mittatur<text:line-break/>et quod a medicis impensior adhibeatur diligentia, ut quo-<text:line-break/>tidie aliquid circa aegrotantis corpus fiat. Ac inter initis<text:line-break/>quidem sanguinis missionem major eorum pars p<text:span text:style-name="Default_20_Paragraph_20_Font"><text:span text:style-name="T5">r</text:span></text:span>opter mol-<text:line-break/>Iitiem non admittit, tametsi magis quam pauperes redun-<text:line-break/>dantiae sanguinis affectibus sunt objecti, ut qui magis tum<text:line-break/>cibis se impleant tum in otio vivant Medici vero qui eos<text:line-break/>curant, ubi summum remedium esit omissum, aliorum usu</text:p>
      <text:p text:style-name="P2">facturos <text:span text:style-name="Default_20_Paragraph_20_Font"><text:span text:style-name="T5">t</text:span></text:span>e quod desinit putant. Huc accedit quod ipsi quo-<text:line-break/>que aegri victus rationem in tranquillitate negligentiam esse<text:line-break/>rati et quiduis agere diligentiam , cogunt eos praecordiis<text:line-break/>; aliquid quotidie admovere; <text:span text:style-name="Default_20_Paragraph_20_Font"><text:span text:style-name="T5">t</text:span></text:span>est nec i<text:span text:style-name="Default_20_Paragraph_20_Font"><text:span text:style-name="T5">n</text:span></text:span>vitis profecto ipsis<text:line-break/>medicis , ut qui facere femper aliquid rideri velint, quod sic<text:line-break/>fe majorem mercedem accepturos speranti Itaque accidit<text:line-break/>ut illo ipfo tempore phlegmonae divitibus rumpant, quo jam<text:line-break/>pauperibus morbus propemodum perductus est ad finem.<text:line-break/>Quippe misso lu propositis hoc in libro febribus inter initia<text:line-break/>sanguine non pauperibus. modo, verum etiam divitum ser-<text:line-break/>vis plurimis quidem quinto, aliquibus septimo, crisis con-<text:line-break/>tigit, nemini serius. At divites, qui et sanguinis copiam et<text:line-break/>excrementorum plus quam pauperes et fervi habent, quum<text:line-break/>sanguinis mittendi praetermisere remedium, ac quotidie<text:line-break/>tum calido oleo perfundantur tum laxantibus cataplasmatis<text:line-break/>utantur, phlegmone<text:span text:style-name="Default_20_Paragraph_20_Font"><text:span text:style-name="T5">n</text:span></text:span> aliquam vel in jecinore vel ventri-<text:line-break/>culo vel reliquorum istic viscerum aliquo contrahunt, alii</text:p>
      <text:p text:style-name="P2">in quarto , alii in quinto, omnes plane in <text:span text:style-name="Default_20_Paragraph_20_Font"><text:span text:style-name="T5">t</text:span></text:span>exto. Nec oblitus,<text:line-break/>arbitror, es ejus, qui dum perfunderetur, difficultate spi-<text:line-break/>randi laborarit, omni supervacuo ad septum transversum<text:line-break/>caloris vi tracto. Ergo et hic periit, alii quoque infiniti<text:line-break/>quotidie pereunt, cataplasmate ipso cucurbitulae ritu cor-<text:line-break/>poris supervacua in viscera trahente. Non defuerunt pro-<text:line-break/>fecto et qui cucurbitula quoque ipsa sunt usi eo tantum<text:line-break/>consilio ut circa aeg<text:span text:style-name="Default_20_Paragraph_20_Font"><text:span text:style-name="T5">r</text:span></text:span>otantem aliquid semper moliri ride-<text:line-break/>rentur. Saluberrimum igitur, ut praediximus, est ru febri-<text:line-break/>bus venam incidere , non continentibus modo, verum etiam<text:line-break/>aliis omnibus quas putrescens humor concitat, ubi prae-<text:line-break/>fartim nec aetas nec vires prohibenti Levata namque quae<text:line-break/>corpus nostrum regit natura exonerataque eo quo velut<text:line-break/>farcina premitur, haud aegte quod reliquum est vincet.<text:line-break/>Itaque propriarum functionum haud oblita et coquet quod<text:line-break/>concoqui est habile et excernat quod potest excerni. Eorum<text:line-break/>enim quae in medio funt corpore, .ut isti vocant, provideo-</text:p>
      <text:p text:style-name="P3">tia, ubi detractus sanguis non est, maximum plane est ma-<text:line-break/>sum; ubi detractus esu non maximum Quamquam sic quo-<text:line-break/>que noxia esse in synodus febribus potest; quippe deusta<text:line-break/>immodico calore viscera etiam amplius deuruntur ac tor-<text:line-break/>reutur. Ergo ejusmodi providentiam illi duntaxat nequi-<text:line-break/>rent., quibus in una parte putredo consistit, si tamen hi<text:line-break/>quoque sanguinem prius miserint. Providebimus autem sus,<text:line-break/>non sicut triviales isti medici provident, qui statim inter-<text:line-break/>imtia laxant, sed in plurimis prorfus contra moliuntur.<text:line-break/>Relaxautia namque remedia sicuti quod in membris con-<text:line-break/>tine tu r evocant; ita si in principio sint admota, pro eo plus<text:line-break/>attrahunt. Quum enim adhuc ad affectum. locum fertur flu-<text:line-break/>xio, reprimere remittereque hanc expedit-, non ad ipsum<text:line-break/>attrahere. Quae vero repellentia dicuntur, quae adstringendi<text:line-break/>certe vim obtinent, in principiis idonea sunt <text:span text:style-name="Default_20_Paragraph_20_Font"><text:span text:style-name="T5">duplici ratione,<text:line-break/></text:span></text:span>et quod robur affectis partibus inferant, unde minus prompte<text:line-break/>effluxum excrementorum in se recipiunt, et quod eorum,<text:line-break/>quae. iu iis jam contentu fluit, tenuissimum extrorsum ex-</text:p>
      <text:p text:style-name="P3">primani. Quod si tum fluxio humorum per ea remedia com-<text:line-break/>poscatur, tum densitas quae adstringendo in affecta parte re-<text:line-break/>ficta est crassiora detinet, jam tempestiva relaxatio est quo<text:line-break/>ea quae retenta sunt vacuas. P<text:span text:style-name="Default_20_Paragraph_20_Font"><text:span text:style-name="T5">r</text:span></text:span>aecipue autem adstringentis<text:line-break/>bus est utendum, ubi in jecur aut ventriculum supervacuum<text:line-break/>profluit; etenim et hae partes admodum sunt principes et<text:line-break/>munus suum obeant, vel in ipsis morbis est necessum. Porro<text:line-break/>est non exiguum eorum munus qualeque reliquarum <text:span text:style-name="Default_20_Paragraph_20_Font"><text:span text:style-name="T5">par-<text:line-break/>tium</text:span></text:span>, quibus illud modo negotium est ut id quo nutriantur<text:line-break/>conficiant, verum quod tantopere animalis intersit, ut si ne-<text:line-break/>que in ventriculo probe alimentum fuerit concoctum, neque<text:line-break/>in sanguinem in jecinore mutatum, utique quod in fame<text:line-break/>nobis accidit; ut cibi penuria degere in abstinentia cogamur,<text:line-break/>idem tum omnibus animalis partibus accidat: non enim ex.<text:line-break/>iis quae devorarit quis, sed ex iis quae in jam dictis visceri-<text:line-break/>bus coniecerit, alimentum toti corpori suppeditatur. Atque<text:line-break/>ob haec nimirum impensius quam caeterae partes ventricu-<text:line-break/>lus et jecur adstringentia desiderant- Ergo quum ea quae</text:p>
      <text:p text:style-name="P3">jam infixa <text:span text:style-name="Default_20_Paragraph_20_Font"><text:span text:style-name="T5">t</text:span></text:span>uus discutiendi tempus est, tum quoque modice<text:line-break/>adstringi postulant; quod enim adstrictionis in principio<text:line-break/>largius iis quam caeteris partibus adhibetur, id serva<text:span text:style-name="Default_20_Paragraph_20_Font"><text:span text:style-name="T5">n</text:span></text:span>dum<text:line-break/>assidue est manente qui. id indicet usu; u<text:span text:style-name="Default_20_Paragraph_20_Font"><text:span text:style-name="T5">t</text:span></text:span>us vero est, ut<text:line-break/>paulo ante testati simus, nutrimenti confectio. Si igitur per<text:line-break/>imbecillitatem parum recte concoxerint, non modo assumpti<text:line-break/>cibi nulla est utilitas, sed etiam ventriculo non raro ex ejus<text:line-break/>corruptela lacessito, expellitur quoque aliquid prioris. Ita<text:line-break/>fit, ut duplex jam noxa toti corpori accedat, quum nec ex<text:line-break/>cibo sumpto nutriatur et aliquid ex eo, quod sibi repo-<text:line-break/>ruerat amittat. Huc accedit et quod ciborum concoctio; sive<text:line-break/>ea in jecinore sive in ventriculo sit- improspera febres in-<text:line-break/>tendit ac humorum vitio exacerbat. Quo magis in omni<text:line-break/>febre- ciborum concoctioni prospicere magnopere oportet,<text:line-break/>atque ejus rei causa roboris quoque instrumentorum quibus<text:line-break/>perjicitur non levis habenda est cura. Sane aliqui strui, ut<text:line-break/>Hippocrates ait, qui ex eo quod ignorant non parum lucri</text:p>
      <text:p text:style-name="P3">faciunt. Arbitrantur enim jecinoris fe phlegmonen relaxan-<text:line-break/>tibus praesidiis curare , ex eo scilicet famam sibi comparan-<text:line-break/>tes, quod in dign<text:span text:style-name="Default_20_Paragraph_20_Font"><text:span text:style-name="T5">a</text:span></text:span>tione fallantur, si quidem videntur non-<text:line-break/>nunquam lineamenta musculi, qui a costis thoracis ad <text:span text:style-name="Default_20_Paragraph_20_Font"><text:span text:style-name="T5">h</text:span></text:span>y-<text:line-break/><text:span text:style-name="Default_20_Paragraph_20_Font"><text:span text:style-name="T5">poch</text:span></text:span>o<text:span text:style-name="Default_20_Paragraph_20_Font"><text:span text:style-name="T5">ndria</text:span></text:span> pervenit, persimilis jeeinori. Mirum autem nii-<text:line-break/>time arbitror, eos qui <text:span text:style-name="Default_20_Paragraph_20_Font"><text:span text:style-name="T5">n</text:span></text:span>ec aliud quicquam artu probe di-<text:line-break/>diserunt, nec in dignoscendis affectis partibus fe exercue-<text:line-break/>runt, sic laudem aliquando conloqui.</text:p>
      <text:h text:style-name="Heading_20_2" text:outline-level="2">Cap. XVI. </text:h>
      <text:p text:style-name="P30">Verum istos mittamus. Nos vero, etsi<text:line-break/>minima suspicio sit jecur veutriculumve laborare , absim-<text:line-break/>tilium protinus oleo incoquemus ac eas partes perfundemus.<text:line-break/>Quum autem duplex in omni absinthio facultas et qualitas<text:line-break/>sit, veluti in libris (de medicamentis est traditum, certe in<text:line-break/>Pontico adstringendi facultas non parva est, in reliquis om-<text:line-break/>nibus amara quidem qualitas est vehementissima, addictio<text:line-break/>vero, quam saltem gustu agnoscas, aut plane obscura aut<text:line-break/>prorsus nulla sentitur- Proinde Ponticum absinthium ad je-</text:p>
      <text:p text:style-name="P3"><text:span text:style-name="Default_20_Paragraph_20_Font"><text:span text:style-name="T8">, </text:span></text:span>cruoris et ventris phlegmonas eligi praestat : fed id est tum<text:line-break/>fidio tam flore longe quam caetera absinthia minore,. odor<text:line-break/>quoque huic non modo non insuavis, verum etiam aroma-<text:line-break/>. tum quid praeferens, reliquis autem .omnibus est foedus;<text:line-break/>quare baee sugere conveniet, uti autem semper Pontico.<text:line-break/>Etiam reliquorum medicamentorum in quibus mixta cum<text:line-break/>amaritudine adstringendi facultas est,: aliquid in oleum con-<text:line-break/>jicere atque ad eundem modum uti licet. ostendimus nam-<text:line-break/>que opere quod de medicamentis inscribitur amaram qua-<text:line-break/>litalem alam adstringenti facere. Quo fit ut medicamentum<text:line-break/>id genus omnibus quae tantum adstringant fit praestantius.<text:line-break/>Itaque fi vehementiorem efficere velis adstrictionem, etiam<text:line-break/>oleum ipsum adstringendi vim habeat, cuiusmodi est et quod<text:line-break/>Hispanum vocant, et quaecunque eum germinibus oleae<text:line-break/>praeparare solent, vel quale est crudum, quod omphacinum<text:line-break/>vocant. Sin leniore uti adstrictione placet, aliud olei genus<text:line-break/>praeparabis, praecipue quod .tenuium.. su partium, quod ge-<text:line-break/>nua Sabinum. est. optimum tamen, ubi adstringere yehemen-</text:p>
      <text:p text:style-name="P3">tius est opus , Histricum oleum est, ut quod ambas in fe<text:line-break/>qualitates habeat, et amaram et adstringentem. In penuria<text:line-break/>vero absinthii inter initia vel melinum vel mastichinum vel<text:line-break/>Ientiscinum satisfecerit; quod fi exigua febris sit, etiam un-<text:line-break/>guentum ex nardo compofitutn. Esto autem optimum id<text:line-break/>quoque, neque enim paruminterest inter id et quod vitio-<text:line-break/>sum est, quum id quod Neapoli in Italia conficiunt, nomine<text:line-break/>tantum nardinum unguentum fit,. fi cum eo quod in Asia sit<text:line-break/>conferatur. Id antea Laodiceae tantum componebatur , nunc<text:line-break/>etiam in multis fit oppidis. Quod fi declinatio febris in quo<text:line-break/>ista moliris non admodum sit facilis; abstinebis a nardino,<text:line-break/>uteris autem hoc tempore rectius melino, aut fi id non est,<text:line-break/>lentiscino, ab hoc vero mastichino. omnibus namque bis<text:line-break/>nardinum unguentum valentius calefacit: quare si reliquo-<text:line-break/>mm copia non est, rnsaceum illi admiscebis. Sane myrtiui<text:line-break/>adstrictio idonea non est,. quum crassiorum fit partium quam<text:line-break/>.ut altu descendere possit. Atque haec- quidem exempli gratia</text:p>
      <text:p text:style-name="P2">protulimus , nam magnam eorum copiam deligere ex medi-<text:line-break/>cementorum libris licet. Ad eundem vero. modum et cata-.<text:line-break/>p salina compositam vim habeat ex ea quae tenuium sit par-<text:line-break/>. tium ac laxet, tum vero ex amara et adstringente. superet<text:line-break/>autem in iis ubi tum repellere tum robur addere studemus<text:line-break/>quod adstringat; ubi tenuare ac detergere, amarum; ubi evo-<text:line-break/>care, quae ex laxantibus tenuium maxime sint partium: si<text:line-break/>quidem quae crassae substantiae <text:span text:style-name="Default_20_Paragraph_20_Font"><text:span text:style-name="T5">t</text:span></text:span>unsi ea pus moventibus<text:line-break/><text:span text:style-name="Default_20_Paragraph_20_Font"><text:span text:style-name="T5">r</text:span></text:span> monstravimus esse accommoda. Quum autem definitum in<text:line-break/>opere de medicamentis sit et quae vel stolam obtineant ad--<text:line-break/>stringendi qualitatem vel amaritudinem et quae ambas possi-<text:line-break/>deant qualitates, maxime deligenda fiunt quae ambas ha-<text:line-break/>bent ; ubi ea neu ad<text:span text:style-name="Default_20_Paragraph_20_Font"><text:span text:style-name="T5">t</text:span></text:span>u<text:span text:style-name="Default_20_Paragraph_20_Font"><text:span text:style-name="T5">n</text:span></text:span>t, ipse amara iis quae adstringant mi-<text:line-break/>- fcebis, ut nos aliquando in jecluoris phlegmone ex <text:span text:style-name="Default_20_Paragraph_20_Font"><text:span text:style-name="T5">copii</text:span></text:span>s<text:line-break/>praesentibus compone<text:span text:style-name="Default_20_Paragraph_20_Font"><text:span text:style-name="T5">r</text:span></text:span>e cataplasma vidisti. Erat enim is<text:line-break/>qui aegrotabat medicus; quem jam lucernis accensis i<text:span text:style-name="Default_20_Paragraph_20_Font"><text:span text:style-name="T5">n</text:span></text:span>visi-<text:line-break/>1 mus, .quo tempore ab iis qui talia venditant nihil emi po-</text:p>
      <text:p text:style-name="P1">fuit. Ergo quum declinatam notabiliter febrem invenissem,</text:p>
      <text:p text:style-name="P3">utendum occasione quamprimum censui, eo certe magis quod<text:line-break/>suspectam horam quae gassicinio sutura erat alterius acces<text:line-break/>sionis initium allaturam verebamur. Incoxi in oleo quidenr<text:line-break/>absinthium, in aqua vero malum cotoneum. Dum autem<text:line-break/>haec coquebantur, myrobalani retrimenta et ireos radicem,<text:line-break/>quae intus inveneram, contudi cribravique, dein olei et<text:line-break/>aquae quae paraveram portionem in lebetem immisi, ac ubi<text:line-break/>modice coxeram myrobalanum et irim una cum exigua cera<text:line-break/>inieci. Coquimus autem, ut nosti, cotoneum non in aqua nto-<text:line-break/>do, verum etiam persaepe in austero vino. ac omnibus ejus-<text:line-break/>modi cataplasmatis de ipsa quoque cotonei carne interdum<text:line-break/>admiscemus. Nam ubi et quod confluit copiosum est et<text:line-break/>pa<text:span text:style-name="Default_20_Paragraph_20_Font"><text:span text:style-name="T5">r</text:span></text:span>s ipsa infirmior, adstringeutem vim, sicut fcis, inauge-<text:line-break/>mus; ubi vero tum corpus totum vacuum est, .nec pars<text:line-break/>imbecilla nec ultra quid confluit, ibi in iis quae miscentur<text:line-break/>materiis minimum quidem sit quod adstringat, copiosius vero<text:line-break/>non solum quod relaxet, sed etiam et quod amarum sit et<text:line-break/>quod acre. Quod si exigua febris sit ac phlegmone non adeo</text:p>
      <text:p text:style-name="P2">calens, tum aeger ipse inediam tolerare valeat, hoc castu disi-<text:line-break/>cussoriam quidem curandi speciem intendes, adstringentem<text:line-break/>autem remittes. Neque .enim amplius ipsi saltem phlegmonae<text:line-break/>conducere possunt quae adstringunt, ubi nec affluit quic-<text:line-break/>quam et crassius humor affecto loco tenaciter est infixus, fed<text:line-break/>, sicut dictum est, trahendae potius curati<text:span text:style-name="Default_20_Paragraph_20_Font"><text:span text:style-name="T5">o</text:span></text:span>nis, ac quae ad-<text:line-break/>stringant miscendi consilium p<text:span text:style-name="Default_20_Paragraph_20_Font"><text:span text:style-name="T5">r</text:span></text:span>obamus, quo robur partium<text:line-break/>tueamur. Unde nec colo laborante, nec reliquorum intesti-<text:line-break/>morum quovis, nec musculis hypochondriorum aut perito-<text:line-break/>. naeo miscenda adstringentia lu ut, sed nec quum vesica male<text:line-break/>habet uterusve, modo , ut dictum est, nihil ultra ad locum<text:line-break/>fluat, nec <text:span text:style-name="Default_20_Paragraph_20_Font"><text:span text:style-name="T5">sanguini</text:span></text:span>s redundantia nec- excremento<text:span text:style-name="Default_20_Paragraph_20_Font"><text:span text:style-name="T5">r</text:span></text:span>um copia<text:line-break/>in toto sint corpore. Porro renes et pectus in media prae-<text:line-break/>dictorum conditione funt, quantum enim a ventriculi je-<text:line-break/>cinorifque soliritudine absunt, tantum reliquorum siuper-<text:line-break/>gressa, si quidem in ventriculo ac jecinore exsclvi robur est<text:line-break/>perniciosissimum, illis minime est periculosum. In luis vero<text:line-break/>.est quidem. periculosum, non tamen perinde ut in illis,</text:p>
      <text:p text:style-name="P3">nisi si pus educe<text:span text:style-name="Default_20_Paragraph_20_Font"><text:span text:style-name="T5">r</text:span></text:span>e ex pectore aut pulmone aliquando sit<text:line-break/>opus. De liene pronunciare absolute non est nec nisi prius .<text:line-break/>definita, tum corporis totius natura tum vero affectu, qui<text:line-break/>curationis tempore occupavit. Nam fi vel aeger ex iis sit<text:line-break/>qui melancholicum. excrementum naturaliter congerant, vel<text:line-break/>etiam eo tempore humor is in eo abundet, necesse est in<text:line-break/>liene curando adstringentia reliquis admisceas, ut visceris<text:line-break/>robur custodias- Ita enim et excrementa ad se trahet et<text:line-break/>.quum corpus expurga<text:span text:style-name="Default_20_Paragraph_20_Font"><text:span text:style-name="T5">v</text:span></text:span>it, ipfe rursus per ventriculum excer-<text:line-break/>net; veluti in naturalibus commentariis de his est proditum.<text:line-break/>Sin nullum omnino sit melancholicum excrementum, aut<text:line-break/>omnino adstringendum non est, aut parcissime. observandum<text:line-break/>vero diligenter est non in liene modo, verum etiam in omni-<text:line-break/>bus aliis partibus in quibus humor putrescit, quod sym-<text:line-break/>ptoma sit vehementissimum quod secundo loco aut tertio;<text:line-break/>quo videlicet affectu ex ipfis plane invento, idoneam ei cu-<text:line-break/>ratiouem adhibear. Alias: namque. in parte affecta .calor fu-</text:p>
      <text:p text:style-name="P3">perat, alias tumor qui vel propter abundantiam humoris,<text:line-break/>vel propter crassitudinem sit durus. Si igitur calor praepon-<text:line-break/>derat , id agendum ut sensim per ea quae tepentem calorem<text:line-break/>obtinent discutiatur, quod genus est tum lini femen tum<text:line-break/>chamaemelon, , quibus adlici vel hordei vel fabarum farina<text:line-break/>debet, quippe quorum neutrum calefacit. Saepe autem, uti<text:line-break/>non ignoras, quod medici artomeli vocant, pro cataplasmate<text:line-break/>ejusmodi phlegmones praeparamus, atque aquae aliquid<text:line-break/>.miscemus ; ad lienem vero etiam aceti aliquando aliquid.<text:line-break/>Si vero laborantis phlegmone partis calor <text:span text:style-name="Default_20_Paragraph_20_Font"><text:span text:style-name="T5">n</text:span></text:span>on multum a<text:line-break/>natula excesserit, fied magnitudo ejus notabilis fuerit, dige-<text:line-break/>rere haud timide sine aqua debebis, etiam foenigraeci aliquid<text:line-break/>supradictis immiscens. Si vero veluti srirrhosa phlegmo<text:span text:style-name="Default_20_Paragraph_20_Font"><text:span text:style-name="T5">n</text:span></text:span>e<text:line-break/>sit p<text:span text:style-name="Default_20_Paragraph_20_Font"><text:span text:style-name="T5">r</text:span></text:span>opter humorum quos continet vel crassitudinem vel<text:line-break/>lentorem , tum aceti aliquid tum amara medicamenta simul<text:line-break/>immiscenda curabis, ac potissimum in liene. Etenim viscus<text:line-break/>hoc propterea quod a Iecinore crass<text:span text:style-name="Default_20_Paragraph_20_Font"><text:span text:style-name="T5">a</text:span></text:span>m humorem trahit,<text:line-break/>ejusmodi humoris occasione plerumque laborat. Quare tua-</text:p>
      <text:p text:style-name="P3">gis cataplasmata, quae ex oxymelite et absinthio et cappari<text:line-break/>fiunt issi sunt idonea. Haec igitur cum medicorum vulgus<text:line-break/>ignoret, omnes oleo pertundunt et cataplasmatis laxanti-<text:line-break/>bus curant prius quam corpus vacuetur omniumque ma-<text:line-break/>xitne, ut dixi, divites, quibus non solum in talibus obscquun-<text:line-break/>tur, sed etiam eos lavari in balneo permittunt. Ego vero<text:line-break/>nec eorum qui ex .putredine humorum febricitant lavem<text:line-break/>quemquam, nec laxantibus cataplasmatis prius quam exere-<text:line-break/>menta purgarim uter. His vacuatis non solum audacter.<text:line-break/>lavem; sed etiam cataplasmatis utar, in aliis quidem parti-<text:line-break/>bus laxantibus, in jecluore vero ac ventriculo additis etiam<text:line-break/>quae mediocriter adstringant.</text:p>
      <text:h text:style-name="Heading_20_2" text:outline-level="2">Cap. XVll. </text:h>
      <text:p text:style-name="P30">Parcius vero ad pectus quam ad ea<text:line-break/>est adstringentibus utendum, talia namque humores qui<text:line-break/>phlegmo<text:span text:style-name="Default_20_Paragraph_20_Font"><text:span text:style-name="T5">n</text:span></text:span>en excitant in pulmones et cor nonnunquam re-<text:line-break/>pellunt. Ac cibis potius horum robori est consulendum:<text:line-break/>neque enim ut in jecinore et ventriculo, ita hic quoque<text:line-break/>tenuissimo rictu est utendum. In illis namque alimentum</text:p>
      <text:p text:style-name="P2">concoquitur metusque est ne ipsis phlegmone laborantibus<text:line-break/>nec nutrimentum rite concoquatur et phlegmone augeatur,<text:line-break/>in pectus vero. tantum alimenti jam concocti pervenit quan-<text:line-break/>tum uni ipsi parti nutriendae satisfaciat. Ac longe quidem<text:line-break/>magis in pulmonis phlegmone abstinendum ab adstringenti-<text:line-break/>bus est., quandoquidem ipsis quoque laxantibus admiscen-<text:line-break/>dunr aliquid acrium quodammodo et evidenter calefacien-<text:line-break/>tium est, quippe foras tradere potius quam repellere in eo<text:line-break/>- debemus. ltaque etiam cucurbitulae iis prius vacuatis uti-<text:line-break/>res, at si plethorici sint, non magis eae ex pulmone in pec-<text:line-break/>tus aliquid excrementa tra<text:span text:style-name="Default_20_Paragraph_20_Font"><text:span text:style-name="T5">n</text:span></text:span>sferent quam -ex toto corpore<text:line-break/>attrahent in utrumque.</text:p>
      <text:h text:style-name="Heading_20_2" text:outline-level="2">Cap. XVIll. </text:h>
      <text:p text:style-name="P30">Eadem ratione nec lu cerebri et ejus<text:line-break/>membranarum phlegmonis curcu<text:span text:style-name="Default_20_Paragraph_20_Font"><text:span text:style-name="T5">r</text:span></text:span>bitulis in morbi initio<text:line-break/>utemur, verum ubi nec influit adhuc quicquam et totum<text:line-break/>corpus prius est vacuatum, at repellentibus appellatis in his<text:line-break/>quoque inter initia utendum. Sed quum ossibus cranii me-<text:line-break/>dium occupantibus in altum descendere repellentium vim</text:p>
      <text:p text:style-name="P3">cupimus, eorum quae deducere eam possunt aliquid repri-<text:line-break/>mentibus admifcebimus: ea sunt quorum substantia ex te-<text:line-break/>nuibus partibus constat. <text:span text:style-name="Default_20_Paragraph_20_Font"><text:span text:style-name="T5">S</text:span></text:span>ane acetum non modo tenuium .<text:line-break/>partium est , sed etiam non mediocrem reprimendi vim ob-<text:line-break/>linet. Quo profecto rationabilius lo principiis affectuum ip-<text:line-break/>su utuntur rosaceo admiscentes. Procedente vero tempore<text:line-break/>etiam spondylia et serpylli, quibus jam non modo partium<text:line-break/>tenuitas, fissi etiam calor inest, aliquid admiscent, quo tum-<text:line-break/>pore transire ad lea quae concoquant ac dige<text:span text:style-name="Default_20_Paragraph_20_Font"><text:span text:style-name="T5">r</text:span></text:span>ant convenit,<text:line-break/>atque haec utraque valentio<text:span text:style-name="Default_20_Paragraph_20_Font"><text:span text:style-name="T5">r</text:span></text:span>a quam postulet ipsa pars phleg-<text:line-break/>mone aflecta deligere ceu viribus eorum per ea quae inter-.<text:line-break/>sirnt ossa remittendis. Sane ad eum modum et castoreo uti-<text:line-break/>mur, quum tamen eo in aliis phlegmonis minime utamur,<text:line-break/>quamvis etiam in summa declinatione sint, est enim cali-<text:line-break/>dius id quam ut phlegmonis sit idoneum. At ve<text:span text:style-name="Default_20_Paragraph_20_Font"><text:span text:style-name="T5">r</text:span></text:span>o locis circa<text:line-break/>cerebrum phlegmonis ipsis jam declinantibus est utilissimum,<text:line-break/>quoniam non suatim his, sied ossibus intervenientibus occurrit.<text:line-break/>Inest autem ejusmodi pharmaco et substantiae tenuitas, quod</text:p>
      <text:p text:style-name="P3">ipsum iis quorum per densum obicem transmitti vim opor-<text:line-break/>tet est accommodum.</text:p>
      <text:h text:style-name="Heading_20_2" text:outline-level="2">Cap. XIX. </text:h>
      <text:p text:style-name="P30">Illud te profecto non fugit, proprios sin-<text:line-break/>gularum partium meatus ad excrementorum excretionem<text:line-break/>nos meabiles reddere, intestino quidem ventriculo et me-<text:line-break/>faraeo et concavis jecoris intestinum rectum, renibus vero,<text:line-break/>vesicae, jecoris gibbis, venae cavae et arteriae magnae et<text:line-break/>omnibus quae in lumbis habentur, eum qui urinis est dele-<text:line-break/>gatus, pulmonibus. et pectori ipsam asperam arteriam et<text:line-break/>fauces, cerebro et meningihus eum qui per palatum et nares<text:line-break/><text:span text:style-name="Default_20_Paragraph_20_Font"><text:span text:style-name="T5">descendit. </text:span></text:span>At meandi fluendi que facilitas sit iis quidem quae<text:line-break/>per sudem excerni habent mulsa, jet cibis iis qui ventrem<text:line-break/>molliunt et pharmacis quae modice proritare possunt, quae<text:line-break/>enim acriora sunt, vitare oportet, quoniam phlegmonas ex-<text:line-break/>acerbant. Ad .ventriculum vero, jecur et lienem siquando<text:line-break/>phlegmone sunt vexata, nec mulsa ipsa est utilis, quod illico<text:line-break/>in bilem transeat; ac viscerum phlegmonas augeat. Exere-</text:p>
      <text:p text:style-name="P3">menta vero ut cum urinis excernuntur, medicamentis uri-<text:line-break/>nas moventibus diuretieis vocatis promovebis, ut et quae in<text:line-break/>pectore et pulmone continentur bechicis per tusses vacuabis.<text:line-break/>Porro in opere de medicamentis cujusque materiam didicisti,<text:line-break/>non eorum modo quae jam enarrata fiunt, ied etiam quae<text:line-break/>cerebri meningumque superflua per nares emittunt.</text:p>
      <text:h text:style-name="Heading_20_2" text:outline-level="2">Cap. XX. </text:h>
      <text:p text:style-name="P30">Etenim horum quoque omnium uberem<text:line-break/>materiam in illis commentariis habes. Quare abunde sunt<text:line-break/>ad rem praesentem quae hactenus de phlegmone laborantium<text:line-break/>partium differentia disputavimus. Dicturus enim plura de<text:line-break/>iis sum in ea methodo, quae omnium tumorum qui praeter<text:line-break/>naturam funt curationem comprehendet, neque enim in<text:line-break/>praesentia dedita opera et studio hunc sermonem ium ingref-<text:line-break/>sus , sed praeter pensum in eum loquela quadam rerum m-<text:line-break/>vitante diverti. Siquidem propontum nobis in hoc libro<text:line-break/>non fuit ut te partis cujusque phlegmone obsessae optimam<text:line-break/>curationem docerem , imo ut noxam eorum ostenderem, qui-<text:line-break/>bus cataplasmata in febribus non vacuato prius toto corpore</text:p>
      <text:p text:style-name="P3"><text:span text:style-name="Default_20_Paragraph_20_Font"><text:span text:style-name="T8">. </text:span></text:span>imponuntur, ac potissimum ubi pars aliqua interior non in-<text:line-break/>flammatur; quippe si ambiens ita calet ut materias valenter<text:line-break/>liquet, major noxa ejusmodi cataplasmatis succedit quam lo-<text:line-break/>tioni in balneo; Quamquam autumant qui quotidie prae-<text:line-break/>cordis perfundunt et cataplasmatis inducunt, non modo<text:line-break/>nullam ex iis noxam , sed etiam magnam utilitatem aegris<text:line-break/>comparari: contra ex lavando non modo nullam utilita-<text:line-break/>tem, fed etiam maximum incommodum, ignorantes sicut re-<text:line-break/>liquorum omnium quae circa aegrum administrant, ita et<text:line-break/>balneorum naturam. Ego vero de universis eorum faculta-<text:line-break/>tibus in superioribus disputavi plenissime. Nunc tantum di-<text:line-break/>. xisse est satis quibusdam prorsus nihil nociturum balneum,<text:line-break/>quibusdam minus quam cataplasmata. Quod enim in prae-<text:line-break/>cordius laxantia quae isti vocant praesidis faciunt, id bal-<text:line-break/>neum in toto .efficit corpore. Eoque quum in declinatione<text:line-break/>febris adhibetur, corpore jam mediocriter transpirante <text:span text:style-name="Default_20_Paragraph_20_Font"><text:span text:style-name="T5">n</text:span></text:span>on<text:line-break/>exiguum affert commodum, omnia ex .eo tum fuliginosis</text:p>
      <text:p text:style-name="P2">excrementa tum sumida educens. Et siquidem nullius vi-<text:line-break/>sceris imbecillisassubsit, proficiet aegrotanti, si tamen horror<text:line-break/>inter exhibendum non incidit. Tres enim oportet habere,<text:line-break/>- hos simuos in balneis omnibus febribus concedendis, unum</text:p>
      <text:p text:style-name="P1">si citra horrorem administrentur, fecundum si nulla pars.<text:line-break/>princeps sit imbecilla; tertium si multitudo erudoruin hu.-.<text:line-break/>morum in primis venis non contineatur. Horror namque<text:line-break/>qua ratione non solum. intendere jam praefantem finirem<text:line-break/>possit, fied etiam cum non fuit eam interdum excitare, prius<text:line-break/>dictum est, partus .ecro imbecillae liquatos jam. humores;<text:line-break/>magis recipiunt quam antequam liquarentur, crudorum vero<text:line-break/>humorum copia intutum corpus distribuitur. Horum sini-<text:line-break/>hil obstet, ex balneis duo haec aegro compendia accedant, et<text:line-break/>quod redundantiae humorum aliquid vacuabitur et quod<text:line-break/>multum febrilis . caloris tranfpirabit. Quod si praeterquam<text:line-break/>quod nulla princeps pars imbecilla sit, etiam ignobilium..<text:line-break/><text:span text:style-name="Default_20_Paragraph_20_Font"><text:span text:style-name="T5">partium</text:span></text:span> aliqua sit imbecilla, vel uti..podagricis pedes et ar-<text:line-break/>thritiets .universi corporis articuli , maxima salutis pars ae-</text:p>
      <text:p text:style-name="P3">gro exbalneo comparabitur , ipsis infirmis partibus quae su-<text:line-break/>pervacua sunt excipientibus, Assolent enim nonnunquam et<text:line-break/>citra balneum supervacanea in partes infirmas confluere, a<text:line-break/>balneo vero magis, utpote tum succis ipsis per id liquatis<text:line-break/>tum viis per quas meent patefactis; ambo enim haec ex<text:line-break/>moderato calore proveniant necesse esu Dico autem tum<text:line-break/>humorum liquationem tum viarum dilatationem. Proinde<text:line-break/>fit ut quum jecur, ventriculus, pulmones, pectus veLprinci-<text:line-break/>pum. id genus partium aliquod imbecillum fit, maxime lae-<text:line-break/>dantur quicunque <text:span text:style-name="Default_20_Paragraph_20_Font"><text:span text:style-name="T5">t</text:span></text:span>e laverint, si illis supervacua in corpore<text:line-break/>sint, iidemque ipsi cataplasmate usi duplex incommodum<text:line-break/>sentiant nullo commodo. Quippe balneum tum corpus to-<text:line-break/>tum vacuat tum quod tumidum est ac fuliginosum discutit,<text:line-break/>laxantia dicta cataplasmata ac similis facultatis perfusiones, ut<text:line-break/>nihil horum bonorum afferunt, sic supervacuum omne ad<text:line-break/>imbecillius, quodcunque id circa medium corpus fit, attia-<text:line-break/>Imus, sive jecur id, sive ventriculus, sive septum transversum,<text:line-break/>sive mesenterium, sive jejunum, sive colon renesve sint. Quod</text:p>
      <text:p text:style-name="P2">si diligentiam ostentare volentes etiam pectus una calefit-<text:line-break/>ciant, vel in ipsum vel etiam in eor. vel in pulmonem su-<text:line-break/>persiua rapient; Voco imbecillam partum vel quae natitra est<text:line-break/>in temperatior, alii namque alia sic sehabet,. vel quae ex<text:line-break/>praecedente. aliquo morbo intemperiem contraxit, vel quae<text:line-break/>.in praesenti tempore in hanc fit perducta. Non enim par-<text:line-break/>tium omnium quae aut phlegmone laborant aut putrescen-<text:line-break/>tes humores aut obstructiones continent, facultas. statim in-<text:line-break/>firma est, promptius tamen, in iis quoque supervacuum, qua-<text:line-break/>lecunque id sit, in aegram partem propter calorem quem<text:line-break/>affectus excitat fertur, quippe pars quam obstructio aut pu-<text:line-break/>tredo aut phlegmone obsiedit-, febris ipsius veluti focus est.<text:line-break/>Ergo quum huic propter calorem sua sponte trahenti alia<text:line-break/>quaepiam occasio extrinsecus ex iis quae potestate calefis-<text:line-break/>ciant accessit, necesse est affectum intendi. - At vero si quis,<text:line-break/>. ut dictum est, toto corpore prius vacuato laxantibus curet<text:line-break/>ubi maxima febris non adest., utique prodesse aliquando po-<text:line-break/>test. Tum vero, ceu dictum etiam est, lavare citra noxam</text:p>
      <text:p text:style-name="P2">licet. Cavendum tamen a frigido folio his est, nam et crudi<text:line-break/>. et putrescentes morantium in ec humores, minus apti ad<text:line-break/>exhalandum redduntur. Sane officit iis etiam si aqua ad-<text:line-break/>modum sit frigida, quandoquidem sic affectorum tum cor-<text:line-break/>pus tum vel maxime affecta pars difflari evaporarique<text:line-break/>postulat. Quo fit ut vel persu<text:span text:style-name="Default_20_Paragraph_20_Font"><text:span text:style-name="T5">a</text:span></text:span>dere illos aqua idonea siolea-<text:line-break/>mus, vel si moderate quae in natatione est: frigeat, ingredi<text:line-break/>permissos celeriter exire subere. In progressu tamen morbi<text:line-break/>quo tempore et absumpta jam supervacua sunt et tum cruda<text:line-break/>tum putrescentia concocta et cataplufmatis laxantibus et bat-<text:line-break/>neis sine periculo utare.</text:p>
      <text:h text:style-name="Heading_20_2" text:outline-level="2">Cap. XXI. </text:h>
      <text:p text:style-name="P30">Porro aptissimum in febribus iute<text:span text:style-name="Default_20_Paragraph_20_Font"><text:span text:style-name="T5">r</text:span></text:span>mitten-<text:line-break/>tlbus tempus est, quum, ut dictum est, exhalare jam coeperit<text:line-break/>febrilis calor. Statim enim corpus ad nutrimentum praepa-<text:line-break/>rat, duobus his scopis hujus quoque opportuno tempore,<text:line-break/>in<text:span text:style-name="Default_20_Paragraph_20_Font"><text:span text:style-name="T5">t</text:span></text:span>umo praecedentis accessionis vigo<text:span text:style-name="Default_20_Paragraph_20_Font"><text:span text:style-name="T5">r</text:span></text:span>e et suturae principio.<text:line-break/>Ad haec namque spectantes operam dabimus ut quam lon-<text:line-break/>gissime ab utroque nutriamus, Ergo si spatium quod inter</text:p>
      <text:p text:style-name="P2">summum prioris accessionis vigorem et loquentis principium<text:line-break/>interveniet, fatis sit amplum, facile est idoneum tempus in-<text:line-break/>venire; sin exiguum id suerit, alterum facias necesse est, ut</text:p>
      <text:p text:style-name="Normal">-aut aegrum admodum adhuc calentem nutrias, aut seqnen-<text:line-break/>. tis accessionis inyasione jam jam affutu<text:span text:style-name="Default_20_Paragraph_20_Font"><text:span text:style-name="T5">r</text:span></text:span>a. Quo magis p<text:span text:style-name="Default_20_Paragraph_20_Font"><text:span text:style-name="T5">r</text:span></text:span>ae-<text:line-break/>.sagi medici ejusmodi febris indiget, qui primis statim die-</text:p>
      <text:p text:style-name="P1">bus quanto spatio duratura fabris sit conjiciat, quippe Ii<text:line-break/>.continens fuerit, conflet brevi finiendam. Si itaque ultra<text:line-break/>septimum diem. progressura non. videbitur, pro<text:span text:style-name="Default_20_Paragraph_20_Font"><text:span text:style-name="T5">t</text:span></text:span>ius conti-<text:line-break/>nendos a cibo aeger est, si vires non defecturas coniiciamus.<text:line-break/>Sin ad nonum aut undecimum aut quartumdecimum usque<text:line-break/>progressura ridetur, aut etiam in. septimo finienda, caeterum<text:line-break/>aeger erres infirmiores habere quam ut in tantum tempus<text:line-break/>sufficiat, necessum erit nutrire ac deligere, sicut in re an-<text:line-break/>cipiti convenit; quod minus sit noxium. distinguendo id dis-<text:line-break/>cernendoque ab eo quod magis sit nociturum , idque tum ex<text:line-break/>. loco affectu una cum affectu tum accessionis et principii et</text:p>
      <text:p text:style-name="P3">fumosi etiam rigoris consuetudine. Siquidem ubi veI jecur<text:line-break/>vel ventriculum phlegmone prehendit, perniciosissimum est<text:line-break/>ante accessionem cibare , ubi abest phlegmone, quibus infir-<text:line-break/>mae su<text:span text:style-name="Default_20_Paragraph_20_Font"><text:span text:style-name="T5">n</text:span></text:span>t vires utilissimum. Assolent enim eos qui ita fe ha-<text:line-break/>he<text:span text:style-name="Default_20_Paragraph_20_Font"><text:span text:style-name="T5">n</text:span></text:span>t jecinore quidem affecto alvi dejectiones una cum ac-<text:line-break/>cessionibus invadere, ore autum ventriculi vexato syncope.<text:line-break/>In aliis vero animalis organis, quod jam dictis proportione<text:line-break/>respondeat, tum ex situs eorum <text:span text:style-name="Default_20_Paragraph_20_Font"><text:span text:style-name="T5">ratione , </text:span></text:span>tum partis digni-<text:line-break/>tate aestimabis; ageturque de ipsis postmodum. Ad funum,<text:line-break/>rigoris et accessionis principii morem fio consideres. censeo.<text:line-break/>In Iummo vigore notabis an citra magnitudinem februis ca-<text:line-break/>loris siccus sit et fquallens, an citra squallorem urens. Prio-<text:line-break/>rem namque humectante victu madefacere quam primum<text:line-break/>operiet, in fecundo dum plurimum caloris fe remittet ex-<text:line-break/>pectore. lu principii vero accessionis more sic aestimabis, an<text:line-break/>corporis extrema perfrigeret et magnam sanguinis revoca-<text:line-break/>lienem ad luterima corporis faciat, an omnino corpus non</text:p>
      <text:p text:style-name="P2">premat. Quippe secundum hoc ceu facile mansuetumve con-<text:line-break/>temnes , in priore distinguas <text:span text:style-name="Default_20_Paragraph_20_Font"><text:span text:style-name="T5">oportet. </text:span></text:span>Nam si absque visceris<text:line-break/>phlegmone aut humorum redundantia motus ad interiora<text:line-break/>in accessionibus pollet, nihil offendes paulo ante cibans, sin<text:line-break/>vel phlegmo<text:span text:style-name="Default_20_Paragraph_20_Font"><text:span text:style-name="T5">n</text:span></text:span>e vel redundantia subsit, cavenda est a<text:span text:style-name="Default_20_Paragraph_20_Font"><text:span text:style-name="T5">n</text:span></text:span>te ac-<text:line-break/>cessionem cibatio ceu res maxime noxia.</text:p>
      <text:h text:style-name="P19" text:outline-level="1"><text:bookmark-start text:name="bookmark23"/><text:span text:style-name="Default_20_Paragraph_20_Font"><text:span text:style-name="T1">G AL EN I METHODI MEDENDI<text:line-break/>LIBER </text:span></text:span><text:span text:style-name="Default_20_Paragraph_20_Font"><text:span text:style-name="T2">X</text:span></text:span><text:span text:style-name="Default_20_Paragraph_20_Font"><text:span text:style-name="T1">II.</text:span></text:span><text:bookmark-end text:name="bookmark23"/></text:h>
      <text:h text:style-name="Heading_20_2" text:outline-level="2">C ap. I. </text:h>
      <text:p text:style-name="P30">Neque genus neque species neque disse-<text:line-break/>nentia usia est febrium, ut nonnulli eas cum symptomatis<text:line-break/>constituentes autumant, sed veluti tum alius quidam mor-<text:line-break/>bus assi morbo tum . symptoma symptomati uno tempore<text:line-break/>eodem in corpore implicatur, eodem modo et cum febre in-<text:line-break/>cluunt quaedam graviora symptomata, quibus prospici ma-<text:line-break/>jo<text:span text:style-name="Default_20_Paragraph_20_Font"><text:span text:style-name="T5">r</text:span></text:span>e <text:span text:style-name="Default_20_Paragraph_20_Font"><text:span text:style-name="T5">medent</text:span></text:span>is folicitudine debet.. Nam leviorum quae sc-<text:line-break/>brium generationi necessario succedunt ortum omnino non<text:line-break/>meminerunt, fed ceu prorsus non sint innominata relique-</text:p>
      <text:p text:style-name="P3"><text:span text:style-name="Default_20_Paragraph_20_Font"><text:span text:style-name="T5">s</text:span></text:span>unt, at quae vel raro febricitantibus incidunt vel consue-<text:line-break/>tam magnitudinem excedunt, seorsum ab aliis tradenda cen.-<text:line-break/>sent. Sunt itaque eorum primae differentiae tres. Aut enim<text:line-break/>1u actionum laesionibus consistunt, aut in retentorum vacua-<text:line-break/>torumve ametria, aut corporum ipsorum affectibus. Quar-<text:line-break/>tum enim genus statuendum inter symptomata non est,<text:line-break/>etiamsi inter symptomata quam maxime <text:span text:style-name="Default_20_Paragraph_20_Font"><text:span text:style-name="T5">n</text:span></text:span>on pauci id po-<text:line-break/>suere, sicut eryfipelata, ophthalmias, ulcera, parotidas reliqua-<text:line-break/>que id genus. Ex dictis vero tribus actionum quidem lae-<text:line-break/>siones si molestae fiant, messicum ad le convertunt affectum-<text:line-break/>que deserere cogunt, quemadmodum et eorum quae retinen-<text:line-break/>tur vel excernuntur amatrice. At genus symptomatum, quod<text:line-break/>in affectibus consistit, alterius quidem quem curare opor-<text:line-break/>tet affectus est signum, ipsum tamen nullam seorsum cura-<text:line-break/>tionem exigit, utpote cum affectu unde nascitur una cessans.<text:line-break/>Ut enim in summa dicam, nullum symptoma qua sympto-<text:line-break/>ma est nec curationem indicat nec primum immutat. Mon-<text:line-break/>stratum enim est ex morbis curationis indicationem prae-</text:p>
      <text:p text:style-name="P3"><text:span text:style-name="Default_20_Paragraph_20_Font"><text:span text:style-name="T8">. </text:span></text:span>ilari , veluti ex causis ipsis providentiam. Dictum praeterea<text:line-break/>est et quomodo praecautio ipsa cum curationum genere fit<text:line-break/>mixsa. E1t accidenti. tamen symptomata quoque. .curandi<text:line-break/>.rationem aliquando . mutant, causae rationem eo tem-<text:line-break/>.pure habentia. Eorum omnium quum veluti cau<text:span text:style-name="Default_20_Paragraph_20_Font"><text:span text:style-name="T5">t</text:span></text:span>ae cura-<text:line-break/>tionem immutant, unum caput est; dico id unum laefio-<text:line-break/>nem, sive ea ipfius facilitatis sit sive affectionis, quod quum<text:line-break/>.nihil iis officiant, curationem non interpellant. Laedunt au- f<text:line-break/>tem vires vigiliae, dolor et immoderata vacuatae. Affectui<text:line-break/>. vero eadem non utique semper , caeterum magna ex parte<text:line-break/>. nocent , ac potissimum quum fuerint immoderata. ob haec<text:line-break/>igitur sula curandi ratione quam ab initio institueramus ad<text:line-break/>praefens mutatu, symptoma submovere primum cogimur.</text:p>
      <text:p text:style-name="Normal">.Ergo si resolvantur vices, non tamen vehementer sint jam<text:line-break/>resolutae., fed adhuc resistant, ad symptoma tantum sumus<text:line-break/>..attenti, atque id quamprimum submovere matur<text:span text:style-name="Default_20_Paragraph_20_Font"><text:span text:style-name="T5">e</text:span></text:span>mus; sin<text:line-break/>jam refolutae vehementer <text:span text:style-name="Default_20_Paragraph_20_Font"><text:span text:style-name="T5">vire</text:span></text:span>s sint, non modo symptoma<text:line-break/>fedare, sed etiam illas firmare properamus. Quod si uno</text:p>
      <text:p text:style-name="P2">remedio tum symptoma fedari tum morbus curari queat,<text:line-break/>id non fuerit symptoma respicere, aut symptomatis causa<text:line-break/>remedia <text:span text:style-name="Default_20_Paragraph_20_Font"><text:span text:style-name="T5">t</text:span></text:span>umere, sed omnis ejusmodi auxiliorum species<text:line-break/>plane morbi curatio esu Neque enim quum lateris dolorem<text:line-break/>in pleuritico, misso sanguine vel corpore purgato sanamus,<text:line-break/>nec quum abscessum .distentum et cum dolore pulsantem di.<text:line-break/>vidimus ac pus emittimus, ejusmodi curatio symptomatis<text:line-break/>est, sed quum exempli gratiis in dysentericorum dejeetioni-<text:line-break/>bus, ubi vehementer rodunt .vel tragi succum vel hircinum<text:line-break/>sevum vel rosaceum ceratum, per inferius indimus. Quibus<text:line-break/>utique praesidiis ipsa exulceratio intestinorum non sanatur,<text:line-break/>maxime si putredinosirm aliquid habeant; sed vires interim<text:line-break/>conquiescunt, atque id est contra symptoma iussere, morbo<text:line-break/>ad id tempus neglecto. Quippe ubi virium roboris fiducia<text:line-break/>est; nunquam contra symptoma pugnamus; ut contra pror-<text:line-break/>sus per ea nonnunquam praesidis quae dolo<text:span text:style-name="Default_20_Paragraph_20_Font"><text:span text:style-name="T5">r</text:span></text:span>em afferunt<text:line-break/>morbos ipsos curemus, veluti profectu dysenteriae ipsi mor-</text:p>
      <text:p text:style-name="P2">dentibus maxime medicamentis tum potissimum medemur,<text:line-break/>quum est gratissima. Itaque medicus quidam quinquagena--<text:line-break/>rina quum jam septimam noctem aegrotaret, nec viribus<text:line-break/>admodum valentibus esset, dolore illi capitis -vehementi in<text:line-break/>dextro potissimum tempore oborto, non expecta<text:span text:style-name="Default_20_Paragraph_20_Font"><text:span text:style-name="T5">n</text:span></text:span>s, dum<text:line-break/>amicorum quispiam ad se veniret, sibi ipsi nocte venam<text:line-break/>incidit. Itaque dolor illi protinus conquievit, caeterum longo<text:line-break/>tempore tum decolor tum viribus imbecillis tum macilen-<text:line-break/>tus tum marcescens fuit sic ut vix pristinum habitum re-<text:line-break/>ceperit. Est porro hic quoque duplex melicorum contra<text:line-break/>dolorem instantium ratio, altera qua deliciis laborantium<text:line-break/>subscribunt, altera ex artis ratione. Natu si licet aegrum<text:line-break/>doloribus obnitentem valentibus remediis uno die perfimari,<text:line-break/>qui tota neglecta curatione dolori. tantum est intentus, non<text:line-break/>id ex artis ratione .sed in aegrotantis. gratiam sarit. At. si<text:line-break/>ex dolore vires resolvuntur atque ex eo periculum impen-<text:line-break/>det, et mitigari dolor et .roborari vires debebunt,. quo et</text:p>
      <text:p text:style-name="P3">morbo resistere et curationis spatio sufficere valeant. Equi-<text:line-break/>dem novi quosdam tum medicos tum aegros, qui quum ge-<text:line-break/>ne<text:span text:style-name="Default_20_Paragraph_20_Font"><text:span text:style-name="T5">r</text:span></text:span>osios fe esse contenderent, ob id ipsum perierunt, quod<text:line-break/>fortiter ac viriliter contra dolorem semper sint renixu, nec<text:line-break/>quod eum leni<text:span text:style-name="Default_20_Paragraph_20_Font"><text:span text:style-name="T5">r</text:span></text:span>et quicquam ceperint, .fed lu asperis et, ut .<text:line-break/>ipsi interpretabantur, allectum destruentibus auxiliis per-<text:line-break/>severarmnt, quos sime spatio longiore curatos esse satius<text:line-break/>inisset quam brevi viriliter mori. Quidam autem, ut sibi est<text:line-break/>villis, generose dysentericos vehementissimo medicamento<text:line-break/>curans, multos uno sanavit die, quosdam vero jugulaviti<text:line-break/>Erat namque ejus medicandi ratio ejusmodi. Cepas quas<text:line-break/>cartas vocant uno die comedendas cum pane dabat, tum<text:line-break/>potum .parcum , postridie mane muriam acerrimam per in-<text:line-break/>scrtora infundebat, fecundum hanc etiam pharmacum vali-<text:line-break/>dum. His igitur tolerandis quicunque sufficere potuerunt<text:line-break/>prorsus sunt sanati, aliqui vero convulsione aut syncope ex<text:line-break/>dolore una cum madore cutis oborto interiere. Esto igitur<text:line-break/>terminus ru aegrotantibus, quem non transibit is qui ex arte</text:p>
      <text:p text:style-name="P3">generofe co<text:span text:style-name="Default_20_Paragraph_20_Font"><text:span text:style-name="T5">n</text:span></text:span>tra morbum pugnat, ut tuto furetur, et vero<text:line-break/>qui dolorem mitigat, ut vires custodiat. Ubi ultra pergi fur,<text:line-break/>crudelis hominis officium facit qui una cum morbo vitam<text:line-break/>quoque homini aufert, qui vero aegrotantis deliciis subfert-<text:line-break/>bit, ejusque voluptatem, non sanitatem pro scopo geren-<text:line-break/>dorum habet,. adulatoris. Incidunt medici in ejusmodi excef-<text:line-break/>sus. cum in aliis quoque remediorum generibus non paucis<text:line-break/>tum vel maxime in iis vocatis anodynis medicamentis, quae<text:line-break/>ex papaveris succo vel alterci semine vel mandragorae ra-<text:line-break/>dice vel styrace .veI tali quopiam fiunt. Nam et qui aegris<text:line-break/>gratificantur, in eorum medicamentorum usu modum exce-<text:line-break/>siunt et qui intempestive immodiceque sunt generosi, dum<text:line-break/>prorsus horum usum refugiunt, doloribus aegros jugulant.<text:line-break/>Quemadmodum igitur in omni totius vitae tum habitudine<text:line-break/>tum actione, ita hic quoque illud <text:span text:style-name="Default_20_Paragraph_20_Font"><text:span text:style-name="T5">ne quid nimi</text:span></text:span>s complecten-<text:line-break/>dum, habenti pro fine cubantis utilitatem. Nam si fas est t<text:line-break/>iis remediis quae morbum sanent utendo quod optamus<text:line-break/>efficere, abstinendum ab sopientibus medicamentis est, quae</text:p>
      <text:p text:style-name="P3">vocant anodyna. Slu ex vigiliis et viribus resolvendis ad<text:line-break/>mortis discrimen aeger tendat, tum profecto tempestive<text:line-break/>ejusmodi medicamentis utare, non ignarus, corporis habi-<text:line-break/>tum nonnihil ex sus laedendum, laesionem tamen quam<text:line-break/>mortem potius eligendam. Nam si haec admodum magna<text:line-break/>non sit, saltem postea spatio longiore eam farcire licebit;<text:line-break/>sin ita est immodica ut nec prolixo spatio persanant queat,<text:line-break/>ac certe hanc ipfam eligendam potius remur quam ut homo<text:line-break/>pereat; hac nimirum persuasione ego quoque tametsi omnium<text:line-break/>maxime ab usu graviter s<text:span text:style-name="Default_20_Paragraph_20_Font"><text:span text:style-name="T5">a</text:span></text:span>pientium medicamentorum ab-<text:line-break/>horrens, aliquando tamen ea et celicis exhibeo et iis qui<text:line-break/>veI oculorum vel aurium vel aliarum partium vehemen-<text:line-break/>tissimo dolore cruciantur. Inter dum vero et quum aeger ex<text:line-break/>tenui destillatione, vigiliis et vehementi tussi urgetur, pau-<text:line-break/>xillulum ejusmodi medicamenti offero, facile noxam ejus,<text:line-break/>si quis siemel soporifero medicamento est usus, spatio emen-<text:line-break/>datum iri ratus. Porro dissident luter <text:span text:style-name="Default_20_Paragraph_20_Font"><text:span text:style-name="T5">t</text:span></text:span>e ipfa medicamenta.</text:p>
      <text:p text:style-name="P3">Nam quae plurimum s<text:span text:style-name="Default_20_Paragraph_20_Font"><text:span text:style-name="T5">a</text:span></text:span>pientium in se habent, ea ad prae-<text:line-break/>Iens quidem magis sunt efficacia, caeterum valentem et<text:line-break/>remediis rebellem aegrotantis corpori frigiditatem relinqunt;<text:line-break/>quae horum in fe habens nunus , calefacientium vero sibi<text:line-break/>admixtorum plurimum, ea quanto sunt ad praesens minus<text:line-break/>efficacia, tento in futurum minus sunt noxia. Omnia tamen<text:line-break/>id genus magis. Eunt salubria, si post annum a compositione<text:line-break/>fumautur, veluti quod ad Phi<text:span text:style-name="Default_20_Paragraph_20_Font"><text:span text:style-name="T5">t</text:span></text:span>onem referunt auctorem,<text:line-break/>quod. ad dolores sedandos saulum stupefaciendo nullo minus<text:line-break/>est celebre. Sunt sane et alia multa medicame<text:span text:style-name="Default_20_Paragraph_20_Font"><text:span text:style-name="T5">n</text:span></text:span>ta ex semiui-<text:line-break/>bus consecta, <text:span text:style-name="Default_20_Paragraph_20_Font"><text:span text:style-name="T5">dinspermaton</text:span></text:span> et <text:span text:style-name="Default_20_Paragraph_20_Font"><text:span text:style-name="T5">tr</text:span></text:span>i<text:span text:style-name="Default_20_Paragraph_20_Font"><text:span text:style-name="T5">g</text:span></text:span>o<text:span text:style-name="Default_20_Paragraph_20_Font"><text:span text:style-name="T5">na</text:span></text:span> nominata, quae sicut<text:line-break/>ad torporem lu praesens inducendum mitiora, ita in sutu-<text:line-break/>sum sunt tutiora: atque haec quoque omnia utilius an<text:span text:style-name="Default_20_Paragraph_20_Font"><text:span text:style-name="T5">n</text:span></text:span>otina<text:line-break/>sumuntur. Phitonis vero medicamentum, etiamsi duorum<text:line-break/>triumve aut quatuor annorum sit. multo sane est melius,<text:line-break/>fed nec inutile tamen sequentibus a<text:span text:style-name="Default_20_Paragraph_20_Font"><text:span text:style-name="T5">n</text:span></text:span>nis ad decimum usque.<text:line-break/>Quod enim ultra inveteravit, tanto quidem est minus uo-<text:line-break/>xium, quanto est vetustius, caeterum jam languidis est vici-</text:p>
      <text:p text:style-name="P3">bus, eoque parum naviter cujus gratia paratum est perficit.<text:line-break/>E<text:span text:style-name="Default_20_Paragraph_20_Font"><text:span text:style-name="T5">r</text:span></text:span>goalcut cavendus est, quoad fieri potest, ejusmodi medi-<text:line-break/>camentorum usus, ita, si necessitas urgeat, nec admodum<text:line-break/>nova su<text:span text:style-name="Default_20_Paragraph_20_Font"><text:span text:style-name="T5">n</text:span></text:span>t offerenda, quod frigida quae in his suntpraeva-<text:line-break/>lentes vires adhuc habeant, nec ita antiqua ut spem nostram<text:line-break/>frustrentur, sed, uti dictum est, tamdiu dimittenda sunt,<text:line-break/>quoad violentia resiigerantium ab eorum quae calefaciunt<text:line-break/>vi mitigetur. Et talium quidem medicamentorum usus, ut<text:line-break/>adversus symptoma pugnantium est, potissimum ubi ex sii-<text:line-break/>gida causa dolor est excitatus; obsunt enim .talia plurimum<text:line-break/>toti affectui, quom curationi contumacem reddunt:</text:p>
      <text:h text:style-name="Heading_20_2" text:outline-level="2">Cap. ss. </text:h>
      <text:p text:style-name="P30">At sectio venae quae vires non dissolvit<text:line-break/>no<text:span text:style-name="Default_20_Paragraph_20_Font"><text:span text:style-name="T5">n</text:span></text:span> ad symptoma spectantium est, sed totum affectum extis-<text:line-break/>dentium. Sic et balueum et purgatio et fomenta et vini<text:line-break/>potio<text:span text:style-name="Default_20_Paragraph_20_Font"><text:span text:style-name="T5">r</text:span></text:span> Quorum omnium Hippocrates in aphorismis , tubi de<text:line-break/>oculis dolentibus loquitur, luis verbis meminit : <text:span text:style-name="Default_20_Paragraph_20_Font"><text:span text:style-name="T5">oculoru</text:span></text:span>m<text:line-break/><text:span text:style-name="Default_20_Paragraph_20_Font"><text:span text:style-name="T5">dol</text:span></text:span>o<text:span text:style-name="Default_20_Paragraph_20_Font"><text:span text:style-name="T5">re</text:span></text:span>s <text:span text:style-name="Default_20_Paragraph_20_Font"><text:span text:style-name="T5">meri poti</text:span></text:span>o <text:span text:style-name="Default_20_Paragraph_20_Font"><text:span text:style-name="T5">aut lavati</text:span></text:span>o <text:span text:style-name="Default_20_Paragraph_20_Font"><text:span text:style-name="T5">aut sementu</text:span></text:span>m <text:span text:style-name="Default_20_Paragraph_20_Font"><text:span text:style-name="T5">aut venae</text:span></text:span></text:p>
      <text:p text:style-name="P3"><text:span text:style-name="Default_20_Paragraph_20_Font"><text:span text:style-name="T5">sectio vel purgatio solvit. </text:span></text:span>Haec namque omnia dum af-<text:line-break/>sectus sanant, una etiam cum ipsis dolores sedant. Eodem<text:line-break/>modo nutrimentum, ut in superioribus est dictum, ubi in<text:line-break/>sicco et squalleute corpore, stomacho laborante exhibetur,<text:line-break/>dum affectum ipsum sanat, etiam syncope prehendi prohibet.<text:line-break/>At non ea quae ex redundantia frigidorum <text:span text:style-name="Default_20_Paragraph_20_Font"><text:span text:style-name="T5">humoru</text:span></text:span>m luci-.<text:line-break/>siit sive exolutio sive stomachi syncope est, alimentum ceu<text:line-break/>medicamen desiderat, quamquam multoties in ejusmodi as-<text:line-break/>fertilius non solum nutrimentum, sed etiam vini aliquid<text:line-break/>non raro aegrotanti dare cogimur, non quo affectum cure-<text:line-break/>mus, sed quo periculum lu praesens depellamus. Nam va-<text:line-break/>cuatio potius quam adjectio talium est curatio, licetque<text:line-break/>quotidie ridere sic se habe<text:span text:style-name="Default_20_Paragraph_20_Font"><text:span text:style-name="T5">n</text:span></text:span>tium plurimos, medicorum<text:line-break/>ignorantia perditos. De quibus agere nunc mihi tempestivum<text:line-break/>ridetur.</text:p>
      <text:h text:style-name="Heading_20_2" text:outline-level="2">Cap. HI. </text:h>
      <text:p text:style-name="P30">Ergo febricitare incipiunt nonnulli, ubi<text:line-break/>maximam crudorum humorum copiam una cum oris ven-<text:line-break/>trienii, quod sane stomachum vocant, vitio vel ex erudita-</text:p>
      <text:p text:style-name="P3">tibus vel esta quapiam occasione co<text:span text:style-name="Default_20_Paragraph_20_Font"><text:span text:style-name="T5">n</text:span></text:span>gesserunt. His et hy-<text:line-break/>pochondria inflata et tutum co<text:span text:style-name="Default_20_Paragraph_20_Font"><text:span text:style-name="T5">r</text:span></text:span>pus ampliore mole quum pro<text:line-break/>naturae modo cernitur, tum color aliis quidem ad albidius<text:line-break/>quam pro naturali habitu et aquosius est mutatus : nonnul-<text:line-break/>lis etiam ad nigrius aut lividius, quos quidam mediei plum-<text:line-break/>hei coloris appellant. omnibus pulsus minores sunt quam<text:line-break/>pro caloris ratione, praeterea obscuri omnluoque inaequa-<text:line-break/>les, saepe inaequalitate sy st<text:span text:style-name="Default_20_Paragraph_20_Font"><text:span text:style-name="T5">o</text:span></text:span>matice vocata, semper vero ea<text:line-break/>quae in uno est ictu. Nulli salium sanguis mitti sine maxima<text:line-break/>laesione sidet, quum tamen vacuationem desiderent: verum<text:line-break/>nec sanguinis missionem nec purgationem ferunt, ut quos<text:line-break/>sine his iyncope subito adoritur. Quomodo igitur tales cu-<text:line-break/>-randi funt, . qui quum vacuari postulent vacuantia praesidia<text:line-break/>.non ferunt? Sane nullam aliam his idoneam vacuationem<text:line-break/>inveni praeter eam quae ex frictione paratur. Incipere vero<text:line-break/>-in principio statim morbi oportet, ac primum a cruribus<text:line-break/>fupeme deorsum linteis non admodum mollibus, sed aspro-</text:p>
      <text:p text:style-name="P3">dinis mediocre quid habentibus: debet enim radi ab his<text:line-break/>cutis, quum simul .et calefieri per eam et discuti aegrotus<text:line-break/>pestulet. Dehinc totae manus ab humeris usque superne<text:line-break/>deorsum simili modo lunt fricandae. Ubi vero artus omnes<text:line-break/>abunde calere videbuntur., et metus fuerit nequis ex mus-<text:line-break/>titudine frictionis contusa jam cerne lassitudinis sensus ipsis<text:line-break/>superveniat, oleo laxante uteris, quod ge<text:span text:style-name="Default_20_Paragraph_20_Font"><text:span text:style-name="T5">n</text:span></text:span>us est Sabinum.<text:line-break/>Ab adstringente vero abstinebis, <text:span text:style-name="Default_20_Paragraph_20_Font"><text:span text:style-name="T5">cuju</text:span></text:span>s<text:span text:style-name="Default_20_Paragraph_20_Font"><text:span text:style-name="T5">m</text:span></text:span>o<text:span text:style-name="Default_20_Paragraph_20_Font"><text:span text:style-name="T5">di</text:span></text:span> Hispa<text:span text:style-name="Default_20_Paragraph_20_Font"><text:span text:style-name="T5">n</text:span></text:span>um est<text:line-break/>Histricumque et quod una cum germinibus, vel ex oliva<text:line-break/>adhuc immatura conficitur. Hiems veroli suerit, nihilo<text:line-break/>deterius sit, si ad discutientium aliquod manseris, cuiusmodi<text:line-break/>sicyonium est oleum, chamaemeli<text:span text:style-name="Default_20_Paragraph_20_Font"><text:span text:style-name="T5">n</text:span></text:span>um aut quod apud Aegy-<text:line-break/>ptios est in pretio. Quod si horum copia non sit; opo<text:span text:style-name="Default_20_Paragraph_20_Font"><text:span text:style-name="T5">r</text:span></text:span>tebit<text:line-break/>accepto laxantium oleorum aliquo et i<text:span text:style-name="Default_20_Paragraph_20_Font"><text:span text:style-name="T5">n</text:span></text:span> quo nulla sit ad-<text:line-break/>strictio, potissimumque quod est antiquius immittere ipsi<text:line-break/>anethi, quod videbllur fatis. Mox, ut ipsi solemus, ubi in<text:line-break/>vase duplici tantisper calefeceris, dum mediocriter qualita-<text:line-break/>tem herbae imbiberit, ungere hoc artus et fricare tunc quo-</text:p>
      <text:p text:style-name="P3">que quam plurimum debebis ; postea oleum quod taedium<text:line-break/>asserat detergere atque ad spinam dorsi transire hancque to-<text:line-break/>tam .pariter fricare, primum sicca frictione , post oleo. Ab<text:line-break/>hac ruITus ad crura te conseres et ab his ad manus, exin<text:line-break/>denuo ad spinam , ita totum agens diem in domo purae lu-<text:line-break/>cis nec madente, esto ejus domus in caloris symmetria. Sed<text:line-break/>mulsa in qua coctum hyssopum suit, his est aptissima. lpsis-<text:line-break/>que neque cibum neque sorbitionem neque aquam exhibere<text:line-break/>oportet neque omnino liberaliter potum concedere, sed<text:line-break/>mussa tribus primis diebus duntaxat uti , ipse quas dixi<text:line-break/>partes ordine fricans, coque solum tempore intermittens,<text:line-break/>quo <text:span text:style-name="Default_20_Paragraph_20_Font"><text:span text:style-name="T5">s</text:span></text:span>omnus hominem occupaverit; ad quem etiam allicien-<text:line-break/>dum et frictio uberior facit: itaque vel hoc nomine utile<text:line-break/>praesidium fuerit, non solum quod vacuet, sed et quod<text:line-break/>fomnum conciliet. Non tamen uberior somnus his est salu-<text:line-break/>taris ; neque enim crudos humores digeri sinit et viscera<text:line-break/>graviora reddit; sed si quis alius affectus est qui somnum et</text:p>
      <text:p text:style-name="P3">vigilias modicas desideret, hic profecto in iis est. Quippe<text:line-break/>fomnus concoquit, vigiliae discutiunt, utroque est opus iis<text:line-break/>qui ex multitudine crudorum humorum aegrotanti Ergo<text:line-break/>parti mediocriter contingentia juvure mutuo utiliter pote-<text:line-break/>runt. Atque si pulsirs his parvus admodum iufirmusque sit,<text:line-break/>aut etiam fupra haec vehementer inaequalis, extremum pe .<text:line-break/><text:span text:style-name="Default_20_Paragraph_20_Font"><text:span text:style-name="T5">s</text:span></text:span>iculum est ; facienda tamen quae retusi, nec aliud quicquam<text:line-break/>moliendum. Sin <text:span text:style-name="Default_20_Paragraph_20_Font"><text:span text:style-name="T5">pulsu</text:span></text:span>s robore mediocri sit ac magnitudine<text:line-break/>praeterea minime intercisus et aequalis, considera quae ad<text:line-break/>alvum spectant,- ac si sua sponte commode non dejiciat,<text:line-break/>audacter per insertus aliquid infundes. Accidit namque post<text:line-break/>aquam mulsam, ut quae in primis venis, quae circa jecur et<text:line-break/>mefeuterium sunt, colligi supervacua solent hac commode<text:line-break/>dejiciantur. Quod si major quam par sit superfluorum. im-<text:line-break/>petus ad alvum citetur, principio quidem percoquere mul-<text:line-break/>fam amplius oportebit, ea namque minus alvum subducens<text:line-break/>magis nutrit ;ut et cruda minus nutrit, sic magis subducit,</text:p>
      <text:p text:style-name="P3">Post haec si supervacua largius descendant, ne sic quidem si-<text:line-break/>flenda, sied exhibendus pro aqua mulsa ptisanae cremor esu<text:line-break/>si vero fluere pergunt, alicae sorbitione nutries pulsuum<text:line-break/>interim ratione observata; aliquando enim subitoadim.. -<text:line-break/>becillitatem vel inaequalitatem vel parui talem mutantur.<text:line-break/>Quo tempore panem ex vino diluto exhibere conveniet, uti-<text:line-break/>que si nec ventriculus nec jecur phlegmone laboret: quo-<text:line-break/>niam si hac lusestentur, jam corpore erudis succis referto<text:line-break/>plane desperata <text:span text:style-name="Default_20_Paragraph_20_Font"><text:span text:style-name="T5">t</text:span></text:span>alus aegro est , pulsibus sic mutatis. Ergo<text:line-break/>in ejusmodi aegri infirmitate tu ipsum a culpa immunem<text:line-break/>praestabis, si mortem praedixeris, nullo generosiore medi-<text:line-break/>cainento usus. Quibus vero spes est falutis, est autem omni-<text:line-break/>bus qui ita citra phlegmonen aegrotant , maximum medico,<text:line-break/>qui utique ipsos in principio susceperit, ridetur misti dede-<text:line-break/>cus esse, si lu syncopen aegri inciderint; quamquam per<text:line-break/>inscitiam medicorum quotidie id fieri cernitur. Verum non<text:line-break/>est quod hos spectemus aut cum his nosmet conferamus,<text:line-break/>sed cum eo, qui cum revera peritus lu arte medica sit, sue-</text:p>
      <text:p text:style-name="P3">dum putet, aegrum syncope extemplo corripi, ipso nec fym-<text:line-break/>ptoma praedicente , nec ad id praeparato aut idem proin-<text:line-break/>heuto. Sane dictum a me etiam in superioribus est, qui ca-<text:line-break/>taplasinatis et perfusionibus assidue praecordia vexant, ipsos<text:line-break/>in ejusmodi affectibus phlegmonas accersere. Minime igitur<text:line-break/>est his utendum prius quam supervacua magna ex parte par-<text:line-break/>tim vacuata sint, partim concocta, ilum vero etiam his utaris<text:line-break/>licet, non tamen duntaxat laxans, <text:span text:style-name="Default_20_Paragraph_20_Font"><text:span text:style-name="T5">s</text:span></text:span>ed ex absinthio medio-<text:line-break/>criter perfundens, si febris n<text:span text:style-name="Default_20_Paragraph_20_Font"><text:span text:style-name="T5">o</text:span></text:span>n plane sit magna. Si vero<text:line-break/>medicanti tibi tres primos dies, ut dictum est, nihil deterius<text:line-break/>occurrat, iisdem ipsis uteris usque ad septimum aqua dun-<text:line-break/>taxat mulsa, in qua incoctum hyssopum sit contentus, si-<text:line-break/>quidem longissimam qui ita funt affecti cibi abstinentiam<text:line-break/>ferunt , corpore scilicet ex crudis ipsis quos continet <text:span text:style-name="Default_20_Paragraph_20_Font"><text:span text:style-name="T5">s</text:span></text:span>uccis<text:line-break/>concoquendis alto. Qu<text:span text:style-name="Default_20_Paragraph_20_Font"><text:span text:style-name="T5">o</text:span></text:span>d si non mod<text:span text:style-name="Default_20_Paragraph_20_Font"><text:span text:style-name="T5">o</text:span></text:span> crudi humores sint,<text:line-break/>sed etiam eo corruptionis pervenerint, ut concoqui perfecte<text:line-break/>nequeant, qui sic aegrotant eorum desperata est salus. Sed</text:p>
      <text:p text:style-name="P3">qui, si nullus praesertim committatur error, servari possunt,<text:line-break/>ii aqua sola mulsa ad septimum usque sunt nutriendi, aut<text:line-break/>sicubi td res exigat veLalvo fluente veI aegro mulsam fasti-<text:line-break/>.silente ad ptisanae cremorem est transeundum. Sin hunc<text:line-break/>.quoque. aver<text:span text:style-name="Default_20_Paragraph_20_Font"><text:span text:style-name="T5">t</text:span></text:span>etur, alica ad eundem quo ptisana modum ei<text:line-break/>praeparabitur <text:span text:style-name="Default_20_Paragraph_20_Font"><text:span text:style-name="T5">e</text:span></text:span> neque enim iis, seni ita. sunt affecti acetum<text:line-break/>incommodum est, imo sicubi crudos affatim humores esse<text:line-break/>animadverteris, oxynrel pro mulsa exhibere assidue debebis.<text:line-break/>.Quod si hujus assiduus usus taedio esse coeperit, transire<text:line-break/>invicem ad mulsam et ptisanam conveniet, dein rursus ad<text:line-break/>ipsum <text:span text:style-name="Default_20_Paragraph_20_Font"><text:span text:style-name="T5">ox</text:span></text:span>y<text:span text:style-name="Default_20_Paragraph_20_Font"><text:span text:style-name="T5">meli</text:span></text:span> reverti, mansure vere, quibus tum parvus<text:line-break/>tum rarus ac tardus pulsus est, iis frigidos subesse humores<text:line-break/>putandum. iisdem .protinus et decoloratio totius- corporis<text:line-break/>manifeste cernitu<text:span text:style-name="Default_20_Paragraph_20_Font"><text:span text:style-name="T5">r</text:span></text:span>; qualis .prius tradita esu Sed id esse for-<text:line-break/>.tasse quod dictum est non nosse quibusdam videatur , quum<text:line-break/>nulli febricitantium aut tardior aut rarior pulsus fiat. Cae-<text:line-break/>.terum duplici. ratione verum esse quod dictum est <text:span text:style-name="Default_20_Paragraph_20_Font"><text:span text:style-name="T5">compe.<text:line-break/>rietitr</text:span></text:span>., ima, quod evidenter in accessionibus et tardiores et</text:p>
      <text:p text:style-name="P3">rariores quam pro naturali <text:span text:style-name="Default_20_Paragraph_20_Font"><text:span text:style-name="T5">ipsorum habitu</text:span></text:span> pulsus fiant;<text:line-break/>altera, quod reliquis praeter accessionem temporibus horum<text:line-break/>arteriae tum rarius tum tardius quam aliorum quorumuis<text:line-break/>qualitercunque febricitantium pulsant. Ergo si aestas sit et<text:line-break/>aeger frigidae polion. assuetus, frigidum huic oxy meli dabis;<text:line-break/>sin hiems fit, omnibus calidum, tum iis qui calidae tum iis<text:line-break/>qui frigidae insueverunt, offeres , aeque ut si immodicus ae-<text:line-break/>statis tempore aestus stt etiam iis, qui calidae assueti su<text:span text:style-name="Default_20_Paragraph_20_Font"><text:span text:style-name="T5">n</text:span></text:span>t,<text:line-break/>frigidum, si nullum sit iis viscus ad iniuriam opportunum.<text:line-break/>At sus <text:span text:style-name="Default_20_Paragraph_20_Font"><text:span text:style-name="T5">prop</text:span></text:span>o<text:span text:style-name="Default_20_Paragraph_20_Font"><text:span text:style-name="T5">siti</text:span></text:span>s adversissima sunt tum balneum tum aer<text:line-break/>ambiens, si vel nimium calidus sit vel frigidus. ltaque ut<text:line-break/>lava<text:span text:style-name="Default_20_Paragraph_20_Font"><text:span text:style-name="T5">n</text:span></text:span>di non funt,- sic et reclinandi in domo funt aestate<text:line-break/>quidem quae frigeat, hieme quae caleat. Laeduntur namque<text:line-break/>admodum ab utraque ametria, videlicet in balneo, ut et<text:line-break/>aestate et omni caloris increme<text:span text:style-name="Default_20_Paragraph_20_Font"><text:span text:style-name="T5">n</text:span></text:span>to, erudis humoribus .liqua-<text:line-break/>tis ac per omnes corporis partes fluentibus ita ut metuen-<text:line-break/>dum sit ne ad pulmo<text:span text:style-name="Default_20_Paragraph_20_Font"><text:span text:style-name="T5">n</text:span></text:span>es et cor ferantur: aliquando etiam<text:line-break/>ne ad cerebrum iubea<text:span text:style-name="Default_20_Paragraph_20_Font"><text:span text:style-name="T5">n</text:span></text:span>t, quum longe praestet ut circa jecur</text:p>
      <text:p text:style-name="P3">et primas venas adhuc ipsis subsistant. In domo verto immo-<text:line-break/>dice frigida et hieme et denique ambiente frigido humores<text:line-break/>crudi et inepti ad co<text:span text:style-name="Default_20_Paragraph_20_Font"><text:span text:style-name="T5">n</text:span></text:span>coquendum manent, et jecinoris ob-<text:line-break/>structionis, si leves sint, augent, si nullae sint, eas crassitudine<text:line-break/>fua hae<text:span text:style-name="Default_20_Paragraph_20_Font"><text:span text:style-name="T5">r</text:span></text:span>entes impactique meant. Atque haec quidem sic<text:line-break/>agenda sunt, ubi a primo die ipse curationem susceperis. Si<text:line-break/>autem adeus, quos Iyncope jam premit, sis accitus, si ea<text:line-break/>quae retusi loca phlegmones vacent, panis exhibebis non<text:line-break/>multum huncque ex rino aliquo quod celerem in corpus<text:line-break/>distributionem adjuvet; statimque ad frictiones venies, quas<text:line-break/>etiam pro tradito jam aule modo administrabi<text:span text:style-name="Default_20_Paragraph_20_Font"><text:span text:style-name="T5">t. </text:span></text:span>Si itaque<text:line-break/>aestas sit et regie natura calens et aestuans aut status coeli<text:line-break/>vehementer calidus, cum aqua frigida vinum dabis, si nihil<text:line-break/>ejusmodi sit, cum calida. Quae tamen secundo et tertio da-<text:line-break/>bitur potio, omnino calidam exhibendam curabis. Nam ad<text:line-break/>universam eam curationem, cujus gratia frictiones adhibui-<text:line-break/>mus, calidum praestat crudorum succorum concoctionem ad-<text:line-break/>juvaus..</text:p>
      <text:h text:style-name="P21" text:outline-level="2">Cap. IV. </text:h>
      <text:p text:style-name="P30">At quibus ex flava bile os ventriculi iufe-<text:line-break/>stante syncope incidit,. iis frigida exhibenda potio est. Vinum<text:line-break/>tamen quod et calidum natura fit et distributio<text:span text:style-name="Default_20_Paragraph_20_Font"><text:span text:style-name="T5">n</text:span></text:span>em i<text:span text:style-name="Default_20_Paragraph_20_Font"><text:span text:style-name="T5">n</text:span></text:span> cor-<text:line-break/>-pus promoveat,- omnibus syncope affectis offerre conveniet;<text:line-break/>distribui namque per corpus sumptum nutrimentum, non in<text:line-break/>ve<text:span text:style-name="Default_20_Paragraph_20_Font"><text:span text:style-name="T5">n</text:span></text:span>tre manere volumus. Conflat autem rina deligenda esse,<text:line-break/>quae et colore flava sint et consistentia tenuia et aetate ve-<text:line-break/>fera et si talia boni odoris continuo suerint. Quin etiam ipse,<text:line-break/>si paululum ubi mixta sint gestes, senties calorem per totum<text:line-break/>corpus transmitti. Caeterum amara prae vetustate rina ne<text:line-break/>Punto, praesertim quae iis exhibebis quorum stomachus<text:line-break/>flava bile urgetur. Talia namque simul laudabilem ac nu-<text:line-break/>trientem alui succum jam amiserunt, simul iniucunda quum<text:line-break/>sint, hoc apio stomachum offendunt. Commodissima igitur<text:line-break/>his vina- sunt, quae quum naturaliter austera sint, sensilem<text:line-break/>jam adstrictionem propter vetustatem non amplius exhibent,<text:line-break/>calorem tamen admodum evidentem habent. Omnia enim<text:line-break/>quae requirimus in iis quorum stomachus amara bile vexa-</text:p>
      <text:p text:style-name="P2">tur efficient, quum et jucunde sumantur et tum ad coneo-<text:line-break/>ctionem tum ad distributionem in corpus etiam faciant, et<text:line-break/>succi vitium mitigent, et corporis habitum calefaciant, et<text:line-break/>stomachum ipsum firment. Hujuiee generis vinorum optima<text:line-break/>sunt Surrentinum , Signi<text:span text:style-name="Default_20_Paragraph_20_Font"><text:span text:style-name="T5">n</text:span></text:span>um, Sabinum, Tiburtinum, Mar-<text:line-break/><text:span text:style-name="Default_20_Paragraph_20_Font"><text:span text:style-name="T5">t</text:span></text:span>am, omnia haec Italica et adstringentia, non tamen pari<text:line-break/>modo omnia. Nam Surrentinum et mediocriter adstringit<text:line-break/>et calidius caeteris et jucundius esu Ab hoc nobile Tibur-<text:line-break/>linum; est enim et aliud quoddam imbecillum Tiburtinum,<text:line-break/>quod etiam sicut Sabinum levis astrictionis particeps. Si-<text:line-break/>gmnum vero ausierius est, sicut etiam Signino multo magis<text:line-break/>Marium. Haec omnia vi<text:span text:style-name="Default_20_Paragraph_20_Font"><text:span text:style-name="T5">n</text:span></text:span>a stomacho qui amara vexatur<text:line-break/>. bile salubria siunt. Ideoque istis utendum, quoties is vel ex<text:line-break/>ardenti febre osten<text:span text:style-name="Default_20_Paragraph_20_Font"><text:span text:style-name="T5">t</text:span></text:span>us <text:span text:style-name="Default_20_Paragraph_20_Font"><text:span text:style-name="T5">s</text:span></text:span>yncopen attulerit vel alias multa in<text:line-break/>eum bilis fluxerit vel multum imbiberit. . Quibus tamen ex<text:line-break/>crudis humoribus fyncopes periculum imminet, sane Faler-<text:line-break/>num tanto jam memoratis praestat, quanto tum melioris est<text:line-break/>fucci, tum etiam calidius ; nam et velocius illis per corpus</text:p>
      <text:p text:style-name="P3">distribuetur et erudis humoribus concoquendis auxilio erit:<text:line-break/>Quae quum dictorum singula aliud magis, aliud minus fa-<text:line-break/>ciant, om<text:span text:style-name="Default_20_Paragraph_20_Font"><text:span text:style-name="T5">n</text:span></text:span>ia tamen Falerna magis stomachum roborant. At<text:line-break/>quoniam ipsorum Ealeruorum aliud dulce admodum est,<text:line-break/>quod Faustinum vocant, aliud si cum hoc conseras ausierum,<text:line-break/>si cum Signino . et Mario dulce , deligendum ad talia sccun-<text:line-break/>dum esu Si vero cubans per sanitatem dulcibus vinis insue-<text:line-break/>vit, huic nihil prohibet dulcius Falernum exhibere. Verum<text:line-break/>inAsia et Graecia et nationibus quae his funt vicinae, ubi<text:line-break/>copia jam dictorum vinorum aliquando non est, ex iis quae<text:line-break/>illae regiones suppeditant aptissima ad distributionem in<text:line-break/>corpus sunt Aruisium et Lesbium, hoc quidem veluti ex ipsi,<text:line-break/>nomine patet lu Lesbo natum, Aruisium locis quibusdam in<text:line-break/>Cuio provenit. Quum vero tria sint in Lesbo oppida, nunus<text:line-break/>certe tum odorum tum dulce in Mitylene gignitur, magis<text:line-break/>et odoratum et dulce i<text:span text:style-name="Default_20_Paragraph_20_Font"><text:span text:style-name="T5">n</text:span></text:span> Eresso , dein in Methymna. At fu-<text:line-break/>menda ex his quae aparaehyta sunt, ita enim nominant ea</text:p>
      <text:p text:style-name="P3"><text:span text:style-name="Default_20_Paragraph_20_Font"><text:span text:style-name="T5">g</text:span></text:span> quibus marina aqua admixta non est, rati maximum sutorum<text:line-break/>incommodum ex iis quibus est admixtu. Alioqui nec asso-<text:line-break/>lent in Lesbo nobilibus vinis, de quibus nunc agitur , mari-<text:line-break/>nam aquam immiscere: veluti nec Aruifio in Chio. Genera-.<text:line-break/>tur et in Hellefponti Mysia vi<text:span text:style-name="Default_20_Paragraph_20_Font"><text:span text:style-name="T5">n</text:span></text:span>um Surrentum non absimile,<text:line-break/>Myfinum per eminentiam vocant. Haec omnia vina flava et<text:line-break/>calida et odora lentet consiflentia, quae inter aquosa crassaque<text:line-break/>sit media. Aquosae vero consistentiae <text:span text:style-name="Default_20_Paragraph_20_Font"><text:span text:style-name="T5">t</text:span></text:span>uus Adrianum et Sabi-<text:line-break/>num et Albanum et Damianum et Thulcum et Neapolita-<text:line-break/>num Aminaeum, quod in . locis . Neapoli vicinis gignitur,<text:line-break/>unde etiam ita id nomina<text:span text:style-name="Default_20_Paragraph_20_Font"><text:span text:style-name="T5">n</text:span></text:span>t. In Asia vero et Tiberinum et<text:line-break/>Titacasenum et tertium ab iis Ariyinurn. Contra vero erassa<text:line-break/>Iunt, ut Siraeon, <text:span text:style-name="Default_20_Paragraph_20_Font"><text:span text:style-name="T5">id est sapa</text:span></text:span>, quod apud nos hep<text:span text:style-name="Default_20_Paragraph_20_Font"><text:span text:style-name="T5">t</text:span></text:span>ema munis<text:line-break/>nant, et Scybellites et Theraeum et Albatus , lu Asia vero<text:line-break/>Aegeates et Perperinum. Ergo quibus ex abunda<text:span text:style-name="Default_20_Paragraph_20_Font"><text:span text:style-name="T5">n</text:span></text:span>tia cru-<text:line-break/>do<text:span text:style-name="Default_20_Paragraph_20_Font"><text:span text:style-name="T5">r</text:span></text:span>um humorum syncope incidit, lis crassa rina ceu noxia;<text:line-break/>aquosa ceu parum efficacis sunt sugienda, deligenda vero</text:p>
      <text:p text:style-name="P2">fu<text:span text:style-name="Default_20_Paragraph_20_Font"><text:span text:style-name="T5">n</text:span></text:span>t eorum media, quaeque, ut dictum est, flava si<text:span text:style-name="Default_20_Paragraph_20_Font"><text:span text:style-name="T5">n</text:span></text:span>t et ca-<text:line-break/>. lida. Neque enim invenias ex albis vinis calidum ullum,<text:line-break/>quum etiam austera et mediocriter alba tum inveterata fili-<text:line-break/>viora quodammodo reddantur. Quod si aliter nominare fui-<text:line-break/>vum colorem velis, licet voces fulvum vel pallens. Quot-<text:line-break/>quot autem in ipsis calidissima funt, omnis certe flava sunt,<text:line-break/>cujusmodi lu Italia est Caeculum. Quod etiam unum quod-<text:line-break/>dam genus ejusmodi vinorum ab initio, ut aliqui puta<text:span text:style-name="Default_20_Paragraph_20_Font"><text:span text:style-name="T5">n</text:span></text:span>t, non<text:line-break/>est, verum ex vetustate eo pervenit ut colorem obtineat,<text:line-break/>unde ipsi quoque nomen est p non tamen eo omnia perveui-<text:line-break/>unt, quum prius crassentur, quam in pellucido favum co-<text:line-break/>- lorem accipiant. Reliquorum vinorum austerorum , quae<text:line-break/>mediocriter alba crassaque sunt, nullum ad distributionem<text:line-break/>in corpus est idoneum, si tamen abunde inveteraverint nec<text:line-break/>aliorum copis sit, uti illis licebit ; sunt vero ejusmodi omnia<text:line-break/>quum inveteraverint stomacho utilia. Quo vero habeas ho-<text:line-break/>rum quoque exemplum, tum ejus quod ex Nieomedla asser-<text:line-break/>tur memineris velim, quod omnibus hominibus est notum,</text:p>
      <text:p text:style-name="P3">tum Siculi Aminaei, quod in magnis reponitur fictilibus-<text:line-break/>quod enim in parvis servatur lagunculis , maxime huic est<text:line-break/>co<text:span text:style-name="Default_20_Paragraph_20_Font"><text:span text:style-name="T5">n</text:span></text:span>trarium , quum et malum stomacho fit et capitis dolorem<text:line-break/>excitet. Ac semper quidem est id agendum ut optimum eli-<text:line-break/>gas; si id non fit, quod illi pro jam compreheusis notis est<text:line-break/>quam fimillimum. Aptissima <text:span text:style-name="Default_20_Paragraph_20_Font"><text:span text:style-name="T5">n</text:span></text:span>amque. ad distributionem in<text:line-break/>corpus sunt Aruillam et Lesbium , sed si ea desint fimusque<text:line-break/>in Asia, aut Aphrodisiense potemus aut austerum Emolitos<text:line-break/>aut aliquod his similium, quod et colore sit fulvum et illico<text:line-break/>quum bibitur manifeste calefaciat. Considerandum vero ante<text:line-break/>omnia est, qualisuam aegrotantis natura fit; nam siimbecil-<text:line-break/>lumilli caput fit et quod facile calidis vinis impleatur, mi-<text:line-break/>nus calida potius sunt offerenda; sin firmo admodum capite<text:line-break/>sit et talibus vinis delectetur aut etiam citra noxam ea ferre<text:line-break/>sit salitus, haud timide his utetur. At vina et odora et fulva,<text:line-break/>quantum ex ipsorum est natura, omnia capitis dolorem exci-<text:line-break/>tant, eoque tum Falernum tum Tmolites tum Lesbium in-<text:line-break/>sumo capiti noxia sunt. Qualis autem in .Falernis tradita</text:p>
      <text:p text:style-name="P3">nobis differentia est, talis et in Amolitis habetur; alterum<text:line-break/>.enim admodum est dulce, alterum austerum, si cum illo con-<text:line-break/>feratur; calida tamen admodum ambo sunt coque capiti do-<text:line-break/>forem inferentia. Austera rina ventriculum roborant, ca-<text:line-break/>putque inter omnia rina minime tentant,. caeterum distribu-<text:line-break/>tionem non promovent, quo magis sugienda tibi in iyucope<text:line-break/>prehensis sunt non minus quam aqua. Habile vero ad dis-<text:line-break/>tributionem et Hippodamantium , quum inveteravit, est ip-<text:line-break/>sum quoque ex ea specie cujus tum dulce Fale<text:span text:style-name="Default_20_Paragraph_20_Font"><text:span text:style-name="T5">r</text:span></text:span>num est<text:line-break/>tum veroTmolites; inest huic et adstrictio manifesta, quae<text:line-break/>tamen in neutro illorum est, itaque etiam salubrius stomacho<text:line-break/>esu lu penuria vero vini, quodaccommodum utrique fyn-<text:line-break/>copae sit, ei inquam quae ex multitudine crudorum <text:span text:style-name="Default_20_Paragraph_20_Font"><text:span text:style-name="T5">humo-<text:line-break/>rum</text:span></text:span> oritur et ei quae ex bile incinit, coactus prorsus vi<text:span text:style-name="Default_20_Paragraph_20_Font"><text:span text:style-name="T5">n</text:span></text:span>o<text:line-break/>uti, fugienda sunt, ut diximus, omnia tum austera tum nova,<text:line-break/>fugienda quoque crassa: deligenda vero aquosa, magisque si<text:line-break/>fuit antiqua; talia namque tametsi non valenter calefaciunt,<text:line-break/>tamen facile distribuuntur. Proinde quum celeritas distribu-</text:p>
      <text:p text:style-name="P3">tinnis sit sus eum fulvis communis, differentia rurfus in his<text:line-break/>erit, quod concoctioni quae in ventriculo et venis agitur<text:line-break/>fulva magis conducant, propterea quod magis calefaciunt;<text:line-break/>praeterea contemperantia funi et nutrientia, eeque ad hu-<text:line-break/>morum bonisatem conferunt. .Quorum omnium nihil in<text:line-break/>aquosis vinis est, minimum e<text:span text:style-name="Default_20_Paragraph_20_Font"><text:span text:style-name="T5">n</text:span></text:span>im ex horum substantia sin-<text:line-break/>guini assimilatur. Sed quum fulva caput feriant, aquosa mr-<text:line-break/>nime molesta sint, urinas autem maxime praeter caetera vina<text:line-break/>moventi A quibus fecundum locum obtinent quaecunque<text:line-break/>salvorum maxime iunt tenuia, quae etiam ad syncopas po-<text:line-break/>tissimmn sunt deligenda. Tardius his meatus permeant quae<text:line-break/>fulva et crassa , quamquam ea quoque austeris omnibus ma-<text:line-break/>gis sunt penetrabilis. At vero nutriunt haec magis quam<text:line-break/>tenuia , ac vitiosus humores omnium vinorum celerrime<text:line-break/>bono fanguine generando corrigunt. Ergo institutum sermo- .<text:line-break/>nem denuo repetamus.</text:p>
      <text:h text:style-name="Heading_20_2" text:outline-level="2">Cap. v.</text:h>
      <text:p text:style-name="P30"><text:s/>Quod fyncope praeceps virium lapsus sit,<text:line-break/>id ab aliis ante me dictum est. Sed quum essentia virium</text:p>
      <text:p text:style-name="P3">nos gubernantium tum in spiritu tum in solidorum cor-<text:line-break/>porum temperamento consistat, haec nobis et integra servari<text:line-break/>et uni corrumpuntur ad integrum revocari debent. Itaque<text:line-break/>quemadmodum tueri ea per sanitatem conveniat lu opere<text:line-break/>de tuenda similate est praeceptum. -Quemadmodum vero et<text:line-break/>in morbis, traditum jam aliquatenus et in praecedentibus.<text:line-break/>commentariis est, nunc vero adhuc dicetur. Non tamen<text:line-break/>adsum res tota ad decentem venit contemplationem, neque<text:line-break/>talem methodum habuit, qualem alia priora. Quod igitur<text:line-break/>deest, id adjiciendi tempus. Spiritus substantia una cum<text:line-break/>siolidis corporibus sic nobis custodienda in morbis sunt, ut<text:line-break/>tum qualitate tum quantitate, quoad fieri licet, secundum<text:line-break/>naturam <text:span text:style-name="Default_20_Paragraph_20_Font"><text:span text:style-name="T5">t</text:span></text:span>e habeant. Ac si quidem sic pruspiri his posset, ut<text:line-break/>nec substantiae eorum quicquam aut vacuaretur aut pro<text:span text:style-name="Default_20_Paragraph_20_Font"><text:span text:style-name="T5">r</text:span></text:span>sus<text:line-break/>immutaretur, id esset optimum. Sed quoniam in commen-<text:line-break/>tarlis de sanitate tuenda ostendimus , fieri non posse ut id<text:line-break/>generabili corpori unquam contingat, id agendum est ut<text:line-break/>quae substantiae portio defluit, hanc apponendo sarciamus;</text:p>
      <text:p text:style-name="P3">quod alterafcit, in debitam temperiem per contrariam alte-<text:line-break/>rationem vindicemus. Si igitur tum vacuatis, tum alteratio<text:line-break/>feusim paulatimque sicut, etiam correctio utriusque lensim<text:line-break/>administrabitur, quod munus est artum sanitatis tuendae<text:line-break/>spectare est mousiratum. Sin confertim et simul magna ali-<text:line-break/>quando vacuasse vel etiam adjectio incidat et morbus ita<text:line-break/>efficiatur, tunc medendi methodum est eorum sanationem re-<text:line-break/>queremus. Ut igitur mutationem in statum contra naturam,<text:line-break/>quae sensim paulatimque irrepit, corrigere sanitatis tuendae<text:line-break/>artis sunt partes, ita eam quae mulsa simul irruit sarrire<text:line-break/>. ad medendi peritiam spectat. Ergo animalis spiritus cere-<text:line-break/>brum veluti fontem este clare ostendimus, qui partim ex<text:line-break/>suspicando, partim ex eo quod reticula<text:span text:style-name="Default_20_Paragraph_20_Font"><text:span text:style-name="T5">t</text:span></text:span>is plexus sirppeui-<text:line-break/>tat atque alitur. Vitalis spiritus non aeque evidens denum-<text:line-break/>stratio erat , fed tamen in corde eum et arteriis contineri<text:line-break/>existimare alienum a ratio<text:span text:style-name="Default_20_Paragraph_20_Font"><text:span text:style-name="T5">n</text:span></text:span>e nun est, eundemque nutri-<text:line-break/>tum maxime quidem ex respiratione, sed tamen et ex sin-<text:line-break/>guine. Quod si naturalis quoque aliquis spiritus est, utique .</text:p>
      <text:p text:style-name="P3">is quoque in jecinore et venis continebitur. Sane dictum<text:line-break/>fusissime de virium essentia est in libris quos de Hippocrati^<text:line-break/>et Platonis placitis scripsimus: Solidorum vero corporum<text:line-break/>substantia certa esse quantitate procul dubio desiderat , ideo-<text:line-break/>que nutrimenta mortale genus tuentur. Sed nihilo secius et<text:line-break/>elementa ex quibus componitur m<text:span text:style-name="Default_20_Paragraph_20_Font"><text:span text:style-name="T5">ediocri</text:span></text:span> esse temperie<text:line-break/>requirit, dictumque jam saepe est quemadmodum temperies<text:line-break/>ea sit tuenda. Caeterum virium lapsus , de quo nunc agere<text:line-break/>i<text:span text:style-name="Default_20_Paragraph_20_Font"><text:span text:style-name="T5">n</text:span></text:span>stitui, solidorum corporum substantiae exhaustae succe-<text:line-break/>dens in longissimis morbis saepe incidit, animante ex fre-<text:line-break/>quenti atrophia extenuato, praeterea in iis febribus acutis<text:line-break/>syntecticis, <text:span text:style-name="Default_20_Paragraph_20_Font"><text:span text:style-name="T5">id est c</text:span></text:span>o<text:span text:style-name="Default_20_Paragraph_20_Font"><text:span text:style-name="T5">lliquantibus. </text:span></text:span>Qui vero ex substantiae<text:line-break/>temperie mutata provenit, quum veI immodice ipsa suerint<text:line-break/>calefacta veI refrigerata veI madefacta veI siccata aut horum<text:line-break/>aliquibus copulatis affecta. Alteratio vero spiritus tum ex<text:line-break/>vitiosis provenit humoribus tum ex ambientis aeris malitia,<text:line-break/>qui estas alia de cau<text:span text:style-name="Default_20_Paragraph_20_Font"><text:span text:style-name="T5">t</text:span></text:span>a in hanc est mutatus; praeterea ve<text:span text:style-name="Default_20_Paragraph_20_Font"><text:span text:style-name="T5">n</text:span></text:span>e-<text:line-break/>natis facultatibus, aut animalium quae virus ejectant vene-</text:p>
      <text:p text:style-name="P3">his. Verum haec a praefanti instituto seponantur. Ipsius<text:line-break/>vero essentiae spiritus corruptio et quae sutura timetur et<text:line-break/>quae jam adest, quae tum ex affectu animi incidit tum in-<text:line-break/>genti dolore tum pluribus motibus ; cujus generis et vigiliae<text:line-break/>sunt, tum ex immodica ejus tenuitate et continentium eum<text:line-break/>co<text:span text:style-name="Default_20_Paragraph_20_Font"><text:span text:style-name="T5">r</text:span></text:span>porum raritudine, tum vero ante haec om<text:span text:style-name="Default_20_Paragraph_20_Font"><text:span text:style-name="T5">n</text:span></text:span>ia ex ipso<text:line-break/>respirato prohibito . et nutrimenti delectu diligentius corrigi<text:line-break/>proiecto postulat. Sunt igitur affectus animi timor subitus<text:line-break/>et vehemens, quem ecplexin vocant, praeterea quae cou-<text:line-break/>traria huic timori est, voluptas maxima, pericharian vocant.<text:line-break/>Scimus enim amborum occasio<text:span text:style-name="Default_20_Paragraph_20_Font"><text:span text:style-name="T5">n</text:span></text:span>e periisse quosdam. Jam rest-<text:line-break/>qui quoque magni timores om<text:span text:style-name="Default_20_Paragraph_20_Font"><text:span text:style-name="T5">n</text:span></text:span>es et cum his maximae vo-<text:line-break/>luptates , etsi non perima<text:span text:style-name="Default_20_Paragraph_20_Font"><text:span text:style-name="T5">n</text:span></text:span>t ac certe facile resolubilem in-<text:line-break/>firmumque spiritum reddunt. Tristitia vero et anxietates et<text:line-break/>ira et cura eo genere suntmoriae, quo frequentes vigiliae,<text:line-break/>quod vires resolvant. Acan iis quidem omnibus ipsa per se<text:line-break/>ipsam movetur anima, in practicis autem actionibus ipsa</text:p>
      <text:p text:style-name="P3">corpus movet, resolvitur autem ejus robur utroque motuum<text:line-break/>suorum genere, si modum excedant. De laboribus vero quid<text:line-break/>attinet dicere, quo pacto et vehementius aucti quosdam ju-<text:line-break/>gulariut et omnes certe laelerint, tametsi non sustulerunt?<text:line-break/>In omnibus ejusmodi casibus manifeste videntur aegrotantes<text:line-break/>tum animo linqui tum viribus re<text:span text:style-name="Default_20_Paragraph_20_Font"><text:span text:style-name="T5">s</text:span></text:span>olvi; nonnulli vero, ut<text:line-break/>dictum est, etiam mori, scilicet alias spiritu ipsio deperdito,<text:line-break/>alias alterato, aliquando ex parte discusso, non raro haec<text:line-break/>utraque perpesso. T<text:span text:style-name="Default_20_Paragraph_20_Font"><text:span text:style-name="T5">r</text:span></text:span>actatum autem lusius de his est cum<text:line-break/>in aliis libris tum vero in iis quos de Hippocratis et Pla-.<text:line-break/>to<text:span text:style-name="Default_20_Paragraph_20_Font"><text:span text:style-name="T5">n</text:span></text:span>is dogmatis prodidimus. Ad rem vero propositum mo-<text:line-break/>dum , quo singula laedere fiunt nata, disquirere necesse <text:span text:style-name="Default_20_Paragraph_20_Font"><text:span text:style-name="T5">n</text:span></text:span>on<text:line-break/>est, imo quod laedant ab ipsa evidentia accipere, ac eo ad<text:line-break/>vires tuendas in morbis salubriter uti. Pari modo et si spui-<text:line-break/>tuum nos gubernantium substantia aliquando plus justo ex-<text:line-break/>tenuata suerit, utroque profecto modo imbecilla fuerit et<text:line-break/>tamquam temperie alterata et tamquam dissipabilis vel ex-<text:line-break/>halahllis vel quocunque modo libet appellasse reddita. Ea-</text:p>
      <text:p text:style-name="P3">dem nimirum ratione et si tutum corpus transmutatum in<text:line-break/>immoderatam raritudinem sit, facile spirituum substantia dis-<text:line-break/>cutitur, quod et ipsis tenuium partium sit et corpus eam<text:line-break/>non contineat. Ergo nec rarefaeiendum immoderate aegro-<text:line-break/>tantis corpus est, si spiritum retineri in ipso studeas, sied nec<text:line-break/>quae in eo fiunt per ea quae comeduntur et bibuntur valen-<text:line-break/>ter exte<text:span text:style-name="Default_20_Paragraph_20_Font"><text:span text:style-name="T5">n</text:span></text:span>ua<text:span text:style-name="Default_20_Paragraph_20_Font"><text:span text:style-name="T5">n</text:span></text:span>da. Quod vero ipsorum quoque ciborum ac<text:line-break/>poti<text:span text:style-name="Default_20_Paragraph_20_Font"><text:span text:style-name="T5">o</text:span></text:span>num non levis habenda fit cura ad robur virium tuen-<text:line-break/>dum, ut tum quantisate modici tum qualitate exacti exqui-<text:line-break/>sitique. sint, id neminem latere arbitror. Nihil vero minus<text:line-break/>perspicuum quod etiam substantiae quam inspiramus habenda<text:line-break/>iit cura, ut tum optima temperie sit tum ab omniinquina-<text:line-break/>mento purissima, nec aliquid ex metallis aut caminis aut<text:line-break/>barathris sibi admisceat, aut aliquid ex putredine legumi-<text:line-break/>nu m velolerum vel animalium vel cuiuscunque rei con-<text:line-break/>trahat, aut halitus ex stagnis, paludibus vel fluvio recipiat.<text:line-break/>His itaque omnibus prospiciat oportet qui vires illaesas<text:line-break/>tueri volet. Ad haec etiam ipsorum corporum solidorum, in</text:p>
      <text:p text:style-name="P3">quibus utique vel maxime consistere virium substantia vi-<text:line-break/>detur, non parva habenda providentia est, ut sano tempe<text:span text:style-name="Default_20_Paragraph_20_Font"><text:span text:style-name="T5">r</text:span></text:span>a-<text:line-break/>mento sint: atque hoc quidem omnium partium commune<text:line-break/>commodum esu Ad robur autem facultatis conservandum<text:line-break/>et ad syncopalem accessionem , quo minus derepente inci-<text:line-break/>dat, cavendam singulare p<text:span text:style-name="Default_20_Paragraph_20_Font"><text:span text:style-name="T5">r</text:span></text:span>aesidium est temperamenti custo-<text:line-break/>dia, ante omnia quidem trium principiorum, mox vero re-<text:line-break/>liquatum partium, quaecunque in consortium assectus prin-<text:line-break/>-cipis <text:span text:style-name="Default_20_Paragraph_20_Font"><text:span text:style-name="T5">t</text:span></text:span>ecum ex facili trahunt; ejusmodi est ventriculi os,<text:line-break/>quod propter exquisitum <text:span text:style-name="Default_20_Paragraph_20_Font"><text:span text:style-name="T5">t</text:span></text:span>ensum tum alia symptomata<text:line-break/>multa tum vero syneopas accersit. Porro memoratus jam<text:line-break/>crudorum humorum affectus, si et copia sua hi vires pre-<text:line-break/>mani et propter tum multitudinem tum crassitudinem exi-<text:line-break/>guos animalis meatus obstruant, jam multis de causis exitia-<text:line-break/>lis est, ac syncopae opportunos <text:span text:style-name="Default_20_Paragraph_20_Font"><text:span text:style-name="T5">r</text:span></text:span>eddit, nempe et quod ani-<text:line-break/>mal <text:span text:style-name="Default_20_Paragraph_20_Font"><text:span text:style-name="T5">t</text:span></text:span>ub eo non. nutriatur et suffocetur et quod symmetria<text:line-break/>temperamenti ejus et niteretur et corrumpatur. Quippe<text:line-break/>crudi <text:span text:style-name="Default_20_Paragraph_20_Font"><text:span text:style-name="T5">succi</text:span></text:span> nutrire prius quam sint concocti nequeunt,</text:p>
      <text:p text:style-name="P2">iidem que cum multi sunt gravant; si vero spiramenta quibus<text:line-break/>perspiratio agitur .(obstruant, calorem extinguunt; quod si<text:line-break/>nec obstrua<text:span text:style-name="Default_20_Paragraph_20_Font"><text:span text:style-name="T5">n</text:span></text:span>t nec onerent, syncopen ii certe non inferunt,<text:line-break/>sed vocata .animi deliquia, siquidem resolvuntur ejusmodi<text:line-break/>aegrotantes, nisi frequentius nutriantrrr. Porro exhiberi his<text:line-break/>oportebit non copiose semel, nec quae crassa frigidave po-<text:line-break/>testate .nutrimenta sint, sed, ut dictum prius est, quae ex ge-<text:line-break/>nere extenuantium calefacientiumque sint. Ad eundem ruo-<text:line-break/>dum et medicamenta, quaecunque saltem medicamenta su-<text:line-break/>mere febricitans homo potest, extenuantia calesacientiaque<text:line-break/>sunt offerenda. His et aquosum vinum ido<text:span text:style-name="Default_20_Paragraph_20_Font"><text:span text:style-name="T5">n</text:span></text:span>eum ab initio<text:line-break/>sictim est, si tamen vehementer non sebricitent, quod haud<text:line-break/>sane frequenter in hoc affectu fieri assolet, magis etiam si<text:line-break/>qui laborant senes sint, praebendum iis post quamque ciba-<text:line-break/>tionem vinum est, magisque etiam si interposita quietis spa-<text:line-break/>tia mediocria si<text:span text:style-name="Default_20_Paragraph_20_Font"><text:span text:style-name="T5">n</text:span></text:span>t. Qui ex ejusmodi humoribus laborant, hos<text:line-break/>quotidie accessiones exerce<text:span text:style-name="Default_20_Paragraph_20_Font"><text:span text:style-name="T5">n</text:span></text:span>t, praecipueqne ad vesperam et<text:line-break/>noctu, non mane nec usque ad meridiem. Atque de his qui-<text:line-break/>dem hactenus abunde.</text:p>
      <text:h text:style-name="P21" text:outline-level="2">Cap. VI. </text:h>
      <text:p text:style-name="P28">Transeamus autem ad eos qui contrario<text:line-break/>quidem huic laborant affectu, sed tamen syncope similiter<text:line-break/>opprimuntur, nisi quis sedulo sit attentus. Hi sunt qui prae-<text:line-break/>tenues succos habent sic ut ocissime exhalent. Itaque<text:line-break/>etiam diversis a jam dictis ratione sunt curandi. Illos <text:span text:style-name="Default_20_Paragraph_20_Font"><text:span text:style-name="T5">n</text:span></text:span>am-<text:line-break/>que paulatim et assidue vacuaximus, propterea quod mul-<text:line-break/>tam simul vacuatum em ferre non poterant: at qui sic fe -<text:line-break/>habent, hos paulatim et assidue nutriemus. Quod si a prin-<text:line-break/>. cipio hos viribus adhuc valentibus <text:span text:style-name="Default_20_Paragraph_20_Font"><text:span text:style-name="T5">curand</text:span></text:span>os susceperimus,<text:line-break/>nec paulatim <text:span text:style-name="Default_20_Paragraph_20_Font"><text:span text:style-name="T5">eo</text:span></text:span>s <text:span text:style-name="Default_20_Paragraph_20_Font"><text:span text:style-name="T5">a</text:span></text:span>m<text:span text:style-name="Default_20_Paragraph_20_Font"><text:span text:style-name="T5">abimus;</text:span></text:span> possunt namque -ii vel quod li-<text:line-break/>. berius semel datum est, nutrimentum inperare. Ta<text:span text:style-name="Default_20_Paragraph_20_Font"><text:span text:style-name="T5">n</text:span></text:span>quam<text:line-break/>autem eos , qui ex crudi humoris multitudine sy<text:span text:style-name="Default_20_Paragraph_20_Font"><text:span text:style-name="T5">n</text:span></text:span>cope pe-<text:line-break/>riclitantur perniciose assiri diximus, quum jecur sus vel<text:line-break/>ventriculum phlegmone obsedit, itidem de quibus nunc agere<text:line-break/>instituimus insanabiles sunt existimandi, si -viribus jam lau-<text:line-break/>guentibus aliquod eorum riscus phlegmone infestetur : neque<text:line-break/>enim assidue hos nutrice fas est, sed tantum in remi ssioui-<text:line-break/>bus, <text:span text:style-name="Default_20_Paragraph_20_Font"><text:span text:style-name="T5">n</text:span></text:span>ec servare eos, si non nutriantur, licet. In ejusmodi</text:p>
      <text:p text:style-name="P3">affectibus mortifera illa constitutio in facie celeriter apparet,<text:line-break/><text:span text:style-name="Default_20_Paragraph_20_Font"><text:span text:style-name="T5">nasu</text:span></text:span>s <text:span text:style-name="Default_20_Paragraph_20_Font"><text:span text:style-name="T5">acutu</text:span></text:span>s, <text:span text:style-name="Default_20_Paragraph_20_Font"><text:span text:style-name="T5">o</text:span></text:span>c<text:span text:style-name="Default_20_Paragraph_20_Font"><text:span text:style-name="T5">uli cavi</text:span></text:span> . et reliqua , quae deinceps sunt -<text:line-break/>adscripta. Nam sive multum excernunt sive vigilent sive<text:line-break/>tristentur sive non cito nutriantur, protinus ejusmodi fa-<text:line-break/>ciem habenti Porro si alienius horum, aut etiam plurium<text:line-break/>occasione tales esse videbuntur, minus esse malum putabis<text:line-break/>quam si absque his essent emaciati ; sin absque his tales ap-<text:line-break/>pareant, perniciosum judicabis, atque hoc amplius, si a prin-<text:line-break/>cipio morbi eam habeant speciem , neque enim dum conco-<text:line-break/>quatur sufficient. Atque ob id Hipp<text:span text:style-name="Default_20_Paragraph_20_Font"><text:span text:style-name="T5">o</text:span></text:span>crates dixit, si quid<text:line-break/>ejusmodi consenserit, minus subesse periculi putandum. In<text:line-break/>morbi namque principio , ut praedixi , etiam si cum aliquo<text:line-break/>p<text:span text:style-name="Default_20_Paragraph_20_Font"><text:span text:style-name="T5">r</text:span></text:span>aedicturum in eo sint statu , haudquaquam id bonum est :<text:line-break/>caeterum minus id periculi minatur quam si cum horum.<text:line-break/>nullo , imo ex <text:span text:style-name="Default_20_Paragraph_20_Font"><text:span text:style-name="T5">spiritu</text:span></text:span> i<text:span text:style-name="Default_20_Paragraph_20_Font"><text:span text:style-name="T5">pso</text:span></text:span> prompte discusso periculosum.<text:line-break/>Non susum autem extenuato ita spiritu et sanguine his<text:line-break/>discussio saepe incidere assuevit, sed etiam excretrice facule<text:line-break/>sate per universam <text:span text:style-name="Default_20_Paragraph_20_Font"><text:span text:style-name="T5">corporis</text:span></text:span> molem immoderatius concitata.</text:p>
      <text:p text:style-name="P3">Id quod incidere maxime ex ametria retentricis folet. Sane<text:line-break/>nutrire quicquid^ horum inciderit est necesse, .oportet etiam<text:line-break/>. corporis summa densare, non <text:span text:style-name="Default_20_Paragraph_20_Font"><text:span text:style-name="T5">t</text:span></text:span>ectis quam priorum rarefa-<text:line-break/>cere. Quum enim e diametro ii assectus inter fe dissideant,<text:line-break/>etiam praesidiorum speciem diversissimam requirunt. E<text:span text:style-name="Default_20_Paragraph_20_Font"><text:span text:style-name="T5">r</text:span></text:span>go<text:line-break/>.frigidum iis aerem adstringentemque comparabimus, qui<text:line-break/>quemadmodum fiat prius est dictum. Ungendi similiter fiunt<text:line-break/>adstrictoriis unguentis. Tum cibi iis dandi, qui non admodum<text:line-break/>prompte diffluant, non aqua mulsa, non ptisanae cremor,<text:line-break/><text:span text:style-name="Default_20_Paragraph_20_Font"><text:span text:style-name="T5">t</text:span></text:span>ed panis et sorbitio ex alica et fructus ausieri et qui non<text:line-break/>facile corrumpantur, tum ipsi per fe, tum vero et cum pane<text:line-break/>et alica, quae in aqua fit cocta. Dabis vero aliquando iis et<text:line-break/>ova, praecipueque eorum vitellos, album enim eorum aegre -<text:line-break/>concoquitur , praeterea galli<text:span text:style-name="Default_20_Paragraph_20_Font"><text:span text:style-name="T5">n</text:span></text:span>aceorum qui lacte sint alti te-<text:line-break/>sticulos, dabisque futilum cerebrum, fed vel diligenter ns-<text:line-break/>fum, quando si cruentum detur summopere laedit, vel in albo<text:line-break/>jure legitime elixum, porro et anetho iniectis. Denique</text:p>
      <text:p text:style-name="P3">omni ratione agendum ut et humorum materiam crassiorem<text:line-break/>reddas et cutim denses et perflatus exhalationem inlnbeas.<text:line-break/>Vinum vero iis aquosum necessarium inter initia est, sum-<text:line-break/>ptum statim post cibum. Quod si ex sententia nobis omnia<text:line-break/>respo<text:span text:style-name="Default_20_Paragraph_20_Font"><text:span text:style-name="T5">n</text:span></text:span>derint, etiam carnei iis aliquid nutrimenti post alia<text:line-break/>dabimus, potissimum post quartum diem, humoribus qui fe-<text:line-break/>brem excitaverunt jam ad concoctionem ve<text:span text:style-name="Default_20_Paragraph_20_Font"><text:span text:style-name="T5">n</text:span></text:span>ientibus. Tali<text:line-break/>affectu laborantis juvenis in decimo libro meminimus, quem,<text:line-break/>usi dixi, quotidie nutriri, idque ante accessionem potissimum,<text:line-break/>tum quemadmodum semel dedita opera non exhibito illi<text:line-break/>cibo accessio cum syncope invaserit memoravimus. Ergo in<text:line-break/>omnibus ejusmodi curationibus si jam deprehensus syncope<text:line-break/>cubans sit, ad symptoma scopus dirigitur ; sin nondum in id<text:line-break/>veniat, utriusque curam habebit et ut symptoma non obo-.<text:line-break/>rlatur. et ut morbus paulatim solvatur. Celerius autem hunc<text:line-break/>discuteremus, si nullus symptomatis subesset metus. Quippe<text:line-break/>qui multitudine erudi humoris gravatim, hunc si modo ju-</text:p>
      <text:p text:style-name="P3">fiam semet vacuationem ferre posset, nec metus aliquis syn-<text:line-break/>copes impenderet, semel, arbitror,. vacuatum a morbo expli-<text:line-break/>earemus,. eum vero qui facile exhauritur, si ante accessionem<text:line-break/>cibare cogeremur , longiorem illi morbum certe non redde-.<text:line-break/>remus. Ac de iis quidem haec mihi dixisse fit satis.</text:p>
      <text:h text:style-name="Heading_20_2" text:outline-level="2">Cap. VII. </text:h>
      <text:p text:style-name="P28">Nunc reliquas causas quibus fyncopae<text:line-break/>succedunt deinceps reseremus. Hae sunt numero quatuor,<text:line-break/>dolor vehemens, vigiliae, immoderata ventris vacuatio ac in<text:line-break/>iis qui aliena loquuntur. aliquando motus. Sed et quintam,<text:line-break/>si non displicet, addas, nempe principiorum intemperiem, .<text:line-break/>de qua in calce libri agemus idcirco maxime, quod dupli-<text:line-break/>citec provenit, vel quia in nudis qualitatibus partium alte-<text:line-break/>rantur, vel quia vitiosus aliquis succus in has recipitur. Dein-<text:line-break/>ceps igitur de omnibus quae. memoravimus est. agendum,<text:line-break/>initio a doloribus sumpto. Ergo si caufamipsam unde dolor<text:line-break/>excitatur adimere possis, ita. contra symptoma non pugna- .<text:line-break/>veris, sed aegrum curaveris; sed si qua occasione. proluliitum<text:line-break/>affectui submovendo intentum esse non licet, vehementiam</text:p>
      <text:p text:style-name="P3">doloris mitigabis. Verum quando nec dolorum causas sub-<text:line-break/>movere nec vehementiam eorum remittere fas est, nisi in-<text:line-break/>tellexeris, cujus vitio is dolor in cubantis corpore excitetur,<text:line-break/>perpendendae prius tum causae dolorum funt tum vero<text:line-break/>signa quibus hae dignosci queant; nam quum sensui plerum-<text:line-break/>que parum pateant, hominem qui in tali speculatione sit<text:line-break/>exercitatus nimirum postula<text:span text:style-name="Default_20_Paragraph_20_Font"><text:span text:style-name="T5">n</text:span></text:span>t. Itaque quum nobis in aliis .<text:line-break/>operibus non pauca de dolorum generatione sint praecepta,<text:line-break/>ipforumque omnium opportunum tempus jam venerit, neces-.<text:line-break/>sima arbitror tutam eorum rationem summatim percurrere<text:line-break/>Quoniam igitur lu animalis corpore omnibus consentie<text:span text:style-name="Default_20_Paragraph_20_Font"><text:span text:style-name="T5">n</text:span></text:span>tibus<text:line-break/>sectis non omnes partes sensiles sunt, manifestum est, quae<text:line-break/>prorsus sunt insensiles, eas non dolituras. Igitur quum scn-<text:line-break/>silibus duntaxat dolor accidat, loquens est ut aestimemus-<text:line-break/>ejusmodine corpora perpetuo an dolitura, an uno aliquo<text:line-break/>tempore, quum ortus in his crucians affectus sit. At si ipsa<text:line-break/>evidentia nos docet multum esse temporis quo. ni nil</text:p>
      <text:p text:style-name="P3">omnino doleamus, non obscurum est certo estque tempore, quo<text:line-break/>scilicet excitatur in si<text:span text:style-name="Default_20_Paragraph_20_Font"><text:span text:style-name="T5">n</text:span></text:span>gulis quae dolent crucians assectus,<text:line-break/>necesse esse ea dolere. Ergo fi inventum nobis fuerit quae-<text:line-break/>nam affectio ea sit quae in sensilibus corporibus orta facit<text:line-break/>ut auitnaldoleat, utique et quod quaerimus jam suerit iuveu-<text:line-break/>tum. Hic igitur ab iis naturalibus notionibus quae omnibus<text:line-break/>nobis fotu communes procedere methodo ad id quod consi-<text:line-break/>derandum proponitur conveniet. Porro naturalis notio nos -<text:line-break/>docet vitium id corporis ex quo sit doliturum aut coutiuui-<text:line-break/>tatis solutionem oportere esse aut alle<text:span text:style-name="Default_20_Paragraph_20_Font"><text:span text:style-name="T5">v</text:span></text:span>ationem aliquam.<text:line-break/>Proinde etiam recte dictum iis est qui ex insectilibus vel<text:line-break/>insensilibus vel incompactibllibus elementis corpus compo-<text:line-break/>nunt, affectum unde dolor nascatur. prorsus inveniri non<text:line-break/>posse. Quippe quae..tantummodo tangunt, eorum nihil ri-<text:line-break/>detur dolorificum , aut talia corpora lentum fe invicem tan-<text:line-break/>guut. Quod si non contingant modo, fed etiam fe invicem<text:line-break/>in concursu frangant, ad dolorem creandum nihilo plus<text:line-break/>conserunt, si quae franguntur insensilia statuantur, nisi etiam</text:p>
      <text:p text:style-name="P3">lapides quum dividuntur dolore affici dicamus. Verum de<text:line-break/>his satius tum alibi tum in quinto de Asclepiadis placitis<text:line-break/>disseruimus. Nunc autem concessum hoc principium sumen-<text:line-break/>fes, necesse esse ut affectus qui dolorem excitet, vel divisio<text:line-break/>sit vel alteratio, illud etiam memoria repetamus, ne altera-<text:line-break/>tionem ipsam sensim irrepentem dolorem afferre animali<text:line-break/>posse, sed quae dolore animal afficiet, eam mutationem tum<text:line-break/>confertim saetam tum vero violentam esse debere. Videntur<text:line-break/>enim corpora non solum, qunm in habitum contra naturam<text:line-break/>confertim aguntur, tristem mutationem sentire, fed etiam in<text:line-break/>infio ad naturalem fletum suum reditu, nifi eum paulatim<text:line-break/>accipiant, cruciari. Scimus enim qui in vehementi frigore<text:line-break/>iter fecerunt, eos quum scfe non sensim, sed semel calesa-<text:line-break/>cere properent, dolore circa unguium radices adeo vehe-<text:line-break/>menti affectos ut ferre non possint. lllud vero inquirere,<text:line-break/>an ipsum quod vehementer calefacit aut <text:span text:style-name="Default_20_Paragraph_20_Font"><text:span text:style-name="T5">r</text:span></text:span>efrigerat divisio-<text:line-break/>nem aliquam continui efficiat, longiore sortassis disputatione<text:line-break/>eget, et hoc ostensum a nobis est. lu commentariis de fim-</text:p>
      <text:p text:style-name="P3">pliciutn medicamentorum facultatibus. Verum quid agendo<text:line-break/>quae vehementer vel calefaciunt veI refrigerant dolorem<text:line-break/>inferant, quaerere ad rem propositam minime est necesse;<text:line-break/>sive enim ut substantiae sensibilium continuitatem dividentia<text:line-break/>sive ut eam semeI et confertim alle<text:span text:style-name="Default_20_Paragraph_20_Font"><text:span text:style-name="T5">v</text:span></text:span>antis, id ad eorum in-<text:line-break/>vectionem quae dolorem levabunt nihil refert, modo fcia-<text:line-break/>mus , quod violenter vel calefacit vel refrigerat, id sentien-<text:line-break/>tia corpora dolore allicere. Ergo si coepisse ab evidentibus<text:line-break/>conveniet, evidenter autem videntur eorum quae corporibus<text:line-break/>nostris propinqua<text:span text:style-name="Default_20_Paragraph_20_Font"><text:span text:style-name="T5">n</text:span></text:span>t haec sola esse dolorifica et quae vehe-<text:line-break/>menter veI calefaciant vel refrigerent et quae substantiae<text:line-break/>continuitatem dividunt, haec autem sunt quae vel contum-<text:line-break/>dunt vel incidunt vel distendunt; curationis eorum iuven-<text:line-break/>tionem quaeremus via aliqua insistentes, quae a quaerendo-<text:line-break/>rum natura sit acceptu, quae methodus appellatur. Rursus<text:line-break/>igitur supra repetentes dicemus. Quoniam id quaerimus,<text:line-break/>quemadmodum in mo<text:span text:style-name="Default_20_Paragraph_20_Font"><text:span text:style-name="T5">r</text:span></text:span>bis dolore affligamur, ubi nihil nobis<text:line-break/>extrinsecus triste appropinquat, necessum est aliquam talem</text:p>
      <text:p text:style-name="P3">causam in corpore quaeramus quae vehementer calefaciens<text:line-break/>vel refrigerans vel dividens substantiam sensilis alicujus<text:line-break/>corporis nos excruciet. Ac primum illud speculabimus; cujus<text:line-break/>esse naturae debeat quod continuitatem dividet. Necesse<text:line-break/>igitur est vel ruptionem vel contusionem vel erosionem esse<text:line-break/>affectum eum qui divisionem continui faciat. At vero rup-<text:line-break/>tio ex distentione quadam, contusio ex gravante, ero si o ex<text:line-break/>mordente provenit qualitate. Ergo quum nihil extrinsecus .<text:line-break/>fit quod vel distendat vel gravet vel erodat, sed ex se ipso<text:line-break/>horum aliquid co<text:span text:style-name="Default_20_Paragraph_20_Font"><text:span text:style-name="T5">r</text:span></text:span>pus sentiat, neminem latere potest, dis-<text:line-break/>tentionem lab aliqua intiinsccus substantia, quae multitudine<text:line-break/>sua corpus se continens distendat, aut immodica siccitate<text:line-break/>p<text:span text:style-name="Default_20_Paragraph_20_Font"><text:span text:style-name="T5">r</text:span></text:span>ovenire: contusionem a p<text:span text:style-name="Default_20_Paragraph_20_Font"><text:span text:style-name="T5">r</text:span></text:span>ocidente externa substantia<text:line-break/>dura vel magna vel grani vel simul ambobus, erosionem<text:line-break/>Vero ex humore aliquo, cui mordens natura sit. igitur ubi<text:line-break/>vehemens dolor urget, scrutandum nobis est an humor plu-<text:line-break/>ramus, an spiritus cui non fit exitus, an gravis moles, an<text:line-break/>mordens humor, an siccus affectus subsit, ad haec veluti inter</text:p>
      <text:p text:style-name="P3">initia est defini titm, an aliquid quod valenter calefaciat vel<text:line-break/>refrigeret, Quorum ipIorum quoque turium causae vel in<text:line-break/>fpiritu vel in humoribus vel in fetidis ipsis sunt statuendae:<text:line-break/>quicquid enim eorum vehementer calefactum refrigeratumve<text:line-break/>sit, quando quod vicinum est tangit, dolorisicum illi reddi-<text:line-break/>tur. Igitur quemadmodum singula quae comprehendimus<text:line-break/>dignofc1 possint, tum vero quod non omnium habeamus ma-<text:line-break/>nifestas notas, quodque si aliud quicquam etiam causarum et<text:line-break/>affectuum quae scutum fugiunt dignotio ex multa exe<text:span text:style-name="Default_20_Paragraph_20_Font"><text:span text:style-name="T5">r</text:span></text:span>ci-<text:line-break/>tatione et curiosa omnium perpensione nobis laudum paria-<text:line-break/>tur, alibi monstratum esu Nunc vero id considerare propofi-<text:line-break/>tum nobis non est, imo falam spfam medendi methodum<text:line-break/>persequi, Ex qua scienter perfpecta quantum .auxilium com-<text:line-break/>peudiumque medicis non ad praesidiorum modo curatio-<text:line-break/>numque facultatem , fed etiam ad . affectus aliquando diguo-<text:line-break/>ttonem comparetur, saepe vobis in ipfis aegrotantibus mani-<text:line-break/>feste ostendi, quorum jam duos tresve qui haud pridem sunt<text:line-break/>fa nati <text:span text:style-name="Default_20_Paragraph_20_Font"><text:span text:style-name="T5">r</text:span></text:span>eferam, Unus enim, ut ficis, quadragenarius erat, qui</text:p>
      <text:p text:style-name="P3">cum colo laborare putaretur, non modo nihil est a fomentis<text:line-break/>tum humidis tum siccis levatus, sed nec cataplasmatis nec<text:line-break/>clysteribus, quibus publice uti in ejusmodi affectibus solent,<text:line-break/>verum etiam a plurimis eorum exacerbatus. Nam a rutaceo<text:line-break/>oleo per fedem infusu deterius habuit, itemque a castoreo,<text:line-break/>quin etiam ubi mel coctum cum pipere assumpsit, extremis<text:line-break/>doloribus est afflictus; jam quum cremorem cocti fo.enigraeci<text:line-break/>una cum melle accepisset, vehementer est irritatus. Ipse<text:line-break/>igitur ubi morde<text:span text:style-name="Default_20_Paragraph_20_Font"><text:span text:style-name="T5">n</text:span></text:span>tes humores in tunicis intestinorum im-<text:line-break/>merfos conieci , qui secum una corrumperent, tum ea quae<text:line-break/>per inferiora essent infusa tum ea quae per os sumebat ex-<text:line-break/>hibui homini nutrimentum, quod non facile corrumperetur.<text:line-break/>Deinde quum minus eum cruciatum intellexi , vitiosos hu-<text:line-break/>mores purgandos Iudicavi. Quum vero aptissimum ad ejus-<text:line-break/>modi vitiosus humores esset medicamentum quod ex aloe<text:line-break/>componitur, quodque jam vulgo picran appellant, utique fe-<text:line-break/>mel hominem juste purgare non sum ausus , quod doloribus<text:line-break/>et media duobus mensibus confectus esset. Verum ex quibus-</text:p>
      <text:p text:style-name="P3">dam intervallis moderate id faciens quindecim circiter die-<text:line-break/>bus hominem , ut scis, prorsus sanari, adque nullo praeterea<text:line-break/>adhibito praesidio. Atque hic quidem illo primum tempore<text:line-break/>sic est vexatus, .nunquam prius intestini dolorem expertus.<text:line-break/>At alius juvenis huic quidem aetate prope par, sed qui saepe<text:line-break/>a<text:span text:style-name="Default_20_Paragraph_20_Font"><text:span text:style-name="T5">n</text:span></text:span>te colicis cruciatibus fue<text:span text:style-name="Default_20_Paragraph_20_Font"><text:span text:style-name="T5">r</text:span></text:span>at affectus, accepto scammoniae<text:line-break/>Eneco fuit purgatus. Quum autem bene largiter fuisset va-<text:line-break/>cuatus; p<text:span text:style-name="Default_20_Paragraph_20_Font"><text:span text:style-name="T5">r</text:span></text:span>imo quidem die vesperi in balneo lotus, mox pti-<text:line-break/>fanae cremorem fumeus , post piscem quoque comedens,<text:line-break/>nocte ea quae ceperat evomuit. Secundo die itidem lava-<text:line-break/>tus comedit primum lactucam , mox avium carnis aliquid in<text:line-break/>albo jure elixae, ab hac alicam ex aqua sumpsit rino austero<text:line-break/>iniectu. Ubi vero ab iis mediocriter <text:span text:style-name="Default_20_Paragraph_20_Font"><text:span text:style-name="T5">t</text:span></text:span>e habere est risos,<text:line-break/>etiam tertio die nutritus similiter est. Reddidit tamen per<text:line-break/>alvum plu<text:span text:style-name="Default_20_Paragraph_20_Font"><text:span text:style-name="T5">r</text:span></text:span>a quam pro ciborum portione, eaque cum morini<text:line-break/>Deinde quarto die etiam magis dolere sibi ventrem fenus, et<text:line-break/>quum fe in balneo alicubi frigus accepisse imprudentem pu-<text:line-break/>tasset, rutacemn sibi oleum per fedem infundens non solum</text:p>
      <text:p text:style-name="P3">vehementissime est vexatus , sed etiam liquidam dejectionem<text:line-break/>copiosissimam excrevrt, quod facile declaravit aliquid a toto<text:line-break/>corpore ad loca ventris deferri. Post- deinde per circuitus<text:line-break/>similis redibat cruciatus. Audientes autem nos ejus sumptu-<text:line-break/>mala, intelleximus noxam ex scammoni<text:span text:style-name="Default_20_Paragraph_20_Font"><text:span text:style-name="T5">a</text:span></text:span> in illis maxime<text:line-break/>intestinis procubuisse, quae prius etiam luerant imbecilla, sic<text:line-break/>ut quasi flexionis quidam exortus esset assectus. Ergo quem-<text:line-break/>admodum hunc quoque sanaverim scis. Abjicere enim jussi<text:line-break/>praesidia colica, alicaque calente quae cocta in aqua esset<text:line-break/>nutriri, immissis ei mali punici granis. Quum autem tota<text:line-break/>nocte citra dolorem dormivisset , miratus profecto est reme-<text:line-break/>dii novitatem rogavitque quid esset bibendum. Dedimus<text:line-break/>itaque bibendum dilutum rimis cremorem, quo, sive aliqua<text:line-break/>esset in summo intesti<text:span text:style-name="Default_20_Paragraph_20_Font"><text:span text:style-name="T5">n</text:span></text:span>o facta uleerofa affectio, eam adstruit-<text:line-break/>geret, sive etiam ex consuetudine aliquid ex superioribus<text:line-break/>locis in partum affectam consueret, id reprimeret, prandio-<text:line-break/>que eodem uti jussimus: deinde ad vesperam coenare pane<text:line-break/>puro madefacto in vino aliquo naturaliter . quidem austero,</text:p>
      <text:p text:style-name="P2">fed veteri. Concessimus praeterea ut austerum quemcunque<text:line-break/>vellet fructum sumeret, sive malum sive pyrum sive puni-<text:line-break/>cum. Simili ratione etiam tertio die cibatus in quarto theria-<text:line-break/>cen bibit sanusque omnino est redditus , ac de caetero ad<text:line-break/>consueta reversus nullum scnsit incommodum. Simili genere<text:line-break/>et alteri cuidam in aestate affecto, quum sitibundus admo-<text:line-break/>dum esset, supra alia quae memorari etiam frigida potione<text:line-break/>uti permisi. Ergo ne requiras in omni affectu ejusmodi no-<text:line-break/>tas quales in pleuritide vel dysenteria apparent. Scienti-<text:line-break/>fica namque talium est morborum dignotio , certis videlicet<text:line-break/>defini tisqu e notis comparate, quum eorum qui proxime funt<text:line-break/>dicti coniecturalis dignotio sit ac solis iis inveniri potis qui<text:line-break/>- exacte cujusque morbi propriam curationem norint. Quare<text:line-break/>quoniam de hac proposita nunc disputatio est, ipsam per se<text:line-break/>absolvamus, nec affectuum dignotiones attingamus, maxime<text:line-break/>quae ex coniecturalibus notis incipientes cum eorum quae<text:line-break/>prosunt obsuntque diguotione sunt coniunctae. Methodum<text:line-break/>enim in iis atque etiam exercitationem in morborum di-</text:p>
      <text:p text:style-name="P3">gu orionibus seorsum per se fecimus, quo scilicet arte quis in-<text:line-break/>stiuctus in omni aegro tum partes affectas tum ipsius alo<text:line-break/>Tectum sicuti.nos inveniat.</text:p>
      <text:h text:style-name="Heading_20_2" text:outline-level="2">Cap<text:span text:style-name="Default_20_Paragraph_20_Font"><text:span text:style-name="T5">i</text:span></text:span> VIII. </text:h>
      <text:p text:style-name="P28">Ergo revertamur ad affectus qui dolores<text:line-break/>excitanti si namque sanguinis abundantia sit, quae distendat,<text:line-break/>ut profecto in phlegmone fieri finiet, protinus ubi vires aegri<text:line-break/>valentes sunt, fanguis mittendus est. Sed si is homo vel Ian-<text:line-break/>gannis missionem timeat vel imbecillis viribus fit, tum revelo<text:line-break/>lendus fanguis est tumalerivandus, dictumque nobis prius<text:line-break/>est quemadmodum haec fieri conveniat. Quod si his pera-<text:line-break/>ctis dolor etiam perstat, patet profecto i<text:span text:style-name="Default_20_Paragraph_20_Font"><text:span text:style-name="T5">n</text:span></text:span> aegrotante parte<text:line-break/>impactum esse quod contristat. Patet ve<text:span text:style-name="Default_20_Paragraph_20_Font"><text:span text:style-name="T5">r</text:span></text:span>o et quod curatio<text:line-break/>ipsa per discutientis medicamenta fit molienda. Pari ratione<text:line-break/>et qui ex flatuofo spiritu dolores fiunt curabimus, fed simul<text:line-break/>in iis potius tum extenuantibus cibis tum potione tum per<text:line-break/>fedem iniectionibus tum cataplasmatis tum humidis siccifque<text:line-break/>fomentis auxiliantes. Sin moles aliqua gravando contunden-</text:p>
      <text:p text:style-name="P3">dove dolorem excitet, moli ipsi est medendum. Sin mordens<text:line-break/>humor est, adversissima huic sunt quae extenuant et cale.<text:line-break/>faciunt. Postulat namque hujus generis affectus, si modo cu-<text:line-break/>randus est, eorum quae labores excitant vacuationem , si id<text:line-break/>omnino fieri nequeat, epicrasin, sin id quoque fieri non pof-<text:line-break/>sit, stupefacientium medicamentorum exhibitionem, quae<text:line-break/>quamquam sit communis, minus tamen hos affectus quam<text:line-break/>alios laedit. Quippe tenuis consistentiae et calidarum lacui-<text:line-break/>tatum plurimi lolium humorum sunt, quae autem ex pa-<text:line-break/>paveris succo et. alterco et eo modo frigidis parantur medi-<text:line-break/>camenta simul omnino et refrigerant et siccant, qua ratione<text:line-break/>non solum ut sensui torporem inducentia salutaria sunt,<text:line-break/>sed etiam ut humorum tenuitatem cogentia atque crassan-<text:line-break/>tia, praeterea vehementem calorem refrigerantia. Ubi vero<text:line-break/>crassi glutiuofique humores exsuperant, alienissima sunt quae<text:line-break/>torporem inducunt, cavendusque magnopere in ejusmodi<text:line-break/>affectibus eorum usus esit. Sed nec alioqui comitatur ejus-<text:line-break/>modi humores, modo soli sint, dolor vehemens. Si vero ex</text:p>
      <text:p text:style-name="P3">accidenti aliquo coniunctus his halituosus spiritus est , qui<text:line-break/>exuis quibus continetur corporibus erumpere prorsus non<text:line-break/>potest, gravissimis omnino doloribus qui ita se habent cru-.<text:line-break/>ciantur. Porro accidit id istis duplici ex caula, vel obsim-.<text:line-break/>ctione vel calore , nam et obstructio spiritum cohibet nec.<text:line-break/>exire permittit, et crassa glutinosaque quum calefiunt statuo-<text:line-break/>sum spiritum gignere solent. Ejusmodi sane affectus iis qui<text:line-break/>fe cibis natura frigidis et consulentia massis ac glutinosis.<text:line-break/>referserunt, quando in ipsis i<text:span text:style-name="Default_20_Paragraph_20_Font"><text:span text:style-name="T5">n</text:span></text:span>testinorum tunicis flatuosus.<text:line-break/>sp leitus continetur, potissimum incidit. Nam quum hae du-<text:line-break/>plices sint, ubi medio earum spatio ejusmodi collectus hu-<text:line-break/>mor est, in flatulentum mutatur spiritum. Sane is et crus-<text:line-break/>sus et frigidus et tardi motus est. Ubi igitur tum retinetur<text:line-break/>tum tunicas distendit, tum humor unde oritur intestini per-.<text:line-break/>tes , quas contingit, vehementer refrigerat, duplici occasione<text:line-break/>ita laborantes dolenti Ac ad tempus quidem, ubi torporem<text:line-break/>faciens medicamentum biberunt, .prorsus indolentes red-<text:line-break/>duntur; caeterum affectus his omnino sit major; nam et iute-</text:p>
      <text:p text:style-name="P3">stinorum tunicae medicamentorum frigiditate densiores mi.-<text:line-break/>rtusque flatui transmittendo habiles redduntur et humor ipse<text:line-break/>tum crassior tum ad motum ineptior evadit. Itaque et spa-<text:line-break/>tio longiore ad aegri curationem et medico, qui egregie in<text:line-break/>arte sit exercitatus , est opus. Nisi enim certa ratione post-<text:line-break/>modum curationem aggrediuntur, verendum eri tue humo-<text:line-break/>res secundo in flatuosuin spiritum versi eundem dolorem<text:line-break/>.renovent, unde rursus stupesacie<text:span text:style-name="Default_20_Paragraph_20_Font"><text:span text:style-name="T5">n</text:span></text:span>tium aliquid medicamen-<text:line-break/>torum exhiberi sit opus, eadem necessitate urgente, ac pari<text:line-break/>modo tertio et quarto et saepe deinceps, quoad homo insa-<text:line-break/>nabllis effectus in malum totius corporis habitum perve<text:span text:style-name="Default_20_Paragraph_20_Font"><text:span text:style-name="T5">n</text:span></text:span>iat<text:line-break/>et post longa tandem taedis pereat. Quo pacto igitur dolo-<text:line-break/>res eos quos frigidus humor in medio intestinorum inter-<text:line-break/>clusus excitavit sanare conveniet? Sane non persufionibus<text:line-break/>aut cataplasmatis vale<text:span text:style-name="Default_20_Paragraph_20_Font"><text:span text:style-name="T5">n</text:span></text:span>ter calefacientibus, quippe lenti om-<text:line-break/>nes erassique et frigidi humores ab iis quae calefaciunt, nisi<text:line-break/>etiam valenter discutia<text:span text:style-name="Default_20_Paragraph_20_Font"><text:span text:style-name="T5">n</text:span></text:span>t, liquantur ac in flatum mutantur.<text:line-break/>Convenit igitur eos incidere simul et concoquere, quas res</text:p>
      <text:p text:style-name="P3">tenuantia medicamenta praestabunt, potissimum tamen si<text:line-break/>calida vehementer non sint. Quod autem horum quoque<text:line-break/>ipsorum ea maxime deligenda sint quae magis flatum dtfcu-<text:line-break/>tiant magisque siccent, nennni potest dubium esse. Saepeque<text:line-break/>ex plebe non paucos audias minus sibi dolore colon affir-<text:line-break/>ma<text:span text:style-name="Default_20_Paragraph_20_Font"><text:span text:style-name="T5">n</text:span></text:span>tes , quum nec ipsis cataplasma imponitur nec oleo ali-<text:line-break/>quo perfunduntur nec per clysterem aliquid infunditur.<text:line-break/>Et sane qui generosi animi fortesque sunt, si mediocri utau-<text:line-break/>tur victu, tutius breviori tempore percurentur quam qui<text:line-break/>violenter, ut dictum est, calefacientibus utuntur. A nullo<text:line-break/>enim in ejusmodi humoribus tam est metue<text:span text:style-name="Default_20_Paragraph_20_Font"><text:span text:style-name="T5">n</text:span></text:span>dum quam a<text:line-break/>calore, qui eos liquet atque in flatum vertat, fed discutere<text:line-break/>non valeat. Vidimus namque ex agrestibus operis quem-<text:line-break/>piam, qui ubi coli dolorem fenus, protinus fe cinxit, cum<text:line-break/>cingi ante non <text:span text:style-name="Default_20_Paragraph_20_Font"><text:span text:style-name="T5">t</text:span></text:span>oleret, comedit autem cum pane allium,<text:line-break/>nullum dimittens consuetum opus: nec toto die quicquam<text:line-break/>bibit, sed vesperi meracius, ab his et tota nocte dormivit<text:line-break/>et mane ab omni dolore plane liber surrexit. Est enim pro-</text:p>
      <text:p text:style-name="P3">scoto allium in eorum ciborum genere , qui et flatum discu-<text:line-break/>tiant et minime sitim inferant. Sunt qui parum id experti<text:line-break/>existiment majo<text:span text:style-name="Default_20_Paragraph_20_Font"><text:span text:style-name="T5">r</text:span></text:span>em quam caepas sitim excitare, sed plane<text:line-break/>errant, quum non modo non majorem quam caepae, sed nec<text:line-break/>omnino sitim initio faciat, idem omnium plane eduliorum<text:line-break/>maxime flatum discutit. Itaque ego agrestium theriacen id<text:line-break/>edulium appello. Ac fi quis vel Thraces vel Gallos vel de-<text:line-break/>nique qui frigidam regionem incolunt vesci alliis vetuerit,<text:line-break/>non leviter iis hominibus nocuerit. Ac quos ex supra dicta<text:line-break/>causa vehemens intestinorum dolor citra sebrem exercet, iis<text:line-break/>et allium esse licet et theriacen bibere, quippe quae ejus-<text:line-break/>modi affectibus magnopere subvenit At sicum febre una<text:line-break/>talis dolor aliquando incidat, principio quidem, si id ferunt,<text:line-break/>fomentum siccum ex milio est adhibendum. Si ab hoc non<text:line-break/>quiescant, semen aliquod quod flatum dissipet in oleo quod<text:line-break/>tenuium sit partium. coquere, mox per linteum, quo purum<text:line-break/>iit, oleum colare, deinde auseris sevum in oleum liquare et<text:line-break/>per sedem infundere oportebit. Si anseris sevum non sit,</text:p>
      <text:p text:style-name="P3">gallinaceo est utendum, inprimisque curandum ut sit ex--<text:line-break/>pers salis, esto autem nec admodum vetus., licet vero et<text:line-break/>recenti uti; praesertim anserino. At si neque ex hoc remita<text:line-break/>tuntur <text:span text:style-name="Default_20_Paragraph_20_Font"><text:span text:style-name="T5">dolore</text:span></text:span>s, secundo rursus injiciendum idem est, ad-<text:line-break/>jecta etiam<text:span text:style-name="Default_20_Paragraph_20_Font"><text:span text:style-name="T5">n</text:span></text:span>um castorei et papaveris succi, utriusque fabae<text:line-break/>non amplius magnitudine, olei vero hemina modus esto.<text:line-break/>Excipitur et lanula ex hoc medicamento .aliquid : debebitque<text:line-break/>appensa forti filo quam penitissime in rectum intestinum<text:line-break/>dimitti, quo et quum libet id facile recipiatur et evide<text:span text:style-name="Default_20_Paragraph_20_Font"><text:span text:style-name="T5">n</text:span></text:span>tem<text:line-break/>conferat utili talem. Ad eundem modum et oculorum et au-<text:line-break/>rium dolores, qui ex hujusmodi humore aut spiritu flatu-<text:line-break/>lento lu febre excitantur fedare conveniet, tum fomento ex<text:line-break/>milio uti , quoniam id omnium et levissimum est et maxime<text:line-break/>siccans, quodque ab eo defluit innoxium expersque moritus<text:line-break/>est, tum auribus medicamentum id quod ex castoreo et .pa-<text:line-break/>paveris fuero conficitur infundentibus, quo ad salia uti fo-<text:line-break/>lentus. Liquor quo haec liquantur sapa esto, quod apud nos</text:p>
      <text:p text:style-name="P2">vocant hepsema, plerique medicorum siraeon appellant.<text:line-break/>Quod si imponi cataplasma aliquando oportebit, papave-<text:line-break/>rum .capitibus in aqua coctis ac foenigraeci vel hordei vel<text:line-break/>lini seminis farinaaquae immissa cataplasma conficies. Seme<text:line-break/>autem licet medicamentum, quod castoreum recipit, non su-<text:line-break/>lum aurium sedare dolorem, sed etiam oculorum et dentium,<text:line-break/>si auribus instilletur. Jam vero collyria , quae ex opio fiu<text:span text:style-name="Default_20_Paragraph_20_Font"><text:span text:style-name="T5">n</text:span></text:span>t,<text:line-break/>vehementissimos. oculorum dolores remittere omnes norunt.<text:line-break/>Utendumque, ut diximus, his est, quum maxima necessitas<text:line-break/>urget, illud minime ignorantibus, partes ipsas nonnihil lae-<text:line-break/>dendas, imbecillioresque in reliquam vitam ex refrigeratione<text:line-break/>futuras, caeterum saluti hominis in praesens ipsam suturam<text:line-break/>postea noxam posthabentibus. Siquidem non paucos eorum,<text:line-break/>qui his sunt usi, eo infirmitatis venisse ut alii fere nihil<text:line-break/>omnino riderent, alii propemodum su<text:span text:style-name="Default_20_Paragraph_20_Font"><text:span text:style-name="T5">r</text:span></text:span>di forent, id omnibus<text:line-break/>jam notum est. Itaque nos si quando cogimur his uti, post-<text:line-break/>modum in sanitatis tempore partes spias excalefarimus,<text:line-break/>nempe auribus oleum id quod solum castoreum habet in-</text:p>
      <text:p text:style-name="P2">fundentes, oculis vero collyria, quae tantum calefaciant, ad<text:line-break/>quod scilicet munus maxime id probamus, quod ex cinna-<text:line-break/>momo conficitur. Ac de doloribus quidem qui ex erasus<text:line-break/>glutinosisve aut frigidis humoribus vel etiam flatuoso spi-<text:line-break/>ritu excitantur, hactenus abunde. Similis namque est eorum.<text:line-break/>omnium curatio, ut quae per enarratas jam materias per-<text:line-break/>friatur, nisi quod is qui spiritum flatuosum comitatur, pro-<text:line-break/>priam quandam. curationem est sortitus ex cucurbita cum<text:line-break/>flamma copiosa subinde admota. Videbiturque tibi pritesi-<text:line-break/>diutn hoc in hujusmodi affectibus incantamenti cujusquam<text:line-break/>simile quid efficere, sive hi in intestinis sive in quavis cor-<text:line-break/>poris parte sunt excitati. illico enim cucurbita admota qui .<text:line-break/>spiritu flatuoso cruciantur tum a dolore liberi tum omnino<text:line-break/>sani redduntur. Quos vero non spiritus modo flatuosus , sed<text:line-break/>etiam humor unde is oritur male habet, iis illico ad tempus<text:line-break/>. dolor sedatur, redit tamen vel in sequente nocte vel po-</text:p>
      <text:p text:style-name="Normal">stridie vel etiam tertio die similis dolor, ac potissimum ubi<text:line-break/>in victu aliquid deliquerint, aut importunius partes excale-</text:p>
      <text:p text:style-name="P2">fecerint. Tibi vero hoc quoque maximum indicium affectus<text:line-break/>erit, an curationem pro ratione prosequeris .nec impense<text:line-break/>partum excalesaciens et tenuatoria curationis ratione utens.<text:line-break/>Quod si in ventre. quoque talium quippiam incidat, miri-<text:line-break/>fine ni ex acribus clysteribus levantur. Sed percuranda in<text:line-break/>his primum doloris accessio est, admota scilicet cucurbita,<text:line-break/>quo ventosus digeratur spiritus, post id vacuandus humor<text:line-break/>est, infusio per sedem ejusmodi medicamento<text:span text:style-name="Default_20_Paragraph_20_Font"><text:span text:style-name="T5">r</text:span></text:span>um aliquo.<text:line-break/>ligo vero oleo quopiam tenuis substantiae uti assuevi rutam<text:line-break/>incoquens. Porro aliqui in tali curandi ratione ubi oleum<text:line-break/>acceperunt maximo dolore crucia<text:span text:style-name="Default_20_Paragraph_20_Font"><text:span text:style-name="T5">n</text:span></text:span>tur, postea exiguo luter-<text:line-break/>posito spatio excernunt humorem vitreum, atque ex hoc<text:line-break/>protinus simul et a dolore et ab affectu liberantur, nam sub-<text:line-break/>lasa causa, quae spiritum fiatuofum gignit, omnia conquic-<text:line-break/>(cunti His humoribus contrariam maxime naturam habent,<text:line-break/>quitenues sunt atque acres, fed similem dolorem inserunt,<text:line-break/>uonnunquam autem et convulsio<text:span text:style-name="Default_20_Paragraph_20_Font"><text:span text:style-name="T5">n</text:span></text:span>es vehementes accersunt,</text:p>
      <text:p text:style-name="P2">quum lu ore ventriculi sunt collecti: veluti dudum issi con-<text:line-break/>tigit qui paulo post aeruginos<text:span text:style-name="Default_20_Paragraph_20_Font"><text:span text:style-name="T5">a</text:span></text:span>m humorem evomuit. Satius<text:line-break/>vero sit non aeruginosam ipsum dicere, sed exactam plano<text:line-break/>aeruginem, talis namque erat qualis pulcherrima est aerugo.<text:line-break/>Verum huic adolescenti cum convulsione et syncope etiam<text:line-break/>madores quidam . frigidi et pulsus in summo gradu parvi<text:line-break/>erant. Ex quibus quum conjicerem in ore ventriculi, quem<text:line-break/>vulgo stomachum vocant, mordentem aliquem contineri<text:line-break/>humorem, dedi illi aquam tepidam bibendam, post quam pro-<text:line-break/>tinus tale quid evomuit, quale fi ipse facere velles floridissi-<text:line-break/>mam aeruginem aquae misceres. Quum igitur talis humor<text:line-break/>in ventriculo consistit, vomitu est expellendus , quum in in-<text:line-break/>testinis iniicere per sedem conveniet , quod eluere ejusmodi<text:line-break/>humorem sit aptum. At id detersivum fit omnino oportebit.<text:line-break/>Quum autem talium plurima mordeant, commodissime ex<text:line-break/>iis aliquod detergens deligitur, cui morsus absit, ejus generis<text:line-break/>maxime est ptisanae cremor. Cibi vero exhibendi bis sunt<text:line-break/>et qui boni sint succi nec facile corrumpantur, quorum</text:p>
      <text:p text:style-name="P2">etiam exempla in priore libro jam tradita habes. Quoniam<text:line-break/>vero etiam eorum qui ex siccitate vehementi tenduntur<text:line-break/>cruciantmque mentionem feri, satius fuerit de his etiam est-<text:line-break/>quid appo<text:span text:style-name="Default_20_Paragraph_20_Font"><text:span text:style-name="T5">n</text:span></text:span>ere. Scire namque licet ejusmodi affectum, fi<text:line-break/>modo curabitur, humectationem poscere, caeterum curatu<text:line-break/>perdifficilem esse vel potius qui curari omnino non possit,<text:line-break/>si febris occasione sit contractus. Succedit maxime exitiali -<text:line-break/>phrenitidi , nec faustum quempiam ita convulsorum aut ipse<text:line-break/>.vidi aut estum narrantem audiri. Nam faepe convulsio vel<text:line-break/>ex repletione nervositrum partium incidit, qua ratione eos<text:line-break/>quos magna phlegmone premit adoritur, vel ex mordente et<text:line-break/>tenui humore, qui nervosa corpora rodat, vel ex ingenti<text:line-break/>frigore, quod sale quippiam quale gelu efficit. Atque hae<text:line-break/>tres co<text:span text:style-name="Default_20_Paragraph_20_Font"><text:span text:style-name="T5">n</text:span></text:span>vulsiones saepe percurentur , sed quae ex nervosa-<text:line-break/>mm partium siccitate provenit, insanabilis esu Quippe etiam<text:line-break/>in libro de marnsmo docuimus solidorum corporum fictile-<text:line-break/>tem omnino esse insanabilem. Quo minus adliciendum quic-<text:line-break/>quam de ejusmodi symptomatis praeterea puto, fed neo de</text:p>
      <text:p text:style-name="P3">iis quae vitio immodicae vacuatiouis vel per alvum vel per<text:line-break/>vomitum vel sanguinis profusionem incidunt, quod et antea<text:line-break/>de his mediocriter sit dictum et posthac dicere sit necessum,<text:line-break/>potissimum quum mihi de tumoribus qui praeter naturam<text:line-break/>incidunt erit agendum. Itaque librum jam claudam, quando-<text:line-break/>quidem de symptomatis iis quae maxime erant necessaria<text:line-break/>et praecipue quae cum febrium affectibus ipsis sunt connexa<text:line-break/>abunde disserui</text:p>
      <text:h text:style-name="P19" text:outline-level="1"><text:span text:style-name="Default_20_Paragraph_20_Font"><text:span text:style-name="T14">G</text:span></text:span><text:bookmark-start text:name="bookmark25"/><text:span text:style-name="Default_20_Paragraph_20_Font">ALENI METHODI MEDENDI<text:line-break/>LIBER XIII</text:span><text:bookmark-end text:name="bookmark25"/></text:h>
      <text:h text:style-name="Heading_20_2" text:outline-level="2">Cap. I. </text:h>
      <text:p text:style-name="P28">Duo jam genera morborum quemadmo-<text:line-break/>dum quis methodo sanet docuimus , alterum in intemperie<text:line-break/>positum, cui antiqua est appellatio, alterum cui nos nomen<text:line-break/>indidimus, continuitatis solutionem. De qua prima in tertio,<text:line-break/>quarto, quinto ac sexto horunt commentariorum praecepi-<text:line-break/>mus. Post eam de iis quae in intemperie consistunt, usque<text:line-break/>ad duodecimum egimus. In hoc vero totius operis te<text:span text:style-name="Default_20_Paragraph_20_Font"><text:span text:style-name="T5">r</text:span></text:span>tio<text:line-break/>decimo de tumoribus qui praeter naturam incidunt dissis-<text:line-break/>rere incipiemus , in quibus scilicet partes a naturali statu in</text:p>
      <text:p text:style-name="P2">quantitate recesserunt. Sane sanitatem an secundum naturam<text:line-break/>affectum dixeris ad ea quae nu<text:span text:style-name="Default_20_Paragraph_20_Font"><text:span text:style-name="T5">n</text:span></text:span>c paramus, nihil intersit,<text:line-break/>At quum plures specie affectiones in bis sint, primum age-<text:line-break/>rnus de phlegmo<text:span text:style-name="Default_20_Paragraph_20_Font"><text:span text:style-name="T5">n</text:span></text:span>e. Expedit enim ab hac coepisse, et quod<text:line-break/>frequentissime incidat et quod febres aliaque Symptomata<text:line-break/>periculosissima excitet. Quum autem veteres phlogosin saepe<text:line-break/>phlegmonen appellent, sciri volumus no<text:span text:style-name="Default_20_Paragraph_20_Font"><text:span text:style-name="T5">n</text:span></text:span> hoc loco nos de<text:line-break/>hac phlegmone disserere, sed de ea quae supra inflammatio-.<text:line-break/>nem tensionem quoque in parte facit, quam non modo ipsi<text:line-break/>tactu deprehendamus, sed etiam ipse aeger proprio sensu<text:line-break/>appellato advertat. Nihilominus etiam pro tensionis modo.<text:line-break/><text:span text:style-name="Default_20_Paragraph_20_Font"><text:span text:style-name="T5">tangenti</text:span></text:span> quoque renititur pars phlegmone obsessa auctior-<text:line-break/>que est quam pro naturali habitu, nec dolor issi deest major<text:line-break/>minorve, cum quo nonnunquam et pulsatio<text:span text:style-name="Default_20_Paragraph_20_Font"><text:span text:style-name="T5">n</text:span></text:span>is est sensus.<text:line-break/>quum morbus amplius increvit; ac potissimum quum sup-<text:line-break/>purat. Sic rubor quoque vocatus major minorve <text:span text:style-name="Default_20_Paragraph_20_Font"><text:span text:style-name="T5">visitur.<text:line-break/></text:span></text:span>Semper tamen rubor omnino partibus inflammatis inest,.<text:line-break/>adeo ut sive in ipso. pedis vestigio. sive lu parte interna m<text:span text:style-name="Default_20_Paragraph_20_Font"><text:span text:style-name="T5">a</text:span></text:span></text:p>
      <text:p text:style-name="P2">nus magna phlegmone incubuit, haec quoque magis inter-<text:line-break/>dum rubra videntur qualo ante.</text:p>
      <text:h text:style-name="Heading_20_2" text:outline-level="2">Cap. II. </text:h>
      <text:p text:style-name="P28">Etenim ostensum est phlegmo<text:span text:style-name="Default_20_Paragraph_20_Font"><text:span text:style-name="T5">n</text:span></text:span>en omnem<text:line-break/>e sanguinis confluxu consistere, qui aliis statim calidior est<text:line-break/>quam pro natura fuit; omnibus certe in ipsa parte quae<text:line-break/>phlegmone vexatur calidior efficitur. Atque hoc omnium<text:line-break/>fectarum commune est, sive imparium tantum sanguinem in<text:line-break/>finibus vastorum pblegmones causam velint, sive interciden-<text:line-break/>tiam sanguinis in solis arteriis, sive obstructionem aliquam,<text:line-break/>sive in raritatibus ratione contemplabilibus resistentiam. Quo<text:line-break/>fit ut etiam cu<text:span text:style-name="Default_20_Paragraph_20_Font"><text:span text:style-name="T5">r</text:span></text:span>ationis scopas omnibus sit communis, nempe<text:line-break/>vacuatio redundantis in partu phlegmone obsessa sanguinis.<text:line-break/>Phlegmones vero quae in generatione adhuc est duplex<text:line-break/>fcopus, ut in reliquis morbis omnibus, quicunque in gignendo<text:line-break/>adhuc <text:span text:style-name="Default_20_Paragraph_20_Font"><text:span text:style-name="T5">t</text:span></text:span>uut, nec dum absolutionem sunt nacti, ostendimus.<text:line-break/>: Nam quod eorum <text:span text:style-name="Default_20_Paragraph_20_Font"><text:span text:style-name="T5">g</text:span></text:span>eneratum jam .est , id medicinae artis<text:line-break/>.parti therapcuticae subiicitur, quod in generatione adhuc<text:line-break/>est, parti quae <text:span text:style-name="Default_20_Paragraph_20_Font"><text:span text:style-name="T5">saturum m</text:span></text:span>o<text:span text:style-name="Default_20_Paragraph_20_Font"><text:span text:style-name="T5">rbum</text:span></text:span> praecavet. Atque idcirco</text:p>
      <text:p text:style-name="P3">diximus non simplicem, sed compositam esse totam de iis<text:line-break/>morbis qui in generatione adhuc sunt medentis sclicitudi-<text:line-break/>nem ex prophylactice , <text:span text:style-name="Default_20_Paragraph_20_Font"><text:span text:style-name="T5">quae providet</text:span></text:span>, et therapeutice, <text:span text:style-name="Default_20_Paragraph_20_Font"><text:span text:style-name="T5">quae<text:line-break/>curat</text:span></text:span>. Ut etiam, si omnino phlegmone laborare adhuc non<text:line-break/>coeperit, sed tamen appareat jam falsasse in corpore genus<text:line-break/>aliquod causarum , quae phlegmonen excitare possint, in ta-<text:line-break/>libus quoque omnibus lola praecautio indicatur. At si nulla<text:line-break/>adhuc in corpore causa subalitur, iis qui ita se habent ea<text:line-break/>pars quae sanitatis est tutrix providet. Ergo quae causae<text:line-break/>phlegmonen accersere ridentur, has quum jam in corpo<text:span text:style-name="Default_20_Paragraph_20_Font"><text:span text:style-name="T5">r</text:span></text:span>e<text:line-break/>sint conceptae, sed tamen exiguae. adhuc et incipientes, ne<text:line-break/>majores fiant, inhibere conveniet, atque hoc praecaventis<text:line-break/>phlegmonen est officium. Quum vero ea magnitudine sint<text:line-break/>ut jam phlegmonen creent, eas submovere oportet, ac quan-<text:line-break/>tum jam phlegmones genitum est sanare.</text:p>
      <text:h text:style-name="Heading_20_2" text:outline-level="2">Cap. HI.</text:h>
      <text:p text:style-name="P28"><text:s/>Ac communis omnium phlegmonarum ge-<text:line-break/>neratio ex sanguinis affluxu est copiosioris quam pa<text:span text:style-name="Default_20_Paragraph_20_Font"><text:span text:style-name="T5">r</text:span></text:span>s po-<text:line-break/>stulet, ut tum in libro de tumoribus praeter naturam osteu-.</text:p>
      <text:p text:style-name="P3">dimus , tum in eo qui de inaequali intemperie est inscriptus.<text:line-break/>Sane copiosior <text:span text:style-name="Default_20_Paragraph_20_Font"><text:span text:style-name="T5">sangui</text:span></text:span>s assiuit interdum ab alia quapiam<text:line-break/>aliisve quibusdam partibus eum mittentibus, ac ea quae<text:line-break/>phlegmone laborare lucipit recipiente, aliquando parte uf-<text:line-break/>fecta hunc ad sc trahente. Partes quae mittunt alias ut eo-<text:line-break/>pia supervacuum vel ut qualitate molestum, alias utroque<text:line-break/>nomine humorem propellunt, quae attrahunt, ea morbosi;<text:line-break/>calore <text:span text:style-name="Default_20_Paragraph_20_Font"><text:span text:style-name="T5">trahunt</text:span></text:span>. Porro in doloribus incipit quidem caula ah<text:line-break/>eo quod afficitur, sed quicquid est phlegmones, id fuperpo-.<text:line-break/>sitae partes efficiunt. Ergo quod ad partem calefactam , vel<text:line-break/>trahuntur ricini humores, ut nos censemus, vel confluunt,<text:line-break/>uti Asclepiades putabat; evidenter cernitur, et constat hoc<text:line-break/>Ioco ex ipso quod cernititr sermoni fides. At vero quae do-<text:line-break/>dent, cernuntur ea quoque phlegmoneu ex dolore pati , sed<text:line-break/>causam ejus quidam omnino non assigna<text:span text:style-name="Default_20_Paragraph_20_Font"><text:span text:style-name="T5">n</text:span></text:span>t, quidam nullo<text:line-break/>modo probabilem. Nostra vero sententia talis est. Docuimus -<text:line-break/>in eo opere quod de naturalibus facultatibus edidimus,<text:line-break/>unam esse naturae facultatem, quam excretricem dicimus.</text:p>
      <text:p text:style-name="P3">Ea suo munere tum fungitur quum molestum aliquid sentit.<text:line-break/>Unum vero quiddam est ex iis., quae eam co<text:span text:style-name="Default_20_Paragraph_20_Font"><text:span text:style-name="T5">n</text:span></text:span>tristant, ipsa<text:line-break/>quae dolorem excitat causa, quaecunque ea sit. Hanc igitur<text:line-break/>ejicere dum properat, phlegmonen interdum in parte con-<text:line-break/>citat. Quum enim p<text:span text:style-name="Default_20_Paragraph_20_Font"><text:span text:style-name="T5">r</text:span></text:span>imis suis conatibus nihil profecit, ve-<text:line-break/>hemeutius aggressa quod infestat expellere, sanguinis aliquid<text:line-break/>te spiritus ex superpositis in affectam simul exprimit. Atque<text:line-break/>hinc fit ut ex dolore pars proportione confluentis in eam<text:line-break/>humoris in tumorem attollatur.</text:p>
      <text:h text:style-name="Heading_20_2" text:outline-level="2">Cap. IV. </text:h>
      <text:p text:style-name="P28">Quin etiam omnium tumorum qui praeter<text:line-break/>naturam sunt varietas ex ejus quod influit natura nascitur.<text:line-break/>Ubi enim flatulenta materia copiosior accessit, flatuosi magis<text:line-break/>tumores fiunt, phlegmonodes vero magis, ubi fanguis, erify..<text:line-break/>pelatodes, ubi flava bilis, et oedematodes, ubi pituita, ut et<text:line-break/>scirrhofi, ubi vel crassius vel vehementer lentus humor est,<text:line-break/>qui parti est infixus. Sane orasses humor quodammodo<text:line-break/>jam melancholicus magis minusve est Lentus autem ex glu-</text:p>
      <text:p text:style-name="P3">torosis provenit cibis, fed et ex ipsis aliquando nervosis par-<text:line-break/>tihus, quum multum excrementi genuerint. Verum de cae-<text:line-break/>teris tumoribus post dicetur; nunc de phlegmone agemus,<text:line-break/>ac prius quae omnium sunt communia ad disputationem<text:line-break/>propositis sic deinde quae solius ejus vitii stant propria ad-<text:line-break/>jiciemus. Quum igitur pars aliqua phlegmone urgeri coe-<text:line-break/>perit, ridendum est an propter calorem aliquem qui in illa<text:line-break/>praeter naturam sit ortus, an propter dolorem vel ipsius<text:line-break/>vel propinquae alienius partis hanc contraxerit, quo adem-<text:line-break/>pta causa phlegmo<text:span text:style-name="Default_20_Paragraph_20_Font"><text:span text:style-name="T5">n</text:span></text:span>e non amplius increscat. Post hanc con-<text:line-break/>siderationem proxime illa contemplabere, numquid vicina<text:line-break/>aliqua pars sanguinem largius ad partem phlegmone obsessam<text:line-break/>transmittat, deinde num totum corpus plethorice assiciatirr.</text:p>
      <text:h text:style-name="Heading_20_2" text:outline-level="2">Cap. V. </text:h>
      <text:p text:style-name="P28">Meminisse vero te arbitror, utpote saepe a<text:line-break/>nobis monstratum, supervacanea, quae a valentioribus par-<text:line-break/>tibus ob redundantiam vel qualitatem expelluntur, ea in im-<text:line-break/>becilliores procumbere, atque hinc accidere ut glandulae<text:line-break/>facile fluxiones recipiant et maxime quae rariores natura</text:p>
      <text:p text:style-name="P3">funt. Nam valentius est arteriarum et venarum et nervo-<text:line-break/>rum et musculorum robur , imbecillus autem ac forte pror-<text:line-break/>fus nullum corporum glanduloforum. Sic igitur fit ut et<text:line-break/>propter ulcus quod in manus aut pedis digito sit ejusmodi<text:line-break/>glandulae in inguinibus et alis tum intumescant tum phleg-<text:line-break/>mone occupentur, quum defluentem ad ultimos artus san-<text:line-break/>guinem priores exceperint. Quin etiam in collo et sucus<text:line-break/>aures saepenumero glandulae iis quibus lu- collo, capite vel<text:line-break/>aliqua vicina partu ulcus est natum intumescunt, nominant<text:line-break/>autem ipsas glandulas quum sic intumue<text:span text:style-name="Default_20_Paragraph_20_Font"><text:span text:style-name="T5">r</text:span></text:span>unt bubones. Quod<text:line-break/>-si fcicrhosior earum partium phlegmone aliquando fuerit, .<text:line-break/>haec et aegre sanabilis est et struma diritur. Quaenam vero<text:line-break/>sit strumarum cu<text:span text:style-name="Default_20_Paragraph_20_Font"><text:span text:style-name="T5">r</text:span></text:span>atio, in proximo dicetur libro. Nunc de<text:line-break/>phlegmonis, quoniam de iis disserere proposuimus, denuo<text:line-break/>repetentes dicamus; quod inhibitio earum incipientium ex<text:line-break/>generante illas cau<text:span text:style-name="Default_20_Paragraph_20_Font"><text:span text:style-name="T5">t</text:span></text:span>a tollenda praestatur. Primumque de iis<text:line-break/>quae ulcera sequuntur agamus, postea enim quam prope<text:line-break/>magnam arteriam aut venum ulcus ortum est ; celerrime</text:p>
      <text:p text:style-name="P3">bubones excitantur. Cernitur autem aliquando ipsa quoque<text:line-break/>vena per totum membrum rubra et calens et distenta, ac<text:line-break/>si quis eam tangit dolens. Ergo si vel totum corpus sit ple-<text:line-break/>thoricum vel malo humore redundet, difficilis curatio red-<text:line-break/>ditur, sin sanum plane sit, facilis. Nam calefacere et hume-<text:line-break/>clare modice totum membrum, quo dolor mitigetur, oportet,<text:line-break/>mosti autem ejusmodi praesidiorum materiam, ipsi utique<text:line-break/>ulceri tetrapharmaco in linamento imposito, liquatur id<text:line-break/>oleo potissimum rosaceo, vel si id non adsit, laxanti aliquo,<text:line-break/>toto vero membro hapsu lanae ex calente oleo imbuto cire<text:line-break/>mundato. Quin etiam ipsi ulceri calidum imponi medicamen-<text:line-break/>tum oportet, ac super ipsum calidum extrinsecus cataplasma<text:line-break/>ponere, quod ex ferina vel hordeacea vel triticea vel eun-<text:line-break/>babus mixtis constet: humorem autem habeat aquam cum<text:line-break/>pauco oleo. Non secus vero etiam ipsi adens, quae phleg-<text:line-break/>mone urgeri coepit, ut mitigetur, imponi debebit primo die<text:line-break/>lana ex oleo calente madens , non autem sicut nonnulli fa-</text:p>
      <text:p text:style-name="P3">ciunt statim addito sale, post enim sale utemur, quum et tu-<text:line-break/>mor per totum membrum fuerit remissus et- dolor ulceris<text:line-break/><text:span text:style-name="Default_20_Paragraph_20_Font"><text:span text:style-name="T5">t</text:span></text:span>edatus. Quin etiam macedonicum quod vocant medieamen-<text:line-break/>tum similiter, sicut tetrapharmacum . ipsi ulceri imponere<text:line-break/>licebit; etenim similia inter <text:span text:style-name="Default_20_Paragraph_20_Font"><text:span text:style-name="T5">t</text:span></text:span>e sunt selo thure tetrapharma-<text:line-break/>cum macedonico superante. At si vel plethoricum corpus sit<text:line-break/>vel cacochymum, curatio per ea quae sic calent fluxionem<text:line-break/>ad membrum citat. Atqui nec alia ulla uti datur. Cogimur<text:line-break/>ergo alias sanguinem mittere adque aut vena- incisa aut<text:line-break/>membris iis quae laesa non sunt scarificatis. Manu enim la-,<text:line-break/>horanle <text:span text:style-name="Default_20_Paragraph_20_Font"><text:span text:style-name="T5">saarificabis</text:span></text:span> crura, altero crurum male habente re-<text:line-break/>liquum. Has namque vacuationes indicat ipfa copia, sicut<text:line-break/>etiam humorum vitium redundantis humoris purgationem.<text:line-break/>Ac plerumque post haec praesidia glandularum phlegmone<text:line-break/>desinit. Saepe tamen vel ipfio qui curat ad corporis totius<text:line-break/>vacuationem segniore , vel ipso qui laborat prae -mollitie eam.<text:line-break/>non admittente, earum phlegmone major efficitur sic ut ad</text:p>
      <text:p text:style-name="P2">suppurationem perveniat. Sed et quae phymata quoque ap-<text:line-break/>pellant memoratis glandulis, sicubi fluxio lu eas procubuit,<text:line-break/>citra ulceris occasionem accidunt. Ubi ergo distentae veste-<text:line-break/>mentor glandulae fiunt, aut esta denique pars quaeris, quam<text:line-break/>phlegmone premit, cogimur toto corpore prius vacuato<text:line-break/>ipsam scarificare. Sane vacuamus totum <text:span text:style-name="Default_20_Paragraph_20_Font"><text:span text:style-name="T5">corpus</text:span></text:span>, sicut lo libro<text:line-break/>de plenitudine monstravimus , non modo in plethorico afa<text:line-break/>suctu , <text:span text:style-name="Default_20_Paragraph_20_Font"><text:span text:style-name="T5">t</text:span></text:span>est etiam ob morbi magnitudinem quum in fymme-<text:line-break/>tria humorum totum corpus constituatur. Siquidem dolor et<text:line-break/>calor partis inflammatae etiamsi purum ah excrementis tu-<text:line-break/>tum corpus sit , flexionis causae fiunt. Expedit igitur par-<text:line-break/>- tius id hoc cnsu facere, ac vacuare prout maxime tum ae-<text:line-break/>tali laborantis tum naturae congruere ridebitur, aestimatis<text:line-break/>praeterea tum auni tempore tum regione tum aegrotantis<text:line-break/>ipsius consuetudi<text:span text:style-name="Default_20_Paragraph_20_Font"><text:span text:style-name="T5">n</text:span></text:span>e, de quibus saepe jam i<text:span text:style-name="Default_20_Paragraph_20_Font"><text:span text:style-name="T5">n</text:span></text:span> multis diximus<text:line-break/>sic ut etiamsi adhibita lu sermone non sint subaudire ea<text:line-break/>conveniat Ubi vero phlegmones veluti fervor jam subsedit,<text:line-break/>mitigatoriis cataplasmatis dimissis ad ea quae discutiu<text:span text:style-name="Default_20_Paragraph_20_Font"><text:span text:style-name="T5">n</text:span></text:span>t</text:p>
      <text:p text:style-name="P2">paulatim est transeundum. Ac primum cum mitigaturus<text:line-break/>paulum messis miscendum. . Mox triticea farina in totum<text:line-break/>auferenda, contentis hordeacea cum melle uberiore. Deinde<text:line-break/>ad aliquod ejusmodi discutientium medicamentorum est ve-</text:p>
      <text:p text:style-name="Normal">. mendum, quae vel humida. consistentia sint similiter iis quae<text:line-break/>in linamentis vel linteolis excipiuntur vel cerati specie. A^<text:line-break/>. duris autem abstinendum est, qualia pleraque emplastra sunt,<text:line-break/>nam et phlegmonarum reliquias contrahunt et rursus phleg-<text:line-break/>monen in aegra parte excitant. Quin si pus aliquod nota-<text:line-break/>bile in suppu<text:span text:style-name="Default_20_Paragraph_20_Font"><text:span text:style-name="T5">t</text:span></text:span>ante <text:span text:style-name="Default_20_Paragraph_20_Font"><text:span text:style-name="T5">parte</text:span></text:span> sit contentum, non expedit, quod<text:line-break/>nonnulli faciunt, protinus incidere, imo discussionem moliri<text:line-break/>medicame<text:span text:style-name="Default_20_Paragraph_20_Font"><text:span text:style-name="T5">n</text:span></text:span>tis ad id valentibus, quorum u<text:span text:style-name="Default_20_Paragraph_20_Font"><text:span text:style-name="T5">t</text:span></text:span>us ex affectu sit<text:line-break/>co<text:span text:style-name="Default_20_Paragraph_20_Font"><text:span text:style-name="T5">n</text:span></text:span>jectatus ; quum enim phleg<text:span text:style-name="Default_20_Paragraph_20_Font"><text:span text:style-name="T5">t</text:span></text:span>nones quicquam in parte re-<text:line-break/>stat, acria medicamenta magis irritant quam discutiunt.<text:line-break/>Quum vero quod ex phlegmone relinquitur scirrhofum ei-<text:line-break/>sectum videtur, fidenter jam valentibus medicamentis uteris,<text:line-break/>sed observato bis in die quem praestent effectum , primum<text:line-break/>mane, secundo vesperi. Quod si balneo quoque utatur, etiam</text:p>
      <text:p text:style-name="P2">in eo tempore fiat. Si quando .ergo aegram partem medi-<text:line-break/>camenti acrimonia irritatam rideris, ut tumentior aut rubi-<text:line-break/>condior sit aut magis doleat, mitigabis eam interea fomento,<text:line-break/><text:span text:style-name="Default_20_Paragraph_20_Font"><text:span text:style-name="T5">. quod</text:span></text:span> per spongiam <text:span text:style-name="Default_20_Paragraph_20_Font"><text:span text:style-name="T5">administrabi</text:span></text:span>t. Id autem aliquando ex<text:line-break/>aqua dulci esto, aliquando etiam sal habente, ubi scilicet<text:line-break/>fcirrhosiores phlegmonae su<text:span text:style-name="Default_20_Paragraph_20_Font"><text:span text:style-name="T5">n</text:span></text:span>t. Sin aliquando puris copia<text:line-break/>medicamenta superet, nec ea rideantur tibi totum discutere<text:line-break/>posse , secare quod sic abscessit eo potissimum loco oportet<text:line-break/>quo est editissimum , quippe tenuissimam etiam illic invenies<text:line-break/>cutim. Memineris praeterea in factione et alterius scopi qui<text:line-break/>ad assiuxum pertinet, atque ad ambo respiciens ita quod<text:line-break/>supputavit incide, ac deinceps medicamentum aliquod eo-<text:line-break/>rum quae sine morsu siccent impone. Quod si computruisse<text:line-break/>portio aliqua suppurantia partis ridebitur, excidi eam est<text:line-break/>necesse. Sane quidam in iis quae in axillis et inguinibus<text:line-break/>suppurant in myrtei folii formam semper excidi cutim ju-<text:line-break/>bent, quoniam lu iis laxa ea naturaliter fit ideoque omne<text:line-break/>quod ipsi advenit prompte recipiens , praeterea ipsa ex levi</text:p>
      <text:p text:style-name="P3">occasione phlegmonen facile contrahant. At maximas aliqui<text:line-break/>sectiones facere solent, quarum occasione pars ubi ad cica-<text:line-break/>tricem est perducta, non solum turpissima redditur, sed etiam<text:line-break/>fit imbecillior et quae saepe homini ad motus sit in mora.<text:line-break/>Haec igitur nos vitantes saepissime certe sula incisione et<text:line-break/>medicamentis valenter siccantibus hujusmodi affectus sana-<text:line-break/>vimus. Quod si aliquando excidere aliquid propter multitu-<text:line-break/>dinem non puris modo, sed etiam corruptarum partium suit<text:line-break/>opus, contenti eramus sectione, quae myrti folium imitatur,<text:line-break/>plane non magna. Cum autem lu ea excisione longitudo ma-<text:line-break/>jor quam latitudo sit; esto in inguine longitudo per trans-<text:line-break/>versum ducta, non autem per membri rectitudinem , etenim<text:line-break/>quum membrum inflectimus, sic naturaliter cutis sibi appli-<text:line-break/>eatur. Post excisam cutem medicamento manna vocato af-<text:line-break/>feetam partem implebimus; est autem id purgamentum thu-<text:line-break/>ris levi adstrictione praeditum, atque hoc nomine etiam<text:line-break/>thure ipso ad nonnulla utilior. Thus enirnillud puris tan-<text:line-break/>tum movendi facultatem obtinet; utpote nullius adstrrctionis</text:p>
      <text:p text:style-name="P3">particeps, magisque id facit quod pinguius ex eo sit et magis<text:line-break/>albicans, .ut etiam quod flavum ex eo magis est validius<text:line-break/>siccat. Ma<text:span text:style-name="Default_20_Paragraph_20_Font"><text:span text:style-name="T5">n</text:span></text:span>nae vero etiam corticis thuris paululum est ad-<text:line-break/>mixtum, unde adstringe<text:span text:style-name="Default_20_Paragraph_20_Font"><text:span text:style-name="T5">n</text:span></text:span>di vim habet. Id autem ipsum<text:line-break/>.medicamentum cortex thuris tum adstringit tum siccat in-<text:line-break/>signiter. Itaque etiam ad moderatiores sanguinis perfusiones<text:line-break/>eo utimur folli, sicut etiam ad valentiores salo usto, sied tunc<text:line-break/>et cribrato et lu mollissimum pulverem redacto. Quin etiam<text:line-break/>mitigare prius inrisiam partem, sicut dictum est, quantum<text:line-break/>pcfcere videbitur oportet embrochis primum, dein cataplasi-<text:line-break/>male, moxhumectante aliquo medicamento, aut non siccante,<text:line-break/>singulis scilicet extri<text:span text:style-name="Default_20_Paragraph_20_Font"><text:span text:style-name="T5">n</text:span></text:span>secus impositis. Nam in ipsio ulcere<text:line-break/>tum manna, ut dictum est, tum medicamentis linteolis exci-<text:line-break/>prendis, primum ea quae pus citant, dein ea quae expur-<text:line-break/>gant sunt imponenda, post quae si cavitas etiam<text:span text:style-name="Default_20_Paragraph_20_Font"><text:span text:style-name="T5">n</text:span></text:span>um sit, quae<text:line-break/>cerne impleant adhibenda <text:span text:style-name="Default_20_Paragraph_20_Font"><text:span text:style-name="T5">t</text:span></text:span>uus, sin minus, quae fynulotica<text:line-break/>et epuloti ea vocant, ut quod ex cadmia conficitur. At quo-<text:line-break/>mlam lu horum quoque usu plurimis medicorum non par-</text:p>
      <text:p text:style-name="P3">vum quiddam peccatur, non abs re suerit etiam de iis disse-<text:line-break/>rere. Tum namque ducere ulcus ad cicatricem incipiunt ac<text:line-break/>idonea issi rei medicamenta applicant, quum jam penitus sit<text:line-break/>impletum nec quicquam illi restet cavum ; hinc illis accidit<text:line-break/>ut cicatrices efficiant circumposita cute magis eminentes.<text:line-break/>Quo igitur illi <text:span text:style-name="Default_20_Paragraph_20_Font"><text:span text:style-name="T5">cuti</text:span></text:span> sint aequales, convenit id genus medi-<text:line-break/>camentis uti prius quam ulcus ad aequalitatem prorsus sit<text:line-break/>impletum , imposito super ipsa ulceris labra ex specilli mu-<text:line-break/>crone medicame<text:span text:style-name="Default_20_Paragraph_20_Font"><text:span text:style-name="T5">n</text:span></text:span>to aliquo sicco ex iis quae lu ulcerum<text:line-break/>curatione retulimus; super reliquum linamento dato quod<text:line-break/>aliquo medicamento ex iis quae cicatricem inducant et hu-<text:line-break/>mida sint co<text:span text:style-name="Default_20_Paragraph_20_Font"><text:span text:style-name="T5">n</text:span></text:span>sistentia fuerit opertum. Cedente autem tibi<text:line-break/>prospere curatione etiam id amovebis, ac postea sicco tan-<text:line-break/>tum medicamento uteris , lato specilli mucrone <text:span text:style-name="Default_20_Paragraph_20_Font"><text:span text:style-name="T5">ex eo</text:span></text:span> super<text:line-break/>toto ulcere volutato. Foris autem suffecerit linamentum veI<text:line-break/>siccum vel ex rino madens , ac magis quod ex messibus sit<text:line-break/>ellychniis, cujusmodi Tarfenfia sunt, quoniam haec quoquo</text:p>
      <text:p text:style-name="P3">ad ulcera supercrescentia submittenda vim aliquam ohti-<text:line-break/>neaut. Atque haec ducente nos rerum societate diximus.</text:p>
      <text:h text:style-name="Heading_20_2" text:outline-level="2">Cap. VI. </text:h>
      <text:p text:style-name="P28">Rursum autem ad sermonem de phleg-<text:line-break/>mone reversi dicamus communem omnium phlegmona<text:span text:style-name="Default_20_Paragraph_20_Font"><text:span text:style-name="T5">r</text:span></text:span>um<text:line-break/>curationis scopum esse vacuationem. Quae vero adhuc in<text:line-break/>generatione sunt, 1n iis prior vacuatione est confluentis ad<text:line-break/>inflammatam partem sanguinis prohibitio. Prohibebitur is<text:line-break/>commode, si ipsam fluxionis causam invenerimus. Sane ea<text:line-break/>duplex est; aliquando enim ex ipsa parte quum phlegmone<text:line-break/>vexat oritur, aliquando ex esta quapiam aliisve. Ex ipsa,<text:line-break/>quoties aut calidior est lacta aut dolore, sicuti ante diximus,<text:line-break/>urgetur, non ex ipsa, qua<text:span text:style-name="Default_20_Paragraph_20_Font"><text:span text:style-name="T5">n</text:span></text:span>do vel ab alia quapiam vel ah<text:line-break/>aliis superfluum illi transmittitur, vel etiam ex totius cor-<text:line-break/>poris affectu. Fit igitur calidior vel propter immoderatum<text:line-break/>motum vel aliquem ex Sole aut igni teporem vel acre me-<text:line-break/>dieamentum. Dolore vero angitur et propter intemperiem<text:line-break/>et vulnus et contusionem et distortionem et tensionem, prae-<text:line-break/>turea obstructionem quandam et spiritum flatuosum. lutear-</text:p>
      <text:p text:style-name="P3">peries modo extrinsecus illi provenit, modo ex humoribus<text:line-break/>corporis. Et extrinsecus vel ab aliquo venenatorum quae<text:line-break/>vocitant animalium, vel medicamento vehementer calesa-<text:line-break/>ciente aut refrigerante, etiam ex ambiente nonnunquam.<text:line-break/>Ex ipsi, vero laborantis corpore, quum id vitiosius humores<text:line-break/>facultate dissimiles congessit. His igitur omnibus aestimatis,<text:line-break/>quae phlegmonae adhuc in generatione funi, eurum causas<text:line-break/>prius abscindas , quae vero jam factae sunt, has stolas cma-<text:line-break/>his. Ergo quidnam medenti agendum sit, si totum corpus<text:line-break/>male sit affectum, et dictum prius tum lu his non paucis est,<text:line-break/>tum in -libro de plenitudine, et nunc summas eorum quae<text:line-break/>dicta fiunt recensebimus. Ubi enim aequabiliter inter fe hu-<text:line-break/>mores sunt adaucti, id et plenitudinem et plethoram nomi-<text:line-break/>nant. Ubi vero vel flava bile vel nigra vel pituita vel fe-<text:line-break/>rosis humoribus refertum corpus jam fuerit, eum affectum<text:line-break/>cacochymiam, non plethoram, nominant. Ergo plethora tum<text:line-break/>fanguinis missione curatur tum frequenti balueo tum e<text:span text:style-name="Default_20_Paragraph_20_Font"><text:span text:style-name="T5">s</text:span></text:span>er-<text:line-break/>citatione tum frictione, praeterea dlscutientibus medicamen-</text:p>
      <text:p text:style-name="P2">tis, et praeter haec omnia inedia, de quibus in iis quae de<text:line-break/>sanitate tuenda sunt prodita dictum abunde esu Cacochymia<text:line-break/>purgatione quae cuique superanti succo sit accommodata<text:line-break/>corrigitur. Dictum porro et de hac est in ea parte operis<text:line-break/>de sanitate tuenda quae de praecavendis morbis est insti-<text:line-break/>tuta. Illinc igitur huc ea transferas <text:span text:style-name="Default_20_Paragraph_20_Font"><text:span text:style-name="T5">op</text:span></text:span>o<text:span text:style-name="Default_20_Paragraph_20_Font"><text:span text:style-name="T5">rtebit</text:span></text:span> ac consideres<text:line-break/>quonam ex ipsis uti maxime expediat. Siquidem si jam fe-<text:line-break/>bricitet aeger, nec exercitatione vacuare exsuperantiam li-<text:line-break/>, cet nec unctione quae calefaciat, fed nec multa frictione,<text:line-break/>ut nec balneo , imo sanguinis missione una cum inedia vel<text:line-break/>purgatione aliqua. At si nondum febricitat, omnibus jam<text:line-break/>dictis utare, optimum quodque ad id quod inflet deligens.<text:line-break/>Illud enim patere vel me tacente arbitror, eum cui crura<text:line-break/>phlegmone labo<text:span text:style-name="Default_20_Paragraph_20_Font"><text:span text:style-name="T5">r</text:span></text:span>ant, non esse vel ambulatione vel curio.<text:line-break/>exercitandum , fed nec stare issi esse jubeudum, imo sedenti<text:line-break/>plurimum fricari , mox manuum motu exercitari illi est fa-<text:line-break/>tius. .Atsi cui in supernis partibus coeperit pars aliqua phleg-<text:line-break/>mone tentari, huic motus ex inambulatione aut curfu est</text:p>
      <text:p text:style-name="P3">salutaris. Sic et frictio his quidem magis conducit quae<text:line-break/>muribus adhibetur , quae vero.in supernis partibus admini-<text:line-break/>strator iis quibus crura inflammantur: quippe praeceptum<text:line-break/>in contrarium revulsionis in omnibus talibus commu<text:span text:style-name="Default_20_Paragraph_20_Font"><text:span text:style-name="T5">n</text:span></text:span>e esu<text:line-break/>Neque igitur quum vel circa fidem .vel aliquam huic vici-<text:line-break/>nam partem initium phlegmones incidit, alvum dejicies, ut<text:line-break/>neque, quum in vesica vel cole vel renibus est coepta, medi-<text:line-break/>camenta quae urinas provocent bibenda dabis, nec si mu-<text:line-break/>heri in utero vel pudendo i<text:span text:style-name="Default_20_Paragraph_20_Font"><text:span text:style-name="T5">nsedit</text:span></text:span>, menses huic provocabis,<text:line-break/>fed ad partes quae maxime longinquae sint femper revul-<text:line-break/>sicnem facies, aestimata scilicet tum phlegmones maguitu-<text:line-break/>dine tum corporis totius fletu. Nam si plurima humorum<text:line-break/>abundantia sit nec exercitatione nec balueo sine periculo<text:line-break/>utare, sin exigua sit, licet et per haec vacues. Caeterum<text:line-break/>quod dixi , haec tum lu ea partu operis de sanitate tuenda<text:line-break/>quae morbos praecavet fiunt scripta, tum in libro qui de<text:line-break/>plenitudine inscribitur, tum in iis quae de phlebotomia,<text:line-break/>tum quae de purgantium medicame<text:span text:style-name="Default_20_Paragraph_20_Font"><text:span text:style-name="T5">n</text:span></text:span>to<text:span text:style-name="Default_20_Paragraph_20_Font"><text:span text:style-name="T5">r</text:span></text:span>um facultatibus edi-<text:line-break/>dimus. <text:span text:style-name="Default_20_Paragraph_20_Font"><text:span text:style-name="T5">S</text:span></text:span>ed quod ad commonefaciendum tantum de iis fit</text:p>
      <text:p text:style-name="P3">satis, nunc etiam abunde est dictum. Itaque ad propriam de<text:line-break/>phlegmone disputationem nunc est veniendum. In qua pri-<text:line-break/>mum merito verba sacremus de phlegmone, premt ab affectu<text:line-break/>partis cui iusidet oritur. Nam constat affectum illum prin-<text:line-break/>cipio tibi esse sanandum, mox quicquid jam phlegmones est<text:line-break/>factum. Porro i<text:span text:style-name="Default_20_Paragraph_20_Font"><text:span text:style-name="T5">n</text:span></text:span>terdum iisdem praesidiis ambo tolluntur,<text:line-break/>veluti quum ex flatulento spiritu et denfitate partis dolor<text:line-break/>quispiam est ortus. Hoc enim cnsu eorum quae modice ca-<text:line-break/>lelaciunt, quae etiam chalastica, <text:span text:style-name="Default_20_Paragraph_20_Font"><text:span text:style-name="T5">id est laxantia</text:span></text:span>, vocamus,<text:line-break/>usus est commodus , ut qui pariter et conniventia corporis<text:line-break/>rarefaciat et flatuofum spiritum tenuet et quod phlegmones<text:line-break/>jam conflatum est discutiat. Ad eundem modum et fi ex<text:line-break/>frigido domina<text:span text:style-name="Default_20_Paragraph_20_Font"><text:span text:style-name="T5">n</text:span></text:span>te intemperies sit oborta, nam .tunc quoque<text:line-break/>ealesariendo non susum intemperiei, sed etiam phlegmonae<text:line-break/>una medebaris. Itidem si calor vehementior intemperiem<text:line-break/>fecit, refrigerantibus praesidiis umbo sistes, siquidem intem-<text:line-break/>peries contraria semper requirit, Vacuatur autem quod im-<text:line-break/>pletum est non modo medicamentis discutientibus, sed</text:p>
      <text:p text:style-name="P3">etiam adstringentibus et refrigerantibus. Magisque profecto<text:line-break/>ad incipientes phlegmouas frigidis adstriugentibusque quam<text:line-break/>discutientibus est utendum, atque etiamnum magis ubi<text:line-break/>crass<text:span text:style-name="Default_20_Paragraph_20_Font"><text:span text:style-name="T5">a</text:span></text:span>m quod confluit non est. Sed si sanguis lu parte quam<text:line-break/>phlegmone prehendit vehemeuter est impactus, non est am-<text:line-break/>plius repercutientibus utendum, sed tum discutere est tem-<text:line-break/>pestivum. Ubi autem ex animalis punctu morsuve dolor in-<text:line-break/>cidit, duplex sedandi doloris scopus est, vel virus ipsum va-<text:line-break/>enandi, vel quod dolorem excitat alterandi. Sane vacues id<text:line-break/>eo<text:span text:style-name="Default_20_Paragraph_20_Font"><text:span text:style-name="T5">r</text:span></text:span>um medicamentorum ope quae vehementer attrahunt,<text:line-break/>alteres iis quae funt contraria, idque vel qualitatibus vel<text:line-break/>tota substantia. Monstratum namque est in libris de medi-<text:line-break/>ceme<text:span text:style-name="Default_20_Paragraph_20_Font"><text:span text:style-name="T5">n</text:span></text:span>tis quaedam esse totis substantiis inter fe contraria,<text:line-break/>quaedam solis qualitatibus. Sed et illud indicatum aeque est,<text:line-break/>quod eorum quae contraria qualitate sunt methodus quae-<text:line-break/>piam sit, eorum quae tota substantia stant adve<text:span text:style-name="Default_20_Paragraph_20_Font"><text:span text:style-name="T5">r</text:span></text:span>sa methodus<text:line-break/>non sit, <text:span text:style-name="Default_20_Paragraph_20_Font"><text:span text:style-name="T5">t</text:span></text:span>ed omnia sint per experientiam inventa. Tu igi-<text:line-break/>tur quaecunque methodo curandi explorentur inno disces,</text:p>
      <text:p text:style-name="P3">quae experie<text:span text:style-name="Default_20_Paragraph_20_Font"><text:span text:style-name="T5">n</text:span></text:span>tia tantum deprehendit, ea in iis operibus qui-<text:line-break/>bus de medicamentis agitur fiunt collecta, uno quod de fa-<text:line-break/>cultam eorum inscribitur, altero quod de compositione, et<text:line-break/>tertio quod de facile p<text:span text:style-name="Default_20_Paragraph_20_Font"><text:span text:style-name="T5">ot</text:span></text:span>abilibus inscribitur. lu quibus ope-<text:line-break/>ribus ostendimus quaenam ex sola experientia, quaenam ex<text:line-break/>fola ratione et -quaenam ex ambabus inventa sint medica-<text:line-break/>menta. Ergo methodus, quam hoc opere tradere institui, in<text:line-break/>doloribus universis, qui vel ex animalium medrcamento-<text:line-break/>rumve noxa .excitantur, duplicem indicationem habet, nempe<text:line-break/>-ejus quod dolorem creat vacuationem atque alteratione^.<text:line-break/>Vacuant id tum calefacientia omnia tum quae citra calefa-<text:line-break/>ctio<text:span text:style-name="Default_20_Paragraph_20_Font"><text:span text:style-name="T5">n</text:span></text:span>em vehementer trahunt, veluti et curcurbitulae et<text:line-break/>cava cornua quaedam, quibus nonnulli cucurbitularum rica<text:line-break/>utuntur. Sunt autem et qui ore <text:span text:style-name="Default_20_Paragraph_20_Font"><text:span text:style-name="T5">t</text:span></text:span>uo virus extrahunt, aegrae<text:line-break/>videlicet parti admoti ipfamque labris complexi. Huc sime<text:line-break/>pertinet et cauterium et medicamenta quae cauteriis simi—<text:line-break/>liter efcharam efficiunt. Atque haec omnia totam ejus quod</text:p>
      <text:p text:style-name="P3">infestat substantiam exinaniunt. Alterum auxiliorum ge<text:span text:style-name="Default_20_Paragraph_20_Font"><text:span text:style-name="T5">n</text:span></text:span>us<text:line-break/>est eorum, quae qualitatem per contraria asserant, exhiben-<text:line-break/>tibus nobis, si vehementem calorem aeger vel ru ipso de-<text:line-break/>morsu loco veh in toto corpore sentiat, auxilia refrigerantia:<text:line-break/>sin frigus sentiat, calefacientia. Docuimus autem utraque in<text:line-break/>iis operibus quae de medicamentis sunt scripta. At tales<text:line-break/>quidem omnis phlegmoues communes meditationes sunt,<text:line-break/>variantur autem pro laborantium partium ratione. Etenim<text:line-break/>id jam quoque ostensum est, ubi de ulcerum curatione egi-<text:line-break/>mus , nec longo sermone est opus ei qui memluerit eorum<text:line-break/>quae ibi sunt dicta, sed sat erit paucis transcurrisse.</text:p>
      <text:h text:style-name="Heading_20_2" text:outline-level="2">Cap. VII. </text:h>
      <text:p text:style-name="P28">Una itaque iudicatio ex dictis similaribus<text:line-break/>accipitur co<text:span text:style-name="Default_20_Paragraph_20_Font"><text:span text:style-name="T5">r</text:span></text:span>poris partibus, altera ex organicis. Et ea<text:line-break/>quae ex similaribus sumitur, modum calefaciendi, refrige-<text:line-break/>randi, siccandi ac humectandi determinat. Quae vero ex or-<text:line-break/>ganicis, tum locum ipsum per quem vacuare oportet, tum<text:line-break/>vacnationis rationem , tum vero lu similis speciei medica-</text:p>
      <text:p text:style-name="P3">memorum usu plus et minus. Ac de similarium quidem par-<text:line-break/>tiumindicatione supra, ubi de ulcerum curatione est tracta-<text:line-break/>tum, diximus, de organicarum vero indicatione hic agemus.</text:p>
      <text:h text:style-name="Heading_20_2" text:outline-level="2">Cap. Ulli. </text:h>
      <text:p text:style-name="P28">Quum enim phlegmone duplici ratione a<text:line-break/>naturali affectu recessit et quod pars ipsa multo sanguine sit<text:line-break/>.repleta, et quod sit calidior , vacuationis scop<text:span text:style-name="Default_20_Paragraph_20_Font"><text:span text:style-name="T5">a</text:span></text:span>s refrigeratio-<text:line-break/>mis indicationem praecellit, non ut in eryfipelate; in illo<text:line-break/>.namque refrigerationis indicatio magis urget quam vacua-<text:line-break/>tinnis. Quamquam utriusque affectus curandi commune ca-<text:line-break/>put est infestantis humoris vacuatio. ldeoque postquam re-<text:line-break/>frigeratum erysipelas est, ad ea quae discutiunt medicamenta<text:line-break/>convertimur. In phlegmone igitur fervente tantispe<text:span text:style-name="Default_20_Paragraph_20_Font"><text:span text:style-name="T5">r</text:span></text:span> est re-<text:line-break/>frigerandum , quatenus et ad incrementum ejus sistendum<text:line-break/>inhibendumque est commodum. Etenim quum immoderatus<text:line-break/>calor dolorem excitet, atque etiam aliquid ad aegram par-<text:line-break/>tem attrahat, utroque nomine augescere phlegmone<text:span text:style-name="Default_20_Paragraph_20_Font"><text:span text:style-name="T5">n</text:span></text:span> acci-<text:line-break/>dit. Ergo quantum refrigerationis phlegmonae ceu calido<text:line-break/>morbo congruit, tantum certe et incrementum ejus inhibere</text:p>
      <text:p text:style-name="P3">est aptum. Idem parem gratiam praestat et quum repercutit<text:line-break/>id quod affluit. Quod vero ex eo, quod in laborante mem-<text:line-break/>bro continetur, quidpiam in proximas partes repellit, hoc<text:line-break/>phlegmones jam genitae medela esu Simili modo et quae<text:line-break/>modice calefaciunt utraque interdum ratione prosunt, quum<text:line-break/>et dolorem finient et quod contentum in laborante parte est,<text:line-break/>discutiant, quippe dolorem mitigando augeri phlegmonas ve-<text:line-break/>tant, discutiendo quod earum jam conceptum est sanant.</text:p>
      <text:h text:style-name="Heading_20_2" text:outline-level="2">Cap. IX.</text:h>
      <text:p text:style-name="P28"><text:s/>Quoniam igitur praecipuus omnis icopus<text:line-break/>curationis laborantis phlegmone partis in exsuperantis sim-<text:line-break/>guinis vacuatione consistit, vacuatio autem ita asse c torum<text:line-break/>excogitata est duplex, aut translato ad alias partes qui in<text:line-break/>aegra continebatur. simgnine, aut foris a corpore expulsi,;<text:line-break/><text:span text:style-name="Default_20_Paragraph_20_Font"><text:span text:style-name="T5">t</text:span></text:span>atius est utraque uti observantibus diligenter ne qua ex ac-<text:line-break/>cidenti laesio sequatur. Ergo quum gemina sit dictarum va-<text:line-break/>cuationum utraque , quadruplex in universum nascitur va-<text:line-break/>cuantium auxiliorum genus. Translationis enim sanguinis ad</text:p>
      <text:p text:style-name="P3">alias partes alterum genus est, ubi ipfa pars quae phlegmone<text:line-break/>laborat sanguinem abigit, alterum quum eae quae integrae<text:line-break/>ruat ad fe trahunt. Ejus autem quae extra corpus educit<text:line-break/>alterum sensibilibus effiuxibus, alterum ratione tantum co<text:span text:style-name="Default_20_Paragraph_20_Font"><text:span text:style-name="T5">n-<text:line-break/></text:span></text:span>templabilibus perficitur. Atque id quod sensibilibus essiuxi-<text:line-break/>bus peragitur alias per ipfiam fit partem phlegmone labo-<text:line-break/>nantum. alias per ea quae una cum hac aperiuntur. Proinde<text:line-break/>etiam dissectionum ufu ad ejusmodi consortium intelligen-<text:line-break/>dum est opus. Ergo tum hae indicationes phlegmonarum cu-<text:line-break/>rationem immutantes a partium natura praestantu<text:span text:style-name="Default_20_Paragraph_20_Font"><text:span text:style-name="T5">r</text:span></text:span>, tum fu-<text:line-break/>pra has quae tum ex situ tum- conformatione sumuntur,<text:line-break/>quas nimirum laborans locus, qua instrumentalis, non qua.<text:line-break/>similaris est, indicat.</text:p>
      <text:h text:style-name="Heading_20_2" text:outline-level="2">Cap. X. </text:h>
      <text:p text:style-name="P28">Sunt etiam aliae quae tum orga<text:span text:style-name="Default_20_Paragraph_20_Font"><text:span text:style-name="T5">n</text:span></text:span>icarum<text:line-break/>tum similarium communes sinit, quum actionem earum in-<text:line-break/>sumimus , praeterea an rara pars sit au densa, an acuti fen-<text:line-break/>fus..an hebetis, an fen<text:span text:style-name="Default_20_Paragraph_20_Font"><text:span text:style-name="T5">t</text:span></text:span>a careat Ad quae omnia intentum<text:line-break/>este .oportet, qui recte emere studet.</text:p>
      <text:h text:style-name="P21" text:outline-level="2">Cap. XI.</text:h>
      <text:p text:style-name="P28"><text:s/>Quoniam .vero, ut semper testati sumus,<text:line-break/>non latis .est ipsa tantum universalia novisse, nisi quis etiam<text:line-break/>in particularibus su exerceat, ita et nos nunc faciamus, non<text:line-break/>tamen omnia particularia percurrentes, sed ea tantum quae<text:line-break/>nobis satis esse lectori ridebuntur. Proponatur itaque Iecur<text:line-break/>jam phlegmoneu contrahere incipere, tum quaenam affectio-<text:line-break/>nis ejus commodissima fit curatio quaeratur. Omnium ergo<text:line-break/>primum ab iis quae. retuli incipiens, an totum corpus va-<text:line-break/>c natione indigeat considerabis. Quod si indigere inveneris,<text:line-break/>mox aegri robur aestimabis, possitne uberem ac citam vacua-<text:line-break/>tiouem tolerare. Primum ergo virium robur esto, deinde<text:line-break/>aestimabis aetatem. Nam si puer sit, quae per dissectam ve-<text:line-break/>nam fit, ut supra est monstratum, vacuationem non feret,<text:line-break/>venum quum pubertatem attigerint, jam pueri missionem<text:line-break/>sanguinis tulerant. Ergo pariter tum <text:span text:style-name="Default_20_Paragraph_20_Font"><text:span text:style-name="T5">r</text:span></text:span>evellendus tum cdu-<text:line-break/>condus qur ad jecur fluit sanguis est, interna in dextro cu-<text:line-break/>bito secta vena , propterea quod haec et e directa regione et<text:line-break/>ampla via, cum vena quae cava dicitur societatem habet,</text:p>
      <text:p text:style-name="P2">hac non apparente media secanda est; quod si nec ea fe<text:line-break/>i ostenderit, reliqua ac tertia est inridenda. Quantitatem vero<text:line-break/>-vacuatiouis tum ex plenitudinis quantitate tum ex reliquis<text:line-break/>quae in superioribus diximus invenies, aetate, natura, tum-<text:line-break/>pore anni, regione et consuetudine , tum ante haec ipsis la-<text:line-break/>borantis vitibus. Haec enim in omnibus sunt communia.<text:line-break/>Illud vero, internane an media, an humeralis vena locanda<text:line-break/>sit, an ea quae juxta malleolum est, an quae in poplite, id<text:line-break/>vero. ex laborante parte indicatur. Ac definitum jam est in<text:line-break/>iis quae de incidenda vena scripsimus de vacuationibus<text:line-break/>ejusmodi omnibus, diceturque nunc quantum fit ad <text:span text:style-name="Default_20_Paragraph_20_Font"><text:span text:style-name="T5">r</text:span></text:span>em<text:line-break/>propositam opportunum, primumque hoc ipsum, non esse<text:line-break/>suium illud satis quod vacuandum sit invenisse, veluti sen-<text:line-break/>tiuut qui amethodon sectam colunt, quibus nulla de labo--<text:line-break/>rantium partium differentia habetur ratio. Non etiam ratio<text:line-break/>solum, verum etiam experientia iudicat aliam alii parti va-<text:line-break/>citationem congruere. Siquidem ex. iis quibus oculi tentari<text:line-break/>phlegmone coeperant nonnullos sola purgatione per alvum</text:p>
      <text:p text:style-name="P2">uno dis <text:span text:style-name="Default_20_Paragraph_20_Font"><text:span text:style-name="T5">t</text:span></text:span>anatos vidisse Quam rem si quis facere in jecore,<text:line-break/>quum phlegmone laborare incipit, tentet, maximam excita-<text:line-break/>bit phlegmonen, aeque ac fi quum renes aut vesica phlegmone<text:line-break/>corripi coeperint, quae urinas cient medicamenta exhibeat ;<text:line-break/>aut si, quum uterus phlegmone laborat, menses devocet: fi-<text:line-break/>quidem longissime a parte, quae fluxione teneri incipiat,<text:line-break/>quod redundat revellere, nequaquam ad eam trahere opor-<text:line-break/>: tet. Hac itaque ratione nec si ventriculum aut intestina<text:line-break/>phlegmone occupare jam coeperit, medicamento alvum de-<text:line-break/>jiciente uti conveniat. Eandem cum his indicationem et use-</text:p>
      <text:p text:style-name="Normal">, rus sortitur, sicuti cum urinae organis, pudenda. At vomitu<text:line-break/>uti pudibundis laborantibus revellens auxilium esu Eadem<text:line-break/>ratione in omnibus quae circa caput accidunt medicamen-<text:line-break/>tum alvum dejiciens revellit. .Si- qua vere circa fauces et</text:p>
      <text:p text:style-name="P4">-palatum aut linguam aut denique in ore phlegmone labo-<text:line-break/>rare incipiant, in his omnibus .cavenda sunt quae pituitam<text:line-break/>per os evocant. Nam id simile est ac fi per inferiora pur--<text:line-break/>gare intestinis aegrotantibus velis, aut urinas movere reni-</text:p>
      <text:p text:style-name="P2">bus aut vesica male affectis, aut vomitum lacessere partibus<text:line-break/>stomachi <text:span text:style-name="Default_20_Paragraph_20_Font"><text:span text:style-name="T5">laborantibu</text:span></text:span>s. Satius igitur sit, ubi partes quae in<text:line-break/>ore sunt phlegmonen accersere incipiunt, derivare ad pares.<text:line-break/>Sic venam quoque si hae partes laborant incidere humera-<text:line-break/>lem in manu, fi ea non cernitur, mediam. Ubi jecur vel<text:line-break/>pectus vel pulmo aut cor sic afficiu<text:span text:style-name="Default_20_Paragraph_20_Font"><text:span text:style-name="T5">n</text:span></text:span>tur, internam. In an-<text:line-break/>gina primas, in manibus fecundas quae sub lingua habentur.<text:line-break/>At partibus occipitis affectis, etiam eam quae in cubito est<text:line-break/>nec non eam quae habetur in- fronte. Renibus vero et ve-<text:line-break/>sica et pudendo -et utero male habentibus eas quae in cruri-<text:line-break/>-- bus sunt sitae ac potissimum quae circa poplitem sunt; sin</text:p>
      <text:p text:style-name="P1">minus, eas quae juxta malleolos. Ac perpetuo quidem in<text:line-break/>omnibus eam quae e directo est, ubi jecur phlegmone iuva-<text:line-break/>ait, quae in dextra sunt manu, ubi lienem, contra. Itaque<text:line-break/>statim prima vacuatiouis diversitas pro partium diversitate<text:line-break/>variatur, constatque communem indicationem non magis<text:line-break/>esse utilitatis quam noxae causam. Siquidem quod vacuan-<text:line-break/>dttm sit id communis indicatio est, unde autum aut quo-</text:p>
      <text:p text:style-name="P3">modo vacuatio sit facienda, id aeger ipse docet locus. Ita<text:line-break/>namque ubi pectus aut ventriculus aut partes circa collum<text:line-break/>caputve phlegmone laborant, excogitatum est artus vincire.<text:line-break/>Non enim ipsum quod phlegmone infestatur vinciendum est,<text:line-break/>fed si in manibus phlegmone est orta, crura, sin in cruribus,<text:line-break/>manus.</text:p>
      <text:h text:style-name="Heading_20_2" text:outline-level="2">Cap. Xls </text:h>
      <text:p text:style-name="P28">Equidem refrigerare inter initia et ad-<text:line-break/>stringere, citra laborantis partis indicationem non utilitatis<text:line-break/>magis quam noxae causa esu Nam in partibus quae circa<text:line-break/>artus sunt sat suerit etiam spongiam vel ex frigida- aqua, cui<text:line-break/>paululum aceti fit immixtum, vel ex aqua sola madentem<text:line-break/>imponere, sicut etiam ex vino aliquo ausiero. ln jecore<text:line-break/>vero, si phlegmone laborare coepit, nemo compos rationis<text:line-break/>his utatur, imo nec fi melino perfundas aut myrteo aut ma-<text:line-break/>stichino aut nardino aut lentiscino aut aliquo oleo quod ad-<text:line-break/>ftringat, aut .etiam alio quopiam, cui absinthium sit incoctum,<text:line-break/>ne horum quidem ullum conveniet frigidum , sicut nec ul-<text:line-break/>lum cataplasma frigidum. Sed si .mala praecipue cotonea</text:p>
      <text:p text:style-name="P2">pino incoquens cataplasma ex eo praeparaveris, si jecur<text:line-break/>phlegmone laborare adhuc incipiat, ne id quidem admove-<text:line-break/>. his frigidum, ut nec oleum, ut dictum est, praeparatum vel<text:line-break/>oculis vel oris partibus, sicubi haec tentari phlegmone in-<text:line-break/>cipiant. Auri vero etiamsi acetum cum rosaceo infundas,<text:line-break/>nihil offendes. At non est hoc oculis phlegmone laborantibus<text:line-break/>utile, ut nec medicamentum quod ex moris conficitur aut<text:line-break/>aliud quippiam eorum quae stomatice dicuntur; sunt enim.<text:line-break/>ejusmodi. omnia oculis molesta, quamquam genere fiunt ex<text:line-break/>iis quae indicentur. Glandulis vero phlegmone tentari in-<text:line-break/>cipientibus saepe solum oleum calens fiat sulti</text:p>
      <text:h text:style-name="Heading_20_2" text:outline-level="2">C ap. XIII.</text:h>
      <text:p text:style-name="P28"><text:s/>Sed et reliquus vietus <text:span text:style-name="Default_20_Paragraph_20_Font"><text:span text:style-name="T5">ordinandu</text:span></text:span>s is,<text:line-break/>quibus glandulae aut etiam pars aliqua circa artus phlegmone<text:line-break/>corripitur, unum tantum scopum habet tot ac talia exhi-<text:line-break/>bendi, quot et qualia facillime concoquantur. Nec quicquam<text:line-break/>refert alicam an-ptifanaut an mulsam an pumicum an ma-<text:line-break/>lum an tale quippiam exhibeas. At si jecur phlegmone in-<text:line-break/>feftetur, exquisitissimo victu esit opus, aeque ac si ventriculus</text:p>
      <text:p text:style-name="P2"><text:span text:style-name="Default_20_Paragraph_20_Font"><text:span text:style-name="T5">insiammetur. </text:span></text:span>Quippe munus eorum toti animali est com-<text:line-break/>rnune, acciditque omnibus animalis partibus maximum in-.<text:line-break/>commodum, sive non probe concoctum alimentum sit, sive<text:line-break/>non rite in sanguinem conversum. Artuum vero partes tan-<text:line-break/>tum alimenti capiunt quanto sunt nutriendae. Quo fit ut<text:line-break/>sive ex malo quod probe in ventriculo sit concoctum ali-<text:line-break/>rnentum ad eas perveniat, sive ex ali<text:span text:style-name="Default_20_Paragraph_20_Font"><text:span text:style-name="T5">c</text:span></text:span>a sive ex ptisana,non<text:line-break/>multum intersit. In jecore vero quantum referat nutrimen-<text:line-break/>torum differentia , tum quod maximam in utramque partem<text:line-break/>vim habeat hinc discas licet.</text:p>
      <text:h text:style-name="Heading_20_2" text:outline-level="2">Cap. X1U </text:h>
      <text:p text:style-name="P28">Nam expelli e jecore oportet quicquid<text:line-break/>. in eo tum amarae bilis tum saniei quae ex phlegmone p<text:span text:style-name="Default_20_Paragraph_20_Font"><text:span text:style-name="T5">r</text:span></text:span>o-<text:line-break/>venit est collectum. id vero fieri nequit, nisi et vasa quae<text:line-break/>sunt lu viscere detergeantur et meatus qui ad jejunum per-<text:line-break/>linet sit apertus. Ergo alica, quum et huic inhaereat et vnsa<text:line-break/>hepatis obstruat , praecipueque eorum ora et bilem in iute-<text:line-break/>sinum defcendere et alimentum in totum corpus distribui<text:line-break/>prohibet. Reficit ergo - tum jecur ipsimi tum os meatus qui</text:p>
      <text:p text:style-name="P3">bilem transmittit, cibos et medicamenta quae obstructa reclu-<text:line-break/>dant. Talia vero omnia sunt lenta quidem minime, sed te-<text:line-break/>nui confidentis et qualitate mordente. Atvero ab his mor-<text:line-break/>dentibus phlegmonae irritantur, quare quae citra mo<text:span text:style-name="Default_20_Paragraph_20_Font"><text:span text:style-name="T5">r</text:span></text:span>sum<text:line-break/>ea detergeant indigemus, cujusmodi mulsa est. Agnovimus<text:line-break/>dulcibus omnibus tum jecur tum lienem maxime intuma-<text:line-break/>suere. Supersunt igitur quae culpa vacant ut in cibis pti-<text:line-break/>sana, quippe quae line morsu deterget, ut in medicamentis<text:line-break/>oxymel aqua mixtum. Nam et punicum et malum et cae-<text:line-break/>tera quae adstringunt, dum bilis meatus os a<text:span text:style-name="Default_20_Paragraph_20_Font"><text:span text:style-name="T5">r</text:span></text:span>ctant, bilem<text:line-break/>ipsam excerni prohibent, atque inde jecoris phlegmonis funt<text:line-break/>incommoda, praesertim quum in cavo visceris consistunt,<text:line-break/>quibus ad angusiias quas facit ipsa phlegmone etiam ea quae<text:line-break/>ex adstringentibus et lentis fit cibis accedit. Ac quae mor-<text:line-break/>dent ea phlegmonas ipsas quae in cavo sunt visceris magis<text:line-break/>irritant, quippe iis quae in.gibbis ejus confistuut mutata<text:line-break/>jam veniunt ea quae assumpta sunt, ita uti nec quae adstri-</text:p>
      <text:p text:style-name="P3">ctoria sunt similiter adhuc adstringant, nec quod mordens<text:line-break/>est similiter mordeat, nec quod propter lentorem in au gu-<text:line-break/>stis vasis haerebat similiter etiamnum maneat lentum. Est<text:line-break/>autem lis occasio mutationis duplex et quod prius sint con-<text:line-break/>cocta et quod sanguini qui in jecore prius erat sunt ad-<text:line-break/>mixta. Cavo autem jecoris phlegmone obsesso, protinus<text:line-break/>etiam venas quae .in mesenterio fiunt una phlegmone labo-<text:line-break/>rare est necesse, nam avena porta omnes sunt ortae; proti-<text:line-break/>nus etiam quaecunque ofcusis earum incidunt vim <text:span text:style-name="Default_20_Paragraph_20_Font"><text:span text:style-name="T5">t</text:span></text:span>uam<text:line-break/>ostendunt.</text:p>
      <text:h text:style-name="Heading_20_2" text:outline-level="2">r Cap. XV. </text:h>
      <text:p text:style-name="P29">An tibi ad communem phlegmones cura-<text:line-break/>tionem parva ex partibus ipsis accedere differentia videtur?<text:line-break/>Mihi Iane mamma videtur, quamvis ii qui Thessali stupidi-<text:line-break/>tatem aemulantur communem iudicationem stolam suissa-<text:line-break/>cere putenti Placet autem nunc ad memoriam revocare tibi<text:line-break/>egregiam eorum curationem , quam Theageni philosopho<text:line-break/>Cynico adhibuerunt, siquidem hanc <text:span text:style-name="Default_20_Paragraph_20_Font"><text:span text:style-name="T5">n</text:span></text:span>orunt plurimi propter<text:line-break/>viri firmam, ut qui publice disputare in Trajani cicco quo-</text:p>
      <text:p text:style-name="P2">tidie sit solitus. Erat qui hominem curabat unus ex Serani<text:line-break/>discipulis, nomine Attalus. Is imposuit quotidie jecori ca-<text:line-break/>taplasma ex pane et melle , haud intelligens riscus hoc me-<text:line-break/>diocriter adstringi debere, propterea quod animalibus altri-<text:line-break/>cis facultatis principium sit et venosum ah hoc oriatur ge-<text:line-break/>nus. Ita igitur riscus curarit, sicut bubo<text:span text:style-name="Default_20_Paragraph_20_Font"><text:span text:style-name="T5">ne</text:span></text:span>s, meris et solis<text:line-break/>laxantibus utens,. cataplasma ex pane et melle imponens, ac<text:line-break/>.prius oleo calente perfu<text:span text:style-name="Default_20_Paragraph_20_Font"><text:span text:style-name="T5">n</text:span></text:span>dens, tum sorbitione ex alica ci-<text:line-break/>. bana. Haec namque tria ferme omnibus nunc amethodis<text:line-break/>istis Thessalus ad acutorum curationem sufficiunt. Vi<text:span text:style-name="Default_20_Paragraph_20_Font"><text:span text:style-name="T5">t</text:span></text:span>um<text:line-break/>autem est mihi seorsum Attalum monere, ut adstringens ali-<text:line-break/>quid admisceret; nec nudis uteretur laxantibus. Ac de vi-<text:line-break/>ficetis quidem natura nihil eram homini dicturus , id e<text:span text:style-name="Default_20_Paragraph_20_Font"><text:span text:style-name="T5">n</text:span></text:span>im<text:line-break/>fuisset plane asino fabulam narrare, fed quod me persuasu-<text:line-break/>runa homini arbitrabar et cui omnes homines facillime as-<text:line-break/>Ientire video, id tantum exposui, nempe longam experien-<text:line-break/>tiam medicos docuisse, ut jecur mixta medicamentorum ma-<text:line-break/>terra curarent, eam autem scriptam inventurum in iis medi-</text:p>
      <text:p text:style-name="P2">corum libris, qui sint de medendi ratione conscripti. Si ergo,<text:line-break/>inquam, tibi videtur, misce aliquid de absinthii coma diligen-<text:line-break/>ter tunfia cataplasmati , oleo vero tutius herbae aliquid, mo-<text:line-break/>dice id quemadmodum alios cernis in illo incoquentes. Ca-<text:line-break/>triplasmati vero myrobalani expressum et irim et junci flo-<text:line-break/>rem aut narditidos herbae radicem aut cyperi miscebis, non<text:line-break/>- inutile sit et ex vino ea aliquando praeparare, ac miscere<text:line-break/>interdum etiam de faece ipsis, quin etiam aliquid adstringen-<text:line-break/>tium incoquere malorum, cujusmodi cotonea sunt et quae<text:line-break/>vocantur struthia, praeterea quae Romae abundant vocata<text:line-break/>cestlana. oleum vero , nam id quoque video miscere tu, non<text:line-break/>quodlibet esto , fed vel Hispanum vel Histricum vel crudum<text:line-break/>vel lentiscinum vel myrteum vel melinum vel nardinum<text:line-break/>unguentum. Porro usiam materiam plurimam esse dixi eo-<text:line-break/>rem quae incoquere liceret; nam et lentisci tenera germina<text:line-break/>et myrti et rubi et vitis prae<text:span text:style-name="Default_20_Paragraph_20_Font"><text:span text:style-name="T5">t</text:span></text:span>er timfylvestris, a qua oenanthen<text:line-break/>vocatam decerpimus. Non alienum etiam sit et Atticum hyf-</text:p>
      <text:p text:style-name="P3">sepum tum cataplasmati tum etiam cerasis miscere; nam et<text:line-break/>cerata quaepiam illi ex ejusmodi materia imponere post ca-<text:line-break/>taplasma suasi. Et apponere illi tentabam universam dein-<text:line-break/>ceps curationem , quo etiam quae a medicis epithemasa ve-<text:line-break/>cantur, ex mixta maturis componeret. Nam melius, inquam,<text:line-break/>est sublato cataplasmate aliquid super riscus esse. Attalus<text:line-break/>vero sermonem meum interpellans, nisi multum, inquit, tibi<text:line-break/>tribuerem, nihil horum tolerassent, nam in quibus superiores<text:line-break/>medici passi naufragia fiunt prius quam vera medicina in-<text:line-break/>venta a nostris esset, ea misti veluti ignaro suades. Cae-<text:line-break/>ferum tres, inquit, aut quatuor dies sine me Theageni ex<text:line-break/>mea sententia prospicere et sanum eum penitus conspicies.<text:line-break/>Sed quid, inquam, si quum saluto pauci et lu lenti apparete-<text:line-break/>rint Tudores moriatur, recordaberisne quae promiseris ac<text:line-break/>de caetero sententiam mutabis? Atque Attalus posthaec abiit<text:line-break/>irridens., nec quicquam praeterea respondens , sic ut neque<text:line-break/>de alica quicquam me consulere permitteret, sed nec quod</text:p>
      <text:p text:style-name="P3">ex iis quae urinas cient miscere aquae paqlo post oportet-<text:line-break/>ret, quod jecorts gibba essent. affectu<text:span text:style-name="Default_20_Paragraph_20_Font"><text:span text:style-name="T5">i</text:span></text:span> Nam sicut jecoris ca-,<text:line-break/>vum per alvum purgatur, ceu paulo supra diximus, sic gib-<text:line-break/>ba ejus per ea quae modice urinas movent, cujus generis est<text:line-break/>apium. Procedente autem tempore; ubi phlegmone jam con-.<text:line-break/>.coquitur, etiam valentioribus uti licet, asaro et celtica nardo<text:line-break/>et phu, quod vocant, et petroselino etfmyrnio et meo, sicut<text:line-break/>etiam per ventrem vacuare, si cavum afficiatur, cnico cibis<text:line-break/>admixtu et urtica et mercuriali et epithymo et polypodioet<text:line-break/>omnibus quae modice alvum dejiciunt. Magisque in remissio-<text:line-break/>ullius tum his ipsis audacius quam ante utendum, tum vero.<text:line-break/>quae his sunt valentiora, partim in ptisana incoctis, partim<text:line-break/>tunsis ac in mollissimum pulverem redactis: exhibenda<text:line-break/>vero et haec sunt vel ex ptisana vel ex aqua. Ego namque<text:line-break/>etiam polypodii aliquid in ptisana aliquando incoxi et nigri.<text:line-break/>veratri corticem. Etiam clystere vacuare eos conveniet inter<text:line-break/>initia vel sale vel nitro vel aphronitro aquae. mulsae admix—</text:p>
      <text:p text:style-name="P3">to conte<text:span text:style-name="Default_20_Paragraph_20_Font"><text:span text:style-name="T5">n</text:span></text:span>tis, in remissione vero, potissimnmque fi quid scirpe<text:line-break/>fre<text:span text:style-name="Default_20_Paragraph_20_Font"><text:span text:style-name="T5">t</text:span></text:span>um relictum e phlegmone est, etiam valentiora medica-<text:line-break/>menta miscentibus., quippe hyssopum eo calli aquae incoqni-<text:line-break/>mus etjoriganum et colocynthida et minus centaurium. op-<text:line-break/>portunissima namque ad frirrhum sunt jecur et lien, si quis<text:line-break/>ip<text:span text:style-name="Default_20_Paragraph_20_Font"><text:span text:style-name="T5">t</text:span></text:span>a neglexerit vel glutinosa cibo usus fuerit, sicut Attalus,<text:line-break/>qui Theageni quotidie alicam exhibebat ac nihil offerebat,<text:line-break/>quod tum obstructiones eximat tum detergeat. Verum quod<text:line-break/>contigit Theageni veI potius Attalo, dici est tempus. Ut<text:line-break/>enim promiserat. milli post tres dies daturum fe hominem a<text:line-break/>Iecoris phlegmone liberatum, tum magis quam prius ca-<text:line-break/>sunte oleo viscus plurimum perfudit, tum cataplasmate fre-.<text:line-break/>quentius est ulus, hac diligentia felicius sibi curationem cei-<text:line-break/>furam fperans, responditque percunctantibus de Theagene<text:line-break/>gloriabundus meliora. Caeterum contigit, prout ipsis prae-.<text:line-break/>dixeram, siubito hominem mori. Ecquod omnium maxime<text:line-break/>dignum ri<text:span text:style-name="Default_20_Paragraph_20_Font"><text:span text:style-name="T5">t</text:span></text:span>u fuit, ducebat Attalus recum exuis, qui de humi-</text:p>
      <text:p text:style-name="P3">nis statu rogassent quosdam, quibus ostenderet adeo recte<text:line-break/>eum <text:span text:style-name="Default_20_Paragraph_20_Font"><text:span text:style-name="T5">t</text:span></text:span>e habere, ut jam esset lavandus, laetusque cum multis<text:line-break/>ingressus est. domum in qua jacebat, quum Theagenem mor-<text:line-break/>tuum quidam ex amicis, qui et Cynici quidam erant. et alio-<text:line-break/>qui philosophi, lavare ex more pararent. Itaque etiam usqu<text:span text:style-name="Default_20_Paragraph_20_Font"><text:span text:style-name="T5">e.<text:line-break/></text:span></text:span>ad mortuum accedere, idque una cum spectaturum coetu<text:line-break/>Attalo contigit, utpote quum nemo intus lugeret. Nam<text:line-break/>Theageni nec servus erat nec puer nec mulier, fed cum eo<text:line-break/>foli amici philosophantes versabantur, qui Iusta quidem<text:line-break/>mortuorum, citra tamen omnem luctum, obibunt. Atque hanc.<text:line-break/>laudem Thessalius asinus luter multos spectatores estcon<text:span text:style-name="Default_20_Paragraph_20_Font"><text:span text:style-name="T5">t</text:span></text:span>e-<text:line-break/>quutus, ostendens explicatum a phlegmone hominem intra<text:line-break/>quatuor, ut pollicitus est dies. Reliqui vero methodici quum<text:line-break/>innumeros quotidie jugulent, adeo rationem curandi mutare<text:line-break/>adhuc nolunt, ut quae a medicis <text:span text:style-name="Default_20_Paragraph_20_Font"><text:span text:style-name="T5">t</text:span></text:span>unt scripta, qui artis ope<text:line-break/>ricus vere insudarunt, ne vel semel experiri velint; adeo<text:line-break/>indelebile vitium vehemens ignorantia est, praesertim si</text:p>
      <text:p text:style-name="P3">cum superbia sit conjuncta. Ejusmodi igitur in omnibus<text:line-break/>suntThessali sectatores.</text:p>
      <text:h text:style-name="Heading_20_2" text:outline-level="2">Cap. XUI. </text:h>
      <text:p text:style-name="P28">Nobis autem vitandi ejusmodi errores<text:line-break/>sunt , ac si nihil aliud suppetat, saltem ipsi experientiae cre-<text:line-break/>dendum. Id quod ipsis perpetuo suadere non desino iis qui<text:line-break/>micea rationem parum sunt exercitati. Nam melius profecto<text:line-break/>iis est, quando et rudes funt et simul in <text:span text:style-name="Default_20_Paragraph_20_Font"><text:span text:style-name="T5">r</text:span></text:span>ationali methodo,<text:line-break/>quam nos nunc prodimus , minime exercitati, ut nihil peni-<text:line-break/>tus ex ratiocinando accipiant. Nam jecoris substantiascim-<text:line-break/>his maxime opportuna est, ut quae naturaliter lutofum<text:line-break/>quippiam continet, uti medicus quidam nostri temporis per<text:line-break/>jocum dixit. Lienis vero rarior substantia quam jecoris est,<text:line-break/>caeterum crebrius sicirrhosis vitiis affligitur propter nutri-<text:line-break/>menti quo utitur fpeciem. Monstratum namque est, quod<text:line-break/>crasso nutritur sanguine qui veluti limus purioris est, fa-<text:line-break/>cillimeque atra bilis efficitur, ideoque etiam ipsum melau-<text:line-break/>cholicum sive atrum appellamus excrementum. Atque haec<text:line-break/>duo viscera . scirrhosis tumoribus tentari vel experientia</text:p>
      <text:p text:style-name="P3">ipsa clare indicat. Renes vero quod occulti sint tactum effu—.<text:line-break/>giunt, caeterum. hos quoque facile fcirrhis deprehendi ratio.<text:line-break/>docet, atque idcirco nephritidas alias omnino insolubiles,<text:line-break/>alias aegre solubiles esse, quum renes ambo habeant quae in.<text:line-break/>viscerum utroque praedicta funi inesse, tum substantiae qua-<text:line-break/>litatum tum excrementorum quae per eos dilabuntur vitium.<text:line-break/>Quo fit ut qui crassi succi eibis vescuntu<text:span text:style-name="Default_20_Paragraph_20_Font"><text:span text:style-name="T5">r</text:span></text:span>, calculi vitio cor-..<text:line-break/>ripiantur. Ergo quanto trium horum viscerum scirrhosi af-<text:line-break/>fectus difficilius curantur, tanto magis esse solicitus oportet,<text:line-break/>ne quis in hos incidat. Maxime autem, ut dictum est, luci-.<text:line-break/>dunt qui ipsi phlegmone vexati iis cibis utuntur, qui crass<text:span text:style-name="Default_20_Paragraph_20_Font"><text:span text:style-name="T5">a</text:span></text:span>s<text:line-break/>lentosque humores efficiant. Quin etiam ejusmodi affectuum<text:line-break/>medicamenta inter omnes convenit ea esse, quae incidant<text:line-break/>et dissolvant et frangant, quae utique ex eorum sunt genere<text:line-break/>.quae obstructiones eruunt et detergent, caeterum viribus va-<text:line-break/>lentiora. Horum non Iulum materiam , sed etiam facultatem<text:line-break/>in opere de simplicibus medicamentis exposuimus. Itaque</text:p>
      <text:p text:style-name="P2">etiam brevior nunc ero, co<text:span text:style-name="Default_20_Paragraph_20_Font"><text:span text:style-name="T5">n</text:span></text:span>tentus generali facultate et fiala<text:line-break/>methodo cum paucis exemplis. Nam quum et facultatum<text:line-break/>materiam jam habeas praeparatam et quae curationem<text:line-break/>u<text:span text:style-name="Default_20_Paragraph_20_Font"><text:span text:style-name="T5">n</text:span></text:span>a coindioent sint praedicta, nihil nunc aliud superest, nisi<text:line-break/>ut proprias cujusque morbi indicationes commemorem. Colu-<text:line-break/>dita<text:span text:style-name="Default_20_Paragraph_20_Font"><text:span text:style-name="T5">n</text:span></text:span>tia igitur voco vires, naturam, aetatem, anni tempus,<text:line-break/>regionem et consuetudinem et si qua sunt id genus alia.<text:line-break/>Proinde de ea quae a partibus sumitur indicatione deinceps<text:line-break/>dicam, initio abes quae ab jecore sumitur sumptu. Nam id<text:line-break/>indicant quae extrinsecus applicantur, quum ipstrm obsident<text:line-break/>phlegmonae, ea mixtae este facultatis oportere, non in gene-<text:line-break/>ratione phlegmones modo, est enim id omnium phlegmo-<text:line-break/>narum commune, quando etiam si quis repellentibus auxiliis<text:line-break/>tantum illo tempore utatur, nun peccet, fed etiam quum nec<text:line-break/>affluat amplius quicquam , nem repelli quod in laborante<text:line-break/>parte continetur: possit. Accidit enim hoc quoque multis de<text:line-break/>. causis. Sane in principio tum parum est quod affluit tum</text:p>
      <text:p text:style-name="P3">magna ex parte tenuius, tum partis ipsius quae recipit ri-<text:line-break/>res nonnunquam valentiores, utpote nondum lassatae, tum<text:line-break/>quod in inflammata continetur parte nondum violenter im-<text:line-break/>paetum. At quum phlegmone in vigore <text:span text:style-name="Default_20_Paragraph_20_Font"><text:span text:style-name="T5">t</text:span></text:span>uo jam consistit,<text:line-break/>tum multus in ea sanguis continetur, isque crassior saepe ae<text:line-break/>vehementer impactus, tum erres partis jam <text:span text:style-name="Default_20_Paragraph_20_Font"><text:span text:style-name="T5">t</text:span></text:span>uus debiliores,<text:line-break/>quas alioqui valentes requirimus , quo a sis supervacua<text:line-break/>amolia<text:span text:style-name="Default_20_Paragraph_20_Font"><text:span text:style-name="T5">n</text:span></text:span>tur , quandoquidem haud satis potens est adstringen-<text:line-break/>tium praesidiorum vis, quae stola totum efficiat. Quippe po-.<text:line-break/>test haec cogendis ac constringendis et veluti densandis et<text:line-break/>exprimendis corporibus, quae tenuiora consistentia funt, ad<text:line-break/>circumpositas partes expellere, caeterum nisi etiam laboran-<text:line-break/>tis partis virtus aliquid auxilietur, nihil adeo magnum ef-<text:line-break/>striati Tunc igitur quae a phlegmone firmatur una duuta-<text:line-break/>xat agendorum est indicatio; hanc diaphoresin vocant, <text:span text:style-name="Default_20_Paragraph_20_Font"><text:span text:style-name="T5">i. e.<text:line-break/>d</text:span></text:span>i<text:span text:style-name="Default_20_Paragraph_20_Font"><text:span text:style-name="T5">scu</text:span></text:span>r<text:span text:style-name="Default_20_Paragraph_20_Font"><text:span text:style-name="T5">sionem</text:span></text:span>, haec humorem, qui in phlegmone obsessa parte<text:line-break/>continetur, per meatus ratione aspectabiles educite Quae<text:line-break/>vero ab ipsa sumitur parte, eam diversam nos partem tra-</text:p>
      <text:p text:style-name="P2">hit, robur. ejus <text:span text:style-name="Default_20_Paragraph_20_Font"><text:span text:style-name="T5">t</text:span></text:span>ervari jnbeus<text:span text:style-name="Default_20_Paragraph_20_Font"><text:span text:style-name="T5">r</text:span></text:span> Coeuntibus igitur una con-<text:line-break/>tramis indicationibus compositum quoque esse medicamen-<text:line-break/>tum oportet. At femur si phlegmone laboret aut tibia aut<text:line-break/>cubitus aut brachium aut qui in his funi adenes, causa non<text:line-break/>. est, cur horum robori consulas. Hic tibi communis scopas<text:line-break/>sit in omnibus iis partibus, quarum munus ejusmodi est ut<text:line-break/>toti corpori sit ex usia.</text:p>
      <text:h text:style-name="Heading_20_2" text:outline-level="2">Cap. XVls </text:h>
      <text:p text:style-name="P28">Ergo nec lienem omnino laxantibus<text:line-break/>curare oportet; quum hic quoque ex jecore quicquid limo-,<text:line-break/>sum et melancholicum. est expurget, propterea quod ex eo<text:line-break/><text:span text:style-name="Default_20_Paragraph_20_Font"><text:span text:style-name="T5">hum</text:span></text:span>o<text:span text:style-name="Default_20_Paragraph_20_Font"><text:span text:style-name="T5">re</text:span></text:span> nutritur. Idcirco quoties obstructio quaedam in eum<text:line-break/>incidit aut phlegmone potissimum cum scirrhofa sit, tum ea<text:line-break/>quae obstructio<text:span text:style-name="Default_20_Paragraph_20_Font"><text:span text:style-name="T5">n</text:span></text:span>es eximant. tum quae incidant vehemen-<text:line-break/>. flora exigit. Nam quale medicamentum jecori est absinthium,<text:line-break/>tale est lieni capparis cortex, quale rursus jecori quod vo-<text:line-break/>eant eupatorium, tale est lieni scolopendrium. Siquidem si-<text:line-break/>milia genere medicamenta ambo viscera postulant, caete<text:span text:style-name="Default_20_Paragraph_20_Font"><text:span text:style-name="T5">r</text:span></text:span>um<text:line-break/>tanto valentiora .lien; quanto crassiore utitur alimento.</text:p>
      <text:p text:style-name="P3">Scirrho igitur laborantibus ipsis convenientia nutrimenta<text:line-break/>funi genere. quidem communia, scd caloris rninorisque ra-<text:line-break/>itione - differentia. Itaque et capparis ex oxymelite edatur,.<text:line-break/>utilis sane est utrique visceri, caeterum nec ipsa pari modo,<text:line-break/>nec similiter mixtum habens oxymel , nam et ipsa copiosior<text:line-break/>et ex minus diluto . oxymelite lieni erit utiliore Atque baen<text:line-break/>differentia est quae ex rnajoris rninorisque ratione accepta<text:line-break/>est. At similium genere veI specie, aut quomodocunque dis-<text:line-break/>xisse libet praesidiorum ex actione et conformatione indi—<text:line-break/>natio sumpta est. A societate vero cum vicinis partibus,<text:line-break/>quod idem cum situ est, illa capiuntur, quod gibba jecoris<text:line-break/>per renes expurgari oporteat, cava vero per inferiorem<text:line-break/>.ve<text:span text:style-name="Default_20_Paragraph_20_Font"><text:span text:style-name="T5">n</text:span></text:span>trem. In liene vero alteram duntaxat esse superflui va—<text:line-break/>c<text:span text:style-name="Default_20_Paragraph_20_Font"><text:span text:style-name="T5">a</text:span></text:span>utionem, quum quae per renes agatur nulle huic visceri<text:line-break/>vacuando via pateat. Proinde ubi phlegmone premitur, id<text:line-break/>.dejectoriis nominatis medicamentis tum lacessimus tum de-<text:line-break/>-tergemns, quo dimittat laxetque supervacua. Sane duplex</text:p>
      <text:p text:style-name="P3">ratio est ejusmodi medicamentorum u<text:span text:style-name="Default_20_Paragraph_20_Font"><text:span text:style-name="T5">t</text:span></text:span>us. Quum partes ru-<text:line-break/>perina positae laborant, per ea quae eduntur ac bibuntur,<text:line-break/>quum inferiores , per id quod sit per clysterem infusum.<text:line-break/>Quandoquidem quae edu<text:span text:style-name="Default_20_Paragraph_20_Font"><text:span text:style-name="T5">n</text:span></text:span>tur ac bibuntur , eorum vis ante<text:line-break/>quam ad in<text:span text:style-name="Default_20_Paragraph_20_Font"><text:span text:style-name="T5">t</text:span></text:span>eriores partes perveniat resolvitur, quae in<text:span text:style-name="Default_20_Paragraph_20_Font"><text:span text:style-name="T5">t</text:span></text:span>usa<text:line-break/>funt, ea omnino ad jeiuntun usque nscendere non possunt,<text:line-break/>imo etiamsi admodum nitaris, fortasse tenue tantum intuiti--<text:line-break/>num contingant. Ergo illud quoque ex partium positura dis<text:line-break/>dicimus, inferioribus intestinorum aliquid esse per clysterem<text:line-break/>infundendum, superioribus vero atque etiam ipsi ventriculo,<text:line-break/>lieni et stomacho, superne aliquid exhibendum. Voco nunc<text:line-break/>stomachum <text:span text:style-name="Default_20_Paragraph_20_Font"><text:span text:style-name="T5">sive gulam</text:span></text:span> quam proprie appellant, nonnun-<text:line-break/>quatn enim ita etiam vocant os ventriculi, ut quum stoma-<text:line-break/>obice syncope corripi aliquos dicunt. Verum gulae quae<text:line-break/>proprie vocatur stomachus, cataplasmata super spinam dorsi<text:line-break/>imponimus, non autem ad pectus idem facimus, quum os<text:line-break/>ventriculi phlegmone urgetur, siquidem fpinae gula fuperja-</text:p>
      <text:p text:style-name="P2">cet, per collum et pectus deorsum usque ad ventriculum<text:line-break/>porrecta.</text:p>
      <text:h text:style-name="Heading_20_2" text:outline-level="2">Cap. XU1II. </text:h>
      <text:p text:style-name="P28">Neque igitur haec novere Thessalii,<text:line-break/>ideoque omnes una ratione curant, neque illud quod omne<text:line-break/>membrum phlegmone laborans , nisi cutim sibi circumdatam<text:line-break/>habeat spissam , tenuis saniei foras aliquid dimittit ac laxat.<text:line-break/>Eo fit ut ex iis quae in ore et na<text:span text:style-name="Default_20_Paragraph_20_Font"><text:span text:style-name="T5">t</text:span></text:span>o et faucibus et stomacho<text:line-break/>- et intestinis et ventriculo et visceribus omnibus funt, ali-<text:line-break/>quid foras effluat. Ad eundem modum etiam ex interna fa-<text:line-break/>cie pectoris cum phlegmone premitur, excernitur aliqua<text:line-break/>sanies. Quemadmodum igitur lien et jecoris cava per inte-<text:line-break/>stina, renes vero et jecoris gibba per urinas purgantur, itu<text:line-break/>pectus, ubi interna ejus phlegmone tentantu<text:span text:style-name="Default_20_Paragraph_20_Font"><text:span text:style-name="T5">r</text:span></text:span>, per membra..<text:line-break/>nam qua tegitur aliquid in medium fui pulmonumque fpa-<text:line-break/>tium transmittit, id autem expurgari per eandem qua pulmo<text:line-break/>viam debebit. Dabimus igitur sic laborantibus. medicamenta,<text:line-break/>quibus tenuatoria sit facultas, quibus et viae aperiantur et</text:p>
      <text:p text:style-name="P16">quae deferenda per eas funt incidantur <text:span text:style-name="Default_20_Paragraph_20_Font"><text:span text:style-name="T5">ac d</text:span></text:span>is<text:span text:style-name="Default_20_Paragraph_20_Font"><text:span text:style-name="T5">sipentur</text:span></text:span>, prae-<text:line-break/>scrtim quum vel crassae consistentiae funt vel glutinosae,<text:line-break/>qualia in tis fiunt quos empyos vocant. Deligenda tamen ex<text:line-break/>iis funt, quamdiu adhuc phlegmone invalescit,. quae ntedio-<text:line-break/>cria sunt, qnum vero plane jam phlegmone decrevit aut.<text:line-break/>penitus cessarit,. et educi excrementa postulant quae valen-<text:line-break/>tiora sunt Ergo mediocre in hoc genere est tum ptisanae<text:line-break/>cremor tum mulsa, vale<text:span text:style-name="Default_20_Paragraph_20_Font"><text:span text:style-name="T5">n</text:span></text:span>tius autem et urticae semen et mulsa,<text:line-break/>in quam coniectum fuit paululum aliquid acrium herbarum,<text:line-break/>quales sunt origanum et hyssopum et oalaminthe et pale-<text:line-break/>. gium et lllyricae ireos radix. Quod si vel plus horum admi-<text:line-break/>sceas vel irin in mollissimum pulverem tunsam orihratam-<text:line-break/>que in mulsam immittas, maxime incidens medicamentum<text:line-break/>habebis. Sic autem et quod ex marrubio. conficitur, oxy-<text:line-break/>meli aliaque ejusmodi valenter crassiora excrementa, quae<text:line-break/>1n pectore et pulmone continentur, inridere possunt. omni-<text:line-break/>um eorum copiam habes in operibus iis <text:span text:style-name="Default_20_Paragraph_20_Font"><text:span text:style-name="T5">quae</text:span></text:span> de medica-.<text:line-break/>mentis edidimus.</text:p>
      <text:h text:style-name="P21" text:outline-level="2">Cap. XIX. </text:h>
      <text:p text:style-name="P28">Non Tofum autem jam dictam remedio--<text:line-break/>mm differentiam ex laborante loco didicimus, sed etiam ih-<text:line-break/>lud, quod quae in summo corporis phlegmone laborant, ea<text:line-break/>propriis phlegmones remediis curentur, quae in alto sunt<text:line-break/><text:span text:style-name="Default_20_Paragraph_20_Font"><text:span text:style-name="T5">c</text:span></text:span>o<text:span text:style-name="Default_20_Paragraph_20_Font"><text:span text:style-name="T5">rp</text:span></text:span>o<text:span text:style-name="Default_20_Paragraph_20_Font"><text:span text:style-name="T5">re</text:span></text:span> , si cum his aliquid acriorum <text:span text:style-name="Default_20_Paragraph_20_Font"><text:span text:style-name="T5">medicamentorum</text:span></text:span> sit<text:line-break/>immixtum , resolvuntur enim eorum vires dum alte defcen--<text:line-break/>dunt. Hac ratione et cucurbitula , strenuum plane auxilium;<text:line-break/>est inventa, tum ut foras evocentur quae funtin alto, tum<text:line-break/>ut eximantur atque eruantur quae jam in fcirrhum abeunt.</text:p>
      <text:p text:style-name="Normal">. Verum utendum cucurbita in ipfa parte quae phlegmone<text:line-break/>urgetur inter initia non est,, imo postea quam tutum corpus<text:line-break/>vacuaveris ac necessarium sit eorum quae in inflammata<text:line-break/>parte continentur aliquid educas atque eruas, aut etiam fo-<text:line-break/>ras versus attrahas. Quum autem adhuc generantur affectio-<text:line-break/>nes , minime ipsis partibus quae laborare incipiunt <text:span text:style-name="Default_20_Paragraph_20_Font"><text:span text:style-name="T5">r</text:span></text:span> fed iis<text:line-break/>quae continuata his sunt, cucurbita imponi debebit revel-<text:line-break/>lendi caufa. Sic namque ad mamillas cucurbitam imponi-<text:line-break/>mus, quum sanguis ex utero profluit, defixo maxime in ipsis</text:p>
      <text:p text:style-name="P3">communibus pectoris et uteri vasis, ore cucurbitae. Eodem<text:line-break/>vero modo, si ex naribus sanguis profunditur, praecordiis<text:line-break/>maximas cucurbitas affigimus. Sic et omne aliud sanguinis<text:line-break/>profluvium ad contrarium per communes venas avertimus.<text:line-break/>Quemadmodum rursum et sanguinem, si ita est opus, attia-<text:line-break/>sumus , siquidem quum mensus evocare in animo est, in pube<text:line-break/>et inguine cucurbitam figimus, Praeterea cucurbita in oc-<text:line-break/>cipite defixa efficax est remedium ad oculorum fluxiones.<text:line-break/>Vacuari tamen prius totum corpus expedit, nam sipletho-<text:line-break/>ricum corpus sit, in quacunque parte capitis cucurbitam de-<text:line-break/>fixeris, totum ipfum implebis.</text:p>
      <text:h text:style-name="Heading_20_2" text:outline-level="2">Cap. XX. </text:h>
      <text:p text:style-name="P28">Hic itaque omnis phlegmones communis<text:line-break/>scopus haudquaquam similiter in qualibet parte editus. Ac-<text:line-break/>cedit ad ennnia quae praedicta funt non pro levi portione<text:line-break/>ipsius exhibendi medicamenti natura. Neque eum absolute,<text:line-break/>si adstringere incipientem phlegmonen est opus, quidlibet<text:line-break/>adstringens in iis quae devoranda funt, adhibebimus, fed ea<text:line-break/>quibus nulla corruptrix admixta vis est. Nam ealchantus</text:p>
      <text:p text:style-name="P3">inter praecipua adstri<text:span text:style-name="Default_20_Paragraph_20_Font"><text:span text:style-name="T5">n</text:span></text:span>git, sicut etiam mlsy et siory et chalcis<text:line-break/>lis et diph<text:span text:style-name="Default_20_Paragraph_20_Font"><text:span text:style-name="T5">r</text:span></text:span>yges etaes ustum et squama ejus et flos: verum<text:line-break/>haec medicamenta devorata noxis sunt, quocirca stomaticis<text:line-break/>ea miscere tutum non est, defluit namque interdum ex his<text:line-break/>aliquid ad ventriculum. Sed nec aloen probe miscueris iis<text:line-break/>medicamentis, quae phlegmonae alienius causa quae intus<text:line-break/>constiterit devoranda sunt, qua<text:span text:style-name="Default_20_Paragraph_20_Font"><text:span text:style-name="T5">n</text:span></text:span>do huic quoque admixta.<text:line-break/>purgandi vis quaedam esu -Caeterum ubi phlegmone prorv<text:line-break/><text:span text:style-name="Default_20_Paragraph_20_Font"><text:span text:style-name="T5">t</text:span></text:span>us incli<text:span text:style-name="Default_20_Paragraph_20_Font"><text:span text:style-name="T5">n</text:span></text:span>averit, si quis paululum aloes admisceat causa deji-<text:line-break/>cie<text:span text:style-name="Default_20_Paragraph_20_Font"><text:span text:style-name="T5">n</text:span></text:span>di ventris qui protius non dejecerit, nlbil laedet. Verum<text:line-break/>satius est mercuriali aut urtica aut cnico aut talium aliquo. . .<text:line-break/>alvum sic laborantium subducere. In Intuma vero si quis<text:line-break/>eam quae. a partibus ipsis praestatur indicationem adimat,<text:line-break/>nihil obstat quominus medicinam non <text:span text:style-name="Default_20_Paragraph_20_Font"><text:span text:style-name="T5">t</text:span></text:span>ex mensibus, fed Iex<text:line-break/>diebus totam perdisc<text:span text:style-name="Default_20_Paragraph_20_Font"><text:span text:style-name="T5">e</text:span></text:span>s. At vero nec si quae a partibus <text:span text:style-name="Default_20_Paragraph_20_Font"><text:span text:style-name="T5">t</text:span></text:span>u-<text:line-break/>mitm indicationem adjicias, jam totum quod exigitur ad cu-<text:line-break/><text:span text:style-name="Default_20_Paragraph_20_Font"><text:span text:style-name="T5">r</text:span></text:span>ationem habeas, nisi etiam methodos de medicamentis didi-<text:line-break/>ceris. Itaque eas aggrediatur oportet quisquis consummate</text:p>
      <text:p text:style-name="P3">sa<text:span text:style-name="Default_20_Paragraph_20_Font"><text:span text:style-name="T5">n</text:span></text:span>aturus est morbos. Nunc enim si alienius medicamenti<text:line-break/>meminimus, id, ut saepe testati sumus, exempli causa fecimus.</text:p>
      <text:h text:style-name="Heading_20_2" text:outline-level="2">Cap. XXI. </text:h>
      <text:p text:style-name="P28">Sed adjiciamus adhuc ea, quae de indica-<text:line-break/>tione quae a partibus sumitur nondum evnlgata Thessalio-<text:line-break/>rum istorum sectam evidentissime praecipitantes, qui quum<text:line-break/>nec dissertionis rationem attigerint, nec partium actiones<text:line-break/>ususve norint, .tamen quum floccos carpentem quemquam<text:line-break/>cernunt et festucas legentem , audent oxyrodino caput made-<text:line-break/>facere nostro exemplo. Nam cur quaeso non thoracem po-<text:line-break/>tius? siquidem indicatoria remedia inveniunt. Sane fieri po-<text:line-break/>test ut etiam corde affecto phreniticus quis efficiatur. Em-<text:line-break/>piricus namque ab experientia se ait ejusmodi medicamen-<text:line-break/>torum nactum inventionem. Qui autem et hanc vituperat et<text:line-break/>inquisitionem de actionibus relegit, huic unde quaeso sue-<text:line-break/>currit, ut pro thorace caput in phrenitiois madefacere eligat?<text:line-break/>Caeterum hoc ipsum oxyrrhodinum , quod capiti phreniti-<text:line-break/>corum applicamus, ceu quidam ex amicis dicere <text:span text:style-name="Default_20_Paragraph_20_Font"><text:span text:style-name="T5">s</text:span></text:span>olebat, non<text:line-break/>solum anrethodos istos Thessali sectatores, fed etiam reliquos</text:p>
      <text:p text:style-name="P3">manifeste redarguit universos, quicunque principem animi<text:line-break/>partem lu corde statuunt. Nam quum aliquando vidissem<text:line-break/>que<text:span text:style-name="Default_20_Paragraph_20_Font"><text:span text:style-name="T5">n</text:span></text:span>dam ex Athenaei dlscipusis caput aceto et o<text:span text:style-name="Default_20_Paragraph_20_Font"><text:span text:style-name="T5">le</text:span></text:span>o rosaceo<text:line-break/>mixtis perfundentem, prohibui , jussique pectori admovere id<text:line-break/>remedium, quippe laesam in delirio esse partem principem,.<text:line-break/>eam autem esse auctore Athenaeo i<text:span text:style-name="Default_20_Paragraph_20_Font"><text:span text:style-name="T5">n</text:span></text:span> corde, itaque non recte-<text:line-break/>relictu pectore caput eum , integrum prae<text:span text:style-name="Default_20_Paragraph_20_Font"><text:span text:style-name="T5">s</text:span></text:span>ertim membrum;<text:line-break/>vexare eique negotium facessere nunc oxyrrhodinum insun-.<text:line-break/>dendo, nunc radendo, tum spondylium aut serpyllum aut id.<text:line-break/>genus aliquid admovendo, imo vero si malum traheret, etiam<text:line-break/>eestoreum aut certe otium cucurbitam, nam id esse persimile<text:line-break/>ac .si cui lu femore phlegmone sit , calcaneo remedium appli-<text:line-break/>cet. Quin etiam in lethargicis nemo est, qm capiti non appli--<text:line-break/>cet auxilia, nam et is affectus contrarius quodammodo fe-<text:line-break/>cu<text:span text:style-name="Default_20_Paragraph_20_Font"><text:span text:style-name="T5">n</text:span></text:span>dmn speciem phrenitidi est. Gignitur autem cerebro pa-<text:line-break/>tiente, in quo pri<text:span text:style-name="Default_20_Paragraph_20_Font"><text:span text:style-name="T5">n</text:span></text:span>ceps animi pera residet. Ergo quum hu-<text:line-break/>mor qui in cerebro redundat frigidus est, iulenfibilitas inr-<text:line-break/>mobilitasque hominem opprimunt, quum vero calidus est,</text:p>
      <text:p text:style-name="P3">perpetuus potius motus, ut dixerit aliquis, una cum rationis<text:line-break/>noxa. Accidit enim, vetuli monstratum in libris de his est,<text:line-break/>ex frigore segnities, ex calore imm<text:span text:style-name="Default_20_Paragraph_20_Font"><text:span text:style-name="T5">o</text:span></text:span>dicus motus, ex humoris<text:line-break/>vero vitio dementia. Itaque incidenda in talibus affectibus<text:line-break/>vena est statim ab initio, si m<text:span text:style-name="Default_20_Paragraph_20_Font"><text:span text:style-name="T5">o</text:span></text:span>do tam validae sint vires, ut<text:line-break/>sine noxa missionem sanguinis tolerent, ac nihil prohibeat<text:line-break/>eorum quae de secanda vena retulimus, sicuti vel crudi hu-<text:line-break/>moris copia vel puerilis aetas veI anni tempus Vel regio in<text:line-break/>qua sit extremus cal<text:span text:style-name="Default_20_Paragraph_20_Font"><text:span text:style-name="T5">o</text:span></text:span>r aut frigus. Atque hoc quidem com-<text:line-break/>mune utrique morbo, et ei qui cum supore et ei qui cum vi-<text:line-break/>giliis incidit. Commune praeterea utriusque est ut oxyro-<text:line-break/>dinum in principio admoveas, nam repellendus a capite hu-<text:line-break/>mor est, quisquis is fuerit. Quae sequuntur contraria sunt, nam<text:line-break/>quae cum vigiliis conjuncta sunt, ea lenire expedit, quae cum<text:line-break/>immobilitate, excitare. dure ergo quum in summo incremento<text:line-break/>sunt, iis morbis qui pervigilio et delirio infestant, perfusio-<text:line-break/>nes ex papaverum capitibus applicabimus, odorem quoque</text:p>
      <text:p text:style-name="P2">naribus objiciemus , ac narium alas intus vel frontem ex fi-<text:line-break/>milibus medicamentis illinemus. Nam <text:span text:style-name="Default_20_Paragraph_20_Font"><text:span text:style-name="T5">s</text:span></text:span>opire ac stupefacere<text:line-break/>principem partem oportet, cerebrum scilicet, quod supra mo-<text:line-break/>dum incaluit refrigerando. In contrariis autem vitiis excitare<text:line-break/>ac norit humoris , qui citra putredinem et citra febrem altos<text:line-break/>sopores invehit, crassitudinem incidere atque calefacere, hos<text:line-break/><text:span text:style-name="Default_20_Paragraph_20_Font"><text:span text:style-name="T5">altos sa</text:span></text:span>p<text:span text:style-name="Default_20_Paragraph_20_Font"><text:span text:style-name="T5">ores</text:span></text:span> apoplexia<text:span text:style-name="Default_20_Paragraph_20_Font"><text:span text:style-name="T5">e</text:span></text:span> et caros et catoehas vocant. Quod<text:line-break/>- si aliquando <text:span text:style-name="Default_20_Paragraph_20_Font"><text:span text:style-name="T5">humor</text:span></text:span> putrescat, cum febre incidunt ea genera,<text:line-break/>vocaturque is morbus lethargus. lncoquentes igitur in aceto<text:line-break/>thymum et pulegium et origanum, aliaque id genus naribus<text:line-break/>sic affectorum admovebimus, quo vapor ad cerebrum fubla-<text:line-break/>tus crassitudinem humoris incidat. Mox etiam palatum va- ,<text:line-break/>lentibus et acribus medicamentis ungemns. Ab his vero<text:line-break/>etiam sternutatoriis utemur. Tum capiti similes praesidiorum<text:line-break/>facultates imponemus, adaucta semper eorum etiam ad ipsum<text:line-break/>usque sinapi vehementia, si affectus diu trahat. Quin etiam<text:line-break/>cucurbitis ad utrumque vitium, fi diutinum sisterentur, item-</text:p>
      <text:p text:style-name="P2">que castoreo, .nam ipsum probe concoquit debito tempore<text:line-break/>adhibitum. Quare hic ad communem ru<text:span text:style-name="Default_20_Paragraph_20_Font"><text:span text:style-name="T5">r</text:span></text:span>sus cu<text:span text:style-name="Default_20_Paragraph_20_Font"><text:span text:style-name="T5">r</text:span></text:span>ationem re-<text:line-break/>. deunt lethargus et phrenitis in declinatione. Ergo in ejus-<text:line-break/>modi affectibus manifeste redarguuntur et qui Thessalum<text:line-break/>sequuntur omnes et quisquis medicus principem animi sa-<text:line-break/>cultatem statuit in corde. Non siclum enim jam dictorum<text:line-break/>praesidiorum destituentur copia, fied etiam cui ea parti ac-<text:line-break/>commodabunt praesidia <text:span text:style-name="Default_20_Paragraph_20_Font"><text:span text:style-name="T5">n</text:span></text:span>o<text:span text:style-name="Default_20_Paragraph_20_Font"><text:span text:style-name="T5">n intelligent. </text:span></text:span>Neque enim hu-<text:line-break/>quam in ophthalmia vel pleuritide vel angina tum ab ipsi,<text:line-break/>aegro affecta pars sentitur, tum nobis partim tactu partim<text:line-break/><text:span text:style-name="Default_20_Paragraph_20_Font"><text:span text:style-name="T5">rit</text:span></text:span>u innotescit, sic in lethargo et phrenitide et epilepsia et<text:line-break/>. paraplexia et convulsionibus et tetanis , praeterea eo quod<text:line-break/>proprie vocatur catoche, fe habet. In quibus omnibus prae-<text:line-break/>. sistrorum formula ex affectus invenitur natura , Iocus vero<text:line-break/>cui maxime sint applicanda ex praenoscendis tum affectio-<text:line-break/>nihus tum usibus partium.</text:p>
      <text:h text:style-name="Heading_20_2" text:outline-level="2">Cap. XXH. </text:h>
      <text:p text:style-name="P28">Quod autem semper meminisse oporteat</text:p>
      <text:p text:style-name="P3">eorum quae coindicent omnium j quamvis in sermone alia<text:line-break/>quando omittatur, saepenumero prius dictum est. Caeterum<text:line-break/>in praesenti folam quae a partibus sumpta est indicationem<text:line-break/>propositum est persequi, veluti statim in iis quae ad caput<text:line-break/>pertinent, etsi non aliud, saltem illud nosse cuivis est prom-<text:line-break/>ptum , objectam nobis ante cerebrum esse crassem membra-<text:line-break/>. nam, quae coriis istis exte<text:span text:style-name="Default_20_Paragraph_20_Font"><text:span text:style-name="T5">r</text:span></text:span>nis sit assimilis, post hanc etiam<text:line-break/>cramum. Itaque <text:span text:style-name="Default_20_Paragraph_20_Font"><text:span text:style-name="T5">r</text:span></text:span>esolvi lu densis obicibus et duris praefidio-<text:line-break/>rum quae imponuntur vim est necesse, ac nisi futuras in<text:line-break/>capitis osse natu<text:span text:style-name="Default_20_Paragraph_20_Font"><text:span text:style-name="T5">r</text:span></text:span>a ipfa fuisset molita , nihil aestimandum efi-<text:line-break/>liceret pharmacum ullum extrinsecus impositum. Sed quo-<text:line-break/>usam etiam futurae, et in his praecipue coronaria, non io-<text:line-break/>lum impositi medicamenti qualitates , sed etiam substa<text:span text:style-name="Default_20_Paragraph_20_Font"><text:span text:style-name="T5">n</text:span></text:span>tiam,<text:line-break/>si tenuis est, facile intro transmittit, meritu multa circa cere-<text:line-break/>brum vitia ab extrinsecus applicatorum remediorum facul-<text:line-break/>tate juvantur. Ipsis enim in me ipsi, expertus memini, quum<text:line-break/>infunderetur reiaceant frigidum , citissime clarissimeque fen-</text:p>
      <text:p text:style-name="P2">sisse me in.. sincipitis loco. ejus intro .penetrationem. Quin<text:line-break/>etiam plurima diversitas futurae hujus in hominibus, fi inter<text:line-break/>fe conferantur etiam ante dissectionem manifeste apparet.<text:line-break/>Vidimus eum. in iis , quibus rasum caput luerat inter man-<text:line-break/>flendum, commissionis ossium lu cornuali futura mamfestum<text:line-break/>motum sic ut facile appareret hominibus illis esse ejusmodi<text:line-break/>ossium capitis compositionem. .Merito igitur ad hanc maxime<text:line-break/>partem applicant omnes medici caprtt pertusiones, videlicet<text:line-break/>accepta quasi per. manus a primis inventoribus ratione ad id<text:line-break/>- opus venientes, fed et ipsi quicunque non negligenter iis<text:line-break/>. quae fieri. assolent attendunt, cernentes et quemadmodum fu-<text:line-break/>tura .ea liquido moveri appareat et quemadmodum celerrime<text:line-break/>homines hac parte, sive ab externo admoto quopiam resti-<text:line-break/>geretur sive calefiat, id fentiant, nam praeter reliqua etiam<text:line-break/>Tenuissimum est hoc loco cramum et rarissimum. Ergo quo-<text:line-break/>ties medicamenti cujusquam vim. vehementer descendere vo-<text:line-break/>les , hoc maxime loco impones. Commodius etiam suerit, si</text:p>
      <text:p text:style-name="P3">et cum inflictione id facias aut tonsis capiHis aut etiam<text:line-break/>plane abrasis, quod si humidum sit quod applicandum est,<text:line-break/>si id ex alto effundas ac veluti fontis ritu illidas, quippe pe-<text:line-break/>nitus intro ah ictu magis compellitur. Sicut autem hic vehe-<text:line-break/>mentior <text:span text:style-name="Default_20_Paragraph_20_Font"><text:span text:style-name="T5">humoris</text:span></text:span> jactus conducit, ita in oculis est contrarius,<text:line-break/>in capite namque os est quod seritur, in<text:span text:style-name="Default_20_Paragraph_20_Font"><text:span text:style-name="T5">I</text:span></text:span>oculis membranosa<text:line-break/>quaedam imheciliaque corpora. Et in capite quidem aliud est<text:line-break/>quod ictum excepit, aliud quod curatur, quodque ut ictum,<text:line-break/>non sentit, ita facultate, quae ex incussu ad ipsum pervenit,<text:line-break/>fruitur; at in oculo non est quod feritur diversum ab eo<text:line-break/>quod curatur, sed idem ipfum quod est curandum valenter<text:line-break/>icitur. Ad haec os capitis fenfu caret, oculus acerrimi est<text:line-break/>sensus. Ergo infundere huic medicamenta <text:span text:style-name="Default_20_Paragraph_20_Font"><text:span text:style-name="T5">oportet,</text:span></text:span> primum<text:line-break/>superiorem palpebram blandissime attollentes, mox minime,<text:line-break/>quemadmodum in capite, incutientes. inveniendi praeterea<text:line-break/>humores <text:span text:style-name="Default_20_Paragraph_20_Font"><text:span text:style-name="T5">mitissimae</text:span></text:span> minimeque mordentis naturae, qui<text:line-break/>cum medicamentis sint infundendi. At mihi quidem magna</text:p>
      <text:p text:style-name="P2">cum consideratione ridentur veteres ad ori deve<text:span text:style-name="Default_20_Paragraph_20_Font"><text:span text:style-name="T5">n</text:span></text:span>isse humo-<text:line-break/>rem, electo ex eo quod. et mordens minime esset et glutino-<text:line-break/>fiun<text:span text:style-name="Default_20_Paragraph_20_Font"><text:span text:style-name="T5">t. </text:span></text:span>Nam exeo quod minime mordetmodo dictum fico-<text:line-break/>pum lis complerit, ex lentore autem ad indolentiam no<text:span text:style-name="Default_20_Paragraph_20_Font"><text:span text:style-name="T5">nni-<text:line-break/></text:span></text:span>hil confertur, quippe lenire ejusmodi humores possunt as-<text:line-break/>peritates omnes, quascumque acris fluxio. excitati Accessit<text:line-break/>quod crassius mediocriter ac lentus humer constantius quam<text:line-break/>. tenuis et aquosus in loco permanet. Sane quod lentum abs-<text:line-break/>que morfu, quum modice incaleat dolorem maxime leniat,<text:line-break/>id profecto ex mordentibus in alvo deiectionibus didicisti,<text:line-break/>in quibus iniectum levum illico dolorem mitigati Quod au-<text:line-break/>teui permanere quoque in laborante parte ejusmodi humi-<text:line-break/>dum expediat manifestum est. Siquidem i<text:span text:style-name="Default_20_Paragraph_20_Font"><text:span text:style-name="T5">n</text:span></text:span> iis quae inven-<text:line-break/>tre accidunt, per clysterem assidue insuudere molestum est,<text:line-break/>in iis quae in. oculis, palpebram attollere. At vero exquisitus<text:line-break/>partis fensus leve esse quod iujiciendum nihilque debere<text:line-break/>in fe afperum sabulofumve habere omni<text:span text:style-name="Default_20_Paragraph_20_Font"><text:span text:style-name="T5">n</text:span></text:span>o iudicat. Hinc<text:line-break/>.igitur excogitatum commode est, tum humido ovi utendum,</text:p>
      <text:p text:style-name="P3">tum quae terrea corpora ocula<text:span text:style-name="Default_20_Paragraph_20_Font"><text:span text:style-name="T5">t</text:span></text:span>us medicamentis miscenda<text:line-break/>funt , ea esse cum summa diligentia ad unguem leviganda.<text:line-break/>Quoties tamen dolores sus accidunt vehementes, repetitis iis<text:line-break/>quae de omnium dolorum gene<text:span text:style-name="Default_20_Paragraph_20_Font"><text:span text:style-name="T5">r</text:span></text:span>atione accepisti disquires<text:line-break/>quonam ex his affectu dolore oculos in phlegmone, de qua<text:line-break/>nunc sermo proponitur, contingat. Nam aut ex vehementi<text:line-break/>acris confluentis humoris morsu, aut quod eorum tunicae<text:line-break/>plenitudine distendantur, aut propter crassiorum humorum<text:line-break/>flatuosive spiritus extensionem vehementes in his excitan-<text:line-break/>tur dolores. At morsum quidem tum purgantibus medica-<text:line-break/>mentis et deorsum <text:span text:style-name="Default_20_Paragraph_20_Font"><text:span text:style-name="T5">r</text:span></text:span>evelle<text:span text:style-name="Default_20_Paragraph_20_Font"><text:span text:style-name="T5">n</text:span></text:span>do et vacuando curare co<text:span text:style-name="Default_20_Paragraph_20_Font"><text:span text:style-name="T5">n</text:span></text:span>venit;<text:line-break/>tum ipsi parti ovi humore infuso, quo per eum acris fluxio<text:line-break/>sine offensa eluatur. Ubi autem prius c<text:span text:style-name="Default_20_Paragraph_20_Font"><text:span text:style-name="T5">o</text:span></text:span>ncocta jam phleg-<text:line-break/>mone ipsa fuerit et simul corpus vacuum, .tum. lavationes<text:line-break/>in balneo his funt aptissimae, nam et dolorem statim sedant<text:line-break/>. et fluxionem , quae ad oculos fertur, sistunt, maxima quidem<text:line-break/>ejus parte inter lavandum per totum corpus excreta, reliquo</text:p>
      <text:p text:style-name="P3">vero diluto. At vero distensionem quae ex repletione pro-<text:line-break/>venit partis , missione sanguinis. et alvi. dejectione et inferi<text:line-break/>narum partium frictione curare conveniet.: quodsi necesse.<text:line-break/>tas aliquando urgeat, ligandis artubus, mox fomentis. ipsi<text:line-break/>inflammatae parti ex aqua dulci modice calida adhibitis. At-.<text:line-break/>que humorum vel flat uosi spiritus extensiones curabimus.<text:line-break/>vacuato prius lu his quoque toto corpore, sed et .humorum<text:line-break/>momento. deorsum aversu. Mox localibus nominatis remediis<text:line-break/>utendum, uontamen medicamentis <text:span text:style-name="Default_20_Paragraph_20_Font"><text:span text:style-name="T5">r</text:span></text:span>iis quae repercutiant ac<text:line-break/>reprimant, imo. iis quae discutiunt. Fovendi igitur funi, . ut<text:line-break/>modo diximus, ac foeni graeci decoctum iis infundendum,<text:line-break/>fed lavato prius curiose foeno graeco, ne quid illi vel pulve-<text:line-break/>risvel sabuli adhaerens clam lateat. Est namque medicamen-<text:line-break/>tum hoc maxime omnium quae oculis applicantur sine os-<text:line-break/>fensa discutiens. .Meminisse vero. in omnibus, quae membra-<text:line-break/>tim docentur, communium praeceptorum oportet. Quorum<text:line-break/>unum idest, discutientis medicamenta , ubi .plenitudo. in<text:line-break/>toto corpore subest, li particulis. quibusdam applicentur,</text:p>
      <text:p text:style-name="P3">implere potius quam vacuare. Ergo. tum reliquos morbos<text:line-break/>tum vero phlegmonas, de quibus agimus, sicubi curas, nullo.<text:line-break/>discutiente auxilio prius fidenter uteris quam totum corpus<text:line-break/>vacuaveris. Illud quoque attendas in omni affectu, nedum<text:line-break/>phlegmone: oportet, aliquando totum co<text:span text:style-name="Default_20_Paragraph_20_Font"><text:span text:style-name="T5">r</text:span></text:span>pus mediocri habitu<text:line-break/>esse in humorum tum qualitate tum symmetria , unam autem<text:line-break/>aliquam aut duas earum quae suprapositae sunt pa<text:span text:style-name="Default_20_Paragraph_20_Font"><text:span text:style-name="T5">r</text:span></text:span>tium<text:line-break/>redundantiam suam ad aegram transmittere, veluti non<text:line-break/>raro, sed plane saepenumero accidere in oculis ridere licet,<text:line-break/>capite his fluxionem mittente. Manifestum igitur, arbitror,<text:line-break/>in iis quoque este ipsum prius caput sanandum esse explo-<text:line-break/>rato ejus affectu, quem superfluorum generatio comitatur,<text:line-break/>Et diuturnas quidem oculorum fluxiones curamus oculis ip-.<text:line-break/>sis. dimissis, atque ad capitis procurationem conversi, cujus.<text:line-break/>allium si ex genere intemperiei sit, cu<text:span text:style-name="Default_20_Paragraph_20_Font"><text:span text:style-name="T5">r</text:span></text:span>ationem ex sibi con-<text:line-break/>trariis, sicut prius monstratum est, adhibendam iudicat. Plo-<text:line-break/>rituum igitur vel frigida nrtemperies caput vitiat vel hu-</text:p>
      <text:p text:style-name="P2">mida, nec dubium est, quin etiam ambae congrediantur l<text:line-break/>Rariores sunt, quae propter calorem acrem oculis fluxio-<text:line-break/>nem immittunt, in quibus haud expedit iis quae ex thapsia<text:line-break/>-et sinapi fiunt medicamentis uti, imo contrariis omnino, oleo<text:line-break/>crudo et Hispano et rosaceo, tum frequenti ex aqua dulci<text:line-break/>in balneo lavatione. Atque aliqua<text:span text:style-name="Default_20_Paragraph_20_Font"><text:span text:style-name="T5">n</text:span></text:span>do cerebrum ipsum flu-<text:line-break/>xionem transmittit, debetque hujus intemperies totius capi-<text:line-break/>tis epithematis corrigi. Aliquando vasorum ipsorum vitium<text:line-break/>est, quum venae ves arteriae imbecilliores sunt sic, ut alio-<text:line-break/>rum vasorum supervacua recipia<text:span text:style-name="Default_20_Paragraph_20_Font"><text:span text:style-name="T5">n</text:span></text:span>t. Quo casu aliqua earum<text:line-break/>parte excisa aut etiam totis bene alte praecisis, dura cica-<text:line-break/>trice quod interest intercipimus, quo diiunctae incisae vasis<text:line-break/>partes continuae praeterea non sint, nec ex altera in alte-<text:line-break/>ram confluere aliquid possit. Caeterum quum eorum vaso-<text:line-break/>rum quae- in profundo sunt recondita ac e superiore ad<text:line-break/>oculos una cum nervis perveniu<text:span text:style-name="Default_20_Paragraph_20_Font"><text:span text:style-name="T5">n</text:span></text:span>t vitium est, nihil horum<text:line-break/>agi licet, proinde aegre curabiles omnes ejusmodi fluxiones<text:line-break/>. sunt. Quae vero . extrinsecus positu vnsa sunt, ea vel fine</text:p>
      <text:p text:style-name="P3">chirurgia roborare licet, illitis medicamentis, quae robur in-<text:line-break/>ferant. Est et quando calidus sanguis ac vaporum plenus<text:line-break/>ad caput nscendit, ac maxime lu arteriis redundat. Cui vitio<text:line-break/>excogitatum saluberrimum remedium medicis est, arteriae<text:line-break/>fectio. oportet autem derasis capite curiosis tangere tum<text:line-break/>quae retro tum quae fecundum utramque aurem funt arte-<text:line-break/>rias, praeterea quae lu fronte et quae lu temporibus funt<text:line-break/>-Quarum quae calidiores aliis tibi apparebunt ac maiorem<text:line-break/>exhibe<text:span text:style-name="Default_20_Paragraph_20_Font"><text:span text:style-name="T5">n</text:span></text:span>tes pulsum, hae sunt incidendae, quaecumque vero<text:line-break/>et parvae et prope cutem resident, harum vel si partem est-<text:line-break/>quam excideris , uti facere in cru<text:span text:style-name="Default_20_Paragraph_20_Font"><text:span text:style-name="T5">r</text:span></text:span>um varicibus finiemus,<text:line-break/>aptius erit. Nostroqne tempore quidam ex oculariis <text:span text:style-name="Default_20_Paragraph_20_Font"><text:span text:style-name="T5">medici</text:span></text:span>s<text:line-break/>non minimus ex arteriis, quae in temporum summis mus-<text:line-break/>culis resident, non exiguam excidit partem. Ac fere qui-<text:line-break/>dem, qunm excisa est arteria, reliquae ejus paries ad sibi<text:line-break/>continuas retrahuntur, evenitque id magis in iis arteriis,<text:line-break/>quae tum minores sunt tum mino<text:span text:style-name="Default_20_Paragraph_20_Font"><text:span text:style-name="T5">r</text:span></text:span>em exhibent pulsum.<text:line-break/>Quod si luter nudandum appareat tibi vas magnum, aut</text:p>
      <text:p text:style-name="P3">magnum exhibere pulsum tutius suerit vinculo id prius ex-<text:line-break/>cipere, mox quod in medio est praecidere. Eunto autem<text:line-break/>ejusmodi vincula ex materia aliqua aegre putrefcibili, talis<text:line-break/>autem Romae est ea quae vocatorum Gajetanor<text:span text:style-name="Default_20_Paragraph_20_Font"><text:span text:style-name="T5">n</text:span></text:span>m est, ipsa<text:line-break/>ex Gallis advecta, vendita vero maxime in facra via, .quae<text:line-break/>a templo Romae ad plateas deducit. Ac horum quidem Ro-<text:line-break/>mae facilis est copia, vilissime enim venduntur. At si i<text:span text:style-name="Default_20_Paragraph_20_Font"><text:span text:style-name="T5">n</text:span></text:span> alia<text:line-break/>urbe artem exerceas, comparetur filum aliquod ex iis quae<text:line-break/>ferica nuncupantur. Habent enim ea divites mulieres iri<text:line-break/>multis siab ditione Romanorum locis, potissimum in magnis<text:line-break/>urbibus, in quibus multae sunt mulieres id genus. Sin hujus<text:line-break/>facultas non sit; ex iisquae inveniuntur in regione quam<text:line-break/>incolis deligito materiam minus putrescibilem , cujusmodi<text:line-break/>est gracilium chordarum, nani quae facile putrescunt, eae<text:line-break/>cito a vasis decidunt. Nos vero, postquam undique simt carne<text:line-break/>impleta, decidere vincula volumus. Quae namque cero in<text:line-break/>abscisis vasorum partibus coalescit, ea pro operculo est ac</text:p>
      <text:p text:style-name="P3">osculum eorum claudit. Postea vero quam id factum cernitur,<text:line-break/>decidere jam vincula secure possunt. At vero quum vena-<text:line-break/>rum partem aliquam excideris, non est opus eas tam im-<text:line-break/>putrescibili materia deliges, sed suffecerit alia quaepiam.<text:line-break/>Siquidem in arteriis perpetuus motus insecti vasis ora re-<text:line-break/>solvit, in venis autem postea quam semel sunt utcunque<text:line-break/>clausae, sive per deligator<text:span text:style-name="Default_20_Paragraph_20_Font"><text:span text:style-name="T5">u</text:span></text:span>m constrictae sive .per medica-<text:line-break/>mentum adstrictae, permittunt circumpositam carnem circa<text:line-break/>coalescere, potissimum si qui curatur homo immotam per-<text:line-break/>tem servet, magisque etiam si toto corpore vacuato ipsam<text:line-break/>attollat. Quippe etiam varices ita curamus. Uocatur autem<text:line-break/>varix vena dilatata. Po<text:span text:style-name="Default_20_Paragraph_20_Font"><text:span text:style-name="T5">r</text:span></text:span>ro dilatatur in testiculis et cruribus<text:line-break/>omnino. Sed quoniam , cum hos adhuc scriberem commen-<text:line-break/>tarios, non pauci amicorum roga<text:span text:style-name="Default_20_Paragraph_20_Font"><text:span text:style-name="T5">r</text:span></text:span>unt, ut in fine totius ope-<text:line-break/>ris omnia, quae ad chirurgiam pertinent deinceps memorem,<text:line-break/>idcirco tractatio de varicibus nunc disse<text:span text:style-name="Default_20_Paragraph_20_Font"><text:span text:style-name="T5">r</text:span></text:span>atur. Quum vero<text:line-break/>non pauci speciatim sint oculorum morbi qui magis specia-</text:p>
      <text:p text:style-name="P3">Iem curationem desiderent, ne de his quidem hoc Ioco plu-<text:line-break/>ribus est agendum. Nam qui curiose praedicta legerit et na-<text:line-break/>turali prudentia fuerit, huic omnia invenire eorum ratione<text:line-break/>sequenti nullo negotio licebit. Qui autem tales non funt, iis<text:line-break/>fatius fuerit omnium vitiorum, quae oculis i<text:span text:style-name="Default_20_Paragraph_20_Font"><text:span text:style-name="T5">n</text:span></text:span>cidunt, curandi<text:line-break/>rationem privatim scribere, maxime quum amicorum non<text:line-break/>pauci ita postulent.</text:p>
      <text:h text:style-name="P19" text:outline-level="1"><text:bookmark-start text:name="bookmark27"/><text:span text:style-name="Default_20_Paragraph_20_Font">GALENI METHODI MEDENDI<text:line-break/>LIBER </text:span><text:span text:style-name="Default_20_Paragraph_20_Font"><text:span text:style-name="T14">X</text:span></text:span><text:span text:style-name="Default_20_Paragraph_20_Font">IV</text:span><text:bookmark-end text:name="bookmark27"/><text:span text:style-name="Default_20_Paragraph_20_Font">.</text:span></text:h>
      <text:h text:style-name="Heading_20_2" text:outline-level="2">Cap. L </text:h>
      <text:p text:style-name="P28">De tumoribus praeter naturam quot nu-<text:line-break/>mero, qualesquc sint, scriptum uno volumine seorsum prius<text:line-break/>esu Ut autem quisquam ipsus methodo curet, quod propositi-<text:line-break/>operis proprium est, lu horum commentariorum tertiode..<text:line-break/>rimo praecipere coepimus. Et quoniam in superioribus sic<text:line-break/>omni febrium ratione strato erat habitus, aptius milli visum<text:line-break/>est de phlegmtme primum disserere, ut quae et frequentis-.<text:line-break/>sime incideret et febres saepe accenderet. Ac dictum quidem<text:line-break/>nonnihil fuerat iti febrium curatione luter caeteras eurum</text:p>
      <text:p text:style-name="P3">causas etiam de phlegmone, verum absolutus sermo et qui<text:line-break/>proprie illi debebatur, lu libro qui hunc praecedit est tra-<text:line-break/>ditus , in quo methodum emundae ejus qualisnam esse con-<text:line-break/>veniat tradidimus : nequaquam tamen auxiliorum materiam,<text:line-break/>nisi ta<text:span text:style-name="Default_20_Paragraph_20_Font"><text:span text:style-name="T5">n</text:span></text:span>tum exempli gratia; sicut in- superioribus fecimus.<text:line-break/>Haud longe vero a phlegmone abest et alius morbus, quem<text:line-break/>. erysipelas vocant. Id, uti monstratum est, ex biliofo humore<text:line-break/>nascitur. Sed praestiterit fortassis ipfum pluribus verbis a<text:line-break/>phlegmone distinguere. Ergo communia amborum funt tum<text:line-break/>tumor,. qui praeter naturam sit, tum vero calor. Dissident<text:line-break/>primum et maxime colore. Quum enim is ruber sit, phlegm<text:span text:style-name="Default_20_Paragraph_20_Font"><text:span text:style-name="T5">a-<text:line-break/></text:span></text:span>ncn affectum appellant, quum pallidus flavusve veI ut ex<text:line-break/>pallido flayoque colore mixtus, erysipelas. Praeterea pulsa-<text:line-break/>tio magnae phlegmones proprium est symptoma, quippe<text:line-break/>quae alte magis <text:span text:style-name="Default_20_Paragraph_20_Font"><text:span text:style-name="T5">in corpu</text:span></text:span>s demittitur, erysipelas vero in cute<text:line-break/>potius consistit quam alte <text:span text:style-name="Default_20_Paragraph_20_Font"><text:span text:style-name="T5">descendat. </text:span></text:span>Tenuis namque fusi-..<text:line-break/>stantiae est calidae bilis humor :. itaque facile ad ipsam. est<text:span text:style-name="Default_20_Paragraph_20_Font"><text:span text:style-name="T5">e..<text:line-break/></text:span></text:span>tim tnutstluii., carnosis ransque corporibus tr<text:span text:style-name="Default_20_Paragraph_20_Font"><text:span text:style-name="T10">ansm</text:span></text:span>issi. Cn</text:p>
      <text:p text:style-name="P3">tis vero densitas non aeque est huic bili pervia, nisi adino-.<text:line-break/>dum tenuis aquofaque sit, talis namque maxime est etiam<text:line-break/>quae quotidie cum sudore exiti Licetque multorum, qui lu<text:line-break/>balneis fudorem sibi strigilibus detergunt, hune ejus videre<text:line-break/>coloris, cujus lotium est iis qui diutius cibo abstinuerunt.<text:line-break/>Neque enim ignoras eorum qui mediam diu tolerant passi-<text:line-break/>dius ex aquoso lotium reddi, mox vero etiam flavum, nisi<text:line-break/>quos prius humectante nutrimento potloneque squallorem<text:line-break/>corporis irroret. Ac corpore quidem pro naturae modo gu-<text:line-break/>hemato amarae bilis humor abdite exhalat, praeter natu-<text:line-break/>ram vero fe habento, tum aliis, de quibus post agetur, asse-<text:line-break/>esibus redundat, tum vero eo de quo nunc agitur, quod ery-<text:line-break/>fipelas voca<text:span text:style-name="Default_20_Paragraph_20_Font"><text:span text:style-name="T5">n</text:span></text:span>t. Quum eum vel longe copiosior vel crassior<text:line-break/>quam pro naturae modo redditus , universus ad cutem com-<text:line-break/>pulsus suerit, eam tum perurit tum in tumorem attollit</text:p>
      <text:h text:style-name="Heading_20_2" text:outline-level="2">Cap. II. </text:h>
      <text:p text:style-name="P28">Sed fatins est, ut semper et dicimus et fari-.<text:line-break/>mus, ita nunc quoque nos a rebus, non a nominibus initium</text:p>
      <text:p text:style-name="P3">faciamus , alterumque principium priore scilicet commodius<text:line-break/>ejusmodi sermoni demus. Quum sanguis copiosus in aliquam<text:line-break/>partem procubuit sic ut ab ejus partis vasis nequeat conti-<text:line-break/>neri, exilitque aliquid instar roris ex ipsis vasis lu ea muscu-<text:line-break/>Iorutn spatia, quae similaribus corporibus ex quibus com-<text:line-break/>ponuntur interveniunt, utique tumor ex plenitudine oritur,<text:line-break/>cui succedit cutis tensio et in alto dolor et cum pulsatione<text:line-break/>labor et tangenti renixus quidam et rubor et calor, ipsa ni-<text:line-break/>mirum cutelea, quae subjecta sibi. caro. patitur, sentiente.<text:line-break/>Similis jam dicto et in visceribus affectibus oritur. Est e<text:span text:style-name="Default_20_Paragraph_20_Font"><text:span text:style-name="T5">n</text:span></text:span>im<text:line-break/>his quoque si<text:span text:style-name="Default_20_Paragraph_20_Font"><text:span text:style-name="T5">n</text:span></text:span>a quaedam caro, quam aliqui parenchy<text:span text:style-name="Default_20_Paragraph_20_Font"><text:span text:style-name="T5">t</text:span></text:span>na vo-<text:line-break/>eant, in quam fanguis ex repletis vasis halitus specie exu-<text:line-break/>dans jam praedicta symptomata efficit atque hic unus af-<text:line-break/>fectus est sanguineae flexionis soboles in carnosa corpora<text:line-break/>maxime incidens. Secundus alter bssiostte fluximus germen<text:line-break/>est ac circa cutim maxime consulens tum hanc externam,<text:line-break/>quae omnium partium commune est tegumentum, tum mem-</text:p>
      <text:p text:style-name="P3">branofam et tenuem , quae singulis internarum est circum-<text:line-break/>data. Ergo sicuti prior affectus etiam cutis aliquid apprehen-<text:line-break/>siit, ita hic quoque- aliquid fubjectae sibi carnis occupat.<text:line-break/>Quod si crassior- humor acriorque sit, summam cuticulam<text:line-break/>excoriat, spatioque temporis ad p<text:span text:style-name="Default_20_Paragraph_20_Font"><text:span text:style-name="T5">r</text:span></text:span>ofundum aliquando cutis<text:line-break/>exulceratio pervenit. Atque hic quidem affectus erysipelas<text:line-break/>nuncupetur, duplicem, ut jam dictum est, habens dlllereu-<text:line-break/>tiam, quod vel absque exulceratione vel una cum hac iuri-<text:line-break/>dati Prior autem affectus u<text:span text:style-name="Default_20_Paragraph_20_Font"><text:span text:style-name="T5">n</text:span></text:span>ius rationis est, voceturque<text:line-break/>phlegmone. Quum ergo nec plane biliosa nec sanguinea<text:line-break/>fluxio est, sed ex ambabus mixta, utique ah eo quod in<text:line-break/>mixtu<text:span text:style-name="Default_20_Paragraph_20_Font"><text:span text:style-name="T5">r</text:span></text:span>a exsuperat nomen ipsi indatur, ac dicatur de eo id<text:line-break/>quod exsuperat, sic ut vel phlegmonen erysipelatofam id vo-<text:line-break/>cemos vel erysipelas phlegmonosum. Ubi autem neutrum<text:line-break/>vincit, ibi vitium phlegmones erysipelatosqne medium no-<text:line-break/>minetur.</text:p>
      <text:h text:style-name="Heading_20_2" text:outline-level="2">Cap. HI. </text:h>
      <text:p text:style-name="P28">Curationis vero methodus ut in aliis com-<text:line-break/>positis, ita et nunc tradatur, initio a simplicibus sumpto. Er-</text:p>
      <text:p text:style-name="P3">go om<text:span text:style-name="Default_20_Paragraph_20_Font"><text:span text:style-name="T5">n</text:span></text:span>ibus qui sic praeter naturam consistunt tumoribus<text:line-break/>communis scopus vacuatis esu A djeri vero illud sic, admo-<text:line-break/>nens te multitudinis humorum qui eos excitent Nam si quis<text:line-break/>eos vacuet, naturalem habitum pars recipiet. At et vaeuatio<text:line-break/>peri. modo in omnibus duplet est, una repellentium ad alias<text:line-break/>partes, altera foras discutientium per eunt qui sensum fu-.<text:line-break/>glat halitum. At quoniam erysipelas non qua<text:span text:style-name="Default_20_Paragraph_20_Font"><text:span text:style-name="T5">n</text:span></text:span>titate modo<text:line-break/>affligit, fed etiam qualitate ipsa ex vehementi iusiammatione<text:line-break/>cruciat; ampliorem refrigerationem quam phlegmone requi-<text:line-break/>rit. Nec tamen non periculosa toti. corpori esu ejusmodi cu-<text:line-break/>ratio , propterea quod bilis interdum ad aliquam principem<text:line-break/>partem sutor, quippe quum si vel sanguis ipfe abundet,<text:line-break/>haud tutum sit ex ignobilibus partibus fluxionem ejus repel-<text:line-break/>lere. Tanquam igitur an illa post totius corporis vacuatio-<text:line-break/>nem repellentibus vocatis auxiliis usi fumus , ita nunc quo-<text:line-break/>que faciemus, fed pro sanguinis missione medicamento quod<text:line-break/>bilem ducat purgantes , ipsam vero affectam partem refri-<text:line-break/>gerantos. Esto autem. refrigerationis terminus. ipfa coloris</text:p>
      <text:p text:style-name="P3">mutatio. Etenim quod purum erysipelas est statim cum<text:line-break/>hoc quie<text:span text:style-name="Default_20_Paragraph_20_Font"><text:span text:style-name="T5">t</text:span></text:span>est, quod non purum est, fed jam quodammodo<text:line-break/>phlegmonodes, si plusculum refrigere<text:span text:style-name="Default_20_Paragraph_20_Font"><text:span text:style-name="T5">t</text:span></text:span>, lividam cutim prae-<text:line-break/>fert. Sin ne sic quidem quis desistat, nigricat, potissimum in<text:line-break/>senili corpore , ut quaedam ita refrigeratorum ne difcutien-<text:line-break/>tibus quidem medicamentis ad pe<text:span text:style-name="Default_20_Paragraph_20_Font"><text:span text:style-name="T5">r</text:span></text:span>fectionem sanentur, fed<text:line-break/>fcirrhofus quidam tumor in parte relinquatur. E<text:span text:style-name="Default_20_Paragraph_20_Font"><text:span text:style-name="T5">r</text:span></text:span>go statius<text:line-break/>est, ubi laborantis partis alteratum colorem videris, a refri-<text:line-break/>gerantibus adstringeutibusque ad contraria transire prius<text:line-break/>quam vel livida vel nigra prorsus fiat. Porro refrigerantium<text:line-break/>materia in opere de medicamentis est tradita, solanum et<text:line-break/>sempervrvmn et portulaca et umbilicus veneris et piyllium<text:line-break/>et altercum et lactuca et intybum et lenticula palustris et<text:line-break/>cerata ex aqua admodum frigida et alia id genus. Ubi vero<text:line-break/>inflammatio aegrotantis partis jam desiit, cataplasma issi<text:line-break/>prius quam liveat ex cruda farina, sic autem voco hordea-<text:line-break/>ceam farinam, est imponendum. Quod si jam livor occuparit,</text:p>
      <text:p text:style-name="P3">incisa cute cataplasma superponendum, persunde<text:span text:style-name="Default_20_Paragraph_20_Font"><text:span text:style-name="T5">n</text:span></text:span>dusque<text:line-break/>Iocus plurimum quidem ex aqua calida: <text:span text:style-name="Default_20_Paragraph_20_Font"><text:span text:style-name="T5">t</text:span></text:span>est et marina aqua<text:line-break/>et muria interdum conducet. Quin etiam ipsi cataplasmati<text:line-break/>ejusmodi aqua vel acetum vel oxalme misceatur. Hoc tem-<text:line-break/>pore etiam coriandrum cum polenta quidam experti esse- fa-<text:line-break/>lubre erysipelatum medicamentum scripserunt. Alii rursus<text:line-break/>eodem inter initia usi magnae noxae occasio laborantibus<text:line-break/>. fuere. Sed et rosaceum ceratum , cui immixtum sit calcis<text:line-break/>aliquid, eodem modo funt, qui prodiderunt erysipelati pro-<text:line-break/>desse, aliaque similis generis nonnulla ex iis quae valenter<text:line-break/>calefaciant, quorum nullum est erysipelatis medela ante-<text:line-break/>quam mutatum desinat esse id quod ah initio luerat atque<text:line-break/>alterum jam illique contrarium evaserit, Quomodo enim<text:line-break/>pon sit contrarius calido affectui frigidus, aut ei qui flavo<text:line-break/>aut pallido colore est is qui lividus aut niger est? Quemad-<text:line-break/>modum autem saepe phleg<text:span text:style-name="Default_20_Paragraph_20_Font"><text:span text:style-name="T5">t</text:span></text:span>nonae admiscetur erysipelas, ita<text:line-break/>etiam aliquando oedemati, ac vocetur quod ex ambobus tum<text:line-break/>est conflatum, erysipelas oedematosum, ut et ubi ex resti-</text:p>
      <text:p text:style-name="P2">gerundo durum aegreque solubile redditur, vocabitur ery-<text:line-break/>. sipelas scirrhosnm. Jam curatio quoque veluti in omnibus<text:line-break/>compositis, ita in his administrabitur, ac potissimum quidem<text:line-break/>contra exsuperans pugnabitur, nun praetermissa tamen nec<text:line-break/>ea quae ex admixto praestatur faciendorum indicatione.</text:p>
      <text:h text:style-name="Heading_20_2" text:outline-level="2">Cap. IV. </text:h>
      <text:p text:style-name="P28">Quemadmodum autem ex biliosis fluxione<text:line-break/>erysipelas, ita ex pituitusa constat oedema ap<text:span text:style-name="Default_20_Paragraph_20_Font"><text:span text:style-name="T5">t</text:span></text:span>um, rarus qui-<text:line-break/>dam atque indolen<text:span text:style-name="Default_20_Paragraph_20_Font"><text:span text:style-name="T5">t</text:span></text:span> tumor. Equidem sitio aliter quoque oe-<text:line-break/>demata Provenire, circa pedes in hyde<text:span text:style-name="Default_20_Paragraph_20_Font"><text:span text:style-name="T5">r</text:span></text:span>icis affectionibus et<text:line-break/>phthois aliisque pravis qui vehementes si<text:span text:style-name="Default_20_Paragraph_20_Font"><text:span text:style-name="T5">n</text:span></text:span>t habitibus. At-<text:line-break/>que in illis quidem oedema plenitudinis hominem premen-<text:line-break/>tis est symptoma nullam seorsum propriam . curationem re-<text:line-break/>qui<text:span text:style-name="Default_20_Paragraph_20_Font"><text:span text:style-name="T5">r</text:span></text:span>ens. Nam satis erit, si modo <text:span text:style-name="Default_20_Paragraph_20_Font"><text:span text:style-name="T5">curatione egebit</text:span></text:span>, ipsa tum<text:line-break/>crura perfricare alias oxyrodino, usias aleo cnm sale aut<text:line-break/>etiam o<text:span text:style-name="Default_20_Paragraph_20_Font"><text:span text:style-name="T5">x</text:span></text:span>y<text:span text:style-name="Default_20_Paragraph_20_Font"><text:span text:style-name="T5">r</text:span></text:span>o<text:span text:style-name="Default_20_Paragraph_20_Font"><text:span text:style-name="T5">dino</text:span></text:span> sal habente. At si ex pituitofo humore an<text:line-break/>partem influente oedema constitit, abunde aliquando satis-<text:line-break/>facit spongia sola, quae ex aqua in qua sit aceti aliquid ma-.<text:line-break/>duerit. Porro haec ita attemperabitur ut vel bibi possit vel</text:p>
      <text:p text:style-name="P2">ut non multum <text:span text:style-name="Default_20_Paragraph_20_Font"><text:span text:style-name="T5">t</text:span></text:span>upra hoc aceti habeat. Deligare vero fpon-<text:line-break/>giam debebis ab inferiore parte incipiens ac supra finiens.<text:line-break/>Esto autem spo<text:span text:style-name="Default_20_Paragraph_20_Font"><text:span text:style-name="T5">ngia</text:span></text:span>, si quid profuturum sit opus, omnino<text:line-break/>nova ; fi recens tibi non est, hanc vilem detergebis expurga-<text:line-break/>hisque nitro et aphronitro et dicto calato lixixio. Quod si<text:line-break/>sub his oedema non subsidat, ubi rursus deligatus, pusillum<text:line-break/>aliquid aluminis leonjicies , ac novam spongiam admovebis,<text:line-break/>ii nova tibi non fit, melius est ec quod vulgus vocat el-<text:line-break/>lychnium uti. Id vero ante omnia molle esto, quod genus<text:line-break/>Tarsieum est, cujus si facultas est, audacter utitur, utilius enim<text:line-break/>experiere quam spongiam- Madeat veno ex pusca, quae ali-<text:line-break/>quid habeat aluminis , tum ut praescriptum est deligetur ab<text:line-break/>inferiore fursum. Sit autem arctatio mediocris, veluti in<text:line-break/>ossis fractura, ac primae quidem <text:span text:style-name="Default_20_Paragraph_20_Font"><text:span text:style-name="T5">fasciae insecti</text:span></text:span>o<text:span text:style-name="Default_20_Paragraph_20_Font"><text:span text:style-name="T5">ne</text:span></text:span>s, quae<text:line-break/>inferne <text:span text:style-name="Default_20_Paragraph_20_Font"><text:span text:style-name="T5">incipiunt</text:span></text:span>, magis <text:span text:style-name="Default_20_Paragraph_20_Font"><text:span text:style-name="T5">arctandas</text:span></text:span>, quae deinceps Iun t,<text:line-break/>Tensior remittendae, caeterum non adeo ut laxa sit aliqua<text:line-break/>dt ligationis pars. Porro. idoneum medicamentum ad haec<text:line-break/>et glaucium est , tum ipIum per fe liquatum ex posca, tum</text:p>
      <text:p text:style-name="P2">vel magis medicamentum nostrum , quod ex eo compositum<text:line-break/>est, cujus compositionem habes in eo opere, quod de me-<text:line-break/>dicamentis est inscriptum. Sane hactenus a me scripta fue-<text:line-break/>rant opera tria, unum de simplicibus, alterum post hoc. de<text:line-break/>compositione medicamentorum, et tertium de facile parabili-<text:line-break/>hus. Quartum autem adscribere<text:span text:style-name="Default_20_Paragraph_20_Font"><text:span text:style-name="T5">r</text:span></text:span> constitui , quandoquidem<text:line-break/>multi amicorum ita suadent. In eo de communibus etpro-<text:line-break/>priis cujusque partis et affectionis medicamentis agetur. Ve-<text:line-break/>rum medicamentum illud, quod glaucium habet, nun oede- .<text:line-break/>mala modo , verum multo etiam magis tum eryfipelata tum</text:p>
      <text:p text:style-name="P4">; phlegmonas incipientes lanat ac potissimum calidas. Mani-<text:line-break/>festum autem quod erysipelatofas phlegmonas et erysipe-<text:line-break/>lata phlegmonofa idem medicamentum sanet. At non eas<text:line-break/>phlegmonas quae in fcirrhum jam transierunt aut erysipe-<text:line-break/>lata quae jam refrixerunt, aut denique ullum scirrliofum<text:line-break/>affectum sanaverit, de quibus in quinto de simplicium medi-<text:line-break/>ramentorum facultatibus aliquid est proditum , dicetur vero<text:line-break/>et nunc. Siquidem humor, unde ejusmodi vitium nafcitur,</text:p>
      <text:p text:style-name="P2">aut glutinosus est aut crassas, aut utriusque <text:span text:style-name="Default_20_Paragraph_20_Font"><text:span text:style-name="T5">rati</text:span></text:span>o<text:span text:style-name="Default_20_Paragraph_20_Font"><text:span text:style-name="T5">ni</text:span></text:span>s <text:span text:style-name="Default_20_Paragraph_20_Font"><text:span text:style-name="T5">parti-<text:line-break/>cep</text:span></text:span>s. Curandi vero ejus communis scopas est, ut quod prae-<text:line-break/>ter naturam in parte est, totum vacuetur. Modus tamen va-<text:line-break/>errationis ejus .proprius est, nam detergere id ubi contuma-<text:line-break/>citer inhaeret oportebit. Quod siquis iis quae vehementer<text:line-break/>trahunt discutiuntque medicamentis vacuare tentet , nec iis<text:line-break/>quae humectent et calefaciant molliat ac liquet , huic paucis<text:line-break/>primis diebus egregie processisse curatio videbitur, caeterum<text:line-break/>quod de affectu restabit, id insanabile erit, siquidem toto<text:line-break/>quod in eo tenuium partium erat discusso; quod reliquum<text:line-break/>est veluti lapidosa concretio linquetur. Etenim et qui in<text:line-break/>articulari morbo visuntur pori; ex humore c<text:span text:style-name="Default_20_Paragraph_20_Font"><text:span text:style-name="T5">r</text:span></text:span>asso glutinoso-<text:line-break/>que proveniunt, quando is non paulatim est discussus, sed<text:line-break/>. violentis medicamentis totus simul siccatus. Sic et calculi<text:line-break/>generantur in renibus; asso scilicet in his crasso glutinoso-<text:line-break/>que humore. Hac igitur de causa ad feirrhoscs affectus nul-<text:line-break/>dum vehementer calefaciens ficcansve medicamentum est<text:line-break/>aptum , fed ea tantum quae cum molliendo discutere post-</text:p>
      <text:p text:style-name="P2">sunt, cuiusmodi sunt tum cervina medulla tum vitulina<text:line-break/>tum sevum hircinum et taurinum et leoninum , ad haec am-<text:line-break/>monracum thymiama et bdellium utrumque, magisque Scy-<text:line-break/>thicum , quanto est humentius. Parr modo et styrax, qui<text:line-break/>humentior est, sicco utilior esu His igitur scopis attentus,<text:line-break/>etiam complicatos affectus sanare poteris, saepe jam dicta in<text:line-break/>omnibus compositis affectibus methodo.</text:p>
      <text:h text:style-name="Heading_20_2" text:outline-level="2">Cap. v </text:h>
      <text:p text:style-name="P28">Mihi vero jam tempestivum fuerit de -aste-<text:line-break/>clarum partium disserentis mentionem facere, quam femper<text:line-break/>in omnibus tum morbis tum symptomatis in memoriam ha-<text:line-break/>fiendam censui. Diximus autum non pauca de indicatione,<text:line-break/>quae ab iis sumitur in libro qui hunc praecedit. Siquidem<text:line-break/>omnium qui praeter naturam funt tumorum, in quibus uti-<text:line-break/>que adhuc non sunt geniti pori, primus curationis suppus<text:line-break/>vacuatis ea. Ea<text:span text:style-name="Default_20_Paragraph_20_Font"><text:span text:style-name="T5">r</text:span></text:span>um vero partium quae jam srirrhum con- .<text:line-break/>traxerunt, vacuatio per jam dicta medicamenta perficitu<text:span text:style-name="Default_20_Paragraph_20_Font"><text:span text:style-name="T5">r,<text:line-break/></text:span></text:span>vocareque ea malactica, i. <text:span text:style-name="Default_20_Paragraph_20_Font"><text:span text:style-name="T5">e. m</text:span></text:span>o<text:span text:style-name="Default_20_Paragraph_20_Font"><text:span text:style-name="T5">llientia</text:span></text:span>, medici solent. Quo-<text:line-break/>uram autem partium aliae rariores naturaliter situs, aliae</text:p>
      <text:p text:style-name="P2">densiores, etiam vac<text:span text:style-name="Default_20_Paragraph_20_Font"><text:span text:style-name="T5">n</text:span></text:span>ationem eorum djverfa specie remedia<text:line-break/>postulare est necessum. Hac igitur de causa tum in tendo-<text:line-break/>nibus tum lu ligamentis , <text:span text:style-name="Default_20_Paragraph_20_Font"><text:span text:style-name="T5">quum scirrhofu fuerint, </text:span></text:span>vi<text:span text:style-name="Default_20_Paragraph_20_Font"><text:span text:style-name="T5">t</text:span></text:span>um<text:line-break/>mihi satius est ei curationi, quam per mollientia medica-<text:line-break/>mensa molimur , aliquid incidentium admiscere, ex quorum<text:line-break/>numero in primis acetum esu Interdum vero et in aliis par-.<text:line-break/>tibus , quas scirrlius affecit, eo utimur; ut paulo post dicam.<text:line-break/>Uerum in tendonibus et ligamentis in hunc modum. lu ace-<text:line-break/>to acerrimo candentem igni lapidem extinguo , ac si quidem<text:line-break/>haberi potest, qui certe in magnis urbibus rarus non est, py- .<text:line-break/>riten, sin ejus copia non datur, molarem, quem myliten vo-</text:p>
      <text:p text:style-name="Normal">. eant, ex quo molas quibus molimus faciunt. Deinde alcen-<text:line-break/>dente post infulam lapidi acetum vapore calido, m hoedi-.<text:line-break/>moveri scirrhosum ligamentum vel tendonenr cogo, atque<text:line-break/>exinde rursus medicamentum quod mossiat impono. oleo<text:line-break/>tamen principio- curationis nec aqua quotidie laborantem<text:line-break/>omnino partem perfu<text:span text:style-name="Default_20_Paragraph_20_Font"><text:span text:style-name="T5">n</text:span></text:span>do. Esto autem id oleum haud qua-<text:line-break/>quam adstringens, fed plane tenuium. partium, cujusmodi Sa-</text:p>
      <text:p text:style-name="P2">binum est. Incoquimus autem oleo interdum althaeae radi-<text:line-break/>cem ac silvestris cucumeris et si qua est ejus generis alia.<text:line-break/>Atque hoc utor, ut dixi, quotidie. Caeterum curatio quae<text:line-break/>praeter acetum administratur utilis est vitio jam. adulto et<text:line-break/>quum praeparata jam submollientibus pars fuerit. Excogi-<text:line-break/>tavi autem et composita quaedam ex aceto medicamenta,<text:line-break/>quae inter molllentium usum ad unum diem impono. Siqui-<text:line-break/>dem aceti vis, modo ea quis modice et debito tempore uta-<text:line-break/>tur, falutaris ejusmodi affectibus est, ceu orasses viscidosque<text:line-break/>humores incidens ac dissolvens; sin vel immoderatius vel<text:line-break/>in tempore non idoneo, tenuiores partes violenter absumens<text:line-break/>id quod reliquum est lapidescere sinit. Sed si quis eo diu-<text:line-break/>tuis utatur, substantiam ipsam nervorum delibaverit. Ob id<text:line-break/>igitur nec saepe nec inter initia nec longo tempore medica-<text:line-break/>mentis , quae ex aceto componuntur, ad ligamenta et tendo-<text:line-break/>nes est utendum. At in liene et carnosis musculi partibus<text:line-break/>scirrbo affectis satus <text:span text:style-name="Default_20_Paragraph_20_Font"><text:span text:style-name="T5">eju</text:span></text:span>s est usus, quippe rarae sunt natu-<text:line-break/>rest ter hae partes, nec est quod metuas, ne quis nervus ejus</text:p>
      <text:p text:style-name="P2">al laedatur. Ammoniaco quidem thymiamate cum aceto<text:line-break/>etiam alii <text:span text:style-name="Default_20_Paragraph_20_Font"><text:span text:style-name="T5">n</text:span></text:span>on pauci lieni impo<text:span text:style-name="Default_20_Paragraph_20_Font"><text:span text:style-name="T5">n</text:span></text:span>entes utuntur , ad luti cras--<text:line-break/>situdinem , quod ex utrisque mixtum est <text:span text:style-name="Default_20_Paragraph_20_Font"><text:span text:style-name="T5">r</text:span></text:span>edacto, rdque fo-<text:line-break/>Ium ei curando saepe fatis fuit. Ad musculos vero estum<text:line-break/>sane non nidi, ego vero etiam saepe sinu usus mollientium<text:line-break/>usui interponens. Atque sub illis nulla cernitur existens uti-<text:line-break/>litus, sied posteaquam mollitus per ea scirrhosus tumor est,<text:line-break/>maximum certe usum ammoniacum aceto liquatum confert.<text:line-break/>Sufficit autem eo uno alterove die usos rurfus admollien-<text:line-break/>tia reverti, ac rursus his pluribus diebus usias denuo ad me-<text:line-break/>dicamentum quod ex aceto fit , redire, sive id ammoniacum<text:line-break/>sive aliquod aliorum mollientium, quae paulo fupra sunt<text:line-break/>comprehensa. Neque enim aliud quicquam est admovendum,<text:line-break/>cuiusmodi pleraque sunt eorum medicamentorum, quae sicca<text:line-break/>vocant, nam inter initia metlicamentum probabitur, <text:span text:style-name="Default_20_Paragraph_20_Font"><text:span text:style-name="T5">t</text:span></text:span>est id<text:line-break/>insanabiles affectionis reliquias efficiet. Ego namque ejus<text:line-break/>rei cansa in medio tempore cataplasmate ex althaea <text:span text:style-name="Default_20_Paragraph_20_Font"><text:span text:style-name="T5">t</text:span></text:span>umulus,</text:p>
      <text:p text:style-name="P3">vocat autem hanc vulgus anadendromatachen. Hujus igitur<text:line-break/>radix levo soluta salutare ad talia medicamentum est. Esto<text:line-break/>autem sevum, si fieri potest; anserinum ; sin id non sit, galli-<text:line-break/>na.ceum; sin nec hujus facultas. sit, suillo utendum. Sed et<text:line-break/>silvestris malvae, quae passim nascitur, folia cum supradicto-<text:line-break/>rum aliquo tunsa proficient, meliora tamen crudis sunt;<text:line-break/>quae modiceante.sunt decocta. . Ac ejusmodi quidem auxilia<text:line-break/>et curationis variatio, qualis jam comprehensa est omnium<text:line-break/>partium, quae scirrltosis affectibus sunt affectae, communia<text:line-break/>sunt. Ad eundem modum oedematum curatio; quam paulo<text:line-break/>ante memoravimus; comprehensis jam differentiis per partes<text:line-break/>variatur. Iis enim quae in praecordiis sunt oedematis nemo<text:line-break/>frigidam ex polea spongiam applicuerit , veluti nec aliis qui<text:line-break/>in suis sunt tumoribus. Jam quis absinthium oleo incoquens.<text:line-break/>genu unquam profudit? quis. oculum aut aliquid eorum<text:line-break/>quae intra os sunt qualitercunque affectum? at jecori ae-<text:line-break/>gr<text:span text:style-name="Default_20_Paragraph_20_Font"><text:span text:style-name="T5">a</text:span></text:span>tanti et lieni saepe cum. maxima utilitate adhibetur. Te-</text:p>
      <text:p text:style-name="P2">statur id ipsum et experientia quae vim eorum evidenter<text:line-break/>indicat non secus quam ratio. Nos tamen nunc hoc opere<text:line-break/>solam eam remediorum inventionem,- quae methodo paritur,<text:line-break/>qualisnam sit disseremus. In operibus de medicamentis ambas<text:line-break/>miscuimus, omnia medico cognoscenda esse rati, tum quae<text:line-break/>sula inventa sunt experientia tum quae sola ratione, ad<text:line-break/>, haec tertio loco, quae conferentibus ad inventionem utris-<text:line-break/>que. omnibus autem his ille solus commode utetur, qui lu<text:line-break/>hac methodo est exercitatus.</text:p>
      <text:h text:style-name="Heading_20_2" text:outline-level="2">Cap. VI.</text:h>
      <text:p text:style-name="P28"><text:s/>Ac de phlegmone quidem, fcirrho et cede-<text:line-break/>male satis sunto quae hactenus dieta furit, illo non omisso,<text:line-break/>quod scirrhum nominamus tumorem durum, qui fine dolore<text:line-break/>est, non tamen omnino sine sensu, talis ettim sanabilis non<text:line-break/>est, reliqui omnnes sicut aegrius sensilem ipsimi partem af-<text:line-break/>fectam reddunt, ita omnino insensibilem non faciunt, utique<text:line-break/>si sensilis natura sit, ligamenta namque scimus insensilia esse.<text:line-break/>Quod si quis solos tumores praeter naturam qui omnino<text:line-break/>. sint insensiles scirrhos appellandos censeat, reliquos non</text:p>
      <text:p text:style-name="P3">fcirrhos, <text:span text:style-name="Default_20_Paragraph_20_Font"><text:span text:style-name="T5">t</text:span></text:span>est tumores scirrhofos, et <text:span text:style-name="Default_20_Paragraph_20_Font"><text:span text:style-name="T5">t</text:span></text:span>e de inmunibus litigare<text:line-break/>sciat, et nos quoties cum eo disputabimus, ita quoque affer.<text:line-break/>0 tum nominabimus, siquidem is mos noster est, quibus quis-<text:line-break/>que omnibus delectatur, iisdem in disputatione cum illo uti.</text:p>
      <text:h text:style-name="Heading_20_2" text:outline-level="2">Cap. VII. </text:h>
      <text:p text:style-name="P28">Nunc tempestivum est ut de inflationi-<text:line-break/>bus disseramus, quibus diversa ab- oedematis curatio esu<text:line-break/>Illa namque, ceu diximus; ex pituitofo humore ortum habent:<text:line-break/>proinde prementibus cedunt digitis admodum alte in ipsa<text:line-break/>descendentibus. Inflationes vero ex flatuoso spiritu collecto<text:line-break/>nuscuntur, alias sub cute, alias fusi membranis ossa legenti-<text:line-break/>bus aut musculos vifcerumve aliquod iuvestientibus. Porro<text:line-break/>colligitur aliquando non parum etiam in ventriculo et iute-<text:line-break/>simis, itemque in medio spatio horum et peritttnaei. Diffe-<text:line-break/>runt quoque hae ab oedematis, quod et pressae digitis non<text:line-break/>retineant vestigium et sonitum, veluti tympanum reddant,<text:line-break/>itemque quod in caritate sensibili saepe continentur, atque<text:line-break/>hae nonnunquam maxima. Scopiis autem <text:span text:style-name="Default_20_Paragraph_20_Font"><text:span text:style-name="T5">curationi</text:span></text:span>s sit tibi</text:p>
      <text:p text:style-name="P2">in his omnium communis , ut quod praetor naturam est va-.<text:line-break/>cuetur. in quocunque id contineatur, proprius vero post<text:line-break/>communem fit, ut tenuissimorum et calidiorum medicamen-<text:line-break/>torum facultatibus discutiatur. Atque in ventriculo quidem<text:line-break/>et visceribus oleum tenuium partium, quod rutam habeat<text:line-break/>incoctam aut aliquod calidorum feminum, cuiusmodi sunt<text:line-break/>cumini et apii et petroselini, id praestabit. Aliquando vero<text:line-break/>et cucurbita magna bis torve sine incisione medio ventri af-<text:line-break/>fixa. Tanta vero ac taliter applicata etiam tutum umbili-<text:line-break/>cum comprehendet. At in artubus et musculis, qui sub cute<text:line-break/>aut etiam membranis ossa vestientibus, inflatio orta si citra<text:line-break/>dolorem sit, liquor aliquis tenuissimarum partium, cuiusmodi<text:line-break/>est lixivium, nova spongia exceptum satisfecerit, si dolor<text:line-break/>quoque urgeat, ungenda pars est oleo, quod laxandi remit-<text:line-break/>tendi que vim habeat. lucidunt porro ex percussionibus ejus-<text:line-break/>modi-affectus, ubi vel musculus aliquis vel membrana os te-<text:line-break/>gens est contufa. Ac supra membranam quidem quae os am-</text:p>
      <text:p text:style-name="P3">bit antedicta ponenda est spongia. Ad musculos vero j nam-<text:line-break/>que hi aliquando dolent, medicamentum quod magis miti-<text:line-break/>get eft adhibendum . Quo fit ut ad hos foto lixivi<text:span text:style-name="Default_20_Paragraph_20_Font"><text:span text:style-name="T5">a</text:span></text:span> non uta.-<text:line-break/>mur , sed immixta ei tum sapa pauculo oleo. . Satius autem<text:line-break/>suerit in principio nequaquam addidisse lixivium, fied sapa<text:line-break/>cum vino et exiguo aceto uti, ac quod mediocre sit, olei ad—<text:line-break/>jicere, ubi mixta sunt modice, calefacere ac lanam non lo-<text:line-break/>tam,quam oesyperon, <text:span text:style-name="Default_20_Paragraph_20_Font"><text:span text:style-name="T5">i. e.saccidam</text:span></text:span>, vocant ipsi imbutam im-<text:line-break/>ponere. Quod si ejusmodi lana tibi non sit, ipsius oesypus<text:line-break/>injiciendus miscellae supradictae est;- quod autem Atticus<text:line-break/>oefypus caeteris omnibus praestet, tametsi a me non dicatur,<text:line-break/>ipsis scis. Quin etiam ceratum quod ex oesypo componitur<text:line-break/>medicamentum est omnibus notum, utuntur plurimi eo ad<text:line-break/>phlegmonas quae in hypochondriis sunt. Ergo hujus quoque<text:line-break/>aliud, ubi oesypus praesto non est, recte inieceris. Debent<text:line-break/>enim contusi musculi leniri medicamento, cui mixta facultas.<text:line-break/>sit, quae simul concoquat discutiat et modice adstringat;<text:line-break/>quod quum nihil habeat adstrictlonis, augeat aliquando phleg-</text:p>
      <text:p text:style-name="P3">monas ac maxime in corporibus plethoricis. Ergo trium<text:line-break/>jam enarrator um fcoporum in inflatis ex plaga quadam mu-<text:line-break/>saulis memor, ubi dolor major urget, mitigativa magis ra-<text:line-break/>tione uteris, ubi abest, majori vi instabis. Majorem vim in-<text:line-break/>telligo, quum brevi via properatur ad sinem. Porro brevis<text:line-break/>via fit per ea medicamenta, quae valentes habent vires, hae<text:line-break/>maxime in lixivio et aceto habentur, post haec in vino. Quo-<text:line-break/>ties igitur de mitigando non laboras, horum plus misces.<text:line-break/>Rursus ubi repellere studes, vini plus quam horum immit-<text:line-break/>tes. Porro id optimum in hunc usum fuerit, si nigrum au-<text:line-break/>sterumque sit. At si discutere malis, lixivii <text:span text:style-name="Default_20_Paragraph_20_Font"><text:span text:style-name="T5">plus indes. </text:span></text:span>Ace-<text:line-break/>tum vero li his miscebis, ad ambo erit utile, propterea<text:line-break/>quod mixtas, ut monstratum est, habet facultates. Ubi vero<text:line-break/>musculus line dolore est, licet sane in lixivii penuria pro eo<text:line-break/>aphronitrum immittere, esto autem id minime lapidosum,<text:line-break/><text:span text:style-name="Default_20_Paragraph_20_Font"><text:span text:style-name="T5">s</text:span></text:span>ed magis spumosum. Est vero quod lapidosum est durum<text:line-break/>et densum ac aegre liquabile, cum dictis liquoribus miscetur,</text:p>
      <text:p text:style-name="P3">fpumosum- vero molle est et laxum itemque candidius quam<text:line-break/>lapidosum, hoc itaque tum celerrime ab humore solvitur<text:line-break/>tum juvat maxime, utpote tenuium partium. Quae vero hu-<text:line-break/>jus generis inflationes neglectae inveterant ut , primo qui-<text:line-break/>dem loco his ea quae ex lixivio componuntur, ut praedi-<text:line-break/>ctumesti adhibeas, facundo loco emplasticum aliquod. Dis<text:line-break/>eam autem et horum exemplum. Strigmenta gymnasiorum<text:line-break/>fe<text:span text:style-name="Default_20_Paragraph_20_Font"><text:span text:style-name="T5">r</text:span></text:span>vefacta percusa primum sicut pu<text:span text:style-name="Default_20_Paragraph_20_Font"><text:span text:style-name="T5">r</text:span></text:span>a sint, deinde rursum in<text:line-break/>cacabum immissis, calcem vivam lo farinae speciem tunsam<text:line-break/>subige ad luti usque crassitudinem. Salutare his est et medi-<text:line-break/>camen<text:span text:style-name="Default_20_Paragraph_20_Font"><text:span text:style-name="T5">i</text:span></text:span>um quod ex sycomoro componitur aliaque id genus.<text:line-break/>Nunc enim, ut saepe jam dictum est,- exempla tantum eo-<text:line-break/>rum medicamentorum scribo., quorum generalis facultas per<text:line-break/>medendi methodum invenitur.. Ut vero medicamentorum<text:line-break/>hoc loco scribuntur exempla,. tum ut tota haec methodus<text:line-break/>clarius intelligatur, tum ut magis nobis ad inveniendam<text:line-break/>materiam facultas suppetat, sic etiam et affectatum corporis<text:line-break/>partium proponuntur. Statim enim affectus quidam esu</text:p>
      <text:p text:style-name="P3">quem juiuores priapismum nuncuparunt, propterea quod iis<text:line-break/>quisic sunt affecti etiam inritis pudendum arrigitur, quod<text:line-break/>ubi viderit quispiam, qui in. his commentariis est exercita-<text:line-break/>tus, protinus intelliget ex inflationum esse genere. Qui enim<text:line-break/>memoria tenuerit tum omnia quae in dissectione ejus par-,<text:line-break/>tis apparent, tum quae defunctione ejus et usu in natura-<text:line-break/>libus libris funt prodita, is nullo negotio intelliget quod<text:line-break/>cavernosas nervus, qui propriam colis substantiam consti-<text:line-break/>fuit , halituoso spiritu impletus affectum hunc excitat. Porro<text:line-break/>halituosum fpiritum in animalis corpore ex humoribus qui<text:line-break/>lente fensimve calefiant nasici didicimus. Nam ubi tum inlitus<text:line-break/>calo<text:span text:style-name="Default_20_Paragraph_20_Font"><text:span text:style-name="T5">r</text:span></text:span> validus est tum partis humiditas ad summum conco-<text:line-break/>cta, in tenuem halitum soluta insensibili transprratu in am-<text:line-break/>bieutem effluit. Contra ubi vel ingenitus calor imbecillior<text:line-break/>est velnaturalis humor tum semicoctus tum crassius tum<text:line-break/>glutinosus, ibi crassior excitatur halitus quam ut transpicere<text:line-break/>possit, ac potissimum quum pars ipsa densior est reddita,<text:line-break/>Nonnunquam vero humor, qui in parte continetur, subiri-</text:p>
      <text:p text:style-name="P3">gidus est, praeterea crassius et glutinosus , auctior ve<text:span text:style-name="Default_20_Paragraph_20_Font"><text:span text:style-name="T5">r</text:span></text:span>o calor<text:line-break/>in halitus eum crassius <text:span text:style-name="Default_20_Paragraph_20_Font"><text:span text:style-name="T5">r</text:span></text:span>esolvit. Quae res magnopere tibi ad<text:line-break/>curationem aestimanda discernendaque esu Siquidem princi-<text:line-break/>psum ambobus affectibus commune est, nempe totum prius<text:line-break/>corpus vacuare ea nimirum evacuatione, quam ipsum ferre<text:line-break/>possit. Dictam vero a nobis saepe est de vacuantium auxi-<text:line-break/>horum facultate; lea sunt. missio sanguinis et purgatio tum<text:line-break/>per ea medicamenta quae alvum subducunt, tum per ea,<text:line-break/>quae supra purgant, sive ea vomitoria dicere mavis, prae-<text:line-break/>terea multa frictio et omnis motio, itemque balneum potissi-<text:line-break/>mum quod ex aquis sit discutientibus. Sed et acria medica-<text:line-break/>menta illita per halitum discutiunt, omnisque uno verbo<text:line-break/>quae calefaciunt et siccant. Ex- accidenti etiam vacuare indi-<text:line-break/>cavimus et cibi abstinentiam, potissimum ubi ambiens calet.<text:line-break/>Ergo quicquid horum auxiliorum sustinere cubans aptissime<text:line-break/>potest, eo est vacuandus, impouendumque ipsi laboranti parti<text:line-break/>medicamentum, fi ea calidior fit effecta, quod ad proportio-<text:line-break/>nem caloris abundantis refrigerer. Sin aliter, inter initia qui-</text:p>
      <text:p text:style-name="P2">dem omnino, quod modice refrigeret; postea vero .id neces-<text:line-break/>fum non est. Pari modo et quae circa lumbos sunt partes<text:line-break/>omnes ejusdem facultatis medicamento comprehendendae.<text:line-break/>Etiam reliquus rictus exhibendus, qui et flatui adversetur<text:line-break/>et siccet. Incidit vero affectio. haec non Iane multis , sed ju-<text:line-break/>venibus magis quam aliis aetatibus, quo magia his langui-<text:line-break/>nis missio praecipue est salutaris , ceu nec aetate eorum eam<text:line-break/>recusante. Scio enim ipse quendam a me curatum tribus<text:line-break/>diebus naturalem affe<text:span text:style-name="Default_20_Paragraph_20_Font"><text:span text:style-name="T5">c</text:span></text:span>tum recepisse sanguine primum misso,<text:line-break/>dein medicamento hoc adhibito , ceratum ex simplici rosa-<text:line-break/>ceo factum ita liquidum, sicut ad fracturas uti finiemus, aqua<text:line-break/>frigida imbuens ac simul cum ea fubigens , nam aestatis ini-<text:line-break/>tium e<text:span text:style-name="Default_20_Paragraph_20_Font"><text:span text:style-name="T5">r</text:span></text:span>at, pudendo ac lumbis vocatis imposui atque ita qui-<text:line-break/>dem hunc percuravi. Simili modo et alium, qui post missum<text:line-break/>sanguinem humido medicamento, quod ex chamaemelo con-,<text:line-break/>finitur, est ufus<text:span text:style-name="Default_20_Paragraph_20_Font"><text:span text:style-name="T5">i</text:span></text:span> Porro istis etiam nympbaeae aliquid pota<text:span text:style-name="Default_20_Paragraph_20_Font"><text:span text:style-name="T5">ne,<text:line-break/></text:span></text:span>dum exhibeo saltem in principio, mox viticis semen , acsi<text:line-break/>. traxerit adhuc <text:span text:style-name="Default_20_Paragraph_20_Font"><text:span text:style-name="T5">vitium, </text:span></text:span>rutae semen copiose comedendum.</text:p>
      <text:p text:style-name="P2">Est enim illud commune praeceptum omnium fere quos vi-<text:line-break/>ticsus humor creat morborum , quod in fine calefacientibus<text:line-break/>et siccantibus sit utendum, quippe haec quod reliquum hu-<text:line-break/>rnoris est prorsus absumunt.</text:p>
      <text:h text:style-name="Heading_20_2" text:outline-level="2">Cap. UIII. </text:h>
      <text:p text:style-name="P24">Sane linguam ita tumefactam cuidam vi-<text:line-break/>dimus, ut ore hominis contineri non posset. Huic nec vena<text:line-break/>unquam incisa suerat et sexagenarius jam erat, horaque diei<text:line-break/>sare decima erat, quum ad eum primum <text:span text:style-name="Default_20_Paragraph_20_Font"><text:span text:style-name="T5">accessi</text:span></text:span> et vidi. Ac<text:line-break/>vi<text:span text:style-name="Default_20_Paragraph_20_Font"><text:span text:style-name="T5">t</text:span></text:span>us mihi est usitatis mihi pilulis,. quae ex aloe, fcammonea<text:line-break/>et colocynthide constant vespere datis purgandus, ipsi tamen<text:line-break/>parti affectae. suasi resiigerantium aliquid imponere saltem<text:line-break/>initio, post enim, inquam, applicabimus prout suadebit even-<text:line-break/>tus. Uerum id uni medicorum non placebat, ac propterea<text:line-break/>pilulas quidem sumpsit, de locali tamen remedio deliberatio<text:line-break/>in diem posterum est dilata, quo tempore etiam efficacius<text:line-break/>aliquid praestiturum quicquid probatum fuisset sperabatur,<text:line-break/>et purga te fcilicet jam toto corpore et humoribus ad inferna</text:p>
      <text:p text:style-name="P2">revulsis. .Caeterum ea nocte evide<text:span text:style-name="Default_20_Paragraph_20_Font"><text:span text:style-name="T5">n</text:span></text:span>tissimum per quietem in-<text:line-break/>somnium nostrum homini consilium approbavit ac materiam<text:line-break/>ipsam medicamenti definivit, lactucae succo collui Iubens,<text:line-break/>quo ille solo usus prorsus est sanatus , nullius alterius egens.<text:line-break/>Quod autem priapismo vomitoriis medicamentis potius<text:line-break/>quam alvum subducentibus sit utendum, iit linguae vitio<text:line-break/>cont<text:span text:style-name="Default_20_Paragraph_20_Font"><text:span text:style-name="T5">r</text:span></text:span>a, id ex partium situ indicari tnanisestum esu Nam<text:line-break/>revulsionis ab Hippocrate dictae non a substantia, fed a<text:line-break/>curandae partis situ inventio praestatur.</text:p>
      <text:h text:style-name="Heading_20_2" text:outline-level="2">Cap. IX. </text:h>
      <text:p text:style-name="P24">Jam vero tempus monet ut ad aliud tu-<text:line-break/>morum genus transeamus atque a re potius quam nomine<text:line-break/>initium faciamus, ea namque haud dubie vereque scientifica<text:line-break/>doctrina. Quod igitur omnibus ejusmodi tumoribus humor<text:line-break/>aliquis influit, id in libro quem de tumoribus praeter na-<text:line-break/>turam scripsimus indicatum est. Quod autem non idem in<text:line-break/>omnibus sit, ipse <text:span text:style-name="Default_20_Paragraph_20_Font"><text:span text:style-name="T5">t</text:span></text:span>ensus evidenter docet, differentibus nirni-<text:line-break/>rum ipsis tumoribus non colore modo, verum etiam iis quae</text:p>
      <text:p text:style-name="P2">ex calore, frigore, mollitie duritieque spectantur differentiis.<text:line-break/>Ac ruber quidem tumor evidenter subesse sanguinem indicat<text:line-break/>humorem , sicuti flavus et pallidus persimilem ipsis bilem,<text:line-break/>subalbidus vero et laxus pituitam. Sunt autem et p<text:span text:style-name="Default_20_Paragraph_20_Font"><text:span text:style-name="T5">r</text:span></text:span>aeter<text:line-break/>hos tumo<text:span text:style-name="Default_20_Paragraph_20_Font"><text:span text:style-name="T5">r</text:span></text:span>es quidam; qui colo<text:span text:style-name="Default_20_Paragraph_20_Font"><text:span text:style-name="T5">r</text:span></text:span>e sint inter rubrum et ni-<text:line-break/>grum medio, cujusmodi color fuscus esu Hunc quum in cor-<text:line-break/>poris partibus saepe incidat, plurimi medicorum lividum<text:line-break/>.vocanti Renisus autem sus quoque tumoribus valens est, ac<text:line-break/>si venas evidentiores pars haberet, exaltatas eas a crasso et<text:line-break/>nigriore quodammodo sanguine, cujusmodi per alvum ali-<text:line-break/>quando non paucis lunaticorum excernitur, vide<text:span text:style-name="Default_20_Paragraph_20_Font"><text:span text:style-name="T5">r</text:span></text:span>e licebit<text:line-break/>Suntque medici qui mihi eum non absurde videntur faeci<text:line-break/>vinis fubsidenti assimilare. Ergo hic humor, ubi amplius<text:line-break/>incaluerit, aut propter putredinem aut febrem phlegmond-<text:line-break/>dem atram esurit bilem, quam nasiam animal, ne ipsi quidem<text:line-break/>mures gustaverint, terra quoque raditur ab ea ac partes<text:line-break/>quae raduntur omnes inultum attolluntur, vocaturque is af-</text:p>
      <text:p text:style-name="P3">fedus, ut Plato quodam loco inquit; tum fervor tum fer-<text:line-break/>mentalio. Est namque is humor talis, quale esse acetum do-<text:line-break/>culmus, ex quo ipsi, quoque si in terram effuderis, idem a<text:span text:style-name="Default_20_Paragraph_20_Font"><text:span text:style-name="T5">t-<text:line-break/></text:span></text:span>sectus visitur. Quo minus alienum est, si veteres ejusmodi<text:line-break/>humorem acidum nominarunt aeque ut pallidae bilis ama-<text:line-break/>rum. Sane non raro etiam in vomitionibus talis apparet.<text:line-break/>Verum, sicuti paulo .ante dixi, unum quoddam affectum esse<text:line-break/>proprium verumque scitrhum , qui praeter alia etiam insenv<text:line-break/>silis sit , reliquos tumores, qui nondum sunt omnino infensi:.<text:line-break/>les, publici ter esse a medicis vocatos; vel fcirrhos, propterea<text:line-break/>quod generis scirrirorum funt, vel scirrhosos tumores, sic et<text:line-break/>in humoribus , quae quidem haud dubie nigra est bilis, ea<text:line-break/>talis est, qualem modo pinximus, certe acida et terram fer..<text:line-break/>menti ritu elevans, tum omni animanti iniucunda. Quae ve-<text:line-break/>io fieri talis est idonea, haec bifariam nuncupatur, vel me-<text:line-break/>lancholicus humor; vel atra bilis; qui sic eam nominant al-<text:line-break/>firmautibus alsam esse nigram, quae dum animal naturaliter<text:line-break/>fe habet quotidie gignitur, aliam quae ex ustione ac velut</text:p>
      <text:p text:style-name="P3">assatione conflaturi Quod autem semper praecipio, ut nomi-<text:line-break/>ilibus contemptis ipsam naturae rerum scientiam exerceas,<text:line-break/>id nunc est faciendum, ac nominandum quidem prout sue-<text:line-break/>curret, caeterum oratione sic interpretandum, quod quidam<text:line-break/>praeter naturam tumores ex ejusmodi naturae humore pro-<text:line-break/>veniunt, cujusmodi est faex in rino et amurca in oleo, et<text:line-break/>quod hi spatio temporis putrescente humore, propterea quod<text:line-break/>in vasis, sit impactus, exulcerantur. Ergo ut reliqua omnia<text:line-break/>vitia plurimam habent particularem in majoris miuorisque<text:line-break/>ratione differentiam, sic etiam hoc <text:span text:style-name="Default_20_Paragraph_20_Font"><text:span text:style-name="T5">vitium habet. </text:span></text:span>Quippe<text:line-break/>phlegmones alia quidem admodum rubra est, alia paulo ma-<text:line-break/>gis quam pro naturali habitu rubra. At species sive genus<text:line-break/>sive quomodolihet appelles ambobus est idem: nam et ru-<text:line-break/>bifores quam pro naturae modo sunt et dolor omnino<text:line-break/>cum ipsis est, qui ipse quoque magnam habet in excessu de-<text:line-break/>fectuque differentiam,. ad eundem modum nec renisus nec<text:line-break/>cutis tensio omnibus est aequalis, commune tamen eorum est<text:line-break/>tum quod pars magis renititur quam ante, quum naturaliter</text:p>
      <text:p text:style-name="P2">fe haberet, tum quod in tumorem quendam attollitur, ex-<text:line-break/>.tenta scilicet attentaque eatenus cute, quatenus tumor assura. -</text:p>
      <text:p text:style-name="Normal">- rexit. Sic igitur et assectus quem modo describimus alias<text:line-break/>conscia exiguaque et quae vulgum fortasse latere possint af-<text:line-break/>fer t symptomata, saepe ita vehementia et magna et cunctis<text:line-break/>evidentia, ut ne clam pucro fint. Verum commune illud in<text:line-break/>omnibus particularibus, quod intelligentiam ad se trahit,<text:line-break/>tinus id morbus esse ostenditur et unam sibi appellationem<text:line-break/>imponi cogit. At ubi magna quidem omnia sunt; nemo de<text:line-break/>appellatione ambigit, sed nominant uno assensu omnes ejus-<text:line-break/>modi affectum cancrum. Quum autem adhuc incipit; nihil<text:line-break/>miri est si vulgus lateat, non secus p<text:span text:style-name="Default_20_Paragraph_20_Font"><text:span text:style-name="T5">r</text:span></text:span>ofecto quam stirpes<text:line-break/>quae e terra jam exeunt, nam hae quoque peritis tantum<text:line-break/>agricolis agnoscuntur. Ergo quaenam in cancro tum com-<text:line-break/>. munis tum propria curationis indicatio fit, opportune nunc</text:p>
      <text:p text:style-name="P1">dicetur. Communis igitur est, ut humorem unde affectus est<text:line-break/>natus illico vacuas simili vernationis genere ei quae in aliis<text:line-break/>tumoribus supra est comprehensa; mox prohibere potissi-</text:p>
      <text:p text:style-name="P2">tuum si fieri potest, ne de caetero ejusmodi humor in venis<text:line-break/>colligatur, sin id fieri nequit,. saltem eum omnino ex inter-<text:line-break/>vestis vacuare, et simul partem roborare; ne quid humorum<text:line-break/>redu<text:span text:style-name="Default_20_Paragraph_20_Font"><text:span text:style-name="T5">n</text:span></text:span>dantiae ad eam confluat. Ut ergo amarae bilis humo-<text:line-break/>rem medicamento quod eum humorem trahere sit aptum<text:line-break/>educimus, sic et melancholicum educemus vel simplicium<text:line-break/>aliquo, cuiusmodi est epithymum, pondo drachmarum qua-<text:line-break/>tuor in sero lactis mulsave exhibitum: vel compositorum<text:line-break/>aliquo, cuiusmodi nostrum est, quod ex duobus et triginta<text:line-break/>simplicibus medicamentis est compositum. Sed horum mate-<text:line-break/>riam in aliis scriptam habes; Hic autem quae ad <text:span text:style-name="Default_20_Paragraph_20_Font"><text:span text:style-name="T5">prop</text:span></text:span>o<text:span text:style-name="Default_20_Paragraph_20_Font"><text:span text:style-name="T5">sita</text:span></text:span>m<text:line-break/>methodum <text:span text:style-name="Default_20_Paragraph_20_Font"><text:span text:style-name="T5">proprie</text:span></text:span> pertinent dicamus; . Post namque purga-<text:line-break/>tionem illud de omnibus ejusmodi affectibus prius est prae-<text:line-break/>ceptum; quod vel retro propellere humorem qui in parte<text:line-break/>procubuit oportet, vel ipsum discutere, praeterea quod iti<text:line-break/>principio quidem tam in ipso purgationis tempore quam<text:line-break/>ante id repellere, ubi jam totum corpus exquisite purgaveris,<text:line-break/>discutere. . Ubi tamen mediocris tantum purgatio praecessit;</text:p>
      <text:p text:style-name="P3">mixtum esse quod applicabitur medicamentum ex repel-<text:line-break/>lente discutienteque facultate conveniet. Sane ad crassam<text:line-break/>humorem inutiles sunt tum imbecillae eo, quod nullum<text:line-break/>operae pretium efficiant, tum valentes, quod vehementer te-.<text:line-break/>umores quae in venis sunt sanguinis partes vel discutiant<text:line-break/>vel retro dant, crassas ve<text:span text:style-name="Default_20_Paragraph_20_Font"><text:span text:style-name="T5">r</text:span></text:span>o et melancholicas quas faeci assi-<text:line-break/>milavimus nec evacuent nec repellant. Ergo si his inter ini-<text:line-break/>tia utare , minutus aperta tumor erit, caeterum quod resi-.<text:line-break/>quum ejus est contumax ad solvendum reddetur. Quare<text:line-break/>mediocrium virium medicamentis est opus, quae nec propter<text:line-break/>imbecillitatem vincentur, nec propter affectus vehementiam<text:line-break/>.valenter sanguinem erassabunt, ad haec item quae .omnino<text:line-break/>haud mordeant, quandoquidem affectus malignitas ab iis<text:line-break/>quae mordent irritatur ac, ut dici solet, efferatur. Propter<text:line-break/>haec igitur, quae viribus quidem sunt mediocria, qualitate<text:line-break/>vero minime mordentia; ejusmodi affectibus sunt idonea. Ma-<text:line-break/>rcriae vero copia, sicuti in libris de medicamentis est tradi-</text:p>
      <text:p text:style-name="P3">tum, ex ustis elotisque metallicis habebitur. Quippe qum<text:line-break/>medicamenta ex his componuntur, una cum purgationibus<text:line-break/>ad fanandos incipientes cancros magnam vim habent; ma-<text:line-break/>jores vero sat fuerit si his prohibeantur augeri. Prospicere<text:line-break/>vero, ut qui jam funt funaliamplius non regenerentur, id<text:line-break/>artis de tuenda sanitate est opus , cujus sane portio est ea<text:line-break/>quae de cibis praecipit. Caeterum si quando cancrum per<text:line-break/>chirurgiam curare audebis, coepisse quidem a vacuando per<text:line-break/>purgationem melancholico humore oportebit. Ubi vero tu-<text:line-break/>tum quod vitiatum est prorsus excideris sic ut nulla supersit<text:line-break/>radix, sines effluere sanguinem, nec propere eum retinehis,-<text:line-break/>imo premendo potius quae circum sunt venas exprimes ex<text:line-break/>iis crassi<text:span text:style-name="Default_20_Paragraph_20_Font"><text:span text:style-name="T5">o</text:span></text:span>rem sanguinem ; mox aliis ulceribus similiter en-<text:line-break/>rabis.</text:p>
      <text:h text:style-name="Heading_20_2" text:outline-level="2">-Cap<text:span text:style-name="Default_20_Paragraph_20_Font"><text:span text:style-name="T5">i</text:span></text:span> x.</text:h>
      <text:p text:style-name="P24"><text:s/>Ast tamen et alius affectus qui ex humore<text:line-break/>crasso ferventeque nascitur. Incipit hoc plerumque a pu-<text:line-break/>stula, aliquando vero et sine hac; Caeterum inter initia<text:line-break/>quibus hoc restat scabunt; partem omnino , mox oritur pu-</text:p>
      <text:p text:style-name="P3">stula quaedam, qua rupta ulcus cum crusta gignitur. Saepe<text:line-break/>vero non una oritur icabentibus pustula , sed multae exiles,<text:line-break/>veluti milii semina crebrae in parte residentes, quibus per-<text:line-break/>ruptis similiter crustulum ulcus provenit. In carbunculis<text:line-break/>vero, qui per Asiam populatim sunt grassati, etiam citra pu-<text:line-break/>stulas nonnullis excoriata . statim cutis est. omnibus igitur-<text:line-break/>ut dixi crustulum ulcus sit, modo crusta ipsa cineris colo--<text:line-break/>rem praeferente modo nigrorem omnibus praeterea his cir-<text:line-break/><text:span text:style-name="Default_20_Paragraph_20_Font"><text:span text:style-name="T1">c</text:span></text:span><text:span text:style-name="Default_20_Paragraph_20_Font"><text:span text:style-name="T5">o</text:span></text:span>mposita caro .in summam pervenit inflammationem, non<text:line-break/>tamen colore aspicitur erysipelatis, imo qui adhuc phlegmo-<text:line-break/>nes colore.sit. nigrior, veluti si plusculo rubro minus mi-<text:line-break/>secas nigri. Quod autum necessario febricitent qui ita sunt<text:line-break/>affecti, idque non minus; imo. magis quam illi quibus erysi-<text:line-break/>pelatosa est phlegmone, id utique latere neminem potest. Sed<text:line-break/>et incipiendam ab incisa vena curationem esse, id quoque<text:line-break/>neminem latere arbitror qui meminerit quae in curatione .<text:line-break/>febrium de sanguinis missione diximus. Nec illud obscurum,<text:line-break/>sanguinis vacuationem, quae ad ammi defectum usque sit</text:p>
      <text:p text:style-name="P2">adhibita, magis his etiam collaturam ; nisi tamen aliud quip,.<text:line-break/>piam obstet. ex iis quae venam lucini vetent. Impo<text:span text:style-name="Default_20_Paragraph_20_Font"><text:span text:style-name="T5">n</text:span></text:span>i -vero<text:line-break/>sibi laborans pars , quod ad humorum inflammationem fpe-<text:line-break/>। etat,r esci gerentia desiderat. Caeterum propter humoris cras-<text:line-break/>situdinem atque etiam malignitatem nec fluxionem avertere<text:line-break/>unquam poteris, et siquando id feceris, aliud quippiam quod<text:line-break/>lu alto: sit corpore offendes. . Atqui nec affluere is permit-<text:line-break/>tendus est, quin potius inquirenda medicamenta. funt quae<text:line-break/>cum modice. reprimendo etiam discutere. possint. Tale est<text:line-break/>tum cataplusma quod ex plantaglue conficitur, tum quod ex<text:line-break/>cocta lente, miscentibus. his nobis micam panis teneram, qui<text:line-break/>clibano sit coctus. Esto autem panis nec omnino a furfure<text:line-break/>purus nec nimium ejus habens. Siquidem qui omnino pu-<text:line-break/>rus. est, ejus substantia in cutis meatibus haere<text:span text:style-name="Default_20_Paragraph_20_Font"><text:span text:style-name="T5">r</text:span></text:span>e est apta,<text:line-break/>furfuraceus. autem crassiorum est partium. Super ipsum vero<text:line-break/>- ulcus valens aliquod imponendum est medicamentum, cujus-<text:line-break/>modi est Andronis vel Rasionis vel Polyidae, liquarique id<text:line-break/>cum vino aliquo dulci ad sordium crassitudinem debebit.</text:p>
      <text:p text:style-name="P3">Porro commodissima ad hunc usum vitra stant, tum The-<text:line-break/>raeum tum Scybelites, quorum inopia sapa utendum, quae<text:line-break/>apud pos hepfema dicitur. Quae autem medicamenta reli-<text:line-break/>quis adhiberi ulceribus finient, nempe quae concoquant et<text:line-break/>pus moveant, ea <text:span text:style-name="Default_20_Paragraph_20_Font"><text:span text:style-name="T5">n</text:span></text:span>unc adhibenda non furit-, quando ita pu-<text:line-break/>t<text:span text:style-name="Default_20_Paragraph_20_Font"><text:span text:style-name="T5">r</text:span></text:span>edinem partis auxeris. Quinletiam Icarificare ejusmodi tu-<text:line-break/>mores post sanguinis missionem alienum non sit; sunto au-<text:line-break/>tem incisiones mediocribus altiores, propter insestantis hu-.<text:line-break/>tuoris erassitudi<text:span text:style-name="Default_20_Paragraph_20_Font"><text:span text:style-name="T5">n</text:span></text:span>em. Cessante vero jam iusiammatione.ulcus<text:line-break/>ad cicatricem similiter reliquis ulceribus perduces.. Atque<text:line-break/>hactenus-de carbunculisdixisse sat arbitror.</text:p>
      <text:h text:style-name="Heading_20_2" text:outline-level="2">Cap. XI. </text:h>
      <text:p text:style-name="P24">Deinceps de reliquis agam tumoribus, or-<text:line-break/>rus a strumis, quos choeradas vocant. Existunt hae glandulis<text:line-break/>in scirrhos mutatis. Estoque duratio earum, quod ad ipsum<text:line-break/>.attinet affectnm , iis fcrrrins qui in aliis partibus nuscuntur<text:line-break/>communis, Caeterum quod ad ipsius partis naturam <text:span text:style-name="Default_20_Paragraph_20_Font"><text:span text:style-name="T5">t</text:span></text:span>pe-<text:line-break/>ctat, ru quibusdam glandulis alias gemmas curationis indi-<text:line-break/>cationes adpe<text:span text:style-name="Default_20_Paragraph_20_Font"><text:span text:style-name="T5">t</text:span></text:span>unt. Praestiterit fortassis hoc loco de nomini-</text:p>
      <text:p text:style-name="P3">bus aliquid clarioris doctrinae gratiis distinxisse. Quippe<text:line-break/>glandulae quae quod in medio vasorum in diversas partes<text:line-break/>diductorum habetur implent, ejusque diductionis pro firma-<text:line-break/>mento sunt, earum haud magnus usus animantibus est, sed<text:line-break/>. ex abundantiore providentia, sicut alia quaedam, sic has quo-<text:line-break/>que glandulas natura fabricavit. Earum vero quae vel sa-<text:line-break/>livam vel lac vel genitale semen, ad haec quae pituitosum<text:line-break/>quendam humorem in mesenterio vel faucibus vel larynge<text:line-break/>generant, ea<text:span text:style-name="Default_20_Paragraph_20_Font"><text:span text:style-name="T5">r</text:span></text:span>um major est usus. Atque aliqui has non glatr-<text:line-break/>dolas , fed glandulofa vocant corpora, ut quae non paulo<text:line-break/>quam reliquae glandulae et rariore sint et magis spongiosa<text:line-break/>substantia, quin etiam in has tum arteriae tum venae <text:span text:style-name="Default_20_Paragraph_20_Font"><text:span text:style-name="T5">t</text:span></text:span>ensi-<text:line-break/>biles perveniunt. Atque hae quidem, quum in soirrhoso<text:line-break/>sunt affectu, non aliter quam caeterae omnes partes. fiunt<text:line-break/>fanandae. At quae immersio vasorum spatio consistunt, in<text:line-break/>iis alia curationis indicatio praestatu<text:span text:style-name="Default_20_Paragraph_20_Font"><text:span text:style-name="T5">r</text:span></text:span>, qua simul cum affectu<text:line-break/>etiam pera ipsa tollitur- Est vero duplex ea quoque vel tu-<text:line-break/>tum , quod affectum esit, scalpello excidentibus nobis veluti</text:p>
      <text:p text:style-name="P3">in cancro, veI putrescere id medicamento cogentibus. Porro<text:line-break/>quae ejusmodi medicamentorum materia sit, id in opere de<text:line-break/>medicamentis est proditum.</text:p>
      <text:h text:style-name="Heading_20_2" text:outline-level="2">Cap. XII. </text:h>
      <text:p text:style-name="P24">Mihi vero tempestivum estde aliis tumo-<text:line-break/>risura docere, quorum. fe primum abscessus vocatus offert.<text:line-break/>Hujus duplex item genus est, unum, quum phlegmone in-<text:line-break/>pus versa pus ipsum tanquam in sinu aliquo est collectum,<text:line-break/>alterum quum nulla praecedente phlegmone humor aliquis<text:line-break/>statim ab initio, isque alias specie alius, caeterum omnino<text:line-break/>i acris in parte aliqua colligitur. Porro excoriat hic circumpo-<text:line-break/>sita corpora, spatium videlicet sibi moliens vel inter duas<text:line-break/>tunicas vel sub certis membranis. Excoriat autem omnino<text:line-break/>- ipsa copia distendens, interdum vero acrimoniam quandam<text:line-break/>putredinosam tempore contrahens. Sane inveniuntur in hu-<text:line-break/>jusniodi abscessibus, cum scalpello fiu<text:span text:style-name="Default_20_Paragraph_20_Font"><text:span text:style-name="T5">n</text:span></text:span>t divisi, proprietates<text:line-break/>^quaedam non paucae nec humorum modo, sed etiam foli-<text:line-break/>alorum quorundam.corporum. Siquidem unguium , pilo<text:span text:style-name="Default_20_Paragraph_20_Font"><text:span text:style-name="T5">r</text:span></text:span>um,<text:line-break/>ossium, testa<text:span text:style-name="Default_20_Paragraph_20_Font"><text:span text:style-name="T5">r</text:span></text:span>um , lapidum et porifragmentorum similia in-</text:p>
      <text:p text:style-name="P2">venta in his co<text:span text:style-name="Default_20_Paragraph_20_Font"><text:span text:style-name="T5">r</text:span></text:span>pora quaedam sunt. Ac humorum ipsorum<text:line-break/>alius veluti lutum ver caenum vel olei quidam limus vel<text:line-break/>vini faex, alius adeo graviter olens ut omnes aversentur. Ve-<text:line-break/>rutu haec rarius incidunt. Frequentissima vero hujus morbi<text:line-break/>sunt tria genera, quorum singula propriam appellationem<text:line-break/>sunt sortita. <text:span text:style-name="Default_20_Paragraph_20_Font"><text:span text:style-name="T5">Ea sunt</text:span></text:span>atheroma, iudiceris et steatoma a sinti-<text:line-break/>litudiue contentarum in tumoribus substantiarum dicta. Est<text:line-break/>enimaliud eorum veluti sevum, aliud veluti mel, aliud<text:line-break/>pulticulae simile. Curationis vero eorum scopi sunt com-<text:line-break/>munes id quod continetur vel discutere .vel totum putre<text:line-break/>reddere vel excidere. Aliqui igitur ejusmodi tumorum tri-<text:line-break/>plicem curationis f<text:span text:style-name="Default_20_Paragraph_20_Font"><text:span text:style-name="T5">o</text:span></text:span>enum admittunt, quotquot ex tenuiore<text:line-break/>. humore conflent, utmeliceris, aliqui duplicem tantum, veluti<text:line-break/>atheroma; etenim quod tum excidere tum pulesacere licet,<text:line-break/>steatoma vero fala manuum opera curatur, cum nec put<text:span text:style-name="Default_20_Paragraph_20_Font"><text:span text:style-name="T5">r</text:span></text:span>e-<text:line-break/>fieri possit nec discuti. - In iis vero abscessibus qui in alto<text:line-break/>corporis consistunt, ac potissimum in visceribus, medica-<text:line-break/>-menta quae ex aromatis componuntur maxime sunt utilia,</text:p>
      <text:p text:style-name="P3">quorum facultas collectum humorem tum in halitum resol-<text:line-break/>vit tum discutit. Sunt profecto et alia ejus generis non<text:line-break/>pauca, quorum laudatissima fiunt tum antidotus, quae ex<text:line-break/>viperis componitur, theriacen vocant, tum quae athanasia<text:line-break/>vocatur, tum ambrosia; atque haec quidem sumptuofa, risio- -<text:line-break/>rum fano optimum est nostrum, quod ex cretica calamintba<text:line-break/>est compositum. omnia vero id ge<text:span text:style-name="Default_20_Paragraph_20_Font"><text:span text:style-name="T5">n</text:span></text:span>us in opere de medica-<text:line-break/>mentis. colligemus, quod, uti paulo ante diximus, satius at-<text:line-break/>bitror iis tribus quae supra m emor axi , quo nihil defit,<text:line-break/>suspicere.</text:p>
      <text:h text:style-name="Heading_20_2" text:outline-level="2">Cap. XIll. </text:h>
      <text:p text:style-name="P24">Quoniam vero eorum quae per chirur-<text:line-break/>giam fiunt <text:span text:style-name="Default_20_Paragraph_20_Font"><text:span text:style-name="T5">curationi</text:span></text:span>s scopi aliquid commune habent, aliquid<text:line-break/>proprium, <text:span text:style-name="Default_20_Paragraph_20_Font"><text:span text:style-name="T5">t</text:span></text:span>atius nobis vitum est ea non distrahere, sed uni-.<text:line-break/>versa in calce hujus operis apponere. Nunc porro tantulum<text:line-break/>etiam de tumoribus qui praeter naturam consistunt est ad-<text:line-break/>.jicie<text:span text:style-name="Default_20_Paragraph_20_Font"><text:span text:style-name="T5">n</text:span></text:span>dum, quod quicunque ex his toto genere praeter na-<text:line-break/>turum sunt, it sui ablationem indicent communiori scopo,<text:line-break/>qui per omnia quae totis substantiis a naturae habitu recef-</text:p>
      <text:p text:style-name="P3">ferunt exte<text:span text:style-name="Default_20_Paragraph_20_Font"><text:span text:style-name="T5">n</text:span></text:span>ditur subtecti, veluti in steatomatis et atheroma-<text:line-break/>tis habet. Hujus certe generis est et quae myrmecia vocatur<text:line-break/>et quae acrochordon , praeterea in vesica calculus et hypo-<text:line-break/>cbyma et in mulieribus molae in utero gestatio, ita vero ap-<text:line-break/>pellant informem carnem, omnia namque talis summovere<text:line-break/>in totum properamus. Quorum vero etiam locus ipsis asse-<text:line-break/>otus una quaepiam eurum quae secundum naturam sunt par-<text:line-break/>tium est, prima indicatio ut affectus <text:span text:style-name="Default_20_Paragraph_20_Font"><text:span text:style-name="T5">t</text:span></text:span>enetur. Secunda ab<text:line-break/>hac, si insanabilis is sit, ut una cum affectu pars quoque ipsa<text:line-break/>excidatur, sicut in cancro et omnibus ulceribus quae cura-<text:line-break/>tionem respuunt. E contrario vero in suffusione decidentes<text:line-break/>prima indicatione ad alium eam locum, qui minoris sit mo-<text:line-break/>menti, transserimus. Non<text:span text:style-name="Default_20_Paragraph_20_Font"><text:span text:style-name="T5">n</text:span></text:span>ulli quoque haec vacuare funt<text:line-break/>aggressi, sicut in iis quae chirurgia tractentur dicam. Nunc<text:line-break/>illud dixisse sufficiet, quod humor, qui in hydrocelis visitur,<text:line-break/>alienus a corporis substantia tote natu<text:span text:style-name="Default_20_Paragraph_20_Font"><text:span text:style-name="T5">r</text:span></text:span>a sit, sicut etiam -quae<text:line-break/>in afrilis hydropibus continetur aqua. Qua<text:span text:style-name="Default_20_Paragraph_20_Font"><text:span text:style-name="T5">r</text:span></text:span>um certe vacua-<text:line-break/>tionem vel medicamentis quae discutiant molimur vel chi-</text:p>
      <text:p text:style-name="P3">ret, ea hoc praesidio restituatur. Ac nobis quidem in omni-<text:line-break/>bus ferme hoc unum satisfecerit, siquidem humectat et ca-<text:line-break/>lefacit, sanguinis multitudine accita. Ergo nec assidue id ae-<text:line-break/>grotanti corpori admovere conveniet, nec quum conveniet,<text:line-break/>saepe illinere, verum in hieme bis, in aestate semel id secisse<text:line-break/>est fatis. Quibus ver<text:span text:style-name="Default_20_Paragraph_20_Font"><text:span text:style-name="T5">o</text:span></text:span> ab ortu graciliores sunt partes quae-<text:line-break/>dem, iis etiam mangones puerorum hoc ipso praesidio suo-<text:line-break/>currunt una cum percussione, quam epicrusin vocant, est;<text:line-break/>porro et illius commoderalio quaedam, ut nec plus justo<text:line-break/>nec minus fiat. Ea talis est. Ferulas parvas ac leves modice<text:line-break/>illitas gracilibus partibus incutiunt, donec modice attollan-<text:line-break/>tur, quippe in hoc summa rei est, ut Hippocrates de portu-<text:line-break/>sione aquae calidae dixit, <text:span text:style-name="Default_20_Paragraph_20_Font"><text:span text:style-name="T5">primum quidem pars intumescit,<text:line-break/>post gracilescle. </text:span></text:span>Ergo quibuscunque partibus bonam cor-<text:line-break/>p<text:span text:style-name="Default_20_Paragraph_20_Font"><text:span text:style-name="T5">a</text:span></text:span>lentiam reddere studemus, has et fricare et perfundere<text:line-break/>et percutere et picare oportebit tantisper, dum intumo-<text:line-break/>(eant; hoc ubi factum est, protinus desistere prius quam dis-<text:line-break/>cuti coeperint. Etenim, quae calefaciunt omnia sicut attra-</text:p>
      <text:p text:style-name="P3">multum extant, item quae in oculis sunt pterygia. Curatio-<text:line-break/>nis tamen eorum iudicatio manifesta esu Siquidem talia om-<text:line-break/>nia amovere oportebit, atque id semper agere ut rationibus<text:line-break/>quibus id fiat pensitatis optimam semper earum deligas.<text:line-break/>Sane optimae rationes tripliciter judicantur, tum ex temporis<text:line-break/>curandi brevitate, tum ex curando citra dolorem, tum ex<text:line-break/>maxime tuto curando, Rursus ut tuto cures; tres proprii<text:line-break/>funi scopi, unus primusque ut omnino absolutionem operis<text:line-break/>consequa<text:span text:style-name="Default_20_Paragraph_20_Font"><text:span text:style-name="T5">r</text:span></text:span>is, alter ut sicubi hunc non consequaris, saltem cu-<text:line-break/>hantem non laedas, tertius ut morbus non facile revertatur.<text:line-break/>His considerationibus si optimam curationis viam j unica ve-<text:line-break/>vis, invenietur in omnibus , quae nunc proposuimus, quando<text:line-break/>potius chirurgiae et potius medicamentorum ope sit curan-<text:line-break/>dum. At chicurgiae quidem studium lu iis praesertim quae<text:line-break/>nunc sunt proposita ad interemptionem eorum sestinat; ut<text:line-break/>quae quod in animalis co<text:span text:style-name="Default_20_Paragraph_20_Font"><text:span text:style-name="T5">r</text:span></text:span>pore toto genere praeter naturam<text:line-break/>habetur, id prorsus tollendum sibi proponat; quod si per-<text:line-break/>ficere nequeat, proximum illud consilium habet, ut vitium</text:p>
      <text:p text:style-name="P3">transferat, <text:span text:style-name="Default_20_Paragraph_20_Font"><text:span text:style-name="T5">veluti</text:span></text:span> in hypochymatis. Quod vero ex medica-<text:line-break/>mentis petitur, primum huc tendit, ut quod praeter natu-<text:line-break/>ram est tum vacuet tum discutiat, quod si per partis natu-<text:line-break/><text:span text:style-name="Default_20_Paragraph_20_Font"><text:span text:style-name="T5">r</text:span></text:span>am aut etiam affectus rebellionem fieri non licet; ut id<text:line-break/>tum in pus vertat tum putrefaci<text:span text:style-name="Default_20_Paragraph_20_Font"><text:span text:style-name="T5">e</text:span></text:span>t, hoc vero fecundo loco<text:line-break/>destinat. Quippe ita in columella facimus, primum ad natu-<text:line-break/>ralem affectum eam revocantes ; id est conloqui no<text:span text:style-name="Default_20_Paragraph_20_Font"><text:span text:style-name="T5">n</text:span></text:span> est;<text:line-break/>prorsus amputantes, adque vel chirurgiae opera vel per cau-<text:line-break/>stica medicamenta. Verum medicamenta melius est in tra-<text:line-break/>elationem de iis differamus; quandoquidem tribus jam pro-<text:line-break/>ditis, aliam quoque quartam ad jiciendam statuimus, ac chi-<text:line-break/>rurgianr in calce hujus operis apponamus.</text:p>
      <text:h text:style-name="Heading_20_2" text:outline-level="2">Cap. XIV. </text:h>
      <text:p text:style-name="P24">Non est igitur, quod in his amplius i<text:span text:style-name="Default_20_Paragraph_20_Font"><text:span text:style-name="T5">t</text:span></text:span>n-<text:line-break/>moremur, sed transeundum ad ea quae similem iis quae<text:line-break/>comprehensa sunt curationem desiderant. Ea sunt tum quae<text:line-break/>in numero et magnitudine convenientem modum excedunt,<text:line-break/>tum quae in ambobus bis deficiu<text:span text:style-name="Default_20_Paragraph_20_Font"><text:span text:style-name="T5">n</text:span></text:span>t. Dixi hoc loco conve-<text:line-break/>nienlem , quod si conserentem vel conducentem vel foeno-</text:p>
      <text:p text:style-name="P3">dum naturam vel utilem alibi usurpavero , eadem sermonis<text:line-break/>vis erit. Ac dictum quidem de his est alibi latius, caeterum<text:line-break/>redigere in memoriam summatim omnia, etiam hoc loco me-<text:line-break/>lius fuerit. Omnium ergo quae in corpore habentur pri-<text:line-break/>mum, cujus maxime indigemus, est ipsa partium minime im-<text:line-break/>pedita functio. Hanc vero, quia possidemus natura, idcirco<text:line-break/>publice dicimus expetere nos fecundum naturam agere. Et<text:line-break/>quia hoc ipsum cum eo , quod fecundum naturam se habet,<text:line-break/>est conj unctum, merito nihil interesse arbitramur an secun-<text:line-break/>dum naturam habere, an secundum naturam agere dicamus.<text:line-break/>Quin et sine additione inte<text:span text:style-name="Default_20_Paragraph_20_Font"><text:span text:style-name="T5">r</text:span></text:span>dum dicimus, expetere<text:span text:style-name="Default_20_Paragraph_20_Font"><text:span text:style-name="T5">r</text:span></text:span>nos se-<text:line-break/>eundum naturam, utique subaudito in dictione vel agere vel<text:line-break/>ambobus. Atque haec quidem caula est cur medicis recte<text:line-break/>usu<text:span text:style-name="Default_20_Paragraph_20_Font"><text:span text:style-name="T5">r</text:span></text:span>pata vox haec, secundum naturam, sit de omnibus quae<text:line-break/>in corpore ex sententia nostra esse cupimus. Scire autem<text:line-break/>licet in iis quibus natura deficit nec p<text:span text:style-name="Default_20_Paragraph_20_Font"><text:span text:style-name="T5">r</text:span></text:span>imum nec propter<text:line-break/>se ipsum quod secundum naturam est a nobis expeti , sed<text:line-break/>secundario et ex accide<text:span text:style-name="Default_20_Paragraph_20_Font"><text:span text:style-name="T5">n</text:span></text:span>te. Siquidem sextus digitus nonuul-</text:p>
      <text:p text:style-name="P17">lis ab ipfo statim o<text:span text:style-name="Default_20_Paragraph_20_Font"><text:span text:style-name="T5">r</text:span></text:span>tu est congenitus et. quintus defecit et alia<text:line-break/>quaedam similia , aliqua in numero, aliqua in legitima quau-<text:line-break/>titate vitiosa. Ac fi quidem haec plurimum, recta vero rara<text:line-break/>fierent, contra quam hunc de naturae operibus statueremus;<text:line-break/>noli tuentes ut nunc, fici . auferentes ea. Haec ratio me-<text:line-break/>mo<text:span text:style-name="Default_20_Paragraph_20_Font"><text:span text:style-name="T5">r</text:span></text:span>ia tua nunquam excidat, quum sit ad nominum ufutn<text:line-break/>utilis, quae tum fallere inconsideratus possunt tum difcor-<text:line-break/>diae .phantasiam excitare, si quis dicat totum quod praeter<text:line-break/>natu<text:span text:style-name="Default_20_Paragraph_20_Font"><text:span text:style-name="T5">r</text:span></text:span>am est esse tollendum; alter quod nocet aut inutile est<text:line-break/>aut incommodat actioni.</text:p>
      <text:h text:style-name="Heading_20_2" text:outline-level="2">Cap. XV. , </text:h>
      <text:p text:style-name="P24">Ergo denuo repetentes de rebus loqua-<text:line-break/>innui quando de nominibus est nobis definitum, hinc orsi;<text:line-break/>Conjuncta-enarratis jam morbis fiunt ea quae vel.magnitu-<text:line-break/>dine vel numero a debito naturae modo sunt aliena; in qui-<text:line-break/>bus: amputare quidem conveniet quod magnitudine vel nu-<text:line-break/>mero redundat, reficere autem et fingere quod defit, ubi vi-<text:line-break/>delicet fieri id licet. Qui<text:span text:style-name="Default_20_Paragraph_20_Font"><text:span text:style-name="T5">n</text:span></text:span>tum namque digitum aut talem</text:p>
      <text:p text:style-name="P3">aliam partem medico certe gignere non licet, fed unius na-<text:line-break/>turae opus funt omnia talia. Verum in totum tollere quod<text:line-break/>numero redu<text:span text:style-name="Default_20_Paragraph_20_Font"><text:span text:style-name="T5">n</text:span></text:span>dat aut praecidere aliquid ejus , quod magni-<text:line-break/>tudine modum excessit, haec nobis quoque licent; Siquidem<text:line-break/>ex medici officiis unum est; nec id levissimum, ubi in corpu-<text:line-break/>lentis eo devenit corpus ut nec ingredi sine molestia nec<text:line-break/>fedem propter ventris molem contingere<text:span text:style-name="Default_20_Paragraph_20_Font"><text:span text:style-name="T5">, t</text:span></text:span>est nec respirare.<text:line-break/>libere possit, hanc liquere ac tollere, quemadmodum quum<text:line-break/>co<text:span text:style-name="Default_20_Paragraph_20_Font"><text:span text:style-name="T5">r</text:span></text:span>pus in ea tabe<text:span text:style-name="Default_20_Paragraph_20_Font"><text:span text:style-name="T5">t</text:span></text:span>cit atrophia, qualem phthoe correpti pa.-.<text:line-break/>limatur, huic quoque reficiendo prospicere; Saepe autem<text:line-break/>evenit ut non totum corpus, sied una quaedam pars ex atro-<text:line-break/>phia tabescat, quam vel paralysis vel partis intemperies<text:line-break/>praecessit. opportuneque jam de curatione horum contidera-<text:line-break/>bimus; orsi ab iis qui corpulentia nimium onerantur. Osten-<text:line-break/>sum vero in libris est de temperamentis quod calidior sica<text:line-break/>eiorque temperies exile corpus reddat; Ergo talis tibi con-<text:line-break/>citanda est erassi corporis temperies , si ad symmetriam redi-<text:line-break/>turum siti Sane docuimus tum- lu illo opere tum nihilo <text:span text:style-name="Default_20_Paragraph_20_Font"><text:span text:style-name="T5">t</text:span></text:span>e.-</text:p>
      <text:p text:style-name="P2">crus in opere de tuenda sanitate, quod acuta exercitatio et<text:line-break/>tenuans vietus et id genus medicamenta et animi cogitatio<text:line-break/>temperamentum totum et calidius et siccius ac propterea<text:line-break/>corpus -exilius reddunt. Igitur in exercitationibus celerri-<text:line-break/>mus cursus est idoneus. Tenuantis vero rictus materia ieor-<text:line-break/>sum singulari libro est prodita. Quodsi medicamenta tenu-<text:line-break/>antia quoque requirant, etiam haec in operibus quae de me-<text:line-break/>limamentis conscripsimus sunt edita, quamquam reserentur<text:line-break/>eorum nunc quoque quae. sunt efficacissima, quibus, ubi de-<text:line-break/>mere immoderatam corpulentiam studes, utaris suadeo. Ergo<text:line-break/>quae ad arthriticos affectus quidam exhibere solent, quae<text:line-break/>valentem incidendi facultatem habent, iis tu quoque, quum<text:line-break/>^obesitatem curabis, utitor. Sunt porro talia rufae femen,<text:line-break/>. praeferlinque silvestris una cum ipsis co<text:span text:style-name="Default_20_Paragraph_20_Font"><text:span text:style-name="T5">r</text:span></text:span>ymbis et ariste-<text:line-break/>scobis rotunda, et minus centaurium et gentiana et polium,<text:line-break/>praeterea ex urinam cientibus ea quae polle<text:span text:style-name="Default_20_Paragraph_20_Font"><text:span text:style-name="T5">n</text:span></text:span>tes habent vi-<text:line-break/>res, veluti petroselinum. Unumquodque enim talium tum</text:p>
      <text:p text:style-name="P2">insum per fe tum veto aliis mixta , universa et extenuare<text:line-break/>potentur humores et vacuare sunt habilia, partim quidem<text:line-break/>scnfibiliter per urinas, partim per insensibilem transpiratum;<text:line-break/>fed et sal quod ex combustis fit viperis potenter extenuat.<text:line-break/>Multique quum vel graciliores vel mediocris habitudinis efi-<text:line-break/>rent, ex ejusmodi medicamentorum potione perierunt, fan-<text:line-break/>guiue ipsorum excocto. Ruerant autem ad ea propterea<text:line-break/>quod liberatos aliquos articulariis affectibus viderant, mi-<text:line-break/>nime aestimantes quod temperies eorum qui sanati fuerant<text:line-break/>humidior pituitosiorque erat, qualis nimirum obefornm est,<text:line-break/>in quibus hujusmodi medicamentorum secutus est utus. Ego<text:line-break/>namque juvenetn quendam quadraginta circiter annos na-<text:line-break/>tuui admodumque obesum percu<text:span text:style-name="Default_20_Paragraph_20_Font"><text:span text:style-name="T5">r</text:span></text:span>avi, usum tum antidoto;<text:line-break/>quae adversus articularia vitia est composita, tum sale the-<text:line-break/>risco ipsaque theriace ac reliquo extenuant: rictu et pro<text:line-break/>exercitatione cursu veloci. Porro praeparari hominem ad<text:line-break/>cursum perfiicando primum linteis asperis; quoad cutis<text:line-break/>ruberet, dein statim cum oleo quod in fe discutiens aliquod</text:p>
      <text:p text:style-name="P3">medicamentum habebat , quo etiam post cursum rursus ute-<text:line-break/>bar. . Talia <text:span text:style-name="Default_20_Paragraph_20_Font"><text:span text:style-name="T5">medicamenta</text:span></text:span> sunt tum cucumeris silvestris ra- .<text:line-break/>dix tum althaea tum gentia<text:span text:style-name="Default_20_Paragraph_20_Font"><text:span text:style-name="T5">n</text:span></text:span>a tum aristolochia tum panacis.<text:line-break/>radix tum polium tum centaurium. Per hiemem vero<text:line-break/>etiam a balneo jam dicto oleo hominem reunxisse profuerit.<text:line-break/>Verum cibum exhibere non statim a balneo, sed interposito<text:line-break/>somno conveniet. Quod si .velit etiam rursus ante cibum<text:line-break/>lavari, permittes. Magis etiam ad rem pertinebit, si aquae<text:line-break/>ipsi discutienti facultas insit. Ac si quidem talem aliquam.<text:line-break/>sponte natam habemus, ipsa utemur, cujusmodi in Lefbo vi-<text:line-break/>situr a Mitylene stadiis quadraginta; sin minus, ipsi similem<text:line-break/>aliquam moliemur. Est porro ea quae in Mitylene conspi-<text:line-break/>citur et facultatibus et colore talis, qualis fiat, fi quis florem<text:line-break/>salis aquae marinae misceat. Haec ipsa aqua etiam hydropi-<text:line-break/>cis et reliquis tumefactis idonea est valenter. desiccans, ita<text:line-break/>profecto ut corpulentis, ac praecipue si quis ipsos cogat in ea<text:line-break/>celerrime natare, nec post largam lavationem protinus esse<text:line-break/>bibereve, sed somno interposito aut omnino saltem quiete..</text:p>
      <text:p text:style-name="P3">Sane illud est sciendum atque ab eo qui obesitatem curat<text:line-break/>praedicendum , quod aliquando ex mullo simul obitu motu<text:line-break/>et febre hominem corripi est credibile , et quod febris ad<text:line-break/>rem propensam no<text:span text:style-name="Default_20_Paragraph_20_Font"><text:span text:style-name="T5">n</text:span></text:span> aliena erit, si medicus recte omnia fa-<text:line-break/>erat. Etenim perspicuum esu ubi ex lassitudine sebricitariut<text:line-break/>qui ita curantur, quod sopita eorum febre rursus ad eandem<text:line-break/>curationis formulam redibimus. Sane sugere lu iis. curandis<text:line-break/>conveniet et vina quae multum nutriunt, cujus. generis<text:line-break/>crassa sunt, uti vero vel aquosis, id est colore albis et con si-<text:line-break/>Remia tenuibus;. vel quibus ma<text:span text:style-name="Default_20_Paragraph_20_Font"><text:span text:style-name="T5">r</text:span></text:span>e est admixtum.</text:p>
      <text:h text:style-name="Heading_20_2" text:outline-level="2">Cap. XVI. </text:h>
      <text:p text:style-name="P24">At ubi extenuatos reficere volumus, vi-<text:line-break/>num exhibebimus crastina, cibum vero qui humorem effi-<text:line-break/>ciat crassam, exercitationes paucas, fricticnem mediocrem, ac<text:line-break/>ut summa complectar, omnia jam dictis contraria moliemur.<text:line-break/>His vero etiam picari commodum est, trium vel quatuor<text:line-break/>dierum fpatio<text:span text:style-name="Default_20_Paragraph_20_Font"><text:span text:style-name="T5">r</text:span></text:span> nam id ad carnem instaurandam egregium<text:line-break/>medicamentum est, adeo ut si qua pars una quandoque labo-</text:p>
      <text:p text:style-name="P3">ret, ea hoc praesidio restituatur. Ac nobis quidem in omni-<text:line-break/>pus ferme hoc unum satisfecerit , siquidem humectat et ca-<text:line-break/>lefacit, sanguinis multitudine accita. Ergo nec assidue id aeo<text:line-break/>grumuli corpori admovere conveniet, nec quum conveniet,<text:line-break/>Iaepe illinere; verum in hieme bis, in aestate semel id fecisse<text:line-break/>est satis. Quibus vero ab ortu graciliores sunt partes quae-<text:line-break/>dem, iis etiam mangones puerorum hoc ipso praesidio suc-<text:line-break/>currunt una cum percussione., quam epicrusin vocant, est<text:line-break/>porro et illius commoderatio quaedam. ut nec plus justo<text:line-break/>nec minus fiat. Ea talis est. Ferulas parvas ec leves modice.<text:line-break/>illitas gracilibus partibus incutiunt, donec modice attollam:<text:line-break/>fur, quippe in hoc. summa rei est, ut Hippocrates de pertu-<text:line-break/>sione aquae calidae dixit, <text:span text:style-name="Default_20_Paragraph_20_Font"><text:span text:style-name="T5">primum quide</text:span></text:span>m <text:span text:style-name="Default_20_Paragraph_20_Font"><text:span text:style-name="T5">par</text:span></text:span>s <text:span text:style-name="Default_20_Paragraph_20_Font"><text:span text:style-name="T5">intumesc</text:span></text:span>i<text:span text:style-name="Default_20_Paragraph_20_Font"><text:span text:style-name="T5">t;<text:line-break/>post. gracilescit. </text:span></text:span>Ergo quibuscunque partibus bonam cor-<text:line-break/>palentiam reddere studemus, has et fricare et perfundere<text:line-break/>et percutere et picare oportebit tantisper, dum intume-<text:line-break/>.fcant; hoc ubi factum est, protinus desistere priusquam dif-<text:line-break/>cuti coeperint. Etenim, quae calefaciunt omnia sicut attra--</text:p>
      <text:p text:style-name="P2">here, ita etiam discutere funt apta, .Si ergo perstes, dum<text:line-break/>quod attractum est discussum sit, operam luseris. Ad hunc-<text:line-break/>. modum mango quidam proxime nates pueri gracilioris brevi<text:line-break/>auxit, percussu mediocri quotidie u<text:span text:style-name="Default_20_Paragraph_20_Font"><text:span text:style-name="T5">t</text:span></text:span>us aut <text:span text:style-name="Default_20_Paragraph_20_Font"><text:span text:style-name="T5">salt</text:span></text:span>e<text:span text:style-name="Default_20_Paragraph_20_Font"><text:span text:style-name="T5">m</text:span></text:span> alternis<text:line-break/>diebus, item moderata picatione. Caeterum quibus totum<text:line-break/>corpus est extenuatum, iis lavari quoque post cibum est<text:line-break/>idoneum. Ueluti autum metus erat, ne teuuantibusauxiliis.<text:line-break/>febris succederet, corpore immodice per haec calefacto, sic<text:line-break/>iis qui a cibo lavantur periculum est ne sibi jecur obstrua-<text:line-break/>tur, potissimum propter ciborum speciem, quippe quum ali-<text:line-break/>i ter quoque obstruere soleant quae humorem massum gi-<text:line-break/>gnunt, si quis his liberalius utatur. Ubi igitur alias id essi-<text:line-break/>cere solent, multo profecto promptius idem post balneum<text:line-break/>cum alimento facient. Incidit tamen ex tali victu diutius ex-<text:line-break/>bibito etiam calculi in renibus generatio, quod vitium cur<text:line-break/>omnibus non contingat satis patet. Nam incredibile non<text:line-break/>est quibusdam vel densos admodum esse renes vel pera,:-<text:line-break/>gustas venarum jecoris osculationes , quibusdam esse con.</text:p>
      <text:p text:style-name="P3">tiaris. Hornmque dignetis nulla plane certa est, fed per-<text:line-break/>cunctandum assidue ab eo, qui jam dicto modo est cibatus,<text:line-break/>num quis illi gravitatis sensus in dextro hypochondrio et<text:line-break/>circa lumborum carnes sit., Quod si quid tale aliquando scn-<text:line-break/>serit, protinus cappari ex oxymelite in principio orbationis,<text:line-break/>donec constiterit gravitas, dabitur. Ad partes vero. quae ae-<text:line-break/>gre reficiebantur . ac. plufculum jam refrigerata erant, usus<text:line-break/>aliquando et thapsia fum , alias ea ex malle partem illiniens,<text:line-break/>alias etiam ex cerato , siquidem attrahit ea quoque partibus<text:line-break/>quibus superposita suerit sanguinis copiam. Quibus autem<text:line-break/>exiguum aliquid pudendi praeputio de naturali deest quan-<text:line-break/>titate, iis non raro citra thapsiam sula tensione debitum<text:line-break/>modum reddidi, chartae membranulam mollem sirmamque<text:line-break/>puti gummi illitae circumvolvens. Satis autem constat, quod<text:line-break/>etiam membranulae finem parti superiori suspectae aggluti-<text:line-break/>nari gummi oportebit, siquidem et siccatur cito et sine dolore<text:line-break/>adstringit. Porro cuti praeputii ex interna parte rotundum<text:line-break/>aliquid commoderatum supponi prius oportebit, quod et.</text:p>
      <text:p text:style-name="P3">postea quam agglutinata membranula est facile eximas.<text:line-break/>Eorum vero qui thapsia p<text:span text:style-name="Default_20_Paragraph_20_Font"><text:span text:style-name="T5">r</text:span></text:span>aeputium adducunt quidam ro-<text:line-break/>fundum id e plumbo fecerunt, veluti tubulum quendam, mox<text:line-break/>illi extrinsecus praeputii cutim circumteudunt ac molli loro<text:line-break/>.deligant. Puerisque et id no<text:span text:style-name="Default_20_Paragraph_20_Font"><text:span text:style-name="T5">n</text:span></text:span>nunquam utile quibus multa<text:line-break/>defit cutis, quibus autem exiguum est quod deest, iis, ut<text:line-break/>dictum est, fola chartulae circumdata sufficiat, ubi autem cir-<text:line-break/>cumdabitur cuti et agglutinabitur, I<text:span text:style-name="Default_20_Paragraph_20_Font"><text:span text:style-name="T5">n</text:span></text:span>litus imponi tubulum<text:line-break/>p<text:span text:style-name="Default_20_Paragraph_20_Font"><text:span text:style-name="T5">r</text:span></text:span>ius oportebit Ego vero, si nihil horum praesto sit, modi-<text:line-break/>cum chartae involvens immittere pro fulcimento praeputii<text:line-break/>scleo, ut postea, quum plane coaluit quod foris est circum-<text:line-break/>datum , exemplo. quod fuleiverat facile mejat is qui curatur.<text:line-break/>Constat vero hunc quoque affectum ex eo morborum esse<text:line-break/>genere quod naturalem magnitudinem est egressum, inter-<text:line-break/>dum putrescente praeputio oborientem , interdum ab ipfo<text:line-break/>ortu minorem quam par erat congenitum. Subjicitur au-<text:line-break/>tem duplici chirurgiae rationi, interdum in superna pudendi</text:p>
      <text:p text:style-name="P2">porle circulo incisa cute, quo videlicetejus unitate soluta<text:line-break/>. eatenus deorsum trahatur, quoad glandem totam cooperiat,<text:line-break/>interdum vero excoriata scalpro ex interna parte a glandis<text:line-break/>radice mox deorsum tracta ac deinde, ut dictum. est, molli<text:line-break/>quopiam deligata. Dicemus autem et de ejusmodi rationibus<text:line-break/>in sermonis progressu , ut et de curtis seu colobomatis , nam<text:line-break/>ita vocant quae in labiis aut narium alis aut aure deficiunt.</text:p>
      <text:p text:style-name="Normal">. Nam methodo quadam curantur haec quoque , primum qui—<text:line-break/>dem excoriata utrimque cute, delude adductis conjunctisque<text:line-break/>. inter se cutinnr labris, ac utriusque quod callosum est de-<text:line-break/>tracto, mox <text:span text:style-name="Default_20_Paragraph_20_Font"><text:span text:style-name="T5">quae. rel</text:span></text:span>i<text:span text:style-name="Default_20_Paragraph_20_Font"><text:span text:style-name="T5">qua sunt</text:span></text:span> adfatis atque agglutinatis.<text:line-break/>Ejusdem generis sunt et in majore oculi angulo rhyades vel<text:line-break/>impensius minuto vel prorsus perdito ipso angulo. At pror-.<text:line-break/>rus quidem perdito eo omnino insanabilis relinquitur mor-<text:line-break/>bus, minuto vero modice adstringentibus curatur, si tamen<text:line-break/>totum corpus primum aule purgaveris, dein caput. Sunt me.<text:line-break/>dioc<text:span text:style-name="Default_20_Paragraph_20_Font"><text:span text:style-name="T5">r</text:span></text:span>iter adstringentia medicamenta et quae. e glauci<text:span text:style-name="Default_20_Paragraph_20_Font"><text:span text:style-name="T5">a</text:span></text:span> com-</text:p>
      <text:p text:style-name="P3">ponuntur et croco et quae nardina vocantur, et in primis<text:line-break/>quae ex vino sunt consecta. Ut vero summa complectar,<text:line-break/>quibus perit aliquid substantiae, maxime quidem id agendum,<text:line-break/>ut ei quam simillimam faciendam curemus: si id fieri nequit,<text:line-break/>fustem aliquid quod eundem praestet usum machinabitur,<text:line-break/>erit autem profecto et id eatenus simile. Etenim quum ossis<text:line-break/>tibiae saepe excindere portionem magnam cogimur, .ad al--<text:line-break/>teram loco ejus substantiam producendam carnem giguen-<text:line-break/>tibus medicamentis naturam ipfam provocamus , quae inter<text:line-break/>initia velut dura est caro, postmodum calli durioris firmitu-<text:line-break/>diuem accipit ac temporis spatio. roborata ad ingressum ossis<text:line-break/>loco fit habilis. Quin etiam ubi internodia digitorum exui-<text:line-break/>diutus, in excisorum loco alteram qualem praediximus na-<text:line-break/>turam provenire cernimus, Quod autem venas quoque fen-<text:line-break/>sibiles generatas aliquando vidimus prius est dictum, verum<text:line-break/>has non tam similes iis quae prius perie<text:span text:style-name="Default_20_Paragraph_20_Font"><text:span text:style-name="T5">r</text:span></text:span>ant quam easdem<text:line-break/>renasci dixeris, velut in caris ulceribus carnem. Cicatrix<text:line-break/>vero quae in hac calli modo duram gignitur, ea cuti qui-</text:p>
      <text:p text:style-name="P3">dem est quam simillima, cutis tame<text:span text:style-name="Default_20_Paragraph_20_Font"><text:span text:style-name="T5">n</text:span></text:span> non est, quum et den-<text:line-break/>sior ea visu tactuque sentiatur, et ratione ex .eo quod pilos<text:line-break/>non edat intelligitur. Haec igitur si praesto tibi ad manum<text:line-break/>femper erunt, quae tibi in curationibus peragenda sint mi-<text:line-break/>nime requires.</text:p>
      <text:h text:style-name="Heading_20_2" text:outline-level="2">Cap. XVI. </text:h>
      <text:p text:style-name="P24">Mihi vero jam tempestivum esit ad alias<text:line-break/>morborum species transire praedictis consociatas. Ergo qui<text:line-break/>herpes dicitur, ejusdem est generis cum exulcerato eryfipe-<text:line-break/>late , farcocele vero. cum srirrhis. At ophiafis, alopecia et<text:line-break/>ptilosis ex eo fiunt morborum genere, in quibus naturale<text:line-break/>aliquid amissum, aeque ut myrmecia quae toto genere est<text:line-break/>praeter naturam. Porro triplex omnium horum est dilfe<text:span text:style-name="Default_20_Paragraph_20_Font"><text:span text:style-name="T5">r</text:span></text:span>en-<text:line-break/>tia. Quaedam namque exi mutatione consistunt solidarum<text:line-break/>partium, sicut myrmecia et la<text:span text:style-name="Default_20_Paragraph_20_Font"><text:span text:style-name="T5">n</text:span></text:span>ce et vitiligo et sphacelus et<text:line-break/>elephas et scabies et lepra. Quaedam qunm prius omnino<text:line-break/>non suerint, pestm edum fiunt orta, veluti meliceris et asuero-<text:line-break/>urata et steatomata, atque alid modo helmiuthes et afcarides<text:line-break/>et ceris, ita enim vocant longam latam que helmintha, omnia-</text:p>
      <text:p text:style-name="P3">que quae supra diximus in abscessibus quibusdam <text:span text:style-name="Default_20_Paragraph_20_Font"><text:span text:style-name="T5">callo</text:span></text:span>s<text:span text:style-name="Default_20_Paragraph_20_Font"><text:span text:style-name="T5">ae<text:line-break/>substantiae</text:span></text:span>, aut lapillis, aut ossibus, aut pilis, aut aliis qui-<text:line-break/>busdam id genus similia inveniri. Itaque attentum esse scm-<text:line-break/>per oportet in omnibus quae. praeter naturam habentur<text:line-break/>atque diligenter advertere ex quo ea genere sint, si modo<text:line-break/>illud recte a <text:span text:style-name="Default_20_Paragraph_20_Font"><text:span text:style-name="T5">n</text:span></text:span>obis dictum est, primam faciendorum indica-<text:line-break/>tionem, u<text:span text:style-name="Default_20_Paragraph_20_Font"><text:span text:style-name="T5">n</text:span></text:span>de ad omnia quae deinceps sunt administranda<text:line-break/>initium capietur, a genere ipso sumi. Herpeta namque bilin-<text:line-break/>sus procreat humor, quo fit ut eatenus ejusdem sit cum ery-<text:line-break/>sipelate generis, atque hujus quoque magis etiam cum eo<text:line-break/>quod exulceratum est. Differt autem ab eryfipelate humoris<text:line-break/>tenuitate; est enim admodum tenuis qui herpetem excitat,<text:line-break/>adeo profecto ut non Polum omnes interiores partes quae<text:line-break/>carnosae substantiae sunt transeat, sied etiam cutim ipsam ad<text:line-break/>summam usque cuticulam, quam solam propterea quod ab<text:line-break/>ea remoratur tum erodit tum exedit, quando si hanc quo-<text:line-break/>que sudo<text:span text:style-name="Default_20_Paragraph_20_Font"><text:span text:style-name="T5">r</text:span></text:span>is vice transiret; haud quaquam ulcus exaltaret.<text:line-break/>Quippe id ulcerum, quae ex mordente humore oriuntur.</text:p>
      <text:p text:style-name="P3">quae fpontanea vocant commune est, quod. humor qui ea<text:line-break/>facit sistitur in .exitu ac tardat. Porro ex eb quod alter hu-<text:line-break/>mor altero sit tenuior crassiorve, ulcerum differentiae ; quae<text:line-break/>ex profunditate spectantur, proveniunt. Hujus certe generis<text:line-break/>est et quae pbagedaena. dicitur et exulcerati cancri. Quorum<text:line-break/>omnium communis curatio est ut prohibeatur primum hu-<text:line-break/>tuoris assius us, <text:span text:style-name="Default_20_Paragraph_20_Font"><text:span text:style-name="T5">post</text:span></text:span> tanetic ulcus. propria vero cujusque<text:line-break/>tum ex partis invenitur natura tum ex humoris non fotum<text:line-break/>specie, fed etiam quantitate. sit tenuissimus quidem in ejus-<text:line-break/>modi humoribus estis, qui exulceratum herpetem excitat;<text:line-break/>crassissimus qui cancrum., proximum ab his locum occupat;<text:line-break/>quod ad crassitudinem attinet, qui phagedaenas nominatas<text:line-break/><text:span text:style-name="Default_20_Paragraph_20_Font"><text:span text:style-name="T5">creat. </text:span></text:span>Harum species quaedam fiunt quae chironia ac tele-<text:line-break/>phia dicuntur. Jam aliae quaedam ejusmodi appellationes<text:line-break/>sunt, <text:span text:style-name="Default_20_Paragraph_20_Font"><text:span text:style-name="T5">t</text:span></text:span>ed inutiles et supervacuae, siquidem ad curationem<text:line-break/>pernosci oportet humoris tum copiam tum potentiam tum<text:line-break/>consistentiam , veluti statim in herpete; quoniam humor te-<text:line-break/>rutis est, ut qui ex genere flavae sit bilis ; ubi cuticulam in</text:p>
      <text:p text:style-name="P3">transitu perrupit discussus, permittit cicatricem ulceri in-<text:line-break/>duci. Itaque si quis tuto prius corpore purgato mox quae<text:line-break/>affluentem -humorem reprimant repellahtque medicamentis<text:line-break/>utatur, jam herpetem curaverit. Sin neutrum horum fecerit;<text:line-break/>sed tantum ea quae cicatricem inducunt adhibuerit, exul-<text:line-break/>ceratam cuticulam ita sanaverit, proximae tamen illi quo<text:line-break/>minus exulceretur non consuluerit. Postmodum vero illa<text:line-break/>quoque cicatrice inclusa, quae ipsi continua est exulceratu<text:span text:style-name="Default_20_Paragraph_20_Font"><text:span text:style-name="T5">r;<text:line-break/></text:span></text:span>idque longo spatio ceu serpente affectu ipso fit; donec hu-<text:line-break/>mor qui id facit sit vacuatus. Etenim Romae .mulier quae-<text:line-break/>dam illustris , quum herpetem lo malleolo haberet; primum<text:line-break/>quidem medicamento de. alga est u<text:span text:style-name="Default_20_Paragraph_20_Font"><text:span text:style-name="T5">t</text:span></text:span>a. Hoc quum protinus<text:line-break/>cicatrix induceretur, proxima illi summa culis est excoriata;<text:line-break/>veluti ex desquamatis. Cui quum deinde superpositum me-<text:line-break/>dicamentum est, rurfus issi continua est exulcerata. Idque<text:line-break/>.ita assidue perrexit, donec ad genu exulceratio perveniret,<text:line-break/>quum interim quiduis potius pati quam medicamento bilem<text:line-break/>trahente purgari purata esset. Itaque etiam; quod fieri in ta-</text:p>
      <text:p text:style-name="P3">libus assuevit, quoniam plerique culpant non culpanda , da-<text:line-break/>mnatu ex alga medicamento aliud admoveri jussit. Deinceps<text:line-break/>igitur quod ex laudice componitur utebamur. Ut vero id<text:line-break/>quoque, quod exulceratum jam fuerat; cicatrice obduxit;<text:line-break/>quod vero exhlcerabatur non inhibuit; fed jam ad bubones<text:line-break/>usque affectus ascenderat ipsa necessitate coactu serum se la-<text:line-break/>ctis sumpturam annuit. . Immittentes igitur nos clanculum<text:line-break/>minimum scammoniae, invitam purgavimus ac sanavimus.<text:line-break/>Ergo cujus gratia haec dicta sint; denuo repetamus. Posse<text:line-break/>quam communem omnium quae sim eodem genere morbo-<text:line-break/>rum sirnt i<text:span text:style-name="Default_20_Paragraph_20_Font"><text:span text:style-name="T5">n</text:span></text:span>dicationem acceperis, utique non hanc in parti-<text:line-break/>c<text:span text:style-name="Default_20_Paragraph_20_Font"><text:span text:style-name="T5">a</text:span></text:span>loribus tolles, sed reduces semper ad differentiam, quae<text:line-break/>tum affectibus tum ipsorum causis sit commoda, ut de spon-<text:line-break/>tanets ostensum est .ulceribus. Vacuabis namque eum nimi-<text:line-break/>rum qui redundat humorem aliquando quidem medica-<text:line-break/>mento ; quod flavam purgat bilem ; saepe eo quod nigram,<text:line-break/>modo eo quod mixtae est facultatis, quod bilem simul et<text:line-break/>pituitam educat; ut in alio herpetum genere; quem a simili-</text:p>
      <text:p text:style-name="P3">tudine quam habet cum milio miliarem appellanti Nam is<text:line-break/>non protinus ulcus facit, quemadmodum alter, ied admodum<text:line-break/>exiguas pustulas ad speciem milli, quae ipsae interposito<text:line-break/>spatio in ulcus abeunt. Adeo non sine ratione quibusdam<text:line-break/>visum est in ejusmodi affectu bilis esse aliquid pituitae ad-<text:line-break/>mixtum. Incidunt sane nonnunquam et citra vehemens to-<text:line-break/>tius corporis humorum vitium in partibus ulcera, quae haud<text:line-break/>difficulter medicamentis, quae repellendi discutiendique mix-<text:line-break/>tas facultates habent, curantum Ac repellunt quidem non<text:line-break/>solum ea. quae adstringunt, sed etiam quae sine adstrictione<text:line-break/>refrigerant, discutiunt vero quae calefaciunt. Constatque<text:line-break/>quod in ge<text:span text:style-name="Default_20_Paragraph_20_Font"><text:span text:style-name="T5">n</text:span></text:span>eratione ulceris exsuperare debebunt, quae re-<text:line-break/>pellendi facultatem habent, ubi non amplius confluit in aea<text:line-break/>grotantem partem vitiosus humor, quae discutiunt. Siqui-<text:line-break/>dem exiguum vitiosi humoris, etiam si quis ad viscera et<text:line-break/>magnas venas <text:span text:style-name="Default_20_Paragraph_20_Font"><text:span text:style-name="T5">r</text:span></text:span>etundat, nullum prosectu quod sensu perri-<text:line-break/>piatur malum committet, at si ejus non levis quantitas sit,<text:line-break/>in principem aliquam partem aliquando procumbit, ubi</text:p>
      <text:p text:style-name="P3">prius naturae viribus totum corpus expurgantis non fit, vel<text:line-break/>.per defectiones vel urinas vel cutim totum corpus. ambien-<text:line-break/>tem vacuatum. Atque flavae quidem bilis vacuasse est faci-<text:line-break/>lior, pituitae vero ac potissimum ejus quae crassior glutino-<text:line-break/>siorque est, itemque nigrae bilis difficilior vacuatus, quo<text:line-break/>magis pu<text:span text:style-name="Default_20_Paragraph_20_Font"><text:span text:style-name="T5">r</text:span></text:span>gantis medicamenti ope indigent. In herpete vero,<text:line-break/>quoniam tenuis humor est qui hunc affectum creat, abunde<text:line-break/>est etiam alvum leviter sclvisse vel urinas per moderata<text:line-break/>dinretiea citasset Verum quoniam de medicamentorum me-<text:line-break/>thodo scriptum etiam aliquid in superioribus est, non pauca<text:line-break/>autem et in operibus proprie his dicatis, satius sit sermonem<text:line-break/>.nihil ultra prost<text:span text:style-name="Default_20_Paragraph_20_Font"><text:span text:style-name="T5">a</text:span></text:span>re, nam satisfacere etiam ei qui attentus<text:line-break/>erit haec possunt; neque enim nos ea a Musis accepimus.<text:line-break/>Verum homini qui prudens fit et diligens et mente exerci-<text:line-break/>tatus ipsa rerum natura quid agendum sit .suggerit: ubi<text:line-break/>vero etiam inveniendi viam ab alio quis traditam didicerit, -<text:line-break/>huic facillimum est per eam ultra progredi. Hujus rei aut-<text:line-break/>pluet tibi testimonium sit, quod ejusmodi viri artem maxi-</text:p>
      <text:p text:style-name="P2">mis operibus illustrarunt, qui vero parum sunt prudentes,<text:line-break/>ii nihil praeterea inveniant, etiamsi tota visa infinitos artis<text:line-break/>. effectus conspexerint. - Plurima namque inveniuntur hodie,<text:line-break/>quae apud majores nostros non suere inventa, veluti nunc<text:line-break/>Romae quidam excogitavit, quemadmodum acrochordonas et<text:line-break/>myrmecias ore sanet; Uerum de acrochordonibus ut a cute<text:line-break/>extantibus minus est mirum, de myrmeciis vero potissimum,<text:line-break/>quae cum summa cute prorsus sunt aequales, mirum videba-<text:line-break/>tur. Uerumtamen has quoque primum labiorum applicatione<text:line-break/>ceu sugens trahebat atque a radice evellebat, deinde. primo-<text:line-break/>ricus apprehensas dentibus totas simul eximebat. Sed et<text:line-break/>. scalpro ad myrtacei folii speciem formato e t sac<text:span text:style-name="Default_20_Paragraph_20_Font"><text:span text:style-name="T5">ramento eo,<text:line-break/></text:span></text:span>quod scolopomachaerion vocant, quispiam manibus exeret-<text:line-break/>talus facile eas excidat, propriam habentes circumscriptio-<text:line-break/>nem, qua a circumposita cute superantur. Aeque vero et va-<text:line-break/>lente aliqua pinna circulo myrmeciae imposita ipsam edo-<text:line-break/>..cimus, Debebit porro pinnae fistula esse myrmeciae crassitu-</text:p>
      <text:p text:style-name="P3">dini par, ut eam undique prorsus^ constringat, quae postea<text:line-break/>circumacta ac simul deorsum impulsa celerrimeita myrmer<text:line-break/>clam etiam eum ipsa radice totam educet. Constat vero et<text:line-break/>quod finis ipsi pinnae, quae eum circulo secabit non tenuis<text:line-break/>mosto, sed etiam acutus et firmus esse debebit. Itaque tum<text:line-break/>galli veteris pinna tum vel magis aquilae adhunc usum est<text:line-break/>commoda. Abscindere vero ah his tantum radice versus<text:line-break/>oportet; quatenus reliquae partis fistula complecti myrme-<text:line-break/>riam possit. Sane ex ipsa statim abscissione, si modo scite<text:line-break/>fiat, etiam acumen ipfi comparabis, Atque hoc quidem ratio<text:line-break/>invenit, non casus. Jam quod haec vehementer attrahentibus<text:line-break/>medicamentis sursum vellatur et putrefacientes enecabitu<text:span text:style-name="Default_20_Paragraph_20_Font"><text:span text:style-name="T5">r,<text:line-break/></text:span></text:span>ratione ab aliquo est inventum, qui iisdem postea usus ex-<text:line-break/>perientia rem comprobavit. Quaedam namque etiam ante<text:line-break/>experientiam fiduciam de se manifeste praebent , veluti quae<text:line-break/>aculeum ac telum, quod modo infixum fit, eximunt, itemque<text:line-break/>arenulas, si quae oculo inciderint. Quaedam ratione certe<text:line-break/>excogitantur, confirmantur autem ipfa experientia. Quo au-</text:p>
      <text:p text:style-name="P3">tem facilius etiam per te ejusmodi rias ad curationum com-<text:line-break/>parandam copiam invenias , non taedebit aliquod hujus ge-<text:line-break/>ueris exemplum propo<text:span text:style-name="Default_20_Paragraph_20_Font"><text:span text:style-name="T5">n</text:span></text:span>ere. Nominamus. autem id genus in<text:line-break/>numero partium <text:span text:style-name="Default_20_Paragraph_20_Font"><text:span text:style-name="T5">vlliu</text:span></text:span>m. Quoniam enim quaedam deficiunt,<text:line-break/>sicut dens veI digitus veI e na<text:span text:style-name="Default_20_Paragraph_20_Font"><text:span text:style-name="T5">t</text:span></text:span>o ala veI auris quaedam<text:line-break/>pars vel pudendi cutis, quaedam redundant, ut <text:span text:style-name="Default_20_Paragraph_20_Font"><text:span text:style-name="T5">t</text:span></text:span>extus digi-<text:line-break/>tus et quae exostoses dicuntur et dentiumii qui naturalibus<text:line-break/>adnafcuntur, adimere quidem quod supervacuum est fiane<text:line-break/>haud difficile est, aliud vero producere, quod simile ei fit<text:line-break/>quod desit, id in quibusdam quidem est facile, in quibusdam<text:line-break/>difficile, in quibusdam <text:span text:style-name="Default_20_Paragraph_20_Font"><text:span text:style-name="T5">plane</text:span></text:span> fieri non potest. Si namque<text:line-break/>carnosum sit quod deest, haud magno negotio id reficias,<text:line-break/>atque ejus rei in cavis ulceribus tradita methodus esu Sin<text:line-break/>os fit, ipsimi quidem instaurare non est, caete<text:span text:style-name="Default_20_Paragraph_20_Font"><text:span text:style-name="T5">r</text:span></text:span>um aliud pro<text:line-break/>eo durum efficere, id licet. Dierum vero etiam in praeceden-<text:line-break/>tibus est de reficiendis venis, quod aliquando novas alias<text:line-break/>sensibiliter progenitus vidimus, aliquando omnia tentantibus<text:line-break/>non provenerunt.</text:p>
      <text:h text:style-name="P21" text:outline-level="2">Cap. XUIII. </text:h>
      <text:p text:style-name="P24">At si digitus desit vel sale quippiam,<text:line-break/>restituere id prorsus non licebit. Sane proditum et de prae-<text:line-break/>pullo prius est, quemadmodum id quispiam instauret. At<text:line-break/>quae in naso vel aure veI labio .funt curta, ea quidem ut<text:line-break/>refecisse non licet, ita decorem aliquem his adjicere licet,<text:line-break/>siquis divisum utrimque cutim mox in unum conductam queat<text:line-break/>agglutinare. Alia vero ratione huic morborum generi an<text:span text:style-name="Default_20_Paragraph_20_Font"><text:span text:style-name="T5">n</text:span></text:span>u-<text:line-break/>morantur atheromata et steatomata et melicerides et ascarides<text:line-break/>et ceria et helunnthes, praeterea qui lu articulos et pulmo-<text:line-break/>nes incidunt calli, itemque qui in renibus et vesica inve-<text:line-break/>ciuntur calculi; quippe in omnibus bis communis est sub-<text:line-break/>stantiae generatio, quae ante non fuit. Contra fit in alope-<text:line-break/>cia et opbiasi et ptilofi, item calvitie, in quibus amissio partis<text:line-break/>- est, quae vttilis suerat. Tanquam igitur in caeteris omnibus,<text:line-break/>in quibus gigni quippiam .volumus, id agimus, ut naturae me-<text:line-break/>tus liberos minimeque impeditus reddamus , eodem certe<text:line-break/>.modo et in pilis amissis. Quippe naturae opus est, veluti in<text:line-break/>- cavis ulceribus, generatio carnis, itidem in casule et palpebris</text:p>
      <text:p text:style-name="P2">productio pilorum. Ergo si recordaberis ea quae in natura-<text:line-break/>libus libris nostris de pilorum generatione didicilhi, ex ipsis<text:line-break/>amissionis eorum caulas invenies. Siquidem ostensum in iis<text:line-break/>est quod ex humoribus qui per cutim transpirant quod li-<text:line-break/>mo<text:span text:style-name="Default_20_Paragraph_20_Font"><text:span text:style-name="T5">t</text:span></text:span>um est, id pilos tum a principio gignit, tum de caetero<text:line-break/>veluti succrescendo auget. Hoc igitur quoties vel prorsus<text:line-break/>periit vel redditum est vitiosum, toties pilos corrumpat est<text:line-break/>necesse. Corrumpuntur namque et stirpes ipfae duplici de<text:line-break/>cau<text:span text:style-name="Default_20_Paragraph_20_Font"><text:span text:style-name="T5">t</text:span></text:span>a, alias <text:span text:style-name="Default_20_Paragraph_20_Font"><text:span text:style-name="T5">n</text:span></text:span>utriente humore destitutae, alias non proprio<text:line-break/>.usae. Ac prorsus quidem perdito. eo qui pilos alat humore<text:line-break/>calvities oritur, eodem vitiato tum quas ophiafes vocant<text:line-break/>tum alopeciae proveniunt. Ac primum quidem ex ea, quae<text:line-break/>. fecundum naturam est, nisurum moderatione etiam cau<text:span text:style-name="Default_20_Paragraph_20_Font"><text:span text:style-name="T5">t</text:span></text:span>am<text:line-break/>- praeter naturam investigabis. . Deinde curationis rationem<text:line-break/>invenies, quae per indicationes omnibus praedictis,- lu qui-<text:line-break/>bus vel aliud quoduis vitium vel etiam ulcus ex humoris<text:line-break/>vitio incidit, communes peragetur, siquidem et prohibete<text:line-break/>quod allinit et absumere ac discutere quod jam asseclam pat-</text:p>
      <text:p text:style-name="P3">tem occuparit conveniet. Ergo ceu in ulceribus illis purga-<text:line-break/>tionem nocentis humoris primum adhibuisti-, eodem modo<text:line-break/>in pilis ipsis ab hac primum curationem inchoabis, scilicet<text:line-break/>diligenter prius aestimans quis color cutis sit, cujus cernis<text:line-break/>corruptos pilos. Nam si- bis albidior quam secundum natu-<text:line-break/>ram fit, pituitosi humoris purgationem exhibebis, sin palli-<text:line-break/>dior, ejusmodi bilis purgationem, ut et si nigrior conspicis-<text:line-break/>tur, quae nigram detrahant bilem offeres. Sane ad vitiosi<text:line-break/>humoris speciem certius agnoscendam non leve tibi adjumen-<text:line-break/>tum praecedens rictus conseret, praesertim intelligenti qui-<text:line-break/>nam ciborum melancholicum humorem accumulent, quinam<text:line-break/>pallidam bilem vel pituitam. Ergo quum jam plane purum<text:line-break/>ex purgatione corpus existimas, eum qui in cute continetur<text:line-break/>humorem discutientibus medicamentis absumes, sic ut in iis<text:line-break/>caveas ne adeo calida acriaque medicamenta admoveas ut<text:line-break/>cutis exulceretur. Quin etiam ea quae valenter siccant<text:line-break/>cavere conveniet, ne videlicet cum vitiato humore etiam uti--</text:p>
      <text:p text:style-name="P2">lem qui affluit abfumas, veluti in calvitie fit; Haec igitur<text:line-break/>ego advertens admiscui primum iis medicame<text:span text:style-name="Default_20_Paragraph_20_Font"><text:span text:style-name="T5">n</text:span></text:span>tis alopeciam<text:line-break/>, sanantibus exiguum thapsiae. Deinde considerans quotidie<text:line-break/>quemadmodum aegrotantis <text:span text:style-name="Default_20_Paragraph_20_Font"><text:span text:style-name="T5">n</text:span></text:span>atura ab hac esset affecta, ubi<text:line-break/>vel tumefactam plufculum vel quodammodo excoriatam vi-<text:line-break/>. di, illo quidem die a medicamento abstinui, illevi autem par-<text:line-break/>. tem vel galli .vel anseris liquato levo, propterea quod haec<text:line-break/>magia tenuium su<text:span text:style-name="Default_20_Paragraph_20_Font"><text:span text:style-name="T5">n</text:span></text:span>t partium et altius descendunt. Deinde<text:line-break/>postero die, si quidem aliquid jam dictorum remanserat, si-<text:line-break/>mili modo illexi. Sin nihil tale apparuerat, rursus medica-<text:line-break/>mento sum usus, atque ut id alte demitteretur, etiam cutim<text:line-break/>prius linteo infricui, quoad manifeste rubra fieret. Verum<text:line-break/>si a balneo uti ejusmodi medicamento . voles , id ipsum ex<text:line-break/>halueo factum habebis,. quod prius ex frictione. Jam eos<text:line-break/>quoque, quibus periere ex ciliis pili, quos ptilos nominant,<text:line-break/>similibus genere medicamentis sanabis.</text:p>
      <text:h text:style-name="Heading_20_2" text:outline-level="2">Cap. XIX. </text:h>
      <text:p text:style-name="P24">Deliges autem materiam oculis idoneam,<text:line-break/>operamque simul dabis scilicet ut medicamentum intra tu-</text:p>
      <text:p text:style-name="P3">nicas eorum haud obrepat. Itaque sicca .tutiora sunt, de qui-<text:line-break/>bus aeque ac de caeleris in nostris de medicamentis operi-.<text:line-break/>bus est proditum. Nunc enim, quod dixi, abunde est, sula<text:line-break/>genera medicamentorum praetermissa particulari materia<text:line-break/>transcurrere ,. quo minus de iisdem multoties dicere cogar.<text:line-break/>Ergo quaecunque ab ea quae fecundum naturam est mode-<text:line-break/>ratioue sunt aliena, ea tota tollere conveniet, quaecunque<text:line-break/>vero familiaria, sed quodammodo corrupta sunt, ea resti-<text:line-break/>tuere quatenus licet <text:span text:style-name="Default_20_Paragraph_20_Font"><text:span text:style-name="T5">oportebit. </text:span></text:span>Sane dictum prius a nobis<text:line-break/>est, aliqua ambiguae naturae esse. Dictum vero est quod<text:line-break/>eorum quae aliena sunt quaedam tota substantia sunt aliena<text:line-break/>logica inquisitione, nec ad curationes lu quibusdam affectibus<text:line-break/>perinde utili. Siquidem pterygium a salubri constitutione<text:line-break/>alienum esse patere cuivis arbitror, non tamen idem sub-.<text:line-break/>stantlae ratione, quemadmodum atheroma et meliceris est<text:line-break/>alienum. Sanatio vero hujus quoque, dum parvum adhuc est<text:line-break/>et molle, per medicamenta detergentia perficitur, cujus ge-<text:line-break/>neris sunt quae trachomatica vocant, <text:span text:style-name="Default_20_Paragraph_20_Font"><text:span text:style-name="T5">palpebrarum scabri-</text:span></text:span></text:p>
      <text:p text:style-name="P2"><text:span text:style-name="Default_20_Paragraph_20_Font"><text:span text:style-name="T5">tiem tollentia</text:span></text:span>, ubi magnum durum que evasit, chirurgiam<text:line-break/>p<text:span text:style-name="Default_20_Paragraph_20_Font"><text:span text:style-name="T5">o</text:span></text:span>stulat. Simili ratione et aquularum quae magnae sunt<text:line-break/>. chirurgia curabis , quae parvae fiunt siccantibus medicamen-<text:line-break/>tis juvantur. At chalarion, est enim id quoque <text:span text:style-name="Default_20_Paragraph_20_Font"><text:span text:style-name="T5">ex vitiis</text:span></text:span>, quae<text:line-break/>oculos infestant unum, quum toto genere alienum a natura<text:line-break/>sit, auferri postulat. Ad eu<text:span text:style-name="Default_20_Paragraph_20_Font"><text:span text:style-name="T5">n</text:span></text:span>dem modum et pus ah oculis,<text:line-break/>quos hypopyos vocant, verum id ple<text:span text:style-name="Default_20_Paragraph_20_Font"><text:span text:style-name="T5">r</text:span></text:span>umque medicamentis<text:line-break/>discutitur. Hypochyma vero jam incipiens discutitur, ubi<text:line-break/>diu constitit, non potest. Aetate vero nostra ocularius qui-.<text:line-break/>dam medicus, cui Justo nomen erat, etiam concussione capi-.<text:line-break/>tis multus hypopyos sanavit. Collocans enim eos in stella<text:line-break/>rectos ac capita eorum utrimque a lateribus apprehendens<text:line-break/>mox quatiebat adeo, ut manifeste descendere pus ipsi vide-<text:line-break/>remus. Ma<text:span text:style-name="Default_20_Paragraph_20_Font"><text:span text:style-name="T5">n</text:span></text:span>sit autem horum pus deorsum propter gravata-<text:line-break/>tem substantiae, tarnetfi hypochymatis nequaquam manenti-<text:line-break/>bus, nisi admodum ea quis diligenter impingi cogeret. Ete-<text:line-break/>nim levius est ac ut itu quis assimilet, nebulae similius hy-.<text:line-break/>pochyma quam pus, quamquam horum quoque ipforum</text:p>
      <text:p text:style-name="P3">quaedam, hypochymatum dico, serosioris humoris sunt. Haec<text:line-break/>autem punctione ad praesens discutiuntur, interposito ta-<text:line-break/>men haud longo spatio ceu limus quidam deorsum ferun-<text:line-break/>tur. At quando pus, quod in oculis est, discutere placet, col-<text:line-break/>lyriis quae myrrham habent maxime utemur, quae et dia-<text:line-break/>sinyrna proprie vocant: his certe minus, fed reliquis melius<text:line-break/>faciunt quae de libano vocant. Quae vero impensu siccant,<text:line-break/>adpraesens certe valenter vacuant, sed quod reliquum est,<text:line-break/>ita cogunt ut aegre resolvi possit, veluti de scirrhofis tunso-<text:line-break/>ribus prius est comprehensum. Saepe vero multum simul<text:line-break/>puris vacuavimus divisa tunica ea, quae cornu est specie<text:line-break/>paulo supra locum, quo committuntur luter se tunicae uni-<text:line-break/>versae. Nominant porro locum alii iri.n, alii coronam. Quo<text:line-break/>fit ut hoc quoque vitium tribus subiiciatur vacuandi modis,<text:line-break/>et chirurgiae, quae simul multum aut totum expellit, et per<text:line-break/>medicamenta, quae paulatim, et ei quae ad alium ignobilio-<text:line-break/>rem transfert locum, veluti in concussione. Sunt profecto, ut<text:line-break/>dixi, ex- genere eorum , quae tota substantia praeter naturam<text:line-break/>sint et ascarides et helminthes, sive eae teretes sint sive etiam</text:p>
      <text:p text:style-name="P3">latae. Quocirca et prorsus eas expelli e corpore conveniet.<text:line-break/>Expelles autem si prius enecaveiis. Necabis autem amaris<text:line-break/>medicamentis, viventes namque obsistunt intestinis adhae-<text:line-break/>rentes, at mortuae expelluntur una cum stercore. Expel-<text:line-break/>luntur cum hoc etiam vivae , fed stupefactae et ut ita quis<text:line-break/>dixerit scmimortuae factae. At teretes quidem absinthium<text:line-break/>perimere potest Latae vehementiora medicamenta deside-<text:line-break/>rant, cujusmodi est filix, pari modo quae ulceris dicitur.<text:line-break/>Verum de medicamentorum copia dicere non est praesentis<text:line-break/>propositi. Quare lue jam huic quoque libro finem impo-<text:line-break/>uam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0</dc:title>
    <dc:subject>Galien</dc:subject>
    <meta:keyword>https:/archive.org/details/BIUSante_45674x10</meta:keyword>
    <meta:initial-creator>Galien;Kühn, Karl Gottlob (éd.)</meta:initial-creator>
    <meta:creation-date>2023-01-13T08:25:00Z</meta:creation-date>
    <dc:date>2023-01-13T10:42:23.758000000</dc:date>
    <meta:editing-cycles>15</meta:editing-cycles>
    <meta:editing-duration>PT20M7S</meta:editing-duration>
    <meta:document-statistic meta:table-count="0" meta:image-count="0" meta:object-count="0" meta:page-count="1021" meta:paragraph-count="1471" meta:word-count="155758" meta:character-count="1033120" meta:non-whitespace-character-count="878667"/>
    <meta:template xlink:type="simple" xlink:actuate="onRequest" xlink:title="" xlink:href="Normal.dotm"/>
  </office:meta>
</office:document-meta>
</file>